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TESTFUNCM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96mm"/>
    </style:style>
    <style:style style:name="co3" style:family="table-column">
      <style:table-column-properties fo:break-before="auto" style:column-width="26.8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2.63mm" svg:height="63.35mm" svg:x="384.13mm" svg:y="28.41mm">
            <draw:object draw:notify-on-update-of-ranges="Sheet1.M35:Sheet1.AM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69" table:default-cell-style-name="Default"/>
        <table:table-row table:style-name="ro1">
          <table:table-cell office:value-type="string" calcext:value-type="string">
            <text:p>Years of work</text:p>
          </table:table-cell>
          <table:table-cell office:value-type="string" calcext:value-type="string">
            <text:p>Earnings per month</text:p>
          </table:table-cell>
          <table:table-cell office:value-type="string" calcext:value-type="string">
            <text:p>Fees per month</text:p>
          </table:table-cell>
          <table:table-cell office:value-type="string" calcext:value-type="string">
            <text:p>Earnings per year</text:p>
          </table:table-cell>
          <table:table-cell office:value-type="string" calcext:value-type="string">
            <text:p>Fees per year</text:p>
          </table:table-cell>
          <table:table-cell office:value-type="string" calcext:value-type="string">
            <text:p>Yearly tax</text:p>
          </table:table-cell>
          <table:table-cell office:value-type="string" calcext:value-type="string">
            <text:p>Total savings</text:p>
          </table:table-cell>
          <table:table-cell table:style-name="Default" office:value-type="string" calcext:value-type="string">
            <text:p>Retire years</text:p>
          </table:table-cell>
          <table:table-cell office:value-type="string" calcext:value-type="string">
            <text:p>End of retirement</text:p>
          </table:table-cell>
          <table:table-cell office:value-type="string" calcext:value-type="string">
            <text:p>Current Age</text:p>
          </table:table-cell>
          <table:table-cell office:value-type="string" calcext:value-type="string">
            <text:p>Years to work</text:p>
          </table:table-cell>
          <table:table-cell office:value-type="string" calcext:value-type="string">
            <text:p>Comments</text:p>
          </table:table-cell>
          <table:table-cell table:number-columns-repeated="3"/>
          <table:table-cell office:value-type="string" calcext:value-type="string">
            <text:p>Parameters</text:p>
          </table:table-cell>
          <table:table-cell table:number-columns-repeated="6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[.$Q$1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Q$10]+[.$H2]+[.$A2]" office:value-type="float" office:value="28" calcext:value-type="float">
            <text:p>28</text:p>
          </table:table-cell>
          <table:table-cell table:formula="of:=[.$Q$10]+[.$A2]" office:value-type="float" office:value="28" calcext:value-type="float">
            <text:p>28</text:p>
          </table:table-cell>
          <table:table-cell table:formula="of:=MATCH([.$Q$14]; [.$I1:.$I40];1)-1" office:value-type="float" office:value="2" calcext:value-type="float">
            <text:p>2</text:p>
          </table:table-cell>
          <table:table-cell office:value-type="string" calcext:value-type="string">
            <text:p>Earnings</text:p>
          </table:table-cell>
          <table:table-cell office:value-type="string" calcext:value-type="string">
            <text:p>The earnings is given by the ROI of investments as well as salary earnings with interest.</text:p>
          </table:table-cell>
          <table:table-cell/>
          <table:table-cell office:value-type="string" calcext:value-type="string">
            <text:p>Current earning per month</text:p>
          </table:table-cell>
          <table:table-cell office:value-type="string" calcext:value-type="string">
            <text:p>E</text:p>
          </table:table-cell>
          <table:table-cell office:value-type="float" office:value="20000" calcext:value-type="float">
            <text:p>20000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Q$2]" office:value-type="float" office:value="20000" calcext:value-type="float">
            <text:p>20000</text:p>
          </table:table-cell>
          <table:table-cell table:formula="of:=[.$Q$3]" office:value-type="float" office:value="15000" calcext:value-type="float">
            <text:p>15000</text:p>
          </table:table-cell>
          <table:table-cell table:formula="of:=[.$B3]*12" office:value-type="float" office:value="240000" calcext:value-type="float">
            <text:p>240000</text:p>
          </table:table-cell>
          <table:table-cell table:formula="of:=[.$Q3]*(POWER([.$Q$9];12)-1)/([.$Q$9]-1)" office:value-type="float" office:value="185704.457182671" calcext:value-type="float">
            <text:p>185704.457182671</text:p>
          </table:table-cell>
          <table:table-cell table:formula="of:=  ( (([.$G2]*POWER([.$Q$7];3)) + [.$B3]*SERIESSUM([.$Q$7];0;1;POWER(1; ROW(INDIRECT(&quot;1:3&quot;)))) - [.$C3]*SUMPRODUCT(POWER([.$Q$7];ROW(INDIRECT(&quot;1:3&quot;)))/[.$Q$7]; POWER([.$Q$9];-(12-ROW(INDIRECT(&quot;1:3&quot;))))/[.$Q$9])) + (([.$G2]*POWER([.$Q$7];6)) + [.$B3]*SERIESSUM([.$Q$7];0;1;POWER(1; ROW(INDIRECT(&quot;1:6&quot;)))) - [.$C3]*SUMPRODUCT(POWER([.$Q$7];ROW(INDIRECT(&quot;1:6&quot;)))/[.$Q$7]; POWER([.$Q$9];-(12-ROW(INDIRECT(&quot;1:6&quot;))))/[.$Q$9])) + (([.$G2]*POWER([.$Q$7];9)) + [.$B3]*SERIESSUM([.$Q$7];0;1;POWER(1; ROW(INDIRECT(&quot;1:9&quot;)))) - [.$C3]*SUMPRODUCT(POWER([.$Q$7];ROW(INDIRECT(&quot;1:9&quot;)))/[.$Q$7]; POWER([.$Q$9];-(12-ROW(INDIRECT(&quot;1:9&quot;))))/[.$Q$9])) + (([.$G2]*POWER([.$Q$7];12)) + [.$B3]*SERIESSUM([.$Q$7];0;1;POWER(1; ROW(INDIRECT(&quot;1:12&quot;)))) - [.$C3]*SUMPRODUCT(POWER([.$Q$7];ROW(INDIRECT(&quot;1:12&quot;)))/[.$Q$7]; POWER([.$Q$9];-(12-ROW(INDIRECT(&quot;1:12&quot;))))/[.$Q$9])) ) * [.$Q$4] * [.$Q$4] / 4" office:value-type="float" office:value="4010.78906521042" calcext:value-type="float">
            <text:p>4010.78906521042</text:p>
          </table:table-cell>
          <table:table-cell table:formula="of:=[.$G2]*POWER([.$Q$7];12) + [.$B3]*(POWER([.$Q$7];12)-1)/([.$Q$7]-1) - [.$Q$3]*SUMPRODUCT(POWER([.$Q$7]; INDEX([.$A$2:.$A$13];N(IF({1};MAX(ROW([.$A$2:.$A$13]))-ROW([.$A$2:.$A$13])+1)))); POWER([.$Q$9];[.$A$2:.$A$13])) - [.$F3]" office:value-type="float" office:value="54344.7404863237" calcext:value-type="float">
            <text:p>54344.7404863237</text:p>
          </table:table-cell>
          <table:table-cell table:formula="of:=COUNTIF([.$M27:.$CA27];&quot;&gt;=0&quot;)" office:value-type="float" office:value="0" calcext:value-type="float">
            <text:p>0</text:p>
          </table:table-cell>
          <table:table-cell table:formula="of:=[.$Q$10]+[.$H3]+[.$A3]" office:value-type="float" office:value="29" calcext:value-type="float">
            <text:p>29</text:p>
          </table:table-cell>
          <table:table-cell table:formula="of:=[.$Q$10]+[.$A3]" office:value-type="float" office:value="29" calcext:value-type="float">
            <text:p>29</text:p>
          </table:table-cell>
          <table:table-cell/>
          <table:table-cell office:value-type="string" calcext:value-type="string">
            <text:p>Fees</text:p>
          </table:table-cell>
          <table:table-cell office:value-type="string" calcext:value-type="string">
            <text:p>The fees is based on the current yearly expenditure with YoY inflation. (=$O$3*(POWER($O$9,12*$A2)-1)/($O$9-1)). Currently a simplification is used. During the first year, YoY inflation is distributed among the months and compounded whereas for following years it only increase with YoY inflation.</text:p>
          </table:table-cell>
          <table:table-cell/>
          <table:table-cell office:value-type="string" calcext:value-type="string">
            <text:p>Current fees per month</text:p>
          </table:table-cell>
          <table:table-cell office:value-type="string" calcext:value-type="string">
            <text:p>F</text:p>
          </table:table-cell>
          <table:table-cell office:value-type="float" office:value="15000" calcext:value-type="float">
            <text:p>15000</text:p>
          </table:table-cell>
          <table:table-cell table:number-columns-repeated="6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3]*(1+[.$Q$11])" office:value-type="float" office:value="21000" calcext:value-type="float">
            <text:p>21000</text:p>
          </table:table-cell>
          <table:table-cell table:formula="of:=[.$C3]*POWER([.$Q$9];12)" office:value-type="float" office:value="16050" calcext:value-type="float">
            <text:p>16050</text:p>
          </table:table-cell>
          <table:table-cell table:formula="of:=[.$B4]*12" office:value-type="float" office:value="252000" calcext:value-type="float">
            <text:p>252000</text:p>
          </table:table-cell>
          <table:table-cell table:formula="of:=[.$C4]*(POWER([.$Q$9];12)-1)/([.$Q$9]-1)" office:value-type="float" office:value="198703.769185458" calcext:value-type="float">
            <text:p>198703.769185458</text:p>
          </table:table-cell>
          <table:table-cell table:formula="of:=  ( (([.$G3]*POWER([.$Q$7];3)) + [.$B4]*SERIESSUM([.$Q$7];0;1;POWER(1; ROW(INDIRECT(&quot;1:3&quot;)))) - [.$C4]*SUMPRODUCT(POWER([.$Q$7];ROW(INDIRECT(&quot;1:3&quot;)))/[.$Q$7]; POWER([.$Q$9];-(12-ROW(INDIRECT(&quot;1:3&quot;))))/[.$Q$9])) + (([.$G3]*POWER([.$Q$7];6)) + [.$B4]*SERIESSUM([.$Q$7];0;1;POWER(1; ROW(INDIRECT(&quot;1:6&quot;)))) - [.$C4]*SUMPRODUCT(POWER([.$Q$7];ROW(INDIRECT(&quot;1:6&quot;)))/[.$Q$7]; POWER([.$Q$9];-(12-ROW(INDIRECT(&quot;1:6&quot;))))/[.$Q$9])) + (([.$G3]*POWER([.$Q$7];9)) + [.$B4]*SERIESSUM([.$Q$7];0;1;POWER(1; ROW(INDIRECT(&quot;1:9&quot;)))) - [.$C4]*SUMPRODUCT(POWER([.$Q$7];ROW(INDIRECT(&quot;1:9&quot;)))/[.$Q$7]; POWER([.$Q$9];-(12-ROW(INDIRECT(&quot;1:9&quot;))))/[.$Q$9])) + (([.$G3]*POWER([.$Q$7];12)) + [.$B4]*SERIESSUM([.$Q$7];0;1;POWER(1; ROW(INDIRECT(&quot;1:12&quot;)))) - [.$C4]*SUMPRODUCT(POWER([.$Q$7];ROW(INDIRECT(&quot;1:12&quot;)))/[.$Q$7]; POWER([.$Q$9];-(12-ROW(INDIRECT(&quot;1:12&quot;))))/[.$Q$9])) ) * [.$Q$4] * [.$Q$4] / 4" office:value-type="float" office:value="9380.75266644164" calcext:value-type="float">
            <text:p>9380.75266644164</text:p>
          </table:table-cell>
          <table:table-cell table:formula="of:=[.$G3]*POWER([.$Q$7];12) + [.$B4]*(POWER([.$Q$7];12)-1)/([.$Q$7]-1) - [.$Q$3]*SUMPRODUCT(POWER([.$Q$7]; INDEX([.$A$2:.$A$13];N(IF({1};MAX(ROW([.$A$2:.$A$13]))-ROW([.$A$2:.$A$13])+1)))); POWER([.$Q$9];[.$A$2:.$A$13])) - [.$F4]" office:value-type="float" office:value="124914.880582399" calcext:value-type="float">
            <text:p>124914.880582399</text:p>
          </table:table-cell>
          <table:table-cell table:formula="of:=COUNTIF([.$M28:.$CA28];&quot;&gt;=0&quot;)" office:value-type="float" office:value="57" calcext:value-type="float">
            <text:p>57</text:p>
          </table:table-cell>
          <table:table-cell table:formula="of:=[.$Q$10]+[.$H4]+[.$A4]" office:value-type="float" office:value="87" calcext:value-type="float">
            <text:p>87</text:p>
          </table:table-cell>
          <table:table-cell table:formula="of:=[.$Q$10]+[.$A4]" office:value-type="float" office:value="30" calcext:value-type="float">
            <text:p>30</text:p>
          </table:table-cell>
          <table:table-cell/>
          <table:table-cell office:value-type="string" calcext:value-type="string">
            <text:p>Tax</text:p>
          </table:table-cell>
          <table:table-cell office:value-type="string" calcext:value-type="string">
            <text:p>The tax only includes savings taxes for ISK.</text:p>
          </table:table-cell>
          <table:table-cell/>
          <table:table-cell office:value-type="string" calcext:value-type="string">
            <text:p>Tax rate</text:p>
          </table:table-cell>
          <table:table-cell office:value-type="string" calcext:value-type="string">
            <text:p>s</text:p>
          </table:table-cell>
          <table:table-cell office:value-type="float" office:value="0.3" calcext:value-type="float">
            <text:p>0.3</text:p>
          </table:table-cell>
          <table:table-cell table:number-columns-repeated="6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4]*(1+[.$Q$11])" office:value-type="float" office:value="22050" calcext:value-type="float">
            <text:p>22050</text:p>
          </table:table-cell>
          <table:table-cell table:formula="of:=[.$C4]*POWER([.$Q$9];12)" office:value-type="float" office:value="17173.5" calcext:value-type="float">
            <text:p>17173.5</text:p>
          </table:table-cell>
          <table:table-cell table:formula="of:=[.$B5]*12" office:value-type="float" office:value="264600" calcext:value-type="float">
            <text:p>264600</text:p>
          </table:table-cell>
          <table:table-cell table:formula="of:=[.$C5]*(POWER([.$Q$9];12)-1)/([.$Q$9]-1)" office:value-type="float" office:value="212613.03302844" calcext:value-type="float">
            <text:p>212613.03302844</text:p>
          </table:table-cell>
          <table:table-cell table:formula="of:=  ( (([.$G4]*POWER([.$Q$7];3)) + [.$B5]*SERIESSUM([.$Q$7];0;1;POWER(1; ROW(INDIRECT(&quot;1:3&quot;)))) - [.$C5]*SUMPRODUCT(POWER([.$Q$7];ROW(INDIRECT(&quot;1:3&quot;)))/[.$Q$7]; POWER([.$Q$9];-(12-ROW(INDIRECT(&quot;1:3&quot;))))/[.$Q$9])) + (([.$G4]*POWER([.$Q$7];6)) + [.$B5]*SERIESSUM([.$Q$7];0;1;POWER(1; ROW(INDIRECT(&quot;1:6&quot;)))) - [.$C5]*SUMPRODUCT(POWER([.$Q$7];ROW(INDIRECT(&quot;1:6&quot;)))/[.$Q$7]; POWER([.$Q$9];-(12-ROW(INDIRECT(&quot;1:6&quot;))))/[.$Q$9])) + (([.$G4]*POWER([.$Q$7];9)) + [.$B5]*SERIESSUM([.$Q$7];0;1;POWER(1; ROW(INDIRECT(&quot;1:9&quot;)))) - [.$C5]*SUMPRODUCT(POWER([.$Q$7];ROW(INDIRECT(&quot;1:9&quot;)))/[.$Q$7]; POWER([.$Q$9];-(12-ROW(INDIRECT(&quot;1:9&quot;))))/[.$Q$9])) + (([.$G4]*POWER([.$Q$7];12)) + [.$B5]*SERIESSUM([.$Q$7];0;1;POWER(1; ROW(INDIRECT(&quot;1:12&quot;)))) - [.$C5]*SUMPRODUCT(POWER([.$Q$7];ROW(INDIRECT(&quot;1:12&quot;)))/[.$Q$7]; POWER([.$Q$9];-(12-ROW(INDIRECT(&quot;1:12&quot;))))/[.$Q$9])) ) * [.$Q$4] * [.$Q$4] / 4" office:value-type="float" office:value="16340.6616859435" calcext:value-type="float">
            <text:p>16340.6616859435</text:p>
          </table:table-cell>
          <table:table-cell table:formula="of:=[.$G4]*POWER([.$Q$7];12) + [.$B5]*(POWER([.$Q$7];12)-1)/([.$Q$7]-1) - [.$Q$3]*SUMPRODUCT(POWER([.$Q$7]; INDEX([.$A$2:.$A$13];N(IF({1};MAX(ROW([.$A$2:.$A$13]))-ROW([.$A$2:.$A$13])+1)))); POWER([.$Q$9];[.$A$2:.$A$13])) - [.$F5]" office:value-type="float" office:value="213372.959984493" calcext:value-type="float">
            <text:p>213372.959984493</text:p>
          </table:table-cell>
          <table:table-cell table:formula="of:=COUNTIF([.$M29:.$CA29];&quot;&gt;=0&quot;)" office:value-type="float" office:value="62" calcext:value-type="float">
            <text:p>62</text:p>
          </table:table-cell>
          <table:table-cell table:formula="of:=[.$Q$10]+[.$H5]+[.$A5]" office:value-type="float" office:value="93" calcext:value-type="float">
            <text:p>93</text:p>
          </table:table-cell>
          <table:table-cell table:formula="of:=[.$Q$10]+[.$A5]" office:value-type="float" office:value="31" calcext:value-type="float">
            <text:p>31</text:p>
          </table:table-cell>
          <table:table-cell/>
          <table:table-cell office:value-type="string" calcext:value-type="string">
            <text:p>Total savings</text:p>
          </table:table-cell>
          <table:table-cell office:value-type="string" calcext:value-type="string">
            <text:p>It is the net sum of earnings, fees, taxes, and initial savings with interest</text:p>
          </table:table-cell>
          <table:table-cell/>
          <table:table-cell office:value-type="string" calcext:value-type="string">
            <text:p>Schablo</text:p>
          </table:table-cell>
          <table:table-cell office:value-type="string" calcext:value-type="string">
            <text:p>sr</text:p>
          </table:table-cell>
          <table:table-cell office:value-type="float" office:value="0.0262" calcext:value-type="float">
            <text:p>0.0262</text:p>
          </table:table-cell>
          <table:table-cell table:number-columns-repeated="6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5]*(1+[.$Q$11])" office:value-type="float" office:value="23152.5" calcext:value-type="float">
            <text:p>23152.5</text:p>
          </table:table-cell>
          <table:table-cell table:formula="of:=[.$C5]*POWER([.$Q$9];12)" office:value-type="float" office:value="18375.645" calcext:value-type="float">
            <text:p>18375.645</text:p>
          </table:table-cell>
          <table:table-cell table:formula="of:=[.$B6]*12" office:value-type="float" office:value="277830" calcext:value-type="float">
            <text:p>277830</text:p>
          </table:table-cell>
          <table:table-cell table:formula="of:=[.$C6]*(POWER([.$Q$9];12)-1)/([.$Q$9]-1)" office:value-type="float" office:value="227495.945340431" calcext:value-type="float">
            <text:p>227495.945340431</text:p>
          </table:table-cell>
          <table:table-cell table:formula="of:=  ( (([.$G5]*POWER([.$Q$7];3)) + [.$B6]*SERIESSUM([.$Q$7];0;1;POWER(1; ROW(INDIRECT(&quot;1:3&quot;)))) - [.$C6]*SUMPRODUCT(POWER([.$Q$7];ROW(INDIRECT(&quot;1:3&quot;)))/[.$Q$7]; POWER([.$Q$9];-(12-ROW(INDIRECT(&quot;1:3&quot;))))/[.$Q$9])) + (([.$G5]*POWER([.$Q$7];6)) + [.$B6]*SERIESSUM([.$Q$7];0;1;POWER(1; ROW(INDIRECT(&quot;1:6&quot;)))) - [.$C6]*SUMPRODUCT(POWER([.$Q$7];ROW(INDIRECT(&quot;1:6&quot;)))/[.$Q$7]; POWER([.$Q$9];-(12-ROW(INDIRECT(&quot;1:6&quot;))))/[.$Q$9])) + (([.$G5]*POWER([.$Q$7];9)) + [.$B6]*SERIESSUM([.$Q$7];0;1;POWER(1; ROW(INDIRECT(&quot;1:9&quot;)))) - [.$C6]*SUMPRODUCT(POWER([.$Q$7];ROW(INDIRECT(&quot;1:9&quot;)))/[.$Q$7]; POWER([.$Q$9];-(12-ROW(INDIRECT(&quot;1:9&quot;))))/[.$Q$9])) + (([.$G5]*POWER([.$Q$7];12)) + [.$B6]*SERIESSUM([.$Q$7];0;1;POWER(1; ROW(INDIRECT(&quot;1:12&quot;)))) - [.$C6]*SUMPRODUCT(POWER([.$Q$7];ROW(INDIRECT(&quot;1:12&quot;)))/[.$Q$7]; POWER([.$Q$9];-(12-ROW(INDIRECT(&quot;1:12&quot;))))/[.$Q$9])) ) * [.$Q$4] * [.$Q$4] / 4" office:value-type="float" office:value="25053.0796322774" calcext:value-type="float">
            <text:p>25053.0796322774</text:p>
          </table:table-cell>
          <table:table-cell table:formula="of:=[.$G5]*POWER([.$Q$7];12) + [.$B6]*(POWER([.$Q$7];12)-1)/([.$Q$7]-1) - [.$Q$3]*SUMPRODUCT(POWER([.$Q$7]; INDEX([.$A$2:.$A$13];N(IF({1};MAX(ROW([.$A$2:.$A$13]))-ROW([.$A$2:.$A$13])+1)))); POWER([.$Q$9];[.$A$2:.$A$13])) - [.$F6]" office:value-type="float" office:value="321517.205796408" calcext:value-type="float">
            <text:p>321517.205796408</text:p>
          </table:table-cell>
          <table:table-cell table:formula="of:=COUNTIF([.$M30:.$CA30];&quot;&gt;=0&quot;)" office:value-type="float" office:value="66" calcext:value-type="float">
            <text:p>66</text:p>
          </table:table-cell>
          <table:table-cell table:formula="of:=[.$Q$10]+[.$H6]+[.$A6]" office:value-type="float" office:value="98" calcext:value-type="float">
            <text:p>98</text:p>
          </table:table-cell>
          <table:table-cell table:formula="of:=[.$Q$10]+[.$A6]"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Interest rate</text:p>
          </table:table-cell>
          <table:table-cell office:value-type="string" calcext:value-type="string">
            <text:p>rs</text:p>
          </table:table-cell>
          <table:table-cell office:value-type="float" office:value="0.15" calcext:value-type="float">
            <text:p>0.15</text:p>
          </table:table-cell>
          <table:table-cell table:number-columns-repeated="6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6]*(1+[.$Q$11])" office:value-type="float" office:value="24310.125" calcext:value-type="float">
            <text:p>24310.125</text:p>
          </table:table-cell>
          <table:table-cell table:formula="of:=[.$C6]*POWER([.$Q$9];12)" office:value-type="float" office:value="19661.94015" calcext:value-type="float">
            <text:p>19661.94015</text:p>
          </table:table-cell>
          <table:table-cell table:formula="of:=[.$B7]*12" office:value-type="float" office:value="291721.5" calcext:value-type="float">
            <text:p>291721.5</text:p>
          </table:table-cell>
          <table:table-cell table:formula="of:=[.$C7]*(POWER([.$Q$9];12)-1)/([.$Q$9]-1)" office:value-type="float" office:value="243420.661514261" calcext:value-type="float">
            <text:p>243420.661514261</text:p>
          </table:table-cell>
          <table:table-cell table:formula="of:=  ( (([.$G6]*POWER([.$Q$7];3)) + [.$B7]*SERIESSUM([.$Q$7];0;1;POWER(1; ROW(INDIRECT(&quot;1:3&quot;)))) - [.$C7]*SUMPRODUCT(POWER([.$Q$7];ROW(INDIRECT(&quot;1:3&quot;)))/[.$Q$7]; POWER([.$Q$9];-(12-ROW(INDIRECT(&quot;1:3&quot;))))/[.$Q$9])) + (([.$G6]*POWER([.$Q$7];6)) + [.$B7]*SERIESSUM([.$Q$7];0;1;POWER(1; ROW(INDIRECT(&quot;1:6&quot;)))) - [.$C7]*SUMPRODUCT(POWER([.$Q$7];ROW(INDIRECT(&quot;1:6&quot;)))/[.$Q$7]; POWER([.$Q$9];-(12-ROW(INDIRECT(&quot;1:6&quot;))))/[.$Q$9])) + (([.$G6]*POWER([.$Q$7];9)) + [.$B7]*SERIESSUM([.$Q$7];0;1;POWER(1; ROW(INDIRECT(&quot;1:9&quot;)))) - [.$C7]*SUMPRODUCT(POWER([.$Q$7];ROW(INDIRECT(&quot;1:9&quot;)))/[.$Q$7]; POWER([.$Q$9];-(12-ROW(INDIRECT(&quot;1:9&quot;))))/[.$Q$9])) + (([.$G6]*POWER([.$Q$7];12)) + [.$B7]*SERIESSUM([.$Q$7];0;1;POWER(1; ROW(INDIRECT(&quot;1:12&quot;)))) - [.$C7]*SUMPRODUCT(POWER([.$Q$7];ROW(INDIRECT(&quot;1:12&quot;)))/[.$Q$7]; POWER([.$Q$9];-(12-ROW(INDIRECT(&quot;1:12&quot;))))/[.$Q$9])) ) * [.$Q$4] * [.$Q$4] / 4" office:value-type="float" office:value="35693.9289792347" calcext:value-type="float">
            <text:p>35693.9289792347</text:p>
          </table:table-cell>
          <table:table-cell table:formula="of:=[.$G6]*POWER([.$Q$7];12) + [.$B7]*(POWER([.$Q$7];12)-1)/([.$Q$7]-1) - [.$Q$3]*SUMPRODUCT(POWER([.$Q$7]; INDEX([.$A$2:.$A$13];N(IF({1};MAX(ROW([.$A$2:.$A$13]))-ROW([.$A$2:.$A$13])+1)))); POWER([.$Q$9];[.$A$2:.$A$13])) - [.$F7]" office:value-type="float" office:value="451292.754227704" calcext:value-type="float">
            <text:p>451292.754227704</text:p>
          </table:table-cell>
          <table:table-cell table:formula="of:=COUNTIF([.$M31:.$CA31];&quot;&gt;=0&quot;)" office:value-type="float" office:value="66" calcext:value-type="float">
            <text:p>66</text:p>
          </table:table-cell>
          <table:table-cell table:formula="of:=[.$Q$10]+[.$H7]+[.$A7]" office:value-type="float" office:value="99" calcext:value-type="float">
            <text:p>99</text:p>
          </table:table-cell>
          <table:table-cell table:formula="of:=[.$Q$10]+[.$A7]"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Interest intensity</text:p>
          </table:table-cell>
          <table:table-cell office:value-type="string" calcext:value-type="string">
            <text:p>D_S</text:p>
          </table:table-cell>
          <table:table-cell table:formula="of:=EXP(LN(1+[.Q6]/12))" office:value-type="float" office:value="1.0125" calcext:value-type="float">
            <text:p>1.0125</text:p>
          </table:table-cell>
          <table:table-cell table:number-columns-repeated="6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7]*(1+[.$Q$11])" office:value-type="float" office:value="25525.63125" calcext:value-type="float">
            <text:p>25525.63125</text:p>
          </table:table-cell>
          <table:table-cell table:formula="of:=[.$C7]*POWER([.$Q$9];12)" office:value-type="float" office:value="21038.2759605" calcext:value-type="float">
            <text:p>21038.2759605</text:p>
          </table:table-cell>
          <table:table-cell table:formula="of:=[.$B8]*12" office:value-type="float" office:value="306307.575" calcext:value-type="float">
            <text:p>306307.575</text:p>
          </table:table-cell>
          <table:table-cell table:formula="of:=[.$C8]*(POWER([.$Q$9];12)-1)/([.$Q$9]-1)" office:value-type="float" office:value="260460.10782026" calcext:value-type="float">
            <text:p>260460.10782026</text:p>
          </table:table-cell>
          <table:table-cell table:formula="of:=  ( (([.$G7]*POWER([.$Q$7];3)) + [.$B8]*SERIESSUM([.$Q$7];0;1;POWER(1; ROW(INDIRECT(&quot;1:3&quot;)))) - [.$C8]*SUMPRODUCT(POWER([.$Q$7];ROW(INDIRECT(&quot;1:3&quot;)))/[.$Q$7]; POWER([.$Q$9];-(12-ROW(INDIRECT(&quot;1:3&quot;))))/[.$Q$9])) + (([.$G7]*POWER([.$Q$7];6)) + [.$B8]*SERIESSUM([.$Q$7];0;1;POWER(1; ROW(INDIRECT(&quot;1:6&quot;)))) - [.$C8]*SUMPRODUCT(POWER([.$Q$7];ROW(INDIRECT(&quot;1:6&quot;)))/[.$Q$7]; POWER([.$Q$9];-(12-ROW(INDIRECT(&quot;1:6&quot;))))/[.$Q$9])) + (([.$G7]*POWER([.$Q$7];9)) + [.$B8]*SERIESSUM([.$Q$7];0;1;POWER(1; ROW(INDIRECT(&quot;1:9&quot;)))) - [.$C8]*SUMPRODUCT(POWER([.$Q$7];ROW(INDIRECT(&quot;1:9&quot;)))/[.$Q$7]; POWER([.$Q$9];-(12-ROW(INDIRECT(&quot;1:9&quot;))))/[.$Q$9])) + (([.$G7]*POWER([.$Q$7];12)) + [.$B8]*SERIESSUM([.$Q$7];0;1;POWER(1; ROW(INDIRECT(&quot;1:12&quot;)))) - [.$C8]*SUMPRODUCT(POWER([.$Q$7];ROW(INDIRECT(&quot;1:12&quot;)))/[.$Q$7]; POWER([.$Q$9];-(12-ROW(INDIRECT(&quot;1:12&quot;))))/[.$Q$9])) ) * [.$Q$4] * [.$Q$4] / 4" office:value-type="float" office:value="48453.4891406481" calcext:value-type="float">
            <text:p>48453.4891406481</text:p>
          </table:table-cell>
          <table:table-cell table:formula="of:=[.$G7]*POWER([.$Q$7];12) + [.$B8]*(POWER([.$Q$7];12)-1)/([.$Q$7]-1) - [.$Q$3]*SUMPRODUCT(POWER([.$Q$7]; INDEX([.$A$2:.$A$13];N(IF({1};MAX(ROW([.$A$2:.$A$13]))-ROW([.$A$2:.$A$13])+1)))); POWER([.$Q$9];[.$A$2:.$A$13])) - [.$F8]" office:value-type="float" office:value="604802.597878541" calcext:value-type="float">
            <text:p>604802.597878541</text:p>
          </table:table-cell>
          <table:table-cell table:formula="of:=COUNTIF([.$M32:.$CA32];&quot;&gt;=0&quot;)" office:value-type="float" office:value="66" calcext:value-type="float">
            <text:p>66</text:p>
          </table:table-cell>
          <table:table-cell table:formula="of:=[.$Q$10]+[.$H8]+[.$A8]" office:value-type="float" office:value="100" calcext:value-type="float">
            <text:p>100</text:p>
          </table:table-cell>
          <table:table-cell table:formula="of:=[.$Q$10]+[.$A8]" office:value-type="float" office:value="34" calcext:value-type="float">
            <text:p>34</text:p>
          </table:table-cell>
          <table:table-cell/>
          <table:table-cell table:formula="of:=POWER([.$Q$7]; ROW(INDIRECT(&quot;12:1&quot;)))" office:value-type="float" office:value="1.0125" calcext:value-type="float">
            <text:p>1.0125</text:p>
          </table:table-cell>
          <table:table-cell table:formula="of:=SUMPRODUCT(POWER([.$Q$7];[.$A$3:.$A$14]); POWER([.$A1:.$AMJ12];0)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CPI</text:p>
          </table:table-cell>
          <table:table-cell office:value-type="string" calcext:value-type="string">
            <text:p>rf</text:p>
          </table:table-cell>
          <table:table-cell office:value-type="float" office:value="0.07" calcext:value-type="float">
            <text:p>0.07</text:p>
          </table:table-cell>
          <table:table-cell table:number-columns-repeated="6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8]*(1+[.$Q$11])" office:value-type="float" office:value="26801.9128125" calcext:value-type="float">
            <text:p>26801.9128125</text:p>
          </table:table-cell>
          <table:table-cell table:formula="of:=[.$C8]*POWER([.$Q$9];12)" office:value-type="float" office:value="22510.955277735" calcext:value-type="float">
            <text:p>22510.955277735</text:p>
          </table:table-cell>
          <table:table-cell table:formula="of:=[.$B9]*12" office:value-type="float" office:value="321622.95375" calcext:value-type="float">
            <text:p>321622.95375</text:p>
          </table:table-cell>
          <table:table-cell table:formula="of:=[.$C9]*(POWER([.$Q$9];12)-1)/([.$Q$9]-1)" office:value-type="float" office:value="278692.315367678" calcext:value-type="float">
            <text:p>278692.315367678</text:p>
          </table:table-cell>
          <table:table-cell table:formula="of:=  ( (([.$G8]*POWER([.$Q$7];3)) + [.$B9]*SERIESSUM([.$Q$7];0;1;POWER(1; ROW(INDIRECT(&quot;1:3&quot;)))) - [.$C9]*SUMPRODUCT(POWER([.$Q$7];ROW(INDIRECT(&quot;1:3&quot;)))/[.$Q$7]; POWER([.$Q$9];-(12-ROW(INDIRECT(&quot;1:3&quot;))))/[.$Q$9])) + (([.$G8]*POWER([.$Q$7];6)) + [.$B9]*SERIESSUM([.$Q$7];0;1;POWER(1; ROW(INDIRECT(&quot;1:6&quot;)))) - [.$C9]*SUMPRODUCT(POWER([.$Q$7];ROW(INDIRECT(&quot;1:6&quot;)))/[.$Q$7]; POWER([.$Q$9];-(12-ROW(INDIRECT(&quot;1:6&quot;))))/[.$Q$9])) + (([.$G8]*POWER([.$Q$7];9)) + [.$B9]*SERIESSUM([.$Q$7];0;1;POWER(1; ROW(INDIRECT(&quot;1:9&quot;)))) - [.$C9]*SUMPRODUCT(POWER([.$Q$7];ROW(INDIRECT(&quot;1:9&quot;)))/[.$Q$7]; POWER([.$Q$9];-(12-ROW(INDIRECT(&quot;1:9&quot;))))/[.$Q$9])) + (([.$G8]*POWER([.$Q$7];12)) + [.$B9]*SERIESSUM([.$Q$7];0;1;POWER(1; ROW(INDIRECT(&quot;1:12&quot;)))) - [.$C9]*SUMPRODUCT(POWER([.$Q$7];ROW(INDIRECT(&quot;1:12&quot;)))/[.$Q$7]; POWER([.$Q$9];-(12-ROW(INDIRECT(&quot;1:12&quot;))))/[.$Q$9])) ) * [.$Q$4] * [.$Q$4] / 4" office:value-type="float" office:value="63537.4652101368" calcext:value-type="float">
            <text:p>63537.4652101368</text:p>
          </table:table-cell>
          <table:table-cell table:formula="of:=[.$G8]*POWER([.$Q$7];12) + [.$B9]*(POWER([.$Q$7];12)-1)/([.$Q$7]-1) - [.$Q$3]*SUMPRODUCT(POWER([.$Q$7]; INDEX([.$A$2:.$A$13];N(IF({1};MAX(ROW([.$A$2:.$A$13]))-ROW([.$A$2:.$A$13])+1)))); POWER([.$Q$9];[.$A$2:.$A$13])) - [.$F9]" office:value-type="float" office:value="784319.308506388" calcext:value-type="float">
            <text:p>784319.308506388</text:p>
          </table:table-cell>
          <table:table-cell table:formula="of:=COUNTIF([.$M33:.$CA33];&quot;&gt;=0&quot;)" office:value-type="float" office:value="66" calcext:value-type="float">
            <text:p>66</text:p>
          </table:table-cell>
          <table:table-cell table:formula="of:=[.$Q$10]+[.$H9]+[.$A9]" office:value-type="float" office:value="101" calcext:value-type="float">
            <text:p>101</text:p>
          </table:table-cell>
          <table:table-cell table:formula="of:=[.$Q$10]+[.$A9]" office:value-type="float" office:value="35" calcext:value-type="float">
            <text:p>35</text:p>
          </table:table-cell>
          <table:table-cell/>
          <table:table-cell table:formula="of:=[.$B3]*SUM(POWER([.$Q$12];([.$A1:.$AMJ2])))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CPI intensity</text:p>
          </table:table-cell>
          <table:table-cell office:value-type="string" calcext:value-type="string">
            <text:p>D_F</text:p>
          </table:table-cell>
          <table:table-cell table:formula="of:=EXP(LN(1+[.Q8])/12)" office:value-type="float" office:value="1.00565414538741" calcext:value-type="float">
            <text:p>1.00565414538741</text:p>
          </table:table-cell>
          <table:table-cell table:number-columns-repeated="6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9]*(1+[.$Q$11])" office:value-type="float" office:value="28142.008453125" calcext:value-type="float">
            <text:p>28142.008453125</text:p>
          </table:table-cell>
          <table:table-cell table:formula="of:=[.$C9]*POWER([.$Q$9];12)" office:value-type="float" office:value="24086.7221471765" calcext:value-type="float">
            <text:p>24086.7221471765</text:p>
          </table:table-cell>
          <table:table-cell table:formula="of:=[.$B10]*12" office:value-type="float" office:value="337704.1014375" calcext:value-type="float">
            <text:p>337704.1014375</text:p>
          </table:table-cell>
          <table:table-cell table:formula="of:=[.$C10]*(POWER([.$Q$9];12)-1)/([.$Q$9]-1)" office:value-type="float" office:value="298200.777443415" calcext:value-type="float">
            <text:p>298200.777443415</text:p>
          </table:table-cell>
          <table:table-cell table:formula="of:=  ( (([.$G9]*POWER([.$Q$7];3)) + [.$B10]*SERIESSUM([.$Q$7];0;1;POWER(1; ROW(INDIRECT(&quot;1:3&quot;)))) - [.$C10]*SUMPRODUCT(POWER([.$Q$7];ROW(INDIRECT(&quot;1:3&quot;)))/[.$Q$7]; POWER([.$Q$9];-(12-ROW(INDIRECT(&quot;1:3&quot;))))/[.$Q$9])) + (([.$G9]*POWER([.$Q$7];6)) + [.$B10]*SERIESSUM([.$Q$7];0;1;POWER(1; ROW(INDIRECT(&quot;1:6&quot;)))) - [.$C10]*SUMPRODUCT(POWER([.$Q$7];ROW(INDIRECT(&quot;1:6&quot;)))/[.$Q$7]; POWER([.$Q$9];-(12-ROW(INDIRECT(&quot;1:6&quot;))))/[.$Q$9])) + (([.$G9]*POWER([.$Q$7];9)) + [.$B10]*SERIESSUM([.$Q$7];0;1;POWER(1; ROW(INDIRECT(&quot;1:9&quot;)))) - [.$C10]*SUMPRODUCT(POWER([.$Q$7];ROW(INDIRECT(&quot;1:9&quot;)))/[.$Q$7]; POWER([.$Q$9];-(12-ROW(INDIRECT(&quot;1:9&quot;))))/[.$Q$9])) + (([.$G9]*POWER([.$Q$7];12)) + [.$B10]*SERIESSUM([.$Q$7];0;1;POWER(1; ROW(INDIRECT(&quot;1:12&quot;)))) - [.$C10]*SUMPRODUCT(POWER([.$Q$7];ROW(INDIRECT(&quot;1:12&quot;)))/[.$Q$7]; POWER([.$Q$9];-(12-ROW(INDIRECT(&quot;1:12&quot;))))/[.$Q$9])) ) * [.$Q$4] * [.$Q$4] / 4" office:value-type="float" office:value="81168.1323263228" calcext:value-type="float">
            <text:p>81168.1323263228</text:p>
          </table:table-cell>
          <table:table-cell table:formula="of:=[.$G9]*POWER([.$Q$7];12) + [.$B10]*(POWER([.$Q$7];12)-1)/([.$Q$7]-1) - [.$Q$3]*SUMPRODUCT(POWER([.$Q$7]; INDEX([.$A$2:.$A$13];N(IF({1};MAX(ROW([.$A$2:.$A$13]))-ROW([.$A$2:.$A$13])+1)))); POWER([.$Q$9];[.$A$2:.$A$13])) - [.$F10]" office:value-type="float" office:value="992297.588531156" calcext:value-type="float">
            <text:p>992297.588531156</text:p>
          </table:table-cell>
          <table:table-cell table:formula="of:=COUNTIF([.$M34:.$CA34];&quot;&gt;=0&quot;)" office:value-type="float" office:value="66" calcext:value-type="float">
            <text:p>66</text:p>
          </table:table-cell>
          <table:table-cell table:formula="of:=[.$Q$10]+[.$H10]+[.$A10]" office:value-type="float" office:value="102" calcext:value-type="float">
            <text:p>102</text:p>
          </table:table-cell>
          <table:table-cell table:formula="of:=[.$Q$10]+[.$A10]" office:value-type="float" office:value="36" calcext:value-type="float">
            <text:p>36</text:p>
          </table:table-cell>
          <table:table-cell/>
          <table:table-cell table:formula="of:=[.$B3]*SUM(POWER(ROW(INDIRECT(&quot;1:2&quot;)); [.$Q$12]))" office:value-type="float" office:value="60113.1183426377" calcext:value-type="float">
            <text:p>60113.1183426377</text:p>
          </table:table-cell>
          <table:table-cell table:number-columns-repeated="2"/>
          <table:table-cell office:value-type="string" calcext:value-type="string">
            <text:p>Current age</text:p>
          </table:table-cell>
          <table:table-cell office:value-type="string" calcext:value-type="string">
            <text:p>age</text:p>
          </table:table-cell>
          <table:table-cell office:value-type="float" office:value="28" calcext:value-type="float">
            <text:p>28</text:p>
          </table:table-cell>
          <table:table-cell table:number-columns-repeated="6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10]*(1+[.$Q$11])" office:value-type="float" office:value="29549.1088757813" calcext:value-type="float">
            <text:p>29549.1088757813</text:p>
          </table:table-cell>
          <table:table-cell table:formula="of:=[.$C10]*POWER([.$Q$9];12)" office:value-type="float" office:value="25772.7926974788" calcext:value-type="float">
            <text:p>25772.7926974788</text:p>
          </table:table-cell>
          <table:table-cell table:formula="of:=[.$B11]*12" office:value-type="float" office:value="354589.306509375" calcext:value-type="float">
            <text:p>354589.306509375</text:p>
          </table:table-cell>
          <table:table-cell table:formula="of:=[.$C11]*(POWER([.$Q$9];12)-1)/([.$Q$9]-1)" office:value-type="float" office:value="319074.831864454" calcext:value-type="float">
            <text:p>319074.831864454</text:p>
          </table:table-cell>
          <table:table-cell table:formula="of:=  ( (([.$G10]*POWER([.$Q$7];3)) + [.$B11]*SERIESSUM([.$Q$7];0;1;POWER(1; ROW(INDIRECT(&quot;1:3&quot;)))) - [.$C11]*SUMPRODUCT(POWER([.$Q$7];ROW(INDIRECT(&quot;1:3&quot;)))/[.$Q$7]; POWER([.$Q$9];-(12-ROW(INDIRECT(&quot;1:3&quot;))))/[.$Q$9])) + (([.$G10]*POWER([.$Q$7];6)) + [.$B11]*SERIESSUM([.$Q$7];0;1;POWER(1; ROW(INDIRECT(&quot;1:6&quot;)))) - [.$C11]*SUMPRODUCT(POWER([.$Q$7];ROW(INDIRECT(&quot;1:6&quot;)))/[.$Q$7]; POWER([.$Q$9];-(12-ROW(INDIRECT(&quot;1:6&quot;))))/[.$Q$9])) + (([.$G10]*POWER([.$Q$7];9)) + [.$B11]*SERIESSUM([.$Q$7];0;1;POWER(1; ROW(INDIRECT(&quot;1:9&quot;)))) - [.$C11]*SUMPRODUCT(POWER([.$Q$7];ROW(INDIRECT(&quot;1:9&quot;)))/[.$Q$7]; POWER([.$Q$9];-(12-ROW(INDIRECT(&quot;1:9&quot;))))/[.$Q$9])) + (([.$G10]*POWER([.$Q$7];12)) + [.$B11]*SERIESSUM([.$Q$7];0;1;POWER(1; ROW(INDIRECT(&quot;1:12&quot;)))) - [.$C11]*SUMPRODUCT(POWER([.$Q$7];ROW(INDIRECT(&quot;1:12&quot;)))/[.$Q$7]; POWER([.$Q$9];-(12-ROW(INDIRECT(&quot;1:12&quot;))))/[.$Q$9])) ) * [.$Q$4] * [.$Q$4] / 4" office:value-type="float" office:value="101585.560851081" calcext:value-type="float">
            <text:p>101585.560851081</text:p>
          </table:table-cell>
          <table:table-cell table:formula="of:=[.$G10]*POWER([.$Q$7];12) + [.$B11]*(POWER([.$Q$7];12)-1)/([.$Q$7]-1) - [.$Q$3]*SUMPRODUCT(POWER([.$Q$7]; INDEX([.$A$2:.$A$13];N(IF({1};MAX(ROW([.$A$2:.$A$13]))-ROW([.$A$2:.$A$13])+1)))); POWER([.$Q$9];[.$A$2:.$A$13])) - [.$F11]" office:value-type="float" office:value="1231387.70811996" calcext:value-type="float">
            <text:p>1231387.70811996</text:p>
          </table:table-cell>
          <table:table-cell table:formula="of:=COUNTIF([.$M35:.$CA35];&quot;&gt;=0&quot;)" office:value-type="float" office:value="66" calcext:value-type="float">
            <text:p>66</text:p>
          </table:table-cell>
          <table:table-cell table:formula="of:=[.$Q$10]+[.$H11]+[.$A11]" office:value-type="float" office:value="103" calcext:value-type="float">
            <text:p>103</text:p>
          </table:table-cell>
          <table:table-cell table:formula="of:=[.$Q$10]+[.$A11]" office:value-type="float" office:value="37" calcext:value-type="float">
            <text:p>37</text:p>
          </table:table-cell>
          <table:table-cell/>
          <table:table-cell table:formula="of:=[.$C3]*SUMPRODUCT(POWER([.$Q$7];ROW(INDIRECT(&quot;1:2&quot;))); POWER([.$Q$9];-(12-ROW(INDIRECT(&quot;1:2&quot;)))))" office:value-type="float" office:value="28808.5038891398" calcext:value-type="float">
            <text:p>28808.5038891398</text:p>
          </table:table-cell>
          <table:table-cell table:number-columns-repeated="2"/>
          <table:table-cell office:value-type="string" calcext:value-type="string">
            <text:p>Salary interest</text:p>
          </table:table-cell>
          <table:table-cell office:value-type="string" calcext:value-type="string">
            <text:p>re</text:p>
          </table:table-cell>
          <table:table-cell office:value-type="float" office:value="0.05" calcext:value-type="float">
            <text:p>0.05</text:p>
          </table:table-cell>
          <table:table-cell table:number-columns-repeated="6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11]*(1+[.$Q$11])" office:value-type="float" office:value="31026.5643195703" calcext:value-type="float">
            <text:p>31026.5643195703</text:p>
          </table:table-cell>
          <table:table-cell table:formula="of:=[.$C11]*POWER([.$Q$9];12)" office:value-type="float" office:value="27576.8881863023" calcext:value-type="float">
            <text:p>27576.8881863023</text:p>
          </table:table-cell>
          <table:table-cell table:formula="of:=[.$B12]*12" office:value-type="float" office:value="372318.771834844" calcext:value-type="float">
            <text:p>372318.771834844</text:p>
          </table:table-cell>
          <table:table-cell table:formula="of:=[.$C12]*(POWER([.$Q$9];12)-1)/([.$Q$9]-1)" office:value-type="float" office:value="341410.070094966" calcext:value-type="float">
            <text:p>341410.070094966</text:p>
          </table:table-cell>
          <table:table-cell table:formula="of:=  ( (([.$G11]*POWER([.$Q$7];3)) + [.$B12]*SERIESSUM([.$Q$7];0;1;POWER(1; ROW(INDIRECT(&quot;1:3&quot;)))) - [.$C12]*SUMPRODUCT(POWER([.$Q$7];ROW(INDIRECT(&quot;1:3&quot;)))/[.$Q$7]; POWER([.$Q$9];-(12-ROW(INDIRECT(&quot;1:3&quot;))))/[.$Q$9])) + (([.$G11]*POWER([.$Q$7];6)) + [.$B12]*SERIESSUM([.$Q$7];0;1;POWER(1; ROW(INDIRECT(&quot;1:6&quot;)))) - [.$C12]*SUMPRODUCT(POWER([.$Q$7];ROW(INDIRECT(&quot;1:6&quot;)))/[.$Q$7]; POWER([.$Q$9];-(12-ROW(INDIRECT(&quot;1:6&quot;))))/[.$Q$9])) + (([.$G11]*POWER([.$Q$7];9)) + [.$B12]*SERIESSUM([.$Q$7];0;1;POWER(1; ROW(INDIRECT(&quot;1:9&quot;)))) - [.$C12]*SUMPRODUCT(POWER([.$Q$7];ROW(INDIRECT(&quot;1:9&quot;)))/[.$Q$7]; POWER([.$Q$9];-(12-ROW(INDIRECT(&quot;1:9&quot;))))/[.$Q$9])) + (([.$G11]*POWER([.$Q$7];12)) + [.$B12]*SERIESSUM([.$Q$7];0;1;POWER(1; ROW(INDIRECT(&quot;1:12&quot;)))) - [.$C12]*SUMPRODUCT(POWER([.$Q$7];ROW(INDIRECT(&quot;1:12&quot;)))/[.$Q$7]; POWER([.$Q$9];-(12-ROW(INDIRECT(&quot;1:12&quot;))))/[.$Q$9])) ) * [.$Q$4] * [.$Q$4] / 4" office:value-type="float" office:value="125048.927897112" calcext:value-type="float">
            <text:p>125048.927897112</text:p>
          </table:table-cell>
          <table:table-cell table:formula="of:=[.$G11]*POWER([.$Q$7];12) + [.$B12]*(POWER([.$Q$7];12)-1)/([.$Q$7]-1) - [.$Q$3]*SUMPRODUCT(POWER([.$Q$7]; INDEX([.$A$2:.$A$13];N(IF({1};MAX(ROW([.$A$2:.$A$13]))-ROW([.$A$2:.$A$13])+1)))); POWER([.$Q$9];[.$A$2:.$A$13])) - [.$F12]" office:value-type="float" office:value="1504449.88851545" calcext:value-type="float">
            <text:p>1504449.88851545</text:p>
          </table:table-cell>
          <table:table-cell table:formula="of:=COUNTIF([.$M36:.$CA36];&quot;&gt;=0&quot;)" office:value-type="float" office:value="66" calcext:value-type="float">
            <text:p>66</text:p>
          </table:table-cell>
          <table:table-cell table:formula="of:=[.$Q$10]+[.$H12]+[.$A12]" office:value-type="float" office:value="104" calcext:value-type="float">
            <text:p>104</text:p>
          </table:table-cell>
          <table:table-cell table:formula="of:=[.$Q$10]+[.$A12]" office:value-type="float" office:value="38" calcext:value-type="float">
            <text:p>38</text:p>
          </table:table-cell>
          <table:table-cell/>
          <table:table-cell table:formula="of:=SUM(POWER([.$Q$7]; ROW(INDIRECT(&quot;0:2&quot;))))" office:value-type="string" office:string-value="" calcext:value-type="error">
            <text:p>#REF!</text:p>
          </table:table-cell>
          <table:table-cell table:number-columns-repeated="2"/>
          <table:table-cell office:value-type="string" calcext:value-type="string">
            <text:p>Salary intensity</text:p>
          </table:table-cell>
          <table:table-cell office:value-type="string" calcext:value-type="string">
            <text:p>D_E</text:p>
          </table:table-cell>
          <table:table-cell table:formula="of:=EXP(LN(1+[.Q11])/12)" office:value-type="float" office:value="1.00407412378365" calcext:value-type="float">
            <text:p>1.00407412378365</text:p>
          </table:table-cell>
          <table:table-cell table:number-columns-repeated="6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B12]*(1+[.$Q$11])" office:value-type="float" office:value="32577.8925355488" calcext:value-type="float">
            <text:p>32577.8925355488</text:p>
          </table:table-cell>
          <table:table-cell table:formula="of:=[.$C12]*POWER([.$Q$9];12)" office:value-type="float" office:value="29507.2703593435" calcext:value-type="float">
            <text:p>29507.2703593435</text:p>
          </table:table-cell>
          <table:table-cell table:formula="of:=[.$B13]*12" office:value-type="float" office:value="390934.710426586" calcext:value-type="float">
            <text:p>390934.710426586</text:p>
          </table:table-cell>
          <table:table-cell table:formula="of:=[.$C13]*(POWER([.$Q$9];12)-1)/([.$Q$9]-1)" office:value-type="float" office:value="365308.775001614" calcext:value-type="float">
            <text:p>365308.775001614</text:p>
          </table:table-cell>
          <table:table-cell table:formula="of:=  ( (([.$G12]*POWER([.$Q$7];3)) + [.$B13]*SERIESSUM([.$Q$7];0;1;POWER(1; ROW(INDIRECT(&quot;1:3&quot;)))) - [.$C13]*SUMPRODUCT(POWER([.$Q$7];ROW(INDIRECT(&quot;1:3&quot;)))/[.$Q$7]; POWER([.$Q$9];-(12-ROW(INDIRECT(&quot;1:3&quot;))))/[.$Q$9])) + (([.$G12]*POWER([.$Q$7];6)) + [.$B13]*SERIESSUM([.$Q$7];0;1;POWER(1; ROW(INDIRECT(&quot;1:6&quot;)))) - [.$C13]*SUMPRODUCT(POWER([.$Q$7];ROW(INDIRECT(&quot;1:6&quot;)))/[.$Q$7]; POWER([.$Q$9];-(12-ROW(INDIRECT(&quot;1:6&quot;))))/[.$Q$9])) + (([.$G12]*POWER([.$Q$7];9)) + [.$B13]*SERIESSUM([.$Q$7];0;1;POWER(1; ROW(INDIRECT(&quot;1:9&quot;)))) - [.$C13]*SUMPRODUCT(POWER([.$Q$7];ROW(INDIRECT(&quot;1:9&quot;)))/[.$Q$7]; POWER([.$Q$9];-(12-ROW(INDIRECT(&quot;1:9&quot;))))/[.$Q$9])) + (([.$G12]*POWER([.$Q$7];12)) + [.$B13]*SERIESSUM([.$Q$7];0;1;POWER(1; ROW(INDIRECT(&quot;1:12&quot;)))) - [.$C13]*SUMPRODUCT(POWER([.$Q$7];ROW(INDIRECT(&quot;1:12&quot;)))/[.$Q$7]; POWER([.$Q$9];-(12-ROW(INDIRECT(&quot;1:12&quot;))))/[.$Q$9])) ) * [.$Q$4] * [.$Q$4] / 4" office:value-type="float" office:value="151837.921112985" calcext:value-type="float">
            <text:p>151837.921112985</text:p>
          </table:table-cell>
          <table:table-cell table:formula="of:=[.$G12]*POWER([.$Q$7];12) + [.$B13]*(POWER([.$Q$7];12)-1)/([.$Q$7]-1) - [.$Q$3]*SUMPRODUCT(POWER([.$Q$7]; INDEX([.$A$2:.$A$13];N(IF({1};MAX(ROW([.$A$2:.$A$13]))-ROW([.$A$2:.$A$13])+1)))); POWER([.$Q$9];[.$A$2:.$A$13])) - [.$F13]" office:value-type="float" office:value="1814569.69634811" calcext:value-type="float">
            <text:p>1814569.69634811</text:p>
          </table:table-cell>
          <table:table-cell table:formula="of:=COUNTIF([.$M37:.$CA37];&quot;&gt;=0&quot;)" office:value-type="float" office:value="66" calcext:value-type="float">
            <text:p>66</text:p>
          </table:table-cell>
          <table:table-cell table:formula="of:=[.$Q$10]+[.$H13]+[.$A13]" office:value-type="float" office:value="105" calcext:value-type="float">
            <text:p>105</text:p>
          </table:table-cell>
          <table:table-cell table:formula="of:=[.$Q$10]+[.$A13]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SERIESSUM([.Q7];0;2;sequence(3;1;0;0))" office:value-type="string" office:string-value="" calcext:value-type="error">
            <text:p>#NAME?</text:p>
          </table:table-cell>
          <table:table-cell table:formula="of:=SUMPRODUCT(POWER(2;[.K13:.K16]))" office:value-type="float" office:value="30" calcext:value-type="float">
            <text:p>30</text:p>
          </table:table-cell>
          <table:table-cell/>
          <table:table-cell office:value-type="string" calcext:value-type="string">
            <text:p>Initial savings</text:p>
          </table:table-cell>
          <table:table-cell office:value-type="string" calcext:value-type="string">
            <text:p>S0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B13]*(1+[.$Q$11])" office:value-type="float" office:value="34206.7871623263" calcext:value-type="float">
            <text:p>34206.7871623263</text:p>
          </table:table-cell>
          <table:table-cell table:formula="of:=[.$C13]*POWER([.$Q$9];12)" office:value-type="float" office:value="31572.7792844975" calcext:value-type="float">
            <text:p>31572.7792844975</text:p>
          </table:table-cell>
          <table:table-cell table:formula="of:=[.$B14]*12" office:value-type="float" office:value="410481.445947915" calcext:value-type="float">
            <text:p>410481.445947915</text:p>
          </table:table-cell>
          <table:table-cell table:formula="of:=[.$C14]*(POWER([.$Q$9];12)-1)/([.$Q$9]-1)" office:value-type="float" office:value="390880.389251727" calcext:value-type="float">
            <text:p>390880.389251727</text:p>
          </table:table-cell>
          <table:table-cell table:formula="of:=  ( (([.$G13]*POWER([.$Q$7];3)) + [.$B14]*SERIESSUM([.$Q$7];0;1;POWER(1; ROW(INDIRECT(&quot;1:3&quot;)))) - [.$C14]*SUMPRODUCT(POWER([.$Q$7];ROW(INDIRECT(&quot;1:3&quot;)))/[.$Q$7]; POWER([.$Q$9];-(12-ROW(INDIRECT(&quot;1:3&quot;))))/[.$Q$9])) + (([.$G13]*POWER([.$Q$7];6)) + [.$B14]*SERIESSUM([.$Q$7];0;1;POWER(1; ROW(INDIRECT(&quot;1:6&quot;)))) - [.$C14]*SUMPRODUCT(POWER([.$Q$7];ROW(INDIRECT(&quot;1:6&quot;)))/[.$Q$7]; POWER([.$Q$9];-(12-ROW(INDIRECT(&quot;1:6&quot;))))/[.$Q$9])) + (([.$G13]*POWER([.$Q$7];9)) + [.$B14]*SERIESSUM([.$Q$7];0;1;POWER(1; ROW(INDIRECT(&quot;1:9&quot;)))) - [.$C14]*SUMPRODUCT(POWER([.$Q$7];ROW(INDIRECT(&quot;1:9&quot;)))/[.$Q$7]; POWER([.$Q$9];-(12-ROW(INDIRECT(&quot;1:9&quot;))))/[.$Q$9])) + (([.$G13]*POWER([.$Q$7];12)) + [.$B14]*SERIESSUM([.$Q$7];0;1;POWER(1; ROW(INDIRECT(&quot;1:12&quot;)))) - [.$C14]*SUMPRODUCT(POWER([.$Q$7];ROW(INDIRECT(&quot;1:12&quot;)))/[.$Q$7]; POWER([.$Q$9];-(12-ROW(INDIRECT(&quot;1:12&quot;))))/[.$Q$9])) ) * [.$Q$4] * [.$Q$4] / 4" office:value-type="float" office:value="182254.241030305" calcext:value-type="float">
            <text:p>182254.241030305</text:p>
          </table:table-cell>
          <table:table-cell table:formula="of:=[.$G13]*POWER([.$Q$7];12) + [.$B14]*(POWER([.$Q$7];12)-1)/([.$Q$7]-1) - [.$Q$3]*SUMPRODUCT(POWER([.$Q$7]; INDEX([.$A$2:.$A$13];N(IF({1};MAX(ROW([.$A$2:.$A$13]))-ROW([.$A$2:.$A$13])+1)))); POWER([.$Q$9];[.$A$2:.$A$13])) - [.$F14]" office:value-type="float" office:value="2165074.51801987" calcext:value-type="float">
            <text:p>2165074.51801987</text:p>
          </table:table-cell>
          <table:table-cell table:formula="of:=COUNTIF([.$M38:.$CA38];&quot;&gt;=0&quot;)" office:value-type="float" office:value="66" calcext:value-type="float">
            <text:p>66</text:p>
          </table:table-cell>
          <table:table-cell table:formula="of:=[.$Q$10]+[.$H14]+[.$A14]" office:value-type="float" office:value="106" calcext:value-type="float">
            <text:p>106</text:p>
          </table:table-cell>
          <table:table-cell table:formula="of:=[.$Q$10]+[.$A14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 SUM(POWER(ROW(INDIRECT(&quot;1:3&quot;)); 0))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ension age</text:p>
          </table:table-cell>
          <table:table-cell office:value-type="string" calcext:value-type="string">
            <text:p>z</text:p>
          </table:table-cell>
          <table:table-cell office:value-type="float" office:value="67" calcext:value-type="float">
            <text:p>67</text:p>
          </table:table-cell>
          <table:table-cell table:number-columns-repeated="6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B14]*(1+[.$Q$11])" office:value-type="float" office:value="35917.1265204426" calcext:value-type="float">
            <text:p>35917.1265204426</text:p>
          </table:table-cell>
          <table:table-cell table:formula="of:=[.$C14]*POWER([.$Q$9];12)" office:value-type="float" office:value="33782.8738344124" calcext:value-type="float">
            <text:p>33782.8738344124</text:p>
          </table:table-cell>
          <table:table-cell table:formula="of:=[.$B15]*12" office:value-type="float" office:value="431005.518245311" calcext:value-type="float">
            <text:p>431005.518245311</text:p>
          </table:table-cell>
          <table:table-cell table:formula="of:=[.$C15]*(POWER([.$Q$9];12)-1)/([.$Q$9]-1)" office:value-type="float" office:value="418242.016499348" calcext:value-type="float">
            <text:p>418242.016499348</text:p>
          </table:table-cell>
          <table:table-cell table:formula="of:=  ( (([.$G14]*POWER([.$Q$7];3)) + [.$B15]*SERIESSUM([.$Q$7];0;1;POWER(1; ROW(INDIRECT(&quot;1:3&quot;)))) - [.$C15]*SUMPRODUCT(POWER([.$Q$7];ROW(INDIRECT(&quot;1:3&quot;)))/[.$Q$7]; POWER([.$Q$9];-(12-ROW(INDIRECT(&quot;1:3&quot;))))/[.$Q$9])) + (([.$G14]*POWER([.$Q$7];6)) + [.$B15]*SERIESSUM([.$Q$7];0;1;POWER(1; ROW(INDIRECT(&quot;1:6&quot;)))) - [.$C15]*SUMPRODUCT(POWER([.$Q$7];ROW(INDIRECT(&quot;1:6&quot;)))/[.$Q$7]; POWER([.$Q$9];-(12-ROW(INDIRECT(&quot;1:6&quot;))))/[.$Q$9])) + (([.$G14]*POWER([.$Q$7];9)) + [.$B15]*SERIESSUM([.$Q$7];0;1;POWER(1; ROW(INDIRECT(&quot;1:9&quot;)))) - [.$C15]*SUMPRODUCT(POWER([.$Q$7];ROW(INDIRECT(&quot;1:9&quot;)))/[.$Q$7]; POWER([.$Q$9];-(12-ROW(INDIRECT(&quot;1:9&quot;))))/[.$Q$9])) + (([.$G14]*POWER([.$Q$7];12)) + [.$B15]*SERIESSUM([.$Q$7];0;1;POWER(1; ROW(INDIRECT(&quot;1:12&quot;)))) - [.$C15]*SUMPRODUCT(POWER([.$Q$7];ROW(INDIRECT(&quot;1:12&quot;)))/[.$Q$7]; POWER([.$Q$9];-(12-ROW(INDIRECT(&quot;1:12&quot;))))/[.$Q$9])) ) * [.$Q$4] * [.$Q$4] / 4" office:value-type="float" office:value="216623.20870042" calcext:value-type="float">
            <text:p>216623.20870042</text:p>
          </table:table-cell>
          <table:table-cell table:formula="of:=[.$G14]*POWER([.$Q$7];12) + [.$B15]*(POWER([.$Q$7];12)-1)/([.$Q$7]-1) - [.$Q$3]*SUMPRODUCT(POWER([.$Q$7]; INDEX([.$A$2:.$A$13];N(IF({1};MAX(ROW([.$A$2:.$A$13]))-ROW([.$A$2:.$A$13])+1)))); POWER([.$Q$9];[.$A$2:.$A$13])) - [.$F15]" office:value-type="float" office:value="2559551.18788148" calcext:value-type="float">
            <text:p>2559551.18788148</text:p>
          </table:table-cell>
          <table:table-cell table:formula="of:=COUNTIF([.$M39:.$CA39];&quot;&gt;=0&quot;)" office:value-type="float" office:value="66" calcext:value-type="float">
            <text:p>66</text:p>
          </table:table-cell>
          <table:table-cell table:formula="of:=[.$Q$10]+[.$H15]+[.$A15]" office:value-type="float" office:value="107" calcext:value-type="float">
            <text:p>107</text:p>
          </table:table-cell>
          <table:table-cell table:formula="of:=[.$Q$10]+[.$A15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formula="of:=SUM([.$Q$12]; POWER(ROW(INDIRECT(&quot;1:3&quot;)); 0))" office:value-type="float" office:value="4.00407412378365" calcext:value-type="float">
            <text:p>4.00407412378365</text:p>
          </table:table-cell>
          <table:table-cell office:value-type="string" calcext:value-type="string">
            <text:p>FIX THE DAMN TAX</text:p>
          </table:table-cell>
          <table:table-cell table:number-columns-repeated="6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B15]*(1+[.$Q$11])" office:value-type="float" office:value="37712.9828464647" calcext:value-type="float">
            <text:p>37712.9828464647</text:p>
          </table:table-cell>
          <table:table-cell table:formula="of:=[.$C15]*POWER([.$Q$9];12)" office:value-type="float" office:value="36147.6750028212" calcext:value-type="float">
            <text:p>36147.6750028212</text:p>
          </table:table-cell>
          <table:table-cell table:formula="of:=[.$B16]*12" office:value-type="float" office:value="452555.794157577" calcext:value-type="float">
            <text:p>452555.794157577</text:p>
          </table:table-cell>
          <table:table-cell table:formula="of:=[.$C16]*(POWER([.$Q$9];12)-1)/([.$Q$9]-1)" office:value-type="float" office:value="447518.957654302" calcext:value-type="float">
            <text:p>447518.957654302</text:p>
          </table:table-cell>
          <table:table-cell table:formula="of:=  ( (([.$G15]*POWER([.$Q$7];3)) + [.$B16]*SERIESSUM([.$Q$7];0;1;POWER(1; ROW(INDIRECT(&quot;1:3&quot;)))) - [.$C16]*SUMPRODUCT(POWER([.$Q$7];ROW(INDIRECT(&quot;1:3&quot;)))/[.$Q$7]; POWER([.$Q$9];-(12-ROW(INDIRECT(&quot;1:3&quot;))))/[.$Q$9])) + (([.$G15]*POWER([.$Q$7];6)) + [.$B16]*SERIESSUM([.$Q$7];0;1;POWER(1; ROW(INDIRECT(&quot;1:6&quot;)))) - [.$C16]*SUMPRODUCT(POWER([.$Q$7];ROW(INDIRECT(&quot;1:6&quot;)))/[.$Q$7]; POWER([.$Q$9];-(12-ROW(INDIRECT(&quot;1:6&quot;))))/[.$Q$9])) + (([.$G15]*POWER([.$Q$7];9)) + [.$B16]*SERIESSUM([.$Q$7];0;1;POWER(1; ROW(INDIRECT(&quot;1:9&quot;)))) - [.$C16]*SUMPRODUCT(POWER([.$Q$7];ROW(INDIRECT(&quot;1:9&quot;)))/[.$Q$7]; POWER([.$Q$9];-(12-ROW(INDIRECT(&quot;1:9&quot;))))/[.$Q$9])) + (([.$G15]*POWER([.$Q$7];12)) + [.$B16]*SERIESSUM([.$Q$7];0;1;POWER(1; ROW(INDIRECT(&quot;1:12&quot;)))) - [.$C16]*SUMPRODUCT(POWER([.$Q$7];ROW(INDIRECT(&quot;1:12&quot;)))/[.$Q$7]; POWER([.$Q$9];-(12-ROW(INDIRECT(&quot;1:12&quot;))))/[.$Q$9])) ) * [.$Q$4] * [.$Q$4] / 4" office:value-type="float" office:value="255295.485798865" calcext:value-type="float">
            <text:p>255295.485798865</text:p>
          </table:table-cell>
          <table:table-cell table:formula="of:=[.$G15]*POWER([.$Q$7];12) + [.$B16]*(POWER([.$Q$7];12)-1)/([.$Q$7]-1) - [.$Q$3]*SUMPRODUCT(POWER([.$Q$7]; INDEX([.$A$2:.$A$13];N(IF({1};MAX(ROW([.$A$2:.$A$13]))-ROW([.$A$2:.$A$13])+1)))); POWER([.$Q$9];[.$A$2:.$A$13])) - [.$F16]" office:value-type="float" office:value="3001864.84886838" calcext:value-type="float">
            <text:p>3001864.84886838</text:p>
          </table:table-cell>
          <table:table-cell table:formula="of:=COUNTIF([.$M40:.$CA40];&quot;&gt;=0&quot;)" office:value-type="float" office:value="66" calcext:value-type="float">
            <text:p>66</text:p>
          </table:table-cell>
          <table:table-cell table:formula="of:=[.$Q$10]+[.$H16]+[.$A16]" office:value-type="float" office:value="108" calcext:value-type="float">
            <text:p>108</text:p>
          </table:table-cell>
          <table:table-cell table:formula="of:=[.$Q$10]+[.$A16]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formula="of:=SUMPRODUCT(POWER([.$Q$7];ROW(INDIRECT(&quot;1:2&quot;))))" office:value-type="float" office:value="2.03765625" calcext:value-type="float">
            <text:p>2.03765625</text:p>
          </table:table-cell>
          <table:table-cell table:number-columns-repeated="6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16]*(1+[.$Q$11])" office:value-type="float" office:value="39598.631988788" calcext:value-type="float">
            <text:p>39598.631988788</text:p>
          </table:table-cell>
          <table:table-cell table:formula="of:=[.$C16]*POWER([.$Q$9];12)" office:value-type="float" office:value="38678.0122530187" calcext:value-type="float">
            <text:p>38678.0122530187</text:p>
          </table:table-cell>
          <table:table-cell table:formula="of:=[.$B17]*12" office:value-type="float" office:value="475183.583865456" calcext:value-type="float">
            <text:p>475183.583865456</text:p>
          </table:table-cell>
          <table:table-cell table:formula="of:=[.$C17]*(POWER([.$Q$9];12)-1)/([.$Q$9]-1)" office:value-type="float" office:value="478845.284690103" calcext:value-type="float">
            <text:p>478845.284690103</text:p>
          </table:table-cell>
          <table:table-cell table:formula="of:=  ( (([.$G16]*POWER([.$Q$7];3)) + [.$B17]*SERIESSUM([.$Q$7];0;1;POWER(1; ROW(INDIRECT(&quot;1:3&quot;)))) - [.$C17]*SUMPRODUCT(POWER([.$Q$7];ROW(INDIRECT(&quot;1:3&quot;)))/[.$Q$7]; POWER([.$Q$9];-(12-ROW(INDIRECT(&quot;1:3&quot;))))/[.$Q$9])) + (([.$G16]*POWER([.$Q$7];6)) + [.$B17]*SERIESSUM([.$Q$7];0;1;POWER(1; ROW(INDIRECT(&quot;1:6&quot;)))) - [.$C17]*SUMPRODUCT(POWER([.$Q$7];ROW(INDIRECT(&quot;1:6&quot;)))/[.$Q$7]; POWER([.$Q$9];-(12-ROW(INDIRECT(&quot;1:6&quot;))))/[.$Q$9])) + (([.$G16]*POWER([.$Q$7];9)) + [.$B17]*SERIESSUM([.$Q$7];0;1;POWER(1; ROW(INDIRECT(&quot;1:9&quot;)))) - [.$C17]*SUMPRODUCT(POWER([.$Q$7];ROW(INDIRECT(&quot;1:9&quot;)))/[.$Q$7]; POWER([.$Q$9];-(12-ROW(INDIRECT(&quot;1:9&quot;))))/[.$Q$9])) + (([.$G16]*POWER([.$Q$7];12)) + [.$B17]*SERIESSUM([.$Q$7];0;1;POWER(1; ROW(INDIRECT(&quot;1:12&quot;)))) - [.$C17]*SUMPRODUCT(POWER([.$Q$7];ROW(INDIRECT(&quot;1:12&quot;)))/[.$Q$7]; POWER([.$Q$9];-(12-ROW(INDIRECT(&quot;1:12&quot;))))/[.$Q$9])) ) * [.$Q$4] * [.$Q$4] / 4" office:value-type="float" office:value="298648.914856318" calcext:value-type="float">
            <text:p>298648.914856318</text:p>
          </table:table-cell>
          <table:table-cell table:formula="of:=[.$G16]*POWER([.$Q$7];12) + [.$B17]*(POWER([.$Q$7];12)-1)/([.$Q$7]-1) - [.$Q$3]*SUMPRODUCT(POWER([.$Q$7]; INDEX([.$A$2:.$A$13];N(IF({1};MAX(ROW([.$A$2:.$A$13]))-ROW([.$A$2:.$A$13])+1)))); POWER([.$Q$9];[.$A$2:.$A$13])) - [.$F17]" office:value-type="float" office:value="3496179.12952959" calcext:value-type="float">
            <text:p>3496179.12952959</text:p>
          </table:table-cell>
          <table:table-cell table:formula="of:=COUNTIF([.$M41:.$CA41];&quot;&gt;=0&quot;)" office:value-type="float" office:value="66" calcext:value-type="float">
            <text:p>66</text:p>
          </table:table-cell>
          <table:table-cell table:formula="of:=[.$Q$10]+[.$H17]+[.$A17]" office:value-type="float" office:value="109" calcext:value-type="float">
            <text:p>109</text:p>
          </table:table-cell>
          <table:table-cell table:formula="of:=[.$Q$10]+[.$A17]" office:value-type="float" office:value="43" calcext:value-type="float">
            <text:p>43</text:p>
          </table:table-cell>
          <table:table-cell/>
          <table:table-cell table:formula="of:= [.$B3]*SUM(POWER([.$Q$12]; ROW(INDIRECT(&quot;0:2&quot;))))" office:value-type="string" office:string-value="" calcext:value-type="error">
            <text:p>#REF!</text:p>
          </table:table-cell>
          <table:table-cell table:number-columns-repeated="6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B17]*(1+[.$Q$11])" office:value-type="float" office:value="41578.5635882274" calcext:value-type="float">
            <text:p>41578.5635882274</text:p>
          </table:table-cell>
          <table:table-cell table:formula="of:=[.$C17]*POWER([.$Q$9];12)" office:value-type="float" office:value="41385.47311073" calcext:value-type="float">
            <text:p>41385.47311073</text:p>
          </table:table-cell>
          <table:table-cell table:formula="of:=[.$B18]*12" office:value-type="float" office:value="498942.763058728" calcext:value-type="float">
            <text:p>498942.763058728</text:p>
          </table:table-cell>
          <table:table-cell table:formula="of:=[.$C18]*(POWER([.$Q$9];12)-1)/([.$Q$9]-1)" office:value-type="float" office:value="512364.454618411" calcext:value-type="float">
            <text:p>512364.454618411</text:p>
          </table:table-cell>
          <table:table-cell table:formula="of:=  ( (([.$G17]*POWER([.$Q$7];3)) + [.$B18]*SERIESSUM([.$Q$7];0;1;POWER(1; ROW(INDIRECT(&quot;1:3&quot;)))) - [.$C18]*SUMPRODUCT(POWER([.$Q$7];ROW(INDIRECT(&quot;1:3&quot;)))/[.$Q$7]; POWER([.$Q$9];-(12-ROW(INDIRECT(&quot;1:3&quot;))))/[.$Q$9])) + (([.$G17]*POWER([.$Q$7];6)) + [.$B18]*SERIESSUM([.$Q$7];0;1;POWER(1; ROW(INDIRECT(&quot;1:6&quot;)))) - [.$C18]*SUMPRODUCT(POWER([.$Q$7];ROW(INDIRECT(&quot;1:6&quot;)))/[.$Q$7]; POWER([.$Q$9];-(12-ROW(INDIRECT(&quot;1:6&quot;))))/[.$Q$9])) + (([.$G17]*POWER([.$Q$7];9)) + [.$B18]*SERIESSUM([.$Q$7];0;1;POWER(1; ROW(INDIRECT(&quot;1:9&quot;)))) - [.$C18]*SUMPRODUCT(POWER([.$Q$7];ROW(INDIRECT(&quot;1:9&quot;)))/[.$Q$7]; POWER([.$Q$9];-(12-ROW(INDIRECT(&quot;1:9&quot;))))/[.$Q$9])) + (([.$G17]*POWER([.$Q$7];12)) + [.$B18]*SERIESSUM([.$Q$7];0;1;POWER(1; ROW(INDIRECT(&quot;1:12&quot;)))) - [.$C18]*SUMPRODUCT(POWER([.$Q$7];ROW(INDIRECT(&quot;1:12&quot;)))/[.$Q$7]; POWER([.$Q$9];-(12-ROW(INDIRECT(&quot;1:12&quot;))))/[.$Q$9])) ) * [.$Q$4] * [.$Q$4] / 4" office:value-type="float" office:value="347090.487787251" calcext:value-type="float">
            <text:p>347090.487787251</text:p>
          </table:table-cell>
          <table:table-cell table:formula="of:=[.$G17]*POWER([.$Q$7];12) + [.$B18]*(POWER([.$Q$7];12)-1)/([.$Q$7]-1) - [.$Q$3]*SUMPRODUCT(POWER([.$Q$7]; INDEX([.$A$2:.$A$13];N(IF({1};MAX(ROW([.$A$2:.$A$13]))-ROW([.$A$2:.$A$13])+1)))); POWER([.$Q$9];[.$A$2:.$A$13])) - [.$F18]" office:value-type="float" office:value="4046977.72700254" calcext:value-type="float">
            <text:p>4046977.72700254</text:p>
          </table:table-cell>
          <table:table-cell table:formula="of:=COUNTIF([.$M42:.$CA42];&quot;&gt;=0&quot;)" office:value-type="float" office:value="66" calcext:value-type="float">
            <text:p>66</text:p>
          </table:table-cell>
          <table:table-cell table:formula="of:=[.$Q$10]+[.$H18]+[.$A18]" office:value-type="float" office:value="110" calcext:value-type="float">
            <text:p>110</text:p>
          </table:table-cell>
          <table:table-cell table:formula="of:=[.$Q$10]+[.$A18]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[.$B3]*SERIESSUM([.$Q$7];0;1;POWER(1; ROW(INDIRECT(&quot;1:3&quot;))))" office:value-type="float" office:value="60753.125" calcext:value-type="float">
            <text:p>60753.125</text:p>
          </table:table-cell>
          <table:table-cell table:number-columns-repeated="6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B18]*(1+[.$Q$11])" office:value-type="float" office:value="43657.4917676387" calcext:value-type="float">
            <text:p>43657.4917676387</text:p>
          </table:table-cell>
          <table:table-cell table:formula="of:=[.$C18]*POWER([.$Q$9];12)" office:value-type="float" office:value="44282.4562284812" calcext:value-type="float">
            <text:p>44282.4562284812</text:p>
          </table:table-cell>
          <table:table-cell table:formula="of:=[.$B19]*12" office:value-type="float" office:value="523889.901211665" calcext:value-type="float">
            <text:p>523889.901211665</text:p>
          </table:table-cell>
          <table:table-cell table:formula="of:=[.$C19]*(POWER([.$Q$9];12)-1)/([.$Q$9]-1)" office:value-type="float" office:value="548229.9664417" calcext:value-type="float">
            <text:p>548229.9664417</text:p>
          </table:table-cell>
          <table:table-cell table:formula="of:=  ( (([.$G18]*POWER([.$Q$7];3)) + [.$B19]*SERIESSUM([.$Q$7];0;1;POWER(1; ROW(INDIRECT(&quot;1:3&quot;)))) - [.$C19]*SUMPRODUCT(POWER([.$Q$7];ROW(INDIRECT(&quot;1:3&quot;)))/[.$Q$7]; POWER([.$Q$9];-(12-ROW(INDIRECT(&quot;1:3&quot;))))/[.$Q$9])) + (([.$G18]*POWER([.$Q$7];6)) + [.$B19]*SERIESSUM([.$Q$7];0;1;POWER(1; ROW(INDIRECT(&quot;1:6&quot;)))) - [.$C19]*SUMPRODUCT(POWER([.$Q$7];ROW(INDIRECT(&quot;1:6&quot;)))/[.$Q$7]; POWER([.$Q$9];-(12-ROW(INDIRECT(&quot;1:6&quot;))))/[.$Q$9])) + (([.$G18]*POWER([.$Q$7];9)) + [.$B19]*SERIESSUM([.$Q$7];0;1;POWER(1; ROW(INDIRECT(&quot;1:9&quot;)))) - [.$C19]*SUMPRODUCT(POWER([.$Q$7];ROW(INDIRECT(&quot;1:9&quot;)))/[.$Q$7]; POWER([.$Q$9];-(12-ROW(INDIRECT(&quot;1:9&quot;))))/[.$Q$9])) + (([.$G18]*POWER([.$Q$7];12)) + [.$B19]*SERIESSUM([.$Q$7];0;1;POWER(1; ROW(INDIRECT(&quot;1:12&quot;)))) - [.$C19]*SUMPRODUCT(POWER([.$Q$7];ROW(INDIRECT(&quot;1:12&quot;)))/[.$Q$7]; POWER([.$Q$9];-(12-ROW(INDIRECT(&quot;1:12&quot;))))/[.$Q$9])) ) * [.$Q$4] * [.$Q$4] / 4" office:value-type="float" office:value="401058.45143368" calcext:value-type="float">
            <text:p>401058.45143368</text:p>
          </table:table-cell>
          <table:table-cell table:formula="of:=[.$G18]*POWER([.$Q$7];12) + [.$B19]*(POWER([.$Q$7];12)-1)/([.$Q$7]-1) - [.$Q$3]*SUMPRODUCT(POWER([.$Q$7]; INDEX([.$A$2:.$A$13];N(IF({1};MAX(ROW([.$A$2:.$A$13]))-ROW([.$A$2:.$A$13])+1)))); POWER([.$Q$9];[.$A$2:.$A$13])) - [.$F19]" office:value-type="float" office:value="4659087.49147729" calcext:value-type="float">
            <text:p>4659087.49147729</text:p>
          </table:table-cell>
          <table:table-cell table:formula="of:=COUNTIF([.$M43:.$CA43];&quot;&gt;=0&quot;)" office:value-type="float" office:value="66" calcext:value-type="float">
            <text:p>66</text:p>
          </table:table-cell>
          <table:table-cell table:formula="of:=[.$Q$10]+[.$H19]+[.$A19]" office:value-type="float" office:value="111" calcext:value-type="float">
            <text:p>111</text:p>
          </table:table-cell>
          <table:table-cell table:formula="of:=[.$Q$10]+[.$A19]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SUM(POWER([.$Q$7];ROW(INDIRECT(&quot;1:2&quot;))))" office:value-type="float" office:value="2.03765625" calcext:value-type="float">
            <text:p>2.03765625</text:p>
          </table:table-cell>
          <table:table-cell table:number-columns-repeated="6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B19]*(1+[.$Q$11])" office:value-type="float" office:value="45840.3663560207" calcext:value-type="float">
            <text:p>45840.3663560207</text:p>
          </table:table-cell>
          <table:table-cell table:formula="of:=[.$C19]*POWER([.$Q$9];12)" office:value-type="float" office:value="47382.2281644748" calcext:value-type="float">
            <text:p>47382.2281644748</text:p>
          </table:table-cell>
          <table:table-cell table:formula="of:=[.$B20]*12" office:value-type="float" office:value="550084.396272248" calcext:value-type="float">
            <text:p>550084.396272248</text:p>
          </table:table-cell>
          <table:table-cell table:formula="of:=[.$C20]*(POWER([.$Q$9];12)-1)/([.$Q$9]-1)" office:value-type="float" office:value="586606.064092618" calcext:value-type="float">
            <text:p>586606.064092618</text:p>
          </table:table-cell>
          <table:table-cell table:formula="of:=  ( (([.$G19]*POWER([.$Q$7];3)) + [.$B20]*SERIESSUM([.$Q$7];0;1;POWER(1; ROW(INDIRECT(&quot;1:3&quot;)))) - [.$C20]*SUMPRODUCT(POWER([.$Q$7];ROW(INDIRECT(&quot;1:3&quot;)))/[.$Q$7]; POWER([.$Q$9];-(12-ROW(INDIRECT(&quot;1:3&quot;))))/[.$Q$9])) + (([.$G19]*POWER([.$Q$7];6)) + [.$B20]*SERIESSUM([.$Q$7];0;1;POWER(1; ROW(INDIRECT(&quot;1:6&quot;)))) - [.$C20]*SUMPRODUCT(POWER([.$Q$7];ROW(INDIRECT(&quot;1:6&quot;)))/[.$Q$7]; POWER([.$Q$9];-(12-ROW(INDIRECT(&quot;1:6&quot;))))/[.$Q$9])) + (([.$G19]*POWER([.$Q$7];9)) + [.$B20]*SERIESSUM([.$Q$7];0;1;POWER(1; ROW(INDIRECT(&quot;1:9&quot;)))) - [.$C20]*SUMPRODUCT(POWER([.$Q$7];ROW(INDIRECT(&quot;1:9&quot;)))/[.$Q$7]; POWER([.$Q$9];-(12-ROW(INDIRECT(&quot;1:9&quot;))))/[.$Q$9])) + (([.$G19]*POWER([.$Q$7];12)) + [.$B20]*SERIESSUM([.$Q$7];0;1;POWER(1; ROW(INDIRECT(&quot;1:12&quot;)))) - [.$C20]*SUMPRODUCT(POWER([.$Q$7];ROW(INDIRECT(&quot;1:12&quot;)))/[.$Q$7]; POWER([.$Q$9];-(12-ROW(INDIRECT(&quot;1:12&quot;))))/[.$Q$9])) ) * [.$Q$4] * [.$Q$4] / 4" office:value-type="float" office:value="461024.559423816" calcext:value-type="float">
            <text:p>461024.559423816</text:p>
          </table:table-cell>
          <table:table-cell table:formula="of:=[.$G19]*POWER([.$Q$7];12) + [.$B20]*(POWER([.$Q$7];12)-1)/([.$Q$7]-1) - [.$Q$3]*SUMPRODUCT(POWER([.$Q$7]; INDEX([.$A$2:.$A$13];N(IF({1};MAX(ROW([.$A$2:.$A$13]))-ROW([.$A$2:.$A$13])+1)))); POWER([.$Q$9];[.$A$2:.$A$13])) - [.$F20]" office:value-type="float" office:value="5337703.11407999" calcext:value-type="float">
            <text:p>5337703.11407999</text:p>
          </table:table-cell>
          <table:table-cell table:formula="of:=COUNTIF([.$M44:.$CA44];&quot;&gt;=0&quot;)" office:value-type="float" office:value="66" calcext:value-type="float">
            <text:p>66</text:p>
          </table:table-cell>
          <table:table-cell table:formula="of:=[.$Q$10]+[.$H20]+[.$A20]" office:value-type="float" office:value="112" calcext:value-type="float">
            <text:p>112</text:p>
          </table:table-cell>
          <table:table-cell table:formula="of:=[.$Q$10]+[.$A20]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B20]*(1+[.$Q$11])" office:value-type="float" office:value="48132.3846738217" calcext:value-type="float">
            <text:p>48132.3846738217</text:p>
          </table:table-cell>
          <table:table-cell table:formula="of:=[.$C20]*POWER([.$Q$9];12)" office:value-type="float" office:value="50698.9841359881" calcext:value-type="float">
            <text:p>50698.9841359881</text:p>
          </table:table-cell>
          <table:table-cell table:formula="of:=[.$B21]*12" office:value-type="float" office:value="577588.61608586" calcext:value-type="float">
            <text:p>577588.61608586</text:p>
          </table:table-cell>
          <table:table-cell table:formula="of:=[.$C21]*(POWER([.$Q$9];12)-1)/([.$Q$9]-1)" office:value-type="float" office:value="627668.488579102" calcext:value-type="float">
            <text:p>627668.488579102</text:p>
          </table:table-cell>
          <table:table-cell table:formula="of:=  ( (([.$G20]*POWER([.$Q$7];3)) + [.$B21]*SERIESSUM([.$Q$7];0;1;POWER(1; ROW(INDIRECT(&quot;1:3&quot;)))) - [.$C21]*SUMPRODUCT(POWER([.$Q$7];ROW(INDIRECT(&quot;1:3&quot;)))/[.$Q$7]; POWER([.$Q$9];-(12-ROW(INDIRECT(&quot;1:3&quot;))))/[.$Q$9])) + (([.$G20]*POWER([.$Q$7];6)) + [.$B21]*SERIESSUM([.$Q$7];0;1;POWER(1; ROW(INDIRECT(&quot;1:6&quot;)))) - [.$C21]*SUMPRODUCT(POWER([.$Q$7];ROW(INDIRECT(&quot;1:6&quot;)))/[.$Q$7]; POWER([.$Q$9];-(12-ROW(INDIRECT(&quot;1:6&quot;))))/[.$Q$9])) + (([.$G20]*POWER([.$Q$7];9)) + [.$B21]*SERIESSUM([.$Q$7];0;1;POWER(1; ROW(INDIRECT(&quot;1:9&quot;)))) - [.$C21]*SUMPRODUCT(POWER([.$Q$7];ROW(INDIRECT(&quot;1:9&quot;)))/[.$Q$7]; POWER([.$Q$9];-(12-ROW(INDIRECT(&quot;1:9&quot;))))/[.$Q$9])) + (([.$G20]*POWER([.$Q$7];12)) + [.$B21]*SERIESSUM([.$Q$7];0;1;POWER(1; ROW(INDIRECT(&quot;1:12&quot;)))) - [.$C21]*SUMPRODUCT(POWER([.$Q$7];ROW(INDIRECT(&quot;1:12&quot;)))/[.$Q$7]; POWER([.$Q$9];-(12-ROW(INDIRECT(&quot;1:12&quot;))))/[.$Q$9])) ) * [.$Q$4] * [.$Q$4] / 4" office:value-type="float" office:value="527496.480266195" calcext:value-type="float">
            <text:p>527496.480266195</text:p>
          </table:table-cell>
          <table:table-cell table:formula="of:=[.$G20]*POWER([.$Q$7];12) + [.$B21]*(POWER([.$Q$7];12)-1)/([.$Q$7]-1) - [.$Q$3]*SUMPRODUCT(POWER([.$Q$7]; INDEX([.$A$2:.$A$13];N(IF({1};MAX(ROW([.$A$2:.$A$13]))-ROW([.$A$2:.$A$13])+1)))); POWER([.$Q$9];[.$A$2:.$A$13])) - [.$F21]" office:value-type="float" office:value="6088413.52691433" calcext:value-type="float">
            <text:p>6088413.52691433</text:p>
          </table:table-cell>
          <table:table-cell table:formula="of:=COUNTIF([.$M45:.$CA45];&quot;&gt;=0&quot;)" office:value-type="float" office:value="66" calcext:value-type="float">
            <text:p>66</text:p>
          </table:table-cell>
          <table:table-cell table:formula="of:=[.$Q$10]+[.$H21]+[.$A21]" office:value-type="float" office:value="113" calcext:value-type="float">
            <text:p>113</text:p>
          </table:table-cell>
          <table:table-cell table:formula="of:=[.$Q$10]+[.$A21]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savings</text:p>
          </table:table-cell>
          <table:table-cell table:number-columns-repeated="6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B21]*(1+[.$Q$11])" office:value-type="float" office:value="50539.0039075128" calcext:value-type="float">
            <text:p>50539.0039075128</text:p>
          </table:table-cell>
          <table:table-cell table:formula="of:=[.$C21]*POWER([.$Q$9];12)" office:value-type="float" office:value="54247.9130255072" calcext:value-type="float">
            <text:p>54247.9130255072</text:p>
          </table:table-cell>
          <table:table-cell table:formula="of:=[.$B22]*12" office:value-type="float" office:value="606468.046890154" calcext:value-type="float">
            <text:p>606468.046890154</text:p>
          </table:table-cell>
          <table:table-cell table:formula="of:=[.$C22]*(POWER([.$Q$9];12)-1)/([.$Q$9]-1)" office:value-type="float" office:value="671605.282779639" calcext:value-type="float">
            <text:p>671605.282779639</text:p>
          </table:table-cell>
          <table:table-cell table:formula="of:=  ( (([.$G21]*POWER([.$Q$7];3)) + [.$B22]*SERIESSUM([.$Q$7];0;1;POWER(1; ROW(INDIRECT(&quot;1:3&quot;)))) - [.$C22]*SUMPRODUCT(POWER([.$Q$7];ROW(INDIRECT(&quot;1:3&quot;)))/[.$Q$7]; POWER([.$Q$9];-(12-ROW(INDIRECT(&quot;1:3&quot;))))/[.$Q$9])) + (([.$G21]*POWER([.$Q$7];6)) + [.$B22]*SERIESSUM([.$Q$7];0;1;POWER(1; ROW(INDIRECT(&quot;1:6&quot;)))) - [.$C22]*SUMPRODUCT(POWER([.$Q$7];ROW(INDIRECT(&quot;1:6&quot;)))/[.$Q$7]; POWER([.$Q$9];-(12-ROW(INDIRECT(&quot;1:6&quot;))))/[.$Q$9])) + (([.$G21]*POWER([.$Q$7];9)) + [.$B22]*SERIESSUM([.$Q$7];0;1;POWER(1; ROW(INDIRECT(&quot;1:9&quot;)))) - [.$C22]*SUMPRODUCT(POWER([.$Q$7];ROW(INDIRECT(&quot;1:9&quot;)))/[.$Q$7]; POWER([.$Q$9];-(12-ROW(INDIRECT(&quot;1:9&quot;))))/[.$Q$9])) + (([.$G21]*POWER([.$Q$7];12)) + [.$B22]*SERIESSUM([.$Q$7];0;1;POWER(1; ROW(INDIRECT(&quot;1:12&quot;)))) - [.$C22]*SUMPRODUCT(POWER([.$Q$7];ROW(INDIRECT(&quot;1:12&quot;)))/[.$Q$7]; POWER([.$Q$9];-(12-ROW(INDIRECT(&quot;1:12&quot;))))/[.$Q$9])) ) * [.$Q$4] * [.$Q$4] / 4" office:value-type="float" office:value="601020.372261694" calcext:value-type="float">
            <text:p>601020.372261694</text:p>
          </table:table-cell>
          <table:table-cell table:formula="of:=[.$G21]*POWER([.$Q$7];12) + [.$B22]*(POWER([.$Q$7];12)-1)/([.$Q$7]-1) - [.$Q$3]*SUMPRODUCT(POWER([.$Q$7]; INDEX([.$A$2:.$A$13];N(IF({1};MAX(ROW([.$A$2:.$A$13]))-ROW([.$A$2:.$A$13])+1)))); POWER([.$Q$9];[.$A$2:.$A$13])) - [.$F22]" office:value-type="float" office:value="6917230.13125839" calcext:value-type="float">
            <text:p>6917230.13125839</text:p>
          </table:table-cell>
          <table:table-cell table:formula="of:=COUNTIF([.$M46:.$CA46];&quot;&gt;=0&quot;)" office:value-type="float" office:value="66" calcext:value-type="float">
            <text:p>66</text:p>
          </table:table-cell>
          <table:table-cell table:formula="of:=[.$Q$10]+[.$H22]+[.$A22]" office:value-type="float" office:value="114" calcext:value-type="float">
            <text:p>114</text:p>
          </table:table-cell>
          <table:table-cell table:formula="of:=[.$Q$10]+[.$A22]" office:value-type="float" office:value="48" calcext:value-type="float">
            <text:p>48</text:p>
          </table:table-cell>
          <table:table-cell/>
          <table:table-cell table:formula="of:=[.$Q$13]" office:value-type="float" office:value="1" calcext:value-type="float">
            <text:p>1</text:p>
          </table:table-cell>
          <table:table-cell table:number-columns-repeated="6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B22]*(1+[.$Q$11])" office:value-type="float" office:value="53065.9541028884" calcext:value-type="float">
            <text:p>53065.9541028884</text:p>
          </table:table-cell>
          <table:table-cell table:formula="of:=[.$C22]*POWER([.$Q$9];12)" office:value-type="float" office:value="58045.2669372928" calcext:value-type="float">
            <text:p>58045.2669372928</text:p>
          </table:table-cell>
          <table:table-cell table:formula="of:=[.$B23]*12" office:value-type="float" office:value="636791.449234661" calcext:value-type="float">
            <text:p>636791.449234661</text:p>
          </table:table-cell>
          <table:table-cell table:formula="of:=[.$C23]*(POWER([.$Q$9];12)-1)/([.$Q$9]-1)" office:value-type="float" office:value="718617.652574214" calcext:value-type="float">
            <text:p>718617.652574214</text:p>
          </table:table-cell>
          <table:table-cell table:formula="of:=  ( (([.$G22]*POWER([.$Q$7];3)) + [.$B23]*SERIESSUM([.$Q$7];0;1;POWER(1; ROW(INDIRECT(&quot;1:3&quot;)))) - [.$C23]*SUMPRODUCT(POWER([.$Q$7];ROW(INDIRECT(&quot;1:3&quot;)))/[.$Q$7]; POWER([.$Q$9];-(12-ROW(INDIRECT(&quot;1:3&quot;))))/[.$Q$9])) + (([.$G22]*POWER([.$Q$7];6)) + [.$B23]*SERIESSUM([.$Q$7];0;1;POWER(1; ROW(INDIRECT(&quot;1:6&quot;)))) - [.$C23]*SUMPRODUCT(POWER([.$Q$7];ROW(INDIRECT(&quot;1:6&quot;)))/[.$Q$7]; POWER([.$Q$9];-(12-ROW(INDIRECT(&quot;1:6&quot;))))/[.$Q$9])) + (([.$G22]*POWER([.$Q$7];9)) + [.$B23]*SERIESSUM([.$Q$7];0;1;POWER(1; ROW(INDIRECT(&quot;1:9&quot;)))) - [.$C23]*SUMPRODUCT(POWER([.$Q$7];ROW(INDIRECT(&quot;1:9&quot;)))/[.$Q$7]; POWER([.$Q$9];-(12-ROW(INDIRECT(&quot;1:9&quot;))))/[.$Q$9])) + (([.$G22]*POWER([.$Q$7];12)) + [.$B23]*SERIESSUM([.$Q$7];0;1;POWER(1; ROW(INDIRECT(&quot;1:12&quot;)))) - [.$C23]*SUMPRODUCT(POWER([.$Q$7];ROW(INDIRECT(&quot;1:12&quot;)))/[.$Q$7]; POWER([.$Q$9];-(12-ROW(INDIRECT(&quot;1:12&quot;))))/[.$Q$9])) ) * [.$Q$4] * [.$Q$4] / 4" office:value-type="float" office:value="682183.636521276" calcext:value-type="float">
            <text:p>682183.636521276</text:p>
          </table:table-cell>
          <table:table-cell table:formula="of:=[.$G22]*POWER([.$Q$7];12) + [.$B23]*(POWER([.$Q$7];12)-1)/([.$Q$7]-1) - [.$Q$3]*SUMPRODUCT(POWER([.$Q$7]; INDEX([.$A$2:.$A$13];N(IF({1};MAX(ROW([.$A$2:.$A$13]))-ROW([.$A$2:.$A$13])+1)))); POWER([.$Q$9];[.$A$2:.$A$13])) - [.$F23]" office:value-type="float" office:value="7830616.97765241" calcext:value-type="float">
            <text:p>7830616.97765241</text:p>
          </table:table-cell>
          <table:table-cell table:formula="of:=COUNTIF([.$M47:.$CA47];&quot;&gt;=0&quot;)" office:value-type="float" office:value="66" calcext:value-type="float">
            <text:p>66</text:p>
          </table:table-cell>
          <table:table-cell table:formula="of:=[.$Q$10]+[.$H23]+[.$A23]" office:value-type="float" office:value="115" calcext:value-type="float">
            <text:p>115</text:p>
          </table:table-cell>
          <table:table-cell table:formula="of:=[.$Q$10]+[.$A23]" office:value-type="float" office:value="49" calcext:value-type="float">
            <text:p>49</text:p>
          </table:table-cell>
          <table:table-cell/>
          <table:table-cell table:formula="of:=( (([.$G22]*POWER([.$Q$7];12)) + [.$B23]*SERIESSUM([.$Q$7];0;1;POWER(1; ROW(INDIRECT(&quot;1:12&quot;)))) - [.$C23]*SUMPRODUCT(POWER([.$Q$7];ROW(INDIRECT(&quot;1:12&quot;)))/[.$Q$7]; POWER([.$Q$9];-(12-ROW(INDIRECT(&quot;1:12&quot;))))/[.$Q$9]))) - [.$F23]" office:value-type="float" office:value="7309112.03855161" calcext:value-type="float">
            <text:p>7309112.03855161</text:p>
          </table:table-cell>
          <table:table-cell table:number-columns-repeated="6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B23]*(1+[.$Q$11])" office:value-type="float" office:value="55719.2518080329" calcext:value-type="float">
            <text:p>55719.2518080329</text:p>
          </table:table-cell>
          <table:table-cell table:formula="of:=[.$C23]*POWER([.$Q$9];12)" office:value-type="float" office:value="62108.4356229032" calcext:value-type="float">
            <text:p>62108.4356229032</text:p>
          </table:table-cell>
          <table:table-cell table:formula="of:=[.$B24]*12" office:value-type="float" office:value="668631.021696394" calcext:value-type="float">
            <text:p>668631.021696394</text:p>
          </table:table-cell>
          <table:table-cell table:formula="of:=[.$C24]*(POWER([.$Q$9];12)-1)/([.$Q$9]-1)" office:value-type="float" office:value="768920.888254409" calcext:value-type="float">
            <text:p>768920.888254409</text:p>
          </table:table-cell>
          <table:table-cell table:formula="of:=  ( (([.$G23]*POWER([.$Q$7];3)) + [.$B24]*SERIESSUM([.$Q$7];0;1;POWER(1; ROW(INDIRECT(&quot;1:3&quot;)))) - [.$C24]*SUMPRODUCT(POWER([.$Q$7];ROW(INDIRECT(&quot;1:3&quot;)))/[.$Q$7]; POWER([.$Q$9];-(12-ROW(INDIRECT(&quot;1:3&quot;))))/[.$Q$9])) + (([.$G23]*POWER([.$Q$7];6)) + [.$B24]*SERIESSUM([.$Q$7];0;1;POWER(1; ROW(INDIRECT(&quot;1:6&quot;)))) - [.$C24]*SUMPRODUCT(POWER([.$Q$7];ROW(INDIRECT(&quot;1:6&quot;)))/[.$Q$7]; POWER([.$Q$9];-(12-ROW(INDIRECT(&quot;1:6&quot;))))/[.$Q$9])) + (([.$G23]*POWER([.$Q$7];9)) + [.$B24]*SERIESSUM([.$Q$7];0;1;POWER(1; ROW(INDIRECT(&quot;1:9&quot;)))) - [.$C24]*SUMPRODUCT(POWER([.$Q$7];ROW(INDIRECT(&quot;1:9&quot;)))/[.$Q$7]; POWER([.$Q$9];-(12-ROW(INDIRECT(&quot;1:9&quot;))))/[.$Q$9])) + (([.$G23]*POWER([.$Q$7];12)) + [.$B24]*SERIESSUM([.$Q$7];0;1;POWER(1; ROW(INDIRECT(&quot;1:12&quot;)))) - [.$C24]*SUMPRODUCT(POWER([.$Q$7];ROW(INDIRECT(&quot;1:12&quot;)))/[.$Q$7]; POWER([.$Q$9];-(12-ROW(INDIRECT(&quot;1:12&quot;))))/[.$Q$9])) ) * [.$Q$4] * [.$Q$4] / 4" office:value-type="float" office:value="771617.860129336" calcext:value-type="float">
            <text:p>771617.860129336</text:p>
          </table:table-cell>
          <table:table-cell table:formula="of:=[.$G23]*POWER([.$Q$7];12) + [.$B24]*(POWER([.$Q$7];12)-1)/([.$Q$7]-1) - [.$Q$3]*SUMPRODUCT(POWER([.$Q$7]; INDEX([.$A$2:.$A$13];N(IF({1};MAX(ROW([.$A$2:.$A$13]))-ROW([.$A$2:.$A$13])+1)))); POWER([.$Q$9];[.$A$2:.$A$13])) - [.$F24]" office:value-type="float" office:value="8835523.02986226" calcext:value-type="float">
            <text:p>8835523.02986226</text:p>
          </table:table-cell>
          <table:table-cell table:formula="of:=COUNTIF([.$M48:.$CA48];&quot;&gt;=0&quot;)" office:value-type="float" office:value="66" calcext:value-type="float">
            <text:p>66</text:p>
          </table:table-cell>
          <table:table-cell table:formula="of:=[.$Q$10]+[.$H24]+[.$A24]" office:value-type="float" office:value="116" calcext:value-type="float">
            <text:p>116</text:p>
          </table:table-cell>
          <table:table-cell table:formula="of:=[.$Q$10]+[.$A24]" office:value-type="float" office:value="50" calcext:value-type="float">
            <text:p>50</text:p>
          </table:table-cell>
          <table:table-cell table:number-columns-repeated="69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B24]*(1+[.$Q$11])" office:value-type="float" office:value="58505.2143984345" calcext:value-type="float">
            <text:p>58505.2143984345</text:p>
          </table:table-cell>
          <table:table-cell table:formula="of:=[.$C24]*POWER([.$Q$9];12)" office:value-type="float" office:value="66456.0261165065" calcext:value-type="float">
            <text:p>66456.0261165065</text:p>
          </table:table-cell>
          <table:table-cell table:formula="of:=[.$B25]*12" office:value-type="float" office:value="702062.572781214" calcext:value-type="float">
            <text:p>702062.572781214</text:p>
          </table:table-cell>
          <table:table-cell table:formula="of:=[.$C25]*(POWER([.$Q$9];12)-1)/([.$Q$9]-1)" office:value-type="float" office:value="822745.350432217" calcext:value-type="float">
            <text:p>822745.350432217</text:p>
          </table:table-cell>
          <table:table-cell table:formula="of:=  ( (([.$G24]*POWER([.$Q$7];3)) + [.$B25]*SERIESSUM([.$Q$7];0;1;POWER(1; ROW(INDIRECT(&quot;1:3&quot;)))) - [.$C25]*SUMPRODUCT(POWER([.$Q$7];ROW(INDIRECT(&quot;1:3&quot;)))/[.$Q$7]; POWER([.$Q$9];-(12-ROW(INDIRECT(&quot;1:3&quot;))))/[.$Q$9])) + (([.$G24]*POWER([.$Q$7];6)) + [.$B25]*SERIESSUM([.$Q$7];0;1;POWER(1; ROW(INDIRECT(&quot;1:6&quot;)))) - [.$C25]*SUMPRODUCT(POWER([.$Q$7];ROW(INDIRECT(&quot;1:6&quot;)))/[.$Q$7]; POWER([.$Q$9];-(12-ROW(INDIRECT(&quot;1:6&quot;))))/[.$Q$9])) + (([.$G24]*POWER([.$Q$7];9)) + [.$B25]*SERIESSUM([.$Q$7];0;1;POWER(1; ROW(INDIRECT(&quot;1:9&quot;)))) - [.$C25]*SUMPRODUCT(POWER([.$Q$7];ROW(INDIRECT(&quot;1:9&quot;)))/[.$Q$7]; POWER([.$Q$9];-(12-ROW(INDIRECT(&quot;1:9&quot;))))/[.$Q$9])) + (([.$G24]*POWER([.$Q$7];12)) + [.$B25]*SERIESSUM([.$Q$7];0;1;POWER(1; ROW(INDIRECT(&quot;1:12&quot;)))) - [.$C25]*SUMPRODUCT(POWER([.$Q$7];ROW(INDIRECT(&quot;1:12&quot;)))/[.$Q$7]; POWER([.$Q$9];-(12-ROW(INDIRECT(&quot;1:12&quot;))))/[.$Q$9])) ) * [.$Q$4] * [.$Q$4] / 4" office:value-type="float" office:value="870001.962294069" calcext:value-type="float">
            <text:p>870001.962294069</text:p>
          </table:table-cell>
          <table:table-cell table:formula="of:=[.$G24]*POWER([.$Q$7];12) + [.$B25]*(POWER([.$Q$7];12)-1)/([.$Q$7]-1) - [.$Q$3]*SUMPRODUCT(POWER([.$Q$7]; INDEX([.$A$2:.$A$13];N(IF({1};MAX(ROW([.$A$2:.$A$13]))-ROW([.$A$2:.$A$13])+1)))); POWER([.$Q$9];[.$A$2:.$A$13])) - [.$F25]" office:value-type="float" office:value="9939416.65349644" calcext:value-type="float">
            <text:p>9939416.65349644</text:p>
          </table:table-cell>
          <table:table-cell table:formula="of:=COUNTIF([.$M49:.$CA49];&quot;&gt;=0&quot;)" office:value-type="float" office:value="66" calcext:value-type="float">
            <text:p>66</text:p>
          </table:table-cell>
          <table:table-cell table:formula="of:=[.$Q$10]+[.$H25]+[.$A25]" office:value-type="float" office:value="117" calcext:value-type="float">
            <text:p>117</text:p>
          </table:table-cell>
          <table:table-cell table:formula="of:=[.$Q$10]+[.$A25]" office:value-type="float" office:value="51" calcext:value-type="float">
            <text:p>51</text:p>
          </table:table-cell>
          <table:table-cell table:number-columns-repeated="69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$B25]*(1+[.$Q$11])" office:value-type="float" office:value="61430.4751183562" calcext:value-type="float">
            <text:p>61430.4751183562</text:p>
          </table:table-cell>
          <table:table-cell table:formula="of:=[.$C25]*POWER([.$Q$9];12)" office:value-type="float" office:value="71107.9479446619" calcext:value-type="float">
            <text:p>71107.9479446619</text:p>
          </table:table-cell>
          <table:table-cell table:formula="of:=[.$B26]*12" office:value-type="float" office:value="737165.701420275" calcext:value-type="float">
            <text:p>737165.701420275</text:p>
          </table:table-cell>
          <table:table-cell table:formula="of:=[.$C26]*(POWER([.$Q$9];12)-1)/([.$Q$9]-1)" office:value-type="float" office:value="880337.524962473" calcext:value-type="float">
            <text:p>880337.524962473</text:p>
          </table:table-cell>
          <table:table-cell table:formula="of:=  ( (([.$G25]*POWER([.$Q$7];3)) + [.$B26]*SERIESSUM([.$Q$7];0;1;POWER(1; ROW(INDIRECT(&quot;1:3&quot;)))) - [.$C26]*SUMPRODUCT(POWER([.$Q$7];ROW(INDIRECT(&quot;1:3&quot;)))/[.$Q$7]; POWER([.$Q$9];-(12-ROW(INDIRECT(&quot;1:3&quot;))))/[.$Q$9])) + (([.$G25]*POWER([.$Q$7];6)) + [.$B26]*SERIESSUM([.$Q$7];0;1;POWER(1; ROW(INDIRECT(&quot;1:6&quot;)))) - [.$C26]*SUMPRODUCT(POWER([.$Q$7];ROW(INDIRECT(&quot;1:6&quot;)))/[.$Q$7]; POWER([.$Q$9];-(12-ROW(INDIRECT(&quot;1:6&quot;))))/[.$Q$9])) + (([.$G25]*POWER([.$Q$7];9)) + [.$B26]*SERIESSUM([.$Q$7];0;1;POWER(1; ROW(INDIRECT(&quot;1:9&quot;)))) - [.$C26]*SUMPRODUCT(POWER([.$Q$7];ROW(INDIRECT(&quot;1:9&quot;)))/[.$Q$7]; POWER([.$Q$9];-(12-ROW(INDIRECT(&quot;1:9&quot;))))/[.$Q$9])) + (([.$G25]*POWER([.$Q$7];12)) + [.$B26]*SERIESSUM([.$Q$7];0;1;POWER(1; ROW(INDIRECT(&quot;1:12&quot;)))) - [.$C26]*SUMPRODUCT(POWER([.$Q$7];ROW(INDIRECT(&quot;1:12&quot;)))/[.$Q$7]; POWER([.$Q$9];-(12-ROW(INDIRECT(&quot;1:12&quot;))))/[.$Q$9])) ) * [.$Q$4] * [.$Q$4] / 4" office:value-type="float" office:value="978065.557180669" calcext:value-type="float">
            <text:p>978065.557180669</text:p>
          </table:table-cell>
          <table:table-cell table:formula="of:=[.$G25]*POWER([.$Q$7];12) + [.$B26]*(POWER([.$Q$7];12)-1)/([.$Q$7]-1) - [.$Q$3]*SUMPRODUCT(POWER([.$Q$7]; INDEX([.$A$2:.$A$13];N(IF({1};MAX(ROW([.$A$2:.$A$13]))-ROW([.$A$2:.$A$13])+1)))); POWER([.$Q$9];[.$A$2:.$A$13])) - [.$F26]" office:value-type="float" office:value="11150322.4794284" calcext:value-type="float">
            <text:p>11150322.4794284</text:p>
          </table:table-cell>
          <table:table-cell table:formula="of:=COUNTIF([.$M50:.$CA50];&quot;&gt;=0&quot;)" office:value-type="float" office:value="66" calcext:value-type="float">
            <text:p>66</text:p>
          </table:table-cell>
          <table:table-cell table:formula="of:=[.$Q$10]+[.$H26]+[.$A26]" office:value-type="float" office:value="118" calcext:value-type="float">
            <text:p>118</text:p>
          </table:table-cell>
          <table:table-cell table:formula="of:=[.$Q$10]+[.$A26]" office:value-type="float" office:value="52" calcext:value-type="float">
            <text:p>52</text:p>
          </table:table-cell>
          <table:table-cell/>
          <table:table-cell office:value-type="string" calcext:value-type="string">
            <text:p>X: Reserves left after retiring</text:p>
            <text:p>Y: Years of wor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B26]*(1+[.$Q$11])" office:value-type="float" office:value="64501.9988742741" calcext:value-type="float">
            <text:p>64501.9988742741</text:p>
          </table:table-cell>
          <table:table-cell table:formula="of:=[.$C26]*POWER([.$Q$9];12)" office:value-type="float" office:value="76085.5043007883" calcext:value-type="float">
            <text:p>76085.5043007883</text:p>
          </table:table-cell>
          <table:table-cell table:formula="of:=[.$B27]*12" office:value-type="float" office:value="774023.986491289" calcext:value-type="float">
            <text:p>774023.986491289</text:p>
          </table:table-cell>
          <table:table-cell table:formula="of:=[.$C27]*(POWER([.$Q$9];12)-1)/([.$Q$9]-1)" office:value-type="float" office:value="941961.151709846" calcext:value-type="float">
            <text:p>941961.151709846</text:p>
          </table:table-cell>
          <table:table-cell table:formula="of:=  ( (([.$G26]*POWER([.$Q$7];3)) + [.$B27]*SERIESSUM([.$Q$7];0;1;POWER(1; ROW(INDIRECT(&quot;1:3&quot;)))) - [.$C27]*SUMPRODUCT(POWER([.$Q$7];ROW(INDIRECT(&quot;1:3&quot;)))/[.$Q$7]; POWER([.$Q$9];-(12-ROW(INDIRECT(&quot;1:3&quot;))))/[.$Q$9])) + (([.$G26]*POWER([.$Q$7];6)) + [.$B27]*SERIESSUM([.$Q$7];0;1;POWER(1; ROW(INDIRECT(&quot;1:6&quot;)))) - [.$C27]*SUMPRODUCT(POWER([.$Q$7];ROW(INDIRECT(&quot;1:6&quot;)))/[.$Q$7]; POWER([.$Q$9];-(12-ROW(INDIRECT(&quot;1:6&quot;))))/[.$Q$9])) + (([.$G26]*POWER([.$Q$7];9)) + [.$B27]*SERIESSUM([.$Q$7];0;1;POWER(1; ROW(INDIRECT(&quot;1:9&quot;)))) - [.$C27]*SUMPRODUCT(POWER([.$Q$7];ROW(INDIRECT(&quot;1:9&quot;)))/[.$Q$7]; POWER([.$Q$9];-(12-ROW(INDIRECT(&quot;1:9&quot;))))/[.$Q$9])) + (([.$G26]*POWER([.$Q$7];12)) + [.$B27]*SERIESSUM([.$Q$7];0;1;POWER(1; ROW(INDIRECT(&quot;1:12&quot;)))) - [.$C27]*SUMPRODUCT(POWER([.$Q$7];ROW(INDIRECT(&quot;1:12&quot;)))/[.$Q$7]; POWER([.$Q$9];-(12-ROW(INDIRECT(&quot;1:12&quot;))))/[.$Q$9])) ) * [.$Q$4] * [.$Q$4] / 4" office:value-type="float" office:value="1096592.54803386" calcext:value-type="float">
            <text:p>1096592.54803386</text:p>
          </table:table-cell>
          <table:table-cell table:formula="of:=[.$G26]*POWER([.$Q$7];12) + [.$B27]*(POWER([.$Q$7];12)-1)/([.$Q$7]-1) - [.$Q$3]*SUMPRODUCT(POWER([.$Q$7]; INDEX([.$A$2:.$A$13];N(IF({1};MAX(ROW([.$A$2:.$A$13]))-ROW([.$A$2:.$A$13])+1)))); POWER([.$Q$9];[.$A$2:.$A$13])) - [.$F27]" office:value-type="float" office:value="12476860.8021675" calcext:value-type="float">
            <text:p>12476860.8021675</text:p>
          </table:table-cell>
          <table:table-cell table:formula="of:=COUNTIF([.$M51:.$CA51];&quot;&gt;=0&quot;)" office:value-type="float" office:value="66" calcext:value-type="float">
            <text:p>66</text:p>
          </table:table-cell>
          <table:table-cell table:formula="of:=[.$Q$10]+[.$H27]+[.$A27]" office:value-type="float" office:value="119" calcext:value-type="float">
            <text:p>119</text:p>
          </table:table-cell>
          <table:table-cell table:formula="of:=[.$Q$10]+[.$A27]"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G2]*POWER([.$Q$7];12) - [.$Q$3]*SUMPRODUCT(POWER([.$Q$7]; INDEX([.$A$2:.$A$13];N(IF({1};MAX(ROW([.$A$2:.$A$13]))-ROW([.$A$2:.$A$13])+1)))); POWER([.$Q$9];[.$A$2:.$A$13])) - [.$F3]" office:value-type="float" office:value="-202862.487870474" calcext:value-type="float">
            <text:p>-202862.487870474</text:p>
          </table:table-cell>
          <table:table-cell table:formula="of:=[.M$27]*POWER([.$Q$7];12*[.M$26]) - [.$Q$3]*SUMPRODUCT(POWER([.$Q$7]; INDEX([.$A$2:.$A$13];N(IF({1};MAX(ROW([.$A$2:.$A$13]))-ROW([.$A$2:.$A$13])+1)))); POWER([.$Q$9];[.$A$2:.$A$13])) - [.$F3]" office:value-type="float" office:value="-438337.197897172" calcext:value-type="float">
            <text:p>-438337.197897172</text:p>
          </table:table-cell>
          <table:table-cell table:formula="of:=( (([.$G2]*POWER([.$Q$7];12*[.N$26])) - [.$C3]*SUMPRODUCT(POWER([.$Q$7];ROW(INDIRECT(&quot;1:12&quot;)))/[.$Q$7]; POWER([.$Q$9];-(12-ROW(INDIRECT(&quot;1:12&quot;))))/[.$Q$9]))) - [.$F3]" office:value-type="float" office:value="-190163.585713222" calcext:value-type="float">
            <text:p>-190163.585713222</text:p>
          </table:table-cell>
          <table:table-cell table:formula="of:=( (([.$G2]*POWER([.$Q$7];12*[.O$26])) - [.$C3]*SUMPRODUCT(POWER([.$Q$7];ROW(INDIRECT(&quot;1:12&quot;)))/[.$Q$7]; POWER([.$Q$9];-(12-ROW(INDIRECT(&quot;1:12&quot;))))/[.$Q$9]))) - [.$F3]" office:value-type="float" office:value="-190163.369120454" calcext:value-type="float">
            <text:p>-190163.369120454</text:p>
          </table:table-cell>
          <table:table-cell table:formula="of:=( (([.$G2]*POWER([.$Q$7];12*[.P$26])) - [.$C3]*SUMPRODUCT(POWER([.$Q$7];ROW(INDIRECT(&quot;1:12&quot;)))/[.$Q$7]; POWER([.$Q$9];-(12-ROW(INDIRECT(&quot;1:12&quot;))))/[.$Q$9]))) - [.$F3]" office:value-type="float" office:value="-190163.117709419" calcext:value-type="float">
            <text:p>-190163.117709419</text:p>
          </table:table-cell>
          <table:table-cell table:formula="of:=( (([.$G2]*POWER([.$Q$7];12*[.Q$26])) - [.$C3]*SUMPRODUCT(POWER([.$Q$7];ROW(INDIRECT(&quot;1:12&quot;)))/[.$Q$7]; POWER([.$Q$9];-(12-ROW(INDIRECT(&quot;1:12&quot;))))/[.$Q$9]))) - [.$F3]" office:value-type="float" office:value="-190162.825882926" calcext:value-type="float">
            <text:p>-190162.825882926</text:p>
          </table:table-cell>
          <table:table-cell table:formula="of:=( (([.$G2]*POWER([.$Q$7];12*[.R$26])) - [.$C3]*SUMPRODUCT(POWER([.$Q$7];ROW(INDIRECT(&quot;1:12&quot;)))/[.$Q$7]; POWER([.$Q$9];-(12-ROW(INDIRECT(&quot;1:12&quot;))))/[.$Q$9]))) - [.$F3]" office:value-type="float" office:value="-190162.487144004" calcext:value-type="float">
            <text:p>-190162.487144004</text:p>
          </table:table-cell>
          <table:table-cell table:formula="of:=( (([.$G2]*POWER([.$Q$7];12*[.S$26])) - [.$C3]*SUMPRODUCT(POWER([.$Q$7];ROW(INDIRECT(&quot;1:12&quot;)))/[.$Q$7]; POWER([.$Q$9];-(12-ROW(INDIRECT(&quot;1:12&quot;))))/[.$Q$9]))) - [.$F3]" office:value-type="float" office:value="-190162.093951271" calcext:value-type="float">
            <text:p>-190162.093951271</text:p>
          </table:table-cell>
          <table:table-cell table:formula="of:=( (([.$G2]*POWER([.$Q$7];12*[.T$26])) - [.$C3]*SUMPRODUCT(POWER([.$Q$7];ROW(INDIRECT(&quot;1:12&quot;)))/[.$Q$7]; POWER([.$Q$9];-(12-ROW(INDIRECT(&quot;1:12&quot;))))/[.$Q$9]))) - [.$F3]" office:value-type="float" office:value="-190161.63755103" calcext:value-type="float">
            <text:p>-190161.63755103</text:p>
          </table:table-cell>
          <table:table-cell table:formula="of:=( (([.$G2]*POWER([.$Q$7];12*[.U$26])) - [.$C3]*SUMPRODUCT(POWER([.$Q$7];ROW(INDIRECT(&quot;1:12&quot;)))/[.$Q$7]; POWER([.$Q$9];-(12-ROW(INDIRECT(&quot;1:12&quot;))))/[.$Q$9]))) - [.$F3]" office:value-type="float" office:value="-190161.107782388" calcext:value-type="float">
            <text:p>-190161.107782388</text:p>
          </table:table-cell>
          <table:table-cell table:formula="of:=( (([.$G2]*POWER([.$Q$7];12*[.V$26])) - [.$C3]*SUMPRODUCT(POWER([.$Q$7];ROW(INDIRECT(&quot;1:12&quot;)))/[.$Q$7]; POWER([.$Q$9];-(12-ROW(INDIRECT(&quot;1:12&quot;))))/[.$Q$9]))) - [.$F3]" office:value-type="float" office:value="-190160.492851044" calcext:value-type="float">
            <text:p>-190160.492851044</text:p>
          </table:table-cell>
          <table:table-cell table:formula="of:=( (([.$G2]*POWER([.$Q$7];12*[.W$26])) - [.$C3]*SUMPRODUCT(POWER([.$Q$7];ROW(INDIRECT(&quot;1:12&quot;)))/[.$Q$7]; POWER([.$Q$9];-(12-ROW(INDIRECT(&quot;1:12&quot;))))/[.$Q$9]))) - [.$F3]" office:value-type="float" office:value="-190159.779066707" calcext:value-type="float">
            <text:p>-190159.779066707</text:p>
          </table:table-cell>
          <table:table-cell table:formula="of:=( (([.$G2]*POWER([.$Q$7];12*[.X$26])) - [.$C3]*SUMPRODUCT(POWER([.$Q$7];ROW(INDIRECT(&quot;1:12&quot;)))/[.$Q$7]; POWER([.$Q$9];-(12-ROW(INDIRECT(&quot;1:12&quot;))))/[.$Q$9]))) - [.$F3]" office:value-type="float" office:value="-190158.950538314" calcext:value-type="float">
            <text:p>-190158.950538314</text:p>
          </table:table-cell>
          <table:table-cell table:formula="of:=( (([.$G2]*POWER([.$Q$7];12*[.Y$26])) - [.$C3]*SUMPRODUCT(POWER([.$Q$7];ROW(INDIRECT(&quot;1:12&quot;)))/[.$Q$7]; POWER([.$Q$9];-(12-ROW(INDIRECT(&quot;1:12&quot;))))/[.$Q$9]))) - [.$F3]" office:value-type="float" office:value="-190157.988820239" calcext:value-type="float">
            <text:p>-190157.988820239</text:p>
          </table:table-cell>
          <table:table-cell table:formula="of:=( (([.$G2]*POWER([.$Q$7];12*[.Z$26])) - [.$C3]*SUMPRODUCT(POWER([.$Q$7];ROW(INDIRECT(&quot;1:12&quot;)))/[.$Q$7]; POWER([.$Q$9];-(12-ROW(INDIRECT(&quot;1:12&quot;))))/[.$Q$9]))) - [.$F3]" office:value-type="float" office:value="-190156.872501639" calcext:value-type="float">
            <text:p>-190156.872501639</text:p>
          </table:table-cell>
          <table:table-cell table:formula="of:=( (([.$G2]*POWER([.$Q$7];12*[.AA$26])) - [.$C3]*SUMPRODUCT(POWER([.$Q$7];ROW(INDIRECT(&quot;1:12&quot;)))/[.$Q$7]; POWER([.$Q$9];-(12-ROW(INDIRECT(&quot;1:12&quot;))))/[.$Q$9]))) - [.$F3]" office:value-type="float" office:value="-190155.57672978" calcext:value-type="float">
            <text:p>-190155.57672978</text:p>
          </table:table-cell>
          <table:table-cell table:formula="of:=( (([.$G2]*POWER([.$Q$7];12*[.AB$26])) - [.$C3]*SUMPRODUCT(POWER([.$Q$7];ROW(INDIRECT(&quot;1:12&quot;)))/[.$Q$7]; POWER([.$Q$9];-(12-ROW(INDIRECT(&quot;1:12&quot;))))/[.$Q$9]))) - [.$F3]" office:value-type="float" office:value="-190154.072656741" calcext:value-type="float">
            <text:p>-190154.072656741</text:p>
          </table:table-cell>
          <table:table-cell table:formula="of:=( (([.$G2]*POWER([.$Q$7];12*[.AC$26])) - [.$C3]*SUMPRODUCT(POWER([.$Q$7];ROW(INDIRECT(&quot;1:12&quot;)))/[.$Q$7]; POWER([.$Q$9];-(12-ROW(INDIRECT(&quot;1:12&quot;))))/[.$Q$9]))) - [.$F3]" office:value-type="float" office:value="-190152.326797166" calcext:value-type="float">
            <text:p>-190152.326797166</text:p>
          </table:table-cell>
          <table:table-cell table:formula="of:=( (([.$G2]*POWER([.$Q$7];12*[.AD$26])) - [.$C3]*SUMPRODUCT(POWER([.$Q$7];ROW(INDIRECT(&quot;1:12&quot;)))/[.$Q$7]; POWER([.$Q$9];-(12-ROW(INDIRECT(&quot;1:12&quot;))))/[.$Q$9]))) - [.$F3]" office:value-type="float" office:value="-190150.300282777" calcext:value-type="float">
            <text:p>-190150.300282777</text:p>
          </table:table-cell>
          <table:table-cell table:formula="of:=( (([.$G2]*POWER([.$Q$7];12*[.AE$26])) - [.$C3]*SUMPRODUCT(POWER([.$Q$7];ROW(INDIRECT(&quot;1:12&quot;)))/[.$Q$7]; POWER([.$Q$9];-(12-ROW(INDIRECT(&quot;1:12&quot;))))/[.$Q$9]))) - [.$F3]" office:value-type="float" office:value="-190147.947997045" calcext:value-type="float">
            <text:p>-190147.947997045</text:p>
          </table:table-cell>
          <table:table-cell table:formula="of:=( (([.$G2]*POWER([.$Q$7];12*[.AF$26])) - [.$C3]*SUMPRODUCT(POWER([.$Q$7];ROW(INDIRECT(&quot;1:12&quot;)))/[.$Q$7]; POWER([.$Q$9];-(12-ROW(INDIRECT(&quot;1:12&quot;))))/[.$Q$9]))) - [.$F3]" office:value-type="float" office:value="-190145.217570754" calcext:value-type="float">
            <text:p>-190145.217570754</text:p>
          </table:table-cell>
          <table:table-cell table:formula="of:=( (([.$G2]*POWER([.$Q$7];12*[.AG$26])) - [.$C3]*SUMPRODUCT(POWER([.$Q$7];ROW(INDIRECT(&quot;1:12&quot;)))/[.$Q$7]; POWER([.$Q$9];-(12-ROW(INDIRECT(&quot;1:12&quot;))))/[.$Q$9]))) - [.$F3]" office:value-type="float" office:value="-190142.048216102" calcext:value-type="float">
            <text:p>-190142.048216102</text:p>
          </table:table-cell>
          <table:table-cell table:formula="of:=( (([.$G2]*POWER([.$Q$7];12*[.AH$26])) - [.$C3]*SUMPRODUCT(POWER([.$Q$7];ROW(INDIRECT(&quot;1:12&quot;)))/[.$Q$7]; POWER([.$Q$9];-(12-ROW(INDIRECT(&quot;1:12&quot;))))/[.$Q$9]))) - [.$F3]" office:value-type="float" office:value="-190138.369373371" calcext:value-type="float">
            <text:p>-190138.369373371</text:p>
          </table:table-cell>
          <table:table-cell table:formula="of:=( (([.$G2]*POWER([.$Q$7];12*[.AI$26])) - [.$C3]*SUMPRODUCT(POWER([.$Q$7];ROW(INDIRECT(&quot;1:12&quot;)))/[.$Q$7]; POWER([.$Q$9];-(12-ROW(INDIRECT(&quot;1:12&quot;))))/[.$Q$9]))) - [.$F3]" office:value-type="float" office:value="-190134.099140051" calcext:value-type="float">
            <text:p>-190134.099140051</text:p>
          </table:table-cell>
          <table:table-cell table:formula="of:=( (([.$G2]*POWER([.$Q$7];12*[.AJ$26])) - [.$C3]*SUMPRODUCT(POWER([.$Q$7];ROW(INDIRECT(&quot;1:12&quot;)))/[.$Q$7]; POWER([.$Q$9];-(12-ROW(INDIRECT(&quot;1:12&quot;))))/[.$Q$9]))) - [.$F3]" office:value-type="float" office:value="-190129.142447433" calcext:value-type="float">
            <text:p>-190129.142447433</text:p>
          </table:table-cell>
          <table:table-cell table:formula="of:=( (([.$G2]*POWER([.$Q$7];12*[.AK$26])) - [.$C3]*SUMPRODUCT(POWER([.$Q$7];ROW(INDIRECT(&quot;1:12&quot;)))/[.$Q$7]; POWER([.$Q$9];-(12-ROW(INDIRECT(&quot;1:12&quot;))))/[.$Q$9]))) - [.$F3]" office:value-type="float" office:value="-190123.388944084" calcext:value-type="float">
            <text:p>-190123.388944084</text:p>
          </table:table-cell>
          <table:table-cell table:formula="of:=( (([.$G2]*POWER([.$Q$7];12*[.AL$26])) - [.$C3]*SUMPRODUCT(POWER([.$Q$7];ROW(INDIRECT(&quot;1:12&quot;)))/[.$Q$7]; POWER([.$Q$9];-(12-ROW(INDIRECT(&quot;1:12&quot;))))/[.$Q$9]))) - [.$F3]" office:value-type="float" office:value="-190116.710539079" calcext:value-type="float">
            <text:p>-190116.710539079</text:p>
          </table:table-cell>
          <table:table-cell table:formula="of:=( (([.$G2]*POWER([.$Q$7];12*[.AM$26])) - [.$C3]*SUMPRODUCT(POWER([.$Q$7];ROW(INDIRECT(&quot;1:12&quot;)))/[.$Q$7]; POWER([.$Q$9];-(12-ROW(INDIRECT(&quot;1:12&quot;))))/[.$Q$9]))) - [.$F3]" office:value-type="float" office:value="-190108.958550299" calcext:value-type="float">
            <text:p>-190108.958550299</text:p>
          </table:table-cell>
          <table:table-cell table:formula="of:=( (([.$G2]*POWER([.$Q$7];12*[.AN$26])) - [.$C3]*SUMPRODUCT(POWER([.$Q$7];ROW(INDIRECT(&quot;1:12&quot;)))/[.$Q$7]; POWER([.$Q$9];-(12-ROW(INDIRECT(&quot;1:12&quot;))))/[.$Q$9]))) - [.$F3]" office:value-type="float" office:value="-190099.9603943" calcext:value-type="float">
            <text:p>-190099.9603943</text:p>
          </table:table-cell>
          <table:table-cell table:formula="of:=( (([.$G2]*POWER([.$Q$7];12*[.AO$26])) - [.$C3]*SUMPRODUCT(POWER([.$Q$7];ROW(INDIRECT(&quot;1:12&quot;)))/[.$Q$7]; POWER([.$Q$9];-(12-ROW(INDIRECT(&quot;1:12&quot;))))/[.$Q$9]))) - [.$F3]" office:value-type="float" office:value="-190089.515744073" calcext:value-type="float">
            <text:p>-190089.515744073</text:p>
          </table:table-cell>
          <table:table-cell table:formula="of:=( (([.$G2]*POWER([.$Q$7];12*[.AP$26])) - [.$C3]*SUMPRODUCT(POWER([.$Q$7];ROW(INDIRECT(&quot;1:12&quot;)))/[.$Q$7]; POWER([.$Q$9];-(12-ROW(INDIRECT(&quot;1:12&quot;))))/[.$Q$9]))) - [.$F3]" office:value-type="float" office:value="-190077.392069137" calcext:value-type="float">
            <text:p>-190077.392069137</text:p>
          </table:table-cell>
          <table:table-cell table:formula="of:=( (([.$G2]*POWER([.$Q$7];12*[.AQ$26])) - [.$C3]*SUMPRODUCT(POWER([.$Q$7];ROW(INDIRECT(&quot;1:12&quot;)))/[.$Q$7]; POWER([.$Q$9];-(12-ROW(INDIRECT(&quot;1:12&quot;))))/[.$Q$9]))) - [.$F3]" office:value-type="float" office:value="-190063.319458683" calcext:value-type="float">
            <text:p>-190063.319458683</text:p>
          </table:table-cell>
          <table:table-cell table:formula="of:=( (([.$G2]*POWER([.$Q$7];12*[.AR$26])) - [.$C3]*SUMPRODUCT(POWER([.$Q$7];ROW(INDIRECT(&quot;1:12&quot;)))/[.$Q$7]; POWER([.$Q$9];-(12-ROW(INDIRECT(&quot;1:12&quot;))))/[.$Q$9]))) - [.$F3]" office:value-type="float" office:value="-190046.984612522" calcext:value-type="float">
            <text:p>-190046.984612522</text:p>
          </table:table-cell>
          <table:table-cell table:formula="of:=( (([.$G2]*POWER([.$Q$7];12*[.AS$26])) - [.$C3]*SUMPRODUCT(POWER([.$Q$7];ROW(INDIRECT(&quot;1:12&quot;)))/[.$Q$7]; POWER([.$Q$9];-(12-ROW(INDIRECT(&quot;1:12&quot;))))/[.$Q$9]))) - [.$F3]" office:value-type="float" office:value="-190028.023866045" calcext:value-type="float">
            <text:p>-190028.023866045</text:p>
          </table:table-cell>
          <table:table-cell table:formula="of:=( (([.$G2]*POWER([.$Q$7];12*[.AT$26])) - [.$C3]*SUMPRODUCT(POWER([.$Q$7];ROW(INDIRECT(&quot;1:12&quot;)))/[.$Q$7]; POWER([.$Q$9];-(12-ROW(INDIRECT(&quot;1:12&quot;))))/[.$Q$9]))) - [.$F3]" office:value-type="float" office:value="-190006.015093912" calcext:value-type="float">
            <text:p>-190006.015093912</text:p>
          </table:table-cell>
          <table:table-cell table:formula="of:=( (([.$G2]*POWER([.$Q$7];12*[.AU$26])) - [.$C3]*SUMPRODUCT(POWER([.$Q$7];ROW(INDIRECT(&quot;1:12&quot;)))/[.$Q$7]; POWER([.$Q$9];-(12-ROW(INDIRECT(&quot;1:12&quot;))))/[.$Q$9]))) - [.$F3]" office:value-type="float" office:value="-189980.468312229" calcext:value-type="float">
            <text:p>-189980.468312229</text:p>
          </table:table-cell>
          <table:table-cell table:formula="of:=( (([.$G2]*POWER([.$Q$7];12*[.AV$26])) - [.$C3]*SUMPRODUCT(POWER([.$Q$7];ROW(INDIRECT(&quot;1:12&quot;)))/[.$Q$7]; POWER([.$Q$9];-(12-ROW(INDIRECT(&quot;1:12&quot;))))/[.$Q$9]))) - [.$F3]" office:value-type="float" office:value="-189950.814769977" calcext:value-type="float">
            <text:p>-189950.814769977</text:p>
          </table:table-cell>
          <table:table-cell table:formula="of:=( (([.$G2]*POWER([.$Q$7];12*[.AW$26])) - [.$C3]*SUMPRODUCT(POWER([.$Q$7];ROW(INDIRECT(&quot;1:12&quot;)))/[.$Q$7]; POWER([.$Q$9];-(12-ROW(INDIRECT(&quot;1:12&quot;))))/[.$Q$9]))) - [.$F3]" office:value-type="float" office:value="-189916.394286842" calcext:value-type="float">
            <text:p>-189916.394286842</text:p>
          </table:table-cell>
          <table:table-cell table:formula="of:=( (([.$G2]*POWER([.$Q$7];12*[.AX$26])) - [.$C3]*SUMPRODUCT(POWER([.$Q$7];ROW(INDIRECT(&quot;1:12&quot;)))/[.$Q$7]; POWER([.$Q$9];-(12-ROW(INDIRECT(&quot;1:12&quot;))))/[.$Q$9]))) - [.$F3]" office:value-type="float" office:value="-189876.440555541" calcext:value-type="float">
            <text:p>-189876.440555541</text:p>
          </table:table-cell>
          <table:table-cell table:formula="of:=( (([.$G2]*POWER([.$Q$7];12*[.AY$26])) - [.$C3]*SUMPRODUCT(POWER([.$Q$7];ROW(INDIRECT(&quot;1:12&quot;)))/[.$Q$7]; POWER([.$Q$9];-(12-ROW(INDIRECT(&quot;1:12&quot;))))/[.$Q$9]))) - [.$F3]" office:value-type="float" office:value="-189830.064081433" calcext:value-type="float">
            <text:p>-189830.064081433</text:p>
          </table:table-cell>
          <table:table-cell table:formula="of:=( (([.$G2]*POWER([.$Q$7];12*[.AZ$26])) - [.$C3]*SUMPRODUCT(POWER([.$Q$7];ROW(INDIRECT(&quot;1:12&quot;)))/[.$Q$7]; POWER([.$Q$9];-(12-ROW(INDIRECT(&quot;1:12&quot;))))/[.$Q$9]))) - [.$F3]" office:value-type="float" office:value="-189776.232379597" calcext:value-type="float">
            <text:p>-189776.232379597</text:p>
          </table:table-cell>
          <table:table-cell table:formula="of:=( (([.$G2]*POWER([.$Q$7];12*[.BA$26])) - [.$C3]*SUMPRODUCT(POWER([.$Q$7];ROW(INDIRECT(&quot;1:12&quot;)))/[.$Q$7]; POWER([.$Q$9];-(12-ROW(INDIRECT(&quot;1:12&quot;))))/[.$Q$9]))) - [.$F3]" office:value-type="float" office:value="-189713.746988493" calcext:value-type="float">
            <text:p>-189713.746988493</text:p>
          </table:table-cell>
          <table:table-cell table:formula="of:=( (([.$G2]*POWER([.$Q$7];12*[.BB$26])) - [.$C3]*SUMPRODUCT(POWER([.$Q$7];ROW(INDIRECT(&quot;1:12&quot;)))/[.$Q$7]; POWER([.$Q$9];-(12-ROW(INDIRECT(&quot;1:12&quot;))))/[.$Q$9]))) - [.$F3]" office:value-type="float" office:value="-189641.216788478" calcext:value-type="float">
            <text:p>-189641.216788478</text:p>
          </table:table-cell>
          <table:table-cell table:formula="of:=( (([.$G2]*POWER([.$Q$7];12*[.BC$26])) - [.$C3]*SUMPRODUCT(POWER([.$Q$7];ROW(INDIRECT(&quot;1:12&quot;)))/[.$Q$7]; POWER([.$Q$9];-(12-ROW(INDIRECT(&quot;1:12&quot;))))/[.$Q$9]))) - [.$F3]" office:value-type="float" office:value="-189557.027031139" calcext:value-type="float">
            <text:p>-189557.027031139</text:p>
          </table:table-cell>
          <table:table-cell table:formula="of:=( (([.$G2]*POWER([.$Q$7];12*[.BD$26])) - [.$C3]*SUMPRODUCT(POWER([.$Q$7];ROW(INDIRECT(&quot;1:12&quot;)))/[.$Q$7]; POWER([.$Q$9];-(12-ROW(INDIRECT(&quot;1:12&quot;))))/[.$Q$9]))) - [.$F3]" office:value-type="float" office:value="-189459.303389961" calcext:value-type="float">
            <text:p>-189459.303389961</text:p>
          </table:table-cell>
          <table:table-cell table:formula="of:=( (([.$G2]*POWER([.$Q$7];12*[.BE$26])) - [.$C3]*SUMPRODUCT(POWER([.$Q$7];ROW(INDIRECT(&quot;1:12&quot;)))/[.$Q$7]; POWER([.$Q$9];-(12-ROW(INDIRECT(&quot;1:12&quot;))))/[.$Q$9]))) - [.$F3]" office:value-type="float" office:value="-189345.870231976" calcext:value-type="float">
            <text:p>-189345.870231976</text:p>
          </table:table-cell>
          <table:table-cell table:formula="of:=( (([.$G2]*POWER([.$Q$7];12*[.BF$26])) - [.$C3]*SUMPRODUCT(POWER([.$Q$7];ROW(INDIRECT(&quot;1:12&quot;)))/[.$Q$7]; POWER([.$Q$9];-(12-ROW(INDIRECT(&quot;1:12&quot;))))/[.$Q$9]))) - [.$F3]" office:value-type="float" office:value="-189214.202181386" calcext:value-type="float">
            <text:p>-189214.202181386</text:p>
          </table:table-cell>
          <table:table-cell table:formula="of:=( (([.$G2]*POWER([.$Q$7];12*[.BG$26])) - [.$C3]*SUMPRODUCT(POWER([.$Q$7];ROW(INDIRECT(&quot;1:12&quot;)))/[.$Q$7]; POWER([.$Q$9];-(12-ROW(INDIRECT(&quot;1:12&quot;))))/[.$Q$9]))) - [.$F3]" office:value-type="float" office:value="-189061.367896823" calcext:value-type="float">
            <text:p>-189061.367896823</text:p>
          </table:table-cell>
          <table:table-cell table:formula="of:=( (([.$G2]*POWER([.$Q$7];12*[.BH$26])) - [.$C3]*SUMPRODUCT(POWER([.$Q$7];ROW(INDIRECT(&quot;1:12&quot;)))/[.$Q$7]; POWER([.$Q$9];-(12-ROW(INDIRECT(&quot;1:12&quot;))))/[.$Q$9]))) - [.$F3]" office:value-type="float" office:value="-188883.964810553" calcext:value-type="float">
            <text:p>-188883.964810553</text:p>
          </table:table-cell>
          <table:table-cell table:formula="of:=( (([.$G2]*POWER([.$Q$7];12*[.BI$26])) - [.$C3]*SUMPRODUCT(POWER([.$Q$7];ROW(INDIRECT(&quot;1:12&quot;)))/[.$Q$7]; POWER([.$Q$9];-(12-ROW(INDIRECT(&quot;1:12&quot;))))/[.$Q$9]))) - [.$F3]" office:value-type="float" office:value="-188678.043376708" calcext:value-type="float">
            <text:p>-188678.043376708</text:p>
          </table:table-cell>
          <table:table-cell table:formula="of:=( (([.$G2]*POWER([.$Q$7];12*[.BJ$26])) - [.$C3]*SUMPRODUCT(POWER([.$Q$7];ROW(INDIRECT(&quot;1:12&quot;)))/[.$Q$7]; POWER([.$Q$9];-(12-ROW(INDIRECT(&quot;1:12&quot;))))/[.$Q$9]))) - [.$F3]" office:value-type="float" office:value="-188439.019142077" calcext:value-type="float">
            <text:p>-188439.019142077</text:p>
          </table:table-cell>
          <table:table-cell table:formula="of:=( (([.$G2]*POWER([.$Q$7];12*[.BK$26])) - [.$C3]*SUMPRODUCT(POWER([.$Q$7];ROW(INDIRECT(&quot;1:12&quot;)))/[.$Q$7]; POWER([.$Q$9];-(12-ROW(INDIRECT(&quot;1:12&quot;))))/[.$Q$9]))) - [.$F3]" office:value-type="float" office:value="-188161.570681883" calcext:value-type="float">
            <text:p>-188161.570681883</text:p>
          </table:table-cell>
          <table:table-cell table:formula="of:=( (([.$G2]*POWER([.$Q$7];12*[.BL$26])) - [.$C3]*SUMPRODUCT(POWER([.$Q$7];ROW(INDIRECT(&quot;1:12&quot;)))/[.$Q$7]; POWER([.$Q$9];-(12-ROW(INDIRECT(&quot;1:12&quot;))))/[.$Q$9]))) - [.$F3]" office:value-type="float" office:value="-187839.521128277" calcext:value-type="float">
            <text:p>-187839.521128277</text:p>
          </table:table-cell>
          <table:table-cell table:formula="of:=( (([.$G2]*POWER([.$Q$7];12*[.BM$26])) - [.$C3]*SUMPRODUCT(POWER([.$Q$7];ROW(INDIRECT(&quot;1:12&quot;)))/[.$Q$7]; POWER([.$Q$9];-(12-ROW(INDIRECT(&quot;1:12&quot;))))/[.$Q$9]))) - [.$F3]" office:value-type="float" office:value="-187465.700653999" calcext:value-type="float">
            <text:p>-187465.700653999</text:p>
          </table:table-cell>
          <table:table-cell table:formula="of:=( (([.$G2]*POWER([.$Q$7];12*[.BN$26])) - [.$C3]*SUMPRODUCT(POWER([.$Q$7];ROW(INDIRECT(&quot;1:12&quot;)))/[.$Q$7]; POWER([.$Q$9];-(12-ROW(INDIRECT(&quot;1:12&quot;))))/[.$Q$9]))) - [.$F3]" office:value-type="float" office:value="-187031.786849663" calcext:value-type="float">
            <text:p>-187031.786849663</text:p>
          </table:table-cell>
          <table:table-cell table:formula="of:=( (([.$G2]*POWER([.$Q$7];12*[.BO$26])) - [.$C3]*SUMPRODUCT(POWER([.$Q$7];ROW(INDIRECT(&quot;1:12&quot;)))/[.$Q$7]; POWER([.$Q$9];-(12-ROW(INDIRECT(&quot;1:12&quot;))))/[.$Q$9]))) - [.$F3]" office:value-type="float" office:value="-186528.119440978" calcext:value-type="float">
            <text:p>-186528.119440978</text:p>
          </table:table-cell>
          <table:table-cell table:formula="of:=( (([.$G2]*POWER([.$Q$7];12*[.BP$26])) - [.$C3]*SUMPRODUCT(POWER([.$Q$7];ROW(INDIRECT(&quot;1:12&quot;)))/[.$Q$7]; POWER([.$Q$9];-(12-ROW(INDIRECT(&quot;1:12&quot;))))/[.$Q$9]))) - [.$F3]" office:value-type="float" office:value="-185943.485220917" calcext:value-type="float">
            <text:p>-185943.485220917</text:p>
          </table:table-cell>
          <table:table-cell table:formula="of:=( (([.$G2]*POWER([.$Q$7];12*[.BQ$26])) - [.$C3]*SUMPRODUCT(POWER([.$Q$7];ROW(INDIRECT(&quot;1:12&quot;)))/[.$Q$7]; POWER([.$Q$9];-(12-ROW(INDIRECT(&quot;1:12&quot;))))/[.$Q$9]))) - [.$F3]" office:value-type="float" office:value="-185264.868408766" calcext:value-type="float">
            <text:p>-185264.868408766</text:p>
          </table:table-cell>
          <table:table-cell table:formula="of:=( (([.$G2]*POWER([.$Q$7];12*[.BR$26])) - [.$C3]*SUMPRODUCT(POWER([.$Q$7];ROW(INDIRECT(&quot;1:12&quot;)))/[.$Q$7]; POWER([.$Q$9];-(12-ROW(INDIRECT(&quot;1:12&quot;))))/[.$Q$9]))) - [.$F3]" office:value-type="float" office:value="-184477.160878258" calcext:value-type="float">
            <text:p>-184477.160878258</text:p>
          </table:table-cell>
          <table:table-cell table:formula="of:=( (([.$G2]*POWER([.$Q$7];12*[.BS$26])) - [.$C3]*SUMPRODUCT(POWER([.$Q$7];ROW(INDIRECT(&quot;1:12&quot;)))/[.$Q$7]; POWER([.$Q$9];-(12-ROW(INDIRECT(&quot;1:12&quot;))))/[.$Q$9]))) - [.$F3]" office:value-type="float" office:value="-183562.825803577" calcext:value-type="float">
            <text:p>-183562.825803577</text:p>
          </table:table-cell>
          <table:table-cell table:formula="of:=( (([.$G2]*POWER([.$Q$7];12*[.BT$26])) - [.$C3]*SUMPRODUCT(POWER([.$Q$7];ROW(INDIRECT(&quot;1:12&quot;)))/[.$Q$7]; POWER([.$Q$9];-(12-ROW(INDIRECT(&quot;1:12&quot;))))/[.$Q$9]))) - [.$F3]" office:value-type="float" office:value="-182501.507234928" calcext:value-type="float">
            <text:p>-182501.507234928</text:p>
          </table:table-cell>
          <table:table-cell table:formula="of:=( (([.$G2]*POWER([.$Q$7];12*[.BU$26])) - [.$C3]*SUMPRODUCT(POWER([.$Q$7];ROW(INDIRECT(&quot;1:12&quot;)))/[.$Q$7]; POWER([.$Q$9];-(12-ROW(INDIRECT(&quot;1:12&quot;))))/[.$Q$9]))) - [.$F3]" office:value-type="float" office:value="-181269.576911626" calcext:value-type="float">
            <text:p>-181269.576911626</text:p>
          </table:table-cell>
          <table:table-cell table:formula="of:=( (([.$G2]*POWER([.$Q$7];12*[.BV$26])) - [.$C3]*SUMPRODUCT(POWER([.$Q$7];ROW(INDIRECT(&quot;1:12&quot;)))/[.$Q$7]; POWER([.$Q$9];-(12-ROW(INDIRECT(&quot;1:12&quot;))))/[.$Q$9]))) - [.$F3]" office:value-type="float" office:value="-179839.608223333" calcext:value-type="float">
            <text:p>-179839.608223333</text:p>
          </table:table-cell>
          <table:table-cell table:formula="of:=( (([.$G2]*POWER([.$Q$7];12*[.BW$26])) - [.$C3]*SUMPRODUCT(POWER([.$Q$7];ROW(INDIRECT(&quot;1:12&quot;)))/[.$Q$7]; POWER([.$Q$9];-(12-ROW(INDIRECT(&quot;1:12&quot;))))/[.$Q$9]))) - [.$F3]" office:value-type="float" office:value="-178179.765608195" calcext:value-type="float">
            <text:p>-178179.765608195</text:p>
          </table:table-cell>
          <table:table-cell table:formula="of:=( (([.$G2]*POWER([.$Q$7];12*[.BX$26])) - [.$C3]*SUMPRODUCT(POWER([.$Q$7];ROW(INDIRECT(&quot;1:12&quot;)))/[.$Q$7]; POWER([.$Q$9];-(12-ROW(INDIRECT(&quot;1:12&quot;))))/[.$Q$9]))) - [.$F3]" office:value-type="float" office:value="-176253.095793964" calcext:value-type="float">
            <text:p>-176253.095793964</text:p>
          </table:table-cell>
          <table:table-cell table:formula="of:=( (([.$G2]*POWER([.$Q$7];12*[.BY$26])) - [.$C3]*SUMPRODUCT(POWER([.$Q$7];ROW(INDIRECT(&quot;1:12&quot;)))/[.$Q$7]; POWER([.$Q$9];-(12-ROW(INDIRECT(&quot;1:12&quot;))))/[.$Q$9]))) - [.$F3]" office:value-type="float" office:value="-174016.705102935" calcext:value-type="float">
            <text:p>-174016.705102935</text:p>
          </table:table-cell>
          <table:table-cell table:formula="of:=( (([.$G2]*POWER([.$Q$7];12*[.BZ$26])) - [.$C3]*SUMPRODUCT(POWER([.$Q$7];ROW(INDIRECT(&quot;1:12&quot;)))/[.$Q$7]; POWER([.$Q$9];-(12-ROW(INDIRECT(&quot;1:12&quot;))))/[.$Q$9]))) - [.$F3]" office:value-type="float" office:value="-171420.804504929" calcext:value-type="float">
            <text:p>-171420.8045049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B27]*(1+[.$Q$11])" office:value-type="float" office:value="67727.0988179877" calcext:value-type="float">
            <text:p>67727.0988179877</text:p>
          </table:table-cell>
          <table:table-cell table:formula="of:=[.$C27]*POWER([.$Q$9];12)" office:value-type="float" office:value="81411.4896018435" calcext:value-type="float">
            <text:p>81411.4896018435</text:p>
          </table:table-cell>
          <table:table-cell table:formula="of:=[.$B28]*12" office:value-type="float" office:value="812725.185815853" calcext:value-type="float">
            <text:p>812725.185815853</text:p>
          </table:table-cell>
          <table:table-cell table:formula="of:=[.$C28]*(POWER([.$Q$9];12)-1)/([.$Q$9]-1)" office:value-type="float" office:value="1007898.43232954" calcext:value-type="float">
            <text:p>1007898.43232954</text:p>
          </table:table-cell>
          <table:table-cell table:formula="of:=  ( (([.$G27]*POWER([.$Q$7];3)) + [.$B28]*SERIESSUM([.$Q$7];0;1;POWER(1; ROW(INDIRECT(&quot;1:3&quot;)))) - [.$C28]*SUMPRODUCT(POWER([.$Q$7];ROW(INDIRECT(&quot;1:3&quot;)))/[.$Q$7]; POWER([.$Q$9];-(12-ROW(INDIRECT(&quot;1:3&quot;))))/[.$Q$9])) + (([.$G27]*POWER([.$Q$7];6)) + [.$B28]*SERIESSUM([.$Q$7];0;1;POWER(1; ROW(INDIRECT(&quot;1:6&quot;)))) - [.$C28]*SUMPRODUCT(POWER([.$Q$7];ROW(INDIRECT(&quot;1:6&quot;)))/[.$Q$7]; POWER([.$Q$9];-(12-ROW(INDIRECT(&quot;1:6&quot;))))/[.$Q$9])) + (([.$G27]*POWER([.$Q$7];9)) + [.$B28]*SERIESSUM([.$Q$7];0;1;POWER(1; ROW(INDIRECT(&quot;1:9&quot;)))) - [.$C28]*SUMPRODUCT(POWER([.$Q$7];ROW(INDIRECT(&quot;1:9&quot;)))/[.$Q$7]; POWER([.$Q$9];-(12-ROW(INDIRECT(&quot;1:9&quot;))))/[.$Q$9])) + (([.$G27]*POWER([.$Q$7];12)) + [.$B28]*SERIESSUM([.$Q$7];0;1;POWER(1; ROW(INDIRECT(&quot;1:12&quot;)))) - [.$C28]*SUMPRODUCT(POWER([.$Q$7];ROW(INDIRECT(&quot;1:12&quot;)))/[.$Q$7]; POWER([.$Q$9];-(12-ROW(INDIRECT(&quot;1:12&quot;))))/[.$Q$9])) ) * [.$Q$4] * [.$Q$4] / 4" office:value-type="float" office:value="1226424.96816689" calcext:value-type="float">
            <text:p>1226424.96816689</text:p>
          </table:table-cell>
          <table:table-cell table:formula="of:=[.$G27]*POWER([.$Q$7];12) + [.$B28]*(POWER([.$Q$7];12)-1)/([.$Q$7]-1) - [.$Q$3]*SUMPRODUCT(POWER([.$Q$7]; INDEX([.$A$2:.$A$13];N(IF({1};MAX(ROW([.$A$2:.$A$13]))-ROW([.$A$2:.$A$13])+1)))); POWER([.$Q$9];[.$A$2:.$A$13])) - [.$F28]" office:value-type="float" office:value="13928289.6839713" calcext:value-type="float">
            <text:p>13928289.6839713</text:p>
          </table:table-cell>
          <table:table-cell table:formula="of:=COUNTIF([.$M52:.$CA52];&quot;&gt;=0&quot;)" office:value-type="float" office:value="66" calcext:value-type="float">
            <text:p>66</text:p>
          </table:table-cell>
          <table:table-cell table:formula="of:=[.$Q$10]+[.$H28]+[.$A28]" office:value-type="float" office:value="120" calcext:value-type="float">
            <text:p>120</text:p>
          </table:table-cell>
          <table:table-cell table:formula="of:=[.$Q$10]+[.$A28]" office:value-type="float" office:value="54" calcext:value-type="float">
            <text:p>5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G3]*POWER([.$Q$7];12) - [.$Q$3]*SUMPRODUCT(POWER([.$Q$7]; INDEX([.$A$2:.$A$13];N(IF({1};MAX(ROW([.$A$2:.$A$13]))-ROW([.$A$2:.$A$13])+1)))); POWER([.$Q$9];[.$A$2:.$A$13])) - [.$F4]" office:value-type="float" office:value="-145152.709192239" calcext:value-type="float">
            <text:p>-145152.709192239</text:p>
          </table:table-cell>
          <table:table-cell table:formula="of:=[.M$27]*POWER([.$Q$7];12*[.M$26]) - [.$Q$3]*SUMPRODUCT(POWER([.$Q$7]; INDEX([.$A$2:.$A$13];N(IF({1};MAX(ROW([.$A$2:.$A$13]))-ROW([.$A$2:.$A$13])+1)))); POWER([.$Q$9];[.$A$2:.$A$13])) - [.$F4]" office:value-type="float" office:value="-443707.161498403" calcext:value-type="float">
            <text:p>-443707.161498403</text:p>
          </table:table-cell>
          <table:table-cell table:formula="of:=( (([.$G3]*POWER([.$Q$7];12*[.N$26])) - [.$C4]*SUMPRODUCT(POWER([.$Q$7];ROW(INDIRECT(&quot;1:12&quot;)))/[.$Q$7]; POWER([.$Q$9];-(12-ROW(INDIRECT(&quot;1:12&quot;))))/[.$Q$9]))) - [.$F4]" office:value-type="float" office:value="-135344.243566695" calcext:value-type="float">
            <text:p>-135344.243566695</text:p>
          </table:table-cell>
          <table:table-cell table:formula="of:=( (([.$G3]*POWER([.$Q$7];12*[.O$26])) - [.$C4]*SUMPRODUCT(POWER([.$Q$7];ROW(INDIRECT(&quot;1:12&quot;)))/[.$Q$7]; POWER([.$Q$9];-(12-ROW(INDIRECT(&quot;1:12&quot;))))/[.$Q$9]))) - [.$F4]" office:value-type="float" office:value="-123573.565781514" calcext:value-type="float">
            <text:p>-123573.565781514</text:p>
          </table:table-cell>
          <table:table-cell table:formula="of:=( (([.$G3]*POWER([.$Q$7];12*[.P$26])) - [.$C4]*SUMPRODUCT(POWER([.$Q$7];ROW(INDIRECT(&quot;1:12&quot;)))/[.$Q$7]; POWER([.$Q$9];-(12-ROW(INDIRECT(&quot;1:12&quot;))))/[.$Q$9]))) - [.$F4]" office:value-type="float" office:value="-109910.698365703" calcext:value-type="float">
            <text:p>-109910.698365703</text:p>
          </table:table-cell>
          <table:table-cell table:formula="of:=( (([.$G3]*POWER([.$Q$7];12*[.Q$26])) - [.$C4]*SUMPRODUCT(POWER([.$Q$7];ROW(INDIRECT(&quot;1:12&quot;)))/[.$Q$7]; POWER([.$Q$9];-(12-ROW(INDIRECT(&quot;1:12&quot;))))/[.$Q$9]))) - [.$F4]" office:value-type="float" office:value="-94051.4632877512" calcext:value-type="float">
            <text:p>-94051.4632877512</text:p>
          </table:table-cell>
          <table:table-cell table:formula="of:=( (([.$G3]*POWER([.$Q$7];12*[.R$26])) - [.$C4]*SUMPRODUCT(POWER([.$Q$7];ROW(INDIRECT(&quot;1:12&quot;)))/[.$Q$7]; POWER([.$Q$9];-(12-ROW(INDIRECT(&quot;1:12&quot;))))/[.$Q$9]))) - [.$F4]" office:value-type="float" office:value="-75642.7845233871" calcext:value-type="float">
            <text:p>-75642.7845233871</text:p>
          </table:table-cell>
          <table:table-cell table:formula="of:=( (([.$G3]*POWER([.$Q$7];12*[.S$26])) - [.$C4]*SUMPRODUCT(POWER([.$Q$7];ROW(INDIRECT(&quot;1:12&quot;)))/[.$Q$7]; POWER([.$Q$9];-(12-ROW(INDIRECT(&quot;1:12&quot;))))/[.$Q$9]))) - [.$F4]" office:value-type="float" office:value="-54274.8274823401" calcext:value-type="float">
            <text:p>-54274.8274823401</text:p>
          </table:table-cell>
          <table:table-cell table:formula="of:=( (([.$G3]*POWER([.$Q$7];12*[.T$26])) - [.$C4]*SUMPRODUCT(POWER([.$Q$7];ROW(INDIRECT(&quot;1:12&quot;)))/[.$Q$7]; POWER([.$Q$9];-(12-ROW(INDIRECT(&quot;1:12&quot;))))/[.$Q$9]))) - [.$F4]" office:value-type="float" office:value="-29471.8748124338" calcext:value-type="float">
            <text:p>-29471.8748124338</text:p>
          </table:table-cell>
          <table:table-cell table:formula="of:=( (([.$G3]*POWER([.$Q$7];12*[.U$26])) - [.$C4]*SUMPRODUCT(POWER([.$Q$7];ROW(INDIRECT(&quot;1:12&quot;)))/[.$Q$7]; POWER([.$Q$9];-(12-ROW(INDIRECT(&quot;1:12&quot;))))/[.$Q$9]))) - [.$F4]" office:value-type="float" office:value="-681.73544797037" calcext:value-type="float">
            <text:p>-681.73544797037</text:p>
          </table:table-cell>
          <table:table-cell table:formula="of:=( (([.$G3]*POWER([.$Q$7];12*[.V$26])) - [.$C4]*SUMPRODUCT(POWER([.$Q$7];ROW(INDIRECT(&quot;1:12&quot;)))/[.$Q$7]; POWER([.$Q$9];-(12-ROW(INDIRECT(&quot;1:12&quot;))))/[.$Q$9]))) - [.$F4]" office:value-type="float" office:value="32736.5488852053" calcext:value-type="float">
            <text:p>32736.5488852053</text:p>
          </table:table-cell>
          <table:table-cell table:formula="of:=( (([.$G3]*POWER([.$Q$7];12*[.W$26])) - [.$C4]*SUMPRODUCT(POWER([.$Q$7];ROW(INDIRECT(&quot;1:12&quot;)))/[.$Q$7]; POWER([.$Q$9];-(12-ROW(INDIRECT(&quot;1:12&quot;))))/[.$Q$9]))) - [.$F4]" office:value-type="float" office:value="71526.9733994906" calcext:value-type="float">
            <text:p>71526.9733994906</text:p>
          </table:table-cell>
          <table:table-cell table:formula="of:=( (([.$G3]*POWER([.$Q$7];12*[.X$26])) - [.$C4]*SUMPRODUCT(POWER([.$Q$7];ROW(INDIRECT(&quot;1:12&quot;)))/[.$Q$7]; POWER([.$Q$9];-(12-ROW(INDIRECT(&quot;1:12&quot;))))/[.$Q$9]))) - [.$F4]" office:value-type="float" office:value="116553.13389884" calcext:value-type="float">
            <text:p>116553.13389884</text:p>
          </table:table-cell>
          <table:table-cell table:formula="of:=( (([.$G3]*POWER([.$Q$7];12*[.Y$26])) - [.$C4]*SUMPRODUCT(POWER([.$Q$7];ROW(INDIRECT(&quot;1:12&quot;)))/[.$Q$7]; POWER([.$Q$9];-(12-ROW(INDIRECT(&quot;1:12&quot;))))/[.$Q$9]))) - [.$F4]" office:value-type="float" office:value="168817.453114181" calcext:value-type="float">
            <text:p>168817.453114181</text:p>
          </table:table-cell>
          <table:table-cell table:formula="of:=( (([.$G3]*POWER([.$Q$7];12*[.Z$26])) - [.$C4]*SUMPRODUCT(POWER([.$Q$7];ROW(INDIRECT(&quot;1:12&quot;)))/[.$Q$7]; POWER([.$Q$9];-(12-ROW(INDIRECT(&quot;1:12&quot;))))/[.$Q$9]))) - [.$F4]" office:value-type="float" office:value="229483.497759105" calcext:value-type="float">
            <text:p>229483.497759105</text:p>
          </table:table-cell>
          <table:table-cell table:formula="of:=( (([.$G3]*POWER([.$Q$7];12*[.AA$26])) - [.$C4]*SUMPRODUCT(POWER([.$Q$7];ROW(INDIRECT(&quot;1:12&quot;)))/[.$Q$7]; POWER([.$Q$9];-(12-ROW(INDIRECT(&quot;1:12&quot;))))/[.$Q$9]))) - [.$F4]" office:value-type="float" office:value="299901.883153085" calcext:value-type="float">
            <text:p>299901.883153085</text:p>
          </table:table-cell>
          <table:table-cell table:formula="of:=( (([.$G3]*POWER([.$Q$7];12*[.AB$26])) - [.$C4]*SUMPRODUCT(POWER([.$Q$7];ROW(INDIRECT(&quot;1:12&quot;)))/[.$Q$7]; POWER([.$Q$9];-(12-ROW(INDIRECT(&quot;1:12&quot;))))/[.$Q$9]))) - [.$F4]" office:value-type="float" office:value="381640.342129907" calcext:value-type="float">
            <text:p>381640.342129907</text:p>
          </table:table-cell>
          <table:table-cell table:formula="of:=( (([.$G3]*POWER([.$Q$7];12*[.AC$26])) - [.$C4]*SUMPRODUCT(POWER([.$Q$7];ROW(INDIRECT(&quot;1:12&quot;)))/[.$Q$7]; POWER([.$Q$9];-(12-ROW(INDIRECT(&quot;1:12&quot;))))/[.$Q$9]))) - [.$F4]" office:value-type="float" office:value="476518.627658969" calcext:value-type="float">
            <text:p>476518.627658969</text:p>
          </table:table-cell>
          <table:table-cell table:formula="of:=( (([.$G3]*POWER([.$Q$7];12*[.AD$26])) - [.$C4]*SUMPRODUCT(POWER([.$Q$7];ROW(INDIRECT(&quot;1:12&quot;)))/[.$Q$7]; POWER([.$Q$9];-(12-ROW(INDIRECT(&quot;1:12&quot;))))/[.$Q$9]))) - [.$F4]" office:value-type="float" office:value="586649.026220641" calcext:value-type="float">
            <text:p>586649.026220641</text:p>
          </table:table-cell>
          <table:table-cell table:formula="of:=( (([.$G3]*POWER([.$Q$7];12*[.AE$26])) - [.$C4]*SUMPRODUCT(POWER([.$Q$7];ROW(INDIRECT(&quot;1:12&quot;)))/[.$Q$7]; POWER([.$Q$9];-(12-ROW(INDIRECT(&quot;1:12&quot;))))/[.$Q$9]))) - [.$F4]" office:value-type="float" office:value="714483.383889735" calcext:value-type="float">
            <text:p>714483.383889735</text:p>
          </table:table-cell>
          <table:table-cell table:formula="of:=( (([.$G3]*POWER([.$Q$7];12*[.AF$26])) - [.$C4]*SUMPRODUCT(POWER([.$Q$7];ROW(INDIRECT(&quot;1:12&quot;)))/[.$Q$7]; POWER([.$Q$9];-(12-ROW(INDIRECT(&quot;1:12&quot;))))/[.$Q$9]))) - [.$F4]" office:value-type="float" office:value="862867.692074354" calcext:value-type="float">
            <text:p>862867.692074354</text:p>
          </table:table-cell>
          <table:table-cell table:formula="of:=( (([.$G3]*POWER([.$Q$7];12*[.AG$26])) - [.$C4]*SUMPRODUCT(POWER([.$Q$7];ROW(INDIRECT(&quot;1:12&quot;)))/[.$Q$7]; POWER([.$Q$9];-(12-ROW(INDIRECT(&quot;1:12&quot;))))/[.$Q$9]))) - [.$F4]" office:value-type="float" office:value="1035105.44815885" calcext:value-type="float">
            <text:p>1035105.44815885</text:p>
          </table:table-cell>
          <table:table-cell table:formula="of:=( (([.$G3]*POWER([.$Q$7];12*[.AH$26])) - [.$C4]*SUMPRODUCT(POWER([.$Q$7];ROW(INDIRECT(&quot;1:12&quot;)))/[.$Q$7]; POWER([.$Q$9];-(12-ROW(INDIRECT(&quot;1:12&quot;))))/[.$Q$9]))) - [.$F4]" office:value-type="float" office:value="1235031.2016564" calcext:value-type="float">
            <text:p>1235031.2016564</text:p>
          </table:table-cell>
          <table:table-cell table:formula="of:=( (([.$G3]*POWER([.$Q$7];12*[.AI$26])) - [.$C4]*SUMPRODUCT(POWER([.$Q$7];ROW(INDIRECT(&quot;1:12&quot;)))/[.$Q$7]; POWER([.$Q$9];-(12-ROW(INDIRECT(&quot;1:12&quot;))))/[.$Q$9]))) - [.$F4]" office:value-type="float" office:value="1467095.92323786" calcext:value-type="float">
            <text:p>1467095.92323786</text:p>
          </table:table-cell>
          <table:table-cell table:formula="of:=( (([.$G3]*POWER([.$Q$7];12*[.AJ$26])) - [.$C4]*SUMPRODUCT(POWER([.$Q$7];ROW(INDIRECT(&quot;1:12&quot;)))/[.$Q$7]; POWER([.$Q$9];-(12-ROW(INDIRECT(&quot;1:12&quot;))))/[.$Q$9]))) - [.$F4]" office:value-type="float" office:value="1736466.09721767" calcext:value-type="float">
            <text:p>1736466.09721767</text:p>
          </table:table-cell>
          <table:table-cell table:formula="of:=( (([.$G3]*POWER([.$Q$7];12*[.AK$26])) - [.$C4]*SUMPRODUCT(POWER([.$Q$7];ROW(INDIRECT(&quot;1:12&quot;)))/[.$Q$7]; POWER([.$Q$9];-(12-ROW(INDIRECT(&quot;1:12&quot;))))/[.$Q$9]))) - [.$F4]" office:value-type="float" office:value="2049138.74360456" calcext:value-type="float">
            <text:p>2049138.74360456</text:p>
          </table:table-cell>
          <table:table-cell table:formula="of:=( (([.$G3]*POWER([.$Q$7];12*[.AL$26])) - [.$C4]*SUMPRODUCT(POWER([.$Q$7];ROW(INDIRECT(&quot;1:12&quot;)))/[.$Q$7]; POWER([.$Q$9];-(12-ROW(INDIRECT(&quot;1:12&quot;))))/[.$Q$9]))) - [.$F4]" office:value-type="float" office:value="2412074.93046655" calcext:value-type="float">
            <text:p>2412074.93046655</text:p>
          </table:table-cell>
          <table:table-cell table:formula="of:=( (([.$G3]*POWER([.$Q$7];12*[.AM$26])) - [.$C4]*SUMPRODUCT(POWER([.$Q$7];ROW(INDIRECT(&quot;1:12&quot;)))/[.$Q$7]; POWER([.$Q$9];-(12-ROW(INDIRECT(&quot;1:12&quot;))))/[.$Q$9]))) - [.$F4]" office:value-type="float" office:value="2833354.74901177" calcext:value-type="float">
            <text:p>2833354.74901177</text:p>
          </table:table-cell>
          <table:table-cell table:formula="of:=( (([.$G3]*POWER([.$Q$7];12*[.AN$26])) - [.$C4]*SUMPRODUCT(POWER([.$Q$7];ROW(INDIRECT(&quot;1:12&quot;)))/[.$Q$7]; POWER([.$Q$9];-(12-ROW(INDIRECT(&quot;1:12&quot;))))/[.$Q$9]))) - [.$F4]" office:value-type="float" office:value="3322357.20161365" calcext:value-type="float">
            <text:p>3322357.20161365</text:p>
          </table:table-cell>
          <table:table-cell table:formula="of:=( (([.$G3]*POWER([.$Q$7];12*[.AO$26])) - [.$C4]*SUMPRODUCT(POWER([.$Q$7];ROW(INDIRECT(&quot;1:12&quot;)))/[.$Q$7]; POWER([.$Q$9];-(12-ROW(INDIRECT(&quot;1:12&quot;))))/[.$Q$9]))) - [.$F4]" office:value-type="float" office:value="3889969.00764891" calcext:value-type="float">
            <text:p>3889969.00764891</text:p>
          </table:table-cell>
          <table:table-cell table:formula="of:=( (([.$G3]*POWER([.$Q$7];12*[.AP$26])) - [.$C4]*SUMPRODUCT(POWER([.$Q$7];ROW(INDIRECT(&quot;1:12&quot;)))/[.$Q$7]; POWER([.$Q$9];-(12-ROW(INDIRECT(&quot;1:12&quot;))))/[.$Q$9]))) - [.$F4]" office:value-type="float" office:value="4548826.97581725" calcext:value-type="float">
            <text:p>4548826.97581725</text:p>
          </table:table-cell>
          <table:table-cell table:formula="of:=( (([.$G3]*POWER([.$Q$7];12*[.AQ$26])) - [.$C4]*SUMPRODUCT(POWER([.$Q$7];ROW(INDIRECT(&quot;1:12&quot;)))/[.$Q$7]; POWER([.$Q$9];-(12-ROW(INDIRECT(&quot;1:12&quot;))))/[.$Q$9]))) - [.$F4]" office:value-type="float" office:value="5313599.33890645" calcext:value-type="float">
            <text:p>5313599.33890645</text:p>
          </table:table-cell>
          <table:table-cell table:formula="of:=( (([.$G3]*POWER([.$Q$7];12*[.AR$26])) - [.$C4]*SUMPRODUCT(POWER([.$Q$7];ROW(INDIRECT(&quot;1:12&quot;)))/[.$Q$7]; POWER([.$Q$9];-(12-ROW(INDIRECT(&quot;1:12&quot;))))/[.$Q$9]))) - [.$F4]" office:value-type="float" office:value="6201312.31439192" calcext:value-type="float">
            <text:p>6201312.31439192</text:p>
          </table:table-cell>
          <table:table-cell table:formula="of:=( (([.$G3]*POWER([.$Q$7];12*[.AS$26])) - [.$C4]*SUMPRODUCT(POWER([.$Q$7];ROW(INDIRECT(&quot;1:12&quot;)))/[.$Q$7]; POWER([.$Q$9];-(12-ROW(INDIRECT(&quot;1:12&quot;))))/[.$Q$9]))) - [.$F4]" office:value-type="float" office:value="7231729.16112801" calcext:value-type="float">
            <text:p>7231729.16112801</text:p>
          </table:table-cell>
          <table:table-cell table:formula="of:=( (([.$G3]*POWER([.$Q$7];12*[.AT$26])) - [.$C4]*SUMPRODUCT(POWER([.$Q$7];ROW(INDIRECT(&quot;1:12&quot;)))/[.$Q$7]; POWER([.$Q$9];-(12-ROW(INDIRECT(&quot;1:12&quot;))))/[.$Q$9]))) - [.$F4]" office:value-type="float" office:value="8427790.17111481" calcext:value-type="float">
            <text:p>8427790.17111481</text:p>
          </table:table-cell>
          <table:table-cell table:formula="of:=( (([.$G3]*POWER([.$Q$7];12*[.AU$26])) - [.$C4]*SUMPRODUCT(POWER([.$Q$7];ROW(INDIRECT(&quot;1:12&quot;)))/[.$Q$7]; POWER([.$Q$9];-(12-ROW(INDIRECT(&quot;1:12&quot;))))/[.$Q$9]))) - [.$F4]" office:value-type="float" office:value="9816123.39192933" calcext:value-type="float">
            <text:p>9816123.39192933</text:p>
          </table:table-cell>
          <table:table-cell table:formula="of:=( (([.$G3]*POWER([.$Q$7];12*[.AV$26])) - [.$C4]*SUMPRODUCT(POWER([.$Q$7];ROW(INDIRECT(&quot;1:12&quot;)))/[.$Q$7]; POWER([.$Q$9];-(12-ROW(INDIRECT(&quot;1:12&quot;))))/[.$Q$9]))) - [.$F4]" office:value-type="float" office:value="11427637.4500947" calcext:value-type="float">
            <text:p>11427637.4500947</text:p>
          </table:table-cell>
          <table:table-cell table:formula="of:=( (([.$G3]*POWER([.$Q$7];12*[.AW$26])) - [.$C4]*SUMPRODUCT(POWER([.$Q$7];ROW(INDIRECT(&quot;1:12&quot;)))/[.$Q$7]; POWER([.$Q$9];-(12-ROW(INDIRECT(&quot;1:12&quot;))))/[.$Q$9]))) - [.$F4]" office:value-type="float" office:value="13298209.6734843" calcext:value-type="float">
            <text:p>13298209.6734843</text:p>
          </table:table-cell>
          <table:table-cell table:formula="of:=( (([.$G3]*POWER([.$Q$7];12*[.AX$26])) - [.$C4]*SUMPRODUCT(POWER([.$Q$7];ROW(INDIRECT(&quot;1:12&quot;)))/[.$Q$7]; POWER([.$Q$9];-(12-ROW(INDIRECT(&quot;1:12&quot;))))/[.$Q$9]))) - [.$F4]" office:value-type="float" office:value="15469484.8325109" calcext:value-type="float">
            <text:p>15469484.8325109</text:p>
          </table:table-cell>
          <table:table-cell table:formula="of:=( (([.$G3]*POWER([.$Q$7];12*[.AY$26])) - [.$C4]*SUMPRODUCT(POWER([.$Q$7];ROW(INDIRECT(&quot;1:12&quot;)))/[.$Q$7]; POWER([.$Q$9];-(12-ROW(INDIRECT(&quot;1:12&quot;))))/[.$Q$9]))) - [.$F4]" office:value-type="float" office:value="17989802.2825707" calcext:value-type="float">
            <text:p>17989802.2825707</text:p>
          </table:table-cell>
          <table:table-cell table:formula="of:=( (([.$G3]*POWER([.$Q$7];12*[.AZ$26])) - [.$C4]*SUMPRODUCT(POWER([.$Q$7];ROW(INDIRECT(&quot;1:12&quot;)))/[.$Q$7]; POWER([.$Q$9];-(12-ROW(INDIRECT(&quot;1:12&quot;))))/[.$Q$9]))) - [.$F4]" office:value-type="float" office:value="20915272.1488238" calcext:value-type="float">
            <text:p>20915272.1488238</text:p>
          </table:table-cell>
          <table:table-cell table:formula="of:=( (([.$G3]*POWER([.$Q$7];12*[.BA$26])) - [.$C4]*SUMPRODUCT(POWER([.$Q$7];ROW(INDIRECT(&quot;1:12&quot;)))/[.$Q$7]; POWER([.$Q$9];-(12-ROW(INDIRECT(&quot;1:12&quot;))))/[.$Q$9]))) - [.$F4]" office:value-type="float" office:value="24311024.5125396" calcext:value-type="float">
            <text:p>24311024.5125396</text:p>
          </table:table-cell>
          <table:table-cell table:formula="of:=( (([.$G3]*POWER([.$Q$7];12*[.BB$26])) - [.$C4]*SUMPRODUCT(POWER([.$Q$7];ROW(INDIRECT(&quot;1:12&quot;)))/[.$Q$7]; POWER([.$Q$9];-(12-ROW(INDIRECT(&quot;1:12&quot;))))/[.$Q$9]))) - [.$F4]" office:value-type="float" office:value="28252659.4097912" calcext:value-type="float">
            <text:p>28252659.4097912</text:p>
          </table:table-cell>
          <table:table-cell table:formula="of:=( (([.$G3]*POWER([.$Q$7];12*[.BC$26])) - [.$C4]*SUMPRODUCT(POWER([.$Q$7];ROW(INDIRECT(&quot;1:12&quot;)))/[.$Q$7]; POWER([.$Q$9];-(12-ROW(INDIRECT(&quot;1:12&quot;))))/[.$Q$9]))) - [.$F4]" office:value-type="float" office:value="32827929.9239906" calcext:value-type="float">
            <text:p>32827929.9239906</text:p>
          </table:table-cell>
          <table:table-cell table:formula="of:=( (([.$G3]*POWER([.$Q$7];12*[.BD$26])) - [.$C4]*SUMPRODUCT(POWER([.$Q$7];ROW(INDIRECT(&quot;1:12&quot;)))/[.$Q$7]; POWER([.$Q$9];-(12-ROW(INDIRECT(&quot;1:12&quot;))))/[.$Q$9]))) - [.$F4]" office:value-type="float" office:value="38138695.8431524" calcext:value-type="float">
            <text:p>38138695.8431524</text:p>
          </table:table-cell>
          <table:table-cell table:formula="of:=( (([.$G3]*POWER([.$Q$7];12*[.BE$26])) - [.$C4]*SUMPRODUCT(POWER([.$Q$7];ROW(INDIRECT(&quot;1:12&quot;)))/[.$Q$7]; POWER([.$Q$9];-(12-ROW(INDIRECT(&quot;1:12&quot;))))/[.$Q$9]))) - [.$F4]" office:value-type="float" office:value="44303191.3763888" calcext:value-type="float">
            <text:p>44303191.3763888</text:p>
          </table:table-cell>
          <table:table-cell table:formula="of:=( (([.$G3]*POWER([.$Q$7];12*[.BF$26])) - [.$C4]*SUMPRODUCT(POWER([.$Q$7];ROW(INDIRECT(&quot;1:12&quot;)))/[.$Q$7]; POWER([.$Q$9];-(12-ROW(INDIRECT(&quot;1:12&quot;))))/[.$Q$9]))) - [.$F4]" office:value-type="float" office:value="51458657.4160762" calcext:value-type="float">
            <text:p>51458657.4160762</text:p>
          </table:table-cell>
          <table:table-cell table:formula="of:=( (([.$G3]*POWER([.$Q$7];12*[.BG$26])) - [.$C4]*SUMPRODUCT(POWER([.$Q$7];ROW(INDIRECT(&quot;1:12&quot;)))/[.$Q$7]; POWER([.$Q$9];-(12-ROW(INDIRECT(&quot;1:12&quot;))))/[.$Q$9]))) - [.$F4]" office:value-type="float" office:value="59764396.9480569" calcext:value-type="float">
            <text:p>59764396.9480569</text:p>
          </table:table-cell>
          <table:table-cell table:formula="of:=( (([.$G3]*POWER([.$Q$7];12*[.BH$26])) - [.$C4]*SUMPRODUCT(POWER([.$Q$7];ROW(INDIRECT(&quot;1:12&quot;)))/[.$Q$7]; POWER([.$Q$9];-(12-ROW(INDIRECT(&quot;1:12&quot;))))/[.$Q$9]))) - [.$F4]" office:value-type="float" office:value="69405321.6328339" calcext:value-type="float">
            <text:p>69405321.6328339</text:p>
          </table:table-cell>
          <table:table-cell table:formula="of:=( (([.$G3]*POWER([.$Q$7];12*[.BI$26])) - [.$C4]*SUMPRODUCT(POWER([.$Q$7];ROW(INDIRECT(&quot;1:12&quot;)))/[.$Q$7]; POWER([.$Q$9];-(12-ROW(INDIRECT(&quot;1:12&quot;))))/[.$Q$9]))) - [.$F4]" office:value-type="float" office:value="80596068.515716" calcext:value-type="float">
            <text:p>80596068.515716</text:p>
          </table:table-cell>
          <table:table-cell table:formula="of:=( (([.$G3]*POWER([.$Q$7];12*[.BJ$26])) - [.$C4]*SUMPRODUCT(POWER([.$Q$7];ROW(INDIRECT(&quot;1:12&quot;)))/[.$Q$7]; POWER([.$Q$9];-(12-ROW(INDIRECT(&quot;1:12&quot;))))/[.$Q$9]))) - [.$F4]" office:value-type="float" office:value="93585778.516716" calcext:value-type="float">
            <text:p>93585778.516716</text:p>
          </table:table-cell>
          <table:table-cell table:formula="of:=( (([.$G3]*POWER([.$Q$7];12*[.BK$26])) - [.$C4]*SUMPRODUCT(POWER([.$Q$7];ROW(INDIRECT(&quot;1:12&quot;)))/[.$Q$7]; POWER([.$Q$9];-(12-ROW(INDIRECT(&quot;1:12&quot;))))/[.$Q$9]))) - [.$F4]" office:value-type="float" office:value="108663643.084288" calcext:value-type="float">
            <text:p>108663643.084288</text:p>
          </table:table-cell>
          <table:table-cell table:formula="of:=( (([.$G3]*POWER([.$Q$7];12*[.BL$26])) - [.$C4]*SUMPRODUCT(POWER([.$Q$7];ROW(INDIRECT(&quot;1:12&quot;)))/[.$Q$7]; POWER([.$Q$9];-(12-ROW(INDIRECT(&quot;1:12&quot;))))/[.$Q$9]))) - [.$F4]" office:value-type="float" office:value="126165342.498713" calcext:value-type="float">
            <text:p>126165342.498713</text:p>
          </table:table-cell>
          <table:table-cell table:formula="of:=( (([.$G3]*POWER([.$Q$7];12*[.BM$26])) - [.$C4]*SUMPRODUCT(POWER([.$Q$7];ROW(INDIRECT(&quot;1:12&quot;)))/[.$Q$7]; POWER([.$Q$9];-(12-ROW(INDIRECT(&quot;1:12&quot;))))/[.$Q$9]))) - [.$F4]" office:value-type="float" office:value="146480519.161837" calcext:value-type="float">
            <text:p>146480519.161837</text:p>
          </table:table-cell>
          <table:table-cell table:formula="of:=( (([.$G3]*POWER([.$Q$7];12*[.BN$26])) - [.$C4]*SUMPRODUCT(POWER([.$Q$7];ROW(INDIRECT(&quot;1:12&quot;)))/[.$Q$7]; POWER([.$Q$9];-(12-ROW(INDIRECT(&quot;1:12&quot;))))/[.$Q$9]))) - [.$F4]" office:value-type="float" office:value="170061452.251899" calcext:value-type="float">
            <text:p>170061452.251899</text:p>
          </table:table-cell>
          <table:table-cell table:formula="of:=( (([.$G3]*POWER([.$Q$7];12*[.BO$26])) - [.$C4]*SUMPRODUCT(POWER([.$Q$7];ROW(INDIRECT(&quot;1:12&quot;)))/[.$Q$7]; POWER([.$Q$9];-(12-ROW(INDIRECT(&quot;1:12&quot;))))/[.$Q$9]))) - [.$F4]" office:value-type="float" office:value="197433126.868312" calcext:value-type="float">
            <text:p>197433126.868312</text:p>
          </table:table-cell>
          <table:table-cell table:formula="of:=( (([.$G3]*POWER([.$Q$7];12*[.BP$26])) - [.$C4]*SUMPRODUCT(POWER([.$Q$7];ROW(INDIRECT(&quot;1:12&quot;)))/[.$Q$7]; POWER([.$Q$9];-(12-ROW(INDIRECT(&quot;1:12&quot;))))/[.$Q$9]))) - [.$F4]" office:value-type="float" office:value="229204921.836957" calcext:value-type="float">
            <text:p>229204921.836957</text:p>
          </table:table-cell>
          <table:table-cell table:formula="of:=( (([.$G3]*POWER([.$Q$7];12*[.BQ$26])) - [.$C4]*SUMPRODUCT(POWER([.$Q$7];ROW(INDIRECT(&quot;1:12&quot;)))/[.$Q$7]; POWER([.$Q$9];-(12-ROW(INDIRECT(&quot;1:12&quot;))))/[.$Q$9]))) - [.$F4]" office:value-type="float" office:value="266084176.382981" calcext:value-type="float">
            <text:p>266084176.382981</text:p>
          </table:table-cell>
          <table:table-cell table:formula="of:=( (([.$G3]*POWER([.$Q$7];12*[.BR$26])) - [.$C4]*SUMPRODUCT(POWER([.$Q$7];ROW(INDIRECT(&quot;1:12&quot;)))/[.$Q$7]; POWER([.$Q$9];-(12-ROW(INDIRECT(&quot;1:12&quot;))))/[.$Q$9]))) - [.$F4]" office:value-type="float" office:value="308891937.707535" calcext:value-type="float">
            <text:p>308891937.707535</text:p>
          </table:table-cell>
          <table:table-cell table:formula="of:=( (([.$G3]*POWER([.$Q$7];12*[.BS$26])) - [.$C4]*SUMPRODUCT(POWER([.$Q$7];ROW(INDIRECT(&quot;1:12&quot;)))/[.$Q$7]; POWER([.$Q$9];-(12-ROW(INDIRECT(&quot;1:12&quot;))))/[.$Q$9]))) - [.$F4]" office:value-type="float" office:value="358581240.058619" calcext:value-type="float">
            <text:p>358581240.058619</text:p>
          </table:table-cell>
          <table:table-cell table:formula="of:=( (([.$G3]*POWER([.$Q$7];12*[.BT$26])) - [.$C4]*SUMPRODUCT(POWER([.$Q$7];ROW(INDIRECT(&quot;1:12&quot;)))/[.$Q$7]; POWER([.$Q$9];-(12-ROW(INDIRECT(&quot;1:12&quot;))))/[.$Q$9]))) - [.$F4]" office:value-type="float" office:value="416258322.245143" calcext:value-type="float">
            <text:p>416258322.245143</text:p>
          </table:table-cell>
          <table:table-cell table:formula="of:=( (([.$G3]*POWER([.$Q$7];12*[.BU$26])) - [.$C4]*SUMPRODUCT(POWER([.$Q$7];ROW(INDIRECT(&quot;1:12&quot;)))/[.$Q$7]; POWER([.$Q$9];-(12-ROW(INDIRECT(&quot;1:12&quot;))))/[.$Q$9]))) - [.$F4]" office:value-type="float" office:value="483207255.962231" calcext:value-type="float">
            <text:p>483207255.962231</text:p>
          </table:table-cell>
          <table:table-cell table:formula="of:=( (([.$G3]*POWER([.$Q$7];12*[.BV$26])) - [.$C4]*SUMPRODUCT(POWER([.$Q$7];ROW(INDIRECT(&quot;1:12&quot;)))/[.$Q$7]; POWER([.$Q$9];-(12-ROW(INDIRECT(&quot;1:12&quot;))))/[.$Q$9]))) - [.$F4]" office:value-type="float" office:value="560918533.231079" calcext:value-type="float">
            <text:p>560918533.231079</text:p>
          </table:table-cell>
          <table:table-cell table:formula="of:=( (([.$G3]*POWER([.$Q$7];12*[.BW$26])) - [.$C4]*SUMPRODUCT(POWER([.$Q$7];ROW(INDIRECT(&quot;1:12&quot;)))/[.$Q$7]; POWER([.$Q$9];-(12-ROW(INDIRECT(&quot;1:12&quot;))))/[.$Q$9]))) - [.$F4]" office:value-type="float" office:value="651122249.398919" calcext:value-type="float">
            <text:p>651122249.398919</text:p>
          </table:table-cell>
          <table:table-cell table:formula="of:=( (([.$G3]*POWER([.$Q$7];12*[.BX$26])) - [.$C4]*SUMPRODUCT(POWER([.$Q$7];ROW(INDIRECT(&quot;1:12&quot;)))/[.$Q$7]; POWER([.$Q$9];-(12-ROW(INDIRECT(&quot;1:12&quot;))))/[.$Q$9]))) - [.$F4]" office:value-type="float" office:value="755826620.456143" calcext:value-type="float">
            <text:p>755826620.456143</text:p>
          </table:table-cell>
          <table:table-cell table:formula="of:=( (([.$G3]*POWER([.$Q$7];12*[.BY$26])) - [.$C4]*SUMPRODUCT(POWER([.$Q$7];ROW(INDIRECT(&quot;1:12&quot;)))/[.$Q$7]; POWER([.$Q$9];-(12-ROW(INDIRECT(&quot;1:12&quot;))))/[.$Q$9]))) - [.$F4]" office:value-type="float" office:value="877362692.18616" calcext:value-type="float">
            <text:p>877362692.18616</text:p>
          </table:table-cell>
          <table:table-cell table:formula="of:=( (([.$G3]*POWER([.$Q$7];12*[.BZ$26])) - [.$C4]*SUMPRODUCT(POWER([.$Q$7];ROW(INDIRECT(&quot;1:12&quot;)))/[.$Q$7]; POWER([.$Q$9];-(12-ROW(INDIRECT(&quot;1:12&quot;))))/[.$Q$9]))) - [.$F4]" office:value-type="float" office:value="1018436236.51308" calcext:value-type="float">
            <text:p>1018436236.5130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B28]*(1+[.$Q$11])" office:value-type="float" office:value="71113.4537588871" calcext:value-type="float">
            <text:p>71113.4537588871</text:p>
          </table:table-cell>
          <table:table-cell table:formula="of:=[.$C28]*POWER([.$Q$9];12)" office:value-type="float" office:value="87110.2938739725" calcext:value-type="float">
            <text:p>87110.2938739725</text:p>
          </table:table-cell>
          <table:table-cell table:formula="of:=[.$B29]*12" office:value-type="float" office:value="853361.445106646" calcext:value-type="float">
            <text:p>853361.445106646</text:p>
          </table:table-cell>
          <table:table-cell table:formula="of:=[.$C29]*(POWER([.$Q$9];12)-1)/([.$Q$9]-1)" office:value-type="float" office:value="1078451.3225926" calcext:value-type="float">
            <text:p>1078451.3225926</text:p>
          </table:table-cell>
          <table:table-cell table:formula="of:=  ( (([.$G28]*POWER([.$Q$7];3)) + [.$B29]*SERIESSUM([.$Q$7];0;1;POWER(1; ROW(INDIRECT(&quot;1:3&quot;)))) - [.$C29]*SUMPRODUCT(POWER([.$Q$7];ROW(INDIRECT(&quot;1:3&quot;)))/[.$Q$7]; POWER([.$Q$9];-(12-ROW(INDIRECT(&quot;1:3&quot;))))/[.$Q$9])) + (([.$G28]*POWER([.$Q$7];6)) + [.$B29]*SERIESSUM([.$Q$7];0;1;POWER(1; ROW(INDIRECT(&quot;1:6&quot;)))) - [.$C29]*SUMPRODUCT(POWER([.$Q$7];ROW(INDIRECT(&quot;1:6&quot;)))/[.$Q$7]; POWER([.$Q$9];-(12-ROW(INDIRECT(&quot;1:6&quot;))))/[.$Q$9])) + (([.$G28]*POWER([.$Q$7];9)) + [.$B29]*SERIESSUM([.$Q$7];0;1;POWER(1; ROW(INDIRECT(&quot;1:9&quot;)))) - [.$C29]*SUMPRODUCT(POWER([.$Q$7];ROW(INDIRECT(&quot;1:9&quot;)))/[.$Q$7]; POWER([.$Q$9];-(12-ROW(INDIRECT(&quot;1:9&quot;))))/[.$Q$9])) + (([.$G28]*POWER([.$Q$7];12)) + [.$B29]*SERIESSUM([.$Q$7];0;1;POWER(1; ROW(INDIRECT(&quot;1:12&quot;)))) - [.$C29]*SUMPRODUCT(POWER([.$Q$7];ROW(INDIRECT(&quot;1:12&quot;)))/[.$Q$7]; POWER([.$Q$9];-(12-ROW(INDIRECT(&quot;1:12&quot;))))/[.$Q$9])) ) * [.$Q$4] * [.$Q$4] / 4" office:value-type="float" office:value="1368467.08542858" calcext:value-type="float">
            <text:p>1368467.08542858</text:p>
          </table:table-cell>
          <table:table-cell table:formula="of:=[.$G28]*POWER([.$Q$7];12) + [.$B29]*(POWER([.$Q$7];12)-1)/([.$Q$7]-1) - [.$Q$3]*SUMPRODUCT(POWER([.$Q$7]; INDEX([.$A$2:.$A$13];N(IF({1};MAX(ROW([.$A$2:.$A$13]))-ROW([.$A$2:.$A$13])+1)))); POWER([.$Q$9];[.$A$2:.$A$13])) - [.$F29]" office:value-type="float" office:value="15514549.9468461" calcext:value-type="float">
            <text:p>15514549.9468461</text:p>
          </table:table-cell>
          <table:table-cell table:formula="of:=COUNTIF([.$M53:.$CA53];&quot;&gt;=0&quot;)" office:value-type="float" office:value="66" calcext:value-type="float">
            <text:p>66</text:p>
          </table:table-cell>
          <table:table-cell table:formula="of:=[.$Q$10]+[.$H29]+[.$A29]" office:value-type="float" office:value="121" calcext:value-type="float">
            <text:p>121</text:p>
          </table:table-cell>
          <table:table-cell table:formula="of:=[.$Q$10]+[.$A29]"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G4]*POWER([.$Q$7];12) - [.$Q$3]*SUMPRODUCT(POWER([.$Q$7]; INDEX([.$A$2:.$A$13];N(IF({1};MAX(ROW([.$A$2:.$A$13]))-ROW([.$A$2:.$A$13])+1)))); POWER([.$Q$9];[.$A$2:.$A$13])) - [.$F5]" office:value-type="float" office:value="-70198.0092788768" calcext:value-type="float">
            <text:p>-70198.0092788768</text:p>
          </table:table-cell>
          <table:table-cell table:formula="of:=[.M$27]*POWER([.$Q$7];12*[.M$26]) - [.$Q$3]*SUMPRODUCT(POWER([.$Q$7]; INDEX([.$A$2:.$A$13];N(IF({1};MAX(ROW([.$A$2:.$A$13]))-ROW([.$A$2:.$A$13])+1)))); POWER([.$Q$9];[.$A$2:.$A$13])) - [.$F5]" office:value-type="float" office:value="-450667.070517905" calcext:value-type="float">
            <text:p>-450667.070517905</text:p>
          </table:table-cell>
          <table:table-cell table:formula="of:=( (([.$G4]*POWER([.$Q$7];12*[.N$26])) - [.$C5]*SUMPRODUCT(POWER([.$Q$7];ROW(INDIRECT(&quot;1:12&quot;)))/[.$Q$7]; POWER([.$Q$9];-(12-ROW(INDIRECT(&quot;1:12&quot;))))/[.$Q$9]))) - [.$F5]" office:value-type="float" office:value="-61164.3455853916" calcext:value-type="float">
            <text:p>-61164.3455853916</text:p>
          </table:table-cell>
          <table:table-cell table:formula="of:=( (([.$G4]*POWER([.$Q$7];12*[.O$26])) - [.$C5]*SUMPRODUCT(POWER([.$Q$7];ROW(INDIRECT(&quot;1:12&quot;)))/[.$Q$7]; POWER([.$Q$9];-(12-ROW(INDIRECT(&quot;1:12&quot;))))/[.$Q$9]))) - [.$F5]" office:value-type="float" office:value="-34108.6857965703" calcext:value-type="float">
            <text:p>-34108.6857965703</text:p>
          </table:table-cell>
          <table:table-cell table:formula="of:=( (([.$G4]*POWER([.$Q$7];12*[.P$26])) - [.$C5]*SUMPRODUCT(POWER([.$Q$7];ROW(INDIRECT(&quot;1:12&quot;)))/[.$Q$7]; POWER([.$Q$9];-(12-ROW(INDIRECT(&quot;1:12&quot;))))/[.$Q$9]))) - [.$F5]" office:value-type="float" office:value="-2703.70646671951" calcext:value-type="float">
            <text:p>-2703.70646671951</text:p>
          </table:table-cell>
          <table:table-cell table:formula="of:=( (([.$G4]*POWER([.$Q$7];12*[.Q$26])) - [.$C5]*SUMPRODUCT(POWER([.$Q$7];ROW(INDIRECT(&quot;1:12&quot;)))/[.$Q$7]; POWER([.$Q$9];-(12-ROW(INDIRECT(&quot;1:12&quot;))))/[.$Q$9]))) - [.$F5]" office:value-type="float" office:value="33749.7651694021" calcext:value-type="float">
            <text:p>33749.7651694021</text:p>
          </table:table-cell>
          <table:table-cell table:formula="of:=( (([.$G4]*POWER([.$Q$7];12*[.R$26])) - [.$C5]*SUMPRODUCT(POWER([.$Q$7];ROW(INDIRECT(&quot;1:12&quot;)))/[.$Q$7]; POWER([.$Q$9];-(12-ROW(INDIRECT(&quot;1:12&quot;))))/[.$Q$9]))) - [.$F5]" office:value-type="float" office:value="76063.2970577175" calcext:value-type="float">
            <text:p>76063.2970577175</text:p>
          </table:table-cell>
          <table:table-cell table:formula="of:=( (([.$G4]*POWER([.$Q$7];12*[.S$26])) - [.$C5]*SUMPRODUCT(POWER([.$Q$7];ROW(INDIRECT(&quot;1:12&quot;)))/[.$Q$7]; POWER([.$Q$9];-(12-ROW(INDIRECT(&quot;1:12&quot;))))/[.$Q$9]))) - [.$F5]" office:value-type="float" office:value="125178.920357896" calcext:value-type="float">
            <text:p>125178.920357896</text:p>
          </table:table-cell>
          <table:table-cell table:formula="of:=( (([.$G4]*POWER([.$Q$7];12*[.T$26])) - [.$C5]*SUMPRODUCT(POWER([.$Q$7];ROW(INDIRECT(&quot;1:12&quot;)))/[.$Q$7]; POWER([.$Q$9];-(12-ROW(INDIRECT(&quot;1:12&quot;))))/[.$Q$9]))) - [.$F5]" office:value-type="float" office:value="182190.101994359" calcext:value-type="float">
            <text:p>182190.101994359</text:p>
          </table:table-cell>
          <table:table-cell table:formula="of:=( (([.$G4]*POWER([.$Q$7];12*[.U$26])) - [.$C5]*SUMPRODUCT(POWER([.$Q$7];ROW(INDIRECT(&quot;1:12&quot;)))/[.$Q$7]; POWER([.$Q$9];-(12-ROW(INDIRECT(&quot;1:12&quot;))))/[.$Q$9]))) - [.$F5]" office:value-type="float" office:value="248366.088639609" calcext:value-type="float">
            <text:p>248366.088639609</text:p>
          </table:table-cell>
          <table:table-cell table:formula="of:=( (([.$G4]*POWER([.$Q$7];12*[.V$26])) - [.$C5]*SUMPRODUCT(POWER([.$Q$7];ROW(INDIRECT(&quot;1:12&quot;)))/[.$Q$7]; POWER([.$Q$9];-(12-ROW(INDIRECT(&quot;1:12&quot;))))/[.$Q$9]))) - [.$F5]" office:value-type="float" office:value="325180.164102861" calcext:value-type="float">
            <text:p>325180.164102861</text:p>
          </table:table-cell>
          <table:table-cell table:formula="of:=( (([.$G4]*POWER([.$Q$7];12*[.W$26])) - [.$C5]*SUMPRODUCT(POWER([.$Q$7];ROW(INDIRECT(&quot;1:12&quot;)))/[.$Q$7]; POWER([.$Q$9];-(12-ROW(INDIRECT(&quot;1:12&quot;))))/[.$Q$9]))) - [.$F5]" office:value-type="float" office:value="414342.449221545" calcext:value-type="float">
            <text:p>414342.449221545</text:p>
          </table:table-cell>
          <table:table-cell table:formula="of:=( (([.$G4]*POWER([.$Q$7];12*[.X$26])) - [.$C5]*SUMPRODUCT(POWER([.$Q$7];ROW(INDIRECT(&quot;1:12&quot;)))/[.$Q$7]; POWER([.$Q$9];-(12-ROW(INDIRECT(&quot;1:12&quot;))))/[.$Q$9]))) - [.$F5]" office:value-type="float" office:value="517837.974483564" calcext:value-type="float">
            <text:p>517837.974483564</text:p>
          </table:table-cell>
          <table:table-cell table:formula="of:=( (([.$G4]*POWER([.$Q$7];12*[.Y$26])) - [.$C5]*SUMPRODUCT(POWER([.$Q$7];ROW(INDIRECT(&quot;1:12&quot;)))/[.$Q$7]; POWER([.$Q$9];-(12-ROW(INDIRECT(&quot;1:12&quot;))))/[.$Q$9]))) - [.$F5]" office:value-type="float" office:value="637970.872995567" calcext:value-type="float">
            <text:p>637970.872995567</text:p>
          </table:table-cell>
          <table:table-cell table:formula="of:=( (([.$G4]*POWER([.$Q$7];12*[.Z$26])) - [.$C5]*SUMPRODUCT(POWER([.$Q$7];ROW(INDIRECT(&quot;1:12&quot;)))/[.$Q$7]; POWER([.$Q$9];-(12-ROW(INDIRECT(&quot;1:12&quot;))))/[.$Q$9]))) - [.$F5]" office:value-type="float" office:value="777415.677670533" calcext:value-type="float">
            <text:p>777415.677670533</text:p>
          </table:table-cell>
          <table:table-cell table:formula="of:=( (([.$G4]*POWER([.$Q$7];12*[.AA$26])) - [.$C5]*SUMPRODUCT(POWER([.$Q$7];ROW(INDIRECT(&quot;1:12&quot;)))/[.$Q$7]; POWER([.$Q$9];-(12-ROW(INDIRECT(&quot;1:12&quot;))))/[.$Q$9]))) - [.$F5]" office:value-type="float" office:value="939276.864670001" calcext:value-type="float">
            <text:p>939276.864670001</text:p>
          </table:table-cell>
          <table:table-cell table:formula="of:=( (([.$G4]*POWER([.$Q$7];12*[.AB$26])) - [.$C5]*SUMPRODUCT(POWER([.$Q$7];ROW(INDIRECT(&quot;1:12&quot;)))/[.$Q$7]; POWER([.$Q$9];-(12-ROW(INDIRECT(&quot;1:12&quot;))))/[.$Q$9]))) - [.$F5]" office:value-type="float" office:value="1127157.96872364" calcext:value-type="float">
            <text:p>1127157.96872364</text:p>
          </table:table-cell>
          <table:table-cell table:formula="of:=( (([.$G4]*POWER([.$Q$7];12*[.AC$26])) - [.$C5]*SUMPRODUCT(POWER([.$Q$7];ROW(INDIRECT(&quot;1:12&quot;)))/[.$Q$7]; POWER([.$Q$9];-(12-ROW(INDIRECT(&quot;1:12&quot;))))/[.$Q$9]))) - [.$F5]" office:value-type="float" office:value="1345241.80904869" calcext:value-type="float">
            <text:p>1345241.80904869</text:p>
          </table:table-cell>
          <table:table-cell table:formula="of:=( (([.$G4]*POWER([.$Q$7];12*[.AD$26])) - [.$C5]*SUMPRODUCT(POWER([.$Q$7];ROW(INDIRECT(&quot;1:12&quot;)))/[.$Q$7]; POWER([.$Q$9];-(12-ROW(INDIRECT(&quot;1:12&quot;))))/[.$Q$9]))) - [.$F5]" office:value-type="float" office:value="1598383.61194837" calcext:value-type="float">
            <text:p>1598383.61194837</text:p>
          </table:table-cell>
          <table:table-cell table:formula="of:=( (([.$G4]*POWER([.$Q$7];12*[.AE$26])) - [.$C5]*SUMPRODUCT(POWER([.$Q$7];ROW(INDIRECT(&quot;1:12&quot;)))/[.$Q$7]; POWER([.$Q$9];-(12-ROW(INDIRECT(&quot;1:12&quot;))))/[.$Q$9]))) - [.$F5]" office:value-type="float" office:value="1892219.10328871" calcext:value-type="float">
            <text:p>1892219.10328871</text:p>
          </table:table-cell>
          <table:table-cell table:formula="of:=( (([.$G4]*POWER([.$Q$7];12*[.AF$26])) - [.$C5]*SUMPRODUCT(POWER([.$Q$7];ROW(INDIRECT(&quot;1:12&quot;)))/[.$Q$7]; POWER([.$Q$9];-(12-ROW(INDIRECT(&quot;1:12&quot;))))/[.$Q$9]))) - [.$F5]" office:value-type="float" office:value="2233289.97732938" calcext:value-type="float">
            <text:p>2233289.97732938</text:p>
          </table:table-cell>
          <table:table-cell table:formula="of:=( (([.$G4]*POWER([.$Q$7];12*[.AG$26])) - [.$C5]*SUMPRODUCT(POWER([.$Q$7];ROW(INDIRECT(&quot;1:12&quot;)))/[.$Q$7]; POWER([.$Q$9];-(12-ROW(INDIRECT(&quot;1:12&quot;))))/[.$Q$9]))) - [.$F5]" office:value-type="float" office:value="2629189.53523581" calcext:value-type="float">
            <text:p>2629189.53523581</text:p>
          </table:table-cell>
          <table:table-cell table:formula="of:=( (([.$G4]*POWER([.$Q$7];12*[.AH$26])) - [.$C5]*SUMPRODUCT(POWER([.$Q$7];ROW(INDIRECT(&quot;1:12&quot;)))/[.$Q$7]; POWER([.$Q$9];-(12-ROW(INDIRECT(&quot;1:12&quot;))))/[.$Q$9]))) - [.$F5]" office:value-type="float" office:value="3088731.73564024" calcext:value-type="float">
            <text:p>3088731.73564024</text:p>
          </table:table-cell>
          <table:table-cell table:formula="of:=( (([.$G4]*POWER([.$Q$7];12*[.AI$26])) - [.$C5]*SUMPRODUCT(POWER([.$Q$7];ROW(INDIRECT(&quot;1:12&quot;)))/[.$Q$7]; POWER([.$Q$9];-(12-ROW(INDIRECT(&quot;1:12&quot;))))/[.$Q$9]))) - [.$F5]" office:value-type="float" office:value="3622147.42084405" calcext:value-type="float">
            <text:p>3622147.42084405</text:p>
          </table:table-cell>
          <table:table-cell table:formula="of:=( (([.$G4]*POWER([.$Q$7];12*[.AJ$26])) - [.$C5]*SUMPRODUCT(POWER([.$Q$7];ROW(INDIRECT(&quot;1:12&quot;)))/[.$Q$7]; POWER([.$Q$9];-(12-ROW(INDIRECT(&quot;1:12&quot;))))/[.$Q$9]))) - [.$F5]" office:value-type="float" office:value="4241312.08726868" calcext:value-type="float">
            <text:p>4241312.08726868</text:p>
          </table:table-cell>
          <table:table-cell table:formula="of:=( (([.$G4]*POWER([.$Q$7];12*[.AK$26])) - [.$C5]*SUMPRODUCT(POWER([.$Q$7];ROW(INDIRECT(&quot;1:12&quot;)))/[.$Q$7]; POWER([.$Q$9];-(12-ROW(INDIRECT(&quot;1:12&quot;))))/[.$Q$9]))) - [.$F5]" office:value-type="float" office:value="4960010.27103553" calcext:value-type="float">
            <text:p>4960010.27103553</text:p>
          </table:table-cell>
          <table:table-cell table:formula="of:=( (([.$G4]*POWER([.$Q$7];12*[.AL$26])) - [.$C5]*SUMPRODUCT(POWER([.$Q$7];ROW(INDIRECT(&quot;1:12&quot;)))/[.$Q$7]; POWER([.$Q$9];-(12-ROW(INDIRECT(&quot;1:12&quot;))))/[.$Q$9]))) - [.$F5]" office:value-type="float" office:value="5794242.4347222" calcext:value-type="float">
            <text:p>5794242.4347222</text:p>
          </table:table-cell>
          <table:table-cell table:formula="of:=( (([.$G4]*POWER([.$Q$7];12*[.AM$26])) - [.$C5]*SUMPRODUCT(POWER([.$Q$7];ROW(INDIRECT(&quot;1:12&quot;)))/[.$Q$7]; POWER([.$Q$9];-(12-ROW(INDIRECT(&quot;1:12&quot;))))/[.$Q$9]))) - [.$F5]" office:value-type="float" office:value="6762581.18755135" calcext:value-type="float">
            <text:p>6762581.18755135</text:p>
          </table:table-cell>
          <table:table-cell table:formula="of:=( (([.$G4]*POWER([.$Q$7];12*[.AN$26])) - [.$C5]*SUMPRODUCT(POWER([.$Q$7];ROW(INDIRECT(&quot;1:12&quot;)))/[.$Q$7]; POWER([.$Q$9];-(12-ROW(INDIRECT(&quot;1:12&quot;))))/[.$Q$9]))) - [.$F5]" office:value-type="float" office:value="7886584.76958403" calcext:value-type="float">
            <text:p>7886584.76958403</text:p>
          </table:table-cell>
          <table:table-cell table:formula="of:=( (([.$G4]*POWER([.$Q$7];12*[.AO$26])) - [.$C5]*SUMPRODUCT(POWER([.$Q$7];ROW(INDIRECT(&quot;1:12&quot;)))/[.$Q$7]; POWER([.$Q$9];-(12-ROW(INDIRECT(&quot;1:12&quot;))))/[.$Q$9]))) - [.$F5]" office:value-type="float" office:value="9191277.00536529" calcext:value-type="float">
            <text:p>9191277.00536529</text:p>
          </table:table-cell>
          <table:table-cell table:formula="of:=( (([.$G4]*POWER([.$Q$7];12*[.AP$26])) - [.$C5]*SUMPRODUCT(POWER([.$Q$7];ROW(INDIRECT(&quot;1:12&quot;)))/[.$Q$7]; POWER([.$Q$9];-(12-ROW(INDIRECT(&quot;1:12&quot;))))/[.$Q$9]))) - [.$F5]" office:value-type="float" office:value="10705704.4122865" calcext:value-type="float">
            <text:p>10705704.4122865</text:p>
          </table:table-cell>
          <table:table-cell table:formula="of:=( (([.$G4]*POWER([.$Q$7];12*[.AQ$26])) - [.$C5]*SUMPRODUCT(POWER([.$Q$7];ROW(INDIRECT(&quot;1:12&quot;)))/[.$Q$7]; POWER([.$Q$9];-(12-ROW(INDIRECT(&quot;1:12&quot;))))/[.$Q$9]))) - [.$F5]" office:value-type="float" office:value="12463582.8666338" calcext:value-type="float">
            <text:p>12463582.8666338</text:p>
          </table:table-cell>
          <table:table-cell table:formula="of:=( (([.$G4]*POWER([.$Q$7];12*[.AR$26])) - [.$C5]*SUMPRODUCT(POWER([.$Q$7];ROW(INDIRECT(&quot;1:12&quot;)))/[.$Q$7]; POWER([.$Q$9];-(12-ROW(INDIRECT(&quot;1:12&quot;))))/[.$Q$9]))) - [.$F5]" office:value-type="float" office:value="14504048.2241254" calcext:value-type="float">
            <text:p>14504048.2241254</text:p>
          </table:table-cell>
          <table:table-cell table:formula="of:=( (([.$G4]*POWER([.$Q$7];12*[.AS$26])) - [.$C5]*SUMPRODUCT(POWER([.$Q$7];ROW(INDIRECT(&quot;1:12&quot;)))/[.$Q$7]; POWER([.$Q$9];-(12-ROW(INDIRECT(&quot;1:12&quot;))))/[.$Q$9]))) - [.$F5]" office:value-type="float" office:value="16872527.6060911" calcext:value-type="float">
            <text:p>16872527.6060911</text:p>
          </table:table-cell>
          <table:table-cell table:formula="of:=( (([.$G4]*POWER([.$Q$7];12*[.AT$26])) - [.$C5]*SUMPRODUCT(POWER([.$Q$7];ROW(INDIRECT(&quot;1:12&quot;)))/[.$Q$7]; POWER([.$Q$9];-(12-ROW(INDIRECT(&quot;1:12&quot;))))/[.$Q$9]))) - [.$F5]" office:value-type="float" office:value="19621750.7488415" calcext:value-type="float">
            <text:p>19621750.7488415</text:p>
          </table:table-cell>
          <table:table-cell table:formula="of:=( (([.$G4]*POWER([.$Q$7];12*[.AU$26])) - [.$C5]*SUMPRODUCT(POWER([.$Q$7];ROW(INDIRECT(&quot;1:12&quot;)))/[.$Q$7]; POWER([.$Q$9];-(12-ROW(INDIRECT(&quot;1:12&quot;))))/[.$Q$9]))) - [.$F5]" office:value-type="float" office:value="22812923.9320176" calcext:value-type="float">
            <text:p>22812923.9320176</text:p>
          </table:table-cell>
          <table:table-cell table:formula="of:=( (([.$G4]*POWER([.$Q$7];12*[.AV$26])) - [.$C5]*SUMPRODUCT(POWER([.$Q$7];ROW(INDIRECT(&quot;1:12&quot;)))/[.$Q$7]; POWER([.$Q$9];-(12-ROW(INDIRECT(&quot;1:12&quot;))))/[.$Q$9]))) - [.$F5]" office:value-type="float" office:value="26517092.6212258" calcext:value-type="float">
            <text:p>26517092.6212258</text:p>
          </table:table-cell>
          <table:table-cell table:formula="of:=( (([.$G4]*POWER([.$Q$7];12*[.AW$26])) - [.$C5]*SUMPRODUCT(POWER([.$Q$7];ROW(INDIRECT(&quot;1:12&quot;)))/[.$Q$7]; POWER([.$Q$9];-(12-ROW(INDIRECT(&quot;1:12&quot;))))/[.$Q$9]))) - [.$F5]" office:value-type="float" office:value="30816723.1616322" calcext:value-type="float">
            <text:p>30816723.1616322</text:p>
          </table:table-cell>
          <table:table-cell table:formula="of:=( (([.$G4]*POWER([.$Q$7];12*[.AX$26])) - [.$C5]*SUMPRODUCT(POWER([.$Q$7];ROW(INDIRECT(&quot;1:12&quot;)))/[.$Q$7]; POWER([.$Q$9];-(12-ROW(INDIRECT(&quot;1:12&quot;))))/[.$Q$9]))) - [.$F5]" office:value-type="float" office:value="35807538.7359488" calcext:value-type="float">
            <text:p>35807538.7359488</text:p>
          </table:table-cell>
          <table:table-cell table:formula="of:=( (([.$G4]*POWER([.$Q$7];12*[.AY$26])) - [.$C5]*SUMPRODUCT(POWER([.$Q$7];ROW(INDIRECT(&quot;1:12&quot;)))/[.$Q$7]; POWER([.$Q$9];-(12-ROW(INDIRECT(&quot;1:12&quot;))))/[.$Q$9]))) - [.$F5]" office:value-type="float" office:value="41600650.4609591" calcext:value-type="float">
            <text:p>41600650.4609591</text:p>
          </table:table-cell>
          <table:table-cell table:formula="of:=( (([.$G4]*POWER([.$Q$7];12*[.AZ$26])) - [.$C5]*SUMPRODUCT(POWER([.$Q$7];ROW(INDIRECT(&quot;1:12&quot;)))/[.$Q$7]; POWER([.$Q$9];-(12-ROW(INDIRECT(&quot;1:12&quot;))))/[.$Q$9]))) - [.$F5]" office:value-type="float" office:value="48325031.0674388" calcext:value-type="float">
            <text:p>48325031.0674388</text:p>
          </table:table-cell>
          <table:table-cell table:formula="of:=( (([.$G4]*POWER([.$Q$7];12*[.BA$26])) - [.$C5]*SUMPRODUCT(POWER([.$Q$7];ROW(INDIRECT(&quot;1:12&quot;)))/[.$Q$7]; POWER([.$Q$9];-(12-ROW(INDIRECT(&quot;1:12&quot;))))/[.$Q$9]))) - [.$F5]" office:value-type="float" office:value="56130386.2352991" calcext:value-type="float">
            <text:p>56130386.2352991</text:p>
          </table:table-cell>
          <table:table-cell table:formula="of:=( (([.$G4]*POWER([.$Q$7];12*[.BB$26])) - [.$C5]*SUMPRODUCT(POWER([.$Q$7];ROW(INDIRECT(&quot;1:12&quot;)))/[.$Q$7]; POWER([.$Q$9];-(12-ROW(INDIRECT(&quot;1:12&quot;))))/[.$Q$9]))) - [.$F5]" office:value-type="float" office:value="65190487.5088254" calcext:value-type="float">
            <text:p>65190487.5088254</text:p>
          </table:table-cell>
          <table:table-cell table:formula="of:=( (([.$G4]*POWER([.$Q$7];12*[.BC$26])) - [.$C5]*SUMPRODUCT(POWER([.$Q$7];ROW(INDIRECT(&quot;1:12&quot;)))/[.$Q$7]; POWER([.$Q$9];-(12-ROW(INDIRECT(&quot;1:12&quot;))))/[.$Q$9]))) - [.$F5]" office:value-type="float" office:value="75707040.9930991" calcext:value-type="float">
            <text:p>75707040.9930991</text:p>
          </table:table-cell>
          <table:table-cell table:formula="of:=( (([.$G4]*POWER([.$Q$7];12*[.BD$26])) - [.$C5]*SUMPRODUCT(POWER([.$Q$7];ROW(INDIRECT(&quot;1:12&quot;)))/[.$Q$7]; POWER([.$Q$9];-(12-ROW(INDIRECT(&quot;1:12&quot;))))/[.$Q$9]))) - [.$F5]" office:value-type="float" office:value="87914177.9608452" calcext:value-type="float">
            <text:p>87914177.9608452</text:p>
          </table:table-cell>
          <table:table-cell table:formula="of:=( (([.$G4]*POWER([.$Q$7];12*[.BE$26])) - [.$C5]*SUMPRODUCT(POWER([.$Q$7];ROW(INDIRECT(&quot;1:12&quot;)))/[.$Q$7]; POWER([.$Q$9];-(12-ROW(INDIRECT(&quot;1:12&quot;))))/[.$Q$9]))) - [.$F5]" office:value-type="float" office:value="102083667.34462" calcext:value-type="float">
            <text:p>102083667.34462</text:p>
          </table:table-cell>
          <table:table-cell table:formula="of:=( (([.$G4]*POWER([.$Q$7];12*[.BF$26])) - [.$C5]*SUMPRODUCT(POWER([.$Q$7];ROW(INDIRECT(&quot;1:12&quot;)))/[.$Q$7]; POWER([.$Q$9];-(12-ROW(INDIRECT(&quot;1:12&quot;))))/[.$Q$9]))) - [.$F5]" office:value-type="float" office:value="118530966.160665" calcext:value-type="float">
            <text:p>118530966.160665</text:p>
          </table:table-cell>
          <table:table-cell table:formula="of:=( (([.$G4]*POWER([.$Q$7];12*[.BG$26])) - [.$C5]*SUMPRODUCT(POWER([.$Q$7];ROW(INDIRECT(&quot;1:12&quot;)))/[.$Q$7]; POWER([.$Q$9];-(12-ROW(INDIRECT(&quot;1:12&quot;))))/[.$Q$9]))) - [.$F5]" office:value-type="float" office:value="137622242.565728" calcext:value-type="float">
            <text:p>137622242.565728</text:p>
          </table:table-cell>
          <table:table-cell table:formula="of:=( (([.$G4]*POWER([.$Q$7];12*[.BH$26])) - [.$C5]*SUMPRODUCT(POWER([.$Q$7];ROW(INDIRECT(&quot;1:12&quot;)))/[.$Q$7]; POWER([.$Q$9];-(12-ROW(INDIRECT(&quot;1:12&quot;))))/[.$Q$9]))) - [.$F5]" office:value-type="float" office:value="159782527.902005" calcext:value-type="float">
            <text:p>159782527.902005</text:p>
          </table:table-cell>
          <table:table-cell table:formula="of:=( (([.$G4]*POWER([.$Q$7];12*[.BI$26])) - [.$C5]*SUMPRODUCT(POWER([.$Q$7];ROW(INDIRECT(&quot;1:12&quot;)))/[.$Q$7]; POWER([.$Q$9];-(12-ROW(INDIRECT(&quot;1:12&quot;))))/[.$Q$9]))) - [.$F5]" office:value-type="float" office:value="185505179.220118" calcext:value-type="float">
            <text:p>185505179.220118</text:p>
          </table:table-cell>
          <table:table-cell table:formula="of:=( (([.$G4]*POWER([.$Q$7];12*[.BJ$26])) - [.$C5]*SUMPRODUCT(POWER([.$Q$7];ROW(INDIRECT(&quot;1:12&quot;)))/[.$Q$7]; POWER([.$Q$9];-(12-ROW(INDIRECT(&quot;1:12&quot;))))/[.$Q$9]))) - [.$F5]" office:value-type="float" office:value="215362862.945432" calcext:value-type="float">
            <text:p>215362862.945432</text:p>
          </table:table-cell>
          <table:table-cell table:formula="of:=( (([.$G4]*POWER([.$Q$7];12*[.BK$26])) - [.$C5]*SUMPRODUCT(POWER([.$Q$7];ROW(INDIRECT(&quot;1:12&quot;)))/[.$Q$7]; POWER([.$Q$9];-(12-ROW(INDIRECT(&quot;1:12&quot;))))/[.$Q$9]))) - [.$F5]" office:value-type="float" office:value="250020304.218334" calcext:value-type="float">
            <text:p>250020304.218334</text:p>
          </table:table-cell>
          <table:table-cell table:formula="of:=( (([.$G4]*POWER([.$Q$7];12*[.BL$26])) - [.$C5]*SUMPRODUCT(POWER([.$Q$7];ROW(INDIRECT(&quot;1:12&quot;)))/[.$Q$7]; POWER([.$Q$9];-(12-ROW(INDIRECT(&quot;1:12&quot;))))/[.$Q$9]))) - [.$F5]" office:value-type="float" office:value="290249085.748575" calcext:value-type="float">
            <text:p>290249085.748575</text:p>
          </table:table-cell>
          <table:table-cell table:formula="of:=( (([.$G4]*POWER([.$Q$7];12*[.BM$26])) - [.$C5]*SUMPRODUCT(POWER([.$Q$7];ROW(INDIRECT(&quot;1:12&quot;)))/[.$Q$7]; POWER([.$Q$9];-(12-ROW(INDIRECT(&quot;1:12&quot;))))/[.$Q$9]))) - [.$F5]" office:value-type="float" office:value="336944825.652294" calcext:value-type="float">
            <text:p>336944825.652294</text:p>
          </table:table-cell>
          <table:table-cell table:formula="of:=( (([.$G4]*POWER([.$Q$7];12*[.BN$26])) - [.$C5]*SUMPRODUCT(POWER([.$Q$7];ROW(INDIRECT(&quot;1:12&quot;)))/[.$Q$7]; POWER([.$Q$9];-(12-ROW(INDIRECT(&quot;1:12&quot;))))/[.$Q$9]))) - [.$F5]" office:value-type="float" office:value="391147116.703953" calcext:value-type="float">
            <text:p>391147116.703953</text:p>
          </table:table-cell>
          <table:table-cell table:formula="of:=( (([.$G4]*POWER([.$Q$7];12*[.BO$26])) - [.$C5]*SUMPRODUCT(POWER([.$Q$7];ROW(INDIRECT(&quot;1:12&quot;)))/[.$Q$7]; POWER([.$Q$9];-(12-ROW(INDIRECT(&quot;1:12&quot;))))/[.$Q$9]))) - [.$F5]" office:value-type="float" office:value="454062670.913103" calcext:value-type="float">
            <text:p>454062670.913103</text:p>
          </table:table-cell>
          <table:table-cell table:formula="of:=( (([.$G4]*POWER([.$Q$7];12*[.BP$26])) - [.$C5]*SUMPRODUCT(POWER([.$Q$7];ROW(INDIRECT(&quot;1:12&quot;)))/[.$Q$7]; POWER([.$Q$9];-(12-ROW(INDIRECT(&quot;1:12&quot;))))/[.$Q$9]))) - [.$F5]" office:value-type="float" office:value="527092184.696421" calcext:value-type="float">
            <text:p>527092184.696421</text:p>
          </table:table-cell>
          <table:table-cell table:formula="of:=( (([.$G4]*POWER([.$Q$7];12*[.BQ$26])) - [.$C5]*SUMPRODUCT(POWER([.$Q$7];ROW(INDIRECT(&quot;1:12&quot;)))/[.$Q$7]; POWER([.$Q$9];-(12-ROW(INDIRECT(&quot;1:12&quot;))))/[.$Q$9]))) - [.$F5]" office:value-type="float" office:value="611861522.747521" calcext:value-type="float">
            <text:p>611861522.747521</text:p>
          </table:table-cell>
          <table:table-cell table:formula="of:=( (([.$G4]*POWER([.$Q$7];12*[.BR$26])) - [.$C5]*SUMPRODUCT(POWER([.$Q$7];ROW(INDIRECT(&quot;1:12&quot;)))/[.$Q$7]; POWER([.$Q$9];-(12-ROW(INDIRECT(&quot;1:12&quot;))))/[.$Q$9]))) - [.$F5]" office:value-type="float" office:value="710257914.854723" calcext:value-type="float">
            <text:p>710257914.854723</text:p>
          </table:table-cell>
          <table:table-cell table:formula="of:=( (([.$G4]*POWER([.$Q$7];12*[.BS$26])) - [.$C5]*SUMPRODUCT(POWER([.$Q$7];ROW(INDIRECT(&quot;1:12&quot;)))/[.$Q$7]; POWER([.$Q$9];-(12-ROW(INDIRECT(&quot;1:12&quot;))))/[.$Q$9]))) - [.$F5]" office:value-type="float" office:value="824471971.520802" calcext:value-type="float">
            <text:p>824471971.520802</text:p>
          </table:table-cell>
          <table:table-cell table:formula="of:=( (([.$G4]*POWER([.$Q$7];12*[.BT$26])) - [.$C5]*SUMPRODUCT(POWER([.$Q$7];ROW(INDIRECT(&quot;1:12&quot;)))/[.$Q$7]; POWER([.$Q$9];-(12-ROW(INDIRECT(&quot;1:12&quot;))))/[.$Q$9]))) - [.$F5]" office:value-type="float" office:value="957046453.783423" calcext:value-type="float">
            <text:p>957046453.783423</text:p>
          </table:table-cell>
          <table:table-cell table:formula="of:=( (([.$G4]*POWER([.$Q$7];12*[.BU$26])) - [.$C5]*SUMPRODUCT(POWER([.$Q$7];ROW(INDIRECT(&quot;1:12&quot;)))/[.$Q$7]; POWER([.$Q$9];-(12-ROW(INDIRECT(&quot;1:12&quot;))))/[.$Q$9]))) - [.$F5]" office:value-type="float" office:value="1110932883.00455" calcext:value-type="float">
            <text:p>1110932883.00455</text:p>
          </table:table-cell>
          <table:table-cell table:formula="of:=( (([.$G4]*POWER([.$Q$7];12*[.BV$26])) - [.$C5]*SUMPRODUCT(POWER([.$Q$7];ROW(INDIRECT(&quot;1:12&quot;)))/[.$Q$7]; POWER([.$Q$9];-(12-ROW(INDIRECT(&quot;1:12&quot;))))/[.$Q$9]))) - [.$F5]" office:value-type="float" office:value="1289557250.93923" calcext:value-type="float">
            <text:p>1289557250.93923</text:p>
          </table:table-cell>
          <table:table-cell table:formula="of:=( (([.$G4]*POWER([.$Q$7];12*[.BW$26])) - [.$C5]*SUMPRODUCT(POWER([.$Q$7];ROW(INDIRECT(&quot;1:12&quot;)))/[.$Q$7]; POWER([.$Q$9];-(12-ROW(INDIRECT(&quot;1:12&quot;))))/[.$Q$9]))) - [.$F5]" office:value-type="float" office:value="1496896292.99483" calcext:value-type="float">
            <text:p>1496896292.99483</text:p>
          </table:table-cell>
          <table:table-cell table:formula="of:=( (([.$G4]*POWER([.$Q$7];12*[.BX$26])) - [.$C5]*SUMPRODUCT(POWER([.$Q$7];ROW(INDIRECT(&quot;1:12&quot;)))/[.$Q$7]; POWER([.$Q$9];-(12-ROW(INDIRECT(&quot;1:12&quot;))))/[.$Q$9]))) - [.$F5]" office:value-type="float" office:value="1737566022.76122" calcext:value-type="float">
            <text:p>1737566022.76122</text:p>
          </table:table-cell>
          <table:table-cell table:formula="of:=( (([.$G4]*POWER([.$Q$7];12*[.BY$26])) - [.$C5]*SUMPRODUCT(POWER([.$Q$7];ROW(INDIRECT(&quot;1:12&quot;)))/[.$Q$7]; POWER([.$Q$9];-(12-ROW(INDIRECT(&quot;1:12&quot;))))/[.$Q$9]))) - [.$F5]" office:value-type="float" office:value="2016924498.86673" calcext:value-type="float">
            <text:p>2016924498.86673</text:p>
          </table:table-cell>
          <table:table-cell table:formula="of:=( (([.$G4]*POWER([.$Q$7];12*[.BZ$26])) - [.$C5]*SUMPRODUCT(POWER([.$Q$7];ROW(INDIRECT(&quot;1:12&quot;)))/[.$Q$7]; POWER([.$Q$9];-(12-ROW(INDIRECT(&quot;1:12&quot;))))/[.$Q$9]))) - [.$F5]" office:value-type="float" office:value="2341191112.07042" calcext:value-type="float">
            <text:p>2341191112.070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B29]*(1+[.$Q$11])" office:value-type="float" office:value="74669.1264468315" calcext:value-type="float">
            <text:p>74669.1264468315</text:p>
          </table:table-cell>
          <table:table-cell table:formula="of:=[.$C29]*POWER([.$Q$9];12)" office:value-type="float" office:value="93208.0144451506" calcext:value-type="float">
            <text:p>93208.0144451506</text:p>
          </table:table-cell>
          <table:table-cell table:formula="of:=[.$B30]*12" office:value-type="float" office:value="896029.517361978" calcext:value-type="float">
            <text:p>896029.517361978</text:p>
          </table:table-cell>
          <table:table-cell table:formula="of:=[.$C30]*(POWER([.$Q$9];12)-1)/([.$Q$9]-1)" office:value-type="float" office:value="1153942.91517409" calcext:value-type="float">
            <text:p>1153942.91517409</text:p>
          </table:table-cell>
          <table:table-cell table:formula="of:=  ( (([.$G29]*POWER([.$Q$7];3)) + [.$B30]*SERIESSUM([.$Q$7];0;1;POWER(1; ROW(INDIRECT(&quot;1:3&quot;)))) - [.$C30]*SUMPRODUCT(POWER([.$Q$7];ROW(INDIRECT(&quot;1:3&quot;)))/[.$Q$7]; POWER([.$Q$9];-(12-ROW(INDIRECT(&quot;1:3&quot;))))/[.$Q$9])) + (([.$G29]*POWER([.$Q$7];6)) + [.$B30]*SERIESSUM([.$Q$7];0;1;POWER(1; ROW(INDIRECT(&quot;1:6&quot;)))) - [.$C30]*SUMPRODUCT(POWER([.$Q$7];ROW(INDIRECT(&quot;1:6&quot;)))/[.$Q$7]; POWER([.$Q$9];-(12-ROW(INDIRECT(&quot;1:6&quot;))))/[.$Q$9])) + (([.$G29]*POWER([.$Q$7];9)) + [.$B30]*SERIESSUM([.$Q$7];0;1;POWER(1; ROW(INDIRECT(&quot;1:9&quot;)))) - [.$C30]*SUMPRODUCT(POWER([.$Q$7];ROW(INDIRECT(&quot;1:9&quot;)))/[.$Q$7]; POWER([.$Q$9];-(12-ROW(INDIRECT(&quot;1:9&quot;))))/[.$Q$9])) + (([.$G29]*POWER([.$Q$7];12)) + [.$B30]*SERIESSUM([.$Q$7];0;1;POWER(1; ROW(INDIRECT(&quot;1:12&quot;)))) - [.$C30]*SUMPRODUCT(POWER([.$Q$7];ROW(INDIRECT(&quot;1:12&quot;)))/[.$Q$7]; POWER([.$Q$9];-(12-ROW(INDIRECT(&quot;1:12&quot;))))/[.$Q$9])) ) * [.$Q$4] * [.$Q$4] / 4" office:value-type="float" office:value="1523689.78786267" calcext:value-type="float">
            <text:p>1523689.78786267</text:p>
          </table:table-cell>
          <table:table-cell table:formula="of:=[.$G29]*POWER([.$Q$7];12) + [.$B30]*(POWER([.$Q$7];12)-1)/([.$Q$7]-1) - [.$Q$3]*SUMPRODUCT(POWER([.$Q$7]; INDEX([.$A$2:.$A$13];N(IF({1};MAX(ROW([.$A$2:.$A$13]))-ROW([.$A$2:.$A$13])+1)))); POWER([.$Q$9];[.$A$2:.$A$13])) - [.$F30]" office:value-type="float" office:value="17246313.2466789" calcext:value-type="float">
            <text:p>17246313.2466789</text:p>
          </table:table-cell>
          <table:table-cell table:formula="of:=COUNTIF([.$M54:.$CA54];&quot;&gt;=0&quot;)" office:value-type="float" office:value="66" calcext:value-type="float">
            <text:p>66</text:p>
          </table:table-cell>
          <table:table-cell table:formula="of:=[.$Q$10]+[.$H30]+[.$A30]" office:value-type="float" office:value="122" calcext:value-type="float">
            <text:p>122</text:p>
          </table:table-cell>
          <table:table-cell table:formula="of:=[.$Q$10]+[.$A30]" office:value-type="float" office:value="56" calcext:value-type="float">
            <text:p>5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G5]*POWER([.$Q$7];12) - [.$Q$3]*SUMPRODUCT(POWER([.$Q$7]; INDEX([.$A$2:.$A$13];N(IF({1};MAX(ROW([.$A$2:.$A$13]))-ROW([.$A$2:.$A$13])+1)))); POWER([.$Q$9];[.$A$2:.$A$13])) - [.$F6]" office:value-type="float" office:value="23767.6880698697" calcext:value-type="float">
            <text:p>23767.6880698697</text:p>
          </table:table-cell>
          <table:table-cell table:formula="of:=[.M$27]*POWER([.$Q$7];12*[.M$26]) - [.$Q$3]*SUMPRODUCT(POWER([.$Q$7]; INDEX([.$A$2:.$A$13];N(IF({1};MAX(ROW([.$A$2:.$A$13]))-ROW([.$A$2:.$A$13])+1)))); POWER([.$Q$9];[.$A$2:.$A$13])) - [.$F6]" office:value-type="float" office:value="-459379.488464239" calcext:value-type="float">
            <text:p>-459379.488464239</text:p>
          </table:table-cell>
          <table:table-cell table:formula="of:=( (([.$G5]*POWER([.$Q$7];12*[.N$26])) - [.$C6]*SUMPRODUCT(POWER([.$Q$7];ROW(INDIRECT(&quot;1:12&quot;)))/[.$Q$7]; POWER([.$Q$9];-(12-ROW(INDIRECT(&quot;1:12&quot;))))/[.$Q$9]))) - [.$F6]" office:value-type="float" office:value="34388.3711058051" calcext:value-type="float">
            <text:p>34388.3711058051</text:p>
          </table:table-cell>
          <table:table-cell table:formula="of:=( (([.$G5]*POWER([.$Q$7];12*[.O$26])) - [.$C6]*SUMPRODUCT(POWER([.$Q$7];ROW(INDIRECT(&quot;1:12&quot;)))/[.$Q$7]; POWER([.$Q$9];-(12-ROW(INDIRECT(&quot;1:12&quot;))))/[.$Q$9]))) - [.$F6]" office:value-type="float" office:value="80603.4111919713" calcext:value-type="float">
            <text:p>80603.4111919713</text:p>
          </table:table-cell>
          <table:table-cell table:formula="of:=( (([.$G5]*POWER([.$Q$7];12*[.P$26])) - [.$C6]*SUMPRODUCT(POWER([.$Q$7];ROW(INDIRECT(&quot;1:12&quot;)))/[.$Q$7]; POWER([.$Q$9];-(12-ROW(INDIRECT(&quot;1:12&quot;))))/[.$Q$9]))) - [.$F6]" office:value-type="float" office:value="134247.727758738" calcext:value-type="float">
            <text:p>134247.727758738</text:p>
          </table:table-cell>
          <table:table-cell table:formula="of:=( (([.$G5]*POWER([.$Q$7];12*[.Q$26])) - [.$C6]*SUMPRODUCT(POWER([.$Q$7];ROW(INDIRECT(&quot;1:12&quot;)))/[.$Q$7]; POWER([.$Q$9];-(12-ROW(INDIRECT(&quot;1:12&quot;))))/[.$Q$9]))) - [.$F6]" office:value-type="float" office:value="196515.610563775" calcext:value-type="float">
            <text:p>196515.610563775</text:p>
          </table:table-cell>
          <table:table-cell table:formula="of:=( (([.$G5]*POWER([.$Q$7];12*[.R$26])) - [.$C6]*SUMPRODUCT(POWER([.$Q$7];ROW(INDIRECT(&quot;1:12&quot;)))/[.$Q$7]; POWER([.$Q$9];-(12-ROW(INDIRECT(&quot;1:12&quot;))))/[.$Q$9]))) - [.$F6]" office:value-type="float" office:value="268793.336838768" calcext:value-type="float">
            <text:p>268793.336838768</text:p>
          </table:table-cell>
          <table:table-cell table:formula="of:=( (([.$G5]*POWER([.$Q$7];12*[.S$26])) - [.$C6]*SUMPRODUCT(POWER([.$Q$7];ROW(INDIRECT(&quot;1:12&quot;)))/[.$Q$7]; POWER([.$Q$9];-(12-ROW(INDIRECT(&quot;1:12&quot;))))/[.$Q$9]))) - [.$F6]" office:value-type="float" office:value="352690.034143213" calcext:value-type="float">
            <text:p>352690.034143213</text:p>
          </table:table-cell>
          <table:table-cell table:formula="of:=( (([.$G5]*POWER([.$Q$7];12*[.T$26])) - [.$C6]*SUMPRODUCT(POWER([.$Q$7];ROW(INDIRECT(&quot;1:12&quot;)))/[.$Q$7]; POWER([.$Q$9];-(12-ROW(INDIRECT(&quot;1:12&quot;))))/[.$Q$9]))) - [.$F6]" office:value-type="float" office:value="450073.504561386" calcext:value-type="float">
            <text:p>450073.504561386</text:p>
          </table:table-cell>
          <table:table-cell table:formula="of:=( (([.$G5]*POWER([.$Q$7];12*[.U$26])) - [.$C6]*SUMPRODUCT(POWER([.$Q$7];ROW(INDIRECT(&quot;1:12&quot;)))/[.$Q$7]; POWER([.$Q$9];-(12-ROW(INDIRECT(&quot;1:12&quot;))))/[.$Q$9]))) - [.$F6]" office:value-type="float" office:value="563111.807800824" calcext:value-type="float">
            <text:p>563111.807800824</text:p>
          </table:table-cell>
          <table:table-cell table:formula="of:=( (([.$G5]*POWER([.$Q$7];12*[.V$26])) - [.$C6]*SUMPRODUCT(POWER([.$Q$7];ROW(INDIRECT(&quot;1:12&quot;)))/[.$Q$7]; POWER([.$Q$9];-(12-ROW(INDIRECT(&quot;1:12&quot;))))/[.$Q$9]))) - [.$F6]" office:value-type="float" office:value="694321.528961744" calcext:value-type="float">
            <text:p>694321.528961744</text:p>
          </table:table-cell>
          <table:table-cell table:formula="of:=( (([.$G5]*POWER([.$Q$7];12*[.W$26])) - [.$C6]*SUMPRODUCT(POWER([.$Q$7];ROW(INDIRECT(&quot;1:12&quot;)))/[.$Q$7]; POWER([.$Q$9];-(12-ROW(INDIRECT(&quot;1:12&quot;))))/[.$Q$9]))) - [.$F6]" office:value-type="float" office:value="846623.805568457" calcext:value-type="float">
            <text:p>846623.805568457</text:p>
          </table:table-cell>
          <table:table-cell table:formula="of:=( (([.$G5]*POWER([.$Q$7];12*[.X$26])) - [.$C6]*SUMPRODUCT(POWER([.$Q$7];ROW(INDIRECT(&quot;1:12&quot;)))/[.$Q$7]; POWER([.$Q$9];-(12-ROW(INDIRECT(&quot;1:12&quot;))))/[.$Q$9]))) - [.$F6]" office:value-type="float" office:value="1023409.3611992" calcext:value-type="float">
            <text:p>1023409.3611992</text:p>
          </table:table-cell>
          <table:table-cell table:formula="of:=( (([.$G5]*POWER([.$Q$7];12*[.Y$26])) - [.$C6]*SUMPRODUCT(POWER([.$Q$7];ROW(INDIRECT(&quot;1:12&quot;)))/[.$Q$7]; POWER([.$Q$9];-(12-ROW(INDIRECT(&quot;1:12&quot;))))/[.$Q$9]))) - [.$F6]" office:value-type="float" office:value="1228613.99356575" calcext:value-type="float">
            <text:p>1228613.99356575</text:p>
          </table:table-cell>
          <table:table-cell table:formula="of:=( (([.$G5]*POWER([.$Q$7];12*[.Z$26])) - [.$C6]*SUMPRODUCT(POWER([.$Q$7];ROW(INDIRECT(&quot;1:12&quot;)))/[.$Q$7]; POWER([.$Q$9];-(12-ROW(INDIRECT(&quot;1:12&quot;))))/[.$Q$9]))) - [.$F6]" office:value-type="float" office:value="1466806.19764291" calcext:value-type="float">
            <text:p>1466806.19764291</text:p>
          </table:table-cell>
          <table:table-cell table:formula="of:=( (([.$G5]*POWER([.$Q$7];12*[.AA$26])) - [.$C6]*SUMPRODUCT(POWER([.$Q$7];ROW(INDIRECT(&quot;1:12&quot;)))/[.$Q$7]; POWER([.$Q$9];-(12-ROW(INDIRECT(&quot;1:12&quot;))))/[.$Q$9]))) - [.$F6]" office:value-type="float" office:value="1743288.87461187" calcext:value-type="float">
            <text:p>1743288.87461187</text:p>
          </table:table-cell>
          <table:table-cell table:formula="of:=( (([.$G5]*POWER([.$Q$7];12*[.AB$26])) - [.$C6]*SUMPRODUCT(POWER([.$Q$7];ROW(INDIRECT(&quot;1:12&quot;)))/[.$Q$7]; POWER([.$Q$9];-(12-ROW(INDIRECT(&quot;1:12&quot;))))/[.$Q$9]))) - [.$F6]" office:value-type="float" office:value="2064217.39097575" calcext:value-type="float">
            <text:p>2064217.39097575</text:p>
          </table:table-cell>
          <table:table-cell table:formula="of:=( (([.$G5]*POWER([.$Q$7];12*[.AC$26])) - [.$C6]*SUMPRODUCT(POWER([.$Q$7];ROW(INDIRECT(&quot;1:12&quot;)))/[.$Q$7]; POWER([.$Q$9];-(12-ROW(INDIRECT(&quot;1:12&quot;))))/[.$Q$9]))) - [.$F6]" office:value-type="float" office:value="2436736.61621125" calcext:value-type="float">
            <text:p>2436736.61621125</text:p>
          </table:table-cell>
          <table:table-cell table:formula="of:=( (([.$G5]*POWER([.$Q$7];12*[.AD$26])) - [.$C6]*SUMPRODUCT(POWER([.$Q$7];ROW(INDIRECT(&quot;1:12&quot;)))/[.$Q$7]; POWER([.$Q$9];-(12-ROW(INDIRECT(&quot;1:12&quot;))))/[.$Q$9]))) - [.$F6]" office:value-type="float" office:value="2869139.98984203" calcext:value-type="float">
            <text:p>2869139.98984203</text:p>
          </table:table-cell>
          <table:table-cell table:formula="of:=( (([.$G5]*POWER([.$Q$7];12*[.AE$26])) - [.$C6]*SUMPRODUCT(POWER([.$Q$7];ROW(INDIRECT(&quot;1:12&quot;)))/[.$Q$7]; POWER([.$Q$9];-(12-ROW(INDIRECT(&quot;1:12&quot;))))/[.$Q$9]))) - [.$F6]" office:value-type="float" office:value="3371054.15926263" calcext:value-type="float">
            <text:p>3371054.15926263</text:p>
          </table:table-cell>
          <table:table-cell table:formula="of:=( (([.$G5]*POWER([.$Q$7];12*[.AF$26])) - [.$C6]*SUMPRODUCT(POWER([.$Q$7];ROW(INDIRECT(&quot;1:12&quot;)))/[.$Q$7]; POWER([.$Q$9];-(12-ROW(INDIRECT(&quot;1:12&quot;))))/[.$Q$9]))) - [.$F6]" office:value-type="float" office:value="3953653.29892677" calcext:value-type="float">
            <text:p>3953653.29892677</text:p>
          </table:table-cell>
          <table:table-cell table:formula="of:=( (([.$G5]*POWER([.$Q$7];12*[.AG$26])) - [.$C6]*SUMPRODUCT(POWER([.$Q$7];ROW(INDIRECT(&quot;1:12&quot;)))/[.$Q$7]; POWER([.$Q$9];-(12-ROW(INDIRECT(&quot;1:12&quot;))))/[.$Q$9]))) - [.$F6]" office:value-type="float" office:value="4629907.88231346" calcext:value-type="float">
            <text:p>4629907.88231346</text:p>
          </table:table-cell>
          <table:table-cell table:formula="of:=( (([.$G5]*POWER([.$Q$7];12*[.AH$26])) - [.$C6]*SUMPRODUCT(POWER([.$Q$7];ROW(INDIRECT(&quot;1:12&quot;)))/[.$Q$7]; POWER([.$Q$9];-(12-ROW(INDIRECT(&quot;1:12&quot;))))/[.$Q$9]))) - [.$F6]" office:value-type="float" office:value="5414873.44511044" calcext:value-type="float">
            <text:p>5414873.44511044</text:p>
          </table:table-cell>
          <table:table-cell table:formula="of:=( (([.$G5]*POWER([.$Q$7];12*[.AI$26])) - [.$C6]*SUMPRODUCT(POWER([.$Q$7];ROW(INDIRECT(&quot;1:12&quot;)))/[.$Q$7]; POWER([.$Q$9];-(12-ROW(INDIRECT(&quot;1:12&quot;))))/[.$Q$9]))) - [.$F6]" office:value-type="float" office:value="6326025.76838401" calcext:value-type="float">
            <text:p>6326025.76838401</text:p>
          </table:table-cell>
          <table:table-cell table:formula="of:=( (([.$G5]*POWER([.$Q$7];12*[.AJ$26])) - [.$C6]*SUMPRODUCT(POWER([.$Q$7];ROW(INDIRECT(&quot;1:12&quot;)))/[.$Q$7]; POWER([.$Q$9];-(12-ROW(INDIRECT(&quot;1:12&quot;))))/[.$Q$9]))) - [.$F6]" office:value-type="float" office:value="7383649.94395761" calcext:value-type="float">
            <text:p>7383649.94395761</text:p>
          </table:table-cell>
          <table:table-cell table:formula="of:=( (([.$G5]*POWER([.$Q$7];12*[.AK$26])) - [.$C6]*SUMPRODUCT(POWER([.$Q$7];ROW(INDIRECT(&quot;1:12&quot;)))/[.$Q$7]; POWER([.$Q$9];-(12-ROW(INDIRECT(&quot;1:12&quot;))))/[.$Q$9]))) - [.$F6]" office:value-type="float" office:value="8611291.98380774" calcext:value-type="float">
            <text:p>8611291.98380774</text:p>
          </table:table-cell>
          <table:table-cell table:formula="of:=( (([.$G5]*POWER([.$Q$7];12*[.AL$26])) - [.$C6]*SUMPRODUCT(POWER([.$Q$7];ROW(INDIRECT(&quot;1:12&quot;)))/[.$Q$7]; POWER([.$Q$9];-(12-ROW(INDIRECT(&quot;1:12&quot;))))/[.$Q$9]))) - [.$F6]" office:value-type="float" office:value="10036283.0277104" calcext:value-type="float">
            <text:p>10036283.0277104</text:p>
          </table:table-cell>
          <table:table-cell table:formula="of:=( (([.$G5]*POWER([.$Q$7];12*[.AM$26])) - [.$C6]*SUMPRODUCT(POWER([.$Q$7];ROW(INDIRECT(&quot;1:12&quot;)))/[.$Q$7]; POWER([.$Q$9];-(12-ROW(INDIRECT(&quot;1:12&quot;))))/[.$Q$9]))) - [.$F6]" office:value-type="float" office:value="11690347.8196353" calcext:value-type="float">
            <text:p>11690347.8196353</text:p>
          </table:table-cell>
          <table:table-cell table:formula="of:=( (([.$G5]*POWER([.$Q$7];12*[.AN$26])) - [.$C6]*SUMPRODUCT(POWER([.$Q$7];ROW(INDIRECT(&quot;1:12&quot;)))/[.$Q$7]; POWER([.$Q$9];-(12-ROW(INDIRECT(&quot;1:12&quot;))))/[.$Q$9]))) - [.$F6]" office:value-type="float" office:value="13610310.9994687" calcext:value-type="float">
            <text:p>13610310.9994687</text:p>
          </table:table-cell>
          <table:table-cell table:formula="of:=( (([.$G5]*POWER([.$Q$7];12*[.AO$26])) - [.$C6]*SUMPRODUCT(POWER([.$Q$7];ROW(INDIRECT(&quot;1:12&quot;)))/[.$Q$7]; POWER([.$Q$9];-(12-ROW(INDIRECT(&quot;1:12&quot;))))/[.$Q$9]))) - [.$F6]" office:value-type="float" office:value="15838916.934322" calcext:value-type="float">
            <text:p>15838916.934322</text:p>
          </table:table-cell>
          <table:table-cell table:formula="of:=( (([.$G5]*POWER([.$Q$7];12*[.AP$26])) - [.$C6]*SUMPRODUCT(POWER([.$Q$7];ROW(INDIRECT(&quot;1:12&quot;)))/[.$Q$7]; POWER([.$Q$9];-(12-ROW(INDIRECT(&quot;1:12&quot;))))/[.$Q$9]))) - [.$F6]" office:value-type="float" office:value="18425781.3414274" calcext:value-type="float">
            <text:p>18425781.3414274</text:p>
          </table:table-cell>
          <table:table-cell table:formula="of:=( (([.$G5]*POWER([.$Q$7];12*[.AQ$26])) - [.$C6]*SUMPRODUCT(POWER([.$Q$7];ROW(INDIRECT(&quot;1:12&quot;)))/[.$Q$7]; POWER([.$Q$9];-(12-ROW(INDIRECT(&quot;1:12&quot;))))/[.$Q$9]))) - [.$F6]" office:value-type="float" office:value="21428495.8887117" calcext:value-type="float">
            <text:p>21428495.8887117</text:p>
          </table:table-cell>
          <table:table-cell table:formula="of:=( (([.$G5]*POWER([.$Q$7];12*[.AR$26])) - [.$C6]*SUMPRODUCT(POWER([.$Q$7];ROW(INDIRECT(&quot;1:12&quot;)))/[.$Q$7]; POWER([.$Q$9];-(12-ROW(INDIRECT(&quot;1:12&quot;))))/[.$Q$9]))) - [.$F6]" office:value-type="float" office:value="24913910.3649046" calcext:value-type="float">
            <text:p>24913910.3649046</text:p>
          </table:table-cell>
          <table:table-cell table:formula="of:=( (([.$G5]*POWER([.$Q$7];12*[.AS$26])) - [.$C6]*SUMPRODUCT(POWER([.$Q$7];ROW(INDIRECT(&quot;1:12&quot;)))/[.$Q$7]; POWER([.$Q$9];-(12-ROW(INDIRECT(&quot;1:12&quot;))))/[.$Q$9]))) - [.$F6]" office:value-type="float" office:value="28959620.9642826" calcext:value-type="float">
            <text:p>28959620.9642826</text:p>
          </table:table-cell>
          <table:table-cell table:formula="of:=( (([.$G5]*POWER([.$Q$7];12*[.AT$26])) - [.$C6]*SUMPRODUCT(POWER([.$Q$7];ROW(INDIRECT(&quot;1:12&quot;)))/[.$Q$7]; POWER([.$Q$9];-(12-ROW(INDIRECT(&quot;1:12&quot;))))/[.$Q$9]))) - [.$F6]" office:value-type="float" office:value="33655697.8199105" calcext:value-type="float">
            <text:p>33655697.8199105</text:p>
          </table:table-cell>
          <table:table-cell table:formula="of:=( (([.$G5]*POWER([.$Q$7];12*[.AU$26])) - [.$C6]*SUMPRODUCT(POWER([.$Q$7];ROW(INDIRECT(&quot;1:12&quot;)))/[.$Q$7]; POWER([.$Q$9];-(12-ROW(INDIRECT(&quot;1:12&quot;))))/[.$Q$9]))) - [.$F6]" office:value-type="float" office:value="39106690.2456549" calcext:value-type="float">
            <text:p>39106690.2456549</text:p>
          </table:table-cell>
          <table:table-cell table:formula="of:=( (([.$G5]*POWER([.$Q$7];12*[.AV$26])) - [.$C6]*SUMPRODUCT(POWER([.$Q$7];ROW(INDIRECT(&quot;1:12&quot;)))/[.$Q$7]; POWER([.$Q$9];-(12-ROW(INDIRECT(&quot;1:12&quot;))))/[.$Q$9]))) - [.$F6]" office:value-type="float" office:value="45433954.3299116" calcext:value-type="float">
            <text:p>45433954.3299116</text:p>
          </table:table-cell>
          <table:table-cell table:formula="of:=( (([.$G5]*POWER([.$Q$7];12*[.AW$26])) - [.$C6]*SUMPRODUCT(POWER([.$Q$7];ROW(INDIRECT(&quot;1:12&quot;)))/[.$Q$7]; POWER([.$Q$9];-(12-ROW(INDIRECT(&quot;1:12&quot;))))/[.$Q$9]))) - [.$F6]" office:value-type="float" office:value="52778354.7005391" calcext:value-type="float">
            <text:p>52778354.7005391</text:p>
          </table:table-cell>
          <table:table-cell table:formula="of:=( (([.$G5]*POWER([.$Q$7];12*[.AX$26])) - [.$C6]*SUMPRODUCT(POWER([.$Q$7];ROW(INDIRECT(&quot;1:12&quot;)))/[.$Q$7]; POWER([.$Q$9];-(12-ROW(INDIRECT(&quot;1:12&quot;))))/[.$Q$9]))) - [.$F6]" office:value-type="float" office:value="61303400.6107113" calcext:value-type="float">
            <text:p>61303400.6107113</text:p>
          </table:table-cell>
          <table:table-cell table:formula="of:=( (([.$G5]*POWER([.$Q$7];12*[.AY$26])) - [.$C6]*SUMPRODUCT(POWER([.$Q$7];ROW(INDIRECT(&quot;1:12&quot;)))/[.$Q$7]; POWER([.$Q$9];-(12-ROW(INDIRECT(&quot;1:12&quot;))))/[.$Q$9]))) - [.$F6]" office:value-type="float" office:value="71198886.1647397" calcext:value-type="float">
            <text:p>71198886.1647397</text:p>
          </table:table-cell>
          <table:table-cell table:formula="of:=( (([.$G5]*POWER([.$Q$7];12*[.AZ$26])) - [.$C6]*SUMPRODUCT(POWER([.$Q$7];ROW(INDIRECT(&quot;1:12&quot;)))/[.$Q$7]; POWER([.$Q$9];-(12-ROW(INDIRECT(&quot;1:12&quot;))))/[.$Q$9]))) - [.$F6]" office:value-type="float" office:value="82685115.7266409" calcext:value-type="float">
            <text:p>82685115.7266409</text:p>
          </table:table-cell>
          <table:table-cell table:formula="of:=( (([.$G5]*POWER([.$Q$7];12*[.BA$26])) - [.$C6]*SUMPRODUCT(POWER([.$Q$7];ROW(INDIRECT(&quot;1:12&quot;)))/[.$Q$7]; POWER([.$Q$9];-(12-ROW(INDIRECT(&quot;1:12&quot;))))/[.$Q$9]))) - [.$F6]" office:value-type="float" office:value="96017808.5822211" calcext:value-type="float">
            <text:p>96017808.5822211</text:p>
          </table:table-cell>
          <table:table-cell table:formula="of:=( (([.$G5]*POWER([.$Q$7];12*[.BB$26])) - [.$C6]*SUMPRODUCT(POWER([.$Q$7];ROW(INDIRECT(&quot;1:12&quot;)))/[.$Q$7]; POWER([.$Q$9];-(12-ROW(INDIRECT(&quot;1:12&quot;))))/[.$Q$9]))) - [.$F6]" office:value-type="float" office:value="111493792.047749" calcext:value-type="float">
            <text:p>111493792.047749</text:p>
          </table:table-cell>
          <table:table-cell table:formula="of:=( (([.$G5]*POWER([.$Q$7];12*[.BC$26])) - [.$C6]*SUMPRODUCT(POWER([.$Q$7];ROW(INDIRECT(&quot;1:12&quot;)))/[.$Q$7]; POWER([.$Q$9];-(12-ROW(INDIRECT(&quot;1:12&quot;))))/[.$Q$9]))) - [.$F6]" office:value-type="float" office:value="129457609.771567" calcext:value-type="float">
            <text:p>129457609.771567</text:p>
          </table:table-cell>
          <table:table-cell table:formula="of:=( (([.$G5]*POWER([.$Q$7];12*[.BD$26])) - [.$C6]*SUMPRODUCT(POWER([.$Q$7];ROW(INDIRECT(&quot;1:12&quot;)))/[.$Q$7]; POWER([.$Q$9];-(12-ROW(INDIRECT(&quot;1:12&quot;))))/[.$Q$9]))) - [.$F6]" office:value-type="float" office:value="150309192.350041" calcext:value-type="float">
            <text:p>150309192.350041</text:p>
          </table:table-cell>
          <table:table-cell table:formula="of:=( (([.$G5]*POWER([.$Q$7];12*[.BE$26])) - [.$C6]*SUMPRODUCT(POWER([.$Q$7];ROW(INDIRECT(&quot;1:12&quot;)))/[.$Q$7]; POWER([.$Q$9];-(12-ROW(INDIRECT(&quot;1:12&quot;))))/[.$Q$9]))) - [.$F6]" office:value-type="float" office:value="174512761.029679" calcext:value-type="float">
            <text:p>174512761.029679</text:p>
          </table:table-cell>
          <table:table-cell table:formula="of:=( (([.$G5]*POWER([.$Q$7];12*[.BF$26])) - [.$C6]*SUMPRODUCT(POWER([.$Q$7];ROW(INDIRECT(&quot;1:12&quot;)))/[.$Q$7]; POWER([.$Q$9];-(12-ROW(INDIRECT(&quot;1:12&quot;))))/[.$Q$9]))) - [.$F6]" office:value-type="float" office:value="202607162.719588" calcext:value-type="float">
            <text:p>202607162.719588</text:p>
          </table:table-cell>
          <table:table-cell table:formula="of:=( (([.$G5]*POWER([.$Q$7];12*[.BG$26])) - [.$C6]*SUMPRODUCT(POWER([.$Q$7];ROW(INDIRECT(&quot;1:12&quot;)))/[.$Q$7]; POWER([.$Q$9];-(12-ROW(INDIRECT(&quot;1:12&quot;))))/[.$Q$9]))) - [.$F6]" office:value-type="float" office:value="235217866.403874" calcext:value-type="float">
            <text:p>235217866.403874</text:p>
          </table:table-cell>
          <table:table-cell table:formula="of:=( (([.$G5]*POWER([.$Q$7];12*[.BH$26])) - [.$C6]*SUMPRODUCT(POWER([.$Q$7];ROW(INDIRECT(&quot;1:12&quot;)))/[.$Q$7]; POWER([.$Q$9];-(12-ROW(INDIRECT(&quot;1:12&quot;))))/[.$Q$9]))) - [.$F6]" office:value-type="float" office:value="273070888.031535" calcext:value-type="float">
            <text:p>273070888.031535</text:p>
          </table:table-cell>
          <table:table-cell table:formula="of:=( (([.$G5]*POWER([.$Q$7];12*[.BI$26])) - [.$C6]*SUMPRODUCT(POWER([.$Q$7];ROW(INDIRECT(&quot;1:12&quot;)))/[.$Q$7]; POWER([.$Q$9];-(12-ROW(INDIRECT(&quot;1:12&quot;))))/[.$Q$9]))) - [.$F6]" office:value-type="float" office:value="317008953.895309" calcext:value-type="float">
            <text:p>317008953.895309</text:p>
          </table:table-cell>
          <table:table-cell table:formula="of:=( (([.$G5]*POWER([.$Q$7];12*[.BJ$26])) - [.$C6]*SUMPRODUCT(POWER([.$Q$7];ROW(INDIRECT(&quot;1:12&quot;)))/[.$Q$7]; POWER([.$Q$9];-(12-ROW(INDIRECT(&quot;1:12&quot;))))/[.$Q$9]))) - [.$F6]" office:value-type="float" office:value="368010262.346695" calcext:value-type="float">
            <text:p>368010262.346695</text:p>
          </table:table-cell>
          <table:table-cell table:formula="of:=( (([.$G5]*POWER([.$Q$7];12*[.BK$26])) - [.$C6]*SUMPRODUCT(POWER([.$Q$7];ROW(INDIRECT(&quot;1:12&quot;)))/[.$Q$7]; POWER([.$Q$9];-(12-ROW(INDIRECT(&quot;1:12&quot;))))/[.$Q$9]))) - [.$F6]" office:value-type="float" office:value="427210261.541426" calcext:value-type="float">
            <text:p>427210261.541426</text:p>
          </table:table-cell>
          <table:table-cell table:formula="of:=( (([.$G5]*POWER([.$Q$7];12*[.BL$26])) - [.$C6]*SUMPRODUCT(POWER([.$Q$7];ROW(INDIRECT(&quot;1:12&quot;)))/[.$Q$7]; POWER([.$Q$9];-(12-ROW(INDIRECT(&quot;1:12&quot;))))/[.$Q$9]))) - [.$F6]" office:value-type="float" office:value="495926928.055907" calcext:value-type="float">
            <text:p>495926928.055907</text:p>
          </table:table-cell>
          <table:table-cell table:formula="of:=( (([.$G5]*POWER([.$Q$7];12*[.BM$26])) - [.$C6]*SUMPRODUCT(POWER([.$Q$7];ROW(INDIRECT(&quot;1:12&quot;)))/[.$Q$7]; POWER([.$Q$9];-(12-ROW(INDIRECT(&quot;1:12&quot;))))/[.$Q$9]))) - [.$F6]" office:value-type="float" office:value="575690109.155456" calcext:value-type="float">
            <text:p>575690109.155456</text:p>
          </table:table-cell>
          <table:table-cell table:formula="of:=( (([.$G5]*POWER([.$Q$7];12*[.BN$26])) - [.$C6]*SUMPRODUCT(POWER([.$Q$7];ROW(INDIRECT(&quot;1:12&quot;)))/[.$Q$7]; POWER([.$Q$9];-(12-ROW(INDIRECT(&quot;1:12&quot;))))/[.$Q$9]))) - [.$F6]" office:value-type="float" office:value="668275581.964716" calcext:value-type="float">
            <text:p>668275581.964716</text:p>
          </table:table-cell>
          <table:table-cell table:formula="of:=( (([.$G5]*POWER([.$Q$7];12*[.BO$26])) - [.$C6]*SUMPRODUCT(POWER([.$Q$7];ROW(INDIRECT(&quot;1:12&quot;)))/[.$Q$7]; POWER([.$Q$9];-(12-ROW(INDIRECT(&quot;1:12&quot;))))/[.$Q$9]))) - [.$F6]" office:value-type="float" office:value="775744587.803583" calcext:value-type="float">
            <text:p>775744587.803583</text:p>
          </table:table-cell>
          <table:table-cell table:formula="of:=( (([.$G5]*POWER([.$Q$7];12*[.BP$26])) - [.$C6]*SUMPRODUCT(POWER([.$Q$7];ROW(INDIRECT(&quot;1:12&quot;)))/[.$Q$7]; POWER([.$Q$9];-(12-ROW(INDIRECT(&quot;1:12&quot;))))/[.$Q$9]))) - [.$F6]" office:value-type="float" office:value="900489721.846248" calcext:value-type="float">
            <text:p>900489721.846248</text:p>
          </table:table-cell>
          <table:table-cell table:formula="of:=( (([.$G5]*POWER([.$Q$7];12*[.BQ$26])) - [.$C6]*SUMPRODUCT(POWER([.$Q$7];ROW(INDIRECT(&quot;1:12&quot;)))/[.$Q$7]; POWER([.$Q$9];-(12-ROW(INDIRECT(&quot;1:12&quot;))))/[.$Q$9]))) - [.$F6]" office:value-type="float" office:value="1045288199.75023" calcext:value-type="float">
            <text:p>1045288199.75023</text:p>
          </table:table-cell>
          <table:table-cell table:formula="of:=( (([.$G5]*POWER([.$Q$7];12*[.BR$26])) - [.$C6]*SUMPRODUCT(POWER([.$Q$7];ROW(INDIRECT(&quot;1:12&quot;)))/[.$Q$7]; POWER([.$Q$9];-(12-ROW(INDIRECT(&quot;1:12&quot;))))/[.$Q$9]))) - [.$F6]" office:value-type="float" office:value="1213363687.13669" calcext:value-type="float">
            <text:p>1213363687.13669</text:p>
          </table:table-cell>
          <table:table-cell table:formula="of:=( (([.$G5]*POWER([.$Q$7];12*[.BS$26])) - [.$C6]*SUMPRODUCT(POWER([.$Q$7];ROW(INDIRECT(&quot;1:12&quot;)))/[.$Q$7]; POWER([.$Q$9];-(12-ROW(INDIRECT(&quot;1:12&quot;))))/[.$Q$9]))) - [.$F6]" office:value-type="float" office:value="1408458068.43903" calcext:value-type="float">
            <text:p>1408458068.43903</text:p>
          </table:table-cell>
          <table:table-cell table:formula="of:=( (([.$G5]*POWER([.$Q$7];12*[.BT$26])) - [.$C6]*SUMPRODUCT(POWER([.$Q$7];ROW(INDIRECT(&quot;1:12&quot;)))/[.$Q$7]; POWER([.$Q$9];-(12-ROW(INDIRECT(&quot;1:12&quot;))))/[.$Q$9]))) - [.$F6]" office:value-type="float" office:value="1634914752.91808" calcext:value-type="float">
            <text:p>1634914752.91808</text:p>
          </table:table-cell>
          <table:table-cell table:formula="of:=( (([.$G5]*POWER([.$Q$7];12*[.BU$26])) - [.$C6]*SUMPRODUCT(POWER([.$Q$7];ROW(INDIRECT(&quot;1:12&quot;)))/[.$Q$7]; POWER([.$Q$9];-(12-ROW(INDIRECT(&quot;1:12&quot;))))/[.$Q$9]))) - [.$F6]" office:value-type="float" office:value="1897775372.49572" calcext:value-type="float">
            <text:p>1897775372.49572</text:p>
          </table:table-cell>
          <table:table-cell table:formula="of:=( (([.$G5]*POWER([.$Q$7];12*[.BV$26])) - [.$C6]*SUMPRODUCT(POWER([.$Q$7];ROW(INDIRECT(&quot;1:12&quot;)))/[.$Q$7]; POWER([.$Q$9];-(12-ROW(INDIRECT(&quot;1:12&quot;))))/[.$Q$9]))) - [.$F6]" office:value-type="float" office:value="2202892024.20192" calcext:value-type="float">
            <text:p>2202892024.20192</text:p>
          </table:table-cell>
          <table:table-cell table:formula="of:=( (([.$G5]*POWER([.$Q$7];12*[.BW$26])) - [.$C6]*SUMPRODUCT(POWER([.$Q$7];ROW(INDIRECT(&quot;1:12&quot;)))/[.$Q$7]; POWER([.$Q$9];-(12-ROW(INDIRECT(&quot;1:12&quot;))))/[.$Q$9]))) - [.$F6]" office:value-type="float" office:value="2557057556.10242" calcext:value-type="float">
            <text:p>2557057556.10242</text:p>
          </table:table-cell>
          <table:table-cell table:formula="of:=( (([.$G5]*POWER([.$Q$7];12*[.BX$26])) - [.$C6]*SUMPRODUCT(POWER([.$Q$7];ROW(INDIRECT(&quot;1:12&quot;)))/[.$Q$7]; POWER([.$Q$9];-(12-ROW(INDIRECT(&quot;1:12&quot;))))/[.$Q$9]))) - [.$F6]" office:value-type="float" office:value="2968156797.27768" calcext:value-type="float">
            <text:p>2968156797.27768</text:p>
          </table:table-cell>
          <table:table-cell table:formula="of:=( (([.$G5]*POWER([.$Q$7];12*[.BY$26])) - [.$C6]*SUMPRODUCT(POWER([.$Q$7];ROW(INDIRECT(&quot;1:12&quot;)))/[.$Q$7]; POWER([.$Q$9];-(12-ROW(INDIRECT(&quot;1:12&quot;))))/[.$Q$9]))) - [.$F6]" office:value-type="float" office:value="3445342098.70437" calcext:value-type="float">
            <text:p>3445342098.70437</text:p>
          </table:table-cell>
          <table:table-cell table:formula="of:=( (([.$G5]*POWER([.$Q$7];12*[.BZ$26])) - [.$C6]*SUMPRODUCT(POWER([.$Q$7];ROW(INDIRECT(&quot;1:12&quot;)))/[.$Q$7]; POWER([.$Q$9];-(12-ROW(INDIRECT(&quot;1:12&quot;))))/[.$Q$9]))) - [.$F6]" office:value-type="float" office:value="3999237093.1264" calcext:value-type="float">
            <text:p>3999237093.126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B30]*(1+[.$Q$11])" office:value-type="float" office:value="78402.5827691731" calcext:value-type="float">
            <text:p>78402.5827691731</text:p>
          </table:table-cell>
          <table:table-cell table:formula="of:=[.$C30]*POWER([.$Q$9];12)" office:value-type="float" office:value="99732.5754563112" calcext:value-type="float">
            <text:p>99732.5754563112</text:p>
          </table:table-cell>
          <table:table-cell table:formula="of:=[.$B31]*12" office:value-type="float" office:value="940830.993230077" calcext:value-type="float">
            <text:p>940830.993230077</text:p>
          </table:table-cell>
          <table:table-cell table:formula="of:=[.$C31]*(POWER([.$Q$9];12)-1)/([.$Q$9]-1)" office:value-type="float" office:value="1234718.91923627" calcext:value-type="float">
            <text:p>1234718.91923627</text:p>
          </table:table-cell>
          <table:table-cell table:formula="of:=  ( (([.$G30]*POWER([.$Q$7];3)) + [.$B31]*SERIESSUM([.$Q$7];0;1;POWER(1; ROW(INDIRECT(&quot;1:3&quot;)))) - [.$C31]*SUMPRODUCT(POWER([.$Q$7];ROW(INDIRECT(&quot;1:3&quot;)))/[.$Q$7]; POWER([.$Q$9];-(12-ROW(INDIRECT(&quot;1:3&quot;))))/[.$Q$9])) + (([.$G30]*POWER([.$Q$7];6)) + [.$B31]*SERIESSUM([.$Q$7];0;1;POWER(1; ROW(INDIRECT(&quot;1:6&quot;)))) - [.$C31]*SUMPRODUCT(POWER([.$Q$7];ROW(INDIRECT(&quot;1:6&quot;)))/[.$Q$7]; POWER([.$Q$9];-(12-ROW(INDIRECT(&quot;1:6&quot;))))/[.$Q$9])) + (([.$G30]*POWER([.$Q$7];9)) + [.$B31]*SERIESSUM([.$Q$7];0;1;POWER(1; ROW(INDIRECT(&quot;1:9&quot;)))) - [.$C31]*SUMPRODUCT(POWER([.$Q$7];ROW(INDIRECT(&quot;1:9&quot;)))/[.$Q$7]; POWER([.$Q$9];-(12-ROW(INDIRECT(&quot;1:9&quot;))))/[.$Q$9])) + (([.$G30]*POWER([.$Q$7];12)) + [.$B31]*SERIESSUM([.$Q$7];0;1;POWER(1; ROW(INDIRECT(&quot;1:12&quot;)))) - [.$C31]*SUMPRODUCT(POWER([.$Q$7];ROW(INDIRECT(&quot;1:12&quot;)))/[.$Q$7]; POWER([.$Q$9];-(12-ROW(INDIRECT(&quot;1:12&quot;))))/[.$Q$9])) ) * [.$Q$4] * [.$Q$4] / 4" office:value-type="float" office:value="1693135.26944881" calcext:value-type="float">
            <text:p>1693135.26944881</text:p>
          </table:table-cell>
          <table:table-cell table:formula="of:=[.$G30]*POWER([.$Q$7];12) + [.$B31]*(POWER([.$Q$7];12)-1)/([.$Q$7]-1) - [.$Q$3]*SUMPRODUCT(POWER([.$Q$7]; INDEX([.$A$2:.$A$13];N(IF({1};MAX(ROW([.$A$2:.$A$13]))-ROW([.$A$2:.$A$13])+1)))); POWER([.$Q$9];[.$A$2:.$A$13])) - [.$F31]" office:value-type="float" office:value="19135033.4366436" calcext:value-type="float">
            <text:p>19135033.4366436</text:p>
          </table:table-cell>
          <table:table-cell table:formula="of:=COUNTIF([.$M55:.$CA55];&quot;&gt;=0&quot;)" office:value-type="float" office:value="66" calcext:value-type="float">
            <text:p>66</text:p>
          </table:table-cell>
          <table:table-cell table:formula="of:=[.$Q$10]+[.$H31]+[.$A31]" office:value-type="float" office:value="123" calcext:value-type="float">
            <text:p>123</text:p>
          </table:table-cell>
          <table:table-cell table:formula="of:=[.$Q$10]+[.$A31]" office:value-type="float" office:value="57" calcext:value-type="float">
            <text:p>57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G6]*POWER([.$Q$7];12) - [.$Q$3]*SUMPRODUCT(POWER([.$Q$7]; INDEX([.$A$2:.$A$13];N(IF({1};MAX(ROW([.$A$2:.$A$13]))-ROW([.$A$2:.$A$13])+1)))); POWER([.$Q$9];[.$A$2:.$A$13])) - [.$F7]" office:value-type="float" office:value="138655.760614839" calcext:value-type="float">
            <text:p>138655.760614839</text:p>
          </table:table-cell>
          <table:table-cell table:formula="of:=[.M$27]*POWER([.$Q$7];12*[.M$26]) - [.$Q$3]*SUMPRODUCT(POWER([.$Q$7]; INDEX([.$A$2:.$A$13];N(IF({1};MAX(ROW([.$A$2:.$A$13]))-ROW([.$A$2:.$A$13])+1)))); POWER([.$Q$9];[.$A$2:.$A$13])) - [.$F7]" office:value-type="float" office:value="-470020.337811196" calcext:value-type="float">
            <text:p>-470020.337811196</text:p>
          </table:table-cell>
          <table:table-cell table:formula="of:=( (([.$G6]*POWER([.$Q$7];12*[.N$26])) - [.$C7]*SUMPRODUCT(POWER([.$Q$7];ROW(INDIRECT(&quot;1:12&quot;)))/[.$Q$7]; POWER([.$Q$9];-(12-ROW(INDIRECT(&quot;1:12&quot;))))/[.$Q$9]))) - [.$F7]" office:value-type="float" office:value="153492.506777906" calcext:value-type="float">
            <text:p>153492.506777906</text:p>
          </table:table-cell>
          <table:table-cell table:formula="of:=( (([.$G6]*POWER([.$Q$7];12*[.O$26])) - [.$C7]*SUMPRODUCT(POWER([.$Q$7];ROW(INDIRECT(&quot;1:12&quot;)))/[.$Q$7]; POWER([.$Q$9];-(12-ROW(INDIRECT(&quot;1:12&quot;))))/[.$Q$9]))) - [.$F7]" office:value-type="float" office:value="223130.808441589" calcext:value-type="float">
            <text:p>223130.808441589</text:p>
          </table:table-cell>
          <table:table-cell table:formula="of:=( (([.$G6]*POWER([.$Q$7];12*[.P$26])) - [.$C7]*SUMPRODUCT(POWER([.$Q$7];ROW(INDIRECT(&quot;1:12&quot;)))/[.$Q$7]; POWER([.$Q$9];-(12-ROW(INDIRECT(&quot;1:12&quot;))))/[.$Q$9]))) - [.$F7]" office:value-type="float" office:value="303963.781704267" calcext:value-type="float">
            <text:p>303963.781704267</text:p>
          </table:table-cell>
          <table:table-cell table:formula="of:=( (([.$G6]*POWER([.$Q$7];12*[.Q$26])) - [.$C7]*SUMPRODUCT(POWER([.$Q$7];ROW(INDIRECT(&quot;1:12&quot;)))/[.$Q$7]; POWER([.$Q$9];-(12-ROW(INDIRECT(&quot;1:12&quot;))))/[.$Q$9]))) - [.$F7]" office:value-type="float" office:value="397791.020599902" calcext:value-type="float">
            <text:p>397791.020599902</text:p>
          </table:table-cell>
          <table:table-cell table:formula="of:=( (([.$G6]*POWER([.$Q$7];12*[.R$26])) - [.$C7]*SUMPRODUCT(POWER([.$Q$7];ROW(INDIRECT(&quot;1:12&quot;)))/[.$Q$7]; POWER([.$Q$9];-(12-ROW(INDIRECT(&quot;1:12&quot;))))/[.$Q$9]))) - [.$F7]" office:value-type="float" office:value="506701.412033485" calcext:value-type="float">
            <text:p>506701.412033485</text:p>
          </table:table-cell>
          <table:table-cell table:formula="of:=( (([.$G6]*POWER([.$Q$7];12*[.S$26])) - [.$C7]*SUMPRODUCT(POWER([.$Q$7];ROW(INDIRECT(&quot;1:12&quot;)))/[.$Q$7]; POWER([.$Q$9];-(12-ROW(INDIRECT(&quot;1:12&quot;))))/[.$Q$9]))) - [.$F7]" office:value-type="float" office:value="633119.640916997" calcext:value-type="float">
            <text:p>633119.640916997</text:p>
          </table:table-cell>
          <table:table-cell table:formula="of:=( (([.$G6]*POWER([.$Q$7];12*[.T$26])) - [.$C7]*SUMPRODUCT(POWER([.$Q$7];ROW(INDIRECT(&quot;1:12&quot;)))/[.$Q$7]; POWER([.$Q$9];-(12-ROW(INDIRECT(&quot;1:12&quot;))))/[.$Q$9]))) - [.$F7]" office:value-type="float" office:value="779860.171216073" calcext:value-type="float">
            <text:p>779860.171216073</text:p>
          </table:table-cell>
          <table:table-cell table:formula="of:=( (([.$G6]*POWER([.$Q$7];12*[.U$26])) - [.$C7]*SUMPRODUCT(POWER([.$Q$7];ROW(INDIRECT(&quot;1:12&quot;)))/[.$Q$7]; POWER([.$Q$9];-(12-ROW(INDIRECT(&quot;1:12&quot;))))/[.$Q$9]))) - [.$F7]" office:value-type="float" office:value="950189.904693795" calcext:value-type="float">
            <text:p>950189.904693795</text:p>
          </table:table-cell>
          <table:table-cell table:formula="of:=( (([.$G6]*POWER([.$Q$7];12*[.V$26])) - [.$C7]*SUMPRODUCT(POWER([.$Q$7];ROW(INDIRECT(&quot;1:12&quot;)))/[.$Q$7]; POWER([.$Q$9];-(12-ROW(INDIRECT(&quot;1:12&quot;))))/[.$Q$9]))) - [.$F7]" office:value-type="float" office:value="1147900.91233061" calcext:value-type="float">
            <text:p>1147900.91233061</text:p>
          </table:table-cell>
          <table:table-cell table:formula="of:=( (([.$G6]*POWER([.$Q$7];12*[.W$26])) - [.$C7]*SUMPRODUCT(POWER([.$Q$7];ROW(INDIRECT(&quot;1:12&quot;)))/[.$Q$7]; POWER([.$Q$9];-(12-ROW(INDIRECT(&quot;1:12&quot;))))/[.$Q$9]))) - [.$F7]" office:value-type="float" office:value="1377394.85764862" calcext:value-type="float">
            <text:p>1377394.85764862</text:p>
          </table:table-cell>
          <table:table-cell table:formula="of:=( (([.$G6]*POWER([.$Q$7];12*[.X$26])) - [.$C7]*SUMPRODUCT(POWER([.$Q$7];ROW(INDIRECT(&quot;1:12&quot;)))/[.$Q$7]; POWER([.$Q$9];-(12-ROW(INDIRECT(&quot;1:12&quot;))))/[.$Q$9]))) - [.$F7]" office:value-type="float" office:value="1643780.99146657" calcext:value-type="float">
            <text:p>1643780.99146657</text:p>
          </table:table-cell>
          <table:table-cell table:formula="of:=( (([.$G6]*POWER([.$Q$7];12*[.Y$26])) - [.$C7]*SUMPRODUCT(POWER([.$Q$7];ROW(INDIRECT(&quot;1:12&quot;)))/[.$Q$7]; POWER([.$Q$9];-(12-ROW(INDIRECT(&quot;1:12&quot;))))/[.$Q$9]))) - [.$F7]" office:value-type="float" office:value="1952989.89975451" calcext:value-type="float">
            <text:p>1952989.89975451</text:p>
          </table:table-cell>
          <table:table-cell table:formula="of:=( (([.$G6]*POWER([.$Q$7];12*[.Z$26])) - [.$C7]*SUMPRODUCT(POWER([.$Q$7];ROW(INDIRECT(&quot;1:12&quot;)))/[.$Q$7]; POWER([.$Q$9];-(12-ROW(INDIRECT(&quot;1:12&quot;))))/[.$Q$9]))) - [.$F7]" office:value-type="float" office:value="2311905.53696994" calcext:value-type="float">
            <text:p>2311905.53696994</text:p>
          </table:table-cell>
          <table:table-cell table:formula="of:=( (([.$G6]*POWER([.$Q$7];12*[.AA$26])) - [.$C7]*SUMPRODUCT(POWER([.$Q$7];ROW(INDIRECT(&quot;1:12&quot;)))/[.$Q$7]; POWER([.$Q$9];-(12-ROW(INDIRECT(&quot;1:12&quot;))))/[.$Q$9]))) - [.$F7]" office:value-type="float" office:value="2728518.48434918" calcext:value-type="float">
            <text:p>2728518.48434918</text:p>
          </table:table-cell>
          <table:table-cell table:formula="of:=( (([.$G6]*POWER([.$Q$7];12*[.AB$26])) - [.$C7]*SUMPRODUCT(POWER([.$Q$7];ROW(INDIRECT(&quot;1:12&quot;)))/[.$Q$7]; POWER([.$Q$9];-(12-ROW(INDIRECT(&quot;1:12&quot;))))/[.$Q$9]))) - [.$F7]" office:value-type="float" office:value="3212103.84516153" calcext:value-type="float">
            <text:p>3212103.84516153</text:p>
          </table:table-cell>
          <table:table-cell table:formula="of:=( (([.$G6]*POWER([.$Q$7];12*[.AC$26])) - [.$C7]*SUMPRODUCT(POWER([.$Q$7];ROW(INDIRECT(&quot;1:12&quot;)))/[.$Q$7]; POWER([.$Q$9];-(12-ROW(INDIRECT(&quot;1:12&quot;))))/[.$Q$9]))) - [.$F7]" office:value-type="float" office:value="3773427.73742916" calcext:value-type="float">
            <text:p>3773427.73742916</text:p>
          </table:table-cell>
          <table:table-cell table:formula="of:=( (([.$G6]*POWER([.$Q$7];12*[.AD$26])) - [.$C7]*SUMPRODUCT(POWER([.$Q$7];ROW(INDIRECT(&quot;1:12&quot;)))/[.$Q$7]; POWER([.$Q$9];-(12-ROW(INDIRECT(&quot;1:12&quot;))))/[.$Q$9]))) - [.$F7]" office:value-type="float" office:value="4424986.98128468" calcext:value-type="float">
            <text:p>4424986.98128468</text:p>
          </table:table-cell>
          <table:table-cell table:formula="of:=( (([.$G6]*POWER([.$Q$7];12*[.AE$26])) - [.$C7]*SUMPRODUCT(POWER([.$Q$7];ROW(INDIRECT(&quot;1:12&quot;)))/[.$Q$7]; POWER([.$Q$9];-(12-ROW(INDIRECT(&quot;1:12&quot;))))/[.$Q$9]))) - [.$F7]" office:value-type="float" office:value="5181287.31715415" calcext:value-type="float">
            <text:p>5181287.31715415</text:p>
          </table:table-cell>
          <table:table-cell table:formula="of:=( (([.$G6]*POWER([.$Q$7];12*[.AF$26])) - [.$C7]*SUMPRODUCT(POWER([.$Q$7];ROW(INDIRECT(&quot;1:12&quot;)))/[.$Q$7]; POWER([.$Q$9];-(12-ROW(INDIRECT(&quot;1:12&quot;))))/[.$Q$9]))) - [.$F7]" office:value-type="float" office:value="6059166.34877006" calcext:value-type="float">
            <text:p>6059166.34877006</text:p>
          </table:table-cell>
          <table:table-cell table:formula="of:=( (([.$G6]*POWER([.$Q$7];12*[.AG$26])) - [.$C7]*SUMPRODUCT(POWER([.$Q$7];ROW(INDIRECT(&quot;1:12&quot;)))/[.$Q$7]; POWER([.$Q$9];-(12-ROW(INDIRECT(&quot;1:12&quot;))))/[.$Q$9]))) - [.$F7]" office:value-type="float" office:value="7078168.40073252" calcext:value-type="float">
            <text:p>7078168.40073252</text:p>
          </table:table-cell>
          <table:table-cell table:formula="of:=( (([.$G6]*POWER([.$Q$7];12*[.AH$26])) - [.$C7]*SUMPRODUCT(POWER([.$Q$7];ROW(INDIRECT(&quot;1:12&quot;)))/[.$Q$7]; POWER([.$Q$9];-(12-ROW(INDIRECT(&quot;1:12&quot;))))/[.$Q$9]))) - [.$F7]" office:value-type="float" office:value="8260979.63611694" calcext:value-type="float">
            <text:p>8260979.63611694</text:p>
          </table:table-cell>
          <table:table-cell table:formula="of:=( (([.$G6]*POWER([.$Q$7];12*[.AI$26])) - [.$C7]*SUMPRODUCT(POWER([.$Q$7];ROW(INDIRECT(&quot;1:12&quot;)))/[.$Q$7]; POWER([.$Q$9];-(12-ROW(INDIRECT(&quot;1:12&quot;))))/[.$Q$9]))) - [.$F7]" office:value-type="float" office:value="9633933.12120294" calcext:value-type="float">
            <text:p>9633933.12120294</text:p>
          </table:table-cell>
          <table:table-cell table:formula="of:=( (([.$G6]*POWER([.$Q$7];12*[.AJ$26])) - [.$C7]*SUMPRODUCT(POWER([.$Q$7];ROW(INDIRECT(&quot;1:12&quot;)))/[.$Q$7]; POWER([.$Q$9];-(12-ROW(INDIRECT(&quot;1:12&quot;))))/[.$Q$9]))) - [.$F7]" office:value-type="float" office:value="11227595.08164" calcext:value-type="float">
            <text:p>11227595.08164</text:p>
          </table:table-cell>
          <table:table-cell table:formula="of:=( (([.$G6]*POWER([.$Q$7];12*[.AK$26])) - [.$C7]*SUMPRODUCT(POWER([.$Q$7];ROW(INDIRECT(&quot;1:12&quot;)))/[.$Q$7]; POWER([.$Q$9];-(12-ROW(INDIRECT(&quot;1:12&quot;))))/[.$Q$9]))) - [.$F7]" office:value-type="float" office:value="13077445.4019407" calcext:value-type="float">
            <text:p>13077445.4019407</text:p>
          </table:table-cell>
          <table:table-cell table:formula="of:=( (([.$G6]*POWER([.$Q$7];12*[.AL$26])) - [.$C7]*SUMPRODUCT(POWER([.$Q$7];ROW(INDIRECT(&quot;1:12&quot;)))/[.$Q$7]; POWER([.$Q$9];-(12-ROW(INDIRECT(&quot;1:12&quot;))))/[.$Q$9]))) - [.$F7]" office:value-type="float" office:value="15224667.518341" calcext:value-type="float">
            <text:p>15224667.518341</text:p>
          </table:table-cell>
          <table:table-cell table:formula="of:=( (([.$G6]*POWER([.$Q$7];12*[.AM$26])) - [.$C7]*SUMPRODUCT(POWER([.$Q$7];ROW(INDIRECT(&quot;1:12&quot;)))/[.$Q$7]; POWER([.$Q$9];-(12-ROW(INDIRECT(&quot;1:12&quot;))))/[.$Q$9]))) - [.$F7]" office:value-type="float" office:value="17717065.2905074" calcext:value-type="float">
            <text:p>17717065.2905074</text:p>
          </table:table-cell>
          <table:table-cell table:formula="of:=( (([.$G6]*POWER([.$Q$7];12*[.AN$26])) - [.$C7]*SUMPRODUCT(POWER([.$Q$7];ROW(INDIRECT(&quot;1:12&quot;)))/[.$Q$7]; POWER([.$Q$9];-(12-ROW(INDIRECT(&quot;1:12&quot;))))/[.$Q$9]))) - [.$F7]" office:value-type="float" office:value="20610127.2645123" calcext:value-type="float">
            <text:p>20610127.2645123</text:p>
          </table:table-cell>
          <table:table-cell table:formula="of:=( (([.$G6]*POWER([.$Q$7];12*[.AO$26])) - [.$C7]*SUMPRODUCT(POWER([.$Q$7];ROW(INDIRECT(&quot;1:12&quot;)))/[.$Q$7]; POWER([.$Q$9];-(12-ROW(INDIRECT(&quot;1:12&quot;))))/[.$Q$9]))) - [.$F7]" office:value-type="float" office:value="23968262.0208911" calcext:value-type="float">
            <text:p>23968262.0208911</text:p>
          </table:table-cell>
          <table:table-cell table:formula="of:=( (([.$G6]*POWER([.$Q$7];12*[.AP$26])) - [.$C7]*SUMPRODUCT(POWER([.$Q$7];ROW(INDIRECT(&quot;1:12&quot;)))/[.$Q$7]; POWER([.$Q$9];-(12-ROW(INDIRECT(&quot;1:12&quot;))))/[.$Q$9]))) - [.$F7]" office:value-type="float" office:value="27866232.1104804" calcext:value-type="float">
            <text:p>27866232.1104804</text:p>
          </table:table-cell>
          <table:table-cell table:formula="of:=( (([.$G6]*POWER([.$Q$7];12*[.AQ$26])) - [.$C7]*SUMPRODUCT(POWER([.$Q$7];ROW(INDIRECT(&quot;1:12&quot;)))/[.$Q$7]; POWER([.$Q$9];-(12-ROW(INDIRECT(&quot;1:12&quot;))))/[.$Q$9]))) - [.$F7]" office:value-type="float" office:value="32390818.5019204" calcext:value-type="float">
            <text:p>32390818.5019204</text:p>
          </table:table-cell>
          <table:table-cell table:formula="of:=( (([.$G6]*POWER([.$Q$7];12*[.AR$26])) - [.$C7]*SUMPRODUCT(POWER([.$Q$7];ROW(INDIRECT(&quot;1:12&quot;)))/[.$Q$7]; POWER([.$Q$9];-(12-ROW(INDIRECT(&quot;1:12&quot;))))/[.$Q$9]))) - [.$F7]" office:value-type="float" office:value="37642752.5966122" calcext:value-type="float">
            <text:p>37642752.5966122</text:p>
          </table:table-cell>
          <table:table-cell table:formula="of:=( (([.$G6]*POWER([.$Q$7];12*[.AS$26])) - [.$C7]*SUMPRODUCT(POWER([.$Q$7];ROW(INDIRECT(&quot;1:12&quot;)))/[.$Q$7]; POWER([.$Q$9];-(12-ROW(INDIRECT(&quot;1:12&quot;))))/[.$Q$9]))) - [.$F7]" office:value-type="float" office:value="43738958.8238093" calcext:value-type="float">
            <text:p>43738958.8238093</text:p>
          </table:table-cell>
          <table:table-cell table:formula="of:=( (([.$G6]*POWER([.$Q$7];12*[.AT$26])) - [.$C7]*SUMPRODUCT(POWER([.$Q$7];ROW(INDIRECT(&quot;1:12&quot;)))/[.$Q$7]; POWER([.$Q$9];-(12-ROW(INDIRECT(&quot;1:12&quot;))))/[.$Q$9]))) - [.$F7]" office:value-type="float" office:value="50815157.7429993" calcext:value-type="float">
            <text:p>50815157.7429993</text:p>
          </table:table-cell>
          <table:table-cell table:formula="of:=( (([.$G6]*POWER([.$Q$7];12*[.AU$26])) - [.$C7]*SUMPRODUCT(POWER([.$Q$7];ROW(INDIRECT(&quot;1:12&quot;)))/[.$Q$7]; POWER([.$Q$9];-(12-ROW(INDIRECT(&quot;1:12&quot;))))/[.$Q$9]))) - [.$F7]" office:value-type="float" office:value="59028887.6067558" calcext:value-type="float">
            <text:p>59028887.6067558</text:p>
          </table:table-cell>
          <table:table-cell table:formula="of:=( (([.$G6]*POWER([.$Q$7];12*[.AV$26])) - [.$C7]*SUMPRODUCT(POWER([.$Q$7];ROW(INDIRECT(&quot;1:12&quot;)))/[.$Q$7]; POWER([.$Q$9];-(12-ROW(INDIRECT(&quot;1:12&quot;))))/[.$Q$9]))) - [.$F7]" office:value-type="float" office:value="68563011.6534673" calcext:value-type="float">
            <text:p>68563011.6534673</text:p>
          </table:table-cell>
          <table:table-cell table:formula="of:=( (([.$G6]*POWER([.$Q$7];12*[.AW$26])) - [.$C7]*SUMPRODUCT(POWER([.$Q$7];ROW(INDIRECT(&quot;1:12&quot;)))/[.$Q$7]; POWER([.$Q$9];-(12-ROW(INDIRECT(&quot;1:12&quot;))))/[.$Q$9]))) - [.$F7]" office:value-type="float" office:value="79629789.2132193" calcext:value-type="float">
            <text:p>79629789.2132193</text:p>
          </table:table-cell>
          <table:table-cell table:formula="of:=( (([.$G6]*POWER([.$Q$7];12*[.AX$26])) - [.$C7]*SUMPRODUCT(POWER([.$Q$7];ROW(INDIRECT(&quot;1:12&quot;)))/[.$Q$7]; POWER([.$Q$9];-(12-ROW(INDIRECT(&quot;1:12&quot;))))/[.$Q$9]))) - [.$F7]" office:value-type="float" office:value="92475601.2623369" calcext:value-type="float">
            <text:p>92475601.2623369</text:p>
          </table:table-cell>
          <table:table-cell table:formula="of:=( (([.$G6]*POWER([.$Q$7];12*[.AY$26])) - [.$C7]*SUMPRODUCT(POWER([.$Q$7];ROW(INDIRECT(&quot;1:12&quot;)))/[.$Q$7]; POWER([.$Q$9];-(12-ROW(INDIRECT(&quot;1:12&quot;))))/[.$Q$9]))) - [.$F7]" office:value-type="float" office:value="107386435.632171" calcext:value-type="float">
            <text:p>107386435.632171</text:p>
          </table:table-cell>
          <table:table-cell table:formula="of:=( (([.$G6]*POWER([.$Q$7];12*[.AZ$26])) - [.$C7]*SUMPRODUCT(POWER([.$Q$7];ROW(INDIRECT(&quot;1:12&quot;)))/[.$Q$7]; POWER([.$Q$9];-(12-ROW(INDIRECT(&quot;1:12&quot;))))/[.$Q$9]))) - [.$F7]" office:value-type="float" office:value="124694253.989974" calcext:value-type="float">
            <text:p>124694253.989974</text:p>
          </table:table-cell>
          <table:table-cell table:formula="of:=( (([.$G6]*POWER([.$Q$7];12*[.BA$26])) - [.$C7]*SUMPRODUCT(POWER([.$Q$7];ROW(INDIRECT(&quot;1:12&quot;)))/[.$Q$7]; POWER([.$Q$9];-(12-ROW(INDIRECT(&quot;1:12&quot;))))/[.$Q$9]))) - [.$F7]" office:value-type="float" office:value="144784382.340724" calcext:value-type="float">
            <text:p>144784382.340724</text:p>
          </table:table-cell>
          <table:table-cell table:formula="of:=( (([.$G6]*POWER([.$Q$7];12*[.BB$26])) - [.$C7]*SUMPRODUCT(POWER([.$Q$7];ROW(INDIRECT(&quot;1:12&quot;)))/[.$Q$7]; POWER([.$Q$9];-(12-ROW(INDIRECT(&quot;1:12&quot;))))/[.$Q$9]))) - [.$F7]" office:value-type="float" office:value="168104089.585492" calcext:value-type="float">
            <text:p>168104089.585492</text:p>
          </table:table-cell>
          <table:table-cell table:formula="of:=( (([.$G6]*POWER([.$Q$7];12*[.BC$26])) - [.$C7]*SUMPRODUCT(POWER([.$Q$7];ROW(INDIRECT(&quot;1:12&quot;)))/[.$Q$7]; POWER([.$Q$9];-(12-ROW(INDIRECT(&quot;1:12&quot;))))/[.$Q$9]))) - [.$F7]" office:value-type="float" office:value="195172545.121834" calcext:value-type="float">
            <text:p>195172545.121834</text:p>
          </table:table-cell>
          <table:table-cell table:formula="of:=( (([.$G6]*POWER([.$Q$7];12*[.BD$26])) - [.$C7]*SUMPRODUCT(POWER([.$Q$7];ROW(INDIRECT(&quot;1:12&quot;)))/[.$Q$7]; POWER([.$Q$9];-(12-ROW(INDIRECT(&quot;1:12&quot;))))/[.$Q$9]))) - [.$F7]" office:value-type="float" office:value="226592377.173427" calcext:value-type="float">
            <text:p>226592377.173427</text:p>
          </table:table-cell>
          <table:table-cell table:formula="of:=( (([.$G6]*POWER([.$Q$7];12*[.BE$26])) - [.$C7]*SUMPRODUCT(POWER([.$Q$7];ROW(INDIRECT(&quot;1:12&quot;)))/[.$Q$7]; POWER([.$Q$9];-(12-ROW(INDIRECT(&quot;1:12&quot;))))/[.$Q$9]))) - [.$F7]" office:value-type="float" office:value="263063089.173412" calcext:value-type="float">
            <text:p>263063089.173412</text:p>
          </table:table-cell>
          <table:table-cell table:formula="of:=( (([.$G6]*POWER([.$Q$7];12*[.BF$26])) - [.$C7]*SUMPRODUCT(POWER([.$Q$7];ROW(INDIRECT(&quot;1:12&quot;)))/[.$Q$7]; POWER([.$Q$9];-(12-ROW(INDIRECT(&quot;1:12&quot;))))/[.$Q$9]))) - [.$F7]" office:value-type="float" office:value="305396632.891968" calcext:value-type="float">
            <text:p>305396632.891968</text:p>
          </table:table-cell>
          <table:table-cell table:formula="of:=( (([.$G6]*POWER([.$Q$7];12*[.BG$26])) - [.$C7]*SUMPRODUCT(POWER([.$Q$7];ROW(INDIRECT(&quot;1:12&quot;)))/[.$Q$7]; POWER([.$Q$9];-(12-ROW(INDIRECT(&quot;1:12&quot;))))/[.$Q$9]))) - [.$F7]" office:value-type="float" office:value="354535485.014506" calcext:value-type="float">
            <text:p>354535485.014506</text:p>
          </table:table-cell>
          <table:table-cell table:formula="of:=( (([.$G6]*POWER([.$Q$7];12*[.BH$26])) - [.$C7]*SUMPRODUCT(POWER([.$Q$7];ROW(INDIRECT(&quot;1:12&quot;)))/[.$Q$7]; POWER([.$Q$9];-(12-ROW(INDIRECT(&quot;1:12&quot;))))/[.$Q$9]))) - [.$F7]" office:value-type="float" office:value="411573629.611465" calcext:value-type="float">
            <text:p>411573629.611465</text:p>
          </table:table-cell>
          <table:table-cell table:formula="of:=( (([.$G6]*POWER([.$Q$7];12*[.BI$26])) - [.$C7]*SUMPRODUCT(POWER([.$Q$7];ROW(INDIRECT(&quot;1:12&quot;)))/[.$Q$7]; POWER([.$Q$9];-(12-ROW(INDIRECT(&quot;1:12&quot;))))/[.$Q$9]))) - [.$F7]" office:value-type="float" office:value="477780913.634923" calcext:value-type="float">
            <text:p>477780913.634923</text:p>
          </table:table-cell>
          <table:table-cell table:formula="of:=( (([.$G6]*POWER([.$Q$7];12*[.BJ$26])) - [.$C7]*SUMPRODUCT(POWER([.$Q$7];ROW(INDIRECT(&quot;1:12&quot;)))/[.$Q$7]; POWER([.$Q$9];-(12-ROW(INDIRECT(&quot;1:12&quot;))))/[.$Q$9]))) - [.$F7]" office:value-type="float" office:value="554631317.67132" calcext:value-type="float">
            <text:p>554631317.67132</text:p>
          </table:table-cell>
          <table:table-cell table:formula="of:=( (([.$G6]*POWER([.$Q$7];12*[.BK$26])) - [.$C7]*SUMPRODUCT(POWER([.$Q$7];ROW(INDIRECT(&quot;1:12&quot;)))/[.$Q$7]; POWER([.$Q$9];-(12-ROW(INDIRECT(&quot;1:12&quot;))))/[.$Q$9]))) - [.$F7]" office:value-type="float" office:value="643835771.345407" calcext:value-type="float">
            <text:p>643835771.345407</text:p>
          </table:table-cell>
          <table:table-cell table:formula="of:=( (([.$G6]*POWER([.$Q$7];12*[.BL$26])) - [.$C7]*SUMPRODUCT(POWER([.$Q$7];ROW(INDIRECT(&quot;1:12&quot;)))/[.$Q$7]; POWER([.$Q$9];-(12-ROW(INDIRECT(&quot;1:12&quot;))))/[.$Q$9]))) - [.$F7]" office:value-type="float" office:value="747380243.948615" calcext:value-type="float">
            <text:p>747380243.948615</text:p>
          </table:table-cell>
          <table:table-cell table:formula="of:=( (([.$G6]*POWER([.$Q$7];12*[.BM$26])) - [.$C7]*SUMPRODUCT(POWER([.$Q$7];ROW(INDIRECT(&quot;1:12&quot;)))/[.$Q$7]; POWER([.$Q$9];-(12-ROW(INDIRECT(&quot;1:12&quot;))))/[.$Q$9]))) - [.$F7]" office:value-type="float" office:value="867569958.308033" calcext:value-type="float">
            <text:p>867569958.308033</text:p>
          </table:table-cell>
          <table:table-cell table:formula="of:=( (([.$G6]*POWER([.$Q$7];12*[.BN$26])) - [.$C7]*SUMPRODUCT(POWER([.$Q$7];ROW(INDIRECT(&quot;1:12&quot;)))/[.$Q$7]; POWER([.$Q$9];-(12-ROW(INDIRECT(&quot;1:12&quot;))))/[.$Q$9]))) - [.$F7]" office:value-type="float" office:value="1007080712.23457" calcext:value-type="float">
            <text:p>1007080712.23457</text:p>
          </table:table-cell>
          <table:table-cell table:formula="of:=( (([.$G6]*POWER([.$Q$7];12*[.BO$26])) - [.$C7]*SUMPRODUCT(POWER([.$Q$7];ROW(INDIRECT(&quot;1:12&quot;)))/[.$Q$7]; POWER([.$Q$9];-(12-ROW(INDIRECT(&quot;1:12&quot;))))/[.$Q$9]))) - [.$F7]" office:value-type="float" office:value="1169018450.12573" calcext:value-type="float">
            <text:p>1169018450.12573</text:p>
          </table:table-cell>
          <table:table-cell table:formula="of:=( (([.$G6]*POWER([.$Q$7];12*[.BP$26])) - [.$C7]*SUMPRODUCT(POWER([.$Q$7];ROW(INDIRECT(&quot;1:12&quot;)))/[.$Q$7]; POWER([.$Q$9];-(12-ROW(INDIRECT(&quot;1:12&quot;))))/[.$Q$9]))) - [.$F7]" office:value-type="float" office:value="1356988410.97274" calcext:value-type="float">
            <text:p>1356988410.97274</text:p>
          </table:table-cell>
          <table:table-cell table:formula="of:=( (([.$G6]*POWER([.$Q$7];12*[.BQ$26])) - [.$C7]*SUMPRODUCT(POWER([.$Q$7];ROW(INDIRECT(&quot;1:12&quot;)))/[.$Q$7]; POWER([.$Q$9];-(12-ROW(INDIRECT(&quot;1:12&quot;))))/[.$Q$9]))) - [.$F7]" office:value-type="float" office:value="1575175392.22212" calcext:value-type="float">
            <text:p>1575175392.22212</text:p>
          </table:table-cell>
          <table:table-cell table:formula="of:=( (([.$G6]*POWER([.$Q$7];12*[.BR$26])) - [.$C7]*SUMPRODUCT(POWER([.$Q$7];ROW(INDIRECT(&quot;1:12&quot;)))/[.$Q$7]; POWER([.$Q$9];-(12-ROW(INDIRECT(&quot;1:12&quot;))))/[.$Q$9]))) - [.$F7]" office:value-type="float" office:value="1828436916.41569" calcext:value-type="float">
            <text:p>1828436916.41569</text:p>
          </table:table-cell>
          <table:table-cell table:formula="of:=( (([.$G6]*POWER([.$Q$7];12*[.BS$26])) - [.$C7]*SUMPRODUCT(POWER([.$Q$7];ROW(INDIRECT(&quot;1:12&quot;)))/[.$Q$7]; POWER([.$Q$9];-(12-ROW(INDIRECT(&quot;1:12&quot;))))/[.$Q$9]))) - [.$F7]" office:value-type="float" office:value="2122411374.78878" calcext:value-type="float">
            <text:p>2122411374.78878</text:p>
          </table:table-cell>
          <table:table-cell table:formula="of:=( (([.$G6]*POWER([.$Q$7];12*[.BT$26])) - [.$C7]*SUMPRODUCT(POWER([.$Q$7];ROW(INDIRECT(&quot;1:12&quot;)))/[.$Q$7]; POWER([.$Q$9];-(12-ROW(INDIRECT(&quot;1:12&quot;))))/[.$Q$9]))) - [.$F7]" office:value-type="float" office:value="2463643555.44052" calcext:value-type="float">
            <text:p>2463643555.44052</text:p>
          </table:table-cell>
          <table:table-cell table:formula="of:=( (([.$G6]*POWER([.$Q$7];12*[.BU$26])) - [.$C7]*SUMPRODUCT(POWER([.$Q$7];ROW(INDIRECT(&quot;1:12&quot;)))/[.$Q$7]; POWER([.$Q$9];-(12-ROW(INDIRECT(&quot;1:12&quot;))))/[.$Q$9]))) - [.$F7]" office:value-type="float" office:value="2859730350.72449" calcext:value-type="float">
            <text:p>2859730350.72449</text:p>
          </table:table-cell>
          <table:table-cell table:formula="of:=( (([.$G6]*POWER([.$Q$7];12*[.BV$26])) - [.$C7]*SUMPRODUCT(POWER([.$Q$7];ROW(INDIRECT(&quot;1:12&quot;)))/[.$Q$7]; POWER([.$Q$9];-(12-ROW(INDIRECT(&quot;1:12&quot;))))/[.$Q$9]))) - [.$F7]" office:value-type="float" office:value="3319489887.76079" calcext:value-type="float">
            <text:p>3319489887.76079</text:p>
          </table:table-cell>
          <table:table-cell table:formula="of:=( (([.$G6]*POWER([.$Q$7];12*[.BW$26])) - [.$C7]*SUMPRODUCT(POWER([.$Q$7];ROW(INDIRECT(&quot;1:12&quot;)))/[.$Q$7]; POWER([.$Q$9];-(12-ROW(INDIRECT(&quot;1:12&quot;))))/[.$Q$9]))) - [.$F7]" office:value-type="float" office:value="3853157847.44191" calcext:value-type="float">
            <text:p>3853157847.44191</text:p>
          </table:table-cell>
          <table:table-cell table:formula="of:=( (([.$G6]*POWER([.$Q$7];12*[.BX$26])) - [.$C7]*SUMPRODUCT(POWER([.$Q$7];ROW(INDIRECT(&quot;1:12&quot;)))/[.$Q$7]; POWER([.$Q$9];-(12-ROW(INDIRECT(&quot;1:12&quot;))))/[.$Q$9]))) - [.$F7]" office:value-type="float" office:value="4472615342.60578" calcext:value-type="float">
            <text:p>4472615342.60578</text:p>
          </table:table-cell>
          <table:table-cell table:formula="of:=( (([.$G6]*POWER([.$Q$7];12*[.BY$26])) - [.$C7]*SUMPRODUCT(POWER([.$Q$7];ROW(INDIRECT(&quot;1:12&quot;)))/[.$Q$7]; POWER([.$Q$9];-(12-ROW(INDIRECT(&quot;1:12&quot;))))/[.$Q$9]))) - [.$F7]" office:value-type="float" office:value="5191653428.65462" calcext:value-type="float">
            <text:p>5191653428.65462</text:p>
          </table:table-cell>
          <table:table-cell table:formula="of:=( (([.$G6]*POWER([.$Q$7];12*[.BZ$26])) - [.$C7]*SUMPRODUCT(POWER([.$Q$7];ROW(INDIRECT(&quot;1:12&quot;)))/[.$Q$7]; POWER([.$Q$9];-(12-ROW(INDIRECT(&quot;1:12&quot;))))/[.$Q$9]))) - [.$F7]" office:value-type="float" office:value="6026280135.4507" calcext:value-type="float">
            <text:p>6026280135.45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B31]*(1+[.$Q$11])" office:value-type="float" office:value="82322.7119076317" calcext:value-type="float">
            <text:p>82322.7119076317</text:p>
          </table:table-cell>
          <table:table-cell table:formula="of:=[.$C31]*POWER([.$Q$9];12)" office:value-type="float" office:value="106713.855738253" calcext:value-type="float">
            <text:p>106713.855738253</text:p>
          </table:table-cell>
          <table:table-cell table:formula="of:=[.$B32]*12" office:value-type="float" office:value="987872.542891581" calcext:value-type="float">
            <text:p>987872.542891581</text:p>
          </table:table-cell>
          <table:table-cell table:formula="of:=[.$C32]*(POWER([.$Q$9];12)-1)/([.$Q$9]-1)" office:value-type="float" office:value="1321149.24358281" calcext:value-type="float">
            <text:p>1321149.24358281</text:p>
          </table:table-cell>
          <table:table-cell table:formula="of:=  ( (([.$G31]*POWER([.$Q$7];3)) + [.$B32]*SERIESSUM([.$Q$7];0;1;POWER(1; ROW(INDIRECT(&quot;1:3&quot;)))) - [.$C32]*SUMPRODUCT(POWER([.$Q$7];ROW(INDIRECT(&quot;1:3&quot;)))/[.$Q$7]; POWER([.$Q$9];-(12-ROW(INDIRECT(&quot;1:3&quot;))))/[.$Q$9])) + (([.$G31]*POWER([.$Q$7];6)) + [.$B32]*SERIESSUM([.$Q$7];0;1;POWER(1; ROW(INDIRECT(&quot;1:6&quot;)))) - [.$C32]*SUMPRODUCT(POWER([.$Q$7];ROW(INDIRECT(&quot;1:6&quot;)))/[.$Q$7]; POWER([.$Q$9];-(12-ROW(INDIRECT(&quot;1:6&quot;))))/[.$Q$9])) + (([.$G31]*POWER([.$Q$7];9)) + [.$B32]*SERIESSUM([.$Q$7];0;1;POWER(1; ROW(INDIRECT(&quot;1:9&quot;)))) - [.$C32]*SUMPRODUCT(POWER([.$Q$7];ROW(INDIRECT(&quot;1:9&quot;)))/[.$Q$7]; POWER([.$Q$9];-(12-ROW(INDIRECT(&quot;1:9&quot;))))/[.$Q$9])) + (([.$G31]*POWER([.$Q$7];12)) + [.$B32]*SERIESSUM([.$Q$7];0;1;POWER(1; ROW(INDIRECT(&quot;1:12&quot;)))) - [.$C32]*SUMPRODUCT(POWER([.$Q$7];ROW(INDIRECT(&quot;1:12&quot;)))/[.$Q$7]; POWER([.$Q$9];-(12-ROW(INDIRECT(&quot;1:12&quot;))))/[.$Q$9])) ) * [.$Q$4] * [.$Q$4] / 4" office:value-type="float" office:value="1877922.03606669" calcext:value-type="float">
            <text:p>1877922.03606669</text:p>
          </table:table-cell>
          <table:table-cell table:formula="of:=[.$G31]*POWER([.$Q$7];12) + [.$B32]*(POWER([.$Q$7];12)-1)/([.$Q$7]-1) - [.$Q$3]*SUMPRODUCT(POWER([.$Q$7]; INDEX([.$A$2:.$A$13];N(IF({1};MAX(ROW([.$A$2:.$A$13]))-ROW([.$A$2:.$A$13])+1)))); POWER([.$Q$9];[.$A$2:.$A$13])) - [.$F32]" office:value-type="float" office:value="21193001.440767" calcext:value-type="float">
            <text:p>21193001.440767</text:p>
          </table:table-cell>
          <table:table-cell table:formula="of:=COUNTIF([.$M56:.$CA56];&quot;&gt;=0&quot;)" office:value-type="float" office:value="66" calcext:value-type="float">
            <text:p>66</text:p>
          </table:table-cell>
          <table:table-cell table:formula="of:=[.$Q$10]+[.$H32]+[.$A32]" office:value-type="float" office:value="124" calcext:value-type="float">
            <text:p>124</text:p>
          </table:table-cell>
          <table:table-cell table:formula="of:=[.$Q$10]+[.$A32]" office:value-type="float" office:value="58" calcext:value-type="float">
            <text:p>58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G7]*POWER([.$Q$7];12) - [.$Q$3]*SUMPRODUCT(POWER([.$Q$7]; INDEX([.$A$2:.$A$13];N(IF({1};MAX(ROW([.$A$2:.$A$13]))-ROW([.$A$2:.$A$13])+1)))); POWER([.$Q$9];[.$A$2:.$A$13])) - [.$F8]" office:value-type="float" office:value="276533.754585033" calcext:value-type="float">
            <text:p>276533.754585033</text:p>
          </table:table-cell>
          <table:table-cell table:formula="of:=[.M$27]*POWER([.$Q$7];12*[.M$26]) - [.$Q$3]*SUMPRODUCT(POWER([.$Q$7]; INDEX([.$A$2:.$A$13];N(IF({1};MAX(ROW([.$A$2:.$A$13]))-ROW([.$A$2:.$A$13])+1)))); POWER([.$Q$9];[.$A$2:.$A$13])) - [.$F8]" office:value-type="float" office:value="-482779.897972609" calcext:value-type="float">
            <text:p>-482779.897972609</text:p>
          </table:table-cell>
          <table:table-cell table:formula="of:=( (([.$G7]*POWER([.$Q$7];12*[.N$26])) - [.$C8]*SUMPRODUCT(POWER([.$Q$7];ROW(INDIRECT(&quot;1:12&quot;)))/[.$Q$7]; POWER([.$Q$9];-(12-ROW(INDIRECT(&quot;1:12&quot;))))/[.$Q$9]))) - [.$F8]" office:value-type="float" office:value="298505.460469573" calcext:value-type="float">
            <text:p>298505.460469573</text:p>
          </table:table-cell>
          <table:table-cell table:formula="of:=( (([.$G7]*POWER([.$Q$7];12*[.O$26])) - [.$C8]*SUMPRODUCT(POWER([.$Q$7];ROW(INDIRECT(&quot;1:12&quot;)))/[.$Q$7]; POWER([.$Q$9];-(12-ROW(INDIRECT(&quot;1:12&quot;))))/[.$Q$9]))) - [.$F8]" office:value-type="float" office:value="396252.207427319" calcext:value-type="float">
            <text:p>396252.207427319</text:p>
          </table:table-cell>
          <table:table-cell table:formula="of:=( (([.$G7]*POWER([.$Q$7];12*[.P$26])) - [.$C8]*SUMPRODUCT(POWER([.$Q$7];ROW(INDIRECT(&quot;1:12&quot;)))/[.$Q$7]; POWER([.$Q$9];-(12-ROW(INDIRECT(&quot;1:12&quot;))))/[.$Q$9]))) - [.$F8]" office:value-type="float" office:value="509712.185551251" calcext:value-type="float">
            <text:p>509712.185551251</text:p>
          </table:table-cell>
          <table:table-cell table:formula="of:=( (([.$G7]*POWER([.$Q$7];12*[.Q$26])) - [.$C8]*SUMPRODUCT(POWER([.$Q$7];ROW(INDIRECT(&quot;1:12&quot;)))/[.$Q$7]; POWER([.$Q$9];-(12-ROW(INDIRECT(&quot;1:12&quot;))))/[.$Q$9]))) - [.$F8]" office:value-type="float" office:value="641411.367739357" calcext:value-type="float">
            <text:p>641411.367739357</text:p>
          </table:table-cell>
          <table:table-cell table:formula="of:=( (([.$G7]*POWER([.$Q$7];12*[.R$26])) - [.$C8]*SUMPRODUCT(POWER([.$Q$7];ROW(INDIRECT(&quot;1:12&quot;)))/[.$Q$7]; POWER([.$Q$9];-(12-ROW(INDIRECT(&quot;1:12&quot;))))/[.$Q$9]))) - [.$F8]" office:value-type="float" office:value="794281.788444625" calcext:value-type="float">
            <text:p>794281.788444625</text:p>
          </table:table-cell>
          <table:table-cell table:formula="of:=( (([.$G7]*POWER([.$Q$7];12*[.S$26])) - [.$C8]*SUMPRODUCT(POWER([.$Q$7];ROW(INDIRECT(&quot;1:12&quot;)))/[.$Q$7]; POWER([.$Q$9];-(12-ROW(INDIRECT(&quot;1:12&quot;))))/[.$Q$9]))) - [.$F8]" office:value-type="float" office:value="971726.81990448" calcext:value-type="float">
            <text:p>971726.81990448</text:p>
          </table:table-cell>
          <table:table-cell table:formula="of:=( (([.$G7]*POWER([.$Q$7];12*[.T$26])) - [.$C8]*SUMPRODUCT(POWER([.$Q$7];ROW(INDIRECT(&quot;1:12&quot;)))/[.$Q$7]; POWER([.$Q$9];-(12-ROW(INDIRECT(&quot;1:12&quot;))))/[.$Q$9]))) - [.$F8]" office:value-type="float" office:value="1177696.94181901" calcext:value-type="float">
            <text:p>1177696.94181901</text:p>
          </table:table-cell>
          <table:table-cell table:formula="of:=( (([.$G7]*POWER([.$Q$7];12*[.U$26])) - [.$C8]*SUMPRODUCT(POWER([.$Q$7];ROW(INDIRECT(&quot;1:12&quot;)))/[.$Q$7]; POWER([.$Q$9];-(12-ROW(INDIRECT(&quot;1:12&quot;))))/[.$Q$9]))) - [.$F8]" office:value-type="float" office:value="1416777.69134725" calcext:value-type="float">
            <text:p>1416777.69134725</text:p>
          </table:table-cell>
          <table:table-cell table:formula="of:=( (([.$G7]*POWER([.$Q$7];12*[.V$26])) - [.$C8]*SUMPRODUCT(POWER([.$Q$7];ROW(INDIRECT(&quot;1:12&quot;)))/[.$Q$7]; POWER([.$Q$9];-(12-ROW(INDIRECT(&quot;1:12&quot;))))/[.$Q$9]))) - [.$F8]" office:value-type="float" office:value="1694291.75146276" calcext:value-type="float">
            <text:p>1694291.75146276</text:p>
          </table:table-cell>
          <table:table-cell table:formula="of:=( (([.$G7]*POWER([.$Q$7];12*[.W$26])) - [.$C8]*SUMPRODUCT(POWER([.$Q$7];ROW(INDIRECT(&quot;1:12&quot;)))/[.$Q$7]; POWER([.$Q$9];-(12-ROW(INDIRECT(&quot;1:12&quot;))))/[.$Q$9]))) - [.$F8]" office:value-type="float" office:value="2016417.45047349" calcext:value-type="float">
            <text:p>2016417.45047349</text:p>
          </table:table-cell>
          <table:table-cell table:formula="of:=( (([.$G7]*POWER([.$Q$7];12*[.X$26])) - [.$C8]*SUMPRODUCT(POWER([.$Q$7];ROW(INDIRECT(&quot;1:12&quot;)))/[.$Q$7]; POWER([.$Q$9];-(12-ROW(INDIRECT(&quot;1:12&quot;))))/[.$Q$9]))) - [.$F8]" office:value-type="float" office:value="2390326.31087487" calcext:value-type="float">
            <text:p>2390326.31087487</text:p>
          </table:table-cell>
          <table:table-cell table:formula="of:=( (([.$G7]*POWER([.$Q$7];12*[.Y$26])) - [.$C8]*SUMPRODUCT(POWER([.$Q$7];ROW(INDIRECT(&quot;1:12&quot;)))/[.$Q$7]; POWER([.$Q$9];-(12-ROW(INDIRECT(&quot;1:12&quot;))))/[.$Q$9]))) - [.$F8]" office:value-type="float" office:value="2824342.70980243" calcext:value-type="float">
            <text:p>2824342.70980243</text:p>
          </table:table-cell>
          <table:table-cell table:formula="of:=( (([.$G7]*POWER([.$Q$7];12*[.Z$26])) - [.$C8]*SUMPRODUCT(POWER([.$Q$7];ROW(INDIRECT(&quot;1:12&quot;)))/[.$Q$7]; POWER([.$Q$9];-(12-ROW(INDIRECT(&quot;1:12&quot;))))/[.$Q$9]))) - [.$F8]" office:value-type="float" office:value="3328129.20562347" calcext:value-type="float">
            <text:p>3328129.20562347</text:p>
          </table:table-cell>
          <table:table-cell table:formula="of:=( (([.$G7]*POWER([.$Q$7];12*[.AA$26])) - [.$C8]*SUMPRODUCT(POWER([.$Q$7];ROW(INDIRECT(&quot;1:12&quot;)))/[.$Q$7]; POWER([.$Q$9];-(12-ROW(INDIRECT(&quot;1:12&quot;))))/[.$Q$9]))) - [.$F8]" office:value-type="float" office:value="3912901.65661557" calcext:value-type="float">
            <text:p>3912901.65661557</text:p>
          </table:table-cell>
          <table:table-cell table:formula="of:=( (([.$G7]*POWER([.$Q$7];12*[.AB$26])) - [.$C8]*SUMPRODUCT(POWER([.$Q$7];ROW(INDIRECT(&quot;1:12&quot;)))/[.$Q$7]; POWER([.$Q$9];-(12-ROW(INDIRECT(&quot;1:12&quot;))))/[.$Q$9]))) - [.$F8]" office:value-type="float" office:value="4591678.92094461" calcext:value-type="float">
            <text:p>4591678.92094461</text:p>
          </table:table-cell>
          <table:table-cell table:formula="of:=( (([.$G7]*POWER([.$Q$7];12*[.AC$26])) - [.$C8]*SUMPRODUCT(POWER([.$Q$7];ROW(INDIRECT(&quot;1:12&quot;)))/[.$Q$7]; POWER([.$Q$9];-(12-ROW(INDIRECT(&quot;1:12&quot;))))/[.$Q$9]))) - [.$F8]" office:value-type="float" office:value="5379572.6970422" calcext:value-type="float">
            <text:p>5379572.6970422</text:p>
          </table:table-cell>
          <table:table-cell table:formula="of:=( (([.$G7]*POWER([.$Q$7];12*[.AD$26])) - [.$C8]*SUMPRODUCT(POWER([.$Q$7];ROW(INDIRECT(&quot;1:12&quot;)))/[.$Q$7]; POWER([.$Q$9];-(12-ROW(INDIRECT(&quot;1:12&quot;))))/[.$Q$9]))) - [.$F8]" office:value-type="float" office:value="6294123.9571333" calcext:value-type="float">
            <text:p>6294123.9571333</text:p>
          </table:table-cell>
          <table:table-cell table:formula="of:=( (([.$G7]*POWER([.$Q$7];12*[.AE$26])) - [.$C8]*SUMPRODUCT(POWER([.$Q$7];ROW(INDIRECT(&quot;1:12&quot;)))/[.$Q$7]; POWER([.$Q$9];-(12-ROW(INDIRECT(&quot;1:12&quot;))))/[.$Q$9]))) - [.$F8]" office:value-type="float" office:value="7355693.46397331" calcext:value-type="float">
            <text:p>7355693.46397331</text:p>
          </table:table-cell>
          <table:table-cell table:formula="of:=( (([.$G7]*POWER([.$Q$7];12*[.AF$26])) - [.$C8]*SUMPRODUCT(POWER([.$Q$7];ROW(INDIRECT(&quot;1:12&quot;)))/[.$Q$7]; POWER([.$Q$9];-(12-ROW(INDIRECT(&quot;1:12&quot;))))/[.$Q$9]))) - [.$F8]" office:value-type="float" office:value="8587915.06491483" calcext:value-type="float">
            <text:p>8587915.06491483</text:p>
          </table:table-cell>
          <table:table-cell table:formula="of:=( (([.$G7]*POWER([.$Q$7];12*[.AG$26])) - [.$C8]*SUMPRODUCT(POWER([.$Q$7];ROW(INDIRECT(&quot;1:12&quot;)))/[.$Q$7]; POWER([.$Q$9];-(12-ROW(INDIRECT(&quot;1:12&quot;))))/[.$Q$9]))) - [.$F8]" office:value-type="float" office:value="10018221.8550436" calcext:value-type="float">
            <text:p>10018221.8550436</text:p>
          </table:table-cell>
          <table:table-cell table:formula="of:=( (([.$G7]*POWER([.$Q$7];12*[.AH$26])) - [.$C8]*SUMPRODUCT(POWER([.$Q$7];ROW(INDIRECT(&quot;1:12&quot;)))/[.$Q$7]; POWER([.$Q$9];-(12-ROW(INDIRECT(&quot;1:12&quot;))))/[.$Q$9]))) - [.$F8]" office:value-type="float" office:value="11678456.9234154" calcext:value-type="float">
            <text:p>11678456.9234154</text:p>
          </table:table-cell>
          <table:table-cell table:formula="of:=( (([.$G7]*POWER([.$Q$7];12*[.AI$26])) - [.$C8]*SUMPRODUCT(POWER([.$Q$7];ROW(INDIRECT(&quot;1:12&quot;)))/[.$Q$7]; POWER([.$Q$9];-(12-ROW(INDIRECT(&quot;1:12&quot;))))/[.$Q$9]))) - [.$F8]" office:value-type="float" office:value="13605582.2795101" calcext:value-type="float">
            <text:p>13605582.2795101</text:p>
          </table:table-cell>
          <table:table-cell table:formula="of:=( (([.$G7]*POWER([.$Q$7];12*[.AJ$26])) - [.$C8]*SUMPRODUCT(POWER([.$Q$7];ROW(INDIRECT(&quot;1:12&quot;)))/[.$Q$7]; POWER([.$Q$9];-(12-ROW(INDIRECT(&quot;1:12&quot;))))/[.$Q$9]))) - [.$F8]" office:value-type="float" office:value="15842501.7428156" calcext:value-type="float">
            <text:p>15842501.7428156</text:p>
          </table:table-cell>
          <table:table-cell table:formula="of:=( (([.$G7]*POWER([.$Q$7];12*[.AK$26])) - [.$C8]*SUMPRODUCT(POWER([.$Q$7];ROW(INDIRECT(&quot;1:12&quot;)))/[.$Q$7]; POWER([.$Q$9];-(12-ROW(INDIRECT(&quot;1:12&quot;))))/[.$Q$9]))) - [.$F8]" office:value-type="float" office:value="18439016.1156299" calcext:value-type="float">
            <text:p>18439016.1156299</text:p>
          </table:table-cell>
          <table:table-cell table:formula="of:=( (([.$G7]*POWER([.$Q$7];12*[.AL$26])) - [.$C8]*SUMPRODUCT(POWER([.$Q$7];ROW(INDIRECT(&quot;1:12&quot;)))/[.$Q$7]; POWER([.$Q$9];-(12-ROW(INDIRECT(&quot;1:12&quot;))))/[.$Q$9]))) - [.$F8]" office:value-type="float" office:value="21452931.9042069" calcext:value-type="float">
            <text:p>21452931.9042069</text:p>
          </table:table-cell>
          <table:table-cell table:formula="of:=( (([.$G7]*POWER([.$Q$7];12*[.AM$26])) - [.$C8]*SUMPRODUCT(POWER([.$Q$7];ROW(INDIRECT(&quot;1:12&quot;)))/[.$Q$7]; POWER([.$Q$9];-(12-ROW(INDIRECT(&quot;1:12&quot;))))/[.$Q$9]))) - [.$F8]" office:value-type="float" office:value="24951348.2718343" calcext:value-type="float">
            <text:p>24951348.2718343</text:p>
          </table:table-cell>
          <table:table-cell table:formula="of:=( (([.$G7]*POWER([.$Q$7];12*[.AN$26])) - [.$C8]*SUMPRODUCT(POWER([.$Q$7];ROW(INDIRECT(&quot;1:12&quot;)))/[.$Q$7]; POWER([.$Q$9];-(12-ROW(INDIRECT(&quot;1:12&quot;))))/[.$Q$9]))) - [.$F8]" office:value-type="float" office:value="29012150.8754338" calcext:value-type="float">
            <text:p>29012150.8754338</text:p>
          </table:table-cell>
          <table:table-cell table:formula="of:=( (([.$G7]*POWER([.$Q$7];12*[.AO$26])) - [.$C8]*SUMPRODUCT(POWER([.$Q$7];ROW(INDIRECT(&quot;1:12&quot;)))/[.$Q$7]; POWER([.$Q$9];-(12-ROW(INDIRECT(&quot;1:12&quot;))))/[.$Q$9]))) - [.$F8]" office:value-type="float" office:value="33725745.8431434" calcext:value-type="float">
            <text:p>33725745.8431434</text:p>
          </table:table-cell>
          <table:table-cell table:formula="of:=( (([.$G7]*POWER([.$Q$7];12*[.AP$26])) - [.$C8]*SUMPRODUCT(POWER([.$Q$7];ROW(INDIRECT(&quot;1:12&quot;)))/[.$Q$7]; POWER([.$Q$9];-(12-ROW(INDIRECT(&quot;1:12&quot;))))/[.$Q$9]))) - [.$F8]" office:value-type="float" office:value="39197072.4966285" calcext:value-type="float">
            <text:p>39197072.4966285</text:p>
          </table:table-cell>
          <table:table-cell table:formula="of:=( (([.$G7]*POWER([.$Q$7];12*[.AQ$26])) - [.$C8]*SUMPRODUCT(POWER([.$Q$7];ROW(INDIRECT(&quot;1:12&quot;)))/[.$Q$7]; POWER([.$Q$9];-(12-ROW(INDIRECT(&quot;1:12&quot;))))/[.$Q$9]))) - [.$F8]" office:value-type="float" office:value="45547939.6275998" calcext:value-type="float">
            <text:p>45547939.6275998</text:p>
          </table:table-cell>
          <table:table-cell table:formula="of:=( (([.$G7]*POWER([.$Q$7];12*[.AR$26])) - [.$C8]*SUMPRODUCT(POWER([.$Q$7];ROW(INDIRECT(&quot;1:12&quot;)))/[.$Q$7]; POWER([.$Q$9];-(12-ROW(INDIRECT(&quot;1:12&quot;))))/[.$Q$9]))) - [.$F8]" office:value-type="float" office:value="52919737.3413331" calcext:value-type="float">
            <text:p>52919737.3413331</text:p>
          </table:table-cell>
          <table:table-cell table:formula="of:=( (([.$G7]*POWER([.$Q$7];12*[.AS$26])) - [.$C8]*SUMPRODUCT(POWER([.$Q$7];ROW(INDIRECT(&quot;1:12&quot;)))/[.$Q$7]; POWER([.$Q$9];-(12-ROW(INDIRECT(&quot;1:12&quot;))))/[.$Q$9]))) - [.$F8]" office:value-type="float" office:value="61476584.8412891" calcext:value-type="float">
            <text:p>61476584.8412891</text:p>
          </table:table-cell>
          <table:table-cell table:formula="of:=( (([.$G7]*POWER([.$Q$7];12*[.AT$26])) - [.$C8]*SUMPRODUCT(POWER([.$Q$7];ROW(INDIRECT(&quot;1:12&quot;)))/[.$Q$7]; POWER([.$Q$9];-(12-ROW(INDIRECT(&quot;1:12&quot;))))/[.$Q$9]))) - [.$F8]" office:value-type="float" office:value="71408984.2343297" calcext:value-type="float">
            <text:p>71408984.2343297</text:p>
          </table:table-cell>
          <table:table-cell table:formula="of:=( (([.$G7]*POWER([.$Q$7];12*[.AU$26])) - [.$C8]*SUMPRODUCT(POWER([.$Q$7];ROW(INDIRECT(&quot;1:12&quot;)))/[.$Q$7]; POWER([.$Q$9];-(12-ROW(INDIRECT(&quot;1:12&quot;))))/[.$Q$9]))) - [.$F8]" office:value-type="float" office:value="82938061.7016309" calcext:value-type="float">
            <text:p>82938061.7016309</text:p>
          </table:table-cell>
          <table:table-cell table:formula="of:=( (([.$G7]*POWER([.$Q$7];12*[.AV$26])) - [.$C8]*SUMPRODUCT(POWER([.$Q$7];ROW(INDIRECT(&quot;1:12&quot;)))/[.$Q$7]; POWER([.$Q$9];-(12-ROW(INDIRECT(&quot;1:12&quot;))))/[.$Q$9]))) - [.$F8]" office:value-type="float" office:value="96320490.4569791" calcext:value-type="float">
            <text:p>96320490.4569791</text:p>
          </table:table-cell>
          <table:table-cell table:formula="of:=( (([.$G7]*POWER([.$Q$7];12*[.AW$26])) - [.$C8]*SUMPRODUCT(POWER([.$Q$7];ROW(INDIRECT(&quot;1:12&quot;)))/[.$Q$7]; POWER([.$Q$9];-(12-ROW(INDIRECT(&quot;1:12&quot;))))/[.$Q$9]))) - [.$F8]" office:value-type="float" office:value="111854205.092856" calcext:value-type="float">
            <text:p>111854205.092856</text:p>
          </table:table-cell>
          <table:table-cell table:formula="of:=( (([.$G7]*POWER([.$Q$7];12*[.AX$26])) - [.$C8]*SUMPRODUCT(POWER([.$Q$7];ROW(INDIRECT(&quot;1:12&quot;)))/[.$Q$7]; POWER([.$Q$9];-(12-ROW(INDIRECT(&quot;1:12&quot;))))/[.$Q$9]))) - [.$F8]" office:value-type="float" office:value="129885034.533469" calcext:value-type="float">
            <text:p>129885034.533469</text:p>
          </table:table-cell>
          <table:table-cell table:formula="of:=( (([.$G7]*POWER([.$Q$7];12*[.AY$26])) - [.$C8]*SUMPRODUCT(POWER([.$Q$7];ROW(INDIRECT(&quot;1:12&quot;)))/[.$Q$7]; POWER([.$Q$9];-(12-ROW(INDIRECT(&quot;1:12&quot;))))/[.$Q$9]))) - [.$F8]" office:value-type="float" office:value="150814401.264954" calcext:value-type="float">
            <text:p>150814401.264954</text:p>
          </table:table-cell>
          <table:table-cell table:formula="of:=( (([.$G7]*POWER([.$Q$7];12*[.AZ$26])) - [.$C8]*SUMPRODUCT(POWER([.$Q$7];ROW(INDIRECT(&quot;1:12&quot;)))/[.$Q$7]; POWER([.$Q$9];-(12-ROW(INDIRECT(&quot;1:12&quot;))))/[.$Q$9]))) - [.$F8]" office:value-type="float" office:value="175108258.251607" calcext:value-type="float">
            <text:p>175108258.251607</text:p>
          </table:table-cell>
          <table:table-cell table:formula="of:=( (([.$G7]*POWER([.$Q$7];12*[.BA$26])) - [.$C8]*SUMPRODUCT(POWER([.$Q$7];ROW(INDIRECT(&quot;1:12&quot;)))/[.$Q$7]; POWER([.$Q$9];-(12-ROW(INDIRECT(&quot;1:12&quot;))))/[.$Q$9]))) - [.$F8]" office:value-type="float" office:value="203307462.501781" calcext:value-type="float">
            <text:p>203307462.501781</text:p>
          </table:table-cell>
          <table:table-cell table:formula="of:=( (([.$G7]*POWER([.$Q$7];12*[.BB$26])) - [.$C8]*SUMPRODUCT(POWER([.$Q$7];ROW(INDIRECT(&quot;1:12&quot;)))/[.$Q$7]; POWER([.$Q$9];-(12-ROW(INDIRECT(&quot;1:12&quot;))))/[.$Q$9]))) - [.$F8]" office:value-type="float" office:value="236039816.231363" calcext:value-type="float">
            <text:p>236039816.231363</text:p>
          </table:table-cell>
          <table:table-cell table:formula="of:=( (([.$G7]*POWER([.$Q$7];12*[.BC$26])) - [.$C8]*SUMPRODUCT(POWER([.$Q$7];ROW(INDIRECT(&quot;1:12&quot;)))/[.$Q$7]; POWER([.$Q$9];-(12-ROW(INDIRECT(&quot;1:12&quot;))))/[.$Q$9]))) - [.$F8]" office:value-type="float" office:value="274034043.698683" calcext:value-type="float">
            <text:p>274034043.698683</text:p>
          </table:table-cell>
          <table:table-cell table:formula="of:=( (([.$G7]*POWER([.$Q$7];12*[.BD$26])) - [.$C8]*SUMPRODUCT(POWER([.$Q$7];ROW(INDIRECT(&quot;1:12&quot;)))/[.$Q$7]; POWER([.$Q$9];-(12-ROW(INDIRECT(&quot;1:12&quot;))))/[.$Q$9]))) - [.$F8]" office:value-type="float" office:value="318136014.878771" calcext:value-type="float">
            <text:p>318136014.878771</text:p>
          </table:table-cell>
          <table:table-cell table:formula="of:=( (([.$G7]*POWER([.$Q$7];12*[.BE$26])) - [.$C8]*SUMPRODUCT(POWER([.$Q$7];ROW(INDIRECT(&quot;1:12&quot;)))/[.$Q$7]; POWER([.$Q$9];-(12-ROW(INDIRECT(&quot;1:12&quot;))))/[.$Q$9]))) - [.$F8]" office:value-type="float" office:value="369327577.166546" calcext:value-type="float">
            <text:p>369327577.166546</text:p>
          </table:table-cell>
          <table:table-cell table:formula="of:=( (([.$G7]*POWER([.$Q$7];12*[.BF$26])) - [.$C8]*SUMPRODUCT(POWER([.$Q$7];ROW(INDIRECT(&quot;1:12&quot;)))/[.$Q$7]; POWER([.$Q$9];-(12-ROW(INDIRECT(&quot;1:12&quot;))))/[.$Q$9]))) - [.$F8]" office:value-type="float" office:value="428748414.36138" calcext:value-type="float">
            <text:p>428748414.36138</text:p>
          </table:table-cell>
          <table:table-cell table:formula="of:=( (([.$G7]*POWER([.$Q$7];12*[.BG$26])) - [.$C8]*SUMPRODUCT(POWER([.$Q$7];ROW(INDIRECT(&quot;1:12&quot;)))/[.$Q$7]; POWER([.$Q$9];-(12-ROW(INDIRECT(&quot;1:12&quot;))))/[.$Q$9]))) - [.$F8]" office:value-type="float" office:value="497721419.582166" calcext:value-type="float">
            <text:p>497721419.582166</text:p>
          </table:table-cell>
          <table:table-cell table:formula="of:=( (([.$G7]*POWER([.$Q$7];12*[.BH$26])) - [.$C8]*SUMPRODUCT(POWER([.$Q$7];ROW(INDIRECT(&quot;1:12&quot;)))/[.$Q$7]; POWER([.$Q$9];-(12-ROW(INDIRECT(&quot;1:12&quot;))))/[.$Q$9]))) - [.$F8]" office:value-type="float" office:value="577782146.993125" calcext:value-type="float">
            <text:p>577782146.993125</text:p>
          </table:table-cell>
          <table:table-cell table:formula="of:=( (([.$G7]*POWER([.$Q$7];12*[.BI$26])) - [.$C8]*SUMPRODUCT(POWER([.$Q$7];ROW(INDIRECT(&quot;1:12&quot;)))/[.$Q$7]; POWER([.$Q$9];-(12-ROW(INDIRECT(&quot;1:12&quot;))))/[.$Q$9]))) - [.$F8]" office:value-type="float" office:value="670712998.027586" calcext:value-type="float">
            <text:p>670712998.027586</text:p>
          </table:table-cell>
          <table:table-cell table:formula="of:=( (([.$G7]*POWER([.$Q$7];12*[.BJ$26])) - [.$C8]*SUMPRODUCT(POWER([.$Q$7];ROW(INDIRECT(&quot;1:12&quot;)))/[.$Q$7]; POWER([.$Q$9];-(12-ROW(INDIRECT(&quot;1:12&quot;))))/[.$Q$9]))) - [.$F8]" office:value-type="float" office:value="778582903.201679" calcext:value-type="float">
            <text:p>778582903.201679</text:p>
          </table:table-cell>
          <table:table-cell table:formula="of:=( (([.$G7]*POWER([.$Q$7];12*[.BK$26])) - [.$C8]*SUMPRODUCT(POWER([.$Q$7];ROW(INDIRECT(&quot;1:12&quot;)))/[.$Q$7]; POWER([.$Q$9];-(12-ROW(INDIRECT(&quot;1:12&quot;))))/[.$Q$9]))) - [.$F8]" office:value-type="float" office:value="903793382.958859" calcext:value-type="float">
            <text:p>903793382.958859</text:p>
          </table:table-cell>
          <table:table-cell table:formula="of:=( (([.$G7]*POWER([.$Q$7];12*[.BL$26])) - [.$C8]*SUMPRODUCT(POWER([.$Q$7];ROW(INDIRECT(&quot;1:12&quot;)))/[.$Q$7]; POWER([.$Q$9];-(12-ROW(INDIRECT(&quot;1:12&quot;))))/[.$Q$9]))) - [.$F8]" office:value-type="float" office:value="1049132013.00327" calcext:value-type="float">
            <text:p>1049132013.00327</text:p>
          </table:table-cell>
          <table:table-cell table:formula="of:=( (([.$G7]*POWER([.$Q$7];12*[.BM$26])) - [.$C8]*SUMPRODUCT(POWER([.$Q$7];ROW(INDIRECT(&quot;1:12&quot;)))/[.$Q$7]; POWER([.$Q$9];-(12-ROW(INDIRECT(&quot;1:12&quot;))))/[.$Q$9]))) - [.$F8]" office:value-type="float" office:value="1217834484.42699" calcext:value-type="float">
            <text:p>1217834484.42699</text:p>
          </table:table-cell>
          <table:table-cell table:formula="of:=( (([.$G7]*POWER([.$Q$7];12*[.BN$26])) - [.$C8]*SUMPRODUCT(POWER([.$Q$7];ROW(INDIRECT(&quot;1:12&quot;)))/[.$Q$7]; POWER([.$Q$9];-(12-ROW(INDIRECT(&quot;1:12&quot;))))/[.$Q$9]))) - [.$F8]" office:value-type="float" office:value="1413656640.28311" calcext:value-type="float">
            <text:p>1413656640.28311</text:p>
          </table:table-cell>
          <table:table-cell table:formula="of:=( (([.$G7]*POWER([.$Q$7];12*[.BO$26])) - [.$C8]*SUMPRODUCT(POWER([.$Q$7];ROW(INDIRECT(&quot;1:12&quot;)))/[.$Q$7]; POWER([.$Q$9];-(12-ROW(INDIRECT(&quot;1:12&quot;))))/[.$Q$9]))) - [.$F8]" office:value-type="float" office:value="1640958092.36336" calcext:value-type="float">
            <text:p>1640958092.36336</text:p>
          </table:table-cell>
          <table:table-cell table:formula="of:=( (([.$G7]*POWER([.$Q$7];12*[.BP$26])) - [.$C8]*SUMPRODUCT(POWER([.$Q$7];ROW(INDIRECT(&quot;1:12&quot;)))/[.$Q$7]; POWER([.$Q$9];-(12-ROW(INDIRECT(&quot;1:12&quot;))))/[.$Q$9]))) - [.$F8]" office:value-type="float" office:value="1904799279.7505" calcext:value-type="float">
            <text:p>1904799279.7505</text:p>
          </table:table-cell>
          <table:table-cell table:formula="of:=( (([.$G7]*POWER([.$Q$7];12*[.BQ$26])) - [.$C8]*SUMPRODUCT(POWER([.$Q$7];ROW(INDIRECT(&quot;1:12&quot;)))/[.$Q$7]; POWER([.$Q$9];-(12-ROW(INDIRECT(&quot;1:12&quot;))))/[.$Q$9]))) - [.$F8]" office:value-type="float" office:value="2211054129.97153" calcext:value-type="float">
            <text:p>2211054129.97153</text:p>
          </table:table-cell>
          <table:table-cell table:formula="of:=( (([.$G7]*POWER([.$Q$7];12*[.BR$26])) - [.$C8]*SUMPRODUCT(POWER([.$Q$7];ROW(INDIRECT(&quot;1:12&quot;)))/[.$Q$7]; POWER([.$Q$9];-(12-ROW(INDIRECT(&quot;1:12&quot;))))/[.$Q$9]))) - [.$F8]" office:value-type="float" office:value="2566540830.94017" calcext:value-type="float">
            <text:p>2566540830.94017</text:p>
          </table:table-cell>
          <table:table-cell table:formula="of:=( (([.$G7]*POWER([.$Q$7];12*[.BS$26])) - [.$C8]*SUMPRODUCT(POWER([.$Q$7];ROW(INDIRECT(&quot;1:12&quot;)))/[.$Q$7]; POWER([.$Q$9];-(12-ROW(INDIRECT(&quot;1:12&quot;))))/[.$Q$9]))) - [.$F8]" office:value-type="float" office:value="2979173625.07996" calcext:value-type="float">
            <text:p>2979173625.07996</text:p>
          </table:table-cell>
          <table:table-cell table:formula="of:=( (([.$G7]*POWER([.$Q$7];12*[.BT$26])) - [.$C8]*SUMPRODUCT(POWER([.$Q$7];ROW(INDIRECT(&quot;1:12&quot;)))/[.$Q$7]; POWER([.$Q$9];-(12-ROW(INDIRECT(&quot;1:12&quot;))))/[.$Q$9]))) - [.$F8]" office:value-type="float" office:value="3458139005.03839" calcext:value-type="float">
            <text:p>3458139005.03839</text:p>
          </table:table-cell>
          <table:table-cell table:formula="of:=( (([.$G7]*POWER([.$Q$7];12*[.BU$26])) - [.$C8]*SUMPRODUCT(POWER([.$Q$7];ROW(INDIRECT(&quot;1:12&quot;)))/[.$Q$7]; POWER([.$Q$9];-(12-ROW(INDIRECT(&quot;1:12&quot;))))/[.$Q$9]))) - [.$F8]" office:value-type="float" office:value="4014100233.65805" calcext:value-type="float">
            <text:p>4014100233.65805</text:p>
          </table:table-cell>
          <table:table-cell table:formula="of:=( (([.$G7]*POWER([.$Q$7];12*[.BV$26])) - [.$C8]*SUMPRODUCT(POWER([.$Q$7];ROW(INDIRECT(&quot;1:12&quot;)))/[.$Q$7]; POWER([.$Q$9];-(12-ROW(INDIRECT(&quot;1:12&quot;))))/[.$Q$9]))) - [.$F8]" office:value-type="float" office:value="4659434741.45714" calcext:value-type="float">
            <text:p>4659434741.45714</text:p>
          </table:table-cell>
          <table:table-cell table:formula="of:=( (([.$G7]*POWER([.$Q$7];12*[.BW$26])) - [.$C8]*SUMPRODUCT(POWER([.$Q$7];ROW(INDIRECT(&quot;1:12&quot;)))/[.$Q$7]; POWER([.$Q$9];-(12-ROW(INDIRECT(&quot;1:12&quot;))))/[.$Q$9]))) - [.$F8]" office:value-type="float" office:value="5408509686.82749" calcext:value-type="float">
            <text:p>5408509686.82749</text:p>
          </table:table-cell>
          <table:table-cell table:formula="of:=( (([.$G7]*POWER([.$Q$7];12*[.BX$26])) - [.$C8]*SUMPRODUCT(POWER([.$Q$7];ROW(INDIRECT(&quot;1:12&quot;)))/[.$Q$7]; POWER([.$Q$9];-(12-ROW(INDIRECT(&quot;1:12&quot;))))/[.$Q$9]))) - [.$F8]" office:value-type="float" office:value="6278001813.77923" calcext:value-type="float">
            <text:p>6278001813.77923</text:p>
          </table:table-cell>
          <table:table-cell table:formula="of:=( (([.$G7]*POWER([.$Q$7];12*[.BY$26])) - [.$C8]*SUMPRODUCT(POWER([.$Q$7];ROW(INDIRECT(&quot;1:12&quot;)))/[.$Q$7]; POWER([.$Q$9];-(12-ROW(INDIRECT(&quot;1:12&quot;))))/[.$Q$9]))) - [.$F8]" office:value-type="float" office:value="7287268728.26303" calcext:value-type="float">
            <text:p>7287268728.26303</text:p>
          </table:table-cell>
          <table:table-cell table:formula="of:=( (([.$G7]*POWER([.$Q$7];12*[.BZ$26])) - [.$C8]*SUMPRODUCT(POWER([.$Q$7];ROW(INDIRECT(&quot;1:12&quot;)))/[.$Q$7]; POWER([.$Q$9];-(12-ROW(INDIRECT(&quot;1:12&quot;))))/[.$Q$9]))) - [.$F8]" office:value-type="float" office:value="8458779858.83847" calcext:value-type="float">
            <text:p>8458779858.8384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B32]*(1+[.$Q$11])" office:value-type="float" office:value="86438.8475030133" calcext:value-type="float">
            <text:p>86438.8475030133</text:p>
          </table:table-cell>
          <table:table-cell table:formula="of:=[.$C32]*POWER([.$Q$9];12)" office:value-type="float" office:value="114183.825639931" calcext:value-type="float">
            <text:p>114183.825639931</text:p>
          </table:table-cell>
          <table:table-cell table:formula="of:=[.$B33]*12" office:value-type="float" office:value="1037266.17003616" calcext:value-type="float">
            <text:p>1037266.17003616</text:p>
          </table:table-cell>
          <table:table-cell table:formula="of:=[.$C33]*(POWER([.$Q$9];12)-1)/([.$Q$9]-1)" office:value-type="float" office:value="1413629.69063361" calcext:value-type="float">
            <text:p>1413629.69063361</text:p>
          </table:table-cell>
          <table:table-cell table:formula="of:=  ( (([.$G32]*POWER([.$Q$7];3)) + [.$B33]*SERIESSUM([.$Q$7];0;1;POWER(1; ROW(INDIRECT(&quot;1:3&quot;)))) - [.$C33]*SUMPRODUCT(POWER([.$Q$7];ROW(INDIRECT(&quot;1:3&quot;)))/[.$Q$7]; POWER([.$Q$9];-(12-ROW(INDIRECT(&quot;1:3&quot;))))/[.$Q$9])) + (([.$G32]*POWER([.$Q$7];6)) + [.$B33]*SERIESSUM([.$Q$7];0;1;POWER(1; ROW(INDIRECT(&quot;1:6&quot;)))) - [.$C33]*SUMPRODUCT(POWER([.$Q$7];ROW(INDIRECT(&quot;1:6&quot;)))/[.$Q$7]; POWER([.$Q$9];-(12-ROW(INDIRECT(&quot;1:6&quot;))))/[.$Q$9])) + (([.$G32]*POWER([.$Q$7];9)) + [.$B33]*SERIESSUM([.$Q$7];0;1;POWER(1; ROW(INDIRECT(&quot;1:9&quot;)))) - [.$C33]*SUMPRODUCT(POWER([.$Q$7];ROW(INDIRECT(&quot;1:9&quot;)))/[.$Q$7]; POWER([.$Q$9];-(12-ROW(INDIRECT(&quot;1:9&quot;))))/[.$Q$9])) + (([.$G32]*POWER([.$Q$7];12)) + [.$B33]*SERIESSUM([.$Q$7];0;1;POWER(1; ROW(INDIRECT(&quot;1:12&quot;)))) - [.$C33]*SUMPRODUCT(POWER([.$Q$7];ROW(INDIRECT(&quot;1:12&quot;)))/[.$Q$7]; POWER([.$Q$9];-(12-ROW(INDIRECT(&quot;1:12&quot;))))/[.$Q$9])) ) * [.$Q$4] * [.$Q$4] / 4" office:value-type="float" office:value="2079250.2531597" calcext:value-type="float">
            <text:p>2079250.2531597</text:p>
          </table:table-cell>
          <table:table-cell table:formula="of:=[.$G32]*POWER([.$Q$7];12) + [.$B33]*(POWER([.$Q$7];12)-1)/([.$Q$7]-1) - [.$Q$3]*SUMPRODUCT(POWER([.$Q$7]; INDEX([.$A$2:.$A$13];N(IF({1};MAX(ROW([.$A$2:.$A$13]))-ROW([.$A$2:.$A$13])+1)))); POWER([.$Q$9];[.$A$2:.$A$13])) - [.$F33]" office:value-type="float" office:value="23433403.8731911" calcext:value-type="float">
            <text:p>23433403.8731911</text:p>
          </table:table-cell>
          <table:table-cell table:formula="of:=COUNTIF([.$M57:.$CA57];&quot;&gt;=0&quot;)" office:value-type="float" office:value="66" calcext:value-type="float">
            <text:p>66</text:p>
          </table:table-cell>
          <table:table-cell table:formula="of:=[.$Q$10]+[.$H33]+[.$A33]" office:value-type="float" office:value="125" calcext:value-type="float">
            <text:p>125</text:p>
          </table:table-cell>
          <table:table-cell table:formula="of:=[.$Q$10]+[.$A33]" office:value-type="float" office:value="59" calcext:value-type="float">
            <text:p>59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G8]*POWER([.$Q$7];12) - [.$Q$3]*SUMPRODUCT(POWER([.$Q$7]; INDEX([.$A$2:.$A$13];N(IF({1};MAX(ROW([.$A$2:.$A$13]))-ROW([.$A$2:.$A$13])+1)))); POWER([.$Q$9];[.$A$2:.$A$13])) - [.$F9]" office:value-type="float" office:value="439637.023048204" calcext:value-type="float">
            <text:p>439637.023048204</text:p>
          </table:table-cell>
          <table:table-cell table:formula="of:=[.M$27]*POWER([.$Q$7];12*[.M$26]) - [.$Q$3]*SUMPRODUCT(POWER([.$Q$7]; INDEX([.$A$2:.$A$13];N(IF({1};MAX(ROW([.$A$2:.$A$13]))-ROW([.$A$2:.$A$13])+1)))); POWER([.$Q$9];[.$A$2:.$A$13])) - [.$F9]" office:value-type="float" office:value="-497863.874042098" calcext:value-type="float">
            <text:p>-497863.874042098</text:p>
          </table:table-cell>
          <table:table-cell table:formula="of:=( (([.$G8]*POWER([.$Q$7];12*[.N$26])) - [.$C9]*SUMPRODUCT(POWER([.$Q$7];ROW(INDIRECT(&quot;1:12&quot;)))/[.$Q$7]; POWER([.$Q$9];-(12-ROW(INDIRECT(&quot;1:12&quot;))))/[.$Q$9]))) - [.$F9]" office:value-type="float" office:value="471976.776312981" calcext:value-type="float">
            <text:p>471976.776312981</text:p>
          </table:table-cell>
          <table:table-cell table:formula="of:=( (([.$G8]*POWER([.$Q$7];12*[.O$26])) - [.$C9]*SUMPRODUCT(POWER([.$Q$7];ROW(INDIRECT(&quot;1:12&quot;)))/[.$Q$7]; POWER([.$Q$9];-(12-ROW(INDIRECT(&quot;1:12&quot;))))/[.$Q$9]))) - [.$F9]" office:value-type="float" office:value="602972.645270348" calcext:value-type="float">
            <text:p>602972.645270348</text:p>
          </table:table-cell>
          <table:table-cell table:formula="of:=( (([.$G8]*POWER([.$Q$7];12*[.P$26])) - [.$C9]*SUMPRODUCT(POWER([.$Q$7];ROW(INDIRECT(&quot;1:12&quot;)))/[.$Q$7]; POWER([.$Q$9];-(12-ROW(INDIRECT(&quot;1:12&quot;))))/[.$Q$9]))) - [.$F9]" office:value-type="float" office:value="755026.691965662" calcext:value-type="float">
            <text:p>755026.691965662</text:p>
          </table:table-cell>
          <table:table-cell table:formula="of:=( (([.$G8]*POWER([.$Q$7];12*[.Q$26])) - [.$C9]*SUMPRODUCT(POWER([.$Q$7];ROW(INDIRECT(&quot;1:12&quot;)))/[.$Q$7]; POWER([.$Q$9];-(12-ROW(INDIRECT(&quot;1:12&quot;))))/[.$Q$9]))) - [.$F9]" office:value-type="float" office:value="931524.113605312" calcext:value-type="float">
            <text:p>931524.113605312</text:p>
          </table:table-cell>
          <table:table-cell table:formula="of:=( (([.$G8]*POWER([.$Q$7];12*[.R$26])) - [.$C9]*SUMPRODUCT(POWER([.$Q$7];ROW(INDIRECT(&quot;1:12&quot;)))/[.$Q$7]; POWER([.$Q$9];-(12-ROW(INDIRECT(&quot;1:12&quot;))))/[.$Q$9]))) - [.$F9]" office:value-type="float" office:value="1136394.29314" calcext:value-type="float">
            <text:p>1136394.29314</text:p>
          </table:table-cell>
          <table:table-cell table:formula="of:=( (([.$G8]*POWER([.$Q$7];12*[.S$26])) - [.$C9]*SUMPRODUCT(POWER([.$Q$7];ROW(INDIRECT(&quot;1:12&quot;)))/[.$Q$7]; POWER([.$Q$9];-(12-ROW(INDIRECT(&quot;1:12&quot;))))/[.$Q$9]))) - [.$F9]" office:value-type="float" office:value="1374198.2795816" calcext:value-type="float">
            <text:p>1374198.2795816</text:p>
          </table:table-cell>
          <table:table-cell table:formula="of:=( (([.$G8]*POWER([.$Q$7];12*[.T$26])) - [.$C9]*SUMPRODUCT(POWER([.$Q$7];ROW(INDIRECT(&quot;1:12&quot;)))/[.$Q$7]; POWER([.$Q$9];-(12-ROW(INDIRECT(&quot;1:12&quot;))))/[.$Q$9]))) - [.$F9]" office:value-type="float" office:value="1650230.33117623" calcext:value-type="float">
            <text:p>1650230.33117623</text:p>
          </table:table-cell>
          <table:table-cell table:formula="of:=( (([.$G8]*POWER([.$Q$7];12*[.U$26])) - [.$C9]*SUMPRODUCT(POWER([.$Q$7];ROW(INDIRECT(&quot;1:12&quot;)))/[.$Q$7]; POWER([.$Q$9];-(12-ROW(INDIRECT(&quot;1:12&quot;))))/[.$Q$9]))) - [.$F9]" office:value-type="float" office:value="1970635.78210105" calcext:value-type="float">
            <text:p>1970635.78210105</text:p>
          </table:table-cell>
          <table:table-cell table:formula="of:=( (([.$G8]*POWER([.$Q$7];12*[.V$26])) - [.$C9]*SUMPRODUCT(POWER([.$Q$7];ROW(INDIRECT(&quot;1:12&quot;)))/[.$Q$7]; POWER([.$Q$9];-(12-ROW(INDIRECT(&quot;1:12&quot;))))/[.$Q$9]))) - [.$F9]" office:value-type="float" office:value="2342547.85676511" calcext:value-type="float">
            <text:p>2342547.85676511</text:p>
          </table:table-cell>
          <table:table-cell table:formula="of:=( (([.$G8]*POWER([.$Q$7];12*[.W$26])) - [.$C9]*SUMPRODUCT(POWER([.$Q$7];ROW(INDIRECT(&quot;1:12&quot;)))/[.$Q$7]; POWER([.$Q$9];-(12-ROW(INDIRECT(&quot;1:12&quot;))))/[.$Q$9]))) - [.$F9]" office:value-type="float" office:value="2774246.47762714" calcext:value-type="float">
            <text:p>2774246.47762714</text:p>
          </table:table-cell>
          <table:table-cell table:formula="of:=( (([.$G8]*POWER([.$Q$7];12*[.X$26])) - [.$C9]*SUMPRODUCT(POWER([.$Q$7];ROW(INDIRECT(&quot;1:12&quot;)))/[.$Q$7]; POWER([.$Q$9];-(12-ROW(INDIRECT(&quot;1:12&quot;))))/[.$Q$9]))) - [.$F9]" office:value-type="float" office:value="3275342.60208754" calcext:value-type="float">
            <text:p>3275342.60208754</text:p>
          </table:table-cell>
          <table:table-cell table:formula="of:=( (([.$G8]*POWER([.$Q$7];12*[.Y$26])) - [.$C9]*SUMPRODUCT(POWER([.$Q$7];ROW(INDIRECT(&quot;1:12&quot;)))/[.$Q$7]; POWER([.$Q$9];-(12-ROW(INDIRECT(&quot;1:12&quot;))))/[.$Q$9]))) - [.$F9]" office:value-type="float" office:value="3856992.19236843" calcext:value-type="float">
            <text:p>3856992.19236843</text:p>
          </table:table-cell>
          <table:table-cell table:formula="of:=( (([.$G8]*POWER([.$Q$7];12*[.Z$26])) - [.$C9]*SUMPRODUCT(POWER([.$Q$7];ROW(INDIRECT(&quot;1:12&quot;)))/[.$Q$7]; POWER([.$Q$9];-(12-ROW(INDIRECT(&quot;1:12&quot;))))/[.$Q$9]))) - [.$F9]" office:value-type="float" office:value="4532144.58201871" calcext:value-type="float">
            <text:p>4532144.58201871</text:p>
          </table:table-cell>
          <table:table-cell table:formula="of:=( (([.$G8]*POWER([.$Q$7];12*[.AA$26])) - [.$C9]*SUMPRODUCT(POWER([.$Q$7];ROW(INDIRECT(&quot;1:12&quot;)))/[.$Q$7]; POWER([.$Q$9];-(12-ROW(INDIRECT(&quot;1:12&quot;))))/[.$Q$9]))) - [.$F9]" office:value-type="float" office:value="5315830.76845674" calcext:value-type="float">
            <text:p>5315830.76845674</text:p>
          </table:table-cell>
          <table:table-cell table:formula="of:=( (([.$G8]*POWER([.$Q$7];12*[.AB$26])) - [.$C9]*SUMPRODUCT(POWER([.$Q$7];ROW(INDIRECT(&quot;1:12&quot;)))/[.$Q$7]; POWER([.$Q$9];-(12-ROW(INDIRECT(&quot;1:12&quot;))))/[.$Q$9]))) - [.$F9]" office:value-type="float" office:value="6225498.0498418" calcext:value-type="float">
            <text:p>6225498.0498418</text:p>
          </table:table-cell>
          <table:table-cell table:formula="of:=( (([.$G8]*POWER([.$Q$7];12*[.AC$26])) - [.$C9]*SUMPRODUCT(POWER([.$Q$7];ROW(INDIRECT(&quot;1:12&quot;)))/[.$Q$7]; POWER([.$Q$9];-(12-ROW(INDIRECT(&quot;1:12&quot;))))/[.$Q$9]))) - [.$F9]" office:value-type="float" office:value="7281398.4563343" calcext:value-type="float">
            <text:p>7281398.4563343</text:p>
          </table:table-cell>
          <table:table-cell table:formula="of:=( (([.$G8]*POWER([.$Q$7];12*[.AD$26])) - [.$C9]*SUMPRODUCT(POWER([.$Q$7];ROW(INDIRECT(&quot;1:12&quot;)))/[.$Q$7]; POWER([.$Q$9];-(12-ROW(INDIRECT(&quot;1:12&quot;))))/[.$Q$9]))) - [.$F9]" office:value-type="float" office:value="8507039.62343602" calcext:value-type="float">
            <text:p>8507039.62343602</text:p>
          </table:table-cell>
          <table:table-cell table:formula="of:=( (([.$G8]*POWER([.$Q$7];12*[.AE$26])) - [.$C9]*SUMPRODUCT(POWER([.$Q$7];ROW(INDIRECT(&quot;1:12&quot;)))/[.$Q$7]; POWER([.$Q$9];-(12-ROW(INDIRECT(&quot;1:12&quot;))))/[.$Q$9]))) - [.$F9]" office:value-type="float" office:value="9929708.14525663" calcext:value-type="float">
            <text:p>9929708.14525663</text:p>
          </table:table-cell>
          <table:table-cell table:formula="of:=( (([.$G8]*POWER([.$Q$7];12*[.AF$26])) - [.$C9]*SUMPRODUCT(POWER([.$Q$7];ROW(INDIRECT(&quot;1:12&quot;)))/[.$Q$7]; POWER([.$Q$9];-(12-ROW(INDIRECT(&quot;1:12&quot;))))/[.$Q$9]))) - [.$F9]" office:value-type="float" office:value="11581077.0591822" calcext:value-type="float">
            <text:p>11581077.0591822</text:p>
          </table:table-cell>
          <table:table-cell table:formula="of:=( (([.$G8]*POWER([.$Q$7];12*[.AG$26])) - [.$C9]*SUMPRODUCT(POWER([.$Q$7];ROW(INDIRECT(&quot;1:12&quot;)))/[.$Q$7]; POWER([.$Q$9];-(12-ROW(INDIRECT(&quot;1:12&quot;))))/[.$Q$9]))) - [.$F9]" office:value-type="float" office:value="13497910.9864486" calcext:value-type="float">
            <text:p>13497910.9864486</text:p>
          </table:table-cell>
          <table:table-cell table:formula="of:=( (([.$G8]*POWER([.$Q$7];12*[.AH$26])) - [.$C9]*SUMPRODUCT(POWER([.$Q$7];ROW(INDIRECT(&quot;1:12&quot;)))/[.$Q$7]; POWER([.$Q$9];-(12-ROW(INDIRECT(&quot;1:12&quot;))))/[.$Q$9]))) - [.$F9]" office:value-type="float" office:value="15722884.6272479" calcext:value-type="float">
            <text:p>15722884.6272479</text:p>
          </table:table-cell>
          <table:table-cell table:formula="of:=( (([.$G8]*POWER([.$Q$7];12*[.AI$26])) - [.$C9]*SUMPRODUCT(POWER([.$Q$7];ROW(INDIRECT(&quot;1:12&quot;)))/[.$Q$7]; POWER([.$Q$9];-(12-ROW(INDIRECT(&quot;1:12&quot;))))/[.$Q$9]))) - [.$F9]" office:value-type="float" office:value="18305532.8326202" calcext:value-type="float">
            <text:p>18305532.8326202</text:p>
          </table:table-cell>
          <table:table-cell table:formula="of:=( (([.$G8]*POWER([.$Q$7];12*[.AJ$26])) - [.$C9]*SUMPRODUCT(POWER([.$Q$7];ROW(INDIRECT(&quot;1:12&quot;)))/[.$Q$7]; POWER([.$Q$9];-(12-ROW(INDIRECT(&quot;1:12&quot;))))/[.$Q$9]))) - [.$F9]" office:value-type="float" office:value="21303353.4046952" calcext:value-type="float">
            <text:p>21303353.4046952</text:p>
          </table:table-cell>
          <table:table-cell table:formula="of:=( (([.$G8]*POWER([.$Q$7];12*[.AK$26])) - [.$C9]*SUMPRODUCT(POWER([.$Q$7];ROW(INDIRECT(&quot;1:12&quot;)))/[.$Q$7]; POWER([.$Q$9];-(12-ROW(INDIRECT(&quot;1:12&quot;))))/[.$Q$9]))) - [.$F9]" office:value-type="float" office:value="24783087.1770543" calcext:value-type="float">
            <text:p>24783087.1770543</text:p>
          </table:table-cell>
          <table:table-cell table:formula="of:=( (([.$G8]*POWER([.$Q$7];12*[.AL$26])) - [.$C9]*SUMPRODUCT(POWER([.$Q$7];ROW(INDIRECT(&quot;1:12&quot;)))/[.$Q$7]; POWER([.$Q$9];-(12-ROW(INDIRECT(&quot;1:12&quot;))))/[.$Q$9]))) - [.$F9]" office:value-type="float" office:value="28822203.8737934" calcext:value-type="float">
            <text:p>28822203.8737934</text:p>
          </table:table-cell>
          <table:table-cell table:formula="of:=( (([.$G8]*POWER([.$Q$7];12*[.AM$26])) - [.$C9]*SUMPRODUCT(POWER([.$Q$7];ROW(INDIRECT(&quot;1:12&quot;)))/[.$Q$7]; POWER([.$Q$9];-(12-ROW(INDIRECT(&quot;1:12&quot;))))/[.$Q$9]))) - [.$F9]" office:value-type="float" office:value="33510626.8271437" calcext:value-type="float">
            <text:p>33510626.8271437</text:p>
          </table:table-cell>
          <table:table-cell table:formula="of:=( (([.$G8]*POWER([.$Q$7];12*[.AN$26])) - [.$C9]*SUMPRODUCT(POWER([.$Q$7];ROW(INDIRECT(&quot;1:12&quot;)))/[.$Q$7]; POWER([.$Q$9];-(12-ROW(INDIRECT(&quot;1:12&quot;))))/[.$Q$9]))) - [.$F9]" office:value-type="float" office:value="38952734.9512413" calcext:value-type="float">
            <text:p>38952734.9512413</text:p>
          </table:table-cell>
          <table:table-cell table:formula="of:=( (([.$G8]*POWER([.$Q$7];12*[.AO$26])) - [.$C9]*SUMPRODUCT(POWER([.$Q$7];ROW(INDIRECT(&quot;1:12&quot;)))/[.$Q$7]; POWER([.$Q$9];-(12-ROW(INDIRECT(&quot;1:12&quot;))))/[.$Q$9]))) - [.$F9]" office:value-type="float" office:value="45269686.5422246" calcext:value-type="float">
            <text:p>45269686.5422246</text:p>
          </table:table-cell>
          <table:table-cell table:formula="of:=( (([.$G8]*POWER([.$Q$7];12*[.AP$26])) - [.$C9]*SUMPRODUCT(POWER([.$Q$7];ROW(INDIRECT(&quot;1:12&quot;)))/[.$Q$7]; POWER([.$Q$9];-(12-ROW(INDIRECT(&quot;1:12&quot;))))/[.$Q$9]))) - [.$F9]" office:value-type="float" office:value="52602116.6396959" calcext:value-type="float">
            <text:p>52602116.6396959</text:p>
          </table:table-cell>
          <table:table-cell table:formula="of:=( (([.$G8]*POWER([.$Q$7];12*[.AQ$26])) - [.$C9]*SUMPRODUCT(POWER([.$Q$7];ROW(INDIRECT(&quot;1:12&quot;)))/[.$Q$7]; POWER([.$Q$9];-(12-ROW(INDIRECT(&quot;1:12&quot;))))/[.$Q$9]))) - [.$F9]" office:value-type="float" office:value="61113268.0012239" calcext:value-type="float">
            <text:p>61113268.0012239</text:p>
          </table:table-cell>
          <table:table-cell table:formula="of:=( (([.$G8]*POWER([.$Q$7];12*[.AR$26])) - [.$C9]*SUMPRODUCT(POWER([.$Q$7];ROW(INDIRECT(&quot;1:12&quot;)))/[.$Q$7]; POWER([.$Q$9];-(12-ROW(INDIRECT(&quot;1:12&quot;))))/[.$Q$9]))) - [.$F9]" office:value-type="float" office:value="70992625.3951417" calcext:value-type="float">
            <text:p>70992625.3951417</text:p>
          </table:table-cell>
          <table:table-cell table:formula="of:=( (([.$G8]*POWER([.$Q$7];12*[.AS$26])) - [.$C9]*SUMPRODUCT(POWER([.$Q$7];ROW(INDIRECT(&quot;1:12&quot;)))/[.$Q$7]; POWER([.$Q$9];-(12-ROW(INDIRECT(&quot;1:12&quot;))))/[.$Q$9]))) - [.$F9]" office:value-type="float" office:value="82460134.1223318" calcext:value-type="float">
            <text:p>82460134.1223318</text:p>
          </table:table-cell>
          <table:table-cell table:formula="of:=( (([.$G8]*POWER([.$Q$7];12*[.AT$26])) - [.$C9]*SUMPRODUCT(POWER([.$Q$7];ROW(INDIRECT(&quot;1:12&quot;)))/[.$Q$7]; POWER([.$Q$9];-(12-ROW(INDIRECT(&quot;1:12&quot;))))/[.$Q$9]))) - [.$F9]" office:value-type="float" office:value="95771096.6844458" calcext:value-type="float">
            <text:p>95771096.6844458</text:p>
          </table:table-cell>
          <table:table-cell table:formula="of:=( (([.$G8]*POWER([.$Q$7];12*[.AU$26])) - [.$C9]*SUMPRODUCT(POWER([.$Q$7];ROW(INDIRECT(&quot;1:12&quot;)))/[.$Q$7]; POWER([.$Q$9];-(12-ROW(INDIRECT(&quot;1:12&quot;))))/[.$Q$9]))) - [.$F9]" office:value-type="float" office:value="111221856.613661" calcext:value-type="float">
            <text:p>111221856.613661</text:p>
          </table:table-cell>
          <table:table-cell table:formula="of:=( (([.$G8]*POWER([.$Q$7];12*[.AV$26])) - [.$C9]*SUMPRODUCT(POWER([.$Q$7];ROW(INDIRECT(&quot;1:12&quot;)))/[.$Q$7]; POWER([.$Q$9];-(12-ROW(INDIRECT(&quot;1:12&quot;))))/[.$Q$9]))) - [.$F9]" office:value-type="float" office:value="129156396.003751" calcext:value-type="float">
            <text:p>129156396.003751</text:p>
          </table:table-cell>
          <table:table-cell table:formula="of:=( (([.$G8]*POWER([.$Q$7];12*[.AW$26])) - [.$C9]*SUMPRODUCT(POWER([.$Q$7];ROW(INDIRECT(&quot;1:12&quot;)))/[.$Q$7]; POWER([.$Q$9];-(12-ROW(INDIRECT(&quot;1:12&quot;))))/[.$Q$9]))) - [.$F9]" office:value-type="float" office:value="149973993.62408" calcext:value-type="float">
            <text:p>149973993.62408</text:p>
          </table:table-cell>
          <table:table-cell table:formula="of:=( (([.$G8]*POWER([.$Q$7];12*[.AX$26])) - [.$C9]*SUMPRODUCT(POWER([.$Q$7];ROW(INDIRECT(&quot;1:12&quot;)))/[.$Q$7]; POWER([.$Q$9];-(12-ROW(INDIRECT(&quot;1:12&quot;))))/[.$Q$9]))) - [.$F9]" office:value-type="float" office:value="174138114.110015" calcext:value-type="float">
            <text:p>174138114.110015</text:p>
          </table:table-cell>
          <table:table-cell table:formula="of:=( (([.$G8]*POWER([.$Q$7];12*[.AY$26])) - [.$C9]*SUMPRODUCT(POWER([.$Q$7];ROW(INDIRECT(&quot;1:12&quot;)))/[.$Q$7]; POWER([.$Q$9];-(12-ROW(INDIRECT(&quot;1:12&quot;))))/[.$Q$9]))) - [.$F9]" office:value-type="float" office:value="202186726.130868" calcext:value-type="float">
            <text:p>202186726.130868</text:p>
          </table:table-cell>
          <table:table-cell table:formula="of:=( (([.$G8]*POWER([.$Q$7];12*[.AZ$26])) - [.$C9]*SUMPRODUCT(POWER([.$Q$7];ROW(INDIRECT(&quot;1:12&quot;)))/[.$Q$7]; POWER([.$Q$9];-(12-ROW(INDIRECT(&quot;1:12&quot;))))/[.$Q$9]))) - [.$F9]" office:value-type="float" office:value="234744279.249932" calcext:value-type="float">
            <text:p>234744279.249932</text:p>
          </table:table-cell>
          <table:table-cell table:formula="of:=( (([.$G8]*POWER([.$Q$7];12*[.BA$26])) - [.$C9]*SUMPRODUCT(POWER([.$Q$7];ROW(INDIRECT(&quot;1:12&quot;)))/[.$Q$7]; POWER([.$Q$9];-(12-ROW(INDIRECT(&quot;1:12&quot;))))/[.$Q$9]))) - [.$F9]" office:value-type="float" office:value="272535606.118893" calcext:value-type="float">
            <text:p>272535606.118893</text:p>
          </table:table-cell>
          <table:table-cell table:formula="of:=( (([.$G8]*POWER([.$Q$7];12*[.BB$26])) - [.$C9]*SUMPRODUCT(POWER([.$Q$7];ROW(INDIRECT(&quot;1:12&quot;)))/[.$Q$7]; POWER([.$Q$9];-(12-ROW(INDIRECT(&quot;1:12&quot;))))/[.$Q$9]))) - [.$F9]" office:value-type="float" office:value="316402059.512785" calcext:value-type="float">
            <text:p>316402059.512785</text:p>
          </table:table-cell>
          <table:table-cell table:formula="of:=( (([.$G8]*POWER([.$Q$7];12*[.BC$26])) - [.$C9]*SUMPRODUCT(POWER([.$Q$7];ROW(INDIRECT(&quot;1:12&quot;)))/[.$Q$7]; POWER([.$Q$9];-(12-ROW(INDIRECT(&quot;1:12&quot;))))/[.$Q$9]))) - [.$F9]" office:value-type="float" office:value="367320243.466231" calcext:value-type="float">
            <text:p>367320243.466231</text:p>
          </table:table-cell>
          <table:table-cell table:formula="of:=( (([.$G8]*POWER([.$Q$7];12*[.BD$26])) - [.$C9]*SUMPRODUCT(POWER([.$Q$7];ROW(INDIRECT(&quot;1:12&quot;)))/[.$Q$7]; POWER([.$Q$9];-(12-ROW(INDIRECT(&quot;1:12&quot;))))/[.$Q$9]))) - [.$F9]" office:value-type="float" office:value="426423755.524444" calcext:value-type="float">
            <text:p>426423755.524444</text:p>
          </table:table-cell>
          <table:table-cell table:formula="of:=( (([.$G8]*POWER([.$Q$7];12*[.BE$26])) - [.$C9]*SUMPRODUCT(POWER([.$Q$7];ROW(INDIRECT(&quot;1:12&quot;)))/[.$Q$7]; POWER([.$Q$9];-(12-ROW(INDIRECT(&quot;1:12&quot;))))/[.$Q$9]))) - [.$F9]" office:value-type="float" office:value="495028424.15931" calcext:value-type="float">
            <text:p>495028424.15931</text:p>
          </table:table-cell>
          <table:table-cell table:formula="of:=( (([.$G8]*POWER([.$Q$7];12*[.BF$26])) - [.$C9]*SUMPRODUCT(POWER([.$Q$7];ROW(INDIRECT(&quot;1:12&quot;)))/[.$Q$7]; POWER([.$Q$9];-(12-ROW(INDIRECT(&quot;1:12&quot;))))/[.$Q$9]))) - [.$F9]" office:value-type="float" office:value="574661603.214121" calcext:value-type="float">
            <text:p>574661603.214121</text:p>
          </table:table-cell>
          <table:table-cell table:formula="of:=( (([.$G8]*POWER([.$Q$7];12*[.BG$26])) - [.$C9]*SUMPRODUCT(POWER([.$Q$7];ROW(INDIRECT(&quot;1:12&quot;)))/[.$Q$7]; POWER([.$Q$9];-(12-ROW(INDIRECT(&quot;1:12&quot;))))/[.$Q$9]))) - [.$F9]" office:value-type="float" office:value="667096175.562636" calcext:value-type="float">
            <text:p>667096175.562636</text:p>
          </table:table-cell>
          <table:table-cell table:formula="of:=( (([.$G8]*POWER([.$Q$7];12*[.BH$26])) - [.$C9]*SUMPRODUCT(POWER([.$Q$7];ROW(INDIRECT(&quot;1:12&quot;)))/[.$Q$7]; POWER([.$Q$9];-(12-ROW(INDIRECT(&quot;1:12&quot;))))/[.$Q$9]))) - [.$F9]" office:value-type="float" office:value="774390023.009969" calcext:value-type="float">
            <text:p>774390023.009969</text:p>
          </table:table-cell>
          <table:table-cell table:formula="of:=( (([.$G8]*POWER([.$Q$7];12*[.BI$26])) - [.$C9]*SUMPRODUCT(POWER([.$Q$7];ROW(INDIRECT(&quot;1:12&quot;)))/[.$Q$7]; POWER([.$Q$9];-(12-ROW(INDIRECT(&quot;1:12&quot;))))/[.$Q$9]))) - [.$F9]" office:value-type="float" office:value="898931841.158343" calcext:value-type="float">
            <text:p>898931841.158343</text:p>
          </table:table-cell>
          <table:table-cell table:formula="of:=( (([.$G8]*POWER([.$Q$7];12*[.BJ$26])) - [.$C9]*SUMPRODUCT(POWER([.$Q$7];ROW(INDIRECT(&quot;1:12&quot;)))/[.$Q$7]; POWER([.$Q$9];-(12-ROW(INDIRECT(&quot;1:12&quot;))))/[.$Q$9]))) - [.$F9]" office:value-type="float" office:value="1043494319.2195" calcext:value-type="float">
            <text:p>1043494319.2195</text:p>
          </table:table-cell>
          <table:table-cell table:formula="of:=( (([.$G8]*POWER([.$Q$7];12*[.BK$26])) - [.$C9]*SUMPRODUCT(POWER([.$Q$7];ROW(INDIRECT(&quot;1:12&quot;)))/[.$Q$7]; POWER([.$Q$9];-(12-ROW(INDIRECT(&quot;1:12&quot;))))/[.$Q$9]))) - [.$F9]" office:value-type="float" office:value="1211295868.72223" calcext:value-type="float">
            <text:p>1211295868.72223</text:p>
          </table:table-cell>
          <table:table-cell table:formula="of:=( (([.$G8]*POWER([.$Q$7];12*[.BL$26])) - [.$C9]*SUMPRODUCT(POWER([.$Q$7];ROW(INDIRECT(&quot;1:12&quot;)))/[.$Q$7]; POWER([.$Q$9];-(12-ROW(INDIRECT(&quot;1:12&quot;))))/[.$Q$9]))) - [.$F9]" office:value-type="float" office:value="1406072275.38843" calcext:value-type="float">
            <text:p>1406072275.38843</text:p>
          </table:table-cell>
          <table:table-cell table:formula="of:=( (([.$G8]*POWER([.$Q$7];12*[.BM$26])) - [.$C9]*SUMPRODUCT(POWER([.$Q$7];ROW(INDIRECT(&quot;1:12&quot;)))/[.$Q$7]; POWER([.$Q$9];-(12-ROW(INDIRECT(&quot;1:12&quot;))))/[.$Q$9]))) - [.$F9]" office:value-type="float" office:value="1632159869.37209" calcext:value-type="float">
            <text:p>1632159869.37209</text:p>
          </table:table-cell>
          <table:table-cell table:formula="of:=( (([.$G8]*POWER([.$Q$7];12*[.BN$26])) - [.$C9]*SUMPRODUCT(POWER([.$Q$7];ROW(INDIRECT(&quot;1:12&quot;)))/[.$Q$7]; POWER([.$Q$9];-(12-ROW(INDIRECT(&quot;1:12&quot;))))/[.$Q$9]))) - [.$F9]" office:value-type="float" office:value="1894592065.48973" calcext:value-type="float">
            <text:p>1894592065.48973</text:p>
          </table:table-cell>
          <table:table-cell table:formula="of:=( (([.$G8]*POWER([.$Q$7];12*[.BO$26])) - [.$C9]*SUMPRODUCT(POWER([.$Q$7];ROW(INDIRECT(&quot;1:12&quot;)))/[.$Q$7]; POWER([.$Q$9];-(12-ROW(INDIRECT(&quot;1:12&quot;))))/[.$Q$9]))) - [.$F9]" office:value-type="float" office:value="2199211422.72926" calcext:value-type="float">
            <text:p>2199211422.72926</text:p>
          </table:table-cell>
          <table:table-cell table:formula="of:=( (([.$G8]*POWER([.$Q$7];12*[.BP$26])) - [.$C9]*SUMPRODUCT(POWER([.$Q$7];ROW(INDIRECT(&quot;1:12&quot;)))/[.$Q$7]; POWER([.$Q$9];-(12-ROW(INDIRECT(&quot;1:12&quot;))))/[.$Q$9]))) - [.$F9]" office:value-type="float" office:value="2552799717.83091" calcext:value-type="float">
            <text:p>2552799717.83091</text:p>
          </table:table-cell>
          <table:table-cell table:formula="of:=( (([.$G8]*POWER([.$Q$7];12*[.BQ$26])) - [.$C9]*SUMPRODUCT(POWER([.$Q$7];ROW(INDIRECT(&quot;1:12&quot;)))/[.$Q$7]; POWER([.$Q$9];-(12-ROW(INDIRECT(&quot;1:12&quot;))))/[.$Q$9]))) - [.$F9]" office:value-type="float" office:value="2963228928.78413" calcext:value-type="float">
            <text:p>2963228928.78413</text:p>
          </table:table-cell>
          <table:table-cell table:formula="of:=( (([.$G8]*POWER([.$Q$7];12*[.BR$26])) - [.$C9]*SUMPRODUCT(POWER([.$Q$7];ROW(INDIRECT(&quot;1:12&quot;)))/[.$Q$7]; POWER([.$Q$9];-(12-ROW(INDIRECT(&quot;1:12&quot;))))/[.$Q$9]))) - [.$F9]" office:value-type="float" office:value="3439636489.60356" calcext:value-type="float">
            <text:p>3439636489.60356</text:p>
          </table:table-cell>
          <table:table-cell table:formula="of:=( (([.$G8]*POWER([.$Q$7];12*[.BS$26])) - [.$C9]*SUMPRODUCT(POWER([.$Q$7];ROW(INDIRECT(&quot;1:12&quot;)))/[.$Q$7]; POWER([.$Q$9];-(12-ROW(INDIRECT(&quot;1:12&quot;))))/[.$Q$9]))) - [.$F9]" office:value-type="float" office:value="3992628718.10211" calcext:value-type="float">
            <text:p>3992628718.10211</text:p>
          </table:table-cell>
          <table:table-cell table:formula="of:=( (([.$G8]*POWER([.$Q$7];12*[.BT$26])) - [.$C9]*SUMPRODUCT(POWER([.$Q$7];ROW(INDIRECT(&quot;1:12&quot;)))/[.$Q$7]; POWER([.$Q$9];-(12-ROW(INDIRECT(&quot;1:12&quot;))))/[.$Q$9]))) - [.$F9]" office:value-type="float" office:value="4634516945.59752" calcext:value-type="float">
            <text:p>4634516945.59752</text:p>
          </table:table-cell>
          <table:table-cell table:formula="of:=( (([.$G8]*POWER([.$Q$7];12*[.BU$26])) - [.$C9]*SUMPRODUCT(POWER([.$Q$7];ROW(INDIRECT(&quot;1:12&quot;)))/[.$Q$7]; POWER([.$Q$9];-(12-ROW(INDIRECT(&quot;1:12&quot;))))/[.$Q$9]))) - [.$F9]" office:value-type="float" office:value="5379591605.53601" calcext:value-type="float">
            <text:p>5379591605.53601</text:p>
          </table:table-cell>
          <table:table-cell table:formula="of:=( (([.$G8]*POWER([.$Q$7];12*[.BV$26])) - [.$C9]*SUMPRODUCT(POWER([.$Q$7];ROW(INDIRECT(&quot;1:12&quot;)))/[.$Q$7]; POWER([.$Q$9];-(12-ROW(INDIRECT(&quot;1:12&quot;))))/[.$Q$9]))) - [.$F9]" office:value-type="float" office:value="6244440383.10055" calcext:value-type="float">
            <text:p>6244440383.10055</text:p>
          </table:table-cell>
          <table:table-cell table:formula="of:=( (([.$G8]*POWER([.$Q$7];12*[.BW$26])) - [.$C9]*SUMPRODUCT(POWER([.$Q$7];ROW(INDIRECT(&quot;1:12&quot;)))/[.$Q$7]; POWER([.$Q$9];-(12-ROW(INDIRECT(&quot;1:12&quot;))))/[.$Q$9]))) - [.$F9]" office:value-type="float" office:value="7248317508.8058" calcext:value-type="float">
            <text:p>7248317508.8058</text:p>
          </table:table-cell>
          <table:table-cell table:formula="of:=( (([.$G8]*POWER([.$Q$7];12*[.BX$26])) - [.$C9]*SUMPRODUCT(POWER([.$Q$7];ROW(INDIRECT(&quot;1:12&quot;)))/[.$Q$7]; POWER([.$Q$9];-(12-ROW(INDIRECT(&quot;1:12&quot;))))/[.$Q$9]))) - [.$F9]" office:value-type="float" office:value="8413572417.70694" calcext:value-type="float">
            <text:p>8413572417.70694</text:p>
          </table:table-cell>
          <table:table-cell table:formula="of:=( (([.$G8]*POWER([.$Q$7];12*[.BY$26])) - [.$C9]*SUMPRODUCT(POWER([.$Q$7];ROW(INDIRECT(&quot;1:12&quot;)))/[.$Q$7]; POWER([.$Q$9];-(12-ROW(INDIRECT(&quot;1:12&quot;))))/[.$Q$9]))) - [.$F9]" office:value-type="float" office:value="9766147317.51284" calcext:value-type="float">
            <text:p>9766147317.51284</text:p>
          </table:table-cell>
          <table:table-cell table:formula="of:=( (([.$G8]*POWER([.$Q$7];12*[.BZ$26])) - [.$C9]*SUMPRODUCT(POWER([.$Q$7];ROW(INDIRECT(&quot;1:12&quot;)))/[.$Q$7]; POWER([.$Q$9];-(12-ROW(INDIRECT(&quot;1:12&quot;))))/[.$Q$9]))) - [.$F9]" office:value-type="float" office:value="11336154743.0213" calcext:value-type="float">
            <text:p>11336154743.02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B33]*(1+[.$Q$11])" office:value-type="float" office:value="90760.789878164" calcext:value-type="float">
            <text:p>90760.789878164</text:p>
          </table:table-cell>
          <table:table-cell table:formula="of:=[.$C33]*POWER([.$Q$9];12)" office:value-type="float" office:value="122176.693434726" calcext:value-type="float">
            <text:p>122176.693434726</text:p>
          </table:table-cell>
          <table:table-cell table:formula="of:=[.$B34]*12" office:value-type="float" office:value="1089129.47853797" calcext:value-type="float">
            <text:p>1089129.47853797</text:p>
          </table:table-cell>
          <table:table-cell table:formula="of:=[.$C34]*(POWER([.$Q$9];12)-1)/([.$Q$9]-1)" office:value-type="float" office:value="1512583.76897796" calcext:value-type="float">
            <text:p>1512583.76897796</text:p>
          </table:table-cell>
          <table:table-cell table:formula="of:=  ( (([.$G33]*POWER([.$Q$7];3)) + [.$B34]*SERIESSUM([.$Q$7];0;1;POWER(1; ROW(INDIRECT(&quot;1:3&quot;)))) - [.$C34]*SUMPRODUCT(POWER([.$Q$7];ROW(INDIRECT(&quot;1:3&quot;)))/[.$Q$7]; POWER([.$Q$9];-(12-ROW(INDIRECT(&quot;1:3&quot;))))/[.$Q$9])) + (([.$G33]*POWER([.$Q$7];6)) + [.$B34]*SERIESSUM([.$Q$7];0;1;POWER(1; ROW(INDIRECT(&quot;1:6&quot;)))) - [.$C34]*SUMPRODUCT(POWER([.$Q$7];ROW(INDIRECT(&quot;1:6&quot;)))/[.$Q$7]; POWER([.$Q$9];-(12-ROW(INDIRECT(&quot;1:6&quot;))))/[.$Q$9])) + (([.$G33]*POWER([.$Q$7];9)) + [.$B34]*SERIESSUM([.$Q$7];0;1;POWER(1; ROW(INDIRECT(&quot;1:9&quot;)))) - [.$C34]*SUMPRODUCT(POWER([.$Q$7];ROW(INDIRECT(&quot;1:9&quot;)))/[.$Q$7]; POWER([.$Q$9];-(12-ROW(INDIRECT(&quot;1:9&quot;))))/[.$Q$9])) + (([.$G33]*POWER([.$Q$7];12)) + [.$B34]*SERIESSUM([.$Q$7];0;1;POWER(1; ROW(INDIRECT(&quot;1:12&quot;)))) - [.$C34]*SUMPRODUCT(POWER([.$Q$7];ROW(INDIRECT(&quot;1:12&quot;)))/[.$Q$7]; POWER([.$Q$9];-(12-ROW(INDIRECT(&quot;1:12&quot;))))/[.$Q$9])) ) * [.$Q$4] * [.$Q$4] / 4" office:value-type="float" office:value="2298407.45799665" calcext:value-type="float">
            <text:p>2298407.45799665</text:p>
          </table:table-cell>
          <table:table-cell table:formula="of:=[.$G33]*POWER([.$Q$7];12) + [.$B34]*(POWER([.$Q$7];12)-1)/([.$Q$7]-1) - [.$Q$3]*SUMPRODUCT(POWER([.$Q$7]; INDEX([.$A$2:.$A$13];N(IF({1};MAX(ROW([.$A$2:.$A$13]))-ROW([.$A$2:.$A$13])+1)))); POWER([.$Q$9];[.$A$2:.$A$13])) - [.$F34]" office:value-type="float" office:value="25870385.6542796" calcext:value-type="float">
            <text:p>25870385.6542796</text:p>
          </table:table-cell>
          <table:table-cell table:formula="of:=COUNTIF([.$M58:.$CA58];&quot;&gt;=0&quot;)" office:value-type="float" office:value="66" calcext:value-type="float">
            <text:p>66</text:p>
          </table:table-cell>
          <table:table-cell table:formula="of:=[.$Q$10]+[.$H34]+[.$A34]" office:value-type="float" office:value="126" calcext:value-type="float">
            <text:p>126</text:p>
          </table:table-cell>
          <table:table-cell table:formula="of:=[.$Q$10]+[.$A34]"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G9]*POWER([.$Q$7];12) - [.$Q$3]*SUMPRODUCT(POWER([.$Q$7]; INDEX([.$A$2:.$A$13];N(IF({1};MAX(ROW([.$A$2:.$A$13]))-ROW([.$A$2:.$A$13])+1)))); POWER([.$Q$9];[.$A$2:.$A$13])) - [.$F10]" office:value-type="float" office:value="630381.188800063" calcext:value-type="float">
            <text:p>630381.188800063</text:p>
          </table:table-cell>
          <table:table-cell table:formula="of:=[.M$27]*POWER([.$Q$7];12*[.M$26]) - [.$Q$3]*SUMPRODUCT(POWER([.$Q$7]; INDEX([.$A$2:.$A$13];N(IF({1};MAX(ROW([.$A$2:.$A$13]))-ROW([.$A$2:.$A$13])+1)))); POWER([.$Q$9];[.$A$2:.$A$13])) - [.$F10]" office:value-type="float" office:value="-515494.541158284" calcext:value-type="float">
            <text:p>-515494.541158284</text:p>
          </table:table-cell>
          <table:table-cell table:formula="of:=( (([.$G9]*POWER([.$Q$7];12*[.N$26])) - [.$C10]*SUMPRODUCT(POWER([.$Q$7];ROW(INDIRECT(&quot;1:12&quot;)))/[.$Q$7]; POWER([.$Q$9];-(12-ROW(INDIRECT(&quot;1:12&quot;))))/[.$Q$9]))) - [.$F10]" office:value-type="float" office:value="676662.435646623" calcext:value-type="float">
            <text:p>676662.435646623</text:p>
          </table:table-cell>
          <table:table-cell table:formula="of:=( (([.$G9]*POWER([.$Q$7];12*[.O$26])) - [.$C10]*SUMPRODUCT(POWER([.$Q$7];ROW(INDIRECT(&quot;1:12&quot;)))/[.$Q$7]; POWER([.$Q$9];-(12-ROW(INDIRECT(&quot;1:12&quot;))))/[.$Q$9]))) - [.$F10]" office:value-type="float" office:value="846540.325917307" calcext:value-type="float">
            <text:p>846540.325917307</text:p>
          </table:table-cell>
          <table:table-cell table:formula="of:=( (([.$G9]*POWER([.$Q$7];12*[.P$26])) - [.$C10]*SUMPRODUCT(POWER([.$Q$7];ROW(INDIRECT(&quot;1:12&quot;)))/[.$Q$7]; POWER([.$Q$9];-(12-ROW(INDIRECT(&quot;1:12&quot;))))/[.$Q$9]))) - [.$F10]" office:value-type="float" office:value="1043726.85451026" calcext:value-type="float">
            <text:p>1043726.85451026</text:p>
          </table:table-cell>
          <table:table-cell table:formula="of:=( (([.$G9]*POWER([.$Q$7];12*[.Q$26])) - [.$C10]*SUMPRODUCT(POWER([.$Q$7];ROW(INDIRECT(&quot;1:12&quot;)))/[.$Q$7]; POWER([.$Q$9];-(12-ROW(INDIRECT(&quot;1:12&quot;))))/[.$Q$9]))) - [.$F10]" office:value-type="float" office:value="1272612.00840864" calcext:value-type="float">
            <text:p>1272612.00840864</text:p>
          </table:table-cell>
          <table:table-cell table:formula="of:=( (([.$G9]*POWER([.$Q$7];12*[.R$26])) - [.$C10]*SUMPRODUCT(POWER([.$Q$7];ROW(INDIRECT(&quot;1:12&quot;)))/[.$Q$7]; POWER([.$Q$9];-(12-ROW(INDIRECT(&quot;1:12&quot;))))/[.$Q$9]))) - [.$F10]" office:value-type="float" office:value="1538291.4848359" calcext:value-type="float">
            <text:p>1538291.4848359</text:p>
          </table:table-cell>
          <table:table-cell table:formula="of:=( (([.$G9]*POWER([.$Q$7];12*[.S$26])) - [.$C10]*SUMPRODUCT(POWER([.$Q$7];ROW(INDIRECT(&quot;1:12&quot;)))/[.$Q$7]; POWER([.$Q$9];-(12-ROW(INDIRECT(&quot;1:12&quot;))))/[.$Q$9]))) - [.$F10]" office:value-type="float" office:value="1846680.13736514" calcext:value-type="float">
            <text:p>1846680.13736514</text:p>
          </table:table-cell>
          <table:table-cell table:formula="of:=( (([.$G9]*POWER([.$Q$7];12*[.T$26])) - [.$C10]*SUMPRODUCT(POWER([.$Q$7];ROW(INDIRECT(&quot;1:12&quot;)))/[.$Q$7]; POWER([.$Q$9];-(12-ROW(INDIRECT(&quot;1:12&quot;))))/[.$Q$9]))) - [.$F10]" office:value-type="float" office:value="2204643.65900295" calcext:value-type="float">
            <text:p>2204643.65900295</text:p>
          </table:table-cell>
          <table:table-cell table:formula="of:=( (([.$G9]*POWER([.$Q$7];12*[.U$26])) - [.$C10]*SUMPRODUCT(POWER([.$Q$7];ROW(INDIRECT(&quot;1:12&quot;)))/[.$Q$7]; POWER([.$Q$9];-(12-ROW(INDIRECT(&quot;1:12&quot;))))/[.$Q$9]))) - [.$F10]" office:value-type="float" office:value="2620151.43392408" calcext:value-type="float">
            <text:p>2620151.43392408</text:p>
          </table:table-cell>
          <table:table-cell table:formula="of:=( (([.$G9]*POWER([.$Q$7];12*[.V$26])) - [.$C10]*SUMPRODUCT(POWER([.$Q$7];ROW(INDIRECT(&quot;1:12&quot;)))/[.$Q$7]; POWER([.$Q$9];-(12-ROW(INDIRECT(&quot;1:12&quot;))))/[.$Q$9]))) - [.$F10]" office:value-type="float" office:value="3102453.96081281" calcext:value-type="float">
            <text:p>3102453.96081281</text:p>
          </table:table-cell>
          <table:table-cell table:formula="of:=( (([.$G9]*POWER([.$Q$7];12*[.W$26])) - [.$C10]*SUMPRODUCT(POWER([.$Q$7];ROW(INDIRECT(&quot;1:12&quot;)))/[.$Q$7]; POWER([.$Q$9];-(12-ROW(INDIRECT(&quot;1:12&quot;))))/[.$Q$9]))) - [.$F10]" office:value-type="float" office:value="3662288.79780812" calcext:value-type="float">
            <text:p>3662288.79780812</text:p>
          </table:table-cell>
          <table:table-cell table:formula="of:=( (([.$G9]*POWER([.$Q$7];12*[.X$26])) - [.$C10]*SUMPRODUCT(POWER([.$Q$7];ROW(INDIRECT(&quot;1:12&quot;)))/[.$Q$7]; POWER([.$Q$9];-(12-ROW(INDIRECT(&quot;1:12&quot;))))/[.$Q$9]))) - [.$F10]" office:value-type="float" office:value="4312119.61402915" calcext:value-type="float">
            <text:p>4312119.61402915</text:p>
          </table:table-cell>
          <table:table-cell table:formula="of:=( (([.$G9]*POWER([.$Q$7];12*[.Y$26])) - [.$C10]*SUMPRODUCT(POWER([.$Q$7];ROW(INDIRECT(&quot;1:12&quot;)))/[.$Q$7]; POWER([.$Q$9];-(12-ROW(INDIRECT(&quot;1:12&quot;))))/[.$Q$9]))) - [.$F10]" office:value-type="float" office:value="5066413.66971332" calcext:value-type="float">
            <text:p>5066413.66971332</text:p>
          </table:table-cell>
          <table:table-cell table:formula="of:=( (([.$G9]*POWER([.$Q$7];12*[.Z$26])) - [.$C10]*SUMPRODUCT(POWER([.$Q$7];ROW(INDIRECT(&quot;1:12&quot;)))/[.$Q$7]; POWER([.$Q$9];-(12-ROW(INDIRECT(&quot;1:12&quot;))))/[.$Q$9]))) - [.$F10]" office:value-type="float" office:value="5941963.90254034" calcext:value-type="float">
            <text:p>5941963.90254034</text:p>
          </table:table-cell>
          <table:table-cell table:formula="of:=( (([.$G9]*POWER([.$Q$7];12*[.AA$26])) - [.$C10]*SUMPRODUCT(POWER([.$Q$7];ROW(INDIRECT(&quot;1:12&quot;)))/[.$Q$7]; POWER([.$Q$9];-(12-ROW(INDIRECT(&quot;1:12&quot;))))/[.$Q$9]))) - [.$F10]" office:value-type="float" office:value="6958262.79078772" calcext:value-type="float">
            <text:p>6958262.79078772</text:p>
          </table:table-cell>
          <table:table-cell table:formula="of:=( (([.$G9]*POWER([.$Q$7];12*[.AB$26])) - [.$C10]*SUMPRODUCT(POWER([.$Q$7];ROW(INDIRECT(&quot;1:12&quot;)))/[.$Q$7]; POWER([.$Q$9];-(12-ROW(INDIRECT(&quot;1:12&quot;))))/[.$Q$9]))) - [.$F10]" office:value-type="float" office:value="8137936.31667772" calcext:value-type="float">
            <text:p>8137936.31667772</text:p>
          </table:table-cell>
          <table:table-cell table:formula="of:=( (([.$G9]*POWER([.$Q$7];12*[.AC$26])) - [.$C10]*SUMPRODUCT(POWER([.$Q$7];ROW(INDIRECT(&quot;1:12&quot;)))/[.$Q$7]; POWER([.$Q$9];-(12-ROW(INDIRECT(&quot;1:12&quot;))))/[.$Q$9]))) - [.$F10]" office:value-type="float" office:value="9507247.69129276" calcext:value-type="float">
            <text:p>9507247.69129276</text:p>
          </table:table-cell>
          <table:table-cell table:formula="of:=( (([.$G9]*POWER([.$Q$7];12*[.AD$26])) - [.$C10]*SUMPRODUCT(POWER([.$Q$7];ROW(INDIRECT(&quot;1:12&quot;)))/[.$Q$7]; POWER([.$Q$9];-(12-ROW(INDIRECT(&quot;1:12&quot;))))/[.$Q$9]))) - [.$F10]" office:value-type="float" office:value="11096682.0555467" calcext:value-type="float">
            <text:p>11096682.0555467</text:p>
          </table:table-cell>
          <table:table-cell table:formula="of:=( (([.$G9]*POWER([.$Q$7];12*[.AE$26])) - [.$C10]*SUMPRODUCT(POWER([.$Q$7];ROW(INDIRECT(&quot;1:12&quot;)))/[.$Q$7]; POWER([.$Q$9];-(12-ROW(INDIRECT(&quot;1:12&quot;))))/[.$Q$9]))) - [.$F10]" office:value-type="float" office:value="12941625.1744786" calcext:value-type="float">
            <text:p>12941625.1744786</text:p>
          </table:table-cell>
          <table:table-cell table:formula="of:=( (([.$G9]*POWER([.$Q$7];12*[.AF$26])) - [.$C10]*SUMPRODUCT(POWER([.$Q$7];ROW(INDIRECT(&quot;1:12&quot;)))/[.$Q$7]; POWER([.$Q$9];-(12-ROW(INDIRECT(&quot;1:12&quot;))))/[.$Q$9]))) - [.$F10]" office:value-type="float" office:value="15083151.2347207" calcext:value-type="float">
            <text:p>15083151.2347207</text:p>
          </table:table-cell>
          <table:table-cell table:formula="of:=( (([.$G9]*POWER([.$Q$7];12*[.AG$26])) - [.$C10]*SUMPRODUCT(POWER([.$Q$7];ROW(INDIRECT(&quot;1:12&quot;)))/[.$Q$7]; POWER([.$Q$9];-(12-ROW(INDIRECT(&quot;1:12&quot;))))/[.$Q$9]))) - [.$F10]" office:value-type="float" office:value="17568937.2839683" calcext:value-type="float">
            <text:p>17568937.2839683</text:p>
          </table:table-cell>
          <table:table-cell table:formula="of:=( (([.$G9]*POWER([.$Q$7];12*[.AH$26])) - [.$C10]*SUMPRODUCT(POWER([.$Q$7];ROW(INDIRECT(&quot;1:12&quot;)))/[.$Q$7]; POWER([.$Q$9];-(12-ROW(INDIRECT(&quot;1:12&quot;))))/[.$Q$9]))) - [.$F10]" office:value-type="float" office:value="20454324.6707253" calcext:value-type="float">
            <text:p>20454324.6707253</text:p>
          </table:table-cell>
          <table:table-cell table:formula="of:=( (([.$G9]*POWER([.$Q$7];12*[.AI$26])) - [.$C10]*SUMPRODUCT(POWER([.$Q$7];ROW(INDIRECT(&quot;1:12&quot;)))/[.$Q$7]; POWER([.$Q$9];-(12-ROW(INDIRECT(&quot;1:12&quot;))))/[.$Q$9]))) - [.$F10]" office:value-type="float" office:value="23803551.1152844" calcext:value-type="float">
            <text:p>23803551.1152844</text:p>
          </table:table-cell>
          <table:table-cell table:formula="of:=( (([.$G9]*POWER([.$Q$7];12*[.AJ$26])) - [.$C10]*SUMPRODUCT(POWER([.$Q$7];ROW(INDIRECT(&quot;1:12&quot;)))/[.$Q$7]; POWER([.$Q$9];-(12-ROW(INDIRECT(&quot;1:12&quot;))))/[.$Q$9]))) - [.$F10]" office:value-type="float" office:value="27691180.8416837" calcext:value-type="float">
            <text:p>27691180.8416837</text:p>
          </table:table-cell>
          <table:table-cell table:formula="of:=( (([.$G9]*POWER([.$Q$7];12*[.AK$26])) - [.$C10]*SUMPRODUCT(POWER([.$Q$7];ROW(INDIRECT(&quot;1:12&quot;)))/[.$Q$7]; POWER([.$Q$9];-(12-ROW(INDIRECT(&quot;1:12&quot;))))/[.$Q$9]))) - [.$F10]" office:value-type="float" office:value="32203764.6098359" calcext:value-type="float">
            <text:p>32203764.6098359</text:p>
          </table:table-cell>
          <table:table-cell table:formula="of:=( (([.$G9]*POWER([.$Q$7];12*[.AL$26])) - [.$C10]*SUMPRODUCT(POWER([.$Q$7];ROW(INDIRECT(&quot;1:12&quot;)))/[.$Q$7]; POWER([.$Q$9];-(12-ROW(INDIRECT(&quot;1:12&quot;))))/[.$Q$9]))) - [.$F10]" office:value-type="float" office:value="37441766.6053221" calcext:value-type="float">
            <text:p>37441766.6053221</text:p>
          </table:table-cell>
          <table:table-cell table:formula="of:=( (([.$G9]*POWER([.$Q$7];12*[.AM$26])) - [.$C10]*SUMPRODUCT(POWER([.$Q$7];ROW(INDIRECT(&quot;1:12&quot;)))/[.$Q$7]; POWER([.$Q$9];-(12-ROW(INDIRECT(&quot;1:12&quot;))))/[.$Q$9]))) - [.$F10]" office:value-type="float" office:value="43521801.0854248" calcext:value-type="float">
            <text:p>43521801.0854248</text:p>
          </table:table-cell>
          <table:table-cell table:formula="of:=( (([.$G9]*POWER([.$Q$7];12*[.AN$26])) - [.$C10]*SUMPRODUCT(POWER([.$Q$7];ROW(INDIRECT(&quot;1:12&quot;)))/[.$Q$7]; POWER([.$Q$9];-(12-ROW(INDIRECT(&quot;1:12&quot;))))/[.$Q$9]))) - [.$F10]" office:value-type="float" office:value="50579228.5761155" calcext:value-type="float">
            <text:p>50579228.5761155</text:p>
          </table:table-cell>
          <table:table-cell table:formula="of:=( (([.$G9]*POWER([.$Q$7];12*[.AO$26])) - [.$C10]*SUMPRODUCT(POWER([.$Q$7];ROW(INDIRECT(&quot;1:12&quot;)))/[.$Q$7]; POWER([.$Q$9];-(12-ROW(INDIRECT(&quot;1:12&quot;))))/[.$Q$9]))) - [.$F10]" office:value-type="float" office:value="58771169.4194373" calcext:value-type="float">
            <text:p>58771169.4194373</text:p>
          </table:table-cell>
          <table:table-cell table:formula="of:=( (([.$G9]*POWER([.$Q$7];12*[.AP$26])) - [.$C10]*SUMPRODUCT(POWER([.$Q$7];ROW(INDIRECT(&quot;1:12&quot;)))/[.$Q$7]; POWER([.$Q$9];-(12-ROW(INDIRECT(&quot;1:12&quot;))))/[.$Q$9]))) - [.$F10]" office:value-type="float" office:value="68280001.7622426" calcext:value-type="float">
            <text:p>68280001.7622426</text:p>
          </table:table-cell>
          <table:table-cell table:formula="of:=( (([.$G9]*POWER([.$Q$7];12*[.AQ$26])) - [.$C10]*SUMPRODUCT(POWER([.$Q$7];ROW(INDIRECT(&quot;1:12&quot;)))/[.$Q$7]; POWER([.$Q$9];-(12-ROW(INDIRECT(&quot;1:12&quot;))))/[.$Q$9]))) - [.$F10]" office:value-type="float" office:value="79317421.8624244" calcext:value-type="float">
            <text:p>79317421.8624244</text:p>
          </table:table-cell>
          <table:table-cell table:formula="of:=( (([.$G9]*POWER([.$Q$7];12*[.AR$26])) - [.$C10]*SUMPRODUCT(POWER([.$Q$7];ROW(INDIRECT(&quot;1:12&quot;)))/[.$Q$7]; POWER([.$Q$9];-(12-ROW(INDIRECT(&quot;1:12&quot;))))/[.$Q$9]))) - [.$F10]" office:value-type="float" office:value="92129157.1077171" calcext:value-type="float">
            <text:p>92129157.1077171</text:p>
          </table:table-cell>
          <table:table-cell table:formula="of:=( (([.$G9]*POWER([.$Q$7];12*[.AS$26])) - [.$C10]*SUMPRODUCT(POWER([.$Q$7];ROW(INDIRECT(&quot;1:12&quot;)))/[.$Q$7]; POWER([.$Q$9];-(12-ROW(INDIRECT(&quot;1:12&quot;))))/[.$Q$9]))) - [.$F10]" office:value-type="float" office:value="107000436.673562" calcext:value-type="float">
            <text:p>107000436.673562</text:p>
          </table:table-cell>
          <table:table-cell table:formula="of:=( (([.$G9]*POWER([.$Q$7];12*[.AT$26])) - [.$C10]*SUMPRODUCT(POWER([.$Q$7];ROW(INDIRECT(&quot;1:12&quot;)))/[.$Q$7]; POWER([.$Q$9];-(12-ROW(INDIRECT(&quot;1:12&quot;))))/[.$Q$9]))) - [.$F10]" office:value-type="float" office:value="124262341.613937" calcext:value-type="float">
            <text:p>124262341.613937</text:p>
          </table:table-cell>
          <table:table-cell table:formula="of:=( (([.$G9]*POWER([.$Q$7];12*[.AU$26])) - [.$C10]*SUMPRODUCT(POWER([.$Q$7];ROW(INDIRECT(&quot;1:12&quot;)))/[.$Q$7]; POWER([.$Q$9];-(12-ROW(INDIRECT(&quot;1:12&quot;))))/[.$Q$9]))) - [.$F10]" office:value-type="float" office:value="144299175.757983" calcext:value-type="float">
            <text:p>144299175.757983</text:p>
          </table:table-cell>
          <table:table-cell table:formula="of:=( (([.$G9]*POWER([.$Q$7];12*[.AV$26])) - [.$C10]*SUMPRODUCT(POWER([.$Q$7];ROW(INDIRECT(&quot;1:12&quot;)))/[.$Q$7]; POWER([.$Q$9];-(12-ROW(INDIRECT(&quot;1:12&quot;))))/[.$Q$9]))) - [.$F10]" office:value-type="float" office:value="167557021.511551" calcext:value-type="float">
            <text:p>167557021.511551</text:p>
          </table:table-cell>
          <table:table-cell table:formula="of:=( (([.$G9]*POWER([.$Q$7];12*[.AW$26])) - [.$C10]*SUMPRODUCT(POWER([.$Q$7];ROW(INDIRECT(&quot;1:12&quot;)))/[.$Q$7]; POWER([.$Q$9];-(12-ROW(INDIRECT(&quot;1:12&quot;))))/[.$Q$9]))) - [.$F10]" office:value-type="float" office:value="194553671.042509" calcext:value-type="float">
            <text:p>194553671.042509</text:p>
          </table:table-cell>
          <table:table-cell table:formula="of:=( (([.$G9]*POWER([.$Q$7];12*[.AX$26])) - [.$C10]*SUMPRODUCT(POWER([.$Q$7];ROW(INDIRECT(&quot;1:12&quot;)))/[.$Q$7]; POWER([.$Q$9];-(12-ROW(INDIRECT(&quot;1:12&quot;))))/[.$Q$9]))) - [.$F10]" office:value-type="float" office:value="225890153.948954" calcext:value-type="float">
            <text:p>225890153.948954</text:p>
          </table:table-cell>
          <table:table-cell table:formula="of:=( (([.$G9]*POWER([.$Q$7];12*[.AY$26])) - [.$C10]*SUMPRODUCT(POWER([.$Q$7];ROW(INDIRECT(&quot;1:12&quot;)))/[.$Q$7]; POWER([.$Q$9];-(12-ROW(INDIRECT(&quot;1:12&quot;))))/[.$Q$9]))) - [.$F10]" office:value-type="float" office:value="262264118.052159" calcext:value-type="float">
            <text:p>262264118.052159</text:p>
          </table:table-cell>
          <table:table-cell table:formula="of:=( (([.$G9]*POWER([.$Q$7];12*[.AZ$26])) - [.$C10]*SUMPRODUCT(POWER([.$Q$7];ROW(INDIRECT(&quot;1:12&quot;)))/[.$Q$7]; POWER([.$Q$9];-(12-ROW(INDIRECT(&quot;1:12&quot;))))/[.$Q$9]))) - [.$F10]" office:value-type="float" office:value="304485361.212448" calcext:value-type="float">
            <text:p>304485361.212448</text:p>
          </table:table-cell>
          <table:table-cell table:formula="of:=( (([.$G9]*POWER([.$Q$7];12*[.BA$26])) - [.$C10]*SUMPRODUCT(POWER([.$Q$7];ROW(INDIRECT(&quot;1:12&quot;)))/[.$Q$7]; POWER([.$Q$9];-(12-ROW(INDIRECT(&quot;1:12&quot;))))/[.$Q$9]))) - [.$F10]" office:value-type="float" office:value="353493859.954635" calcext:value-type="float">
            <text:p>353493859.954635</text:p>
          </table:table-cell>
          <table:table-cell table:formula="of:=( (([.$G9]*POWER([.$Q$7];12*[.BB$26])) - [.$C10]*SUMPRODUCT(POWER([.$Q$7];ROW(INDIRECT(&quot;1:12&quot;)))/[.$Q$7]; POWER([.$Q$9];-(12-ROW(INDIRECT(&quot;1:12&quot;))))/[.$Q$9]))) - [.$F10]" office:value-type="float" office:value="410380696.27645" calcext:value-type="float">
            <text:p>410380696.27645</text:p>
          </table:table-cell>
          <table:table-cell table:formula="of:=( (([.$G9]*POWER([.$Q$7];12*[.BC$26])) - [.$C10]*SUMPRODUCT(POWER([.$Q$7];ROW(INDIRECT(&quot;1:12&quot;)))/[.$Q$7]; POWER([.$Q$9];-(12-ROW(INDIRECT(&quot;1:12&quot;))))/[.$Q$9]))) - [.$F10]" office:value-type="float" office:value="476412348.535966" calcext:value-type="float">
            <text:p>476412348.535966</text:p>
          </table:table-cell>
          <table:table-cell table:formula="of:=( (([.$G9]*POWER([.$Q$7];12*[.BD$26])) - [.$C10]*SUMPRODUCT(POWER([.$Q$7];ROW(INDIRECT(&quot;1:12&quot;)))/[.$Q$7]; POWER([.$Q$9];-(12-ROW(INDIRECT(&quot;1:12&quot;))))/[.$Q$9]))) - [.$F10]" office:value-type="float" office:value="553058887.208913" calcext:value-type="float">
            <text:p>553058887.208913</text:p>
          </table:table-cell>
          <table:table-cell table:formula="of:=( (([.$G9]*POWER([.$Q$7];12*[.BE$26])) - [.$C10]*SUMPRODUCT(POWER([.$Q$7];ROW(INDIRECT(&quot;1:12&quot;)))/[.$Q$7]; POWER([.$Q$9];-(12-ROW(INDIRECT(&quot;1:12&quot;))))/[.$Q$9]))) - [.$F10]" office:value-type="float" office:value="642026703.241367" calcext:value-type="float">
            <text:p>642026703.241367</text:p>
          </table:table-cell>
          <table:table-cell table:formula="of:=( (([.$G9]*POWER([.$Q$7];12*[.BF$26])) - [.$C10]*SUMPRODUCT(POWER([.$Q$7];ROW(INDIRECT(&quot;1:12&quot;)))/[.$Q$7]; POWER([.$Q$9];-(12-ROW(INDIRECT(&quot;1:12&quot;))))/[.$Q$9]))) - [.$F10]" office:value-type="float" office:value="745296497.632986" calcext:value-type="float">
            <text:p>745296497.632986</text:p>
          </table:table-cell>
          <table:table-cell table:formula="of:=( (([.$G9]*POWER([.$Q$7];12*[.BG$26])) - [.$C10]*SUMPRODUCT(POWER([.$Q$7];ROW(INDIRECT(&quot;1:12&quot;)))/[.$Q$7]; POWER([.$Q$9];-(12-ROW(INDIRECT(&quot;1:12&quot;))))/[.$Q$9]))) - [.$F10]" office:value-type="float" office:value="865167378.017384" calcext:value-type="float">
            <text:p>865167378.017384</text:p>
          </table:table-cell>
          <table:table-cell table:formula="of:=( (([.$G9]*POWER([.$Q$7];12*[.BH$26])) - [.$C10]*SUMPRODUCT(POWER([.$Q$7];ROW(INDIRECT(&quot;1:12&quot;)))/[.$Q$7]; POWER([.$Q$9];-(12-ROW(INDIRECT(&quot;1:12&quot;))))/[.$Q$9]))) - [.$F10]" office:value-type="float" office:value="1004308043.96701" calcext:value-type="float">
            <text:p>1004308043.96701</text:p>
          </table:table-cell>
          <table:table-cell table:formula="of:=( (([.$G9]*POWER([.$Q$7];12*[.BI$26])) - [.$C10]*SUMPRODUCT(POWER([.$Q$7];ROW(INDIRECT(&quot;1:12&quot;)))/[.$Q$7]; POWER([.$Q$9];-(12-ROW(INDIRECT(&quot;1:12&quot;))))/[.$Q$9]))) - [.$F10]" office:value-type="float" office:value="1165816200.56702" calcext:value-type="float">
            <text:p>1165816200.56702</text:p>
          </table:table-cell>
          <table:table-cell table:formula="of:=( (([.$G9]*POWER([.$Q$7];12*[.BJ$26])) - [.$C10]*SUMPRODUCT(POWER([.$Q$7];ROW(INDIRECT(&quot;1:12&quot;)))/[.$Q$7]; POWER([.$Q$9];-(12-ROW(INDIRECT(&quot;1:12&quot;))))/[.$Q$9]))) - [.$F10]" office:value-type="float" office:value="1353287522.98959" calcext:value-type="float">
            <text:p>1353287522.98959</text:p>
          </table:table-cell>
          <table:table-cell table:formula="of:=( (([.$G9]*POWER([.$Q$7];12*[.BK$26])) - [.$C10]*SUMPRODUCT(POWER([.$Q$7];ROW(INDIRECT(&quot;1:12&quot;)))/[.$Q$7]; POWER([.$Q$9];-(12-ROW(INDIRECT(&quot;1:12&quot;))))/[.$Q$9]))) - [.$F10]" office:value-type="float" office:value="1570895707.4351" calcext:value-type="float">
            <text:p>1570895707.4351</text:p>
          </table:table-cell>
          <table:table-cell table:formula="of:=( (([.$G9]*POWER([.$Q$7];12*[.BL$26])) - [.$C10]*SUMPRODUCT(POWER([.$Q$7];ROW(INDIRECT(&quot;1:12&quot;)))/[.$Q$7]; POWER([.$Q$9];-(12-ROW(INDIRECT(&quot;1:12&quot;))))/[.$Q$9]))) - [.$F10]" office:value-type="float" office:value="1823485390.62373" calcext:value-type="float">
            <text:p>1823485390.62373</text:p>
          </table:table-cell>
          <table:table-cell table:formula="of:=( (([.$G9]*POWER([.$Q$7];12*[.BM$26])) - [.$C10]*SUMPRODUCT(POWER([.$Q$7];ROW(INDIRECT(&quot;1:12&quot;)))/[.$Q$7]; POWER([.$Q$9];-(12-ROW(INDIRECT(&quot;1:12&quot;))))/[.$Q$9]))) - [.$F10]" office:value-type="float" office:value="2116680006.51514" calcext:value-type="float">
            <text:p>2116680006.51514</text:p>
          </table:table-cell>
          <table:table-cell table:formula="of:=( (([.$G9]*POWER([.$Q$7];12*[.BN$26])) - [.$C10]*SUMPRODUCT(POWER([.$Q$7];ROW(INDIRECT(&quot;1:12&quot;)))/[.$Q$7]; POWER([.$Q$9];-(12-ROW(INDIRECT(&quot;1:12&quot;))))/[.$Q$9]))) - [.$F10]" office:value-type="float" office:value="2457006981.48317" calcext:value-type="float">
            <text:p>2457006981.48317</text:p>
          </table:table-cell>
          <table:table-cell table:formula="of:=( (([.$G9]*POWER([.$Q$7];12*[.BO$26])) - [.$C10]*SUMPRODUCT(POWER([.$Q$7];ROW(INDIRECT(&quot;1:12&quot;)))/[.$Q$7]; POWER([.$Q$9];-(12-ROW(INDIRECT(&quot;1:12&quot;))))/[.$Q$9]))) - [.$F10]" office:value-type="float" office:value="2852043055.1803" calcext:value-type="float">
            <text:p>2852043055.1803</text:p>
          </table:table-cell>
          <table:table-cell table:formula="of:=( (([.$G9]*POWER([.$Q$7];12*[.BP$26])) - [.$C10]*SUMPRODUCT(POWER([.$Q$7];ROW(INDIRECT(&quot;1:12&quot;)))/[.$Q$7]; POWER([.$Q$9];-(12-ROW(INDIRECT(&quot;1:12&quot;))))/[.$Q$9]))) - [.$F10]" office:value-type="float" office:value="3310582962.3878" calcext:value-type="float">
            <text:p>3310582962.3878</text:p>
          </table:table-cell>
          <table:table-cell table:formula="of:=( (([.$G9]*POWER([.$Q$7];12*[.BQ$26])) - [.$C10]*SUMPRODUCT(POWER([.$Q$7];ROW(INDIRECT(&quot;1:12&quot;)))/[.$Q$7]; POWER([.$Q$9];-(12-ROW(INDIRECT(&quot;1:12&quot;))))/[.$Q$9]))) - [.$F10]" office:value-type="float" office:value="3842835231.23519" calcext:value-type="float">
            <text:p>3842835231.23519</text:p>
          </table:table-cell>
          <table:table-cell table:formula="of:=( (([.$G9]*POWER([.$Q$7];12*[.BR$26])) - [.$C10]*SUMPRODUCT(POWER([.$Q$7];ROW(INDIRECT(&quot;1:12&quot;)))/[.$Q$7]; POWER([.$Q$9];-(12-ROW(INDIRECT(&quot;1:12&quot;))))/[.$Q$9]))) - [.$F10]" office:value-type="float" office:value="4460649456.86812" calcext:value-type="float">
            <text:p>4460649456.86812</text:p>
          </table:table-cell>
          <table:table-cell table:formula="of:=( (([.$G9]*POWER([.$Q$7];12*[.BS$26])) - [.$C10]*SUMPRODUCT(POWER([.$Q$7];ROW(INDIRECT(&quot;1:12&quot;)))/[.$Q$7]; POWER([.$Q$9];-(12-ROW(INDIRECT(&quot;1:12&quot;))))/[.$Q$9]))) - [.$F10]" office:value-type="float" office:value="5177780110.38508" calcext:value-type="float">
            <text:p>5177780110.38508</text:p>
          </table:table-cell>
          <table:table-cell table:formula="of:=( (([.$G9]*POWER([.$Q$7];12*[.BT$26])) - [.$C10]*SUMPRODUCT(POWER([.$Q$7];ROW(INDIRECT(&quot;1:12&quot;)))/[.$Q$7]; POWER([.$Q$9];-(12-ROW(INDIRECT(&quot;1:12&quot;))))/[.$Q$9]))) - [.$F10]" office:value-type="float" office:value="6010192756.25253" calcext:value-type="float">
            <text:p>6010192756.25253</text:p>
          </table:table-cell>
          <table:table-cell table:formula="of:=( (([.$G9]*POWER([.$Q$7];12*[.BU$26])) - [.$C10]*SUMPRODUCT(POWER([.$Q$7];ROW(INDIRECT(&quot;1:12&quot;)))/[.$Q$7]; POWER([.$Q$9];-(12-ROW(INDIRECT(&quot;1:12&quot;))))/[.$Q$9]))) - [.$F10]" office:value-type="float" office:value="6976419495.55293" calcext:value-type="float">
            <text:p>6976419495.55293</text:p>
          </table:table-cell>
          <table:table-cell table:formula="of:=( (([.$G9]*POWER([.$Q$7];12*[.BV$26])) - [.$C10]*SUMPRODUCT(POWER([.$Q$7];ROW(INDIRECT(&quot;1:12&quot;)))/[.$Q$7]; POWER([.$Q$9];-(12-ROW(INDIRECT(&quot;1:12&quot;))))/[.$Q$9]))) - [.$F10]" office:value-type="float" office:value="8097971548.34063" calcext:value-type="float">
            <text:p>8097971548.34063</text:p>
          </table:table-cell>
          <table:table-cell table:formula="of:=( (([.$G9]*POWER([.$Q$7];12*[.BW$26])) - [.$C10]*SUMPRODUCT(POWER([.$Q$7];ROW(INDIRECT(&quot;1:12&quot;)))/[.$Q$7]; POWER([.$Q$9];-(12-ROW(INDIRECT(&quot;1:12&quot;))))/[.$Q$9]))) - [.$F10]" office:value-type="float" office:value="9399818160.47545" calcext:value-type="float">
            <text:p>9399818160.47545</text:p>
          </table:table-cell>
          <table:table-cell table:formula="of:=( (([.$G9]*POWER([.$Q$7];12*[.BX$26])) - [.$C10]*SUMPRODUCT(POWER([.$Q$7];ROW(INDIRECT(&quot;1:12&quot;)))/[.$Q$7]; POWER([.$Q$9];-(12-ROW(INDIRECT(&quot;1:12&quot;))))/[.$Q$9]))) - [.$F10]" office:value-type="float" office:value="10910942496.8933" calcext:value-type="float">
            <text:p>10910942496.8933</text:p>
          </table:table-cell>
          <table:table-cell table:formula="of:=( (([.$G9]*POWER([.$Q$7];12*[.BY$26])) - [.$C10]*SUMPRODUCT(POWER([.$Q$7];ROW(INDIRECT(&quot;1:12&quot;)))/[.$Q$7]; POWER([.$Q$9];-(12-ROW(INDIRECT(&quot;1:12&quot;))))/[.$Q$9]))) - [.$F10]" office:value-type="float" office:value="12664986897.2315" calcext:value-type="float">
            <text:p>12664986897.2315</text:p>
          </table:table-cell>
          <table:table-cell table:formula="of:=( (([.$G9]*POWER([.$Q$7];12*[.BZ$26])) - [.$C10]*SUMPRODUCT(POWER([.$Q$7];ROW(INDIRECT(&quot;1:12&quot;)))/[.$Q$7]; POWER([.$Q$9];-(12-ROW(INDIRECT(&quot;1:12&quot;))))/[.$Q$9]))) - [.$F10]" office:value-type="float" office:value="14701001859.2109" calcext:value-type="float">
            <text:p>14701001859.21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B34]*(1+[.$Q$11])" office:value-type="float" office:value="95298.8293720722" calcext:value-type="float">
            <text:p>95298.8293720722</text:p>
          </table:table-cell>
          <table:table-cell table:formula="of:=[.$C34]*POWER([.$Q$9];12)" office:value-type="float" office:value="130729.061975157" calcext:value-type="float">
            <text:p>130729.061975157</text:p>
          </table:table-cell>
          <table:table-cell table:formula="of:=[.$B35]*12" office:value-type="float" office:value="1143585.95246487" calcext:value-type="float">
            <text:p>1143585.95246487</text:p>
          </table:table-cell>
          <table:table-cell table:formula="of:=[.$C35]*(POWER([.$Q$9];12)-1)/([.$Q$9]-1)" office:value-type="float" office:value="1618464.63280642" calcext:value-type="float">
            <text:p>1618464.63280642</text:p>
          </table:table-cell>
          <table:table-cell table:formula="of:=  ( (([.$G34]*POWER([.$Q$7];3)) + [.$B35]*SERIESSUM([.$Q$7];0;1;POWER(1; ROW(INDIRECT(&quot;1:3&quot;)))) - [.$C35]*SUMPRODUCT(POWER([.$Q$7];ROW(INDIRECT(&quot;1:3&quot;)))/[.$Q$7]; POWER([.$Q$9];-(12-ROW(INDIRECT(&quot;1:3&quot;))))/[.$Q$9])) + (([.$G34]*POWER([.$Q$7];6)) + [.$B35]*SERIESSUM([.$Q$7];0;1;POWER(1; ROW(INDIRECT(&quot;1:6&quot;)))) - [.$C35]*SUMPRODUCT(POWER([.$Q$7];ROW(INDIRECT(&quot;1:6&quot;)))/[.$Q$7]; POWER([.$Q$9];-(12-ROW(INDIRECT(&quot;1:6&quot;))))/[.$Q$9])) + (([.$G34]*POWER([.$Q$7];9)) + [.$B35]*SERIESSUM([.$Q$7];0;1;POWER(1; ROW(INDIRECT(&quot;1:9&quot;)))) - [.$C35]*SUMPRODUCT(POWER([.$Q$7];ROW(INDIRECT(&quot;1:9&quot;)))/[.$Q$7]; POWER([.$Q$9];-(12-ROW(INDIRECT(&quot;1:9&quot;))))/[.$Q$9])) + (([.$G34]*POWER([.$Q$7];12)) + [.$B35]*SERIESSUM([.$Q$7];0;1;POWER(1; ROW(INDIRECT(&quot;1:12&quot;)))) - [.$C35]*SUMPRODUCT(POWER([.$Q$7];ROW(INDIRECT(&quot;1:12&quot;)))/[.$Q$7]; POWER([.$Q$9];-(12-ROW(INDIRECT(&quot;1:12&quot;))))/[.$Q$9])) ) * [.$Q$4] * [.$Q$4] / 4" office:value-type="float" office:value="2536774.6609458" calcext:value-type="float">
            <text:p>2536774.6609458</text:p>
          </table:table-cell>
          <table:table-cell table:formula="of:=[.$G34]*POWER([.$Q$7];12) + [.$B35]*(POWER([.$Q$7];12)-1)/([.$Q$7]-1) - [.$Q$3]*SUMPRODUCT(POWER([.$Q$7]; INDEX([.$A$2:.$A$13];N(IF({1};MAX(ROW([.$A$2:.$A$13]))-ROW([.$A$2:.$A$13])+1)))); POWER([.$Q$9];[.$A$2:.$A$13])) - [.$F35]" office:value-type="float" office:value="28519116.8913576" calcext:value-type="float">
            <text:p>28519116.8913576</text:p>
          </table:table-cell>
          <table:table-cell table:formula="of:=COUNTIF([.$M59:.$CA59];&quot;&gt;=0&quot;)" office:value-type="float" office:value="66" calcext:value-type="float">
            <text:p>66</text:p>
          </table:table-cell>
          <table:table-cell table:formula="of:=[.$Q$10]+[.$H35]+[.$A35]" office:value-type="float" office:value="127" calcext:value-type="float">
            <text:p>127</text:p>
          </table:table-cell>
          <table:table-cell table:formula="of:=[.$Q$10]+[.$A35]" office:value-type="float" office:value="61" calcext:value-type="float">
            <text:p>61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G10]*POWER([.$Q$7];12) - [.$Q$3]*SUMPRODUCT(POWER([.$Q$7]; INDEX([.$A$2:.$A$13];N(IF({1};MAX(ROW([.$A$2:.$A$13]))-ROW([.$A$2:.$A$13])+1)))); POWER([.$Q$9];[.$A$2:.$A$13])) - [.$F11]" office:value-type="float" office:value="851375.488402313" calcext:value-type="float">
            <text:p>851375.488402313</text:p>
          </table:table-cell>
          <table:table-cell table:formula="of:=[.M$27]*POWER([.$Q$7];12*[.M$26]) - [.$Q$3]*SUMPRODUCT(POWER([.$Q$7]; INDEX([.$A$2:.$A$13];N(IF({1};MAX(ROW([.$A$2:.$A$13]))-ROW([.$A$2:.$A$13])+1)))); POWER([.$Q$9];[.$A$2:.$A$13])) - [.$F11]" office:value-type="float" office:value="-535911.969683042" calcext:value-type="float">
            <text:p>-535911.969683042</text:p>
          </table:table-cell>
          <table:table-cell table:formula="of:=( (([.$G10]*POWER([.$Q$7];12*[.N$26])) - [.$C11]*SUMPRODUCT(POWER([.$Q$7];ROW(INDIRECT(&quot;1:12&quot;)))/[.$Q$7]; POWER([.$Q$9];-(12-ROW(INDIRECT(&quot;1:12&quot;))))/[.$Q$9]))) - [.$F11]" office:value-type="float" office:value="915540.159842369" calcext:value-type="float">
            <text:p>915540.159842369</text:p>
          </table:table-cell>
          <table:table-cell table:formula="of:=( (([.$G10]*POWER([.$Q$7];12*[.O$26])) - [.$C11]*SUMPRODUCT(POWER([.$Q$7];ROW(INDIRECT(&quot;1:12&quot;)))/[.$Q$7]; POWER([.$Q$9];-(12-ROW(INDIRECT(&quot;1:12&quot;))))/[.$Q$9]))) - [.$F11]" office:value-type="float" office:value="1130464.64153258" calcext:value-type="float">
            <text:p>1130464.64153258</text:p>
          </table:table-cell>
          <table:table-cell table:formula="of:=( (([.$G10]*POWER([.$Q$7];12*[.P$26])) - [.$C11]*SUMPRODUCT(POWER([.$Q$7];ROW(INDIRECT(&quot;1:12&quot;)))/[.$Q$7]; POWER([.$Q$9];-(12-ROW(INDIRECT(&quot;1:12&quot;))))/[.$Q$9]))) - [.$F11]" office:value-type="float" office:value="1379939.20462377" calcext:value-type="float">
            <text:p>1379939.20462377</text:p>
          </table:table-cell>
          <table:table-cell table:formula="of:=( (([.$G10]*POWER([.$Q$7];12*[.Q$26])) - [.$C11]*SUMPRODUCT(POWER([.$Q$7];ROW(INDIRECT(&quot;1:12&quot;)))/[.$Q$7]; POWER([.$Q$9];-(12-ROW(INDIRECT(&quot;1:12&quot;))))/[.$Q$9]))) - [.$F11]" office:value-type="float" office:value="1669517.93078883" calcext:value-type="float">
            <text:p>1669517.93078883</text:p>
          </table:table-cell>
          <table:table-cell table:formula="of:=( (([.$G10]*POWER([.$Q$7];12*[.R$26])) - [.$C11]*SUMPRODUCT(POWER([.$Q$7];ROW(INDIRECT(&quot;1:12&quot;)))/[.$Q$7]; POWER([.$Q$9];-(12-ROW(INDIRECT(&quot;1:12&quot;))))/[.$Q$9]))) - [.$F11]" office:value-type="float" office:value="2005647.7454214" calcext:value-type="float">
            <text:p>2005647.7454214</text:p>
          </table:table-cell>
          <table:table-cell table:formula="of:=( (([.$G10]*POWER([.$Q$7];12*[.S$26])) - [.$C11]*SUMPRODUCT(POWER([.$Q$7];ROW(INDIRECT(&quot;1:12&quot;)))/[.$Q$7]; POWER([.$Q$9];-(12-ROW(INDIRECT(&quot;1:12&quot;))))/[.$Q$9]))) - [.$F11]" office:value-type="float" office:value="2395811.94629756" calcext:value-type="float">
            <text:p>2395811.94629756</text:p>
          </table:table-cell>
          <table:table-cell table:formula="of:=( (([.$G10]*POWER([.$Q$7];12*[.T$26])) - [.$C11]*SUMPRODUCT(POWER([.$Q$7];ROW(INDIRECT(&quot;1:12&quot;)))/[.$Q$7]; POWER([.$Q$9];-(12-ROW(INDIRECT(&quot;1:12&quot;))))/[.$Q$9]))) - [.$F11]" office:value-type="float" office:value="2848696.80511833" calcext:value-type="float">
            <text:p>2848696.80511833</text:p>
          </table:table-cell>
          <table:table-cell table:formula="of:=( (([.$G10]*POWER([.$Q$7];12*[.U$26])) - [.$C11]*SUMPRODUCT(POWER([.$Q$7];ROW(INDIRECT(&quot;1:12&quot;)))/[.$Q$7]; POWER([.$Q$9];-(12-ROW(INDIRECT(&quot;1:12&quot;))))/[.$Q$9]))) - [.$F11]" office:value-type="float" office:value="3374384.95100289" calcext:value-type="float">
            <text:p>3374384.95100289</text:p>
          </table:table-cell>
          <table:table-cell table:formula="of:=( (([.$G10]*POWER([.$Q$7];12*[.V$26])) - [.$C11]*SUMPRODUCT(POWER([.$Q$7];ROW(INDIRECT(&quot;1:12&quot;)))/[.$Q$7]; POWER([.$Q$9];-(12-ROW(INDIRECT(&quot;1:12&quot;))))/[.$Q$9]))) - [.$F11]" office:value-type="float" office:value="3984579.84125182" calcext:value-type="float">
            <text:p>3984579.84125182</text:p>
          </table:table-cell>
          <table:table-cell table:formula="of:=( (([.$G10]*POWER([.$Q$7];12*[.W$26])) - [.$C11]*SUMPRODUCT(POWER([.$Q$7];ROW(INDIRECT(&quot;1:12&quot;)))/[.$Q$7]; POWER([.$Q$9];-(12-ROW(INDIRECT(&quot;1:12&quot;))))/[.$Q$9]))) - [.$F11]" office:value-type="float" office:value="4692866.31679975" calcext:value-type="float">
            <text:p>4692866.31679975</text:p>
          </table:table-cell>
          <table:table-cell table:formula="of:=( (([.$G10]*POWER([.$Q$7];12*[.X$26])) - [.$C11]*SUMPRODUCT(POWER([.$Q$7];ROW(INDIRECT(&quot;1:12&quot;)))/[.$Q$7]; POWER([.$Q$9];-(12-ROW(INDIRECT(&quot;1:12&quot;))))/[.$Q$9]))) - [.$F11]" office:value-type="float" office:value="5515013.04313411" calcext:value-type="float">
            <text:p>5515013.04313411</text:p>
          </table:table-cell>
          <table:table-cell table:formula="of:=( (([.$G10]*POWER([.$Q$7];12*[.Y$26])) - [.$C11]*SUMPRODUCT(POWER([.$Q$7];ROW(INDIRECT(&quot;1:12&quot;)))/[.$Q$7]; POWER([.$Q$9];-(12-ROW(INDIRECT(&quot;1:12&quot;))))/[.$Q$9]))) - [.$F11]" office:value-type="float" office:value="6469323.56995789" calcext:value-type="float">
            <text:p>6469323.56995789</text:p>
          </table:table-cell>
          <table:table-cell table:formula="of:=( (([.$G10]*POWER([.$Q$7];12*[.Z$26])) - [.$C11]*SUMPRODUCT(POWER([.$Q$7];ROW(INDIRECT(&quot;1:12&quot;)))/[.$Q$7]; POWER([.$Q$9];-(12-ROW(INDIRECT(&quot;1:12&quot;))))/[.$Q$9]))) - [.$F11]" office:value-type="float" office:value="7577043.82527921" calcext:value-type="float">
            <text:p>7577043.82527921</text:p>
          </table:table-cell>
          <table:table-cell table:formula="of:=( (([.$G10]*POWER([.$Q$7];12*[.AA$26])) - [.$C11]*SUMPRODUCT(POWER([.$Q$7];ROW(INDIRECT(&quot;1:12&quot;)))/[.$Q$7]; POWER([.$Q$9];-(12-ROW(INDIRECT(&quot;1:12&quot;))))/[.$Q$9]))) - [.$F11]" office:value-type="float" office:value="8862835.11601671" calcext:value-type="float">
            <text:p>8862835.11601671</text:p>
          </table:table-cell>
          <table:table-cell table:formula="of:=( (([.$G10]*POWER([.$Q$7];12*[.AB$26])) - [.$C11]*SUMPRODUCT(POWER([.$Q$7];ROW(INDIRECT(&quot;1:12&quot;)))/[.$Q$7]; POWER([.$Q$9];-(12-ROW(INDIRECT(&quot;1:12&quot;))))/[.$Q$9]))) - [.$F11]" office:value-type="float" office:value="10355323.1655891" calcext:value-type="float">
            <text:p>10355323.1655891</text:p>
          </table:table-cell>
          <table:table-cell table:formula="of:=( (([.$G10]*POWER([.$Q$7];12*[.AC$26])) - [.$C11]*SUMPRODUCT(POWER([.$Q$7];ROW(INDIRECT(&quot;1:12&quot;)))/[.$Q$7]; POWER([.$Q$9];-(12-ROW(INDIRECT(&quot;1:12&quot;))))/[.$Q$9]))) - [.$F11]" office:value-type="float" office:value="12087735.4117779" calcext:value-type="float">
            <text:p>12087735.4117779</text:p>
          </table:table-cell>
          <table:table-cell table:formula="of:=( (([.$G10]*POWER([.$Q$7];12*[.AD$26])) - [.$C11]*SUMPRODUCT(POWER([.$Q$7];ROW(INDIRECT(&quot;1:12&quot;)))/[.$Q$7]; POWER([.$Q$9];-(12-ROW(INDIRECT(&quot;1:12&quot;))))/[.$Q$9]))) - [.$F11]" office:value-type="float" office:value="14098640.7531002" calcext:value-type="float">
            <text:p>14098640.7531002</text:p>
          </table:table-cell>
          <table:table-cell table:formula="of:=( (([.$G10]*POWER([.$Q$7];12*[.AE$26])) - [.$C11]*SUMPRODUCT(POWER([.$Q$7];ROW(INDIRECT(&quot;1:12&quot;)))/[.$Q$7]; POWER([.$Q$9];-(12-ROW(INDIRECT(&quot;1:12&quot;))))/[.$Q$9]))) - [.$F11]" office:value-type="float" office:value="16432808.2127534" calcext:value-type="float">
            <text:p>16432808.2127534</text:p>
          </table:table-cell>
          <table:table-cell table:formula="of:=( (([.$G10]*POWER([.$Q$7];12*[.AF$26])) - [.$C11]*SUMPRODUCT(POWER([.$Q$7];ROW(INDIRECT(&quot;1:12&quot;)))/[.$Q$7]; POWER([.$Q$9];-(12-ROW(INDIRECT(&quot;1:12&quot;))))/[.$Q$9]))) - [.$F11]" office:value-type="float" office:value="19142203.6366678" calcext:value-type="float">
            <text:p>19142203.6366678</text:p>
          </table:table-cell>
          <table:table-cell table:formula="of:=( (([.$G10]*POWER([.$Q$7];12*[.AG$26])) - [.$C11]*SUMPRODUCT(POWER([.$Q$7];ROW(INDIRECT(&quot;1:12&quot;)))/[.$Q$7]; POWER([.$Q$9];-(12-ROW(INDIRECT(&quot;1:12&quot;))))/[.$Q$9]))) - [.$F11]" office:value-type="float" office:value="22287146.6152744" calcext:value-type="float">
            <text:p>22287146.6152744</text:p>
          </table:table-cell>
          <table:table-cell table:formula="of:=( (([.$G10]*POWER([.$Q$7];12*[.AH$26])) - [.$C11]*SUMPRODUCT(POWER([.$Q$7];ROW(INDIRECT(&quot;1:12&quot;)))/[.$Q$7]; POWER([.$Q$9];-(12-ROW(INDIRECT(&quot;1:12&quot;))))/[.$Q$9]))) - [.$F11]" office:value-type="float" office:value="25937653.3856733" calcext:value-type="float">
            <text:p>25937653.3856733</text:p>
          </table:table-cell>
          <table:table-cell table:formula="of:=( (([.$G10]*POWER([.$Q$7];12*[.AI$26])) - [.$C11]*SUMPRODUCT(POWER([.$Q$7];ROW(INDIRECT(&quot;1:12&quot;)))/[.$Q$7]; POWER([.$Q$9];-(12-ROW(INDIRECT(&quot;1:12&quot;))))/[.$Q$9]))) - [.$F11]" office:value-type="float" office:value="30174995.6113922" calcext:value-type="float">
            <text:p>30174995.6113922</text:p>
          </table:table-cell>
          <table:table-cell table:formula="of:=( (([.$G10]*POWER([.$Q$7];12*[.AJ$26])) - [.$C11]*SUMPRODUCT(POWER([.$Q$7];ROW(INDIRECT(&quot;1:12&quot;)))/[.$Q$7]; POWER([.$Q$9];-(12-ROW(INDIRECT(&quot;1:12&quot;))))/[.$Q$9]))) - [.$F11]" office:value-type="float" office:value="35093509.7430339" calcext:value-type="float">
            <text:p>35093509.7430339</text:p>
          </table:table-cell>
          <table:table-cell table:formula="of:=( (([.$G10]*POWER([.$Q$7];12*[.AK$26])) - [.$C11]*SUMPRODUCT(POWER([.$Q$7];ROW(INDIRECT(&quot;1:12&quot;)))/[.$Q$7]; POWER([.$Q$9];-(12-ROW(INDIRECT(&quot;1:12&quot;))))/[.$Q$9]))) - [.$F11]" office:value-type="float" office:value="40802697.2418214" calcext:value-type="float">
            <text:p>40802697.2418214</text:p>
          </table:table-cell>
          <table:table-cell table:formula="of:=( (([.$G10]*POWER([.$Q$7];12*[.AL$26])) - [.$C11]*SUMPRODUCT(POWER([.$Q$7];ROW(INDIRECT(&quot;1:12&quot;)))/[.$Q$7]; POWER([.$Q$9];-(12-ROW(INDIRECT(&quot;1:12&quot;))))/[.$Q$9]))) - [.$F11]" office:value-type="float" office:value="47429662.4235666" calcext:value-type="float">
            <text:p>47429662.4235666</text:p>
          </table:table-cell>
          <table:table-cell table:formula="of:=( (([.$G10]*POWER([.$Q$7];12*[.AM$26])) - [.$C11]*SUMPRODUCT(POWER([.$Q$7];ROW(INDIRECT(&quot;1:12&quot;)))/[.$Q$7]; POWER([.$Q$9];-(12-ROW(INDIRECT(&quot;1:12&quot;))))/[.$Q$9]))) - [.$F11]" office:value-type="float" office:value="55121942.1970703" calcext:value-type="float">
            <text:p>55121942.1970703</text:p>
          </table:table-cell>
          <table:table-cell table:formula="of:=( (([.$G10]*POWER([.$Q$7];12*[.AN$26])) - [.$C11]*SUMPRODUCT(POWER([.$Q$7];ROW(INDIRECT(&quot;1:12&quot;)))/[.$Q$7]; POWER([.$Q$9];-(12-ROW(INDIRECT(&quot;1:12&quot;))))/[.$Q$9]))) - [.$F11]" office:value-type="float" office:value="64050790.6957541" calcext:value-type="float">
            <text:p>64050790.6957541</text:p>
          </table:table-cell>
          <table:table-cell table:formula="of:=( (([.$G10]*POWER([.$Q$7];12*[.AO$26])) - [.$C11]*SUMPRODUCT(POWER([.$Q$7];ROW(INDIRECT(&quot;1:12&quot;)))/[.$Q$7]; POWER([.$Q$9];-(12-ROW(INDIRECT(&quot;1:12&quot;))))/[.$Q$9]))) - [.$F11]" office:value-type="float" office:value="74414991.9286654" calcext:value-type="float">
            <text:p>74414991.9286654</text:p>
          </table:table-cell>
          <table:table-cell table:formula="of:=( (([.$G10]*POWER([.$Q$7];12*[.AP$26])) - [.$C11]*SUMPRODUCT(POWER([.$Q$7];ROW(INDIRECT(&quot;1:12&quot;)))/[.$Q$7]; POWER([.$Q$9];-(12-ROW(INDIRECT(&quot;1:12&quot;))))/[.$Q$9]))) - [.$F11]" office:value-type="float" office:value="86445285.3323575" calcext:value-type="float">
            <text:p>86445285.3323575</text:p>
          </table:table-cell>
          <table:table-cell table:formula="of:=( (([.$G10]*POWER([.$Q$7];12*[.AQ$26])) - [.$C11]*SUMPRODUCT(POWER([.$Q$7];ROW(INDIRECT(&quot;1:12&quot;)))/[.$Q$7]; POWER([.$Q$9];-(12-ROW(INDIRECT(&quot;1:12&quot;))))/[.$Q$9]))) - [.$F11]" office:value-type="float" office:value="100409502.750226" calcext:value-type="float">
            <text:p>100409502.750226</text:p>
          </table:table-cell>
          <table:table-cell table:formula="of:=( (([.$G10]*POWER([.$Q$7];12*[.AR$26])) - [.$C11]*SUMPRODUCT(POWER([.$Q$7];ROW(INDIRECT(&quot;1:12&quot;)))/[.$Q$7]; POWER([.$Q$9];-(12-ROW(INDIRECT(&quot;1:12&quot;))))/[.$Q$9]))) - [.$F11]" office:value-type="float" office:value="116618531.204484" calcext:value-type="float">
            <text:p>116618531.204484</text:p>
          </table:table-cell>
          <table:table-cell table:formula="of:=( (([.$G10]*POWER([.$Q$7];12*[.AS$26])) - [.$C11]*SUMPRODUCT(POWER([.$Q$7];ROW(INDIRECT(&quot;1:12&quot;)))/[.$Q$7]; POWER([.$Q$9];-(12-ROW(INDIRECT(&quot;1:12&quot;))))/[.$Q$9]))) - [.$F11]" office:value-type="float" office:value="135433234.210664" calcext:value-type="float">
            <text:p>135433234.210664</text:p>
          </table:table-cell>
          <table:table-cell table:formula="of:=( (([.$G10]*POWER([.$Q$7];12*[.AT$26])) - [.$C11]*SUMPRODUCT(POWER([.$Q$7];ROW(INDIRECT(&quot;1:12&quot;)))/[.$Q$7]; POWER([.$Q$9];-(12-ROW(INDIRECT(&quot;1:12&quot;))))/[.$Q$9]))) - [.$F11]" office:value-type="float" office:value="157272485.724704" calcext:value-type="float">
            <text:p>157272485.724704</text:p>
          </table:table-cell>
          <table:table-cell table:formula="of:=( (([.$G10]*POWER([.$Q$7];12*[.AU$26])) - [.$C11]*SUMPRODUCT(POWER([.$Q$7];ROW(INDIRECT(&quot;1:12&quot;)))/[.$Q$7]; POWER([.$Q$9];-(12-ROW(INDIRECT(&quot;1:12&quot;))))/[.$Q$9]))) - [.$F11]" office:value-type="float" office:value="182622495.583314" calcext:value-type="float">
            <text:p>182622495.583314</text:p>
          </table:table-cell>
          <table:table-cell table:formula="of:=( (([.$G10]*POWER([.$Q$7];12*[.AV$26])) - [.$C11]*SUMPRODUCT(POWER([.$Q$7];ROW(INDIRECT(&quot;1:12&quot;)))/[.$Q$7]; POWER([.$Q$9];-(12-ROW(INDIRECT(&quot;1:12&quot;))))/[.$Q$9]))) - [.$F11]" office:value-type="float" office:value="212047634.051019" calcext:value-type="float">
            <text:p>212047634.051019</text:p>
          </table:table-cell>
          <table:table-cell table:formula="of:=( (([.$G10]*POWER([.$Q$7];12*[.AW$26])) - [.$C11]*SUMPRODUCT(POWER([.$Q$7];ROW(INDIRECT(&quot;1:12&quot;)))/[.$Q$7]; POWER([.$Q$9];-(12-ROW(INDIRECT(&quot;1:12&quot;))))/[.$Q$9]))) - [.$F11]" office:value-type="float" office:value="246202996.462032" calcext:value-type="float">
            <text:p>246202996.462032</text:p>
          </table:table-cell>
          <table:table-cell table:formula="of:=( (([.$G10]*POWER([.$Q$7];12*[.AX$26])) - [.$C11]*SUMPRODUCT(POWER([.$Q$7];ROW(INDIRECT(&quot;1:12&quot;)))/[.$Q$7]; POWER([.$Q$9];-(12-ROW(INDIRECT(&quot;1:12&quot;))))/[.$Q$9]))) - [.$F11]" office:value-type="float" office:value="285848987.685081" calcext:value-type="float">
            <text:p>285848987.685081</text:p>
          </table:table-cell>
          <table:table-cell table:formula="of:=( (([.$G10]*POWER([.$Q$7];12*[.AY$26])) - [.$C11]*SUMPRODUCT(POWER([.$Q$7];ROW(INDIRECT(&quot;1:12&quot;)))/[.$Q$7]; POWER([.$Q$9];-(12-ROW(INDIRECT(&quot;1:12&quot;))))/[.$Q$9]))) - [.$F11]" office:value-type="float" office:value="331868251.106843" calcext:value-type="float">
            <text:p>331868251.106843</text:p>
          </table:table-cell>
          <table:table-cell table:formula="of:=( (([.$G10]*POWER([.$Q$7];12*[.AZ$26])) - [.$C11]*SUMPRODUCT(POWER([.$Q$7];ROW(INDIRECT(&quot;1:12&quot;)))/[.$Q$7]; POWER([.$Q$9];-(12-ROW(INDIRECT(&quot;1:12&quot;))))/[.$Q$9]))) - [.$F11]" office:value-type="float" office:value="385285319.025937" calcext:value-type="float">
            <text:p>385285319.025937</text:p>
          </table:table-cell>
          <table:table-cell table:formula="of:=( (([.$G10]*POWER([.$Q$7];12*[.BA$26])) - [.$C11]*SUMPRODUCT(POWER([.$Q$7];ROW(INDIRECT(&quot;1:12&quot;)))/[.$Q$7]; POWER([.$Q$9];-(12-ROW(INDIRECT(&quot;1:12&quot;))))/[.$Q$9]))) - [.$F11]" office:value-type="float" office:value="447289421.936541" calcext:value-type="float">
            <text:p>447289421.936541</text:p>
          </table:table-cell>
          <table:table-cell table:formula="of:=( (([.$G10]*POWER([.$Q$7];12*[.BB$26])) - [.$C11]*SUMPRODUCT(POWER([.$Q$7];ROW(INDIRECT(&quot;1:12&quot;)))/[.$Q$7]; POWER([.$Q$9];-(12-ROW(INDIRECT(&quot;1:12&quot;))))/[.$Q$9]))) - [.$F11]" office:value-type="float" office:value="519260964.507387" calcext:value-type="float">
            <text:p>519260964.507387</text:p>
          </table:table-cell>
          <table:table-cell table:formula="of:=( (([.$G10]*POWER([.$Q$7];12*[.BC$26])) - [.$C11]*SUMPRODUCT(POWER([.$Q$7];ROW(INDIRECT(&quot;1:12&quot;)))/[.$Q$7]; POWER([.$Q$9];-(12-ROW(INDIRECT(&quot;1:12&quot;))))/[.$Q$9]))) - [.$F11]" office:value-type="float" office:value="602802257.69399" calcext:value-type="float">
            <text:p>602802257.69399</text:p>
          </table:table-cell>
          <table:table-cell table:formula="of:=( (([.$G10]*POWER([.$Q$7];12*[.BD$26])) - [.$C11]*SUMPRODUCT(POWER([.$Q$7];ROW(INDIRECT(&quot;1:12&quot;)))/[.$Q$7]; POWER([.$Q$9];-(12-ROW(INDIRECT(&quot;1:12&quot;))))/[.$Q$9]))) - [.$F11]" office:value-type="float" office:value="699773191.17676" calcext:value-type="float">
            <text:p>699773191.17676</text:p>
          </table:table-cell>
          <table:table-cell table:formula="of:=( (([.$G10]*POWER([.$Q$7];12*[.BE$26])) - [.$C11]*SUMPRODUCT(POWER([.$Q$7];ROW(INDIRECT(&quot;1:12&quot;)))/[.$Q$7]; POWER([.$Q$9];-(12-ROW(INDIRECT(&quot;1:12&quot;))))/[.$Q$9]))) - [.$F11]" office:value-type="float" office:value="812332640.304702" calcext:value-type="float">
            <text:p>812332640.304702</text:p>
          </table:table-cell>
          <table:table-cell table:formula="of:=( (([.$G10]*POWER([.$Q$7];12*[.BF$26])) - [.$C11]*SUMPRODUCT(POWER([.$Q$7];ROW(INDIRECT(&quot;1:12&quot;)))/[.$Q$7]; POWER([.$Q$9];-(12-ROW(INDIRECT(&quot;1:12&quot;))))/[.$Q$9]))) - [.$F11]" office:value-type="float" office:value="942986529.392373" calcext:value-type="float">
            <text:p>942986529.392373</text:p>
          </table:table-cell>
          <table:table-cell table:formula="of:=( (([.$G10]*POWER([.$Q$7];12*[.BG$26])) - [.$C11]*SUMPRODUCT(POWER([.$Q$7];ROW(INDIRECT(&quot;1:12&quot;)))/[.$Q$7]; POWER([.$Q$9];-(12-ROW(INDIRECT(&quot;1:12&quot;))))/[.$Q$9]))) - [.$F11]" office:value-type="float" office:value="1094643621.40897" calcext:value-type="float">
            <text:p>1094643621.40897</text:p>
          </table:table-cell>
          <table:table-cell table:formula="of:=( (([.$G10]*POWER([.$Q$7];12*[.BH$26])) - [.$C11]*SUMPRODUCT(POWER([.$Q$7];ROW(INDIRECT(&quot;1:12&quot;)))/[.$Q$7]; POWER([.$Q$9];-(12-ROW(INDIRECT(&quot;1:12&quot;))))/[.$Q$9]))) - [.$F11]" office:value-type="float" office:value="1270680276.11196" calcext:value-type="float">
            <text:p>1270680276.11196</text:p>
          </table:table-cell>
          <table:table-cell table:formula="of:=( (([.$G10]*POWER([.$Q$7];12*[.BI$26])) - [.$C11]*SUMPRODUCT(POWER([.$Q$7];ROW(INDIRECT(&quot;1:12&quot;)))/[.$Q$7]; POWER([.$Q$9];-(12-ROW(INDIRECT(&quot;1:12&quot;))))/[.$Q$9]))) - [.$F11]" office:value-type="float" office:value="1475015618.3433" calcext:value-type="float">
            <text:p>1475015618.3433</text:p>
          </table:table-cell>
          <table:table-cell table:formula="of:=( (([.$G10]*POWER([.$Q$7];12*[.BJ$26])) - [.$C11]*SUMPRODUCT(POWER([.$Q$7];ROW(INDIRECT(&quot;1:12&quot;)))/[.$Q$7]; POWER([.$Q$9];-(12-ROW(INDIRECT(&quot;1:12&quot;))))/[.$Q$9]))) - [.$F11]" office:value-type="float" office:value="1712198789.96881" calcext:value-type="float">
            <text:p>1712198789.96881</text:p>
          </table:table-cell>
          <table:table-cell table:formula="of:=( (([.$G10]*POWER([.$Q$7];12*[.BK$26])) - [.$C11]*SUMPRODUCT(POWER([.$Q$7];ROW(INDIRECT(&quot;1:12&quot;)))/[.$Q$7]; POWER([.$Q$9];-(12-ROW(INDIRECT(&quot;1:12&quot;))))/[.$Q$9]))) - [.$F11]" office:value-type="float" office:value="1987510227.96098" calcext:value-type="float">
            <text:p>1987510227.96098</text:p>
          </table:table-cell>
          <table:table-cell table:formula="of:=( (([.$G10]*POWER([.$Q$7];12*[.BL$26])) - [.$C11]*SUMPRODUCT(POWER([.$Q$7];ROW(INDIRECT(&quot;1:12&quot;)))/[.$Q$7]; POWER([.$Q$9];-(12-ROW(INDIRECT(&quot;1:12&quot;))))/[.$Q$9]))) - [.$F11]" office:value-type="float" office:value="2307079223.39122" calcext:value-type="float">
            <text:p>2307079223.39122</text:p>
          </table:table-cell>
          <table:table-cell table:formula="of:=( (([.$G10]*POWER([.$Q$7];12*[.BM$26])) - [.$C11]*SUMPRODUCT(POWER([.$Q$7];ROW(INDIRECT(&quot;1:12&quot;)))/[.$Q$7]; POWER([.$Q$9];-(12-ROW(INDIRECT(&quot;1:12&quot;))))/[.$Q$9]))) - [.$F11]" office:value-type="float" office:value="2678020378.56106" calcext:value-type="float">
            <text:p>2678020378.56106</text:p>
          </table:table-cell>
          <table:table-cell table:formula="of:=( (([.$G10]*POWER([.$Q$7];12*[.BN$26])) - [.$C11]*SUMPRODUCT(POWER([.$Q$7];ROW(INDIRECT(&quot;1:12&quot;)))/[.$Q$7]; POWER([.$Q$9];-(12-ROW(INDIRECT(&quot;1:12&quot;))))/[.$Q$9]))) - [.$F11]" office:value-type="float" office:value="3108592000.23384" calcext:value-type="float">
            <text:p>3108592000.23384</text:p>
          </table:table-cell>
          <table:table-cell table:formula="of:=( (([.$G10]*POWER([.$Q$7];12*[.BO$26])) - [.$C11]*SUMPRODUCT(POWER([.$Q$7];ROW(INDIRECT(&quot;1:12&quot;)))/[.$Q$7]; POWER([.$Q$9];-(12-ROW(INDIRECT(&quot;1:12&quot;))))/[.$Q$9]))) - [.$F11]" office:value-type="float" office:value="3608379955.29384" calcext:value-type="float">
            <text:p>3608379955.29384</text:p>
          </table:table-cell>
          <table:table-cell table:formula="of:=( (([.$G10]*POWER([.$Q$7];12*[.BP$26])) - [.$C11]*SUMPRODUCT(POWER([.$Q$7];ROW(INDIRECT(&quot;1:12&quot;)))/[.$Q$7]; POWER([.$Q$9];-(12-ROW(INDIRECT(&quot;1:12&quot;))))/[.$Q$9]))) - [.$F11]" office:value-type="float" office:value="4188511082.03328" calcext:value-type="float">
            <text:p>4188511082.03328</text:p>
          </table:table-cell>
          <table:table-cell table:formula="of:=( (([.$G10]*POWER([.$Q$7];12*[.BQ$26])) - [.$C11]*SUMPRODUCT(POWER([.$Q$7];ROW(INDIRECT(&quot;1:12&quot;)))/[.$Q$7]; POWER([.$Q$9];-(12-ROW(INDIRECT(&quot;1:12&quot;))))/[.$Q$9]))) - [.$F11]" office:value-type="float" office:value="4861900908.26781" calcext:value-type="float">
            <text:p>4861900908.26781</text:p>
          </table:table-cell>
          <table:table-cell table:formula="of:=( (([.$G10]*POWER([.$Q$7];12*[.BR$26])) - [.$C11]*SUMPRODUCT(POWER([.$Q$7];ROW(INDIRECT(&quot;1:12&quot;)))/[.$Q$7]; POWER([.$Q$9];-(12-ROW(INDIRECT(&quot;1:12&quot;))))/[.$Q$9]))) - [.$F11]" office:value-type="float" office:value="5643541191.25825" calcext:value-type="float">
            <text:p>5643541191.25825</text:p>
          </table:table-cell>
          <table:table-cell table:formula="of:=( (([.$G10]*POWER([.$Q$7];12*[.BS$26])) - [.$C11]*SUMPRODUCT(POWER([.$Q$7];ROW(INDIRECT(&quot;1:12&quot;)))/[.$Q$7]; POWER([.$Q$9];-(12-ROW(INDIRECT(&quot;1:12&quot;))))/[.$Q$9]))) - [.$F11]" office:value-type="float" office:value="6550833680.97368" calcext:value-type="float">
            <text:p>6550833680.97368</text:p>
          </table:table-cell>
          <table:table-cell table:formula="of:=( (([.$G10]*POWER([.$Q$7];12*[.BT$26])) - [.$C11]*SUMPRODUCT(POWER([.$Q$7];ROW(INDIRECT(&quot;1:12&quot;)))/[.$Q$7]; POWER([.$Q$9];-(12-ROW(INDIRECT(&quot;1:12&quot;))))/[.$Q$9]))) - [.$F11]" office:value-type="float" office:value="7603977537.30701" calcext:value-type="float">
            <text:p>7603977537.30701</text:p>
          </table:table-cell>
          <table:table-cell table:formula="of:=( (([.$G10]*POWER([.$Q$7];12*[.BU$26])) - [.$C11]*SUMPRODUCT(POWER([.$Q$7];ROW(INDIRECT(&quot;1:12&quot;)))/[.$Q$7]; POWER([.$Q$9];-(12-ROW(INDIRECT(&quot;1:12&quot;))))/[.$Q$9]))) - [.$F11]" office:value-type="float" office:value="8826419026.35815" calcext:value-type="float">
            <text:p>8826419026.35815</text:p>
          </table:table-cell>
          <table:table-cell table:formula="of:=( (([.$G10]*POWER([.$Q$7];12*[.BV$26])) - [.$C11]*SUMPRODUCT(POWER([.$Q$7];ROW(INDIRECT(&quot;1:12&quot;)))/[.$Q$7]; POWER([.$Q$9];-(12-ROW(INDIRECT(&quot;1:12&quot;))))/[.$Q$9]))) - [.$F11]" office:value-type="float" office:value="10245373507.4263" calcext:value-type="float">
            <text:p>10245373507.4263</text:p>
          </table:table-cell>
          <table:table-cell table:formula="of:=( (([.$G10]*POWER([.$Q$7];12*[.BW$26])) - [.$C11]*SUMPRODUCT(POWER([.$Q$7];ROW(INDIRECT(&quot;1:12&quot;)))/[.$Q$7]; POWER([.$Q$9];-(12-ROW(INDIRECT(&quot;1:12&quot;))))/[.$Q$9]))) - [.$F11]" office:value-type="float" office:value="11892431331.7694" calcext:value-type="float">
            <text:p>11892431331.7694</text:p>
          </table:table-cell>
          <table:table-cell table:formula="of:=( (([.$G10]*POWER([.$Q$7];12*[.BX$26])) - [.$C11]*SUMPRODUCT(POWER([.$Q$7];ROW(INDIRECT(&quot;1:12&quot;)))/[.$Q$7]; POWER([.$Q$9];-(12-ROW(INDIRECT(&quot;1:12&quot;))))/[.$Q$9]))) - [.$F11]" office:value-type="float" office:value="13804261142.3267" calcext:value-type="float">
            <text:p>13804261142.3267</text:p>
          </table:table-cell>
          <table:table-cell table:formula="of:=( (([.$G10]*POWER([.$Q$7];12*[.BY$26])) - [.$C11]*SUMPRODUCT(POWER([.$Q$7];ROW(INDIRECT(&quot;1:12&quot;)))/[.$Q$7]; POWER([.$Q$9];-(12-ROW(INDIRECT(&quot;1:12&quot;))))/[.$Q$9]))) - [.$F11]" office:value-type="float" office:value="16023426232.0486" calcext:value-type="float">
            <text:p>16023426232.0486</text:p>
          </table:table-cell>
          <table:table-cell table:formula="of:=( (([.$G10]*POWER([.$Q$7];12*[.BZ$26])) - [.$C11]*SUMPRODUCT(POWER([.$Q$7];ROW(INDIRECT(&quot;1:12&quot;)))/[.$Q$7]; POWER([.$Q$9];-(12-ROW(INDIRECT(&quot;1:12&quot;))))/[.$Q$9]))) - [.$F11]" office:value-type="float" office:value="18599332135.5165" calcext:value-type="float">
            <text:p>18599332135.516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B35]*(1+[.$Q$11])" office:value-type="float" office:value="100063.770840676" calcext:value-type="float">
            <text:p>100063.770840676</text:p>
          </table:table-cell>
          <table:table-cell table:formula="of:=[.$C35]*POWER([.$Q$9];12)" office:value-type="float" office:value="139880.096313418" calcext:value-type="float">
            <text:p>139880.096313418</text:p>
          </table:table-cell>
          <table:table-cell table:formula="of:=[.$B36]*12" office:value-type="float" office:value="1200765.25008811" calcext:value-type="float">
            <text:p>1200765.25008811</text:p>
          </table:table-cell>
          <table:table-cell table:formula="of:=[.$C36]*(POWER([.$Q$9];12)-1)/([.$Q$9]-1)" office:value-type="float" office:value="1731757.15710287" calcext:value-type="float">
            <text:p>1731757.15710287</text:p>
          </table:table-cell>
          <table:table-cell table:formula="of:=  ( (([.$G35]*POWER([.$Q$7];3)) + [.$B36]*SERIESSUM([.$Q$7];0;1;POWER(1; ROW(INDIRECT(&quot;1:3&quot;)))) - [.$C36]*SUMPRODUCT(POWER([.$Q$7];ROW(INDIRECT(&quot;1:3&quot;)))/[.$Q$7]; POWER([.$Q$9];-(12-ROW(INDIRECT(&quot;1:3&quot;))))/[.$Q$9])) + (([.$G35]*POWER([.$Q$7];6)) + [.$B36]*SERIESSUM([.$Q$7];0;1;POWER(1; ROW(INDIRECT(&quot;1:6&quot;)))) - [.$C36]*SUMPRODUCT(POWER([.$Q$7];ROW(INDIRECT(&quot;1:6&quot;)))/[.$Q$7]; POWER([.$Q$9];-(12-ROW(INDIRECT(&quot;1:6&quot;))))/[.$Q$9])) + (([.$G35]*POWER([.$Q$7];9)) + [.$B36]*SERIESSUM([.$Q$7];0;1;POWER(1; ROW(INDIRECT(&quot;1:9&quot;)))) - [.$C36]*SUMPRODUCT(POWER([.$Q$7];ROW(INDIRECT(&quot;1:9&quot;)))/[.$Q$7]; POWER([.$Q$9];-(12-ROW(INDIRECT(&quot;1:9&quot;))))/[.$Q$9])) + (([.$G35]*POWER([.$Q$7];12)) + [.$B36]*SERIESSUM([.$Q$7];0;1;POWER(1; ROW(INDIRECT(&quot;1:12&quot;)))) - [.$C36]*SUMPRODUCT(POWER([.$Q$7];ROW(INDIRECT(&quot;1:12&quot;)))/[.$Q$7]; POWER([.$Q$9];-(12-ROW(INDIRECT(&quot;1:12&quot;))))/[.$Q$9])) ) * [.$Q$4] * [.$Q$4] / 4" office:value-type="float" office:value="2795832.86179083" calcext:value-type="float">
            <text:p>2795832.86179083</text:p>
          </table:table-cell>
          <table:table-cell table:formula="of:=[.$G35]*POWER([.$Q$7];12) + [.$B36]*(POWER([.$Q$7];12)-1)/([.$Q$7]-1) - [.$Q$3]*SUMPRODUCT(POWER([.$Q$7]; INDEX([.$A$2:.$A$13];N(IF({1};MAX(ROW([.$A$2:.$A$13]))-ROW([.$A$2:.$A$13])+1)))); POWER([.$Q$9];[.$A$2:.$A$13])) - [.$F36]" office:value-type="float" office:value="31395864.309606" calcext:value-type="float">
            <text:p>31395864.309606</text:p>
          </table:table-cell>
          <table:table-cell table:formula="of:=COUNTIF([.$M60:.$CA60];&quot;&gt;=0&quot;)" office:value-type="float" office:value="66" calcext:value-type="float">
            <text:p>66</text:p>
          </table:table-cell>
          <table:table-cell table:formula="of:=[.$Q$10]+[.$H36]+[.$A36]" office:value-type="float" office:value="128" calcext:value-type="float">
            <text:p>128</text:p>
          </table:table-cell>
          <table:table-cell table:formula="of:=[.$Q$10]+[.$A36]" office:value-type="float" office:value="62" calcext:value-type="float">
            <text:p>6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G11]*POWER([.$Q$7];12) - [.$Q$3]*SUMPRODUCT(POWER([.$Q$7]; INDEX([.$A$2:.$A$13];N(IF({1};MAX(ROW([.$A$2:.$A$13]))-ROW([.$A$2:.$A$13])+1)))); POWER([.$Q$9];[.$A$2:.$A$13])) - [.$F12]" office:value-type="float" office:value="1105437.05781192" calcext:value-type="float">
            <text:p>1105437.05781192</text:p>
          </table:table-cell>
          <table:table-cell table:formula="of:=[.M$27]*POWER([.$Q$7];12*[.M$26]) - [.$Q$3]*SUMPRODUCT(POWER([.$Q$7]; INDEX([.$A$2:.$A$13];N(IF({1};MAX(ROW([.$A$2:.$A$13]))-ROW([.$A$2:.$A$13])+1)))); POWER([.$Q$9];[.$A$2:.$A$13])) - [.$F12]" office:value-type="float" office:value="-559375.336729073" calcext:value-type="float">
            <text:p>-559375.336729073</text:p>
          </table:table-cell>
          <table:table-cell table:formula="of:=( (([.$G11]*POWER([.$Q$7];12*[.N$26])) - [.$C12]*SUMPRODUCT(POWER([.$Q$7];ROW(INDIRECT(&quot;1:12&quot;)))/[.$Q$7]; POWER([.$Q$9];-(12-ROW(INDIRECT(&quot;1:12&quot;))))/[.$Q$9]))) - [.$F12]" office:value-type="float" office:value="1191825.79314037" calcext:value-type="float">
            <text:p>1191825.79314037</text:p>
          </table:table-cell>
          <table:table-cell table:formula="of:=( (([.$G11]*POWER([.$Q$7];12*[.O$26])) - [.$C12]*SUMPRODUCT(POWER([.$Q$7];ROW(INDIRECT(&quot;1:12&quot;)))/[.$Q$7]; POWER([.$Q$9];-(12-ROW(INDIRECT(&quot;1:12&quot;))))/[.$Q$9]))) - [.$F12]" office:value-type="float" office:value="1458535.46570859" calcext:value-type="float">
            <text:p>1458535.46570859</text:p>
          </table:table-cell>
          <table:table-cell table:formula="of:=( (([.$G11]*POWER([.$Q$7];12*[.P$26])) - [.$C12]*SUMPRODUCT(POWER([.$Q$7];ROW(INDIRECT(&quot;1:12&quot;)))/[.$Q$7]; POWER([.$Q$9];-(12-ROW(INDIRECT(&quot;1:12&quot;))))/[.$Q$9]))) - [.$F12]" office:value-type="float" office:value="1768119.92306258" calcext:value-type="float">
            <text:p>1768119.92306258</text:p>
          </table:table-cell>
          <table:table-cell table:formula="of:=( (([.$G11]*POWER([.$Q$7];12*[.Q$26])) - [.$C12]*SUMPRODUCT(POWER([.$Q$7];ROW(INDIRECT(&quot;1:12&quot;)))/[.$Q$7]; POWER([.$Q$9];-(12-ROW(INDIRECT(&quot;1:12&quot;))))/[.$Q$9]))) - [.$F12]" office:value-type="float" office:value="2127471.48055304" calcext:value-type="float">
            <text:p>2127471.48055304</text:p>
          </table:table-cell>
          <table:table-cell table:formula="of:=( (([.$G11]*POWER([.$Q$7];12*[.R$26])) - [.$C12]*SUMPRODUCT(POWER([.$Q$7];ROW(INDIRECT(&quot;1:12&quot;)))/[.$Q$7]; POWER([.$Q$9];-(12-ROW(INDIRECT(&quot;1:12&quot;))))/[.$Q$9]))) - [.$F12]" office:value-type="float" office:value="2544590.42436089" calcext:value-type="float">
            <text:p>2544590.42436089</text:p>
          </table:table-cell>
          <table:table-cell table:formula="of:=( (([.$G11]*POWER([.$Q$7];12*[.S$26])) - [.$C12]*SUMPRODUCT(POWER([.$Q$7];ROW(INDIRECT(&quot;1:12&quot;)))/[.$Q$7]; POWER([.$Q$9];-(12-ROW(INDIRECT(&quot;1:12&quot;))))/[.$Q$9]))) - [.$F12]" office:value-type="float" office:value="3028763.12281369" calcext:value-type="float">
            <text:p>3028763.12281369</text:p>
          </table:table-cell>
          <table:table-cell table:formula="of:=( (([.$G11]*POWER([.$Q$7];12*[.T$26])) - [.$C12]*SUMPRODUCT(POWER([.$Q$7];ROW(INDIRECT(&quot;1:12&quot;)))/[.$Q$7]; POWER([.$Q$9];-(12-ROW(INDIRECT(&quot;1:12&quot;))))/[.$Q$9]))) - [.$F12]" office:value-type="float" office:value="3590768.76990092" calcext:value-type="float">
            <text:p>3590768.76990092</text:p>
          </table:table-cell>
          <table:table-cell table:formula="of:=( (([.$G11]*POWER([.$Q$7];12*[.U$26])) - [.$C12]*SUMPRODUCT(POWER([.$Q$7];ROW(INDIRECT(&quot;1:12&quot;)))/[.$Q$7]; POWER([.$Q$9];-(12-ROW(INDIRECT(&quot;1:12&quot;))))/[.$Q$9]))) - [.$F12]" office:value-type="float" office:value="4243119.36374325" calcext:value-type="float">
            <text:p>4243119.36374325</text:p>
          </table:table-cell>
          <table:table-cell table:formula="of:=( (([.$G11]*POWER([.$Q$7];12*[.V$26])) - [.$C12]*SUMPRODUCT(POWER([.$Q$7];ROW(INDIRECT(&quot;1:12&quot;)))/[.$Q$7]; POWER([.$Q$9];-(12-ROW(INDIRECT(&quot;1:12&quot;))))/[.$Q$9]))) - [.$F12]" office:value-type="float" office:value="5000338.26268503" calcext:value-type="float">
            <text:p>5000338.26268503</text:p>
          </table:table-cell>
          <table:table-cell table:formula="of:=( (([.$G11]*POWER([.$Q$7];12*[.W$26])) - [.$C12]*SUMPRODUCT(POWER([.$Q$7];ROW(INDIRECT(&quot;1:12&quot;)))/[.$Q$7]; POWER([.$Q$9];-(12-ROW(INDIRECT(&quot;1:12&quot;))))/[.$Q$9]))) - [.$F12]" office:value-type="float" office:value="5879283.52053692" calcext:value-type="float">
            <text:p>5879283.52053692</text:p>
          </table:table-cell>
          <table:table-cell table:formula="of:=( (([.$G11]*POWER([.$Q$7];12*[.X$26])) - [.$C12]*SUMPRODUCT(POWER([.$Q$7];ROW(INDIRECT(&quot;1:12&quot;)))/[.$Q$7]; POWER([.$Q$9];-(12-ROW(INDIRECT(&quot;1:12&quot;))))/[.$Q$9]))) - [.$F12]" office:value-type="float" office:value="6899523.19941972" calcext:value-type="float">
            <text:p>6899523.19941972</text:p>
          </table:table-cell>
          <table:table-cell table:formula="of:=( (([.$G11]*POWER([.$Q$7];12*[.Y$26])) - [.$C12]*SUMPRODUCT(POWER([.$Q$7];ROW(INDIRECT(&quot;1:12&quot;)))/[.$Q$7]; POWER([.$Q$9];-(12-ROW(INDIRECT(&quot;1:12&quot;))))/[.$Q$9]))) - [.$F12]" office:value-type="float" office:value="8083771.01584318" calcext:value-type="float">
            <text:p>8083771.01584318</text:p>
          </table:table-cell>
          <table:table-cell table:formula="of:=( (([.$G11]*POWER([.$Q$7];12*[.Z$26])) - [.$C12]*SUMPRODUCT(POWER([.$Q$7];ROW(INDIRECT(&quot;1:12&quot;)))/[.$Q$7]; POWER([.$Q$9];-(12-ROW(INDIRECT(&quot;1:12&quot;))))/[.$Q$9]))) - [.$F12]" office:value-type="float" office:value="9458392.01886031" calcext:value-type="float">
            <text:p>9458392.01886031</text:p>
          </table:table-cell>
          <table:table-cell table:formula="of:=( (([.$G11]*POWER([.$Q$7];12*[.AA$26])) - [.$C12]*SUMPRODUCT(POWER([.$Q$7];ROW(INDIRECT(&quot;1:12&quot;)))/[.$Q$7]; POWER([.$Q$9];-(12-ROW(INDIRECT(&quot;1:12&quot;))))/[.$Q$9]))) - [.$F12]" office:value-type="float" office:value="11053989.5582694" calcext:value-type="float">
            <text:p>11053989.5582694</text:p>
          </table:table-cell>
          <table:table-cell table:formula="of:=( (([.$G11]*POWER([.$Q$7];12*[.AB$26])) - [.$C12]*SUMPRODUCT(POWER([.$Q$7];ROW(INDIRECT(&quot;1:12&quot;)))/[.$Q$7]; POWER([.$Q$9];-(12-ROW(INDIRECT(&quot;1:12&quot;))))/[.$Q$9]))) - [.$F12]" office:value-type="float" office:value="12906086.6106061" calcext:value-type="float">
            <text:p>12906086.6106061</text:p>
          </table:table-cell>
          <table:table-cell table:formula="of:=( (([.$G11]*POWER([.$Q$7];12*[.AC$26])) - [.$C12]*SUMPRODUCT(POWER([.$Q$7];ROW(INDIRECT(&quot;1:12&quot;)))/[.$Q$7]; POWER([.$Q$9];-(12-ROW(INDIRECT(&quot;1:12&quot;))))/[.$Q$9]))) - [.$F12]" office:value-type="float" office:value="15055916.6313675" calcext:value-type="float">
            <text:p>15055916.6313675</text:p>
          </table:table-cell>
          <table:table-cell table:formula="of:=( (([.$G11]*POWER([.$Q$7];12*[.AD$26])) - [.$C12]*SUMPRODUCT(POWER([.$Q$7];ROW(INDIRECT(&quot;1:12&quot;)))/[.$Q$7]; POWER([.$Q$9];-(12-ROW(INDIRECT(&quot;1:12&quot;))))/[.$Q$9]))) - [.$F12]" office:value-type="float" office:value="17551341.5403027" calcext:value-type="float">
            <text:p>17551341.5403027</text:p>
          </table:table-cell>
          <table:table-cell table:formula="of:=( (([.$G11]*POWER([.$Q$7];12*[.AE$26])) - [.$C12]*SUMPRODUCT(POWER([.$Q$7];ROW(INDIRECT(&quot;1:12&quot;)))/[.$Q$7]; POWER([.$Q$9];-(12-ROW(INDIRECT(&quot;1:12&quot;))))/[.$Q$9]))) - [.$F12]" office:value-type="float" office:value="20447917.2769878" calcext:value-type="float">
            <text:p>20447917.2769878</text:p>
          </table:table-cell>
          <table:table-cell table:formula="of:=( (([.$G11]*POWER([.$Q$7];12*[.AF$26])) - [.$C12]*SUMPRODUCT(POWER([.$Q$7];ROW(INDIRECT(&quot;1:12&quot;)))/[.$Q$7]; POWER([.$Q$9];-(12-ROW(INDIRECT(&quot;1:12&quot;))))/[.$Q$9]))) - [.$F12]" office:value-type="float" office:value="23810130.6492719" calcext:value-type="float">
            <text:p>23810130.6492719</text:p>
          </table:table-cell>
          <table:table-cell table:formula="of:=( (([.$G11]*POWER([.$Q$7];12*[.AG$26])) - [.$C12]*SUMPRODUCT(POWER([.$Q$7];ROW(INDIRECT(&quot;1:12&quot;)))/[.$Q$7]; POWER([.$Q$9];-(12-ROW(INDIRECT(&quot;1:12&quot;))))/[.$Q$9]))) - [.$F12]" office:value-type="float" office:value="27712835.0106993" calcext:value-type="float">
            <text:p>27712835.0106993</text:p>
          </table:table-cell>
          <table:table-cell table:formula="of:=( (([.$G11]*POWER([.$Q$7];12*[.AH$26])) - [.$C12]*SUMPRODUCT(POWER([.$Q$7];ROW(INDIRECT(&quot;1:12&quot;)))/[.$Q$7]; POWER([.$Q$9];-(12-ROW(INDIRECT(&quot;1:12&quot;))))/[.$Q$9]))) - [.$F12]" office:value-type="float" office:value="32242916.7295633" calcext:value-type="float">
            <text:p>32242916.7295633</text:p>
          </table:table-cell>
          <table:table-cell table:formula="of:=( (([.$G11]*POWER([.$Q$7];12*[.AI$26])) - [.$C12]*SUMPRODUCT(POWER([.$Q$7];ROW(INDIRECT(&quot;1:12&quot;)))/[.$Q$7]; POWER([.$Q$9];-(12-ROW(INDIRECT(&quot;1:12&quot;))))/[.$Q$9]))) - [.$F12]" office:value-type="float" office:value="37501229.5503892" calcext:value-type="float">
            <text:p>37501229.5503892</text:p>
          </table:table-cell>
          <table:table-cell table:formula="of:=( (([.$G11]*POWER([.$Q$7];12*[.AJ$26])) - [.$C12]*SUMPRODUCT(POWER([.$Q$7];ROW(INDIRECT(&quot;1:12&quot;)))/[.$Q$7]; POWER([.$Q$9];-(12-ROW(INDIRECT(&quot;1:12&quot;))))/[.$Q$9]))) - [.$F12]" office:value-type="float" office:value="43604839.9127636" calcext:value-type="float">
            <text:p>43604839.9127636</text:p>
          </table:table-cell>
          <table:table-cell table:formula="of:=( (([.$G11]*POWER([.$Q$7];12*[.AK$26])) - [.$C12]*SUMPRODUCT(POWER([.$Q$7];ROW(INDIRECT(&quot;1:12&quot;)))/[.$Q$7]; POWER([.$Q$9];-(12-ROW(INDIRECT(&quot;1:12&quot;))))/[.$Q$9]))) - [.$F12]" office:value-type="float" office:value="50689633.2153105" calcext:value-type="float">
            <text:p>50689633.2153105</text:p>
          </table:table-cell>
          <table:table-cell table:formula="of:=( (([.$G11]*POWER([.$Q$7];12*[.AL$26])) - [.$C12]*SUMPRODUCT(POWER([.$Q$7];ROW(INDIRECT(&quot;1:12&quot;)))/[.$Q$7]; POWER([.$Q$9];-(12-ROW(INDIRECT(&quot;1:12&quot;))))/[.$Q$9]))) - [.$F12]" office:value-type="float" office:value="58913339.0483755" calcext:value-type="float">
            <text:p>58913339.0483755</text:p>
          </table:table-cell>
          <table:table-cell table:formula="of:=( (([.$G11]*POWER([.$Q$7];12*[.AM$26])) - [.$C12]*SUMPRODUCT(POWER([.$Q$7];ROW(INDIRECT(&quot;1:12&quot;)))/[.$Q$7]; POWER([.$Q$9];-(12-ROW(INDIRECT(&quot;1:12&quot;))))/[.$Q$9]))) - [.$F12]" office:value-type="float" office:value="68459042.7465307" calcext:value-type="float">
            <text:p>68459042.7465307</text:p>
          </table:table-cell>
          <table:table-cell table:formula="of:=( (([.$G11]*POWER([.$Q$7];12*[.AN$26])) - [.$C12]*SUMPRODUCT(POWER([.$Q$7];ROW(INDIRECT(&quot;1:12&quot;)))/[.$Q$7]; POWER([.$Q$9];-(12-ROW(INDIRECT(&quot;1:12&quot;))))/[.$Q$9]))) - [.$F12]" office:value-type="float" office:value="79539261.4390095" calcext:value-type="float">
            <text:p>79539261.4390095</text:p>
          </table:table-cell>
          <table:table-cell table:formula="of:=( (([.$G11]*POWER([.$Q$7];12*[.AO$26])) - [.$C12]*SUMPRODUCT(POWER([.$Q$7];ROW(INDIRECT(&quot;1:12&quot;)))/[.$Q$7]; POWER([.$Q$9];-(12-ROW(INDIRECT(&quot;1:12&quot;))))/[.$Q$9]))) - [.$F12]" office:value-type="float" office:value="92400675.3436631" calcext:value-type="float">
            <text:p>92400675.3436631</text:p>
          </table:table-cell>
          <table:table-cell table:formula="of:=( (([.$G11]*POWER([.$Q$7];12*[.AP$26])) - [.$C12]*SUMPRODUCT(POWER([.$Q$7];ROW(INDIRECT(&quot;1:12&quot;)))/[.$Q$7]; POWER([.$Q$9];-(12-ROW(INDIRECT(&quot;1:12&quot;))))/[.$Q$9]))) - [.$F12]" office:value-type="float" office:value="107329619.637795" calcext:value-type="float">
            <text:p>107329619.637795</text:p>
          </table:table-cell>
          <table:table-cell table:formula="of:=( (([.$G11]*POWER([.$Q$7];12*[.AQ$26])) - [.$C12]*SUMPRODUCT(POWER([.$Q$7];ROW(INDIRECT(&quot;1:12&quot;)))/[.$Q$7]; POWER([.$Q$9];-(12-ROW(INDIRECT(&quot;1:12&quot;))))/[.$Q$9]))) - [.$F12]" office:value-type="float" office:value="124658459.172044" calcext:value-type="float">
            <text:p>124658459.172044</text:p>
          </table:table-cell>
          <table:table-cell table:formula="of:=( (([.$G11]*POWER([.$Q$7];12*[.AR$26])) - [.$C12]*SUMPRODUCT(POWER([.$Q$7];ROW(INDIRECT(&quot;1:12&quot;)))/[.$Q$7]; POWER([.$Q$9];-(12-ROW(INDIRECT(&quot;1:12&quot;))))/[.$Q$9]))) - [.$F12]" office:value-type="float" office:value="144772987.94832" calcext:value-type="float">
            <text:p>144772987.94832</text:p>
          </table:table-cell>
          <table:table-cell table:formula="of:=( (([.$G11]*POWER([.$Q$7];12*[.AS$26])) - [.$C12]*SUMPRODUCT(POWER([.$Q$7];ROW(INDIRECT(&quot;1:12&quot;)))/[.$Q$7]; POWER([.$Q$9];-(12-ROW(INDIRECT(&quot;1:12&quot;))))/[.$Q$9]))) - [.$F12]" office:value-type="float" office:value="168121018.097251" calcext:value-type="float">
            <text:p>168121018.097251</text:p>
          </table:table-cell>
          <table:table-cell table:formula="of:=( (([.$G11]*POWER([.$Q$7];12*[.AT$26])) - [.$C12]*SUMPRODUCT(POWER([.$Q$7];ROW(INDIRECT(&quot;1:12&quot;)))/[.$Q$7]; POWER([.$Q$9];-(12-ROW(INDIRECT(&quot;1:12&quot;))))/[.$Q$9]))) - [.$F12]" office:value-type="float" office:value="195222349.572557" calcext:value-type="float">
            <text:p>195222349.572557</text:p>
          </table:table-cell>
          <table:table-cell table:formula="of:=( (([.$G11]*POWER([.$Q$7];12*[.AU$26])) - [.$C12]*SUMPRODUCT(POWER([.$Q$7];ROW(INDIRECT(&quot;1:12&quot;)))/[.$Q$7]; POWER([.$Q$9];-(12-ROW(INDIRECT(&quot;1:12&quot;))))/[.$Q$9]))) - [.$F12]" office:value-type="float" office:value="226680342.518826" calcext:value-type="float">
            <text:p>226680342.518826</text:p>
          </table:table-cell>
          <table:table-cell table:formula="of:=( (([.$G11]*POWER([.$Q$7];12*[.AV$26])) - [.$C12]*SUMPRODUCT(POWER([.$Q$7];ROW(INDIRECT(&quot;1:12&quot;)))/[.$Q$7]; POWER([.$Q$9];-(12-ROW(INDIRECT(&quot;1:12&quot;))))/[.$Q$9]))) - [.$F12]" office:value-type="float" office:value="263195349.949706" calcext:value-type="float">
            <text:p>263195349.949706</text:p>
          </table:table-cell>
          <table:table-cell table:formula="of:=( (([.$G11]*POWER([.$Q$7];12*[.AW$26])) - [.$C12]*SUMPRODUCT(POWER([.$Q$7];ROW(INDIRECT(&quot;1:12&quot;)))/[.$Q$7]; POWER([.$Q$9];-(12-ROW(INDIRECT(&quot;1:12&quot;))))/[.$Q$9]))) - [.$F12]" office:value-type="float" office:value="305580309.789788" calcext:value-type="float">
            <text:p>305580309.789788</text:p>
          </table:table-cell>
          <table:table-cell table:formula="of:=( (([.$G11]*POWER([.$Q$7];12*[.AX$26])) - [.$C12]*SUMPRODUCT(POWER([.$Q$7];ROW(INDIRECT(&quot;1:12&quot;)))/[.$Q$7]; POWER([.$Q$9];-(12-ROW(INDIRECT(&quot;1:12&quot;))))/[.$Q$9]))) - [.$F12]" office:value-type="float" office:value="354778843.407672" calcext:value-type="float">
            <text:p>354778843.407672</text:p>
          </table:table-cell>
          <table:table-cell table:formula="of:=( (([.$G11]*POWER([.$Q$7];12*[.AY$26])) - [.$C12]*SUMPRODUCT(POWER([.$Q$7];ROW(INDIRECT(&quot;1:12&quot;)))/[.$Q$7]; POWER([.$Q$9];-(12-ROW(INDIRECT(&quot;1:12&quot;))))/[.$Q$9]))) - [.$F12]" office:value-type="float" office:value="411886263.569978" calcext:value-type="float">
            <text:p>411886263.569978</text:p>
          </table:table-cell>
          <table:table-cell table:formula="of:=( (([.$G11]*POWER([.$Q$7];12*[.AZ$26])) - [.$C12]*SUMPRODUCT(POWER([.$Q$7];ROW(INDIRECT(&quot;1:12&quot;)))/[.$Q$7]; POWER([.$Q$9];-(12-ROW(INDIRECT(&quot;1:12&quot;))))/[.$Q$9]))) - [.$F12]" office:value-type="float" office:value="478173959.518879" calcext:value-type="float">
            <text:p>478173959.518879</text:p>
          </table:table-cell>
          <table:table-cell table:formula="of:=( (([.$G11]*POWER([.$Q$7];12*[.BA$26])) - [.$C12]*SUMPRODUCT(POWER([.$Q$7];ROW(INDIRECT(&quot;1:12&quot;)))/[.$Q$7]; POWER([.$Q$9];-(12-ROW(INDIRECT(&quot;1:12&quot;))))/[.$Q$9]))) - [.$F12]" office:value-type="float" office:value="555117702.061015" calcext:value-type="float">
            <text:p>555117702.061015</text:p>
          </table:table-cell>
          <table:table-cell table:formula="of:=( (([.$G11]*POWER([.$Q$7];12*[.BB$26])) - [.$C12]*SUMPRODUCT(POWER([.$Q$7];ROW(INDIRECT(&quot;1:12&quot;)))/[.$Q$7]; POWER([.$Q$9];-(12-ROW(INDIRECT(&quot;1:12&quot;))))/[.$Q$9]))) - [.$F12]" office:value-type="float" office:value="644430498.827315" calcext:value-type="float">
            <text:p>644430498.827315</text:p>
          </table:table-cell>
          <table:table-cell table:formula="of:=( (([.$G11]*POWER([.$Q$7];12*[.BC$26])) - [.$C12]*SUMPRODUCT(POWER([.$Q$7];ROW(INDIRECT(&quot;1:12&quot;)))/[.$Q$7]; POWER([.$Q$9];-(12-ROW(INDIRECT(&quot;1:12&quot;))))/[.$Q$9]))) - [.$F12]" office:value-type="float" office:value="748100731.164273" calcext:value-type="float">
            <text:p>748100731.164273</text:p>
          </table:table-cell>
          <table:table-cell table:formula="of:=( (([.$G11]*POWER([.$Q$7];12*[.BD$26])) - [.$C12]*SUMPRODUCT(POWER([.$Q$7];ROW(INDIRECT(&quot;1:12&quot;)))/[.$Q$7]; POWER([.$Q$9];-(12-ROW(INDIRECT(&quot;1:12&quot;))))/[.$Q$9]))) - [.$F12]" office:value-type="float" office:value="868436421.70279" calcext:value-type="float">
            <text:p>868436421.70279</text:p>
          </table:table-cell>
          <table:table-cell table:formula="of:=( (([.$G11]*POWER([.$Q$7];12*[.BE$26])) - [.$C12]*SUMPRODUCT(POWER([.$Q$7];ROW(INDIRECT(&quot;1:12&quot;)))/[.$Q$7]; POWER([.$Q$9];-(12-ROW(INDIRECT(&quot;1:12&quot;))))/[.$Q$9]))) - [.$F12]" office:value-type="float" office:value="1008116618.13869" calcext:value-type="float">
            <text:p>1008116618.13869</text:p>
          </table:table-cell>
          <table:table-cell table:formula="of:=( (([.$G11]*POWER([.$Q$7];12*[.BF$26])) - [.$C12]*SUMPRODUCT(POWER([.$Q$7];ROW(INDIRECT(&quot;1:12&quot;)))/[.$Q$7]; POWER([.$Q$9];-(12-ROW(INDIRECT(&quot;1:12&quot;))))/[.$Q$9]))) - [.$F12]" office:value-type="float" office:value="1170251037.1881" calcext:value-type="float">
            <text:p>1170251037.1881</text:p>
          </table:table-cell>
          <table:table-cell table:formula="of:=( (([.$G11]*POWER([.$Q$7];12*[.BG$26])) - [.$C12]*SUMPRODUCT(POWER([.$Q$7];ROW(INDIRECT(&quot;1:12&quot;)))/[.$Q$7]; POWER([.$Q$9];-(12-ROW(INDIRECT(&quot;1:12&quot;))))/[.$Q$9]))) - [.$F12]" office:value-type="float" office:value="1358449296.57809" calcext:value-type="float">
            <text:p>1358449296.57809</text:p>
          </table:table-cell>
          <table:table-cell table:formula="of:=( (([.$G11]*POWER([.$Q$7];12*[.BH$26])) - [.$C12]*SUMPRODUCT(POWER([.$Q$7];ROW(INDIRECT(&quot;1:12&quot;)))/[.$Q$7]; POWER([.$Q$9];-(12-ROW(INDIRECT(&quot;1:12&quot;))))/[.$Q$9]))) - [.$F12]" office:value-type="float" office:value="1576901276.39263" calcext:value-type="float">
            <text:p>1576901276.39263</text:p>
          </table:table-cell>
          <table:table-cell table:formula="of:=( (([.$G11]*POWER([.$Q$7];12*[.BI$26])) - [.$C12]*SUMPRODUCT(POWER([.$Q$7];ROW(INDIRECT(&quot;1:12&quot;)))/[.$Q$7]; POWER([.$Q$9];-(12-ROW(INDIRECT(&quot;1:12&quot;))))/[.$Q$9]))) - [.$F12]" office:value-type="float" office:value="1830470398.86789" calcext:value-type="float">
            <text:p>1830470398.86789</text:p>
          </table:table-cell>
          <table:table-cell table:formula="of:=( (([.$G11]*POWER([.$Q$7];12*[.BJ$26])) - [.$C12]*SUMPRODUCT(POWER([.$Q$7];ROW(INDIRECT(&quot;1:12&quot;)))/[.$Q$7]; POWER([.$Q$9];-(12-ROW(INDIRECT(&quot;1:12&quot;))))/[.$Q$9]))) - [.$F12]" office:value-type="float" office:value="2124801903.3361" calcext:value-type="float">
            <text:p>2124801903.3361</text:p>
          </table:table-cell>
          <table:table-cell table:formula="of:=( (([.$G11]*POWER([.$Q$7];12*[.BK$26])) - [.$C12]*SUMPRODUCT(POWER([.$Q$7];ROW(INDIRECT(&quot;1:12&quot;)))/[.$Q$7]; POWER([.$Q$9];-(12-ROW(INDIRECT(&quot;1:12&quot;))))/[.$Q$9]))) - [.$F12]" office:value-type="float" office:value="2466448526.85579" calcext:value-type="float">
            <text:p>2466448526.85579</text:p>
          </table:table-cell>
          <table:table-cell table:formula="of:=( (([.$G11]*POWER([.$Q$7];12*[.BL$26])) - [.$C12]*SUMPRODUCT(POWER([.$Q$7];ROW(INDIRECT(&quot;1:12&quot;)))/[.$Q$7]; POWER([.$Q$9];-(12-ROW(INDIRECT(&quot;1:12&quot;))))/[.$Q$9]))) - [.$F12]" office:value-type="float" office:value="2863016388.57107" calcext:value-type="float">
            <text:p>2863016388.57107</text:p>
          </table:table-cell>
          <table:table-cell table:formula="of:=( (([.$G11]*POWER([.$Q$7];12*[.BM$26])) - [.$C12]*SUMPRODUCT(POWER([.$Q$7];ROW(INDIRECT(&quot;1:12&quot;)))/[.$Q$7]; POWER([.$Q$9];-(12-ROW(INDIRECT(&quot;1:12&quot;))))/[.$Q$9]))) - [.$F12]" office:value-type="float" office:value="3323334325.64084" calcext:value-type="float">
            <text:p>3323334325.64084</text:p>
          </table:table-cell>
          <table:table-cell table:formula="of:=( (([.$G11]*POWER([.$Q$7];12*[.BN$26])) - [.$C12]*SUMPRODUCT(POWER([.$Q$7];ROW(INDIRECT(&quot;1:12&quot;)))/[.$Q$7]; POWER([.$Q$9];-(12-ROW(INDIRECT(&quot;1:12&quot;))))/[.$Q$9]))) - [.$F12]" office:value-type="float" office:value="3857650450.6835" calcext:value-type="float">
            <text:p>3857650450.6835</text:p>
          </table:table-cell>
          <table:table-cell table:formula="of:=( (([.$G11]*POWER([.$Q$7];12*[.BO$26])) - [.$C12]*SUMPRODUCT(POWER([.$Q$7];ROW(INDIRECT(&quot;1:12&quot;)))/[.$Q$7]; POWER([.$Q$9];-(12-ROW(INDIRECT(&quot;1:12&quot;))))/[.$Q$9]))) - [.$F12]" office:value-type="float" office:value="4477860306.71901" calcext:value-type="float">
            <text:p>4477860306.71901</text:p>
          </table:table-cell>
          <table:table-cell table:formula="of:=( (([.$G11]*POWER([.$Q$7];12*[.BP$26])) - [.$C12]*SUMPRODUCT(POWER([.$Q$7];ROW(INDIRECT(&quot;1:12&quot;)))/[.$Q$7]; POWER([.$Q$9];-(12-ROW(INDIRECT(&quot;1:12&quot;))))/[.$Q$9]))) - [.$F12]" office:value-type="float" office:value="5197771699.04856" calcext:value-type="float">
            <text:p>5197771699.04856</text:p>
          </table:table-cell>
          <table:table-cell table:formula="of:=( (([.$G11]*POWER([.$Q$7];12*[.BQ$26])) - [.$C12]*SUMPRODUCT(POWER([.$Q$7];ROW(INDIRECT(&quot;1:12&quot;)))/[.$Q$7]; POWER([.$Q$9];-(12-ROW(INDIRECT(&quot;1:12&quot;))))/[.$Q$9]))) - [.$F12]" office:value-type="float" office:value="6033412100.05535" calcext:value-type="float">
            <text:p>6033412100.05535</text:p>
          </table:table-cell>
          <table:table-cell table:formula="of:=( (([.$G11]*POWER([.$Q$7];12*[.BR$26])) - [.$C12]*SUMPRODUCT(POWER([.$Q$7];ROW(INDIRECT(&quot;1:12&quot;)))/[.$Q$7]; POWER([.$Q$9];-(12-ROW(INDIRECT(&quot;1:12&quot;))))/[.$Q$9]))) - [.$F12]" office:value-type="float" office:value="7003385470.71583" calcext:value-type="float">
            <text:p>7003385470.71583</text:p>
          </table:table-cell>
          <table:table-cell table:formula="of:=( (([.$G11]*POWER([.$Q$7];12*[.BS$26])) - [.$C12]*SUMPRODUCT(POWER([.$Q$7];ROW(INDIRECT(&quot;1:12&quot;)))/[.$Q$7]; POWER([.$Q$9];-(12-ROW(INDIRECT(&quot;1:12&quot;))))/[.$Q$9]))) - [.$F12]" office:value-type="float" office:value="8129286442.78098" calcext:value-type="float">
            <text:p>8129286442.78098</text:p>
          </table:table-cell>
          <table:table-cell table:formula="of:=( (([.$G11]*POWER([.$Q$7];12*[.BT$26])) - [.$C12]*SUMPRODUCT(POWER([.$Q$7];ROW(INDIRECT(&quot;1:12&quot;)))/[.$Q$7]; POWER([.$Q$9];-(12-ROW(INDIRECT(&quot;1:12&quot;))))/[.$Q$9]))) - [.$F12]" office:value-type="float" office:value="9436181082.61433" calcext:value-type="float">
            <text:p>9436181082.61433</text:p>
          </table:table-cell>
          <table:table-cell table:formula="of:=( (([.$G11]*POWER([.$Q$7];12*[.BU$26])) - [.$C12]*SUMPRODUCT(POWER([.$Q$7];ROW(INDIRECT(&quot;1:12&quot;)))/[.$Q$7]; POWER([.$Q$9];-(12-ROW(INDIRECT(&quot;1:12&quot;))))/[.$Q$9]))) - [.$F12]" office:value-type="float" office:value="10953164939.9889" calcext:value-type="float">
            <text:p>10953164939.9889</text:p>
          </table:table-cell>
          <table:table-cell table:formula="of:=( (([.$G11]*POWER([.$Q$7];12*[.BV$26])) - [.$C12]*SUMPRODUCT(POWER([.$Q$7];ROW(INDIRECT(&quot;1:12&quot;)))/[.$Q$7]; POWER([.$Q$9];-(12-ROW(INDIRECT(&quot;1:12&quot;))))/[.$Q$9]))) - [.$F12]" office:value-type="float" office:value="12714010805.7492" calcext:value-type="float">
            <text:p>12714010805.7492</text:p>
          </table:table-cell>
          <table:table-cell table:formula="of:=( (([.$G11]*POWER([.$Q$7];12*[.BW$26])) - [.$C12]*SUMPRODUCT(POWER([.$Q$7];ROW(INDIRECT(&quot;1:12&quot;)))/[.$Q$7]; POWER([.$Q$9];-(12-ROW(INDIRECT(&quot;1:12&quot;))))/[.$Q$9]))) - [.$F12]" office:value-type="float" office:value="14757920599.4444" calcext:value-type="float">
            <text:p>14757920599.4444</text:p>
          </table:table-cell>
          <table:table-cell table:formula="of:=( (([.$G11]*POWER([.$Q$7];12*[.BX$26])) - [.$C12]*SUMPRODUCT(POWER([.$Q$7];ROW(INDIRECT(&quot;1:12&quot;)))/[.$Q$7]; POWER([.$Q$9];-(12-ROW(INDIRECT(&quot;1:12&quot;))))/[.$Q$9]))) - [.$F12]" office:value-type="float" office:value="17130398126.2943" calcext:value-type="float">
            <text:p>17130398126.2943</text:p>
          </table:table-cell>
          <table:table-cell table:formula="of:=( (([.$G11]*POWER([.$Q$7];12*[.BY$26])) - [.$C12]*SUMPRODUCT(POWER([.$Q$7];ROW(INDIRECT(&quot;1:12&quot;)))/[.$Q$7]; POWER([.$Q$9];-(12-ROW(INDIRECT(&quot;1:12&quot;))))/[.$Q$9]))) - [.$F12]" office:value-type="float" office:value="19884262133.7817" calcext:value-type="float">
            <text:p>19884262133.7817</text:p>
          </table:table-cell>
          <table:table-cell table:formula="of:=( (([.$G11]*POWER([.$Q$7];12*[.BZ$26])) - [.$C12]*SUMPRODUCT(POWER([.$Q$7];ROW(INDIRECT(&quot;1:12&quot;)))/[.$Q$7]; POWER([.$Q$9];-(12-ROW(INDIRECT(&quot;1:12&quot;))))/[.$Q$9]))) - [.$F12]" office:value-type="float" office:value="23080822221.6675" calcext:value-type="float">
            <text:p>23080822221.66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B36]*(1+[.$Q$11])" office:value-type="float" office:value="105066.95938271" calcext:value-type="float">
            <text:p>105066.95938271</text:p>
          </table:table-cell>
          <table:table-cell table:formula="of:=[.$C36]*POWER([.$Q$9];12)" office:value-type="float" office:value="149671.703055357" calcext:value-type="float">
            <text:p>149671.703055357</text:p>
          </table:table-cell>
          <table:table-cell table:formula="of:=[.$B37]*12" office:value-type="float" office:value="1260803.51259252" calcext:value-type="float">
            <text:p>1260803.51259252</text:p>
          </table:table-cell>
          <table:table-cell table:formula="of:=[.$C37]*(POWER([.$Q$9];12)-1)/([.$Q$9]-1)" office:value-type="float" office:value="1852980.15810007" calcext:value-type="float">
            <text:p>1852980.15810007</text:p>
          </table:table-cell>
          <table:table-cell table:formula="of:=  ( (([.$G36]*POWER([.$Q$7];3)) + [.$B37]*SERIESSUM([.$Q$7];0;1;POWER(1; ROW(INDIRECT(&quot;1:3&quot;)))) - [.$C37]*SUMPRODUCT(POWER([.$Q$7];ROW(INDIRECT(&quot;1:3&quot;)))/[.$Q$7]; POWER([.$Q$9];-(12-ROW(INDIRECT(&quot;1:3&quot;))))/[.$Q$9])) + (([.$G36]*POWER([.$Q$7];6)) + [.$B37]*SERIESSUM([.$Q$7];0;1;POWER(1; ROW(INDIRECT(&quot;1:6&quot;)))) - [.$C37]*SUMPRODUCT(POWER([.$Q$7];ROW(INDIRECT(&quot;1:6&quot;)))/[.$Q$7]; POWER([.$Q$9];-(12-ROW(INDIRECT(&quot;1:6&quot;))))/[.$Q$9])) + (([.$G36]*POWER([.$Q$7];9)) + [.$B37]*SERIESSUM([.$Q$7];0;1;POWER(1; ROW(INDIRECT(&quot;1:9&quot;)))) - [.$C37]*SUMPRODUCT(POWER([.$Q$7];ROW(INDIRECT(&quot;1:9&quot;)))/[.$Q$7]; POWER([.$Q$9];-(12-ROW(INDIRECT(&quot;1:9&quot;))))/[.$Q$9])) + (([.$G36]*POWER([.$Q$7];12)) + [.$B37]*SERIESSUM([.$Q$7];0;1;POWER(1; ROW(INDIRECT(&quot;1:12&quot;)))) - [.$C37]*SUMPRODUCT(POWER([.$Q$7];ROW(INDIRECT(&quot;1:12&quot;)))/[.$Q$7]; POWER([.$Q$9];-(12-ROW(INDIRECT(&quot;1:12&quot;))))/[.$Q$9])) ) * [.$Q$4] * [.$Q$4] / 4" office:value-type="float" office:value="3077170.00883926" calcext:value-type="float">
            <text:p>3077170.00883926</text:p>
          </table:table-cell>
          <table:table-cell table:formula="of:=[.$G36]*POWER([.$Q$7];12) + [.$B37]*(POWER([.$Q$7];12)-1)/([.$Q$7]-1) - [.$Q$3]*SUMPRODUCT(POWER([.$Q$7]; INDEX([.$A$2:.$A$13];N(IF({1};MAX(ROW([.$A$2:.$A$13]))-ROW([.$A$2:.$A$13])+1)))); POWER([.$Q$9];[.$A$2:.$A$13])) - [.$F37]" office:value-type="float" office:value="34518067.5375295" calcext:value-type="float">
            <text:p>34518067.5375295</text:p>
          </table:table-cell>
          <table:table-cell table:formula="of:=COUNTIF([.$M61:.$CA61];&quot;&gt;=0&quot;)" office:value-type="float" office:value="66" calcext:value-type="float">
            <text:p>66</text:p>
          </table:table-cell>
          <table:table-cell table:formula="of:=[.$Q$10]+[.$H37]+[.$A37]" office:value-type="float" office:value="129" calcext:value-type="float">
            <text:p>129</text:p>
          </table:table-cell>
          <table:table-cell table:formula="of:=[.$Q$10]+[.$A37]" office:value-type="float" office:value="63" calcext:value-type="float">
            <text:p>63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$G12]*POWER([.$Q$7];12) - [.$Q$3]*SUMPRODUCT(POWER([.$Q$7]; INDEX([.$A$2:.$A$13];N(IF({1};MAX(ROW([.$A$2:.$A$13]))-ROW([.$A$2:.$A$13])+1)))); POWER([.$Q$9];[.$A$2:.$A$13])) - [.$F13]" office:value-type="float" office:value="1395606.2241094" calcext:value-type="float">
            <text:p>1395606.2241094</text:p>
          </table:table-cell>
          <table:table-cell table:formula="of:=[.M$27]*POWER([.$Q$7];12*[.M$26]) - [.$Q$3]*SUMPRODUCT(POWER([.$Q$7]; INDEX([.$A$2:.$A$13];N(IF({1};MAX(ROW([.$A$2:.$A$13]))-ROW([.$A$2:.$A$13])+1)))); POWER([.$Q$9];[.$A$2:.$A$13])) - [.$F13]" office:value-type="float" office:value="-586164.329944946" calcext:value-type="float">
            <text:p>-586164.329944946</text:p>
          </table:table-cell>
          <table:table-cell table:formula="of:=( (([.$G12]*POWER([.$Q$7];12*[.N$26])) - [.$C13]*SUMPRODUCT(POWER([.$Q$7];ROW(INDIRECT(&quot;1:12&quot;)))/[.$Q$7]; POWER([.$Q$9];-(12-ROW(INDIRECT(&quot;1:12&quot;))))/[.$Q$9]))) - [.$F13]" office:value-type="float" office:value="1508990.83944123" calcext:value-type="float">
            <text:p>1508990.83944123</text:p>
          </table:table-cell>
          <table:table-cell table:formula="of:=( (([.$G12]*POWER([.$Q$7];12*[.O$26])) - [.$C13]*SUMPRODUCT(POWER([.$Q$7];ROW(INDIRECT(&quot;1:12&quot;)))/[.$Q$7]; POWER([.$Q$9];-(12-ROW(INDIRECT(&quot;1:12&quot;))))/[.$Q$9]))) - [.$F13]" office:value-type="float" office:value="1834843.80558287" calcext:value-type="float">
            <text:p>1834843.80558287</text:p>
          </table:table-cell>
          <table:table-cell table:formula="of:=( (([.$G12]*POWER([.$Q$7];12*[.P$26])) - [.$C13]*SUMPRODUCT(POWER([.$Q$7];ROW(INDIRECT(&quot;1:12&quot;)))/[.$Q$7]; POWER([.$Q$9];-(12-ROW(INDIRECT(&quot;1:12&quot;))))/[.$Q$9]))) - [.$F13]" office:value-type="float" office:value="2213079.10814523" calcext:value-type="float">
            <text:p>2213079.10814523</text:p>
          </table:table-cell>
          <table:table-cell table:formula="of:=( (([.$G12]*POWER([.$Q$7];12*[.Q$26])) - [.$C13]*SUMPRODUCT(POWER([.$Q$7];ROW(INDIRECT(&quot;1:12&quot;)))/[.$Q$7]; POWER([.$Q$9];-(12-ROW(INDIRECT(&quot;1:12&quot;))))/[.$Q$9]))) - [.$F13]" office:value-type="float" office:value="2652117.44435681" calcext:value-type="float">
            <text:p>2652117.44435681</text:p>
          </table:table-cell>
          <table:table-cell table:formula="of:=( (([.$G12]*POWER([.$Q$7];12*[.R$26])) - [.$C13]*SUMPRODUCT(POWER([.$Q$7];ROW(INDIRECT(&quot;1:12&quot;)))/[.$Q$7]; POWER([.$Q$9];-(12-ROW(INDIRECT(&quot;1:12&quot;))))/[.$Q$9]))) - [.$F13]" office:value-type="float" office:value="3161733.17656798" calcext:value-type="float">
            <text:p>3161733.17656798</text:p>
          </table:table-cell>
          <table:table-cell table:formula="of:=( (([.$G12]*POWER([.$Q$7];12*[.S$26])) - [.$C13]*SUMPRODUCT(POWER([.$Q$7];ROW(INDIRECT(&quot;1:12&quot;)))/[.$Q$7]; POWER([.$Q$9];-(12-ROW(INDIRECT(&quot;1:12&quot;))))/[.$Q$9]))) - [.$F13]" office:value-type="float" office:value="3753271.94003482" calcext:value-type="float">
            <text:p>3753271.94003482</text:p>
          </table:table-cell>
          <table:table-cell table:formula="of:=( (([.$G12]*POWER([.$Q$7];12*[.T$26])) - [.$C13]*SUMPRODUCT(POWER([.$Q$7];ROW(INDIRECT(&quot;1:12&quot;)))/[.$Q$7]; POWER([.$Q$9];-(12-ROW(INDIRECT(&quot;1:12&quot;))))/[.$Q$9]))) - [.$F13]" office:value-type="float" office:value="4439903.23213723" calcext:value-type="float">
            <text:p>4439903.23213723</text:p>
          </table:table-cell>
          <table:table-cell table:formula="of:=( (([.$G12]*POWER([.$Q$7];12*[.U$26])) - [.$C13]*SUMPRODUCT(POWER([.$Q$7];ROW(INDIRECT(&quot;1:12&quot;)))/[.$Q$7]; POWER([.$Q$9];-(12-ROW(INDIRECT(&quot;1:12&quot;))))/[.$Q$9]))) - [.$F13]" office:value-type="float" office:value="5236913.60645508" calcext:value-type="float">
            <text:p>5236913.60645508</text:p>
          </table:table-cell>
          <table:table-cell table:formula="of:=( (([.$G12]*POWER([.$Q$7];12*[.V$26])) - [.$C13]*SUMPRODUCT(POWER([.$Q$7];ROW(INDIRECT(&quot;1:12&quot;)))/[.$Q$7]; POWER([.$Q$9];-(12-ROW(INDIRECT(&quot;1:12&quot;))))/[.$Q$9]))) - [.$F13]" office:value-type="float" office:value="6162046.99911662" calcext:value-type="float">
            <text:p>6162046.99911662</text:p>
          </table:table-cell>
          <table:table-cell table:formula="of:=( (([.$G12]*POWER([.$Q$7];12*[.W$26])) - [.$C13]*SUMPRODUCT(POWER([.$Q$7];ROW(INDIRECT(&quot;1:12&quot;)))/[.$Q$7]; POWER([.$Q$9];-(12-ROW(INDIRECT(&quot;1:12&quot;))))/[.$Q$9]))) - [.$F13]" office:value-type="float" office:value="7235899.76414491" calcext:value-type="float">
            <text:p>7235899.76414491</text:p>
          </table:table-cell>
          <table:table-cell table:formula="of:=( (([.$G12]*POWER([.$Q$7];12*[.X$26])) - [.$C13]*SUMPRODUCT(POWER([.$Q$7];ROW(INDIRECT(&quot;1:12&quot;)))/[.$Q$7]; POWER([.$Q$9];-(12-ROW(INDIRECT(&quot;1:12&quot;))))/[.$Q$9]))) - [.$F13]" office:value-type="float" office:value="8482379.21252084" calcext:value-type="float">
            <text:p>8482379.21252084</text:p>
          </table:table-cell>
          <table:table-cell table:formula="of:=( (([.$G12]*POWER([.$Q$7];12*[.Y$26])) - [.$C13]*SUMPRODUCT(POWER([.$Q$7];ROW(INDIRECT(&quot;1:12&quot;)))/[.$Q$7]; POWER([.$Q$9];-(12-ROW(INDIRECT(&quot;1:12&quot;))))/[.$Q$9]))) - [.$F13]" office:value-type="float" office:value="9929235.86347206" calcext:value-type="float">
            <text:p>9929235.86347206</text:p>
          </table:table-cell>
          <table:table-cell table:formula="of:=( (([.$G12]*POWER([.$Q$7];12*[.Z$26])) - [.$C13]*SUMPRODUCT(POWER([.$Q$7];ROW(INDIRECT(&quot;1:12&quot;)))/[.$Q$7]; POWER([.$Q$9];-(12-ROW(INDIRECT(&quot;1:12&quot;))))/[.$Q$9]))) - [.$F13]" office:value-type="float" office:value="11608681.2575613" calcext:value-type="float">
            <text:p>11608681.2575613</text:p>
          </table:table-cell>
          <table:table-cell table:formula="of:=( (([.$G12]*POWER([.$Q$7];12*[.AA$26])) - [.$C13]*SUMPRODUCT(POWER([.$Q$7];ROW(INDIRECT(&quot;1:12&quot;)))/[.$Q$7]; POWER([.$Q$9];-(12-ROW(INDIRECT(&quot;1:12&quot;))))/[.$Q$9]))) - [.$F13]" office:value-type="float" office:value="13558105.0860194" calcext:value-type="float">
            <text:p>13558105.0860194</text:p>
          </table:table-cell>
          <table:table-cell table:formula="of:=( (([.$G12]*POWER([.$Q$7];12*[.AB$26])) - [.$C13]*SUMPRODUCT(POWER([.$Q$7];ROW(INDIRECT(&quot;1:12&quot;)))/[.$Q$7]; POWER([.$Q$9];-(12-ROW(INDIRECT(&quot;1:12&quot;))))/[.$Q$9]))) - [.$F13]" office:value-type="float" office:value="15820907.601859" calcext:value-type="float">
            <text:p>15820907.601859</text:p>
          </table:table-cell>
          <table:table-cell table:formula="of:=( (([.$G12]*POWER([.$Q$7];12*[.AC$26])) - [.$C13]*SUMPRODUCT(POWER([.$Q$7];ROW(INDIRECT(&quot;1:12&quot;)))/[.$Q$7]; POWER([.$Q$9];-(12-ROW(INDIRECT(&quot;1:12&quot;))))/[.$Q$9]))) - [.$F13]" office:value-type="float" office:value="18447465.8448348" calcext:value-type="float">
            <text:p>18447465.8448348</text:p>
          </table:table-cell>
          <table:table-cell table:formula="of:=( (([.$G12]*POWER([.$Q$7];12*[.AD$26])) - [.$C13]*SUMPRODUCT(POWER([.$Q$7];ROW(INDIRECT(&quot;1:12&quot;)))/[.$Q$7]; POWER([.$Q$9];-(12-ROW(INDIRECT(&quot;1:12&quot;))))/[.$Q$9]))) - [.$F13]" office:value-type="float" office:value="21496255.1914315" calcext:value-type="float">
            <text:p>21496255.1914315</text:p>
          </table:table-cell>
          <table:table-cell table:formula="of:=( (([.$G12]*POWER([.$Q$7];12*[.AE$26])) - [.$C13]*SUMPRODUCT(POWER([.$Q$7];ROW(INDIRECT(&quot;1:12&quot;)))/[.$Q$7]; POWER([.$Q$9];-(12-ROW(INDIRECT(&quot;1:12&quot;))))/[.$Q$9]))) - [.$F13]" office:value-type="float" office:value="25035151.1990795" calcext:value-type="float">
            <text:p>25035151.1990795</text:p>
          </table:table-cell>
          <table:table-cell table:formula="of:=( (([.$G12]*POWER([.$Q$7];12*[.AF$26])) - [.$C13]*SUMPRODUCT(POWER([.$Q$7];ROW(INDIRECT(&quot;1:12&quot;)))/[.$Q$7]; POWER([.$Q$9];-(12-ROW(INDIRECT(&quot;1:12&quot;))))/[.$Q$9]))) - [.$F13]" office:value-type="float" office:value="29142940.7277087" calcext:value-type="float">
            <text:p>29142940.7277087</text:p>
          </table:table-cell>
          <table:table-cell table:formula="of:=( (([.$G12]*POWER([.$Q$7];12*[.AG$26])) - [.$C13]*SUMPRODUCT(POWER([.$Q$7];ROW(INDIRECT(&quot;1:12&quot;)))/[.$Q$7]; POWER([.$Q$9];-(12-ROW(INDIRECT(&quot;1:12&quot;))))/[.$Q$9]))) - [.$F13]" office:value-type="float" office:value="33911075.9809202" calcext:value-type="float">
            <text:p>33911075.9809202</text:p>
          </table:table-cell>
          <table:table-cell table:formula="of:=( (([.$G12]*POWER([.$Q$7];12*[.AH$26])) - [.$C13]*SUMPRODUCT(POWER([.$Q$7];ROW(INDIRECT(&quot;1:12&quot;)))/[.$Q$7]; POWER([.$Q$9];-(12-ROW(INDIRECT(&quot;1:12&quot;))))/[.$Q$9]))) - [.$F13]" office:value-type="float" office:value="39445710.5171999" calcext:value-type="float">
            <text:p>39445710.5171999</text:p>
          </table:table-cell>
          <table:table-cell table:formula="of:=( (([.$G12]*POWER([.$Q$7];12*[.AI$26])) - [.$C13]*SUMPRODUCT(POWER([.$Q$7];ROW(INDIRECT(&quot;1:12&quot;)))/[.$Q$7]; POWER([.$Q$9];-(12-ROW(INDIRECT(&quot;1:12&quot;))))/[.$Q$9]))) - [.$F13]" office:value-type="float" office:value="45870062.5591322" calcext:value-type="float">
            <text:p>45870062.5591322</text:p>
          </table:table-cell>
          <table:table-cell table:formula="of:=( (([.$G12]*POWER([.$Q$7];12*[.AJ$26])) - [.$C13]*SUMPRODUCT(POWER([.$Q$7];ROW(INDIRECT(&quot;1:12&quot;)))/[.$Q$7]; POWER([.$Q$9];-(12-ROW(INDIRECT(&quot;1:12&quot;))))/[.$Q$9]))) - [.$F13]" office:value-type="float" office:value="53327158.2152481" calcext:value-type="float">
            <text:p>53327158.2152481</text:p>
          </table:table-cell>
          <table:table-cell table:formula="of:=( (([.$G12]*POWER([.$Q$7];12*[.AK$26])) - [.$C13]*SUMPRODUCT(POWER([.$Q$7];ROW(INDIRECT(&quot;1:12&quot;)))/[.$Q$7]; POWER([.$Q$9];-(12-ROW(INDIRECT(&quot;1:12&quot;))))/[.$Q$9]))) - [.$F13]" office:value-type="float" office:value="61983015.6871772" calcext:value-type="float">
            <text:p>61983015.6871772</text:p>
          </table:table-cell>
          <table:table-cell table:formula="of:=( (([.$G12]*POWER([.$Q$7];12*[.AL$26])) - [.$C13]*SUMPRODUCT(POWER([.$Q$7];ROW(INDIRECT(&quot;1:12&quot;)))/[.$Q$7]; POWER([.$Q$9];-(12-ROW(INDIRECT(&quot;1:12&quot;))))/[.$Q$9]))) - [.$F13]" office:value-type="float" office:value="72030341.3524852" calcext:value-type="float">
            <text:p>72030341.3524852</text:p>
          </table:table-cell>
          <table:table-cell table:formula="of:=( (([.$G12]*POWER([.$Q$7];12*[.AM$26])) - [.$C13]*SUMPRODUCT(POWER([.$Q$7];ROW(INDIRECT(&quot;1:12&quot;)))/[.$Q$7]; POWER([.$Q$9];-(12-ROW(INDIRECT(&quot;1:12&quot;))))/[.$Q$9]))) - [.$F13]" office:value-type="float" office:value="83692820.0095257" calcext:value-type="float">
            <text:p>83692820.0095257</text:p>
          </table:table-cell>
          <table:table-cell table:formula="of:=( (([.$G12]*POWER([.$Q$7];12*[.AN$26])) - [.$C13]*SUMPRODUCT(POWER([.$Q$7];ROW(INDIRECT(&quot;1:12&quot;)))/[.$Q$7]; POWER([.$Q$9];-(12-ROW(INDIRECT(&quot;1:12&quot;))))/[.$Q$9]))) - [.$F13]" office:value-type="float" office:value="97230094.7985336" calcext:value-type="float">
            <text:p>97230094.7985336</text:p>
          </table:table-cell>
          <table:table-cell table:formula="of:=( (([.$G12]*POWER([.$Q$7];12*[.AO$26])) - [.$C13]*SUMPRODUCT(POWER([.$Q$7];ROW(INDIRECT(&quot;1:12&quot;)))/[.$Q$7]; POWER([.$Q$9];-(12-ROW(INDIRECT(&quot;1:12&quot;))))/[.$Q$9]))) - [.$F13]" office:value-type="float" office:value="112943547.667532" calcext:value-type="float">
            <text:p>112943547.667532</text:p>
          </table:table-cell>
          <table:table-cell table:formula="of:=( (([.$G12]*POWER([.$Q$7];12*[.AP$26])) - [.$C13]*SUMPRODUCT(POWER([.$Q$7];ROW(INDIRECT(&quot;1:12&quot;)))/[.$Q$7]; POWER([.$Q$9];-(12-ROW(INDIRECT(&quot;1:12&quot;))))/[.$Q$9]))) - [.$F13]" office:value-type="float" office:value="131183009.074249" calcext:value-type="float">
            <text:p>131183009.074249</text:p>
          </table:table-cell>
          <table:table-cell table:formula="of:=( (([.$G12]*POWER([.$Q$7];12*[.AQ$26])) - [.$C13]*SUMPRODUCT(POWER([.$Q$7];ROW(INDIRECT(&quot;1:12&quot;)))/[.$Q$7]; POWER([.$Q$9];-(12-ROW(INDIRECT(&quot;1:12&quot;))))/[.$Q$9]))) - [.$F13]" office:value-type="float" office:value="152354546.302931" calcext:value-type="float">
            <text:p>152354546.302931</text:p>
          </table:table-cell>
          <table:table-cell table:formula="of:=( (([.$G12]*POWER([.$Q$7];12*[.AR$26])) - [.$C13]*SUMPRODUCT(POWER([.$Q$7];ROW(INDIRECT(&quot;1:12&quot;)))/[.$Q$7]; POWER([.$Q$9];-(12-ROW(INDIRECT(&quot;1:12&quot;))))/[.$Q$9]))) - [.$F13]" office:value-type="float" office:value="176929503.788264" calcext:value-type="float">
            <text:p>176929503.788264</text:p>
          </table:table-cell>
          <table:table-cell table:formula="of:=( (([.$G12]*POWER([.$Q$7];12*[.AS$26])) - [.$C13]*SUMPRODUCT(POWER([.$Q$7];ROW(INDIRECT(&quot;1:12&quot;)))/[.$Q$7]; POWER([.$Q$9];-(12-ROW(INDIRECT(&quot;1:12&quot;))))/[.$Q$9]))) - [.$F13]" office:value-type="float" office:value="205454996.712214" calcext:value-type="float">
            <text:p>205454996.712214</text:p>
          </table:table-cell>
          <table:table-cell table:formula="of:=( (([.$G12]*POWER([.$Q$7];12*[.AT$26])) - [.$C13]*SUMPRODUCT(POWER([.$Q$7];ROW(INDIRECT(&quot;1:12&quot;)))/[.$Q$7]; POWER([.$Q$9];-(12-ROW(INDIRECT(&quot;1:12&quot;))))/[.$Q$9]))) - [.$F13]" office:value-type="float" office:value="238566091.493965" calcext:value-type="float">
            <text:p>238566091.493965</text:p>
          </table:table-cell>
          <table:table-cell table:formula="of:=( (([.$G12]*POWER([.$Q$7];12*[.AU$26])) - [.$C13]*SUMPRODUCT(POWER([.$Q$7];ROW(INDIRECT(&quot;1:12&quot;)))/[.$Q$7]; POWER([.$Q$9];-(12-ROW(INDIRECT(&quot;1:12&quot;))))/[.$Q$9]))) - [.$F13]" office:value-type="float" office:value="276999944.348637" calcext:value-type="float">
            <text:p>276999944.348637</text:p>
          </table:table-cell>
          <table:table-cell table:formula="of:=( (([.$G12]*POWER([.$Q$7];12*[.AV$26])) - [.$C13]*SUMPRODUCT(POWER([.$Q$7];ROW(INDIRECT(&quot;1:12&quot;)))/[.$Q$7]; POWER([.$Q$9];-(12-ROW(INDIRECT(&quot;1:12&quot;))))/[.$Q$9]))) - [.$F13]" office:value-type="float" office:value="321612212.683198" calcext:value-type="float">
            <text:p>321612212.683198</text:p>
          </table:table-cell>
          <table:table-cell table:formula="of:=( (([.$G12]*POWER([.$Q$7];12*[.AW$26])) - [.$C13]*SUMPRODUCT(POWER([.$Q$7];ROW(INDIRECT(&quot;1:12&quot;)))/[.$Q$7]; POWER([.$Q$9];-(12-ROW(INDIRECT(&quot;1:12&quot;))))/[.$Q$9]))) - [.$F13]" office:value-type="float" office:value="373396104.698411" calcext:value-type="float">
            <text:p>373396104.698411</text:p>
          </table:table-cell>
          <table:table-cell table:formula="of:=( (([.$G12]*POWER([.$Q$7];12*[.AX$26])) - [.$C13]*SUMPRODUCT(POWER([.$Q$7];ROW(INDIRECT(&quot;1:12&quot;)))/[.$Q$7]; POWER([.$Q$9];-(12-ROW(INDIRECT(&quot;1:12&quot;))))/[.$Q$9]))) - [.$F13]" office:value-type="float" office:value="433504491.300349" calcext:value-type="float">
            <text:p>433504491.300349</text:p>
          </table:table-cell>
          <table:table-cell table:formula="of:=( (([.$G12]*POWER([.$Q$7];12*[.AY$26])) - [.$C13]*SUMPRODUCT(POWER([.$Q$7];ROW(INDIRECT(&quot;1:12&quot;)))/[.$Q$7]; POWER([.$Q$9];-(12-ROW(INDIRECT(&quot;1:12&quot;))))/[.$Q$9]))) - [.$F13]" office:value-type="float" office:value="503275572.601589" calcext:value-type="float">
            <text:p>503275572.601589</text:p>
          </table:table-cell>
          <table:table-cell table:formula="of:=( (([.$G12]*POWER([.$Q$7];12*[.AZ$26])) - [.$C13]*SUMPRODUCT(POWER([.$Q$7];ROW(INDIRECT(&quot;1:12&quot;)))/[.$Q$7]; POWER([.$Q$9];-(12-ROW(INDIRECT(&quot;1:12&quot;))))/[.$Q$9]))) - [.$F13]" office:value-type="float" office:value="584262670.428422" calcext:value-type="float">
            <text:p>584262670.428422</text:p>
          </table:table-cell>
          <table:table-cell table:formula="of:=( (([.$G12]*POWER([.$Q$7];12*[.BA$26])) - [.$C13]*SUMPRODUCT(POWER([.$Q$7];ROW(INDIRECT(&quot;1:12&quot;)))/[.$Q$7]; POWER([.$Q$9];-(12-ROW(INDIRECT(&quot;1:12&quot;))))/[.$Q$9]))) - [.$F13]" office:value-type="float" office:value="678268810.108193" calcext:value-type="float">
            <text:p>678268810.108193</text:p>
          </table:table-cell>
          <table:table-cell table:formula="of:=( (([.$G12]*POWER([.$Q$7];12*[.BB$26])) - [.$C13]*SUMPRODUCT(POWER([.$Q$7];ROW(INDIRECT(&quot;1:12&quot;)))/[.$Q$7]; POWER([.$Q$9];-(12-ROW(INDIRECT(&quot;1:12&quot;))))/[.$Q$9]))) - [.$F13]" office:value-type="float" office:value="787386861.435186" calcext:value-type="float">
            <text:p>787386861.435186</text:p>
          </table:table-cell>
          <table:table-cell table:formula="of:=( (([.$G12]*POWER([.$Q$7];12*[.BC$26])) - [.$C13]*SUMPRODUCT(POWER([.$Q$7];ROW(INDIRECT(&quot;1:12&quot;)))/[.$Q$7]; POWER([.$Q$9];-(12-ROW(INDIRECT(&quot;1:12&quot;))))/[.$Q$9]))) - [.$F13]" office:value-type="float" office:value="914046132.478124" calcext:value-type="float">
            <text:p>914046132.478124</text:p>
          </table:table-cell>
          <table:table-cell table:formula="of:=( (([.$G12]*POWER([.$Q$7];12*[.BD$26])) - [.$C13]*SUMPRODUCT(POWER([.$Q$7];ROW(INDIRECT(&quot;1:12&quot;)))/[.$Q$7]; POWER([.$Q$9];-(12-ROW(INDIRECT(&quot;1:12&quot;))))/[.$Q$9]))) - [.$F13]" office:value-type="float" office:value="1061066453.55272" calcext:value-type="float">
            <text:p>1061066453.55272</text:p>
          </table:table-cell>
          <table:table-cell table:formula="of:=( (([.$G12]*POWER([.$Q$7];12*[.BE$26])) - [.$C13]*SUMPRODUCT(POWER([.$Q$7];ROW(INDIRECT(&quot;1:12&quot;)))/[.$Q$7]; POWER([.$Q$9];-(12-ROW(INDIRECT(&quot;1:12&quot;))))/[.$Q$9]))) - [.$F13]" office:value-type="float" office:value="1231720955.43713" calcext:value-type="float">
            <text:p>1231720955.43713</text:p>
          </table:table-cell>
          <table:table-cell table:formula="of:=( (([.$G12]*POWER([.$Q$7];12*[.BF$26])) - [.$C13]*SUMPRODUCT(POWER([.$Q$7];ROW(INDIRECT(&quot;1:12&quot;)))/[.$Q$7]; POWER([.$Q$9];-(12-ROW(INDIRECT(&quot;1:12&quot;))))/[.$Q$9]))) - [.$F13]" office:value-type="float" office:value="1429808939.46924" calcext:value-type="float">
            <text:p>1429808939.46924</text:p>
          </table:table-cell>
          <table:table-cell table:formula="of:=( (([.$G12]*POWER([.$Q$7];12*[.BG$26])) - [.$C13]*SUMPRODUCT(POWER([.$Q$7];ROW(INDIRECT(&quot;1:12&quot;)))/[.$Q$7]; POWER([.$Q$9];-(12-ROW(INDIRECT(&quot;1:12&quot;))))/[.$Q$9]))) - [.$F13]" office:value-type="float" office:value="1659740461.84115" calcext:value-type="float">
            <text:p>1659740461.84115</text:p>
          </table:table-cell>
          <table:table-cell table:formula="of:=( (([.$G12]*POWER([.$Q$7];12*[.BH$26])) - [.$C13]*SUMPRODUCT(POWER([.$Q$7];ROW(INDIRECT(&quot;1:12&quot;)))/[.$Q$7]; POWER([.$Q$9];-(12-ROW(INDIRECT(&quot;1:12&quot;))))/[.$Q$9]))) - [.$F13]" office:value-type="float" office:value="1926634515.20126" calcext:value-type="float">
            <text:p>1926634515.20126</text:p>
          </table:table-cell>
          <table:table-cell table:formula="of:=( (([.$G12]*POWER([.$Q$7];12*[.BI$26])) - [.$C13]*SUMPRODUCT(POWER([.$Q$7];ROW(INDIRECT(&quot;1:12&quot;)))/[.$Q$7]; POWER([.$Q$9];-(12-ROW(INDIRECT(&quot;1:12&quot;))))/[.$Q$9]))) - [.$F13]" office:value-type="float" office:value="2236432993.39242" calcext:value-type="float">
            <text:p>2236432993.39242</text:p>
          </table:table-cell>
          <table:table-cell table:formula="of:=( (([.$G12]*POWER([.$Q$7];12*[.BJ$26])) - [.$C13]*SUMPRODUCT(POWER([.$Q$7];ROW(INDIRECT(&quot;1:12&quot;)))/[.$Q$7]; POWER([.$Q$9];-(12-ROW(INDIRECT(&quot;1:12&quot;))))/[.$Q$9]))) - [.$F13]" office:value-type="float" office:value="2596032976.53652" calcext:value-type="float">
            <text:p>2596032976.53652</text:p>
          </table:table-cell>
          <table:table-cell table:formula="of:=( (([.$G12]*POWER([.$Q$7];12*[.BK$26])) - [.$C13]*SUMPRODUCT(POWER([.$Q$7];ROW(INDIRECT(&quot;1:12&quot;)))/[.$Q$7]; POWER([.$Q$9];-(12-ROW(INDIRECT(&quot;1:12&quot;))))/[.$Q$9]))) - [.$F13]" office:value-type="float" office:value="3013440281.54415" calcext:value-type="float">
            <text:p>3013440281.54415</text:p>
          </table:table-cell>
          <table:table-cell table:formula="of:=( (([.$G12]*POWER([.$Q$7];12*[.BL$26])) - [.$C13]*SUMPRODUCT(POWER([.$Q$7];ROW(INDIRECT(&quot;1:12&quot;)))/[.$Q$7]; POWER([.$Q$9];-(12-ROW(INDIRECT(&quot;1:12&quot;))))/[.$Q$9]))) - [.$F13]" office:value-type="float" office:value="3497947696.56233" calcext:value-type="float">
            <text:p>3497947696.56233</text:p>
          </table:table-cell>
          <table:table-cell table:formula="of:=( (([.$G12]*POWER([.$Q$7];12*[.BM$26])) - [.$C13]*SUMPRODUCT(POWER([.$Q$7];ROW(INDIRECT(&quot;1:12&quot;)))/[.$Q$7]; POWER([.$Q$9];-(12-ROW(INDIRECT(&quot;1:12&quot;))))/[.$Q$9]))) - [.$F13]" office:value-type="float" office:value="4060341867.41498" calcext:value-type="float">
            <text:p>4060341867.41498</text:p>
          </table:table-cell>
          <table:table-cell table:formula="of:=( (([.$G12]*POWER([.$Q$7];12*[.BN$26])) - [.$C13]*SUMPRODUCT(POWER([.$Q$7];ROW(INDIRECT(&quot;1:12&quot;)))/[.$Q$7]; POWER([.$Q$9];-(12-ROW(INDIRECT(&quot;1:12&quot;))))/[.$Q$9]))) - [.$F13]" office:value-type="float" office:value="4713143441.97328" calcext:value-type="float">
            <text:p>4713143441.97328</text:p>
          </table:table-cell>
          <table:table-cell table:formula="of:=( (([.$G12]*POWER([.$Q$7];12*[.BO$26])) - [.$C13]*SUMPRODUCT(POWER([.$Q$7];ROW(INDIRECT(&quot;1:12&quot;)))/[.$Q$7]; POWER([.$Q$9];-(12-ROW(INDIRECT(&quot;1:12&quot;))))/[.$Q$9]))) - [.$F13]" office:value-type="float" office:value="5470885818.8185" calcext:value-type="float">
            <text:p>5470885818.8185</text:p>
          </table:table-cell>
          <table:table-cell table:formula="of:=( (([.$G12]*POWER([.$Q$7];12*[.BP$26])) - [.$C13]*SUMPRODUCT(POWER([.$Q$7];ROW(INDIRECT(&quot;1:12&quot;)))/[.$Q$7]; POWER([.$Q$9];-(12-ROW(INDIRECT(&quot;1:12&quot;))))/[.$Q$9]))) - [.$F13]" office:value-type="float" office:value="6350438706.01176" calcext:value-type="float">
            <text:p>6350438706.01176</text:p>
          </table:table-cell>
          <table:table-cell table:formula="of:=( (([.$G12]*POWER([.$Q$7];12*[.BQ$26])) - [.$C13]*SUMPRODUCT(POWER([.$Q$7];ROW(INDIRECT(&quot;1:12&quot;)))/[.$Q$7]; POWER([.$Q$9];-(12-ROW(INDIRECT(&quot;1:12&quot;))))/[.$Q$9]))) - [.$F13]" office:value-type="float" office:value="7371383693.39763" calcext:value-type="float">
            <text:p>7371383693.39763</text:p>
          </table:table-cell>
          <table:table-cell table:formula="of:=( (([.$G12]*POWER([.$Q$7];12*[.BR$26])) - [.$C13]*SUMPRODUCT(POWER([.$Q$7];ROW(INDIRECT(&quot;1:12&quot;)))/[.$Q$7]; POWER([.$Q$9];-(12-ROW(INDIRECT(&quot;1:12&quot;))))/[.$Q$9]))) - [.$F13]" office:value-type="float" office:value="8556450199.85244" calcext:value-type="float">
            <text:p>8556450199.85244</text:p>
          </table:table-cell>
          <table:table-cell table:formula="of:=( (([.$G12]*POWER([.$Q$7];12*[.BS$26])) - [.$C13]*SUMPRODUCT(POWER([.$Q$7];ROW(INDIRECT(&quot;1:12&quot;)))/[.$Q$7]; POWER([.$Q$9];-(12-ROW(INDIRECT(&quot;1:12&quot;))))/[.$Q$9]))) - [.$F13]" office:value-type="float" office:value="9932021501.02207" calcext:value-type="float">
            <text:p>9932021501.02207</text:p>
          </table:table-cell>
          <table:table-cell table:formula="of:=( (([.$G12]*POWER([.$Q$7];12*[.BT$26])) - [.$C13]*SUMPRODUCT(POWER([.$Q$7];ROW(INDIRECT(&quot;1:12&quot;)))/[.$Q$7]; POWER([.$Q$9];-(12-ROW(INDIRECT(&quot;1:12&quot;))))/[.$Q$9]))) - [.$F13]" office:value-type="float" office:value="11528722103.3048" calcext:value-type="float">
            <text:p>11528722103.3048</text:p>
          </table:table-cell>
          <table:table-cell table:formula="of:=( (([.$G12]*POWER([.$Q$7];12*[.BU$26])) - [.$C13]*SUMPRODUCT(POWER([.$Q$7];ROW(INDIRECT(&quot;1:12&quot;)))/[.$Q$7]; POWER([.$Q$9];-(12-ROW(INDIRECT(&quot;1:12&quot;))))/[.$Q$9]))) - [.$F13]" office:value-type="float" office:value="13382099540.8556" calcext:value-type="float">
            <text:p>13382099540.8556</text:p>
          </table:table-cell>
          <table:table-cell table:formula="of:=( (([.$G12]*POWER([.$Q$7];12*[.BV$26])) - [.$C13]*SUMPRODUCT(POWER([.$Q$7];ROW(INDIRECT(&quot;1:12&quot;)))/[.$Q$7]; POWER([.$Q$9];-(12-ROW(INDIRECT(&quot;1:12&quot;))))/[.$Q$9]))) - [.$F13]" office:value-type="float" office:value="15533415774.5384" calcext:value-type="float">
            <text:p>15533415774.5384</text:p>
          </table:table-cell>
          <table:table-cell table:formula="of:=( (([.$G12]*POWER([.$Q$7];12*[.BW$26])) - [.$C13]*SUMPRODUCT(POWER([.$Q$7];ROW(INDIRECT(&quot;1:12&quot;)))/[.$Q$7]; POWER([.$Q$9];-(12-ROW(INDIRECT(&quot;1:12&quot;))))/[.$Q$9]))) - [.$F13]" office:value-type="float" office:value="18030565811.8367" calcext:value-type="float">
            <text:p>18030565811.8367</text:p>
          </table:table-cell>
          <table:table-cell table:formula="of:=( (([.$G12]*POWER([.$Q$7];12*[.BX$26])) - [.$C13]*SUMPRODUCT(POWER([.$Q$7];ROW(INDIRECT(&quot;1:12&quot;)))/[.$Q$7]; POWER([.$Q$9];-(12-ROW(INDIRECT(&quot;1:12&quot;))))/[.$Q$9]))) - [.$F13]" office:value-type="float" office:value="20929143999.0628" calcext:value-type="float">
            <text:p>20929143999.0628</text:p>
          </table:table-cell>
          <table:table-cell table:formula="of:=( (([.$G12]*POWER([.$Q$7];12*[.BY$26])) - [.$C13]*SUMPRODUCT(POWER([.$Q$7];ROW(INDIRECT(&quot;1:12&quot;)))/[.$Q$7]; POWER([.$Q$9];-(12-ROW(INDIRECT(&quot;1:12&quot;))))/[.$Q$9]))) - [.$F13]" office:value-type="float" office:value="24293681724.8588" calcext:value-type="float">
            <text:p>24293681724.8588</text:p>
          </table:table-cell>
          <table:table-cell table:formula="of:=( (([.$G12]*POWER([.$Q$7];12*[.BZ$26])) - [.$C13]*SUMPRODUCT(POWER([.$Q$7];ROW(INDIRECT(&quot;1:12&quot;)))/[.$Q$7]; POWER([.$Q$9];-(12-ROW(INDIRECT(&quot;1:12&quot;))))/[.$Q$9]))) - [.$F13]" office:value-type="float" office:value="28199084090.126" calcext:value-type="float">
            <text:p>28199084090.1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B37]*(1+[.$Q$11])" office:value-type="float" office:value="110320.307351845" calcext:value-type="float">
            <text:p>110320.307351845</text:p>
          </table:table-cell>
          <table:table-cell table:formula="of:=[.$C37]*POWER([.$Q$9];12)" office:value-type="float" office:value="160148.722269232" calcext:value-type="float">
            <text:p>160148.722269232</text:p>
          </table:table-cell>
          <table:table-cell table:formula="of:=[.$B38]*12" office:value-type="float" office:value="1323843.68822214" calcext:value-type="float">
            <text:p>1323843.68822214</text:p>
          </table:table-cell>
          <table:table-cell table:formula="of:=[.$C38]*(POWER([.$Q$9];12)-1)/([.$Q$9]-1)" office:value-type="float" office:value="1982688.76916707" calcext:value-type="float">
            <text:p>1982688.76916707</text:p>
          </table:table-cell>
          <table:table-cell table:formula="of:=  ( (([.$G37]*POWER([.$Q$7];3)) + [.$B38]*SERIESSUM([.$Q$7];0;1;POWER(1; ROW(INDIRECT(&quot;1:3&quot;)))) - [.$C38]*SUMPRODUCT(POWER([.$Q$7];ROW(INDIRECT(&quot;1:3&quot;)))/[.$Q$7]; POWER([.$Q$9];-(12-ROW(INDIRECT(&quot;1:3&quot;))))/[.$Q$9])) + (([.$G37]*POWER([.$Q$7];6)) + [.$B38]*SERIESSUM([.$Q$7];0;1;POWER(1; ROW(INDIRECT(&quot;1:6&quot;)))) - [.$C38]*SUMPRODUCT(POWER([.$Q$7];ROW(INDIRECT(&quot;1:6&quot;)))/[.$Q$7]; POWER([.$Q$9];-(12-ROW(INDIRECT(&quot;1:6&quot;))))/[.$Q$9])) + (([.$G37]*POWER([.$Q$7];9)) + [.$B38]*SERIESSUM([.$Q$7];0;1;POWER(1; ROW(INDIRECT(&quot;1:9&quot;)))) - [.$C38]*SUMPRODUCT(POWER([.$Q$7];ROW(INDIRECT(&quot;1:9&quot;)))/[.$Q$7]; POWER([.$Q$9];-(12-ROW(INDIRECT(&quot;1:9&quot;))))/[.$Q$9])) + (([.$G37]*POWER([.$Q$7];12)) + [.$B38]*SERIESSUM([.$Q$7];0;1;POWER(1; ROW(INDIRECT(&quot;1:12&quot;)))) - [.$C38]*SUMPRODUCT(POWER([.$Q$7];ROW(INDIRECT(&quot;1:12&quot;)))/[.$Q$7]; POWER([.$Q$9];-(12-ROW(INDIRECT(&quot;1:12&quot;))))/[.$Q$9])) ) * [.$Q$4] * [.$Q$4] / 4" office:value-type="float" office:value="3382488.43040835" calcext:value-type="float">
            <text:p>3382488.43040835</text:p>
          </table:table-cell>
          <table:table-cell table:formula="of:=[.$G37]*POWER([.$Q$7];12) + [.$B38]*(POWER([.$Q$7];12)-1)/([.$Q$7]-1) - [.$Q$3]*SUMPRODUCT(POWER([.$Q$7]; INDEX([.$A$2:.$A$13];N(IF({1};MAX(ROW([.$A$2:.$A$13]))-ROW([.$A$2:.$A$13])+1)))); POWER([.$Q$9];[.$A$2:.$A$13])) - [.$F38]" office:value-type="float" office:value="37904420.5715587" calcext:value-type="float">
            <text:p>37904420.5715587</text:p>
          </table:table-cell>
          <table:table-cell table:formula="of:=COUNTIF([.$M62:.$CA62];&quot;&gt;=0&quot;)" office:value-type="float" office:value="66" calcext:value-type="float">
            <text:p>66</text:p>
          </table:table-cell>
          <table:table-cell table:formula="of:=[.$Q$10]+[.$H38]+[.$A38]" office:value-type="float" office:value="130" calcext:value-type="float">
            <text:p>130</text:p>
          </table:table-cell>
          <table:table-cell table:formula="of:=[.$Q$10]+[.$A38]" office:value-type="float" office:value="64" calcext:value-type="float">
            <text:p>64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G13]*POWER([.$Q$7];12) - [.$Q$3]*SUMPRODUCT(POWER([.$Q$7]; INDEX([.$A$2:.$A$13];N(IF({1};MAX(ROW([.$A$2:.$A$13]))-ROW([.$A$2:.$A$13])+1)))); POWER([.$Q$9];[.$A$2:.$A$13])) - [.$F14]" office:value-type="float" office:value="1725162.87216923" calcext:value-type="float">
            <text:p>1725162.87216923</text:p>
          </table:table-cell>
          <table:table-cell table:formula="of:=[.M$27]*POWER([.$Q$7];12*[.M$26]) - [.$Q$3]*SUMPRODUCT(POWER([.$Q$7]; INDEX([.$A$2:.$A$13];N(IF({1};MAX(ROW([.$A$2:.$A$13]))-ROW([.$A$2:.$A$13])+1)))); POWER([.$Q$9];[.$A$2:.$A$13])) - [.$F14]" office:value-type="float" office:value="-616580.649862266" calcext:value-type="float">
            <text:p>-616580.649862266</text:p>
          </table:table-cell>
          <table:table-cell table:formula="of:=( (([.$G13]*POWER([.$Q$7];12*[.N$26])) - [.$C14]*SUMPRODUCT(POWER([.$Q$7];ROW(INDIRECT(&quot;1:12&quot;)))/[.$Q$7]; POWER([.$Q$9];-(12-ROW(INDIRECT(&quot;1:12&quot;))))/[.$Q$9]))) - [.$F14]" office:value-type="float" office:value="1870781.23196924" calcext:value-type="float">
            <text:p>1870781.23196924</text:p>
          </table:table-cell>
          <table:table-cell table:formula="of:=( (([.$G13]*POWER([.$Q$7];12*[.O$26])) - [.$C14]*SUMPRODUCT(POWER([.$Q$7];ROW(INDIRECT(&quot;1:12&quot;)))/[.$Q$7]; POWER([.$Q$9];-(12-ROW(INDIRECT(&quot;1:12&quot;))))/[.$Q$9]))) - [.$F14]" office:value-type="float" office:value="2263803.90579803" calcext:value-type="float">
            <text:p>2263803.90579803</text:p>
          </table:table-cell>
          <table:table-cell table:formula="of:=( (([.$G13]*POWER([.$Q$7];12*[.P$26])) - [.$C14]*SUMPRODUCT(POWER([.$Q$7];ROW(INDIRECT(&quot;1:12&quot;)))/[.$Q$7]; POWER([.$Q$9];-(12-ROW(INDIRECT(&quot;1:12&quot;))))/[.$Q$9]))) - [.$F14]" office:value-type="float" office:value="2720006.75001238" calcext:value-type="float">
            <text:p>2720006.75001238</text:p>
          </table:table-cell>
          <table:table-cell table:formula="of:=( (([.$G13]*POWER([.$Q$7];12*[.Q$26])) - [.$C14]*SUMPRODUCT(POWER([.$Q$7];ROW(INDIRECT(&quot;1:12&quot;)))/[.$Q$7]; POWER([.$Q$9];-(12-ROW(INDIRECT(&quot;1:12&quot;))))/[.$Q$9]))) - [.$F14]" office:value-type="float" office:value="3249546.26243227" calcext:value-type="float">
            <text:p>3249546.26243227</text:p>
          </table:table-cell>
          <table:table-cell table:formula="of:=( (([.$G13]*POWER([.$Q$7];12*[.R$26])) - [.$C14]*SUMPRODUCT(POWER([.$Q$7];ROW(INDIRECT(&quot;1:12&quot;)))/[.$Q$7]; POWER([.$Q$9];-(12-ROW(INDIRECT(&quot;1:12&quot;))))/[.$Q$9]))) - [.$F14]" office:value-type="float" office:value="3864211.64378648" calcext:value-type="float">
            <text:p>3864211.64378648</text:p>
          </table:table-cell>
          <table:table-cell table:formula="of:=( (([.$G13]*POWER([.$Q$7];12*[.S$26])) - [.$C14]*SUMPRODUCT(POWER([.$Q$7];ROW(INDIRECT(&quot;1:12&quot;)))/[.$Q$7]; POWER([.$Q$9];-(12-ROW(INDIRECT(&quot;1:12&quot;))))/[.$Q$9]))) - [.$F14]" office:value-type="float" office:value="4577687.26208132" calcext:value-type="float">
            <text:p>4577687.26208132</text:p>
          </table:table-cell>
          <table:table-cell table:formula="of:=( (([.$G13]*POWER([.$Q$7];12*[.T$26])) - [.$C14]*SUMPRODUCT(POWER([.$Q$7];ROW(INDIRECT(&quot;1:12&quot;)))/[.$Q$7]; POWER([.$Q$9];-(12-ROW(INDIRECT(&quot;1:12&quot;))))/[.$Q$9]))) - [.$F14]" office:value-type="float" office:value="5405857.30930226" calcext:value-type="float">
            <text:p>5405857.30930226</text:p>
          </table:table-cell>
          <table:table-cell table:formula="of:=( (([.$G13]*POWER([.$Q$7];12*[.U$26])) - [.$C14]*SUMPRODUCT(POWER([.$Q$7];ROW(INDIRECT(&quot;1:12&quot;)))/[.$Q$7]; POWER([.$Q$9];-(12-ROW(INDIRECT(&quot;1:12&quot;))))/[.$Q$9]))) - [.$F14]" office:value-type="float" office:value="6367159.43305684" calcext:value-type="float">
            <text:p>6367159.43305684</text:p>
          </table:table-cell>
          <table:table-cell table:formula="of:=( (([.$G13]*POWER([.$Q$7];12*[.V$26])) - [.$C14]*SUMPRODUCT(POWER([.$Q$7];ROW(INDIRECT(&quot;1:12&quot;)))/[.$Q$7]; POWER([.$Q$9];-(12-ROW(INDIRECT(&quot;1:12&quot;))))/[.$Q$9]))) - [.$F14]" office:value-type="float" office:value="7482995.21610167" calcext:value-type="float">
            <text:p>7482995.21610167</text:p>
          </table:table-cell>
          <table:table-cell table:formula="of:=( (([.$G13]*POWER([.$Q$7];12*[.W$26])) - [.$C14]*SUMPRODUCT(POWER([.$Q$7];ROW(INDIRECT(&quot;1:12&quot;)))/[.$Q$7]; POWER([.$Q$9];-(12-ROW(INDIRECT(&quot;1:12&quot;))))/[.$Q$9]))) - [.$F14]" office:value-type="float" office:value="8778206.64230794" calcext:value-type="float">
            <text:p>8778206.64230794</text:p>
          </table:table-cell>
          <table:table-cell table:formula="of:=( (([.$G13]*POWER([.$Q$7];12*[.X$26])) - [.$C14]*SUMPRODUCT(POWER([.$Q$7];ROW(INDIRECT(&quot;1:12&quot;)))/[.$Q$7]; POWER([.$Q$9];-(12-ROW(INDIRECT(&quot;1:12&quot;))))/[.$Q$9]))) - [.$F14]" office:value-type="float" office:value="10281629.1566833" calcext:value-type="float">
            <text:p>10281629.1566833</text:p>
          </table:table-cell>
          <table:table-cell table:formula="of:=( (([.$G13]*POWER([.$Q$7];12*[.Y$26])) - [.$C14]*SUMPRODUCT(POWER([.$Q$7];ROW(INDIRECT(&quot;1:12&quot;)))/[.$Q$7]; POWER([.$Q$9];-(12-ROW(INDIRECT(&quot;1:12&quot;))))/[.$Q$9]))) - [.$F14]" office:value-type="float" office:value="12026733.632291" calcext:value-type="float">
            <text:p>12026733.632291</text:p>
          </table:table-cell>
          <table:table-cell table:formula="of:=( (([.$G13]*POWER([.$Q$7];12*[.Z$26])) - [.$C14]*SUMPRODUCT(POWER([.$Q$7];ROW(INDIRECT(&quot;1:12&quot;)))/[.$Q$7]; POWER([.$Q$9];-(12-ROW(INDIRECT(&quot;1:12&quot;))))/[.$Q$9]))) - [.$F14]" office:value-type="float" office:value="14052371.5362513" calcext:value-type="float">
            <text:p>14052371.5362513</text:p>
          </table:table-cell>
          <table:table-cell table:formula="of:=( (([.$G13]*POWER([.$Q$7];12*[.AA$26])) - [.$C14]*SUMPRODUCT(POWER([.$Q$7];ROW(INDIRECT(&quot;1:12&quot;)))/[.$Q$7]; POWER([.$Q$9];-(12-ROW(INDIRECT(&quot;1:12&quot;))))/[.$Q$9]))) - [.$F14]" office:value-type="float" office:value="16403639.8845441" calcext:value-type="float">
            <text:p>16403639.8845441</text:p>
          </table:table-cell>
          <table:table-cell table:formula="of:=( (([.$G13]*POWER([.$Q$7];12*[.AB$26])) - [.$C14]*SUMPRODUCT(POWER([.$Q$7];ROW(INDIRECT(&quot;1:12&quot;)))/[.$Q$7]; POWER([.$Q$9];-(12-ROW(INDIRECT(&quot;1:12&quot;))))/[.$Q$9]))) - [.$F14]" office:value-type="float" office:value="19132885.242204" calcext:value-type="float">
            <text:p>19132885.242204</text:p>
          </table:table-cell>
          <table:table-cell table:formula="of:=( (([.$G13]*POWER([.$Q$7];12*[.AC$26])) - [.$C14]*SUMPRODUCT(POWER([.$Q$7];ROW(INDIRECT(&quot;1:12&quot;)))/[.$Q$7]; POWER([.$Q$9];-(12-ROW(INDIRECT(&quot;1:12&quot;))))/[.$Q$9]))) - [.$F14]" office:value-type="float" office:value="22300869.1210823" calcext:value-type="float">
            <text:p>22300869.1210823</text:p>
          </table:table-cell>
          <table:table-cell table:formula="of:=( (([.$G13]*POWER([.$Q$7];12*[.AD$26])) - [.$C14]*SUMPRODUCT(POWER([.$Q$7];ROW(INDIRECT(&quot;1:12&quot;)))/[.$Q$7]; POWER([.$Q$9];-(12-ROW(INDIRECT(&quot;1:12&quot;))))/[.$Q$9]))) - [.$F14]" office:value-type="float" office:value="25978120.720564" calcext:value-type="float">
            <text:p>25978120.720564</text:p>
          </table:table-cell>
          <table:table-cell table:formula="of:=( (([.$G13]*POWER([.$Q$7];12*[.AE$26])) - [.$C14]*SUMPRODUCT(POWER([.$Q$7];ROW(INDIRECT(&quot;1:12&quot;)))/[.$Q$7]; POWER([.$Q$9];-(12-ROW(INDIRECT(&quot;1:12&quot;))))/[.$Q$9]))) - [.$F14]" office:value-type="float" office:value="30246507.1274664" calcext:value-type="float">
            <text:p>30246507.1274664</text:p>
          </table:table-cell>
          <table:table-cell table:formula="of:=( (([.$G13]*POWER([.$Q$7];12*[.AF$26])) - [.$C14]*SUMPRODUCT(POWER([.$Q$7];ROW(INDIRECT(&quot;1:12&quot;)))/[.$Q$7]; POWER([.$Q$9];-(12-ROW(INDIRECT(&quot;1:12&quot;))))/[.$Q$9]))) - [.$F14]" office:value-type="float" office:value="35201055.9326658" calcext:value-type="float">
            <text:p>35201055.9326658</text:p>
          </table:table-cell>
          <table:table-cell table:formula="of:=( (([.$G13]*POWER([.$Q$7];12*[.AG$26])) - [.$C14]*SUMPRODUCT(POWER([.$Q$7];ROW(INDIRECT(&quot;1:12&quot;)))/[.$Q$7]; POWER([.$Q$9];-(12-ROW(INDIRECT(&quot;1:12&quot;))))/[.$Q$9]))) - [.$F14]" office:value-type="float" office:value="40952070.8415802" calcext:value-type="float">
            <text:p>40952070.8415802</text:p>
          </table:table-cell>
          <table:table-cell table:formula="of:=( (([.$G13]*POWER([.$Q$7];12*[.AH$26])) - [.$C14]*SUMPRODUCT(POWER([.$Q$7];ROW(INDIRECT(&quot;1:12&quot;)))/[.$Q$7]; POWER([.$Q$9];-(12-ROW(INDIRECT(&quot;1:12&quot;))))/[.$Q$9]))) - [.$F14]" office:value-type="float" office:value="47627587.3785948" calcext:value-type="float">
            <text:p>47627587.3785948</text:p>
          </table:table-cell>
          <table:table-cell table:formula="of:=( (([.$G13]*POWER([.$Q$7];12*[.AI$26])) - [.$C14]*SUMPRODUCT(POWER([.$Q$7];ROW(INDIRECT(&quot;1:12&quot;)))/[.$Q$7]; POWER([.$Q$9];-(12-ROW(INDIRECT(&quot;1:12&quot;))))/[.$Q$9]))) - [.$F14]" office:value-type="float" office:value="55376223.3570691" calcext:value-type="float">
            <text:p>55376223.3570691</text:p>
          </table:table-cell>
          <table:table-cell table:formula="of:=( (([.$G13]*POWER([.$Q$7];12*[.AJ$26])) - [.$C14]*SUMPRODUCT(POWER([.$Q$7];ROW(INDIRECT(&quot;1:12&quot;)))/[.$Q$7]; POWER([.$Q$9];-(12-ROW(INDIRECT(&quot;1:12&quot;))))/[.$Q$9]))) - [.$F14]" office:value-type="float" office:value="64370487.5752741" calcext:value-type="float">
            <text:p>64370487.5752741</text:p>
          </table:table-cell>
          <table:table-cell table:formula="of:=( (([.$G13]*POWER([.$Q$7];12*[.AK$26])) - [.$C14]*SUMPRODUCT(POWER([.$Q$7];ROW(INDIRECT(&quot;1:12&quot;)))/[.$Q$7]; POWER([.$Q$9];-(12-ROW(INDIRECT(&quot;1:12&quot;))))/[.$Q$9]))) - [.$F14]" office:value-type="float" office:value="74810620.4001499" calcext:value-type="float">
            <text:p>74810620.4001499</text:p>
          </table:table-cell>
          <table:table-cell table:formula="of:=( (([.$G13]*POWER([.$Q$7];12*[.AL$26])) - [.$C14]*SUMPRODUCT(POWER([.$Q$7];ROW(INDIRECT(&quot;1:12&quot;)))/[.$Q$7]; POWER([.$Q$9];-(12-ROW(INDIRECT(&quot;1:12&quot;))))/[.$Q$9]))) - [.$F14]" office:value-type="float" office:value="86929051.7422526" calcext:value-type="float">
            <text:p>86929051.7422526</text:p>
          </table:table-cell>
          <table:table-cell table:formula="of:=( (([.$G13]*POWER([.$Q$7];12*[.AM$26])) - [.$C14]*SUMPRODUCT(POWER([.$Q$7];ROW(INDIRECT(&quot;1:12&quot;)))/[.$Q$7]; POWER([.$Q$9];-(12-ROW(INDIRECT(&quot;1:12&quot;))))/[.$Q$9]))) - [.$F14]" office:value-type="float" office:value="100995575.670314" calcext:value-type="float">
            <text:p>100995575.670314</text:p>
          </table:table-cell>
          <table:table-cell table:formula="of:=( (([.$G13]*POWER([.$Q$7];12*[.AN$26])) - [.$C14]*SUMPRODUCT(POWER([.$Q$7];ROW(INDIRECT(&quot;1:12&quot;)))/[.$Q$7]; POWER([.$Q$9];-(12-ROW(INDIRECT(&quot;1:12&quot;))))/[.$Q$9]))) - [.$F14]" office:value-type="float" office:value="117323356.868471" calcext:value-type="float">
            <text:p>117323356.868471</text:p>
          </table:table-cell>
          <table:table-cell table:formula="of:=( (([.$G13]*POWER([.$Q$7];12*[.AO$26])) - [.$C14]*SUMPRODUCT(POWER([.$Q$7];ROW(INDIRECT(&quot;1:12&quot;)))/[.$Q$7]; POWER([.$Q$9];-(12-ROW(INDIRECT(&quot;1:12&quot;))))/[.$Q$9]))) - [.$F14]" office:value-type="float" office:value="136275902.658623" calcext:value-type="float">
            <text:p>136275902.658623</text:p>
          </table:table-cell>
          <table:table-cell table:formula="of:=( (([.$G13]*POWER([.$Q$7];12*[.AP$26])) - [.$C14]*SUMPRODUCT(POWER([.$Q$7];ROW(INDIRECT(&quot;1:12&quot;)))/[.$Q$7]; POWER([.$Q$9];-(12-ROW(INDIRECT(&quot;1:12&quot;))))/[.$Q$9]))) - [.$F14]" office:value-type="float" office:value="158275155.806895" calcext:value-type="float">
            <text:p>158275155.806895</text:p>
          </table:table-cell>
          <table:table-cell table:formula="of:=( (([.$G13]*POWER([.$Q$7];12*[.AQ$26])) - [.$C14]*SUMPRODUCT(POWER([.$Q$7];ROW(INDIRECT(&quot;1:12&quot;)))/[.$Q$7]; POWER([.$Q$9];-(12-ROW(INDIRECT(&quot;1:12&quot;))))/[.$Q$9]))) - [.$F14]" office:value-type="float" office:value="183810888.285283" calcext:value-type="float">
            <text:p>183810888.285283</text:p>
          </table:table-cell>
          <table:table-cell table:formula="of:=( (([.$G13]*POWER([.$Q$7];12*[.AR$26])) - [.$C14]*SUMPRODUCT(POWER([.$Q$7];ROW(INDIRECT(&quot;1:12&quot;)))/[.$Q$7]; POWER([.$Q$9];-(12-ROW(INDIRECT(&quot;1:12&quot;))))/[.$Q$9]))) - [.$F14]" office:value-type="float" office:value="213451605.122938" calcext:value-type="float">
            <text:p>213451605.122938</text:p>
          </table:table-cell>
          <table:table-cell table:formula="of:=( (([.$G13]*POWER([.$Q$7];12*[.AS$26])) - [.$C14]*SUMPRODUCT(POWER([.$Q$7];ROW(INDIRECT(&quot;1:12&quot;)))/[.$Q$7]; POWER([.$Q$9];-(12-ROW(INDIRECT(&quot;1:12&quot;))))/[.$Q$9]))) - [.$F14]" office:value-type="float" office:value="247857201.100794" calcext:value-type="float">
            <text:p>247857201.100794</text:p>
          </table:table-cell>
          <table:table-cell table:formula="of:=( (([.$G13]*POWER([.$Q$7];12*[.AT$26])) - [.$C14]*SUMPRODUCT(POWER([.$Q$7];ROW(INDIRECT(&quot;1:12&quot;)))/[.$Q$7]; POWER([.$Q$9];-(12-ROW(INDIRECT(&quot;1:12&quot;))))/[.$Q$9]))) - [.$F14]" office:value-type="float" office:value="287793652.067042" calcext:value-type="float">
            <text:p>287793652.067042</text:p>
          </table:table-cell>
          <table:table-cell table:formula="of:=( (([.$G13]*POWER([.$Q$7];12*[.AU$26])) - [.$C14]*SUMPRODUCT(POWER([.$Q$7];ROW(INDIRECT(&quot;1:12&quot;)))/[.$Q$7]; POWER([.$Q$9];-(12-ROW(INDIRECT(&quot;1:12&quot;))))/[.$Q$9]))) - [.$F14]" office:value-type="float" office:value="334150067.947938" calcext:value-type="float">
            <text:p>334150067.947938</text:p>
          </table:table-cell>
          <table:table-cell table:formula="of:=( (([.$G13]*POWER([.$Q$7];12*[.AV$26])) - [.$C14]*SUMPRODUCT(POWER([.$Q$7];ROW(INDIRECT(&quot;1:12&quot;)))/[.$Q$7]; POWER([.$Q$9];-(12-ROW(INDIRECT(&quot;1:12&quot;))))/[.$Q$9]))) - [.$F14]" office:value-type="float" office:value="387958487.107134" calcext:value-type="float">
            <text:p>387958487.107134</text:p>
          </table:table-cell>
          <table:table-cell table:formula="of:=( (([.$G13]*POWER([.$Q$7];12*[.AW$26])) - [.$C14]*SUMPRODUCT(POWER([.$Q$7];ROW(INDIRECT(&quot;1:12&quot;)))/[.$Q$7]; POWER([.$Q$9];-(12-ROW(INDIRECT(&quot;1:12&quot;))))/[.$Q$9]))) - [.$F14]" office:value-type="float" office:value="450416852.737704" calcext:value-type="float">
            <text:p>450416852.737704</text:p>
          </table:table-cell>
          <table:table-cell table:formula="of:=( (([.$G13]*POWER([.$Q$7];12*[.AX$26])) - [.$C14]*SUMPRODUCT(POWER([.$Q$7];ROW(INDIRECT(&quot;1:12&quot;)))/[.$Q$7]; POWER([.$Q$9];-(12-ROW(INDIRECT(&quot;1:12&quot;))))/[.$Q$9]))) - [.$F14]" office:value-type="float" office:value="522915682.812983" calcext:value-type="float">
            <text:p>522915682.812983</text:p>
          </table:table-cell>
          <table:table-cell table:formula="of:=( (([.$G13]*POWER([.$Q$7];12*[.AY$26])) - [.$C14]*SUMPRODUCT(POWER([.$Q$7];ROW(INDIRECT(&quot;1:12&quot;)))/[.$Q$7]; POWER([.$Q$9];-(12-ROW(INDIRECT(&quot;1:12&quot;))))/[.$Q$9]))) - [.$F14]" office:value-type="float" office:value="607069027.352494" calcext:value-type="float">
            <text:p>607069027.352494</text:p>
          </table:table-cell>
          <table:table-cell table:formula="of:=( (([.$G13]*POWER([.$Q$7];12*[.AZ$26])) - [.$C14]*SUMPRODUCT(POWER([.$Q$7];ROW(INDIRECT(&quot;1:12&quot;)))/[.$Q$7]; POWER([.$Q$9];-(12-ROW(INDIRECT(&quot;1:12&quot;))))/[.$Q$9]))) - [.$F14]" office:value-type="float" office:value="704750402.208233" calcext:value-type="float">
            <text:p>704750402.208233</text:p>
          </table:table-cell>
          <table:table-cell table:formula="of:=( (([.$G13]*POWER([.$Q$7];12*[.BA$26])) - [.$C14]*SUMPRODUCT(POWER([.$Q$7];ROW(INDIRECT(&quot;1:12&quot;)))/[.$Q$7]; POWER([.$Q$9];-(12-ROW(INDIRECT(&quot;1:12&quot;))))/[.$Q$9]))) - [.$F14]" office:value-type="float" office:value="818134499.369424" calcext:value-type="float">
            <text:p>818134499.369424</text:p>
          </table:table-cell>
          <table:table-cell table:formula="of:=( (([.$G13]*POWER([.$Q$7];12*[.BB$26])) - [.$C14]*SUMPRODUCT(POWER([.$Q$7];ROW(INDIRECT(&quot;1:12&quot;)))/[.$Q$7]; POWER([.$Q$9];-(12-ROW(INDIRECT(&quot;1:12&quot;))))/[.$Q$9]))) - [.$F14]" office:value-type="float" office:value="949745602.387221" calcext:value-type="float">
            <text:p>949745602.387221</text:p>
          </table:table-cell>
          <table:table-cell table:formula="of:=( (([.$G13]*POWER([.$Q$7];12*[.BC$26])) - [.$C14]*SUMPRODUCT(POWER([.$Q$7];ROW(INDIRECT(&quot;1:12&quot;)))/[.$Q$7]; POWER([.$Q$9];-(12-ROW(INDIRECT(&quot;1:12&quot;))))/[.$Q$9]))) - [.$F14]" office:value-type="float" office:value="1102513784.79764" calcext:value-type="float">
            <text:p>1102513784.79764</text:p>
          </table:table-cell>
          <table:table-cell table:formula="of:=( (([.$G13]*POWER([.$Q$7];12*[.BD$26])) - [.$C14]*SUMPRODUCT(POWER([.$Q$7];ROW(INDIRECT(&quot;1:12&quot;)))/[.$Q$7]; POWER([.$Q$9];-(12-ROW(INDIRECT(&quot;1:12&quot;))))/[.$Q$9]))) - [.$F14]" office:value-type="float" office:value="1279840142.69485" calcext:value-type="float">
            <text:p>1279840142.69485</text:p>
          </table:table-cell>
          <table:table-cell table:formula="of:=( (([.$G13]*POWER([.$Q$7];12*[.BE$26])) - [.$C14]*SUMPRODUCT(POWER([.$Q$7];ROW(INDIRECT(&quot;1:12&quot;)))/[.$Q$7]; POWER([.$Q$9];-(12-ROW(INDIRECT(&quot;1:12&quot;))))/[.$Q$9]))) - [.$F14]" office:value-type="float" office:value="1485672513.73542" calcext:value-type="float">
            <text:p>1485672513.73542</text:p>
          </table:table-cell>
          <table:table-cell table:formula="of:=( (([.$G13]*POWER([.$Q$7];12*[.BF$26])) - [.$C14]*SUMPRODUCT(POWER([.$Q$7];ROW(INDIRECT(&quot;1:12&quot;)))/[.$Q$7]; POWER([.$Q$9];-(12-ROW(INDIRECT(&quot;1:12&quot;))))/[.$Q$9]))) - [.$F14]" office:value-type="float" office:value="1724593368.31439" calcext:value-type="float">
            <text:p>1724593368.31439</text:p>
          </table:table-cell>
          <table:table-cell table:formula="of:=( (([.$G13]*POWER([.$Q$7];12*[.BG$26])) - [.$C14]*SUMPRODUCT(POWER([.$Q$7];ROW(INDIRECT(&quot;1:12&quot;)))/[.$Q$7]; POWER([.$Q$9];-(12-ROW(INDIRECT(&quot;1:12&quot;))))/[.$Q$9]))) - [.$F14]" office:value-type="float" office:value="2001921829.64517" calcext:value-type="float">
            <text:p>2001921829.64517</text:p>
          </table:table-cell>
          <table:table-cell table:formula="of:=( (([.$G13]*POWER([.$Q$7];12*[.BH$26])) - [.$C14]*SUMPRODUCT(POWER([.$Q$7];ROW(INDIRECT(&quot;1:12&quot;)))/[.$Q$7]; POWER([.$Q$9];-(12-ROW(INDIRECT(&quot;1:12&quot;))))/[.$Q$9]))) - [.$F14]" office:value-type="float" office:value="2323832094.02803" calcext:value-type="float">
            <text:p>2323832094.02803</text:p>
          </table:table-cell>
          <table:table-cell table:formula="of:=( (([.$G13]*POWER([.$Q$7];12*[.BI$26])) - [.$C14]*SUMPRODUCT(POWER([.$Q$7];ROW(INDIRECT(&quot;1:12&quot;)))/[.$Q$7]; POWER([.$Q$9];-(12-ROW(INDIRECT(&quot;1:12&quot;))))/[.$Q$9]))) - [.$F14]" office:value-type="float" office:value="2697490887.71185" calcext:value-type="float">
            <text:p>2697490887.71185</text:p>
          </table:table-cell>
          <table:table-cell table:formula="of:=( (([.$G13]*POWER([.$Q$7];12*[.BJ$26])) - [.$C14]*SUMPRODUCT(POWER([.$Q$7];ROW(INDIRECT(&quot;1:12&quot;)))/[.$Q$7]; POWER([.$Q$9];-(12-ROW(INDIRECT(&quot;1:12&quot;))))/[.$Q$9]))) - [.$F14]" office:value-type="float" office:value="3131217020.56727" calcext:value-type="float">
            <text:p>3131217020.56727</text:p>
          </table:table-cell>
          <table:table-cell table:formula="of:=( (([.$G13]*POWER([.$Q$7];12*[.BK$26])) - [.$C14]*SUMPRODUCT(POWER([.$Q$7];ROW(INDIRECT(&quot;1:12&quot;)))/[.$Q$7]; POWER([.$Q$9];-(12-ROW(INDIRECT(&quot;1:12&quot;))))/[.$Q$9]))) - [.$F14]" office:value-type="float" office:value="3634666588.73373" calcext:value-type="float">
            <text:p>3634666588.73373</text:p>
          </table:table-cell>
          <table:table-cell table:formula="of:=( (([.$G13]*POWER([.$Q$7];12*[.BL$26])) - [.$C14]*SUMPRODUCT(POWER([.$Q$7];ROW(INDIRECT(&quot;1:12&quot;)))/[.$Q$7]; POWER([.$Q$9];-(12-ROW(INDIRECT(&quot;1:12&quot;))))/[.$Q$9]))) - [.$F14]" office:value-type="float" office:value="4219047949.42863" calcext:value-type="float">
            <text:p>4219047949.42863</text:p>
          </table:table-cell>
          <table:table-cell table:formula="of:=( (([.$G13]*POWER([.$Q$7];12*[.BM$26])) - [.$C14]*SUMPRODUCT(POWER([.$Q$7];ROW(INDIRECT(&quot;1:12&quot;)))/[.$Q$7]; POWER([.$Q$9];-(12-ROW(INDIRECT(&quot;1:12&quot;))))/[.$Q$9]))) - [.$F14]" office:value-type="float" office:value="4897371253.92835" calcext:value-type="float">
            <text:p>4897371253.92835</text:p>
          </table:table-cell>
          <table:table-cell table:formula="of:=( (([.$G13]*POWER([.$Q$7];12*[.BN$26])) - [.$C14]*SUMPRODUCT(POWER([.$Q$7];ROW(INDIRECT(&quot;1:12&quot;)))/[.$Q$7]; POWER([.$Q$9];-(12-ROW(INDIRECT(&quot;1:12&quot;))))/[.$Q$9]))) - [.$F14]" office:value-type="float" office:value="5684738094.1032" calcext:value-type="float">
            <text:p>5684738094.1032</text:p>
          </table:table-cell>
          <table:table-cell table:formula="of:=( (([.$G13]*POWER([.$Q$7];12*[.BO$26])) - [.$C14]*SUMPRODUCT(POWER([.$Q$7];ROW(INDIRECT(&quot;1:12&quot;)))/[.$Q$7]; POWER([.$Q$9];-(12-ROW(INDIRECT(&quot;1:12&quot;))))/[.$Q$9]))) - [.$F14]" office:value-type="float" office:value="6598677710.94143" calcext:value-type="float">
            <text:p>6598677710.94143</text:p>
          </table:table-cell>
          <table:table-cell table:formula="of:=( (([.$G13]*POWER([.$Q$7];12*[.BP$26])) - [.$C14]*SUMPRODUCT(POWER([.$Q$7];ROW(INDIRECT(&quot;1:12&quot;)))/[.$Q$7]; POWER([.$Q$9];-(12-ROW(INDIRECT(&quot;1:12&quot;))))/[.$Q$9]))) - [.$F14]" office:value-type="float" office:value="7659537250.11244" calcext:value-type="float">
            <text:p>7659537250.11244</text:p>
          </table:table-cell>
          <table:table-cell table:formula="of:=( (([.$G13]*POWER([.$Q$7];12*[.BQ$26])) - [.$C14]*SUMPRODUCT(POWER([.$Q$7];ROW(INDIRECT(&quot;1:12&quot;)))/[.$Q$7]; POWER([.$Q$9];-(12-ROW(INDIRECT(&quot;1:12&quot;))))/[.$Q$9]))) - [.$F14]" office:value-type="float" office:value="8890934752.87472" calcext:value-type="float">
            <text:p>8890934752.87472</text:p>
          </table:table-cell>
          <table:table-cell table:formula="of:=( (([.$G13]*POWER([.$Q$7];12*[.BR$26])) - [.$C14]*SUMPRODUCT(POWER([.$Q$7];ROW(INDIRECT(&quot;1:12&quot;)))/[.$Q$7]; POWER([.$Q$9];-(12-ROW(INDIRECT(&quot;1:12&quot;))))/[.$Q$9]))) - [.$F14]" office:value-type="float" office:value="10320284967.3189" calcext:value-type="float">
            <text:p>10320284967.3189</text:p>
          </table:table-cell>
          <table:table-cell table:formula="of:=( (([.$G13]*POWER([.$Q$7];12*[.BS$26])) - [.$C14]*SUMPRODUCT(POWER([.$Q$7];ROW(INDIRECT(&quot;1:12&quot;)))/[.$Q$7]; POWER([.$Q$9];-(12-ROW(INDIRECT(&quot;1:12&quot;))))/[.$Q$9]))) - [.$F14]" office:value-type="float" office:value="11979409686.1432" calcext:value-type="float">
            <text:p>11979409686.1432</text:p>
          </table:table-cell>
          <table:table-cell table:formula="of:=( (([.$G13]*POWER([.$Q$7];12*[.BT$26])) - [.$C14]*SUMPRODUCT(POWER([.$Q$7];ROW(INDIRECT(&quot;1:12&quot;)))/[.$Q$7]; POWER([.$Q$9];-(12-ROW(INDIRECT(&quot;1:12&quot;))))/[.$Q$9]))) - [.$F14]" office:value-type="float" office:value="13905246198.9845" calcext:value-type="float">
            <text:p>13905246198.9845</text:p>
          </table:table-cell>
          <table:table-cell table:formula="of:=( (([.$G13]*POWER([.$Q$7];12*[.BU$26])) - [.$C14]*SUMPRODUCT(POWER([.$Q$7];ROW(INDIRECT(&quot;1:12&quot;)))/[.$Q$7]; POWER([.$Q$9];-(12-ROW(INDIRECT(&quot;1:12&quot;))))/[.$Q$9]))) - [.$F14]" office:value-type="float" office:value="16140669631.6609" calcext:value-type="float">
            <text:p>16140669631.6609</text:p>
          </table:table-cell>
          <table:table-cell table:formula="of:=( (([.$G13]*POWER([.$Q$7];12*[.BV$26])) - [.$C14]*SUMPRODUCT(POWER([.$Q$7];ROW(INDIRECT(&quot;1:12&quot;)))/[.$Q$7]; POWER([.$Q$9];-(12-ROW(INDIRECT(&quot;1:12&quot;))))/[.$Q$9]))) - [.$F14]" office:value-type="float" office:value="18735447480.1639" calcext:value-type="float">
            <text:p>18735447480.1639</text:p>
          </table:table-cell>
          <table:table-cell table:formula="of:=( (([.$G13]*POWER([.$Q$7];12*[.BW$26])) - [.$C14]*SUMPRODUCT(POWER([.$Q$7];ROW(INDIRECT(&quot;1:12&quot;)))/[.$Q$7]; POWER([.$Q$9];-(12-ROW(INDIRECT(&quot;1:12&quot;))))/[.$Q$9]))) - [.$F14]" office:value-type="float" office:value="21747347590.3014" calcext:value-type="float">
            <text:p>21747347590.3014</text:p>
          </table:table-cell>
          <table:table-cell table:formula="of:=( (([.$G13]*POWER([.$Q$7];12*[.BX$26])) - [.$C14]*SUMPRODUCT(POWER([.$Q$7];ROW(INDIRECT(&quot;1:12&quot;)))/[.$Q$7]; POWER([.$Q$9];-(12-ROW(INDIRECT(&quot;1:12&quot;))))/[.$Q$9]))) - [.$F14]" office:value-type="float" office:value="25243424250.0738" calcext:value-type="float">
            <text:p>25243424250.0738</text:p>
          </table:table-cell>
          <table:table-cell table:formula="of:=( (([.$G13]*POWER([.$Q$7];12*[.BY$26])) - [.$C14]*SUMPRODUCT(POWER([.$Q$7];ROW(INDIRECT(&quot;1:12&quot;)))/[.$Q$7]; POWER([.$Q$9];-(12-ROW(INDIRECT(&quot;1:12&quot;))))/[.$Q$9]))) - [.$F14]" office:value-type="float" office:value="29301511027.2106" calcext:value-type="float">
            <text:p>29301511027.2106</text:p>
          </table:table-cell>
          <table:table-cell table:formula="of:=( (([.$G13]*POWER([.$Q$7];12*[.BZ$26])) - [.$C14]*SUMPRODUCT(POWER([.$Q$7];ROW(INDIRECT(&quot;1:12&quot;)))/[.$Q$7]; POWER([.$Q$9];-(12-ROW(INDIRECT(&quot;1:12&quot;))))/[.$Q$9]))) - [.$F14]" office:value-type="float" office:value="34011953587.084" calcext:value-type="float">
            <text:p>34011953587.0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B38]*(1+[.$Q$11])" office:value-type="float" office:value="115836.322719437" calcext:value-type="float">
            <text:p>115836.322719437</text:p>
          </table:table-cell>
          <table:table-cell table:formula="of:=[.$C38]*POWER([.$Q$9];12)" office:value-type="float" office:value="171359.132828078" calcext:value-type="float">
            <text:p>171359.132828078</text:p>
          </table:table-cell>
          <table:table-cell table:formula="of:=[.$B39]*12" office:value-type="float" office:value="1390035.87263325" calcext:value-type="float">
            <text:p>1390035.87263325</text:p>
          </table:table-cell>
          <table:table-cell table:formula="of:=[.$C39]*(POWER([.$Q$9];12)-1)/([.$Q$9]-1)" office:value-type="float" office:value="2121476.98300877" calcext:value-type="float">
            <text:p>2121476.98300877</text:p>
          </table:table-cell>
          <table:table-cell table:formula="of:=  ( (([.$G38]*POWER([.$Q$7];3)) + [.$B39]*SERIESSUM([.$Q$7];0;1;POWER(1; ROW(INDIRECT(&quot;1:3&quot;)))) - [.$C39]*SUMPRODUCT(POWER([.$Q$7];ROW(INDIRECT(&quot;1:3&quot;)))/[.$Q$7]; POWER([.$Q$9];-(12-ROW(INDIRECT(&quot;1:3&quot;))))/[.$Q$9])) + (([.$G38]*POWER([.$Q$7];6)) + [.$B39]*SERIESSUM([.$Q$7];0;1;POWER(1; ROW(INDIRECT(&quot;1:6&quot;)))) - [.$C39]*SUMPRODUCT(POWER([.$Q$7];ROW(INDIRECT(&quot;1:6&quot;)))/[.$Q$7]; POWER([.$Q$9];-(12-ROW(INDIRECT(&quot;1:6&quot;))))/[.$Q$9])) + (([.$G38]*POWER([.$Q$7];9)) + [.$B39]*SERIESSUM([.$Q$7];0;1;POWER(1; ROW(INDIRECT(&quot;1:9&quot;)))) - [.$C39]*SUMPRODUCT(POWER([.$Q$7];ROW(INDIRECT(&quot;1:9&quot;)))/[.$Q$7]; POWER([.$Q$9];-(12-ROW(INDIRECT(&quot;1:9&quot;))))/[.$Q$9])) + (([.$G38]*POWER([.$Q$7];12)) + [.$B39]*SERIESSUM([.$Q$7];0;1;POWER(1; ROW(INDIRECT(&quot;1:12&quot;)))) - [.$C39]*SUMPRODUCT(POWER([.$Q$7];ROW(INDIRECT(&quot;1:12&quot;)))/[.$Q$7]; POWER([.$Q$9];-(12-ROW(INDIRECT(&quot;1:12&quot;))))/[.$Q$9])) ) * [.$Q$4] * [.$Q$4] / 4" office:value-type="float" office:value="3713612.77022769" calcext:value-type="float">
            <text:p>3713612.77022769</text:p>
          </table:table-cell>
          <table:table-cell table:formula="of:=[.$G38]*POWER([.$Q$7];12) + [.$B39]*(POWER([.$Q$7];12)-1)/([.$Q$7]-1) - [.$Q$3]*SUMPRODUCT(POWER([.$Q$7]; INDEX([.$A$2:.$A$13];N(IF({1};MAX(ROW([.$A$2:.$A$13]))-ROW([.$A$2:.$A$13])+1)))); POWER([.$Q$9];[.$A$2:.$A$13])) - [.$F39]" office:value-type="float" office:value="41574958.7658073" calcext:value-type="float">
            <text:p>41574958.7658073</text:p>
          </table:table-cell>
          <table:table-cell table:formula="of:=COUNTIF([.$M63:.$CA63];&quot;&gt;=0&quot;)" office:value-type="float" office:value="66" calcext:value-type="float">
            <text:p>66</text:p>
          </table:table-cell>
          <table:table-cell table:formula="of:=[.$Q$10]+[.$H39]+[.$A39]" office:value-type="float" office:value="131" calcext:value-type="float">
            <text:p>131</text:p>
          </table:table-cell>
          <table:table-cell table:formula="of:=[.$Q$10]+[.$A39]" office:value-type="float" office:value="65" calcext:value-type="float">
            <text:p>6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$G14]*POWER([.$Q$7];12) - [.$Q$3]*SUMPRODUCT(POWER([.$Q$7]; INDEX([.$A$2:.$A$13];N(IF({1};MAX(ROW([.$A$2:.$A$13]))-ROW([.$A$2:.$A$13])+1)))); POWER([.$Q$9];[.$A$2:.$A$13])) - [.$F15]" office:value-type="float" office:value="2097643.95973831" calcext:value-type="float">
            <text:p>2097643.95973831</text:p>
          </table:table-cell>
          <table:table-cell table:formula="of:=[.M$27]*POWER([.$Q$7];12*[.M$26]) - [.$Q$3]*SUMPRODUCT(POWER([.$Q$7]; INDEX([.$A$2:.$A$13];N(IF({1};MAX(ROW([.$A$2:.$A$13]))-ROW([.$A$2:.$A$13])+1)))); POWER([.$Q$9];[.$A$2:.$A$13])) - [.$F15]" office:value-type="float" office:value="-650949.617532382" calcext:value-type="float">
            <text:p>-650949.617532382</text:p>
          </table:table-cell>
          <table:table-cell table:formula="of:=( (([.$G14]*POWER([.$Q$7];12*[.N$26])) - [.$C15]*SUMPRODUCT(POWER([.$Q$7];ROW(INDIRECT(&quot;1:12&quot;)))/[.$Q$7]; POWER([.$Q$9];-(12-ROW(INDIRECT(&quot;1:12&quot;))))/[.$Q$9]))) - [.$F15]" office:value-type="float" office:value="2281237.42001411" calcext:value-type="float">
            <text:p>2281237.42001411</text:p>
          </table:table-cell>
          <table:table-cell table:formula="of:=( (([.$G14]*POWER([.$Q$7];12*[.O$26])) - [.$C15]*SUMPRODUCT(POWER([.$Q$7];ROW(INDIRECT(&quot;1:12&quot;)))/[.$Q$7]; POWER([.$Q$9];-(12-ROW(INDIRECT(&quot;1:12&quot;))))/[.$Q$9]))) - [.$F15]" office:value-type="float" office:value="2750176.90347582" calcext:value-type="float">
            <text:p>2750176.90347582</text:p>
          </table:table-cell>
          <table:table-cell table:formula="of:=( (([.$G14]*POWER([.$Q$7];12*[.P$26])) - [.$C15]*SUMPRODUCT(POWER([.$Q$7];ROW(INDIRECT(&quot;1:12&quot;)))/[.$Q$7]; POWER([.$Q$9];-(12-ROW(INDIRECT(&quot;1:12&quot;))))/[.$Q$9]))) - [.$F15]" office:value-type="float" office:value="3294500.5274427" calcext:value-type="float">
            <text:p>3294500.5274427</text:p>
          </table:table-cell>
          <table:table-cell table:formula="of:=( (([.$G14]*POWER([.$Q$7];12*[.Q$26])) - [.$C15]*SUMPRODUCT(POWER([.$Q$7];ROW(INDIRECT(&quot;1:12&quot;)))/[.$Q$7]; POWER([.$Q$9];-(12-ROW(INDIRECT(&quot;1:12&quot;))))/[.$Q$9]))) - [.$F15]" office:value-type="float" office:value="3926326.6330656" calcext:value-type="float">
            <text:p>3926326.6330656</text:p>
          </table:table-cell>
          <table:table-cell table:formula="of:=( (([.$G14]*POWER([.$Q$7];12*[.R$26])) - [.$C15]*SUMPRODUCT(POWER([.$Q$7];ROW(INDIRECT(&quot;1:12&quot;)))/[.$Q$7]; POWER([.$Q$9];-(12-ROW(INDIRECT(&quot;1:12&quot;))))/[.$Q$9]))) - [.$F15]" office:value-type="float" office:value="4659721.63958272" calcext:value-type="float">
            <text:p>4659721.63958272</text:p>
          </table:table-cell>
          <table:table-cell table:formula="of:=( (([.$G14]*POWER([.$Q$7];12*[.S$26])) - [.$C15]*SUMPRODUCT(POWER([.$Q$7];ROW(INDIRECT(&quot;1:12&quot;)))/[.$Q$7]; POWER([.$Q$9];-(12-ROW(INDIRECT(&quot;1:12&quot;))))/[.$Q$9]))) - [.$F15]" office:value-type="float" office:value="5511013.20667294" calcext:value-type="float">
            <text:p>5511013.20667294</text:p>
          </table:table-cell>
          <table:table-cell table:formula="of:=( (([.$G14]*POWER([.$Q$7];12*[.T$26])) - [.$C15]*SUMPRODUCT(POWER([.$Q$7];ROW(INDIRECT(&quot;1:12&quot;)))/[.$Q$7]; POWER([.$Q$9];-(12-ROW(INDIRECT(&quot;1:12&quot;))))/[.$Q$9]))) - [.$F15]" office:value-type="float" office:value="6499153.73907242" calcext:value-type="float">
            <text:p>6499153.73907242</text:p>
          </table:table-cell>
          <table:table-cell table:formula="of:=( (([.$G14]*POWER([.$Q$7];12*[.U$26])) - [.$C15]*SUMPRODUCT(POWER([.$Q$7];ROW(INDIRECT(&quot;1:12&quot;)))/[.$Q$7]; POWER([.$Q$9];-(12-ROW(INDIRECT(&quot;1:12&quot;))))/[.$Q$9]))) - [.$F15]" office:value-type="float" office:value="7646142.32620031" calcext:value-type="float">
            <text:p>7646142.32620031</text:p>
          </table:table-cell>
          <table:table-cell table:formula="of:=( (([.$G14]*POWER([.$Q$7];12*[.V$26])) - [.$C15]*SUMPRODUCT(POWER([.$Q$7];ROW(INDIRECT(&quot;1:12&quot;)))/[.$Q$7]; POWER([.$Q$9];-(12-ROW(INDIRECT(&quot;1:12&quot;))))/[.$Q$9]))) - [.$F15]" office:value-type="float" office:value="8977514.51048574" calcext:value-type="float">
            <text:p>8977514.51048574</text:p>
          </table:table-cell>
          <table:table-cell table:formula="of:=( (([.$G14]*POWER([.$Q$7];12*[.W$26])) - [.$C15]*SUMPRODUCT(POWER([.$Q$7];ROW(INDIRECT(&quot;1:12&quot;)))/[.$Q$7]; POWER([.$Q$9];-(12-ROW(INDIRECT(&quot;1:12&quot;))))/[.$Q$9]))) - [.$F15]" office:value-type="float" office:value="10522910.7881658" calcext:value-type="float">
            <text:p>10522910.7881658</text:p>
          </table:table-cell>
          <table:table-cell table:formula="of:=( (([.$G14]*POWER([.$Q$7];12*[.X$26])) - [.$C15]*SUMPRODUCT(POWER([.$Q$7];ROW(INDIRECT(&quot;1:12&quot;)))/[.$Q$7]; POWER([.$Q$9];-(12-ROW(INDIRECT(&quot;1:12&quot;))))/[.$Q$9]))) - [.$F15]" office:value-type="float" office:value="12316736.4991552" calcext:value-type="float">
            <text:p>12316736.4991552</text:p>
          </table:table-cell>
          <table:table-cell table:formula="of:=( (([.$G14]*POWER([.$Q$7];12*[.Y$26])) - [.$C15]*SUMPRODUCT(POWER([.$Q$7];ROW(INDIRECT(&quot;1:12&quot;)))/[.$Q$7]; POWER([.$Q$9];-(12-ROW(INDIRECT(&quot;1:12&quot;))))/[.$Q$9]))) - [.$F15]" office:value-type="float" office:value="14398927.7971938" calcext:value-type="float">
            <text:p>14398927.7971938</text:p>
          </table:table-cell>
          <table:table-cell table:formula="of:=( (([.$G14]*POWER([.$Q$7];12*[.Z$26])) - [.$C15]*SUMPRODUCT(POWER([.$Q$7];ROW(INDIRECT(&quot;1:12&quot;)))/[.$Q$7]; POWER([.$Q$9];-(12-ROW(INDIRECT(&quot;1:12&quot;))))/[.$Q$9]))) - [.$F15]" office:value-type="float" office:value="16815840.7531557" calcext:value-type="float">
            <text:p>16815840.7531557</text:p>
          </table:table-cell>
          <table:table-cell table:formula="of:=( (([.$G14]*POWER([.$Q$7];12*[.AA$26])) - [.$C15]*SUMPRODUCT(POWER([.$Q$7];ROW(INDIRECT(&quot;1:12&quot;)))/[.$Q$7]; POWER([.$Q$9];-(12-ROW(INDIRECT(&quot;1:12&quot;))))/[.$Q$9]))) - [.$F15]" office:value-type="float" office:value="19621283.3857317" calcext:value-type="float">
            <text:p>19621283.3857317</text:p>
          </table:table-cell>
          <table:table-cell table:formula="of:=( (([.$G14]*POWER([.$Q$7];12*[.AB$26])) - [.$C15]*SUMPRODUCT(POWER([.$Q$7];ROW(INDIRECT(&quot;1:12&quot;)))/[.$Q$7]; POWER([.$Q$9];-(12-ROW(INDIRECT(&quot;1:12&quot;))))/[.$Q$9]))) - [.$F15]" office:value-type="float" office:value="22877713.5957069" calcext:value-type="float">
            <text:p>22877713.5957069</text:p>
          </table:table-cell>
          <table:table-cell table:formula="of:=( (([.$G14]*POWER([.$Q$7];12*[.AC$26])) - [.$C15]*SUMPRODUCT(POWER([.$Q$7];ROW(INDIRECT(&quot;1:12&quot;)))/[.$Q$7]; POWER([.$Q$9];-(12-ROW(INDIRECT(&quot;1:12&quot;))))/[.$Q$9]))) - [.$F15]" office:value-type="float" office:value="26657629.6735853" calcext:value-type="float">
            <text:p>26657629.6735853</text:p>
          </table:table-cell>
          <table:table-cell table:formula="of:=( (([.$G14]*POWER([.$Q$7];12*[.AD$26])) - [.$C15]*SUMPRODUCT(POWER([.$Q$7];ROW(INDIRECT(&quot;1:12&quot;)))/[.$Q$7]; POWER([.$Q$9];-(12-ROW(INDIRECT(&quot;1:12&quot;))))/[.$Q$9]))) - [.$F15]" office:value-type="float" office:value="31045184.3375965" calcext:value-type="float">
            <text:p>31045184.3375965</text:p>
          </table:table-cell>
          <table:table-cell table:formula="of:=( (([.$G14]*POWER([.$Q$7];12*[.AE$26])) - [.$C15]*SUMPRODUCT(POWER([.$Q$7];ROW(INDIRECT(&quot;1:12&quot;)))/[.$Q$7]; POWER([.$Q$9];-(12-ROW(INDIRECT(&quot;1:12&quot;))))/[.$Q$9]))) - [.$F15]" office:value-type="float" office:value="36138058.2356041" calcext:value-type="float">
            <text:p>36138058.2356041</text:p>
          </table:table-cell>
          <table:table-cell table:formula="of:=( (([.$G14]*POWER([.$Q$7];12*[.AF$26])) - [.$C15]*SUMPRODUCT(POWER([.$Q$7];ROW(INDIRECT(&quot;1:12&quot;)))/[.$Q$7]; POWER([.$Q$9];-(12-ROW(INDIRECT(&quot;1:12&quot;))))/[.$Q$9]))) - [.$F15]" office:value-type="float" office:value="42049634.62091" calcext:value-type="float">
            <text:p>42049634.62091</text:p>
          </table:table-cell>
          <table:table-cell table:formula="of:=( (([.$G14]*POWER([.$Q$7];12*[.AG$26])) - [.$C15]*SUMPRODUCT(POWER([.$Q$7];ROW(INDIRECT(&quot;1:12&quot;)))/[.$Q$7]; POWER([.$Q$9];-(12-ROW(INDIRECT(&quot;1:12&quot;))))/[.$Q$9]))) - [.$F15]" office:value-type="float" office:value="48911523.6170183" calcext:value-type="float">
            <text:p>48911523.6170183</text:p>
          </table:table-cell>
          <table:table-cell table:formula="of:=( (([.$G14]*POWER([.$Q$7];12*[.AH$26])) - [.$C15]*SUMPRODUCT(POWER([.$Q$7];ROW(INDIRECT(&quot;1:12&quot;)))/[.$Q$7]; POWER([.$Q$9];-(12-ROW(INDIRECT(&quot;1:12&quot;))))/[.$Q$9]))) - [.$F15]" office:value-type="float" office:value="56876492.2693649" calcext:value-type="float">
            <text:p>56876492.2693649</text:p>
          </table:table-cell>
          <table:table-cell table:formula="of:=( (([.$G14]*POWER([.$Q$7];12*[.AI$26])) - [.$C15]*SUMPRODUCT(POWER([.$Q$7];ROW(INDIRECT(&quot;1:12&quot;)))/[.$Q$7]; POWER([.$Q$9];-(12-ROW(INDIRECT(&quot;1:12&quot;))))/[.$Q$9]))) - [.$F15]" office:value-type="float" office:value="66121865.6160981" calcext:value-type="float">
            <text:p>66121865.6160981</text:p>
          </table:table-cell>
          <table:table-cell table:formula="of:=( (([.$G14]*POWER([.$Q$7];12*[.AJ$26])) - [.$C15]*SUMPRODUCT(POWER([.$Q$7];ROW(INDIRECT(&quot;1:12&quot;)))/[.$Q$7]; POWER([.$Q$9];-(12-ROW(INDIRECT(&quot;1:12&quot;))))/[.$Q$9]))) - [.$F15]" office:value-type="float" office:value="76853474.4963545" calcext:value-type="float">
            <text:p>76853474.4963545</text:p>
          </table:table-cell>
          <table:table-cell table:formula="of:=( (([.$G14]*POWER([.$Q$7];12*[.AK$26])) - [.$C15]*SUMPRODUCT(POWER([.$Q$7];ROW(INDIRECT(&quot;1:12&quot;)))/[.$Q$7]; POWER([.$Q$9];-(12-ROW(INDIRECT(&quot;1:12&quot;))))/[.$Q$9]))) - [.$F15]" office:value-type="float" office:value="89310237.9865484" calcext:value-type="float">
            <text:p>89310237.9865484</text:p>
          </table:table-cell>
          <table:table-cell table:formula="of:=( (([.$G14]*POWER([.$Q$7];12*[.AL$26])) - [.$C15]*SUMPRODUCT(POWER([.$Q$7];ROW(INDIRECT(&quot;1:12&quot;)))/[.$Q$7]; POWER([.$Q$9];-(12-ROW(INDIRECT(&quot;1:12&quot;))))/[.$Q$9]))) - [.$F15]" office:value-type="float" office:value="103769482.483998" calcext:value-type="float">
            <text:p>103769482.483998</text:p>
          </table:table-cell>
          <table:table-cell table:formula="of:=( (([.$G14]*POWER([.$Q$7];12*[.AM$26])) - [.$C15]*SUMPRODUCT(POWER([.$Q$7];ROW(INDIRECT(&quot;1:12&quot;)))/[.$Q$7]; POWER([.$Q$9];-(12-ROW(INDIRECT(&quot;1:12&quot;))))/[.$Q$9]))) - [.$F15]" office:value-type="float" office:value="120553115.857274" calcext:value-type="float">
            <text:p>120553115.857274</text:p>
          </table:table-cell>
          <table:table-cell table:formula="of:=( (([.$G14]*POWER([.$Q$7];12*[.AN$26])) - [.$C15]*SUMPRODUCT(POWER([.$Q$7];ROW(INDIRECT(&quot;1:12&quot;)))/[.$Q$7]; POWER([.$Q$9];-(12-ROW(INDIRECT(&quot;1:12&quot;))))/[.$Q$9]))) - [.$F15]" office:value-type="float" office:value="140034794.11911" calcext:value-type="float">
            <text:p>140034794.11911</text:p>
          </table:table-cell>
          <table:table-cell table:formula="of:=( (([.$G14]*POWER([.$Q$7];12*[.AO$26])) - [.$C15]*SUMPRODUCT(POWER([.$Q$7];ROW(INDIRECT(&quot;1:12&quot;)))/[.$Q$7]; POWER([.$Q$9];-(12-ROW(INDIRECT(&quot;1:12&quot;))))/[.$Q$9]))) - [.$F15]" office:value-type="float" office:value="162648240.174363" calcext:value-type="float">
            <text:p>162648240.174363</text:p>
          </table:table-cell>
          <table:table-cell table:formula="of:=( (([.$G14]*POWER([.$Q$7];12*[.AP$26])) - [.$C15]*SUMPRODUCT(POWER([.$Q$7];ROW(INDIRECT(&quot;1:12&quot;)))/[.$Q$7]; POWER([.$Q$9];-(12-ROW(INDIRECT(&quot;1:12&quot;))))/[.$Q$9]))) - [.$F15]" office:value-type="float" office:value="188896899.844283" calcext:value-type="float">
            <text:p>188896899.844283</text:p>
          </table:table-cell>
          <table:table-cell table:formula="of:=( (([.$G14]*POWER([.$Q$7];12*[.AQ$26])) - [.$C15]*SUMPRODUCT(POWER([.$Q$7];ROW(INDIRECT(&quot;1:12&quot;)))/[.$Q$7]; POWER([.$Q$9];-(12-ROW(INDIRECT(&quot;1:12&quot;))))/[.$Q$9]))) - [.$F15]" office:value-type="float" office:value="219365150.140315" calcext:value-type="float">
            <text:p>219365150.140315</text:p>
          </table:table-cell>
          <table:table-cell table:formula="of:=( (([.$G14]*POWER([.$Q$7];12*[.AR$26])) - [.$C15]*SUMPRODUCT(POWER([.$Q$7];ROW(INDIRECT(&quot;1:12&quot;)))/[.$Q$7]; POWER([.$Q$9];-(12-ROW(INDIRECT(&quot;1:12&quot;))))/[.$Q$9]))) - [.$F15]" office:value-type="float" office:value="254731309.318551" calcext:value-type="float">
            <text:p>254731309.318551</text:p>
          </table:table-cell>
          <table:table-cell table:formula="of:=( (([.$G14]*POWER([.$Q$7];12*[.AS$26])) - [.$C15]*SUMPRODUCT(POWER([.$Q$7];ROW(INDIRECT(&quot;1:12&quot;)))/[.$Q$7]; POWER([.$Q$9];-(12-ROW(INDIRECT(&quot;1:12&quot;))))/[.$Q$9]))) - [.$F15]" office:value-type="float" office:value="295782738.359198" calcext:value-type="float">
            <text:p>295782738.359198</text:p>
          </table:table-cell>
          <table:table-cell table:formula="of:=( (([.$G14]*POWER([.$Q$7];12*[.AT$26])) - [.$C15]*SUMPRODUCT(POWER([.$Q$7];ROW(INDIRECT(&quot;1:12&quot;)))/[.$Q$7]; POWER([.$Q$9];-(12-ROW(INDIRECT(&quot;1:12&quot;))))/[.$Q$9]))) - [.$F15]" office:value-type="float" office:value="343433370.077114" calcext:value-type="float">
            <text:p>343433370.077114</text:p>
          </table:table-cell>
          <table:table-cell table:formula="of:=( (([.$G14]*POWER([.$Q$7];12*[.AU$26])) - [.$C15]*SUMPRODUCT(POWER([.$Q$7];ROW(INDIRECT(&quot;1:12&quot;)))/[.$Q$7]; POWER([.$Q$9];-(12-ROW(INDIRECT(&quot;1:12&quot;))))/[.$Q$9]))) - [.$F15]" office:value-type="float" office:value="398744056.11604" calcext:value-type="float">
            <text:p>398744056.11604</text:p>
          </table:table-cell>
          <table:table-cell table:formula="of:=( (([.$G14]*POWER([.$Q$7];12*[.AV$26])) - [.$C15]*SUMPRODUCT(POWER([.$Q$7];ROW(INDIRECT(&quot;1:12&quot;)))/[.$Q$7]; POWER([.$Q$9];-(12-ROW(INDIRECT(&quot;1:12&quot;))))/[.$Q$9]))) - [.$F15]" office:value-type="float" office:value="462946184.814082" calcext:value-type="float">
            <text:p>462946184.814082</text:p>
          </table:table-cell>
          <table:table-cell table:formula="of:=( (([.$G14]*POWER([.$Q$7];12*[.AW$26])) - [.$C15]*SUMPRODUCT(POWER([.$Q$7];ROW(INDIRECT(&quot;1:12&quot;)))/[.$Q$7]; POWER([.$Q$9];-(12-ROW(INDIRECT(&quot;1:12&quot;))))/[.$Q$9]))) - [.$F15]" office:value-type="float" office:value="537469095.747767" calcext:value-type="float">
            <text:p>537469095.747767</text:p>
          </table:table-cell>
          <table:table-cell table:formula="of:=( (([.$G14]*POWER([.$Q$7];12*[.AX$26])) - [.$C15]*SUMPRODUCT(POWER([.$Q$7];ROW(INDIRECT(&quot;1:12&quot;)))/[.$Q$7]; POWER([.$Q$9];-(12-ROW(INDIRECT(&quot;1:12&quot;))))/[.$Q$9]))) - [.$F15]" office:value-type="float" office:value="623971901.287911" calcext:value-type="float">
            <text:p>623971901.287911</text:p>
          </table:table-cell>
          <table:table-cell table:formula="of:=( (([.$G14]*POWER([.$Q$7];12*[.AY$26])) - [.$C15]*SUMPRODUCT(POWER([.$Q$7];ROW(INDIRECT(&quot;1:12&quot;)))/[.$Q$7]; POWER([.$Q$9];-(12-ROW(INDIRECT(&quot;1:12&quot;))))/[.$Q$9]))) - [.$F15]" office:value-type="float" office:value="724380423.614347" calcext:value-type="float">
            <text:p>724380423.614347</text:p>
          </table:table-cell>
          <table:table-cell table:formula="of:=( (([.$G14]*POWER([.$Q$7];12*[.AZ$26])) - [.$C15]*SUMPRODUCT(POWER([.$Q$7];ROW(INDIRECT(&quot;1:12&quot;)))/[.$Q$7]; POWER([.$Q$9];-(12-ROW(INDIRECT(&quot;1:12&quot;))))/[.$Q$9]))) - [.$F15]" office:value-type="float" office:value="840930069.522648" calcext:value-type="float">
            <text:p>840930069.522648</text:p>
          </table:table-cell>
          <table:table-cell table:formula="of:=( (([.$G14]*POWER([.$Q$7];12*[.BA$26])) - [.$C15]*SUMPRODUCT(POWER([.$Q$7];ROW(INDIRECT(&quot;1:12&quot;)))/[.$Q$7]; POWER([.$Q$9];-(12-ROW(INDIRECT(&quot;1:12&quot;))))/[.$Q$9]))) - [.$F15]" office:value-type="float" office:value="976215597.549724" calcext:value-type="float">
            <text:p>976215597.549724</text:p>
          </table:table-cell>
          <table:table-cell table:formula="of:=( (([.$G14]*POWER([.$Q$7];12*[.BB$26])) - [.$C15]*SUMPRODUCT(POWER([.$Q$7];ROW(INDIRECT(&quot;1:12&quot;)))/[.$Q$7]; POWER([.$Q$9];-(12-ROW(INDIRECT(&quot;1:12&quot;))))/[.$Q$9]))) - [.$F15]" office:value-type="float" office:value="1133248885.38969" calcext:value-type="float">
            <text:p>1133248885.38969</text:p>
          </table:table-cell>
          <table:table-cell table:formula="of:=( (([.$G14]*POWER([.$Q$7];12*[.BC$26])) - [.$C15]*SUMPRODUCT(POWER([.$Q$7];ROW(INDIRECT(&quot;1:12&quot;)))/[.$Q$7]; POWER([.$Q$9];-(12-ROW(INDIRECT(&quot;1:12&quot;))))/[.$Q$9]))) - [.$F15]" office:value-type="float" office:value="1315525983.68284" calcext:value-type="float">
            <text:p>1315525983.68284</text:p>
          </table:table-cell>
          <table:table-cell table:formula="of:=( (([.$G14]*POWER([.$Q$7];12*[.BD$26])) - [.$C15]*SUMPRODUCT(POWER([.$Q$7];ROW(INDIRECT(&quot;1:12&quot;)))/[.$Q$7]; POWER([.$Q$9];-(12-ROW(INDIRECT(&quot;1:12&quot;))))/[.$Q$9]))) - [.$F15]" office:value-type="float" office:value="1527104949.00404" calcext:value-type="float">
            <text:p>1527104949.00404</text:p>
          </table:table-cell>
          <table:table-cell table:formula="of:=( (([.$G14]*POWER([.$Q$7];12*[.BE$26])) - [.$C15]*SUMPRODUCT(POWER([.$Q$7];ROW(INDIRECT(&quot;1:12&quot;)))/[.$Q$7]; POWER([.$Q$9];-(12-ROW(INDIRECT(&quot;1:12&quot;))))/[.$Q$9]))) - [.$F15]" office:value-type="float" office:value="1772696188.85578" calcext:value-type="float">
            <text:p>1772696188.85578</text:p>
          </table:table-cell>
          <table:table-cell table:formula="of:=( (([.$G14]*POWER([.$Q$7];12*[.BF$26])) - [.$C15]*SUMPRODUCT(POWER([.$Q$7];ROW(INDIRECT(&quot;1:12&quot;)))/[.$Q$7]; POWER([.$Q$9];-(12-ROW(INDIRECT(&quot;1:12&quot;))))/[.$Q$9]))) - [.$F15]" office:value-type="float" office:value="2057767330.02688" calcext:value-type="float">
            <text:p>2057767330.02688</text:p>
          </table:table-cell>
          <table:table-cell table:formula="of:=( (([.$G14]*POWER([.$Q$7];12*[.BG$26])) - [.$C15]*SUMPRODUCT(POWER([.$Q$7];ROW(INDIRECT(&quot;1:12&quot;)))/[.$Q$7]; POWER([.$Q$9];-(12-ROW(INDIRECT(&quot;1:12&quot;))))/[.$Q$9]))) - [.$F15]" office:value-type="float" office:value="2388664945.01369" calcext:value-type="float">
            <text:p>2388664945.01369</text:p>
          </table:table-cell>
          <table:table-cell table:formula="of:=( (([.$G14]*POWER([.$Q$7];12*[.BH$26])) - [.$C15]*SUMPRODUCT(POWER([.$Q$7];ROW(INDIRECT(&quot;1:12&quot;)))/[.$Q$7]; POWER([.$Q$9];-(12-ROW(INDIRECT(&quot;1:12&quot;))))/[.$Q$9]))) - [.$F15]" office:value-type="float" office:value="2772755846.5134" calcext:value-type="float">
            <text:p>2772755846.5134</text:p>
          </table:table-cell>
          <table:table-cell table:formula="of:=( (([.$G14]*POWER([.$Q$7];12*[.BI$26])) - [.$C15]*SUMPRODUCT(POWER([.$Q$7];ROW(INDIRECT(&quot;1:12&quot;)))/[.$Q$7]; POWER([.$Q$9];-(12-ROW(INDIRECT(&quot;1:12&quot;))))/[.$Q$9]))) - [.$F15]" office:value-type="float" office:value="3218591095.64548" calcext:value-type="float">
            <text:p>3218591095.64548</text:p>
          </table:table-cell>
          <table:table-cell table:formula="of:=( (([.$G14]*POWER([.$Q$7];12*[.BJ$26])) - [.$C15]*SUMPRODUCT(POWER([.$Q$7];ROW(INDIRECT(&quot;1:12&quot;)))/[.$Q$7]; POWER([.$Q$9];-(12-ROW(INDIRECT(&quot;1:12&quot;))))/[.$Q$9]))) - [.$F15]" office:value-type="float" office:value="3736096375.2357" calcext:value-type="float">
            <text:p>3736096375.2357</text:p>
          </table:table-cell>
          <table:table-cell table:formula="of:=( (([.$G14]*POWER([.$Q$7];12*[.BK$26])) - [.$C15]*SUMPRODUCT(POWER([.$Q$7];ROW(INDIRECT(&quot;1:12&quot;)))/[.$Q$7]; POWER([.$Q$9];-(12-ROW(INDIRECT(&quot;1:12&quot;))))/[.$Q$9]))) - [.$F15]" office:value-type="float" office:value="4336792966.46555" calcext:value-type="float">
            <text:p>4336792966.46555</text:p>
          </table:table-cell>
          <table:table-cell table:formula="of:=( (([.$G14]*POWER([.$Q$7];12*[.BL$26])) - [.$C15]*SUMPRODUCT(POWER([.$Q$7];ROW(INDIRECT(&quot;1:12&quot;)))/[.$Q$7]; POWER([.$Q$9];-(12-ROW(INDIRECT(&quot;1:12&quot;))))/[.$Q$9]))) - [.$F15]" office:value-type="float" office:value="5034054248.51641" calcext:value-type="float">
            <text:p>5034054248.51641</text:p>
          </table:table-cell>
          <table:table-cell table:formula="of:=( (([.$G14]*POWER([.$Q$7];12*[.BM$26])) - [.$C15]*SUMPRODUCT(POWER([.$Q$7];ROW(INDIRECT(&quot;1:12&quot;)))/[.$Q$7]; POWER([.$Q$9];-(12-ROW(INDIRECT(&quot;1:12&quot;))))/[.$Q$9]))) - [.$F15]" office:value-type="float" office:value="5843403431.69027" calcext:value-type="float">
            <text:p>5843403431.69027</text:p>
          </table:table-cell>
          <table:table-cell table:formula="of:=( (([.$G14]*POWER([.$Q$7];12*[.BN$26])) - [.$C15]*SUMPRODUCT(POWER([.$Q$7];ROW(INDIRECT(&quot;1:12&quot;)))/[.$Q$7]; POWER([.$Q$9];-(12-ROW(INDIRECT(&quot;1:12&quot;))))/[.$Q$9]))) - [.$F15]" office:value-type="float" office:value="6782859152.47475" calcext:value-type="float">
            <text:p>6782859152.47475</text:p>
          </table:table-cell>
          <table:table-cell table:formula="of:=( (([.$G14]*POWER([.$Q$7];12*[.BO$26])) - [.$C15]*SUMPRODUCT(POWER([.$Q$7];ROW(INDIRECT(&quot;1:12&quot;)))/[.$Q$7]; POWER([.$Q$9];-(12-ROW(INDIRECT(&quot;1:12&quot;))))/[.$Q$9]))) - [.$F15]" office:value-type="float" office:value="7873336624.57604" calcext:value-type="float">
            <text:p>7873336624.57604</text:p>
          </table:table-cell>
          <table:table-cell table:formula="of:=( (([.$G14]*POWER([.$Q$7];12*[.BP$26])) - [.$C15]*SUMPRODUCT(POWER([.$Q$7];ROW(INDIRECT(&quot;1:12&quot;)))/[.$Q$7]; POWER([.$Q$9];-(12-ROW(INDIRECT(&quot;1:12&quot;))))/[.$Q$9]))) - [.$F15]" office:value-type="float" office:value="9139113276.79278" calcext:value-type="float">
            <text:p>9139113276.79278</text:p>
          </table:table-cell>
          <table:table-cell table:formula="of:=( (([.$G14]*POWER([.$Q$7];12*[.BQ$26])) - [.$C15]*SUMPRODUCT(POWER([.$Q$7];ROW(INDIRECT(&quot;1:12&quot;)))/[.$Q$7]; POWER([.$Q$9];-(12-ROW(INDIRECT(&quot;1:12&quot;))))/[.$Q$9]))) - [.$F15]" office:value-type="float" office:value="10608369244.2816" calcext:value-type="float">
            <text:p>10608369244.2816</text:p>
          </table:table-cell>
          <table:table-cell table:formula="of:=( (([.$G14]*POWER([.$Q$7];12*[.BR$26])) - [.$C15]*SUMPRODUCT(POWER([.$Q$7];ROW(INDIRECT(&quot;1:12&quot;)))/[.$Q$7]; POWER([.$Q$9];-(12-ROW(INDIRECT(&quot;1:12&quot;))))/[.$Q$9]))) - [.$F15]" office:value-type="float" office:value="12313814746.2358" calcext:value-type="float">
            <text:p>12313814746.2358</text:p>
          </table:table-cell>
          <table:table-cell table:formula="of:=( (([.$G14]*POWER([.$Q$7];12*[.BS$26])) - [.$C15]*SUMPRODUCT(POWER([.$Q$7];ROW(INDIRECT(&quot;1:12&quot;)))/[.$Q$7]; POWER([.$Q$9];-(12-ROW(INDIRECT(&quot;1:12&quot;))))/[.$Q$9]))) - [.$F15]" office:value-type="float" office:value="14293418317.3595" calcext:value-type="float">
            <text:p>14293418317.3595</text:p>
          </table:table-cell>
          <table:table-cell table:formula="of:=( (([.$G14]*POWER([.$Q$7];12*[.BT$26])) - [.$C15]*SUMPRODUCT(POWER([.$Q$7];ROW(INDIRECT(&quot;1:12&quot;)))/[.$Q$7]; POWER([.$Q$9];-(12-ROW(INDIRECT(&quot;1:12&quot;))))/[.$Q$9]))) - [.$F15]" office:value-type="float" office:value="16591252105.8419" calcext:value-type="float">
            <text:p>16591252105.8419</text:p>
          </table:table-cell>
          <table:table-cell table:formula="of:=( (([.$G14]*POWER([.$Q$7];12*[.BU$26])) - [.$C15]*SUMPRODUCT(POWER([.$Q$7];ROW(INDIRECT(&quot;1:12&quot;)))/[.$Q$7]; POWER([.$Q$9];-(12-ROW(INDIRECT(&quot;1:12&quot;))))/[.$Q$9]))) - [.$F15]" office:value-type="float" office:value="19258473056.7994" calcext:value-type="float">
            <text:p>19258473056.7994</text:p>
          </table:table-cell>
          <table:table-cell table:formula="of:=( (([.$G14]*POWER([.$Q$7];12*[.BV$26])) - [.$C15]*SUMPRODUCT(POWER([.$Q$7];ROW(INDIRECT(&quot;1:12&quot;)))/[.$Q$7]; POWER([.$Q$9];-(12-ROW(INDIRECT(&quot;1:12&quot;))))/[.$Q$9]))) - [.$F15]" office:value-type="float" office:value="22354461825.3887" calcext:value-type="float">
            <text:p>22354461825.3887</text:p>
          </table:table-cell>
          <table:table-cell table:formula="of:=( (([.$G14]*POWER([.$Q$7];12*[.BW$26])) - [.$C15]*SUMPRODUCT(POWER([.$Q$7];ROW(INDIRECT(&quot;1:12&quot;)))/[.$Q$7]; POWER([.$Q$9];-(12-ROW(INDIRECT(&quot;1:12&quot;))))/[.$Q$9]))) - [.$F15]" office:value-type="float" office:value="25948144775.3484" calcext:value-type="float">
            <text:p>25948144775.3484</text:p>
          </table:table-cell>
          <table:table-cell table:formula="of:=( (([.$G14]*POWER([.$Q$7];12*[.BX$26])) - [.$C15]*SUMPRODUCT(POWER([.$Q$7];ROW(INDIRECT(&quot;1:12&quot;)))/[.$Q$7]; POWER([.$Q$9];-(12-ROW(INDIRECT(&quot;1:12&quot;))))/[.$Q$9]))) - [.$F15]" office:value-type="float" office:value="30119528494.7783" calcext:value-type="float">
            <text:p>30119528494.7783</text:p>
          </table:table-cell>
          <table:table-cell table:formula="of:=( (([.$G14]*POWER([.$Q$7];12*[.BY$26])) - [.$C15]*SUMPRODUCT(POWER([.$Q$7];ROW(INDIRECT(&quot;1:12&quot;)))/[.$Q$7]; POWER([.$Q$9];-(12-ROW(INDIRECT(&quot;1:12&quot;))))/[.$Q$9]))) - [.$F15]" office:value-type="float" office:value="34961480992.2627" calcext:value-type="float">
            <text:p>34961480992.2627</text:p>
          </table:table-cell>
          <table:table-cell table:formula="of:=( (([.$G14]*POWER([.$Q$7];12*[.BZ$26])) - [.$C15]*SUMPRODUCT(POWER([.$Q$7];ROW(INDIRECT(&quot;1:12&quot;)))/[.$Q$7]; POWER([.$Q$9];-(12-ROW(INDIRECT(&quot;1:12&quot;))))/[.$Q$9]))) - [.$F15]" office:value-type="float" office:value="40581799228.3178" calcext:value-type="float">
            <text:p>40581799228.317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B39]*(1+[.$Q$11])" office:value-type="float" office:value="121628.138855409" calcext:value-type="float">
            <text:p>121628.138855409</text:p>
          </table:table-cell>
          <table:table-cell table:formula="of:=[.$C39]*POWER([.$Q$9];12)" office:value-type="float" office:value="183354.272126044" calcext:value-type="float">
            <text:p>183354.272126044</text:p>
          </table:table-cell>
          <table:table-cell table:formula="of:=[.$B40]*12" office:value-type="float" office:value="1459537.66626491" calcext:value-type="float">
            <text:p>1459537.66626491</text:p>
          </table:table-cell>
          <table:table-cell table:formula="of:=[.$C40]*(POWER([.$Q$9];12)-1)/([.$Q$9]-1)" office:value-type="float" office:value="2269980.37181938" calcext:value-type="float">
            <text:p>2269980.37181938</text:p>
          </table:table-cell>
          <table:table-cell table:formula="of:=  ( (([.$G39]*POWER([.$Q$7];3)) + [.$B40]*SERIESSUM([.$Q$7];0;1;POWER(1; ROW(INDIRECT(&quot;1:3&quot;)))) - [.$C40]*SUMPRODUCT(POWER([.$Q$7];ROW(INDIRECT(&quot;1:3&quot;)))/[.$Q$7]; POWER([.$Q$9];-(12-ROW(INDIRECT(&quot;1:3&quot;))))/[.$Q$9])) + (([.$G39]*POWER([.$Q$7];6)) + [.$B40]*SERIESSUM([.$Q$7];0;1;POWER(1; ROW(INDIRECT(&quot;1:6&quot;)))) - [.$C40]*SUMPRODUCT(POWER([.$Q$7];ROW(INDIRECT(&quot;1:6&quot;)))/[.$Q$7]; POWER([.$Q$9];-(12-ROW(INDIRECT(&quot;1:6&quot;))))/[.$Q$9])) + (([.$G39]*POWER([.$Q$7];9)) + [.$B40]*SERIESSUM([.$Q$7];0;1;POWER(1; ROW(INDIRECT(&quot;1:9&quot;)))) - [.$C40]*SUMPRODUCT(POWER([.$Q$7];ROW(INDIRECT(&quot;1:9&quot;)))/[.$Q$7]; POWER([.$Q$9];-(12-ROW(INDIRECT(&quot;1:9&quot;))))/[.$Q$9])) + (([.$G39]*POWER([.$Q$7];12)) + [.$B40]*SERIESSUM([.$Q$7];0;1;POWER(1; ROW(INDIRECT(&quot;1:12&quot;)))) - [.$C40]*SUMPRODUCT(POWER([.$Q$7];ROW(INDIRECT(&quot;1:12&quot;)))/[.$Q$7]; POWER([.$Q$9];-(12-ROW(INDIRECT(&quot;1:12&quot;))))/[.$Q$9])) ) * [.$Q$4] * [.$Q$4] / 4" office:value-type="float" office:value="4072498.46038027" calcext:value-type="float">
            <text:p>4072498.46038027</text:p>
          </table:table-cell>
          <table:table-cell table:formula="of:=[.$G39]*POWER([.$Q$7];12) + [.$B40]*(POWER([.$Q$7];12)-1)/([.$Q$7]-1) - [.$Q$3]*SUMPRODUCT(POWER([.$Q$7]; INDEX([.$A$2:.$A$13];N(IF({1};MAX(ROW([.$A$2:.$A$13]))-ROW([.$A$2:.$A$13])+1)))); POWER([.$Q$9];[.$A$2:.$A$13])) - [.$F40]" office:value-type="float" office:value="45551151.7158779" calcext:value-type="float">
            <text:p>45551151.7158779</text:p>
          </table:table-cell>
          <table:table-cell table:formula="of:=COUNTIF([.$M64:.$CA64];&quot;&gt;=0&quot;)" office:value-type="float" office:value="66" calcext:value-type="float">
            <text:p>66</text:p>
          </table:table-cell>
          <table:table-cell table:formula="of:=[.$Q$10]+[.$H40]+[.$A40]" office:value-type="float" office:value="132" calcext:value-type="float">
            <text:p>132</text:p>
          </table:table-cell>
          <table:table-cell table:formula="of:=[.$Q$10]+[.$A40]" office:value-type="float" office:value="66" calcext:value-type="float">
            <text:p>6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G15]*POWER([.$Q$7];12) - [.$Q$3]*SUMPRODUCT(POWER([.$Q$7]; INDEX([.$A$2:.$A$13];N(IF({1};MAX(ROW([.$A$2:.$A$13]))-ROW([.$A$2:.$A$13])+1)))); POWER([.$Q$9];[.$A$2:.$A$13])) - [.$F16]" office:value-type="float" office:value="2516862.25931805" calcext:value-type="float">
            <text:p>2516862.25931805</text:p>
          </table:table-cell>
          <table:table-cell table:formula="of:=[.M$27]*POWER([.$Q$7];12*[.M$26]) - [.$Q$3]*SUMPRODUCT(POWER([.$Q$7]; INDEX([.$A$2:.$A$13];N(IF({1};MAX(ROW([.$A$2:.$A$13]))-ROW([.$A$2:.$A$13])+1)))); POWER([.$Q$9];[.$A$2:.$A$13])) - [.$F16]" office:value-type="float" office:value="-689621.894630826" calcext:value-type="float">
            <text:p>-689621.894630826</text:p>
          </table:table-cell>
          <table:table-cell table:formula="of:=( (([.$G15]*POWER([.$Q$7];12*[.N$26])) - [.$C16]*SUMPRODUCT(POWER([.$Q$7];ROW(INDIRECT(&quot;1:12&quot;)))/[.$Q$7]; POWER([.$Q$9];-(12-ROW(INDIRECT(&quot;1:12&quot;))))/[.$Q$9]))) - [.$F16]" office:value-type="float" office:value="2744715.86260212" calcext:value-type="float">
            <text:p>2744715.86260212</text:p>
          </table:table-cell>
          <table:table-cell table:formula="of:=( (([.$G15]*POWER([.$Q$7];12*[.O$26])) - [.$C16]*SUMPRODUCT(POWER([.$Q$7];ROW(INDIRECT(&quot;1:12&quot;)))/[.$Q$7]; POWER([.$Q$9];-(12-ROW(INDIRECT(&quot;1:12&quot;))))/[.$Q$9]))) - [.$F16]" office:value-type="float" office:value="3299096.14002402" calcext:value-type="float">
            <text:p>3299096.14002402</text:p>
          </table:table-cell>
          <table:table-cell table:formula="of:=( (([.$G15]*POWER([.$Q$7];12*[.P$26])) - [.$C16]*SUMPRODUCT(POWER([.$Q$7];ROW(INDIRECT(&quot;1:12&quot;)))/[.$Q$7]; POWER([.$Q$9];-(12-ROW(INDIRECT(&quot;1:12&quot;))))/[.$Q$9]))) - [.$F16]" office:value-type="float" office:value="3942595.55157803" calcext:value-type="float">
            <text:p>3942595.55157803</text:p>
          </table:table-cell>
          <table:table-cell table:formula="of:=( (([.$G15]*POWER([.$Q$7];12*[.Q$26])) - [.$C16]*SUMPRODUCT(POWER([.$Q$7];ROW(INDIRECT(&quot;1:12&quot;)))/[.$Q$7]; POWER([.$Q$9];-(12-ROW(INDIRECT(&quot;1:12&quot;))))/[.$Q$9]))) - [.$F16]" office:value-type="float" office:value="4689540.40069144" calcext:value-type="float">
            <text:p>4689540.40069144</text:p>
          </table:table-cell>
          <table:table-cell table:formula="of:=( (([.$G15]*POWER([.$Q$7];12*[.R$26])) - [.$C16]*SUMPRODUCT(POWER([.$Q$7];ROW(INDIRECT(&quot;1:12&quot;)))/[.$Q$7]; POWER([.$Q$9];-(12-ROW(INDIRECT(&quot;1:12&quot;))))/[.$Q$9]))) - [.$F16]" office:value-type="float" office:value="5556560.00878975" calcext:value-type="float">
            <text:p>5556560.00878975</text:p>
          </table:table-cell>
          <table:table-cell table:formula="of:=( (([.$G15]*POWER([.$Q$7];12*[.S$26])) - [.$C16]*SUMPRODUCT(POWER([.$Q$7];ROW(INDIRECT(&quot;1:12&quot;)))/[.$Q$7]; POWER([.$Q$9];-(12-ROW(INDIRECT(&quot;1:12&quot;))))/[.$Q$9]))) - [.$F16]" office:value-type="float" office:value="6562956.93584429" calcext:value-type="float">
            <text:p>6562956.93584429</text:p>
          </table:table-cell>
          <table:table-cell table:formula="of:=( (([.$G15]*POWER([.$Q$7];12*[.T$26])) - [.$C16]*SUMPRODUCT(POWER([.$Q$7];ROW(INDIRECT(&quot;1:12&quot;)))/[.$Q$7]; POWER([.$Q$9];-(12-ROW(INDIRECT(&quot;1:12&quot;))))/[.$Q$9]))) - [.$F16]" office:value-type="float" office:value="7731136.71554538" calcext:value-type="float">
            <text:p>7731136.71554538</text:p>
          </table:table-cell>
          <table:table-cell table:formula="of:=( (([.$G15]*POWER([.$Q$7];12*[.U$26])) - [.$C16]*SUMPRODUCT(POWER([.$Q$7];ROW(INDIRECT(&quot;1:12&quot;)))/[.$Q$7]; POWER([.$Q$9];-(12-ROW(INDIRECT(&quot;1:12&quot;))))/[.$Q$9]))) - [.$F16]" office:value-type="float" office:value="9087106.67234609" calcext:value-type="float">
            <text:p>9087106.67234609</text:p>
          </table:table-cell>
          <table:table-cell table:formula="of:=( (([.$G15]*POWER([.$Q$7];12*[.V$26])) - [.$C16]*SUMPRODUCT(POWER([.$Q$7];ROW(INDIRECT(&quot;1:12&quot;)))/[.$Q$7]; POWER([.$Q$9];-(12-ROW(INDIRECT(&quot;1:12&quot;))))/[.$Q$9]))) - [.$F16]" office:value-type="float" office:value="10661054.9255992" calcext:value-type="float">
            <text:p>10661054.9255992</text:p>
          </table:table-cell>
          <table:table-cell table:formula="of:=( (([.$G15]*POWER([.$Q$7];12*[.W$26])) - [.$C16]*SUMPRODUCT(POWER([.$Q$7];ROW(INDIRECT(&quot;1:12&quot;)))/[.$Q$7]; POWER([.$Q$9];-(12-ROW(INDIRECT(&quot;1:12&quot;))))/[.$Q$9]))) - [.$F16]" office:value-type="float" office:value="12488022.4712249" calcext:value-type="float">
            <text:p>12488022.4712249</text:p>
          </table:table-cell>
          <table:table-cell table:formula="of:=( (([.$G15]*POWER([.$Q$7];12*[.X$26])) - [.$C16]*SUMPRODUCT(POWER([.$Q$7];ROW(INDIRECT(&quot;1:12&quot;)))/[.$Q$7]; POWER([.$Q$9];-(12-ROW(INDIRECT(&quot;1:12&quot;))))/[.$Q$9]))) - [.$F16]" office:value-type="float" office:value="14608683.3035433" calcext:value-type="float">
            <text:p>14608683.3035433</text:p>
          </table:table-cell>
          <table:table-cell table:formula="of:=( (([.$G15]*POWER([.$Q$7];12*[.Y$26])) - [.$C16]*SUMPRODUCT(POWER([.$Q$7];ROW(INDIRECT(&quot;1:12&quot;)))/[.$Q$7]; POWER([.$Q$9];-(12-ROW(INDIRECT(&quot;1:12&quot;))))/[.$Q$9]))) - [.$F16]" office:value-type="float" office:value="17070249.945215" calcext:value-type="float">
            <text:p>17070249.945215</text:p>
          </table:table-cell>
          <table:table-cell table:formula="of:=( (([.$G15]*POWER([.$Q$7];12*[.Z$26])) - [.$C16]*SUMPRODUCT(POWER([.$Q$7];ROW(INDIRECT(&quot;1:12&quot;)))/[.$Q$7]; POWER([.$Q$9];-(12-ROW(INDIRECT(&quot;1:12&quot;))))/[.$Q$9]))) - [.$F16]" office:value-type="float" office:value="19927524.5452117" calcext:value-type="float">
            <text:p>19927524.5452117</text:p>
          </table:table-cell>
          <table:table-cell table:formula="of:=( (([.$G15]*POWER([.$Q$7];12*[.AA$26])) - [.$C16]*SUMPRODUCT(POWER([.$Q$7];ROW(INDIRECT(&quot;1:12&quot;)))/[.$Q$7]; POWER([.$Q$9];-(12-ROW(INDIRECT(&quot;1:12&quot;))))/[.$Q$9]))) - [.$F16]" office:value-type="float" office:value="23244118.9455331" calcext:value-type="float">
            <text:p>23244118.9455331</text:p>
          </table:table-cell>
          <table:table-cell table:formula="of:=( (([.$G15]*POWER([.$Q$7];12*[.AB$26])) - [.$C16]*SUMPRODUCT(POWER([.$Q$7];ROW(INDIRECT(&quot;1:12&quot;)))/[.$Q$7]; POWER([.$Q$9];-(12-ROW(INDIRECT(&quot;1:12&quot;))))/[.$Q$9]))) - [.$F16]" office:value-type="float" office:value="27093870.8791609" calcext:value-type="float">
            <text:p>27093870.8791609</text:p>
          </table:table-cell>
          <table:table-cell table:formula="of:=( (([.$G15]*POWER([.$Q$7];12*[.AC$26])) - [.$C16]*SUMPRODUCT(POWER([.$Q$7];ROW(INDIRECT(&quot;1:12&quot;)))/[.$Q$7]; POWER([.$Q$9];-(12-ROW(INDIRECT(&quot;1:12&quot;))))/[.$Q$9]))) - [.$F16]" office:value-type="float" office:value="31562487.8282322" calcext:value-type="float">
            <text:p>31562487.8282322</text:p>
          </table:table-cell>
          <table:table-cell table:formula="of:=( (([.$G15]*POWER([.$Q$7];12*[.AD$26])) - [.$C16]*SUMPRODUCT(POWER([.$Q$7];ROW(INDIRECT(&quot;1:12&quot;)))/[.$Q$7]; POWER([.$Q$9];-(12-ROW(INDIRECT(&quot;1:12&quot;))))/[.$Q$9]))) - [.$F16]" office:value-type="float" office:value="36749455.1398403" calcext:value-type="float">
            <text:p>36749455.1398403</text:p>
          </table:table-cell>
          <table:table-cell table:formula="of:=( (([.$G15]*POWER([.$Q$7];12*[.AE$26])) - [.$C16]*SUMPRODUCT(POWER([.$Q$7];ROW(INDIRECT(&quot;1:12&quot;)))/[.$Q$7]; POWER([.$Q$9];-(12-ROW(INDIRECT(&quot;1:12&quot;))))/[.$Q$9]))) - [.$F16]" office:value-type="float" office:value="42770250.880071" calcext:value-type="float">
            <text:p>42770250.880071</text:p>
          </table:table-cell>
          <table:table-cell table:formula="of:=( (([.$G15]*POWER([.$Q$7];12*[.AF$26])) - [.$C16]*SUMPRODUCT(POWER([.$Q$7];ROW(INDIRECT(&quot;1:12&quot;)))/[.$Q$7]; POWER([.$Q$9];-(12-ROW(INDIRECT(&quot;1:12&quot;))))/[.$Q$9]))) - [.$F16]" office:value-type="float" office:value="49758916.7358311" calcext:value-type="float">
            <text:p>49758916.7358311</text:p>
          </table:table-cell>
          <table:table-cell table:formula="of:=( (([.$G15]*POWER([.$Q$7];12*[.AG$26])) - [.$C16]*SUMPRODUCT(POWER([.$Q$7];ROW(INDIRECT(&quot;1:12&quot;)))/[.$Q$7]; POWER([.$Q$9];-(12-ROW(INDIRECT(&quot;1:12&quot;))))/[.$Q$9]))) - [.$F16]" office:value-type="float" office:value="57871042.2007611" calcext:value-type="float">
            <text:p>57871042.2007611</text:p>
          </table:table-cell>
          <table:table-cell table:formula="of:=( (([.$G15]*POWER([.$Q$7];12*[.AH$26])) - [.$C16]*SUMPRODUCT(POWER([.$Q$7];ROW(INDIRECT(&quot;1:12&quot;)))/[.$Q$7]; POWER([.$Q$9];-(12-ROW(INDIRECT(&quot;1:12&quot;))))/[.$Q$9]))) - [.$F16]" office:value-type="float" office:value="67287228.4825143" calcext:value-type="float">
            <text:p>67287228.4825143</text:p>
          </table:table-cell>
          <table:table-cell table:formula="of:=( (([.$G15]*POWER([.$Q$7];12*[.AI$26])) - [.$C16]*SUMPRODUCT(POWER([.$Q$7];ROW(INDIRECT(&quot;1:12&quot;)))/[.$Q$7]; POWER([.$Q$9];-(12-ROW(INDIRECT(&quot;1:12&quot;))))/[.$Q$9]))) - [.$F16]" office:value-type="float" office:value="78217109.2487807" calcext:value-type="float">
            <text:p>78217109.2487807</text:p>
          </table:table-cell>
          <table:table-cell table:formula="of:=( (([.$G15]*POWER([.$Q$7];12*[.AJ$26])) - [.$C16]*SUMPRODUCT(POWER([.$Q$7];ROW(INDIRECT(&quot;1:12&quot;)))/[.$Q$7]; POWER([.$Q$9];-(12-ROW(INDIRECT(&quot;1:12&quot;))))/[.$Q$9]))) - [.$F16]" office:value-type="float" office:value="90904017.7263981" calcext:value-type="float">
            <text:p>90904017.7263981</text:p>
          </table:table-cell>
          <table:table-cell table:formula="of:=( (([.$G15]*POWER([.$Q$7];12*[.AK$26])) - [.$C16]*SUMPRODUCT(POWER([.$Q$7];ROW(INDIRECT(&quot;1:12&quot;)))/[.$Q$7]; POWER([.$Q$9];-(12-ROW(INDIRECT(&quot;1:12&quot;))))/[.$Q$9]))) - [.$F16]" office:value-type="float" office:value="105630404.057731" calcext:value-type="float">
            <text:p>105630404.057731</text:p>
          </table:table-cell>
          <table:table-cell table:formula="of:=( (([.$G15]*POWER([.$Q$7];12*[.AL$26])) - [.$C16]*SUMPRODUCT(POWER([.$Q$7];ROW(INDIRECT(&quot;1:12&quot;)))/[.$Q$7]; POWER([.$Q$9];-(12-ROW(INDIRECT(&quot;1:12&quot;))))/[.$Q$9]))) - [.$F16]" office:value-type="float" office:value="122724123.521559" calcext:value-type="float">
            <text:p>122724123.521559</text:p>
          </table:table-cell>
          <table:table-cell table:formula="of:=( (([.$G15]*POWER([.$Q$7];12*[.AM$26])) - [.$C16]*SUMPRODUCT(POWER([.$Q$7];ROW(INDIRECT(&quot;1:12&quot;)))/[.$Q$7]; POWER([.$Q$9];-(12-ROW(INDIRECT(&quot;1:12&quot;))))/[.$Q$9]))) - [.$F16]" office:value-type="float" office:value="142565735.613888" calcext:value-type="float">
            <text:p>142565735.613888</text:p>
          </table:table-cell>
          <table:table-cell table:formula="of:=( (([.$G15]*POWER([.$Q$7];12*[.AN$26])) - [.$C16]*SUMPRODUCT(POWER([.$Q$7];ROW(INDIRECT(&quot;1:12&quot;)))/[.$Q$7]; POWER([.$Q$9];-(12-ROW(INDIRECT(&quot;1:12&quot;))))/[.$Q$9]))) - [.$F16]" office:value-type="float" office:value="165596976.488966" calcext:value-type="float">
            <text:p>165596976.488966</text:p>
          </table:table-cell>
          <table:table-cell table:formula="of:=( (([.$G15]*POWER([.$Q$7];12*[.AO$26])) - [.$C16]*SUMPRODUCT(POWER([.$Q$7];ROW(INDIRECT(&quot;1:12&quot;)))/[.$Q$7]; POWER([.$Q$9];-(12-ROW(INDIRECT(&quot;1:12&quot;))))/[.$Q$9]))) - [.$F16]" office:value-type="float" office:value="192330593.383479" calcext:value-type="float">
            <text:p>192330593.383479</text:p>
          </table:table-cell>
          <table:table-cell table:formula="of:=( (([.$G15]*POWER([.$Q$7];12*[.AP$26])) - [.$C16]*SUMPRODUCT(POWER([.$Q$7];ROW(INDIRECT(&quot;1:12&quot;)))/[.$Q$7]; POWER([.$Q$9];-(12-ROW(INDIRECT(&quot;1:12&quot;))))/[.$Q$9]))) - [.$F16]" office:value-type="float" office:value="223361759.96886" calcext:value-type="float">
            <text:p>223361759.96886</text:p>
          </table:table-cell>
          <table:table-cell table:formula="of:=( (([.$G15]*POWER([.$Q$7];12*[.AQ$26])) - [.$C16]*SUMPRODUCT(POWER([.$Q$7];ROW(INDIRECT(&quot;1:12&quot;)))/[.$Q$7]; POWER([.$Q$9];-(12-ROW(INDIRECT(&quot;1:12&quot;))))/[.$Q$9]))) - [.$F16]" office:value-type="float" office:value="259381326.773057" calcext:value-type="float">
            <text:p>259381326.773057</text:p>
          </table:table-cell>
          <table:table-cell table:formula="of:=( (([.$G15]*POWER([.$Q$7];12*[.AR$26])) - [.$C16]*SUMPRODUCT(POWER([.$Q$7];ROW(INDIRECT(&quot;1:12&quot;)))/[.$Q$7]; POWER([.$Q$9];-(12-ROW(INDIRECT(&quot;1:12&quot;))))/[.$Q$9]))) - [.$F16]" office:value-type="float" office:value="301191201.667454" calcext:value-type="float">
            <text:p>301191201.667454</text:p>
          </table:table-cell>
          <table:table-cell table:formula="of:=( (([.$G15]*POWER([.$Q$7];12*[.AS$26])) - [.$C16]*SUMPRODUCT(POWER([.$Q$7];ROW(INDIRECT(&quot;1:12&quot;)))/[.$Q$7]; POWER([.$Q$9];-(12-ROW(INDIRECT(&quot;1:12&quot;))))/[.$Q$9]))) - [.$F16]" office:value-type="float" office:value="349722202.836559" calcext:value-type="float">
            <text:p>349722202.836559</text:p>
          </table:table-cell>
          <table:table-cell table:formula="of:=( (([.$G15]*POWER([.$Q$7];12*[.AT$26])) - [.$C16]*SUMPRODUCT(POWER([.$Q$7];ROW(INDIRECT(&quot;1:12&quot;)))/[.$Q$7]; POWER([.$Q$9];-(12-ROW(INDIRECT(&quot;1:12&quot;))))/[.$Q$9]))) - [.$F16]" office:value-type="float" office:value="406054781.693217" calcext:value-type="float">
            <text:p>406054781.693217</text:p>
          </table:table-cell>
          <table:table-cell table:formula="of:=( (([.$G15]*POWER([.$Q$7];12*[.AU$26])) - [.$C16]*SUMPRODUCT(POWER([.$Q$7];ROW(INDIRECT(&quot;1:12&quot;)))/[.$Q$7]; POWER([.$Q$9];-(12-ROW(INDIRECT(&quot;1:12&quot;))))/[.$Q$9]))) - [.$F16]" office:value-type="float" office:value="471443077.09607" calcext:value-type="float">
            <text:p>471443077.09607</text:p>
          </table:table-cell>
          <table:table-cell table:formula="of:=( (([.$G15]*POWER([.$Q$7];12*[.AV$26])) - [.$C16]*SUMPRODUCT(POWER([.$Q$7];ROW(INDIRECT(&quot;1:12&quot;)))/[.$Q$7]; POWER([.$Q$9];-(12-ROW(INDIRECT(&quot;1:12&quot;))))/[.$Q$9]))) - [.$F16]" office:value-type="float" office:value="547342836.391137" calcext:value-type="float">
            <text:p>547342836.391137</text:p>
          </table:table-cell>
          <table:table-cell table:formula="of:=( (([.$G15]*POWER([.$Q$7];12*[.AW$26])) - [.$C16]*SUMPRODUCT(POWER([.$Q$7];ROW(INDIRECT(&quot;1:12&quot;)))/[.$Q$7]; POWER([.$Q$9];-(12-ROW(INDIRECT(&quot;1:12&quot;))))/[.$Q$9]))) - [.$F16]" office:value-type="float" office:value="635443824.886975" calcext:value-type="float">
            <text:p>635443824.886975</text:p>
          </table:table-cell>
          <table:table-cell table:formula="of:=( (([.$G15]*POWER([.$Q$7];12*[.AX$26])) - [.$C16]*SUMPRODUCT(POWER([.$Q$7];ROW(INDIRECT(&quot;1:12&quot;)))/[.$Q$7]; POWER([.$Q$9];-(12-ROW(INDIRECT(&quot;1:12&quot;))))/[.$Q$9]))) - [.$F16]" office:value-type="float" office:value="737707445.29938" calcext:value-type="float">
            <text:p>737707445.29938</text:p>
          </table:table-cell>
          <table:table-cell table:formula="of:=( (([.$G15]*POWER([.$Q$7];12*[.AY$26])) - [.$C16]*SUMPRODUCT(POWER([.$Q$7];ROW(INDIRECT(&quot;1:12&quot;)))/[.$Q$7]; POWER([.$Q$9];-(12-ROW(INDIRECT(&quot;1:12&quot;))))/[.$Q$9]))) - [.$F16]" office:value-type="float" office:value="856410404.69179" calcext:value-type="float">
            <text:p>856410404.69179</text:p>
          </table:table-cell>
          <table:table-cell table:formula="of:=( (([.$G15]*POWER([.$Q$7];12*[.AZ$26])) - [.$C16]*SUMPRODUCT(POWER([.$Q$7];ROW(INDIRECT(&quot;1:12&quot;)))/[.$Q$7]; POWER([.$Q$9];-(12-ROW(INDIRECT(&quot;1:12&quot;))))/[.$Q$9]))) - [.$F16]" office:value-type="float" office:value="994195401.073619" calcext:value-type="float">
            <text:p>994195401.073619</text:p>
          </table:table-cell>
          <table:table-cell table:formula="of:=( (([.$G15]*POWER([.$Q$7];12*[.BA$26])) - [.$C16]*SUMPRODUCT(POWER([.$Q$7];ROW(INDIRECT(&quot;1:12&quot;)))/[.$Q$7]; POWER([.$Q$9];-(12-ROW(INDIRECT(&quot;1:12&quot;))))/[.$Q$9]))) - [.$F16]" office:value-type="float" office:value="1154129958.09827" calcext:value-type="float">
            <text:p>1154129958.09827</text:p>
          </table:table-cell>
          <table:table-cell table:formula="of:=( (([.$G15]*POWER([.$Q$7];12*[.BB$26])) - [.$C16]*SUMPRODUCT(POWER([.$Q$7];ROW(INDIRECT(&quot;1:12&quot;)))/[.$Q$7]; POWER([.$Q$9];-(12-ROW(INDIRECT(&quot;1:12&quot;))))/[.$Q$9]))) - [.$F16]" office:value-type="float" office:value="1339774717.70467" calcext:value-type="float">
            <text:p>1339774717.70467</text:p>
          </table:table-cell>
          <table:table-cell table:formula="of:=( (([.$G15]*POWER([.$Q$7];12*[.BC$26])) - [.$C16]*SUMPRODUCT(POWER([.$Q$7];ROW(INDIRECT(&quot;1:12&quot;)))/[.$Q$7]; POWER([.$Q$9];-(12-ROW(INDIRECT(&quot;1:12&quot;))))/[.$Q$9]))) - [.$F16]" office:value-type="float" office:value="1555262711.10939" calcext:value-type="float">
            <text:p>1555262711.10939</text:p>
          </table:table-cell>
          <table:table-cell table:formula="of:=( (([.$G15]*POWER([.$Q$7];12*[.BD$26])) - [.$C16]*SUMPRODUCT(POWER([.$Q$7];ROW(INDIRECT(&quot;1:12&quot;)))/[.$Q$7]; POWER([.$Q$9];-(12-ROW(INDIRECT(&quot;1:12&quot;))))/[.$Q$9]))) - [.$F16]" office:value-type="float" office:value="1805391372.96899" calcext:value-type="float">
            <text:p>1805391372.96899</text:p>
          </table:table-cell>
          <table:table-cell table:formula="of:=( (([.$G15]*POWER([.$Q$7];12*[.BE$26])) - [.$C16]*SUMPRODUCT(POWER([.$Q$7];ROW(INDIRECT(&quot;1:12&quot;)))/[.$Q$7]; POWER([.$Q$9];-(12-ROW(INDIRECT(&quot;1:12&quot;))))/[.$Q$9]))) - [.$F16]" office:value-type="float" office:value="2095729347.23452" calcext:value-type="float">
            <text:p>2095729347.23452</text:p>
          </table:table-cell>
          <table:table-cell table:formula="of:=( (([.$G15]*POWER([.$Q$7];12*[.BF$26])) - [.$C16]*SUMPRODUCT(POWER([.$Q$7];ROW(INDIRECT(&quot;1:12&quot;)))/[.$Q$7]; POWER([.$Q$9];-(12-ROW(INDIRECT(&quot;1:12&quot;))))/[.$Q$9]))) - [.$F16]" office:value-type="float" office:value="2432740462.52978" calcext:value-type="float">
            <text:p>2432740462.52978</text:p>
          </table:table-cell>
          <table:table-cell table:formula="of:=( (([.$G15]*POWER([.$Q$7];12*[.BG$26])) - [.$C16]*SUMPRODUCT(POWER([.$Q$7];ROW(INDIRECT(&quot;1:12&quot;)))/[.$Q$7]; POWER([.$Q$9];-(12-ROW(INDIRECT(&quot;1:12&quot;))))/[.$Q$9]))) - [.$F16]" office:value-type="float" office:value="2823927637.13162" calcext:value-type="float">
            <text:p>2823927637.13162</text:p>
          </table:table-cell>
          <table:table-cell table:formula="of:=( (([.$G15]*POWER([.$Q$7];12*[.BH$26])) - [.$C16]*SUMPRODUCT(POWER([.$Q$7];ROW(INDIRECT(&quot;1:12&quot;)))/[.$Q$7]; POWER([.$Q$9];-(12-ROW(INDIRECT(&quot;1:12&quot;))))/[.$Q$9]))) - [.$F16]" office:value-type="float" office:value="3277999917.326" calcext:value-type="float">
            <text:p>3277999917.326</text:p>
          </table:table-cell>
          <table:table-cell table:formula="of:=( (([.$G15]*POWER([.$Q$7];12*[.BI$26])) - [.$C16]*SUMPRODUCT(POWER([.$Q$7];ROW(INDIRECT(&quot;1:12&quot;)))/[.$Q$7]; POWER([.$Q$9];-(12-ROW(INDIRECT(&quot;1:12&quot;))))/[.$Q$9]))) - [.$F16]" office:value-type="float" office:value="3805066367.93442" calcext:value-type="float">
            <text:p>3805066367.93442</text:p>
          </table:table-cell>
          <table:table-cell table:formula="of:=( (([.$G15]*POWER([.$Q$7];12*[.BJ$26])) - [.$C16]*SUMPRODUCT(POWER([.$Q$7];ROW(INDIRECT(&quot;1:12&quot;)))/[.$Q$7]; POWER([.$Q$9];-(12-ROW(INDIRECT(&quot;1:12&quot;))))/[.$Q$9]))) - [.$F16]" office:value-type="float" office:value="4416861131.61836" calcext:value-type="float">
            <text:p>4416861131.61836</text:p>
          </table:table-cell>
          <table:table-cell table:formula="of:=( (([.$G15]*POWER([.$Q$7];12*[.BK$26])) - [.$C16]*SUMPRODUCT(POWER([.$Q$7];ROW(INDIRECT(&quot;1:12&quot;)))/[.$Q$7]; POWER([.$Q$9];-(12-ROW(INDIRECT(&quot;1:12&quot;))))/[.$Q$9]))) - [.$F16]" office:value-type="float" office:value="5127004667.48376" calcext:value-type="float">
            <text:p>5127004667.48376</text:p>
          </table:table-cell>
          <table:table-cell table:formula="of:=( (([.$G15]*POWER([.$Q$7];12*[.BL$26])) - [.$C16]*SUMPRODUCT(POWER([.$Q$7];ROW(INDIRECT(&quot;1:12&quot;)))/[.$Q$7]; POWER([.$Q$9];-(12-ROW(INDIRECT(&quot;1:12&quot;))))/[.$Q$9]))) - [.$F16]" office:value-type="float" office:value="5951306984.97132" calcext:value-type="float">
            <text:p>5951306984.97132</text:p>
          </table:table-cell>
          <table:table-cell table:formula="of:=( (([.$G15]*POWER([.$Q$7];12*[.BM$26])) - [.$C16]*SUMPRODUCT(POWER([.$Q$7];ROW(INDIRECT(&quot;1:12&quot;)))/[.$Q$7]; POWER([.$Q$9];-(12-ROW(INDIRECT(&quot;1:12&quot;))))/[.$Q$9]))) - [.$F16]" office:value-type="float" office:value="6908119623.96454" calcext:value-type="float">
            <text:p>6908119623.96454</text:p>
          </table:table-cell>
          <table:table-cell table:formula="of:=( (([.$G15]*POWER([.$Q$7];12*[.BN$26])) - [.$C16]*SUMPRODUCT(POWER([.$Q$7];ROW(INDIRECT(&quot;1:12&quot;)))/[.$Q$7]; POWER([.$Q$9];-(12-ROW(INDIRECT(&quot;1:12&quot;))))/[.$Q$9]))) - [.$F16]" office:value-type="float" office:value="8018744217.29038" calcext:value-type="float">
            <text:p>8018744217.29038</text:p>
          </table:table-cell>
          <table:table-cell table:formula="of:=( (([.$G15]*POWER([.$Q$7];12*[.BO$26])) - [.$C16]*SUMPRODUCT(POWER([.$Q$7];ROW(INDIRECT(&quot;1:12&quot;)))/[.$Q$7]; POWER([.$Q$9];-(12-ROW(INDIRECT(&quot;1:12&quot;))))/[.$Q$9]))) - [.$F16]" office:value-type="float" office:value="9307906731.48761" calcext:value-type="float">
            <text:p>9307906731.48761</text:p>
          </table:table-cell>
          <table:table-cell table:formula="of:=( (([.$G15]*POWER([.$Q$7];12*[.BP$26])) - [.$C16]*SUMPRODUCT(POWER([.$Q$7];ROW(INDIRECT(&quot;1:12&quot;)))/[.$Q$7]; POWER([.$Q$9];-(12-ROW(INDIRECT(&quot;1:12&quot;))))/[.$Q$9]))) - [.$F16]" office:value-type="float" office:value="10804307943.9212" calcext:value-type="float">
            <text:p>10804307943.9212</text:p>
          </table:table-cell>
          <table:table-cell table:formula="of:=( (([.$G15]*POWER([.$Q$7];12*[.BQ$26])) - [.$C16]*SUMPRODUCT(POWER([.$Q$7];ROW(INDIRECT(&quot;1:12&quot;)))/[.$Q$7]; POWER([.$Q$9];-(12-ROW(INDIRECT(&quot;1:12&quot;))))/[.$Q$9]))) - [.$F16]" office:value-type="float" office:value="12541262411.5796" calcext:value-type="float">
            <text:p>12541262411.5796</text:p>
          </table:table-cell>
          <table:table-cell table:formula="of:=( (([.$G15]*POWER([.$Q$7];12*[.BR$26])) - [.$C16]*SUMPRODUCT(POWER([.$Q$7];ROW(INDIRECT(&quot;1:12&quot;)))/[.$Q$7]; POWER([.$Q$9];-(12-ROW(INDIRECT(&quot;1:12&quot;))))/[.$Q$9]))) - [.$F16]" office:value-type="float" office:value="14557440156.9933" calcext:value-type="float">
            <text:p>14557440156.9933</text:p>
          </table:table-cell>
          <table:table-cell table:formula="of:=( (([.$G15]*POWER([.$Q$7];12*[.BS$26])) - [.$C16]*SUMPRODUCT(POWER([.$Q$7];ROW(INDIRECT(&quot;1:12&quot;)))/[.$Q$7]; POWER([.$Q$9];-(12-ROW(INDIRECT(&quot;1:12&quot;))))/[.$Q$9]))) - [.$F16]" office:value-type="float" office:value="16897727583.5149" calcext:value-type="float">
            <text:p>16897727583.5149</text:p>
          </table:table-cell>
          <table:table-cell table:formula="of:=( (([.$G15]*POWER([.$Q$7];12*[.BT$26])) - [.$C16]*SUMPRODUCT(POWER([.$Q$7];ROW(INDIRECT(&quot;1:12&quot;)))/[.$Q$7]; POWER([.$Q$9];-(12-ROW(INDIRECT(&quot;1:12&quot;))))/[.$Q$9]))) - [.$F16]" office:value-type="float" office:value="19614226786.62" calcext:value-type="float">
            <text:p>19614226786.62</text:p>
          </table:table-cell>
          <table:table-cell table:formula="of:=( (([.$G15]*POWER([.$Q$7];12*[.BU$26])) - [.$C16]*SUMPRODUCT(POWER([.$Q$7];ROW(INDIRECT(&quot;1:12&quot;)))/[.$Q$7]; POWER([.$Q$9];-(12-ROW(INDIRECT(&quot;1:12&quot;))))/[.$Q$9]))) - [.$F16]" office:value-type="float" office:value="22767415509.0153" calcext:value-type="float">
            <text:p>22767415509.0153</text:p>
          </table:table-cell>
          <table:table-cell table:formula="of:=( (([.$G15]*POWER([.$Q$7];12*[.BV$26])) - [.$C16]*SUMPRODUCT(POWER([.$Q$7];ROW(INDIRECT(&quot;1:12&quot;)))/[.$Q$7]; POWER([.$Q$9];-(12-ROW(INDIRECT(&quot;1:12&quot;))))/[.$Q$9]))) - [.$F16]" office:value-type="float" office:value="26427493563.7688" calcext:value-type="float">
            <text:p>26427493563.7688</text:p>
          </table:table-cell>
          <table:table-cell table:formula="of:=( (([.$G15]*POWER([.$Q$7];12*[.BW$26])) - [.$C16]*SUMPRODUCT(POWER([.$Q$7];ROW(INDIRECT(&quot;1:12&quot;)))/[.$Q$7]; POWER([.$Q$9];-(12-ROW(INDIRECT(&quot;1:12&quot;))))/[.$Q$9]))) - [.$F16]" office:value-type="float" office:value="30675945701.0427" calcext:value-type="float">
            <text:p>30675945701.0427</text:p>
          </table:table-cell>
          <table:table-cell table:formula="of:=( (([.$G15]*POWER([.$Q$7];12*[.BX$26])) - [.$C16]*SUMPRODUCT(POWER([.$Q$7];ROW(INDIRECT(&quot;1:12&quot;)))/[.$Q$7]; POWER([.$Q$9];-(12-ROW(INDIRECT(&quot;1:12&quot;))))/[.$Q$9]))) - [.$F16]" office:value-type="float" office:value="35607355712.7134" calcext:value-type="float">
            <text:p>35607355712.7134</text:p>
          </table:table-cell>
          <table:table-cell table:formula="of:=( (([.$G15]*POWER([.$Q$7];12*[.BY$26])) - [.$C16]*SUMPRODUCT(POWER([.$Q$7];ROW(INDIRECT(&quot;1:12&quot;)))/[.$Q$7]; POWER([.$Q$9];-(12-ROW(INDIRECT(&quot;1:12&quot;))))/[.$Q$9]))) - [.$F16]" office:value-type="float" office:value="41331512162.5045" calcext:value-type="float">
            <text:p>41331512162.5045</text:p>
          </table:table-cell>
          <table:table-cell table:formula="of:=( (([.$G15]*POWER([.$Q$7];12*[.BZ$26])) - [.$C16]*SUMPRODUCT(POWER([.$Q$7];ROW(INDIRECT(&quot;1:12&quot;)))/[.$Q$7]; POWER([.$Q$9];-(12-ROW(INDIRECT(&quot;1:12&quot;))))/[.$Q$9]))) - [.$F16]" office:value-type="float" office:value="47975852621.7528" calcext:value-type="float">
            <text:p>47975852621.75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B40]*(1+[.$Q$11])" office:value-type="float" office:value="127709.54579818" calcext:value-type="float">
            <text:p>127709.54579818</text:p>
          </table:table-cell>
          <table:table-cell table:formula="of:=[.$C40]*POWER([.$Q$9];12)" office:value-type="float" office:value="196189.071174867" calcext:value-type="float">
            <text:p>196189.071174867</text:p>
          </table:table-cell>
          <table:table-cell table:formula="of:=[.$B41]*12" office:value-type="float" office:value="1532514.54957816" calcext:value-type="float">
            <text:p>1532514.54957816</text:p>
          </table:table-cell>
          <table:table-cell table:formula="of:=[.$C41]*(POWER([.$Q$9];12)-1)/([.$Q$9]-1)" office:value-type="float" office:value="2428878.99784674" calcext:value-type="float">
            <text:p>2428878.99784674</text:p>
          </table:table-cell>
          <table:table-cell table:formula="of:=  ( (([.$G40]*POWER([.$Q$7];3)) + [.$B41]*SERIESSUM([.$Q$7];0;1;POWER(1; ROW(INDIRECT(&quot;1:3&quot;)))) - [.$C41]*SUMPRODUCT(POWER([.$Q$7];ROW(INDIRECT(&quot;1:3&quot;)))/[.$Q$7]; POWER([.$Q$9];-(12-ROW(INDIRECT(&quot;1:3&quot;))))/[.$Q$9])) + (([.$G40]*POWER([.$Q$7];6)) + [.$B41]*SERIESSUM([.$Q$7];0;1;POWER(1; ROW(INDIRECT(&quot;1:6&quot;)))) - [.$C41]*SUMPRODUCT(POWER([.$Q$7];ROW(INDIRECT(&quot;1:6&quot;)))/[.$Q$7]; POWER([.$Q$9];-(12-ROW(INDIRECT(&quot;1:6&quot;))))/[.$Q$9])) + (([.$G40]*POWER([.$Q$7];9)) + [.$B41]*SERIESSUM([.$Q$7];0;1;POWER(1; ROW(INDIRECT(&quot;1:9&quot;)))) - [.$C41]*SUMPRODUCT(POWER([.$Q$7];ROW(INDIRECT(&quot;1:9&quot;)))/[.$Q$7]; POWER([.$Q$9];-(12-ROW(INDIRECT(&quot;1:9&quot;))))/[.$Q$9])) + (([.$G40]*POWER([.$Q$7];12)) + [.$B41]*SERIESSUM([.$Q$7];0;1;POWER(1; ROW(INDIRECT(&quot;1:12&quot;)))) - [.$C41]*SUMPRODUCT(POWER([.$Q$7];ROW(INDIRECT(&quot;1:12&quot;)))/[.$Q$7]; POWER([.$Q$9];-(12-ROW(INDIRECT(&quot;1:12&quot;))))/[.$Q$9])) ) * [.$Q$4] * [.$Q$4] / 4" office:value-type="float" office:value="4461240.76762297" calcext:value-type="float">
            <text:p>4461240.76762297</text:p>
          </table:table-cell>
          <table:table-cell table:formula="of:=[.$G40]*POWER([.$Q$7];12) + [.$B41]*(POWER([.$Q$7];12)-1)/([.$Q$7]-1) - [.$Q$3]*SUMPRODUCT(POWER([.$Q$7]; INDEX([.$A$2:.$A$13];N(IF({1};MAX(ROW([.$A$2:.$A$13]))-ROW([.$A$2:.$A$13])+1)))); POWER([.$Q$9];[.$A$2:.$A$13])) - [.$F41]" office:value-type="float" office:value="49856002.429981" calcext:value-type="float">
            <text:p>49856002.429981</text:p>
          </table:table-cell>
          <table:table-cell table:formula="of:=COUNTIF([.$M65:.$CA65];&quot;&gt;=0&quot;)" office:value-type="float" office:value="66" calcext:value-type="float">
            <text:p>66</text:p>
          </table:table-cell>
          <table:table-cell table:formula="of:=[.$Q$10]+[.$H41]+[.$A41]" office:value-type="float" office:value="133" calcext:value-type="float">
            <text:p>133</text:p>
          </table:table-cell>
          <table:table-cell table:formula="of:=[.$Q$10]+[.$A41]" office:value-type="float" office:value="67" calcext:value-type="float">
            <text:p>67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$G16]*POWER([.$Q$7];12) - [.$Q$3]*SUMPRODUCT(POWER([.$Q$7]; INDEX([.$A$2:.$A$13];N(IF({1};MAX(ROW([.$A$2:.$A$13]))-ROW([.$A$2:.$A$13])+1)))); POWER([.$Q$9];[.$A$2:.$A$13])) - [.$F17]" office:value-type="float" office:value="2986926.41050174" calcext:value-type="float">
            <text:p>2986926.41050174</text:p>
          </table:table-cell>
          <table:table-cell table:formula="of:=[.M$27]*POWER([.$Q$7];12*[.M$26]) - [.$Q$3]*SUMPRODUCT(POWER([.$Q$7]; INDEX([.$A$2:.$A$13];N(IF({1};MAX(ROW([.$A$2:.$A$13]))-ROW([.$A$2:.$A$13])+1)))); POWER([.$Q$9];[.$A$2:.$A$13])) - [.$F17]" office:value-type="float" office:value="-732975.32368828" calcext:value-type="float">
            <text:p>-732975.32368828</text:p>
          </table:table-cell>
          <table:table-cell table:formula="of:=( (([.$G16]*POWER([.$Q$7];12*[.N$26])) - [.$C17]*SUMPRODUCT(POWER([.$Q$7];ROW(INDIRECT(&quot;1:12&quot;)))/[.$Q$7]; POWER([.$Q$9];-(12-ROW(INDIRECT(&quot;1:12&quot;))))/[.$Q$9]))) - [.$F17]" office:value-type="float" office:value="3265912.02496535" calcext:value-type="float">
            <text:p>3265912.02496535</text:p>
          </table:table-cell>
          <table:table-cell table:formula="of:=( (([.$G16]*POWER([.$Q$7];12*[.O$26])) - [.$C17]*SUMPRODUCT(POWER([.$Q$7];ROW(INDIRECT(&quot;1:12&quot;)))/[.$Q$7]; POWER([.$Q$9];-(12-ROW(INDIRECT(&quot;1:12&quot;))))/[.$Q$9]))) - [.$F17]" office:value-type="float" office:value="3916094.24268304" calcext:value-type="float">
            <text:p>3916094.24268304</text:p>
          </table:table-cell>
          <table:table-cell table:formula="of:=( (([.$G16]*POWER([.$Q$7];12*[.P$26])) - [.$C17]*SUMPRODUCT(POWER([.$Q$7];ROW(INDIRECT(&quot;1:12&quot;)))/[.$Q$7]; POWER([.$Q$9];-(12-ROW(INDIRECT(&quot;1:12&quot;))))/[.$Q$9]))) - [.$F17]" office:value-type="float" office:value="4670796.18924201" calcext:value-type="float">
            <text:p>4670796.18924201</text:p>
          </table:table-cell>
          <table:table-cell table:formula="of:=( (([.$G16]*POWER([.$Q$7];12*[.Q$26])) - [.$C17]*SUMPRODUCT(POWER([.$Q$7];ROW(INDIRECT(&quot;1:12&quot;)))/[.$Q$7]; POWER([.$Q$9];-(12-ROW(INDIRECT(&quot;1:12&quot;))))/[.$Q$9]))) - [.$F17]" office:value-type="float" office:value="5546819.88324467" calcext:value-type="float">
            <text:p>5546819.88324467</text:p>
          </table:table-cell>
          <table:table-cell table:formula="of:=( (([.$G16]*POWER([.$Q$7];12*[.R$26])) - [.$C17]*SUMPRODUCT(POWER([.$Q$7];ROW(INDIRECT(&quot;1:12&quot;)))/[.$Q$7]; POWER([.$Q$9];-(12-ROW(INDIRECT(&quot;1:12&quot;))))/[.$Q$9]))) - [.$F17]" office:value-type="float" office:value="6563668.34369064" calcext:value-type="float">
            <text:p>6563668.34369064</text:p>
          </table:table-cell>
          <table:table-cell table:formula="of:=( (([.$G16]*POWER([.$Q$7];12*[.S$26])) - [.$C17]*SUMPRODUCT(POWER([.$Q$7];ROW(INDIRECT(&quot;1:12&quot;)))/[.$Q$7]; POWER([.$Q$9];-(12-ROW(INDIRECT(&quot;1:12&quot;))))/[.$Q$9]))) - [.$F17]" office:value-type="float" office:value="7743979.78799299" calcext:value-type="float">
            <text:p>7743979.78799299</text:p>
          </table:table-cell>
          <table:table-cell table:formula="of:=( (([.$G16]*POWER([.$Q$7];12*[.T$26])) - [.$C17]*SUMPRODUCT(POWER([.$Q$7];ROW(INDIRECT(&quot;1:12&quot;)))/[.$Q$7]; POWER([.$Q$9];-(12-ROW(INDIRECT(&quot;1:12&quot;))))/[.$Q$9]))) - [.$F17]" office:value-type="float" office:value="9114031.62928709" calcext:value-type="float">
            <text:p>9114031.62928709</text:p>
          </table:table-cell>
          <table:table-cell table:formula="of:=( (([.$G16]*POWER([.$Q$7];12*[.U$26])) - [.$C17]*SUMPRODUCT(POWER([.$Q$7];ROW(INDIRECT(&quot;1:12&quot;)))/[.$Q$7]; POWER([.$Q$9];-(12-ROW(INDIRECT(&quot;1:12&quot;))))/[.$Q$9]))) - [.$F17]" office:value-type="float" office:value="10704325.4935839" calcext:value-type="float">
            <text:p>10704325.4935839</text:p>
          </table:table-cell>
          <table:table-cell table:formula="of:=( (([.$G16]*POWER([.$Q$7];12*[.V$26])) - [.$C17]*SUMPRODUCT(POWER([.$Q$7];ROW(INDIRECT(&quot;1:12&quot;)))/[.$Q$7]; POWER([.$Q$9];-(12-ROW(INDIRECT(&quot;1:12&quot;))))/[.$Q$9]))) - [.$F17]" office:value-type="float" office:value="12550266.2810737" calcext:value-type="float">
            <text:p>12550266.2810737</text:p>
          </table:table-cell>
          <table:table-cell table:formula="of:=( (([.$G16]*POWER([.$Q$7];12*[.W$26])) - [.$C17]*SUMPRODUCT(POWER([.$Q$7];ROW(INDIRECT(&quot;1:12&quot;)))/[.$Q$7]; POWER([.$Q$9];-(12-ROW(INDIRECT(&quot;1:12&quot;))))/[.$Q$9]))) - [.$F17]" office:value-type="float" office:value="14692950.3896015" calcext:value-type="float">
            <text:p>14692950.3896015</text:p>
          </table:table-cell>
          <table:table-cell table:formula="of:=( (([.$G16]*POWER([.$Q$7];12*[.X$26])) - [.$C17]*SUMPRODUCT(POWER([.$Q$7];ROW(INDIRECT(&quot;1:12&quot;)))/[.$Q$7]; POWER([.$Q$9];-(12-ROW(INDIRECT(&quot;1:12&quot;))))/[.$Q$9]))) - [.$F17]" office:value-type="float" office:value="17180080.6486285" calcext:value-type="float">
            <text:p>17180080.6486285</text:p>
          </table:table-cell>
          <table:table-cell table:formula="of:=( (([.$G16]*POWER([.$Q$7];12*[.Y$26])) - [.$C17]*SUMPRODUCT(POWER([.$Q$7];ROW(INDIRECT(&quot;1:12&quot;)))/[.$Q$7]; POWER([.$Q$9];-(12-ROW(INDIRECT(&quot;1:12&quot;))))/[.$Q$9]))) - [.$F17]" office:value-type="float" office:value="20067028.3329596" calcext:value-type="float">
            <text:p>20067028.3329596</text:p>
          </table:table-cell>
          <table:table-cell table:formula="of:=( (([.$G16]*POWER([.$Q$7];12*[.Z$26])) - [.$C17]*SUMPRODUCT(POWER([.$Q$7];ROW(INDIRECT(&quot;1:12&quot;)))/[.$Q$7]; POWER([.$Q$9];-(12-ROW(INDIRECT(&quot;1:12&quot;))))/[.$Q$9]))) - [.$F17]" office:value-type="float" office:value="23418065.8999769" calcext:value-type="float">
            <text:p>23418065.8999769</text:p>
          </table:table-cell>
          <table:table-cell table:formula="of:=( (([.$G16]*POWER([.$Q$7];12*[.AA$26])) - [.$C17]*SUMPRODUCT(POWER([.$Q$7];ROW(INDIRECT(&quot;1:12&quot;)))/[.$Q$7]; POWER([.$Q$9];-(12-ROW(INDIRECT(&quot;1:12&quot;))))/[.$Q$9]))) - [.$F17]" office:value-type="float" office:value="27307797.8949517" calcext:value-type="float">
            <text:p>27307797.8949517</text:p>
          </table:table-cell>
          <table:table-cell table:formula="of:=( (([.$G16]*POWER([.$Q$7];12*[.AB$26])) - [.$C17]*SUMPRODUCT(POWER([.$Q$7];ROW(INDIRECT(&quot;1:12&quot;)))/[.$Q$7]; POWER([.$Q$9];-(12-ROW(INDIRECT(&quot;1:12&quot;))))/[.$Q$9]))) - [.$F17]" office:value-type="float" office:value="31822821.8808504" calcext:value-type="float">
            <text:p>31822821.8808504</text:p>
          </table:table-cell>
          <table:table-cell table:formula="of:=( (([.$G16]*POWER([.$Q$7];12*[.AC$26])) - [.$C17]*SUMPRODUCT(POWER([.$Q$7];ROW(INDIRECT(&quot;1:12&quot;)))/[.$Q$7]; POWER([.$Q$9];-(12-ROW(INDIRECT(&quot;1:12&quot;))))/[.$Q$9]))) - [.$F17]" office:value-type="float" office:value="37063656.3701101" calcext:value-type="float">
            <text:p>37063656.3701101</text:p>
          </table:table-cell>
          <table:table-cell table:formula="of:=( (([.$G16]*POWER([.$Q$7];12*[.AD$26])) - [.$C17]*SUMPRODUCT(POWER([.$Q$7];ROW(INDIRECT(&quot;1:12&quot;)))/[.$Q$7]; POWER([.$Q$9];-(12-ROW(INDIRECT(&quot;1:12&quot;))))/[.$Q$9]))) - [.$F17]" office:value-type="float" office:value="43146978.6801567" calcext:value-type="float">
            <text:p>43146978.6801567</text:p>
          </table:table-cell>
          <table:table-cell table:formula="of:=( (([.$G16]*POWER([.$Q$7];12*[.AE$26])) - [.$C17]*SUMPRODUCT(POWER([.$Q$7];ROW(INDIRECT(&quot;1:12&quot;)))/[.$Q$7]; POWER([.$Q$9];-(12-ROW(INDIRECT(&quot;1:12&quot;))))/[.$Q$9]))) - [.$F17]" office:value-type="float" office:value="50208222.5343084" calcext:value-type="float">
            <text:p>50208222.5343084</text:p>
          </table:table-cell>
          <table:table-cell table:formula="of:=( (([.$G16]*POWER([.$Q$7];12*[.AF$26])) - [.$C17]*SUMPRODUCT(POWER([.$Q$7];ROW(INDIRECT(&quot;1:12&quot;)))/[.$Q$7]; POWER([.$Q$9];-(12-ROW(INDIRECT(&quot;1:12&quot;))))/[.$Q$9]))) - [.$F17]" office:value-type="float" office:value="58404593.2387587" calcext:value-type="float">
            <text:p>58404593.2387587</text:p>
          </table:table-cell>
          <table:table-cell table:formula="of:=( (([.$G16]*POWER([.$Q$7];12*[.AG$26])) - [.$C17]*SUMPRODUCT(POWER([.$Q$7];ROW(INDIRECT(&quot;1:12&quot;)))/[.$Q$7]; POWER([.$Q$9];-(12-ROW(INDIRECT(&quot;1:12&quot;))))/[.$Q$9]))) - [.$F17]" office:value-type="float" office:value="67918567.5628819" calcext:value-type="float">
            <text:p>67918567.5628819</text:p>
          </table:table-cell>
          <table:table-cell table:formula="of:=( (([.$G16]*POWER([.$Q$7];12*[.AH$26])) - [.$C17]*SUMPRODUCT(POWER([.$Q$7];ROW(INDIRECT(&quot;1:12&quot;)))/[.$Q$7]; POWER([.$Q$9];-(12-ROW(INDIRECT(&quot;1:12&quot;))))/[.$Q$9]))) - [.$F17]" office:value-type="float" office:value="78961956.2411085" calcext:value-type="float">
            <text:p>78961956.2411085</text:p>
          </table:table-cell>
          <table:table-cell table:formula="of:=( (([.$G16]*POWER([.$Q$7];12*[.AI$26])) - [.$C17]*SUMPRODUCT(POWER([.$Q$7];ROW(INDIRECT(&quot;1:12&quot;)))/[.$Q$7]; POWER([.$Q$9];-(12-ROW(INDIRECT(&quot;1:12&quot;))))/[.$Q$9]))) - [.$F17]" office:value-type="float" office:value="91780619.540331" calcext:value-type="float">
            <text:p>91780619.540331</text:p>
          </table:table-cell>
          <table:table-cell table:formula="of:=( (([.$G16]*POWER([.$Q$7];12*[.AJ$26])) - [.$C17]*SUMPRODUCT(POWER([.$Q$7];ROW(INDIRECT(&quot;1:12&quot;)))/[.$Q$7]; POWER([.$Q$9];-(12-ROW(INDIRECT(&quot;1:12&quot;))))/[.$Q$9]))) - [.$F17]" office:value-type="float" office:value="106659940.876074" calcext:value-type="float">
            <text:p>106659940.876074</text:p>
          </table:table-cell>
          <table:table-cell table:formula="of:=( (([.$G16]*POWER([.$Q$7];12*[.AK$26])) - [.$C17]*SUMPRODUCT(POWER([.$Q$7];ROW(INDIRECT(&quot;1:12&quot;)))/[.$Q$7]; POWER([.$Q$9];-(12-ROW(INDIRECT(&quot;1:12&quot;))))/[.$Q$9]))) - [.$F17]" office:value-type="float" office:value="123931180.337189" calcext:value-type="float">
            <text:p>123931180.337189</text:p>
          </table:table-cell>
          <table:table-cell table:formula="of:=( (([.$G16]*POWER([.$Q$7];12*[.AL$26])) - [.$C17]*SUMPRODUCT(POWER([.$Q$7];ROW(INDIRECT(&quot;1:12&quot;)))/[.$Q$7]; POWER([.$Q$9];-(12-ROW(INDIRECT(&quot;1:12&quot;))))/[.$Q$9]))) - [.$F17]" office:value-type="float" office:value="143978849.568354" calcext:value-type="float">
            <text:p>143978849.568354</text:p>
          </table:table-cell>
          <table:table-cell table:formula="of:=( (([.$G16]*POWER([.$Q$7];12*[.AM$26])) - [.$C17]*SUMPRODUCT(POWER([.$Q$7];ROW(INDIRECT(&quot;1:12&quot;)))/[.$Q$7]; POWER([.$Q$9];-(12-ROW(INDIRECT(&quot;1:12&quot;))))/[.$Q$9]))) - [.$F17]" office:value-type="float" office:value="167249272.198246" calcext:value-type="float">
            <text:p>167249272.198246</text:p>
          </table:table-cell>
          <table:table-cell table:formula="of:=( (([.$G16]*POWER([.$Q$7];12*[.AN$26])) - [.$C17]*SUMPRODUCT(POWER([.$Q$7];ROW(INDIRECT(&quot;1:12&quot;)))/[.$Q$7]; POWER([.$Q$9];-(12-ROW(INDIRECT(&quot;1:12&quot;))))/[.$Q$9]))) - [.$F17]" office:value-type="float" office:value="194260520.395216" calcext:value-type="float">
            <text:p>194260520.395216</text:p>
          </table:table-cell>
          <table:table-cell table:formula="of:=( (([.$G16]*POWER([.$Q$7];12*[.AO$26])) - [.$C17]*SUMPRODUCT(POWER([.$Q$7];ROW(INDIRECT(&quot;1:12&quot;)))/[.$Q$7]; POWER([.$Q$9];-(12-ROW(INDIRECT(&quot;1:12&quot;))))/[.$Q$9]))) - [.$F17]" office:value-type="float" office:value="225613948.769186" calcext:value-type="float">
            <text:p>225613948.769186</text:p>
          </table:table-cell>
          <table:table-cell table:formula="of:=( (([.$G16]*POWER([.$Q$7];12*[.AP$26])) - [.$C17]*SUMPRODUCT(POWER([.$Q$7];ROW(INDIRECT(&quot;1:12&quot;)))/[.$Q$7]; POWER([.$Q$9];-(12-ROW(INDIRECT(&quot;1:12&quot;))))/[.$Q$9]))) - [.$F17]" office:value-type="float" office:value="262007582.400376" calcext:value-type="float">
            <text:p>262007582.400376</text:p>
          </table:table-cell>
          <table:table-cell table:formula="of:=( (([.$G16]*POWER([.$Q$7];12*[.AQ$26])) - [.$C17]*SUMPRODUCT(POWER([.$Q$7];ROW(INDIRECT(&quot;1:12&quot;)))/[.$Q$7]; POWER([.$Q$9];-(12-ROW(INDIRECT(&quot;1:12&quot;))))/[.$Q$9]))) - [.$F17]" office:value-type="float" office:value="304251657.054136" calcext:value-type="float">
            <text:p>304251657.054136</text:p>
          </table:table-cell>
          <table:table-cell table:formula="of:=( (([.$G16]*POWER([.$Q$7];12*[.AR$26])) - [.$C17]*SUMPRODUCT(POWER([.$Q$7];ROW(INDIRECT(&quot;1:12&quot;)))/[.$Q$7]; POWER([.$Q$9];-(12-ROW(INDIRECT(&quot;1:12&quot;))))/[.$Q$9]))) - [.$F17]" office:value-type="float" office:value="353286657.555516" calcext:value-type="float">
            <text:p>353286657.555516</text:p>
          </table:table-cell>
          <table:table-cell table:formula="of:=( (([.$G16]*POWER([.$Q$7];12*[.AS$26])) - [.$C17]*SUMPRODUCT(POWER([.$Q$7];ROW(INDIRECT(&quot;1:12&quot;)))/[.$Q$7]; POWER([.$Q$9];-(12-ROW(INDIRECT(&quot;1:12&quot;))))/[.$Q$9]))) - [.$F17]" office:value-type="float" office:value="410204255.914041" calcext:value-type="float">
            <text:p>410204255.914041</text:p>
          </table:table-cell>
          <table:table-cell table:formula="of:=( (([.$G16]*POWER([.$Q$7];12*[.AT$26])) - [.$C17]*SUMPRODUCT(POWER([.$Q$7];ROW(INDIRECT(&quot;1:12&quot;)))/[.$Q$7]; POWER([.$Q$9];-(12-ROW(INDIRECT(&quot;1:12&quot;))))/[.$Q$9]))) - [.$F17]" office:value-type="float" office:value="476271615.346643" calcext:value-type="float">
            <text:p>476271615.346643</text:p>
          </table:table-cell>
          <table:table-cell table:formula="of:=( (([.$G16]*POWER([.$Q$7];12*[.AU$26])) - [.$C17]*SUMPRODUCT(POWER([.$Q$7];ROW(INDIRECT(&quot;1:12&quot;)))/[.$Q$7]; POWER([.$Q$9];-(12-ROW(INDIRECT(&quot;1:12&quot;))))/[.$Q$9]))) - [.$F17]" office:value-type="float" office:value="552959601.282064" calcext:value-type="float">
            <text:p>552959601.282064</text:p>
          </table:table-cell>
          <table:table-cell table:formula="of:=( (([.$G16]*POWER([.$Q$7];12*[.AV$26])) - [.$C17]*SUMPRODUCT(POWER([.$Q$7];ROW(INDIRECT(&quot;1:12&quot;)))/[.$Q$7]; POWER([.$Q$9];-(12-ROW(INDIRECT(&quot;1:12&quot;))))/[.$Q$9]))) - [.$F17]" office:value-type="float" office:value="641975527.411682" calcext:value-type="float">
            <text:p>641975527.411682</text:p>
          </table:table-cell>
          <table:table-cell table:formula="of:=( (([.$G16]*POWER([.$Q$7];12*[.AW$26])) - [.$C17]*SUMPRODUCT(POWER([.$Q$7];ROW(INDIRECT(&quot;1:12&quot;)))/[.$Q$7]; POWER([.$Q$9];-(12-ROW(INDIRECT(&quot;1:12&quot;))))/[.$Q$9]))) - [.$F17]" office:value-type="float" office:value="745301165.815933" calcext:value-type="float">
            <text:p>745301165.815933</text:p>
          </table:table-cell>
          <table:table-cell table:formula="of:=( (([.$G16]*POWER([.$Q$7];12*[.AX$26])) - [.$C17]*SUMPRODUCT(POWER([.$Q$7];ROW(INDIRECT(&quot;1:12&quot;)))/[.$Q$7]; POWER([.$Q$9];-(12-ROW(INDIRECT(&quot;1:12&quot;))))/[.$Q$9]))) - [.$F17]" office:value-type="float" office:value="865236867.390281" calcext:value-type="float">
            <text:p>865236867.390281</text:p>
          </table:table-cell>
          <table:table-cell table:formula="of:=( (([.$G16]*POWER([.$Q$7];12*[.AY$26])) - [.$C17]*SUMPRODUCT(POWER([.$Q$7];ROW(INDIRECT(&quot;1:12&quot;)))/[.$Q$7]; POWER([.$Q$9];-(12-ROW(INDIRECT(&quot;1:12&quot;))))/[.$Q$9]))) - [.$F17]" office:value-type="float" office:value="1004452774.82898" calcext:value-type="float">
            <text:p>1004452774.82898</text:p>
          </table:table-cell>
          <table:table-cell table:formula="of:=( (([.$G16]*POWER([.$Q$7];12*[.AZ$26])) - [.$C17]*SUMPRODUCT(POWER([.$Q$7];ROW(INDIRECT(&quot;1:12&quot;)))/[.$Q$7]; POWER([.$Q$9];-(12-ROW(INDIRECT(&quot;1:12&quot;))))/[.$Q$9]))) - [.$F17]" office:value-type="float" office:value="1166048268.32736" calcext:value-type="float">
            <text:p>1166048268.32736</text:p>
          </table:table-cell>
          <table:table-cell table:formula="of:=( (([.$G16]*POWER([.$Q$7];12*[.BA$26])) - [.$C17]*SUMPRODUCT(POWER([.$Q$7];ROW(INDIRECT(&quot;1:12&quot;)))/[.$Q$7]; POWER([.$Q$9];-(12-ROW(INDIRECT(&quot;1:12&quot;))))/[.$Q$9]))) - [.$F17]" office:value-type="float" office:value="1353620967.44928" calcext:value-type="float">
            <text:p>1353620967.44928</text:p>
          </table:table-cell>
          <table:table-cell table:formula="of:=( (([.$G16]*POWER([.$Q$7];12*[.BB$26])) - [.$C17]*SUMPRODUCT(POWER([.$Q$7];ROW(INDIRECT(&quot;1:12&quot;)))/[.$Q$7]; POWER([.$Q$9];-(12-ROW(INDIRECT(&quot;1:12&quot;))))/[.$Q$9]))) - [.$F17]" office:value-type="float" office:value="1571346825.35655" calcext:value-type="float">
            <text:p>1571346825.35655</text:p>
          </table:table-cell>
          <table:table-cell table:formula="of:=( (([.$G16]*POWER([.$Q$7];12*[.BC$26])) - [.$C17]*SUMPRODUCT(POWER([.$Q$7];ROW(INDIRECT(&quot;1:12&quot;)))/[.$Q$7]; POWER([.$Q$9];-(12-ROW(INDIRECT(&quot;1:12&quot;))))/[.$Q$9]))) - [.$F17]" office:value-type="float" office:value="1824073098.54752" calcext:value-type="float">
            <text:p>1824073098.54752</text:p>
          </table:table-cell>
          <table:table-cell table:formula="of:=( (([.$G16]*POWER([.$Q$7];12*[.BD$26])) - [.$C17]*SUMPRODUCT(POWER([.$Q$7];ROW(INDIRECT(&quot;1:12&quot;)))/[.$Q$7]; POWER([.$Q$9];-(12-ROW(INDIRECT(&quot;1:12&quot;))))/[.$Q$9]))) - [.$F17]" office:value-type="float" office:value="2117426261.90124" calcext:value-type="float">
            <text:p>2117426261.90124</text:p>
          </table:table-cell>
          <table:table-cell table:formula="of:=( (([.$G16]*POWER([.$Q$7];12*[.BE$26])) - [.$C17]*SUMPRODUCT(POWER([.$Q$7];ROW(INDIRECT(&quot;1:12&quot;)))/[.$Q$7]; POWER([.$Q$9];-(12-ROW(INDIRECT(&quot;1:12&quot;))))/[.$Q$9]))) - [.$F17]" office:value-type="float" office:value="2457937271.5524" calcext:value-type="float">
            <text:p>2457937271.5524</text:p>
          </table:table-cell>
          <table:table-cell table:formula="of:=( (([.$G16]*POWER([.$Q$7];12*[.BF$26])) - [.$C17]*SUMPRODUCT(POWER([.$Q$7];ROW(INDIRECT(&quot;1:12&quot;)))/[.$Q$7]; POWER([.$Q$9];-(12-ROW(INDIRECT(&quot;1:12&quot;))))/[.$Q$9]))) - [.$F17]" office:value-type="float" office:value="2853186964.33941" calcext:value-type="float">
            <text:p>2853186964.33941</text:p>
          </table:table-cell>
          <table:table-cell table:formula="of:=( (([.$G16]*POWER([.$Q$7];12*[.BG$26])) - [.$C17]*SUMPRODUCT(POWER([.$Q$7];ROW(INDIRECT(&quot;1:12&quot;)))/[.$Q$7]; POWER([.$Q$9];-(12-ROW(INDIRECT(&quot;1:12&quot;))))/[.$Q$9]))) - [.$F17]" office:value-type="float" office:value="3311974830.87056" calcext:value-type="float">
            <text:p>3311974830.87056</text:p>
          </table:table-cell>
          <table:table-cell table:formula="of:=( (([.$G16]*POWER([.$Q$7];12*[.BH$26])) - [.$C17]*SUMPRODUCT(POWER([.$Q$7];ROW(INDIRECT(&quot;1:12&quot;)))/[.$Q$7]; POWER([.$Q$9];-(12-ROW(INDIRECT(&quot;1:12&quot;))))/[.$Q$9]))) - [.$F17]" office:value-type="float" office:value="3844514919.62308" calcext:value-type="float">
            <text:p>3844514919.62308</text:p>
          </table:table-cell>
          <table:table-cell table:formula="of:=( (([.$G16]*POWER([.$Q$7];12*[.BI$26])) - [.$C17]*SUMPRODUCT(POWER([.$Q$7];ROW(INDIRECT(&quot;1:12&quot;)))/[.$Q$7]; POWER([.$Q$9];-(12-ROW(INDIRECT(&quot;1:12&quot;))))/[.$Q$9]))) - [.$F17]" office:value-type="float" office:value="4462663233.51118" calcext:value-type="float">
            <text:p>4462663233.51118</text:p>
          </table:table-cell>
          <table:table-cell table:formula="of:=( (([.$G16]*POWER([.$Q$7];12*[.BJ$26])) - [.$C17]*SUMPRODUCT(POWER([.$Q$7];ROW(INDIRECT(&quot;1:12&quot;)))/[.$Q$7]; POWER([.$Q$9];-(12-ROW(INDIRECT(&quot;1:12&quot;))))/[.$Q$9]))) - [.$F17]" office:value-type="float" office:value="5180181681.47964" calcext:value-type="float">
            <text:p>5180181681.47964</text:p>
          </table:table-cell>
          <table:table-cell table:formula="of:=( (([.$G16]*POWER([.$Q$7];12*[.BK$26])) - [.$C17]*SUMPRODUCT(POWER([.$Q$7];ROW(INDIRECT(&quot;1:12&quot;)))/[.$Q$7]; POWER([.$Q$9];-(12-ROW(INDIRECT(&quot;1:12&quot;))))/[.$Q$9]))) - [.$F17]" office:value-type="float" office:value="6013044461.50863" calcext:value-type="float">
            <text:p>6013044461.50863</text:p>
          </table:table-cell>
          <table:table-cell table:formula="of:=( (([.$G16]*POWER([.$Q$7];12*[.BL$26])) - [.$C17]*SUMPRODUCT(POWER([.$Q$7];ROW(INDIRECT(&quot;1:12&quot;)))/[.$Q$7]; POWER([.$Q$9];-(12-ROW(INDIRECT(&quot;1:12&quot;))))/[.$Q$9]))) - [.$F17]" office:value-type="float" office:value="6979793696.07061" calcext:value-type="float">
            <text:p>6979793696.07061</text:p>
          </table:table-cell>
          <table:table-cell table:formula="of:=( (([.$G16]*POWER([.$Q$7];12*[.BM$26])) - [.$C17]*SUMPRODUCT(POWER([.$Q$7];ROW(INDIRECT(&quot;1:12&quot;)))/[.$Q$7]; POWER([.$Q$9];-(12-ROW(INDIRECT(&quot;1:12&quot;))))/[.$Q$9]))) - [.$F17]" office:value-type="float" office:value="8101952237.59369" calcext:value-type="float">
            <text:p>8101952237.59369</text:p>
          </table:table-cell>
          <table:table-cell table:formula="of:=( (([.$G16]*POWER([.$Q$7];12*[.BN$26])) - [.$C17]*SUMPRODUCT(POWER([.$Q$7];ROW(INDIRECT(&quot;1:12&quot;)))/[.$Q$7]; POWER([.$Q$9];-(12-ROW(INDIRECT(&quot;1:12&quot;))))/[.$Q$9]))) - [.$F17]" office:value-type="float" office:value="9404502834.26804" calcext:value-type="float">
            <text:p>9404502834.26804</text:p>
          </table:table-cell>
          <table:table-cell table:formula="of:=( (([.$G16]*POWER([.$Q$7];12*[.BO$26])) - [.$C17]*SUMPRODUCT(POWER([.$Q$7];ROW(INDIRECT(&quot;1:12&quot;)))/[.$Q$7]; POWER([.$Q$9];-(12-ROW(INDIRECT(&quot;1:12&quot;))))/[.$Q$9]))) - [.$F17]" office:value-type="float" office:value="10916444323.9206" calcext:value-type="float">
            <text:p>10916444323.9206</text:p>
          </table:table-cell>
          <table:table-cell table:formula="of:=( (([.$G16]*POWER([.$Q$7];12*[.BP$26])) - [.$C17]*SUMPRODUCT(POWER([.$Q$7];ROW(INDIRECT(&quot;1:12&quot;)))/[.$Q$7]; POWER([.$Q$9];-(12-ROW(INDIRECT(&quot;1:12&quot;))))/[.$Q$9]))) - [.$F17]" office:value-type="float" office:value="12671437238.5676" calcext:value-type="float">
            <text:p>12671437238.5676</text:p>
          </table:table-cell>
          <table:table-cell table:formula="of:=( (([.$G16]*POWER([.$Q$7];12*[.BQ$26])) - [.$C17]*SUMPRODUCT(POWER([.$Q$7];ROW(INDIRECT(&quot;1:12&quot;)))/[.$Q$7]; POWER([.$Q$9];-(12-ROW(INDIRECT(&quot;1:12&quot;))))/[.$Q$9]))) - [.$F17]" office:value-type="float" office:value="14708553192.816" calcext:value-type="float">
            <text:p>14708553192.816</text:p>
          </table:table-cell>
          <table:table-cell table:formula="of:=( (([.$G16]*POWER([.$Q$7];12*[.BR$26])) - [.$C17]*SUMPRODUCT(POWER([.$Q$7];ROW(INDIRECT(&quot;1:12&quot;)))/[.$Q$7]; POWER([.$Q$9];-(12-ROW(INDIRECT(&quot;1:12&quot;))))/[.$Q$9]))) - [.$F17]" office:value-type="float" office:value="17073144739.8354" calcext:value-type="float">
            <text:p>17073144739.8354</text:p>
          </table:table-cell>
          <table:table-cell table:formula="of:=( (([.$G16]*POWER([.$Q$7];12*[.BS$26])) - [.$C17]*SUMPRODUCT(POWER([.$Q$7];ROW(INDIRECT(&quot;1:12&quot;)))/[.$Q$7]; POWER([.$Q$9];-(12-ROW(INDIRECT(&quot;1:12&quot;))))/[.$Q$9]))) - [.$F17]" office:value-type="float" office:value="19817855060.6078" calcext:value-type="float">
            <text:p>19817855060.6078</text:p>
          </table:table-cell>
          <table:table-cell table:formula="of:=( (([.$G16]*POWER([.$Q$7];12*[.BT$26])) - [.$C17]*SUMPRODUCT(POWER([.$Q$7];ROW(INDIRECT(&quot;1:12&quot;)))/[.$Q$7]; POWER([.$Q$9];-(12-ROW(INDIRECT(&quot;1:12&quot;))))/[.$Q$9]))) - [.$F17]" office:value-type="float" office:value="23003789965.2854" calcext:value-type="float">
            <text:p>23003789965.2854</text:p>
          </table:table-cell>
          <table:table-cell table:formula="of:=( (([.$G16]*POWER([.$Q$7];12*[.BU$26])) - [.$C17]*SUMPRODUCT(POWER([.$Q$7];ROW(INDIRECT(&quot;1:12&quot;)))/[.$Q$7]; POWER([.$Q$9];-(12-ROW(INDIRECT(&quot;1:12&quot;))))/[.$Q$9]))) - [.$F17]" office:value-type="float" office:value="26701878299.0612" calcext:value-type="float">
            <text:p>26701878299.0612</text:p>
          </table:table-cell>
          <table:table-cell table:formula="of:=( (([.$G16]*POWER([.$Q$7];12*[.BV$26])) - [.$C17]*SUMPRODUCT(POWER([.$Q$7];ROW(INDIRECT(&quot;1:12&quot;)))/[.$Q$7]; POWER([.$Q$9];-(12-ROW(INDIRECT(&quot;1:12&quot;))))/[.$Q$9]))) - [.$F17]" office:value-type="float" office:value="30994451039.4302" calcext:value-type="float">
            <text:p>30994451039.4302</text:p>
          </table:table-cell>
          <table:table-cell table:formula="of:=( (([.$G16]*POWER([.$Q$7];12*[.BW$26])) - [.$C17]*SUMPRODUCT(POWER([.$Q$7];ROW(INDIRECT(&quot;1:12&quot;)))/[.$Q$7]; POWER([.$Q$9];-(12-ROW(INDIRECT(&quot;1:12&quot;))))/[.$Q$9]))) - [.$F17]" office:value-type="float" office:value="35977074240.468" calcext:value-type="float">
            <text:p>35977074240.468</text:p>
          </table:table-cell>
          <table:table-cell table:formula="of:=( (([.$G16]*POWER([.$Q$7];12*[.BX$26])) - [.$C17]*SUMPRODUCT(POWER([.$Q$7];ROW(INDIRECT(&quot;1:12&quot;)))/[.$Q$7]; POWER([.$Q$9];-(12-ROW(INDIRECT(&quot;1:12&quot;))))/[.$Q$9]))) - [.$F17]" office:value-type="float" office:value="41760676631.1842" calcext:value-type="float">
            <text:p>41760676631.1842</text:p>
          </table:table-cell>
          <table:table-cell table:formula="of:=( (([.$G16]*POWER([.$Q$7];12*[.BY$26])) - [.$C17]*SUMPRODUCT(POWER([.$Q$7];ROW(INDIRECT(&quot;1:12&quot;)))/[.$Q$7]; POWER([.$Q$9];-(12-ROW(INDIRECT(&quot;1:12&quot;))))/[.$Q$9]))) - [.$F17]" office:value-type="float" office:value="48474019234.9215" calcext:value-type="float">
            <text:p>48474019234.9215</text:p>
          </table:table-cell>
          <table:table-cell table:formula="of:=( (([.$G16]*POWER([.$Q$7];12*[.BZ$26])) - [.$C17]*SUMPRODUCT(POWER([.$Q$7];ROW(INDIRECT(&quot;1:12&quot;)))/[.$Q$7]; POWER([.$Q$9];-(12-ROW(INDIRECT(&quot;1:12&quot;))))/[.$Q$9]))) - [.$F17]" office:value-type="float" office:value="56266561991.2319" calcext:value-type="float">
            <text:p>56266561991.23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B41]*(1+[.$Q$11])" office:value-type="float" office:value="134095.023088089" calcext:value-type="float">
            <text:p>134095.023088089</text:p>
          </table:table-cell>
          <table:table-cell table:formula="of:=[.$C41]*POWER([.$Q$9];12)" office:value-type="float" office:value="209922.306157107" calcext:value-type="float">
            <text:p>209922.306157107</text:p>
          </table:table-cell>
          <table:table-cell table:formula="of:=[.$B42]*12" office:value-type="float" office:value="1609140.27705706" calcext:value-type="float">
            <text:p>1609140.27705706</text:p>
          </table:table-cell>
          <table:table-cell table:formula="of:=[.$C42]*(POWER([.$Q$9];12)-1)/([.$Q$9]-1)" office:value-type="float" office:value="2598900.52769601" calcext:value-type="float">
            <text:p>2598900.52769601</text:p>
          </table:table-cell>
          <table:table-cell table:formula="of:=  ( (([.$G41]*POWER([.$Q$7];3)) + [.$B42]*SERIESSUM([.$Q$7];0;1;POWER(1; ROW(INDIRECT(&quot;1:3&quot;)))) - [.$C42]*SUMPRODUCT(POWER([.$Q$7];ROW(INDIRECT(&quot;1:3&quot;)))/[.$Q$7]; POWER([.$Q$9];-(12-ROW(INDIRECT(&quot;1:3&quot;))))/[.$Q$9])) + (([.$G41]*POWER([.$Q$7];6)) + [.$B42]*SERIESSUM([.$Q$7];0;1;POWER(1; ROW(INDIRECT(&quot;1:6&quot;)))) - [.$C42]*SUMPRODUCT(POWER([.$Q$7];ROW(INDIRECT(&quot;1:6&quot;)))/[.$Q$7]; POWER([.$Q$9];-(12-ROW(INDIRECT(&quot;1:6&quot;))))/[.$Q$9])) + (([.$G41]*POWER([.$Q$7];9)) + [.$B42]*SERIESSUM([.$Q$7];0;1;POWER(1; ROW(INDIRECT(&quot;1:9&quot;)))) - [.$C42]*SUMPRODUCT(POWER([.$Q$7];ROW(INDIRECT(&quot;1:9&quot;)))/[.$Q$7]; POWER([.$Q$9];-(12-ROW(INDIRECT(&quot;1:9&quot;))))/[.$Q$9])) + (([.$G41]*POWER([.$Q$7];12)) + [.$B42]*SERIESSUM([.$Q$7];0;1;POWER(1; ROW(INDIRECT(&quot;1:12&quot;)))) - [.$C42]*SUMPRODUCT(POWER([.$Q$7];ROW(INDIRECT(&quot;1:12&quot;)))/[.$Q$7]; POWER([.$Q$9];-(12-ROW(INDIRECT(&quot;1:12&quot;))))/[.$Q$9])) ) * [.$Q$4] * [.$Q$4] / 4" office:value-type="float" office:value="4882084.45129179" calcext:value-type="float">
            <text:p>4882084.45129179</text:p>
          </table:table-cell>
          <table:table-cell table:formula="of:=[.$G41]*POWER([.$Q$7];12) + [.$B42]*(POWER([.$Q$7];12)-1)/([.$Q$7]-1) - [.$Q$3]*SUMPRODUCT(POWER([.$Q$7]; INDEX([.$A$2:.$A$13];N(IF({1};MAX(ROW([.$A$2:.$A$13]))-ROW([.$A$2:.$A$13])+1)))); POWER([.$Q$9];[.$A$2:.$A$13])) - [.$F42]" office:value-type="float" office:value="54514153.2066041" calcext:value-type="float">
            <text:p>54514153.2066041</text:p>
          </table:table-cell>
          <table:table-cell table:formula="of:=COUNTIF([.$M66:.$CA66];&quot;&gt;=0&quot;)" office:value-type="float" office:value="66" calcext:value-type="float">
            <text:p>6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[.$G17]*POWER([.$Q$7];12) - [.$Q$3]*SUMPRODUCT(POWER([.$Q$7]; INDEX([.$A$2:.$A$13];N(IF({1};MAX(ROW([.$A$2:.$A$13]))-ROW([.$A$2:.$A$13])+1)))); POWER([.$Q$9];[.$A$2:.$A$13])) - [.$F18]" office:value-type="float" office:value="3512262.3720233" calcext:value-type="float">
            <text:p>3512262.3720233</text:p>
          </table:table-cell>
          <table:table-cell table:formula="of:=[.M$27]*POWER([.$Q$7];12*[.M$26]) - [.$Q$3]*SUMPRODUCT(POWER([.$Q$7]; INDEX([.$A$2:.$A$13];N(IF({1};MAX(ROW([.$A$2:.$A$13]))-ROW([.$A$2:.$A$13])+1)))); POWER([.$Q$9];[.$A$2:.$A$13])) - [.$F18]" office:value-type="float" office:value="-781416.896619213" calcext:value-type="float">
            <text:p>-781416.896619213</text:p>
          </table:table-cell>
          <table:table-cell table:formula="of:=( (([.$G17]*POWER([.$Q$7];12*[.N$26])) - [.$C18]*SUMPRODUCT(POWER([.$Q$7];ROW(INDIRECT(&quot;1:12&quot;)))/[.$Q$7]; POWER([.$Q$9];-(12-ROW(INDIRECT(&quot;1:12&quot;))))/[.$Q$9]))) - [.$F18]" office:value-type="float" office:value="3849884.98009289" calcext:value-type="float">
            <text:p>3849884.98009289</text:p>
          </table:table-cell>
          <table:table-cell table:formula="of:=( (([.$G17]*POWER([.$Q$7];12*[.O$26])) - [.$C18]*SUMPRODUCT(POWER([.$Q$7];ROW(INDIRECT(&quot;1:12&quot;)))/[.$Q$7]; POWER([.$Q$9];-(12-ROW(INDIRECT(&quot;1:12&quot;))))/[.$Q$9]))) - [.$F18]" office:value-type="float" office:value="4607132.09627561" calcext:value-type="float">
            <text:p>4607132.09627561</text:p>
          </table:table-cell>
          <table:table-cell table:formula="of:=( (([.$G17]*POWER([.$Q$7];12*[.P$26])) - [.$C18]*SUMPRODUCT(POWER([.$Q$7];ROW(INDIRECT(&quot;1:12&quot;)))/[.$Q$7]; POWER([.$Q$9];-(12-ROW(INDIRECT(&quot;1:12&quot;))))/[.$Q$9]))) - [.$F18]" office:value-type="float" office:value="5486110.10741741" calcext:value-type="float">
            <text:p>5486110.10741741</text:p>
          </table:table-cell>
          <table:table-cell table:formula="of:=( (([.$G17]*POWER([.$Q$7];12*[.Q$26])) - [.$C18]*SUMPRODUCT(POWER([.$Q$7];ROW(INDIRECT(&quot;1:12&quot;)))/[.$Q$7]; POWER([.$Q$9];-(12-ROW(INDIRECT(&quot;1:12&quot;))))/[.$Q$9]))) - [.$F18]" office:value-type="float" office:value="6506387.80482943" calcext:value-type="float">
            <text:p>6506387.80482943</text:p>
          </table:table-cell>
          <table:table-cell table:formula="of:=( (([.$G17]*POWER([.$Q$7];12*[.R$26])) - [.$C18]*SUMPRODUCT(POWER([.$Q$7];ROW(INDIRECT(&quot;1:12&quot;)))/[.$Q$7]; POWER([.$Q$9];-(12-ROW(INDIRECT(&quot;1:12&quot;))))/[.$Q$9]))) - [.$F18]" office:value-type="float" office:value="7690679.75143245" calcext:value-type="float">
            <text:p>7690679.75143245</text:p>
          </table:table-cell>
          <table:table-cell table:formula="of:=( (([.$G17]*POWER([.$Q$7];12*[.S$26])) - [.$C18]*SUMPRODUCT(POWER([.$Q$7];ROW(INDIRECT(&quot;1:12&quot;)))/[.$Q$7]; POWER([.$Q$9];-(12-ROW(INDIRECT(&quot;1:12&quot;))))/[.$Q$9]))) - [.$F18]" office:value-type="float" office:value="9065351.97875487" calcext:value-type="float">
            <text:p>9065351.97875487</text:p>
          </table:table-cell>
          <table:table-cell table:formula="of:=( (([.$G17]*POWER([.$Q$7];12*[.T$26])) - [.$C18]*SUMPRODUCT(POWER([.$Q$7];ROW(INDIRECT(&quot;1:12&quot;)))/[.$Q$7]; POWER([.$Q$9];-(12-ROW(INDIRECT(&quot;1:12&quot;))))/[.$Q$9]))) - [.$F18]" office:value-type="float" office:value="10661008.9770077" calcext:value-type="float">
            <text:p>10661008.9770077</text:p>
          </table:table-cell>
          <table:table-cell table:formula="of:=( (([.$G17]*POWER([.$Q$7];12*[.U$26])) - [.$C18]*SUMPRODUCT(POWER([.$Q$7];ROW(INDIRECT(&quot;1:12&quot;)))/[.$Q$7]; POWER([.$Q$9];-(12-ROW(INDIRECT(&quot;1:12&quot;))))/[.$Q$9]))) - [.$F18]" office:value-type="float" office:value="12513175.046466" calcext:value-type="float">
            <text:p>12513175.046466</text:p>
          </table:table-cell>
          <table:table-cell table:formula="of:=( (([.$G17]*POWER([.$Q$7];12*[.V$26])) - [.$C18]*SUMPRODUCT(POWER([.$Q$7];ROW(INDIRECT(&quot;1:12&quot;)))/[.$Q$7]; POWER([.$Q$9];-(12-ROW(INDIRECT(&quot;1:12&quot;))))/[.$Q$9]))) - [.$F18]" office:value-type="float" office:value="14663085.179163" calcext:value-type="float">
            <text:p>14663085.179163</text:p>
          </table:table-cell>
          <table:table-cell table:formula="of:=( (([.$G17]*POWER([.$Q$7];12*[.W$26])) - [.$C18]*SUMPRODUCT(POWER([.$Q$7];ROW(INDIRECT(&quot;1:12&quot;)))/[.$Q$7]; POWER([.$Q$9];-(12-ROW(INDIRECT(&quot;1:12&quot;))))/[.$Q$9]))) - [.$F18]" office:value-type="float" office:value="17158603.0783894" calcext:value-type="float">
            <text:p>17158603.0783894</text:p>
          </table:table-cell>
          <table:table-cell table:formula="of:=( (([.$G17]*POWER([.$Q$7];12*[.X$26])) - [.$C18]*SUMPRODUCT(POWER([.$Q$7];ROW(INDIRECT(&quot;1:12&quot;)))/[.$Q$7]; POWER([.$Q$9];-(12-ROW(INDIRECT(&quot;1:12&quot;))))/[.$Q$9]))) - [.$F18]" office:value-type="float" office:value="20055286.7539751" calcext:value-type="float">
            <text:p>20055286.7539751</text:p>
          </table:table-cell>
          <table:table-cell table:formula="of:=( (([.$G17]*POWER([.$Q$7];12*[.Y$26])) - [.$C18]*SUMPRODUCT(POWER([.$Q$7];ROW(INDIRECT(&quot;1:12&quot;)))/[.$Q$7]; POWER([.$Q$9];-(12-ROW(INDIRECT(&quot;1:12&quot;))))/[.$Q$9]))) - [.$F18]" office:value-type="float" office:value="23417625.4168257" calcext:value-type="float">
            <text:p>23417625.4168257</text:p>
          </table:table-cell>
          <table:table-cell table:formula="of:=( (([.$G17]*POWER([.$Q$7];12*[.Z$26])) - [.$C18]*SUMPRODUCT(POWER([.$Q$7];ROW(INDIRECT(&quot;1:12&quot;)))/[.$Q$7]; POWER([.$Q$9];-(12-ROW(INDIRECT(&quot;1:12&quot;))))/[.$Q$9]))) - [.$F18]" office:value-type="float" office:value="27320475.2098442" calcext:value-type="float">
            <text:p>27320475.2098442</text:p>
          </table:table-cell>
          <table:table-cell table:formula="of:=( (([.$G17]*POWER([.$Q$7];12*[.AA$26])) - [.$C18]*SUMPRODUCT(POWER([.$Q$7];ROW(INDIRECT(&quot;1:12&quot;)))/[.$Q$7]; POWER([.$Q$9];-(12-ROW(INDIRECT(&quot;1:12&quot;))))/[.$Q$9]))) - [.$F18]" office:value-type="float" office:value="31850725.7390847" calcext:value-type="float">
            <text:p>31850725.7390847</text:p>
          </table:table-cell>
          <table:table-cell table:formula="of:=( (([.$G17]*POWER([.$Q$7];12*[.AB$26])) - [.$C18]*SUMPRODUCT(POWER([.$Q$7];ROW(INDIRECT(&quot;1:12&quot;)))/[.$Q$7]; POWER([.$Q$9];-(12-ROW(INDIRECT(&quot;1:12&quot;))))/[.$Q$9]))) - [.$F18]" office:value-type="float" office:value="37109234.5073176" calcext:value-type="float">
            <text:p>37109234.5073176</text:p>
          </table:table-cell>
          <table:table-cell table:formula="of:=( (([.$G17]*POWER([.$Q$7];12*[.AC$26])) - [.$C18]*SUMPRODUCT(POWER([.$Q$7];ROW(INDIRECT(&quot;1:12&quot;)))/[.$Q$7]; POWER([.$Q$9];-(12-ROW(INDIRECT(&quot;1:12&quot;))))/[.$Q$9]))) - [.$F18]" office:value-type="float" office:value="43213072.31653" calcext:value-type="float">
            <text:p>43213072.31653</text:p>
          </table:table-cell>
          <table:table-cell table:formula="of:=( (([.$G17]*POWER([.$Q$7];12*[.AD$26])) - [.$C18]*SUMPRODUCT(POWER([.$Q$7];ROW(INDIRECT(&quot;1:12&quot;)))/[.$Q$7]; POWER([.$Q$9];-(12-ROW(INDIRECT(&quot;1:12&quot;))))/[.$Q$9]))) - [.$F18]" office:value-type="float" office:value="50298129.6290217" calcext:value-type="float">
            <text:p>50298129.6290217</text:p>
          </table:table-cell>
          <table:table-cell table:formula="of:=( (([.$G17]*POWER([.$Q$7];12*[.AE$26])) - [.$C18]*SUMPRODUCT(POWER([.$Q$7];ROW(INDIRECT(&quot;1:12&quot;)))/[.$Q$7]; POWER([.$Q$9];-(12-ROW(INDIRECT(&quot;1:12&quot;))))/[.$Q$9]))) - [.$F18]" office:value-type="float" office:value="58522141.9128228" calcext:value-type="float">
            <text:p>58522141.9128228</text:p>
          </table:table-cell>
          <table:table-cell table:formula="of:=( (([.$G17]*POWER([.$Q$7];12*[.AF$26])) - [.$C18]*SUMPRODUCT(POWER([.$Q$7];ROW(INDIRECT(&quot;1:12&quot;)))/[.$Q$7]; POWER([.$Q$9];-(12-ROW(INDIRECT(&quot;1:12&quot;))))/[.$Q$9]))) - [.$F18]" office:value-type="float" office:value="68068201.3250544" calcext:value-type="float">
            <text:p>68068201.3250544</text:p>
          </table:table-cell>
          <table:table-cell table:formula="of:=( (([.$G17]*POWER([.$Q$7];12*[.AG$26])) - [.$C18]*SUMPRODUCT(POWER([.$Q$7];ROW(INDIRECT(&quot;1:12&quot;)))/[.$Q$7]; POWER([.$Q$9];-(12-ROW(INDIRECT(&quot;1:12&quot;))))/[.$Q$9]))) - [.$F18]" office:value-type="float" office:value="79148832.9142543" calcext:value-type="float">
            <text:p>79148832.9142543</text:p>
          </table:table-cell>
          <table:table-cell table:formula="of:=( (([.$G17]*POWER([.$Q$7];12*[.AH$26])) - [.$C18]*SUMPRODUCT(POWER([.$Q$7];ROW(INDIRECT(&quot;1:12&quot;)))/[.$Q$7]; POWER([.$Q$9];-(12-ROW(INDIRECT(&quot;1:12&quot;))))/[.$Q$9]))) - [.$F18]" office:value-type="float" office:value="92010726.0906423" calcext:value-type="float">
            <text:p>92010726.0906423</text:p>
          </table:table-cell>
          <table:table-cell table:formula="of:=( (([.$G17]*POWER([.$Q$7];12*[.AI$26])) - [.$C18]*SUMPRODUCT(POWER([.$Q$7];ROW(INDIRECT(&quot;1:12&quot;)))/[.$Q$7]; POWER([.$Q$9];-(12-ROW(INDIRECT(&quot;1:12&quot;))))/[.$Q$9]))) - [.$F18]" office:value-type="float" office:value="106940226.701605" calcext:value-type="float">
            <text:p>106940226.701605</text:p>
          </table:table-cell>
          <table:table-cell table:formula="of:=( (([.$G17]*POWER([.$Q$7];12*[.AJ$26])) - [.$C18]*SUMPRODUCT(POWER([.$Q$7];ROW(INDIRECT(&quot;1:12&quot;)))/[.$Q$7]; POWER([.$Q$9];-(12-ROW(INDIRECT(&quot;1:12&quot;))))/[.$Q$9]))) - [.$F18]" office:value-type="float" office:value="124269711.983129" calcext:value-type="float">
            <text:p>124269711.983129</text:p>
          </table:table-cell>
          <table:table-cell table:formula="of:=( (([.$G17]*POWER([.$Q$7];12*[.AK$26])) - [.$C18]*SUMPRODUCT(POWER([.$Q$7];ROW(INDIRECT(&quot;1:12&quot;)))/[.$Q$7]; POWER([.$Q$9];-(12-ROW(INDIRECT(&quot;1:12&quot;))))/[.$Q$9]))) - [.$F18]" office:value-type="float" office:value="144384990.313471" calcext:value-type="float">
            <text:p>144384990.313471</text:p>
          </table:table-cell>
          <table:table-cell table:formula="of:=( (([.$G17]*POWER([.$Q$7];12*[.AL$26])) - [.$C18]*SUMPRODUCT(POWER([.$Q$7];ROW(INDIRECT(&quot;1:12&quot;)))/[.$Q$7]; POWER([.$Q$9];-(12-ROW(INDIRECT(&quot;1:12&quot;))))/[.$Q$9]))) - [.$F18]" office:value-type="float" office:value="167733890.510672" calcext:value-type="float">
            <text:p>167733890.510672</text:p>
          </table:table-cell>
          <table:table-cell table:formula="of:=( (([.$G17]*POWER([.$Q$7];12*[.AM$26])) - [.$C18]*SUMPRODUCT(POWER([.$Q$7];ROW(INDIRECT(&quot;1:12&quot;)))/[.$Q$7]; POWER([.$Q$9];-(12-ROW(INDIRECT(&quot;1:12&quot;))))/[.$Q$9]))) - [.$F18]" office:value-type="float" office:value="194836231.898436" calcext:value-type="float">
            <text:p>194836231.898436</text:p>
          </table:table-cell>
          <table:table-cell table:formula="of:=( (([.$G17]*POWER([.$Q$7];12*[.AN$26])) - [.$C18]*SUMPRODUCT(POWER([.$Q$7];ROW(INDIRECT(&quot;1:12&quot;)))/[.$Q$7]; POWER([.$Q$9];-(12-ROW(INDIRECT(&quot;1:12&quot;))))/[.$Q$9]))) - [.$F18]" office:value-type="float" office:value="226295397.105154" calcext:value-type="float">
            <text:p>226295397.105154</text:p>
          </table:table-cell>
          <table:table-cell table:formula="of:=( (([.$G17]*POWER([.$Q$7];12*[.AO$26])) - [.$C18]*SUMPRODUCT(POWER([.$Q$7];ROW(INDIRECT(&quot;1:12&quot;)))/[.$Q$7]; POWER([.$Q$9];-(12-ROW(INDIRECT(&quot;1:12&quot;))))/[.$Q$9]))) - [.$F18]" office:value-type="float" office:value="262811765.242647" calcext:value-type="float">
            <text:p>262811765.242647</text:p>
          </table:table-cell>
          <table:table-cell table:formula="of:=( (([.$G17]*POWER([.$Q$7];12*[.AP$26])) - [.$C18]*SUMPRODUCT(POWER([.$Q$7];ROW(INDIRECT(&quot;1:12&quot;)))/[.$Q$7]; POWER([.$Q$9];-(12-ROW(INDIRECT(&quot;1:12&quot;))))/[.$Q$9]))) - [.$F18]" office:value-type="float" office:value="305198304.529077" calcext:value-type="float">
            <text:p>305198304.529077</text:p>
          </table:table-cell>
          <table:table-cell table:formula="of:=( (([.$G17]*POWER([.$Q$7];12*[.AQ$26])) - [.$C18]*SUMPRODUCT(POWER([.$Q$7];ROW(INDIRECT(&quot;1:12&quot;)))/[.$Q$7]; POWER([.$Q$9];-(12-ROW(INDIRECT(&quot;1:12&quot;))))/[.$Q$9]))) - [.$F18]" office:value-type="float" office:value="354398671.496444" calcext:value-type="float">
            <text:p>354398671.496444</text:p>
          </table:table-cell>
          <table:table-cell table:formula="of:=( (([.$G17]*POWER([.$Q$7];12*[.AR$26])) - [.$C18]*SUMPRODUCT(POWER([.$Q$7];ROW(INDIRECT(&quot;1:12&quot;)))/[.$Q$7]; POWER([.$Q$9];-(12-ROW(INDIRECT(&quot;1:12&quot;))))/[.$Q$9]))) - [.$F18]" office:value-type="float" office:value="411508219.727445" calcext:value-type="float">
            <text:p>411508219.727445</text:p>
          </table:table-cell>
          <table:table-cell table:formula="of:=( (([.$G17]*POWER([.$Q$7];12*[.AS$26])) - [.$C18]*SUMPRODUCT(POWER([.$Q$7];ROW(INDIRECT(&quot;1:12&quot;)))/[.$Q$7]; POWER([.$Q$9];-(12-ROW(INDIRECT(&quot;1:12&quot;))))/[.$Q$9]))) - [.$F18]" office:value-type="float" office:value="477798385.841699" calcext:value-type="float">
            <text:p>477798385.841699</text:p>
          </table:table-cell>
          <table:table-cell table:formula="of:=( (([.$G17]*POWER([.$Q$7];12*[.AT$26])) - [.$C18]*SUMPRODUCT(POWER([.$Q$7];ROW(INDIRECT(&quot;1:12&quot;)))/[.$Q$7]; POWER([.$Q$9];-(12-ROW(INDIRECT(&quot;1:12&quot;))))/[.$Q$9]))) - [.$F18]" office:value-type="float" office:value="554744995.639427" calcext:value-type="float">
            <text:p>554744995.639427</text:p>
          </table:table-cell>
          <table:table-cell table:formula="of:=( (([.$G17]*POWER([.$Q$7];12*[.AU$26])) - [.$C18]*SUMPRODUCT(POWER([.$Q$7];ROW(INDIRECT(&quot;1:12&quot;)))/[.$Q$7]; POWER([.$Q$9];-(12-ROW(INDIRECT(&quot;1:12&quot;))))/[.$Q$9]))) - [.$F18]" office:value-type="float" office:value="644061120.585609" calcext:value-type="float">
            <text:p>644061120.585609</text:p>
          </table:table-cell>
          <table:table-cell table:formula="of:=( (([.$G17]*POWER([.$Q$7];12*[.AV$26])) - [.$C18]*SUMPRODUCT(POWER([.$Q$7];ROW(INDIRECT(&quot;1:12&quot;)))/[.$Q$7]; POWER([.$Q$9];-(12-ROW(INDIRECT(&quot;1:12&quot;))))/[.$Q$9]))) - [.$F18]" office:value-type="float" office:value="747735216.122401" calcext:value-type="float">
            <text:p>747735216.122401</text:p>
          </table:table-cell>
          <table:table-cell table:formula="of:=( (([.$G17]*POWER([.$Q$7];12*[.AW$26])) - [.$C18]*SUMPRODUCT(POWER([.$Q$7];ROW(INDIRECT(&quot;1:12&quot;)))/[.$Q$7]; POWER([.$Q$9];-(12-ROW(INDIRECT(&quot;1:12&quot;))))/[.$Q$9]))) - [.$F18]" office:value-type="float" office:value="868075390.887578" calcext:value-type="float">
            <text:p>868075390.887578</text:p>
          </table:table-cell>
          <table:table-cell table:formula="of:=( (([.$G17]*POWER([.$Q$7];12*[.AX$26])) - [.$C18]*SUMPRODUCT(POWER([.$Q$7];ROW(INDIRECT(&quot;1:12&quot;)))/[.$Q$7]; POWER([.$Q$9];-(12-ROW(INDIRECT(&quot;1:12&quot;))))/[.$Q$9]))) - [.$F18]" office:value-type="float" office:value="1007760792.40983" calcext:value-type="float">
            <text:p>1007760792.40983</text:p>
          </table:table-cell>
          <table:table-cell table:formula="of:=( (([.$G17]*POWER([.$Q$7];12*[.AY$26])) - [.$C18]*SUMPRODUCT(POWER([.$Q$7];ROW(INDIRECT(&quot;1:12&quot;)))/[.$Q$7]; POWER([.$Q$9];-(12-ROW(INDIRECT(&quot;1:12&quot;))))/[.$Q$9]))) - [.$F18]" office:value-type="float" office:value="1169901253.28674" calcext:value-type="float">
            <text:p>1169901253.28674</text:p>
          </table:table-cell>
          <table:table-cell table:formula="of:=( (([.$G17]*POWER([.$Q$7];12*[.AZ$26])) - [.$C18]*SUMPRODUCT(POWER([.$Q$7];ROW(INDIRECT(&quot;1:12&quot;)))/[.$Q$7]; POWER([.$Q$9];-(12-ROW(INDIRECT(&quot;1:12&quot;))))/[.$Q$9]))) - [.$F18]" office:value-type="float" office:value="1358106525.7553" calcext:value-type="float">
            <text:p>1358106525.7553</text:p>
          </table:table-cell>
          <table:table-cell table:formula="of:=( (([.$G17]*POWER([.$Q$7];12*[.BA$26])) - [.$C18]*SUMPRODUCT(POWER([.$Q$7];ROW(INDIRECT(&quot;1:12&quot;)))/[.$Q$7]; POWER([.$Q$9];-(12-ROW(INDIRECT(&quot;1:12&quot;))))/[.$Q$9]))) - [.$F18]" office:value-type="float" office:value="1576566646.03247" calcext:value-type="float">
            <text:p>1576566646.03247</text:p>
          </table:table-cell>
          <table:table-cell table:formula="of:=( (([.$G17]*POWER([.$Q$7];12*[.BB$26])) - [.$C18]*SUMPRODUCT(POWER([.$Q$7];ROW(INDIRECT(&quot;1:12&quot;)))/[.$Q$7]; POWER([.$Q$9];-(12-ROW(INDIRECT(&quot;1:12&quot;))))/[.$Q$9]))) - [.$F18]" office:value-type="float" office:value="1830145217.5865" calcext:value-type="float">
            <text:p>1830145217.5865</text:p>
          </table:table-cell>
          <table:table-cell table:formula="of:=( (([.$G17]*POWER([.$Q$7];12*[.BC$26])) - [.$C18]*SUMPRODUCT(POWER([.$Q$7];ROW(INDIRECT(&quot;1:12&quot;)))/[.$Q$7]; POWER([.$Q$9];-(12-ROW(INDIRECT(&quot;1:12&quot;))))/[.$Q$9]))) - [.$F18]" office:value-type="float" office:value="2124487690.11559" calcext:value-type="float">
            <text:p>2124487690.11559</text:p>
          </table:table-cell>
          <table:table-cell table:formula="of:=( (([.$G17]*POWER([.$Q$7];12*[.BD$26])) - [.$C18]*SUMPRODUCT(POWER([.$Q$7];ROW(INDIRECT(&quot;1:12&quot;)))/[.$Q$7]; POWER([.$Q$9];-(12-ROW(INDIRECT(&quot;1:12&quot;))))/[.$Q$9]))) - [.$F18]" office:value-type="float" office:value="2466147044.86149" calcext:value-type="float">
            <text:p>2466147044.86149</text:p>
          </table:table-cell>
          <table:table-cell table:formula="of:=( (([.$G17]*POWER([.$Q$7];12*[.BE$26])) - [.$C18]*SUMPRODUCT(POWER([.$Q$7];ROW(INDIRECT(&quot;1:12&quot;)))/[.$Q$7]; POWER([.$Q$9];-(12-ROW(INDIRECT(&quot;1:12&quot;))))/[.$Q$9]))) - [.$F18]" office:value-type="float" office:value="2862729684.40511" calcext:value-type="float">
            <text:p>2862729684.40511</text:p>
          </table:table-cell>
          <table:table-cell table:formula="of:=( (([.$G17]*POWER([.$Q$7];12*[.BF$26])) - [.$C18]*SUMPRODUCT(POWER([.$Q$7];ROW(INDIRECT(&quot;1:12&quot;)))/[.$Q$7]; POWER([.$Q$9];-(12-ROW(INDIRECT(&quot;1:12&quot;))))/[.$Q$9]))) - [.$F18]" office:value-type="float" office:value="3323064774.90589" calcext:value-type="float">
            <text:p>3323064774.90589</text:p>
          </table:table-cell>
          <table:table-cell table:formula="of:=( (([.$G17]*POWER([.$Q$7];12*[.BG$26])) - [.$C18]*SUMPRODUCT(POWER([.$Q$7];ROW(INDIRECT(&quot;1:12&quot;)))/[.$Q$7]; POWER([.$Q$9];-(12-ROW(INDIRECT(&quot;1:12&quot;))))/[.$Q$9]))) - [.$F18]" office:value-type="float" office:value="3857400810.87108" calcext:value-type="float">
            <text:p>3857400810.87108</text:p>
          </table:table-cell>
          <table:table-cell table:formula="of:=( (([.$G17]*POWER([.$Q$7];12*[.BH$26])) - [.$C18]*SUMPRODUCT(POWER([.$Q$7];ROW(INDIRECT(&quot;1:12&quot;)))/[.$Q$7]; POWER([.$Q$9];-(12-ROW(INDIRECT(&quot;1:12&quot;))))/[.$Q$9]))) - [.$F18]" office:value-type="float" office:value="4477633778.59989" calcext:value-type="float">
            <text:p>4477633778.59989</text:p>
          </table:table-cell>
          <table:table-cell table:formula="of:=( (([.$G17]*POWER([.$Q$7];12*[.BI$26])) - [.$C18]*SUMPRODUCT(POWER([.$Q$7];ROW(INDIRECT(&quot;1:12&quot;)))/[.$Q$7]; POWER([.$Q$9];-(12-ROW(INDIRECT(&quot;1:12&quot;))))/[.$Q$9]))) - [.$F18]" office:value-type="float" office:value="5197571997.93183" calcext:value-type="float">
            <text:p>5197571997.93183</text:p>
          </table:table-cell>
          <table:table-cell table:formula="of:=( (([.$G17]*POWER([.$Q$7];12*[.BJ$26])) - [.$C18]*SUMPRODUCT(POWER([.$Q$7];ROW(INDIRECT(&quot;1:12&quot;)))/[.$Q$7]; POWER([.$Q$9];-(12-ROW(INDIRECT(&quot;1:12&quot;))))/[.$Q$9]))) - [.$F18]" office:value-type="float" office:value="6033243538.50285" calcext:value-type="float">
            <text:p>6033243538.50285</text:p>
          </table:table-cell>
          <table:table-cell table:formula="of:=( (([.$G17]*POWER([.$Q$7];12*[.BK$26])) - [.$C18]*SUMPRODUCT(POWER([.$Q$7];ROW(INDIRECT(&quot;1:12&quot;)))/[.$Q$7]; POWER([.$Q$9];-(12-ROW(INDIRECT(&quot;1:12&quot;))))/[.$Q$9]))) - [.$F18]" office:value-type="float" office:value="7003253054.55318" calcext:value-type="float">
            <text:p>7003253054.55318</text:p>
          </table:table-cell>
          <table:table-cell table:formula="of:=( (([.$G17]*POWER([.$Q$7];12*[.BL$26])) - [.$C18]*SUMPRODUCT(POWER([.$Q$7];ROW(INDIRECT(&quot;1:12&quot;)))/[.$Q$7]; POWER([.$Q$9];-(12-ROW(INDIRECT(&quot;1:12&quot;))))/[.$Q$9]))) - [.$F18]" office:value-type="float" office:value="8129195982.54291" calcext:value-type="float">
            <text:p>8129195982.54291</text:p>
          </table:table-cell>
          <table:table-cell table:formula="of:=( (([.$G17]*POWER([.$Q$7];12*[.BM$26])) - [.$C18]*SUMPRODUCT(POWER([.$Q$7];ROW(INDIRECT(&quot;1:12&quot;)))/[.$Q$7]; POWER([.$Q$9];-(12-ROW(INDIRECT(&quot;1:12&quot;))))/[.$Q$9]))) - [.$F18]" office:value-type="float" office:value="9436139322.90525" calcext:value-type="float">
            <text:p>9436139322.90525</text:p>
          </table:table-cell>
          <table:table-cell table:formula="of:=( (([.$G17]*POWER([.$Q$7];12*[.BN$26])) - [.$C18]*SUMPRODUCT(POWER([.$Q$7];ROW(INDIRECT(&quot;1:12&quot;)))/[.$Q$7]; POWER([.$Q$9];-(12-ROW(INDIRECT(&quot;1:12&quot;))))/[.$Q$9]))) - [.$F18]" office:value-type="float" office:value="10953179709.6388" calcext:value-type="float">
            <text:p>10953179709.6388</text:p>
          </table:table-cell>
          <table:table-cell table:formula="of:=( (([.$G17]*POWER([.$Q$7];12*[.BO$26])) - [.$C18]*SUMPRODUCT(POWER([.$Q$7];ROW(INDIRECT(&quot;1:12&quot;)))/[.$Q$7]; POWER([.$Q$9];-(12-ROW(INDIRECT(&quot;1:12&quot;))))/[.$Q$9]))) - [.$F18]" office:value-type="float" office:value="12714091192.1081" calcext:value-type="float">
            <text:p>12714091192.1081</text:p>
          </table:table-cell>
          <table:table-cell table:formula="of:=( (([.$G17]*POWER([.$Q$7];12*[.BP$26])) - [.$C18]*SUMPRODUCT(POWER([.$Q$7];ROW(INDIRECT(&quot;1:12&quot;)))/[.$Q$7]; POWER([.$Q$9];-(12-ROW(INDIRECT(&quot;1:12&quot;))))/[.$Q$9]))) - [.$F18]" office:value-type="float" office:value="14758077150.6945" calcext:value-type="float">
            <text:p>14758077150.6945</text:p>
          </table:table-cell>
          <table:table-cell table:formula="of:=( (([.$G17]*POWER([.$Q$7];12*[.BQ$26])) - [.$C18]*SUMPRODUCT(POWER([.$Q$7];ROW(INDIRECT(&quot;1:12&quot;)))/[.$Q$7]; POWER([.$Q$9];-(12-ROW(INDIRECT(&quot;1:12&quot;))))/[.$Q$9]))) - [.$F18]" office:value-type="float" office:value="17130643086.2861" calcext:value-type="float">
            <text:p>17130643086.2861</text:p>
          </table:table-cell>
          <table:table-cell table:formula="of:=( (([.$G17]*POWER([.$Q$7];12*[.BR$26])) - [.$C18]*SUMPRODUCT(POWER([.$Q$7];ROW(INDIRECT(&quot;1:12&quot;)))/[.$Q$7]; POWER([.$Q$9];-(12-ROW(INDIRECT(&quot;1:12&quot;))))/[.$Q$9]))) - [.$F18]" office:value-type="float" office:value="19884609714.6198" calcext:value-type="float">
            <text:p>19884609714.6198</text:p>
          </table:table-cell>
          <table:table-cell table:formula="of:=( (([.$G17]*POWER([.$Q$7];12*[.BS$26])) - [.$C18]*SUMPRODUCT(POWER([.$Q$7];ROW(INDIRECT(&quot;1:12&quot;)))/[.$Q$7]; POWER([.$Q$9];-(12-ROW(INDIRECT(&quot;1:12&quot;))))/[.$Q$9]))) - [.$F18]" office:value-type="float" office:value="23081288920.1165" calcext:value-type="float">
            <text:p>23081288920.1165</text:p>
          </table:table-cell>
          <table:table-cell table:formula="of:=( (([.$G17]*POWER([.$Q$7];12*[.BT$26])) - [.$C18]*SUMPRODUCT(POWER([.$Q$7];ROW(INDIRECT(&quot;1:12&quot;)))/[.$Q$7]; POWER([.$Q$9];-(12-ROW(INDIRECT(&quot;1:12&quot;))))/[.$Q$9]))) - [.$F18]" office:value-type="float" office:value="26791848749.6079" calcext:value-type="float">
            <text:p>26791848749.6079</text:p>
          </table:table-cell>
          <table:table-cell table:formula="of:=( (([.$G17]*POWER([.$Q$7];12*[.BU$26])) - [.$C18]*SUMPRODUCT(POWER([.$Q$7];ROW(INDIRECT(&quot;1:12&quot;)))/[.$Q$7]; POWER([.$Q$9];-(12-ROW(INDIRECT(&quot;1:12&quot;))))/[.$Q$9]))) - [.$F18]" office:value-type="float" office:value="31098897834.9715" calcext:value-type="float">
            <text:p>31098897834.9715</text:p>
          </table:table-cell>
          <table:table-cell table:formula="of:=( (([.$G17]*POWER([.$Q$7];12*[.BV$26])) - [.$C18]*SUMPRODUCT(POWER([.$Q$7];ROW(INDIRECT(&quot;1:12&quot;)))/[.$Q$7]; POWER([.$Q$9];-(12-ROW(INDIRECT(&quot;1:12&quot;))))/[.$Q$9]))) - [.$F18]" office:value-type="float" office:value="36098324518.8621" calcext:value-type="float">
            <text:p>36098324518.8621</text:p>
          </table:table-cell>
          <table:table-cell table:formula="of:=( (([.$G17]*POWER([.$Q$7];12*[.BW$26])) - [.$C18]*SUMPRODUCT(POWER([.$Q$7];ROW(INDIRECT(&quot;1:12&quot;)))/[.$Q$7]; POWER([.$Q$9];-(12-ROW(INDIRECT(&quot;1:12&quot;))))/[.$Q$9]))) - [.$F18]" office:value-type="float" office:value="41901431628.213" calcext:value-type="float">
            <text:p>41901431628.213</text:p>
          </table:table-cell>
          <table:table-cell table:formula="of:=( (([.$G17]*POWER([.$Q$7];12*[.BX$26])) - [.$C18]*SUMPRODUCT(POWER([.$Q$7];ROW(INDIRECT(&quot;1:12&quot;)))/[.$Q$7]; POWER([.$Q$9];-(12-ROW(INDIRECT(&quot;1:12&quot;))))/[.$Q$9]))) - [.$F18]" office:value-type="float" office:value="48637414422.2224" calcext:value-type="float">
            <text:p>48637414422.2224</text:p>
          </table:table-cell>
          <table:table-cell table:formula="of:=( (([.$G17]*POWER([.$Q$7];12*[.BY$26])) - [.$C18]*SUMPRODUCT(POWER([.$Q$7];ROW(INDIRECT(&quot;1:12&quot;)))/[.$Q$7]; POWER([.$Q$9];-(12-ROW(INDIRECT(&quot;1:12&quot;))))/[.$Q$9]))) - [.$F18]" office:value-type="float" office:value="56456236881.6733" calcext:value-type="float">
            <text:p>56456236881.6733</text:p>
          </table:table-cell>
          <table:table-cell table:formula="of:=( (([.$G17]*POWER([.$Q$7];12*[.BZ$26])) - [.$C18]*SUMPRODUCT(POWER([.$Q$7];ROW(INDIRECT(&quot;1:12&quot;)))/[.$Q$7]; POWER([.$Q$9];-(12-ROW(INDIRECT(&quot;1:12&quot;))))/[.$Q$9]))) - [.$F18]" office:value-type="float" office:value="65531970374.755" calcext:value-type="float">
            <text:p>65531970374.75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B42]*(1+[.$Q$11])" office:value-type="float" office:value="140799.774242493" calcext:value-type="float">
            <text:p>140799.774242493</text:p>
          </table:table-cell>
          <table:table-cell table:formula="of:=[.$C42]*POWER([.$Q$9];12)" office:value-type="float" office:value="224616.867588105" calcext:value-type="float">
            <text:p>224616.867588105</text:p>
          </table:table-cell>
          <table:table-cell table:formula="of:=[.$B43]*12" office:value-type="float" office:value="1689597.29090992" calcext:value-type="float">
            <text:p>1689597.29090992</text:p>
          </table:table-cell>
          <table:table-cell table:formula="of:=[.$C43]*(POWER([.$Q$9];12)-1)/([.$Q$9]-1)" office:value-type="float" office:value="2780823.56463473" calcext:value-type="float">
            <text:p>2780823.56463473</text:p>
          </table:table-cell>
          <table:table-cell table:formula="of:=  ( (([.$G42]*POWER([.$Q$7];3)) + [.$B43]*SERIESSUM([.$Q$7];0;1;POWER(1; ROW(INDIRECT(&quot;1:3&quot;)))) - [.$C43]*SUMPRODUCT(POWER([.$Q$7];ROW(INDIRECT(&quot;1:3&quot;)))/[.$Q$7]; POWER([.$Q$9];-(12-ROW(INDIRECT(&quot;1:3&quot;))))/[.$Q$9])) + (([.$G42]*POWER([.$Q$7];6)) + [.$B43]*SERIESSUM([.$Q$7];0;1;POWER(1; ROW(INDIRECT(&quot;1:6&quot;)))) - [.$C43]*SUMPRODUCT(POWER([.$Q$7];ROW(INDIRECT(&quot;1:6&quot;)))/[.$Q$7]; POWER([.$Q$9];-(12-ROW(INDIRECT(&quot;1:6&quot;))))/[.$Q$9])) + (([.$G42]*POWER([.$Q$7];9)) + [.$B43]*SERIESSUM([.$Q$7];0;1;POWER(1; ROW(INDIRECT(&quot;1:9&quot;)))) - [.$C43]*SUMPRODUCT(POWER([.$Q$7];ROW(INDIRECT(&quot;1:9&quot;)))/[.$Q$7]; POWER([.$Q$9];-(12-ROW(INDIRECT(&quot;1:9&quot;))))/[.$Q$9])) + (([.$G42]*POWER([.$Q$7];12)) + [.$B43]*SERIESSUM([.$Q$7];0;1;POWER(1; ROW(INDIRECT(&quot;1:12&quot;)))) - [.$C43]*SUMPRODUCT(POWER([.$Q$7];ROW(INDIRECT(&quot;1:12&quot;)))/[.$Q$7]; POWER([.$Q$9];-(12-ROW(INDIRECT(&quot;1:12&quot;))))/[.$Q$9])) ) * [.$Q$4] * [.$Q$4] / 4" office:value-type="float" office:value="5337434.07351651" calcext:value-type="float">
            <text:p>5337434.07351651</text:p>
          </table:table-cell>
          <table:table-cell table:formula="of:=[.$G42]*POWER([.$Q$7];12) + [.$B43]*(POWER([.$Q$7];12)-1)/([.$Q$7]-1) - [.$Q$3]*SUMPRODUCT(POWER([.$Q$7]; INDEX([.$A$2:.$A$13];N(IF({1};MAX(ROW([.$A$2:.$A$13]))-ROW([.$A$2:.$A$13])+1)))); POWER([.$Q$9];[.$A$2:.$A$13])) - [.$F43]" office:value-type="float" office:value="59551998.6656418" calcext:value-type="float">
            <text:p>59551998.6656418</text:p>
          </table:table-cell>
          <table:table-cell table:formula="of:=COUNTIF([.$M67:.$CA67];&quot;&gt;=0&quot;)" office:value-type="float" office:value="0" calcext:value-type="float">
            <text:p>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[.$G18]*POWER([.$Q$7];12) - [.$Q$3]*SUMPRODUCT(POWER([.$Q$7]; INDEX([.$A$2:.$A$13];N(IF({1};MAX(ROW([.$A$2:.$A$13]))-ROW([.$A$2:.$A$13])+1)))); POWER([.$Q$9];[.$A$2:.$A$13])) - [.$F19]" office:value-type="float" office:value="4097636.36874909" calcext:value-type="float">
            <text:p>4097636.36874909</text:p>
          </table:table-cell>
          <table:table-cell table:formula="of:=[.M$27]*POWER([.$Q$7];12*[.M$26]) - [.$Q$3]*SUMPRODUCT(POWER([.$Q$7]; INDEX([.$A$2:.$A$13];N(IF({1};MAX(ROW([.$A$2:.$A$13]))-ROW([.$A$2:.$A$13])+1)))); POWER([.$Q$9];[.$A$2:.$A$13])) - [.$F19]" office:value-type="float" office:value="-835384.860265641" calcext:value-type="float">
            <text:p>-835384.860265641</text:p>
          </table:table-cell>
          <table:table-cell table:formula="of:=( (([.$G18]*POWER([.$Q$7];12*[.N$26])) - [.$C19]*SUMPRODUCT(POWER([.$Q$7];ROW(INDIRECT(&quot;1:12&quot;)))/[.$Q$7]; POWER([.$Q$9];-(12-ROW(INDIRECT(&quot;1:12&quot;))))/[.$Q$9]))) - [.$F19]" office:value-type="float" office:value="4502083.72448742" calcext:value-type="float">
            <text:p>4502083.72448742</text:p>
          </table:table-cell>
          <table:table-cell table:formula="of:=( (([.$G18]*POWER([.$Q$7];12*[.O$26])) - [.$C19]*SUMPRODUCT(POWER([.$Q$7];ROW(INDIRECT(&quot;1:12&quot;)))/[.$Q$7]; POWER([.$Q$9];-(12-ROW(INDIRECT(&quot;1:12&quot;))))/[.$Q$9]))) - [.$F19]" office:value-type="float" office:value="5378629.83367968" calcext:value-type="float">
            <text:p>5378629.83367968</text:p>
          </table:table-cell>
          <table:table-cell table:formula="of:=( (([.$G18]*POWER([.$Q$7];12*[.P$26])) - [.$C19]*SUMPRODUCT(POWER([.$Q$7];ROW(INDIRECT(&quot;1:12&quot;)))/[.$Q$7]; POWER([.$Q$9];-(12-ROW(INDIRECT(&quot;1:12&quot;))))/[.$Q$9]))) - [.$F19]" office:value-type="float" office:value="6396084.68991712" calcext:value-type="float">
            <text:p>6396084.68991712</text:p>
          </table:table-cell>
          <table:table-cell table:formula="of:=( (([.$G18]*POWER([.$Q$7];12*[.Q$26])) - [.$C19]*SUMPRODUCT(POWER([.$Q$7];ROW(INDIRECT(&quot;1:12&quot;)))/[.$Q$7]; POWER([.$Q$9];-(12-ROW(INDIRECT(&quot;1:12&quot;))))/[.$Q$9]))) - [.$F19]" office:value-type="float" office:value="7577100.01087392" calcext:value-type="float">
            <text:p>7577100.01087392</text:p>
          </table:table-cell>
          <table:table-cell table:formula="of:=( (([.$G18]*POWER([.$Q$7];12*[.R$26])) - [.$C19]*SUMPRODUCT(POWER([.$Q$7];ROW(INDIRECT(&quot;1:12&quot;)))/[.$Q$7]; POWER([.$Q$9];-(12-ROW(INDIRECT(&quot;1:12&quot;))))/[.$Q$9]))) - [.$F19]" office:value-type="float" office:value="8947968.88017462" calcext:value-type="float">
            <text:p>8947968.88017462</text:p>
          </table:table-cell>
          <table:table-cell table:formula="of:=( (([.$G18]*POWER([.$Q$7];12*[.S$26])) - [.$C19]*SUMPRODUCT(POWER([.$Q$7];ROW(INDIRECT(&quot;1:12&quot;)))/[.$Q$7]; POWER([.$Q$9];-(12-ROW(INDIRECT(&quot;1:12&quot;))))/[.$Q$9]))) - [.$F19]" office:value-type="float" office:value="10539211.1134212" calcext:value-type="float">
            <text:p>10539211.1134212</text:p>
          </table:table-cell>
          <table:table-cell table:formula="of:=( (([.$G18]*POWER([.$Q$7];12*[.T$26])) - [.$C19]*SUMPRODUCT(POWER([.$Q$7];ROW(INDIRECT(&quot;1:12&quot;)))/[.$Q$7]; POWER([.$Q$9];-(12-ROW(INDIRECT(&quot;1:12&quot;))))/[.$Q$9]))) - [.$F19]" office:value-type="float" office:value="12386252.7244538" calcext:value-type="float">
            <text:p>12386252.7244538</text:p>
          </table:table-cell>
          <table:table-cell table:formula="of:=( (([.$G18]*POWER([.$Q$7];12*[.U$26])) - [.$C19]*SUMPRODUCT(POWER([.$Q$7];ROW(INDIRECT(&quot;1:12&quot;)))/[.$Q$7]; POWER([.$Q$9];-(12-ROW(INDIRECT(&quot;1:12&quot;))))/[.$Q$9]))) - [.$F19]" office:value-type="float" office:value="14530214.6188823" calcext:value-type="float">
            <text:p>14530214.6188823</text:p>
          </table:table-cell>
          <table:table-cell table:formula="of:=( (([.$G18]*POWER([.$Q$7];12*[.V$26])) - [.$C19]*SUMPRODUCT(POWER([.$Q$7];ROW(INDIRECT(&quot;1:12&quot;)))/[.$Q$7]; POWER([.$Q$9];-(12-ROW(INDIRECT(&quot;1:12&quot;))))/[.$Q$9]))) - [.$F19]" office:value-type="float" office:value="17018828.0736661" calcext:value-type="float">
            <text:p>17018828.0736661</text:p>
          </table:table-cell>
          <table:table-cell table:formula="of:=( (([.$G18]*POWER([.$Q$7];12*[.W$26])) - [.$C19]*SUMPRODUCT(POWER([.$Q$7];ROW(INDIRECT(&quot;1:12&quot;)))/[.$Q$7]; POWER([.$Q$9];-(12-ROW(INDIRECT(&quot;1:12&quot;))))/[.$Q$9]))) - [.$F19]" office:value-type="float" office:value="19907497.3841727" calcext:value-type="float">
            <text:p>19907497.3841727</text:p>
          </table:table-cell>
          <table:table-cell table:formula="of:=( (([.$G18]*POWER([.$Q$7];12*[.X$26])) - [.$C19]*SUMPRODUCT(POWER([.$Q$7];ROW(INDIRECT(&quot;1:12&quot;)))/[.$Q$7]; POWER([.$Q$9];-(12-ROW(INDIRECT(&quot;1:12&quot;))))/[.$Q$9]))) - [.$F19]" office:value-type="float" office:value="23260533.3365509" calcext:value-type="float">
            <text:p>23260533.3365509</text:p>
          </table:table-cell>
          <table:table-cell table:formula="of:=( (([.$G18]*POWER([.$Q$7];12*[.Y$26])) - [.$C19]*SUMPRODUCT(POWER([.$Q$7];ROW(INDIRECT(&quot;1:12&quot;)))/[.$Q$7]; POWER([.$Q$9];-(12-ROW(INDIRECT(&quot;1:12&quot;))))/[.$Q$9]))) - [.$F19]" office:value-type="float" office:value="27152584.9663616" calcext:value-type="float">
            <text:p>27152584.9663616</text:p>
          </table:table-cell>
          <table:table-cell table:formula="of:=( (([.$G18]*POWER([.$Q$7];12*[.Z$26])) - [.$C19]*SUMPRODUCT(POWER([.$Q$7];ROW(INDIRECT(&quot;1:12&quot;)))/[.$Q$7]; POWER([.$Q$9];-(12-ROW(INDIRECT(&quot;1:12&quot;))))/[.$Q$9]))) - [.$F19]" office:value-type="float" office:value="31670301.4788755" calcext:value-type="float">
            <text:p>31670301.4788755</text:p>
          </table:table-cell>
          <table:table-cell table:formula="of:=( (([.$G18]*POWER([.$Q$7];12*[.AA$26])) - [.$C19]*SUMPRODUCT(POWER([.$Q$7];ROW(INDIRECT(&quot;1:12&quot;)))/[.$Q$7]; POWER([.$Q$9];-(12-ROW(INDIRECT(&quot;1:12&quot;))))/[.$Q$9]))) - [.$F19]" office:value-type="float" office:value="36914261.3305679" calcext:value-type="float">
            <text:p>36914261.3305679</text:p>
          </table:table-cell>
          <table:table-cell table:formula="of:=( (([.$G18]*POWER([.$Q$7];12*[.AB$26])) - [.$C19]*SUMPRODUCT(POWER([.$Q$7];ROW(INDIRECT(&quot;1:12&quot;)))/[.$Q$7]; POWER([.$Q$9];-(12-ROW(INDIRECT(&quot;1:12&quot;))))/[.$Q$9]))) - [.$F19]" office:value-type="float" office:value="43001211.4191778" calcext:value-type="float">
            <text:p>43001211.4191778</text:p>
          </table:table-cell>
          <table:table-cell table:formula="of:=( (([.$G18]*POWER([.$Q$7];12*[.AC$26])) - [.$C19]*SUMPRODUCT(POWER([.$Q$7];ROW(INDIRECT(&quot;1:12&quot;)))/[.$Q$7]; POWER([.$Q$9];-(12-ROW(INDIRECT(&quot;1:12&quot;))))/[.$Q$9]))) - [.$F19]" office:value-type="float" office:value="50066666.2336861" calcext:value-type="float">
            <text:p>50066666.2336861</text:p>
          </table:table-cell>
          <table:table-cell table:formula="of:=( (([.$G18]*POWER([.$Q$7];12*[.AD$26])) - [.$C19]*SUMPRODUCT(POWER([.$Q$7];ROW(INDIRECT(&quot;1:12&quot;)))/[.$Q$7]; POWER([.$Q$9];-(12-ROW(INDIRECT(&quot;1:12&quot;))))/[.$Q$9]))) - [.$F19]" office:value-type="float" office:value="58267924.8293943" calcext:value-type="float">
            <text:p>58267924.8293943</text:p>
          </table:table-cell>
          <table:table-cell table:formula="of:=( (([.$G18]*POWER([.$Q$7];12*[.AE$26])) - [.$C19]*SUMPRODUCT(POWER([.$Q$7];ROW(INDIRECT(&quot;1:12&quot;)))/[.$Q$7]; POWER([.$Q$9];-(12-ROW(INDIRECT(&quot;1:12&quot;))))/[.$Q$9]))) - [.$F19]" office:value-type="float" office:value="67787572.7953773" calcext:value-type="float">
            <text:p>67787572.7953773</text:p>
          </table:table-cell>
          <table:table-cell table:formula="of:=( (([.$G18]*POWER([.$Q$7];12*[.AF$26])) - [.$C19]*SUMPRODUCT(POWER([.$Q$7];ROW(INDIRECT(&quot;1:12&quot;)))/[.$Q$7]; POWER([.$Q$9];-(12-ROW(INDIRECT(&quot;1:12&quot;))))/[.$Q$9]))) - [.$F19]" office:value-type="float" office:value="78837547.1790245" calcext:value-type="float">
            <text:p>78837547.1790245</text:p>
          </table:table-cell>
          <table:table-cell table:formula="of:=( (([.$G18]*POWER([.$Q$7];12*[.AG$26])) - [.$C19]*SUMPRODUCT(POWER([.$Q$7];ROW(INDIRECT(&quot;1:12&quot;)))/[.$Q$7]; POWER([.$Q$9];-(12-ROW(INDIRECT(&quot;1:12&quot;))))/[.$Q$9]))) - [.$F19]" office:value-type="float" office:value="91663854.8655664" calcext:value-type="float">
            <text:p>91663854.8655664</text:p>
          </table:table-cell>
          <table:table-cell table:formula="of:=( (([.$G18]*POWER([.$Q$7];12*[.AH$26])) - [.$C19]*SUMPRODUCT(POWER([.$Q$7];ROW(INDIRECT(&quot;1:12&quot;)))/[.$Q$7]; POWER([.$Q$9];-(12-ROW(INDIRECT(&quot;1:12&quot;))))/[.$Q$9]))) - [.$F19]" office:value-type="float" office:value="106552049.458425" calcext:value-type="float">
            <text:p>106552049.458425</text:p>
          </table:table-cell>
          <table:table-cell table:formula="of:=( (([.$G18]*POWER([.$Q$7];12*[.AI$26])) - [.$C19]*SUMPRODUCT(POWER([.$Q$7];ROW(INDIRECT(&quot;1:12&quot;)))/[.$Q$7]; POWER([.$Q$9];-(12-ROW(INDIRECT(&quot;1:12&quot;))))/[.$Q$9]))) - [.$F19]" office:value-type="float" office:value="123833588.592825" calcext:value-type="float">
            <text:p>123833588.592825</text:p>
          </table:table-cell>
          <table:table-cell table:formula="of:=( (([.$G18]*POWER([.$Q$7];12*[.AJ$26])) - [.$C19]*SUMPRODUCT(POWER([.$Q$7];ROW(INDIRECT(&quot;1:12&quot;)))/[.$Q$7]; POWER([.$Q$9];-(12-ROW(INDIRECT(&quot;1:12&quot;))))/[.$Q$9]))) - [.$F19]" office:value-type="float" office:value="143893213.216287" calcext:value-type="float">
            <text:p>143893213.216287</text:p>
          </table:table-cell>
          <table:table-cell table:formula="of:=( (([.$G18]*POWER([.$Q$7];12*[.AK$26])) - [.$C19]*SUMPRODUCT(POWER([.$Q$7];ROW(INDIRECT(&quot;1:12&quot;)))/[.$Q$7]; POWER([.$Q$9];-(12-ROW(INDIRECT(&quot;1:12&quot;))))/[.$Q$9]))) - [.$F19]" office:value-type="float" office:value="167177513.121797" calcext:value-type="float">
            <text:p>167177513.121797</text:p>
          </table:table-cell>
          <table:table-cell table:formula="of:=( (([.$G18]*POWER([.$Q$7];12*[.AL$26])) - [.$C19]*SUMPRODUCT(POWER([.$Q$7];ROW(INDIRECT(&quot;1:12&quot;)))/[.$Q$7]; POWER([.$Q$9];-(12-ROW(INDIRECT(&quot;1:12&quot;))))/[.$Q$9]))) - [.$F19]" office:value-type="float" office:value="194204869.429135" calcext:value-type="float">
            <text:p>194204869.429135</text:p>
          </table:table-cell>
          <table:table-cell table:formula="of:=( (([.$G18]*POWER([.$Q$7];12*[.AM$26])) - [.$C19]*SUMPRODUCT(POWER([.$Q$7];ROW(INDIRECT(&quot;1:12&quot;)))/[.$Q$7]; POWER([.$Q$9];-(12-ROW(INDIRECT(&quot;1:12&quot;))))/[.$Q$9]))) - [.$F19]" office:value-type="float" office:value="225576995.364988" calcext:value-type="float">
            <text:p>225576995.364988</text:p>
          </table:table-cell>
          <table:table-cell table:formula="of:=( (([.$G18]*POWER([.$Q$7];12*[.AN$26])) - [.$C19]*SUMPRODUCT(POWER([.$Q$7];ROW(INDIRECT(&quot;1:12&quot;)))/[.$Q$7]; POWER([.$Q$9];-(12-ROW(INDIRECT(&quot;1:12&quot;))))/[.$Q$9]))) - [.$F19]" office:value-type="float" office:value="261992332.275603" calcext:value-type="float">
            <text:p>261992332.275603</text:p>
          </table:table-cell>
          <table:table-cell table:formula="of:=( (([.$G18]*POWER([.$Q$7];12*[.AO$26])) - [.$C19]*SUMPRODUCT(POWER([.$Q$7];ROW(INDIRECT(&quot;1:12&quot;)))/[.$Q$7]; POWER([.$Q$9];-(12-ROW(INDIRECT(&quot;1:12&quot;))))/[.$Q$9]))) - [.$F19]" office:value-type="float" office:value="304261599.109005" calcext:value-type="float">
            <text:p>304261599.109005</text:p>
          </table:table-cell>
          <table:table-cell table:formula="of:=( (([.$G18]*POWER([.$Q$7];12*[.AP$26])) - [.$C19]*SUMPRODUCT(POWER([.$Q$7];ROW(INDIRECT(&quot;1:12&quot;)))/[.$Q$7]; POWER([.$Q$9];-(12-ROW(INDIRECT(&quot;1:12&quot;))))/[.$Q$9]))) - [.$F19]" office:value-type="float" office:value="353325841.546715" calcext:value-type="float">
            <text:p>353325841.546715</text:p>
          </table:table-cell>
          <table:table-cell table:formula="of:=( (([.$G18]*POWER([.$Q$7];12*[.AQ$26])) - [.$C19]*SUMPRODUCT(POWER([.$Q$7];ROW(INDIRECT(&quot;1:12&quot;)))/[.$Q$7]; POWER([.$Q$9];-(12-ROW(INDIRECT(&quot;1:12&quot;))))/[.$Q$9]))) - [.$F19]" office:value-type="float" office:value="410277382.614943" calcext:value-type="float">
            <text:p>410277382.614943</text:p>
          </table:table-cell>
          <table:table-cell table:formula="of:=( (([.$G18]*POWER([.$Q$7];12*[.AR$26])) - [.$C19]*SUMPRODUCT(POWER([.$Q$7];ROW(INDIRECT(&quot;1:12&quot;)))/[.$Q$7]; POWER([.$Q$9];-(12-ROW(INDIRECT(&quot;1:12&quot;))))/[.$Q$9]))) - [.$F19]" office:value-type="float" office:value="476384141.201176" calcext:value-type="float">
            <text:p>476384141.201176</text:p>
          </table:table-cell>
          <table:table-cell table:formula="of:=( (([.$G18]*POWER([.$Q$7];12*[.AS$26])) - [.$C19]*SUMPRODUCT(POWER([.$Q$7];ROW(INDIRECT(&quot;1:12&quot;)))/[.$Q$7]; POWER([.$Q$9];-(12-ROW(INDIRECT(&quot;1:12&quot;))))/[.$Q$9]))) - [.$F19]" office:value-type="float" office:value="553117859.882169" calcext:value-type="float">
            <text:p>553117859.882169</text:p>
          </table:table-cell>
          <table:table-cell table:formula="of:=( (([.$G18]*POWER([.$Q$7];12*[.AT$26])) - [.$C19]*SUMPRODUCT(POWER([.$Q$7];ROW(INDIRECT(&quot;1:12&quot;)))/[.$Q$7]; POWER([.$Q$9];-(12-ROW(INDIRECT(&quot;1:12&quot;))))/[.$Q$9]))) - [.$F19]" office:value-type="float" office:value="642186870.502818" calcext:value-type="float">
            <text:p>642186870.502818</text:p>
          </table:table-cell>
          <table:table-cell table:formula="of:=( (([.$G18]*POWER([.$Q$7];12*[.AU$26])) - [.$C19]*SUMPRODUCT(POWER([.$Q$7];ROW(INDIRECT(&quot;1:12&quot;)))/[.$Q$7]; POWER([.$Q$9];-(12-ROW(INDIRECT(&quot;1:12&quot;))))/[.$Q$9]))) - [.$F19]" office:value-type="float" office:value="745574126.969853" calcext:value-type="float">
            <text:p>745574126.969853</text:p>
          </table:table-cell>
          <table:table-cell table:formula="of:=( (([.$G18]*POWER([.$Q$7];12*[.AV$26])) - [.$C19]*SUMPRODUCT(POWER([.$Q$7];ROW(INDIRECT(&quot;1:12&quot;)))/[.$Q$7]; POWER([.$Q$9];-(12-ROW(INDIRECT(&quot;1:12&quot;))))/[.$Q$9]))) - [.$F19]" office:value-type="float" office:value="865581351.988951" calcext:value-type="float">
            <text:p>865581351.988951</text:p>
          </table:table-cell>
          <table:table-cell table:formula="of:=( (([.$G18]*POWER([.$Q$7];12*[.AW$26])) - [.$C19]*SUMPRODUCT(POWER([.$Q$7];ROW(INDIRECT(&quot;1:12&quot;)))/[.$Q$7]; POWER([.$Q$9];-(12-ROW(INDIRECT(&quot;1:12&quot;))))/[.$Q$9]))) - [.$F19]" office:value-type="float" office:value="1004880280.58927" calcext:value-type="float">
            <text:p>1004880280.58927</text:p>
          </table:table-cell>
          <table:table-cell table:formula="of:=( (([.$G18]*POWER([.$Q$7];12*[.AX$26])) - [.$C19]*SUMPRODUCT(POWER([.$Q$7];ROW(INDIRECT(&quot;1:12&quot;)))/[.$Q$7]; POWER([.$Q$9];-(12-ROW(INDIRECT(&quot;1:12&quot;))))/[.$Q$9]))) - [.$F19]" office:value-type="float" office:value="1166572141.27606" calcext:value-type="float">
            <text:p>1166572141.27606</text:p>
          </table:table-cell>
          <table:table-cell table:formula="of:=( (([.$G18]*POWER([.$Q$7];12*[.AY$26])) - [.$C19]*SUMPRODUCT(POWER([.$Q$7];ROW(INDIRECT(&quot;1:12&quot;)))/[.$Q$7]; POWER([.$Q$9];-(12-ROW(INDIRECT(&quot;1:12&quot;))))/[.$Q$9]))) - [.$F19]" office:value-type="float" office:value="1354256699.04729" calcext:value-type="float">
            <text:p>1354256699.04729</text:p>
          </table:table-cell>
          <table:table-cell table:formula="of:=( (([.$G18]*POWER([.$Q$7];12*[.AZ$26])) - [.$C19]*SUMPRODUCT(POWER([.$Q$7];ROW(INDIRECT(&quot;1:12&quot;)))/[.$Q$7]; POWER([.$Q$9];-(12-ROW(INDIRECT(&quot;1:12&quot;))))/[.$Q$9]))) - [.$F19]" office:value-type="float" office:value="1572112397.3871" calcext:value-type="float">
            <text:p>1572112397.3871</text:p>
          </table:table-cell>
          <table:table-cell table:formula="of:=( (([.$G18]*POWER([.$Q$7];12*[.BA$26])) - [.$C19]*SUMPRODUCT(POWER([.$Q$7];ROW(INDIRECT(&quot;1:12&quot;)))/[.$Q$7]; POWER([.$Q$9];-(12-ROW(INDIRECT(&quot;1:12&quot;))))/[.$Q$9]))) - [.$F19]" office:value-type="float" office:value="1824989383.44672" calcext:value-type="float">
            <text:p>1824989383.44672</text:p>
          </table:table-cell>
          <table:table-cell table:formula="of:=( (([.$G18]*POWER([.$Q$7];12*[.BB$26])) - [.$C19]*SUMPRODUCT(POWER([.$Q$7];ROW(INDIRECT(&quot;1:12&quot;)))/[.$Q$7]; POWER([.$Q$9];-(12-ROW(INDIRECT(&quot;1:12&quot;))))/[.$Q$9]))) - [.$F19]" office:value-type="float" office:value="2118517487.4436" calcext:value-type="float">
            <text:p>2118517487.4436</text:p>
          </table:table-cell>
          <table:table-cell table:formula="of:=( (([.$G18]*POWER([.$Q$7];12*[.BC$26])) - [.$C19]*SUMPRODUCT(POWER([.$Q$7];ROW(INDIRECT(&quot;1:12&quot;)))/[.$Q$7]; POWER([.$Q$9];-(12-ROW(INDIRECT(&quot;1:12&quot;))))/[.$Q$9]))) - [.$F19]" office:value-type="float" office:value="2459231560.23665" calcext:value-type="float">
            <text:p>2459231560.23665</text:p>
          </table:table-cell>
          <table:table-cell table:formula="of:=( (([.$G18]*POWER([.$Q$7];12*[.BD$26])) - [.$C19]*SUMPRODUCT(POWER([.$Q$7];ROW(INDIRECT(&quot;1:12&quot;)))/[.$Q$7]; POWER([.$Q$9];-(12-ROW(INDIRECT(&quot;1:12&quot;))))/[.$Q$9]))) - [.$F19]" office:value-type="float" office:value="2854716959.48298" calcext:value-type="float">
            <text:p>2854716959.48298</text:p>
          </table:table-cell>
          <table:table-cell table:formula="of:=( (([.$G18]*POWER([.$Q$7];12*[.BE$26])) - [.$C19]*SUMPRODUCT(POWER([.$Q$7];ROW(INDIRECT(&quot;1:12&quot;)))/[.$Q$7]; POWER([.$Q$9];-(12-ROW(INDIRECT(&quot;1:12&quot;))))/[.$Q$9]))) - [.$F19]" office:value-type="float" office:value="3313778423.35164" calcext:value-type="float">
            <text:p>3313778423.35164</text:p>
          </table:table-cell>
          <table:table-cell table:formula="of:=( (([.$G18]*POWER([.$Q$7];12*[.BF$26])) - [.$C19]*SUMPRODUCT(POWER([.$Q$7];ROW(INDIRECT(&quot;1:12&quot;)))/[.$Q$7]; POWER([.$Q$9];-(12-ROW(INDIRECT(&quot;1:12&quot;))))/[.$Q$9]))) - [.$F19]" office:value-type="float" office:value="3846636091.44973" calcext:value-type="float">
            <text:p>3846636091.44973</text:p>
          </table:table-cell>
          <table:table-cell table:formula="of:=( (([.$G18]*POWER([.$Q$7];12*[.BG$26])) - [.$C19]*SUMPRODUCT(POWER([.$Q$7];ROW(INDIRECT(&quot;1:12&quot;)))/[.$Q$7]; POWER([.$Q$9];-(12-ROW(INDIRECT(&quot;1:12&quot;))))/[.$Q$9]))) - [.$F19]" office:value-type="float" office:value="4465153036.99792" calcext:value-type="float">
            <text:p>4465153036.99792</text:p>
          </table:table-cell>
          <table:table-cell table:formula="of:=( (([.$G18]*POWER([.$Q$7];12*[.BH$26])) - [.$C19]*SUMPRODUCT(POWER([.$Q$7];ROW(INDIRECT(&quot;1:12&quot;)))/[.$Q$7]; POWER([.$Q$9];-(12-ROW(INDIRECT(&quot;1:12&quot;))))/[.$Q$9]))) - [.$F19]" office:value-type="float" office:value="5183099375.83122" calcext:value-type="float">
            <text:p>5183099375.83122</text:p>
          </table:table-cell>
          <table:table-cell table:formula="of:=( (([.$G18]*POWER([.$Q$7];12*[.BI$26])) - [.$C19]*SUMPRODUCT(POWER([.$Q$7];ROW(INDIRECT(&quot;1:12&quot;)))/[.$Q$7]; POWER([.$Q$9];-(12-ROW(INDIRECT(&quot;1:12&quot;))))/[.$Q$9]))) - [.$F19]" office:value-type="float" office:value="6016458832.11465" calcext:value-type="float">
            <text:p>6016458832.11465</text:p>
          </table:table-cell>
          <table:table-cell table:formula="of:=( (([.$G18]*POWER([.$Q$7];12*[.BJ$26])) - [.$C19]*SUMPRODUCT(POWER([.$Q$7];ROW(INDIRECT(&quot;1:12&quot;)))/[.$Q$7]; POWER([.$Q$9];-(12-ROW(INDIRECT(&quot;1:12&quot;))))/[.$Q$9]))) - [.$F19]" office:value-type="float" office:value="6983784585.88283" calcext:value-type="float">
            <text:p>6983784585.88283</text:p>
          </table:table-cell>
          <table:table-cell table:formula="of:=( (([.$G18]*POWER([.$Q$7];12*[.BK$26])) - [.$C19]*SUMPRODUCT(POWER([.$Q$7];ROW(INDIRECT(&quot;1:12&quot;)))/[.$Q$7]; POWER([.$Q$9];-(12-ROW(INDIRECT(&quot;1:12&quot;))))/[.$Q$9]))) - [.$F19]" office:value-type="float" office:value="8106612324.67904" calcext:value-type="float">
            <text:p>8106612324.67904</text:p>
          </table:table-cell>
          <table:table-cell table:formula="of:=( (([.$G18]*POWER([.$Q$7];12*[.BL$26])) - [.$C19]*SUMPRODUCT(POWER([.$Q$7];ROW(INDIRECT(&quot;1:12&quot;)))/[.$Q$7]; POWER([.$Q$9];-(12-ROW(INDIRECT(&quot;1:12&quot;))))/[.$Q$9]))) - [.$F19]" office:value-type="float" office:value="9409939695.11145" calcext:value-type="float">
            <text:p>9409939695.11145</text:p>
          </table:table-cell>
          <table:table-cell table:formula="of:=( (([.$G18]*POWER([.$Q$7];12*[.BM$26])) - [.$C19]*SUMPRODUCT(POWER([.$Q$7];ROW(INDIRECT(&quot;1:12&quot;)))/[.$Q$7]; POWER([.$Q$9];-(12-ROW(INDIRECT(&quot;1:12&quot;))))/[.$Q$9]))) - [.$F19]" office:value-type="float" office:value="10922782828.4129" calcext:value-type="float">
            <text:p>10922782828.4129</text:p>
          </table:table-cell>
          <table:table-cell table:formula="of:=( (([.$G18]*POWER([.$Q$7];12*[.BN$26])) - [.$C19]*SUMPRODUCT(POWER([.$Q$7];ROW(INDIRECT(&quot;1:12&quot;)))/[.$Q$7]; POWER([.$Q$9];-(12-ROW(INDIRECT(&quot;1:12&quot;))))/[.$Q$9]))) - [.$F19]" office:value-type="float" office:value="12678822329.9988" calcext:value-type="float">
            <text:p>12678822329.9988</text:p>
          </table:table-cell>
          <table:table-cell table:formula="of:=( (([.$G18]*POWER([.$Q$7];12*[.BO$26])) - [.$C19]*SUMPRODUCT(POWER([.$Q$7];ROW(INDIRECT(&quot;1:12&quot;)))/[.$Q$7]; POWER([.$Q$9];-(12-ROW(INDIRECT(&quot;1:12&quot;))))/[.$Q$9]))) - [.$F19]" office:value-type="float" office:value="14717153114.7646" calcext:value-type="float">
            <text:p>14717153114.7646</text:p>
          </table:table-cell>
          <table:table-cell table:formula="of:=( (([.$G18]*POWER([.$Q$7];12*[.BP$26])) - [.$C19]*SUMPRODUCT(POWER([.$Q$7];ROW(INDIRECT(&quot;1:12&quot;)))/[.$Q$7]; POWER([.$Q$9];-(12-ROW(INDIRECT(&quot;1:12&quot;))))/[.$Q$9]))) - [.$F19]" office:value-type="float" office:value="17083154781.7954" calcext:value-type="float">
            <text:p>17083154781.7954</text:p>
          </table:table-cell>
          <table:table-cell table:formula="of:=( (([.$G18]*POWER([.$Q$7];12*[.BQ$26])) - [.$C19]*SUMPRODUCT(POWER([.$Q$7];ROW(INDIRECT(&quot;1:12&quot;)))/[.$Q$7]; POWER([.$Q$9];-(12-ROW(INDIRECT(&quot;1:12&quot;))))/[.$Q$9]))) - [.$F19]" office:value-type="float" office:value="19829501905.7416" calcext:value-type="float">
            <text:p>19829501905.7416</text:p>
          </table:table-cell>
          <table:table-cell table:formula="of:=( (([.$G18]*POWER([.$Q$7];12*[.BR$26])) - [.$C19]*SUMPRODUCT(POWER([.$Q$7];ROW(INDIRECT(&quot;1:12&quot;)))/[.$Q$7]; POWER([.$Q$9];-(12-ROW(INDIRECT(&quot;1:12&quot;))))/[.$Q$9]))) - [.$F19]" office:value-type="float" office:value="23017336737.0977" calcext:value-type="float">
            <text:p>23017336737.0977</text:p>
          </table:table-cell>
          <table:table-cell table:formula="of:=( (([.$G18]*POWER([.$Q$7];12*[.BS$26])) - [.$C19]*SUMPRODUCT(POWER([.$Q$7];ROW(INDIRECT(&quot;1:12&quot;)))/[.$Q$7]; POWER([.$Q$9];-(12-ROW(INDIRECT(&quot;1:12&quot;))))/[.$Q$9]))) - [.$F19]" office:value-type="float" office:value="26717630419.349" calcext:value-type="float">
            <text:p>26717630419.349</text:p>
          </table:table-cell>
          <table:table-cell table:formula="of:=( (([.$G18]*POWER([.$Q$7];12*[.BT$26])) - [.$C19]*SUMPRODUCT(POWER([.$Q$7];ROW(INDIRECT(&quot;1:12&quot;)))/[.$Q$7]; POWER([.$Q$9];-(12-ROW(INDIRECT(&quot;1:12&quot;))))/[.$Q$9]))) - [.$F19]" office:value-type="float" office:value="31012763027.924" calcext:value-type="float">
            <text:p>31012763027.924</text:p>
          </table:table-cell>
          <table:table-cell table:formula="of:=( (([.$G18]*POWER([.$Q$7];12*[.BU$26])) - [.$C19]*SUMPRODUCT(POWER([.$Q$7];ROW(INDIRECT(&quot;1:12&quot;)))/[.$Q$7]; POWER([.$Q$9];-(12-ROW(INDIRECT(&quot;1:12&quot;))))/[.$Q$9]))) - [.$F19]" office:value-type="float" office:value="35998357607.5469" calcext:value-type="float">
            <text:p>35998357607.5469</text:p>
          </table:table-cell>
          <table:table-cell table:formula="of:=( (([.$G18]*POWER([.$Q$7];12*[.BV$26])) - [.$C19]*SUMPRODUCT(POWER([.$Q$7];ROW(INDIRECT(&quot;1:12&quot;)))/[.$Q$7]; POWER([.$Q$9];-(12-ROW(INDIRECT(&quot;1:12&quot;))))/[.$Q$9]))) - [.$F19]" office:value-type="float" office:value="41785409039.3795" calcext:value-type="float">
            <text:p>41785409039.3795</text:p>
          </table:table-cell>
          <table:table-cell table:formula="of:=( (([.$G18]*POWER([.$Q$7];12*[.BW$26])) - [.$C19]*SUMPRODUCT(POWER([.$Q$7];ROW(INDIRECT(&quot;1:12&quot;)))/[.$Q$7]; POWER([.$Q$9];-(12-ROW(INDIRECT(&quot;1:12&quot;))))/[.$Q$9]))) - [.$F19]" office:value-type="float" office:value="48502755133.1744" calcext:value-type="float">
            <text:p>48502755133.1744</text:p>
          </table:table-cell>
          <table:table-cell table:formula="of:=( (([.$G18]*POWER([.$Q$7];12*[.BX$26])) - [.$C19]*SUMPRODUCT(POWER([.$Q$7];ROW(INDIRECT(&quot;1:12&quot;)))/[.$Q$7]; POWER([.$Q$9];-(12-ROW(INDIRECT(&quot;1:12&quot;))))/[.$Q$9]))) - [.$F19]" office:value-type="float" office:value="56299944958.6559" calcext:value-type="float">
            <text:p>56299944958.6559</text:p>
          </table:table-cell>
          <table:table-cell table:formula="of:=( (([.$G18]*POWER([.$Q$7];12*[.BY$26])) - [.$C19]*SUMPRODUCT(POWER([.$Q$7];ROW(INDIRECT(&quot;1:12&quot;)))/[.$Q$7]; POWER([.$Q$9];-(12-ROW(INDIRECT(&quot;1:12&quot;))))/[.$Q$9]))) - [.$F19]" office:value-type="float" office:value="65350568274.1272" calcext:value-type="float">
            <text:p>65350568274.1272</text:p>
          </table:table-cell>
          <table:table-cell table:formula="of:=( (([.$G18]*POWER([.$Q$7];12*[.BZ$26])) - [.$C19]*SUMPRODUCT(POWER([.$Q$7];ROW(INDIRECT(&quot;1:12&quot;)))/[.$Q$7]; POWER([.$Q$9];-(12-ROW(INDIRECT(&quot;1:12&quot;))))/[.$Q$9]))) - [.$F19]" office:value-type="float" office:value="75856120175.7697" calcext:value-type="float">
            <text:p>75856120175.769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B43]*(1+[.$Q$11])" office:value-type="float" office:value="147839.762954618" calcext:value-type="float">
            <text:p>147839.762954618</text:p>
          </table:table-cell>
          <table:table-cell table:formula="of:=[.$C43]*POWER([.$Q$9];12)" office:value-type="float" office:value="240340.048319272" calcext:value-type="float">
            <text:p>240340.048319272</text:p>
          </table:table-cell>
          <table:table-cell table:formula="of:=[.$B44]*12" office:value-type="float" office:value="1774077.15545541" calcext:value-type="float">
            <text:p>1774077.15545541</text:p>
          </table:table-cell>
          <table:table-cell table:formula="of:=[.$C44]*(POWER([.$Q$9];12)-1)/([.$Q$9]-1)" office:value-type="float" office:value="2975481.21415916" calcext:value-type="float">
            <text:p>2975481.21415916</text:p>
          </table:table-cell>
          <table:table-cell table:formula="of:=  ( (([.$G43]*POWER([.$Q$7];3)) + [.$B44]*SERIESSUM([.$Q$7];0;1;POWER(1; ROW(INDIRECT(&quot;1:3&quot;)))) - [.$C44]*SUMPRODUCT(POWER([.$Q$7];ROW(INDIRECT(&quot;1:3&quot;)))/[.$Q$7]; POWER([.$Q$9];-(12-ROW(INDIRECT(&quot;1:3&quot;))))/[.$Q$9])) + (([.$G43]*POWER([.$Q$7];6)) + [.$B44]*SERIESSUM([.$Q$7];0;1;POWER(1; ROW(INDIRECT(&quot;1:6&quot;)))) - [.$C44]*SUMPRODUCT(POWER([.$Q$7];ROW(INDIRECT(&quot;1:6&quot;)))/[.$Q$7]; POWER([.$Q$9];-(12-ROW(INDIRECT(&quot;1:6&quot;))))/[.$Q$9])) + (([.$G43]*POWER([.$Q$7];9)) + [.$B44]*SERIESSUM([.$Q$7];0;1;POWER(1; ROW(INDIRECT(&quot;1:9&quot;)))) - [.$C44]*SUMPRODUCT(POWER([.$Q$7];ROW(INDIRECT(&quot;1:9&quot;)))/[.$Q$7]; POWER([.$Q$9];-(12-ROW(INDIRECT(&quot;1:9&quot;))))/[.$Q$9])) + (([.$G43]*POWER([.$Q$7];12)) + [.$B44]*SERIESSUM([.$Q$7];0;1;POWER(1; ROW(INDIRECT(&quot;1:12&quot;)))) - [.$C44]*SUMPRODUCT(POWER([.$Q$7];ROW(INDIRECT(&quot;1:12&quot;)))/[.$Q$7]; POWER([.$Q$9];-(12-ROW(INDIRECT(&quot;1:12&quot;))))/[.$Q$9])) ) * [.$Q$4] * [.$Q$4] / 4" office:value-type="float" office:value="5829865.00515376" calcext:value-type="float">
            <text:p>5829865.00515376</text:p>
          </table:table-cell>
          <table:table-cell table:formula="of:=[.$G43]*POWER([.$Q$7];12) + [.$B44]*(POWER([.$Q$7];12)-1)/([.$Q$7]-1) - [.$Q$3]*SUMPRODUCT(POWER([.$Q$7]; INDEX([.$A$2:.$A$13];N(IF({1};MAX(ROW([.$A$2:.$A$13]))-ROW([.$A$2:.$A$13])+1)))); POWER([.$Q$9];[.$A$2:.$A$13])) - [.$F44]" office:value-type="float" office:value="64997806.4093883" calcext:value-type="float">
            <text:p>64997806.4093883</text:p>
          </table:table-cell>
          <table:table-cell table:formula="of:=COUNTIF([.$M68:.$CA68];&quot;&gt;=0&quot;)" office:value-type="float" office:value="0" calcext:value-type="float">
            <text:p>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$G19]*POWER([.$Q$7];12) - [.$Q$3]*SUMPRODUCT(POWER([.$Q$7]; INDEX([.$A$2:.$A$13];N(IF({1};MAX(ROW([.$A$2:.$A$13]))-ROW([.$A$2:.$A$13])+1)))); POWER([.$Q$9];[.$A$2:.$A$13])) - [.$F20]" office:value-type="float" office:value="4748179.43521538" calcext:value-type="float">
            <text:p>4748179.43521538</text:p>
          </table:table-cell>
          <table:table-cell table:formula="of:=[.M$27]*POWER([.$Q$7];12*[.M$26]) - [.$Q$3]*SUMPRODUCT(POWER([.$Q$7]; INDEX([.$A$2:.$A$13];N(IF({1};MAX(ROW([.$A$2:.$A$13]))-ROW([.$A$2:.$A$13])+1)))); POWER([.$Q$9];[.$A$2:.$A$13])) - [.$F20]" office:value-type="float" office:value="-895350.968255777" calcext:value-type="float">
            <text:p>-895350.968255777</text:p>
          </table:table-cell>
          <table:table-cell table:formula="of:=( (([.$G19]*POWER([.$Q$7];12*[.N$26])) - [.$C20]*SUMPRODUCT(POWER([.$Q$7];ROW(INDIRECT(&quot;1:12&quot;)))/[.$Q$7]; POWER([.$Q$9];-(12-ROW(INDIRECT(&quot;1:12&quot;))))/[.$Q$9]))) - [.$F20]" office:value-type="float" office:value="5228375.32454207" calcext:value-type="float">
            <text:p>5228375.32454207</text:p>
          </table:table-cell>
          <table:table-cell table:formula="of:=( (([.$G19]*POWER([.$Q$7];12*[.O$26])) - [.$C20]*SUMPRODUCT(POWER([.$Q$7];ROW(INDIRECT(&quot;1:12&quot;)))/[.$Q$7]; POWER([.$Q$9];-(12-ROW(INDIRECT(&quot;1:12&quot;))))/[.$Q$9]))) - [.$F20]" office:value-type="float" office:value="6237499.98213329" calcext:value-type="float">
            <text:p>6237499.98213329</text:p>
          </table:table-cell>
          <table:table-cell table:formula="of:=( (([.$G19]*POWER([.$Q$7];12*[.P$26])) - [.$C20]*SUMPRODUCT(POWER([.$Q$7];ROW(INDIRECT(&quot;1:12&quot;)))/[.$Q$7]; POWER([.$Q$9];-(12-ROW(INDIRECT(&quot;1:12&quot;))))/[.$Q$9]))) - [.$F20]" office:value-type="float" office:value="7408845.98737799" calcext:value-type="float">
            <text:p>7408845.98737799</text:p>
          </table:table-cell>
          <table:table-cell table:formula="of:=( (([.$G19]*POWER([.$Q$7];12*[.Q$26])) - [.$C20]*SUMPRODUCT(POWER([.$Q$7];ROW(INDIRECT(&quot;1:12&quot;)))/[.$Q$7]; POWER([.$Q$9];-(12-ROW(INDIRECT(&quot;1:12&quot;))))/[.$Q$9]))) - [.$F20]" office:value-type="float" office:value="8768491.15478255" calcext:value-type="float">
            <text:p>8768491.15478255</text:p>
          </table:table-cell>
          <table:table-cell table:formula="of:=( (([.$G19]*POWER([.$Q$7];12*[.R$26])) - [.$C20]*SUMPRODUCT(POWER([.$Q$7];ROW(INDIRECT(&quot;1:12&quot;)))/[.$Q$7]; POWER([.$Q$9];-(12-ROW(INDIRECT(&quot;1:12&quot;))))/[.$Q$9]))) - [.$F20]" office:value-type="float" office:value="10346705.4253476" calcext:value-type="float">
            <text:p>10346705.4253476</text:p>
          </table:table-cell>
          <table:table-cell table:formula="of:=( (([.$G19]*POWER([.$Q$7];12*[.S$26])) - [.$C20]*SUMPRODUCT(POWER([.$Q$7];ROW(INDIRECT(&quot;1:12&quot;)))/[.$Q$7]; POWER([.$Q$9];-(12-ROW(INDIRECT(&quot;1:12&quot;))))/[.$Q$9]))) - [.$F20]" office:value-type="float" office:value="12178624.769841" calcext:value-type="float">
            <text:p>12178624.769841</text:p>
          </table:table-cell>
          <table:table-cell table:formula="of:=( (([.$G19]*POWER([.$Q$7];12*[.T$26])) - [.$C20]*SUMPRODUCT(POWER([.$Q$7];ROW(INDIRECT(&quot;1:12&quot;)))/[.$Q$7]; POWER([.$Q$9];-(12-ROW(INDIRECT(&quot;1:12&quot;))))/[.$Q$9]))) - [.$F20]" office:value-type="float" office:value="14305033.4250658" calcext:value-type="float">
            <text:p>14305033.4250658</text:p>
          </table:table-cell>
          <table:table-cell table:formula="of:=( (([.$G19]*POWER([.$Q$7];12*[.U$26])) - [.$C20]*SUMPRODUCT(POWER([.$Q$7];ROW(INDIRECT(&quot;1:12&quot;)))/[.$Q$7]; POWER([.$Q$9];-(12-ROW(INDIRECT(&quot;1:12&quot;))))/[.$Q$9]))) - [.$F20]" office:value-type="float" office:value="16773271.8781432" calcext:value-type="float">
            <text:p>16773271.8781432</text:p>
          </table:table-cell>
          <table:table-cell table:formula="of:=( (([.$G19]*POWER([.$Q$7];12*[.V$26])) - [.$C20]*SUMPRODUCT(POWER([.$Q$7];ROW(INDIRECT(&quot;1:12&quot;)))/[.$Q$7]; POWER([.$Q$9];-(12-ROW(INDIRECT(&quot;1:12&quot;))))/[.$Q$9]))) - [.$F20]" office:value-type="float" office:value="19638290.8133705" calcext:value-type="float">
            <text:p>19638290.8133705</text:p>
          </table:table-cell>
          <table:table-cell table:formula="of:=( (([.$G19]*POWER([.$Q$7];12*[.W$26])) - [.$C20]*SUMPRODUCT(POWER([.$Q$7];ROW(INDIRECT(&quot;1:12&quot;)))/[.$Q$7]; POWER([.$Q$9];-(12-ROW(INDIRECT(&quot;1:12&quot;))))/[.$Q$9]))) - [.$F20]" office:value-type="float" office:value="22963874.4857975" calcext:value-type="float">
            <text:p>22963874.4857975</text:p>
          </table:table-cell>
          <table:table-cell table:formula="of:=( (([.$G19]*POWER([.$Q$7];12*[.X$26])) - [.$C20]*SUMPRODUCT(POWER([.$Q$7];ROW(INDIRECT(&quot;1:12&quot;)))/[.$Q$7]; POWER([.$Q$9];-(12-ROW(INDIRECT(&quot;1:12&quot;))))/[.$Q$9]))) - [.$F20]" office:value-type="float" office:value="26824060.757633" calcext:value-type="float">
            <text:p>26824060.757633</text:p>
          </table:table-cell>
          <table:table-cell table:formula="of:=( (([.$G19]*POWER([.$Q$7];12*[.Y$26])) - [.$C20]*SUMPRODUCT(POWER([.$Q$7];ROW(INDIRECT(&quot;1:12&quot;)))/[.$Q$7]; POWER([.$Q$9];-(12-ROW(INDIRECT(&quot;1:12&quot;))))/[.$Q$9]))) - [.$F20]" office:value-type="float" office:value="31304789.4119183" calcext:value-type="float">
            <text:p>31304789.4119183</text:p>
          </table:table-cell>
          <table:table-cell table:formula="of:=( (([.$G19]*POWER([.$Q$7];12*[.Z$26])) - [.$C20]*SUMPRODUCT(POWER([.$Q$7];ROW(INDIRECT(&quot;1:12&quot;)))/[.$Q$7]; POWER([.$Q$9];-(12-ROW(INDIRECT(&quot;1:12&quot;))))/[.$Q$9]))) - [.$F20]" office:value-type="float" office:value="36505815.4400709" calcext:value-type="float">
            <text:p>36505815.4400709</text:p>
          </table:table-cell>
          <table:table-cell table:formula="of:=( (([.$G19]*POWER([.$Q$7];12*[.AA$26])) - [.$C20]*SUMPRODUCT(POWER([.$Q$7];ROW(INDIRECT(&quot;1:12&quot;)))/[.$Q$7]; POWER([.$Q$9];-(12-ROW(INDIRECT(&quot;1:12&quot;))))/[.$Q$9]))) - [.$F20]" office:value-type="float" office:value="42542929.8990439" calcext:value-type="float">
            <text:p>42542929.8990439</text:p>
          </table:table-cell>
          <table:table-cell table:formula="of:=( (([.$G19]*POWER([.$Q$7];12*[.AB$26])) - [.$C20]*SUMPRODUCT(POWER([.$Q$7];ROW(INDIRECT(&quot;1:12&quot;)))/[.$Q$7]; POWER([.$Q$9];-(12-ROW(INDIRECT(&quot;1:12&quot;))))/[.$Q$9]))) - [.$F20]" office:value-type="float" office:value="49550537.7813077" calcext:value-type="float">
            <text:p>49550537.7813077</text:p>
          </table:table-cell>
          <table:table-cell table:formula="of:=( (([.$G19]*POWER([.$Q$7];12*[.AC$26])) - [.$C20]*SUMPRODUCT(POWER([.$Q$7];ROW(INDIRECT(&quot;1:12&quot;)))/[.$Q$7]; POWER([.$Q$9];-(12-ROW(INDIRECT(&quot;1:12&quot;))))/[.$Q$9]))) - [.$F20]" office:value-type="float" office:value="57684650.2890767" calcext:value-type="float">
            <text:p>57684650.2890767</text:p>
          </table:table-cell>
          <table:table-cell table:formula="of:=( (([.$G19]*POWER([.$Q$7];12*[.AD$26])) - [.$C20]*SUMPRODUCT(POWER([.$Q$7];ROW(INDIRECT(&quot;1:12&quot;)))/[.$Q$7]; POWER([.$Q$9];-(12-ROW(INDIRECT(&quot;1:12&quot;))))/[.$Q$9]))) - [.$F20]" office:value-type="float" office:value="67126358.1301366" calcext:value-type="float">
            <text:p>67126358.1301366</text:p>
          </table:table-cell>
          <table:table-cell table:formula="of:=( (([.$G19]*POWER([.$Q$7];12*[.AE$26])) - [.$C20]*SUMPRODUCT(POWER([.$Q$7];ROW(INDIRECT(&quot;1:12&quot;)))/[.$Q$7]; POWER([.$Q$9];-(12-ROW(INDIRECT(&quot;1:12&quot;))))/[.$Q$9]))) - [.$F20]" office:value-type="float" office:value="78085863.1616677" calcext:value-type="float">
            <text:p>78085863.1616677</text:p>
          </table:table-cell>
          <table:table-cell table:formula="of:=( (([.$G19]*POWER([.$Q$7];12*[.AF$26])) - [.$C20]*SUMPRODUCT(POWER([.$Q$7];ROW(INDIRECT(&quot;1:12&quot;)))/[.$Q$7]; POWER([.$Q$9];-(12-ROW(INDIRECT(&quot;1:12&quot;))))/[.$Q$9]))) - [.$F20]" office:value-type="float" office:value="90807158.1390252" calcext:value-type="float">
            <text:p>90807158.1390252</text:p>
          </table:table-cell>
          <table:table-cell table:formula="of:=( (([.$G19]*POWER([.$Q$7];12*[.AG$26])) - [.$C20]*SUMPRODUCT(POWER([.$Q$7];ROW(INDIRECT(&quot;1:12&quot;)))/[.$Q$7]; POWER([.$Q$9];-(12-ROW(INDIRECT(&quot;1:12&quot;))))/[.$Q$9]))) - [.$F20]" office:value-type="float" office:value="105573458.75528" calcext:value-type="float">
            <text:p>105573458.75528</text:p>
          </table:table-cell>
          <table:table-cell table:formula="of:=( (([.$G19]*POWER([.$Q$7];12*[.AH$26])) - [.$C20]*SUMPRODUCT(POWER([.$Q$7];ROW(INDIRECT(&quot;1:12&quot;)))/[.$Q$7]; POWER([.$Q$9];-(12-ROW(INDIRECT(&quot;1:12&quot;))))/[.$Q$9]))) - [.$F20]" office:value-type="float" office:value="122713508.905653" calcext:value-type="float">
            <text:p>122713508.905653</text:p>
          </table:table-cell>
          <table:table-cell table:formula="of:=( (([.$G19]*POWER([.$Q$7];12*[.AI$26])) - [.$C20]*SUMPRODUCT(POWER([.$Q$7];ROW(INDIRECT(&quot;1:12&quot;)))/[.$Q$7]; POWER([.$Q$9];-(12-ROW(INDIRECT(&quot;1:12&quot;))))/[.$Q$9]))) - [.$F20]" office:value-type="float" office:value="142608899.551698" calcext:value-type="float">
            <text:p>142608899.551698</text:p>
          </table:table-cell>
          <table:table-cell table:formula="of:=( (([.$G19]*POWER([.$Q$7];12*[.AJ$26])) - [.$C20]*SUMPRODUCT(POWER([.$Q$7];ROW(INDIRECT(&quot;1:12&quot;)))/[.$Q$7]; POWER([.$Q$9];-(12-ROW(INDIRECT(&quot;1:12&quot;))))/[.$Q$9]))) - [.$F20]" office:value-type="float" office:value="165702564.125958" calcext:value-type="float">
            <text:p>165702564.125958</text:p>
          </table:table-cell>
          <table:table-cell table:formula="of:=( (([.$G19]*POWER([.$Q$7];12*[.AK$26])) - [.$C20]*SUMPRODUCT(POWER([.$Q$7];ROW(INDIRECT(&quot;1:12&quot;)))/[.$Q$7]; POWER([.$Q$9];-(12-ROW(INDIRECT(&quot;1:12&quot;))))/[.$Q$9]))) - [.$F20]" office:value-type="float" office:value="192508639.611311" calcext:value-type="float">
            <text:p>192508639.611311</text:p>
          </table:table-cell>
          <table:table-cell table:formula="of:=( (([.$G19]*POWER([.$Q$7];12*[.AL$26])) - [.$C20]*SUMPRODUCT(POWER([.$Q$7];ROW(INDIRECT(&quot;1:12&quot;)))/[.$Q$7]; POWER([.$Q$9];-(12-ROW(INDIRECT(&quot;1:12&quot;))))/[.$Q$9]))) - [.$F20]" office:value-type="float" office:value="223623912.833357" calcext:value-type="float">
            <text:p>223623912.833357</text:p>
          </table:table-cell>
          <table:table-cell table:formula="of:=( (([.$G19]*POWER([.$Q$7];12*[.AM$26])) - [.$C20]*SUMPRODUCT(POWER([.$Q$7];ROW(INDIRECT(&quot;1:12&quot;)))/[.$Q$7]; POWER([.$Q$9];-(12-ROW(INDIRECT(&quot;1:12&quot;))))/[.$Q$9]))) - [.$F20]" office:value-type="float" office:value="259741106.796033" calcext:value-type="float">
            <text:p>259741106.796033</text:p>
          </table:table-cell>
          <table:table-cell table:formula="of:=( (([.$G19]*POWER([.$Q$7];12*[.AN$26])) - [.$C20]*SUMPRODUCT(POWER([.$Q$7];ROW(INDIRECT(&quot;1:12&quot;)))/[.$Q$7]; POWER([.$Q$9];-(12-ROW(INDIRECT(&quot;1:12&quot;))))/[.$Q$9]))) - [.$F20]" office:value-type="float" office:value="301664302.855687" calcext:value-type="float">
            <text:p>301664302.855687</text:p>
          </table:table-cell>
          <table:table-cell table:formula="of:=( (([.$G19]*POWER([.$Q$7];12*[.AO$26])) - [.$C20]*SUMPRODUCT(POWER([.$Q$7];ROW(INDIRECT(&quot;1:12&quot;)))/[.$Q$7]; POWER([.$Q$9];-(12-ROW(INDIRECT(&quot;1:12&quot;))))/[.$Q$9]))) - [.$F20]" office:value-type="float" office:value="350326842.079316" calcext:value-type="float">
            <text:p>350326842.079316</text:p>
          </table:table-cell>
          <table:table-cell table:formula="of:=( (([.$G19]*POWER([.$Q$7];12*[.AP$26])) - [.$C20]*SUMPRODUCT(POWER([.$Q$7];ROW(INDIRECT(&quot;1:12&quot;)))/[.$Q$7]; POWER([.$Q$9];-(12-ROW(INDIRECT(&quot;1:12&quot;))))/[.$Q$9]))) - [.$F20]" office:value-type="float" office:value="406812104.327018" calcext:value-type="float">
            <text:p>406812104.327018</text:p>
          </table:table-cell>
          <table:table-cell table:formula="of:=( (([.$G19]*POWER([.$Q$7];12*[.AQ$26])) - [.$C20]*SUMPRODUCT(POWER([.$Q$7];ROW(INDIRECT(&quot;1:12&quot;)))/[.$Q$7]; POWER([.$Q$9];-(12-ROW(INDIRECT(&quot;1:12&quot;))))/[.$Q$9]))) - [.$F20]" office:value-type="float" office:value="472377627.665805" calcext:value-type="float">
            <text:p>472377627.665805</text:p>
          </table:table-cell>
          <table:table-cell table:formula="of:=( (([.$G19]*POWER([.$Q$7];12*[.AR$26])) - [.$C20]*SUMPRODUCT(POWER([.$Q$7];ROW(INDIRECT(&quot;1:12&quot;)))/[.$Q$7]; POWER([.$Q$9];-(12-ROW(INDIRECT(&quot;1:12&quot;))))/[.$Q$9]))) - [.$F20]" office:value-type="float" office:value="548483105.088175" calcext:value-type="float">
            <text:p>548483105.088175</text:p>
          </table:table-cell>
          <table:table-cell table:formula="of:=( (([.$G19]*POWER([.$Q$7];12*[.AS$26])) - [.$C20]*SUMPRODUCT(POWER([.$Q$7];ROW(INDIRECT(&quot;1:12&quot;)))/[.$Q$7]; POWER([.$Q$9];-(12-ROW(INDIRECT(&quot;1:12&quot;))))/[.$Q$9]))) - [.$F20]" office:value-type="float" office:value="636822881.829657" calcext:value-type="float">
            <text:p>636822881.829657</text:p>
          </table:table-cell>
          <table:table-cell table:formula="of:=( (([.$G19]*POWER([.$Q$7];12*[.AT$26])) - [.$C20]*SUMPRODUCT(POWER([.$Q$7];ROW(INDIRECT(&quot;1:12&quot;)))/[.$Q$7]; POWER([.$Q$9];-(12-ROW(INDIRECT(&quot;1:12&quot;))))/[.$Q$9]))) - [.$F20]" office:value-type="float" office:value="739363676.776973" calcext:value-type="float">
            <text:p>739363676.776973</text:p>
          </table:table-cell>
          <table:table-cell table:formula="of:=( (([.$G19]*POWER([.$Q$7];12*[.AU$26])) - [.$C20]*SUMPRODUCT(POWER([.$Q$7];ROW(INDIRECT(&quot;1:12&quot;)))/[.$Q$7]; POWER([.$Q$9];-(12-ROW(INDIRECT(&quot;1:12&quot;))))/[.$Q$9]))) - [.$F20]" office:value-type="float" office:value="858388367.762977" calcext:value-type="float">
            <text:p>858388367.762977</text:p>
          </table:table-cell>
          <table:table-cell table:formula="of:=( (([.$G19]*POWER([.$Q$7];12*[.AV$26])) - [.$C20]*SUMPRODUCT(POWER([.$Q$7];ROW(INDIRECT(&quot;1:12&quot;)))/[.$Q$7]; POWER([.$Q$9];-(12-ROW(INDIRECT(&quot;1:12&quot;))))/[.$Q$9]))) - [.$F20]" office:value-type="float" office:value="996546815.545566" calcext:value-type="float">
            <text:p>996546815.545566</text:p>
          </table:table-cell>
          <table:table-cell table:formula="of:=( (([.$G19]*POWER([.$Q$7];12*[.AW$26])) - [.$C20]*SUMPRODUCT(POWER([.$Q$7];ROW(INDIRECT(&quot;1:12&quot;)))/[.$Q$7]; POWER([.$Q$9];-(12-ROW(INDIRECT(&quot;1:12&quot;))))/[.$Q$9]))) - [.$F20]" office:value-type="float" office:value="1156914857.9708" calcext:value-type="float">
            <text:p>1156914857.9708</text:p>
          </table:table-cell>
          <table:table-cell table:formula="of:=( (([.$G19]*POWER([.$Q$7];12*[.AX$26])) - [.$C20]*SUMPRODUCT(POWER([.$Q$7];ROW(INDIRECT(&quot;1:12&quot;)))/[.$Q$7]; POWER([.$Q$9];-(12-ROW(INDIRECT(&quot;1:12&quot;))))/[.$Q$9]))) - [.$F20]" office:value-type="float" office:value="1343062787.71429" calcext:value-type="float">
            <text:p>1343062787.71429</text:p>
          </table:table-cell>
          <table:table-cell table:formula="of:=( (([.$G19]*POWER([.$Q$7];12*[.AY$26])) - [.$C20]*SUMPRODUCT(POWER([.$Q$7];ROW(INDIRECT(&quot;1:12&quot;)))/[.$Q$7]; POWER([.$Q$9];-(12-ROW(INDIRECT(&quot;1:12&quot;))))/[.$Q$9]))) - [.$F20]" office:value-type="float" office:value="1559134838.12882" calcext:value-type="float">
            <text:p>1559134838.12882</text:p>
          </table:table-cell>
          <table:table-cell table:formula="of:=( (([.$G19]*POWER([.$Q$7];12*[.AZ$26])) - [.$C20]*SUMPRODUCT(POWER([.$Q$7];ROW(INDIRECT(&quot;1:12&quot;)))/[.$Q$7]; POWER([.$Q$9];-(12-ROW(INDIRECT(&quot;1:12&quot;))))/[.$Q$9]))) - [.$F20]" office:value-type="float" office:value="1809941446.80117" calcext:value-type="float">
            <text:p>1809941446.80117</text:p>
          </table:table-cell>
          <table:table-cell table:formula="of:=( (([.$G19]*POWER([.$Q$7];12*[.BA$26])) - [.$C20]*SUMPRODUCT(POWER([.$Q$7];ROW(INDIRECT(&quot;1:12&quot;)))/[.$Q$7]; POWER([.$Q$9];-(12-ROW(INDIRECT(&quot;1:12&quot;))))/[.$Q$9]))) - [.$F20]" office:value-type="float" office:value="2101066350.89237" calcext:value-type="float">
            <text:p>2101066350.89237</text:p>
          </table:table-cell>
          <table:table-cell table:formula="of:=( (([.$G19]*POWER([.$Q$7];12*[.BB$26])) - [.$C20]*SUMPRODUCT(POWER([.$Q$7];ROW(INDIRECT(&quot;1:12&quot;)))/[.$Q$7]; POWER([.$Q$9];-(12-ROW(INDIRECT(&quot;1:12&quot;))))/[.$Q$9]))) - [.$F20]" office:value-type="float" office:value="2438990898.53792" calcext:value-type="float">
            <text:p>2438990898.53792</text:p>
          </table:table-cell>
          <table:table-cell table:formula="of:=( (([.$G19]*POWER([.$Q$7];12*[.BC$26])) - [.$C20]*SUMPRODUCT(POWER([.$Q$7];ROW(INDIRECT(&quot;1:12&quot;)))/[.$Q$7]; POWER([.$Q$9];-(12-ROW(INDIRECT(&quot;1:12&quot;))))/[.$Q$9]))) - [.$F20]" office:value-type="float" office:value="2831238343.86698" calcext:value-type="float">
            <text:p>2831238343.86698</text:p>
          </table:table-cell>
          <table:table-cell table:formula="of:=( (([.$G19]*POWER([.$Q$7];12*[.BD$26])) - [.$C20]*SUMPRODUCT(POWER([.$Q$7];ROW(INDIRECT(&quot;1:12&quot;)))/[.$Q$7]; POWER([.$Q$9];-(12-ROW(INDIRECT(&quot;1:12&quot;))))/[.$Q$9]))) - [.$F20]" office:value-type="float" office:value="3286541338.098" calcext:value-type="float">
            <text:p>3286541338.098</text:p>
          </table:table-cell>
          <table:table-cell table:formula="of:=( (([.$G19]*POWER([.$Q$7];12*[.BE$26])) - [.$C20]*SUMPRODUCT(POWER([.$Q$7];ROW(INDIRECT(&quot;1:12&quot;)))/[.$Q$7]; POWER([.$Q$9];-(12-ROW(INDIRECT(&quot;1:12&quot;))))/[.$Q$9]))) - [.$F20]" office:value-type="float" office:value="3815036345.58446" calcext:value-type="float">
            <text:p>3815036345.58446</text:p>
          </table:table-cell>
          <table:table-cell table:formula="of:=( (([.$G19]*POWER([.$Q$7];12*[.BF$26])) - [.$C20]*SUMPRODUCT(POWER([.$Q$7];ROW(INDIRECT(&quot;1:12&quot;)))/[.$Q$7]; POWER([.$Q$9];-(12-ROW(INDIRECT(&quot;1:12&quot;))))/[.$Q$9]))) - [.$F20]" office:value-type="float" office:value="4428489313.11842" calcext:value-type="float">
            <text:p>4428489313.11842</text:p>
          </table:table-cell>
          <table:table-cell table:formula="of:=( (([.$G19]*POWER([.$Q$7];12*[.BG$26])) - [.$C20]*SUMPRODUCT(POWER([.$Q$7];ROW(INDIRECT(&quot;1:12&quot;)))/[.$Q$7]; POWER([.$Q$9];-(12-ROW(INDIRECT(&quot;1:12&quot;))))/[.$Q$9]))) - [.$F20]" office:value-type="float" office:value="5140557616.59404" calcext:value-type="float">
            <text:p>5140557616.59404</text:p>
          </table:table-cell>
          <table:table-cell table:formula="of:=( (([.$G19]*POWER([.$Q$7];12*[.BH$26])) - [.$C20]*SUMPRODUCT(POWER([.$Q$7];ROW(INDIRECT(&quot;1:12&quot;)))/[.$Q$7]; POWER([.$Q$9];-(12-ROW(INDIRECT(&quot;1:12&quot;))))/[.$Q$9]))) - [.$F20]" office:value-type="float" office:value="5967094116.78072" calcext:value-type="float">
            <text:p>5967094116.78072</text:p>
          </table:table-cell>
          <table:table-cell table:formula="of:=( (([.$G19]*POWER([.$Q$7];12*[.BI$26])) - [.$C20]*SUMPRODUCT(POWER([.$Q$7];ROW(INDIRECT(&quot;1:12&quot;)))/[.$Q$7]; POWER([.$Q$9];-(12-ROW(INDIRECT(&quot;1:12&quot;))))/[.$Q$9]))) - [.$F20]" office:value-type="float" office:value="6926500093.43536" calcext:value-type="float">
            <text:p>6926500093.43536</text:p>
          </table:table-cell>
          <table:table-cell table:formula="of:=( (([.$G19]*POWER([.$Q$7];12*[.BJ$26])) - [.$C20]*SUMPRODUCT(POWER([.$Q$7];ROW(INDIRECT(&quot;1:12&quot;)))/[.$Q$7]; POWER([.$Q$9];-(12-ROW(INDIRECT(&quot;1:12&quot;))))/[.$Q$9]))) - [.$F20]" office:value-type="float" office:value="8040134915.16768" calcext:value-type="float">
            <text:p>8040134915.16768</text:p>
          </table:table-cell>
          <table:table-cell table:formula="of:=( (([.$G19]*POWER([.$Q$7];12*[.BK$26])) - [.$C20]*SUMPRODUCT(POWER([.$Q$7];ROW(INDIRECT(&quot;1:12&quot;)))/[.$Q$7]; POWER([.$Q$9];-(12-ROW(INDIRECT(&quot;1:12&quot;))))/[.$Q$9]))) - [.$F20]" office:value-type="float" office:value="9332791565.58712" calcext:value-type="float">
            <text:p>9332791565.58712</text:p>
          </table:table-cell>
          <table:table-cell table:formula="of:=( (([.$G19]*POWER([.$Q$7];12*[.BL$26])) - [.$C20]*SUMPRODUCT(POWER([.$Q$7];ROW(INDIRECT(&quot;1:12&quot;)))/[.$Q$7]; POWER([.$Q$9];-(12-ROW(INDIRECT(&quot;1:12&quot;))))/[.$Q$9]))) - [.$F20]" office:value-type="float" office:value="10833248612.4262" calcext:value-type="float">
            <text:p>10833248612.4262</text:p>
          </table:table-cell>
          <table:table-cell table:formula="of:=( (([.$G19]*POWER([.$Q$7];12*[.BM$26])) - [.$C20]*SUMPRODUCT(POWER([.$Q$7];ROW(INDIRECT(&quot;1:12&quot;)))/[.$Q$7]; POWER([.$Q$9];-(12-ROW(INDIRECT(&quot;1:12&quot;))))/[.$Q$9]))) - [.$F20]" office:value-type="float" office:value="12574910908.1939" calcext:value-type="float">
            <text:p>12574910908.1939</text:p>
          </table:table-cell>
          <table:table-cell table:formula="of:=( (([.$G19]*POWER([.$Q$7];12*[.BN$26])) - [.$C20]*SUMPRODUCT(POWER([.$Q$7];ROW(INDIRECT(&quot;1:12&quot;)))/[.$Q$7]; POWER([.$Q$9];-(12-ROW(INDIRECT(&quot;1:12&quot;))))/[.$Q$9]))) - [.$F20]" office:value-type="float" office:value="14596553286.3541" calcext:value-type="float">
            <text:p>14596553286.3541</text:p>
          </table:table-cell>
          <table:table-cell table:formula="of:=( (([.$G19]*POWER([.$Q$7];12*[.BO$26])) - [.$C20]*SUMPRODUCT(POWER([.$Q$7];ROW(INDIRECT(&quot;1:12&quot;)))/[.$Q$7]; POWER([.$Q$9];-(12-ROW(INDIRECT(&quot;1:12&quot;))))/[.$Q$9]))) - [.$F20]" office:value-type="float" office:value="16943183810.0238" calcext:value-type="float">
            <text:p>16943183810.0238</text:p>
          </table:table-cell>
          <table:table-cell table:formula="of:=( (([.$G19]*POWER([.$Q$7];12*[.BP$26])) - [.$C20]*SUMPRODUCT(POWER([.$Q$7];ROW(INDIRECT(&quot;1:12&quot;)))/[.$Q$7]; POWER([.$Q$9];-(12-ROW(INDIRECT(&quot;1:12&quot;))))/[.$Q$9]))) - [.$F20]" office:value-type="float" office:value="19667045791.8001" calcext:value-type="float">
            <text:p>19667045791.8001</text:p>
          </table:table-cell>
          <table:table-cell table:formula="of:=( (([.$G19]*POWER([.$Q$7];12*[.BQ$26])) - [.$C20]*SUMPRODUCT(POWER([.$Q$7];ROW(INDIRECT(&quot;1:12&quot;)))/[.$Q$7]; POWER([.$Q$9];-(12-ROW(INDIRECT(&quot;1:12&quot;))))/[.$Q$9]))) - [.$F20]" office:value-type="float" office:value="22828780892.8009" calcext:value-type="float">
            <text:p>22828780892.8009</text:p>
          </table:table-cell>
          <table:table-cell table:formula="of:=( (([.$G19]*POWER([.$Q$7];12*[.BR$26])) - [.$C20]*SUMPRODUCT(POWER([.$Q$7];ROW(INDIRECT(&quot;1:12&quot;)))/[.$Q$7]; POWER([.$Q$9];-(12-ROW(INDIRECT(&quot;1:12&quot;))))/[.$Q$9]))) - [.$F20]" office:value-type="float" office:value="26498779195.1309" calcext:value-type="float">
            <text:p>26498779195.1309</text:p>
          </table:table-cell>
          <table:table-cell table:formula="of:=( (([.$G19]*POWER([.$Q$7];12*[.BS$26])) - [.$C20]*SUMPRODUCT(POWER([.$Q$7];ROW(INDIRECT(&quot;1:12&quot;)))/[.$Q$7]; POWER([.$Q$9];-(12-ROW(INDIRECT(&quot;1:12&quot;))))/[.$Q$9]))) - [.$F20]" office:value-type="float" office:value="30758746304.5962" calcext:value-type="float">
            <text:p>30758746304.5962</text:p>
          </table:table-cell>
          <table:table-cell table:formula="of:=( (([.$G19]*POWER([.$Q$7];12*[.BT$26])) - [.$C20]*SUMPRODUCT(POWER([.$Q$7];ROW(INDIRECT(&quot;1:12&quot;)))/[.$Q$7]; POWER([.$Q$9];-(12-ROW(INDIRECT(&quot;1:12&quot;))))/[.$Q$9]))) - [.$F20]" office:value-type="float" office:value="35703522372.2594" calcext:value-type="float">
            <text:p>35703522372.2594</text:p>
          </table:table-cell>
          <table:table-cell table:formula="of:=( (([.$G19]*POWER([.$Q$7];12*[.BU$26])) - [.$C20]*SUMPRODUCT(POWER([.$Q$7];ROW(INDIRECT(&quot;1:12&quot;)))/[.$Q$7]; POWER([.$Q$9];-(12-ROW(INDIRECT(&quot;1:12&quot;))))/[.$Q$9]))) - [.$F20]" office:value-type="float" office:value="41443193531.9281" calcext:value-type="float">
            <text:p>41443193531.9281</text:p>
          </table:table-cell>
          <table:table-cell table:formula="of:=( (([.$G19]*POWER([.$Q$7];12*[.BV$26])) - [.$C20]*SUMPRODUCT(POWER([.$Q$7];ROW(INDIRECT(&quot;1:12&quot;)))/[.$Q$7]; POWER([.$Q$9];-(12-ROW(INDIRECT(&quot;1:12&quot;))))/[.$Q$9]))) - [.$F20]" office:value-type="float" office:value="48105542760.7579" calcext:value-type="float">
            <text:p>48105542760.7579</text:p>
          </table:table-cell>
          <table:table-cell table:formula="of:=( (([.$G19]*POWER([.$Q$7];12*[.BW$26])) - [.$C20]*SUMPRODUCT(POWER([.$Q$7];ROW(INDIRECT(&quot;1:12&quot;)))/[.$Q$7]; POWER([.$Q$9];-(12-ROW(INDIRECT(&quot;1:12&quot;))))/[.$Q$9]))) - [.$F20]" office:value-type="float" office:value="55838894726.7704" calcext:value-type="float">
            <text:p>55838894726.7704</text:p>
          </table:table-cell>
          <table:table-cell table:formula="of:=( (([.$G19]*POWER([.$Q$7];12*[.BX$26])) - [.$C20]*SUMPRODUCT(POWER([.$Q$7];ROW(INDIRECT(&quot;1:12&quot;)))/[.$Q$7]; POWER([.$Q$9];-(12-ROW(INDIRECT(&quot;1:12&quot;))))/[.$Q$9]))) - [.$F20]" office:value-type="float" office:value="64815417958.4614" calcext:value-type="float">
            <text:p>64815417958.4614</text:p>
          </table:table-cell>
          <table:table-cell table:formula="of:=( (([.$G19]*POWER([.$Q$7];12*[.BY$26])) - [.$C20]*SUMPRODUCT(POWER([.$Q$7];ROW(INDIRECT(&quot;1:12&quot;)))/[.$Q$7]; POWER([.$Q$9];-(12-ROW(INDIRECT(&quot;1:12&quot;))))/[.$Q$9]))) - [.$F20]" office:value-type="float" office:value="75234957853.0923" calcext:value-type="float">
            <text:p>75234957853.0923</text:p>
          </table:table-cell>
          <table:table-cell table:formula="of:=( (([.$G19]*POWER([.$Q$7];12*[.BZ$26])) - [.$C20]*SUMPRODUCT(POWER([.$Q$7];ROW(INDIRECT(&quot;1:12&quot;)))/[.$Q$7]; POWER([.$Q$9];-(12-ROW(INDIRECT(&quot;1:12&quot;))))/[.$Q$9]))) - [.$F20]" office:value-type="float" office:value="87329485858.38" calcext:value-type="float">
            <text:p>87329485858.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B44]*(1+[.$Q$11])" office:value-type="float" office:value="155231.751102349" calcext:value-type="float">
            <text:p>155231.751102349</text:p>
          </table:table-cell>
          <table:table-cell table:formula="of:=[.$C44]*POWER([.$Q$9];12)" office:value-type="float" office:value="257163.851701621" calcext:value-type="float">
            <text:p>257163.851701621</text:p>
          </table:table-cell>
          <table:table-cell table:formula="of:=[.$B45]*12" office:value-type="float" office:value="1862781.01322818" calcext:value-type="float">
            <text:p>1862781.01322818</text:p>
          </table:table-cell>
          <table:table-cell table:formula="of:=[.$C45]*(POWER([.$Q$9];12)-1)/([.$Q$9]-1)" office:value-type="float" office:value="3183764.8991503" calcext:value-type="float">
            <text:p>3183764.8991503</text:p>
          </table:table-cell>
          <table:table-cell table:formula="of:=  ( (([.$G44]*POWER([.$Q$7];3)) + [.$B45]*SERIESSUM([.$Q$7];0;1;POWER(1; ROW(INDIRECT(&quot;1:3&quot;)))) - [.$C45]*SUMPRODUCT(POWER([.$Q$7];ROW(INDIRECT(&quot;1:3&quot;)))/[.$Q$7]; POWER([.$Q$9];-(12-ROW(INDIRECT(&quot;1:3&quot;))))/[.$Q$9])) + (([.$G44]*POWER([.$Q$7];6)) + [.$B45]*SERIESSUM([.$Q$7];0;1;POWER(1; ROW(INDIRECT(&quot;1:6&quot;)))) - [.$C45]*SUMPRODUCT(POWER([.$Q$7];ROW(INDIRECT(&quot;1:6&quot;)))/[.$Q$7]; POWER([.$Q$9];-(12-ROW(INDIRECT(&quot;1:6&quot;))))/[.$Q$9])) + (([.$G44]*POWER([.$Q$7];9)) + [.$B45]*SERIESSUM([.$Q$7];0;1;POWER(1; ROW(INDIRECT(&quot;1:9&quot;)))) - [.$C45]*SUMPRODUCT(POWER([.$Q$7];ROW(INDIRECT(&quot;1:9&quot;)))/[.$Q$7]; POWER([.$Q$9];-(12-ROW(INDIRECT(&quot;1:9&quot;))))/[.$Q$9])) + (([.$G44]*POWER([.$Q$7];12)) + [.$B45]*SERIESSUM([.$Q$7];0;1;POWER(1; ROW(INDIRECT(&quot;1:12&quot;)))) - [.$C45]*SUMPRODUCT(POWER([.$Q$7];ROW(INDIRECT(&quot;1:12&quot;)))/[.$Q$7]; POWER([.$Q$9];-(12-ROW(INDIRECT(&quot;1:12&quot;))))/[.$Q$9])) ) * [.$Q$4] * [.$Q$4] / 4" office:value-type="float" office:value="6362135.1737077" calcext:value-type="float">
            <text:p>6362135.1737077</text:p>
          </table:table-cell>
          <table:table-cell table:formula="of:=[.$G44]*POWER([.$Q$7];12) + [.$B45]*(POWER([.$Q$7];12)-1)/([.$Q$7]-1) - [.$Q$3]*SUMPRODUCT(POWER([.$Q$7]; INDEX([.$A$2:.$A$13];N(IF({1};MAX(ROW([.$A$2:.$A$13]))-ROW([.$A$2:.$A$13])+1)))); POWER([.$Q$9];[.$A$2:.$A$13])) - [.$F45]" office:value-type="float" office:value="70881845.8212152" calcext:value-type="float">
            <text:p>70881845.8212152</text:p>
          </table:table-cell>
          <table:table-cell table:formula="of:=COUNTIF([.$M69:.$CA69];&quot;&gt;=0&quot;)" office:value-type="float" office:value="0" calcext:value-type="float">
            <text:p>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[.$G20]*POWER([.$Q$7];12) - [.$Q$3]*SUMPRODUCT(POWER([.$Q$7]; INDEX([.$A$2:.$A$13];N(IF({1};MAX(ROW([.$A$2:.$A$13]))-ROW([.$A$2:.$A$13])+1)))); POWER([.$Q$9];[.$A$2:.$A$13])) - [.$F21]" office:value-type="float" office:value="5469413.66410649" calcext:value-type="float">
            <text:p>5469413.66410649</text:p>
          </table:table-cell>
          <table:table-cell table:formula="of:=[.M$27]*POWER([.$Q$7];12*[.M$26]) - [.$Q$3]*SUMPRODUCT(POWER([.$Q$7]; INDEX([.$A$2:.$A$13];N(IF({1};MAX(ROW([.$A$2:.$A$13]))-ROW([.$A$2:.$A$13])+1)))); POWER([.$Q$9];[.$A$2:.$A$13])) - [.$F21]" office:value-type="float" office:value="-961822.889098156" calcext:value-type="float">
            <text:p>-961822.889098156</text:p>
          </table:table-cell>
          <table:table-cell table:formula="of:=( (([.$G20]*POWER([.$Q$7];12*[.N$26])) - [.$C21]*SUMPRODUCT(POWER([.$Q$7];ROW(INDIRECT(&quot;1:12&quot;)))/[.$Q$7]; POWER([.$Q$9];-(12-ROW(INDIRECT(&quot;1:12&quot;))))/[.$Q$9]))) - [.$F21]" office:value-type="float" office:value="6035075.01772564" calcext:value-type="float">
            <text:p>6035075.01772564</text:p>
          </table:table-cell>
          <table:table-cell table:formula="of:=( (([.$G20]*POWER([.$Q$7];12*[.O$26])) - [.$C21]*SUMPRODUCT(POWER([.$Q$7];ROW(INDIRECT(&quot;1:12&quot;)))/[.$Q$7]; POWER([.$Q$9];-(12-ROW(INDIRECT(&quot;1:12&quot;))))/[.$Q$9]))) - [.$F21]" office:value-type="float" office:value="7191182.91163679" calcext:value-type="float">
            <text:p>7191182.91163679</text:p>
          </table:table-cell>
          <table:table-cell table:formula="of:=( (([.$G20]*POWER([.$Q$7];12*[.P$26])) - [.$C21]*SUMPRODUCT(POWER([.$Q$7];ROW(INDIRECT(&quot;1:12&quot;)))/[.$Q$7]; POWER([.$Q$9];-(12-ROW(INDIRECT(&quot;1:12&quot;))))/[.$Q$9]))) - [.$F21]" office:value-type="float" office:value="8533140.37246938" calcext:value-type="float">
            <text:p>8533140.37246938</text:p>
          </table:table-cell>
          <table:table-cell table:formula="of:=( (([.$G20]*POWER([.$Q$7];12*[.Q$26])) - [.$C21]*SUMPRODUCT(POWER([.$Q$7];ROW(INDIRECT(&quot;1:12&quot;)))/[.$Q$7]; POWER([.$Q$9];-(12-ROW(INDIRECT(&quot;1:12&quot;))))/[.$Q$9]))) - [.$F21]" office:value-type="float" office:value="10090823.5577229" calcext:value-type="float">
            <text:p>10090823.5577229</text:p>
          </table:table-cell>
          <table:table-cell table:formula="of:=( (([.$G20]*POWER([.$Q$7];12*[.R$26])) - [.$C21]*SUMPRODUCT(POWER([.$Q$7];ROW(INDIRECT(&quot;1:12&quot;)))/[.$Q$7]; POWER([.$Q$9];-(12-ROW(INDIRECT(&quot;1:12&quot;))))/[.$Q$9]))) - [.$F21]" office:value-type="float" office:value="11898911.3521871" calcext:value-type="float">
            <text:p>11898911.3521871</text:p>
          </table:table-cell>
          <table:table-cell table:formula="of:=( (([.$G20]*POWER([.$Q$7];12*[.S$26])) - [.$C21]*SUMPRODUCT(POWER([.$Q$7];ROW(INDIRECT(&quot;1:12&quot;)))/[.$Q$7]; POWER([.$Q$9];-(12-ROW(INDIRECT(&quot;1:12&quot;))))/[.$Q$9]))) - [.$F21]" office:value-type="float" office:value="13997657.4280511" calcext:value-type="float">
            <text:p>13997657.4280511</text:p>
          </table:table-cell>
          <table:table-cell table:formula="of:=( (([.$G20]*POWER([.$Q$7];12*[.T$26])) - [.$C21]*SUMPRODUCT(POWER([.$Q$7];ROW(INDIRECT(&quot;1:12&quot;)))/[.$Q$7]; POWER([.$Q$9];-(12-ROW(INDIRECT(&quot;1:12&quot;))))/[.$Q$9]))) - [.$F21]" office:value-type="float" office:value="16433786.4171638" calcext:value-type="float">
            <text:p>16433786.4171638</text:p>
          </table:table-cell>
          <table:table-cell table:formula="of:=( (([.$G20]*POWER([.$Q$7];12*[.U$26])) - [.$C21]*SUMPRODUCT(POWER([.$Q$7];ROW(INDIRECT(&quot;1:12&quot;)))/[.$Q$7]; POWER([.$Q$9];-(12-ROW(INDIRECT(&quot;1:12&quot;))))/[.$Q$9]))) - [.$F21]" office:value-type="float" office:value="19261534.1470323" calcext:value-type="float">
            <text:p>19261534.1470323</text:p>
          </table:table-cell>
          <table:table-cell table:formula="of:=( (([.$G20]*POWER([.$Q$7];12*[.V$26])) - [.$C21]*SUMPRODUCT(POWER([.$Q$7];ROW(INDIRECT(&quot;1:12&quot;)))/[.$Q$7]; POWER([.$Q$9];-(12-ROW(INDIRECT(&quot;1:12&quot;))))/[.$Q$9]))) - [.$F21]" office:value-type="float" office:value="22543855.0994581" calcext:value-type="float">
            <text:p>22543855.0994581</text:p>
          </table:table-cell>
          <table:table-cell table:formula="of:=( (([.$G20]*POWER([.$Q$7];12*[.W$26])) - [.$C21]*SUMPRODUCT(POWER([.$Q$7];ROW(INDIRECT(&quot;1:12&quot;)))/[.$Q$7]; POWER([.$Q$9];-(12-ROW(INDIRECT(&quot;1:12&quot;))))/[.$Q$9]))) - [.$F21]" office:value-type="float" office:value="26353823.9736032" calcext:value-type="float">
            <text:p>26353823.9736032</text:p>
          </table:table-cell>
          <table:table-cell table:formula="of:=( (([.$G20]*POWER([.$Q$7];12*[.X$26])) - [.$C21]*SUMPRODUCT(POWER([.$Q$7];ROW(INDIRECT(&quot;1:12&quot;)))/[.$Q$7]; POWER([.$Q$9];-(12-ROW(INDIRECT(&quot;1:12&quot;))))/[.$Q$9]))) - [.$F21]" office:value-type="float" office:value="30776262.5566511" calcext:value-type="float">
            <text:p>30776262.5566511</text:p>
          </table:table-cell>
          <table:table-cell table:formula="of:=( (([.$G20]*POWER([.$Q$7];12*[.Y$26])) - [.$C21]*SUMPRODUCT(POWER([.$Q$7];ROW(INDIRECT(&quot;1:12&quot;)))/[.$Q$7]; POWER([.$Q$9];-(12-ROW(INDIRECT(&quot;1:12&quot;))))/[.$Q$9]))) - [.$F21]" office:value-type="float" office:value="35909628.1212764" calcext:value-type="float">
            <text:p>35909628.1212764</text:p>
          </table:table-cell>
          <table:table-cell table:formula="of:=( (([.$G20]*POWER([.$Q$7];12*[.Z$26])) - [.$C21]*SUMPRODUCT(POWER([.$Q$7];ROW(INDIRECT(&quot;1:12&quot;)))/[.$Q$7]; POWER([.$Q$9];-(12-ROW(INDIRECT(&quot;1:12&quot;))))/[.$Q$9]))) - [.$F21]" office:value-type="float" office:value="41868205.391539" calcext:value-type="float">
            <text:p>41868205.391539</text:p>
          </table:table-cell>
          <table:table-cell table:formula="of:=( (([.$G20]*POWER([.$Q$7];12*[.AA$26])) - [.$C21]*SUMPRODUCT(POWER([.$Q$7];ROW(INDIRECT(&quot;1:12&quot;)))/[.$Q$7]; POWER([.$Q$9];-(12-ROW(INDIRECT(&quot;1:12&quot;))))/[.$Q$9]))) - [.$F21]" office:value-type="float" office:value="48784650.8771978" calcext:value-type="float">
            <text:p>48784650.8771978</text:p>
          </table:table-cell>
          <table:table-cell table:formula="of:=( (([.$G20]*POWER([.$Q$7];12*[.AB$26])) - [.$C21]*SUMPRODUCT(POWER([.$Q$7];ROW(INDIRECT(&quot;1:12&quot;)))/[.$Q$7]; POWER([.$Q$9];-(12-ROW(INDIRECT(&quot;1:12&quot;))))/[.$Q$9]))) - [.$F21]" office:value-type="float" office:value="56812946.2212612" calcext:value-type="float">
            <text:p>56812946.2212612</text:p>
          </table:table-cell>
          <table:table-cell table:formula="of:=( (([.$G20]*POWER([.$Q$7];12*[.AC$26])) - [.$C21]*SUMPRODUCT(POWER([.$Q$7];ROW(INDIRECT(&quot;1:12&quot;)))/[.$Q$7]; POWER([.$Q$9];-(12-ROW(INDIRECT(&quot;1:12&quot;))))/[.$Q$9]))) - [.$F21]" office:value-type="float" office:value="66131826.3114972" calcext:value-type="float">
            <text:p>66131826.3114972</text:p>
          </table:table-cell>
          <table:table-cell table:formula="of:=( (([.$G20]*POWER([.$Q$7];12*[.AD$26])) - [.$C21]*SUMPRODUCT(POWER([.$Q$7];ROW(INDIRECT(&quot;1:12&quot;)))/[.$Q$7]; POWER([.$Q$9];-(12-ROW(INDIRECT(&quot;1:12&quot;))))/[.$Q$9]))) - [.$F21]" office:value-type="float" office:value="76948758.4763575" calcext:value-type="float">
            <text:p>76948758.4763575</text:p>
          </table:table-cell>
          <table:table-cell table:formula="of:=( (([.$G20]*POWER([.$Q$7];12*[.AE$26])) - [.$C21]*SUMPRODUCT(POWER([.$Q$7];ROW(INDIRECT(&quot;1:12&quot;)))/[.$Q$7]; POWER([.$Q$9];-(12-ROW(INDIRECT(&quot;1:12&quot;))))/[.$Q$9]))) - [.$F21]" office:value-type="float" office:value="89504561.3546224" calcext:value-type="float">
            <text:p>89504561.3546224</text:p>
          </table:table-cell>
          <table:table-cell table:formula="of:=( (([.$G20]*POWER([.$Q$7];12*[.AF$26])) - [.$C21]*SUMPRODUCT(POWER([.$Q$7];ROW(INDIRECT(&quot;1:12&quot;)))/[.$Q$7]; POWER([.$Q$9];-(12-ROW(INDIRECT(&quot;1:12&quot;))))/[.$Q$9]))) - [.$F21]" office:value-type="float" office:value="104078766.269208" calcext:value-type="float">
            <text:p>104078766.269208</text:p>
          </table:table-cell>
          <table:table-cell table:formula="of:=( (([.$G20]*POWER([.$Q$7];12*[.AG$26])) - [.$C21]*SUMPRODUCT(POWER([.$Q$7];ROW(INDIRECT(&quot;1:12&quot;)))/[.$Q$7]; POWER([.$Q$9];-(12-ROW(INDIRECT(&quot;1:12&quot;))))/[.$Q$9]))) - [.$F21]" office:value-type="float" office:value="120995840.466033" calcext:value-type="float">
            <text:p>120995840.466033</text:p>
          </table:table-cell>
          <table:table-cell table:formula="of:=( (([.$G20]*POWER([.$Q$7];12*[.AH$26])) - [.$C21]*SUMPRODUCT(POWER([.$Q$7];ROW(INDIRECT(&quot;1:12&quot;)))/[.$Q$7]; POWER([.$Q$9];-(12-ROW(INDIRECT(&quot;1:12&quot;))))/[.$Q$9]))) - [.$F21]" office:value-type="float" office:value="140632410.766654" calcext:value-type="float">
            <text:p>140632410.766654</text:p>
          </table:table-cell>
          <table:table-cell table:formula="of:=( (([.$G20]*POWER([.$Q$7];12*[.AI$26])) - [.$C21]*SUMPRODUCT(POWER([.$Q$7];ROW(INDIRECT(&quot;1:12&quot;)))/[.$Q$7]; POWER([.$Q$9];-(12-ROW(INDIRECT(&quot;1:12&quot;))))/[.$Q$9]))) - [.$F21]" office:value-type="float" office:value="163425648.455685" calcext:value-type="float">
            <text:p>163425648.455685</text:p>
          </table:table-cell>
          <table:table-cell table:formula="of:=( (([.$G20]*POWER([.$Q$7];12*[.AJ$26])) - [.$C21]*SUMPRODUCT(POWER([.$Q$7];ROW(INDIRECT(&quot;1:12&quot;)))/[.$Q$7]; POWER([.$Q$9];-(12-ROW(INDIRECT(&quot;1:12&quot;))))/[.$Q$9]))) - [.$F21]" office:value-type="float" office:value="189883002.076761" calcext:value-type="float">
            <text:p>189883002.076761</text:p>
          </table:table-cell>
          <table:table-cell table:formula="of:=( (([.$G20]*POWER([.$Q$7];12*[.AK$26])) - [.$C21]*SUMPRODUCT(POWER([.$Q$7];ROW(INDIRECT(&quot;1:12&quot;)))/[.$Q$7]; POWER([.$Q$9];-(12-ROW(INDIRECT(&quot;1:12&quot;))))/[.$Q$9]))) - [.$F21]" office:value-type="float" office:value="220593494.81942" calcext:value-type="float">
            <text:p>220593494.81942</text:p>
          </table:table-cell>
          <table:table-cell table:formula="of:=( (([.$G20]*POWER([.$Q$7];12*[.AL$26])) - [.$C21]*SUMPRODUCT(POWER([.$Q$7];ROW(INDIRECT(&quot;1:12&quot;)))/[.$Q$7]; POWER([.$Q$9];-(12-ROW(INDIRECT(&quot;1:12&quot;))))/[.$Q$9]))) - [.$F21]" office:value-type="float" office:value="256240838.011961" calcext:value-type="float">
            <text:p>256240838.011961</text:p>
          </table:table-cell>
          <table:table-cell table:formula="of:=( (([.$G20]*POWER([.$Q$7];12*[.AM$26])) - [.$C21]*SUMPRODUCT(POWER([.$Q$7];ROW(INDIRECT(&quot;1:12&quot;)))/[.$Q$7]; POWER([.$Q$9];-(12-ROW(INDIRECT(&quot;1:12&quot;))))/[.$Q$9]))) - [.$F21]" office:value-type="float" office:value="297618652.667526" calcext:value-type="float">
            <text:p>297618652.667526</text:p>
          </table:table-cell>
          <table:table-cell table:formula="of:=( (([.$G20]*POWER([.$Q$7];12*[.AN$26])) - [.$C21]*SUMPRODUCT(POWER([.$Q$7];ROW(INDIRECT(&quot;1:12&quot;)))/[.$Q$7]; POWER([.$Q$9];-(12-ROW(INDIRECT(&quot;1:12&quot;))))/[.$Q$9]))) - [.$F21]" office:value-type="float" office:value="345648137.962477" calcext:value-type="float">
            <text:p>345648137.962477</text:p>
          </table:table-cell>
          <table:table-cell table:formula="of:=( (([.$G20]*POWER([.$Q$7];12*[.AO$26])) - [.$C21]*SUMPRODUCT(POWER([.$Q$7];ROW(INDIRECT(&quot;1:12&quot;)))/[.$Q$7]; POWER([.$Q$9];-(12-ROW(INDIRECT(&quot;1:12&quot;))))/[.$Q$9]))) - [.$F21]" office:value-type="float" office:value="401398580.002502" calcext:value-type="float">
            <text:p>401398580.002502</text:p>
          </table:table-cell>
          <table:table-cell table:formula="of:=( (([.$G20]*POWER([.$Q$7];12*[.AP$26])) - [.$C21]*SUMPRODUCT(POWER([.$Q$7];ROW(INDIRECT(&quot;1:12&quot;)))/[.$Q$7]; POWER([.$Q$9];-(12-ROW(INDIRECT(&quot;1:12&quot;))))/[.$Q$9]))) - [.$F21]" office:value-type="float" office:value="466111157.465515" calcext:value-type="float">
            <text:p>466111157.465515</text:p>
          </table:table-cell>
          <table:table-cell table:formula="of:=( (([.$G20]*POWER([.$Q$7];12*[.AQ$26])) - [.$C21]*SUMPRODUCT(POWER([.$Q$7];ROW(INDIRECT(&quot;1:12&quot;)))/[.$Q$7]; POWER([.$Q$9];-(12-ROW(INDIRECT(&quot;1:12&quot;))))/[.$Q$9]))) - [.$F21]" office:value-type="float" office:value="541226574.109207" calcext:value-type="float">
            <text:p>541226574.109207</text:p>
          </table:table-cell>
          <table:table-cell table:formula="of:=( (([.$G20]*POWER([.$Q$7];12*[.AR$26])) - [.$C21]*SUMPRODUCT(POWER([.$Q$7];ROW(INDIRECT(&quot;1:12&quot;)))/[.$Q$7]; POWER([.$Q$9];-(12-ROW(INDIRECT(&quot;1:12&quot;))))/[.$Q$9]))) - [.$F21]" office:value-type="float" office:value="628417133.329017" calcext:value-type="float">
            <text:p>628417133.329017</text:p>
          </table:table-cell>
          <table:table-cell table:formula="of:=( (([.$G20]*POWER([.$Q$7];12*[.AS$26])) - [.$C21]*SUMPRODUCT(POWER([.$Q$7];ROW(INDIRECT(&quot;1:12&quot;)))/[.$Q$7]; POWER([.$Q$9];-(12-ROW(INDIRECT(&quot;1:12&quot;))))/[.$Q$9]))) - [.$F21]" office:value-type="float" office:value="729623968.846207" calcext:value-type="float">
            <text:p>729623968.846207</text:p>
          </table:table-cell>
          <table:table-cell table:formula="of:=( (([.$G20]*POWER([.$Q$7];12*[.AT$26])) - [.$C21]*SUMPRODUCT(POWER([.$Q$7];ROW(INDIRECT(&quot;1:12&quot;)))/[.$Q$7]; POWER([.$Q$9];-(12-ROW(INDIRECT(&quot;1:12&quot;))))/[.$Q$9]))) - [.$F21]" office:value-type="float" office:value="847100260.397233" calcext:value-type="float">
            <text:p>847100260.397233</text:p>
          </table:table-cell>
          <table:table-cell table:formula="of:=( (([.$G20]*POWER([.$Q$7];12*[.AU$26])) - [.$C21]*SUMPRODUCT(POWER([.$Q$7];ROW(INDIRECT(&quot;1:12&quot;)))/[.$Q$7]; POWER([.$Q$9];-(12-ROW(INDIRECT(&quot;1:12&quot;))))/[.$Q$9]))) - [.$F21]" office:value-type="float" office:value="983461396.540431" calcext:value-type="float">
            <text:p>983461396.540431</text:p>
          </table:table-cell>
          <table:table-cell table:formula="of:=( (([.$G20]*POWER([.$Q$7];12*[.AV$26])) - [.$C21]*SUMPRODUCT(POWER([.$Q$7];ROW(INDIRECT(&quot;1:12&quot;)))/[.$Q$7]; POWER([.$Q$9];-(12-ROW(INDIRECT(&quot;1:12&quot;))))/[.$Q$9]))) - [.$F21]" office:value-type="float" office:value="1141743201.36049" calcext:value-type="float">
            <text:p>1141743201.36049</text:p>
          </table:table-cell>
          <table:table-cell table:formula="of:=( (([.$G20]*POWER([.$Q$7];12*[.AW$26])) - [.$C21]*SUMPRODUCT(POWER([.$Q$7];ROW(INDIRECT(&quot;1:12&quot;)))/[.$Q$7]; POWER([.$Q$9];-(12-ROW(INDIRECT(&quot;1:12&quot;))))/[.$Q$9]))) - [.$F21]" office:value-type="float" office:value="1325469521.37872" calcext:value-type="float">
            <text:p>1325469521.37872</text:p>
          </table:table-cell>
          <table:table-cell table:formula="of:=( (([.$G20]*POWER([.$Q$7];12*[.AX$26])) - [.$C21]*SUMPRODUCT(POWER([.$Q$7];ROW(INDIRECT(&quot;1:12&quot;)))/[.$Q$7]; POWER([.$Q$9];-(12-ROW(INDIRECT(&quot;1:12&quot;))))/[.$Q$9]))) - [.$F21]" office:value-type="float" office:value="1538730677.3645" calcext:value-type="float">
            <text:p>1538730677.3645</text:p>
          </table:table-cell>
          <table:table-cell table:formula="of:=( (([.$G20]*POWER([.$Q$7];12*[.AY$26])) - [.$C21]*SUMPRODUCT(POWER([.$Q$7];ROW(INDIRECT(&quot;1:12&quot;)))/[.$Q$7]; POWER([.$Q$9];-(12-ROW(INDIRECT(&quot;1:12&quot;))))/[.$Q$9]))) - [.$F21]" office:value-type="float" office:value="1786274527.62983" calcext:value-type="float">
            <text:p>1786274527.62983</text:p>
          </table:table-cell>
          <table:table-cell table:formula="of:=( (([.$G20]*POWER([.$Q$7];12*[.AZ$26])) - [.$C21]*SUMPRODUCT(POWER([.$Q$7];ROW(INDIRECT(&quot;1:12&quot;)))/[.$Q$7]; POWER([.$Q$9];-(12-ROW(INDIRECT(&quot;1:12&quot;))))/[.$Q$9]))) - [.$F21]" office:value-type="float" office:value="2073612170.15986" calcext:value-type="float">
            <text:p>2073612170.15986</text:p>
          </table:table-cell>
          <table:table-cell table:formula="of:=( (([.$G20]*POWER([.$Q$7];12*[.BA$26])) - [.$C21]*SUMPRODUCT(POWER([.$Q$7];ROW(INDIRECT(&quot;1:12&quot;)))/[.$Q$7]; POWER([.$Q$9];-(12-ROW(INDIRECT(&quot;1:12&quot;))))/[.$Q$9]))) - [.$F21]" office:value-type="float" office:value="2407140636.83846" calcext:value-type="float">
            <text:p>2407140636.83846</text:p>
          </table:table-cell>
          <table:table-cell table:formula="of:=( (([.$G20]*POWER([.$Q$7];12*[.BB$26])) - [.$C21]*SUMPRODUCT(POWER([.$Q$7];ROW(INDIRECT(&quot;1:12&quot;)))/[.$Q$7]; POWER([.$Q$9];-(12-ROW(INDIRECT(&quot;1:12&quot;))))/[.$Q$9]))) - [.$F21]" office:value-type="float" office:value="2794285311.32487" calcext:value-type="float">
            <text:p>2794285311.32487</text:p>
          </table:table-cell>
          <table:table-cell table:formula="of:=( (([.$G20]*POWER([.$Q$7];12*[.BC$26])) - [.$C21]*SUMPRODUCT(POWER([.$Q$7];ROW(INDIRECT(&quot;1:12&quot;)))/[.$Q$7]; POWER([.$Q$9];-(12-ROW(INDIRECT(&quot;1:12&quot;))))/[.$Q$9]))) - [.$F21]" office:value-type="float" office:value="3243665241.24737" calcext:value-type="float">
            <text:p>3243665241.24737</text:p>
          </table:table-cell>
          <table:table-cell table:formula="of:=( (([.$G20]*POWER([.$Q$7];12*[.BD$26])) - [.$C21]*SUMPRODUCT(POWER([.$Q$7];ROW(INDIRECT(&quot;1:12&quot;)))/[.$Q$7]; POWER([.$Q$9];-(12-ROW(INDIRECT(&quot;1:12&quot;))))/[.$Q$9]))) - [.$F21]" office:value-type="float" office:value="3765285025.07896" calcext:value-type="float">
            <text:p>3765285025.07896</text:p>
          </table:table-cell>
          <table:table-cell table:formula="of:=( (([.$G20]*POWER([.$Q$7];12*[.BE$26])) - [.$C21]*SUMPRODUCT(POWER([.$Q$7];ROW(INDIRECT(&quot;1:12&quot;)))/[.$Q$7]; POWER([.$Q$9];-(12-ROW(INDIRECT(&quot;1:12&quot;))))/[.$Q$9]))) - [.$F21]" office:value-type="float" office:value="4370757545.69517" calcext:value-type="float">
            <text:p>4370757545.69517</text:p>
          </table:table-cell>
          <table:table-cell table:formula="of:=( (([.$G20]*POWER([.$Q$7];12*[.BF$26])) - [.$C21]*SUMPRODUCT(POWER([.$Q$7];ROW(INDIRECT(&quot;1:12&quot;)))/[.$Q$7]; POWER([.$Q$9];-(12-ROW(INDIRECT(&quot;1:12&quot;))))/[.$Q$9]))) - [.$F21]" office:value-type="float" office:value="5073562509.35757" calcext:value-type="float">
            <text:p>5073562509.35757</text:p>
          </table:table-cell>
          <table:table-cell table:formula="of:=( (([.$G20]*POWER([.$Q$7];12*[.BG$26])) - [.$C21]*SUMPRODUCT(POWER([.$Q$7];ROW(INDIRECT(&quot;1:12&quot;)))/[.$Q$7]; POWER([.$Q$9];-(12-ROW(INDIRECT(&quot;1:12&quot;))))/[.$Q$9]))) - [.$F21]" office:value-type="float" office:value="5889346546.00684" calcext:value-type="float">
            <text:p>5889346546.00684</text:p>
          </table:table-cell>
          <table:table-cell table:formula="of:=( (([.$G20]*POWER([.$Q$7];12*[.BH$26])) - [.$C21]*SUMPRODUCT(POWER([.$Q$7];ROW(INDIRECT(&quot;1:12&quot;)))/[.$Q$7]; POWER([.$Q$9];-(12-ROW(INDIRECT(&quot;1:12&quot;))))/[.$Q$9]))) - [.$F21]" office:value-type="float" office:value="6836271552.03379" calcext:value-type="float">
            <text:p>6836271552.03379</text:p>
          </table:table-cell>
          <table:table-cell table:formula="of:=( (([.$G20]*POWER([.$Q$7];12*[.BI$26])) - [.$C21]*SUMPRODUCT(POWER([.$Q$7];ROW(INDIRECT(&quot;1:12&quot;)))/[.$Q$7]; POWER([.$Q$9];-(12-ROW(INDIRECT(&quot;1:12&quot;))))/[.$Q$9]))) - [.$F21]" office:value-type="float" office:value="7935419030.72445" calcext:value-type="float">
            <text:p>7935419030.72445</text:p>
          </table:table-cell>
          <table:table-cell table:formula="of:=( (([.$G20]*POWER([.$Q$7];12*[.BJ$26])) - [.$C21]*SUMPRODUCT(POWER([.$Q$7];ROW(INDIRECT(&quot;1:12&quot;)))/[.$Q$7]; POWER([.$Q$9];-(12-ROW(INDIRECT(&quot;1:12&quot;))))/[.$Q$9]))) - [.$F21]" office:value-type="float" office:value="9211259432.25847" calcext:value-type="float">
            <text:p>9211259432.25847</text:p>
          </table:table-cell>
          <table:table-cell table:formula="of:=( (([.$G20]*POWER([.$Q$7];12*[.BK$26])) - [.$C21]*SUMPRODUCT(POWER([.$Q$7];ROW(INDIRECT(&quot;1:12&quot;)))/[.$Q$7]; POWER([.$Q$9];-(12-ROW(INDIRECT(&quot;1:12&quot;))))/[.$Q$9]))) - [.$F21]" office:value-type="float" office:value="10692196942.2326" calcext:value-type="float">
            <text:p>10692196942.2326</text:p>
          </table:table-cell>
          <table:table-cell table:formula="of:=( (([.$G20]*POWER([.$Q$7];12*[.BL$26])) - [.$C21]*SUMPRODUCT(POWER([.$Q$7];ROW(INDIRECT(&quot;1:12&quot;)))/[.$Q$7]; POWER([.$Q$9];-(12-ROW(INDIRECT(&quot;1:12&quot;))))/[.$Q$9]))) - [.$F21]" office:value-type="float" office:value="12411201847.4005" calcext:value-type="float">
            <text:p>12411201847.4005</text:p>
          </table:table-cell>
          <table:table-cell table:formula="of:=( (([.$G20]*POWER([.$Q$7];12*[.BM$26])) - [.$C21]*SUMPRODUCT(POWER([.$Q$7];ROW(INDIRECT(&quot;1:12&quot;)))/[.$Q$7]; POWER([.$Q$9];-(12-ROW(INDIRECT(&quot;1:12&quot;))))/[.$Q$9]))) - [.$F21]" office:value-type="float" office:value="14406544557.0622" calcext:value-type="float">
            <text:p>14406544557.0622</text:p>
          </table:table-cell>
          <table:table-cell table:formula="of:=( (([.$G20]*POWER([.$Q$7];12*[.BN$26])) - [.$C21]*SUMPRODUCT(POWER([.$Q$7];ROW(INDIRECT(&quot;1:12&quot;)))/[.$Q$7]; POWER([.$Q$9];-(12-ROW(INDIRECT(&quot;1:12&quot;))))/[.$Q$9]))) - [.$F21]" office:value-type="float" office:value="16722647621.7077" calcext:value-type="float">
            <text:p>16722647621.7077</text:p>
          </table:table-cell>
          <table:table-cell table:formula="of:=( (([.$G20]*POWER([.$Q$7];12*[.BO$26])) - [.$C21]*SUMPRODUCT(POWER([.$Q$7];ROW(INDIRECT(&quot;1:12&quot;)))/[.$Q$7]; POWER([.$Q$9];-(12-ROW(INDIRECT(&quot;1:12&quot;))))/[.$Q$9]))) - [.$F21]" office:value-type="float" office:value="19411074717.5069" calcext:value-type="float">
            <text:p>19411074717.5069</text:p>
          </table:table-cell>
          <table:table-cell table:formula="of:=( (([.$G20]*POWER([.$Q$7];12*[.BP$26])) - [.$C21]*SUMPRODUCT(POWER([.$Q$7];ROW(INDIRECT(&quot;1:12&quot;)))/[.$Q$7]; POWER([.$Q$9];-(12-ROW(INDIRECT(&quot;1:12&quot;))))/[.$Q$9]))) - [.$F21]" office:value-type="float" office:value="22531678614.5248" calcext:value-type="float">
            <text:p>22531678614.5248</text:p>
          </table:table-cell>
          <table:table-cell table:formula="of:=( (([.$G20]*POWER([.$Q$7];12*[.BQ$26])) - [.$C21]*SUMPRODUCT(POWER([.$Q$7];ROW(INDIRECT(&quot;1:12&quot;)))/[.$Q$7]; POWER([.$Q$9];-(12-ROW(INDIRECT(&quot;1:12&quot;))))/[.$Q$9]))) - [.$F21]" office:value-type="float" office:value="26153933686.0124" calcext:value-type="float">
            <text:p>26153933686.0124</text:p>
          </table:table-cell>
          <table:table-cell table:formula="of:=( (([.$G20]*POWER([.$Q$7];12*[.BR$26])) - [.$C21]*SUMPRODUCT(POWER([.$Q$7];ROW(INDIRECT(&quot;1:12&quot;)))/[.$Q$7]; POWER([.$Q$9];-(12-ROW(INDIRECT(&quot;1:12&quot;))))/[.$Q$9]))) - [.$F21]" office:value-type="float" office:value="30358482624.5866" calcext:value-type="float">
            <text:p>30358482624.5866</text:p>
          </table:table-cell>
          <table:table-cell table:formula="of:=( (([.$G20]*POWER([.$Q$7];12*[.BS$26])) - [.$C21]*SUMPRODUCT(POWER([.$Q$7];ROW(INDIRECT(&quot;1:12&quot;)))/[.$Q$7]; POWER([.$Q$9];-(12-ROW(INDIRECT(&quot;1:12&quot;))))/[.$Q$9]))) - [.$F21]" office:value-type="float" office:value="35238931800.024" calcext:value-type="float">
            <text:p>35238931800.024</text:p>
          </table:table-cell>
          <table:table-cell table:formula="of:=( (([.$G20]*POWER([.$Q$7];12*[.BT$26])) - [.$C21]*SUMPRODUCT(POWER([.$Q$7];ROW(INDIRECT(&quot;1:12&quot;)))/[.$Q$7]; POWER([.$Q$9];-(12-ROW(INDIRECT(&quot;1:12&quot;))))/[.$Q$9]))) - [.$F21]" office:value-type="float" office:value="40903935228.9306" calcext:value-type="float">
            <text:p>40903935228.9306</text:p>
          </table:table-cell>
          <table:table-cell table:formula="of:=( (([.$G20]*POWER([.$Q$7];12*[.BU$26])) - [.$C21]*SUMPRODUCT(POWER([.$Q$7];ROW(INDIRECT(&quot;1:12&quot;)))/[.$Q$7]; POWER([.$Q$9];-(12-ROW(INDIRECT(&quot;1:12&quot;))))/[.$Q$9]))) - [.$F21]" office:value-type="float" office:value="47479613551.9501" calcext:value-type="float">
            <text:p>47479613551.9501</text:p>
          </table:table-cell>
          <table:table-cell table:formula="of:=( (([.$G20]*POWER([.$Q$7];12*[.BV$26])) - [.$C21]*SUMPRODUCT(POWER([.$Q$7];ROW(INDIRECT(&quot;1:12&quot;)))/[.$Q$7]; POWER([.$Q$9];-(12-ROW(INDIRECT(&quot;1:12&quot;))))/[.$Q$9]))) - [.$F21]" office:value-type="float" office:value="55112361872.4881" calcext:value-type="float">
            <text:p>55112361872.4881</text:p>
          </table:table-cell>
          <table:table-cell table:formula="of:=( (([.$G20]*POWER([.$Q$7];12*[.BW$26])) - [.$C21]*SUMPRODUCT(POWER([.$Q$7];ROW(INDIRECT(&quot;1:12&quot;)))/[.$Q$7]; POWER([.$Q$9];-(12-ROW(INDIRECT(&quot;1:12&quot;))))/[.$Q$9]))) - [.$F21]" office:value-type="float" office:value="63972108968.1953" calcext:value-type="float">
            <text:p>63972108968.1953</text:p>
          </table:table-cell>
          <table:table-cell table:formula="of:=( (([.$G20]*POWER([.$Q$7];12*[.BX$26])) - [.$C21]*SUMPRODUCT(POWER([.$Q$7];ROW(INDIRECT(&quot;1:12&quot;)))/[.$Q$7]; POWER([.$Q$9];-(12-ROW(INDIRECT(&quot;1:12&quot;))))/[.$Q$9]))) - [.$F21]" office:value-type="float" office:value="74256100435.4206" calcext:value-type="float">
            <text:p>74256100435.4206</text:p>
          </table:table-cell>
          <table:table-cell table:formula="of:=( (([.$G20]*POWER([.$Q$7];12*[.BY$26])) - [.$C21]*SUMPRODUCT(POWER([.$Q$7];ROW(INDIRECT(&quot;1:12&quot;)))/[.$Q$7]; POWER([.$Q$9];-(12-ROW(INDIRECT(&quot;1:12&quot;))))/[.$Q$9]))) - [.$F21]" office:value-type="float" office:value="86193289991.2272" calcext:value-type="float">
            <text:p>86193289991.2272</text:p>
          </table:table-cell>
          <table:table-cell table:formula="of:=( (([.$G20]*POWER([.$Q$7];12*[.BZ$26])) - [.$C21]*SUMPRODUCT(POWER([.$Q$7];ROW(INDIRECT(&quot;1:12&quot;)))/[.$Q$7]; POWER([.$Q$9];-(12-ROW(INDIRECT(&quot;1:12&quot;))))/[.$Q$9]))) - [.$F21]" office:value-type="float" office:value="100049436697.045" calcext:value-type="float">
            <text:p>100049436697.0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B45]*(1+[.$Q$11])" office:value-type="float" office:value="162993.338657466" calcext:value-type="float">
            <text:p>162993.338657466</text:p>
          </table:table-cell>
          <table:table-cell table:formula="of:=[.$C45]*POWER([.$Q$9];12)" office:value-type="float" office:value="275165.321320735" calcext:value-type="float">
            <text:p>275165.321320735</text:p>
          </table:table-cell>
          <table:table-cell table:formula="of:=[.$B46]*12" office:value-type="float" office:value="1955920.06388959" calcext:value-type="float">
            <text:p>1955920.06388959</text:p>
          </table:table-cell>
          <table:table-cell table:formula="of:=[.$C46]*(POWER([.$Q$9];12)-1)/([.$Q$9]-1)" office:value-type="float" office:value="3406628.44209082" calcext:value-type="float">
            <text:p>3406628.44209082</text:p>
          </table:table-cell>
          <table:table-cell table:formula="of:=  ( (([.$G45]*POWER([.$Q$7];3)) + [.$B46]*SERIESSUM([.$Q$7];0;1;POWER(1; ROW(INDIRECT(&quot;1:3&quot;)))) - [.$C46]*SUMPRODUCT(POWER([.$Q$7];ROW(INDIRECT(&quot;1:3&quot;)))/[.$Q$7]; POWER([.$Q$9];-(12-ROW(INDIRECT(&quot;1:3&quot;))))/[.$Q$9])) + (([.$G45]*POWER([.$Q$7];6)) + [.$B46]*SERIESSUM([.$Q$7];0;1;POWER(1; ROW(INDIRECT(&quot;1:6&quot;)))) - [.$C46]*SUMPRODUCT(POWER([.$Q$7];ROW(INDIRECT(&quot;1:6&quot;)))/[.$Q$7]; POWER([.$Q$9];-(12-ROW(INDIRECT(&quot;1:6&quot;))))/[.$Q$9])) + (([.$G45]*POWER([.$Q$7];9)) + [.$B46]*SERIESSUM([.$Q$7];0;1;POWER(1; ROW(INDIRECT(&quot;1:9&quot;)))) - [.$C46]*SUMPRODUCT(POWER([.$Q$7];ROW(INDIRECT(&quot;1:9&quot;)))/[.$Q$7]; POWER([.$Q$9];-(12-ROW(INDIRECT(&quot;1:9&quot;))))/[.$Q$9])) + (([.$G45]*POWER([.$Q$7];12)) + [.$B46]*SERIESSUM([.$Q$7];0;1;POWER(1; ROW(INDIRECT(&quot;1:12&quot;)))) - [.$C46]*SUMPRODUCT(POWER([.$Q$7];ROW(INDIRECT(&quot;1:12&quot;)))/[.$Q$7]; POWER([.$Q$9];-(12-ROW(INDIRECT(&quot;1:12&quot;))))/[.$Q$9])) ) * [.$Q$4] * [.$Q$4] / 4" office:value-type="float" office:value="6937197.60255447" calcext:value-type="float">
            <text:p>6937197.60255447</text:p>
          </table:table-cell>
          <table:table-cell table:formula="of:=[.$G45]*POWER([.$Q$7];12) + [.$B46]*(POWER([.$Q$7];12)-1)/([.$Q$7]-1) - [.$Q$3]*SUMPRODUCT(POWER([.$Q$7]; INDEX([.$A$2:.$A$13];N(IF({1};MAX(ROW([.$A$2:.$A$13]))-ROW([.$A$2:.$A$13])+1)))); POWER([.$Q$9];[.$A$2:.$A$13])) - [.$F46]" office:value-type="float" office:value="77236525.5432417" calcext:value-type="float">
            <text:p>77236525.5432417</text:p>
          </table:table-cell>
          <table:table-cell table:formula="of:=COUNTIF([.$M70:.$CA70];&quot;&gt;=0&quot;)" office:value-type="float" office:value="0" calcext:value-type="float">
            <text:p>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$G21]*POWER([.$Q$7];12) - [.$Q$3]*SUMPRODUCT(POWER([.$Q$7]; INDEX([.$A$2:.$A$13];N(IF({1};MAX(ROW([.$A$2:.$A$13]))-ROW([.$A$2:.$A$13])+1)))); POWER([.$Q$9];[.$A$2:.$A$13])) - [.$F22]" office:value-type="float" office:value="6267280.27531015" calcext:value-type="float">
            <text:p>6267280.27531015</text:p>
          </table:table-cell>
          <table:table-cell table:formula="of:=[.M$27]*POWER([.$Q$7];12*[.M$26]) - [.$Q$3]*SUMPRODUCT(POWER([.$Q$7]; INDEX([.$A$2:.$A$13];N(IF({1};MAX(ROW([.$A$2:.$A$13]))-ROW([.$A$2:.$A$13])+1)))); POWER([.$Q$9];[.$A$2:.$A$13])) - [.$F22]" office:value-type="float" office:value="-1035346.78109366" calcext:value-type="float">
            <text:p>-1035346.78109366</text:p>
          </table:table-cell>
          <table:table-cell table:formula="of:=( (([.$G21]*POWER([.$Q$7];12*[.N$26])) - [.$C22]*SUMPRODUCT(POWER([.$Q$7];ROW(INDIRECT(&quot;1:12&quot;)))/[.$Q$7]; POWER([.$Q$9];-(12-ROW(INDIRECT(&quot;1:12&quot;))))/[.$Q$9]))) - [.$F22]" office:value-type="float" office:value="6928978.40105001" calcext:value-type="float">
            <text:p>6928978.40105001</text:p>
          </table:table-cell>
          <table:table-cell table:formula="of:=( (([.$G21]*POWER([.$Q$7];12*[.O$26])) - [.$C22]*SUMPRODUCT(POWER([.$Q$7];ROW(INDIRECT(&quot;1:12&quot;)))/[.$Q$7]; POWER([.$Q$9];-(12-ROW(INDIRECT(&quot;1:12&quot;))))/[.$Q$9]))) - [.$F22]" office:value-type="float" office:value="8247684.7414783" calcext:value-type="float">
            <text:p>8247684.7414783</text:p>
          </table:table-cell>
          <table:table-cell table:formula="of:=( (([.$G21]*POWER([.$Q$7];12*[.P$26])) - [.$C22]*SUMPRODUCT(POWER([.$Q$7];ROW(INDIRECT(&quot;1:12&quot;)))/[.$Q$7]; POWER([.$Q$9];-(12-ROW(INDIRECT(&quot;1:12&quot;))))/[.$Q$9]))) - [.$F22]" office:value-type="float" office:value="9778379.0836804" calcext:value-type="float">
            <text:p>9778379.0836804</text:p>
          </table:table-cell>
          <table:table-cell table:formula="of:=( (([.$G21]*POWER([.$Q$7];12*[.Q$26])) - [.$C22]*SUMPRODUCT(POWER([.$Q$7];ROW(INDIRECT(&quot;1:12&quot;)))/[.$Q$7]; POWER([.$Q$9];-(12-ROW(INDIRECT(&quot;1:12&quot;))))/[.$Q$9]))) - [.$F22]" office:value-type="float" office:value="11555139.4566445" calcext:value-type="float">
            <text:p>11555139.4566445</text:p>
          </table:table-cell>
          <table:table-cell table:formula="of:=( (([.$G21]*POWER([.$Q$7];12*[.R$26])) - [.$C22]*SUMPRODUCT(POWER([.$Q$7];ROW(INDIRECT(&quot;1:12&quot;)))/[.$Q$7]; POWER([.$Q$9];-(12-ROW(INDIRECT(&quot;1:12&quot;))))/[.$Q$9]))) - [.$F22]" office:value-type="float" office:value="13617522.0864738" calcext:value-type="float">
            <text:p>13617522.0864738</text:p>
          </table:table-cell>
          <table:table-cell table:formula="of:=( (([.$G21]*POWER([.$Q$7];12*[.S$26])) - [.$C22]*SUMPRODUCT(POWER([.$Q$7];ROW(INDIRECT(&quot;1:12&quot;)))/[.$Q$7]; POWER([.$Q$9];-(12-ROW(INDIRECT(&quot;1:12&quot;))))/[.$Q$9]))) - [.$F22]" office:value-type="float" office:value="16011442.0413216" calcext:value-type="float">
            <text:p>16011442.0413216</text:p>
          </table:table-cell>
          <table:table-cell table:formula="of:=( (([.$G21]*POWER([.$Q$7];12*[.T$26])) - [.$C22]*SUMPRODUCT(POWER([.$Q$7];ROW(INDIRECT(&quot;1:12&quot;)))/[.$Q$7]; POWER([.$Q$9];-(12-ROW(INDIRECT(&quot;1:12&quot;))))/[.$Q$9]))) - [.$F22]" office:value-type="float" office:value="18790195.4439784" calcext:value-type="float">
            <text:p>18790195.4439784</text:p>
          </table:table-cell>
          <table:table-cell table:formula="of:=( (([.$G21]*POWER([.$Q$7];12*[.U$26])) - [.$C22]*SUMPRODUCT(POWER([.$Q$7];ROW(INDIRECT(&quot;1:12&quot;)))/[.$Q$7]; POWER([.$Q$9];-(12-ROW(INDIRECT(&quot;1:12&quot;))))/[.$Q$9]))) - [.$F22]" office:value-type="float" office:value="22015646.0097505" calcext:value-type="float">
            <text:p>22015646.0097505</text:p>
          </table:table-cell>
          <table:table-cell table:formula="of:=( (([.$G21]*POWER([.$Q$7];12*[.V$26])) - [.$C22]*SUMPRODUCT(POWER([.$Q$7];ROW(INDIRECT(&quot;1:12&quot;)))/[.$Q$7]; POWER([.$Q$9];-(12-ROW(INDIRECT(&quot;1:12&quot;))))/[.$Q$9]))) - [.$F22]" office:value-type="float" office:value="25759602.3256626" calcext:value-type="float">
            <text:p>25759602.3256626</text:p>
          </table:table-cell>
          <table:table-cell table:formula="of:=( (([.$G21]*POWER([.$Q$7];12*[.W$26])) - [.$C22]*SUMPRODUCT(POWER([.$Q$7];ROW(INDIRECT(&quot;1:12&quot;)))/[.$Q$7]; POWER([.$Q$9];-(12-ROW(INDIRECT(&quot;1:12&quot;))))/[.$Q$9]))) - [.$F22]" office:value-type="float" office:value="30105416.5335151" calcext:value-type="float">
            <text:p>30105416.5335151</text:p>
          </table:table-cell>
          <table:table-cell table:formula="of:=( (([.$G21]*POWER([.$Q$7];12*[.X$26])) - [.$C22]*SUMPRODUCT(POWER([.$Q$7];ROW(INDIRECT(&quot;1:12&quot;)))/[.$Q$7]; POWER([.$Q$9];-(12-ROW(INDIRECT(&quot;1:12&quot;))))/[.$Q$9]))) - [.$F22]" office:value-type="float" office:value="35149840.0084647" calcext:value-type="float">
            <text:p>35149840.0084647</text:p>
          </table:table-cell>
          <table:table-cell table:formula="of:=( (([.$G21]*POWER([.$Q$7];12*[.Y$26])) - [.$C22]*SUMPRODUCT(POWER([.$Q$7];ROW(INDIRECT(&quot;1:12&quot;)))/[.$Q$7]; POWER([.$Q$9];-(12-ROW(INDIRECT(&quot;1:12&quot;))))/[.$Q$9]))) - [.$F22]" office:value-type="float" office:value="41005177.3463204" calcext:value-type="float">
            <text:p>41005177.3463204</text:p>
          </table:table-cell>
          <table:table-cell table:formula="of:=( (([.$G21]*POWER([.$Q$7];12*[.Z$26])) - [.$C22]*SUMPRODUCT(POWER([.$Q$7];ROW(INDIRECT(&quot;1:12&quot;)))/[.$Q$7]; POWER([.$Q$9];-(12-ROW(INDIRECT(&quot;1:12&quot;))))/[.$Q$9]))) - [.$F22]" office:value-type="float" office:value="47801786.6140286" calcext:value-type="float">
            <text:p>47801786.6140286</text:p>
          </table:table-cell>
          <table:table-cell table:formula="of:=( (([.$G21]*POWER([.$Q$7];12*[.AA$26])) - [.$C22]*SUMPRODUCT(POWER([.$Q$7];ROW(INDIRECT(&quot;1:12&quot;)))/[.$Q$7]; POWER([.$Q$9];-(12-ROW(INDIRECT(&quot;1:12&quot;))))/[.$Q$9]))) - [.$F22]" office:value-type="float" office:value="55690981.5267189" calcext:value-type="float">
            <text:p>55690981.5267189</text:p>
          </table:table-cell>
          <table:table-cell table:formula="of:=( (([.$G21]*POWER([.$Q$7];12*[.AB$26])) - [.$C22]*SUMPRODUCT(POWER([.$Q$7];ROW(INDIRECT(&quot;1:12&quot;)))/[.$Q$7]; POWER([.$Q$9];-(12-ROW(INDIRECT(&quot;1:12&quot;))))/[.$Q$9]))) - [.$F22]" office:value-type="float" office:value="64848400.1628214" calcext:value-type="float">
            <text:p>64848400.1628214</text:p>
          </table:table-cell>
          <table:table-cell table:formula="of:=( (([.$G21]*POWER([.$Q$7];12*[.AC$26])) - [.$C22]*SUMPRODUCT(POWER([.$Q$7];ROW(INDIRECT(&quot;1:12&quot;)))/[.$Q$7]; POWER([.$Q$9];-(12-ROW(INDIRECT(&quot;1:12&quot;))))/[.$Q$9]))) - [.$F22]" office:value-type="float" office:value="75477915.2153582" calcext:value-type="float">
            <text:p>75477915.2153582</text:p>
          </table:table-cell>
          <table:table-cell table:formula="of:=( (([.$G21]*POWER([.$Q$7];12*[.AD$26])) - [.$C22]*SUMPRODUCT(POWER([.$Q$7];ROW(INDIRECT(&quot;1:12&quot;)))/[.$Q$7]; POWER([.$Q$9];-(12-ROW(INDIRECT(&quot;1:12&quot;))))/[.$Q$9]))) - [.$F22]" office:value-type="float" office:value="87816172.8337948" calcext:value-type="float">
            <text:p>87816172.8337948</text:p>
          </table:table-cell>
          <table:table-cell table:formula="of:=( (([.$G21]*POWER([.$Q$7];12*[.AE$26])) - [.$C22]*SUMPRODUCT(POWER([.$Q$7];ROW(INDIRECT(&quot;1:12&quot;)))/[.$Q$7]; POWER([.$Q$9];-(12-ROW(INDIRECT(&quot;1:12&quot;))))/[.$Q$9]))) - [.$F22]" office:value-type="float" office:value="102137861.105225" calcext:value-type="float">
            <text:p>102137861.105225</text:p>
          </table:table-cell>
          <table:table-cell table:formula="of:=( (([.$G21]*POWER([.$Q$7];12*[.AF$26])) - [.$C22]*SUMPRODUCT(POWER([.$Q$7];ROW(INDIRECT(&quot;1:12&quot;)))/[.$Q$7]; POWER([.$Q$9];-(12-ROW(INDIRECT(&quot;1:12&quot;))))/[.$Q$9]))) - [.$F22]" office:value-type="float" office:value="118761825.467709" calcext:value-type="float">
            <text:p>118761825.467709</text:p>
          </table:table-cell>
          <table:table-cell table:formula="of:=( (([.$G21]*POWER([.$Q$7];12*[.AG$26])) - [.$C22]*SUMPRODUCT(POWER([.$Q$7];ROW(INDIRECT(&quot;1:12&quot;)))/[.$Q$7]; POWER([.$Q$9];-(12-ROW(INDIRECT(&quot;1:12&quot;))))/[.$Q$9]))) - [.$F22]" office:value-type="float" office:value="138058167.203928" calcext:value-type="float">
            <text:p>138058167.203928</text:p>
          </table:table-cell>
          <table:table-cell table:formula="of:=( (([.$G21]*POWER([.$Q$7];12*[.AH$26])) - [.$C22]*SUMPRODUCT(POWER([.$Q$7];ROW(INDIRECT(&quot;1:12&quot;)))/[.$Q$7]; POWER([.$Q$9];-(12-ROW(INDIRECT(&quot;1:12&quot;))))/[.$Q$9]))) - [.$F22]" office:value-type="float" office:value="160456483.049771" calcext:value-type="float">
            <text:p>160456483.049771</text:p>
          </table:table-cell>
          <table:table-cell table:formula="of:=( (([.$G21]*POWER([.$Q$7];12*[.AI$26])) - [.$C22]*SUMPRODUCT(POWER([.$Q$7];ROW(INDIRECT(&quot;1:12&quot;)))/[.$Q$7]; POWER([.$Q$9];-(12-ROW(INDIRECT(&quot;1:12&quot;))))/[.$Q$9]))) - [.$F22]" office:value-type="float" office:value="186455429.357219" calcext:value-type="float">
            <text:p>186455429.357219</text:p>
          </table:table-cell>
          <table:table-cell table:formula="of:=( (([.$G21]*POWER([.$Q$7];12*[.AJ$26])) - [.$C22]*SUMPRODUCT(POWER([.$Q$7];ROW(INDIRECT(&quot;1:12&quot;)))/[.$Q$7]; POWER([.$Q$9];-(12-ROW(INDIRECT(&quot;1:12&quot;))))/[.$Q$9]))) - [.$F22]" office:value-type="float" office:value="216633823.739628" calcext:value-type="float">
            <text:p>216633823.739628</text:p>
          </table:table-cell>
          <table:table-cell table:formula="of:=( (([.$G21]*POWER([.$Q$7];12*[.AK$26])) - [.$C22]*SUMPRODUCT(POWER([.$Q$7];ROW(INDIRECT(&quot;1:12&quot;)))/[.$Q$7]; POWER([.$Q$9];-(12-ROW(INDIRECT(&quot;1:12&quot;))))/[.$Q$9]))) - [.$F22]" office:value-type="float" office:value="251663531.356635" calcext:value-type="float">
            <text:p>251663531.356635</text:p>
          </table:table-cell>
          <table:table-cell table:formula="of:=( (([.$G21]*POWER([.$Q$7];12*[.AL$26])) - [.$C22]*SUMPRODUCT(POWER([.$Q$7];ROW(INDIRECT(&quot;1:12&quot;)))/[.$Q$7]; POWER([.$Q$9];-(12-ROW(INDIRECT(&quot;1:12&quot;))))/[.$Q$9]))) - [.$F22]" office:value-type="float" office:value="292324422.727592" calcext:value-type="float">
            <text:p>292324422.727592</text:p>
          </table:table-cell>
          <table:table-cell table:formula="of:=( (([.$G21]*POWER([.$Q$7];12*[.AM$26])) - [.$C22]*SUMPRODUCT(POWER([.$Q$7];ROW(INDIRECT(&quot;1:12&quot;)))/[.$Q$7]; POWER([.$Q$9];-(12-ROW(INDIRECT(&quot;1:12&quot;))))/[.$Q$9]))) - [.$F22]" office:value-type="float" office:value="339521736.081075" calcext:value-type="float">
            <text:p>339521736.081075</text:p>
          </table:table-cell>
          <table:table-cell table:formula="of:=( (([.$G21]*POWER([.$Q$7];12*[.AN$26])) - [.$C22]*SUMPRODUCT(POWER([.$Q$7];ROW(INDIRECT(&quot;1:12&quot;)))/[.$Q$7]; POWER([.$Q$9];-(12-ROW(INDIRECT(&quot;1:12&quot;))))/[.$Q$9]))) - [.$F22]" office:value-type="float" office:value="394306230.780517" calcext:value-type="float">
            <text:p>394306230.780517</text:p>
          </table:table-cell>
          <table:table-cell table:formula="of:=( (([.$G21]*POWER([.$Q$7];12*[.AO$26])) - [.$C22]*SUMPRODUCT(POWER([.$Q$7];ROW(INDIRECT(&quot;1:12&quot;)))/[.$Q$7]; POWER([.$Q$9];-(12-ROW(INDIRECT(&quot;1:12&quot;))))/[.$Q$9]))) - [.$F22]" office:value-type="float" office:value="457897580.504067" calcext:value-type="float">
            <text:p>457897580.504067</text:p>
          </table:table-cell>
          <table:table-cell table:formula="of:=( (([.$G21]*POWER([.$Q$7];12*[.AP$26])) - [.$C22]*SUMPRODUCT(POWER([.$Q$7];ROW(INDIRECT(&quot;1:12&quot;)))/[.$Q$7]; POWER([.$Q$9];-(12-ROW(INDIRECT(&quot;1:12&quot;))))/[.$Q$9]))) - [.$F22]" office:value-type="float" office:value="531711526.98378" calcext:value-type="float">
            <text:p>531711526.98378</text:p>
          </table:table-cell>
          <table:table-cell table:formula="of:=( (([.$G21]*POWER([.$Q$7];12*[.AQ$26])) - [.$C22]*SUMPRODUCT(POWER([.$Q$7];ROW(INDIRECT(&quot;1:12&quot;)))/[.$Q$7]; POWER([.$Q$9];-(12-ROW(INDIRECT(&quot;1:12&quot;))))/[.$Q$9]))) - [.$F22]" office:value-type="float" office:value="617391398.831071" calcext:value-type="float">
            <text:p>617391398.831071</text:p>
          </table:table-cell>
          <table:table-cell table:formula="of:=( (([.$G21]*POWER([.$Q$7];12*[.AR$26])) - [.$C22]*SUMPRODUCT(POWER([.$Q$7];ROW(INDIRECT(&quot;1:12&quot;)))/[.$Q$7]; POWER([.$Q$9];-(12-ROW(INDIRECT(&quot;1:12&quot;))))/[.$Q$9]))) - [.$F22]" office:value-type="float" office:value="716844697.155742" calcext:value-type="float">
            <text:p>716844697.155742</text:p>
          </table:table-cell>
          <table:table-cell table:formula="of:=( (([.$G21]*POWER([.$Q$7];12*[.AS$26])) - [.$C22]*SUMPRODUCT(POWER([.$Q$7];ROW(INDIRECT(&quot;1:12&quot;)))/[.$Q$7]; POWER([.$Q$9];-(12-ROW(INDIRECT(&quot;1:12&quot;))))/[.$Q$9]))) - [.$F22]" office:value-type="float" office:value="832285562.488556" calcext:value-type="float">
            <text:p>832285562.488556</text:p>
          </table:table-cell>
          <table:table-cell table:formula="of:=( (([.$G21]*POWER([.$Q$7];12*[.AT$26])) - [.$C22]*SUMPRODUCT(POWER([.$Q$7];ROW(INDIRECT(&quot;1:12&quot;)))/[.$Q$7]; POWER([.$Q$9];-(12-ROW(INDIRECT(&quot;1:12&quot;))))/[.$Q$9]))) - [.$F22]" office:value-type="float" office:value="966284068.453473" calcext:value-type="float">
            <text:p>966284068.453473</text:p>
          </table:table-cell>
          <table:table-cell table:formula="of:=( (([.$G21]*POWER([.$Q$7];12*[.AU$26])) - [.$C22]*SUMPRODUCT(POWER([.$Q$7];ROW(INDIRECT(&quot;1:12&quot;)))/[.$Q$7]; POWER([.$Q$9];-(12-ROW(INDIRECT(&quot;1:12&quot;))))/[.$Q$9]))) - [.$F22]" office:value-type="float" office:value="1121823439.62038" calcext:value-type="float">
            <text:p>1121823439.62038</text:p>
          </table:table-cell>
          <table:table-cell table:formula="of:=( (([.$G21]*POWER([.$Q$7];12*[.AV$26])) - [.$C22]*SUMPRODUCT(POWER([.$Q$7];ROW(INDIRECT(&quot;1:12&quot;)))/[.$Q$7]; POWER([.$Q$9];-(12-ROW(INDIRECT(&quot;1:12&quot;))))/[.$Q$9]))) - [.$F22]" office:value-type="float" office:value="1302366467.38616" calcext:value-type="float">
            <text:p>1302366467.38616</text:p>
          </table:table-cell>
          <table:table-cell table:formula="of:=( (([.$G21]*POWER([.$Q$7];12*[.AW$26])) - [.$C22]*SUMPRODUCT(POWER([.$Q$7];ROW(INDIRECT(&quot;1:12&quot;)))/[.$Q$7]; POWER([.$Q$9];-(12-ROW(INDIRECT(&quot;1:12&quot;))))/[.$Q$9]))) - [.$F22]" office:value-type="float" office:value="1511932602.50869" calcext:value-type="float">
            <text:p>1511932602.50869</text:p>
          </table:table-cell>
          <table:table-cell table:formula="of:=( (([.$G21]*POWER([.$Q$7];12*[.AX$26])) - [.$C22]*SUMPRODUCT(POWER([.$Q$7];ROW(INDIRECT(&quot;1:12&quot;)))/[.$Q$7]; POWER([.$Q$9];-(12-ROW(INDIRECT(&quot;1:12&quot;))))/[.$Q$9]))) - [.$F22]" office:value-type="float" office:value="1755187440.6139" calcext:value-type="float">
            <text:p>1755187440.6139</text:p>
          </table:table-cell>
          <table:table-cell table:formula="of:=( (([.$G21]*POWER([.$Q$7];12*[.AY$26])) - [.$C22]*SUMPRODUCT(POWER([.$Q$7];ROW(INDIRECT(&quot;1:12&quot;)))/[.$Q$7]; POWER([.$Q$9];-(12-ROW(INDIRECT(&quot;1:12&quot;))))/[.$Q$9]))) - [.$F22]" office:value-type="float" office:value="2037546592.90251" calcext:value-type="float">
            <text:p>2037546592.90251</text:p>
          </table:table-cell>
          <table:table-cell table:formula="of:=( (([.$G21]*POWER([.$Q$7];12*[.AZ$26])) - [.$C22]*SUMPRODUCT(POWER([.$Q$7];ROW(INDIRECT(&quot;1:12&quot;)))/[.$Q$7]; POWER([.$Q$9];-(12-ROW(INDIRECT(&quot;1:12&quot;))))/[.$Q$9]))) - [.$F22]" office:value-type="float" office:value="2365296254.54194" calcext:value-type="float">
            <text:p>2365296254.54194</text:p>
          </table:table-cell>
          <table:table-cell table:formula="of:=( (([.$G21]*POWER([.$Q$7];12*[.BA$26])) - [.$C22]*SUMPRODUCT(POWER([.$Q$7];ROW(INDIRECT(&quot;1:12&quot;)))/[.$Q$7]; POWER([.$Q$9];-(12-ROW(INDIRECT(&quot;1:12&quot;))))/[.$Q$9]))) - [.$F22]" office:value-type="float" office:value="2745733154.9721" calcext:value-type="float">
            <text:p>2745733154.9721</text:p>
          </table:table-cell>
          <table:table-cell table:formula="of:=( (([.$G21]*POWER([.$Q$7];12*[.BB$26])) - [.$C22]*SUMPRODUCT(POWER([.$Q$7];ROW(INDIRECT(&quot;1:12&quot;)))/[.$Q$7]; POWER([.$Q$9];-(12-ROW(INDIRECT(&quot;1:12&quot;))))/[.$Q$9]))) - [.$F22]" office:value-type="float" office:value="3187327005.85494" calcext:value-type="float">
            <text:p>3187327005.85494</text:p>
          </table:table-cell>
          <table:table-cell table:formula="of:=( (([.$G21]*POWER([.$Q$7];12*[.BC$26])) - [.$C22]*SUMPRODUCT(POWER([.$Q$7];ROW(INDIRECT(&quot;1:12&quot;)))/[.$Q$7]; POWER([.$Q$9];-(12-ROW(INDIRECT(&quot;1:12&quot;))))/[.$Q$9]))) - [.$F22]" office:value-type="float" office:value="3699909063.2659" calcext:value-type="float">
            <text:p>3699909063.2659</text:p>
          </table:table-cell>
          <table:table-cell table:formula="of:=( (([.$G21]*POWER([.$Q$7];12*[.BD$26])) - [.$C22]*SUMPRODUCT(POWER([.$Q$7];ROW(INDIRECT(&quot;1:12&quot;)))/[.$Q$7]; POWER([.$Q$9];-(12-ROW(INDIRECT(&quot;1:12&quot;))))/[.$Q$9]))) - [.$F22]" office:value-type="float" office:value="4294891002.10941" calcext:value-type="float">
            <text:p>4294891002.10941</text:p>
          </table:table-cell>
          <table:table-cell table:formula="of:=( (([.$G21]*POWER([.$Q$7];12*[.BE$26])) - [.$C22]*SUMPRODUCT(POWER([.$Q$7];ROW(INDIRECT(&quot;1:12&quot;)))/[.$Q$7]; POWER([.$Q$9];-(12-ROW(INDIRECT(&quot;1:12&quot;))))/[.$Q$9]))) - [.$F22]" office:value-type="float" office:value="4985518975.58561" calcext:value-type="float">
            <text:p>4985518975.58561</text:p>
          </table:table-cell>
          <table:table-cell table:formula="of:=( (([.$G21]*POWER([.$Q$7];12*[.BF$26])) - [.$C22]*SUMPRODUCT(POWER([.$Q$7];ROW(INDIRECT(&quot;1:12&quot;)))/[.$Q$7]; POWER([.$Q$9];-(12-ROW(INDIRECT(&quot;1:12&quot;))))/[.$Q$9]))) - [.$F22]" office:value-type="float" office:value="5787168515.86398" calcext:value-type="float">
            <text:p>5787168515.86398</text:p>
          </table:table-cell>
          <table:table-cell table:formula="of:=( (([.$G21]*POWER([.$Q$7];12*[.BG$26])) - [.$C22]*SUMPRODUCT(POWER([.$Q$7];ROW(INDIRECT(&quot;1:12&quot;)))/[.$Q$7]; POWER([.$Q$9];-(12-ROW(INDIRECT(&quot;1:12&quot;))))/[.$Q$9]))) - [.$F22]" office:value-type="float" office:value="6717686841.37267" calcext:value-type="float">
            <text:p>6717686841.37267</text:p>
          </table:table-cell>
          <table:table-cell table:formula="of:=( (([.$G21]*POWER([.$Q$7];12*[.BH$26])) - [.$C22]*SUMPRODUCT(POWER([.$Q$7];ROW(INDIRECT(&quot;1:12&quot;)))/[.$Q$7]; POWER([.$Q$9];-(12-ROW(INDIRECT(&quot;1:12&quot;))))/[.$Q$9]))) - [.$F22]" office:value-type="float" office:value="7797790191.53092" calcext:value-type="float">
            <text:p>7797790191.53092</text:p>
          </table:table-cell>
          <table:table-cell table:formula="of:=( (([.$G21]*POWER([.$Q$7];12*[.BI$26])) - [.$C22]*SUMPRODUCT(POWER([.$Q$7];ROW(INDIRECT(&quot;1:12&quot;)))/[.$Q$7]; POWER([.$Q$9];-(12-ROW(INDIRECT(&quot;1:12&quot;))))/[.$Q$9]))) - [.$F22]" office:value-type="float" office:value="9051525034.83485" calcext:value-type="float">
            <text:p>9051525034.83485</text:p>
          </table:table-cell>
          <table:table-cell table:formula="of:=( (([.$G21]*POWER([.$Q$7];12*[.BJ$26])) - [.$C22]*SUMPRODUCT(POWER([.$Q$7];ROW(INDIRECT(&quot;1:12&quot;)))/[.$Q$7]; POWER([.$Q$9];-(12-ROW(INDIRECT(&quot;1:12&quot;))))/[.$Q$9]))) - [.$F22]" office:value-type="float" office:value="10506803418.2266" calcext:value-type="float">
            <text:p>10506803418.2266</text:p>
          </table:table-cell>
          <table:table-cell table:formula="of:=( (([.$G21]*POWER([.$Q$7];12*[.BK$26])) - [.$C22]*SUMPRODUCT(POWER([.$Q$7];ROW(INDIRECT(&quot;1:12&quot;)))/[.$Q$7]; POWER([.$Q$9];-(12-ROW(INDIRECT(&quot;1:12&quot;))))/[.$Q$9]))) - [.$F22]" office:value-type="float" office:value="12196024376.2932" calcext:value-type="float">
            <text:p>12196024376.2932</text:p>
          </table:table-cell>
          <table:table-cell table:formula="of:=( (([.$G21]*POWER([.$Q$7];12*[.BL$26])) - [.$C22]*SUMPRODUCT(POWER([.$Q$7];ROW(INDIRECT(&quot;1:12&quot;)))/[.$Q$7]; POWER([.$Q$9];-(12-ROW(INDIRECT(&quot;1:12&quot;))))/[.$Q$9]))) - [.$F22]" office:value-type="float" office:value="14156795234.8014" calcext:value-type="float">
            <text:p>14156795234.8014</text:p>
          </table:table-cell>
          <table:table-cell table:formula="of:=( (([.$G21]*POWER([.$Q$7];12*[.BM$26])) - [.$C22]*SUMPRODUCT(POWER([.$Q$7];ROW(INDIRECT(&quot;1:12&quot;)))/[.$Q$7]; POWER([.$Q$9];-(12-ROW(INDIRECT(&quot;1:12&quot;))))/[.$Q$9]))) - [.$F22]" office:value-type="float" office:value="16432768867.0344" calcext:value-type="float">
            <text:p>16432768867.0344</text:p>
          </table:table-cell>
          <table:table-cell table:formula="of:=( (([.$G21]*POWER([.$Q$7];12*[.BN$26])) - [.$C22]*SUMPRODUCT(POWER([.$Q$7];ROW(INDIRECT(&quot;1:12&quot;)))/[.$Q$7]; POWER([.$Q$9];-(12-ROW(INDIRECT(&quot;1:12&quot;))))/[.$Q$9]))) - [.$F22]" office:value-type="float" office:value="19074615542.8673" calcext:value-type="float">
            <text:p>19074615542.8673</text:p>
          </table:table-cell>
          <table:table-cell table:formula="of:=( (([.$G21]*POWER([.$Q$7];12*[.BO$26])) - [.$C22]*SUMPRODUCT(POWER([.$Q$7];ROW(INDIRECT(&quot;1:12&quot;)))/[.$Q$7]; POWER([.$Q$9];-(12-ROW(INDIRECT(&quot;1:12&quot;))))/[.$Q$9]))) - [.$F22]" office:value-type="float" office:value="22141151006.9718" calcext:value-type="float">
            <text:p>22141151006.9718</text:p>
          </table:table-cell>
          <table:table-cell table:formula="of:=( (([.$G21]*POWER([.$Q$7];12*[.BP$26])) - [.$C22]*SUMPRODUCT(POWER([.$Q$7];ROW(INDIRECT(&quot;1:12&quot;)))/[.$Q$7]; POWER([.$Q$9];-(12-ROW(INDIRECT(&quot;1:12&quot;))))/[.$Q$9]))) - [.$F22]" office:value-type="float" office:value="25700645900.6889" calcext:value-type="float">
            <text:p>25700645900.6889</text:p>
          </table:table-cell>
          <table:table-cell table:formula="of:=( (([.$G21]*POWER([.$Q$7];12*[.BQ$26])) - [.$C22]*SUMPRODUCT(POWER([.$Q$7];ROW(INDIRECT(&quot;1:12&quot;)))/[.$Q$7]; POWER([.$Q$9];-(12-ROW(INDIRECT(&quot;1:12&quot;))))/[.$Q$9]))) - [.$F22]" office:value-type="float" office:value="29832345679.3829" calcext:value-type="float">
            <text:p>29832345679.3829</text:p>
          </table:table-cell>
          <table:table-cell table:formula="of:=( (([.$G21]*POWER([.$Q$7];12*[.BR$26])) - [.$C22]*SUMPRODUCT(POWER([.$Q$7];ROW(INDIRECT(&quot;1:12&quot;)))/[.$Q$7]; POWER([.$Q$9];-(12-ROW(INDIRECT(&quot;1:12&quot;))))/[.$Q$9]))) - [.$F22]" office:value-type="float" office:value="34628234863.3772" calcext:value-type="float">
            <text:p>34628234863.3772</text:p>
          </table:table-cell>
          <table:table-cell table:formula="of:=( (([.$G21]*POWER([.$Q$7];12*[.BS$26])) - [.$C22]*SUMPRODUCT(POWER([.$Q$7];ROW(INDIRECT(&quot;1:12&quot;)))/[.$Q$7]; POWER([.$Q$9];-(12-ROW(INDIRECT(&quot;1:12&quot;))))/[.$Q$9]))) - [.$F22]" office:value-type="float" office:value="40195084900.1973" calcext:value-type="float">
            <text:p>40195084900.1973</text:p>
          </table:table-cell>
          <table:table-cell table:formula="of:=( (([.$G21]*POWER([.$Q$7];12*[.BT$26])) - [.$C22]*SUMPRODUCT(POWER([.$Q$7];ROW(INDIRECT(&quot;1:12&quot;)))/[.$Q$7]; POWER([.$Q$9];-(12-ROW(INDIRECT(&quot;1:12&quot;))))/[.$Q$9]))) - [.$F22]" office:value-type="float" office:value="46656831229.9228" calcext:value-type="float">
            <text:p>46656831229.9228</text:p>
          </table:table-cell>
          <table:table-cell table:formula="of:=( (([.$G21]*POWER([.$Q$7];12*[.BU$26])) - [.$C22]*SUMPRODUCT(POWER([.$Q$7];ROW(INDIRECT(&quot;1:12&quot;)))/[.$Q$7]; POWER([.$Q$9];-(12-ROW(INDIRECT(&quot;1:12&quot;))))/[.$Q$9]))) - [.$F22]" office:value-type="float" office:value="54157332474.5316" calcext:value-type="float">
            <text:p>54157332474.5316</text:p>
          </table:table-cell>
          <table:table-cell table:formula="of:=( (([.$G21]*POWER([.$Q$7];12*[.BV$26])) - [.$C22]*SUMPRODUCT(POWER([.$Q$7];ROW(INDIRECT(&quot;1:12&quot;)))/[.$Q$7]; POWER([.$Q$9];-(12-ROW(INDIRECT(&quot;1:12&quot;))))/[.$Q$9]))) - [.$F22]" office:value-type="float" office:value="62863573179.3982" calcext:value-type="float">
            <text:p>62863573179.3982</text:p>
          </table:table-cell>
          <table:table-cell table:formula="of:=( (([.$G21]*POWER([.$Q$7];12*[.BW$26])) - [.$C22]*SUMPRODUCT(POWER([.$Q$7];ROW(INDIRECT(&quot;1:12&quot;)))/[.$Q$7]; POWER([.$Q$9];-(12-ROW(INDIRECT(&quot;1:12&quot;))))/[.$Q$9]))) - [.$F22]" office:value-type="float" office:value="72969381409.956" calcext:value-type="float">
            <text:p>72969381409.956</text:p>
          </table:table-cell>
          <table:table-cell table:formula="of:=( (([.$G21]*POWER([.$Q$7];12*[.BX$26])) - [.$C22]*SUMPRODUCT(POWER([.$Q$7];ROW(INDIRECT(&quot;1:12&quot;)))/[.$Q$7]; POWER([.$Q$9];-(12-ROW(INDIRECT(&quot;1:12&quot;))))/[.$Q$9]))) - [.$F22]" office:value-type="float" office:value="84699743968.8183" calcext:value-type="float">
            <text:p>84699743968.8183</text:p>
          </table:table-cell>
          <table:table-cell table:formula="of:=( (([.$G21]*POWER([.$Q$7];12*[.BY$26])) - [.$C22]*SUMPRODUCT(POWER([.$Q$7];ROW(INDIRECT(&quot;1:12&quot;)))/[.$Q$7]; POWER([.$Q$9];-(12-ROW(INDIRECT(&quot;1:12&quot;))))/[.$Q$9]))) - [.$F22]" office:value-type="float" office:value="98315815303.5463" calcext:value-type="float">
            <text:p>98315815303.5463</text:p>
          </table:table-cell>
          <table:table-cell table:formula="of:=( (([.$G21]*POWER([.$Q$7];12*[.BZ$26])) - [.$C22]*SUMPRODUCT(POWER([.$Q$7];ROW(INDIRECT(&quot;1:12&quot;)))/[.$Q$7]; POWER([.$Q$9];-(12-ROW(INDIRECT(&quot;1:12&quot;))))/[.$Q$9]))) - [.$F22]" office:value-type="float" office:value="114120731618.971" calcext:value-type="float">
            <text:p>114120731618.97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B46]*(1+[.$Q$11])" office:value-type="float" office:value="171143.005590339" calcext:value-type="float">
            <text:p>171143.005590339</text:p>
          </table:table-cell>
          <table:table-cell table:formula="of:=[.$C46]*POWER([.$Q$9];12)" office:value-type="float" office:value="294426.893813186" calcext:value-type="float">
            <text:p>294426.893813186</text:p>
          </table:table-cell>
          <table:table-cell table:formula="of:=[.$B47]*12" office:value-type="float" office:value="2053716.06708407" calcext:value-type="float">
            <text:p>2053716.06708407</text:p>
          </table:table-cell>
          <table:table-cell table:formula="of:=[.$C47]*(POWER([.$Q$9];12)-1)/([.$Q$9]-1)" office:value-type="float" office:value="3645092.43303718" calcext:value-type="float">
            <text:p>3645092.43303718</text:p>
          </table:table-cell>
          <table:table-cell table:formula="of:=  ( (([.$G46]*POWER([.$Q$7];3)) + [.$B47]*SERIESSUM([.$Q$7];0;1;POWER(1; ROW(INDIRECT(&quot;1:3&quot;)))) - [.$C47]*SUMPRODUCT(POWER([.$Q$7];ROW(INDIRECT(&quot;1:3&quot;)))/[.$Q$7]; POWER([.$Q$9];-(12-ROW(INDIRECT(&quot;1:3&quot;))))/[.$Q$9])) + (([.$G46]*POWER([.$Q$7];6)) + [.$B47]*SERIESSUM([.$Q$7];0;1;POWER(1; ROW(INDIRECT(&quot;1:6&quot;)))) - [.$C47]*SUMPRODUCT(POWER([.$Q$7];ROW(INDIRECT(&quot;1:6&quot;)))/[.$Q$7]; POWER([.$Q$9];-(12-ROW(INDIRECT(&quot;1:6&quot;))))/[.$Q$9])) + (([.$G46]*POWER([.$Q$7];9)) + [.$B47]*SERIESSUM([.$Q$7];0;1;POWER(1; ROW(INDIRECT(&quot;1:9&quot;)))) - [.$C47]*SUMPRODUCT(POWER([.$Q$7];ROW(INDIRECT(&quot;1:9&quot;)))/[.$Q$7]; POWER([.$Q$9];-(12-ROW(INDIRECT(&quot;1:9&quot;))))/[.$Q$9])) + (([.$G46]*POWER([.$Q$7];12)) + [.$B47]*SERIESSUM([.$Q$7];0;1;POWER(1; ROW(INDIRECT(&quot;1:12&quot;)))) - [.$C47]*SUMPRODUCT(POWER([.$Q$7];ROW(INDIRECT(&quot;1:12&quot;)))/[.$Q$7]; POWER([.$Q$9];-(12-ROW(INDIRECT(&quot;1:12&quot;))))/[.$Q$9])) ) * [.$Q$4] * [.$Q$4] / 4" office:value-type="float" office:value="7558213.79403361" calcext:value-type="float">
            <text:p>7558213.79403361</text:p>
          </table:table-cell>
          <table:table-cell table:formula="of:=[.$G46]*POWER([.$Q$7];12) + [.$B47]*(POWER([.$Q$7];12)-1)/([.$Q$7]-1) - [.$Q$3]*SUMPRODUCT(POWER([.$Q$7]; INDEX([.$A$2:.$A$13];N(IF({1};MAX(ROW([.$A$2:.$A$13]))-ROW([.$A$2:.$A$13])+1)))); POWER([.$Q$9];[.$A$2:.$A$13])) - [.$F47]" office:value-type="float" office:value="84096540.2099793" calcext:value-type="float">
            <text:p>84096540.2099793</text:p>
          </table:table-cell>
          <table:table-cell table:formula="of:=COUNTIF([.$M71:.$CA71];&quot;&gt;=0&quot;)" office:value-type="float" office:value="0" calcext:value-type="float">
            <text:p>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[.$G22]*POWER([.$Q$7];12) - [.$Q$3]*SUMPRODUCT(POWER([.$Q$7]; INDEX([.$A$2:.$A$13];N(IF({1};MAX(ROW([.$A$2:.$A$13]))-ROW([.$A$2:.$A$13])+1)))); POWER([.$Q$9];[.$A$2:.$A$13])) - [.$F23]" office:value-type="float" office:value="7148169.62890676" calcext:value-type="float">
            <text:p>7148169.62890676</text:p>
          </table:table-cell>
          <table:table-cell table:formula="of:=[.M$27]*POWER([.$Q$7];12*[.M$26]) - [.$Q$3]*SUMPRODUCT(POWER([.$Q$7]; INDEX([.$A$2:.$A$13];N(IF({1};MAX(ROW([.$A$2:.$A$13]))-ROW([.$A$2:.$A$13])+1)))); POWER([.$Q$9];[.$A$2:.$A$13])) - [.$F23]" office:value-type="float" office:value="-1116510.04535324" calcext:value-type="float">
            <text:p>-1116510.04535324</text:p>
          </table:table-cell>
          <table:table-cell table:formula="of:=( (([.$G22]*POWER([.$Q$7];12*[.N$26])) - [.$C23]*SUMPRODUCT(POWER([.$Q$7];ROW(INDIRECT(&quot;1:12&quot;)))/[.$Q$7]; POWER([.$Q$9];-(12-ROW(INDIRECT(&quot;1:12&quot;))))/[.$Q$9]))) - [.$F23]" office:value-type="float" office:value="7917395.84812692" calcext:value-type="float">
            <text:p>7917395.84812692</text:p>
          </table:table-cell>
          <table:table-cell table:formula="of:=( (([.$G22]*POWER([.$Q$7];12*[.O$26])) - [.$C23]*SUMPRODUCT(POWER([.$Q$7];ROW(INDIRECT(&quot;1:12&quot;)))/[.$Q$7]; POWER([.$Q$9];-(12-ROW(INDIRECT(&quot;1:12&quot;))))/[.$Q$9]))) - [.$F23]" office:value-type="float" office:value="9415617.87131381" calcext:value-type="float">
            <text:p>9415617.87131381</text:p>
          </table:table-cell>
          <table:table-cell table:formula="of:=( (([.$G22]*POWER([.$Q$7];12*[.P$26])) - [.$C23]*SUMPRODUCT(POWER([.$Q$7];ROW(INDIRECT(&quot;1:12&quot;)))/[.$Q$7]; POWER([.$Q$9];-(12-ROW(INDIRECT(&quot;1:12&quot;))))/[.$Q$9]))) - [.$F23]" office:value-type="float" office:value="11154685.8532801" calcext:value-type="float">
            <text:p>11154685.8532801</text:p>
          </table:table-cell>
          <table:table-cell table:formula="of:=( (([.$G22]*POWER([.$Q$7];12*[.Q$26])) - [.$C23]*SUMPRODUCT(POWER([.$Q$7];ROW(INDIRECT(&quot;1:12&quot;)))/[.$Q$7]; POWER([.$Q$9];-(12-ROW(INDIRECT(&quot;1:12&quot;))))/[.$Q$9]))) - [.$F23]" office:value-type="float" office:value="13173316.8699749" calcext:value-type="float">
            <text:p>13173316.8699749</text:p>
          </table:table-cell>
          <table:table-cell table:formula="of:=( (([.$G22]*POWER([.$Q$7];12*[.R$26])) - [.$C23]*SUMPRODUCT(POWER([.$Q$7];ROW(INDIRECT(&quot;1:12&quot;)))/[.$Q$7]; POWER([.$Q$9];-(12-ROW(INDIRECT(&quot;1:12&quot;))))/[.$Q$9]))) - [.$F23]" office:value-type="float" office:value="15516451.9422191" calcext:value-type="float">
            <text:p>15516451.9422191</text:p>
          </table:table-cell>
          <table:table-cell table:formula="of:=( (([.$G22]*POWER([.$Q$7];12*[.S$26])) - [.$C23]*SUMPRODUCT(POWER([.$Q$7];ROW(INDIRECT(&quot;1:12&quot;)))/[.$Q$7]; POWER([.$Q$9];-(12-ROW(INDIRECT(&quot;1:12&quot;))))/[.$Q$9]))) - [.$F23]" office:value-type="float" office:value="18236256.5629618" calcext:value-type="float">
            <text:p>18236256.5629618</text:p>
          </table:table-cell>
          <table:table-cell table:formula="of:=( (([.$G22]*POWER([.$Q$7];12*[.T$26])) - [.$C23]*SUMPRODUCT(POWER([.$Q$7];ROW(INDIRECT(&quot;1:12&quot;)))/[.$Q$7]; POWER([.$Q$9];-(12-ROW(INDIRECT(&quot;1:12&quot;))))/[.$Q$9]))) - [.$F23]" office:value-type="float" office:value="21393282.0638127" calcext:value-type="float">
            <text:p>21393282.0638127</text:p>
          </table:table-cell>
          <table:table-cell table:formula="of:=( (([.$G22]*POWER([.$Q$7];12*[.U$26])) - [.$C23]*SUMPRODUCT(POWER([.$Q$7];ROW(INDIRECT(&quot;1:12&quot;)))/[.$Q$7]; POWER([.$Q$9];-(12-ROW(INDIRECT(&quot;1:12&quot;))))/[.$Q$9]))) - [.$F23]" office:value-type="float" office:value="25057813.6764922" calcext:value-type="float">
            <text:p>25057813.6764922</text:p>
          </table:table-cell>
          <table:table-cell table:formula="of:=( (([.$G22]*POWER([.$Q$7];12*[.V$26])) - [.$C23]*SUMPRODUCT(POWER([.$Q$7];ROW(INDIRECT(&quot;1:12&quot;)))/[.$Q$7]; POWER([.$Q$9];-(12-ROW(INDIRECT(&quot;1:12&quot;))))/[.$Q$9]))) - [.$F23]" office:value-type="float" office:value="29311435.3012486" calcext:value-type="float">
            <text:p>29311435.3012486</text:p>
          </table:table-cell>
          <table:table-cell table:formula="of:=( (([.$G22]*POWER([.$Q$7];12*[.W$26])) - [.$C23]*SUMPRODUCT(POWER([.$Q$7];ROW(INDIRECT(&quot;1:12&quot;)))/[.$Q$7]; POWER([.$Q$9];-(12-ROW(INDIRECT(&quot;1:12&quot;))))/[.$Q$9]))) - [.$F23]" office:value-type="float" office:value="34248845.8188689" calcext:value-type="float">
            <text:p>34248845.8188689</text:p>
          </table:table-cell>
          <table:table-cell table:formula="of:=( (([.$G22]*POWER([.$Q$7];12*[.X$26])) - [.$C23]*SUMPRODUCT(POWER([.$Q$7];ROW(INDIRECT(&quot;1:12&quot;)))/[.$Q$7]; POWER([.$Q$9];-(12-ROW(INDIRECT(&quot;1:12&quot;))))/[.$Q$9]))) - [.$F23]" office:value-type="float" office:value="39979967.3830497" calcext:value-type="float">
            <text:p>39979967.3830497</text:p>
          </table:table-cell>
          <table:table-cell table:formula="of:=( (([.$G22]*POWER([.$Q$7];12*[.Y$26])) - [.$C23]*SUMPRODUCT(POWER([.$Q$7];ROW(INDIRECT(&quot;1:12&quot;)))/[.$Q$7]; POWER([.$Q$9];-(12-ROW(INDIRECT(&quot;1:12&quot;))))/[.$Q$9]))) - [.$F23]" office:value-type="float" office:value="46632392.6302922" calcext:value-type="float">
            <text:p>46632392.6302922</text:p>
          </table:table-cell>
          <table:table-cell table:formula="of:=( (([.$G22]*POWER([.$Q$7];12*[.Z$26])) - [.$C23]*SUMPRODUCT(POWER([.$Q$7];ROW(INDIRECT(&quot;1:12&quot;)))/[.$Q$7]; POWER([.$Q$9];-(12-ROW(INDIRECT(&quot;1:12&quot;))))/[.$Q$9]))) - [.$F23]" office:value-type="float" office:value="54354225.2898435" calcext:value-type="float">
            <text:p>54354225.2898435</text:p>
          </table:table-cell>
          <table:table-cell table:formula="of:=( (([.$G22]*POWER([.$Q$7];12*[.AA$26])) - [.$C23]*SUMPRODUCT(POWER([.$Q$7];ROW(INDIRECT(&quot;1:12&quot;)))/[.$Q$7]; POWER([.$Q$9];-(12-ROW(INDIRECT(&quot;1:12&quot;))))/[.$Q$9]))) - [.$F23]" office:value-type="float" office:value="63317377.4345186" calcext:value-type="float">
            <text:p>63317377.4345186</text:p>
          </table:table-cell>
          <table:table-cell table:formula="of:=( (([.$G22]*POWER([.$Q$7];12*[.AB$26])) - [.$C23]*SUMPRODUCT(POWER([.$Q$7];ROW(INDIRECT(&quot;1:12&quot;)))/[.$Q$7]; POWER([.$Q$9];-(12-ROW(INDIRECT(&quot;1:12&quot;))))/[.$Q$9]))) - [.$F23]" office:value-type="float" office:value="73721396.7794889" calcext:value-type="float">
            <text:p>73721396.7794889</text:p>
          </table:table-cell>
          <table:table-cell table:formula="of:=( (([.$G22]*POWER([.$Q$7];12*[.AC$26])) - [.$C23]*SUMPRODUCT(POWER([.$Q$7];ROW(INDIRECT(&quot;1:12&quot;)))/[.$Q$7]; POWER([.$Q$9];-(12-ROW(INDIRECT(&quot;1:12&quot;))))/[.$Q$9]))) - [.$F23]" office:value-type="float" office:value="85797909.2366406" calcext:value-type="float">
            <text:p>85797909.2366406</text:p>
          </table:table-cell>
          <table:table-cell table:formula="of:=( (([.$G22]*POWER([.$Q$7];12*[.AD$26])) - [.$C23]*SUMPRODUCT(POWER([.$Q$7];ROW(INDIRECT(&quot;1:12&quot;)))/[.$Q$7]; POWER([.$Q$9];-(12-ROW(INDIRECT(&quot;1:12&quot;))))/[.$Q$9]))) - [.$F23]" office:value-type="float" office:value="99815775.6296175" calcext:value-type="float">
            <text:p>99815775.6296175</text:p>
          </table:table-cell>
          <table:table-cell table:formula="of:=( (([.$G22]*POWER([.$Q$7];12*[.AE$26])) - [.$C23]*SUMPRODUCT(POWER([.$Q$7];ROW(INDIRECT(&quot;1:12&quot;)))/[.$Q$7]; POWER([.$Q$9];-(12-ROW(INDIRECT(&quot;1:12&quot;))))/[.$Q$9]))) - [.$F23]" office:value-type="float" office:value="116087077.374103" calcext:value-type="float">
            <text:p>116087077.374103</text:p>
          </table:table-cell>
          <table:table-cell table:formula="of:=( (([.$G22]*POWER([.$Q$7];12*[.AF$26])) - [.$C23]*SUMPRODUCT(POWER([.$Q$7];ROW(INDIRECT(&quot;1:12&quot;)))/[.$Q$7]; POWER([.$Q$9];-(12-ROW(INDIRECT(&quot;1:12&quot;))))/[.$Q$9]))) - [.$F23]" office:value-type="float" office:value="134974064.383248" calcext:value-type="float">
            <text:p>134974064.383248</text:p>
          </table:table-cell>
          <table:table-cell table:formula="of:=( (([.$G22]*POWER([.$Q$7];12*[.AG$26])) - [.$C23]*SUMPRODUCT(POWER([.$Q$7];ROW(INDIRECT(&quot;1:12&quot;)))/[.$Q$7]; POWER([.$Q$9];-(12-ROW(INDIRECT(&quot;1:12&quot;))))/[.$Q$9]))) - [.$F23]" office:value-type="float" office:value="156897219.880289" calcext:value-type="float">
            <text:p>156897219.880289</text:p>
          </table:table-cell>
          <table:table-cell table:formula="of:=( (([.$G22]*POWER([.$Q$7];12*[.AH$26])) - [.$C23]*SUMPRODUCT(POWER([.$Q$7];ROW(INDIRECT(&quot;1:12&quot;)))/[.$Q$7]; POWER([.$Q$9];-(12-ROW(INDIRECT(&quot;1:12&quot;))))/[.$Q$9]))) - [.$F23]" office:value-type="float" office:value="182344621.666224" calcext:value-type="float">
            <text:p>182344621.666224</text:p>
          </table:table-cell>
          <table:table-cell table:formula="of:=( (([.$G22]*POWER([.$Q$7];12*[.AI$26])) - [.$C23]*SUMPRODUCT(POWER([.$Q$7];ROW(INDIRECT(&quot;1:12&quot;)))/[.$Q$7]; POWER([.$Q$9];-(12-ROW(INDIRECT(&quot;1:12&quot;))))/[.$Q$9]))) - [.$F23]" office:value-type="float" office:value="211882808.253559" calcext:value-type="float">
            <text:p>211882808.253559</text:p>
          </table:table-cell>
          <table:table-cell table:formula="of:=( (([.$G22]*POWER([.$Q$7];12*[.AJ$26])) - [.$C23]*SUMPRODUCT(POWER([.$Q$7];ROW(INDIRECT(&quot;1:12&quot;)))/[.$Q$7]; POWER([.$Q$9];-(12-ROW(INDIRECT(&quot;1:12&quot;))))/[.$Q$9]))) - [.$F23]" office:value-type="float" office:value="246169391.780154" calcext:value-type="float">
            <text:p>246169391.780154</text:p>
          </table:table-cell>
          <table:table-cell table:formula="of:=( (([.$G22]*POWER([.$Q$7];12*[.AK$26])) - [.$C23]*SUMPRODUCT(POWER([.$Q$7];ROW(INDIRECT(&quot;1:12&quot;)))/[.$Q$7]; POWER([.$Q$9];-(12-ROW(INDIRECT(&quot;1:12&quot;))))/[.$Q$9]))) - [.$F23]" office:value-type="float" office:value="285967698.505935" calcext:value-type="float">
            <text:p>285967698.505935</text:p>
          </table:table-cell>
          <table:table-cell table:formula="of:=( (([.$G22]*POWER([.$Q$7];12*[.AL$26])) - [.$C23]*SUMPRODUCT(POWER([.$Q$7];ROW(INDIRECT(&quot;1:12&quot;)))/[.$Q$7]; POWER([.$Q$9];-(12-ROW(INDIRECT(&quot;1:12&quot;))))/[.$Q$9]))) - [.$F23]" office:value-type="float" office:value="332163762.835612" calcext:value-type="float">
            <text:p>332163762.835612</text:p>
          </table:table-cell>
          <table:table-cell table:formula="of:=( (([.$G22]*POWER([.$Q$7];12*[.AM$26])) - [.$C23]*SUMPRODUCT(POWER([.$Q$7];ROW(INDIRECT(&quot;1:12&quot;)))/[.$Q$7]; POWER([.$Q$9];-(12-ROW(INDIRECT(&quot;1:12&quot;))))/[.$Q$9]))) - [.$F23]" office:value-type="float" office:value="385786053.207306" calcext:value-type="float">
            <text:p>385786053.207306</text:p>
          </table:table-cell>
          <table:table-cell table:formula="of:=( (([.$G22]*POWER([.$Q$7];12*[.AN$26])) - [.$C23]*SUMPRODUCT(POWER([.$Q$7];ROW(INDIRECT(&quot;1:12&quot;)))/[.$Q$7]; POWER([.$Q$9];-(12-ROW(INDIRECT(&quot;1:12&quot;))))/[.$Q$9]))) - [.$F23]" office:value-type="float" office:value="448028369.006905" calcext:value-type="float">
            <text:p>448028369.006905</text:p>
          </table:table-cell>
          <table:table-cell table:formula="of:=( (([.$G22]*POWER([.$Q$7];12*[.AO$26])) - [.$C23]*SUMPRODUCT(POWER([.$Q$7];ROW(INDIRECT(&quot;1:12&quot;)))/[.$Q$7]; POWER([.$Q$9];-(12-ROW(INDIRECT(&quot;1:12&quot;))))/[.$Q$9]))) - [.$F23]" office:value-type="float" office:value="520276418.264831" calcext:value-type="float">
            <text:p>520276418.264831</text:p>
          </table:table-cell>
          <table:table-cell table:formula="of:=( (([.$G22]*POWER([.$Q$7];12*[.AP$26])) - [.$C23]*SUMPRODUCT(POWER([.$Q$7];ROW(INDIRECT(&quot;1:12&quot;)))/[.$Q$7]; POWER([.$Q$9];-(12-ROW(INDIRECT(&quot;1:12&quot;))))/[.$Q$9]))) - [.$F23]" office:value-type="float" office:value="604138667.837641" calcext:value-type="float">
            <text:p>604138667.837641</text:p>
          </table:table-cell>
          <table:table-cell table:formula="of:=( (([.$G22]*POWER([.$Q$7];12*[.AQ$26])) - [.$C23]*SUMPRODUCT(POWER([.$Q$7];ROW(INDIRECT(&quot;1:12&quot;)))/[.$Q$7]; POWER([.$Q$9];-(12-ROW(INDIRECT(&quot;1:12&quot;))))/[.$Q$9]))) - [.$F23]" office:value-type="float" office:value="701482152.895695" calcext:value-type="float">
            <text:p>701482152.895695</text:p>
          </table:table-cell>
          <table:table-cell table:formula="of:=( (([.$G22]*POWER([.$Q$7];12*[.AR$26])) - [.$C23]*SUMPRODUCT(POWER([.$Q$7];ROW(INDIRECT(&quot;1:12&quot;)))/[.$Q$7]; POWER([.$Q$9];-(12-ROW(INDIRECT(&quot;1:12&quot;))))/[.$Q$9]))) - [.$F23]" office:value-type="float" office:value="814474042.947732" calcext:value-type="float">
            <text:p>814474042.947732</text:p>
          </table:table-cell>
          <table:table-cell table:formula="of:=( (([.$G22]*POWER([.$Q$7];12*[.AS$26])) - [.$C23]*SUMPRODUCT(POWER([.$Q$7];ROW(INDIRECT(&quot;1:12&quot;)))/[.$Q$7]; POWER([.$Q$9];-(12-ROW(INDIRECT(&quot;1:12&quot;))))/[.$Q$9]))) - [.$F23]" office:value-type="float" office:value="945629889.791694" calcext:value-type="float">
            <text:p>945629889.791694</text:p>
          </table:table-cell>
          <table:table-cell table:formula="of:=( (([.$G22]*POWER([.$Q$7];12*[.AT$26])) - [.$C23]*SUMPRODUCT(POWER([.$Q$7];ROW(INDIRECT(&quot;1:12&quot;)))/[.$Q$7]; POWER([.$Q$9];-(12-ROW(INDIRECT(&quot;1:12&quot;))))/[.$Q$9]))) - [.$F23]" office:value-type="float" office:value="1097869631.54161" calcext:value-type="float">
            <text:p>1097869631.54161</text:p>
          </table:table-cell>
          <table:table-cell table:formula="of:=( (([.$G22]*POWER([.$Q$7];12*[.AU$26])) - [.$C23]*SUMPRODUCT(POWER([.$Q$7];ROW(INDIRECT(&quot;1:12&quot;)))/[.$Q$7]; POWER([.$Q$9];-(12-ROW(INDIRECT(&quot;1:12&quot;))))/[.$Q$9]))) - [.$F23]" office:value-type="float" office:value="1274582599.55481" calcext:value-type="float">
            <text:p>1274582599.55481</text:p>
          </table:table-cell>
          <table:table-cell table:formula="of:=( (([.$G22]*POWER([.$Q$7];12*[.AV$26])) - [.$C23]*SUMPRODUCT(POWER([.$Q$7];ROW(INDIRECT(&quot;1:12&quot;)))/[.$Q$7]; POWER([.$Q$9];-(12-ROW(INDIRECT(&quot;1:12&quot;))))/[.$Q$9]))) - [.$F23]" office:value-type="float" office:value="1479702975.51636" calcext:value-type="float">
            <text:p>1479702975.51636</text:p>
          </table:table-cell>
          <table:table-cell table:formula="of:=( (([.$G22]*POWER([.$Q$7];12*[.AW$26])) - [.$C23]*SUMPRODUCT(POWER([.$Q$7];ROW(INDIRECT(&quot;1:12&quot;)))/[.$Q$7]; POWER([.$Q$9];-(12-ROW(INDIRECT(&quot;1:12&quot;))))/[.$Q$9]))) - [.$F23]" office:value-type="float" office:value="1717797378.59078" calcext:value-type="float">
            <text:p>1717797378.59078</text:p>
          </table:table-cell>
          <table:table-cell table:formula="of:=( (([.$G22]*POWER([.$Q$7];12*[.AX$26])) - [.$C23]*SUMPRODUCT(POWER([.$Q$7];ROW(INDIRECT(&quot;1:12&quot;)))/[.$Q$7]; POWER([.$Q$9];-(12-ROW(INDIRECT(&quot;1:12&quot;))))/[.$Q$9]))) - [.$F23]" office:value-type="float" office:value="1994166532.60397" calcext:value-type="float">
            <text:p>1994166532.60397</text:p>
          </table:table-cell>
          <table:table-cell table:formula="of:=( (([.$G22]*POWER([.$Q$7];12*[.AY$26])) - [.$C23]*SUMPRODUCT(POWER([.$Q$7];ROW(INDIRECT(&quot;1:12&quot;)))/[.$Q$7]; POWER([.$Q$9];-(12-ROW(INDIRECT(&quot;1:12&quot;))))/[.$Q$9]))) - [.$F23]" office:value-type="float" office:value="2314963276.68406" calcext:value-type="float">
            <text:p>2314963276.68406</text:p>
          </table:table-cell>
          <table:table-cell table:formula="of:=( (([.$G22]*POWER([.$Q$7];12*[.AZ$26])) - [.$C23]*SUMPRODUCT(POWER([.$Q$7];ROW(INDIRECT(&quot;1:12&quot;)))/[.$Q$7]; POWER([.$Q$9];-(12-ROW(INDIRECT(&quot;1:12&quot;))))/[.$Q$9]))) - [.$F23]" office:value-type="float" office:value="2687329546.64586" calcext:value-type="float">
            <text:p>2687329546.64586</text:p>
          </table:table-cell>
          <table:table-cell table:formula="of:=( (([.$G22]*POWER([.$Q$7];12*[.BA$26])) - [.$C23]*SUMPRODUCT(POWER([.$Q$7];ROW(INDIRECT(&quot;1:12&quot;)))/[.$Q$7]; POWER([.$Q$9];-(12-ROW(INDIRECT(&quot;1:12&quot;))))/[.$Q$9]))) - [.$F23]" office:value-type="float" office:value="3119555376.75168" calcext:value-type="float">
            <text:p>3119555376.75168</text:p>
          </table:table-cell>
          <table:table-cell table:formula="of:=( (([.$G22]*POWER([.$Q$7];12*[.BB$26])) - [.$C23]*SUMPRODUCT(POWER([.$Q$7];ROW(INDIRECT(&quot;1:12&quot;)))/[.$Q$7]; POWER([.$Q$9];-(12-ROW(INDIRECT(&quot;1:12&quot;))))/[.$Q$9]))) - [.$F23]" office:value-type="float" office:value="3621263461.72358" calcext:value-type="float">
            <text:p>3621263461.72358</text:p>
          </table:table-cell>
          <table:table-cell table:formula="of:=( (([.$G22]*POWER([.$Q$7];12*[.BC$26])) - [.$C23]*SUMPRODUCT(POWER([.$Q$7];ROW(INDIRECT(&quot;1:12&quot;)))/[.$Q$7]; POWER([.$Q$9];-(12-ROW(INDIRECT(&quot;1:12&quot;))))/[.$Q$9]))) - [.$F23]" office:value-type="float" office:value="4203623387.93287" calcext:value-type="float">
            <text:p>4203623387.93287</text:p>
          </table:table-cell>
          <table:table-cell table:formula="of:=( (([.$G22]*POWER([.$Q$7];12*[.BD$26])) - [.$C23]*SUMPRODUCT(POWER([.$Q$7];ROW(INDIRECT(&quot;1:12&quot;)))/[.$Q$7]; POWER([.$Q$9];-(12-ROW(INDIRECT(&quot;1:12&quot;))))/[.$Q$9]))) - [.$F23]" office:value-type="float" office:value="4879600303.22113" calcext:value-type="float">
            <text:p>4879600303.22113</text:p>
          </table:table-cell>
          <table:table-cell table:formula="of:=( (([.$G22]*POWER([.$Q$7];12*[.BE$26])) - [.$C23]*SUMPRODUCT(POWER([.$Q$7];ROW(INDIRECT(&quot;1:12&quot;)))/[.$Q$7]; POWER([.$Q$9];-(12-ROW(INDIRECT(&quot;1:12&quot;))))/[.$Q$9]))) - [.$F23]" office:value-type="float" office:value="5664243561.51844" calcext:value-type="float">
            <text:p>5664243561.51844</text:p>
          </table:table-cell>
          <table:table-cell table:formula="of:=( (([.$G22]*POWER([.$Q$7];12*[.BF$26])) - [.$C23]*SUMPRODUCT(POWER([.$Q$7];ROW(INDIRECT(&quot;1:12&quot;)))/[.$Q$7]; POWER([.$Q$9];-(12-ROW(INDIRECT(&quot;1:12&quot;))))/[.$Q$9]))) - [.$F23]" office:value-type="float" office:value="6575021768.38793" calcext:value-type="float">
            <text:p>6575021768.38793</text:p>
          </table:table-cell>
          <table:table-cell table:formula="of:=( (([.$G22]*POWER([.$Q$7];12*[.BG$26])) - [.$C23]*SUMPRODUCT(POWER([.$Q$7];ROW(INDIRECT(&quot;1:12&quot;)))/[.$Q$7]; POWER([.$Q$9];-(12-ROW(INDIRECT(&quot;1:12&quot;))))/[.$Q$9]))) - [.$F23]" office:value-type="float" office:value="7632211686.65535" calcext:value-type="float">
            <text:p>7632211686.65535</text:p>
          </table:table-cell>
          <table:table-cell table:formula="of:=( (([.$G22]*POWER([.$Q$7];12*[.BH$26])) - [.$C23]*SUMPRODUCT(POWER([.$Q$7];ROW(INDIRECT(&quot;1:12&quot;)))/[.$Q$7]; POWER([.$Q$9];-(12-ROW(INDIRECT(&quot;1:12&quot;))))/[.$Q$9]))) - [.$F23]" office:value-type="float" office:value="8859349660.37546" calcext:value-type="float">
            <text:p>8859349660.37546</text:p>
          </table:table-cell>
          <table:table-cell table:formula="of:=( (([.$G22]*POWER([.$Q$7];12*[.BI$26])) - [.$C23]*SUMPRODUCT(POWER([.$Q$7];ROW(INDIRECT(&quot;1:12&quot;)))/[.$Q$7]; POWER([.$Q$9];-(12-ROW(INDIRECT(&quot;1:12&quot;))))/[.$Q$9]))) - [.$F23]" office:value-type="float" office:value="10283755607.2405" calcext:value-type="float">
            <text:p>10283755607.2405</text:p>
          </table:table-cell>
          <table:table-cell table:formula="of:=( (([.$G22]*POWER([.$Q$7];12*[.BJ$26])) - [.$C23]*SUMPRODUCT(POWER([.$Q$7];ROW(INDIRECT(&quot;1:12&quot;)))/[.$Q$7]; POWER([.$Q$9];-(12-ROW(INDIRECT(&quot;1:12&quot;))))/[.$Q$9]))) - [.$F23]" office:value-type="float" office:value="11937141245.1356" calcext:value-type="float">
            <text:p>11937141245.1356</text:p>
          </table:table-cell>
          <table:table-cell table:formula="of:=( (([.$G22]*POWER([.$Q$7];12*[.BK$26])) - [.$C23]*SUMPRODUCT(POWER([.$Q$7];ROW(INDIRECT(&quot;1:12&quot;)))/[.$Q$7]; POWER([.$Q$9];-(12-ROW(INDIRECT(&quot;1:12&quot;))))/[.$Q$9]))) - [.$F23]" office:value-type="float" office:value="13856316093.8607" calcext:value-type="float">
            <text:p>13856316093.8607</text:p>
          </table:table-cell>
          <table:table-cell table:formula="of:=( (([.$G22]*POWER([.$Q$7];12*[.BL$26])) - [.$C23]*SUMPRODUCT(POWER([.$Q$7];ROW(INDIRECT(&quot;1:12&quot;)))/[.$Q$7]; POWER([.$Q$9];-(12-ROW(INDIRECT(&quot;1:12&quot;))))/[.$Q$9]))) - [.$F23]" office:value-type="float" office:value="16084006969.8187" calcext:value-type="float">
            <text:p>16084006969.8187</text:p>
          </table:table-cell>
          <table:table-cell table:formula="of:=( (([.$G22]*POWER([.$Q$7];12*[.BM$26])) - [.$C23]*SUMPRODUCT(POWER([.$Q$7];ROW(INDIRECT(&quot;1:12&quot;)))/[.$Q$7]; POWER([.$Q$9];-(12-ROW(INDIRECT(&quot;1:12&quot;))))/[.$Q$9]))) - [.$F23]" office:value-type="float" office:value="18669809218.1773" calcext:value-type="float">
            <text:p>18669809218.1773</text:p>
          </table:table-cell>
          <table:table-cell table:formula="of:=( (([.$G22]*POWER([.$Q$7];12*[.BN$26])) - [.$C23]*SUMPRODUCT(POWER([.$Q$7];ROW(INDIRECT(&quot;1:12&quot;)))/[.$Q$7]; POWER([.$Q$9];-(12-ROW(INDIRECT(&quot;1:12&quot;))))/[.$Q$9]))) - [.$F23]" office:value-type="float" office:value="21671290859.8978" calcext:value-type="float">
            <text:p>21671290859.8978</text:p>
          </table:table-cell>
          <table:table-cell table:formula="of:=( (([.$G22]*POWER([.$Q$7];12*[.BO$26])) - [.$C23]*SUMPRODUCT(POWER([.$Q$7];ROW(INDIRECT(&quot;1:12&quot;)))/[.$Q$7]; POWER([.$Q$9];-(12-ROW(INDIRECT(&quot;1:12&quot;))))/[.$Q$9]))) - [.$F23]" office:value-type="float" office:value="25155274235.3874" calcext:value-type="float">
            <text:p>25155274235.3874</text:p>
          </table:table-cell>
          <table:table-cell table:formula="of:=( (([.$G22]*POWER([.$Q$7];12*[.BP$26])) - [.$C23]*SUMPRODUCT(POWER([.$Q$7];ROW(INDIRECT(&quot;1:12&quot;)))/[.$Q$7]; POWER([.$Q$9];-(12-ROW(INDIRECT(&quot;1:12&quot;))))/[.$Q$9]))) - [.$F23]" office:value-type="float" office:value="29199323678.1589" calcext:value-type="float">
            <text:p>29199323678.1589</text:p>
          </table:table-cell>
          <table:table-cell table:formula="of:=( (([.$G22]*POWER([.$Q$7];12*[.BQ$26])) - [.$C23]*SUMPRODUCT(POWER([.$Q$7];ROW(INDIRECT(&quot;1:12&quot;)))/[.$Q$7]; POWER([.$Q$9];-(12-ROW(INDIRECT(&quot;1:12&quot;))))/[.$Q$9]))) - [.$F23]" office:value-type="float" office:value="33893472338.7511" calcext:value-type="float">
            <text:p>33893472338.7511</text:p>
          </table:table-cell>
          <table:table-cell table:formula="of:=( (([.$G22]*POWER([.$Q$7];12*[.BR$26])) - [.$C23]*SUMPRODUCT(POWER([.$Q$7];ROW(INDIRECT(&quot;1:12&quot;)))/[.$Q$7]; POWER([.$Q$9];-(12-ROW(INDIRECT(&quot;1:12&quot;))))/[.$Q$9]))) - [.$F23]" office:value-type="float" office:value="39342226603.3968" calcext:value-type="float">
            <text:p>39342226603.3968</text:p>
          </table:table-cell>
          <table:table-cell table:formula="of:=( (([.$G22]*POWER([.$Q$7];12*[.BS$26])) - [.$C23]*SUMPRODUCT(POWER([.$Q$7];ROW(INDIRECT(&quot;1:12&quot;)))/[.$Q$7]; POWER([.$Q$9];-(12-ROW(INDIRECT(&quot;1:12&quot;))))/[.$Q$9]))) - [.$F23]" office:value-type="float" office:value="45666892732.0467" calcext:value-type="float">
            <text:p>45666892732.0467</text:p>
          </table:table-cell>
          <table:table-cell table:formula="of:=( (([.$G22]*POWER([.$Q$7];12*[.BT$26])) - [.$C23]*SUMPRODUCT(POWER([.$Q$7];ROW(INDIRECT(&quot;1:12&quot;)))/[.$Q$7]; POWER([.$Q$9];-(12-ROW(INDIRECT(&quot;1:12&quot;))))/[.$Q$9]))) - [.$F23]" office:value-type="float" office:value="53008277513.9668" calcext:value-type="float">
            <text:p>53008277513.9668</text:p>
          </table:table-cell>
          <table:table-cell table:formula="of:=( (([.$G22]*POWER([.$Q$7];12*[.BU$26])) - [.$C23]*SUMPRODUCT(POWER([.$Q$7];ROW(INDIRECT(&quot;1:12&quot;)))/[.$Q$7]; POWER([.$Q$9];-(12-ROW(INDIRECT(&quot;1:12&quot;))))/[.$Q$9]))) - [.$F23]" office:value-type="float" office:value="61529823065.9233" calcext:value-type="float">
            <text:p>61529823065.9233</text:p>
          </table:table-cell>
          <table:table-cell table:formula="of:=( (([.$G22]*POWER([.$Q$7];12*[.BV$26])) - [.$C23]*SUMPRODUCT(POWER([.$Q$7];ROW(INDIRECT(&quot;1:12&quot;)))/[.$Q$7]; POWER([.$Q$9];-(12-ROW(INDIRECT(&quot;1:12&quot;))))/[.$Q$9]))) - [.$F23]" office:value-type="float" office:value="71421245563.3392" calcext:value-type="float">
            <text:p>71421245563.3392</text:p>
          </table:table-cell>
          <table:table-cell table:formula="of:=( (([.$G22]*POWER([.$Q$7];12*[.BW$26])) - [.$C23]*SUMPRODUCT(POWER([.$Q$7];ROW(INDIRECT(&quot;1:12&quot;)))/[.$Q$7]; POWER([.$Q$9];-(12-ROW(INDIRECT(&quot;1:12&quot;))))/[.$Q$9]))) - [.$F23]" office:value-type="float" office:value="82902758913.9217" calcext:value-type="float">
            <text:p>82902758913.9217</text:p>
          </table:table-cell>
          <table:table-cell table:formula="of:=( (([.$G22]*POWER([.$Q$7];12*[.BX$26])) - [.$C23]*SUMPRODUCT(POWER([.$Q$7];ROW(INDIRECT(&quot;1:12&quot;)))/[.$Q$7]; POWER([.$Q$9];-(12-ROW(INDIRECT(&quot;1:12&quot;))))/[.$Q$9]))) - [.$F23]" office:value-type="float" office:value="96229977405.9071" calcext:value-type="float">
            <text:p>96229977405.9071</text:p>
          </table:table-cell>
          <table:table-cell table:formula="of:=( (([.$G22]*POWER([.$Q$7];12*[.BY$26])) - [.$C23]*SUMPRODUCT(POWER([.$Q$7];ROW(INDIRECT(&quot;1:12&quot;)))/[.$Q$7]; POWER([.$Q$9];-(12-ROW(INDIRECT(&quot;1:12&quot;))))/[.$Q$9]))) - [.$F23]" office:value-type="float" office:value="111699606479.161" calcext:value-type="float">
            <text:p>111699606479.161</text:p>
          </table:table-cell>
          <table:table-cell table:formula="of:=( (([.$G22]*POWER([.$Q$7];12*[.BZ$26])) - [.$C23]*SUMPRODUCT(POWER([.$Q$7];ROW(INDIRECT(&quot;1:12&quot;)))/[.$Q$7]; POWER([.$Q$9];-(12-ROW(INDIRECT(&quot;1:12&quot;))))/[.$Q$9]))) - [.$F23]" office:value-type="float" office:value="129656048313.439" calcext:value-type="float">
            <text:p>129656048313.43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B47]*(1+[.$Q$11])" office:value-type="float" office:value="179700.155869856" calcext:value-type="float">
            <text:p>179700.155869856</text:p>
          </table:table-cell>
          <table:table-cell table:formula="of:=[.$C47]*POWER([.$Q$9];12)" office:value-type="float" office:value="315036.776380109" calcext:value-type="float">
            <text:p>315036.776380109</text:p>
          </table:table-cell>
          <table:table-cell table:formula="of:=[.$B48]*12" office:value-type="float" office:value="2156401.87043828" calcext:value-type="float">
            <text:p>2156401.87043828</text:p>
          </table:table-cell>
          <table:table-cell table:formula="of:=[.$C48]*(POWER([.$Q$9];12)-1)/([.$Q$9]-1)" office:value-type="float" office:value="3900248.90334979" calcext:value-type="float">
            <text:p>3900248.90334979</text:p>
          </table:table-cell>
          <table:table-cell table:formula="of:=  ( (([.$G47]*POWER([.$Q$7];3)) + [.$B48]*SERIESSUM([.$Q$7];0;1;POWER(1; ROW(INDIRECT(&quot;1:3&quot;)))) - [.$C48]*SUMPRODUCT(POWER([.$Q$7];ROW(INDIRECT(&quot;1:3&quot;)))/[.$Q$7]; POWER([.$Q$9];-(12-ROW(INDIRECT(&quot;1:3&quot;))))/[.$Q$9])) + (([.$G47]*POWER([.$Q$7];6)) + [.$B48]*SERIESSUM([.$Q$7];0;1;POWER(1; ROW(INDIRECT(&quot;1:6&quot;)))) - [.$C48]*SUMPRODUCT(POWER([.$Q$7];ROW(INDIRECT(&quot;1:6&quot;)))/[.$Q$7]; POWER([.$Q$9];-(12-ROW(INDIRECT(&quot;1:6&quot;))))/[.$Q$9])) + (([.$G47]*POWER([.$Q$7];9)) + [.$B48]*SERIESSUM([.$Q$7];0;1;POWER(1; ROW(INDIRECT(&quot;1:9&quot;)))) - [.$C48]*SUMPRODUCT(POWER([.$Q$7];ROW(INDIRECT(&quot;1:9&quot;)))/[.$Q$7]; POWER([.$Q$9];-(12-ROW(INDIRECT(&quot;1:9&quot;))))/[.$Q$9])) + (([.$G47]*POWER([.$Q$7];12)) + [.$B48]*SERIESSUM([.$Q$7];0;1;POWER(1; ROW(INDIRECT(&quot;1:12&quot;)))) - [.$C48]*SUMPRODUCT(POWER([.$Q$7];ROW(INDIRECT(&quot;1:12&quot;)))/[.$Q$7]; POWER([.$Q$9];-(12-ROW(INDIRECT(&quot;1:12&quot;))))/[.$Q$9])) ) * [.$Q$4] * [.$Q$4] / 4" office:value-type="float" office:value="8228568.0124284" calcext:value-type="float">
            <text:p>8228568.0124284</text:p>
          </table:table-cell>
          <table:table-cell table:formula="of:=[.$G47]*POWER([.$Q$7];12) + [.$B48]*(POWER([.$Q$7];12)-1)/([.$Q$7]-1) - [.$Q$3]*SUMPRODUCT(POWER([.$Q$7]; INDEX([.$A$2:.$A$13];N(IF({1};MAX(ROW([.$A$2:.$A$13]))-ROW([.$A$2:.$A$13])+1)))); POWER([.$Q$9];[.$A$2:.$A$13])) - [.$F48]" office:value-type="float" office:value="91499027.0529476" calcext:value-type="float">
            <text:p>91499027.0529476</text:p>
          </table:table-cell>
          <table:table-cell table:formula="of:=COUNTIF([.$M72:.$CA72];&quot;&gt;=0&quot;)" office:value-type="float" office:value="0" calcext:value-type="float">
            <text:p>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[.$G23]*POWER([.$Q$7];12) - [.$Q$3]*SUMPRODUCT(POWER([.$Q$7]; INDEX([.$A$2:.$A$13];N(IF({1};MAX(ROW([.$A$2:.$A$13]))-ROW([.$A$2:.$A$13])+1)))); POWER([.$Q$9];[.$A$2:.$A$13])) - [.$F24]" office:value-type="float" office:value="8118953.31367933" calcext:value-type="float">
            <text:p>8118953.31367933</text:p>
          </table:table-cell>
          <table:table-cell table:formula="of:=[.M$27]*POWER([.$Q$7];12*[.M$26]) - [.$Q$3]*SUMPRODUCT(POWER([.$Q$7]; INDEX([.$A$2:.$A$13];N(IF({1};MAX(ROW([.$A$2:.$A$13]))-ROW([.$A$2:.$A$13])+1)))); POWER([.$Q$9];[.$A$2:.$A$13])) - [.$F24]" office:value-type="float" office:value="-1205944.2689613" calcext:value-type="float">
            <text:p>-1205944.2689613</text:p>
          </table:table-cell>
          <table:table-cell table:formula="of:=( (([.$G23]*POWER([.$Q$7];12*[.N$26])) - [.$C24]*SUMPRODUCT(POWER([.$Q$7];ROW(INDIRECT(&quot;1:12&quot;)))/[.$Q$7]; POWER([.$Q$9];-(12-ROW(INDIRECT(&quot;1:12&quot;))))/[.$Q$9]))) - [.$F24]" office:value-type="float" office:value="9008189.30553626" calcext:value-type="float">
            <text:p>9008189.30553626</text:p>
          </table:table-cell>
          <table:table-cell table:formula="of:=( (([.$G23]*POWER([.$Q$7];12*[.O$26])) - [.$C24]*SUMPRODUCT(POWER([.$Q$7];ROW(INDIRECT(&quot;1:12&quot;)))/[.$Q$7]; POWER([.$Q$9];-(12-ROW(INDIRECT(&quot;1:12&quot;))))/[.$Q$9]))) - [.$F24]" office:value-type="float" office:value="10704244.3143243" calcext:value-type="float">
            <text:p>10704244.3143243</text:p>
          </table:table-cell>
          <table:table-cell table:formula="of:=( (([.$G23]*POWER([.$Q$7];12*[.P$26])) - [.$C24]*SUMPRODUCT(POWER([.$Q$7];ROW(INDIRECT(&quot;1:12&quot;)))/[.$Q$7]; POWER([.$Q$9];-(12-ROW(INDIRECT(&quot;1:12&quot;))))/[.$Q$9]))) - [.$F24]" office:value-type="float" office:value="12672947.8280816" calcext:value-type="float">
            <text:p>12672947.8280816</text:p>
          </table:table-cell>
          <table:table-cell table:formula="of:=( (([.$G23]*POWER([.$Q$7];12*[.Q$26])) - [.$C24]*SUMPRODUCT(POWER([.$Q$7];ROW(INDIRECT(&quot;1:12&quot;)))/[.$Q$7]; POWER([.$Q$9];-(12-ROW(INDIRECT(&quot;1:12&quot;))))/[.$Q$9]))) - [.$F24]" office:value-type="float" office:value="14958129.3257327" calcext:value-type="float">
            <text:p>14958129.3257327</text:p>
          </table:table-cell>
          <table:table-cell table:formula="of:=( (([.$G23]*POWER([.$Q$7];12*[.R$26])) - [.$C24]*SUMPRODUCT(POWER([.$Q$7];ROW(INDIRECT(&quot;1:12&quot;)))/[.$Q$7]; POWER([.$Q$9];-(12-ROW(INDIRECT(&quot;1:12&quot;))))/[.$Q$9]))) - [.$F24]" office:value-type="float" office:value="17610664.0729481" calcext:value-type="float">
            <text:p>17610664.0729481</text:p>
          </table:table-cell>
          <table:table-cell table:formula="of:=( (([.$G23]*POWER([.$Q$7];12*[.S$26])) - [.$C24]*SUMPRODUCT(POWER([.$Q$7];ROW(INDIRECT(&quot;1:12&quot;)))/[.$Q$7]; POWER([.$Q$9];-(12-ROW(INDIRECT(&quot;1:12&quot;))))/[.$Q$9]))) - [.$F24]" office:value-type="float" office:value="20689605.7641956" calcext:value-type="float">
            <text:p>20689605.7641956</text:p>
          </table:table-cell>
          <table:table-cell table:formula="of:=( (([.$G23]*POWER([.$Q$7];12*[.T$26])) - [.$C24]*SUMPRODUCT(POWER([.$Q$7];ROW(INDIRECT(&quot;1:12&quot;)))/[.$Q$7]; POWER([.$Q$9];-(12-ROW(INDIRECT(&quot;1:12&quot;))))/[.$Q$9]))) - [.$F24]" office:value-type="float" office:value="24263501.2421169" calcext:value-type="float">
            <text:p>24263501.2421169</text:p>
          </table:table-cell>
          <table:table-cell table:formula="of:=( (([.$G23]*POWER([.$Q$7];12*[.U$26])) - [.$C24]*SUMPRODUCT(POWER([.$Q$7];ROW(INDIRECT(&quot;1:12&quot;)))/[.$Q$7]; POWER([.$Q$9];-(12-ROW(INDIRECT(&quot;1:12&quot;))))/[.$Q$9]))) - [.$F24]" office:value-type="float" office:value="28411916.5639838" calcext:value-type="float">
            <text:p>28411916.5639838</text:p>
          </table:table-cell>
          <table:table-cell table:formula="of:=( (([.$G23]*POWER([.$Q$7];12*[.V$26])) - [.$C24]*SUMPRODUCT(POWER([.$Q$7];ROW(INDIRECT(&quot;1:12&quot;)))/[.$Q$7]; POWER([.$Q$9];-(12-ROW(INDIRECT(&quot;1:12&quot;))))/[.$Q$9]))) - [.$F24]" office:value-type="float" office:value="33227208.3902321" calcext:value-type="float">
            <text:p>33227208.3902321</text:p>
          </table:table-cell>
          <table:table-cell table:formula="of:=( (([.$G23]*POWER([.$Q$7];12*[.W$26])) - [.$C24]*SUMPRODUCT(POWER([.$Q$7];ROW(INDIRECT(&quot;1:12&quot;)))/[.$Q$7]; POWER([.$Q$9];-(12-ROW(INDIRECT(&quot;1:12&quot;))))/[.$Q$9]))) - [.$F24]" office:value-type="float" office:value="38816580.1317045" calcext:value-type="float">
            <text:p>38816580.1317045</text:p>
          </table:table-cell>
          <table:table-cell table:formula="of:=( (([.$G23]*POWER([.$Q$7];12*[.X$26])) - [.$C24]*SUMPRODUCT(POWER([.$Q$7];ROW(INDIRECT(&quot;1:12&quot;)))/[.$Q$7]; POWER([.$Q$9];-(12-ROW(INDIRECT(&quot;1:12&quot;))))/[.$Q$9]))) - [.$F24]" office:value-type="float" office:value="45304468.6318518" calcext:value-type="float">
            <text:p>45304468.6318518</text:p>
          </table:table-cell>
          <table:table-cell table:formula="of:=( (([.$G23]*POWER([.$Q$7];12*[.Y$26])) - [.$C24]*SUMPRODUCT(POWER([.$Q$7];ROW(INDIRECT(&quot;1:12&quot;)))/[.$Q$7]; POWER([.$Q$9];-(12-ROW(INDIRECT(&quot;1:12&quot;))))/[.$Q$9]))) - [.$F24]" office:value-type="float" office:value="52835314.5188809" calcext:value-type="float">
            <text:p>52835314.5188809</text:p>
          </table:table-cell>
          <table:table-cell table:formula="of:=( (([.$G23]*POWER([.$Q$7];12*[.Z$26])) - [.$C24]*SUMPRODUCT(POWER([.$Q$7];ROW(INDIRECT(&quot;1:12&quot;)))/[.$Q$7]; POWER([.$Q$9];-(12-ROW(INDIRECT(&quot;1:12&quot;))))/[.$Q$9]))) - [.$F24]" office:value-type="float" office:value="61576777.9045256" calcext:value-type="float">
            <text:p>61576777.9045256</text:p>
          </table:table-cell>
          <table:table-cell table:formula="of:=( (([.$G23]*POWER([.$Q$7];12*[.AA$26])) - [.$C24]*SUMPRODUCT(POWER([.$Q$7];ROW(INDIRECT(&quot;1:12&quot;)))/[.$Q$7]; POWER([.$Q$9];-(12-ROW(INDIRECT(&quot;1:12&quot;))))/[.$Q$9]))) - [.$F24]" office:value-type="float" office:value="71723471.0209228" calcext:value-type="float">
            <text:p>71723471.0209228</text:p>
          </table:table-cell>
          <table:table-cell table:formula="of:=( (([.$G23]*POWER([.$Q$7];12*[.AB$26])) - [.$C24]*SUMPRODUCT(POWER([.$Q$7];ROW(INDIRECT(&quot;1:12&quot;)))/[.$Q$7]; POWER([.$Q$9];-(12-ROW(INDIRECT(&quot;1:12&quot;))))/[.$Q$9]))) - [.$F24]" office:value-type="float" office:value="83501290.8957297" calcext:value-type="float">
            <text:p>83501290.8957297</text:p>
          </table:table-cell>
          <table:table-cell table:formula="of:=( (([.$G23]*POWER([.$Q$7];12*[.AC$26])) - [.$C24]*SUMPRODUCT(POWER([.$Q$7];ROW(INDIRECT(&quot;1:12&quot;)))/[.$Q$7]; POWER([.$Q$9];-(12-ROW(INDIRECT(&quot;1:12&quot;))))/[.$Q$9]))) - [.$F24]" office:value-type="float" office:value="97172448.5243396" calcext:value-type="float">
            <text:p>97172448.5243396</text:p>
          </table:table-cell>
          <table:table-cell table:formula="of:=( (([.$G23]*POWER([.$Q$7];12*[.AD$26])) - [.$C24]*SUMPRODUCT(POWER([.$Q$7];ROW(INDIRECT(&quot;1:12&quot;)))/[.$Q$7]; POWER([.$Q$9];-(12-ROW(INDIRECT(&quot;1:12&quot;))))/[.$Q$9]))) - [.$F24]" office:value-type="float" office:value="113041306.504252" calcext:value-type="float">
            <text:p>113041306.504252</text:p>
          </table:table-cell>
          <table:table-cell table:formula="of:=( (([.$G23]*POWER([.$Q$7];12*[.AE$26])) - [.$C24]*SUMPRODUCT(POWER([.$Q$7];ROW(INDIRECT(&quot;1:12&quot;)))/[.$Q$7]; POWER([.$Q$9];-(12-ROW(INDIRECT(&quot;1:12&quot;))))/[.$Q$9]))) - [.$F24]" office:value-type="float" office:value="131461155.095539" calcext:value-type="float">
            <text:p>131461155.095539</text:p>
          </table:table-cell>
          <table:table-cell table:formula="of:=( (([.$G23]*POWER([.$Q$7];12*[.AF$26])) - [.$C24]*SUMPRODUCT(POWER([.$Q$7];ROW(INDIRECT(&quot;1:12&quot;)))/[.$Q$7]; POWER([.$Q$9];-(12-ROW(INDIRECT(&quot;1:12&quot;))))/[.$Q$9]))) - [.$F24]" office:value-type="float" office:value="152842077.56365" calcext:value-type="float">
            <text:p>152842077.56365</text:p>
          </table:table-cell>
          <table:table-cell table:formula="of:=( (([.$G23]*POWER([.$Q$7];12*[.AG$26])) - [.$C24]*SUMPRODUCT(POWER([.$Q$7];ROW(INDIRECT(&quot;1:12&quot;)))/[.$Q$7]; POWER([.$Q$9];-(12-ROW(INDIRECT(&quot;1:12&quot;))))/[.$Q$9]))) - [.$F24]" office:value-type="float" office:value="177660079.911595" calcext:value-type="float">
            <text:p>177660079.911595</text:p>
          </table:table-cell>
          <table:table-cell table:formula="of:=( (([.$G23]*POWER([.$Q$7];12*[.AH$26])) - [.$C24]*SUMPRODUCT(POWER([.$Q$7];ROW(INDIRECT(&quot;1:12&quot;)))/[.$Q$7]; POWER([.$Q$9];-(12-ROW(INDIRECT(&quot;1:12&quot;))))/[.$Q$9]))) - [.$F24]" office:value-type="float" office:value="206467688.257831" calcext:value-type="float">
            <text:p>206467688.257831</text:p>
          </table:table-cell>
          <table:table-cell table:formula="of:=( (([.$G23]*POWER([.$Q$7];12*[.AI$26])) - [.$C24]*SUMPRODUCT(POWER([.$Q$7];ROW(INDIRECT(&quot;1:12&quot;)))/[.$Q$7]; POWER([.$Q$9];-(12-ROW(INDIRECT(&quot;1:12&quot;))))/[.$Q$9]))) - [.$F24]" office:value-type="float" office:value="239906249.790521" calcext:value-type="float">
            <text:p>239906249.790521</text:p>
          </table:table-cell>
          <table:table-cell table:formula="of:=( (([.$G23]*POWER([.$Q$7];12*[.AJ$26])) - [.$C24]*SUMPRODUCT(POWER([.$Q$7];ROW(INDIRECT(&quot;1:12&quot;)))/[.$Q$7]; POWER([.$Q$9];-(12-ROW(INDIRECT(&quot;1:12&quot;))))/[.$Q$9]))) - [.$F24]" office:value-type="float" office:value="278720211.155748" calcext:value-type="float">
            <text:p>278720211.155748</text:p>
          </table:table-cell>
          <table:table-cell table:formula="of:=( (([.$G23]*POWER([.$Q$7];12*[.AK$26])) - [.$C24]*SUMPRODUCT(POWER([.$Q$7];ROW(INDIRECT(&quot;1:12&quot;)))/[.$Q$7]; POWER([.$Q$9];-(12-ROW(INDIRECT(&quot;1:12&quot;))))/[.$Q$9]))) - [.$F24]" office:value-type="float" office:value="323773692.161161" calcext:value-type="float">
            <text:p>323773692.161161</text:p>
          </table:table-cell>
          <table:table-cell table:formula="of:=( (([.$G23]*POWER([.$Q$7];12*[.AL$26])) - [.$C24]*SUMPRODUCT(POWER([.$Q$7];ROW(INDIRECT(&quot;1:12&quot;)))/[.$Q$7]; POWER([.$Q$9];-(12-ROW(INDIRECT(&quot;1:12&quot;))))/[.$Q$9]))) - [.$F24]" office:value-type="float" office:value="376069723.777342" calcext:value-type="float">
            <text:p>376069723.777342</text:p>
          </table:table-cell>
          <table:table-cell table:formula="of:=( (([.$G23]*POWER([.$Q$7];12*[.AM$26])) - [.$C24]*SUMPRODUCT(POWER([.$Q$7];ROW(INDIRECT(&quot;1:12&quot;)))/[.$Q$7]; POWER([.$Q$9];-(12-ROW(INDIRECT(&quot;1:12&quot;))))/[.$Q$9]))) - [.$F24]" office:value-type="float" office:value="436772578.734809" calcext:value-type="float">
            <text:p>436772578.734809</text:p>
          </table:table-cell>
          <table:table-cell table:formula="of:=( (([.$G23]*POWER([.$Q$7];12*[.AN$26])) - [.$C24]*SUMPRODUCT(POWER([.$Q$7];ROW(INDIRECT(&quot;1:12&quot;)))/[.$Q$7]; POWER([.$Q$9];-(12-ROW(INDIRECT(&quot;1:12&quot;))))/[.$Q$9]))) - [.$F24]" office:value-type="float" office:value="507233691.865373" calcext:value-type="float">
            <text:p>507233691.865373</text:p>
          </table:table-cell>
          <table:table-cell table:formula="of:=( (([.$G23]*POWER([.$Q$7];12*[.AO$26])) - [.$C24]*SUMPRODUCT(POWER([.$Q$7];ROW(INDIRECT(&quot;1:12&quot;)))/[.$Q$7]; POWER([.$Q$9];-(12-ROW(INDIRECT(&quot;1:12&quot;))))/[.$Q$9]))) - [.$F24]" office:value-type="float" office:value="589021747.255465" calcext:value-type="float">
            <text:p>589021747.255465</text:p>
          </table:table-cell>
          <table:table-cell table:formula="of:=( (([.$G23]*POWER([.$Q$7];12*[.AP$26])) - [.$C24]*SUMPRODUCT(POWER([.$Q$7];ROW(INDIRECT(&quot;1:12&quot;)))/[.$Q$7]; POWER([.$Q$9];-(12-ROW(INDIRECT(&quot;1:12&quot;))))/[.$Q$9]))) - [.$F24]" office:value-type="float" office:value="683957602.045294" calcext:value-type="float">
            <text:p>683957602.045294</text:p>
          </table:table-cell>
          <table:table-cell table:formula="of:=( (([.$G23]*POWER([.$Q$7];12*[.AQ$26])) - [.$C24]*SUMPRODUCT(POWER([.$Q$7];ROW(INDIRECT(&quot;1:12&quot;)))/[.$Q$7]; POWER([.$Q$9];-(12-ROW(INDIRECT(&quot;1:12&quot;))))/[.$Q$9]))) - [.$F24]" office:value-type="float" office:value="794154824.386483" calcext:value-type="float">
            <text:p>794154824.386483</text:p>
          </table:table-cell>
          <table:table-cell table:formula="of:=( (([.$G23]*POWER([.$Q$7];12*[.AR$26])) - [.$C24]*SUMPRODUCT(POWER([.$Q$7];ROW(INDIRECT(&quot;1:12&quot;)))/[.$Q$7]; POWER([.$Q$9];-(12-ROW(INDIRECT(&quot;1:12&quot;))))/[.$Q$9]))) - [.$F24]" office:value-type="float" office:value="922066748.059543" calcext:value-type="float">
            <text:p>922066748.059543</text:p>
          </table:table-cell>
          <table:table-cell table:formula="of:=( (([.$G23]*POWER([.$Q$7];12*[.AS$26])) - [.$C24]*SUMPRODUCT(POWER([.$Q$7];ROW(INDIRECT(&quot;1:12&quot;)))/[.$Q$7]; POWER([.$Q$9];-(12-ROW(INDIRECT(&quot;1:12&quot;))))/[.$Q$9]))) - [.$F24]" office:value-type="float" office:value="1070541091.33369" calcext:value-type="float">
            <text:p>1070541091.33369</text:p>
          </table:table-cell>
          <table:table-cell table:formula="of:=( (([.$G23]*POWER([.$Q$7];12*[.AT$26])) - [.$C24]*SUMPRODUCT(POWER([.$Q$7];ROW(INDIRECT(&quot;1:12&quot;)))/[.$Q$7]; POWER([.$Q$9];-(12-ROW(INDIRECT(&quot;1:12&quot;))))/[.$Q$9]))) - [.$F24]" office:value-type="float" office:value="1242883356.05511" calcext:value-type="float">
            <text:p>1242883356.05511</text:p>
          </table:table-cell>
          <table:table-cell table:formula="of:=( (([.$G23]*POWER([.$Q$7];12*[.AU$26])) - [.$C24]*SUMPRODUCT(POWER([.$Q$7];ROW(INDIRECT(&quot;1:12&quot;)))/[.$Q$7]; POWER([.$Q$9];-(12-ROW(INDIRECT(&quot;1:12&quot;))))/[.$Q$9]))) - [.$F24]" office:value-type="float" office:value="1442930418.4251" calcext:value-type="float">
            <text:p>1442930418.4251</text:p>
          </table:table-cell>
          <table:table-cell table:formula="of:=( (([.$G23]*POWER([.$Q$7];12*[.AV$26])) - [.$C24]*SUMPRODUCT(POWER([.$Q$7];ROW(INDIRECT(&quot;1:12&quot;)))/[.$Q$7]; POWER([.$Q$9];-(12-ROW(INDIRECT(&quot;1:12&quot;))))/[.$Q$9]))) - [.$F24]" office:value-type="float" office:value="1675135949.8283" calcext:value-type="float">
            <text:p>1675135949.8283</text:p>
          </table:table-cell>
          <table:table-cell table:formula="of:=( (([.$G23]*POWER([.$Q$7];12*[.AW$26])) - [.$C24]*SUMPRODUCT(POWER([.$Q$7];ROW(INDIRECT(&quot;1:12&quot;)))/[.$Q$7]; POWER([.$Q$9];-(12-ROW(INDIRECT(&quot;1:12&quot;))))/[.$Q$9]))) - [.$F24]" office:value-type="float" office:value="1944669569.44482" calcext:value-type="float">
            <text:p>1944669569.44482</text:p>
          </table:table-cell>
          <table:table-cell table:formula="of:=( (([.$G23]*POWER([.$Q$7];12*[.AX$26])) - [.$C24]*SUMPRODUCT(POWER([.$Q$7];ROW(INDIRECT(&quot;1:12&quot;)))/[.$Q$7]; POWER([.$Q$9];-(12-ROW(INDIRECT(&quot;1:12&quot;))))/[.$Q$9]))) - [.$F24]" office:value-type="float" office:value="2257531936.09293" calcext:value-type="float">
            <text:p>2257531936.09293</text:p>
          </table:table-cell>
          <table:table-cell table:formula="of:=( (([.$G23]*POWER([.$Q$7];12*[.AY$26])) - [.$C24]*SUMPRODUCT(POWER([.$Q$7];ROW(INDIRECT(&quot;1:12&quot;)))/[.$Q$7]; POWER([.$Q$9];-(12-ROW(INDIRECT(&quot;1:12&quot;))))/[.$Q$9]))) - [.$F24]" office:value-type="float" office:value="2620688341.60523" calcext:value-type="float">
            <text:p>2620688341.60523</text:p>
          </table:table-cell>
          <table:table-cell table:formula="of:=( (([.$G23]*POWER([.$Q$7];12*[.AZ$26])) - [.$C24]*SUMPRODUCT(POWER([.$Q$7];ROW(INDIRECT(&quot;1:12&quot;)))/[.$Q$7]; POWER([.$Q$9];-(12-ROW(INDIRECT(&quot;1:12&quot;))))/[.$Q$9]))) - [.$F24]" office:value-type="float" office:value="3042223779.94369" calcext:value-type="float">
            <text:p>3042223779.94369</text:p>
          </table:table-cell>
          <table:table-cell table:formula="of:=( (([.$G23]*POWER([.$Q$7];12*[.BA$26])) - [.$C24]*SUMPRODUCT(POWER([.$Q$7];ROW(INDIRECT(&quot;1:12&quot;)))/[.$Q$7]; POWER([.$Q$9];-(12-ROW(INDIRECT(&quot;1:12&quot;))))/[.$Q$9]))) - [.$F24]" office:value-type="float" office:value="3531522944.37539" calcext:value-type="float">
            <text:p>3531522944.37539</text:p>
          </table:table-cell>
          <table:table-cell table:formula="of:=( (([.$G23]*POWER([.$Q$7];12*[.BB$26])) - [.$C24]*SUMPRODUCT(POWER([.$Q$7];ROW(INDIRECT(&quot;1:12&quot;)))/[.$Q$7]; POWER([.$Q$9];-(12-ROW(INDIRECT(&quot;1:12&quot;))))/[.$Q$9]))) - [.$F24]" office:value-type="float" office:value="4099479160.00758" calcext:value-type="float">
            <text:p>4099479160.00758</text:p>
          </table:table-cell>
          <table:table-cell table:formula="of:=( (([.$G23]*POWER([.$Q$7];12*[.BC$26])) - [.$C24]*SUMPRODUCT(POWER([.$Q$7];ROW(INDIRECT(&quot;1:12&quot;)))/[.$Q$7]; POWER([.$Q$9];-(12-ROW(INDIRECT(&quot;1:12&quot;))))/[.$Q$9]))) - [.$F24]" office:value-type="float" office:value="4758736903.17149" calcext:value-type="float">
            <text:p>4758736903.17149</text:p>
          </table:table-cell>
          <table:table-cell table:formula="of:=( (([.$G23]*POWER([.$Q$7];12*[.BD$26])) - [.$C24]*SUMPRODUCT(POWER([.$Q$7];ROW(INDIRECT(&quot;1:12&quot;)))/[.$Q$7]; POWER([.$Q$9];-(12-ROW(INDIRECT(&quot;1:12&quot;))))/[.$Q$9]))) - [.$F24]" office:value-type="float" office:value="5523973306.89288" calcext:value-type="float">
            <text:p>5523973306.89288</text:p>
          </table:table-cell>
          <table:table-cell table:formula="of:=( (([.$G23]*POWER([.$Q$7];12*[.BE$26])) - [.$C24]*SUMPRODUCT(POWER([.$Q$7];ROW(INDIRECT(&quot;1:12&quot;)))/[.$Q$7]; POWER([.$Q$9];-(12-ROW(INDIRECT(&quot;1:12&quot;))))/[.$Q$9]))) - [.$F24]" office:value-type="float" office:value="6412224919.63858" calcext:value-type="float">
            <text:p>6412224919.63858</text:p>
          </table:table-cell>
          <table:table-cell table:formula="of:=( (([.$G23]*POWER([.$Q$7];12*[.BF$26])) - [.$C24]*SUMPRODUCT(POWER([.$Q$7];ROW(INDIRECT(&quot;1:12&quot;)))/[.$Q$7]; POWER([.$Q$9];-(12-ROW(INDIRECT(&quot;1:12&quot;))))/[.$Q$9]))) - [.$F24]" office:value-type="float" office:value="7443266992.00789" calcext:value-type="float">
            <text:p>7443266992.00789</text:p>
          </table:table-cell>
          <table:table-cell table:formula="of:=( (([.$G23]*POWER([.$Q$7];12*[.BG$26])) - [.$C24]*SUMPRODUCT(POWER([.$Q$7];ROW(INDIRECT(&quot;1:12&quot;)))/[.$Q$7]; POWER([.$Q$9];-(12-ROW(INDIRECT(&quot;1:12&quot;))))/[.$Q$9]))) - [.$F24]" office:value-type="float" office:value="8640053735.47305" calcext:value-type="float">
            <text:p>8640053735.47305</text:p>
          </table:table-cell>
          <table:table-cell table:formula="of:=( (([.$G23]*POWER([.$Q$7];12*[.BH$26])) - [.$C24]*SUMPRODUCT(POWER([.$Q$7];ROW(INDIRECT(&quot;1:12&quot;)))/[.$Q$7]; POWER([.$Q$9];-(12-ROW(INDIRECT(&quot;1:12&quot;))))/[.$Q$9]))) - [.$F24]" office:value-type="float" office:value="10029229354.7012" calcext:value-type="float">
            <text:p>10029229354.7012</text:p>
          </table:table-cell>
          <table:table-cell table:formula="of:=( (([.$G23]*POWER([.$Q$7];12*[.BI$26])) - [.$C24]*SUMPRODUCT(POWER([.$Q$7];ROW(INDIRECT(&quot;1:12&quot;)))/[.$Q$7]; POWER([.$Q$9];-(12-ROW(INDIRECT(&quot;1:12&quot;))))/[.$Q$9]))) - [.$F24]" office:value-type="float" office:value="11641721230.631" calcext:value-type="float">
            <text:p>11641721230.631</text:p>
          </table:table-cell>
          <table:table-cell table:formula="of:=( (([.$G23]*POWER([.$Q$7];12*[.BJ$26])) - [.$C24]*SUMPRODUCT(POWER([.$Q$7];ROW(INDIRECT(&quot;1:12&quot;)))/[.$Q$7]; POWER([.$Q$9];-(12-ROW(INDIRECT(&quot;1:12&quot;))))/[.$Q$9]))) - [.$F24]" office:value-type="float" office:value="13513428460.4081" calcext:value-type="float">
            <text:p>13513428460.4081</text:p>
          </table:table-cell>
          <table:table-cell table:formula="of:=( (([.$G23]*POWER([.$Q$7];12*[.BK$26])) - [.$C24]*SUMPRODUCT(POWER([.$Q$7];ROW(INDIRECT(&quot;1:12&quot;)))/[.$Q$7]; POWER([.$Q$9];-(12-ROW(INDIRECT(&quot;1:12&quot;))))/[.$Q$9]))) - [.$F24]" office:value-type="float" office:value="15686021083.2266" calcext:value-type="float">
            <text:p>15686021083.2266</text:p>
          </table:table-cell>
          <table:table-cell table:formula="of:=( (([.$G23]*POWER([.$Q$7];12*[.BL$26])) - [.$C24]*SUMPRODUCT(POWER([.$Q$7];ROW(INDIRECT(&quot;1:12&quot;)))/[.$Q$7]; POWER([.$Q$9];-(12-ROW(INDIRECT(&quot;1:12&quot;))))/[.$Q$9]))) - [.$F24]" office:value-type="float" office:value="18207867785.3349" calcext:value-type="float">
            <text:p>18207867785.3349</text:p>
          </table:table-cell>
          <table:table-cell table:formula="of:=( (([.$G23]*POWER([.$Q$7];12*[.BM$26])) - [.$C24]*SUMPRODUCT(POWER([.$Q$7];ROW(INDIRECT(&quot;1:12&quot;)))/[.$Q$7]; POWER([.$Q$9];-(12-ROW(INDIRECT(&quot;1:12&quot;))))/[.$Q$9]))) - [.$F24]" office:value-type="float" office:value="21135112737.8119" calcext:value-type="float">
            <text:p>21135112737.8119</text:p>
          </table:table-cell>
          <table:table-cell table:formula="of:=( (([.$G23]*POWER([.$Q$7];12*[.BN$26])) - [.$C24]*SUMPRODUCT(POWER([.$Q$7];ROW(INDIRECT(&quot;1:12&quot;)))/[.$Q$7]; POWER([.$Q$9];-(12-ROW(INDIRECT(&quot;1:12&quot;))))/[.$Q$9]))) - [.$F24]" office:value-type="float" office:value="24532925540.8815" calcext:value-type="float">
            <text:p>24532925540.8815</text:p>
          </table:table-cell>
          <table:table-cell table:formula="of:=( (([.$G23]*POWER([.$Q$7];12*[.BO$26])) - [.$C24]*SUMPRODUCT(POWER([.$Q$7];ROW(INDIRECT(&quot;1:12&quot;)))/[.$Q$7]; POWER([.$Q$9];-(12-ROW(INDIRECT(&quot;1:12&quot;))))/[.$Q$9]))) - [.$F24]" office:value-type="float" office:value="28476952102.4216" calcext:value-type="float">
            <text:p>28476952102.4216</text:p>
          </table:table-cell>
          <table:table-cell table:formula="of:=( (([.$G23]*POWER([.$Q$7];12*[.BP$26])) - [.$C24]*SUMPRODUCT(POWER([.$Q$7];ROW(INDIRECT(&quot;1:12&quot;)))/[.$Q$7]; POWER([.$Q$9];-(12-ROW(INDIRECT(&quot;1:12&quot;))))/[.$Q$9]))) - [.$F24]" office:value-type="float" office:value="33054998751.7487" calcext:value-type="float">
            <text:p>33054998751.7487</text:p>
          </table:table-cell>
          <table:table-cell table:formula="of:=( (([.$G23]*POWER([.$Q$7];12*[.BQ$26])) - [.$C24]*SUMPRODUCT(POWER([.$Q$7];ROW(INDIRECT(&quot;1:12&quot;)))/[.$Q$7]; POWER([.$Q$9];-(12-ROW(INDIRECT(&quot;1:12&quot;))))/[.$Q$9]))) - [.$F24]" office:value-type="float" office:value="38368987082.3018" calcext:value-type="float">
            <text:p>38368987082.3018</text:p>
          </table:table-cell>
          <table:table-cell table:formula="of:=( (([.$G23]*POWER([.$Q$7];12*[.BR$26])) - [.$C24]*SUMPRODUCT(POWER([.$Q$7];ROW(INDIRECT(&quot;1:12&quot;)))/[.$Q$7]; POWER([.$Q$9];-(12-ROW(INDIRECT(&quot;1:12&quot;))))/[.$Q$9]))) - [.$F24]" office:value-type="float" office:value="44537223044.1186" calcext:value-type="float">
            <text:p>44537223044.1186</text:p>
          </table:table-cell>
          <table:table-cell table:formula="of:=( (([.$G23]*POWER([.$Q$7];12*[.BS$26])) - [.$C24]*SUMPRODUCT(POWER([.$Q$7];ROW(INDIRECT(&quot;1:12&quot;)))/[.$Q$7]; POWER([.$Q$9];-(12-ROW(INDIRECT(&quot;1:12&quot;))))/[.$Q$9]))) - [.$F24]" office:value-type="float" office:value="51697030803.1789" calcext:value-type="float">
            <text:p>51697030803.1789</text:p>
          </table:table-cell>
          <table:table-cell table:formula="of:=( (([.$G23]*POWER([.$Q$7];12*[.BT$26])) - [.$C24]*SUMPRODUCT(POWER([.$Q$7];ROW(INDIRECT(&quot;1:12&quot;)))/[.$Q$7]; POWER([.$Q$9];-(12-ROW(INDIRECT(&quot;1:12&quot;))))/[.$Q$9]))) - [.$F24]" office:value-type="float" office:value="60007810005.5363" calcext:value-type="float">
            <text:p>60007810005.5363</text:p>
          </table:table-cell>
          <table:table-cell table:formula="of:=( (([.$G23]*POWER([.$Q$7];12*[.BU$26])) - [.$C24]*SUMPRODUCT(POWER([.$Q$7];ROW(INDIRECT(&quot;1:12&quot;)))/[.$Q$7]; POWER([.$Q$9];-(12-ROW(INDIRECT(&quot;1:12&quot;))))/[.$Q$9]))) - [.$F24]" office:value-type="float" office:value="69654584510.471" calcext:value-type="float">
            <text:p>69654584510.471</text:p>
          </table:table-cell>
          <table:table-cell table:formula="of:=( (([.$G23]*POWER([.$Q$7];12*[.BV$26])) - [.$C24]*SUMPRODUCT(POWER([.$Q$7];ROW(INDIRECT(&quot;1:12&quot;)))/[.$Q$7]; POWER([.$Q$9];-(12-ROW(INDIRECT(&quot;1:12&quot;))))/[.$Q$9]))) - [.$F24]" office:value-type="float" office:value="80852121598.529" calcext:value-type="float">
            <text:p>80852121598.529</text:p>
          </table:table-cell>
          <table:table-cell table:formula="of:=( (([.$G23]*POWER([.$Q$7];12*[.BW$26])) - [.$C24]*SUMPRODUCT(POWER([.$Q$7];ROW(INDIRECT(&quot;1:12&quot;)))/[.$Q$7]; POWER([.$Q$9];-(12-ROW(INDIRECT(&quot;1:12&quot;))))/[.$Q$9]))) - [.$F24]" office:value-type="float" office:value="93849713360.8631" calcext:value-type="float">
            <text:p>93849713360.8631</text:p>
          </table:table-cell>
          <table:table-cell table:formula="of:=( (([.$G23]*POWER([.$Q$7];12*[.BX$26])) - [.$C24]*SUMPRODUCT(POWER([.$Q$7];ROW(INDIRECT(&quot;1:12&quot;)))/[.$Q$7]; POWER([.$Q$9];-(12-ROW(INDIRECT(&quot;1:12&quot;))))/[.$Q$9]))) - [.$F24]" office:value-type="float" office:value="108936726718.512" calcext:value-type="float">
            <text:p>108936726718.512</text:p>
          </table:table-cell>
          <table:table-cell table:formula="of:=( (([.$G23]*POWER([.$Q$7];12*[.BY$26])) - [.$C24]*SUMPRODUCT(POWER([.$Q$7];ROW(INDIRECT(&quot;1:12&quot;)))/[.$Q$7]; POWER([.$Q$9];-(12-ROW(INDIRECT(&quot;1:12&quot;))))/[.$Q$9]))) - [.$F24]" office:value-type="float" office:value="126449045632.349" calcext:value-type="float">
            <text:p>126449045632.349</text:p>
          </table:table-cell>
          <table:table-cell table:formula="of:=( (([.$G23]*POWER([.$Q$7];12*[.BZ$26])) - [.$C24]*SUMPRODUCT(POWER([.$Q$7];ROW(INDIRECT(&quot;1:12&quot;)))/[.$Q$7]; POWER([.$Q$9];-(12-ROW(INDIRECT(&quot;1:12&quot;))))/[.$Q$9]))) - [.$F24]" office:value-type="float" office:value="146776548927.393" calcext:value-type="float">
            <text:p>146776548927.39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B48]*(1+[.$Q$11])" office:value-type="float" office:value="188685.163663349" calcext:value-type="float">
            <text:p>188685.163663349</text:p>
          </table:table-cell>
          <table:table-cell table:formula="of:=[.$C48]*POWER([.$Q$9];12)" office:value-type="float" office:value="337089.350726717" calcext:value-type="float">
            <text:p>337089.350726717</text:p>
          </table:table-cell>
          <table:table-cell table:formula="of:=[.$B49]*12" office:value-type="float" office:value="2264221.96396019" calcext:value-type="float">
            <text:p>2264221.96396019</text:p>
          </table:table-cell>
          <table:table-cell table:formula="of:=[.$C49]*(POWER([.$Q$9];12)-1)/([.$Q$9]-1)" office:value-type="float" office:value="4173266.32658427" calcext:value-type="float">
            <text:p>4173266.32658427</text:p>
          </table:table-cell>
          <table:table-cell table:formula="of:=  ( (([.$G48]*POWER([.$Q$7];3)) + [.$B49]*SERIESSUM([.$Q$7];0;1;POWER(1; ROW(INDIRECT(&quot;1:3&quot;)))) - [.$C49]*SUMPRODUCT(POWER([.$Q$7];ROW(INDIRECT(&quot;1:3&quot;)))/[.$Q$7]; POWER([.$Q$9];-(12-ROW(INDIRECT(&quot;1:3&quot;))))/[.$Q$9])) + (([.$G48]*POWER([.$Q$7];6)) + [.$B49]*SERIESSUM([.$Q$7];0;1;POWER(1; ROW(INDIRECT(&quot;1:6&quot;)))) - [.$C49]*SUMPRODUCT(POWER([.$Q$7];ROW(INDIRECT(&quot;1:6&quot;)))/[.$Q$7]; POWER([.$Q$9];-(12-ROW(INDIRECT(&quot;1:6&quot;))))/[.$Q$9])) + (([.$G48]*POWER([.$Q$7];9)) + [.$B49]*SERIESSUM([.$Q$7];0;1;POWER(1; ROW(INDIRECT(&quot;1:9&quot;)))) - [.$C49]*SUMPRODUCT(POWER([.$Q$7];ROW(INDIRECT(&quot;1:9&quot;)))/[.$Q$7]; POWER([.$Q$9];-(12-ROW(INDIRECT(&quot;1:9&quot;))))/[.$Q$9])) + (([.$G48]*POWER([.$Q$7];12)) + [.$B49]*SERIESSUM([.$Q$7];0;1;POWER(1; ROW(INDIRECT(&quot;1:12&quot;)))) - [.$C49]*SUMPRODUCT(POWER([.$Q$7];ROW(INDIRECT(&quot;1:12&quot;)))/[.$Q$7]; POWER([.$Q$9];-(12-ROW(INDIRECT(&quot;1:12&quot;))))/[.$Q$9])) ) * [.$Q$4] * [.$Q$4] / 4" office:value-type="float" office:value="8951882.52654249" calcext:value-type="float">
            <text:p>8951882.52654249</text:p>
          </table:table-cell>
          <table:table-cell table:formula="of:=[.$G48]*POWER([.$Q$7];12) + [.$B49]*(POWER([.$Q$7];12)-1)/([.$Q$7]-1) - [.$Q$3]*SUMPRODUCT(POWER([.$Q$7]; INDEX([.$A$2:.$A$13];N(IF({1};MAX(ROW([.$A$2:.$A$13]))-ROW([.$A$2:.$A$13])+1)))); POWER([.$Q$9];[.$A$2:.$A$13])) - [.$F49]" office:value-type="float" office:value="99483733.0317604" calcext:value-type="float">
            <text:p>99483733.0317604</text:p>
          </table:table-cell>
          <table:table-cell table:formula="of:=COUNTIF([.$M73:.$CA73];&quot;&gt;=0&quot;)" office:value-type="float" office:value="0" calcext:value-type="float">
            <text:p>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[.$G24]*POWER([.$Q$7];12) - [.$Q$3]*SUMPRODUCT(POWER([.$Q$7]; INDEX([.$A$2:.$A$13];N(IF({1};MAX(ROW([.$A$2:.$A$13]))-ROW([.$A$2:.$A$13])+1)))); POWER([.$Q$9];[.$A$2:.$A$13])) - [.$F25]" office:value-type="float" office:value="9187018.45150436" calcext:value-type="float">
            <text:p>9187018.45150436</text:p>
          </table:table-cell>
          <table:table-cell table:formula="of:=[.M$27]*POWER([.$Q$7];12*[.M$26]) - [.$Q$3]*SUMPRODUCT(POWER([.$Q$7]; INDEX([.$A$2:.$A$13];N(IF({1};MAX(ROW([.$A$2:.$A$13]))-ROW([.$A$2:.$A$13])+1)))); POWER([.$Q$9];[.$A$2:.$A$13])) - [.$F25]" office:value-type="float" office:value="-1304328.37112603" calcext:value-type="float">
            <text:p>-1304328.37112603</text:p>
          </table:table-cell>
          <table:table-cell table:formula="of:=( (([.$G24]*POWER([.$Q$7];12*[.N$26])) - [.$C25]*SUMPRODUCT(POWER([.$Q$7];ROW(INDIRECT(&quot;1:12&quot;)))/[.$Q$7]; POWER([.$Q$9];-(12-ROW(INDIRECT(&quot;1:12&quot;))))/[.$Q$9]))) - [.$F25]" office:value-type="float" office:value="10209811.6292645" calcext:value-type="float">
            <text:p>10209811.6292645</text:p>
          </table:table-cell>
          <table:table-cell table:formula="of:=( (([.$G24]*POWER([.$Q$7];12*[.O$26])) - [.$C25]*SUMPRODUCT(POWER([.$Q$7];ROW(INDIRECT(&quot;1:12&quot;)))/[.$Q$7]; POWER([.$Q$9];-(12-ROW(INDIRECT(&quot;1:12&quot;))))/[.$Q$9]))) - [.$F25]" office:value-type="float" office:value="12123522.0217951" calcext:value-type="float">
            <text:p>12123522.0217951</text:p>
          </table:table-cell>
          <table:table-cell table:formula="of:=( (([.$G24]*POWER([.$Q$7];12*[.P$26])) - [.$C25]*SUMPRODUCT(POWER([.$Q$7];ROW(INDIRECT(&quot;1:12&quot;)))/[.$Q$7]; POWER([.$Q$9];-(12-ROW(INDIRECT(&quot;1:12&quot;))))/[.$Q$9]))) - [.$F25]" office:value-type="float" office:value="14344870.0055384" calcext:value-type="float">
            <text:p>14344870.0055384</text:p>
          </table:table-cell>
          <table:table-cell table:formula="of:=( (([.$G24]*POWER([.$Q$7];12*[.Q$26])) - [.$C25]*SUMPRODUCT(POWER([.$Q$7];ROW(INDIRECT(&quot;1:12&quot;)))/[.$Q$7]; POWER([.$Q$9];-(12-ROW(INDIRECT(&quot;1:12&quot;))))/[.$Q$9]))) - [.$F25]" office:value-type="float" office:value="16923309.7131033" calcext:value-type="float">
            <text:p>16923309.7131033</text:p>
          </table:table-cell>
          <table:table-cell table:formula="of:=( (([.$G24]*POWER([.$Q$7];12*[.R$26])) - [.$C25]*SUMPRODUCT(POWER([.$Q$7];ROW(INDIRECT(&quot;1:12&quot;)))/[.$Q$7]; POWER([.$Q$9];-(12-ROW(INDIRECT(&quot;1:12&quot;))))/[.$Q$9]))) - [.$F25]" office:value-type="float" office:value="19916245.2523356" calcext:value-type="float">
            <text:p>19916245.2523356</text:p>
          </table:table-cell>
          <table:table-cell table:formula="of:=( (([.$G24]*POWER([.$Q$7];12*[.S$26])) - [.$C25]*SUMPRODUCT(POWER([.$Q$7];ROW(INDIRECT(&quot;1:12&quot;)))/[.$Q$7]; POWER([.$Q$9];-(12-ROW(INDIRECT(&quot;1:12&quot;))))/[.$Q$9]))) - [.$F25]" office:value-type="float" office:value="23390308.7007532" calcext:value-type="float">
            <text:p>23390308.7007532</text:p>
          </table:table-cell>
          <table:table-cell table:formula="of:=( (([.$G24]*POWER([.$Q$7];12*[.T$26])) - [.$C25]*SUMPRODUCT(POWER([.$Q$7];ROW(INDIRECT(&quot;1:12&quot;)))/[.$Q$7]; POWER([.$Q$9];-(12-ROW(INDIRECT(&quot;1:12&quot;))))/[.$Q$9]))) - [.$F25]" office:value-type="float" office:value="27422843.5433603" calcext:value-type="float">
            <text:p>27422843.5433603</text:p>
          </table:table-cell>
          <table:table-cell table:formula="of:=( (([.$G24]*POWER([.$Q$7];12*[.U$26])) - [.$C25]*SUMPRODUCT(POWER([.$Q$7];ROW(INDIRECT(&quot;1:12&quot;)))/[.$Q$7]; POWER([.$Q$9];-(12-ROW(INDIRECT(&quot;1:12&quot;))))/[.$Q$9]))) - [.$F25]" office:value-type="float" office:value="32103626.5797919" calcext:value-type="float">
            <text:p>32103626.5797919</text:p>
          </table:table-cell>
          <table:table-cell table:formula="of:=( (([.$G24]*POWER([.$Q$7];12*[.V$26])) - [.$C25]*SUMPRODUCT(POWER([.$Q$7];ROW(INDIRECT(&quot;1:12&quot;)))/[.$Q$7]; POWER([.$Q$9];-(12-ROW(INDIRECT(&quot;1:12&quot;))))/[.$Q$9]))) - [.$F25]" office:value-type="float" office:value="37536866.635811" calcext:value-type="float">
            <text:p>37536866.635811</text:p>
          </table:table-cell>
          <table:table-cell table:formula="of:=( (([.$G24]*POWER([.$Q$7];12*[.W$26])) - [.$C25]*SUMPRODUCT(POWER([.$Q$7];ROW(INDIRECT(&quot;1:12&quot;)))/[.$Q$7]; POWER([.$Q$9];-(12-ROW(INDIRECT(&quot;1:12&quot;))))/[.$Q$9]))) - [.$F25]" office:value-type="float" office:value="43843524.5767088" calcext:value-type="float">
            <text:p>43843524.5767088</text:p>
          </table:table-cell>
          <table:table-cell table:formula="of:=( (([.$G24]*POWER([.$Q$7];12*[.X$26])) - [.$C25]*SUMPRODUCT(POWER([.$Q$7];ROW(INDIRECT(&quot;1:12&quot;)))/[.$Q$7]; POWER([.$Q$9];-(12-ROW(INDIRECT(&quot;1:12&quot;))))/[.$Q$9]))) - [.$F25]" office:value-type="float" office:value="51164006.2733395" calcext:value-type="float">
            <text:p>51164006.2733395</text:p>
          </table:table-cell>
          <table:table-cell table:formula="of:=( (([.$G24]*POWER([.$Q$7];12*[.Y$26])) - [.$C25]*SUMPRODUCT(POWER([.$Q$7];ROW(INDIRECT(&quot;1:12&quot;)))/[.$Q$7]; POWER([.$Q$9];-(12-ROW(INDIRECT(&quot;1:12&quot;))))/[.$Q$9]))) - [.$F25]" office:value-type="float" office:value="59661288.4746121" calcext:value-type="float">
            <text:p>59661288.4746121</text:p>
          </table:table-cell>
          <table:table-cell table:formula="of:=( (([.$G24]*POWER([.$Q$7];12*[.Z$26])) - [.$C25]*SUMPRODUCT(POWER([.$Q$7];ROW(INDIRECT(&quot;1:12&quot;)))/[.$Q$7]; POWER([.$Q$9];-(12-ROW(INDIRECT(&quot;1:12&quot;))))/[.$Q$9]))) - [.$F25]" office:value-type="float" office:value="69524547.1781065" calcext:value-type="float">
            <text:p>69524547.1781065</text:p>
          </table:table-cell>
          <table:table-cell table:formula="of:=( (([.$G24]*POWER([.$Q$7];12*[.AA$26])) - [.$C25]*SUMPRODUCT(POWER([.$Q$7];ROW(INDIRECT(&quot;1:12&quot;)))/[.$Q$7]; POWER([.$Q$9];-(12-ROW(INDIRECT(&quot;1:12&quot;))))/[.$Q$9]))) - [.$F25]" office:value-type="float" office:value="80973369.2776583" calcext:value-type="float">
            <text:p>80973369.2776583</text:p>
          </table:table-cell>
          <table:table-cell table:formula="of:=( (([.$G24]*POWER([.$Q$7];12*[.AB$26])) - [.$C25]*SUMPRODUCT(POWER([.$Q$7];ROW(INDIRECT(&quot;1:12&quot;)))/[.$Q$7]; POWER([.$Q$9];-(12-ROW(INDIRECT(&quot;1:12&quot;))))/[.$Q$9]))) - [.$F25]" office:value-type="float" office:value="94262641.25232" calcext:value-type="float">
            <text:p>94262641.25232</text:p>
          </table:table-cell>
          <table:table-cell table:formula="of:=( (([.$G24]*POWER([.$Q$7];12*[.AC$26])) - [.$C25]*SUMPRODUCT(POWER([.$Q$7];ROW(INDIRECT(&quot;1:12&quot;)))/[.$Q$7]; POWER([.$Q$9];-(12-ROW(INDIRECT(&quot;1:12&quot;))))/[.$Q$9]))) - [.$F25]" office:value-type="float" office:value="109688223.734158" calcext:value-type="float">
            <text:p>109688223.734158</text:p>
          </table:table-cell>
          <table:table-cell table:formula="of:=( (([.$G24]*POWER([.$Q$7];12*[.AD$26])) - [.$C25]*SUMPRODUCT(POWER([.$Q$7];ROW(INDIRECT(&quot;1:12&quot;)))/[.$Q$7]; POWER([.$Q$9];-(12-ROW(INDIRECT(&quot;1:12&quot;))))/[.$Q$9]))) - [.$F25]" office:value-type="float" office:value="127593538.28846" calcext:value-type="float">
            <text:p>127593538.28846</text:p>
          </table:table-cell>
          <table:table-cell table:formula="of:=( (([.$G24]*POWER([.$Q$7];12*[.AE$26])) - [.$C25]*SUMPRODUCT(POWER([.$Q$7];ROW(INDIRECT(&quot;1:12&quot;)))/[.$Q$7]; POWER([.$Q$9];-(12-ROW(INDIRECT(&quot;1:12&quot;))))/[.$Q$9]))) - [.$F25]" office:value-type="float" office:value="148377213.048618" calcext:value-type="float">
            <text:p>148377213.048618</text:p>
          </table:table-cell>
          <table:table-cell table:formula="of:=( (([.$G24]*POWER([.$Q$7];12*[.AF$26])) - [.$C25]*SUMPRODUCT(POWER([.$Q$7];ROW(INDIRECT(&quot;1:12&quot;)))/[.$Q$7]; POWER([.$Q$9];-(12-ROW(INDIRECT(&quot;1:12&quot;))))/[.$Q$9]))) - [.$F25]" office:value-type="float" office:value="172501957.421357" calcext:value-type="float">
            <text:p>172501957.421357</text:p>
          </table:table-cell>
          <table:table-cell table:formula="of:=( (([.$G24]*POWER([.$Q$7];12*[.AG$26])) - [.$C25]*SUMPRODUCT(POWER([.$Q$7];ROW(INDIRECT(&quot;1:12&quot;)))/[.$Q$7]; POWER([.$Q$9];-(12-ROW(INDIRECT(&quot;1:12&quot;))))/[.$Q$9]))) - [.$F25]" office:value-type="float" office:value="200504863.440926" calcext:value-type="float">
            <text:p>200504863.440926</text:p>
          </table:table-cell>
          <table:table-cell table:formula="of:=( (([.$G24]*POWER([.$Q$7];12*[.AH$26])) - [.$C25]*SUMPRODUCT(POWER([.$Q$7];ROW(INDIRECT(&quot;1:12&quot;)))/[.$Q$7]; POWER([.$Q$9];-(12-ROW(INDIRECT(&quot;1:12&quot;))))/[.$Q$9]))) - [.$F25]" office:value-type="float" office:value="233009363.112513" calcext:value-type="float">
            <text:p>233009363.112513</text:p>
          </table:table-cell>
          <table:table-cell table:formula="of:=( (([.$G24]*POWER([.$Q$7];12*[.AI$26])) - [.$C25]*SUMPRODUCT(POWER([.$Q$7];ROW(INDIRECT(&quot;1:12&quot;)))/[.$Q$7]; POWER([.$Q$9];-(12-ROW(INDIRECT(&quot;1:12&quot;))))/[.$Q$9]))) - [.$F25]" office:value-type="float" office:value="270739107.952633" calcext:value-type="float">
            <text:p>270739107.952633</text:p>
          </table:table-cell>
          <table:table-cell table:formula="of:=( (([.$G24]*POWER([.$Q$7];12*[.AJ$26])) - [.$C25]*SUMPRODUCT(POWER([.$Q$7];ROW(INDIRECT(&quot;1:12&quot;)))/[.$Q$7]; POWER([.$Q$9];-(12-ROW(INDIRECT(&quot;1:12&quot;))))/[.$Q$9]))) - [.$F25]" office:value-type="float" office:value="314534079.728339" calcext:value-type="float">
            <text:p>314534079.728339</text:p>
          </table:table-cell>
          <table:table-cell table:formula="of:=( (([.$G24]*POWER([.$Q$7];12*[.AK$26])) - [.$C25]*SUMPRODUCT(POWER([.$Q$7];ROW(INDIRECT(&quot;1:12&quot;)))/[.$Q$7]; POWER([.$Q$9];-(12-ROW(INDIRECT(&quot;1:12&quot;))))/[.$Q$9]))) - [.$F25]" office:value-type="float" office:value="365369291.070541" calcext:value-type="float">
            <text:p>365369291.070541</text:p>
          </table:table-cell>
          <table:table-cell table:formula="of:=( (([.$G24]*POWER([.$Q$7];12*[.AL$26])) - [.$C25]*SUMPRODUCT(POWER([.$Q$7];ROW(INDIRECT(&quot;1:12&quot;)))/[.$Q$7]; POWER([.$Q$9];-(12-ROW(INDIRECT(&quot;1:12&quot;))))/[.$Q$9]))) - [.$F25]" office:value-type="float" office:value="424376492.295405" calcext:value-type="float">
            <text:p>424376492.295405</text:p>
          </table:table-cell>
          <table:table-cell table:formula="of:=( (([.$G24]*POWER([.$Q$7];12*[.AM$26])) - [.$C25]*SUMPRODUCT(POWER([.$Q$7];ROW(INDIRECT(&quot;1:12&quot;)))/[.$Q$7]; POWER([.$Q$9];-(12-ROW(INDIRECT(&quot;1:12&quot;))))/[.$Q$9]))) - [.$F25]" office:value-type="float" office:value="492869367.695356" calcext:value-type="float">
            <text:p>492869367.695356</text:p>
          </table:table-cell>
          <table:table-cell table:formula="of:=( (([.$G24]*POWER([.$Q$7];12*[.AN$26])) - [.$C25]*SUMPRODUCT(POWER([.$Q$7];ROW(INDIRECT(&quot;1:12&quot;)))/[.$Q$7]; POWER([.$Q$9];-(12-ROW(INDIRECT(&quot;1:12&quot;))))/[.$Q$9]))) - [.$F25]" office:value-type="float" office:value="572372782.247687" calcext:value-type="float">
            <text:p>572372782.247687</text:p>
          </table:table-cell>
          <table:table-cell table:formula="of:=( (([.$G24]*POWER([.$Q$7];12*[.AO$26])) - [.$C25]*SUMPRODUCT(POWER([.$Q$7];ROW(INDIRECT(&quot;1:12&quot;)))/[.$Q$7]; POWER([.$Q$9];-(12-ROW(INDIRECT(&quot;1:12&quot;))))/[.$Q$9]))) - [.$F25]" office:value-type="float" office:value="664656729.86371" calcext:value-type="float">
            <text:p>664656729.86371</text:p>
          </table:table-cell>
          <table:table-cell table:formula="of:=( (([.$G24]*POWER([.$Q$7];12*[.AP$26])) - [.$C25]*SUMPRODUCT(POWER([.$Q$7];ROW(INDIRECT(&quot;1:12&quot;)))/[.$Q$7]; POWER([.$Q$9];-(12-ROW(INDIRECT(&quot;1:12&quot;))))/[.$Q$9]))) - [.$F25]" office:value-type="float" office:value="771775738.972321" calcext:value-type="float">
            <text:p>771775738.972321</text:p>
          </table:table-cell>
          <table:table-cell table:formula="of:=( (([.$G24]*POWER([.$Q$7];12*[.AQ$26])) - [.$C25]*SUMPRODUCT(POWER([.$Q$7];ROW(INDIRECT(&quot;1:12&quot;)))/[.$Q$7]; POWER([.$Q$9];-(12-ROW(INDIRECT(&quot;1:12&quot;))))/[.$Q$9]))) - [.$F25]" office:value-type="float" office:value="896114612.729153" calcext:value-type="float">
            <text:p>896114612.729153</text:p>
          </table:table-cell>
          <table:table-cell table:formula="of:=( (([.$G24]*POWER([.$Q$7];12*[.AR$26])) - [.$C25]*SUMPRODUCT(POWER([.$Q$7];ROW(INDIRECT(&quot;1:12&quot;)))/[.$Q$7]; POWER([.$Q$9];-(12-ROW(INDIRECT(&quot;1:12&quot;))))/[.$Q$9]))) - [.$F25]" office:value-type="float" office:value="1040441522.17098" calcext:value-type="float">
            <text:p>1040441522.17098</text:p>
          </table:table-cell>
          <table:table-cell table:formula="of:=( (([.$G24]*POWER([.$Q$7];12*[.AS$26])) - [.$C25]*SUMPRODUCT(POWER([.$Q$7];ROW(INDIRECT(&quot;1:12&quot;)))/[.$Q$7]; POWER([.$Q$9];-(12-ROW(INDIRECT(&quot;1:12&quot;))))/[.$Q$9]))) - [.$F25]" office:value-type="float" office:value="1207969634.33459" calcext:value-type="float">
            <text:p>1207969634.33459</text:p>
          </table:table-cell>
          <table:table-cell table:formula="of:=( (([.$G24]*POWER([.$Q$7];12*[.AT$26])) - [.$C25]*SUMPRODUCT(POWER([.$Q$7];ROW(INDIRECT(&quot;1:12&quot;)))/[.$Q$7]; POWER([.$Q$9];-(12-ROW(INDIRECT(&quot;1:12&quot;))))/[.$Q$9]))) - [.$F25]" office:value-type="float" office:value="1402428647.3741" calcext:value-type="float">
            <text:p>1402428647.3741</text:p>
          </table:table-cell>
          <table:table-cell table:formula="of:=( (([.$G24]*POWER([.$Q$7];12*[.AU$26])) - [.$C25]*SUMPRODUCT(POWER([.$Q$7];ROW(INDIRECT(&quot;1:12&quot;)))/[.$Q$7]; POWER([.$Q$9];-(12-ROW(INDIRECT(&quot;1:12&quot;))))/[.$Q$9]))) - [.$F25]" office:value-type="float" office:value="1628147825.27166" calcext:value-type="float">
            <text:p>1628147825.27166</text:p>
          </table:table-cell>
          <table:table-cell table:formula="of:=( (([.$G24]*POWER([.$Q$7];12*[.AV$26])) - [.$C25]*SUMPRODUCT(POWER([.$Q$7];ROW(INDIRECT(&quot;1:12&quot;)))/[.$Q$7]; POWER([.$Q$9];-(12-ROW(INDIRECT(&quot;1:12&quot;))))/[.$Q$9]))) - [.$F25]" office:value-type="float" office:value="1890152380.75298" calcext:value-type="float">
            <text:p>1890152380.75298</text:p>
          </table:table-cell>
          <table:table-cell table:formula="of:=( (([.$G24]*POWER([.$Q$7];12*[.AW$26])) - [.$C25]*SUMPRODUCT(POWER([.$Q$7];ROW(INDIRECT(&quot;1:12&quot;)))/[.$Q$7]; POWER([.$Q$9];-(12-ROW(INDIRECT(&quot;1:12&quot;))))/[.$Q$9]))) - [.$F25]" office:value-type="float" office:value="2194275352.19193" calcext:value-type="float">
            <text:p>2194275352.19193</text:p>
          </table:table-cell>
          <table:table-cell table:formula="of:=( (([.$G24]*POWER([.$Q$7];12*[.AX$26])) - [.$C25]*SUMPRODUCT(POWER([.$Q$7];ROW(INDIRECT(&quot;1:12&quot;)))/[.$Q$7]; POWER([.$Q$9];-(12-ROW(INDIRECT(&quot;1:12&quot;))))/[.$Q$9]))) - [.$F25]" office:value-type="float" office:value="2547287465.23303" calcext:value-type="float">
            <text:p>2547287465.23303</text:p>
          </table:table-cell>
          <table:table-cell table:formula="of:=( (([.$G24]*POWER([.$Q$7];12*[.AY$26])) - [.$C25]*SUMPRODUCT(POWER([.$Q$7];ROW(INDIRECT(&quot;1:12&quot;)))/[.$Q$7]; POWER([.$Q$9];-(12-ROW(INDIRECT(&quot;1:12&quot;))))/[.$Q$9]))) - [.$F25]" office:value-type="float" office:value="2957047870.25643" calcext:value-type="float">
            <text:p>2957047870.25643</text:p>
          </table:table-cell>
          <table:table-cell table:formula="of:=( (([.$G24]*POWER([.$Q$7];12*[.AZ$26])) - [.$C25]*SUMPRODUCT(POWER([.$Q$7];ROW(INDIRECT(&quot;1:12&quot;)))/[.$Q$7]; POWER([.$Q$9];-(12-ROW(INDIRECT(&quot;1:12&quot;))))/[.$Q$9]))) - [.$F25]" office:value-type="float" office:value="3432679111.57135" calcext:value-type="float">
            <text:p>3432679111.57135</text:p>
          </table:table-cell>
          <table:table-cell table:formula="of:=( (([.$G24]*POWER([.$Q$7];12*[.BA$26])) - [.$C25]*SUMPRODUCT(POWER([.$Q$7];ROW(INDIRECT(&quot;1:12&quot;)))/[.$Q$7]; POWER([.$Q$9];-(12-ROW(INDIRECT(&quot;1:12&quot;))))/[.$Q$9]))) - [.$F25]" office:value-type="float" office:value="3984770223.69783" calcext:value-type="float">
            <text:p>3984770223.69783</text:p>
          </table:table-cell>
          <table:table-cell table:formula="of:=( (([.$G24]*POWER([.$Q$7];12*[.BB$26])) - [.$C25]*SUMPRODUCT(POWER([.$Q$7];ROW(INDIRECT(&quot;1:12&quot;)))/[.$Q$7]; POWER([.$Q$9];-(12-ROW(INDIRECT(&quot;1:12&quot;))))/[.$Q$9]))) - [.$F25]" office:value-type="float" office:value="4625612476.29337" calcext:value-type="float">
            <text:p>4625612476.29337</text:p>
          </table:table-cell>
          <table:table-cell table:formula="of:=( (([.$G24]*POWER([.$Q$7];12*[.BC$26])) - [.$C25]*SUMPRODUCT(POWER([.$Q$7];ROW(INDIRECT(&quot;1:12&quot;)))/[.$Q$7]; POWER([.$Q$9];-(12-ROW(INDIRECT(&quot;1:12&quot;))))/[.$Q$9]))) - [.$F25]" office:value-type="float" office:value="5369473016.14142" calcext:value-type="float">
            <text:p>5369473016.14142</text:p>
          </table:table-cell>
          <table:table-cell table:formula="of:=( (([.$G24]*POWER([.$Q$7];12*[.BD$26])) - [.$C25]*SUMPRODUCT(POWER([.$Q$7];ROW(INDIRECT(&quot;1:12&quot;)))/[.$Q$7]; POWER([.$Q$9];-(12-ROW(INDIRECT(&quot;1:12&quot;))))/[.$Q$9]))) - [.$F25]" office:value-type="float" office:value="6232912498.32591" calcext:value-type="float">
            <text:p>6232912498.32591</text:p>
          </table:table-cell>
          <table:table-cell table:formula="of:=( (([.$G24]*POWER([.$Q$7];12*[.BE$26])) - [.$C25]*SUMPRODUCT(POWER([.$Q$7];ROW(INDIRECT(&quot;1:12&quot;)))/[.$Q$7]; POWER([.$Q$9];-(12-ROW(INDIRECT(&quot;1:12&quot;))))/[.$Q$9]))) - [.$F25]" office:value-type="float" office:value="7235153778.05196" calcext:value-type="float">
            <text:p>7235153778.05196</text:p>
          </table:table-cell>
          <table:table-cell table:formula="of:=( (([.$G24]*POWER([.$Q$7];12*[.BF$26])) - [.$C25]*SUMPRODUCT(POWER([.$Q$7];ROW(INDIRECT(&quot;1:12&quot;)))/[.$Q$7]; POWER([.$Q$9];-(12-ROW(INDIRECT(&quot;1:12&quot;))))/[.$Q$9]))) - [.$F25]" office:value-type="float" office:value="8398509871.34246" calcext:value-type="float">
            <text:p>8398509871.34246</text:p>
          </table:table-cell>
          <table:table-cell table:formula="of:=( (([.$G24]*POWER([.$Q$7];12*[.BG$26])) - [.$C25]*SUMPRODUCT(POWER([.$Q$7];ROW(INDIRECT(&quot;1:12&quot;)))/[.$Q$7]; POWER([.$Q$9];-(12-ROW(INDIRECT(&quot;1:12&quot;))))/[.$Q$9]))) - [.$F25]" office:value-type="float" office:value="9748880712.34998" calcext:value-type="float">
            <text:p>9748880712.34998</text:p>
          </table:table-cell>
          <table:table-cell table:formula="of:=( (([.$G24]*POWER([.$Q$7];12*[.BH$26])) - [.$C25]*SUMPRODUCT(POWER([.$Q$7];ROW(INDIRECT(&quot;1:12&quot;)))/[.$Q$7]; POWER([.$Q$9];-(12-ROW(INDIRECT(&quot;1:12&quot;))))/[.$Q$9]))) - [.$F25]" office:value-type="float" office:value="11316329766.6509" calcext:value-type="float">
            <text:p>11316329766.6509</text:p>
          </table:table-cell>
          <table:table-cell table:formula="of:=( (([.$G24]*POWER([.$Q$7];12*[.BI$26])) - [.$C25]*SUMPRODUCT(POWER([.$Q$7];ROW(INDIRECT(&quot;1:12&quot;)))/[.$Q$7]; POWER([.$Q$9];-(12-ROW(INDIRECT(&quot;1:12&quot;))))/[.$Q$9]))) - [.$F25]" office:value-type="float" office:value="13135753337.7313" calcext:value-type="float">
            <text:p>13135753337.7313</text:p>
          </table:table-cell>
          <table:table-cell table:formula="of:=( (([.$G24]*POWER([.$Q$7];12*[.BJ$26])) - [.$C25]*SUMPRODUCT(POWER([.$Q$7];ROW(INDIRECT(&quot;1:12&quot;)))/[.$Q$7]; POWER([.$Q$9];-(12-ROW(INDIRECT(&quot;1:12&quot;))))/[.$Q$9]))) - [.$F25]" office:value-type="float" office:value="15247657467.5145" calcext:value-type="float">
            <text:p>15247657467.5145</text:p>
          </table:table-cell>
          <table:table-cell table:formula="of:=( (([.$G24]*POWER([.$Q$7];12*[.BK$26])) - [.$C25]*SUMPRODUCT(POWER([.$Q$7];ROW(INDIRECT(&quot;1:12&quot;)))/[.$Q$7]; POWER([.$Q$9];-(12-ROW(INDIRECT(&quot;1:12&quot;))))/[.$Q$9]))) - [.$F25]" office:value-type="float" office:value="17699059727.1583" calcext:value-type="float">
            <text:p>17699059727.1583</text:p>
          </table:table-cell>
          <table:table-cell table:formula="of:=( (([.$G24]*POWER([.$Q$7];12*[.BL$26])) - [.$C25]*SUMPRODUCT(POWER([.$Q$7];ROW(INDIRECT(&quot;1:12&quot;)))/[.$Q$7]; POWER([.$Q$9];-(12-ROW(INDIRECT(&quot;1:12&quot;))))/[.$Q$9]))) - [.$F25]" office:value-type="float" office:value="20544535974.7962" calcext:value-type="float">
            <text:p>20544535974.7962</text:p>
          </table:table-cell>
          <table:table-cell table:formula="of:=( (([.$G24]*POWER([.$Q$7];12*[.BM$26])) - [.$C25]*SUMPRODUCT(POWER([.$Q$7];ROW(INDIRECT(&quot;1:12&quot;)))/[.$Q$7]; POWER([.$Q$9];-(12-ROW(INDIRECT(&quot;1:12&quot;))))/[.$Q$9]))) - [.$F25]" office:value-type="float" office:value="23847435384.3154" calcext:value-type="float">
            <text:p>23847435384.3154</text:p>
          </table:table-cell>
          <table:table-cell table:formula="of:=( (([.$G24]*POWER([.$Q$7];12*[.BN$26])) - [.$C25]*SUMPRODUCT(POWER([.$Q$7];ROW(INDIRECT(&quot;1:12&quot;)))/[.$Q$7]; POWER([.$Q$9];-(12-ROW(INDIRECT(&quot;1:12&quot;))))/[.$Q$9]))) - [.$F25]" office:value-type="float" office:value="27681290795.4994" calcext:value-type="float">
            <text:p>27681290795.4994</text:p>
          </table:table-cell>
          <table:table-cell table:formula="of:=( (([.$G24]*POWER([.$Q$7];12*[.BO$26])) - [.$C25]*SUMPRODUCT(POWER([.$Q$7];ROW(INDIRECT(&quot;1:12&quot;)))/[.$Q$7]; POWER([.$Q$9];-(12-ROW(INDIRECT(&quot;1:12&quot;))))/[.$Q$9]))) - [.$F25]" office:value-type="float" office:value="32131455784.328" calcext:value-type="float">
            <text:p>32131455784.328</text:p>
          </table:table-cell>
          <table:table-cell table:formula="of:=( (([.$G24]*POWER([.$Q$7];12*[.BP$26])) - [.$C25]*SUMPRODUCT(POWER([.$Q$7];ROW(INDIRECT(&quot;1:12&quot;)))/[.$Q$7]; POWER([.$Q$9];-(12-ROW(INDIRECT(&quot;1:12&quot;))))/[.$Q$9]))) - [.$F25]" office:value-type="float" office:value="37297004899.7235" calcext:value-type="float">
            <text:p>37297004899.7235</text:p>
          </table:table-cell>
          <table:table-cell table:formula="of:=( (([.$G24]*POWER([.$Q$7];12*[.BQ$26])) - [.$C25]*SUMPRODUCT(POWER([.$Q$7];ROW(INDIRECT(&quot;1:12&quot;)))/[.$Q$7]; POWER([.$Q$9];-(12-ROW(INDIRECT(&quot;1:12&quot;))))/[.$Q$9]))) - [.$F25]" office:value-type="float" office:value="43292939371.9389" calcext:value-type="float">
            <text:p>43292939371.9389</text:p>
          </table:table-cell>
          <table:table-cell table:formula="of:=( (([.$G24]*POWER([.$Q$7];12*[.BR$26])) - [.$C25]*SUMPRODUCT(POWER([.$Q$7];ROW(INDIRECT(&quot;1:12&quot;)))/[.$Q$7]; POWER([.$Q$9];-(12-ROW(INDIRECT(&quot;1:12&quot;))))/[.$Q$9]))) - [.$F25]" office:value-type="float" office:value="50252747398.534" calcext:value-type="float">
            <text:p>50252747398.534</text:p>
          </table:table-cell>
          <table:table-cell table:formula="of:=( (([.$G24]*POWER([.$Q$7];12*[.BS$26])) - [.$C25]*SUMPRODUCT(POWER([.$Q$7];ROW(INDIRECT(&quot;1:12&quot;)))/[.$Q$7]; POWER([.$Q$9];-(12-ROW(INDIRECT(&quot;1:12&quot;))))/[.$Q$9]))) - [.$F25]" office:value-type="float" office:value="58331376007.889" calcext:value-type="float">
            <text:p>58331376007.889</text:p>
          </table:table-cell>
          <table:table-cell table:formula="of:=( (([.$G24]*POWER([.$Q$7];12*[.BT$26])) - [.$C25]*SUMPRODUCT(POWER([.$Q$7];ROW(INDIRECT(&quot;1:12&quot;)))/[.$Q$7]; POWER([.$Q$9];-(12-ROW(INDIRECT(&quot;1:12&quot;))))/[.$Q$9]))) - [.$F25]" office:value-type="float" office:value="67708680663.204" calcext:value-type="float">
            <text:p>67708680663.204</text:p>
          </table:table-cell>
          <table:table-cell table:formula="of:=( (([.$G24]*POWER([.$Q$7];12*[.BU$26])) - [.$C25]*SUMPRODUCT(POWER([.$Q$7];ROW(INDIRECT(&quot;1:12&quot;)))/[.$Q$7]; POWER([.$Q$9];-(12-ROW(INDIRECT(&quot;1:12&quot;))))/[.$Q$9]))) - [.$F25]" office:value-type="float" office:value="78593429405.9259" calcext:value-type="float">
            <text:p>78593429405.9259</text:p>
          </table:table-cell>
          <table:table-cell table:formula="of:=( (([.$G24]*POWER([.$Q$7];12*[.BV$26])) - [.$C25]*SUMPRODUCT(POWER([.$Q$7];ROW(INDIRECT(&quot;1:12&quot;)))/[.$Q$7]; POWER([.$Q$9];-(12-ROW(INDIRECT(&quot;1:12&quot;))))/[.$Q$9]))) - [.$F25]" office:value-type="float" office:value="91227950683.32" calcext:value-type="float">
            <text:p>91227950683.32</text:p>
          </table:table-cell>
          <table:table-cell table:formula="of:=( (([.$G24]*POWER([.$Q$7];12*[.BW$26])) - [.$C25]*SUMPRODUCT(POWER([.$Q$7];ROW(INDIRECT(&quot;1:12&quot;)))/[.$Q$7]; POWER([.$Q$9];-(12-ROW(INDIRECT(&quot;1:12&quot;))))/[.$Q$9]))) - [.$F25]" office:value-type="float" office:value="105893528335.323" calcext:value-type="float">
            <text:p>105893528335.323</text:p>
          </table:table-cell>
          <table:table-cell table:formula="of:=( (([.$G24]*POWER([.$Q$7];12*[.BX$26])) - [.$C25]*SUMPRODUCT(POWER([.$Q$7];ROW(INDIRECT(&quot;1:12&quot;)))/[.$Q$7]; POWER([.$Q$9];-(12-ROW(INDIRECT(&quot;1:12&quot;))))/[.$Q$9]))) - [.$F25]" office:value-type="float" office:value="122916663849.902" calcext:value-type="float">
            <text:p>122916663849.902</text:p>
          </table:table-cell>
          <table:table-cell table:formula="of:=( (([.$G24]*POWER([.$Q$7];12*[.BY$26])) - [.$C25]*SUMPRODUCT(POWER([.$Q$7];ROW(INDIRECT(&quot;1:12&quot;)))/[.$Q$7]; POWER([.$Q$9];-(12-ROW(INDIRECT(&quot;1:12&quot;))))/[.$Q$9]))) - [.$F25]" office:value-type="float" office:value="142676345304.261" calcext:value-type="float">
            <text:p>142676345304.261</text:p>
          </table:table-cell>
          <table:table-cell table:formula="of:=( (([.$G24]*POWER([.$Q$7];12*[.BZ$26])) - [.$C25]*SUMPRODUCT(POWER([.$Q$7];ROW(INDIRECT(&quot;1:12&quot;)))/[.$Q$7]; POWER([.$Q$9];-(12-ROW(INDIRECT(&quot;1:12&quot;))))/[.$Q$9]))) - [.$F25]" office:value-type="float" office:value="165612484821.175" calcext:value-type="float">
            <text:p>165612484821.1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B49]*(1+[.$Q$11])" office:value-type="float" office:value="198119.421846517" calcext:value-type="float">
            <text:p>198119.421846517</text:p>
          </table:table-cell>
          <table:table-cell table:formula="of:=[.$C49]*POWER([.$Q$9];12)" office:value-type="float" office:value="360685.605277587" calcext:value-type="float">
            <text:p>360685.605277587</text:p>
          </table:table-cell>
          <table:table-cell table:formula="of:=[.$B50]*12" office:value-type="float" office:value="2377433.0621582" calcext:value-type="float">
            <text:p>2377433.0621582</text:p>
          </table:table-cell>
          <table:table-cell table:formula="of:=[.$C50]*(POWER([.$Q$9];12)-1)/([.$Q$9]-1)" office:value-type="float" office:value="4465394.96944517" calcext:value-type="float">
            <text:p>4465394.96944517</text:p>
          </table:table-cell>
          <table:table-cell table:formula="of:=  ( (([.$G49]*POWER([.$Q$7];3)) + [.$B50]*SERIESSUM([.$Q$7];0;1;POWER(1; ROW(INDIRECT(&quot;1:3&quot;)))) - [.$C50]*SUMPRODUCT(POWER([.$Q$7];ROW(INDIRECT(&quot;1:3&quot;)))/[.$Q$7]; POWER([.$Q$9];-(12-ROW(INDIRECT(&quot;1:3&quot;))))/[.$Q$9])) + (([.$G49]*POWER([.$Q$7];6)) + [.$B50]*SERIESSUM([.$Q$7];0;1;POWER(1; ROW(INDIRECT(&quot;1:6&quot;)))) - [.$C50]*SUMPRODUCT(POWER([.$Q$7];ROW(INDIRECT(&quot;1:6&quot;)))/[.$Q$7]; POWER([.$Q$9];-(12-ROW(INDIRECT(&quot;1:6&quot;))))/[.$Q$9])) + (([.$G49]*POWER([.$Q$7];9)) + [.$B50]*SERIESSUM([.$Q$7];0;1;POWER(1; ROW(INDIRECT(&quot;1:9&quot;)))) - [.$C50]*SUMPRODUCT(POWER([.$Q$7];ROW(INDIRECT(&quot;1:9&quot;)))/[.$Q$7]; POWER([.$Q$9];-(12-ROW(INDIRECT(&quot;1:9&quot;))))/[.$Q$9])) + (([.$G49]*POWER([.$Q$7];12)) + [.$B50]*SERIESSUM([.$Q$7];0;1;POWER(1; ROW(INDIRECT(&quot;1:12&quot;)))) - [.$C50]*SUMPRODUCT(POWER([.$Q$7];ROW(INDIRECT(&quot;1:12&quot;)))/[.$Q$7]; POWER([.$Q$9];-(12-ROW(INDIRECT(&quot;1:12&quot;))))/[.$Q$9])) ) * [.$Q$4] * [.$Q$4] / 4" office:value-type="float" office:value="9732033.87550648" calcext:value-type="float">
            <text:p>9732033.87550648</text:p>
          </table:table-cell>
          <table:table-cell table:formula="of:=[.$G49]*POWER([.$Q$7];12) + [.$B50]*(POWER([.$Q$7];12)-1)/([.$Q$7]-1) - [.$Q$3]*SUMPRODUCT(POWER([.$Q$7]; INDEX([.$A$2:.$A$13];N(IF({1};MAX(ROW([.$A$2:.$A$13]))-ROW([.$A$2:.$A$13])+1)))); POWER([.$Q$9];[.$A$2:.$A$13])) - [.$F50]" office:value-type="float" office:value="108093193.190338" calcext:value-type="float">
            <text:p>108093193.190338</text:p>
          </table:table-cell>
          <table:table-cell table:formula="of:=COUNTIF([.$M74:.$CA74];&quot;&gt;=0&quot;)" office:value-type="float" office:value="0" calcext:value-type="float">
            <text:p>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[.$G25]*POWER([.$Q$7];12) - [.$Q$3]*SUMPRODUCT(POWER([.$Q$7]; INDEX([.$A$2:.$A$13];N(IF({1};MAX(ROW([.$A$2:.$A$13]))-ROW([.$A$2:.$A$13])+1)))); POWER([.$Q$9];[.$A$2:.$A$13])) - [.$F26]" office:value-type="float" office:value="10360304.3673367" calcext:value-type="float">
            <text:p>10360304.3673367</text:p>
          </table:table-cell>
          <table:table-cell table:formula="of:=[.M$27]*POWER([.$Q$7];12*[.M$26]) - [.$Q$3]*SUMPRODUCT(POWER([.$Q$7]; INDEX([.$A$2:.$A$13];N(IF({1};MAX(ROW([.$A$2:.$A$13]))-ROW([.$A$2:.$A$13])+1)))); POWER([.$Q$9];[.$A$2:.$A$13])) - [.$F26]" office:value-type="float" office:value="-1412391.96601263" calcext:value-type="float">
            <text:p>-1412391.96601263</text:p>
          </table:table-cell>
          <table:table-cell table:formula="of:=( (([.$G25]*POWER([.$Q$7];12*[.N$26])) - [.$C26]*SUMPRODUCT(POWER([.$Q$7];ROW(INDIRECT(&quot;1:12&quot;)))/[.$Q$7]; POWER([.$Q$9];-(12-ROW(INDIRECT(&quot;1:12&quot;))))/[.$Q$9]))) - [.$F26]" office:value-type="float" office:value="11531348.6326691" calcext:value-type="float">
            <text:p>11531348.6326691</text:p>
          </table:table-cell>
          <table:table-cell table:formula="of:=( (([.$G25]*POWER([.$Q$7];12*[.O$26])) - [.$C26]*SUMPRODUCT(POWER([.$Q$7];ROW(INDIRECT(&quot;1:12&quot;)))/[.$Q$7]; POWER([.$Q$9];-(12-ROW(INDIRECT(&quot;1:12&quot;))))/[.$Q$9]))) - [.$F26]" office:value-type="float" office:value="13684154.4010656" calcext:value-type="float">
            <text:p>13684154.4010656</text:p>
          </table:table-cell>
          <table:table-cell table:formula="of:=( (([.$G25]*POWER([.$Q$7];12*[.P$26])) - [.$C26]*SUMPRODUCT(POWER([.$Q$7];ROW(INDIRECT(&quot;1:12&quot;)))/[.$Q$7]; POWER([.$Q$9];-(12-ROW(INDIRECT(&quot;1:12&quot;))))/[.$Q$9]))) - [.$F26]" office:value-type="float" office:value="16183033.4225119" calcext:value-type="float">
            <text:p>16183033.4225119</text:p>
          </table:table-cell>
          <table:table-cell table:formula="of:=( (([.$G25]*POWER([.$Q$7];12*[.Q$26])) - [.$C26]*SUMPRODUCT(POWER([.$Q$7];ROW(INDIRECT(&quot;1:12&quot;)))/[.$Q$7]; POWER([.$Q$9];-(12-ROW(INDIRECT(&quot;1:12&quot;))))/[.$Q$9]))) - [.$F26]" office:value-type="float" office:value="19083618.5358989" calcext:value-type="float">
            <text:p>19083618.5358989</text:p>
          </table:table-cell>
          <table:table-cell table:formula="of:=( (([.$G25]*POWER([.$Q$7];12*[.R$26])) - [.$C26]*SUMPRODUCT(POWER([.$Q$7];ROW(INDIRECT(&quot;1:12&quot;)))/[.$Q$7]; POWER([.$Q$9];-(12-ROW(INDIRECT(&quot;1:12&quot;))))/[.$Q$9]))) - [.$F26]" office:value-type="float" office:value="22450485.810303" calcext:value-type="float">
            <text:p>22450485.810303</text:p>
          </table:table-cell>
          <table:table-cell table:formula="of:=( (([.$G25]*POWER([.$Q$7];12*[.S$26])) - [.$C26]*SUMPRODUCT(POWER([.$Q$7];ROW(INDIRECT(&quot;1:12&quot;)))/[.$Q$7]; POWER([.$Q$9];-(12-ROW(INDIRECT(&quot;1:12&quot;))))/[.$Q$9]))) - [.$F26]" office:value-type="float" office:value="26358592.2096413" calcext:value-type="float">
            <text:p>26358592.2096413</text:p>
          </table:table-cell>
          <table:table-cell table:formula="of:=( (([.$G25]*POWER([.$Q$7];12*[.T$26])) - [.$C26]*SUMPRODUCT(POWER([.$Q$7];ROW(INDIRECT(&quot;1:12&quot;)))/[.$Q$7]; POWER([.$Q$9];-(12-ROW(INDIRECT(&quot;1:12&quot;))))/[.$Q$9]))) - [.$F26]" office:value-type="float" office:value="30894944.3684154" calcext:value-type="float">
            <text:p>30894944.3684154</text:p>
          </table:table-cell>
          <table:table-cell table:formula="of:=( (([.$G25]*POWER([.$Q$7];12*[.U$26])) - [.$C26]*SUMPRODUCT(POWER([.$Q$7];ROW(INDIRECT(&quot;1:12&quot;)))/[.$Q$7]; POWER([.$Q$9];-(12-ROW(INDIRECT(&quot;1:12&quot;))))/[.$Q$9]))) - [.$F26]" office:value-type="float" office:value="36160535.6306948" calcext:value-type="float">
            <text:p>36160535.6306948</text:p>
          </table:table-cell>
          <table:table-cell table:formula="of:=( (([.$G25]*POWER([.$Q$7];12*[.V$26])) - [.$C26]*SUMPRODUCT(POWER([.$Q$7];ROW(INDIRECT(&quot;1:12&quot;)))/[.$Q$7]; POWER([.$Q$9];-(12-ROW(INDIRECT(&quot;1:12&quot;))))/[.$Q$9]))) - [.$F26]" office:value-type="float" office:value="42272594.4768685" calcext:value-type="float">
            <text:p>42272594.4768685</text:p>
          </table:table-cell>
          <table:table-cell table:formula="of:=( (([.$G25]*POWER([.$Q$7];12*[.W$26])) - [.$C26]*SUMPRODUCT(POWER([.$Q$7];ROW(INDIRECT(&quot;1:12&quot;)))/[.$Q$7]; POWER([.$Q$9];-(12-ROW(INDIRECT(&quot;1:12&quot;))))/[.$Q$9]))) - [.$F26]" office:value-type="float" office:value="49367194.3951533" calcext:value-type="float">
            <text:p>49367194.3951533</text:p>
          </table:table-cell>
          <table:table-cell table:formula="of:=( (([.$G25]*POWER([.$Q$7];12*[.X$26])) - [.$C26]*SUMPRODUCT(POWER([.$Q$7];ROW(INDIRECT(&quot;1:12&quot;)))/[.$Q$7]; POWER([.$Q$9];-(12-ROW(INDIRECT(&quot;1:12&quot;))))/[.$Q$9]))) - [.$F26]" office:value-type="float" office:value="57602283.3017397" calcext:value-type="float">
            <text:p>57602283.3017397</text:p>
          </table:table-cell>
          <table:table-cell table:formula="of:=( (([.$G25]*POWER([.$Q$7];12*[.Y$26])) - [.$C26]*SUMPRODUCT(POWER([.$Q$7];ROW(INDIRECT(&quot;1:12&quot;)))/[.$Q$7]; POWER([.$Q$9];-(12-ROW(INDIRECT(&quot;1:12&quot;))))/[.$Q$9]))) - [.$F26]" office:value-type="float" office:value="67161199.9539104" calcext:value-type="float">
            <text:p>67161199.9539104</text:p>
          </table:table-cell>
          <table:table-cell table:formula="of:=( (([.$G25]*POWER([.$Q$7];12*[.Z$26])) - [.$C26]*SUMPRODUCT(POWER([.$Q$7];ROW(INDIRECT(&quot;1:12&quot;)))/[.$Q$7]; POWER([.$Q$9];-(12-ROW(INDIRECT(&quot;1:12&quot;))))/[.$Q$9]))) - [.$F26]" office:value-type="float" office:value="78256755.6424551" calcext:value-type="float">
            <text:p>78256755.6424551</text:p>
          </table:table-cell>
          <table:table-cell table:formula="of:=( (([.$G25]*POWER([.$Q$7];12*[.AA$26])) - [.$C26]*SUMPRODUCT(POWER([.$Q$7];ROW(INDIRECT(&quot;1:12&quot;)))/[.$Q$7]; POWER([.$Q$9];-(12-ROW(INDIRECT(&quot;1:12&quot;))))/[.$Q$9]))) - [.$F26]" office:value-type="float" office:value="91135972.0345804" calcext:value-type="float">
            <text:p>91135972.0345804</text:p>
          </table:table-cell>
          <table:table-cell table:formula="of:=( (([.$G25]*POWER([.$Q$7];12*[.AB$26])) - [.$C26]*SUMPRODUCT(POWER([.$Q$7];ROW(INDIRECT(&quot;1:12&quot;)))/[.$Q$7]; POWER([.$Q$9];-(12-ROW(INDIRECT(&quot;1:12&quot;))))/[.$Q$9]))) - [.$F26]" office:value-type="float" office:value="106085580.646472" calcext:value-type="float">
            <text:p>106085580.646472</text:p>
          </table:table-cell>
          <table:table-cell table:formula="of:=( (([.$G25]*POWER([.$Q$7];12*[.AC$26])) - [.$C26]*SUMPRODUCT(POWER([.$Q$7];ROW(INDIRECT(&quot;1:12&quot;)))/[.$Q$7]; POWER([.$Q$9];-(12-ROW(INDIRECT(&quot;1:12&quot;))))/[.$Q$9]))) - [.$F26]" office:value-type="float" office:value="123438406.380916" calcext:value-type="float">
            <text:p>123438406.380916</text:p>
          </table:table-cell>
          <table:table-cell table:formula="of:=( (([.$G25]*POWER([.$Q$7];12*[.AD$26])) - [.$C26]*SUMPRODUCT(POWER([.$Q$7];ROW(INDIRECT(&quot;1:12&quot;)))/[.$Q$7]; POWER([.$Q$9];-(12-ROW(INDIRECT(&quot;1:12&quot;))))/[.$Q$9]))) - [.$F26]" office:value-type="float" office:value="143580777.247431" calcext:value-type="float">
            <text:p>143580777.247431</text:p>
          </table:table-cell>
          <table:table-cell table:formula="of:=( (([.$G25]*POWER([.$Q$7];12*[.AE$26])) - [.$C26]*SUMPRODUCT(POWER([.$Q$7];ROW(INDIRECT(&quot;1:12&quot;)))/[.$Q$7]; POWER([.$Q$9];-(12-ROW(INDIRECT(&quot;1:12&quot;))))/[.$Q$9]))) - [.$F26]" office:value-type="float" office:value="166961125.228392" calcext:value-type="float">
            <text:p>166961125.228392</text:p>
          </table:table-cell>
          <table:table-cell table:formula="of:=( (([.$G25]*POWER([.$Q$7];12*[.AF$26])) - [.$C26]*SUMPRODUCT(POWER([.$Q$7];ROW(INDIRECT(&quot;1:12&quot;)))/[.$Q$7]; POWER([.$Q$9];-(12-ROW(INDIRECT(&quot;1:12&quot;))))/[.$Q$9]))) - [.$F26]" office:value-type="float" office:value="194099969.773227" calcext:value-type="float">
            <text:p>194099969.773227</text:p>
          </table:table-cell>
          <table:table-cell table:formula="of:=( (([.$G25]*POWER([.$Q$7];12*[.AG$26])) - [.$C26]*SUMPRODUCT(POWER([.$Q$7];ROW(INDIRECT(&quot;1:12&quot;)))/[.$Q$7]; POWER([.$Q$9];-(12-ROW(INDIRECT(&quot;1:12&quot;))))/[.$Q$9]))) - [.$F26]" office:value-type="float" office:value="225601506.184426" calcext:value-type="float">
            <text:p>225601506.184426</text:p>
          </table:table-cell>
          <table:table-cell table:formula="of:=( (([.$G25]*POWER([.$Q$7];12*[.AH$26])) - [.$C26]*SUMPRODUCT(POWER([.$Q$7];ROW(INDIRECT(&quot;1:12&quot;)))/[.$Q$7]; POWER([.$Q$9];-(12-ROW(INDIRECT(&quot;1:12&quot;))))/[.$Q$9]))) - [.$F26]" office:value-type="float" office:value="262167056.888942" calcext:value-type="float">
            <text:p>262167056.888942</text:p>
          </table:table-cell>
          <table:table-cell table:formula="of:=( (([.$G25]*POWER([.$Q$7];12*[.AI$26])) - [.$C26]*SUMPRODUCT(POWER([.$Q$7];ROW(INDIRECT(&quot;1:12&quot;)))/[.$Q$7]; POWER([.$Q$9];-(12-ROW(INDIRECT(&quot;1:12&quot;))))/[.$Q$9]))) - [.$F26]" office:value-type="float" office:value="304610685.062237" calcext:value-type="float">
            <text:p>304610685.062237</text:p>
          </table:table-cell>
          <table:table-cell table:formula="of:=( (([.$G25]*POWER([.$Q$7];12*[.AJ$26])) - [.$C26]*SUMPRODUCT(POWER([.$Q$7];ROW(INDIRECT(&quot;1:12&quot;)))/[.$Q$7]; POWER([.$Q$9];-(12-ROW(INDIRECT(&quot;1:12&quot;))))/[.$Q$9]))) - [.$F26]" office:value-type="float" office:value="353877318.212945" calcext:value-type="float">
            <text:p>353877318.212945</text:p>
          </table:table-cell>
          <table:table-cell table:formula="of:=( (([.$G25]*POWER([.$Q$7];12*[.AK$26])) - [.$C26]*SUMPRODUCT(POWER([.$Q$7];ROW(INDIRECT(&quot;1:12&quot;)))/[.$Q$7]; POWER([.$Q$9];-(12-ROW(INDIRECT(&quot;1:12&quot;))))/[.$Q$9]))) - [.$F26]" office:value-type="float" office:value="411063785.215631" calcext:value-type="float">
            <text:p>411063785.215631</text:p>
          </table:table-cell>
          <table:table-cell table:formula="of:=( (([.$G25]*POWER([.$Q$7];12*[.AL$26])) - [.$C26]*SUMPRODUCT(POWER([.$Q$7];ROW(INDIRECT(&quot;1:12&quot;)))/[.$Q$7]; POWER([.$Q$9];-(12-ROW(INDIRECT(&quot;1:12&quot;))))/[.$Q$9]))) - [.$F26]" office:value-type="float" office:value="477443235.141616" calcext:value-type="float">
            <text:p>477443235.141616</text:p>
          </table:table-cell>
          <table:table-cell table:formula="of:=( (([.$G25]*POWER([.$Q$7];12*[.AM$26])) - [.$C26]*SUMPRODUCT(POWER([.$Q$7];ROW(INDIRECT(&quot;1:12&quot;)))/[.$Q$7]; POWER([.$Q$9];-(12-ROW(INDIRECT(&quot;1:12&quot;))))/[.$Q$9]))) - [.$F26]" office:value-type="float" office:value="554493481.527171" calcext:value-type="float">
            <text:p>554493481.527171</text:p>
          </table:table-cell>
          <table:table-cell table:formula="of:=( (([.$G25]*POWER([.$Q$7];12*[.AN$26])) - [.$C26]*SUMPRODUCT(POWER([.$Q$7];ROW(INDIRECT(&quot;1:12&quot;)))/[.$Q$7]; POWER([.$Q$9];-(12-ROW(INDIRECT(&quot;1:12&quot;))))/[.$Q$9]))) - [.$F26]" office:value-type="float" office:value="643929903.110873" calcext:value-type="float">
            <text:p>643929903.110873</text:p>
          </table:table-cell>
          <table:table-cell table:formula="of:=( (([.$G25]*POWER([.$Q$7];12*[.AO$26])) - [.$C26]*SUMPRODUCT(POWER([.$Q$7];ROW(INDIRECT(&quot;1:12&quot;)))/[.$Q$7]; POWER([.$Q$9];-(12-ROW(INDIRECT(&quot;1:12&quot;))))/[.$Q$9]))) - [.$F26]" office:value-type="float" office:value="747743633.513135" calcext:value-type="float">
            <text:p>747743633.513135</text:p>
          </table:table-cell>
          <table:table-cell table:formula="of:=( (([.$G25]*POWER([.$Q$7];12*[.AP$26])) - [.$C26]*SUMPRODUCT(POWER([.$Q$7];ROW(INDIRECT(&quot;1:12&quot;)))/[.$Q$7]; POWER([.$Q$9];-(12-ROW(INDIRECT(&quot;1:12&quot;))))/[.$Q$9]))) - [.$F26]" office:value-type="float" office:value="868245890.079237" calcext:value-type="float">
            <text:p>868245890.079237</text:p>
          </table:table-cell>
          <table:table-cell table:formula="of:=( (([.$G25]*POWER([.$Q$7];12*[.AQ$26])) - [.$C26]*SUMPRODUCT(POWER([.$Q$7];ROW(INDIRECT(&quot;1:12&quot;)))/[.$Q$7]; POWER([.$Q$9];-(12-ROW(INDIRECT(&quot;1:12&quot;))))/[.$Q$9]))) - [.$F26]" office:value-type="float" office:value="1008119428.78416" calcext:value-type="float">
            <text:p>1008119428.78416</text:p>
          </table:table-cell>
          <table:table-cell table:formula="of:=( (([.$G25]*POWER([.$Q$7];12*[.AR$26])) - [.$C26]*SUMPRODUCT(POWER([.$Q$7];ROW(INDIRECT(&quot;1:12&quot;)))/[.$Q$7]; POWER([.$Q$9];-(12-ROW(INDIRECT(&quot;1:12&quot;))))/[.$Q$9]))) - [.$F26]" office:value-type="float" office:value="1170478270.74579" calcext:value-type="float">
            <text:p>1170478270.74579</text:p>
          </table:table-cell>
          <table:table-cell table:formula="of:=( (([.$G25]*POWER([.$Q$7];12*[.AS$26])) - [.$C26]*SUMPRODUCT(POWER([.$Q$7];ROW(INDIRECT(&quot;1:12&quot;)))/[.$Q$7]; POWER([.$Q$9];-(12-ROW(INDIRECT(&quot;1:12&quot;))))/[.$Q$9]))) - [.$F26]" office:value-type="float" office:value="1358937030.04504" calcext:value-type="float">
            <text:p>1358937030.04504</text:p>
          </table:table-cell>
          <table:table-cell table:formula="of:=( (([.$G25]*POWER([.$Q$7];12*[.AT$26])) - [.$C26]*SUMPRODUCT(POWER([.$Q$7];ROW(INDIRECT(&quot;1:12&quot;)))/[.$Q$7]; POWER([.$Q$9];-(12-ROW(INDIRECT(&quot;1:12&quot;))))/[.$Q$9]))) - [.$F26]" office:value-type="float" office:value="1577691386.30611" calcext:value-type="float">
            <text:p>1577691386.30611</text:p>
          </table:table-cell>
          <table:table-cell table:formula="of:=( (([.$G25]*POWER([.$Q$7];12*[.AU$26])) - [.$C26]*SUMPRODUCT(POWER([.$Q$7];ROW(INDIRECT(&quot;1:12&quot;)))/[.$Q$7]; POWER([.$Q$9];-(12-ROW(INDIRECT(&quot;1:12&quot;))))/[.$Q$9]))) - [.$F26]" office:value-type="float" office:value="1831611493.60773" calcext:value-type="float">
            <text:p>1831611493.60773</text:p>
          </table:table-cell>
          <table:table-cell table:formula="of:=( (([.$G25]*POWER([.$Q$7];12*[.AV$26])) - [.$C26]*SUMPRODUCT(POWER([.$Q$7];ROW(INDIRECT(&quot;1:12&quot;)))/[.$Q$7]; POWER([.$Q$9];-(12-ROW(INDIRECT(&quot;1:12&quot;))))/[.$Q$9]))) - [.$F26]" office:value-type="float" office:value="2126350405.2988" calcext:value-type="float">
            <text:p>2126350405.2988</text:p>
          </table:table-cell>
          <table:table-cell table:formula="of:=( (([.$G25]*POWER([.$Q$7];12*[.AW$26])) - [.$C26]*SUMPRODUCT(POWER([.$Q$7];ROW(INDIRECT(&quot;1:12&quot;)))/[.$Q$7]; POWER([.$Q$9];-(12-ROW(INDIRECT(&quot;1:12&quot;))))/[.$Q$9]))) - [.$F26]" office:value-type="float" office:value="2468469928.59296" calcext:value-type="float">
            <text:p>2468469928.59296</text:p>
          </table:table-cell>
          <table:table-cell table:formula="of:=( (([.$G25]*POWER([.$Q$7];12*[.AX$26])) - [.$C26]*SUMPRODUCT(POWER([.$Q$7];ROW(INDIRECT(&quot;1:12&quot;)))/[.$Q$7]; POWER([.$Q$9];-(12-ROW(INDIRECT(&quot;1:12&quot;))))/[.$Q$9]))) - [.$F26]" office:value-type="float" office:value="2865586710.8579" calcext:value-type="float">
            <text:p>2865586710.8579</text:p>
          </table:table-cell>
          <table:table-cell table:formula="of:=( (([.$G25]*POWER([.$Q$7];12*[.AY$26])) - [.$C26]*SUMPRODUCT(POWER([.$Q$7];ROW(INDIRECT(&quot;1:12&quot;)))/[.$Q$7]; POWER([.$Q$9];-(12-ROW(INDIRECT(&quot;1:12&quot;))))/[.$Q$9]))) - [.$F26]" office:value-type="float" office:value="3326541809.93555" calcext:value-type="float">
            <text:p>3326541809.93555</text:p>
          </table:table-cell>
          <table:table-cell table:formula="of:=( (([.$G25]*POWER([.$Q$7];12*[.AZ$26])) - [.$C26]*SUMPRODUCT(POWER([.$Q$7];ROW(INDIRECT(&quot;1:12&quot;)))/[.$Q$7]; POWER([.$Q$9];-(12-ROW(INDIRECT(&quot;1:12&quot;))))/[.$Q$9]))) - [.$F26]" office:value-type="float" office:value="3861597523.65739" calcext:value-type="float">
            <text:p>3861597523.65739</text:p>
          </table:table-cell>
          <table:table-cell table:formula="of:=( (([.$G25]*POWER([.$Q$7];12*[.BA$26])) - [.$C26]*SUMPRODUCT(POWER([.$Q$7];ROW(INDIRECT(&quot;1:12&quot;)))/[.$Q$7]; POWER([.$Q$9];-(12-ROW(INDIRECT(&quot;1:12&quot;))))/[.$Q$9]))) - [.$F26]" office:value-type="float" office:value="4482665860.59351" calcext:value-type="float">
            <text:p>4482665860.59351</text:p>
          </table:table-cell>
          <table:table-cell table:formula="of:=( (([.$G25]*POWER([.$Q$7];12*[.BB$26])) - [.$C26]*SUMPRODUCT(POWER([.$Q$7];ROW(INDIRECT(&quot;1:12&quot;)))/[.$Q$7]; POWER([.$Q$9];-(12-ROW(INDIRECT(&quot;1:12&quot;))))/[.$Q$9]))) - [.$F26]" office:value-type="float" office:value="5203573738.50683" calcext:value-type="float">
            <text:p>5203573738.50683</text:p>
          </table:table-cell>
          <table:table-cell table:formula="of:=( (([.$G25]*POWER([.$Q$7];12*[.BC$26])) - [.$C26]*SUMPRODUCT(POWER([.$Q$7];ROW(INDIRECT(&quot;1:12&quot;)))/[.$Q$7]; POWER([.$Q$9];-(12-ROW(INDIRECT(&quot;1:12&quot;))))/[.$Q$9]))) - [.$F26]" office:value-type="float" office:value="6040370814.65681" calcext:value-type="float">
            <text:p>6040370814.65681</text:p>
          </table:table-cell>
          <table:table-cell table:formula="of:=( (([.$G25]*POWER([.$Q$7];12*[.BD$26])) - [.$C26]*SUMPRODUCT(POWER([.$Q$7];ROW(INDIRECT(&quot;1:12&quot;)))/[.$Q$7]; POWER([.$Q$9];-(12-ROW(INDIRECT(&quot;1:12&quot;))))/[.$Q$9]))) - [.$F26]" office:value-type="float" office:value="7011686801.21529" calcext:value-type="float">
            <text:p>7011686801.21529</text:p>
          </table:table-cell>
          <table:table-cell table:formula="of:=( (([.$G25]*POWER([.$Q$7];12*[.BE$26])) - [.$C26]*SUMPRODUCT(POWER([.$Q$7];ROW(INDIRECT(&quot;1:12&quot;)))/[.$Q$7]; POWER([.$Q$9];-(12-ROW(INDIRECT(&quot;1:12&quot;))))/[.$Q$9]))) - [.$F26]" office:value-type="float" office:value="8139146220.74962" calcext:value-type="float">
            <text:p>8139146220.74962</text:p>
          </table:table-cell>
          <table:table-cell table:formula="of:=( (([.$G25]*POWER([.$Q$7];12*[.BF$26])) - [.$C26]*SUMPRODUCT(POWER([.$Q$7];ROW(INDIRECT(&quot;1:12&quot;)))/[.$Q$7]; POWER([.$Q$9];-(12-ROW(INDIRECT(&quot;1:12&quot;))))/[.$Q$9]))) - [.$F26]" office:value-type="float" office:value="9447849835.52345" calcext:value-type="float">
            <text:p>9447849835.52345</text:p>
          </table:table-cell>
          <table:table-cell table:formula="of:=( (([.$G25]*POWER([.$Q$7];12*[.BG$26])) - [.$C26]*SUMPRODUCT(POWER([.$Q$7];ROW(INDIRECT(&quot;1:12&quot;)))/[.$Q$7]; POWER([.$Q$9];-(12-ROW(INDIRECT(&quot;1:12&quot;))))/[.$Q$9]))) - [.$F26]" office:value-type="float" office:value="10966933468.7326" calcext:value-type="float">
            <text:p>10966933468.7326</text:p>
          </table:table-cell>
          <table:table-cell table:formula="of:=( (([.$G25]*POWER([.$Q$7];12*[.BH$26])) - [.$C26]*SUMPRODUCT(POWER([.$Q$7];ROW(INDIRECT(&quot;1:12&quot;)))/[.$Q$7]; POWER([.$Q$9];-(12-ROW(INDIRECT(&quot;1:12&quot;))))/[.$Q$9]))) - [.$F26]" office:value-type="float" office:value="12730216658.7791" calcext:value-type="float">
            <text:p>12730216658.7791</text:p>
          </table:table-cell>
          <table:table-cell table:formula="of:=( (([.$G25]*POWER([.$Q$7];12*[.BI$26])) - [.$C26]*SUMPRODUCT(POWER([.$Q$7];ROW(INDIRECT(&quot;1:12&quot;)))/[.$Q$7]; POWER([.$Q$9];-(12-ROW(INDIRECT(&quot;1:12&quot;))))/[.$Q$9]))) - [.$F26]" office:value-type="float" office:value="14776955587.6507" calcext:value-type="float">
            <text:p>14776955587.6507</text:p>
          </table:table-cell>
          <table:table-cell table:formula="of:=( (([.$G25]*POWER([.$Q$7];12*[.BJ$26])) - [.$C26]*SUMPRODUCT(POWER([.$Q$7];ROW(INDIRECT(&quot;1:12&quot;)))/[.$Q$7]; POWER([.$Q$9];-(12-ROW(INDIRECT(&quot;1:12&quot;))))/[.$Q$9]))) - [.$F26]" office:value-type="float" office:value="17152717045.9379" calcext:value-type="float">
            <text:p>17152717045.9379</text:p>
          </table:table-cell>
          <table:table-cell table:formula="of:=( (([.$G25]*POWER([.$Q$7];12*[.BK$26])) - [.$C26]*SUMPRODUCT(POWER([.$Q$7];ROW(INDIRECT(&quot;1:12&quot;)))/[.$Q$7]; POWER([.$Q$9];-(12-ROW(INDIRECT(&quot;1:12&quot;))))/[.$Q$9]))) - [.$F26]" office:value-type="float" office:value="19910392891.677" calcext:value-type="float">
            <text:p>19910392891.677</text:p>
          </table:table-cell>
          <table:table-cell table:formula="of:=( (([.$G25]*POWER([.$Q$7];12*[.BL$26])) - [.$C26]*SUMPRODUCT(POWER([.$Q$7];ROW(INDIRECT(&quot;1:12&quot;)))/[.$Q$7]; POWER([.$Q$9];-(12-ROW(INDIRECT(&quot;1:12&quot;))))/[.$Q$9]))) - [.$F26]" office:value-type="float" office:value="23111377588.0342" calcext:value-type="float">
            <text:p>23111377588.0342</text:p>
          </table:table-cell>
          <table:table-cell table:formula="of:=( (([.$G25]*POWER([.$Q$7];12*[.BM$26])) - [.$C26]*SUMPRODUCT(POWER([.$Q$7];ROW(INDIRECT(&quot;1:12&quot;)))/[.$Q$7]; POWER([.$Q$9];-(12-ROW(INDIRECT(&quot;1:12&quot;))))/[.$Q$9]))) - [.$F26]" office:value-type="float" office:value="26826935035.493" calcext:value-type="float">
            <text:p>26826935035.493</text:p>
          </table:table-cell>
          <table:table-cell table:formula="of:=( (([.$G25]*POWER([.$Q$7];12*[.BN$26])) - [.$C26]*SUMPRODUCT(POWER([.$Q$7];ROW(INDIRECT(&quot;1:12&quot;)))/[.$Q$7]; POWER([.$Q$9];-(12-ROW(INDIRECT(&quot;1:12&quot;))))/[.$Q$9]))) - [.$F26]" office:value-type="float" office:value="31139785128.4901" calcext:value-type="float">
            <text:p>31139785128.4901</text:p>
          </table:table-cell>
          <table:table-cell table:formula="of:=( (([.$G25]*POWER([.$Q$7];12*[.BO$26])) - [.$C26]*SUMPRODUCT(POWER([.$Q$7];ROW(INDIRECT(&quot;1:12&quot;)))/[.$Q$7]; POWER([.$Q$9];-(12-ROW(INDIRECT(&quot;1:12&quot;))))/[.$Q$9]))) - [.$F26]" office:value-type="float" office:value="36145945358.1986" calcext:value-type="float">
            <text:p>36145945358.1986</text:p>
          </table:table-cell>
          <table:table-cell table:formula="of:=( (([.$G25]*POWER([.$Q$7];12*[.BP$26])) - [.$C26]*SUMPRODUCT(POWER([.$Q$7];ROW(INDIRECT(&quot;1:12&quot;)))/[.$Q$7]; POWER([.$Q$9];-(12-ROW(INDIRECT(&quot;1:12&quot;))))/[.$Q$9]))) - [.$F26]" office:value-type="float" office:value="41956868461.2779" calcext:value-type="float">
            <text:p>41956868461.2779</text:p>
          </table:table-cell>
          <table:table-cell table:formula="of:=( (([.$G25]*POWER([.$Q$7];12*[.BQ$26])) - [.$C26]*SUMPRODUCT(POWER([.$Q$7];ROW(INDIRECT(&quot;1:12&quot;)))/[.$Q$7]; POWER([.$Q$9];-(12-ROW(INDIRECT(&quot;1:12&quot;))))/[.$Q$9]))) - [.$F26]" office:value-type="float" office:value="48701923705.3182" calcext:value-type="float">
            <text:p>48701923705.3182</text:p>
          </table:table-cell>
          <table:table-cell table:formula="of:=( (([.$G25]*POWER([.$Q$7];12*[.BR$26])) - [.$C26]*SUMPRODUCT(POWER([.$Q$7];ROW(INDIRECT(&quot;1:12&quot;)))/[.$Q$7]; POWER([.$Q$9];-(12-ROW(INDIRECT(&quot;1:12&quot;))))/[.$Q$9]))) - [.$F26]" office:value-type="float" office:value="56531277052.1291" calcext:value-type="float">
            <text:p>56531277052.1291</text:p>
          </table:table-cell>
          <table:table-cell table:formula="of:=( (([.$G25]*POWER([.$Q$7];12*[.BS$26])) - [.$C26]*SUMPRODUCT(POWER([.$Q$7];ROW(INDIRECT(&quot;1:12&quot;)))/[.$Q$7]; POWER([.$Q$9];-(12-ROW(INDIRECT(&quot;1:12&quot;))))/[.$Q$9]))) - [.$F26]" office:value-type="float" office:value="65619234320.2895" calcext:value-type="float">
            <text:p>65619234320.2895</text:p>
          </table:table-cell>
          <table:table-cell table:formula="of:=( (([.$G25]*POWER([.$Q$7];12*[.BT$26])) - [.$C26]*SUMPRODUCT(POWER([.$Q$7];ROW(INDIRECT(&quot;1:12&quot;)))/[.$Q$7]; POWER([.$Q$9];-(12-ROW(INDIRECT(&quot;1:12&quot;))))/[.$Q$9]))) - [.$F26]" office:value-type="float" office:value="76168121776.1803" calcext:value-type="float">
            <text:p>76168121776.1803</text:p>
          </table:table-cell>
          <table:table-cell table:formula="of:=( (([.$G25]*POWER([.$Q$7];12*[.BU$26])) - [.$C26]*SUMPRODUCT(POWER([.$Q$7];ROW(INDIRECT(&quot;1:12&quot;)))/[.$Q$7]; POWER([.$Q$9];-(12-ROW(INDIRECT(&quot;1:12&quot;))))/[.$Q$9]))) - [.$F26]" office:value-type="float" office:value="88412790547.5571" calcext:value-type="float">
            <text:p>88412790547.5571</text:p>
          </table:table-cell>
          <table:table-cell table:formula="of:=( (([.$G25]*POWER([.$Q$7];12*[.BV$26])) - [.$C26]*SUMPRODUCT(POWER([.$Q$7];ROW(INDIRECT(&quot;1:12&quot;)))/[.$Q$7]; POWER([.$Q$9];-(12-ROW(INDIRECT(&quot;1:12&quot;))))/[.$Q$9]))) - [.$F26]" office:value-type="float" office:value="102625845141.954" calcext:value-type="float">
            <text:p>102625845141.954</text:p>
          </table:table-cell>
          <table:table-cell table:formula="of:=( (([.$G25]*POWER([.$Q$7];12*[.BW$26])) - [.$C26]*SUMPRODUCT(POWER([.$Q$7];ROW(INDIRECT(&quot;1:12&quot;)))/[.$Q$7]; POWER([.$Q$9];-(12-ROW(INDIRECT(&quot;1:12&quot;))))/[.$Q$9]))) - [.$F26]" office:value-type="float" office:value="119123712473.045" calcext:value-type="float">
            <text:p>119123712473.045</text:p>
          </table:table-cell>
          <table:table-cell table:formula="of:=( (([.$G25]*POWER([.$Q$7];12*[.BX$26])) - [.$C26]*SUMPRODUCT(POWER([.$Q$7];ROW(INDIRECT(&quot;1:12&quot;)))/[.$Q$7]; POWER([.$Q$9];-(12-ROW(INDIRECT(&quot;1:12&quot;))))/[.$Q$9]))) - [.$F26]" office:value-type="float" office:value="138273686510.402" calcext:value-type="float">
            <text:p>138273686510.402</text:p>
          </table:table-cell>
          <table:table-cell table:formula="of:=( (([.$G25]*POWER([.$Q$7];12*[.BY$26])) - [.$C26]*SUMPRODUCT(POWER([.$Q$7];ROW(INDIRECT(&quot;1:12&quot;)))/[.$Q$7]; POWER([.$Q$9];-(12-ROW(INDIRECT(&quot;1:12&quot;))))/[.$Q$9]))) - [.$F26]" office:value-type="float" office:value="160502105388.543" calcext:value-type="float">
            <text:p>160502105388.543</text:p>
          </table:table-cell>
          <table:table-cell table:formula="of:=( (([.$G25]*POWER([.$Q$7];12*[.BZ$26])) - [.$C26]*SUMPRODUCT(POWER([.$Q$7];ROW(INDIRECT(&quot;1:12&quot;)))/[.$Q$7]; POWER([.$Q$9];-(12-ROW(INDIRECT(&quot;1:12&quot;))))/[.$Q$9]))) - [.$F26]" office:value-type="float" office:value="186303843023.184" calcext:value-type="float">
            <text:p>186303843023.18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B50]*(1+[.$Q$11])" office:value-type="float" office:value="208025.392938843" calcext:value-type="float">
            <text:p>208025.392938843</text:p>
          </table:table-cell>
          <table:table-cell table:formula="of:=[.$C50]*POWER([.$Q$9];12)" office:value-type="float" office:value="385933.597647018" calcext:value-type="float">
            <text:p>385933.597647018</text:p>
          </table:table-cell>
          <table:table-cell table:formula="of:=[.$B51]*12" office:value-type="float" office:value="2496304.71526611" calcext:value-type="float">
            <text:p>2496304.71526611</text:p>
          </table:table-cell>
          <table:table-cell table:formula="of:=[.$C51]*(POWER([.$Q$9];12)-1)/([.$Q$9]-1)" office:value-type="float" office:value="4777972.61730633" calcext:value-type="float">
            <text:p>4777972.61730633</text:p>
          </table:table-cell>
          <table:table-cell table:formula="of:=  ( (([.$G50]*POWER([.$Q$7];3)) + [.$B51]*SERIESSUM([.$Q$7];0;1;POWER(1; ROW(INDIRECT(&quot;1:3&quot;)))) - [.$C51]*SUMPRODUCT(POWER([.$Q$7];ROW(INDIRECT(&quot;1:3&quot;)))/[.$Q$7]; POWER([.$Q$9];-(12-ROW(INDIRECT(&quot;1:3&quot;))))/[.$Q$9])) + (([.$G50]*POWER([.$Q$7];6)) + [.$B51]*SERIESSUM([.$Q$7];0;1;POWER(1; ROW(INDIRECT(&quot;1:6&quot;)))) - [.$C51]*SUMPRODUCT(POWER([.$Q$7];ROW(INDIRECT(&quot;1:6&quot;)))/[.$Q$7]; POWER([.$Q$9];-(12-ROW(INDIRECT(&quot;1:6&quot;))))/[.$Q$9])) + (([.$G50]*POWER([.$Q$7];9)) + [.$B51]*SERIESSUM([.$Q$7];0;1;POWER(1; ROW(INDIRECT(&quot;1:9&quot;)))) - [.$C51]*SUMPRODUCT(POWER([.$Q$7];ROW(INDIRECT(&quot;1:9&quot;)))/[.$Q$7]; POWER([.$Q$9];-(12-ROW(INDIRECT(&quot;1:9&quot;))))/[.$Q$9])) + (([.$G50]*POWER([.$Q$7];12)) + [.$B51]*SERIESSUM([.$Q$7];0;1;POWER(1; ROW(INDIRECT(&quot;1:12&quot;)))) - [.$C51]*SUMPRODUCT(POWER([.$Q$7];ROW(INDIRECT(&quot;1:12&quot;)))/[.$Q$7]; POWER([.$Q$9];-(12-ROW(INDIRECT(&quot;1:12&quot;))))/[.$Q$9])) ) * [.$Q$4] * [.$Q$4] / 4" office:value-type="float" office:value="10573170.2256309" calcext:value-type="float">
            <text:p>10573170.2256309</text:p>
          </table:table-cell>
          <table:table-cell table:formula="of:=[.$G50]*POWER([.$Q$7];12) + [.$B51]*(POWER([.$Q$7];12)-1)/([.$Q$7]-1) - [.$Q$3]*SUMPRODUCT(POWER([.$Q$7]; INDEX([.$A$2:.$A$13];N(IF({1};MAX(ROW([.$A$2:.$A$13]))-ROW([.$A$2:.$A$13])+1)))); POWER([.$Q$9];[.$A$2:.$A$13])) - [.$F51]" office:value-type="float" office:value="117372920.982881" calcext:value-type="float">
            <text:p>117372920.982881</text:p>
          </table:table-cell>
          <table:table-cell table:formula="of:=COUNTIF([.$M75:.$CA75];&quot;&gt;=0&quot;)" office:value-type="float" office:value="0" calcext:value-type="float">
            <text:p>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$G26]*POWER([.$Q$7];12) - [.$Q$3]*SUMPRODUCT(POWER([.$Q$7]; INDEX([.$A$2:.$A$13];N(IF({1};MAX(ROW([.$A$2:.$A$13]))-ROW([.$A$2:.$A$13])+1)))); POWER([.$Q$9];[.$A$2:.$A$13])) - [.$F27]" office:value-type="float" office:value="11647341.7844712" calcext:value-type="float">
            <text:p>11647341.7844712</text:p>
          </table:table-cell>
          <table:table-cell table:formula="of:=[.M$27]*POWER([.$Q$7];12*[.M$26]) - [.$Q$3]*SUMPRODUCT(POWER([.$Q$7]; INDEX([.$A$2:.$A$13];N(IF({1};MAX(ROW([.$A$2:.$A$13]))-ROW([.$A$2:.$A$13])+1)))); POWER([.$Q$9];[.$A$2:.$A$13])) - [.$F27]" office:value-type="float" office:value="-1530918.95686583" calcext:value-type="float">
            <text:p>-1530918.95686583</text:p>
          </table:table-cell>
          <table:table-cell table:formula="of:=( (([.$G26]*POWER([.$Q$7];12*[.N$26])) - [.$C27]*SUMPRODUCT(POWER([.$Q$7];ROW(INDIRECT(&quot;1:12&quot;)))/[.$Q$7]; POWER([.$Q$9];-(12-ROW(INDIRECT(&quot;1:12&quot;))))/[.$Q$9]))) - [.$F27]" office:value-type="float" office:value="12982564.0288261" calcext:value-type="float">
            <text:p>12982564.0288261</text:p>
          </table:table-cell>
          <table:table-cell table:formula="of:=( (([.$G26]*POWER([.$Q$7];12*[.O$26])) - [.$C27]*SUMPRODUCT(POWER([.$Q$7];ROW(INDIRECT(&quot;1:12&quot;)))/[.$Q$7]; POWER([.$Q$9];-(12-ROW(INDIRECT(&quot;1:12&quot;))))/[.$Q$9]))) - [.$F27]" office:value-type="float" office:value="15397643.2422274" calcext:value-type="float">
            <text:p>15397643.2422274</text:p>
          </table:table-cell>
          <table:table-cell table:formula="of:=( (([.$G26]*POWER([.$Q$7];12*[.P$26])) - [.$C27]*SUMPRODUCT(POWER([.$Q$7];ROW(INDIRECT(&quot;1:12&quot;)))/[.$Q$7]; POWER([.$Q$9];-(12-ROW(INDIRECT(&quot;1:12&quot;))))/[.$Q$9]))) - [.$F27]" office:value-type="float" office:value="18200957.3498419" calcext:value-type="float">
            <text:p>18200957.3498419</text:p>
          </table:table-cell>
          <table:table-cell table:formula="of:=( (([.$G26]*POWER([.$Q$7];12*[.Q$26])) - [.$C27]*SUMPRODUCT(POWER([.$Q$7];ROW(INDIRECT(&quot;1:12&quot;)))/[.$Q$7]; POWER([.$Q$9];-(12-ROW(INDIRECT(&quot;1:12&quot;))))/[.$Q$9]))) - [.$F27]" office:value-type="float" office:value="21454916.8648521" calcext:value-type="float">
            <text:p>21454916.8648521</text:p>
          </table:table-cell>
          <table:table-cell table:formula="of:=( (([.$G26]*POWER([.$Q$7];12*[.R$26])) - [.$C27]*SUMPRODUCT(POWER([.$Q$7];ROW(INDIRECT(&quot;1:12&quot;)))/[.$Q$7]; POWER([.$Q$9];-(12-ROW(INDIRECT(&quot;1:12&quot;))))/[.$Q$9]))) - [.$F27]" office:value-type="float" office:value="25231965.0723879" calcext:value-type="float">
            <text:p>25231965.0723879</text:p>
          </table:table-cell>
          <table:table-cell table:formula="of:=( (([.$G26]*POWER([.$Q$7];12*[.S$26])) - [.$C27]*SUMPRODUCT(POWER([.$Q$7];ROW(INDIRECT(&quot;1:12&quot;)))/[.$Q$7]; POWER([.$Q$9];-(12-ROW(INDIRECT(&quot;1:12&quot;))))/[.$Q$9]))) - [.$F27]" office:value-type="float" office:value="29616190.8429426" calcext:value-type="float">
            <text:p>29616190.8429426</text:p>
          </table:table-cell>
          <table:table-cell table:formula="of:=( (([.$G26]*POWER([.$Q$7];12*[.T$26])) - [.$C27]*SUMPRODUCT(POWER([.$Q$7];ROW(INDIRECT(&quot;1:12&quot;)))/[.$Q$7]; POWER([.$Q$9];-(12-ROW(INDIRECT(&quot;1:12&quot;))))/[.$Q$9]))) - [.$F27]" office:value-type="float" office:value="34705200.7128315" calcext:value-type="float">
            <text:p>34705200.7128315</text:p>
          </table:table-cell>
          <table:table-cell table:formula="of:=( (([.$G26]*POWER([.$Q$7];12*[.U$26])) - [.$C27]*SUMPRODUCT(POWER([.$Q$7];ROW(INDIRECT(&quot;1:12&quot;)))/[.$Q$7]; POWER([.$Q$9];-(12-ROW(INDIRECT(&quot;1:12&quot;))))/[.$Q$9]))) - [.$F27]" office:value-type="float" office:value="40612291.9100421" calcext:value-type="float">
            <text:p>40612291.9100421</text:p>
          </table:table-cell>
          <table:table-cell table:formula="of:=( (([.$G26]*POWER([.$Q$7];12*[.V$26])) - [.$C27]*SUMPRODUCT(POWER([.$Q$7];ROW(INDIRECT(&quot;1:12&quot;)))/[.$Q$7]; POWER([.$Q$9];-(12-ROW(INDIRECT(&quot;1:12&quot;))))/[.$Q$9]))) - [.$F27]" office:value-type="float" office:value="47468974.7038059" calcext:value-type="float">
            <text:p>47468974.7038059</text:p>
          </table:table-cell>
          <table:table-cell table:formula="of:=( (([.$G26]*POWER([.$Q$7];12*[.W$26])) - [.$C27]*SUMPRODUCT(POWER([.$Q$7];ROW(INDIRECT(&quot;1:12&quot;)))/[.$Q$7]; POWER([.$Q$9];-(12-ROW(INDIRECT(&quot;1:12&quot;))))/[.$Q$9]))) - [.$F27]" office:value-type="float" office:value="55427900.2332609" calcext:value-type="float">
            <text:p>55427900.2332609</text:p>
          </table:table-cell>
          <table:table-cell table:formula="of:=( (([.$G26]*POWER([.$Q$7];12*[.X$26])) - [.$C27]*SUMPRODUCT(POWER([.$Q$7];ROW(INDIRECT(&quot;1:12&quot;)))/[.$Q$7]; POWER([.$Q$9];-(12-ROW(INDIRECT(&quot;1:12&quot;))))/[.$Q$9]))) - [.$F27]" office:value-type="float" office:value="64666258.9977967" calcext:value-type="float">
            <text:p>64666258.9977967</text:p>
          </table:table-cell>
          <table:table-cell table:formula="of:=( (([.$G26]*POWER([.$Q$7];12*[.Y$26])) - [.$C27]*SUMPRODUCT(POWER([.$Q$7];ROW(INDIRECT(&quot;1:12&quot;)))/[.$Q$7]; POWER([.$Q$9];-(12-ROW(INDIRECT(&quot;1:12&quot;))))/[.$Q$9]))) - [.$F27]" office:value-type="float" office:value="75389725.6700774" calcext:value-type="float">
            <text:p>75389725.6700774</text:p>
          </table:table-cell>
          <table:table-cell table:formula="of:=( (([.$G26]*POWER([.$Q$7];12*[.Z$26])) - [.$C27]*SUMPRODUCT(POWER([.$Q$7];ROW(INDIRECT(&quot;1:12&quot;)))/[.$Q$7]; POWER([.$Q$9];-(12-ROW(INDIRECT(&quot;1:12&quot;))))/[.$Q$9]))) - [.$F27]" office:value-type="float" office:value="87837038.0555793" calcext:value-type="float">
            <text:p>87837038.0555793</text:p>
          </table:table-cell>
          <table:table-cell table:formula="of:=( (([.$G26]*POWER([.$Q$7];12*[.AA$26])) - [.$C27]*SUMPRODUCT(POWER([.$Q$7];ROW(INDIRECT(&quot;1:12&quot;)))/[.$Q$7]; POWER([.$Q$9];-(12-ROW(INDIRECT(&quot;1:12&quot;))))/[.$Q$9]))) - [.$F27]" office:value-type="float" office:value="102285312.14056" calcext:value-type="float">
            <text:p>102285312.14056</text:p>
          </table:table-cell>
          <table:table-cell table:formula="of:=( (([.$G26]*POWER([.$Q$7];12*[.AB$26])) - [.$C27]*SUMPRODUCT(POWER([.$Q$7];ROW(INDIRECT(&quot;1:12&quot;)))/[.$Q$7]; POWER([.$Q$9];-(12-ROW(INDIRECT(&quot;1:12&quot;))))/[.$Q$9]))) - [.$F27]" office:value-type="float" office:value="119056211.558002" calcext:value-type="float">
            <text:p>119056211.558002</text:p>
          </table:table-cell>
          <table:table-cell table:formula="of:=( (([.$G26]*POWER([.$Q$7];12*[.AC$26])) - [.$C27]*SUMPRODUCT(POWER([.$Q$7];ROW(INDIRECT(&quot;1:12&quot;)))/[.$Q$7]; POWER([.$Q$9];-(12-ROW(INDIRECT(&quot;1:12&quot;))))/[.$Q$9]))) - [.$F27]" office:value-type="float" office:value="138523108.823075" calcext:value-type="float">
            <text:p>138523108.823075</text:p>
          </table:table-cell>
          <table:table-cell table:formula="of:=( (([.$G26]*POWER([.$Q$7];12*[.AD$26])) - [.$C27]*SUMPRODUCT(POWER([.$Q$7];ROW(INDIRECT(&quot;1:12&quot;)))/[.$Q$7]; POWER([.$Q$9];-(12-ROW(INDIRECT(&quot;1:12&quot;))))/[.$Q$9]))) - [.$F27]" office:value-type="float" office:value="161119397.769558" calcext:value-type="float">
            <text:p>161119397.769558</text:p>
          </table:table-cell>
          <table:table-cell table:formula="of:=( (([.$G26]*POWER([.$Q$7];12*[.AE$26])) - [.$C27]*SUMPRODUCT(POWER([.$Q$7];ROW(INDIRECT(&quot;1:12&quot;)))/[.$Q$7]; POWER([.$Q$9];-(12-ROW(INDIRECT(&quot;1:12&quot;))))/[.$Q$9]))) - [.$F27]" office:value-type="float" office:value="187348142.247963" calcext:value-type="float">
            <text:p>187348142.247963</text:p>
          </table:table-cell>
          <table:table-cell table:formula="of:=( (([.$G26]*POWER([.$Q$7];12*[.AF$26])) - [.$C27]*SUMPRODUCT(POWER([.$Q$7];ROW(INDIRECT(&quot;1:12&quot;)))/[.$Q$7]; POWER([.$Q$9];-(12-ROW(INDIRECT(&quot;1:12&quot;))))/[.$Q$9]))) - [.$F27]" office:value-type="float" office:value="217793275.895473" calcext:value-type="float">
            <text:p>217793275.895473</text:p>
          </table:table-cell>
          <table:table-cell table:formula="of:=( (([.$G26]*POWER([.$Q$7];12*[.AG$26])) - [.$C27]*SUMPRODUCT(POWER([.$Q$7];ROW(INDIRECT(&quot;1:12&quot;)))/[.$Q$7]; POWER([.$Q$9];-(12-ROW(INDIRECT(&quot;1:12&quot;))))/[.$Q$9]))) - [.$F27]" office:value-type="float" office:value="253132602.319501" calcext:value-type="float">
            <text:p>253132602.319501</text:p>
          </table:table-cell>
          <table:table-cell table:formula="of:=( (([.$G26]*POWER([.$Q$7];12*[.AH$26])) - [.$C27]*SUMPRODUCT(POWER([.$Q$7];ROW(INDIRECT(&quot;1:12&quot;)))/[.$Q$7]; POWER([.$Q$9];-(12-ROW(INDIRECT(&quot;1:12&quot;))))/[.$Q$9]))) - [.$F27]" office:value-type="float" office:value="294152885.119479" calcext:value-type="float">
            <text:p>294152885.119479</text:p>
          </table:table-cell>
          <table:table-cell table:formula="of:=( (([.$G26]*POWER([.$Q$7];12*[.AI$26])) - [.$C27]*SUMPRODUCT(POWER([.$Q$7];ROW(INDIRECT(&quot;1:12&quot;)))/[.$Q$7]; POWER([.$Q$9];-(12-ROW(INDIRECT(&quot;1:12&quot;))))/[.$Q$9]))) - [.$F27]" office:value-type="float" office:value="341767363.697829" calcext:value-type="float">
            <text:p>341767363.697829</text:p>
          </table:table-cell>
          <table:table-cell table:formula="of:=( (([.$G26]*POWER([.$Q$7];12*[.AJ$26])) - [.$C27]*SUMPRODUCT(POWER([.$Q$7];ROW(INDIRECT(&quot;1:12&quot;)))/[.$Q$7]; POWER([.$Q$9];-(12-ROW(INDIRECT(&quot;1:12&quot;))))/[.$Q$9]))) - [.$F27]" office:value-type="float" office:value="397036084.816674" calcext:value-type="float">
            <text:p>397036084.816674</text:p>
          </table:table-cell>
          <table:table-cell table:formula="of:=( (([.$G26]*POWER([.$Q$7];12*[.AK$26])) - [.$C27]*SUMPRODUCT(POWER([.$Q$7];ROW(INDIRECT(&quot;1:12&quot;)))/[.$Q$7]; POWER([.$Q$9];-(12-ROW(INDIRECT(&quot;1:12&quot;))))/[.$Q$9]))) - [.$F27]" office:value-type="float" office:value="461189502.544145" calcext:value-type="float">
            <text:p>461189502.544145</text:p>
          </table:table-cell>
          <table:table-cell table:formula="of:=( (([.$G26]*POWER([.$Q$7];12*[.AL$26])) - [.$C27]*SUMPRODUCT(POWER([.$Q$7];ROW(INDIRECT(&quot;1:12&quot;)))/[.$Q$7]; POWER([.$Q$9];-(12-ROW(INDIRECT(&quot;1:12&quot;))))/[.$Q$9]))) - [.$F27]" office:value-type="float" office:value="535655871.998678" calcext:value-type="float">
            <text:p>535655871.998678</text:p>
          </table:table-cell>
          <table:table-cell table:formula="of:=( (([.$G26]*POWER([.$Q$7];12*[.AM$26])) - [.$C27]*SUMPRODUCT(POWER([.$Q$7];ROW(INDIRECT(&quot;1:12&quot;)))/[.$Q$7]; POWER([.$Q$9];-(12-ROW(INDIRECT(&quot;1:12&quot;))))/[.$Q$9]))) - [.$F27]" office:value-type="float" office:value="622093046.761457" calcext:value-type="float">
            <text:p>622093046.761457</text:p>
          </table:table-cell>
          <table:table-cell table:formula="of:=( (([.$G26]*POWER([.$Q$7];12*[.AN$26])) - [.$C27]*SUMPRODUCT(POWER([.$Q$7];ROW(INDIRECT(&quot;1:12&quot;)))/[.$Q$7]; POWER([.$Q$9];-(12-ROW(INDIRECT(&quot;1:12&quot;))))/[.$Q$9]))) - [.$F27]" office:value-type="float" office:value="722425387.866565" calcext:value-type="float">
            <text:p>722425387.866565</text:p>
          </table:table-cell>
          <table:table-cell table:formula="of:=( (([.$G26]*POWER([.$Q$7];12*[.AO$26])) - [.$C27]*SUMPRODUCT(POWER([.$Q$7];ROW(INDIRECT(&quot;1:12&quot;)))/[.$Q$7]; POWER([.$Q$9];-(12-ROW(INDIRECT(&quot;1:12&quot;))))/[.$Q$9]))) - [.$F27]" office:value-type="float" office:value="838886606.078044" calcext:value-type="float">
            <text:p>838886606.078044</text:p>
          </table:table-cell>
          <table:table-cell table:formula="of:=( (([.$G26]*POWER([.$Q$7];12*[.AP$26])) - [.$C27]*SUMPRODUCT(POWER([.$Q$7];ROW(INDIRECT(&quot;1:12&quot;)))/[.$Q$7]; POWER([.$Q$9];-(12-ROW(INDIRECT(&quot;1:12&quot;))))/[.$Q$9]))) - [.$F27]" office:value-type="float" office:value="974069491.256542" calcext:value-type="float">
            <text:p>974069491.256542</text:p>
          </table:table-cell>
          <table:table-cell table:formula="of:=( (([.$G26]*POWER([.$Q$7];12*[.AQ$26])) - [.$C27]*SUMPRODUCT(POWER([.$Q$7];ROW(INDIRECT(&quot;1:12&quot;)))/[.$Q$7]; POWER([.$Q$9];-(12-ROW(INDIRECT(&quot;1:12&quot;))))/[.$Q$9]))) - [.$F27]" office:value-type="float" office:value="1130983635.94631" calcext:value-type="float">
            <text:p>1130983635.94631</text:p>
          </table:table-cell>
          <table:table-cell table:formula="of:=( (([.$G26]*POWER([.$Q$7];12*[.AR$26])) - [.$C27]*SUMPRODUCT(POWER([.$Q$7];ROW(INDIRECT(&quot;1:12&quot;)))/[.$Q$7]; POWER([.$Q$9];-(12-ROW(INDIRECT(&quot;1:12&quot;))))/[.$Q$9]))) - [.$F27]" office:value-type="float" office:value="1313122438.2896" calcext:value-type="float">
            <text:p>1313122438.2896</text:p>
          </table:table-cell>
          <table:table-cell table:formula="of:=( (([.$G26]*POWER([.$Q$7];12*[.AS$26])) - [.$C27]*SUMPRODUCT(POWER([.$Q$7];ROW(INDIRECT(&quot;1:12&quot;)))/[.$Q$7]; POWER([.$Q$9];-(12-ROW(INDIRECT(&quot;1:12&quot;))))/[.$Q$9]))) - [.$F27]" office:value-type="float" office:value="1524540875.96224" calcext:value-type="float">
            <text:p>1524540875.96224</text:p>
          </table:table-cell>
          <table:table-cell table:formula="of:=( (([.$G26]*POWER([.$Q$7];12*[.AT$26])) - [.$C27]*SUMPRODUCT(POWER([.$Q$7];ROW(INDIRECT(&quot;1:12&quot;)))/[.$Q$7]; POWER([.$Q$9];-(12-ROW(INDIRECT(&quot;1:12&quot;))))/[.$Q$9]))) - [.$F27]" office:value-type="float" office:value="1769945782.62068" calcext:value-type="float">
            <text:p>1769945782.62068</text:p>
          </table:table-cell>
          <table:table-cell table:formula="of:=( (([.$G26]*POWER([.$Q$7];12*[.AU$26])) - [.$C27]*SUMPRODUCT(POWER([.$Q$7];ROW(INDIRECT(&quot;1:12&quot;)))/[.$Q$7]; POWER([.$Q$9];-(12-ROW(INDIRECT(&quot;1:12&quot;))))/[.$Q$9]))) - [.$F27]" office:value-type="float" office:value="2054800636.69586" calcext:value-type="float">
            <text:p>2054800636.69586</text:p>
          </table:table-cell>
          <table:table-cell table:formula="of:=( (([.$G26]*POWER([.$Q$7];12*[.AV$26])) - [.$C27]*SUMPRODUCT(POWER([.$Q$7];ROW(INDIRECT(&quot;1:12&quot;)))/[.$Q$7]; POWER([.$Q$9];-(12-ROW(INDIRECT(&quot;1:12&quot;))))/[.$Q$9]))) - [.$F27]" office:value-type="float" office:value="2385447195.45896" calcext:value-type="float">
            <text:p>2385447195.45896</text:p>
          </table:table-cell>
          <table:table-cell table:formula="of:=( (([.$G26]*POWER([.$Q$7];12*[.AW$26])) - [.$C27]*SUMPRODUCT(POWER([.$Q$7];ROW(INDIRECT(&quot;1:12&quot;)))/[.$Q$7]; POWER([.$Q$9];-(12-ROW(INDIRECT(&quot;1:12&quot;))))/[.$Q$9]))) - [.$F27]" office:value-type="float" office:value="2769246682.31278" calcext:value-type="float">
            <text:p>2769246682.31278</text:p>
          </table:table-cell>
          <table:table-cell table:formula="of:=( (([.$G26]*POWER([.$Q$7];12*[.AX$26])) - [.$C27]*SUMPRODUCT(POWER([.$Q$7];ROW(INDIRECT(&quot;1:12&quot;)))/[.$Q$7]; POWER([.$Q$9];-(12-ROW(INDIRECT(&quot;1:12&quot;))))/[.$Q$9]))) - [.$F27]" office:value-type="float" office:value="3214743670.57812" calcext:value-type="float">
            <text:p>3214743670.57812</text:p>
          </table:table-cell>
          <table:table-cell table:formula="of:=( (([.$G26]*POWER([.$Q$7];12*[.AY$26])) - [.$C27]*SUMPRODUCT(POWER([.$Q$7];ROW(INDIRECT(&quot;1:12&quot;)))/[.$Q$7]; POWER([.$Q$9];-(12-ROW(INDIRECT(&quot;1:12&quot;))))/[.$Q$9]))) - [.$F27]" office:value-type="float" office:value="3731856312.33911" calcext:value-type="float">
            <text:p>3731856312.33911</text:p>
          </table:table-cell>
          <table:table-cell table:formula="of:=( (([.$G26]*POWER([.$Q$7];12*[.AZ$26])) - [.$C27]*SUMPRODUCT(POWER([.$Q$7];ROW(INDIRECT(&quot;1:12&quot;)))/[.$Q$7]; POWER([.$Q$9];-(12-ROW(INDIRECT(&quot;1:12&quot;))))/[.$Q$9]))) - [.$F27]" office:value-type="float" office:value="4332097147.43485" calcext:value-type="float">
            <text:p>4332097147.43485</text:p>
          </table:table-cell>
          <table:table-cell table:formula="of:=( (([.$G26]*POWER([.$Q$7];12*[.BA$26])) - [.$C27]*SUMPRODUCT(POWER([.$Q$7];ROW(INDIRECT(&quot;1:12&quot;)))/[.$Q$7]; POWER([.$Q$9];-(12-ROW(INDIRECT(&quot;1:12&quot;))))/[.$Q$9]))) - [.$F27]" office:value-type="float" office:value="5028829408.49405" calcext:value-type="float">
            <text:p>5028829408.49405</text:p>
          </table:table-cell>
          <table:table-cell table:formula="of:=( (([.$G26]*POWER([.$Q$7];12*[.BB$26])) - [.$C27]*SUMPRODUCT(POWER([.$Q$7];ROW(INDIRECT(&quot;1:12&quot;)))/[.$Q$7]; POWER([.$Q$9];-(12-ROW(INDIRECT(&quot;1:12&quot;))))/[.$Q$9]))) - [.$F27]" office:value-type="float" office:value="5837564528.16188" calcext:value-type="float">
            <text:p>5837564528.16188</text:p>
          </table:table-cell>
          <table:table-cell table:formula="of:=( (([.$G26]*POWER([.$Q$7];12*[.BC$26])) - [.$C27]*SUMPRODUCT(POWER([.$Q$7];ROW(INDIRECT(&quot;1:12&quot;)))/[.$Q$7]; POWER([.$Q$9];-(12-ROW(INDIRECT(&quot;1:12&quot;))))/[.$Q$9]))) - [.$F27]" office:value-type="float" office:value="6776307471.95757" calcext:value-type="float">
            <text:p>6776307471.95757</text:p>
          </table:table-cell>
          <table:table-cell table:formula="of:=( (([.$G26]*POWER([.$Q$7];12*[.BD$26])) - [.$C27]*SUMPRODUCT(POWER([.$Q$7];ROW(INDIRECT(&quot;1:12&quot;)))/[.$Q$7]; POWER([.$Q$9];-(12-ROW(INDIRECT(&quot;1:12&quot;))))/[.$Q$9]))) - [.$F27]" office:value-type="float" office:value="7865957584.94899" calcext:value-type="float">
            <text:p>7865957584.94899</text:p>
          </table:table-cell>
          <table:table-cell table:formula="of:=( (([.$G26]*POWER([.$Q$7];12*[.BE$26])) - [.$C27]*SUMPRODUCT(POWER([.$Q$7];ROW(INDIRECT(&quot;1:12&quot;)))/[.$Q$7]; POWER([.$Q$9];-(12-ROW(INDIRECT(&quot;1:12&quot;))))/[.$Q$9]))) - [.$F27]" office:value-type="float" office:value="9130773876.34117" calcext:value-type="float">
            <text:p>9130773876.34117</text:p>
          </table:table-cell>
          <table:table-cell table:formula="of:=( (([.$G26]*POWER([.$Q$7];12*[.BF$26])) - [.$C27]*SUMPRODUCT(POWER([.$Q$7];ROW(INDIRECT(&quot;1:12&quot;)))/[.$Q$7]; POWER([.$Q$9];-(12-ROW(INDIRECT(&quot;1:12&quot;))))/[.$Q$9]))) - [.$F27]" office:value-type="float" office:value="10598915100.6643" calcext:value-type="float">
            <text:p>10598915100.6643</text:p>
          </table:table-cell>
          <table:table-cell table:formula="of:=( (([.$G26]*POWER([.$Q$7];12*[.BG$26])) - [.$C27]*SUMPRODUCT(POWER([.$Q$7];ROW(INDIRECT(&quot;1:12&quot;)))/[.$Q$7]; POWER([.$Q$9];-(12-ROW(INDIRECT(&quot;1:12&quot;))))/[.$Q$9]))) - [.$F27]" office:value-type="float" office:value="12303066659.4527" calcext:value-type="float">
            <text:p>12303066659.4527</text:p>
          </table:table-cell>
          <table:table-cell table:formula="of:=( (([.$G26]*POWER([.$Q$7];12*[.BH$26])) - [.$C27]*SUMPRODUCT(POWER([.$Q$7];ROW(INDIRECT(&quot;1:12&quot;)))/[.$Q$7]; POWER([.$Q$9];-(12-ROW(INDIRECT(&quot;1:12&quot;))))/[.$Q$9]))) - [.$F27]" office:value-type="float" office:value="14281168280.2011" calcext:value-type="float">
            <text:p>14281168280.2011</text:p>
          </table:table-cell>
          <table:table-cell table:formula="of:=( (([.$G26]*POWER([.$Q$7];12*[.BI$26])) - [.$C27]*SUMPRODUCT(POWER([.$Q$7];ROW(INDIRECT(&quot;1:12&quot;)))/[.$Q$7]; POWER([.$Q$9];-(12-ROW(INDIRECT(&quot;1:12&quot;))))/[.$Q$9]))) - [.$F27]" office:value-type="float" office:value="16577258672.9999" calcext:value-type="float">
            <text:p>16577258672.9999</text:p>
          </table:table-cell>
          <table:table-cell table:formula="of:=( (([.$G26]*POWER([.$Q$7];12*[.BJ$26])) - [.$C27]*SUMPRODUCT(POWER([.$Q$7];ROW(INDIRECT(&quot;1:12&quot;)))/[.$Q$7]; POWER([.$Q$9];-(12-ROW(INDIRECT(&quot;1:12&quot;))))/[.$Q$9]))) - [.$F27]" office:value-type="float" office:value="19242455969.5415" calcext:value-type="float">
            <text:p>19242455969.5415</text:p>
          </table:table-cell>
          <table:table-cell table:formula="of:=( (([.$G26]*POWER([.$Q$7];12*[.BK$26])) - [.$C27]*SUMPRODUCT(POWER([.$Q$7];ROW(INDIRECT(&quot;1:12&quot;)))/[.$Q$7]; POWER([.$Q$9];-(12-ROW(INDIRECT(&quot;1:12&quot;))))/[.$Q$9]))) - [.$F27]" office:value-type="float" office:value="22336095772.1253" calcext:value-type="float">
            <text:p>22336095772.1253</text:p>
          </table:table-cell>
          <table:table-cell table:formula="of:=( (([.$G26]*POWER([.$Q$7];12*[.BL$26])) - [.$C27]*SUMPRODUCT(POWER([.$Q$7];ROW(INDIRECT(&quot;1:12&quot;)))/[.$Q$7]; POWER([.$Q$9];-(12-ROW(INDIRECT(&quot;1:12&quot;))))/[.$Q$9]))) - [.$F27]" office:value-type="float" office:value="25927052149.1822" calcext:value-type="float">
            <text:p>25927052149.1822</text:p>
          </table:table-cell>
          <table:table-cell table:formula="of:=( (([.$G26]*POWER([.$Q$7];12*[.BM$26])) - [.$C27]*SUMPRODUCT(POWER([.$Q$7];ROW(INDIRECT(&quot;1:12&quot;)))/[.$Q$7]; POWER([.$Q$9];-(12-ROW(INDIRECT(&quot;1:12&quot;))))/[.$Q$9]))) - [.$F27]" office:value-type="float" office:value="30095270986.7971" calcext:value-type="float">
            <text:p>30095270986.7971</text:p>
          </table:table-cell>
          <table:table-cell table:formula="of:=( (([.$G26]*POWER([.$Q$7];12*[.BN$26])) - [.$C27]*SUMPRODUCT(POWER([.$Q$7];ROW(INDIRECT(&quot;1:12&quot;)))/[.$Q$7]; POWER([.$Q$9];-(12-ROW(INDIRECT(&quot;1:12&quot;))))/[.$Q$9]))) - [.$F27]" office:value-type="float" office:value="34933549833.4168" calcext:value-type="float">
            <text:p>34933549833.4168</text:p>
          </table:table-cell>
          <table:table-cell table:formula="of:=( (([.$G26]*POWER([.$Q$7];12*[.BO$26])) - [.$C27]*SUMPRODUCT(POWER([.$Q$7];ROW(INDIRECT(&quot;1:12&quot;)))/[.$Q$7]; POWER([.$Q$9];-(12-ROW(INDIRECT(&quot;1:12&quot;))))/[.$Q$9]))) - [.$F27]" office:value-type="float" office:value="40549603862.6342" calcext:value-type="float">
            <text:p>40549603862.6342</text:p>
          </table:table-cell>
          <table:table-cell table:formula="of:=( (([.$G26]*POWER([.$Q$7];12*[.BP$26])) - [.$C27]*SUMPRODUCT(POWER([.$Q$7];ROW(INDIRECT(&quot;1:12&quot;)))/[.$Q$7]; POWER([.$Q$9];-(12-ROW(INDIRECT(&quot;1:12&quot;))))/[.$Q$9]))) - [.$F27]" office:value-type="float" office:value="47068463948.8247" calcext:value-type="float">
            <text:p>47068463948.8247</text:p>
          </table:table-cell>
          <table:table-cell table:formula="of:=( (([.$G26]*POWER([.$Q$7];12*[.BQ$26])) - [.$C27]*SUMPRODUCT(POWER([.$Q$7];ROW(INDIRECT(&quot;1:12&quot;)))/[.$Q$7]; POWER([.$Q$9];-(12-ROW(INDIRECT(&quot;1:12&quot;))))/[.$Q$9]))) - [.$F27]" office:value-type="float" office:value="54635260244.2745" calcext:value-type="float">
            <text:p>54635260244.2745</text:p>
          </table:table-cell>
          <table:table-cell table:formula="of:=( (([.$G26]*POWER([.$Q$7];12*[.BR$26])) - [.$C27]*SUMPRODUCT(POWER([.$Q$7];ROW(INDIRECT(&quot;1:12&quot;)))/[.$Q$7]; POWER([.$Q$9];-(12-ROW(INDIRECT(&quot;1:12&quot;))))/[.$Q$9]))) - [.$F27]" office:value-type="float" office:value="63418453228.9074" calcext:value-type="float">
            <text:p>63418453228.9074</text:p>
          </table:table-cell>
          <table:table-cell table:formula="of:=( (([.$G26]*POWER([.$Q$7];12*[.BS$26])) - [.$C27]*SUMPRODUCT(POWER([.$Q$7];ROW(INDIRECT(&quot;1:12&quot;)))/[.$Q$7]; POWER([.$Q$9];-(12-ROW(INDIRECT(&quot;1:12&quot;))))/[.$Q$9]))) - [.$F27]" office:value-type="float" office:value="73613584165.8531" calcext:value-type="float">
            <text:p>73613584165.8531</text:p>
          </table:table-cell>
          <table:table-cell table:formula="of:=( (([.$G26]*POWER([.$Q$7];12*[.BT$26])) - [.$C27]*SUMPRODUCT(POWER([.$Q$7];ROW(INDIRECT(&quot;1:12&quot;)))/[.$Q$7]; POWER([.$Q$9];-(12-ROW(INDIRECT(&quot;1:12&quot;))))/[.$Q$9]))) - [.$F27]" office:value-type="float" office:value="85447628459.6903" calcext:value-type="float">
            <text:p>85447628459.6903</text:p>
          </table:table-cell>
          <table:table-cell table:formula="of:=( (([.$G26]*POWER([.$Q$7];12*[.BU$26])) - [.$C27]*SUMPRODUCT(POWER([.$Q$7];ROW(INDIRECT(&quot;1:12&quot;)))/[.$Q$7]; POWER([.$Q$9];-(12-ROW(INDIRECT(&quot;1:12&quot;))))/[.$Q$9]))) - [.$F27]" office:value-type="float" office:value="99184048836.6959" calcext:value-type="float">
            <text:p>99184048836.6959</text:p>
          </table:table-cell>
          <table:table-cell table:formula="of:=( (([.$G26]*POWER([.$Q$7];12*[.BV$26])) - [.$C27]*SUMPRODUCT(POWER([.$Q$7];ROW(INDIRECT(&quot;1:12&quot;)))/[.$Q$7]; POWER([.$Q$9];-(12-ROW(INDIRECT(&quot;1:12&quot;))))/[.$Q$9]))) - [.$F27]" office:value-type="float" office:value="115128660846.647" calcext:value-type="float">
            <text:p>115128660846.647</text:p>
          </table:table-cell>
          <table:table-cell table:formula="of:=( (([.$G26]*POWER([.$Q$7];12*[.BW$26])) - [.$C27]*SUMPRODUCT(POWER([.$Q$7];ROW(INDIRECT(&quot;1:12&quot;)))/[.$Q$7]; POWER([.$Q$9];-(12-ROW(INDIRECT(&quot;1:12&quot;))))/[.$Q$9]))) - [.$F27]" office:value-type="float" office:value="133636441270.539" calcext:value-type="float">
            <text:p>133636441270.539</text:p>
          </table:table-cell>
          <table:table-cell table:formula="of:=( (([.$G26]*POWER([.$Q$7];12*[.BX$26])) - [.$C27]*SUMPRODUCT(POWER([.$Q$7];ROW(INDIRECT(&quot;1:12&quot;)))/[.$Q$7]; POWER([.$Q$9];-(12-ROW(INDIRECT(&quot;1:12&quot;))))/[.$Q$9]))) - [.$F27]" office:value-type="float" office:value="155119431010.596" calcext:value-type="float">
            <text:p>155119431010.596</text:p>
          </table:table-cell>
          <table:table-cell table:formula="of:=( (([.$G26]*POWER([.$Q$7];12*[.BY$26])) - [.$C27]*SUMPRODUCT(POWER([.$Q$7];ROW(INDIRECT(&quot;1:12&quot;)))/[.$Q$7]; POWER([.$Q$9];-(12-ROW(INDIRECT(&quot;1:12&quot;))))/[.$Q$9]))) - [.$F27]" office:value-type="float" office:value="180055908405.565" calcext:value-type="float">
            <text:p>180055908405.565</text:p>
          </table:table-cell>
          <table:table-cell table:formula="of:=( (([.$G26]*POWER([.$Q$7];12*[.BZ$26])) - [.$C27]*SUMPRODUCT(POWER([.$Q$7];ROW(INDIRECT(&quot;1:12&quot;)))/[.$Q$7]; POWER([.$Q$9];-(12-ROW(INDIRECT(&quot;1:12&quot;))))/[.$Q$9]))) - [.$F27]" office:value-type="float" office:value="209001037197.872" calcext:value-type="float">
            <text:p>209001037197.8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B51]*(1+[.$Q$11])" office:value-type="float" office:value="218426.662585785" calcext:value-type="float">
            <text:p>218426.662585785</text:p>
          </table:table-cell>
          <table:table-cell table:formula="of:=[.$C51]*POWER([.$Q$9];12)" office:value-type="float" office:value="412948.94948231" calcext:value-type="float">
            <text:p>412948.94948231</text:p>
          </table:table-cell>
          <table:table-cell table:formula="of:=[.$B52]*12" office:value-type="float" office:value="2621119.95102942" calcext:value-type="float">
            <text:p>2621119.95102942</text:p>
          </table:table-cell>
          <table:table-cell table:formula="of:=[.$C52]*(POWER([.$Q$9];12)-1)/([.$Q$9]-1)" office:value-type="float" office:value="5112430.70051778" calcext:value-type="float">
            <text:p>5112430.70051778</text:p>
          </table:table-cell>
          <table:table-cell table:formula="of:=  ( (([.$G51]*POWER([.$Q$7];3)) + [.$B52]*SERIESSUM([.$Q$7];0;1;POWER(1; ROW(INDIRECT(&quot;1:3&quot;)))) - [.$C52]*SUMPRODUCT(POWER([.$Q$7];ROW(INDIRECT(&quot;1:3&quot;)))/[.$Q$7]; POWER([.$Q$9];-(12-ROW(INDIRECT(&quot;1:3&quot;))))/[.$Q$9])) + (([.$G51]*POWER([.$Q$7];6)) + [.$B52]*SERIESSUM([.$Q$7];0;1;POWER(1; ROW(INDIRECT(&quot;1:6&quot;)))) - [.$C52]*SUMPRODUCT(POWER([.$Q$7];ROW(INDIRECT(&quot;1:6&quot;)))/[.$Q$7]; POWER([.$Q$9];-(12-ROW(INDIRECT(&quot;1:6&quot;))))/[.$Q$9])) + (([.$G51]*POWER([.$Q$7];9)) + [.$B52]*SERIESSUM([.$Q$7];0;1;POWER(1; ROW(INDIRECT(&quot;1:9&quot;)))) - [.$C52]*SUMPRODUCT(POWER([.$Q$7];ROW(INDIRECT(&quot;1:9&quot;)))/[.$Q$7]; POWER([.$Q$9];-(12-ROW(INDIRECT(&quot;1:9&quot;))))/[.$Q$9])) + (([.$G51]*POWER([.$Q$7];12)) + [.$B52]*SERIESSUM([.$Q$7];0;1;POWER(1; ROW(INDIRECT(&quot;1:12&quot;)))) - [.$C52]*SUMPRODUCT(POWER([.$Q$7];ROW(INDIRECT(&quot;1:12&quot;)))/[.$Q$7]; POWER([.$Q$9];-(12-ROW(INDIRECT(&quot;1:12&quot;))))/[.$Q$9])) ) * [.$Q$4] * [.$Q$4] / 4" office:value-type="float" office:value="11479729.8905784" calcext:value-type="float">
            <text:p>11479729.8905784</text:p>
          </table:table-cell>
          <table:table-cell table:formula="of:=[.$G51]*POWER([.$Q$7];12) + [.$B52]*(POWER([.$Q$7];12)-1)/([.$Q$7]-1) - [.$Q$3]*SUMPRODUCT(POWER([.$Q$7]; INDEX([.$A$2:.$A$13];N(IF({1};MAX(ROW([.$A$2:.$A$13]))-ROW([.$A$2:.$A$13])+1)))); POWER([.$Q$9];[.$A$2:.$A$13])) - [.$F52]" office:value-type="float" office:value="127371611.363231" calcext:value-type="float">
            <text:p>127371611.363231</text:p>
          </table:table-cell>
          <table:table-cell table:formula="of:=COUNTIF([.$M76:.$CA76];&quot;&gt;=0&quot;)" office:value-type="float" office:value="0" calcext:value-type="float">
            <text:p>0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formula="of:=[.$G27]*POWER([.$Q$7];12) - [.$Q$3]*SUMPRODUCT(POWER([.$Q$7]; INDEX([.$A$2:.$A$13];N(IF({1};MAX(ROW([.$A$2:.$A$13]))-ROW([.$A$2:.$A$13])+1)))); POWER([.$Q$9];[.$A$2:.$A$13])) - [.$F28]" office:value-type="float" office:value="13057294.7153902" calcext:value-type="float">
            <text:p>13057294.7153902</text:p>
          </table:table-cell>
          <table:table-cell table:formula="of:=[.M$27]*POWER([.$Q$7];12*[.M$26]) - [.$Q$3]*SUMPRODUCT(POWER([.$Q$7]; INDEX([.$A$2:.$A$13];N(IF({1};MAX(ROW([.$A$2:.$A$13]))-ROW([.$A$2:.$A$13])+1)))); POWER([.$Q$9];[.$A$2:.$A$13])) - [.$F28]" office:value-type="float" office:value="-1660751.37699886" calcext:value-type="float">
            <text:p>-1660751.37699886</text:p>
          </table:table-cell>
          <table:table-cell table:formula="of:=( (([.$G27]*POWER([.$Q$7];12*[.N$26])) - [.$C28]*SUMPRODUCT(POWER([.$Q$7];ROW(INDIRECT(&quot;1:12&quot;)))/[.$Q$7]; POWER([.$Q$9];-(12-ROW(INDIRECT(&quot;1:12&quot;))))/[.$Q$9]))) - [.$F28]" office:value-type="float" office:value="14573947.4622724" calcext:value-type="float">
            <text:p>14573947.4622724</text:p>
          </table:table-cell>
          <table:table-cell table:formula="of:=( (([.$G27]*POWER([.$Q$7];12*[.O$26])) - [.$C28]*SUMPRODUCT(POWER([.$Q$7];ROW(INDIRECT(&quot;1:12&quot;)))/[.$Q$7]; POWER([.$Q$9];-(12-ROW(INDIRECT(&quot;1:12&quot;))))/[.$Q$9]))) - [.$F28]" office:value-type="float" office:value="17276345.283269" calcext:value-type="float">
            <text:p>17276345.283269</text:p>
          </table:table-cell>
          <table:table-cell table:formula="of:=( (([.$G27]*POWER([.$Q$7];12*[.P$26])) - [.$C28]*SUMPRODUCT(POWER([.$Q$7];ROW(INDIRECT(&quot;1:12&quot;)))/[.$Q$7]; POWER([.$Q$9];-(12-ROW(INDIRECT(&quot;1:12&quot;))))/[.$Q$9]))) - [.$F28]" office:value-type="float" office:value="20413165.7626756" calcext:value-type="float">
            <text:p>20413165.7626756</text:p>
          </table:table-cell>
          <table:table-cell table:formula="of:=( (([.$G27]*POWER([.$Q$7];12*[.Q$26])) - [.$C28]*SUMPRODUCT(POWER([.$Q$7];ROW(INDIRECT(&quot;1:12&quot;)))/[.$Q$7]; POWER([.$Q$9];-(12-ROW(INDIRECT(&quot;1:12&quot;))))/[.$Q$9]))) - [.$F28]" office:value-type="float" office:value="24054244.3054328" calcext:value-type="float">
            <text:p>24054244.3054328</text:p>
          </table:table-cell>
          <table:table-cell table:formula="of:=( (([.$G27]*POWER([.$Q$7];12*[.R$26])) - [.$C28]*SUMPRODUCT(POWER([.$Q$7];ROW(INDIRECT(&quot;1:12&quot;)))/[.$Q$7]; POWER([.$Q$9];-(12-ROW(INDIRECT(&quot;1:12&quot;))))/[.$Q$9]))) - [.$F28]" office:value-type="float" office:value="28280642.6733225" calcext:value-type="float">
            <text:p>28280642.6733225</text:p>
          </table:table-cell>
          <table:table-cell table:formula="of:=( (([.$G27]*POWER([.$Q$7];12*[.S$26])) - [.$C28]*SUMPRODUCT(POWER([.$Q$7];ROW(INDIRECT(&quot;1:12&quot;)))/[.$Q$7]; POWER([.$Q$9];-(12-ROW(INDIRECT(&quot;1:12&quot;))))/[.$Q$9]))) - [.$F28]" office:value-type="float" office:value="33186453.6725475" calcext:value-type="float">
            <text:p>33186453.6725475</text:p>
          </table:table-cell>
          <table:table-cell table:formula="of:=( (([.$G27]*POWER([.$Q$7];12*[.T$26])) - [.$C28]*SUMPRODUCT(POWER([.$Q$7];ROW(INDIRECT(&quot;1:12&quot;)))/[.$Q$7]; POWER([.$Q$9];-(12-ROW(INDIRECT(&quot;1:12&quot;))))/[.$Q$9]))) - [.$F28]" office:value-type="float" office:value="38880895.9529932" calcext:value-type="float">
            <text:p>38880895.9529932</text:p>
          </table:table-cell>
          <table:table-cell table:formula="of:=( (([.$G27]*POWER([.$Q$7];12*[.U$26])) - [.$C28]*SUMPRODUCT(POWER([.$Q$7];ROW(INDIRECT(&quot;1:12&quot;)))/[.$Q$7]; POWER([.$Q$9];-(12-ROW(INDIRECT(&quot;1:12&quot;))))/[.$Q$9]))) - [.$F28]" office:value-type="float" office:value="45490745.5559333" calcext:value-type="float">
            <text:p>45490745.5559333</text:p>
          </table:table-cell>
          <table:table-cell table:formula="of:=( (([.$G27]*POWER([.$Q$7];12*[.V$26])) - [.$C28]*SUMPRODUCT(POWER([.$Q$7];ROW(INDIRECT(&quot;1:12&quot;)))/[.$Q$7]; POWER([.$Q$9];-(12-ROW(INDIRECT(&quot;1:12&quot;))))/[.$Q$9]))) - [.$F28]" office:value-type="float" office:value="53163158.3440157" calcext:value-type="float">
            <text:p>53163158.3440157</text:p>
          </table:table-cell>
          <table:table-cell table:formula="of:=( (([.$G27]*POWER([.$Q$7];12*[.W$26])) - [.$C28]*SUMPRODUCT(POWER([.$Q$7];ROW(INDIRECT(&quot;1:12&quot;)))/[.$Q$7]; POWER([.$Q$9];-(12-ROW(INDIRECT(&quot;1:12&quot;))))/[.$Q$9]))) - [.$F28]" office:value-type="float" office:value="62068946.149618" calcext:value-type="float">
            <text:p>62068946.149618</text:p>
          </table:table-cell>
          <table:table-cell table:formula="of:=( (([.$G27]*POWER([.$Q$7];12*[.X$26])) - [.$C28]*SUMPRODUCT(POWER([.$Q$7];ROW(INDIRECT(&quot;1:12&quot;)))/[.$Q$7]; POWER([.$Q$9];-(12-ROW(INDIRECT(&quot;1:12&quot;))))/[.$Q$9]))) - [.$F28]" office:value-type="float" office:value="72406379.5788532" calcext:value-type="float">
            <text:p>72406379.5788532</text:p>
          </table:table-cell>
          <table:table-cell table:formula="of:=( (([.$G27]*POWER([.$Q$7];12*[.Y$26])) - [.$C28]*SUMPRODUCT(POWER([.$Q$7];ROW(INDIRECT(&quot;1:12&quot;)))/[.$Q$7]; POWER([.$Q$9];-(12-ROW(INDIRECT(&quot;1:12&quot;))))/[.$Q$9]))) - [.$F28]" office:value-type="float" office:value="84405602.1334988" calcext:value-type="float">
            <text:p>84405602.1334988</text:p>
          </table:table-cell>
          <table:table-cell table:formula="of:=( (([.$G27]*POWER([.$Q$7];12*[.Z$26])) - [.$C28]*SUMPRODUCT(POWER([.$Q$7];ROW(INDIRECT(&quot;1:12&quot;)))/[.$Q$7]; POWER([.$Q$9];-(12-ROW(INDIRECT(&quot;1:12&quot;))))/[.$Q$9]))) - [.$F28]" office:value-type="float" office:value="98333753.9229673" calcext:value-type="float">
            <text:p>98333753.9229673</text:p>
          </table:table-cell>
          <table:table-cell table:formula="of:=( (([.$G27]*POWER([.$Q$7];12*[.AA$26])) - [.$C28]*SUMPRODUCT(POWER([.$Q$7];ROW(INDIRECT(&quot;1:12&quot;)))/[.$Q$7]; POWER([.$Q$9];-(12-ROW(INDIRECT(&quot;1:12&quot;))))/[.$Q$9]))) - [.$F28]" office:value-type="float" office:value="114500919.036125" calcext:value-type="float">
            <text:p>114500919.036125</text:p>
          </table:table-cell>
          <table:table-cell table:formula="of:=( (([.$G27]*POWER([.$Q$7];12*[.AB$26])) - [.$C28]*SUMPRODUCT(POWER([.$Q$7];ROW(INDIRECT(&quot;1:12&quot;)))/[.$Q$7]; POWER([.$Q$9];-(12-ROW(INDIRECT(&quot;1:12&quot;))))/[.$Q$9]))) - [.$F28]" office:value-type="float" office:value="133267028.979995" calcext:value-type="float">
            <text:p>133267028.979995</text:p>
          </table:table-cell>
          <table:table-cell table:formula="of:=( (([.$G27]*POWER([.$Q$7];12*[.AC$26])) - [.$C28]*SUMPRODUCT(POWER([.$Q$7];ROW(INDIRECT(&quot;1:12&quot;)))/[.$Q$7]; POWER([.$Q$9];-(12-ROW(INDIRECT(&quot;1:12&quot;))))/[.$Q$9]))) - [.$F28]" office:value-type="float" office:value="155049875.87743" calcext:value-type="float">
            <text:p>155049875.87743</text:p>
          </table:table-cell>
          <table:table-cell table:formula="of:=( (([.$G27]*POWER([.$Q$7];12*[.AD$26])) - [.$C28]*SUMPRODUCT(POWER([.$Q$7];ROW(INDIRECT(&quot;1:12&quot;)))/[.$Q$7]; POWER([.$Q$9];-(12-ROW(INDIRECT(&quot;1:12&quot;))))/[.$Q$9]))) - [.$F28]" office:value-type="float" office:value="180334413.822496" calcext:value-type="float">
            <text:p>180334413.822496</text:p>
          </table:table-cell>
          <table:table-cell table:formula="of:=( (([.$G27]*POWER([.$Q$7];12*[.AE$26])) - [.$C28]*SUMPRODUCT(POWER([.$Q$7];ROW(INDIRECT(&quot;1:12&quot;)))/[.$Q$7]; POWER([.$Q$9];-(12-ROW(INDIRECT(&quot;1:12&quot;))))/[.$Q$9]))) - [.$F28]" office:value-type="float" office:value="209683555.470769" calcext:value-type="float">
            <text:p>209683555.470769</text:p>
          </table:table-cell>
          <table:table-cell table:formula="of:=( (([.$G27]*POWER([.$Q$7];12*[.AF$26])) - [.$C28]*SUMPRODUCT(POWER([.$Q$7];ROW(INDIRECT(&quot;1:12&quot;)))/[.$Q$7]; POWER([.$Q$9];-(12-ROW(INDIRECT(&quot;1:12&quot;))))/[.$Q$9]))) - [.$F28]" office:value-type="float" office:value="243750704.230295" calcext:value-type="float">
            <text:p>243750704.230295</text:p>
          </table:table-cell>
          <table:table-cell table:formula="of:=( (([.$G27]*POWER([.$Q$7];12*[.AG$26])) - [.$C28]*SUMPRODUCT(POWER([.$Q$7];ROW(INDIRECT(&quot;1:12&quot;)))/[.$Q$7]; POWER([.$Q$9];-(12-ROW(INDIRECT(&quot;1:12&quot;))))/[.$Q$9]))) - [.$F28]" office:value-type="float" office:value="283294301.058856" calcext:value-type="float">
            <text:p>283294301.058856</text:p>
          </table:table-cell>
          <table:table-cell table:formula="of:=( (([.$G27]*POWER([.$Q$7];12*[.AH$26])) - [.$C28]*SUMPRODUCT(POWER([.$Q$7];ROW(INDIRECT(&quot;1:12&quot;)))/[.$Q$7]; POWER([.$Q$9];-(12-ROW(INDIRECT(&quot;1:12&quot;))))/[.$Q$9]))) - [.$F28]" office:value-type="float" office:value="329194709.724625" calcext:value-type="float">
            <text:p>329194709.724625</text:p>
          </table:table-cell>
          <table:table-cell table:formula="of:=( (([.$G27]*POWER([.$Q$7];12*[.AI$26])) - [.$C28]*SUMPRODUCT(POWER([.$Q$7];ROW(INDIRECT(&quot;1:12&quot;)))/[.$Q$7]; POWER([.$Q$9];-(12-ROW(INDIRECT(&quot;1:12&quot;))))/[.$Q$9]))) - [.$F28]" office:value-type="float" office:value="382473816.448748" calcext:value-type="float">
            <text:p>382473816.448748</text:p>
          </table:table-cell>
          <table:table-cell table:formula="of:=( (([.$G27]*POWER([.$Q$7];12*[.AJ$26])) - [.$C28]*SUMPRODUCT(POWER([.$Q$7];ROW(INDIRECT(&quot;1:12&quot;)))/[.$Q$7]; POWER([.$Q$9];-(12-ROW(INDIRECT(&quot;1:12&quot;))))/[.$Q$9]))) - [.$F28]" office:value-type="float" office:value="444317780.27902" calcext:value-type="float">
            <text:p>444317780.27902</text:p>
          </table:table-cell>
          <table:table-cell table:formula="of:=( (([.$G27]*POWER([.$Q$7];12*[.AK$26])) - [.$C28]*SUMPRODUCT(POWER([.$Q$7];ROW(INDIRECT(&quot;1:12&quot;)))/[.$Q$7]; POWER([.$Q$9];-(12-ROW(INDIRECT(&quot;1:12&quot;))))/[.$Q$9]))) - [.$F28]" office:value-type="float" office:value="516103440.688905" calcext:value-type="float">
            <text:p>516103440.688905</text:p>
          </table:table-cell>
          <table:table-cell table:formula="of:=( (([.$G27]*POWER([.$Q$7];12*[.AL$26])) - [.$C28]*SUMPRODUCT(POWER([.$Q$7];ROW(INDIRECT(&quot;1:12&quot;)))/[.$Q$7]; POWER([.$Q$9];-(12-ROW(INDIRECT(&quot;1:12&quot;))))/[.$Q$9]))) - [.$F28]" office:value-type="float" office:value="599428970.317409" calcext:value-type="float">
            <text:p>599428970.317409</text:p>
          </table:table-cell>
          <table:table-cell table:formula="of:=( (([.$G27]*POWER([.$Q$7];12*[.AM$26])) - [.$C28]*SUMPRODUCT(POWER([.$Q$7];ROW(INDIRECT(&quot;1:12&quot;)))/[.$Q$7]; POWER([.$Q$9];-(12-ROW(INDIRECT(&quot;1:12&quot;))))/[.$Q$9]))) - [.$F28]" office:value-type="float" office:value="696149455.275356" calcext:value-type="float">
            <text:p>696149455.275356</text:p>
          </table:table-cell>
          <table:table-cell table:formula="of:=( (([.$G27]*POWER([.$Q$7];12*[.AN$26])) - [.$C28]*SUMPRODUCT(POWER([.$Q$7];ROW(INDIRECT(&quot;1:12&quot;)))/[.$Q$7]; POWER([.$Q$9];-(12-ROW(INDIRECT(&quot;1:12&quot;))))/[.$Q$9]))) - [.$F28]" office:value-type="float" office:value="808418195.146652" calcext:value-type="float">
            <text:p>808418195.146652</text:p>
          </table:table-cell>
          <table:table-cell table:formula="of:=( (([.$G27]*POWER([.$Q$7];12*[.AO$26])) - [.$C28]*SUMPRODUCT(POWER([.$Q$7];ROW(INDIRECT(&quot;1:12&quot;)))/[.$Q$7]; POWER([.$Q$9];-(12-ROW(INDIRECT(&quot;1:12&quot;))))/[.$Q$9]))) - [.$F28]" office:value-type="float" office:value="938734642.151327" calcext:value-type="float">
            <text:p>938734642.151327</text:p>
          </table:table-cell>
          <table:table-cell table:formula="of:=( (([.$G27]*POWER([.$Q$7];12*[.AP$26])) - [.$C28]*SUMPRODUCT(POWER([.$Q$7];ROW(INDIRECT(&quot;1:12&quot;)))/[.$Q$7]; POWER([.$Q$9];-(12-ROW(INDIRECT(&quot;1:12&quot;))))/[.$Q$9]))) - [.$F28]" office:value-type="float" office:value="1090000046.74561" calcext:value-type="float">
            <text:p>1090000046.74561</text:p>
          </table:table-cell>
          <table:table-cell table:formula="of:=( (([.$G27]*POWER([.$Q$7];12*[.AQ$26])) - [.$C28]*SUMPRODUCT(POWER([.$Q$7];ROW(INDIRECT(&quot;1:12&quot;)))/[.$Q$7]; POWER([.$Q$9];-(12-ROW(INDIRECT(&quot;1:12&quot;))))/[.$Q$9]))) - [.$F28]" office:value-type="float" office:value="1265582048.50363" calcext:value-type="float">
            <text:p>1265582048.50363</text:p>
          </table:table-cell>
          <table:table-cell table:formula="of:=( (([.$G27]*POWER([.$Q$7];12*[.AR$26])) - [.$C28]*SUMPRODUCT(POWER([.$Q$7];ROW(INDIRECT(&quot;1:12&quot;)))/[.$Q$7]; POWER([.$Q$9];-(12-ROW(INDIRECT(&quot;1:12&quot;))))/[.$Q$9]))) - [.$F28]" office:value-type="float" office:value="1469389650.27509" calcext:value-type="float">
            <text:p>1469389650.27509</text:p>
          </table:table-cell>
          <table:table-cell table:formula="of:=( (([.$G27]*POWER([.$Q$7];12*[.AS$26])) - [.$C28]*SUMPRODUCT(POWER([.$Q$7];ROW(INDIRECT(&quot;1:12&quot;)))/[.$Q$7]; POWER([.$Q$9];-(12-ROW(INDIRECT(&quot;1:12&quot;))))/[.$Q$9]))) - [.$F28]" office:value-type="float" office:value="1705960244.77761" calcext:value-type="float">
            <text:p>1705960244.77761</text:p>
          </table:table-cell>
          <table:table-cell table:formula="of:=( (([.$G27]*POWER([.$Q$7];12*[.AT$26])) - [.$C28]*SUMPRODUCT(POWER([.$Q$7];ROW(INDIRECT(&quot;1:12&quot;)))/[.$Q$7]; POWER([.$Q$9];-(12-ROW(INDIRECT(&quot;1:12&quot;))))/[.$Q$9]))) - [.$F28]" office:value-type="float" office:value="1980560631.10682" calcext:value-type="float">
            <text:p>1980560631.10682</text:p>
          </table:table-cell>
          <table:table-cell table:formula="of:=( (([.$G27]*POWER([.$Q$7];12*[.AU$26])) - [.$C28]*SUMPRODUCT(POWER([.$Q$7];ROW(INDIRECT(&quot;1:12&quot;)))/[.$Q$7]; POWER([.$Q$9];-(12-ROW(INDIRECT(&quot;1:12&quot;))))/[.$Q$9]))) - [.$F28]" office:value-type="float" office:value="2299304270.10693" calcext:value-type="float">
            <text:p>2299304270.10693</text:p>
          </table:table-cell>
          <table:table-cell table:formula="of:=( (([.$G27]*POWER([.$Q$7];12*[.AV$26])) - [.$C28]*SUMPRODUCT(POWER([.$Q$7];ROW(INDIRECT(&quot;1:12&quot;)))/[.$Q$7]; POWER([.$Q$9];-(12-ROW(INDIRECT(&quot;1:12&quot;))))/[.$Q$9]))) - [.$F28]" office:value-type="float" office:value="2669287389.07178" calcext:value-type="float">
            <text:p>2669287389.07178</text:p>
          </table:table-cell>
          <table:table-cell table:formula="of:=( (([.$G27]*POWER([.$Q$7];12*[.AW$26])) - [.$C28]*SUMPRODUCT(POWER([.$Q$7];ROW(INDIRECT(&quot;1:12&quot;)))/[.$Q$7]; POWER([.$Q$9];-(12-ROW(INDIRECT(&quot;1:12&quot;))))/[.$Q$9]))) - [.$F28]" office:value-type="float" office:value="3098746965.89147" calcext:value-type="float">
            <text:p>3098746965.89147</text:p>
          </table:table-cell>
          <table:table-cell table:formula="of:=( (([.$G27]*POWER([.$Q$7];12*[.AX$26])) - [.$C28]*SUMPRODUCT(POWER([.$Q$7];ROW(INDIRECT(&quot;1:12&quot;)))/[.$Q$7]; POWER([.$Q$9];-(12-ROW(INDIRECT(&quot;1:12&quot;))))/[.$Q$9]))) - [.$F28]" office:value-type="float" office:value="3597244109.86434" calcext:value-type="float">
            <text:p>3597244109.86434</text:p>
          </table:table-cell>
          <table:table-cell table:formula="of:=( (([.$G27]*POWER([.$Q$7];12*[.AY$26])) - [.$C28]*SUMPRODUCT(POWER([.$Q$7];ROW(INDIRECT(&quot;1:12&quot;)))/[.$Q$7]; POWER([.$Q$9];-(12-ROW(INDIRECT(&quot;1:12&quot;))))/[.$Q$9]))) - [.$F28]" office:value-type="float" office:value="4175876921.80286" calcext:value-type="float">
            <text:p>4175876921.80286</text:p>
          </table:table-cell>
          <table:table-cell table:formula="of:=( (([.$G27]*POWER([.$Q$7];12*[.AZ$26])) - [.$C28]*SUMPRODUCT(POWER([.$Q$7];ROW(INDIRECT(&quot;1:12&quot;)))/[.$Q$7]; POWER([.$Q$9];-(12-ROW(INDIRECT(&quot;1:12&quot;))))/[.$Q$9]))) - [.$F28]" office:value-type="float" office:value="4847527572.36325" calcext:value-type="float">
            <text:p>4847527572.36325</text:p>
          </table:table-cell>
          <table:table-cell table:formula="of:=( (([.$G27]*POWER([.$Q$7];12*[.BA$26])) - [.$C28]*SUMPRODUCT(POWER([.$Q$7];ROW(INDIRECT(&quot;1:12&quot;)))/[.$Q$7]; POWER([.$Q$9];-(12-ROW(INDIRECT(&quot;1:12&quot;))))/[.$Q$9]))) - [.$F28]" office:value-type="float" office:value="5627149099.33282" calcext:value-type="float">
            <text:p>5627149099.33282</text:p>
          </table:table-cell>
          <table:table-cell table:formula="of:=( (([.$G27]*POWER([.$Q$7];12*[.BB$26])) - [.$C28]*SUMPRODUCT(POWER([.$Q$7];ROW(INDIRECT(&quot;1:12&quot;)))/[.$Q$7]; POWER([.$Q$9];-(12-ROW(INDIRECT(&quot;1:12&quot;))))/[.$Q$9]))) - [.$F28]" office:value-type="float" office:value="6532098308.87685" calcext:value-type="float">
            <text:p>6532098308.87685</text:p>
          </table:table-cell>
          <table:table-cell table:formula="of:=( (([.$G27]*POWER([.$Q$7];12*[.BC$26])) - [.$C28]*SUMPRODUCT(POWER([.$Q$7];ROW(INDIRECT(&quot;1:12&quot;)))/[.$Q$7]; POWER([.$Q$9];-(12-ROW(INDIRECT(&quot;1:12&quot;))))/[.$Q$9]))) - [.$F28]" office:value-type="float" office:value="7582522192.16494" calcext:value-type="float">
            <text:p>7582522192.16494</text:p>
          </table:table-cell>
          <table:table-cell table:formula="of:=( (([.$G27]*POWER([.$Q$7];12*[.BD$26])) - [.$C28]*SUMPRODUCT(POWER([.$Q$7];ROW(INDIRECT(&quot;1:12&quot;)))/[.$Q$7]; POWER([.$Q$9];-(12-ROW(INDIRECT(&quot;1:12&quot;))))/[.$Q$9]))) - [.$F28]" office:value-type="float" office:value="8801806460.21572" calcext:value-type="float">
            <text:p>8801806460.21572</text:p>
          </table:table-cell>
          <table:table-cell table:formula="of:=( (([.$G27]*POWER([.$Q$7];12*[.BE$26])) - [.$C28]*SUMPRODUCT(POWER([.$Q$7];ROW(INDIRECT(&quot;1:12&quot;)))/[.$Q$7]; POWER([.$Q$9];-(12-ROW(INDIRECT(&quot;1:12&quot;))))/[.$Q$9]))) - [.$F28]" office:value-type="float" office:value="10217096182.7442" calcext:value-type="float">
            <text:p>10217096182.7442</text:p>
          </table:table-cell>
          <table:table-cell table:formula="of:=( (([.$G27]*POWER([.$Q$7];12*[.BF$26])) - [.$C28]*SUMPRODUCT(POWER([.$Q$7];ROW(INDIRECT(&quot;1:12&quot;)))/[.$Q$7]; POWER([.$Q$9];-(12-ROW(INDIRECT(&quot;1:12&quot;))))/[.$Q$9]))) - [.$F28]" office:value-type="float" office:value="11859900122.0562" calcext:value-type="float">
            <text:p>11859900122.0562</text:p>
          </table:table-cell>
          <table:table-cell table:formula="of:=( (([.$G27]*POWER([.$Q$7];12*[.BG$26])) - [.$C28]*SUMPRODUCT(POWER([.$Q$7];ROW(INDIRECT(&quot;1:12&quot;)))/[.$Q$7]; POWER([.$Q$9];-(12-ROW(INDIRECT(&quot;1:12&quot;))))/[.$Q$9]))) - [.$F28]" office:value-type="float" office:value="13766792216.3456" calcext:value-type="float">
            <text:p>13766792216.3456</text:p>
          </table:table-cell>
          <table:table-cell table:formula="of:=( (([.$G27]*POWER([.$Q$7];12*[.BH$26])) - [.$C28]*SUMPRODUCT(POWER([.$Q$7];ROW(INDIRECT(&quot;1:12&quot;)))/[.$Q$7]; POWER([.$Q$9];-(12-ROW(INDIRECT(&quot;1:12&quot;))))/[.$Q$9]))) - [.$F28]" office:value-type="float" office:value="15980225829.6023" calcext:value-type="float">
            <text:p>15980225829.6023</text:p>
          </table:table-cell>
          <table:table-cell table:formula="of:=( (([.$G27]*POWER([.$Q$7];12*[.BI$26])) - [.$C28]*SUMPRODUCT(POWER([.$Q$7];ROW(INDIRECT(&quot;1:12&quot;)))/[.$Q$7]; POWER([.$Q$9];-(12-ROW(INDIRECT(&quot;1:12&quot;))))/[.$Q$9]))) - [.$F28]" office:value-type="float" office:value="18549478895.87" calcext:value-type="float">
            <text:p>18549478895.87</text:p>
          </table:table-cell>
          <table:table-cell table:formula="of:=( (([.$G27]*POWER([.$Q$7];12*[.BJ$26])) - [.$C28]*SUMPRODUCT(POWER([.$Q$7];ROW(INDIRECT(&quot;1:12&quot;)))/[.$Q$7]; POWER([.$Q$9];-(12-ROW(INDIRECT(&quot;1:12&quot;))))/[.$Q$9]))) - [.$F28]" office:value-type="float" office:value="21531750999.7139" calcext:value-type="float">
            <text:p>21531750999.7139</text:p>
          </table:table-cell>
          <table:table-cell table:formula="of:=( (([.$G27]*POWER([.$Q$7];12*[.BK$26])) - [.$C28]*SUMPRODUCT(POWER([.$Q$7];ROW(INDIRECT(&quot;1:12&quot;)))/[.$Q$7]; POWER([.$Q$9];-(12-ROW(INDIRECT(&quot;1:12&quot;))))/[.$Q$9]))) - [.$F28]" office:value-type="float" office:value="24993436817.33" calcext:value-type="float">
            <text:p>24993436817.33</text:p>
          </table:table-cell>
          <table:table-cell table:formula="of:=( (([.$G27]*POWER([.$Q$7];12*[.BL$26])) - [.$C28]*SUMPRODUCT(POWER([.$Q$7];ROW(INDIRECT(&quot;1:12&quot;)))/[.$Q$7]; POWER([.$Q$9];-(12-ROW(INDIRECT(&quot;1:12&quot;))))/[.$Q$9]))) - [.$F28]" office:value-type="float" office:value="29011604269.0655" calcext:value-type="float">
            <text:p>29011604269.0655</text:p>
          </table:table-cell>
          <table:table-cell table:formula="of:=( (([.$G27]*POWER([.$Q$7];12*[.BM$26])) - [.$C28]*SUMPRODUCT(POWER([.$Q$7];ROW(INDIRECT(&quot;1:12&quot;)))/[.$Q$7]; POWER([.$Q$9];-(12-ROW(INDIRECT(&quot;1:12&quot;))))/[.$Q$9]))) - [.$F28]" office:value-type="float" office:value="33675710291.635" calcext:value-type="float">
            <text:p>33675710291.635</text:p>
          </table:table-cell>
          <table:table-cell table:formula="of:=( (([.$G27]*POWER([.$Q$7];12*[.BN$26])) - [.$C28]*SUMPRODUCT(POWER([.$Q$7];ROW(INDIRECT(&quot;1:12&quot;)))/[.$Q$7]; POWER([.$Q$9];-(12-ROW(INDIRECT(&quot;1:12&quot;))))/[.$Q$9]))) - [.$F28]" office:value-type="float" office:value="39089592428.4716" calcext:value-type="float">
            <text:p>39089592428.4716</text:p>
          </table:table-cell>
          <table:table-cell table:formula="of:=( (([.$G27]*POWER([.$Q$7];12*[.BO$26])) - [.$C28]*SUMPRODUCT(POWER([.$Q$7];ROW(INDIRECT(&quot;1:12&quot;)))/[.$Q$7]; POWER([.$Q$9];-(12-ROW(INDIRECT(&quot;1:12&quot;))))/[.$Q$9]))) - [.$F28]" office:value-type="float" office:value="45373780577.2244" calcext:value-type="float">
            <text:p>45373780577.2244</text:p>
          </table:table-cell>
          <table:table-cell table:formula="of:=( (([.$G27]*POWER([.$Q$7];12*[.BP$26])) - [.$C28]*SUMPRODUCT(POWER([.$Q$7];ROW(INDIRECT(&quot;1:12&quot;)))/[.$Q$7]; POWER([.$Q$9];-(12-ROW(INDIRECT(&quot;1:12&quot;))))/[.$Q$9]))) - [.$F28]" office:value-type="float" office:value="52668180361.1107" calcext:value-type="float">
            <text:p>52668180361.1107</text:p>
          </table:table-cell>
          <table:table-cell table:formula="of:=( (([.$G27]*POWER([.$Q$7];12*[.BQ$26])) - [.$C28]*SUMPRODUCT(POWER([.$Q$7];ROW(INDIRECT(&quot;1:12&quot;)))/[.$Q$7]; POWER([.$Q$9];-(12-ROW(INDIRECT(&quot;1:12&quot;))))/[.$Q$9]))) - [.$F28]" office:value-type="float" office:value="61135187864.3343" calcext:value-type="float">
            <text:p>61135187864.3343</text:p>
          </table:table-cell>
          <table:table-cell table:formula="of:=( (([.$G27]*POWER([.$Q$7];12*[.BR$26])) - [.$C28]*SUMPRODUCT(POWER([.$Q$7];ROW(INDIRECT(&quot;1:12&quot;)))/[.$Q$7]; POWER([.$Q$9];-(12-ROW(INDIRECT(&quot;1:12&quot;))))/[.$Q$9]))) - [.$F28]" office:value-type="float" office:value="70963305075.2956" calcext:value-type="float">
            <text:p>70963305075.2956</text:p>
          </table:table-cell>
          <table:table-cell table:formula="of:=( (([.$G27]*POWER([.$Q$7];12*[.BS$26])) - [.$C28]*SUMPRODUCT(POWER([.$Q$7];ROW(INDIRECT(&quot;1:12&quot;)))/[.$Q$7]; POWER([.$Q$9];-(12-ROW(INDIRECT(&quot;1:12&quot;))))/[.$Q$9]))) - [.$F28]" office:value-type="float" office:value="82371336528.6301" calcext:value-type="float">
            <text:p>82371336528.6301</text:p>
          </table:table-cell>
          <table:table-cell table:formula="of:=( (([.$G27]*POWER([.$Q$7];12*[.BT$26])) - [.$C28]*SUMPRODUCT(POWER([.$Q$7];ROW(INDIRECT(&quot;1:12&quot;)))/[.$Q$7]; POWER([.$Q$9];-(12-ROW(INDIRECT(&quot;1:12&quot;))))/[.$Q$9]))) - [.$F28]" office:value-type="float" office:value="95613260576.4142" calcext:value-type="float">
            <text:p>95613260576.4142</text:p>
          </table:table-cell>
          <table:table-cell table:formula="of:=( (([.$G27]*POWER([.$Q$7];12*[.BU$26])) - [.$C28]*SUMPRODUCT(POWER([.$Q$7];ROW(INDIRECT(&quot;1:12&quot;)))/[.$Q$7]; POWER([.$Q$9];-(12-ROW(INDIRECT(&quot;1:12&quot;))))/[.$Q$9]))) - [.$F28]" office:value-type="float" office:value="110983883738.224" calcext:value-type="float">
            <text:p>110983883738.224</text:p>
          </table:table-cell>
          <table:table-cell table:formula="of:=( (([.$G27]*POWER([.$Q$7];12*[.BV$26])) - [.$C28]*SUMPRODUCT(POWER([.$Q$7];ROW(INDIRECT(&quot;1:12&quot;)))/[.$Q$7]; POWER([.$Q$9];-(12-ROW(INDIRECT(&quot;1:12&quot;))))/[.$Q$9]))) - [.$F28]" office:value-type="float" office:value="128825404013.513" calcext:value-type="float">
            <text:p>128825404013.513</text:p>
          </table:table-cell>
          <table:table-cell table:formula="of:=( (([.$G27]*POWER([.$Q$7];12*[.BW$26])) - [.$C28]*SUMPRODUCT(POWER([.$Q$7];ROW(INDIRECT(&quot;1:12&quot;)))/[.$Q$7]; POWER([.$Q$9];-(12-ROW(INDIRECT(&quot;1:12&quot;))))/[.$Q$9]))) - [.$F28]" office:value-type="float" office:value="149535029276.101" calcext:value-type="float">
            <text:p>149535029276.101</text:p>
          </table:table-cell>
          <table:table-cell table:formula="of:=( (([.$G27]*POWER([.$Q$7];12*[.BX$26])) - [.$C28]*SUMPRODUCT(POWER([.$Q$7];ROW(INDIRECT(&quot;1:12&quot;)))/[.$Q$7]; POWER([.$Q$9];-(12-ROW(INDIRECT(&quot;1:12&quot;))))/[.$Q$9]))) - [.$F28]" office:value-type="float" office:value="173573820360.001" calcext:value-type="float">
            <text:p>173573820360.001</text:p>
          </table:table-cell>
          <table:table-cell table:formula="of:=( (([.$G27]*POWER([.$Q$7];12*[.BY$26])) - [.$C28]*SUMPRODUCT(POWER([.$Q$7];ROW(INDIRECT(&quot;1:12&quot;)))/[.$Q$7]; POWER([.$Q$9];-(12-ROW(INDIRECT(&quot;1:12&quot;))))/[.$Q$9]))) - [.$F28]" office:value-type="float" office:value="201476955711.236" calcext:value-type="float">
            <text:p>201476955711.236</text:p>
          </table:table-cell>
          <table:table-cell table:formula="of:=( (([.$G27]*POWER([.$Q$7];12*[.BZ$26])) - [.$C28]*SUMPRODUCT(POWER([.$Q$7];ROW(INDIRECT(&quot;1:12&quot;)))/[.$Q$7]; POWER([.$Q$9];-(12-ROW(INDIRECT(&quot;1:12&quot;))))/[.$Q$9]))) - [.$F28]" office:value-type="float" office:value="233865646128.819" calcext:value-type="float">
            <text:p>233865646128.81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B52]*(1+[.$Q$11])" office:value-type="float" office:value="229347.995715074" calcext:value-type="float">
            <text:p>229347.995715074</text:p>
          </table:table-cell>
          <table:table-cell table:formula="of:=[.$C52]*POWER([.$Q$9];12)" office:value-type="float" office:value="441855.375946071" calcext:value-type="float">
            <text:p>441855.375946071</text:p>
          </table:table-cell>
          <table:table-cell table:formula="of:=[.$B53]*12" office:value-type="float" office:value="2752175.94858089" calcext:value-type="float">
            <text:p>2752175.94858089</text:p>
          </table:table-cell>
          <table:table-cell table:formula="of:=[.$C53]*(POWER([.$Q$9];12)-1)/([.$Q$9]-1)" office:value-type="float" office:value="5470300.84955402" calcext:value-type="float">
            <text:p>5470300.84955402</text:p>
          </table:table-cell>
          <table:table-cell table:formula="of:=  ( (([.$G52]*POWER([.$Q$7];3)) + [.$B53]*SERIESSUM([.$Q$7];0;1;POWER(1; ROW(INDIRECT(&quot;1:3&quot;)))) - [.$C53]*SUMPRODUCT(POWER([.$Q$7];ROW(INDIRECT(&quot;1:3&quot;)))/[.$Q$7]; POWER([.$Q$9];-(12-ROW(INDIRECT(&quot;1:3&quot;))))/[.$Q$9])) + (([.$G52]*POWER([.$Q$7];6)) + [.$B53]*SERIESSUM([.$Q$7];0;1;POWER(1; ROW(INDIRECT(&quot;1:6&quot;)))) - [.$C53]*SUMPRODUCT(POWER([.$Q$7];ROW(INDIRECT(&quot;1:6&quot;)))/[.$Q$7]; POWER([.$Q$9];-(12-ROW(INDIRECT(&quot;1:6&quot;))))/[.$Q$9])) + (([.$G52]*POWER([.$Q$7];9)) + [.$B53]*SERIESSUM([.$Q$7];0;1;POWER(1; ROW(INDIRECT(&quot;1:9&quot;)))) - [.$C53]*SUMPRODUCT(POWER([.$Q$7];ROW(INDIRECT(&quot;1:9&quot;)))/[.$Q$7]; POWER([.$Q$9];-(12-ROW(INDIRECT(&quot;1:9&quot;))))/[.$Q$9])) + (([.$G52]*POWER([.$Q$7];12)) + [.$B53]*SERIESSUM([.$Q$7];0;1;POWER(1; ROW(INDIRECT(&quot;1:12&quot;)))) - [.$C53]*SUMPRODUCT(POWER([.$Q$7];ROW(INDIRECT(&quot;1:12&quot;)))/[.$Q$7]; POWER([.$Q$9];-(12-ROW(INDIRECT(&quot;1:12&quot;))))/[.$Q$9])) ) * [.$Q$4] * [.$Q$4] / 4" office:value-type="float" office:value="12456461.0918759" calcext:value-type="float">
            <text:p>12456461.0918759</text:p>
          </table:table-cell>
          <table:table-cell table:formula="of:=[.$G52]*POWER([.$Q$7];12) + [.$B53]*(POWER([.$Q$7];12)-1)/([.$Q$7]-1) - [.$Q$3]*SUMPRODUCT(POWER([.$Q$7]; INDEX([.$A$2:.$A$13];N(IF({1};MAX(ROW([.$A$2:.$A$13]))-ROW([.$A$2:.$A$13])+1)))); POWER([.$Q$9];[.$A$2:.$A$13])) - [.$F53]" office:value-type="float" office:value="138141357.483445" calcext:value-type="float">
            <text:p>138141357.483445</text:p>
          </table:table-cell>
          <table:table-cell table:formula="of:=COUNTIF([.$M77:.$CA77];&quot;&gt;=0&quot;)" office:value-type="float" office:value="0" calcext:value-type="float">
            <text:p>0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[.$G28]*POWER([.$Q$7];12) - [.$Q$3]*SUMPRODUCT(POWER([.$Q$7]; INDEX([.$A$2:.$A$13];N(IF({1};MAX(ROW([.$A$2:.$A$13]))-ROW([.$A$2:.$A$13])+1)))); POWER([.$Q$9];[.$A$2:.$A$13])) - [.$F29]" office:value-type="float" office:value="14600005.2298359" calcext:value-type="float">
            <text:p>14600005.2298359</text:p>
          </table:table-cell>
          <table:table-cell table:formula="of:=[.M$27]*POWER([.$Q$7];12*[.M$26]) - [.$Q$3]*SUMPRODUCT(POWER([.$Q$7]; INDEX([.$A$2:.$A$13];N(IF({1};MAX(ROW([.$A$2:.$A$13]))-ROW([.$A$2:.$A$13])+1)))); POWER([.$Q$9];[.$A$2:.$A$13])) - [.$F29]" office:value-type="float" office:value="-1802793.49426054" calcext:value-type="float">
            <text:p>-1802793.49426054</text:p>
          </table:table-cell>
          <table:table-cell table:formula="of:=( (([.$G28]*POWER([.$Q$7];12*[.N$26])) - [.$C29]*SUMPRODUCT(POWER([.$Q$7];ROW(INDIRECT(&quot;1:12&quot;)))/[.$Q$7]; POWER([.$Q$9];-(12-ROW(INDIRECT(&quot;1:12&quot;))))/[.$Q$9]))) - [.$F29]" office:value-type="float" office:value="16316765.8381044" calcext:value-type="float">
            <text:p>16316765.8381044</text:p>
          </table:table-cell>
          <table:table-cell table:formula="of:=( (([.$G28]*POWER([.$Q$7];12*[.O$26])) - [.$C29]*SUMPRODUCT(POWER([.$Q$7];ROW(INDIRECT(&quot;1:12&quot;)))/[.$Q$7]; POWER([.$Q$9];-(12-ROW(INDIRECT(&quot;1:12&quot;))))/[.$Q$9]))) - [.$F29]" office:value-type="float" office:value="19333532.6586202" calcext:value-type="float">
            <text:p>19333532.6586202</text:p>
          </table:table-cell>
          <table:table-cell table:formula="of:=( (([.$G28]*POWER([.$Q$7];12*[.P$26])) - [.$C29]*SUMPRODUCT(POWER([.$Q$7];ROW(INDIRECT(&quot;1:12&quot;)))/[.$Q$7]; POWER([.$Q$9];-(12-ROW(INDIRECT(&quot;1:12&quot;))))/[.$Q$9]))) - [.$F29]" office:value-type="float" office:value="22835258.3744508" calcext:value-type="float">
            <text:p>22835258.3744508</text:p>
          </table:table-cell>
          <table:table-cell table:formula="of:=( (([.$G28]*POWER([.$Q$7];12*[.Q$26])) - [.$C29]*SUMPRODUCT(POWER([.$Q$7];ROW(INDIRECT(&quot;1:12&quot;)))/[.$Q$7]; POWER([.$Q$9];-(12-ROW(INDIRECT(&quot;1:12&quot;))))/[.$Q$9]))) - [.$F29]" office:value-type="float" office:value="26899902.318928" calcext:value-type="float">
            <text:p>26899902.318928</text:p>
          </table:table-cell>
          <table:table-cell table:formula="of:=( (([.$G28]*POWER([.$Q$7];12*[.R$26])) - [.$C29]*SUMPRODUCT(POWER([.$Q$7];ROW(INDIRECT(&quot;1:12&quot;)))/[.$Q$7]; POWER([.$Q$9];-(12-ROW(INDIRECT(&quot;1:12&quot;))))/[.$Q$9]))) - [.$F29]" office:value-type="float" office:value="31617956.1404152" calcext:value-type="float">
            <text:p>31617956.1404152</text:p>
          </table:table-cell>
          <table:table-cell table:formula="of:=( (([.$G28]*POWER([.$Q$7];12*[.S$26])) - [.$C29]*SUMPRODUCT(POWER([.$Q$7];ROW(INDIRECT(&quot;1:12&quot;)))/[.$Q$7]; POWER([.$Q$9];-(12-ROW(INDIRECT(&quot;1:12&quot;))))/[.$Q$9]))) - [.$F29]" office:value-type="float" office:value="37094458.4285668" calcext:value-type="float">
            <text:p>37094458.4285668</text:p>
          </table:table-cell>
          <table:table-cell table:formula="of:=( (([.$G28]*POWER([.$Q$7];12*[.T$26])) - [.$C29]*SUMPRODUCT(POWER([.$Q$7];ROW(INDIRECT(&quot;1:12&quot;)))/[.$Q$7]; POWER([.$Q$9];-(12-ROW(INDIRECT(&quot;1:12&quot;))))/[.$Q$9]))) - [.$F29]" office:value-type="float" office:value="43451333.2008592" calcext:value-type="float">
            <text:p>43451333.2008592</text:p>
          </table:table-cell>
          <table:table-cell table:formula="of:=( (([.$G28]*POWER([.$Q$7];12*[.U$26])) - [.$C29]*SUMPRODUCT(POWER([.$Q$7];ROW(INDIRECT(&quot;1:12&quot;)))/[.$Q$7]; POWER([.$Q$9];-(12-ROW(INDIRECT(&quot;1:12&quot;))))/[.$Q$9]))) - [.$F29]" office:value-type="float" office:value="50830104.3113968" calcext:value-type="float">
            <text:p>50830104.3113968</text:p>
          </table:table-cell>
          <table:table-cell table:formula="of:=( (([.$G28]*POWER([.$Q$7];12*[.V$26])) - [.$C29]*SUMPRODUCT(POWER([.$Q$7];ROW(INDIRECT(&quot;1:12&quot;)))/[.$Q$7]; POWER([.$Q$9];-(12-ROW(INDIRECT(&quot;1:12&quot;))))/[.$Q$9]))) - [.$F29]" office:value-type="float" office:value="59395046.2131973" calcext:value-type="float">
            <text:p>59395046.2131973</text:p>
          </table:table-cell>
          <table:table-cell table:formula="of:=( (([.$G28]*POWER([.$Q$7];12*[.W$26])) - [.$C29]*SUMPRODUCT(POWER([.$Q$7];ROW(INDIRECT(&quot;1:12&quot;)))/[.$Q$7]; POWER([.$Q$9];-(12-ROW(INDIRECT(&quot;1:12&quot;))))/[.$Q$9]))) - [.$F29]" office:value-type="float" office:value="69336841.2197473" calcext:value-type="float">
            <text:p>69336841.2197473</text:p>
          </table:table-cell>
          <table:table-cell table:formula="of:=( (([.$G28]*POWER([.$Q$7];12*[.X$26])) - [.$C29]*SUMPRODUCT(POWER([.$Q$7];ROW(INDIRECT(&quot;1:12&quot;)))/[.$Q$7]; POWER([.$Q$9];-(12-ROW(INDIRECT(&quot;1:12&quot;))))/[.$Q$9]))) - [.$F29]" office:value-type="float" office:value="80876824.6878762" calcext:value-type="float">
            <text:p>80876824.6878762</text:p>
          </table:table-cell>
          <table:table-cell table:formula="of:=( (([.$G28]*POWER([.$Q$7];12*[.Y$26])) - [.$C29]*SUMPRODUCT(POWER([.$Q$7];ROW(INDIRECT(&quot;1:12&quot;)))/[.$Q$7]; POWER([.$Q$9];-(12-ROW(INDIRECT(&quot;1:12&quot;))))/[.$Q$9]))) - [.$F29]" office:value-type="float" office:value="94271912.6329554" calcext:value-type="float">
            <text:p>94271912.6329554</text:p>
          </table:table-cell>
          <table:table-cell table:formula="of:=( (([.$G28]*POWER([.$Q$7];12*[.Z$26])) - [.$C29]*SUMPRODUCT(POWER([.$Q$7];ROW(INDIRECT(&quot;1:12&quot;)))/[.$Q$7]; POWER([.$Q$9];-(12-ROW(INDIRECT(&quot;1:12&quot;))))/[.$Q$9]))) - [.$F29]" office:value-type="float" office:value="109820321.480503" calcext:value-type="float">
            <text:p>109820321.480503</text:p>
          </table:table-cell>
          <table:table-cell table:formula="of:=( (([.$G28]*POWER([.$Q$7];12*[.AA$26])) - [.$C29]*SUMPRODUCT(POWER([.$Q$7];ROW(INDIRECT(&quot;1:12&quot;)))/[.$Q$7]; POWER([.$Q$9];-(12-ROW(INDIRECT(&quot;1:12&quot;))))/[.$Q$9]))) - [.$F29]" office:value-type="float" office:value="127868207.293698" calcext:value-type="float">
            <text:p>127868207.293698</text:p>
          </table:table-cell>
          <table:table-cell table:formula="of:=( (([.$G28]*POWER([.$Q$7];12*[.AB$26])) - [.$C29]*SUMPRODUCT(POWER([.$Q$7];ROW(INDIRECT(&quot;1:12&quot;)))/[.$Q$7]; POWER([.$Q$9];-(12-ROW(INDIRECT(&quot;1:12&quot;))))/[.$Q$9]))) - [.$F29]" office:value-type="float" office:value="148817372.286713" calcext:value-type="float">
            <text:p>148817372.286713</text:p>
          </table:table-cell>
          <table:table-cell table:formula="of:=( (([.$G28]*POWER([.$Q$7];12*[.AC$26])) - [.$C29]*SUMPRODUCT(POWER([.$Q$7];ROW(INDIRECT(&quot;1:12&quot;)))/[.$Q$7]; POWER([.$Q$9];-(12-ROW(INDIRECT(&quot;1:12&quot;))))/[.$Q$9]))) - [.$F29]" office:value-type="float" office:value="173134210.19488" calcext:value-type="float">
            <text:p>173134210.19488</text:p>
          </table:table-cell>
          <table:table-cell table:formula="of:=( (([.$G28]*POWER([.$Q$7];12*[.AD$26])) - [.$C29]*SUMPRODUCT(POWER([.$Q$7];ROW(INDIRECT(&quot;1:12&quot;)))/[.$Q$7]; POWER([.$Q$9];-(12-ROW(INDIRECT(&quot;1:12&quot;))))/[.$Q$9]))) - [.$F29]" office:value-type="float" office:value="201360089.653522" calcext:value-type="float">
            <text:p>201360089.653522</text:p>
          </table:table-cell>
          <table:table-cell table:formula="of:=( (([.$G28]*POWER([.$Q$7];12*[.AE$26])) - [.$C29]*SUMPRODUCT(POWER([.$Q$7];ROW(INDIRECT(&quot;1:12&quot;)))/[.$Q$7]; POWER([.$Q$9];-(12-ROW(INDIRECT(&quot;1:12&quot;))))/[.$Q$9]))) - [.$F29]" office:value-type="float" office:value="234123406.751846" calcext:value-type="float">
            <text:p>234123406.751846</text:p>
          </table:table-cell>
          <table:table-cell table:formula="of:=( (([.$G28]*POWER([.$Q$7];12*[.AF$26])) - [.$C29]*SUMPRODUCT(POWER([.$Q$7];ROW(INDIRECT(&quot;1:12&quot;)))/[.$Q$7]; POWER([.$Q$9];-(12-ROW(INDIRECT(&quot;1:12&quot;))))/[.$Q$9]))) - [.$F29]" office:value-type="float" office:value="272153575.089317" calcext:value-type="float">
            <text:p>272153575.089317</text:p>
          </table:table-cell>
          <table:table-cell table:formula="of:=( (([.$G28]*POWER([.$Q$7];12*[.AG$26])) - [.$C29]*SUMPRODUCT(POWER([.$Q$7];ROW(INDIRECT(&quot;1:12&quot;)))/[.$Q$7]; POWER([.$Q$9];-(12-ROW(INDIRECT(&quot;1:12&quot;))))/[.$Q$9]))) - [.$F29]" office:value-type="float" office:value="316297264.796802" calcext:value-type="float">
            <text:p>316297264.796802</text:p>
          </table:table-cell>
          <table:table-cell table:formula="of:=( (([.$G28]*POWER([.$Q$7];12*[.AH$26])) - [.$C29]*SUMPRODUCT(POWER([.$Q$7];ROW(INDIRECT(&quot;1:12&quot;)))/[.$Q$7]; POWER([.$Q$9];-(12-ROW(INDIRECT(&quot;1:12&quot;))))/[.$Q$9]))) - [.$F29]" office:value-type="float" office:value="367537252.053727" calcext:value-type="float">
            <text:p>367537252.053727</text:p>
          </table:table-cell>
          <table:table-cell table:formula="of:=( (([.$G28]*POWER([.$Q$7];12*[.AI$26])) - [.$C29]*SUMPRODUCT(POWER([.$Q$7];ROW(INDIRECT(&quot;1:12&quot;)))/[.$Q$7]; POWER([.$Q$9];-(12-ROW(INDIRECT(&quot;1:12&quot;))))/[.$Q$9]))) - [.$F29]" office:value-type="float" office:value="427014298.750272" calcext:value-type="float">
            <text:p>427014298.750272</text:p>
          </table:table-cell>
          <table:table-cell table:formula="of:=( (([.$G28]*POWER([.$Q$7];12*[.AJ$26])) - [.$C29]*SUMPRODUCT(POWER([.$Q$7];ROW(INDIRECT(&quot;1:12&quot;)))/[.$Q$7]; POWER([.$Q$9];-(12-ROW(INDIRECT(&quot;1:12&quot;))))/[.$Q$9]))) - [.$F29]" office:value-type="float" office:value="496052549.404109" calcext:value-type="float">
            <text:p>496052549.404109</text:p>
          </table:table-cell>
          <table:table-cell table:formula="of:=( (([.$G28]*POWER([.$Q$7];12*[.AK$26])) - [.$C29]*SUMPRODUCT(POWER([.$Q$7];ROW(INDIRECT(&quot;1:12&quot;)))/[.$Q$7]; POWER([.$Q$9];-(12-ROW(INDIRECT(&quot;1:12&quot;))))/[.$Q$9]))) - [.$F29]" office:value-type="float" office:value="576189010.746243" calcext:value-type="float">
            <text:p>576189010.746243</text:p>
          </table:table-cell>
          <table:table-cell table:formula="of:=( (([.$G28]*POWER([.$Q$7];12*[.AL$26])) - [.$C29]*SUMPRODUCT(POWER([.$Q$7];ROW(INDIRECT(&quot;1:12&quot;)))/[.$Q$7]; POWER([.$Q$9];-(12-ROW(INDIRECT(&quot;1:12&quot;))))/[.$Q$9]))) - [.$F29]" office:value-type="float" office:value="669207770.283458" calcext:value-type="float">
            <text:p>669207770.283458</text:p>
          </table:table-cell>
          <table:table-cell table:formula="of:=( (([.$G28]*POWER([.$Q$7];12*[.AM$26])) - [.$C29]*SUMPRODUCT(POWER([.$Q$7];ROW(INDIRECT(&quot;1:12&quot;)))/[.$Q$7]; POWER([.$Q$9];-(12-ROW(INDIRECT(&quot;1:12&quot;))))/[.$Q$9]))) - [.$F29]" office:value-type="float" office:value="777179715.649271" calcext:value-type="float">
            <text:p>777179715.649271</text:p>
          </table:table-cell>
          <table:table-cell table:formula="of:=( (([.$G28]*POWER([.$Q$7];12*[.AN$26])) - [.$C29]*SUMPRODUCT(POWER([.$Q$7];ROW(INDIRECT(&quot;1:12&quot;)))/[.$Q$7]; POWER([.$Q$9];-(12-ROW(INDIRECT(&quot;1:12&quot;))))/[.$Q$9]))) - [.$F29]" office:value-type="float" office:value="902508639.019979" calcext:value-type="float">
            <text:p>902508639.019979</text:p>
          </table:table-cell>
          <table:table-cell table:formula="of:=( (([.$G28]*POWER([.$Q$7];12*[.AO$26])) - [.$C29]*SUMPRODUCT(POWER([.$Q$7];ROW(INDIRECT(&quot;1:12&quot;)))/[.$Q$7]; POWER([.$Q$9];-(12-ROW(INDIRECT(&quot;1:12&quot;))))/[.$Q$9]))) - [.$F29]" office:value-type="float" office:value="1047984753.02389" calcext:value-type="float">
            <text:p>1047984753.02389</text:p>
          </table:table-cell>
          <table:table-cell table:formula="of:=( (([.$G28]*POWER([.$Q$7];12*[.AP$26])) - [.$C29]*SUMPRODUCT(POWER([.$Q$7];ROW(INDIRECT(&quot;1:12&quot;)))/[.$Q$7]; POWER([.$Q$9];-(12-ROW(INDIRECT(&quot;1:12&quot;))))/[.$Q$9]))) - [.$F29]" office:value-type="float" office:value="1216846809.57471" calcext:value-type="float">
            <text:p>1216846809.57471</text:p>
          </table:table-cell>
          <table:table-cell table:formula="of:=( (([.$G28]*POWER([.$Q$7];12*[.AQ$26])) - [.$C29]*SUMPRODUCT(POWER([.$Q$7];ROW(INDIRECT(&quot;1:12&quot;)))/[.$Q$7]; POWER([.$Q$9];-(12-ROW(INDIRECT(&quot;1:12&quot;))))/[.$Q$9]))) - [.$F29]" office:value-type="float" office:value="1412854204.58807" calcext:value-type="float">
            <text:p>1412854204.58807</text:p>
          </table:table-cell>
          <table:table-cell table:formula="of:=( (([.$G28]*POWER([.$Q$7];12*[.AR$26])) - [.$C29]*SUMPRODUCT(POWER([.$Q$7];ROW(INDIRECT(&quot;1:12&quot;)))/[.$Q$7]; POWER([.$Q$9];-(12-ROW(INDIRECT(&quot;1:12&quot;))))/[.$Q$9]))) - [.$F29]" office:value-type="float" office:value="1640370673.85695" calcext:value-type="float">
            <text:p>1640370673.85695</text:p>
          </table:table-cell>
          <table:table-cell table:formula="of:=( (([.$G28]*POWER([.$Q$7];12*[.AS$26])) - [.$C29]*SUMPRODUCT(POWER([.$Q$7];ROW(INDIRECT(&quot;1:12&quot;)))/[.$Q$7]; POWER([.$Q$9];-(12-ROW(INDIRECT(&quot;1:12&quot;))))/[.$Q$9]))) - [.$F29]" office:value-type="float" office:value="1904461443.41719" calcext:value-type="float">
            <text:p>1904461443.41719</text:p>
          </table:table-cell>
          <table:table-cell table:formula="of:=( (([.$G28]*POWER([.$Q$7];12*[.AT$26])) - [.$C29]*SUMPRODUCT(POWER([.$Q$7];ROW(INDIRECT(&quot;1:12&quot;)))/[.$Q$7]; POWER([.$Q$9];-(12-ROW(INDIRECT(&quot;1:12&quot;))))/[.$Q$9]))) - [.$F29]" office:value-type="float" office:value="2211005997.27317" calcext:value-type="float">
            <text:p>2211005997.27317</text:p>
          </table:table-cell>
          <table:table-cell table:formula="of:=( (([.$G28]*POWER([.$Q$7];12*[.AU$26])) - [.$C29]*SUMPRODUCT(POWER([.$Q$7];ROW(INDIRECT(&quot;1:12&quot;)))/[.$Q$7]; POWER([.$Q$9];-(12-ROW(INDIRECT(&quot;1:12&quot;))))/[.$Q$9]))) - [.$F29]" office:value-type="float" office:value="2566828973.04489" calcext:value-type="float">
            <text:p>2566828973.04489</text:p>
          </table:table-cell>
          <table:table-cell table:formula="of:=( (([.$G28]*POWER([.$Q$7];12*[.AV$26])) - [.$C29]*SUMPRODUCT(POWER([.$Q$7];ROW(INDIRECT(&quot;1:12&quot;)))/[.$Q$7]; POWER([.$Q$9];-(12-ROW(INDIRECT(&quot;1:12&quot;))))/[.$Q$9]))) - [.$F29]" office:value-type="float" office:value="2979852099.68155" calcext:value-type="float">
            <text:p>2979852099.68155</text:p>
          </table:table-cell>
          <table:table-cell table:formula="of:=( (([.$G28]*POWER([.$Q$7];12*[.AW$26])) - [.$C29]*SUMPRODUCT(POWER([.$Q$7];ROW(INDIRECT(&quot;1:12&quot;)))/[.$Q$7]; POWER([.$Q$9];-(12-ROW(INDIRECT(&quot;1:12&quot;))))/[.$Q$9]))) - [.$F29]" office:value-type="float" office:value="3459270559.84914" calcext:value-type="float">
            <text:p>3459270559.84914</text:p>
          </table:table-cell>
          <table:table-cell table:formula="of:=( (([.$G28]*POWER([.$Q$7];12*[.AX$26])) - [.$C29]*SUMPRODUCT(POWER([.$Q$7];ROW(INDIRECT(&quot;1:12&quot;)))/[.$Q$7]; POWER([.$Q$9];-(12-ROW(INDIRECT(&quot;1:12&quot;))))/[.$Q$9]))) - [.$F29]" office:value-type="float" office:value="4015757703.36846" calcext:value-type="float">
            <text:p>4015757703.36846</text:p>
          </table:table-cell>
          <table:table-cell table:formula="of:=( (([.$G28]*POWER([.$Q$7];12*[.AY$26])) - [.$C29]*SUMPRODUCT(POWER([.$Q$7];ROW(INDIRECT(&quot;1:12&quot;)))/[.$Q$7]; POWER([.$Q$9];-(12-ROW(INDIRECT(&quot;1:12&quot;))))/[.$Q$9]))) - [.$F29]" office:value-type="float" office:value="4661702669.26329" calcext:value-type="float">
            <text:p>4661702669.26329</text:p>
          </table:table-cell>
          <table:table-cell table:formula="of:=( (([.$G28]*POWER([.$Q$7];12*[.AZ$26])) - [.$C29]*SUMPRODUCT(POWER([.$Q$7];ROW(INDIRECT(&quot;1:12&quot;)))/[.$Q$7]; POWER([.$Q$9];-(12-ROW(INDIRECT(&quot;1:12&quot;))))/[.$Q$9]))) - [.$F29]" office:value-type="float" office:value="5411486206.62613" calcext:value-type="float">
            <text:p>5411486206.62613</text:p>
          </table:table-cell>
          <table:table-cell table:formula="of:=( (([.$G28]*POWER([.$Q$7];12*[.BA$26])) - [.$C29]*SUMPRODUCT(POWER([.$Q$7];ROW(INDIRECT(&quot;1:12&quot;)))/[.$Q$7]; POWER([.$Q$9];-(12-ROW(INDIRECT(&quot;1:12&quot;))))/[.$Q$9]))) - [.$F29]" office:value-type="float" office:value="6281800834.93438" calcext:value-type="float">
            <text:p>6281800834.93438</text:p>
          </table:table-cell>
          <table:table-cell table:formula="of:=( (([.$G28]*POWER([.$Q$7];12*[.BB$26])) - [.$C29]*SUMPRODUCT(POWER([.$Q$7];ROW(INDIRECT(&quot;1:12&quot;)))/[.$Q$7]; POWER([.$Q$9];-(12-ROW(INDIRECT(&quot;1:12&quot;))))/[.$Q$9]))) - [.$F29]" office:value-type="float" office:value="7292022471.5836" calcext:value-type="float">
            <text:p>7292022471.5836</text:p>
          </table:table-cell>
          <table:table-cell table:formula="of:=( (([.$G28]*POWER([.$Q$7];12*[.BC$26])) - [.$C29]*SUMPRODUCT(POWER([.$Q$7];ROW(INDIRECT(&quot;1:12&quot;)))/[.$Q$7]; POWER([.$Q$9];-(12-ROW(INDIRECT(&quot;1:12&quot;))))/[.$Q$9]))) - [.$F29]" office:value-type="float" office:value="8464641800.2257" calcext:value-type="float">
            <text:p>8464641800.2257</text:p>
          </table:table-cell>
          <table:table-cell table:formula="of:=( (([.$G28]*POWER([.$Q$7];12*[.BD$26])) - [.$C29]*SUMPRODUCT(POWER([.$Q$7];ROW(INDIRECT(&quot;1:12&quot;)))/[.$Q$7]; POWER([.$Q$9];-(12-ROW(INDIRECT(&quot;1:12&quot;))))/[.$Q$9]))) - [.$F29]" office:value-type="float" office:value="9825764983.51632" calcext:value-type="float">
            <text:p>9825764983.51632</text:p>
          </table:table-cell>
          <table:table-cell table:formula="of:=( (([.$G28]*POWER([.$Q$7];12*[.BE$26])) - [.$C29]*SUMPRODUCT(POWER([.$Q$7];ROW(INDIRECT(&quot;1:12&quot;)))/[.$Q$7]; POWER([.$Q$9];-(12-ROW(INDIRECT(&quot;1:12&quot;))))/[.$Q$9]))) - [.$F29]" office:value-type="float" office:value="11405694867.6984" calcext:value-type="float">
            <text:p>11405694867.6984</text:p>
          </table:table-cell>
          <table:table-cell table:formula="of:=( (([.$G28]*POWER([.$Q$7];12*[.BF$26])) - [.$C29]*SUMPRODUCT(POWER([.$Q$7];ROW(INDIRECT(&quot;1:12&quot;)))/[.$Q$7]; POWER([.$Q$9];-(12-ROW(INDIRECT(&quot;1:12&quot;))))/[.$Q$9]))) - [.$F29]" office:value-type="float" office:value="13239605618.4484" calcext:value-type="float">
            <text:p>13239605618.4484</text:p>
          </table:table-cell>
          <table:table-cell table:formula="of:=( (([.$G28]*POWER([.$Q$7];12*[.BG$26])) - [.$C29]*SUMPRODUCT(POWER([.$Q$7];ROW(INDIRECT(&quot;1:12&quot;)))/[.$Q$7]; POWER([.$Q$9];-(12-ROW(INDIRECT(&quot;1:12&quot;))))/[.$Q$9]))) - [.$F29]" office:value-type="float" office:value="15368325807.4821" calcext:value-type="float">
            <text:p>15368325807.4821</text:p>
          </table:table-cell>
          <table:table-cell table:formula="of:=( (([.$G28]*POWER([.$Q$7];12*[.BH$26])) - [.$C29]*SUMPRODUCT(POWER([.$Q$7];ROW(INDIRECT(&quot;1:12&quot;)))/[.$Q$7]; POWER([.$Q$9];-(12-ROW(INDIRECT(&quot;1:12&quot;))))/[.$Q$9]))) - [.$F29]" office:value-type="float" office:value="17839247383.8713" calcext:value-type="float">
            <text:p>17839247383.8713</text:p>
          </table:table-cell>
          <table:table-cell table:formula="of:=( (([.$G28]*POWER([.$Q$7];12*[.BI$26])) - [.$C29]*SUMPRODUCT(POWER([.$Q$7];ROW(INDIRECT(&quot;1:12&quot;)))/[.$Q$7]; POWER([.$Q$9];-(12-ROW(INDIRECT(&quot;1:12&quot;))))/[.$Q$9]))) - [.$F29]" office:value-type="float" office:value="20707380766.6041" calcext:value-type="float">
            <text:p>20707380766.6041</text:p>
          </table:table-cell>
          <table:table-cell table:formula="of:=( (([.$G28]*POWER([.$Q$7];12*[.BJ$26])) - [.$C29]*SUMPRODUCT(POWER([.$Q$7];ROW(INDIRECT(&quot;1:12&quot;)))/[.$Q$7]; POWER([.$Q$9];-(12-ROW(INDIRECT(&quot;1:12&quot;))))/[.$Q$9]))) - [.$F29]" office:value-type="float" office:value="24036579548.0435" calcext:value-type="float">
            <text:p>24036579548.0435</text:p>
          </table:table-cell>
          <table:table-cell table:formula="of:=( (([.$G28]*POWER([.$Q$7];12*[.BK$26])) - [.$C29]*SUMPRODUCT(POWER([.$Q$7];ROW(INDIRECT(&quot;1:12&quot;)))/[.$Q$7]; POWER([.$Q$9];-(12-ROW(INDIRECT(&quot;1:12&quot;))))/[.$Q$9]))) - [.$F29]" office:value-type="float" office:value="27900962073.9971" calcext:value-type="float">
            <text:p>27900962073.9971</text:p>
          </table:table-cell>
          <table:table-cell table:formula="of:=( (([.$G28]*POWER([.$Q$7];12*[.BL$26])) - [.$C29]*SUMPRODUCT(POWER([.$Q$7];ROW(INDIRECT(&quot;1:12&quot;)))/[.$Q$7]; POWER([.$Q$9];-(12-ROW(INDIRECT(&quot;1:12&quot;))))/[.$Q$9]))) - [.$F29]" office:value-type="float" office:value="32386561549.2076" calcext:value-type="float">
            <text:p>32386561549.2076</text:p>
          </table:table-cell>
          <table:table-cell table:formula="of:=( (([.$G28]*POWER([.$Q$7];12*[.BM$26])) - [.$C29]*SUMPRODUCT(POWER([.$Q$7];ROW(INDIRECT(&quot;1:12&quot;)))/[.$Q$7]; POWER([.$Q$9];-(12-ROW(INDIRECT(&quot;1:12&quot;))))/[.$Q$9]))) - [.$F29]" office:value-type="float" office:value="37593241404.7541" calcext:value-type="float">
            <text:p>37593241404.7541</text:p>
          </table:table-cell>
          <table:table-cell table:formula="of:=( (([.$G28]*POWER([.$Q$7];12*[.BN$26])) - [.$C29]*SUMPRODUCT(POWER([.$Q$7];ROW(INDIRECT(&quot;1:12&quot;)))/[.$Q$7]; POWER([.$Q$9];-(12-ROW(INDIRECT(&quot;1:12&quot;))))/[.$Q$9]))) - [.$F29]" office:value-type="float" office:value="43636918569.417" calcext:value-type="float">
            <text:p>43636918569.417</text:p>
          </table:table-cell>
          <table:table-cell table:formula="of:=( (([.$G28]*POWER([.$Q$7];12*[.BO$26])) - [.$C29]*SUMPRODUCT(POWER([.$Q$7];ROW(INDIRECT(&quot;1:12&quot;)))/[.$Q$7]; POWER([.$Q$9];-(12-ROW(INDIRECT(&quot;1:12&quot;))))/[.$Q$9]))) - [.$F29]" office:value-type="float" office:value="50652144141.9588" calcext:value-type="float">
            <text:p>50652144141.9588</text:p>
          </table:table-cell>
          <table:table-cell table:formula="of:=( (([.$G28]*POWER([.$Q$7];12*[.BP$26])) - [.$C29]*SUMPRODUCT(POWER([.$Q$7];ROW(INDIRECT(&quot;1:12&quot;)))/[.$Q$7]; POWER([.$Q$9];-(12-ROW(INDIRECT(&quot;1:12&quot;))))/[.$Q$9]))) - [.$F29]" office:value-type="float" office:value="58795098918.1325" calcext:value-type="float">
            <text:p>58795098918.1325</text:p>
          </table:table-cell>
          <table:table-cell table:formula="of:=( (([.$G28]*POWER([.$Q$7];12*[.BQ$26])) - [.$C29]*SUMPRODUCT(POWER([.$Q$7];ROW(INDIRECT(&quot;1:12&quot;)))/[.$Q$7]; POWER([.$Q$9];-(12-ROW(INDIRECT(&quot;1:12&quot;))))/[.$Q$9]))) - [.$F29]" office:value-type="float" office:value="68247070462.1903" calcext:value-type="float">
            <text:p>68247070462.1903</text:p>
          </table:table-cell>
          <table:table-cell table:formula="of:=( (([.$G28]*POWER([.$Q$7];12*[.BR$26])) - [.$C29]*SUMPRODUCT(POWER([.$Q$7];ROW(INDIRECT(&quot;1:12&quot;)))/[.$Q$7]; POWER([.$Q$9];-(12-ROW(INDIRECT(&quot;1:12&quot;))))/[.$Q$9]))) - [.$F29]" office:value-type="float" office:value="79218489133.3446" calcext:value-type="float">
            <text:p>79218489133.3446</text:p>
          </table:table-cell>
          <table:table-cell table:formula="of:=( (([.$G28]*POWER([.$Q$7];12*[.BS$26])) - [.$C29]*SUMPRODUCT(POWER([.$Q$7];ROW(INDIRECT(&quot;1:12&quot;)))/[.$Q$7]; POWER([.$Q$9];-(12-ROW(INDIRECT(&quot;1:12&quot;))))/[.$Q$9]))) - [.$F29]" office:value-type="float" office:value="91953612921.7174" calcext:value-type="float">
            <text:p>91953612921.7174</text:p>
          </table:table-cell>
          <table:table-cell table:formula="of:=( (([.$G28]*POWER([.$Q$7];12*[.BT$26])) - [.$C29]*SUMPRODUCT(POWER([.$Q$7];ROW(INDIRECT(&quot;1:12&quot;)))/[.$Q$7]; POWER([.$Q$9];-(12-ROW(INDIRECT(&quot;1:12&quot;))))/[.$Q$9]))) - [.$F29]" office:value-type="float" office:value="106735965392.833" calcext:value-type="float">
            <text:p>106735965392.833</text:p>
          </table:table-cell>
          <table:table-cell table:formula="of:=( (([.$G28]*POWER([.$Q$7];12*[.BU$26])) - [.$C29]*SUMPRODUCT(POWER([.$Q$7];ROW(INDIRECT(&quot;1:12&quot;)))/[.$Q$7]; POWER([.$Q$9];-(12-ROW(INDIRECT(&quot;1:12&quot;))))/[.$Q$9]))) - [.$F29]" office:value-type="float" office:value="123894647806.254" calcext:value-type="float">
            <text:p>123894647806.254</text:p>
          </table:table-cell>
          <table:table-cell table:formula="of:=( (([.$G28]*POWER([.$Q$7];12*[.BV$26])) - [.$C29]*SUMPRODUCT(POWER([.$Q$7];ROW(INDIRECT(&quot;1:12&quot;)))/[.$Q$7]; POWER([.$Q$9];-(12-ROW(INDIRECT(&quot;1:12&quot;))))/[.$Q$9]))) - [.$F29]" office:value-type="float" office:value="143811665935.806" calcext:value-type="float">
            <text:p>143811665935.806</text:p>
          </table:table-cell>
          <table:table-cell table:formula="of:=( (([.$G28]*POWER([.$Q$7];12*[.BW$26])) - [.$C29]*SUMPRODUCT(POWER([.$Q$7];ROW(INDIRECT(&quot;1:12&quot;)))/[.$Q$7]; POWER([.$Q$9];-(12-ROW(INDIRECT(&quot;1:12&quot;))))/[.$Q$9]))) - [.$F29]" office:value-type="float" office:value="166930434709.255" calcext:value-type="float">
            <text:p>166930434709.255</text:p>
          </table:table-cell>
          <table:table-cell table:formula="of:=( (([.$G28]*POWER([.$Q$7];12*[.BX$26])) - [.$C29]*SUMPRODUCT(POWER([.$Q$7];ROW(INDIRECT(&quot;1:12&quot;)))/[.$Q$7]; POWER([.$Q$9];-(12-ROW(INDIRECT(&quot;1:12&quot;))))/[.$Q$9]))) - [.$F29]" office:value-type="float" office:value="193765650007.229" calcext:value-type="float">
            <text:p>193765650007.229</text:p>
          </table:table-cell>
          <table:table-cell table:formula="of:=( (([.$G28]*POWER([.$Q$7];12*[.BY$26])) - [.$C29]*SUMPRODUCT(POWER([.$Q$7];ROW(INDIRECT(&quot;1:12&quot;)))/[.$Q$7]; POWER([.$Q$9];-(12-ROW(INDIRECT(&quot;1:12&quot;))))/[.$Q$9]))) - [.$F29]" office:value-type="float" office:value="224914747398.422" calcext:value-type="float">
            <text:p>224914747398.422</text:p>
          </table:table-cell>
          <table:table-cell table:formula="of:=( (([.$G28]*POWER([.$Q$7];12*[.BZ$26])) - [.$C29]*SUMPRODUCT(POWER([.$Q$7];ROW(INDIRECT(&quot;1:12&quot;)))/[.$Q$7]; POWER([.$Q$9];-(12-ROW(INDIRECT(&quot;1:12&quot;))))/[.$Q$9]))) - [.$F29]" office:value-type="float" office:value="261071202918.242" calcext:value-type="float">
            <text:p>261071202918.24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B53]*(1+[.$Q$11])" office:value-type="float" office:value="240815.395500828" calcext:value-type="float">
            <text:p>240815.395500828</text:p>
          </table:table-cell>
          <table:table-cell table:formula="of:=[.$C53]*POWER([.$Q$9];12)" office:value-type="float" office:value="472785.252262296" calcext:value-type="float">
            <text:p>472785.252262296</text:p>
          </table:table-cell>
          <table:table-cell table:formula="of:=[.$B54]*12" office:value-type="float" office:value="2889784.74600993" calcext:value-type="float">
            <text:p>2889784.74600993</text:p>
          </table:table-cell>
          <table:table-cell table:formula="of:=[.$C54]*(POWER([.$Q$9];12)-1)/([.$Q$9]-1)" office:value-type="float" office:value="5853221.9090228" calcext:value-type="float">
            <text:p>5853221.9090228</text:p>
          </table:table-cell>
          <table:table-cell table:formula="of:=  ( (([.$G53]*POWER([.$Q$7];3)) + [.$B54]*SERIESSUM([.$Q$7];0;1;POWER(1; ROW(INDIRECT(&quot;1:3&quot;)))) - [.$C54]*SUMPRODUCT(POWER([.$Q$7];ROW(INDIRECT(&quot;1:3&quot;)))/[.$Q$7]; POWER([.$Q$9];-(12-ROW(INDIRECT(&quot;1:3&quot;))))/[.$Q$9])) + (([.$G53]*POWER([.$Q$7];6)) + [.$B54]*SERIESSUM([.$Q$7];0;1;POWER(1; ROW(INDIRECT(&quot;1:6&quot;)))) - [.$C54]*SUMPRODUCT(POWER([.$Q$7];ROW(INDIRECT(&quot;1:6&quot;)))/[.$Q$7]; POWER([.$Q$9];-(12-ROW(INDIRECT(&quot;1:6&quot;))))/[.$Q$9])) + (([.$G53]*POWER([.$Q$7];9)) + [.$B54]*SERIESSUM([.$Q$7];0;1;POWER(1; ROW(INDIRECT(&quot;1:9&quot;)))) - [.$C54]*SUMPRODUCT(POWER([.$Q$7];ROW(INDIRECT(&quot;1:9&quot;)))/[.$Q$7]; POWER([.$Q$9];-(12-ROW(INDIRECT(&quot;1:9&quot;))))/[.$Q$9])) + (([.$G53]*POWER([.$Q$7];12)) + [.$B54]*SERIESSUM([.$Q$7];0;1;POWER(1; ROW(INDIRECT(&quot;1:12&quot;)))) - [.$C54]*SUMPRODUCT(POWER([.$Q$7];ROW(INDIRECT(&quot;1:12&quot;)))/[.$Q$7]; POWER([.$Q$9];-(12-ROW(INDIRECT(&quot;1:12&quot;))))/[.$Q$9])) ) * [.$Q$4] * [.$Q$4] / 4" office:value-type="float" office:value="13508443.0418436" calcext:value-type="float">
            <text:p>13508443.0418436</text:p>
          </table:table-cell>
          <table:table-cell table:formula="of:=[.$G53]*POWER([.$Q$7];12) + [.$B54]*(POWER([.$Q$7];12)-1)/([.$Q$7]-1) - [.$Q$3]*SUMPRODUCT(POWER([.$Q$7]; INDEX([.$A$2:.$A$13];N(IF({1};MAX(ROW([.$A$2:.$A$13]))-ROW([.$A$2:.$A$13])+1)))); POWER([.$Q$9];[.$A$2:.$A$13])) - [.$F54]" office:value-type="float" office:value="149737881.903014" calcext:value-type="float">
            <text:p>149737881.903014</text:p>
          </table:table-cell>
          <table:table-cell table:formula="of:=COUNTIF([.$M78:.$CA78];&quot;&gt;=0&quot;)" office:value-type="float" office:value="0" calcext:value-type="float">
            <text:p>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[.$G29]*POWER([.$Q$7];12) - [.$Q$3]*SUMPRODUCT(POWER([.$Q$7]; INDEX([.$A$2:.$A$13];N(IF({1};MAX(ROW([.$A$2:.$A$13]))-ROW([.$A$2:.$A$13])+1)))); POWER([.$Q$9];[.$A$2:.$A$13])) - [.$F30]" office:value-type="float" office:value="16286041.2938182" calcext:value-type="float">
            <text:p>16286041.2938182</text:p>
          </table:table-cell>
          <table:table-cell table:formula="of:=[.M$27]*POWER([.$Q$7];12*[.M$26]) - [.$Q$3]*SUMPRODUCT(POWER([.$Q$7]; INDEX([.$A$2:.$A$13];N(IF({1};MAX(ROW([.$A$2:.$A$13]))-ROW([.$A$2:.$A$13])+1)))); POWER([.$Q$9];[.$A$2:.$A$13])) - [.$F30]" office:value-type="float" office:value="-1958016.19669463" calcext:value-type="float">
            <text:p>-1958016.19669463</text:p>
          </table:table-cell>
          <table:table-cell table:formula="of:=( (([.$G29]*POWER([.$Q$7];12*[.N$26])) - [.$C30]*SUMPRODUCT(POWER([.$Q$7];ROW(INDIRECT(&quot;1:12&quot;)))/[.$Q$7]; POWER([.$Q$9];-(12-ROW(INDIRECT(&quot;1:12&quot;))))/[.$Q$9]))) - [.$F30]" office:value-type="float" office:value="18223118.1702003" calcext:value-type="float">
            <text:p>18223118.1702003</text:p>
          </table:table-cell>
          <table:table-cell table:formula="of:=( (([.$G29]*POWER([.$Q$7];12*[.O$26])) - [.$C30]*SUMPRODUCT(POWER([.$Q$7];ROW(INDIRECT(&quot;1:12&quot;)))/[.$Q$7]; POWER([.$Q$9];-(12-ROW(INDIRECT(&quot;1:12&quot;))))/[.$Q$9]))) - [.$F30]" office:value-type="float" office:value="21583457.492317" calcext:value-type="float">
            <text:p>21583457.492317</text:p>
          </table:table-cell>
          <table:table-cell table:formula="of:=( (([.$G29]*POWER([.$Q$7];12*[.P$26])) - [.$C30]*SUMPRODUCT(POWER([.$Q$7];ROW(INDIRECT(&quot;1:12&quot;)))/[.$Q$7]; POWER([.$Q$9];-(12-ROW(INDIRECT(&quot;1:12&quot;))))/[.$Q$9]))) - [.$F30]" office:value-type="float" office:value="25483986.5415462" calcext:value-type="float">
            <text:p>25483986.5415462</text:p>
          </table:table-cell>
          <table:table-cell table:formula="of:=( (([.$G29]*POWER([.$Q$7];12*[.Q$26])) - [.$C30]*SUMPRODUCT(POWER([.$Q$7];ROW(INDIRECT(&quot;1:12&quot;)))/[.$Q$7]; POWER([.$Q$9];-(12-ROW(INDIRECT(&quot;1:12&quot;))))/[.$Q$9]))) - [.$F30]" office:value-type="float" office:value="30011543.2569487" calcext:value-type="float">
            <text:p>30011543.2569487</text:p>
          </table:table-cell>
          <table:table-cell table:formula="of:=( (([.$G29]*POWER([.$Q$7];12*[.R$26])) - [.$C30]*SUMPRODUCT(POWER([.$Q$7];ROW(INDIRECT(&quot;1:12&quot;)))/[.$Q$7]; POWER([.$Q$9];-(12-ROW(INDIRECT(&quot;1:12&quot;))))/[.$Q$9]))) - [.$F30]" office:value-type="float" office:value="35266925.1685993" calcext:value-type="float">
            <text:p>35266925.1685993</text:p>
          </table:table-cell>
          <table:table-cell table:formula="of:=( (([.$G29]*POWER([.$Q$7];12*[.S$26])) - [.$C30]*SUMPRODUCT(POWER([.$Q$7];ROW(INDIRECT(&quot;1:12&quot;)))/[.$Q$7]; POWER([.$Q$9];-(12-ROW(INDIRECT(&quot;1:12&quot;))))/[.$Q$9]))) - [.$F30]" office:value-type="float" office:value="41367133.4649074" calcext:value-type="float">
            <text:p>41367133.4649074</text:p>
          </table:table-cell>
          <table:table-cell table:formula="of:=( (([.$G29]*POWER([.$Q$7];12*[.T$26])) - [.$C30]*SUMPRODUCT(POWER([.$Q$7];ROW(INDIRECT(&quot;1:12&quot;)))/[.$Q$7]; POWER([.$Q$9];-(12-ROW(INDIRECT(&quot;1:12&quot;))))/[.$Q$9]))) - [.$F30]" office:value-type="float" office:value="48447977.8038985" calcext:value-type="float">
            <text:p>48447977.8038985</text:p>
          </table:table-cell>
          <table:table-cell table:formula="of:=( (([.$G29]*POWER([.$Q$7];12*[.U$26])) - [.$C30]*SUMPRODUCT(POWER([.$Q$7];ROW(INDIRECT(&quot;1:12&quot;)))/[.$Q$7]; POWER([.$Q$9];-(12-ROW(INDIRECT(&quot;1:12&quot;))))/[.$Q$9]))) - [.$F30]" office:value-type="float" office:value="56667099.8596756" calcext:value-type="float">
            <text:p>56667099.8596756</text:p>
          </table:table-cell>
          <table:table-cell table:formula="of:=( (([.$G29]*POWER([.$Q$7];12*[.V$26])) - [.$C30]*SUMPRODUCT(POWER([.$Q$7];ROW(INDIRECT(&quot;1:12&quot;)))/[.$Q$7]; POWER([.$Q$9];-(12-ROW(INDIRECT(&quot;1:12&quot;))))/[.$Q$9]))) - [.$F30]" office:value-type="float" office:value="66207482.9176356" calcext:value-type="float">
            <text:p>66207482.9176356</text:p>
          </table:table-cell>
          <table:table-cell table:formula="of:=( (([.$G29]*POWER([.$Q$7];12*[.W$26])) - [.$C30]*SUMPRODUCT(POWER([.$Q$7];ROW(INDIRECT(&quot;1:12&quot;)))/[.$Q$7]; POWER([.$Q$9];-(12-ROW(INDIRECT(&quot;1:12&quot;))))/[.$Q$9]))) - [.$F30]" office:value-type="float" office:value="77281525.6529707" calcext:value-type="float">
            <text:p>77281525.6529707</text:p>
          </table:table-cell>
          <table:table-cell table:formula="of:=( (([.$G29]*POWER([.$Q$7];12*[.X$26])) - [.$C30]*SUMPRODUCT(POWER([.$Q$7];ROW(INDIRECT(&quot;1:12&quot;)))/[.$Q$7]; POWER([.$Q$9];-(12-ROW(INDIRECT(&quot;1:12&quot;))))/[.$Q$9]))) - [.$F30]" office:value-type="float" office:value="90135770.7874684" calcext:value-type="float">
            <text:p>90135770.7874684</text:p>
          </table:table-cell>
          <table:table-cell table:formula="of:=( (([.$G29]*POWER([.$Q$7];12*[.Y$26])) - [.$C30]*SUMPRODUCT(POWER([.$Q$7];ROW(INDIRECT(&quot;1:12&quot;)))/[.$Q$7]; POWER([.$Q$9];-(12-ROW(INDIRECT(&quot;1:12&quot;))))/[.$Q$9]))) - [.$F30]" office:value-type="float" office:value="105056393.899255" calcext:value-type="float">
            <text:p>105056393.899255</text:p>
          </table:table-cell>
          <table:table-cell table:formula="of:=( (([.$G29]*POWER([.$Q$7];12*[.Z$26])) - [.$C30]*SUMPRODUCT(POWER([.$Q$7];ROW(INDIRECT(&quot;1:12&quot;)))/[.$Q$7]; POWER([.$Q$9];-(12-ROW(INDIRECT(&quot;1:12&quot;))))/[.$Q$9]))) - [.$F30]" office:value-type="float" office:value="122375574.583505" calcext:value-type="float">
            <text:p>122375574.583505</text:p>
          </table:table-cell>
          <table:table-cell table:formula="of:=( (([.$G29]*POWER([.$Q$7];12*[.AA$26])) - [.$C30]*SUMPRODUCT(POWER([.$Q$7];ROW(INDIRECT(&quot;1:12&quot;)))/[.$Q$7]; POWER([.$Q$9];-(12-ROW(INDIRECT(&quot;1:12&quot;))))/[.$Q$9]))) - [.$F30]" office:value-type="float" office:value="142478891.806008" calcext:value-type="float">
            <text:p>142478891.806008</text:p>
          </table:table-cell>
          <table:table-cell table:formula="of:=( (([.$G29]*POWER([.$Q$7];12*[.AB$26])) - [.$C30]*SUMPRODUCT(POWER([.$Q$7];ROW(INDIRECT(&quot;1:12&quot;)))/[.$Q$7]; POWER([.$Q$9];-(12-ROW(INDIRECT(&quot;1:12&quot;))))/[.$Q$9]))) - [.$F30]" office:value-type="float" office:value="165813908.093246" calcext:value-type="float">
            <text:p>165813908.093246</text:p>
          </table:table-cell>
          <table:table-cell table:formula="of:=( (([.$G29]*POWER([.$Q$7];12*[.AC$26])) - [.$C30]*SUMPRODUCT(POWER([.$Q$7];ROW(INDIRECT(&quot;1:12&quot;)))/[.$Q$7]; POWER([.$Q$9];-(12-ROW(INDIRECT(&quot;1:12&quot;))))/[.$Q$9]))) - [.$F30]" office:value-type="float" office:value="192900133.669799" calcext:value-type="float">
            <text:p>192900133.669799</text:p>
          </table:table-cell>
          <table:table-cell table:formula="of:=( (([.$G29]*POWER([.$Q$7];12*[.AD$26])) - [.$C30]*SUMPRODUCT(POWER([.$Q$7];ROW(INDIRECT(&quot;1:12&quot;)))/[.$Q$7]; POWER([.$Q$9];-(12-ROW(INDIRECT(&quot;1:12&quot;))))/[.$Q$9]))) - [.$F30]" office:value-type="float" office:value="224340592.375846" calcext:value-type="float">
            <text:p>224340592.375846</text:p>
          </table:table-cell>
          <table:table-cell table:formula="of:=( (([.$G29]*POWER([.$Q$7];12*[.AE$26])) - [.$C30]*SUMPRODUCT(POWER([.$Q$7];ROW(INDIRECT(&quot;1:12&quot;)))/[.$Q$7]; POWER([.$Q$9];-(12-ROW(INDIRECT(&quot;1:12&quot;))))/[.$Q$9]))) - [.$F30]" office:value-type="float" office:value="260835246.858174" calcext:value-type="float">
            <text:p>260835246.858174</text:p>
          </table:table-cell>
          <table:table-cell table:formula="of:=( (([.$G29]*POWER([.$Q$7];12*[.AF$26])) - [.$C30]*SUMPRODUCT(POWER([.$Q$7];ROW(INDIRECT(&quot;1:12&quot;)))/[.$Q$7]; POWER([.$Q$9];-(12-ROW(INDIRECT(&quot;1:12&quot;))))/[.$Q$9]))) - [.$F30]" office:value-type="float" office:value="303196581.921275" calcext:value-type="float">
            <text:p>303196581.921275</text:p>
          </table:table-cell>
          <table:table-cell table:formula="of:=( (([.$G29]*POWER([.$Q$7];12*[.AG$26])) - [.$C30]*SUMPRODUCT(POWER([.$Q$7];ROW(INDIRECT(&quot;1:12&quot;)))/[.$Q$7]; POWER([.$Q$9];-(12-ROW(INDIRECT(&quot;1:12&quot;))))/[.$Q$9]))) - [.$F30]" office:value-type="float" office:value="352367692.972548" calcext:value-type="float">
            <text:p>352367692.972548</text:p>
          </table:table-cell>
          <table:table-cell table:formula="of:=( (([.$G29]*POWER([.$Q$7];12*[.AH$26])) - [.$C30]*SUMPRODUCT(POWER([.$Q$7];ROW(INDIRECT(&quot;1:12&quot;)))/[.$Q$7]; POWER([.$Q$9];-(12-ROW(INDIRECT(&quot;1:12&quot;))))/[.$Q$9]))) - [.$F30]" office:value-type="float" office:value="409443282.266773" calcext:value-type="float">
            <text:p>409443282.266773</text:p>
          </table:table-cell>
          <table:table-cell table:formula="of:=( (([.$G29]*POWER([.$Q$7];12*[.AI$26])) - [.$C30]*SUMPRODUCT(POWER([.$Q$7];ROW(INDIRECT(&quot;1:12&quot;)))/[.$Q$7]; POWER([.$Q$9];-(12-ROW(INDIRECT(&quot;1:12&quot;))))/[.$Q$9]))) - [.$F30]" office:value-type="float" office:value="475694030.391746" calcext:value-type="float">
            <text:p>475694030.391746</text:p>
          </table:table-cell>
          <table:table-cell table:formula="of:=( (([.$G29]*POWER([.$Q$7];12*[.AJ$26])) - [.$C30]*SUMPRODUCT(POWER([.$Q$7];ROW(INDIRECT(&quot;1:12&quot;)))/[.$Q$7]; POWER([.$Q$9];-(12-ROW(INDIRECT(&quot;1:12&quot;))))/[.$Q$9]))) - [.$F30]" office:value-type="float" office:value="552594885.580337" calcext:value-type="float">
            <text:p>552594885.580337</text:p>
          </table:table-cell>
          <table:table-cell table:formula="of:=( (([.$G29]*POWER([.$Q$7];12*[.AK$26])) - [.$C30]*SUMPRODUCT(POWER([.$Q$7];ROW(INDIRECT(&quot;1:12&quot;)))/[.$Q$7]; POWER([.$Q$9];-(12-ROW(INDIRECT(&quot;1:12&quot;))))/[.$Q$9]))) - [.$F30]" office:value-type="float" office:value="641857900.657257" calcext:value-type="float">
            <text:p>641857900.657257</text:p>
          </table:table-cell>
          <table:table-cell table:formula="of:=( (([.$G29]*POWER([.$Q$7];12*[.AL$26])) - [.$C30]*SUMPRODUCT(POWER([.$Q$7];ROW(INDIRECT(&quot;1:12&quot;)))/[.$Q$7]; POWER([.$Q$9];-(12-ROW(INDIRECT(&quot;1:12&quot;))))/[.$Q$9]))) - [.$F30]" office:value-type="float" office:value="745470348.673367" calcext:value-type="float">
            <text:p>745470348.673367</text:p>
          </table:table-cell>
          <table:table-cell table:formula="of:=( (([.$G29]*POWER([.$Q$7];12*[.AM$26])) - [.$C30]*SUMPRODUCT(POWER([.$Q$7];ROW(INDIRECT(&quot;1:12&quot;)))/[.$Q$7]; POWER([.$Q$9];-(12-ROW(INDIRECT(&quot;1:12&quot;))))/[.$Q$9]))) - [.$F30]" office:value-type="float" office:value="865738965.800406" calcext:value-type="float">
            <text:p>865738965.800406</text:p>
          </table:table-cell>
          <table:table-cell table:formula="of:=( (([.$G29]*POWER([.$Q$7];12*[.AN$26])) - [.$C30]*SUMPRODUCT(POWER([.$Q$7];ROW(INDIRECT(&quot;1:12&quot;)))/[.$Q$7]; POWER([.$Q$9];-(12-ROW(INDIRECT(&quot;1:12&quot;))))/[.$Q$9]))) - [.$F30]" office:value-type="float" office:value="1005341306.47091" calcext:value-type="float">
            <text:p>1005341306.47091</text:p>
          </table:table-cell>
          <table:table-cell table:formula="of:=( (([.$G29]*POWER([.$Q$7];12*[.AO$26])) - [.$C30]*SUMPRODUCT(POWER([.$Q$7];ROW(INDIRECT(&quot;1:12&quot;)))/[.$Q$7]; POWER([.$Q$9];-(12-ROW(INDIRECT(&quot;1:12&quot;))))/[.$Q$9]))) - [.$F30]" office:value-type="float" office:value="1167385354.08891" calcext:value-type="float">
            <text:p>1167385354.08891</text:p>
          </table:table-cell>
          <table:table-cell table:formula="of:=( (([.$G29]*POWER([.$Q$7];12*[.AP$26])) - [.$C30]*SUMPRODUCT(POWER([.$Q$7];ROW(INDIRECT(&quot;1:12&quot;)))/[.$Q$7]; POWER([.$Q$9];-(12-ROW(INDIRECT(&quot;1:12&quot;))))/[.$Q$9]))) - [.$F30]" office:value-type="float" office:value="1355478714.43162" calcext:value-type="float">
            <text:p>1355478714.43162</text:p>
          </table:table-cell>
          <table:table-cell table:formula="of:=( (([.$G29]*POWER([.$Q$7];12*[.AQ$26])) - [.$C30]*SUMPRODUCT(POWER([.$Q$7];ROW(INDIRECT(&quot;1:12&quot;)))/[.$Q$7]; POWER([.$Q$9];-(12-ROW(INDIRECT(&quot;1:12&quot;))))/[.$Q$9]))) - [.$F30]" office:value-type="float" office:value="1573808932.20313" calcext:value-type="float">
            <text:p>1573808932.20313</text:p>
          </table:table-cell>
          <table:table-cell table:formula="of:=( (([.$G29]*POWER([.$Q$7];12*[.AR$26])) - [.$C30]*SUMPRODUCT(POWER([.$Q$7];ROW(INDIRECT(&quot;1:12&quot;)))/[.$Q$7]; POWER([.$Q$9];-(12-ROW(INDIRECT(&quot;1:12&quot;))))/[.$Q$9]))) - [.$F30]" office:value-type="float" office:value="1827236718.83684" calcext:value-type="float">
            <text:p>1827236718.83684</text:p>
          </table:table-cell>
          <table:table-cell table:formula="of:=( (([.$G29]*POWER([.$Q$7];12*[.AS$26])) - [.$C30]*SUMPRODUCT(POWER([.$Q$7];ROW(INDIRECT(&quot;1:12&quot;)))/[.$Q$7]; POWER([.$Q$9];-(12-ROW(INDIRECT(&quot;1:12&quot;))))/[.$Q$9]))) - [.$F30]" office:value-type="float" office:value="2121404167.08847" calcext:value-type="float">
            <text:p>2121404167.08847</text:p>
          </table:table-cell>
          <table:table-cell table:formula="of:=( (([.$G29]*POWER([.$Q$7];12*[.AT$26])) - [.$C30]*SUMPRODUCT(POWER([.$Q$7];ROW(INDIRECT(&quot;1:12&quot;)))/[.$Q$7]; POWER([.$Q$9];-(12-ROW(INDIRECT(&quot;1:12&quot;))))/[.$Q$9]))) - [.$F30]" office:value-type="float" office:value="2462860361.61359" calcext:value-type="float">
            <text:p>2462860361.61359</text:p>
          </table:table-cell>
          <table:table-cell table:formula="of:=( (([.$G29]*POWER([.$Q$7];12*[.AU$26])) - [.$C30]*SUMPRODUCT(POWER([.$Q$7];ROW(INDIRECT(&quot;1:12&quot;)))/[.$Q$7]; POWER([.$Q$9];-(12-ROW(INDIRECT(&quot;1:12&quot;))))/[.$Q$9]))) - [.$F30]" office:value-type="float" office:value="2859207182.01313" calcext:value-type="float">
            <text:p>2859207182.01313</text:p>
          </table:table-cell>
          <table:table-cell table:formula="of:=( (([.$G29]*POWER([.$Q$7];12*[.AV$26])) - [.$C30]*SUMPRODUCT(POWER([.$Q$7];ROW(INDIRECT(&quot;1:12&quot;)))/[.$Q$7]; POWER([.$Q$9];-(12-ROW(INDIRECT(&quot;1:12&quot;))))/[.$Q$9]))) - [.$F30]" office:value-type="float" office:value="3319268544.37704" calcext:value-type="float">
            <text:p>3319268544.37704</text:p>
          </table:table-cell>
          <table:table-cell table:formula="of:=( (([.$G29]*POWER([.$Q$7];12*[.AW$26])) - [.$C30]*SUMPRODUCT(POWER([.$Q$7];ROW(INDIRECT(&quot;1:12&quot;)))/[.$Q$7]; POWER([.$Q$9];-(12-ROW(INDIRECT(&quot;1:12&quot;))))/[.$Q$9]))) - [.$F30]" office:value-type="float" office:value="3853286849.17075" calcext:value-type="float">
            <text:p>3853286849.17075</text:p>
          </table:table-cell>
          <table:table-cell table:formula="of:=( (([.$G29]*POWER([.$Q$7];12*[.AX$26])) - [.$C30]*SUMPRODUCT(POWER([.$Q$7];ROW(INDIRECT(&quot;1:12&quot;)))/[.$Q$7]; POWER([.$Q$9];-(12-ROW(INDIRECT(&quot;1:12&quot;))))/[.$Q$9]))) - [.$F30]" office:value-type="float" office:value="4473151009.00682" calcext:value-type="float">
            <text:p>4473151009.00682</text:p>
          </table:table-cell>
          <table:table-cell table:formula="of:=( (([.$G29]*POWER([.$Q$7];12*[.AY$26])) - [.$C30]*SUMPRODUCT(POWER([.$Q$7];ROW(INDIRECT(&quot;1:12&quot;)))/[.$Q$7]; POWER([.$Q$9];-(12-ROW(INDIRECT(&quot;1:12&quot;))))/[.$Q$9]))) - [.$F30]" office:value-type="float" office:value="5192661132.91111" calcext:value-type="float">
            <text:p>5192661132.91111</text:p>
          </table:table-cell>
          <table:table-cell table:formula="of:=( (([.$G29]*POWER([.$Q$7];12*[.AZ$26])) - [.$C30]*SUMPRODUCT(POWER([.$Q$7];ROW(INDIRECT(&quot;1:12&quot;)))/[.$Q$7]; POWER([.$Q$9];-(12-ROW(INDIRECT(&quot;1:12&quot;))))/[.$Q$9]))) - [.$F30]" office:value-type="float" office:value="6027835759.78045" calcext:value-type="float">
            <text:p>6027835759.78045</text:p>
          </table:table-cell>
          <table:table-cell table:formula="of:=( (([.$G29]*POWER([.$Q$7];12*[.BA$26])) - [.$C30]*SUMPRODUCT(POWER([.$Q$7];ROW(INDIRECT(&quot;1:12&quot;)))/[.$Q$7]; POWER([.$Q$9];-(12-ROW(INDIRECT(&quot;1:12&quot;))))/[.$Q$9]))) - [.$F30]" office:value-type="float" office:value="6997268481.00665" calcext:value-type="float">
            <text:p>6997268481.00665</text:p>
          </table:table-cell>
          <table:table-cell table:formula="of:=( (([.$G29]*POWER([.$Q$7];12*[.BB$26])) - [.$C30]*SUMPRODUCT(POWER([.$Q$7];ROW(INDIRECT(&quot;1:12&quot;)))/[.$Q$7]; POWER([.$Q$9];-(12-ROW(INDIRECT(&quot;1:12&quot;))))/[.$Q$9]))) - [.$F30]" office:value-type="float" office:value="8122541891.79847" calcext:value-type="float">
            <text:p>8122541891.79847</text:p>
          </table:table-cell>
          <table:table-cell table:formula="of:=( (([.$G29]*POWER([.$Q$7];12*[.BC$26])) - [.$C30]*SUMPRODUCT(POWER([.$Q$7];ROW(INDIRECT(&quot;1:12&quot;)))/[.$Q$7]; POWER([.$Q$9];-(12-ROW(INDIRECT(&quot;1:12&quot;))))/[.$Q$9]))) - [.$F30]" office:value-type="float" office:value="9428708087.04864" calcext:value-type="float">
            <text:p>9428708087.04864</text:p>
          </table:table-cell>
          <table:table-cell table:formula="of:=( (([.$G29]*POWER([.$Q$7];12*[.BD$26])) - [.$C30]*SUMPRODUCT(POWER([.$Q$7];ROW(INDIRECT(&quot;1:12&quot;)))/[.$Q$7]; POWER([.$Q$9];-(12-ROW(INDIRECT(&quot;1:12&quot;))))/[.$Q$9]))) - [.$F30]" office:value-type="float" office:value="10944846399.0823" calcext:value-type="float">
            <text:p>10944846399.0823</text:p>
          </table:table-cell>
          <table:table-cell table:formula="of:=( (([.$G29]*POWER([.$Q$7];12*[.BE$26])) - [.$C30]*SUMPRODUCT(POWER([.$Q$7];ROW(INDIRECT(&quot;1:12&quot;)))/[.$Q$7]; POWER([.$Q$9];-(12-ROW(INDIRECT(&quot;1:12&quot;))))/[.$Q$9]))) - [.$F30]" office:value-type="float" office:value="12704710794.2684" calcext:value-type="float">
            <text:p>12704710794.2684</text:p>
          </table:table-cell>
          <table:table-cell table:formula="of:=( (([.$G29]*POWER([.$Q$7];12*[.BF$26])) - [.$C30]*SUMPRODUCT(POWER([.$Q$7];ROW(INDIRECT(&quot;1:12&quot;)))/[.$Q$7]; POWER([.$Q$9];-(12-ROW(INDIRECT(&quot;1:12&quot;))))/[.$Q$9]))) - [.$F30]" office:value-type="float" office:value="14747481341.5604" calcext:value-type="float">
            <text:p>14747481341.5604</text:p>
          </table:table-cell>
          <table:table-cell table:formula="of:=( (([.$G29]*POWER([.$Q$7];12*[.BG$26])) - [.$C30]*SUMPRODUCT(POWER([.$Q$7];ROW(INDIRECT(&quot;1:12&quot;)))/[.$Q$7]; POWER([.$Q$9];-(12-ROW(INDIRECT(&quot;1:12&quot;))))/[.$Q$9]))) - [.$F30]" office:value-type="float" office:value="17118636483.0011" calcext:value-type="float">
            <text:p>17118636483.0011</text:p>
          </table:table-cell>
          <table:table-cell table:formula="of:=( (([.$G29]*POWER([.$Q$7];12*[.BH$26])) - [.$C30]*SUMPRODUCT(POWER([.$Q$7];ROW(INDIRECT(&quot;1:12&quot;)))/[.$Q$7]; POWER([.$Q$9];-(12-ROW(INDIRECT(&quot;1:12&quot;))))/[.$Q$9]))) - [.$F30]" office:value-type="float" office:value="19870965525.6505" calcext:value-type="float">
            <text:p>19870965525.6505</text:p>
          </table:table-cell>
          <table:table-cell table:formula="of:=( (([.$G29]*POWER([.$Q$7];12*[.BI$26])) - [.$C30]*SUMPRODUCT(POWER([.$Q$7];ROW(INDIRECT(&quot;1:12&quot;)))/[.$Q$7]; POWER([.$Q$9];-(12-ROW(INDIRECT(&quot;1:12&quot;))))/[.$Q$9]))) - [.$F30]" office:value-type="float" office:value="23065743896.1661" calcext:value-type="float">
            <text:p>23065743896.1661</text:p>
          </table:table-cell>
          <table:table-cell table:formula="of:=( (([.$G29]*POWER([.$Q$7];12*[.BJ$26])) - [.$C30]*SUMPRODUCT(POWER([.$Q$7];ROW(INDIRECT(&quot;1:12&quot;)))/[.$Q$7]; POWER([.$Q$9];-(12-ROW(INDIRECT(&quot;1:12&quot;))))/[.$Q$9]))) - [.$F30]" office:value-type="float" office:value="26774097322.8657" calcext:value-type="float">
            <text:p>26774097322.8657</text:p>
          </table:table-cell>
          <table:table-cell table:formula="of:=( (([.$G29]*POWER([.$Q$7];12*[.BK$26])) - [.$C30]*SUMPRODUCT(POWER([.$Q$7];ROW(INDIRECT(&quot;1:12&quot;)))/[.$Q$7]; POWER([.$Q$9];-(12-ROW(INDIRECT(&quot;1:12&quot;))))/[.$Q$9]))) - [.$F30]" office:value-type="float" office:value="31078585316.2208" calcext:value-type="float">
            <text:p>31078585316.2208</text:p>
          </table:table-cell>
          <table:table-cell table:formula="of:=( (([.$G29]*POWER([.$Q$7];12*[.BL$26])) - [.$C30]*SUMPRODUCT(POWER([.$Q$7];ROW(INDIRECT(&quot;1:12&quot;)))/[.$Q$7]; POWER([.$Q$9];-(12-ROW(INDIRECT(&quot;1:12&quot;))))/[.$Q$9]))) - [.$F30]" office:value-type="float" office:value="36075039200.9922" calcext:value-type="float">
            <text:p>36075039200.9922</text:p>
          </table:table-cell>
          <table:table-cell table:formula="of:=( (([.$G29]*POWER([.$Q$7];12*[.BM$26])) - [.$C30]*SUMPRODUCT(POWER([.$Q$7];ROW(INDIRECT(&quot;1:12&quot;)))/[.$Q$7]; POWER([.$Q$9];-(12-ROW(INDIRECT(&quot;1:12&quot;))))/[.$Q$9]))) - [.$F30]" office:value-type="float" office:value="41874695620.3352" calcext:value-type="float">
            <text:p>41874695620.3352</text:p>
          </table:table-cell>
          <table:table-cell table:formula="of:=( (([.$G29]*POWER([.$Q$7];12*[.BN$26])) - [.$C30]*SUMPRODUCT(POWER([.$Q$7];ROW(INDIRECT(&quot;1:12&quot;)))/[.$Q$7]; POWER([.$Q$9];-(12-ROW(INDIRECT(&quot;1:12&quot;))))/[.$Q$9]))) - [.$F30]" office:value-type="float" office:value="48606673010.3288" calcext:value-type="float">
            <text:p>48606673010.3288</text:p>
          </table:table-cell>
          <table:table-cell table:formula="of:=( (([.$G29]*POWER([.$Q$7];12*[.BO$26])) - [.$C30]*SUMPRODUCT(POWER([.$Q$7];ROW(INDIRECT(&quot;1:12&quot;)))/[.$Q$7]; POWER([.$Q$9];-(12-ROW(INDIRECT(&quot;1:12&quot;))))/[.$Q$9]))) - [.$F30]" office:value-type="float" office:value="56420846178.9729" calcext:value-type="float">
            <text:p>56420846178.9729</text:p>
          </table:table-cell>
          <table:table-cell table:formula="of:=( (([.$G29]*POWER([.$Q$7];12*[.BP$26])) - [.$C30]*SUMPRODUCT(POWER([.$Q$7];ROW(INDIRECT(&quot;1:12&quot;)))/[.$Q$7]; POWER([.$Q$9];-(12-ROW(INDIRECT(&quot;1:12&quot;))))/[.$Q$9]))) - [.$F30]" office:value-type="float" office:value="65491182986.7464" calcext:value-type="float">
            <text:p>65491182986.7464</text:p>
          </table:table-cell>
          <table:table-cell table:formula="of:=( (([.$G29]*POWER([.$Q$7];12*[.BQ$26])) - [.$C30]*SUMPRODUCT(POWER([.$Q$7];ROW(INDIRECT(&quot;1:12&quot;)))/[.$Q$7]; POWER([.$Q$9];-(12-ROW(INDIRECT(&quot;1:12&quot;))))/[.$Q$9]))) - [.$F30]" office:value-type="float" office:value="76019617413.6387" calcext:value-type="float">
            <text:p>76019617413.6387</text:p>
          </table:table-cell>
          <table:table-cell table:formula="of:=( (([.$G29]*POWER([.$Q$7];12*[.BR$26])) - [.$C30]*SUMPRODUCT(POWER([.$Q$7];ROW(INDIRECT(&quot;1:12&quot;)))/[.$Q$7]; POWER([.$Q$9];-(12-ROW(INDIRECT(&quot;1:12&quot;))))/[.$Q$9]))) - [.$F30]" office:value-type="float" office:value="88240545239.2043" calcext:value-type="float">
            <text:p>88240545239.2043</text:p>
          </table:table-cell>
          <table:table-cell table:formula="of:=( (([.$G29]*POWER([.$Q$7];12*[.BS$26])) - [.$C30]*SUMPRODUCT(POWER([.$Q$7];ROW(INDIRECT(&quot;1:12&quot;)))/[.$Q$7]; POWER([.$Q$9];-(12-ROW(INDIRECT(&quot;1:12&quot;))))/[.$Q$9]))) - [.$F30]" office:value-type="float" office:value="102426042423.496" calcext:value-type="float">
            <text:p>102426042423.496</text:p>
          </table:table-cell>
          <table:table-cell table:formula="of:=( (([.$G29]*POWER([.$Q$7];12*[.BT$26])) - [.$C30]*SUMPRODUCT(POWER([.$Q$7];ROW(INDIRECT(&quot;1:12&quot;)))/[.$Q$7]; POWER([.$Q$9];-(12-ROW(INDIRECT(&quot;1:12&quot;))))/[.$Q$9]))) - [.$F30]" office:value-type="float" office:value="118891922366.31" calcext:value-type="float">
            <text:p>118891922366.31</text:p>
          </table:table-cell>
          <table:table-cell table:formula="of:=( (([.$G29]*POWER([.$Q$7];12*[.BU$26])) - [.$C30]*SUMPRODUCT(POWER([.$Q$7];ROW(INDIRECT(&quot;1:12&quot;)))/[.$Q$7]; POWER([.$Q$9];-(12-ROW(INDIRECT(&quot;1:12&quot;))))/[.$Q$9]))) - [.$F30]" office:value-type="float" office:value="138004766898.216" calcext:value-type="float">
            <text:p>138004766898.216</text:p>
          </table:table-cell>
          <table:table-cell table:formula="of:=( (([.$G29]*POWER([.$Q$7];12*[.BV$26])) - [.$C30]*SUMPRODUCT(POWER([.$Q$7];ROW(INDIRECT(&quot;1:12&quot;)))/[.$Q$7]; POWER([.$Q$9];-(12-ROW(INDIRECT(&quot;1:12&quot;))))/[.$Q$9]))) - [.$F30]" office:value-type="float" office:value="160190087535.162" calcext:value-type="float">
            <text:p>160190087535.162</text:p>
          </table:table-cell>
          <table:table-cell table:formula="of:=( (([.$G29]*POWER([.$Q$7];12*[.BW$26])) - [.$C30]*SUMPRODUCT(POWER([.$Q$7];ROW(INDIRECT(&quot;1:12&quot;)))/[.$Q$7]; POWER([.$Q$9];-(12-ROW(INDIRECT(&quot;1:12&quot;))))/[.$Q$9]))) - [.$F30]" office:value-type="float" office:value="185941798691.631" calcext:value-type="float">
            <text:p>185941798691.631</text:p>
          </table:table-cell>
          <table:table-cell table:formula="of:=( (([.$G29]*POWER([.$Q$7];12*[.BX$26])) - [.$C30]*SUMPRODUCT(POWER([.$Q$7];ROW(INDIRECT(&quot;1:12&quot;)))/[.$Q$7]; POWER([.$Q$9];-(12-ROW(INDIRECT(&quot;1:12&quot;))))/[.$Q$9]))) - [.$F30]" office:value-type="float" office:value="215833213755.601" calcext:value-type="float">
            <text:p>215833213755.601</text:p>
          </table:table-cell>
          <table:table-cell table:formula="of:=( (([.$G29]*POWER([.$Q$7];12*[.BY$26])) - [.$C30]*SUMPRODUCT(POWER([.$Q$7];ROW(INDIRECT(&quot;1:12&quot;)))/[.$Q$7]; POWER([.$Q$9];-(12-ROW(INDIRECT(&quot;1:12&quot;))))/[.$Q$9]))) - [.$F30]" office:value-type="float" office:value="250529808832.236" calcext:value-type="float">
            <text:p>250529808832.236</text:p>
          </table:table-cell>
          <table:table-cell table:formula="of:=( (([.$G29]*POWER([.$Q$7];12*[.BZ$26])) - [.$C30]*SUMPRODUCT(POWER([.$Q$7];ROW(INDIRECT(&quot;1:12&quot;)))/[.$Q$7]; POWER([.$Q$9];-(12-ROW(INDIRECT(&quot;1:12&quot;))))/[.$Q$9]))) - [.$F30]" office:value-type="float" office:value="290804038317.046" calcext:value-type="float">
            <text:p>290804038317.04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B54]*(1+[.$Q$11])" office:value-type="float" office:value="252856.165275869" calcext:value-type="float">
            <text:p>252856.165275869</text:p>
          </table:table-cell>
          <table:table-cell table:formula="of:=[.$C54]*POWER([.$Q$9];12)" office:value-type="float" office:value="505880.219920657" calcext:value-type="float">
            <text:p>505880.219920657</text:p>
          </table:table-cell>
          <table:table-cell table:formula="of:=[.$B55]*12" office:value-type="float" office:value="3034273.98331043" calcext:value-type="float">
            <text:p>3034273.98331043</text:p>
          </table:table-cell>
          <table:table-cell table:formula="of:=[.$C55]*(POWER([.$Q$9];12)-1)/([.$Q$9]-1)" office:value-type="float" office:value="6262947.4426544" calcext:value-type="float">
            <text:p>6262947.4426544</text:p>
          </table:table-cell>
          <table:table-cell table:formula="of:=  ( (([.$G54]*POWER([.$Q$7];3)) + [.$B55]*SERIESSUM([.$Q$7];0;1;POWER(1; ROW(INDIRECT(&quot;1:3&quot;)))) - [.$C55]*SUMPRODUCT(POWER([.$Q$7];ROW(INDIRECT(&quot;1:3&quot;)))/[.$Q$7]; POWER([.$Q$9];-(12-ROW(INDIRECT(&quot;1:3&quot;))))/[.$Q$9])) + (([.$G54]*POWER([.$Q$7];6)) + [.$B55]*SERIESSUM([.$Q$7];0;1;POWER(1; ROW(INDIRECT(&quot;1:6&quot;)))) - [.$C55]*SUMPRODUCT(POWER([.$Q$7];ROW(INDIRECT(&quot;1:6&quot;)))/[.$Q$7]; POWER([.$Q$9];-(12-ROW(INDIRECT(&quot;1:6&quot;))))/[.$Q$9])) + (([.$G54]*POWER([.$Q$7];9)) + [.$B55]*SERIESSUM([.$Q$7];0;1;POWER(1; ROW(INDIRECT(&quot;1:9&quot;)))) - [.$C55]*SUMPRODUCT(POWER([.$Q$7];ROW(INDIRECT(&quot;1:9&quot;)))/[.$Q$7]; POWER([.$Q$9];-(12-ROW(INDIRECT(&quot;1:9&quot;))))/[.$Q$9])) + (([.$G54]*POWER([.$Q$7];12)) + [.$B55]*SERIESSUM([.$Q$7];0;1;POWER(1; ROW(INDIRECT(&quot;1:12&quot;)))) - [.$C55]*SUMPRODUCT(POWER([.$Q$7];ROW(INDIRECT(&quot;1:12&quot;)))/[.$Q$7]; POWER([.$Q$9];-(12-ROW(INDIRECT(&quot;1:12&quot;))))/[.$Q$9])) ) * [.$Q$4] * [.$Q$4] / 4" office:value-type="float" office:value="14641108.4364084" calcext:value-type="float">
            <text:p>14641108.4364084</text:p>
          </table:table-cell>
          <table:table-cell table:formula="of:=[.$G54]*POWER([.$Q$7];12) + [.$B55]*(POWER([.$Q$7];12)-1)/([.$Q$7]-1) - [.$Q$3]*SUMPRODUCT(POWER([.$Q$7]; INDEX([.$A$2:.$A$13];N(IF({1};MAX(ROW([.$A$2:.$A$13]))-ROW([.$A$2:.$A$13])+1)))); POWER([.$Q$9];[.$A$2:.$A$13])) - [.$F55]" office:value-type="float" office:value="162220783.269405" calcext:value-type="float">
            <text:p>162220783.269405</text:p>
          </table:table-cell>
          <table:table-cell table:formula="of:=COUNTIF([.$M79:.$CA79];&quot;&gt;=0&quot;)" office:value-type="float" office:value="0" calcext:value-type="float">
            <text:p>0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[.$G30]*POWER([.$Q$7];12) - [.$Q$3]*SUMPRODUCT(POWER([.$Q$7]; INDEX([.$A$2:.$A$13];N(IF({1};MAX(ROW([.$A$2:.$A$13]))-ROW([.$A$2:.$A$13])+1)))); POWER([.$Q$9];[.$A$2:.$A$13])) - [.$F31]" office:value-type="float" office:value="18126747.8861399" calcext:value-type="float">
            <text:p>18126747.8861399</text:p>
          </table:table-cell>
          <table:table-cell table:formula="of:=[.M$27]*POWER([.$Q$7];12*[.M$26]) - [.$Q$3]*SUMPRODUCT(POWER([.$Q$7]; INDEX([.$A$2:.$A$13];N(IF({1};MAX(ROW([.$A$2:.$A$13]))-ROW([.$A$2:.$A$13])+1)))); POWER([.$Q$9];[.$A$2:.$A$13])) - [.$F31]" office:value-type="float" office:value="-2127461.67828077" calcext:value-type="float">
            <text:p>-2127461.67828077</text:p>
          </table:table-cell>
          <table:table-cell table:formula="of:=( (([.$G30]*POWER([.$Q$7];12*[.N$26])) - [.$C31]*SUMPRODUCT(POWER([.$Q$7];ROW(INDIRECT(&quot;1:12&quot;)))/[.$Q$7]; POWER([.$Q$9];-(12-ROW(INDIRECT(&quot;1:12&quot;))))/[.$Q$9]))) - [.$F31]" office:value-type="float" office:value="20305994.1850461" calcext:value-type="float">
            <text:p>20305994.1850461</text:p>
          </table:table-cell>
          <table:table-cell table:formula="of:=( (([.$G30]*POWER([.$Q$7];12*[.O$26])) - [.$C31]*SUMPRODUCT(POWER([.$Q$7];ROW(INDIRECT(&quot;1:12&quot;)))/[.$Q$7]; POWER([.$Q$9];-(12-ROW(INDIRECT(&quot;1:12&quot;))))/[.$Q$9]))) - [.$F31]" office:value-type="float" office:value="24041420.9143363" calcext:value-type="float">
            <text:p>24041420.9143363</text:p>
          </table:table-cell>
          <table:table-cell table:formula="of:=( (([.$G30]*POWER([.$Q$7];12*[.P$26])) - [.$C31]*SUMPRODUCT(POWER([.$Q$7];ROW(INDIRECT(&quot;1:12&quot;)))/[.$Q$7]; POWER([.$Q$9];-(12-ROW(INDIRECT(&quot;1:12&quot;))))/[.$Q$9]))) - [.$F31]" office:value-type="float" office:value="28377334.3659831" calcext:value-type="float">
            <text:p>28377334.3659831</text:p>
          </table:table-cell>
          <table:table-cell table:formula="of:=( (([.$G30]*POWER([.$Q$7];12*[.Q$26])) - [.$C31]*SUMPRODUCT(POWER([.$Q$7];ROW(INDIRECT(&quot;1:12&quot;)))/[.$Q$7]; POWER([.$Q$9];-(12-ROW(INDIRECT(&quot;1:12&quot;))))/[.$Q$9]))) - [.$F31]" office:value-type="float" office:value="33410265.4934381" calcext:value-type="float">
            <text:p>33410265.4934381</text:p>
          </table:table-cell>
          <table:table-cell table:formula="of:=( (([.$G30]*POWER([.$Q$7];12*[.R$26])) - [.$C31]*SUMPRODUCT(POWER([.$Q$7];ROW(INDIRECT(&quot;1:12&quot;)))/[.$Q$7]; POWER([.$Q$9];-(12-ROW(INDIRECT(&quot;1:12&quot;))))/[.$Q$9]))) - [.$F31]" office:value-type="float" office:value="39252263.0370202" calcext:value-type="float">
            <text:p>39252263.0370202</text:p>
          </table:table-cell>
          <table:table-cell table:formula="of:=( (([.$G30]*POWER([.$Q$7];12*[.S$26])) - [.$C31]*SUMPRODUCT(POWER([.$Q$7];ROW(INDIRECT(&quot;1:12&quot;)))/[.$Q$7]; POWER([.$Q$9];-(12-ROW(INDIRECT(&quot;1:12&quot;))))/[.$Q$9]))) - [.$F31]" office:value-type="float" office:value="46033388.0782597" calcext:value-type="float">
            <text:p>46033388.0782597</text:p>
          </table:table-cell>
          <table:table-cell table:formula="of:=( (([.$G30]*POWER([.$Q$7];12*[.T$26])) - [.$C31]*SUMPRODUCT(POWER([.$Q$7];ROW(INDIRECT(&quot;1:12&quot;)))/[.$Q$7]; POWER([.$Q$9];-(12-ROW(INDIRECT(&quot;1:12&quot;))))/[.$Q$9]))) - [.$F31]" office:value-type="float" office:value="53904609.6051231" calcext:value-type="float">
            <text:p>53904609.6051231</text:p>
          </table:table-cell>
          <table:table-cell table:formula="of:=( (([.$G30]*POWER([.$Q$7];12*[.U$26])) - [.$C31]*SUMPRODUCT(POWER([.$Q$7];ROW(INDIRECT(&quot;1:12&quot;)))/[.$Q$7]; POWER([.$Q$9];-(12-ROW(INDIRECT(&quot;1:12&quot;))))/[.$Q$9]))) - [.$F31]" office:value-type="float" office:value="63041165.5524283" calcext:value-type="float">
            <text:p>63041165.5524283</text:p>
          </table:table-cell>
          <table:table-cell table:formula="of:=( (([.$G30]*POWER([.$Q$7];12*[.V$26])) - [.$C31]*SUMPRODUCT(POWER([.$Q$7];ROW(INDIRECT(&quot;1:12&quot;)))/[.$Q$7]; POWER([.$Q$9];-(12-ROW(INDIRECT(&quot;1:12&quot;))))/[.$Q$9]))) - [.$F31]" office:value-type="float" office:value="73646464.1446916" calcext:value-type="float">
            <text:p>73646464.1446916</text:p>
          </table:table-cell>
          <table:table-cell table:formula="of:=( (([.$G30]*POWER([.$Q$7];12*[.W$26])) - [.$C31]*SUMPRODUCT(POWER([.$Q$7];ROW(INDIRECT(&quot;1:12&quot;)))/[.$Q$7]; POWER([.$Q$9];-(12-ROW(INDIRECT(&quot;1:12&quot;))))/[.$Q$9]))) - [.$F31]" office:value-type="float" office:value="85956612.3974627" calcext:value-type="float">
            <text:p>85956612.3974627</text:p>
          </table:table-cell>
          <table:table-cell table:formula="of:=( (([.$G30]*POWER([.$Q$7];12*[.X$26])) - [.$C31]*SUMPRODUCT(POWER([.$Q$7];ROW(INDIRECT(&quot;1:12&quot;)))/[.$Q$7]; POWER([.$Q$9];-(12-ROW(INDIRECT(&quot;1:12&quot;))))/[.$Q$9]))) - [.$F31]" office:value-type="float" office:value="100245672.595707" calcext:value-type="float">
            <text:p>100245672.595707</text:p>
          </table:table-cell>
          <table:table-cell table:formula="of:=( (([.$G30]*POWER([.$Q$7];12*[.Y$26])) - [.$C31]*SUMPRODUCT(POWER([.$Q$7];ROW(INDIRECT(&quot;1:12&quot;)))/[.$Q$7]; POWER([.$Q$9];-(12-ROW(INDIRECT(&quot;1:12&quot;))))/[.$Q$9]))) - [.$F31]" office:value-type="float" office:value="116831763.774834" calcext:value-type="float">
            <text:p>116831763.774834</text:p>
          </table:table-cell>
          <table:table-cell table:formula="of:=( (([.$G30]*POWER([.$Q$7];12*[.Z$26])) - [.$C31]*SUMPRODUCT(POWER([.$Q$7];ROW(INDIRECT(&quot;1:12&quot;)))/[.$Q$7]; POWER([.$Q$9];-(12-ROW(INDIRECT(&quot;1:12&quot;))))/[.$Q$9]))) - [.$F31]" office:value-type="float" office:value="136084144.042372" calcext:value-type="float">
            <text:p>136084144.042372</text:p>
          </table:table-cell>
          <table:table-cell table:formula="of:=( (([.$G30]*POWER([.$Q$7];12*[.AA$26])) - [.$C31]*SUMPRODUCT(POWER([.$Q$7];ROW(INDIRECT(&quot;1:12&quot;)))/[.$Q$7]; POWER([.$Q$9];-(12-ROW(INDIRECT(&quot;1:12&quot;))))/[.$Q$9]))) - [.$F31]" office:value-type="float" office:value="158431431.414838" calcext:value-type="float">
            <text:p>158431431.414838</text:p>
          </table:table-cell>
          <table:table-cell table:formula="of:=( (([.$G30]*POWER([.$Q$7];12*[.AB$26])) - [.$C31]*SUMPRODUCT(POWER([.$Q$7];ROW(INDIRECT(&quot;1:12&quot;)))/[.$Q$7]; POWER([.$Q$9];-(12-ROW(INDIRECT(&quot;1:12&quot;))))/[.$Q$9]))) - [.$F31]" office:value-type="float" office:value="184371146.191281" calcext:value-type="float">
            <text:p>184371146.191281</text:p>
          </table:table-cell>
          <table:table-cell table:formula="of:=( (([.$G30]*POWER([.$Q$7];12*[.AC$26])) - [.$C31]*SUMPRODUCT(POWER([.$Q$7];ROW(INDIRECT(&quot;1:12&quot;)))/[.$Q$7]; POWER([.$Q$9];-(12-ROW(INDIRECT(&quot;1:12&quot;))))/[.$Q$9]))) - [.$F31]" office:value-type="float" office:value="214480787.306484" calcext:value-type="float">
            <text:p>214480787.306484</text:p>
          </table:table-cell>
          <table:table-cell table:formula="of:=( (([.$G30]*POWER([.$Q$7];12*[.AD$26])) - [.$C31]*SUMPRODUCT(POWER([.$Q$7];ROW(INDIRECT(&quot;1:12&quot;)))/[.$Q$7]; POWER([.$Q$9];-(12-ROW(INDIRECT(&quot;1:12&quot;))))/[.$Q$9]))) - [.$F31]" office:value-type="float" office:value="249430689.257974" calcext:value-type="float">
            <text:p>249430689.257974</text:p>
          </table:table-cell>
          <table:table-cell table:formula="of:=( (([.$G30]*POWER([.$Q$7];12*[.AE$26])) - [.$C31]*SUMPRODUCT(POWER([.$Q$7];ROW(INDIRECT(&quot;1:12&quot;)))/[.$Q$7]; POWER([.$Q$9];-(12-ROW(INDIRECT(&quot;1:12&quot;))))/[.$Q$9]))) - [.$F31]" office:value-type="float" office:value="289998945.842142" calcext:value-type="float">
            <text:p>289998945.842142</text:p>
          </table:table-cell>
          <table:table-cell table:formula="of:=( (([.$G30]*POWER([.$Q$7];12*[.AF$26])) - [.$C31]*SUMPRODUCT(POWER([.$Q$7];ROW(INDIRECT(&quot;1:12&quot;)))/[.$Q$7]; POWER([.$Q$9];-(12-ROW(INDIRECT(&quot;1:12&quot;))))/[.$Q$9]))) - [.$F31]" office:value-type="float" office:value="337088732.94836" calcext:value-type="float">
            <text:p>337088732.94836</text:p>
          </table:table-cell>
          <table:table-cell table:formula="of:=( (([.$G30]*POWER([.$Q$7];12*[.AG$26])) - [.$C31]*SUMPRODUCT(POWER([.$Q$7];ROW(INDIRECT(&quot;1:12&quot;)))/[.$Q$7]; POWER([.$Q$9];-(12-ROW(INDIRECT(&quot;1:12&quot;))))/[.$Q$9]))) - [.$F31]" office:value-type="float" office:value="391748416.070517" calcext:value-type="float">
            <text:p>391748416.070517</text:p>
          </table:table-cell>
          <table:table-cell table:formula="of:=( (([.$G30]*POWER([.$Q$7];12*[.AH$26])) - [.$C31]*SUMPRODUCT(POWER([.$Q$7];ROW(INDIRECT(&quot;1:12&quot;)))/[.$Q$7]; POWER([.$Q$9];-(12-ROW(INDIRECT(&quot;1:12&quot;))))/[.$Q$9]))) - [.$F31]" office:value-type="float" office:value="455194890.191869" calcext:value-type="float">
            <text:p>455194890.191869</text:p>
          </table:table-cell>
          <table:table-cell table:formula="of:=( (([.$G30]*POWER([.$Q$7];12*[.AI$26])) - [.$C31]*SUMPRODUCT(POWER([.$Q$7];ROW(INDIRECT(&quot;1:12&quot;)))/[.$Q$7]; POWER([.$Q$9];-(12-ROW(INDIRECT(&quot;1:12&quot;))))/[.$Q$9]))) - [.$F31]" office:value-type="float" office:value="528840671.661823" calcext:value-type="float">
            <text:p>528840671.661823</text:p>
          </table:table-cell>
          <table:table-cell table:formula="of:=( (([.$G30]*POWER([.$Q$7];12*[.AJ$26])) - [.$C31]*SUMPRODUCT(POWER([.$Q$7];ROW(INDIRECT(&quot;1:12&quot;)))/[.$Q$7]; POWER([.$Q$9];-(12-ROW(INDIRECT(&quot;1:12&quot;))))/[.$Q$9]))) - [.$F31]" office:value-type="float" office:value="614325345.214313" calcext:value-type="float">
            <text:p>614325345.214313</text:p>
          </table:table-cell>
          <table:table-cell table:formula="of:=( (([.$G30]*POWER([.$Q$7];12*[.AK$26])) - [.$C31]*SUMPRODUCT(POWER([.$Q$7];ROW(INDIRECT(&quot;1:12&quot;)))/[.$Q$7]; POWER([.$Q$9];-(12-ROW(INDIRECT(&quot;1:12&quot;))))/[.$Q$9]))) - [.$F31]" office:value-type="float" office:value="713552066.236441" calcext:value-type="float">
            <text:p>713552066.236441</text:p>
          </table:table-cell>
          <table:table-cell table:formula="of:=( (([.$G30]*POWER([.$Q$7];12*[.AL$26])) - [.$C31]*SUMPRODUCT(POWER([.$Q$7];ROW(INDIRECT(&quot;1:12&quot;)))/[.$Q$7]; POWER([.$Q$9];-(12-ROW(INDIRECT(&quot;1:12&quot;))))/[.$Q$9]))) - [.$F31]" office:value-type="float" office:value="828729930.941716" calcext:value-type="float">
            <text:p>828729930.941716</text:p>
          </table:table-cell>
          <table:table-cell table:formula="of:=( (([.$G30]*POWER([.$Q$7];12*[.AM$26])) - [.$C31]*SUMPRODUCT(POWER([.$Q$7];ROW(INDIRECT(&quot;1:12&quot;)))/[.$Q$7]; POWER([.$Q$9];-(12-ROW(INDIRECT(&quot;1:12&quot;))))/[.$Q$9]))) - [.$F31]" office:value-type="float" office:value="962423157.740052" calcext:value-type="float">
            <text:p>962423157.740052</text:p>
          </table:table-cell>
          <table:table-cell table:formula="of:=( (([.$G30]*POWER([.$Q$7];12*[.AN$26])) - [.$C31]*SUMPRODUCT(POWER([.$Q$7];ROW(INDIRECT(&quot;1:12&quot;)))/[.$Q$7]; POWER([.$Q$9];-(12-ROW(INDIRECT(&quot;1:12&quot;))))/[.$Q$9]))) - [.$F31]" office:value-type="float" office:value="1117608174.73519" calcext:value-type="float">
            <text:p>1117608174.73519</text:p>
          </table:table-cell>
          <table:table-cell table:formula="of:=( (([.$G30]*POWER([.$Q$7];12*[.AO$26])) - [.$C31]*SUMPRODUCT(POWER([.$Q$7];ROW(INDIRECT(&quot;1:12&quot;)))/[.$Q$7]; POWER([.$Q$9];-(12-ROW(INDIRECT(&quot;1:12&quot;))))/[.$Q$9]))) - [.$F31]" office:value-type="float" office:value="1297739884.29521" calcext:value-type="float">
            <text:p>1297739884.29521</text:p>
          </table:table-cell>
          <table:table-cell table:formula="of:=( (([.$G30]*POWER([.$Q$7];12*[.AP$26])) - [.$C31]*SUMPRODUCT(POWER([.$Q$7];ROW(INDIRECT(&quot;1:12&quot;)))/[.$Q$7]; POWER([.$Q$9];-(12-ROW(INDIRECT(&quot;1:12&quot;))))/[.$Q$9]))) - [.$F31]" office:value-type="float" office:value="1506828579.95217" calcext:value-type="float">
            <text:p>1506828579.95217</text:p>
          </table:table-cell>
          <table:table-cell table:formula="of:=( (([.$G30]*POWER([.$Q$7];12*[.AQ$26])) - [.$C31]*SUMPRODUCT(POWER([.$Q$7];ROW(INDIRECT(&quot;1:12&quot;)))/[.$Q$7]; POWER([.$Q$9];-(12-ROW(INDIRECT(&quot;1:12&quot;))))/[.$Q$9]))) - [.$F31]" office:value-type="float" office:value="1749529228.0408" calcext:value-type="float">
            <text:p>1749529228.0408</text:p>
          </table:table-cell>
          <table:table-cell table:formula="of:=( (([.$G30]*POWER([.$Q$7];12*[.AR$26])) - [.$C31]*SUMPRODUCT(POWER([.$Q$7];ROW(INDIRECT(&quot;1:12&quot;)))/[.$Q$7]; POWER([.$Q$9];-(12-ROW(INDIRECT(&quot;1:12&quot;))))/[.$Q$9]))) - [.$F31]" office:value-type="float" office:value="2031245101.76397" calcext:value-type="float">
            <text:p>2031245101.76397</text:p>
          </table:table-cell>
          <table:table-cell table:formula="of:=( (([.$G30]*POWER([.$Q$7];12*[.AS$26])) - [.$C31]*SUMPRODUCT(POWER([.$Q$7];ROW(INDIRECT(&quot;1:12&quot;)))/[.$Q$7]; POWER([.$Q$9];-(12-ROW(INDIRECT(&quot;1:12&quot;))))/[.$Q$9]))) - [.$F31]" office:value-type="float" office:value="2358248074.90243" calcext:value-type="float">
            <text:p>2358248074.90243</text:p>
          </table:table-cell>
          <table:table-cell table:formula="of:=( (([.$G30]*POWER([.$Q$7];12*[.AT$26])) - [.$C31]*SUMPRODUCT(POWER([.$Q$7];ROW(INDIRECT(&quot;1:12&quot;)))/[.$Q$7]; POWER([.$Q$9];-(12-ROW(INDIRECT(&quot;1:12&quot;))))/[.$Q$9]))) - [.$F31]" office:value-type="float" office:value="2737818253.28175" calcext:value-type="float">
            <text:p>2737818253.28175</text:p>
          </table:table-cell>
          <table:table-cell table:formula="of:=( (([.$G30]*POWER([.$Q$7];12*[.AU$26])) - [.$C31]*SUMPRODUCT(POWER([.$Q$7];ROW(INDIRECT(&quot;1:12&quot;)))/[.$Q$7]; POWER([.$Q$9];-(12-ROW(INDIRECT(&quot;1:12&quot;))))/[.$Q$9]))) - [.$F31]" office:value-type="float" office:value="3178406052.62846" calcext:value-type="float">
            <text:p>3178406052.62846</text:p>
          </table:table-cell>
          <table:table-cell table:formula="of:=( (([.$G30]*POWER([.$Q$7];12*[.AV$26])) - [.$C31]*SUMPRODUCT(POWER([.$Q$7];ROW(INDIRECT(&quot;1:12&quot;)))/[.$Q$7]; POWER([.$Q$9];-(12-ROW(INDIRECT(&quot;1:12&quot;))))/[.$Q$9]))) - [.$F31]" office:value-type="float" office:value="3689820331.1738" calcext:value-type="float">
            <text:p>3689820331.1738</text:p>
          </table:table-cell>
          <table:table-cell table:formula="of:=( (([.$G30]*POWER([.$Q$7];12*[.AW$26])) - [.$C31]*SUMPRODUCT(POWER([.$Q$7];ROW(INDIRECT(&quot;1:12&quot;)))/[.$Q$7]; POWER([.$Q$9];-(12-ROW(INDIRECT(&quot;1:12&quot;))))/[.$Q$9]))) - [.$F31]" office:value-type="float" office:value="4283446765.42334" calcext:value-type="float">
            <text:p>4283446765.42334</text:p>
          </table:table-cell>
          <table:table-cell table:formula="of:=( (([.$G30]*POWER([.$Q$7];12*[.AX$26])) - [.$C31]*SUMPRODUCT(POWER([.$Q$7];ROW(INDIRECT(&quot;1:12&quot;)))/[.$Q$7]; POWER([.$Q$9];-(12-ROW(INDIRECT(&quot;1:12&quot;))))/[.$Q$9]))) - [.$F31]" office:value-type="float" office:value="4972501330.81829" calcext:value-type="float">
            <text:p>4972501330.81829</text:p>
          </table:table-cell>
          <table:table-cell table:formula="of:=( (([.$G30]*POWER([.$Q$7];12*[.AY$26])) - [.$C31]*SUMPRODUCT(POWER([.$Q$7];ROW(INDIRECT(&quot;1:12&quot;)))/[.$Q$7]; POWER([.$Q$9];-(12-ROW(INDIRECT(&quot;1:12&quot;))))/[.$Q$9]))) - [.$F31]" office:value-type="float" office:value="5772324530.55814" calcext:value-type="float">
            <text:p>5772324530.55814</text:p>
          </table:table-cell>
          <table:table-cell table:formula="of:=( (([.$G30]*POWER([.$Q$7];12*[.AZ$26])) - [.$C31]*SUMPRODUCT(POWER([.$Q$7];ROW(INDIRECT(&quot;1:12&quot;)))/[.$Q$7]; POWER([.$Q$9];-(12-ROW(INDIRECT(&quot;1:12&quot;))))/[.$Q$9]))) - [.$F31]" office:value-type="float" office:value="6700722923.03583" calcext:value-type="float">
            <text:p>6700722923.03583</text:p>
          </table:table-cell>
          <table:table-cell table:formula="of:=( (([.$G30]*POWER([.$Q$7];12*[.BA$26])) - [.$C31]*SUMPRODUCT(POWER([.$Q$7];ROW(INDIRECT(&quot;1:12&quot;)))/[.$Q$7]; POWER([.$Q$9];-(12-ROW(INDIRECT(&quot;1:12&quot;))))/[.$Q$9]))) - [.$F31]" office:value-type="float" office:value="7778365551.35108" calcext:value-type="float">
            <text:p>7778365551.35108</text:p>
          </table:table-cell>
          <table:table-cell table:formula="of:=( (([.$G30]*POWER([.$Q$7];12*[.BB$26])) - [.$C31]*SUMPRODUCT(POWER([.$Q$7];ROW(INDIRECT(&quot;1:12&quot;)))/[.$Q$7]; POWER([.$Q$9];-(12-ROW(INDIRECT(&quot;1:12&quot;))))/[.$Q$9]))) - [.$F31]" office:value-type="float" office:value="9029244100.6589" calcext:value-type="float">
            <text:p>9029244100.6589</text:p>
          </table:table-cell>
          <table:table-cell table:formula="of:=( (([.$G30]*POWER([.$Q$7];12*[.BC$26])) - [.$C31]*SUMPRODUCT(POWER([.$Q$7];ROW(INDIRECT(&quot;1:12&quot;)))/[.$Q$7]; POWER([.$Q$9];-(12-ROW(INDIRECT(&quot;1:12&quot;))))/[.$Q$9]))) - [.$F31]" office:value-type="float" office:value="10481207027.8907" calcext:value-type="float">
            <text:p>10481207027.8907</text:p>
          </table:table-cell>
          <table:table-cell table:formula="of:=( (([.$G30]*POWER([.$Q$7];12*[.BD$26])) - [.$C31]*SUMPRODUCT(POWER([.$Q$7];ROW(INDIRECT(&quot;1:12&quot;)))/[.$Q$7]; POWER([.$Q$9];-(12-ROW(INDIRECT(&quot;1:12&quot;))))/[.$Q$9]))) - [.$F31]" office:value-type="float" office:value="12166579555.2414" calcext:value-type="float">
            <text:p>12166579555.2414</text:p>
          </table:table-cell>
          <table:table-cell table:formula="of:=( (([.$G30]*POWER([.$Q$7];12*[.BE$26])) - [.$C31]*SUMPRODUCT(POWER([.$Q$7];ROW(INDIRECT(&quot;1:12&quot;)))/[.$Q$7]; POWER([.$Q$9];-(12-ROW(INDIRECT(&quot;1:12&quot;))))/[.$Q$9]))) - [.$F31]" office:value-type="float" office:value="14122883330.4099" calcext:value-type="float">
            <text:p>14122883330.4099</text:p>
          </table:table-cell>
          <table:table-cell table:formula="of:=( (([.$G30]*POWER([.$Q$7];12*[.BF$26])) - [.$C31]*SUMPRODUCT(POWER([.$Q$7];ROW(INDIRECT(&quot;1:12&quot;)))/[.$Q$7]; POWER([.$Q$9];-(12-ROW(INDIRECT(&quot;1:12&quot;))))/[.$Q$9]))) - [.$F31]" office:value-type="float" office:value="16393671775.4753" calcext:value-type="float">
            <text:p>16393671775.4753</text:p>
          </table:table-cell>
          <table:table-cell table:formula="of:=( (([.$G30]*POWER([.$Q$7];12*[.BG$26])) - [.$C31]*SUMPRODUCT(POWER([.$Q$7];ROW(INDIRECT(&quot;1:12&quot;)))/[.$Q$7]; POWER([.$Q$9];-(12-ROW(INDIRECT(&quot;1:12&quot;))))/[.$Q$9]))) - [.$F31]" office:value-type="float" office:value="19029499721.8781" calcext:value-type="float">
            <text:p>19029499721.8781</text:p>
          </table:table-cell>
          <table:table-cell table:formula="of:=( (([.$G30]*POWER([.$Q$7];12*[.BH$26])) - [.$C31]*SUMPRODUCT(POWER([.$Q$7];ROW(INDIRECT(&quot;1:12&quot;)))/[.$Q$7]; POWER([.$Q$9];-(12-ROW(INDIRECT(&quot;1:12&quot;))))/[.$Q$9]))) - [.$F31]" office:value-type="float" office:value="22089048918.6058" calcext:value-type="float">
            <text:p>22089048918.6058</text:p>
          </table:table-cell>
          <table:table-cell table:formula="of:=( (([.$G30]*POWER([.$Q$7];12*[.BI$26])) - [.$C31]*SUMPRODUCT(POWER([.$Q$7];ROW(INDIRECT(&quot;1:12&quot;)))/[.$Q$7]; POWER([.$Q$9];-(12-ROW(INDIRECT(&quot;1:12&quot;))))/[.$Q$9]))) - [.$F31]" office:value-type="float" office:value="25640434470.9031" calcext:value-type="float">
            <text:p>25640434470.9031</text:p>
          </table:table-cell>
          <table:table-cell table:formula="of:=( (([.$G30]*POWER([.$Q$7];12*[.BJ$26])) - [.$C31]*SUMPRODUCT(POWER([.$Q$7];ROW(INDIRECT(&quot;1:12&quot;)))/[.$Q$7]; POWER([.$Q$9];-(12-ROW(INDIRECT(&quot;1:12&quot;))))/[.$Q$9]))) - [.$F31]" office:value-type="float" office:value="29762721294.9085" calcext:value-type="float">
            <text:p>29762721294.9085</text:p>
          </table:table-cell>
          <table:table-cell table:formula="of:=( (([.$G30]*POWER([.$Q$7];12*[.BK$26])) - [.$C31]*SUMPRODUCT(POWER([.$Q$7];ROW(INDIRECT(&quot;1:12&quot;)))/[.$Q$7]; POWER([.$Q$9];-(12-ROW(INDIRECT(&quot;1:12&quot;))))/[.$Q$9]))) - [.$F31]" office:value-type="float" office:value="34547684349.2227" calcext:value-type="float">
            <text:p>34547684349.2227</text:p>
          </table:table-cell>
          <table:table-cell table:formula="of:=( (([.$G30]*POWER([.$Q$7];12*[.BL$26])) - [.$C31]*SUMPRODUCT(POWER([.$Q$7];ROW(INDIRECT(&quot;1:12&quot;)))/[.$Q$7]; POWER([.$Q$9];-(12-ROW(INDIRECT(&quot;1:12&quot;))))/[.$Q$9]))) - [.$F31]" office:value-type="float" office:value="40101851831.6556" calcext:value-type="float">
            <text:p>40101851831.6556</text:p>
          </table:table-cell>
          <table:table-cell table:formula="of:=( (([.$G30]*POWER([.$Q$7];12*[.BM$26])) - [.$C31]*SUMPRODUCT(POWER([.$Q$7];ROW(INDIRECT(&quot;1:12&quot;)))/[.$Q$7]; POWER([.$Q$9];-(12-ROW(INDIRECT(&quot;1:12&quot;))))/[.$Q$9]))) - [.$F31]" office:value-type="float" office:value="46548876829.0797" calcext:value-type="float">
            <text:p>46548876829.0797</text:p>
          </table:table-cell>
          <table:table-cell table:formula="of:=( (([.$G30]*POWER([.$Q$7];12*[.BN$26])) - [.$C31]*SUMPRODUCT(POWER([.$Q$7];ROW(INDIRECT(&quot;1:12&quot;)))/[.$Q$7]; POWER([.$Q$9];-(12-ROW(INDIRECT(&quot;1:12&quot;))))/[.$Q$9]))) - [.$F31]" office:value-type="float" office:value="54032290220.7128" calcext:value-type="float">
            <text:p>54032290220.7128</text:p>
          </table:table-cell>
          <table:table-cell table:formula="of:=( (([.$G30]*POWER([.$Q$7];12*[.BO$26])) - [.$C31]*SUMPRODUCT(POWER([.$Q$7];ROW(INDIRECT(&quot;1:12&quot;)))/[.$Q$7]; POWER([.$Q$9];-(12-ROW(INDIRECT(&quot;1:12&quot;))))/[.$Q$9]))) - [.$F31]" office:value-type="float" office:value="62718696123.0397" calcext:value-type="float">
            <text:p>62718696123.0397</text:p>
          </table:table-cell>
          <table:table-cell table:formula="of:=( (([.$G30]*POWER([.$Q$7];12*[.BP$26])) - [.$C31]*SUMPRODUCT(POWER([.$Q$7];ROW(INDIRECT(&quot;1:12&quot;)))/[.$Q$7]; POWER([.$Q$9];-(12-ROW(INDIRECT(&quot;1:12&quot;))))/[.$Q$9]))) - [.$F31]" office:value-type="float" office:value="72801481016.9414" calcext:value-type="float">
            <text:p>72801481016.9414</text:p>
          </table:table-cell>
          <table:table-cell table:formula="of:=( (([.$G30]*POWER([.$Q$7];12*[.BQ$26])) - [.$C31]*SUMPRODUCT(POWER([.$Q$7];ROW(INDIRECT(&quot;1:12&quot;)))/[.$Q$7]; POWER([.$Q$9];-(12-ROW(INDIRECT(&quot;1:12&quot;))))/[.$Q$9]))) - [.$F31]" office:value-type="float" office:value="84505119133.767" calcext:value-type="float">
            <text:p>84505119133.767</text:p>
          </table:table-cell>
          <table:table-cell table:formula="of:=( (([.$G30]*POWER([.$Q$7];12*[.BR$26])) - [.$C31]*SUMPRODUCT(POWER([.$Q$7];ROW(INDIRECT(&quot;1:12&quot;)))/[.$Q$7]; POWER([.$Q$9];-(12-ROW(INDIRECT(&quot;1:12&quot;))))/[.$Q$9]))) - [.$F31]" office:value-type="float" office:value="98090169951.6675" calcext:value-type="float">
            <text:p>98090169951.6675</text:p>
          </table:table-cell>
          <table:table-cell table:formula="of:=( (([.$G30]*POWER([.$Q$7];12*[.BS$26])) - [.$C31]*SUMPRODUCT(POWER([.$Q$7];ROW(INDIRECT(&quot;1:12&quot;)))/[.$Q$7]; POWER([.$Q$9];-(12-ROW(INDIRECT(&quot;1:12&quot;))))/[.$Q$9]))) - [.$F31]" office:value-type="float" office:value="113859079062.042" calcext:value-type="float">
            <text:p>113859079062.042</text:p>
          </table:table-cell>
          <table:table-cell table:formula="of:=( (([.$G30]*POWER([.$Q$7];12*[.BT$26])) - [.$C31]*SUMPRODUCT(POWER([.$Q$7];ROW(INDIRECT(&quot;1:12&quot;)))/[.$Q$7]; POWER([.$Q$9];-(12-ROW(INDIRECT(&quot;1:12&quot;))))/[.$Q$9]))) - [.$F31]" office:value-type="float" office:value="132162911551.472" calcext:value-type="float">
            <text:p>132162911551.472</text:p>
          </table:table-cell>
          <table:table-cell table:formula="of:=( (([.$G30]*POWER([.$Q$7];12*[.BU$26])) - [.$C31]*SUMPRODUCT(POWER([.$Q$7];ROW(INDIRECT(&quot;1:12&quot;)))/[.$Q$7]; POWER([.$Q$9];-(12-ROW(INDIRECT(&quot;1:12&quot;))))/[.$Q$9]))) - [.$F31]" office:value-type="float" office:value="153409167805.224" calcext:value-type="float">
            <text:p>153409167805.224</text:p>
          </table:table-cell>
          <table:table-cell table:formula="of:=( (([.$G30]*POWER([.$Q$7];12*[.BV$26])) - [.$C31]*SUMPRODUCT(POWER([.$Q$7];ROW(INDIRECT(&quot;1:12&quot;)))/[.$Q$7]; POWER([.$Q$9];-(12-ROW(INDIRECT(&quot;1:12&quot;))))/[.$Q$9]))) - [.$F31]" office:value-type="float" office:value="178070855736.466" calcext:value-type="float">
            <text:p>178070855736.466</text:p>
          </table:table-cell>
          <table:table-cell table:formula="of:=( (([.$G30]*POWER([.$Q$7];12*[.BW$26])) - [.$C31]*SUMPRODUCT(POWER([.$Q$7];ROW(INDIRECT(&quot;1:12&quot;)))/[.$Q$7]; POWER([.$Q$9];-(12-ROW(INDIRECT(&quot;1:12&quot;))))/[.$Q$9]))) - [.$F31]" office:value-type="float" office:value="206697021417.33" calcext:value-type="float">
            <text:p>206697021417.33</text:p>
          </table:table-cell>
          <table:table-cell table:formula="of:=( (([.$G30]*POWER([.$Q$7];12*[.BX$26])) - [.$C31]*SUMPRODUCT(POWER([.$Q$7];ROW(INDIRECT(&quot;1:12&quot;)))/[.$Q$7]; POWER([.$Q$9];-(12-ROW(INDIRECT(&quot;1:12&quot;))))/[.$Q$9]))) - [.$F31]" office:value-type="float" office:value="239924972556.481" calcext:value-type="float">
            <text:p>239924972556.481</text:p>
          </table:table-cell>
          <table:table-cell table:formula="of:=( (([.$G30]*POWER([.$Q$7];12*[.BY$26])) - [.$C31]*SUMPRODUCT(POWER([.$Q$7];ROW(INDIRECT(&quot;1:12&quot;)))/[.$Q$7]; POWER([.$Q$9];-(12-ROW(INDIRECT(&quot;1:12&quot;))))/[.$Q$9]))) - [.$F31]" office:value-type="float" office:value="278494466955.929" calcext:value-type="float">
            <text:p>278494466955.929</text:p>
          </table:table-cell>
          <table:table-cell table:formula="of:=( (([.$G30]*POWER([.$Q$7];12*[.BZ$26])) - [.$C31]*SUMPRODUCT(POWER([.$Q$7];ROW(INDIRECT(&quot;1:12&quot;)))/[.$Q$7]; POWER([.$Q$9];-(12-ROW(INDIRECT(&quot;1:12&quot;))))/[.$Q$9]))) - [.$F31]" office:value-type="float" office:value="323264181826.379" calcext:value-type="float">
            <text:p>323264181826.37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B55]*(1+[.$Q$11])" office:value-type="float" office:value="265498.973539663" calcext:value-type="float">
            <text:p>265498.973539663</text:p>
          </table:table-cell>
          <table:table-cell table:formula="of:=[.$C55]*POWER([.$Q$9];12)" office:value-type="float" office:value="541291.835315103" calcext:value-type="float">
            <text:p>541291.835315103</text:p>
          </table:table-cell>
          <table:table-cell table:formula="of:=[.$B56]*12" office:value-type="float" office:value="3185987.68247595" calcext:value-type="float">
            <text:p>3185987.68247595</text:p>
          </table:table-cell>
          <table:table-cell table:formula="of:=[.$C56]*(POWER([.$Q$9];12)-1)/([.$Q$9]-1)" office:value-type="float" office:value="6701353.76364021" calcext:value-type="float">
            <text:p>6701353.76364021</text:p>
          </table:table-cell>
          <table:table-cell table:formula="of:=  ( (([.$G55]*POWER([.$Q$7];3)) + [.$B56]*SERIESSUM([.$Q$7];0;1;POWER(1; ROW(INDIRECT(&quot;1:3&quot;)))) - [.$C56]*SUMPRODUCT(POWER([.$Q$7];ROW(INDIRECT(&quot;1:3&quot;)))/[.$Q$7]; POWER([.$Q$9];-(12-ROW(INDIRECT(&quot;1:3&quot;))))/[.$Q$9])) + (([.$G55]*POWER([.$Q$7];6)) + [.$B56]*SERIESSUM([.$Q$7];0;1;POWER(1; ROW(INDIRECT(&quot;1:6&quot;)))) - [.$C56]*SUMPRODUCT(POWER([.$Q$7];ROW(INDIRECT(&quot;1:6&quot;)))/[.$Q$7]; POWER([.$Q$9];-(12-ROW(INDIRECT(&quot;1:6&quot;))))/[.$Q$9])) + (([.$G55]*POWER([.$Q$7];9)) + [.$B56]*SERIESSUM([.$Q$7];0;1;POWER(1; ROW(INDIRECT(&quot;1:9&quot;)))) - [.$C56]*SUMPRODUCT(POWER([.$Q$7];ROW(INDIRECT(&quot;1:9&quot;)))/[.$Q$7]; POWER([.$Q$9];-(12-ROW(INDIRECT(&quot;1:9&quot;))))/[.$Q$9])) + (([.$G55]*POWER([.$Q$7];12)) + [.$B56]*SERIESSUM([.$Q$7];0;1;POWER(1; ROW(INDIRECT(&quot;1:12&quot;)))) - [.$C56]*SUMPRODUCT(POWER([.$Q$7];ROW(INDIRECT(&quot;1:12&quot;)))/[.$Q$7]; POWER([.$Q$9];-(12-ROW(INDIRECT(&quot;1:12&quot;))))/[.$Q$9])) ) * [.$Q$4] * [.$Q$4] / 4" office:value-type="float" office:value="15860267.451006" calcext:value-type="float">
            <text:p>15860267.451006</text:p>
          </table:table-cell>
          <table:table-cell table:formula="of:=[.$G55]*POWER([.$Q$7];12) + [.$B56]*(POWER([.$Q$7];12)-1)/([.$Q$7]-1) - [.$Q$3]*SUMPRODUCT(POWER([.$Q$7]; INDEX([.$A$2:.$A$13];N(IF({1};MAX(ROW([.$A$2:.$A$13]))-ROW([.$A$2:.$A$13])+1)))); POWER([.$Q$9];[.$A$2:.$A$13])) - [.$F56]" office:value-type="float" office:value="175653799.493745" calcext:value-type="float">
            <text:p>175653799.493745</text:p>
          </table:table-cell>
          <table:table-cell table:formula="of:=COUNTIF([.$M80:.$CA80];&quot;&gt;=0&quot;)" office:value-type="float" office:value="0" calcext:value-type="float">
            <text:p>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$G31]*POWER([.$Q$7];12) - [.$Q$3]*SUMPRODUCT(POWER([.$Q$7]; INDEX([.$A$2:.$A$13];N(IF({1};MAX(ROW([.$A$2:.$A$13]))-ROW([.$A$2:.$A$13])+1)))); POWER([.$Q$9];[.$A$2:.$A$13])) - [.$F32]" office:value-type="float" office:value="20134301.6127382" calcext:value-type="float">
            <text:p>20134301.6127382</text:p>
          </table:table-cell>
          <table:table-cell table:formula="of:=[.M$27]*POWER([.$Q$7];12*[.M$26]) - [.$Q$3]*SUMPRODUCT(POWER([.$Q$7]; INDEX([.$A$2:.$A$13];N(IF({1};MAX(ROW([.$A$2:.$A$13]))-ROW([.$A$2:.$A$13])+1)))); POWER([.$Q$9];[.$A$2:.$A$13])) - [.$F32]" office:value-type="float" office:value="-2312248.44489865" calcext:value-type="float">
            <text:p>-2312248.44489865</text:p>
          </table:table-cell>
          <table:table-cell table:formula="of:=( (([.$G31]*POWER([.$Q$7];12*[.N$26])) - [.$C32]*SUMPRODUCT(POWER([.$Q$7];ROW(INDIRECT(&quot;1:12&quot;)))/[.$Q$7]; POWER([.$Q$9];-(12-ROW(INDIRECT(&quot;1:12&quot;))))/[.$Q$9]))) - [.$F32]" office:value-type="float" office:value="22579336.9333224" calcext:value-type="float">
            <text:p>22579336.9333224</text:p>
          </table:table-cell>
          <table:table-cell table:formula="of:=( (([.$G31]*POWER([.$Q$7];12*[.O$26])) - [.$C32]*SUMPRODUCT(POWER([.$Q$7];ROW(INDIRECT(&quot;1:12&quot;)))/[.$Q$7]; POWER([.$Q$9];-(12-ROW(INDIRECT(&quot;1:12&quot;))))/[.$Q$9]))) - [.$F32]" office:value-type="float" office:value="26723846.7971256" calcext:value-type="float">
            <text:p>26723846.7971256</text:p>
          </table:table-cell>
          <table:table-cell table:formula="of:=( (([.$G31]*POWER([.$Q$7];12*[.P$26])) - [.$C32]*SUMPRODUCT(POWER([.$Q$7];ROW(INDIRECT(&quot;1:12&quot;)))/[.$Q$7]; POWER([.$Q$9];-(12-ROW(INDIRECT(&quot;1:12&quot;))))/[.$Q$9]))) - [.$F32]" office:value-type="float" office:value="31534605.3452827" calcext:value-type="float">
            <text:p>31534605.3452827</text:p>
          </table:table-cell>
          <table:table-cell table:formula="of:=( (([.$G31]*POWER([.$Q$7];12*[.Q$26])) - [.$C32]*SUMPRODUCT(POWER([.$Q$7];ROW(INDIRECT(&quot;1:12&quot;)))/[.$Q$7]; POWER([.$Q$9];-(12-ROW(INDIRECT(&quot;1:12&quot;))))/[.$Q$9]))) - [.$F32]" office:value-type="float" office:value="37118715.0637305" calcext:value-type="float">
            <text:p>37118715.0637305</text:p>
          </table:table-cell>
          <table:table-cell table:formula="of:=( (([.$G31]*POWER([.$Q$7];12*[.R$26])) - [.$C32]*SUMPRODUCT(POWER([.$Q$7];ROW(INDIRECT(&quot;1:12&quot;)))/[.$Q$7]; POWER([.$Q$9];-(12-ROW(INDIRECT(&quot;1:12&quot;))))/[.$Q$9]))) - [.$F32]" office:value-type="float" office:value="43600495.6468798" calcext:value-type="float">
            <text:p>43600495.6468798</text:p>
          </table:table-cell>
          <table:table-cell table:formula="of:=( (([.$G31]*POWER([.$Q$7];12*[.S$26])) - [.$C32]*SUMPRODUCT(POWER([.$Q$7];ROW(INDIRECT(&quot;1:12&quot;)))/[.$Q$7]; POWER([.$Q$9];-(12-ROW(INDIRECT(&quot;1:12&quot;))))/[.$Q$9]))) - [.$F32]" office:value-type="float" office:value="51124251.7416595" calcext:value-type="float">
            <text:p>51124251.7416595</text:p>
          </table:table-cell>
          <table:table-cell table:formula="of:=( (([.$G31]*POWER([.$Q$7];12*[.T$26])) - [.$C32]*SUMPRODUCT(POWER([.$Q$7];ROW(INDIRECT(&quot;1:12&quot;)))/[.$Q$7]; POWER([.$Q$9];-(12-ROW(INDIRECT(&quot;1:12&quot;))))/[.$Q$9]))) - [.$F32]" office:value-type="float" office:value="59857485.6189209" calcext:value-type="float">
            <text:p>59857485.6189209</text:p>
          </table:table-cell>
          <table:table-cell table:formula="of:=( (([.$G31]*POWER([.$Q$7];12*[.U$26])) - [.$C32]*SUMPRODUCT(POWER([.$Q$7];ROW(INDIRECT(&quot;1:12&quot;)))/[.$Q$7]; POWER([.$Q$9];-(12-ROW(INDIRECT(&quot;1:12&quot;))))/[.$Q$9]))) - [.$F32]" office:value-type="float" office:value="69994626.2962837" calcext:value-type="float">
            <text:p>69994626.2962837</text:p>
          </table:table-cell>
          <table:table-cell table:formula="of:=( (([.$G31]*POWER([.$Q$7];12*[.V$26])) - [.$C32]*SUMPRODUCT(POWER([.$Q$7];ROW(INDIRECT(&quot;1:12&quot;)))/[.$Q$7]; POWER([.$Q$9];-(12-ROW(INDIRECT(&quot;1:12&quot;))))/[.$Q$9]))) - [.$F32]" office:value-type="float" office:value="81761358.1343261" calcext:value-type="float">
            <text:p>81761358.1343261</text:p>
          </table:table-cell>
          <table:table-cell table:formula="of:=( (([.$G31]*POWER([.$Q$7];12*[.W$26])) - [.$C32]*SUMPRODUCT(POWER([.$Q$7];ROW(INDIRECT(&quot;1:12&quot;)))/[.$Q$7]; POWER([.$Q$9];-(12-ROW(INDIRECT(&quot;1:12&quot;))))/[.$Q$9]))) - [.$F32]" office:value-type="float" office:value="95419645.2741689" calcext:value-type="float">
            <text:p>95419645.2741689</text:p>
          </table:table-cell>
          <table:table-cell table:formula="of:=( (([.$G31]*POWER([.$Q$7];12*[.X$26])) - [.$C32]*SUMPRODUCT(POWER([.$Q$7];ROW(INDIRECT(&quot;1:12&quot;)))/[.$Q$7]; POWER([.$Q$9];-(12-ROW(INDIRECT(&quot;1:12&quot;))))/[.$Q$9]))) - [.$F32]" office:value-type="float" office:value="111273563.776099" calcext:value-type="float">
            <text:p>111273563.776099</text:p>
          </table:table-cell>
          <table:table-cell table:formula="of:=( (([.$G31]*POWER([.$Q$7];12*[.Y$26])) - [.$C32]*SUMPRODUCT(POWER([.$Q$7];ROW(INDIRECT(&quot;1:12&quot;)))/[.$Q$7]; POWER([.$Q$9];-(12-ROW(INDIRECT(&quot;1:12&quot;))))/[.$Q$9]))) - [.$F32]" office:value-type="float" office:value="129676071.300827" calcext:value-type="float">
            <text:p>129676071.300827</text:p>
          </table:table-cell>
          <table:table-cell table:formula="of:=( (([.$G31]*POWER([.$Q$7];12*[.Z$26])) - [.$C32]*SUMPRODUCT(POWER([.$Q$7];ROW(INDIRECT(&quot;1:12&quot;)))/[.$Q$7]; POWER([.$Q$9];-(12-ROW(INDIRECT(&quot;1:12&quot;))))/[.$Q$9]))) - [.$F32]" office:value-type="float" office:value="151036865.047587" calcext:value-type="float">
            <text:p>151036865.047587</text:p>
          </table:table-cell>
          <table:table-cell table:formula="of:=( (([.$G31]*POWER([.$Q$7];12*[.AA$26])) - [.$C32]*SUMPRODUCT(POWER([.$Q$7];ROW(INDIRECT(&quot;1:12&quot;)))/[.$Q$7]; POWER([.$Q$9];-(12-ROW(INDIRECT(&quot;1:12&quot;))))/[.$Q$9]))) - [.$F32]" office:value-type="float" office:value="175831502.891287" calcext:value-type="float">
            <text:p>175831502.891287</text:p>
          </table:table-cell>
          <table:table-cell table:formula="of:=( (([.$G31]*POWER([.$Q$7];12*[.AB$26])) - [.$C32]*SUMPRODUCT(POWER([.$Q$7];ROW(INDIRECT(&quot;1:12&quot;)))/[.$Q$7]; POWER([.$Q$9];-(12-ROW(INDIRECT(&quot;1:12&quot;))))/[.$Q$9]))) - [.$F32]" office:value-type="float" office:value="204611990.783668" calcext:value-type="float">
            <text:p>204611990.783668</text:p>
          </table:table-cell>
          <table:table-cell table:formula="of:=( (([.$G31]*POWER([.$Q$7];12*[.AC$26])) - [.$C32]*SUMPRODUCT(POWER([.$Q$7];ROW(INDIRECT(&quot;1:12&quot;)))/[.$Q$7]; POWER([.$Q$9];-(12-ROW(INDIRECT(&quot;1:12&quot;))))/[.$Q$9]))) - [.$F32]" office:value-type="float" office:value="238019072.12702" calcext:value-type="float">
            <text:p>238019072.12702</text:p>
          </table:table-cell>
          <table:table-cell table:formula="of:=( (([.$G31]*POWER([.$Q$7];12*[.AD$26])) - [.$C32]*SUMPRODUCT(POWER([.$Q$7];ROW(INDIRECT(&quot;1:12&quot;)))/[.$Q$7]; POWER([.$Q$9];-(12-ROW(INDIRECT(&quot;1:12&quot;))))/[.$Q$9]))) - [.$F32]" office:value-type="float" office:value="276796492.720257" calcext:value-type="float">
            <text:p>276796492.720257</text:p>
          </table:table-cell>
          <table:table-cell table:formula="of:=( (([.$G31]*POWER([.$Q$7];12*[.AE$26])) - [.$C32]*SUMPRODUCT(POWER([.$Q$7];ROW(INDIRECT(&quot;1:12&quot;)))/[.$Q$7]; POWER([.$Q$9];-(12-ROW(INDIRECT(&quot;1:12&quot;))))/[.$Q$9]))) - [.$F32]" office:value-type="float" office:value="321807558.859501" calcext:value-type="float">
            <text:p>321807558.859501</text:p>
          </table:table-cell>
          <table:table-cell table:formula="of:=( (([.$G31]*POWER([.$Q$7];12*[.AF$26])) - [.$C32]*SUMPRODUCT(POWER([.$Q$7];ROW(INDIRECT(&quot;1:12&quot;)))/[.$Q$7]; POWER([.$Q$9];-(12-ROW(INDIRECT(&quot;1:12&quot;))))/[.$Q$9]))) - [.$F32]" office:value-type="float" office:value="374054357.228157" calcext:value-type="float">
            <text:p>374054357.228157</text:p>
          </table:table-cell>
          <table:table-cell table:formula="of:=( (([.$G31]*POWER([.$Q$7];12*[.AG$26])) - [.$C32]*SUMPRODUCT(POWER([.$Q$7];ROW(INDIRECT(&quot;1:12&quot;)))/[.$Q$7]; POWER([.$Q$9];-(12-ROW(INDIRECT(&quot;1:12&quot;))))/[.$Q$9]))) - [.$F32]" office:value-type="float" office:value="434700064.471137" calcext:value-type="float">
            <text:p>434700064.471137</text:p>
          </table:table-cell>
          <table:table-cell table:formula="of:=( (([.$G31]*POWER([.$Q$7];12*[.AH$26])) - [.$C32]*SUMPRODUCT(POWER([.$Q$7];ROW(INDIRECT(&quot;1:12&quot;)))/[.$Q$7]; POWER([.$Q$9];-(12-ROW(INDIRECT(&quot;1:12&quot;))))/[.$Q$9]))) - [.$F32]" office:value-type="float" office:value="505094843.133933" calcext:value-type="float">
            <text:p>505094843.133933</text:p>
          </table:table-cell>
          <table:table-cell table:formula="of:=( (([.$G31]*POWER([.$Q$7];12*[.AI$26])) - [.$C32]*SUMPRODUCT(POWER([.$Q$7];ROW(INDIRECT(&quot;1:12&quot;)))/[.$Q$7]; POWER([.$Q$9];-(12-ROW(INDIRECT(&quot;1:12&quot;))))/[.$Q$9]))) - [.$F32]" office:value-type="float" office:value="586805900.490884" calcext:value-type="float">
            <text:p>586805900.490884</text:p>
          </table:table-cell>
          <table:table-cell table:formula="of:=( (([.$G31]*POWER([.$Q$7];12*[.AJ$26])) - [.$C32]*SUMPRODUCT(POWER([.$Q$7];ROW(INDIRECT(&quot;1:12&quot;)))/[.$Q$7]; POWER([.$Q$9];-(12-ROW(INDIRECT(&quot;1:12&quot;))))/[.$Q$9]))) - [.$F32]" office:value-type="float" office:value="681652379.465888" calcext:value-type="float">
            <text:p>681652379.465888</text:p>
          </table:table-cell>
          <table:table-cell table:formula="of:=( (([.$G31]*POWER([.$Q$7];12*[.AK$26])) - [.$C32]*SUMPRODUCT(POWER([.$Q$7];ROW(INDIRECT(&quot;1:12&quot;)))/[.$Q$7]; POWER([.$Q$9];-(12-ROW(INDIRECT(&quot;1:12&quot;))))/[.$Q$9]))) - [.$F32]" office:value-type="float" office:value="791745858.426242" calcext:value-type="float">
            <text:p>791745858.426242</text:p>
          </table:table-cell>
          <table:table-cell table:formula="of:=( (([.$G31]*POWER([.$Q$7];12*[.AL$26])) - [.$C32]*SUMPRODUCT(POWER([.$Q$7];ROW(INDIRECT(&quot;1:12&quot;)))/[.$Q$7]; POWER([.$Q$9];-(12-ROW(INDIRECT(&quot;1:12&quot;))))/[.$Q$9]))) - [.$F32]" office:value-type="float" office:value="919537361.501316" calcext:value-type="float">
            <text:p>919537361.501316</text:p>
          </table:table-cell>
          <table:table-cell table:formula="of:=( (([.$G31]*POWER([.$Q$7];12*[.AM$26])) - [.$C32]*SUMPRODUCT(POWER([.$Q$7];ROW(INDIRECT(&quot;1:12&quot;)))/[.$Q$7]; POWER([.$Q$9];-(12-ROW(INDIRECT(&quot;1:12&quot;))))/[.$Q$9]))) - [.$F32]" office:value-type="float" office:value="1067871926.02232" calcext:value-type="float">
            <text:p>1067871926.02232</text:p>
          </table:table-cell>
          <table:table-cell table:formula="of:=( (([.$G31]*POWER([.$Q$7];12*[.AN$26])) - [.$C32]*SUMPRODUCT(POWER([.$Q$7];ROW(INDIRECT(&quot;1:12&quot;)))/[.$Q$7]; POWER([.$Q$9];-(12-ROW(INDIRECT(&quot;1:12&quot;))))/[.$Q$9]))) - [.$F32]" office:value-type="float" office:value="1240051941.92455" calcext:value-type="float">
            <text:p>1240051941.92455</text:p>
          </table:table-cell>
          <table:table-cell table:formula="of:=( (([.$G31]*POWER([.$Q$7];12*[.AO$26])) - [.$C32]*SUMPRODUCT(POWER([.$Q$7];ROW(INDIRECT(&quot;1:12&quot;)))/[.$Q$7]; POWER([.$Q$9];-(12-ROW(INDIRECT(&quot;1:12&quot;))))/[.$Q$9]))) - [.$F32]" office:value-type="float" office:value="1439910673.24468" calcext:value-type="float">
            <text:p>1439910673.24468</text:p>
          </table:table-cell>
          <table:table-cell table:formula="of:=( (([.$G31]*POWER([.$Q$7];12*[.AP$26])) - [.$C32]*SUMPRODUCT(POWER([.$Q$7];ROW(INDIRECT(&quot;1:12&quot;)))/[.$Q$7]; POWER([.$Q$9];-(12-ROW(INDIRECT(&quot;1:12&quot;))))/[.$Q$9]))) - [.$F32]" office:value-type="float" office:value="1671897598.53091" calcext:value-type="float">
            <text:p>1671897598.53091</text:p>
          </table:table-cell>
          <table:table-cell table:formula="of:=( (([.$G31]*POWER([.$Q$7];12*[.AQ$26])) - [.$C32]*SUMPRODUCT(POWER([.$Q$7];ROW(INDIRECT(&quot;1:12&quot;)))/[.$Q$7]; POWER([.$Q$9];-(12-ROW(INDIRECT(&quot;1:12&quot;))))/[.$Q$9]))) - [.$F32]" office:value-type="float" office:value="1941177470.10956" calcext:value-type="float">
            <text:p>1941177470.10956</text:p>
          </table:table-cell>
          <table:table-cell table:formula="of:=( (([.$G31]*POWER([.$Q$7];12*[.AR$26])) - [.$C32]*SUMPRODUCT(POWER([.$Q$7];ROW(INDIRECT(&quot;1:12&quot;)))/[.$Q$7]; POWER([.$Q$9];-(12-ROW(INDIRECT(&quot;1:12&quot;))))/[.$Q$9]))) - [.$F32]" office:value-type="float" office:value="2253745297.57636" calcext:value-type="float">
            <text:p>2253745297.57636</text:p>
          </table:table-cell>
          <table:table-cell table:formula="of:=( (([.$G31]*POWER([.$Q$7];12*[.AS$26])) - [.$C32]*SUMPRODUCT(POWER([.$Q$7];ROW(INDIRECT(&quot;1:12&quot;)))/[.$Q$7]; POWER([.$Q$9];-(12-ROW(INDIRECT(&quot;1:12&quot;))))/[.$Q$9]))) - [.$F32]" office:value-type="float" office:value="2616559815.4033" calcext:value-type="float">
            <text:p>2616559815.4033</text:p>
          </table:table-cell>
          <table:table-cell table:formula="of:=( (([.$G31]*POWER([.$Q$7];12*[.AT$26])) - [.$C32]*SUMPRODUCT(POWER([.$Q$7];ROW(INDIRECT(&quot;1:12&quot;)))/[.$Q$7]; POWER([.$Q$9];-(12-ROW(INDIRECT(&quot;1:12&quot;))))/[.$Q$9]))) - [.$F32]" office:value-type="float" office:value="3037698406.06642" calcext:value-type="float">
            <text:p>3037698406.06642</text:p>
          </table:table-cell>
          <table:table-cell table:formula="of:=( (([.$G31]*POWER([.$Q$7];12*[.AU$26])) - [.$C32]*SUMPRODUCT(POWER([.$Q$7];ROW(INDIRECT(&quot;1:12&quot;)))/[.$Q$7]; POWER([.$Q$9];-(12-ROW(INDIRECT(&quot;1:12&quot;))))/[.$Q$9]))) - [.$F32]" office:value-type="float" office:value="3526536927.76613" calcext:value-type="float">
            <text:p>3526536927.76613</text:p>
          </table:table-cell>
          <table:table-cell table:formula="of:=( (([.$G31]*POWER([.$Q$7];12*[.AV$26])) - [.$C32]*SUMPRODUCT(POWER([.$Q$7];ROW(INDIRECT(&quot;1:12&quot;)))/[.$Q$7]; POWER([.$Q$9];-(12-ROW(INDIRECT(&quot;1:12&quot;))))/[.$Q$9]))) - [.$F32]" office:value-type="float" office:value="4093958450.26609" calcext:value-type="float">
            <text:p>4093958450.26609</text:p>
          </table:table-cell>
          <table:table-cell table:formula="of:=( (([.$G31]*POWER([.$Q$7];12*[.AW$26])) - [.$C32]*SUMPRODUCT(POWER([.$Q$7];ROW(INDIRECT(&quot;1:12&quot;)))/[.$Q$7]; POWER([.$Q$9];-(12-ROW(INDIRECT(&quot;1:12&quot;))))/[.$Q$9]))) - [.$F32]" office:value-type="float" office:value="4752595545.96119" calcext:value-type="float">
            <text:p>4752595545.96119</text:p>
          </table:table-cell>
          <table:table-cell table:formula="of:=( (([.$G31]*POWER([.$Q$7];12*[.AX$26])) - [.$C32]*SUMPRODUCT(POWER([.$Q$7];ROW(INDIRECT(&quot;1:12&quot;)))/[.$Q$7]; POWER([.$Q$9];-(12-ROW(INDIRECT(&quot;1:12&quot;))))/[.$Q$9]))) - [.$F32]" office:value-type="float" office:value="5517111530.32924" calcext:value-type="float">
            <text:p>5517111530.32924</text:p>
          </table:table-cell>
          <table:table-cell table:formula="of:=( (([.$G31]*POWER([.$Q$7];12*[.AY$26])) - [.$C32]*SUMPRODUCT(POWER([.$Q$7];ROW(INDIRECT(&quot;1:12&quot;)))/[.$Q$7]; POWER([.$Q$9];-(12-ROW(INDIRECT(&quot;1:12&quot;))))/[.$Q$9]))) - [.$F32]" office:value-type="float" office:value="6404526913.05589" calcext:value-type="float">
            <text:p>6404526913.05589</text:p>
          </table:table-cell>
          <table:table-cell table:formula="of:=( (([.$G31]*POWER([.$Q$7];12*[.AZ$26])) - [.$C32]*SUMPRODUCT(POWER([.$Q$7];ROW(INDIRECT(&quot;1:12&quot;)))/[.$Q$7]; POWER([.$Q$9];-(12-ROW(INDIRECT(&quot;1:12&quot;))))/[.$Q$9]))) - [.$F32]" office:value-type="float" office:value="7434598327.65273" calcext:value-type="float">
            <text:p>7434598327.65273</text:p>
          </table:table-cell>
          <table:table-cell table:formula="of:=( (([.$G31]*POWER([.$Q$7];12*[.BA$26])) - [.$C32]*SUMPRODUCT(POWER([.$Q$7];ROW(INDIRECT(&quot;1:12&quot;)))/[.$Q$7]; POWER([.$Q$9];-(12-ROW(INDIRECT(&quot;1:12&quot;))))/[.$Q$9]))) - [.$F32]" office:value-type="float" office:value="8630258375.72333" calcext:value-type="float">
            <text:p>8630258375.72333</text:p>
          </table:table-cell>
          <table:table-cell table:formula="of:=( (([.$G31]*POWER([.$Q$7];12*[.BB$26])) - [.$C32]*SUMPRODUCT(POWER([.$Q$7];ROW(INDIRECT(&quot;1:12&quot;)))/[.$Q$7]; POWER([.$Q$9];-(12-ROW(INDIRECT(&quot;1:12&quot;))))/[.$Q$9]))) - [.$F32]" office:value-type="float" office:value="10018126178.1822" calcext:value-type="float">
            <text:p>10018126178.1822</text:p>
          </table:table-cell>
          <table:table-cell table:formula="of:=( (([.$G31]*POWER([.$Q$7];12*[.BC$26])) - [.$C32]*SUMPRODUCT(POWER([.$Q$7];ROW(INDIRECT(&quot;1:12&quot;)))/[.$Q$7]; POWER([.$Q$9];-(12-ROW(INDIRECT(&quot;1:12&quot;))))/[.$Q$9]))) - [.$F32]" office:value-type="float" office:value="11629099999.8886" calcext:value-type="float">
            <text:p>11629099999.8886</text:p>
          </table:table-cell>
          <table:table-cell table:formula="of:=( (([.$G31]*POWER([.$Q$7];12*[.BD$26])) - [.$C32]*SUMPRODUCT(POWER([.$Q$7];ROW(INDIRECT(&quot;1:12&quot;)))/[.$Q$7]; POWER([.$Q$9];-(12-ROW(INDIRECT(&quot;1:12&quot;))))/[.$Q$9]))) - [.$F32]" office:value-type="float" office:value="13499045141.3678" calcext:value-type="float">
            <text:p>13499045141.3678</text:p>
          </table:table-cell>
          <table:table-cell table:formula="of:=( (([.$G31]*POWER([.$Q$7];12*[.BE$26])) - [.$C32]*SUMPRODUCT(POWER([.$Q$7];ROW(INDIRECT(&quot;1:12&quot;)))/[.$Q$7]; POWER([.$Q$9];-(12-ROW(INDIRECT(&quot;1:12&quot;))))/[.$Q$9]))) - [.$F32]" office:value-type="float" office:value="15669592412.2339" calcext:value-type="float">
            <text:p>15669592412.2339</text:p>
          </table:table-cell>
          <table:table-cell table:formula="of:=( (([.$G31]*POWER([.$Q$7];12*[.BF$26])) - [.$C32]*SUMPRODUCT(POWER([.$Q$7];ROW(INDIRECT(&quot;1:12&quot;)))/[.$Q$7]; POWER([.$Q$9];-(12-ROW(INDIRECT(&quot;1:12&quot;))))/[.$Q$9]))) - [.$F32]" office:value-type="float" office:value="18189064962.8231" calcext:value-type="float">
            <text:p>18189064962.8231</text:p>
          </table:table-cell>
          <table:table-cell table:formula="of:=( (([.$G31]*POWER([.$Q$7];12*[.BG$26])) - [.$C32]*SUMPRODUCT(POWER([.$Q$7];ROW(INDIRECT(&quot;1:12&quot;)))/[.$Q$7]; POWER([.$Q$9];-(12-ROW(INDIRECT(&quot;1:12&quot;))))/[.$Q$9]))) - [.$F32]" office:value-type="float" office:value="21113554108.1986" calcext:value-type="float">
            <text:p>21113554108.1986</text:p>
          </table:table-cell>
          <table:table-cell table:formula="of:=( (([.$G31]*POWER([.$Q$7];12*[.BH$26])) - [.$C32]*SUMPRODUCT(POWER([.$Q$7];ROW(INDIRECT(&quot;1:12&quot;)))/[.$Q$7]; POWER([.$Q$9];-(12-ROW(INDIRECT(&quot;1:12&quot;))))/[.$Q$9]))) - [.$F32]" office:value-type="float" office:value="24508168095.7251" calcext:value-type="float">
            <text:p>24508168095.7251</text:p>
          </table:table-cell>
          <table:table-cell table:formula="of:=( (([.$G31]*POWER([.$Q$7];12*[.BI$26])) - [.$C32]*SUMPRODUCT(POWER([.$Q$7];ROW(INDIRECT(&quot;1:12&quot;)))/[.$Q$7]; POWER([.$Q$9];-(12-ROW(INDIRECT(&quot;1:12&quot;))))/[.$Q$9]))) - [.$F32]" office:value-type="float" office:value="28448481617.6721" calcext:value-type="float">
            <text:p>28448481617.6721</text:p>
          </table:table-cell>
          <table:table-cell table:formula="of:=( (([.$G31]*POWER([.$Q$7];12*[.BJ$26])) - [.$C32]*SUMPRODUCT(POWER([.$Q$7];ROW(INDIRECT(&quot;1:12&quot;)))/[.$Q$7]; POWER([.$Q$9];-(12-ROW(INDIRECT(&quot;1:12&quot;))))/[.$Q$9]))) - [.$F32]" office:value-type="float" office:value="33022218339.5172" calcext:value-type="float">
            <text:p>33022218339.5172</text:p>
          </table:table-cell>
          <table:table-cell table:formula="of:=( (([.$G31]*POWER([.$Q$7];12*[.BK$26])) - [.$C32]*SUMPRODUCT(POWER([.$Q$7];ROW(INDIRECT(&quot;1:12&quot;)))/[.$Q$7]; POWER([.$Q$9];-(12-ROW(INDIRECT(&quot;1:12&quot;))))/[.$Q$9]))) - [.$F32]" office:value-type="float" office:value="38331203902.2744" calcext:value-type="float">
            <text:p>38331203902.2744</text:p>
          </table:table-cell>
          <table:table-cell table:formula="of:=( (([.$G31]*POWER([.$Q$7];12*[.BL$26])) - [.$C32]*SUMPRODUCT(POWER([.$Q$7];ROW(INDIRECT(&quot;1:12&quot;)))/[.$Q$7]; POWER([.$Q$9];-(12-ROW(INDIRECT(&quot;1:12&quot;))))/[.$Q$9]))) - [.$F32]" office:value-type="float" office:value="44493632878.771" calcext:value-type="float">
            <text:p>44493632878.771</text:p>
          </table:table-cell>
          <table:table-cell table:formula="of:=( (([.$G31]*POWER([.$Q$7];12*[.BM$26])) - [.$C32]*SUMPRODUCT(POWER([.$Q$7];ROW(INDIRECT(&quot;1:12&quot;)))/[.$Q$7]; POWER([.$Q$9];-(12-ROW(INDIRECT(&quot;1:12&quot;))))/[.$Q$9]))) - [.$F32]" office:value-type="float" office:value="51646700153.3865" calcext:value-type="float">
            <text:p>51646700153.3865</text:p>
          </table:table-cell>
          <table:table-cell table:formula="of:=( (([.$G31]*POWER([.$Q$7];12*[.BN$26])) - [.$C32]*SUMPRODUCT(POWER([.$Q$7];ROW(INDIRECT(&quot;1:12&quot;)))/[.$Q$7]; POWER([.$Q$9];-(12-ROW(INDIRECT(&quot;1:12&quot;))))/[.$Q$9]))) - [.$F32]" office:value-type="float" office:value="59949655307.973" calcext:value-type="float">
            <text:p>59949655307.973</text:p>
          </table:table-cell>
          <table:table-cell table:formula="of:=( (([.$G31]*POWER([.$Q$7];12*[.BO$26])) - [.$C32]*SUMPRODUCT(POWER([.$Q$7];ROW(INDIRECT(&quot;1:12&quot;)))/[.$Q$7]; POWER([.$Q$9];-(12-ROW(INDIRECT(&quot;1:12&quot;))))/[.$Q$9]))) - [.$F32]" office:value-type="float" office:value="69587348014.1108" calcext:value-type="float">
            <text:p>69587348014.1108</text:p>
          </table:table-cell>
          <table:table-cell table:formula="of:=( (([.$G31]*POWER([.$Q$7];12*[.BP$26])) - [.$C32]*SUMPRODUCT(POWER([.$Q$7];ROW(INDIRECT(&quot;1:12&quot;)))/[.$Q$7]; POWER([.$Q$9];-(12-ROW(INDIRECT(&quot;1:12&quot;))))/[.$Q$9]))) - [.$F32]" office:value-type="float" office:value="80774343363.1862" calcext:value-type="float">
            <text:p>80774343363.1862</text:p>
          </table:table-cell>
          <table:table-cell table:formula="of:=( (([.$G31]*POWER([.$Q$7];12*[.BQ$26])) - [.$C32]*SUMPRODUCT(POWER([.$Q$7];ROW(INDIRECT(&quot;1:12&quot;)))/[.$Q$7]; POWER([.$Q$9];-(12-ROW(INDIRECT(&quot;1:12&quot;))))/[.$Q$9]))) - [.$F32]" office:value-type="float" office:value="93759698754.3716" calcext:value-type="float">
            <text:p>93759698754.3716</text:p>
          </table:table-cell>
          <table:table-cell table:formula="of:=( (([.$G31]*POWER([.$Q$7];12*[.BR$26])) - [.$C32]*SUMPRODUCT(POWER([.$Q$7];ROW(INDIRECT(&quot;1:12&quot;)))/[.$Q$7]; POWER([.$Q$9];-(12-ROW(INDIRECT(&quot;1:12&quot;))))/[.$Q$9]))) - [.$F32]" office:value-type="float" office:value="108832508688.929" calcext:value-type="float">
            <text:p>108832508688.929</text:p>
          </table:table-cell>
          <table:table-cell table:formula="of:=( (([.$G31]*POWER([.$Q$7];12*[.BS$26])) - [.$C32]*SUMPRODUCT(POWER([.$Q$7];ROW(INDIRECT(&quot;1:12&quot;)))/[.$Q$7]; POWER([.$Q$9];-(12-ROW(INDIRECT(&quot;1:12&quot;))))/[.$Q$9]))) - [.$F32]" office:value-type="float" office:value="126328340915.246" calcext:value-type="float">
            <text:p>126328340915.246</text:p>
          </table:table-cell>
          <table:table-cell table:formula="of:=( (([.$G31]*POWER([.$Q$7];12*[.BT$26])) - [.$C32]*SUMPRODUCT(POWER([.$Q$7];ROW(INDIRECT(&quot;1:12&quot;)))/[.$Q$7]; POWER([.$Q$9];-(12-ROW(INDIRECT(&quot;1:12&quot;))))/[.$Q$9]))) - [.$F32]" office:value-type="float" office:value="146636707213.268" calcext:value-type="float">
            <text:p>146636707213.268</text:p>
          </table:table-cell>
          <table:table-cell table:formula="of:=( (([.$G31]*POWER([.$Q$7];12*[.BU$26])) - [.$C32]*SUMPRODUCT(POWER([.$Q$7];ROW(INDIRECT(&quot;1:12&quot;)))/[.$Q$7]; POWER([.$Q$9];-(12-ROW(INDIRECT(&quot;1:12&quot;))))/[.$Q$9]))) - [.$F32]" office:value-type="float" office:value="170209735141.269" calcext:value-type="float">
            <text:p>170209735141.269</text:p>
          </table:table-cell>
          <table:table-cell table:formula="of:=( (([.$G31]*POWER([.$Q$7];12*[.BV$26])) - [.$C32]*SUMPRODUCT(POWER([.$Q$7];ROW(INDIRECT(&quot;1:12&quot;)))/[.$Q$7]; POWER([.$Q$9];-(12-ROW(INDIRECT(&quot;1:12&quot;))))/[.$Q$9]))) - [.$F32]" office:value-type="float" office:value="197572233805.108" calcext:value-type="float">
            <text:p>197572233805.108</text:p>
          </table:table-cell>
          <table:table-cell table:formula="of:=( (([.$G31]*POWER([.$Q$7];12*[.BW$26])) - [.$C32]*SUMPRODUCT(POWER([.$Q$7];ROW(INDIRECT(&quot;1:12&quot;)))/[.$Q$7]; POWER([.$Q$9];-(12-ROW(INDIRECT(&quot;1:12&quot;))))/[.$Q$9]))) - [.$F32]" office:value-type="float" office:value="229333377745.348" calcext:value-type="float">
            <text:p>229333377745.348</text:p>
          </table:table-cell>
          <table:table-cell table:formula="of:=( (([.$G31]*POWER([.$Q$7];12*[.BX$26])) - [.$C32]*SUMPRODUCT(POWER([.$Q$7];ROW(INDIRECT(&quot;1:12&quot;)))/[.$Q$7]; POWER([.$Q$9];-(12-ROW(INDIRECT(&quot;1:12&quot;))))/[.$Q$9]))) - [.$F32]" office:value-type="float" office:value="266200269062.032" calcext:value-type="float">
            <text:p>266200269062.032</text:p>
          </table:table-cell>
          <table:table-cell table:formula="of:=( (([.$G31]*POWER([.$Q$7];12*[.BY$26])) - [.$C32]*SUMPRODUCT(POWER([.$Q$7];ROW(INDIRECT(&quot;1:12&quot;)))/[.$Q$7]; POWER([.$Q$9];-(12-ROW(INDIRECT(&quot;1:12&quot;))))/[.$Q$9]))) - [.$F32]" office:value-type="float" office:value="308993679712.276" calcext:value-type="float">
            <text:p>308993679712.276</text:p>
          </table:table-cell>
          <table:table-cell table:formula="of:=( (([.$G31]*POWER([.$Q$7];12*[.BZ$26])) - [.$C32]*SUMPRODUCT(POWER([.$Q$7];ROW(INDIRECT(&quot;1:12&quot;)))/[.$Q$7]; POWER([.$Q$9];-(12-ROW(INDIRECT(&quot;1:12&quot;))))/[.$Q$9]))) - [.$F32]" office:value-type="float" office:value="358666324453.322" calcext:value-type="float">
            <text:p>358666324453.32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B56]*(1+[.$Q$11])" office:value-type="float" office:value="278773.922216646" calcext:value-type="float">
            <text:p>278773.922216646</text:p>
          </table:table-cell>
          <table:table-cell table:formula="of:=[.$C56]*POWER([.$Q$9];12)" office:value-type="float" office:value="579182.26378716" calcext:value-type="float">
            <text:p>579182.26378716</text:p>
          </table:table-cell>
          <table:table-cell table:formula="of:=[.$B57]*12" office:value-type="float" office:value="3345287.06659975" calcext:value-type="float">
            <text:p>3345287.06659975</text:p>
          </table:table-cell>
          <table:table-cell table:formula="of:=[.$C57]*(POWER([.$Q$9];12)-1)/([.$Q$9]-1)" office:value-type="float" office:value="7170448.52709502" calcext:value-type="float">
            <text:p>7170448.52709502</text:p>
          </table:table-cell>
          <table:table-cell table:formula="of:=  ( (([.$G56]*POWER([.$Q$7];3)) + [.$B57]*SERIESSUM([.$Q$7];0;1;POWER(1; ROW(INDIRECT(&quot;1:3&quot;)))) - [.$C57]*SUMPRODUCT(POWER([.$Q$7];ROW(INDIRECT(&quot;1:3&quot;)))/[.$Q$7]; POWER([.$Q$9];-(12-ROW(INDIRECT(&quot;1:3&quot;))))/[.$Q$9])) + (([.$G56]*POWER([.$Q$7];6)) + [.$B57]*SERIESSUM([.$Q$7];0;1;POWER(1; ROW(INDIRECT(&quot;1:6&quot;)))) - [.$C57]*SUMPRODUCT(POWER([.$Q$7];ROW(INDIRECT(&quot;1:6&quot;)))/[.$Q$7]; POWER([.$Q$9];-(12-ROW(INDIRECT(&quot;1:6&quot;))))/[.$Q$9])) + (([.$G56]*POWER([.$Q$7];9)) + [.$B57]*SERIESSUM([.$Q$7];0;1;POWER(1; ROW(INDIRECT(&quot;1:9&quot;)))) - [.$C57]*SUMPRODUCT(POWER([.$Q$7];ROW(INDIRECT(&quot;1:9&quot;)))/[.$Q$7]; POWER([.$Q$9];-(12-ROW(INDIRECT(&quot;1:9&quot;))))/[.$Q$9])) + (([.$G56]*POWER([.$Q$7];12)) + [.$B57]*SERIESSUM([.$Q$7];0;1;POWER(1; ROW(INDIRECT(&quot;1:12&quot;)))) - [.$C57]*SUMPRODUCT(POWER([.$Q$7];ROW(INDIRECT(&quot;1:12&quot;)))/[.$Q$7]; POWER([.$Q$9];-(12-ROW(INDIRECT(&quot;1:12&quot;))))/[.$Q$9])) ) * [.$Q$4] * [.$Q$4] / 4" office:value-type="float" office:value="17172133.3388928" calcext:value-type="float">
            <text:p>17172133.3388928</text:p>
          </table:table-cell>
          <table:table-cell table:formula="of:=[.$G56]*POWER([.$Q$7];12) + [.$B57]*(POWER([.$Q$7];12)-1)/([.$Q$7]-1) - [.$Q$3]*SUMPRODUCT(POWER([.$Q$7]; INDEX([.$A$2:.$A$13];N(IF({1};MAX(ROW([.$A$2:.$A$13]))-ROW([.$A$2:.$A$13])+1)))); POWER([.$Q$9];[.$A$2:.$A$13])) - [.$F57]" office:value-type="float" office:value="190105088.512697" calcext:value-type="float">
            <text:p>190105088.512697</text:p>
          </table:table-cell>
          <table:table-cell table:formula="of:=COUNTIF([.$M81:.$CA81];&quot;&gt;=0&quot;)" office:value-type="float" office:value="0" calcext:value-type="float">
            <text:p>0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[.$G32]*POWER([.$Q$7];12) - [.$Q$3]*SUMPRODUCT(POWER([.$Q$7]; INDEX([.$A$2:.$A$13];N(IF({1};MAX(ROW([.$A$2:.$A$13]))-ROW([.$A$2:.$A$13])+1)))); POWER([.$Q$9];[.$A$2:.$A$13])) - [.$F33]" office:value-type="float" office:value="22321769.0537608" calcext:value-type="float">
            <text:p>22321769.0537608</text:p>
          </table:table-cell>
          <table:table-cell table:formula="of:=[.M$27]*POWER([.$Q$7];12*[.M$26]) - [.$Q$3]*SUMPRODUCT(POWER([.$Q$7]; INDEX([.$A$2:.$A$13];N(IF({1};MAX(ROW([.$A$2:.$A$13]))-ROW([.$A$2:.$A$13])+1)))); POWER([.$Q$9];[.$A$2:.$A$13])) - [.$F33]" office:value-type="float" office:value="-2513576.66199166" calcext:value-type="float">
            <text:p>-2513576.66199166</text:p>
          </table:table-cell>
          <table:table-cell table:formula="of:=( (([.$G32]*POWER([.$Q$7];12*[.N$26])) - [.$C33]*SUMPRODUCT(POWER([.$Q$7];ROW(INDIRECT(&quot;1:12&quot;)))/[.$Q$7]; POWER([.$Q$9];-(12-ROW(INDIRECT(&quot;1:12&quot;))))/[.$Q$9]))) - [.$F33]" office:value-type="float" office:value="25058109.6781213" calcext:value-type="float">
            <text:p>25058109.6781213</text:p>
          </table:table-cell>
          <table:table-cell table:formula="of:=( (([.$G32]*POWER([.$Q$7];12*[.O$26])) - [.$C33]*SUMPRODUCT(POWER([.$Q$7];ROW(INDIRECT(&quot;1:12&quot;)))/[.$Q$7]; POWER([.$Q$9];-(12-ROW(INDIRECT(&quot;1:12&quot;))))/[.$Q$9]))) - [.$F33]" office:value-type="float" office:value="29648360.529037" calcext:value-type="float">
            <text:p>29648360.529037</text:p>
          </table:table-cell>
          <table:table-cell table:formula="of:=( (([.$G32]*POWER([.$Q$7];12*[.P$26])) - [.$C33]*SUMPRODUCT(POWER([.$Q$7];ROW(INDIRECT(&quot;1:12&quot;)))/[.$Q$7]; POWER([.$Q$9];-(12-ROW(INDIRECT(&quot;1:12&quot;))))/[.$Q$9]))) - [.$F33]" office:value-type="float" office:value="34976514.9417192" calcext:value-type="float">
            <text:p>34976514.9417192</text:p>
          </table:table-cell>
          <table:table-cell table:formula="of:=( (([.$G32]*POWER([.$Q$7];12*[.Q$26])) - [.$C33]*SUMPRODUCT(POWER([.$Q$7];ROW(INDIRECT(&quot;1:12&quot;)))/[.$Q$7]; POWER([.$Q$9];-(12-ROW(INDIRECT(&quot;1:12&quot;))))/[.$Q$9]))) - [.$F33]" office:value-type="float" office:value="41161194.2473659" calcext:value-type="float">
            <text:p>41161194.2473659</text:p>
          </table:table-cell>
          <table:table-cell table:formula="of:=( (([.$G32]*POWER([.$Q$7];12*[.R$26])) - [.$C33]*SUMPRODUCT(POWER([.$Q$7];ROW(INDIRECT(&quot;1:12&quot;)))/[.$Q$7]; POWER([.$Q$9];-(12-ROW(INDIRECT(&quot;1:12&quot;))))/[.$Q$9]))) - [.$F33]" office:value-type="float" office:value="48340088.6920632" calcext:value-type="float">
            <text:p>48340088.6920632</text:p>
          </table:table-cell>
          <table:table-cell table:formula="of:=( (([.$G32]*POWER([.$Q$7];12*[.S$26])) - [.$C33]*SUMPRODUCT(POWER([.$Q$7];ROW(INDIRECT(&quot;1:12&quot;)))/[.$Q$7]; POWER([.$Q$9];-(12-ROW(INDIRECT(&quot;1:12&quot;))))/[.$Q$9]))) - [.$F33]" office:value-type="float" office:value="56673022.8510021" calcext:value-type="float">
            <text:p>56673022.8510021</text:p>
          </table:table-cell>
          <table:table-cell table:formula="of:=( (([.$G32]*POWER([.$Q$7];12*[.T$26])) - [.$C33]*SUMPRODUCT(POWER([.$Q$7];ROW(INDIRECT(&quot;1:12&quot;)))/[.$Q$7]; POWER([.$Q$9];-(12-ROW(INDIRECT(&quot;1:12&quot;))))/[.$Q$9]))) - [.$F33]" office:value-type="float" office:value="66345513.8218787" calcext:value-type="float">
            <text:p>66345513.8218787</text:p>
          </table:table-cell>
          <table:table-cell table:formula="of:=( (([.$G32]*POWER([.$Q$7];12*[.U$26])) - [.$C33]*SUMPRODUCT(POWER([.$Q$7];ROW(INDIRECT(&quot;1:12&quot;)))/[.$Q$7]; POWER([.$Q$9];-(12-ROW(INDIRECT(&quot;1:12&quot;))))/[.$Q$9]))) - [.$F33]" office:value-type="float" office:value="77572901.4139587" calcext:value-type="float">
            <text:p>77572901.4139587</text:p>
          </table:table-cell>
          <table:table-cell table:formula="of:=( (([.$G32]*POWER([.$Q$7];12*[.V$26])) - [.$C33]*SUMPRODUCT(POWER([.$Q$7];ROW(INDIRECT(&quot;1:12&quot;)))/[.$Q$7]; POWER([.$Q$9];-(12-ROW(INDIRECT(&quot;1:12&quot;))))/[.$Q$9]))) - [.$F33]" office:value-type="float" office:value="90605142.2836927" calcext:value-type="float">
            <text:p>90605142.2836927</text:p>
          </table:table-cell>
          <table:table-cell table:formula="of:=( (([.$G32]*POWER([.$Q$7];12*[.W$26])) - [.$C33]*SUMPRODUCT(POWER([.$Q$7];ROW(INDIRECT(&quot;1:12&quot;)))/[.$Q$7]; POWER([.$Q$9];-(12-ROW(INDIRECT(&quot;1:12&quot;))))/[.$Q$9]))) - [.$F33]" office:value-type="float" office:value="105732374.749291" calcext:value-type="float">
            <text:p>105732374.749291</text:p>
          </table:table-cell>
          <table:table-cell table:formula="of:=( (([.$G32]*POWER([.$Q$7];12*[.X$26])) - [.$C33]*SUMPRODUCT(POWER([.$Q$7];ROW(INDIRECT(&quot;1:12&quot;)))/[.$Q$7]; POWER([.$Q$9];-(12-ROW(INDIRECT(&quot;1:12&quot;))))/[.$Q$9]))) - [.$F33]" office:value-type="float" office:value="123291378.17438" calcext:value-type="float">
            <text:p>123291378.17438</text:p>
          </table:table-cell>
          <table:table-cell table:formula="of:=( (([.$G32]*POWER([.$Q$7];12*[.Y$26])) - [.$C33]*SUMPRODUCT(POWER([.$Q$7];ROW(INDIRECT(&quot;1:12&quot;)))/[.$Q$7]; POWER([.$Q$9];-(12-ROW(INDIRECT(&quot;1:12&quot;))))/[.$Q$9]))) - [.$F33]" office:value-type="float" office:value="143673070.726765" calcext:value-type="float">
            <text:p>143673070.726765</text:p>
          </table:table-cell>
          <table:table-cell table:formula="of:=( (([.$G32]*POWER([.$Q$7];12*[.Z$26])) - [.$C33]*SUMPRODUCT(POWER([.$Q$7];ROW(INDIRECT(&quot;1:12&quot;)))/[.$Q$7]; POWER([.$Q$9];-(12-ROW(INDIRECT(&quot;1:12&quot;))))/[.$Q$9]))) - [.$F33]" office:value-type="float" office:value="167331212.435788" calcext:value-type="float">
            <text:p>167331212.435788</text:p>
          </table:table-cell>
          <table:table-cell table:formula="of:=( (([.$G32]*POWER([.$Q$7];12*[.AA$26])) - [.$C33]*SUMPRODUCT(POWER([.$Q$7];ROW(INDIRECT(&quot;1:12&quot;)))/[.$Q$7]; POWER([.$Q$9];-(12-ROW(INDIRECT(&quot;1:12&quot;))))/[.$Q$9]))) - [.$F33]" office:value-type="float" office:value="194792507.305467" calcext:value-type="float">
            <text:p>194792507.305467</text:p>
          </table:table-cell>
          <table:table-cell table:formula="of:=( (([.$G32]*POWER([.$Q$7];12*[.AB$26])) - [.$C33]*SUMPRODUCT(POWER([.$Q$7];ROW(INDIRECT(&quot;1:12&quot;)))/[.$Q$7]; POWER([.$Q$9];-(12-ROW(INDIRECT(&quot;1:12&quot;))))/[.$Q$9]))) - [.$F33]" office:value-type="float" office:value="226668329.38797" calcext:value-type="float">
            <text:p>226668329.38797</text:p>
          </table:table-cell>
          <table:table-cell table:formula="of:=( (([.$G32]*POWER([.$Q$7];12*[.AC$26])) - [.$C33]*SUMPRODUCT(POWER([.$Q$7];ROW(INDIRECT(&quot;1:12&quot;)))/[.$Q$7]; POWER([.$Q$9];-(12-ROW(INDIRECT(&quot;1:12&quot;))))/[.$Q$9]))) - [.$F33]" office:value-type="float" office:value="263668333.87637" calcext:value-type="float">
            <text:p>263668333.87637</text:p>
          </table:table-cell>
          <table:table-cell table:formula="of:=( (([.$G32]*POWER([.$Q$7];12*[.AD$26])) - [.$C33]*SUMPRODUCT(POWER([.$Q$7];ROW(INDIRECT(&quot;1:12&quot;)))/[.$Q$7]; POWER([.$Q$9];-(12-ROW(INDIRECT(&quot;1:12&quot;))))/[.$Q$9]))) - [.$F33]" office:value-type="float" office:value="306616256.242052" calcext:value-type="float">
            <text:p>306616256.242052</text:p>
          </table:table-cell>
          <table:table-cell table:formula="of:=( (([.$G32]*POWER([.$Q$7];12*[.AE$26])) - [.$C33]*SUMPRODUCT(POWER([.$Q$7];ROW(INDIRECT(&quot;1:12&quot;)))/[.$Q$7]; POWER([.$Q$9];-(12-ROW(INDIRECT(&quot;1:12&quot;))))/[.$Q$9]))) - [.$F33]" office:value-type="float" office:value="356468251.154833" calcext:value-type="float">
            <text:p>356468251.154833</text:p>
          </table:table-cell>
          <table:table-cell table:formula="of:=( (([.$G32]*POWER([.$Q$7];12*[.AF$26])) - [.$C33]*SUMPRODUCT(POWER([.$Q$7];ROW(INDIRECT(&quot;1:12&quot;)))/[.$Q$7]; POWER([.$Q$9];-(12-ROW(INDIRECT(&quot;1:12&quot;))))/[.$Q$9]))) - [.$F33]" office:value-type="float" office:value="414334179.467348" calcext:value-type="float">
            <text:p>414334179.467348</text:p>
          </table:table-cell>
          <table:table-cell table:formula="of:=( (([.$G32]*POWER([.$Q$7];12*[.AG$26])) - [.$C33]*SUMPRODUCT(POWER([.$Q$7];ROW(INDIRECT(&quot;1:12&quot;)))/[.$Q$7]; POWER([.$Q$9];-(12-ROW(INDIRECT(&quot;1:12&quot;))))/[.$Q$9]))) - [.$F33]" office:value-type="float" office:value="481502317.178335" calcext:value-type="float">
            <text:p>481502317.178335</text:p>
          </table:table-cell>
          <table:table-cell table:formula="of:=( (([.$G32]*POWER([.$Q$7];12*[.AH$26])) - [.$C33]*SUMPRODUCT(POWER([.$Q$7];ROW(INDIRECT(&quot;1:12&quot;)))/[.$Q$7]; POWER([.$Q$9];-(12-ROW(INDIRECT(&quot;1:12&quot;))))/[.$Q$9]))) - [.$F33]" office:value-type="float" office:value="559468036.473404" calcext:value-type="float">
            <text:p>559468036.473404</text:p>
          </table:table-cell>
          <table:table-cell table:formula="of:=( (([.$G32]*POWER([.$Q$7];12*[.AI$26])) - [.$C33]*SUMPRODUCT(POWER([.$Q$7];ROW(INDIRECT(&quot;1:12&quot;)))/[.$Q$7]; POWER([.$Q$9];-(12-ROW(INDIRECT(&quot;1:12&quot;))))/[.$Q$9]))) - [.$F33]" office:value-type="float" office:value="649967097.372678" calcext:value-type="float">
            <text:p>649967097.372678</text:p>
          </table:table-cell>
          <table:table-cell table:formula="of:=( (([.$G32]*POWER([.$Q$7];12*[.AJ$26])) - [.$C33]*SUMPRODUCT(POWER([.$Q$7];ROW(INDIRECT(&quot;1:12&quot;)))/[.$Q$7]; POWER([.$Q$9];-(12-ROW(INDIRECT(&quot;1:12&quot;))))/[.$Q$9]))) - [.$F33]" office:value-type="float" office:value="755014291.161199" calcext:value-type="float">
            <text:p>755014291.161199</text:p>
          </table:table-cell>
          <table:table-cell table:formula="of:=( (([.$G32]*POWER([.$Q$7];12*[.AK$26])) - [.$C33]*SUMPRODUCT(POWER([.$Q$7];ROW(INDIRECT(&quot;1:12&quot;)))/[.$Q$7]; POWER([.$Q$9];-(12-ROW(INDIRECT(&quot;1:12&quot;))))/[.$Q$9]))) - [.$F33]" office:value-type="float" office:value="876948295.925348" calcext:value-type="float">
            <text:p>876948295.925348</text:p>
          </table:table-cell>
          <table:table-cell table:formula="of:=( (([.$G32]*POWER([.$Q$7];12*[.AL$26])) - [.$C33]*SUMPRODUCT(POWER([.$Q$7];ROW(INDIRECT(&quot;1:12&quot;)))/[.$Q$7]; POWER([.$Q$9];-(12-ROW(INDIRECT(&quot;1:12&quot;))))/[.$Q$9]))) - [.$F33]" office:value-type="float" office:value="1018483742.81939" calcext:value-type="float">
            <text:p>1018483742.81939</text:p>
          </table:table-cell>
          <table:table-cell table:formula="of:=( (([.$G32]*POWER([.$Q$7];12*[.AM$26])) - [.$C33]*SUMPRODUCT(POWER([.$Q$7];ROW(INDIRECT(&quot;1:12&quot;)))/[.$Q$7]; POWER([.$Q$9];-(12-ROW(INDIRECT(&quot;1:12&quot;))))/[.$Q$9]))) - [.$F33]" office:value-type="float" office:value="1182771652.2196" calcext:value-type="float">
            <text:p>1182771652.2196</text:p>
          </table:table-cell>
          <table:table-cell table:formula="of:=( (([.$G32]*POWER([.$Q$7];12*[.AN$26])) - [.$C33]*SUMPRODUCT(POWER([.$Q$7];ROW(INDIRECT(&quot;1:12&quot;)))/[.$Q$7]; POWER([.$Q$9];-(12-ROW(INDIRECT(&quot;1:12&quot;))))/[.$Q$9]))) - [.$F33]" office:value-type="float" office:value="1373469585.26315" calcext:value-type="float">
            <text:p>1373469585.26315</text:p>
          </table:table-cell>
          <table:table-cell table:formula="of:=( (([.$G32]*POWER([.$Q$7];12*[.AO$26])) - [.$C33]*SUMPRODUCT(POWER([.$Q$7];ROW(INDIRECT(&quot;1:12&quot;)))/[.$Q$7]; POWER([.$Q$9];-(12-ROW(INDIRECT(&quot;1:12&quot;))))/[.$Q$9]))) - [.$F33]" office:value-type="float" office:value="1594823072.56389" calcext:value-type="float">
            <text:p>1594823072.56389</text:p>
          </table:table-cell>
          <table:table-cell table:formula="of:=( (([.$G32]*POWER([.$Q$7];12*[.AP$26])) - [.$C33]*SUMPRODUCT(POWER([.$Q$7];ROW(INDIRECT(&quot;1:12&quot;)))/[.$Q$7]; POWER([.$Q$9];-(12-ROW(INDIRECT(&quot;1:12&quot;))))/[.$Q$9]))) - [.$F33]" office:value-type="float" office:value="1851760132.96197" calcext:value-type="float">
            <text:p>1851760132.96197</text:p>
          </table:table-cell>
          <table:table-cell table:formula="of:=( (([.$G32]*POWER([.$Q$7];12*[.AQ$26])) - [.$C33]*SUMPRODUCT(POWER([.$Q$7];ROW(INDIRECT(&quot;1:12&quot;)))/[.$Q$7]; POWER([.$Q$9];-(12-ROW(INDIRECT(&quot;1:12&quot;))))/[.$Q$9]))) - [.$F33]" office:value-type="float" office:value="2150000986.58951" calcext:value-type="float">
            <text:p>2150000986.58951</text:p>
          </table:table-cell>
          <table:table-cell table:formula="of:=( (([.$G32]*POWER([.$Q$7];12*[.AR$26])) - [.$C33]*SUMPRODUCT(POWER([.$Q$7];ROW(INDIRECT(&quot;1:12&quot;)))/[.$Q$7]; POWER([.$Q$9];-(12-ROW(INDIRECT(&quot;1:12&quot;))))/[.$Q$9]))) - [.$F33]" office:value-type="float" office:value="2496185404.80724" calcext:value-type="float">
            <text:p>2496185404.80724</text:p>
          </table:table-cell>
          <table:table-cell table:formula="of:=( (([.$G32]*POWER([.$Q$7];12*[.AS$26])) - [.$C33]*SUMPRODUCT(POWER([.$Q$7];ROW(INDIRECT(&quot;1:12&quot;)))/[.$Q$7]; POWER([.$Q$9];-(12-ROW(INDIRECT(&quot;1:12&quot;))))/[.$Q$9]))) - [.$F33]" office:value-type="float" office:value="2898020532.21877" calcext:value-type="float">
            <text:p>2898020532.21877</text:p>
          </table:table-cell>
          <table:table-cell table:formula="of:=( (([.$G32]*POWER([.$Q$7];12*[.AT$26])) - [.$C33]*SUMPRODUCT(POWER([.$Q$7];ROW(INDIRECT(&quot;1:12&quot;)))/[.$Q$7]; POWER([.$Q$9];-(12-ROW(INDIRECT(&quot;1:12&quot;))))/[.$Q$9]))) - [.$F33]" office:value-type="float" office:value="3364452471.7415" calcext:value-type="float">
            <text:p>3364452471.7415</text:p>
          </table:table-cell>
          <table:table-cell table:formula="of:=( (([.$G32]*POWER([.$Q$7];12*[.AU$26])) - [.$C33]*SUMPRODUCT(POWER([.$Q$7];ROW(INDIRECT(&quot;1:12&quot;)))/[.$Q$7]; POWER([.$Q$9];-(12-ROW(INDIRECT(&quot;1:12&quot;))))/[.$Q$9]))) - [.$F33]" office:value-type="float" office:value="3905865452.75282" calcext:value-type="float">
            <text:p>3905865452.75282</text:p>
          </table:table-cell>
          <table:table-cell table:formula="of:=( (([.$G32]*POWER([.$Q$7];12*[.AV$26])) - [.$C33]*SUMPRODUCT(POWER([.$Q$7];ROW(INDIRECT(&quot;1:12&quot;)))/[.$Q$7]; POWER([.$Q$9];-(12-ROW(INDIRECT(&quot;1:12&quot;))))/[.$Q$9]))) - [.$F33]" office:value-type="float" office:value="4534313016.41557" calcext:value-type="float">
            <text:p>4534313016.41557</text:p>
          </table:table-cell>
          <table:table-cell table:formula="of:=( (([.$G32]*POWER([.$Q$7];12*[.AW$26])) - [.$C33]*SUMPRODUCT(POWER([.$Q$7];ROW(INDIRECT(&quot;1:12&quot;)))/[.$Q$7]; POWER([.$Q$9];-(12-ROW(INDIRECT(&quot;1:12&quot;))))/[.$Q$9]))) - [.$F33]" office:value-type="float" office:value="5263786365.08913" calcext:value-type="float">
            <text:p>5263786365.08913</text:p>
          </table:table-cell>
          <table:table-cell table:formula="of:=( (([.$G32]*POWER([.$Q$7];12*[.AX$26])) - [.$C33]*SUMPRODUCT(POWER([.$Q$7];ROW(INDIRECT(&quot;1:12&quot;)))/[.$Q$7]; POWER([.$Q$9];-(12-ROW(INDIRECT(&quot;1:12&quot;))))/[.$Q$9]))) - [.$F33]" office:value-type="float" office:value="6110525850.12049" calcext:value-type="float">
            <text:p>6110525850.12049</text:p>
          </table:table-cell>
          <table:table-cell table:formula="of:=( (([.$G32]*POWER([.$Q$7];12*[.AY$26])) - [.$C33]*SUMPRODUCT(POWER([.$Q$7];ROW(INDIRECT(&quot;1:12&quot;)))/[.$Q$7]; POWER([.$Q$9];-(12-ROW(INDIRECT(&quot;1:12&quot;))))/[.$Q$9]))) - [.$F33]" office:value-type="float" office:value="7093382532.70508" calcext:value-type="float">
            <text:p>7093382532.70508</text:p>
          </table:table-cell>
          <table:table-cell table:formula="of:=( (([.$G32]*POWER([.$Q$7];12*[.AZ$26])) - [.$C33]*SUMPRODUCT(POWER([.$Q$7];ROW(INDIRECT(&quot;1:12&quot;)))/[.$Q$7]; POWER([.$Q$9];-(12-ROW(INDIRECT(&quot;1:12&quot;))))/[.$Q$9]))) - [.$F33]" office:value-type="float" office:value="8234237867.28938" calcext:value-type="float">
            <text:p>8234237867.28938</text:p>
          </table:table-cell>
          <table:table-cell table:formula="of:=( (([.$G32]*POWER([.$Q$7];12*[.BA$26])) - [.$C33]*SUMPRODUCT(POWER([.$Q$7];ROW(INDIRECT(&quot;1:12&quot;)))/[.$Q$7]; POWER([.$Q$9];-(12-ROW(INDIRECT(&quot;1:12&quot;))))/[.$Q$9]))) - [.$F33]" office:value-type="float" office:value="9558490850.97649" calcext:value-type="float">
            <text:p>9558490850.97649</text:p>
          </table:table-cell>
          <table:table-cell table:formula="of:=( (([.$G32]*POWER([.$Q$7];12*[.BB$26])) - [.$C33]*SUMPRODUCT(POWER([.$Q$7];ROW(INDIRECT(&quot;1:12&quot;)))/[.$Q$7]; POWER([.$Q$9];-(12-ROW(INDIRECT(&quot;1:12&quot;))))/[.$Q$9]))) - [.$F33]" office:value-type="float" office:value="11095623484.3995" calcext:value-type="float">
            <text:p>11095623484.3995</text:p>
          </table:table-cell>
          <table:table-cell table:formula="of:=( (([.$G32]*POWER([.$Q$7];12*[.BC$26])) - [.$C33]*SUMPRODUCT(POWER([.$Q$7];ROW(INDIRECT(&quot;1:12&quot;)))/[.$Q$7]; POWER([.$Q$9];-(12-ROW(INDIRECT(&quot;1:12&quot;))))/[.$Q$9]))) - [.$F33]" office:value-type="float" office:value="12879857132.9846" calcext:value-type="float">
            <text:p>12879857132.9846</text:p>
          </table:table-cell>
          <table:table-cell table:formula="of:=( (([.$G32]*POWER([.$Q$7];12*[.BD$26])) - [.$C33]*SUMPRODUCT(POWER([.$Q$7];ROW(INDIRECT(&quot;1:12&quot;)))/[.$Q$7]; POWER([.$Q$9];-(12-ROW(INDIRECT(&quot;1:12&quot;))))/[.$Q$9]))) - [.$F33]" office:value-type="float" office:value="14950914401.2533" calcext:value-type="float">
            <text:p>14950914401.2533</text:p>
          </table:table-cell>
          <table:table-cell table:formula="of:=( (([.$G32]*POWER([.$Q$7];12*[.BE$26])) - [.$C33]*SUMPRODUCT(POWER([.$Q$7];ROW(INDIRECT(&quot;1:12&quot;)))/[.$Q$7]; POWER([.$Q$9];-(12-ROW(INDIRECT(&quot;1:12&quot;))))/[.$Q$9]))) - [.$F33]" office:value-type="float" office:value="17354903481.8591" calcext:value-type="float">
            <text:p>17354903481.8591</text:p>
          </table:table-cell>
          <table:table-cell table:formula="of:=( (([.$G32]*POWER([.$Q$7];12*[.BF$26])) - [.$C33]*SUMPRODUCT(POWER([.$Q$7];ROW(INDIRECT(&quot;1:12&quot;)))/[.$Q$7]; POWER([.$Q$9];-(12-ROW(INDIRECT(&quot;1:12&quot;))))/[.$Q$9]))) - [.$F33]" office:value-type="float" office:value="20145344667.7291" calcext:value-type="float">
            <text:p>20145344667.7291</text:p>
          </table:table-cell>
          <table:table-cell table:formula="of:=( (([.$G32]*POWER([.$Q$7];12*[.BG$26])) - [.$C33]*SUMPRODUCT(POWER([.$Q$7];ROW(INDIRECT(&quot;1:12&quot;)))/[.$Q$7]; POWER([.$Q$9];-(12-ROW(INDIRECT(&quot;1:12&quot;))))/[.$Q$9]))) - [.$F33]" office:value-type="float" office:value="23384361880.668" calcext:value-type="float">
            <text:p>23384361880.668</text:p>
          </table:table-cell>
          <table:table-cell table:formula="of:=( (([.$G32]*POWER([.$Q$7];12*[.BH$26])) - [.$C33]*SUMPRODUCT(POWER([.$Q$7];ROW(INDIRECT(&quot;1:12&quot;)))/[.$Q$7]; POWER([.$Q$9];-(12-ROW(INDIRECT(&quot;1:12&quot;))))/[.$Q$9]))) - [.$F33]" office:value-type="float" office:value="27144065743.5694" calcext:value-type="float">
            <text:p>27144065743.5694</text:p>
          </table:table-cell>
          <table:table-cell table:formula="of:=( (([.$G32]*POWER([.$Q$7];12*[.BI$26])) - [.$C33]*SUMPRODUCT(POWER([.$Q$7];ROW(INDIRECT(&quot;1:12&quot;)))/[.$Q$7]; POWER([.$Q$9];-(12-ROW(INDIRECT(&quot;1:12&quot;))))/[.$Q$9]))) - [.$F33]" office:value-type="float" office:value="31508158987.7329" calcext:value-type="float">
            <text:p>31508158987.7329</text:p>
          </table:table-cell>
          <table:table-cell table:formula="of:=( (([.$G32]*POWER([.$Q$7];12*[.BJ$26])) - [.$C33]*SUMPRODUCT(POWER([.$Q$7];ROW(INDIRECT(&quot;1:12&quot;)))/[.$Q$7]; POWER([.$Q$9];-(12-ROW(INDIRECT(&quot;1:12&quot;))))/[.$Q$9]))) - [.$F33]" office:value-type="float" office:value="36573799936.66" calcext:value-type="float">
            <text:p>36573799936.66</text:p>
          </table:table-cell>
          <table:table-cell table:formula="of:=( (([.$G32]*POWER([.$Q$7];12*[.BK$26])) - [.$C33]*SUMPRODUCT(POWER([.$Q$7];ROW(INDIRECT(&quot;1:12&quot;)))/[.$Q$7]; POWER([.$Q$9];-(12-ROW(INDIRECT(&quot;1:12&quot;))))/[.$Q$9]))) - [.$F33]" office:value-type="float" office:value="42453765553.2897" calcext:value-type="float">
            <text:p>42453765553.2897</text:p>
          </table:table-cell>
          <table:table-cell table:formula="of:=( (([.$G32]*POWER([.$Q$7];12*[.BL$26])) - [.$C33]*SUMPRODUCT(POWER([.$Q$7];ROW(INDIRECT(&quot;1:12&quot;)))/[.$Q$7]; POWER([.$Q$9];-(12-ROW(INDIRECT(&quot;1:12&quot;))))/[.$Q$9]))) - [.$F33]" office:value-type="float" office:value="49278962206.8486" calcext:value-type="float">
            <text:p>49278962206.8486</text:p>
          </table:table-cell>
          <table:table-cell table:formula="of:=( (([.$G32]*POWER([.$Q$7];12*[.BM$26])) - [.$C33]*SUMPRODUCT(POWER([.$Q$7];ROW(INDIRECT(&quot;1:12&quot;)))/[.$Q$7]; POWER([.$Q$9];-(12-ROW(INDIRECT(&quot;1:12&quot;))))/[.$Q$9]))) - [.$F33]" office:value-type="float" office:value="57201340056.815" calcext:value-type="float">
            <text:p>57201340056.815</text:p>
          </table:table-cell>
          <table:table-cell table:formula="of:=( (([.$G32]*POWER([.$Q$7];12*[.BN$26])) - [.$C33]*SUMPRODUCT(POWER([.$Q$7];ROW(INDIRECT(&quot;1:12&quot;)))/[.$Q$7]; POWER([.$Q$9];-(12-ROW(INDIRECT(&quot;1:12&quot;))))/[.$Q$9]))) - [.$F33]" office:value-type="float" office:value="66397275937.272" calcext:value-type="float">
            <text:p>66397275937.272</text:p>
          </table:table-cell>
          <table:table-cell table:formula="of:=( (([.$G32]*POWER([.$Q$7];12*[.BO$26])) - [.$C33]*SUMPRODUCT(POWER([.$Q$7];ROW(INDIRECT(&quot;1:12&quot;)))/[.$Q$7]; POWER([.$Q$9];-(12-ROW(INDIRECT(&quot;1:12&quot;))))/[.$Q$9]))) - [.$F33]" office:value-type="float" office:value="77071500055.2036" calcext:value-type="float">
            <text:p>77071500055.2036</text:p>
          </table:table-cell>
          <table:table-cell table:formula="of:=( (([.$G32]*POWER([.$Q$7];12*[.BP$26])) - [.$C33]*SUMPRODUCT(POWER([.$Q$7];ROW(INDIRECT(&quot;1:12&quot;)))/[.$Q$7]; POWER([.$Q$9];-(12-ROW(INDIRECT(&quot;1:12&quot;))))/[.$Q$9]))) - [.$F33]" office:value-type="float" office:value="89461653923.2804" calcext:value-type="float">
            <text:p>89461653923.2804</text:p>
          </table:table-cell>
          <table:table-cell table:formula="of:=( (([.$G32]*POWER([.$Q$7];12*[.BQ$26])) - [.$C33]*SUMPRODUCT(POWER([.$Q$7];ROW(INDIRECT(&quot;1:12&quot;)))/[.$Q$7]; POWER([.$Q$9];-(12-ROW(INDIRECT(&quot;1:12&quot;))))/[.$Q$9]))) - [.$F33]" office:value-type="float" office:value="103843581000.934" calcext:value-type="float">
            <text:p>103843581000.934</text:p>
          </table:table-cell>
          <table:table-cell table:formula="of:=( (([.$G32]*POWER([.$Q$7];12*[.BR$26])) - [.$C33]*SUMPRODUCT(POWER([.$Q$7];ROW(INDIRECT(&quot;1:12&quot;)))/[.$Q$7]; POWER([.$Q$9];-(12-ROW(INDIRECT(&quot;1:12&quot;))))/[.$Q$9]))) - [.$F33]" office:value-type="float" office:value="120537467829.882" calcext:value-type="float">
            <text:p>120537467829.882</text:p>
          </table:table-cell>
          <table:table-cell table:formula="of:=( (([.$G32]*POWER([.$Q$7];12*[.BS$26])) - [.$C33]*SUMPRODUCT(POWER([.$Q$7];ROW(INDIRECT(&quot;1:12&quot;)))/[.$Q$7]; POWER([.$Q$9];-(12-ROW(INDIRECT(&quot;1:12&quot;))))/[.$Q$9]))) - [.$F33]" office:value-type="float" office:value="139914972384.941" calcext:value-type="float">
            <text:p>139914972384.941</text:p>
          </table:table-cell>
          <table:table-cell table:formula="of:=( (([.$G32]*POWER([.$Q$7];12*[.BT$26])) - [.$C33]*SUMPRODUCT(POWER([.$Q$7];ROW(INDIRECT(&quot;1:12&quot;)))/[.$Q$7]; POWER([.$Q$9];-(12-ROW(INDIRECT(&quot;1:12&quot;))))/[.$Q$9]))) - [.$F33]" office:value-type="float" office:value="162407498339.423" calcext:value-type="float">
            <text:p>162407498339.423</text:p>
          </table:table-cell>
          <table:table-cell table:formula="of:=( (([.$G32]*POWER([.$Q$7];12*[.BU$26])) - [.$C33]*SUMPRODUCT(POWER([.$Q$7];ROW(INDIRECT(&quot;1:12&quot;)))/[.$Q$7]; POWER([.$Q$9];-(12-ROW(INDIRECT(&quot;1:12&quot;))))/[.$Q$9]))) - [.$F33]" office:value-type="float" office:value="188515799456.091" calcext:value-type="float">
            <text:p>188515799456.091</text:p>
          </table:table-cell>
          <table:table-cell table:formula="of:=( (([.$G32]*POWER([.$Q$7];12*[.BV$26])) - [.$C33]*SUMPRODUCT(POWER([.$Q$7];ROW(INDIRECT(&quot;1:12&quot;)))/[.$Q$7]; POWER([.$Q$9];-(12-ROW(INDIRECT(&quot;1:12&quot;))))/[.$Q$9]))) - [.$F33]" office:value-type="float" office:value="218821127927.334" calcext:value-type="float">
            <text:p>218821127927.334</text:p>
          </table:table-cell>
          <table:table-cell table:formula="of:=( (([.$G32]*POWER([.$Q$7];12*[.BW$26])) - [.$C33]*SUMPRODUCT(POWER([.$Q$7];ROW(INDIRECT(&quot;1:12&quot;)))/[.$Q$7]; POWER([.$Q$9];-(12-ROW(INDIRECT(&quot;1:12&quot;))))/[.$Q$9]))) - [.$F33]" office:value-type="float" office:value="253998174861.41" calcext:value-type="float">
            <text:p>253998174861.41</text:p>
          </table:table-cell>
          <table:table-cell table:formula="of:=( (([.$G32]*POWER([.$Q$7];12*[.BX$26])) - [.$C33]*SUMPRODUCT(POWER([.$Q$7];ROW(INDIRECT(&quot;1:12&quot;)))/[.$Q$7]; POWER([.$Q$9];-(12-ROW(INDIRECT(&quot;1:12&quot;))))/[.$Q$9]))) - [.$F33]" office:value-type="float" office:value="294830091010.292" calcext:value-type="float">
            <text:p>294830091010.292</text:p>
          </table:table-cell>
          <table:table-cell table:formula="of:=( (([.$G32]*POWER([.$Q$7];12*[.BY$26])) - [.$C33]*SUMPRODUCT(POWER([.$Q$7];ROW(INDIRECT(&quot;1:12&quot;)))/[.$Q$7]; POWER([.$Q$9];-(12-ROW(INDIRECT(&quot;1:12&quot;))))/[.$Q$9]))) - [.$F33]" office:value-type="float" office:value="342225922147.394" calcext:value-type="float">
            <text:p>342225922147.394</text:p>
          </table:table-cell>
          <table:table-cell table:formula="of:=( (([.$G32]*POWER([.$Q$7];12*[.BZ$26])) - [.$C33]*SUMPRODUCT(POWER([.$Q$7];ROW(INDIRECT(&quot;1:12&quot;)))/[.$Q$7]; POWER([.$Q$9];-(12-ROW(INDIRECT(&quot;1:12&quot;))))/[.$Q$9]))) - [.$F33]" office:value-type="float" office:value="397240847261.021" calcext:value-type="float">
            <text:p>397240847261.02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B57]*(1+[.$Q$11])" office:value-type="float" office:value="292712.618327478" calcext:value-type="float">
            <text:p>292712.618327478</text:p>
          </table:table-cell>
          <table:table-cell table:formula="of:=[.$C57]*POWER([.$Q$9];12)" office:value-type="float" office:value="619725.022252262" calcext:value-type="float">
            <text:p>619725.022252262</text:p>
          </table:table-cell>
          <table:table-cell table:formula="of:=[.$B58]*12" office:value-type="float" office:value="3512551.41992974" calcext:value-type="float">
            <text:p>3512551.41992974</text:p>
          </table:table-cell>
          <table:table-cell table:formula="of:=[.$C58]*(POWER([.$Q$9];12)-1)/([.$Q$9]-1)" office:value-type="float" office:value="7672379.92399167" calcext:value-type="float">
            <text:p>7672379.92399167</text:p>
          </table:table-cell>
          <table:table-cell table:formula="of:=  ( (([.$G57]*POWER([.$Q$7];3)) + [.$B58]*SERIESSUM([.$Q$7];0;1;POWER(1; ROW(INDIRECT(&quot;1:3&quot;)))) - [.$C58]*SUMPRODUCT(POWER([.$Q$7];ROW(INDIRECT(&quot;1:3&quot;)))/[.$Q$7]; POWER([.$Q$9];-(12-ROW(INDIRECT(&quot;1:3&quot;))))/[.$Q$9])) + (([.$G57]*POWER([.$Q$7];6)) + [.$B58]*SERIESSUM([.$Q$7];0;1;POWER(1; ROW(INDIRECT(&quot;1:6&quot;)))) - [.$C58]*SUMPRODUCT(POWER([.$Q$7];ROW(INDIRECT(&quot;1:6&quot;)))/[.$Q$7]; POWER([.$Q$9];-(12-ROW(INDIRECT(&quot;1:6&quot;))))/[.$Q$9])) + (([.$G57]*POWER([.$Q$7];9)) + [.$B58]*SERIESSUM([.$Q$7];0;1;POWER(1; ROW(INDIRECT(&quot;1:9&quot;)))) - [.$C58]*SUMPRODUCT(POWER([.$Q$7];ROW(INDIRECT(&quot;1:9&quot;)))/[.$Q$7]; POWER([.$Q$9];-(12-ROW(INDIRECT(&quot;1:9&quot;))))/[.$Q$9])) + (([.$G57]*POWER([.$Q$7];12)) + [.$B58]*SERIESSUM([.$Q$7];0;1;POWER(1; ROW(INDIRECT(&quot;1:12&quot;)))) - [.$C58]*SUMPRODUCT(POWER([.$Q$7];ROW(INDIRECT(&quot;1:12&quot;)))/[.$Q$7]; POWER([.$Q$9];-(12-ROW(INDIRECT(&quot;1:12&quot;))))/[.$Q$9])) ) * [.$Q$4] * [.$Q$4] / 4" office:value-type="float" office:value="18583349.7377019" calcext:value-type="float">
            <text:p>18583349.7377019</text:p>
          </table:table-cell>
          <table:table-cell table:formula="of:=[.$G57]*POWER([.$Q$7];12) + [.$B58]*(POWER([.$Q$7];12)-1)/([.$Q$7]-1) - [.$Q$3]*SUMPRODUCT(POWER([.$Q$7]; INDEX([.$A$2:.$A$13];N(IF({1};MAX(ROW([.$A$2:.$A$13]))-ROW([.$A$2:.$A$13])+1)))); POWER([.$Q$9];[.$A$2:.$A$13])) - [.$F58]" office:value-type="float" office:value="205647527.799235" calcext:value-type="float">
            <text:p>205647527.799235</text:p>
          </table:table-cell>
          <table:table-cell table:formula="of:=COUNTIF([.$M82:.$CA82];&quot;&gt;=0&quot;)" office:value-type="float" office:value="0" calcext:value-type="float">
            <text:p>0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[.$G33]*POWER([.$Q$7];12) - [.$Q$3]*SUMPRODUCT(POWER([.$Q$7]; INDEX([.$A$2:.$A$13];N(IF({1};MAX(ROW([.$A$2:.$A$13]))-ROW([.$A$2:.$A$13])+1)))); POWER([.$Q$9];[.$A$2:.$A$13])) - [.$F34]" office:value-type="float" office:value="24703169.0938778" calcext:value-type="float">
            <text:p>24703169.0938778</text:p>
          </table:table-cell>
          <table:table-cell table:formula="of:=[.M$27]*POWER([.$Q$7];12*[.M$26]) - [.$Q$3]*SUMPRODUCT(POWER([.$Q$7]; INDEX([.$A$2:.$A$13];N(IF({1};MAX(ROW([.$A$2:.$A$13]))-ROW([.$A$2:.$A$13])+1)))); POWER([.$Q$9];[.$A$2:.$A$13])) - [.$F34]" office:value-type="float" office:value="-2732733.86682861" calcext:value-type="float">
            <text:p>-2732733.86682861</text:p>
          </table:table-cell>
          <table:table-cell table:formula="of:=( (([.$G33]*POWER([.$Q$7];12*[.N$26])) - [.$C34]*SUMPRODUCT(POWER([.$Q$7];ROW(INDIRECT(&quot;1:12&quot;)))/[.$Q$7]; POWER([.$Q$9];-(12-ROW(INDIRECT(&quot;1:12&quot;))))/[.$Q$9]))) - [.$F34]" office:value-type="float" office:value="27758367.346466" calcext:value-type="float">
            <text:p>27758367.346466</text:p>
          </table:table-cell>
          <table:table-cell table:formula="of:=( (([.$G33]*POWER([.$Q$7];12*[.O$26])) - [.$C34]*SUMPRODUCT(POWER([.$Q$7];ROW(INDIRECT(&quot;1:12&quot;)))/[.$Q$7]; POWER([.$Q$9];-(12-ROW(INDIRECT(&quot;1:12&quot;))))/[.$Q$9]))) - [.$F34]" office:value-type="float" office:value="32833873.1623555" calcext:value-type="float">
            <text:p>32833873.1623555</text:p>
          </table:table-cell>
          <table:table-cell table:formula="of:=( (([.$G33]*POWER([.$Q$7];12*[.P$26])) - [.$C34]*SUMPRODUCT(POWER([.$Q$7];ROW(INDIRECT(&quot;1:12&quot;)))/[.$Q$7]; POWER([.$Q$9];-(12-ROW(INDIRECT(&quot;1:12&quot;))))/[.$Q$9]))) - [.$F34]" office:value-type="float" office:value="38725289.4678785" calcext:value-type="float">
            <text:p>38725289.4678785</text:p>
          </table:table-cell>
          <table:table-cell table:formula="of:=( (([.$G33]*POWER([.$Q$7];12*[.Q$26])) - [.$C34]*SUMPRODUCT(POWER([.$Q$7];ROW(INDIRECT(&quot;1:12&quot;)))/[.$Q$7]; POWER([.$Q$9];-(12-ROW(INDIRECT(&quot;1:12&quot;))))/[.$Q$9]))) - [.$F34]" office:value-type="float" office:value="45563777.5603014" calcext:value-type="float">
            <text:p>45563777.5603014</text:p>
          </table:table-cell>
          <table:table-cell table:formula="of:=( (([.$G33]*POWER([.$Q$7];12*[.R$26])) - [.$C34]*SUMPRODUCT(POWER([.$Q$7];ROW(INDIRECT(&quot;1:12&quot;)))/[.$Q$7]; POWER([.$Q$9];-(12-ROW(INDIRECT(&quot;1:12&quot;))))/[.$Q$9]))) - [.$F34]" office:value-type="float" office:value="53501583.5079761" calcext:value-type="float">
            <text:p>53501583.5079761</text:p>
          </table:table-cell>
          <table:table-cell table:formula="of:=( (([.$G33]*POWER([.$Q$7];12*[.S$26])) - [.$C34]*SUMPRODUCT(POWER([.$Q$7];ROW(INDIRECT(&quot;1:12&quot;)))/[.$Q$7]; POWER([.$Q$9];-(12-ROW(INDIRECT(&quot;1:12&quot;))))/[.$Q$9]))) - [.$F34]" office:value-type="float" office:value="62715427.6225481" calcext:value-type="float">
            <text:p>62715427.6225481</text:p>
          </table:table-cell>
          <table:table-cell table:formula="of:=( (([.$G33]*POWER([.$Q$7];12*[.T$26])) - [.$C34]*SUMPRODUCT(POWER([.$Q$7];ROW(INDIRECT(&quot;1:12&quot;)))/[.$Q$7]; POWER([.$Q$9];-(12-ROW(INDIRECT(&quot;1:12&quot;))))/[.$Q$9]))) - [.$F34]" office:value-type="float" office:value="73410438.8041329" calcext:value-type="float">
            <text:p>73410438.8041329</text:p>
          </table:table-cell>
          <table:table-cell table:formula="of:=( (([.$G33]*POWER([.$Q$7];12*[.U$26])) - [.$C34]*SUMPRODUCT(POWER([.$Q$7];ROW(INDIRECT(&quot;1:12&quot;)))/[.$Q$7]; POWER([.$Q$9];-(12-ROW(INDIRECT(&quot;1:12&quot;))))/[.$Q$9]))) - [.$F34]" office:value-type="float" office:value="85824721.3502555" calcext:value-type="float">
            <text:p>85824721.3502555</text:p>
          </table:table-cell>
          <table:table-cell table:formula="of:=( (([.$G33]*POWER([.$Q$7];12*[.V$26])) - [.$C34]*SUMPRODUCT(POWER([.$Q$7];ROW(INDIRECT(&quot;1:12&quot;)))/[.$Q$7]; POWER([.$Q$9];-(12-ROW(INDIRECT(&quot;1:12&quot;))))/[.$Q$9]))) - [.$F34]" office:value-type="float" office:value="100234655.899957" calcext:value-type="float">
            <text:p>100234655.899957</text:p>
          </table:table-cell>
          <table:table-cell table:formula="of:=( (([.$G33]*POWER([.$Q$7];12*[.W$26])) - [.$C34]*SUMPRODUCT(POWER([.$Q$7];ROW(INDIRECT(&quot;1:12&quot;)))/[.$Q$7]; POWER([.$Q$9];-(12-ROW(INDIRECT(&quot;1:12&quot;))))/[.$Q$9]))) - [.$F34]" office:value-type="float" office:value="116961052.528616" calcext:value-type="float">
            <text:p>116961052.528616</text:p>
          </table:table-cell>
          <table:table-cell table:formula="of:=( (([.$G33]*POWER([.$Q$7];12*[.X$26])) - [.$C34]*SUMPRODUCT(POWER([.$Q$7];ROW(INDIRECT(&quot;1:12&quot;)))/[.$Q$7]; POWER([.$Q$9];-(12-ROW(INDIRECT(&quot;1:12&quot;))))/[.$Q$9]))) - [.$F34]" office:value-type="float" office:value="136376292.980558" calcext:value-type="float">
            <text:p>136376292.980558</text:p>
          </table:table-cell>
          <table:table-cell table:formula="of:=( (([.$G33]*POWER([.$Q$7];12*[.Y$26])) - [.$C34]*SUMPRODUCT(POWER([.$Q$7];ROW(INDIRECT(&quot;1:12&quot;)))/[.$Q$7]; POWER([.$Q$9];-(12-ROW(INDIRECT(&quot;1:12&quot;))))/[.$Q$9]))) - [.$F34]" office:value-type="float" office:value="158912621.047829" calcext:value-type="float">
            <text:p>158912621.047829</text:p>
          </table:table-cell>
          <table:table-cell table:formula="of:=( (([.$G33]*POWER([.$Q$7];12*[.Z$26])) - [.$C34]*SUMPRODUCT(POWER([.$Q$7];ROW(INDIRECT(&quot;1:12&quot;)))/[.$Q$7]; POWER([.$Q$9];-(12-ROW(INDIRECT(&quot;1:12&quot;))))/[.$Q$9]))) - [.$F34]" office:value-type="float" office:value="185071765.664801" calcext:value-type="float">
            <text:p>185071765.664801</text:p>
          </table:table-cell>
          <table:table-cell table:formula="of:=( (([.$G33]*POWER([.$Q$7];12*[.AA$26])) - [.$C34]*SUMPRODUCT(POWER([.$Q$7];ROW(INDIRECT(&quot;1:12&quot;)))/[.$Q$7]; POWER([.$Q$9];-(12-ROW(INDIRECT(&quot;1:12&quot;))))/[.$Q$9]))) - [.$F34]" office:value-type="float" office:value="215436110.95872" calcext:value-type="float">
            <text:p>215436110.95872</text:p>
          </table:table-cell>
          <table:table-cell table:formula="of:=( (([.$G33]*POWER([.$Q$7];12*[.AB$26])) - [.$C34]*SUMPRODUCT(POWER([.$Q$7];ROW(INDIRECT(&quot;1:12&quot;)))/[.$Q$7]; POWER([.$Q$9];-(12-ROW(INDIRECT(&quot;1:12&quot;))))/[.$Q$9]))) - [.$F34]" office:value-type="float" office:value="250681661.936338" calcext:value-type="float">
            <text:p>250681661.936338</text:p>
          </table:table-cell>
          <table:table-cell table:formula="of:=( (([.$G33]*POWER([.$Q$7];12*[.AC$26])) - [.$C34]*SUMPRODUCT(POWER([.$Q$7];ROW(INDIRECT(&quot;1:12&quot;)))/[.$Q$7]; POWER([.$Q$9];-(12-ROW(INDIRECT(&quot;1:12&quot;))))/[.$Q$9]))) - [.$F34]" office:value-type="float" office:value="291593094.463244" calcext:value-type="float">
            <text:p>291593094.463244</text:p>
          </table:table-cell>
          <table:table-cell table:formula="of:=( (([.$G33]*POWER([.$Q$7];12*[.AD$26])) - [.$C34]*SUMPRODUCT(POWER([.$Q$7];ROW(INDIRECT(&quot;1:12&quot;)))/[.$Q$7]; POWER([.$Q$9];-(12-ROW(INDIRECT(&quot;1:12&quot;))))/[.$Q$9]))) - [.$F34]" office:value-type="float" office:value="339081224.59537" calcext:value-type="float">
            <text:p>339081224.59537</text:p>
          </table:table-cell>
          <table:table-cell table:formula="of:=( (([.$G33]*POWER([.$Q$7];12*[.AE$26])) - [.$C34]*SUMPRODUCT(POWER([.$Q$7];ROW(INDIRECT(&quot;1:12&quot;)))/[.$Q$7]; POWER([.$Q$9];-(12-ROW(INDIRECT(&quot;1:12&quot;))))/[.$Q$9]))) - [.$F34]" office:value-type="float" office:value="394203286.184453" calcext:value-type="float">
            <text:p>394203286.184453</text:p>
          </table:table-cell>
          <table:table-cell table:formula="of:=( (([.$G33]*POWER([.$Q$7];12*[.AF$26])) - [.$C34]*SUMPRODUCT(POWER([.$Q$7];ROW(INDIRECT(&quot;1:12&quot;)))/[.$Q$7]; POWER([.$Q$9];-(12-ROW(INDIRECT(&quot;1:12&quot;))))/[.$Q$9]))) - [.$F34]" office:value-type="float" office:value="458186468.200186" calcext:value-type="float">
            <text:p>458186468.200186</text:p>
          </table:table-cell>
          <table:table-cell table:formula="of:=( (([.$G33]*POWER([.$Q$7];12*[.AG$26])) - [.$C34]*SUMPRODUCT(POWER([.$Q$7];ROW(INDIRECT(&quot;1:12&quot;)))/[.$Q$7]; POWER([.$Q$9];-(12-ROW(INDIRECT(&quot;1:12&quot;))))/[.$Q$9]))) - [.$F34]" office:value-type="float" office:value="532455235.783241" calcext:value-type="float">
            <text:p>532455235.783241</text:p>
          </table:table-cell>
          <table:table-cell table:formula="of:=( (([.$G33]*POWER([.$Q$7];12*[.AH$26])) - [.$C34]*SUMPRODUCT(POWER([.$Q$7];ROW(INDIRECT(&quot;1:12&quot;)))/[.$Q$7]; POWER([.$Q$9];-(12-ROW(INDIRECT(&quot;1:12&quot;))))/[.$Q$9]))) - [.$F34]" office:value-type="float" office:value="618663043.280992" calcext:value-type="float">
            <text:p>618663043.280992</text:p>
          </table:table-cell>
          <table:table-cell table:formula="of:=( (([.$G33]*POWER([.$Q$7];12*[.AI$26])) - [.$C34]*SUMPRODUCT(POWER([.$Q$7];ROW(INDIRECT(&quot;1:12&quot;)))/[.$Q$7]; POWER([.$Q$9];-(12-ROW(INDIRECT(&quot;1:12&quot;))))/[.$Q$9]))) - [.$F34]" office:value-type="float" office:value="718729145.297" calcext:value-type="float">
            <text:p>718729145.297</text:p>
          </table:table-cell>
          <table:table-cell table:formula="of:=( (([.$G33]*POWER([.$Q$7];12*[.AJ$26])) - [.$C34]*SUMPRODUCT(POWER([.$Q$7];ROW(INDIRECT(&quot;1:12&quot;)))/[.$Q$7]; POWER([.$Q$9];-(12-ROW(INDIRECT(&quot;1:12&quot;))))/[.$Q$9]))) - [.$F34]" office:value-type="float" office:value="834881325.283013" calcext:value-type="float">
            <text:p>834881325.283013</text:p>
          </table:table-cell>
          <table:table-cell table:formula="of:=( (([.$G33]*POWER([.$Q$7];12*[.AK$26])) - [.$C34]*SUMPRODUCT(POWER([.$Q$7];ROW(INDIRECT(&quot;1:12&quot;)))/[.$Q$7]; POWER([.$Q$9];-(12-ROW(INDIRECT(&quot;1:12&quot;))))/[.$Q$9]))) - [.$F34]" office:value-type="float" office:value="969705492.945152" calcext:value-type="float">
            <text:p>969705492.945152</text:p>
          </table:table-cell>
          <table:table-cell table:formula="of:=( (([.$G33]*POWER([.$Q$7];12*[.AL$26])) - [.$C34]*SUMPRODUCT(POWER([.$Q$7];ROW(INDIRECT(&quot;1:12&quot;)))/[.$Q$7]; POWER([.$Q$9];-(12-ROW(INDIRECT(&quot;1:12&quot;))))/[.$Q$9]))) - [.$F34]" office:value-type="float" office:value="1126203254.65722" calcext:value-type="float">
            <text:p>1126203254.65722</text:p>
          </table:table-cell>
          <table:table-cell table:formula="of:=( (([.$G33]*POWER([.$Q$7];12*[.AM$26])) - [.$C34]*SUMPRODUCT(POWER([.$Q$7];ROW(INDIRECT(&quot;1:12&quot;)))/[.$Q$7]; POWER([.$Q$9];-(12-ROW(INDIRECT(&quot;1:12&quot;))))/[.$Q$9]))) - [.$F34]" office:value-type="float" office:value="1307858738.57805" calcext:value-type="float">
            <text:p>1307858738.57805</text:p>
          </table:table-cell>
          <table:table-cell table:formula="of:=( (([.$G33]*POWER([.$Q$7];12*[.AN$26])) - [.$C34]*SUMPRODUCT(POWER([.$Q$7];ROW(INDIRECT(&quot;1:12&quot;)))/[.$Q$7]; POWER([.$Q$9];-(12-ROW(INDIRECT(&quot;1:12&quot;))))/[.$Q$9]))) - [.$F34]" office:value-type="float" office:value="1518716162.2083" calcext:value-type="float">
            <text:p>1518716162.2083</text:p>
          </table:table-cell>
          <table:table-cell table:formula="of:=( (([.$G33]*POWER([.$Q$7];12*[.AO$26])) - [.$C34]*SUMPRODUCT(POWER([.$Q$7];ROW(INDIRECT(&quot;1:12&quot;)))/[.$Q$7]; POWER([.$Q$9];-(12-ROW(INDIRECT(&quot;1:12&quot;))))/[.$Q$9]))) - [.$F34]" office:value-type="float" office:value="1763469869.28255" calcext:value-type="float">
            <text:p>1763469869.28255</text:p>
          </table:table-cell>
          <table:table-cell table:formula="of:=( (([.$G33]*POWER([.$Q$7];12*[.AP$26])) - [.$C34]*SUMPRODUCT(POWER([.$Q$7];ROW(INDIRECT(&quot;1:12&quot;)))/[.$Q$7]; POWER([.$Q$9];-(12-ROW(INDIRECT(&quot;1:12&quot;))))/[.$Q$9]))) - [.$F34]" office:value-type="float" office:value="2047568840.49843" calcext:value-type="float">
            <text:p>2047568840.49843</text:p>
          </table:table-cell>
          <table:table-cell table:formula="of:=( (([.$G33]*POWER([.$Q$7];12*[.AQ$26])) - [.$C34]*SUMPRODUCT(POWER([.$Q$7];ROW(INDIRECT(&quot;1:12&quot;)))/[.$Q$7]; POWER([.$Q$9];-(12-ROW(INDIRECT(&quot;1:12&quot;))))/[.$Q$9]))) - [.$F34]" office:value-type="float" office:value="2377338004.81772" calcext:value-type="float">
            <text:p>2377338004.81772</text:p>
          </table:table-cell>
          <table:table-cell table:formula="of:=( (([.$G33]*POWER([.$Q$7];12*[.AR$26])) - [.$C34]*SUMPRODUCT(POWER([.$Q$7];ROW(INDIRECT(&quot;1:12&quot;)))/[.$Q$7]; POWER([.$Q$9];-(12-ROW(INDIRECT(&quot;1:12&quot;))))/[.$Q$9]))) - [.$F34]" office:value-type="float" office:value="2760119052.10708" calcext:value-type="float">
            <text:p>2760119052.10708</text:p>
          </table:table-cell>
          <table:table-cell table:formula="of:=( (([.$G33]*POWER([.$Q$7];12*[.AS$26])) - [.$C34]*SUMPRODUCT(POWER([.$Q$7];ROW(INDIRECT(&quot;1:12&quot;)))/[.$Q$7]; POWER([.$Q$9];-(12-ROW(INDIRECT(&quot;1:12&quot;))))/[.$Q$9]))) - [.$F34]" office:value-type="float" office:value="3204433882.04695" calcext:value-type="float">
            <text:p>3204433882.04695</text:p>
          </table:table-cell>
          <table:table-cell table:formula="of:=( (([.$G33]*POWER([.$Q$7];12*[.AT$26])) - [.$C34]*SUMPRODUCT(POWER([.$Q$7];ROW(INDIRECT(&quot;1:12&quot;)))/[.$Q$7]; POWER([.$Q$9];-(12-ROW(INDIRECT(&quot;1:12&quot;))))/[.$Q$9]))) - [.$F34]" office:value-type="float" office:value="3720174328.19097" calcext:value-type="float">
            <text:p>3720174328.19097</text:p>
          </table:table-cell>
          <table:table-cell table:formula="of:=( (([.$G33]*POWER([.$Q$7];12*[.AU$26])) - [.$C34]*SUMPRODUCT(POWER([.$Q$7];ROW(INDIRECT(&quot;1:12&quot;)))/[.$Q$7]; POWER([.$Q$9];-(12-ROW(INDIRECT(&quot;1:12&quot;))))/[.$Q$9]))) - [.$F34]" office:value-type="float" office:value="4318822381.02512" calcext:value-type="float">
            <text:p>4318822381.02512</text:p>
          </table:table-cell>
          <table:table-cell table:formula="of:=( (([.$G33]*POWER([.$Q$7];12*[.AV$26])) - [.$C34]*SUMPRODUCT(POWER([.$Q$7];ROW(INDIRECT(&quot;1:12&quot;)))/[.$Q$7]; POWER([.$Q$9];-(12-ROW(INDIRECT(&quot;1:12&quot;))))/[.$Q$9]))) - [.$F34]" office:value-type="float" office:value="5013705812.87843" calcext:value-type="float">
            <text:p>5013705812.87843</text:p>
          </table:table-cell>
          <table:table-cell table:formula="of:=( (([.$G33]*POWER([.$Q$7];12*[.AW$26])) - [.$C34]*SUMPRODUCT(POWER([.$Q$7];ROW(INDIRECT(&quot;1:12&quot;)))/[.$Q$7]; POWER([.$Q$9];-(12-ROW(INDIRECT(&quot;1:12&quot;))))/[.$Q$9]))) - [.$F34]" office:value-type="float" office:value="5820294895.69302" calcext:value-type="float">
            <text:p>5820294895.69302</text:p>
          </table:table-cell>
          <table:table-cell table:formula="of:=( (([.$G33]*POWER([.$Q$7];12*[.AX$26])) - [.$C34]*SUMPRODUCT(POWER([.$Q$7];ROW(INDIRECT(&quot;1:12&quot;)))/[.$Q$7]; POWER([.$Q$9];-(12-ROW(INDIRECT(&quot;1:12&quot;))))/[.$Q$9]))) - [.$F34]" office:value-type="float" office:value="6756546817.51612" calcext:value-type="float">
            <text:p>6756546817.51612</text:p>
          </table:table-cell>
          <table:table-cell table:formula="of:=( (([.$G33]*POWER([.$Q$7];12*[.AY$26])) - [.$C34]*SUMPRODUCT(POWER([.$Q$7];ROW(INDIRECT(&quot;1:12&quot;)))/[.$Q$7]; POWER([.$Q$9];-(12-ROW(INDIRECT(&quot;1:12&quot;))))/[.$Q$9]))) - [.$F34]" office:value-type="float" office:value="7843305465.49911" calcext:value-type="float">
            <text:p>7843305465.49911</text:p>
          </table:table-cell>
          <table:table-cell table:formula="of:=( (([.$G33]*POWER([.$Q$7];12*[.AZ$26])) - [.$C34]*SUMPRODUCT(POWER([.$Q$7];ROW(INDIRECT(&quot;1:12&quot;)))/[.$Q$7]; POWER([.$Q$9];-(12-ROW(INDIRECT(&quot;1:12&quot;))))/[.$Q$9]))) - [.$F34]" office:value-type="float" office:value="9104765475.8199" calcext:value-type="float">
            <text:p>9104765475.8199</text:p>
          </table:table-cell>
          <table:table-cell table:formula="of:=( (([.$G33]*POWER([.$Q$7];12*[.BA$26])) - [.$C34]*SUMPRODUCT(POWER([.$Q$7];ROW(INDIRECT(&quot;1:12&quot;)))/[.$Q$7]; POWER([.$Q$9];-(12-ROW(INDIRECT(&quot;1:12&quot;))))/[.$Q$9]))) - [.$F34]" office:value-type="float" office:value="10569010881.7267" calcext:value-type="float">
            <text:p>10569010881.7267</text:p>
          </table:table-cell>
          <table:table-cell table:formula="of:=( (([.$G33]*POWER([.$Q$7];12*[.BB$26])) - [.$C34]*SUMPRODUCT(POWER([.$Q$7];ROW(INDIRECT(&quot;1:12&quot;)))/[.$Q$7]; POWER([.$Q$9];-(12-ROW(INDIRECT(&quot;1:12&quot;))))/[.$Q$9]))) - [.$F34]" office:value-type="float" office:value="12268640351.6881" calcext:value-type="float">
            <text:p>12268640351.6881</text:p>
          </table:table-cell>
          <table:table-cell table:formula="of:=( (([.$G33]*POWER([.$Q$7];12*[.BC$26])) - [.$C34]*SUMPRODUCT(POWER([.$Q$7];ROW(INDIRECT(&quot;1:12&quot;)))/[.$Q$7]; POWER([.$Q$9];-(12-ROW(INDIRECT(&quot;1:12&quot;))))/[.$Q$9]))) - [.$F34]" office:value-type="float" office:value="14241492937.4009" calcext:value-type="float">
            <text:p>14241492937.4009</text:p>
          </table:table-cell>
          <table:table-cell table:formula="of:=( (([.$G33]*POWER([.$Q$7];12*[.BD$26])) - [.$C34]*SUMPRODUCT(POWER([.$Q$7];ROW(INDIRECT(&quot;1:12&quot;)))/[.$Q$7]; POWER([.$Q$9];-(12-ROW(INDIRECT(&quot;1:12&quot;))))/[.$Q$9]))) - [.$F34]" office:value-type="float" office:value="16531490489.0686" calcext:value-type="float">
            <text:p>16531490489.0686</text:p>
          </table:table-cell>
          <table:table-cell table:formula="of:=( (([.$G33]*POWER([.$Q$7];12*[.BE$26])) - [.$C34]*SUMPRODUCT(POWER([.$Q$7];ROW(INDIRECT(&quot;1:12&quot;)))/[.$Q$7]; POWER([.$Q$9];-(12-ROW(INDIRECT(&quot;1:12&quot;))))/[.$Q$9]))) - [.$F34]" office:value-type="float" office:value="19189615492.7415" calcext:value-type="float">
            <text:p>19189615492.7415</text:p>
          </table:table-cell>
          <table:table-cell table:formula="of:=( (([.$G33]*POWER([.$Q$7];12*[.BF$26])) - [.$C34]*SUMPRODUCT(POWER([.$Q$7];ROW(INDIRECT(&quot;1:12&quot;)))/[.$Q$7]; POWER([.$Q$9];-(12-ROW(INDIRECT(&quot;1:12&quot;))))/[.$Q$9]))) - [.$F34]" office:value-type="float" office:value="22275046099.4273" calcext:value-type="float">
            <text:p>22275046099.4273</text:p>
          </table:table-cell>
          <table:table-cell table:formula="of:=( (([.$G33]*POWER([.$Q$7];12*[.BG$26])) - [.$C34]*SUMPRODUCT(POWER([.$Q$7];ROW(INDIRECT(&quot;1:12&quot;)))/[.$Q$7]; POWER([.$Q$9];-(12-ROW(INDIRECT(&quot;1:12&quot;))))/[.$Q$9]))) - [.$F34]" office:value-type="float" office:value="25856473615.2586" calcext:value-type="float">
            <text:p>25856473615.2586</text:p>
          </table:table-cell>
          <table:table-cell table:formula="of:=( (([.$G33]*POWER([.$Q$7];12*[.BH$26])) - [.$C34]*SUMPRODUCT(POWER([.$Q$7];ROW(INDIRECT(&quot;1:12&quot;)))/[.$Q$7]; POWER([.$Q$9];-(12-ROW(INDIRECT(&quot;1:12&quot;))))/[.$Q$9]))) - [.$F34]" office:value-type="float" office:value="30013631784.1573" calcext:value-type="float">
            <text:p>30013631784.1573</text:p>
          </table:table-cell>
          <table:table-cell table:formula="of:=( (([.$G33]*POWER([.$Q$7];12*[.BI$26])) - [.$C34]*SUMPRODUCT(POWER([.$Q$7];ROW(INDIRECT(&quot;1:12&quot;)))/[.$Q$7]; POWER([.$Q$9];-(12-ROW(INDIRECT(&quot;1:12&quot;))))/[.$Q$9]))) - [.$F34]" office:value-type="float" office:value="34839071909.5955" calcext:value-type="float">
            <text:p>34839071909.5955</text:p>
          </table:table-cell>
          <table:table-cell table:formula="of:=( (([.$G33]*POWER([.$Q$7];12*[.BJ$26])) - [.$C34]*SUMPRODUCT(POWER([.$Q$7];ROW(INDIRECT(&quot;1:12&quot;)))/[.$Q$7]; POWER([.$Q$9];-(12-ROW(INDIRECT(&quot;1:12&quot;))))/[.$Q$9]))) - [.$F34]" office:value-type="float" office:value="40440223335.1997" calcext:value-type="float">
            <text:p>40440223335.1997</text:p>
          </table:table-cell>
          <table:table-cell table:formula="of:=( (([.$G33]*POWER([.$Q$7];12*[.BK$26])) - [.$C34]*SUMPRODUCT(POWER([.$Q$7];ROW(INDIRECT(&quot;1:12&quot;)))/[.$Q$7]; POWER([.$Q$9];-(12-ROW(INDIRECT(&quot;1:12&quot;))))/[.$Q$9]))) - [.$F34]" office:value-type="float" office:value="46941785156.9204" calcext:value-type="float">
            <text:p>46941785156.9204</text:p>
          </table:table-cell>
          <table:table-cell table:formula="of:=( (([.$G33]*POWER([.$Q$7];12*[.BL$26])) - [.$C34]*SUMPRODUCT(POWER([.$Q$7];ROW(INDIRECT(&quot;1:12&quot;)))/[.$Q$7]; POWER([.$Q$9];-(12-ROW(INDIRECT(&quot;1:12&quot;))))/[.$Q$9]))) - [.$F34]" office:value-type="float" office:value="54488502413.738" calcext:value-type="float">
            <text:p>54488502413.738</text:p>
          </table:table-cell>
          <table:table-cell table:formula="of:=( (([.$G33]*POWER([.$Q$7];12*[.BM$26])) - [.$C34]*SUMPRODUCT(POWER([.$Q$7];ROW(INDIRECT(&quot;1:12&quot;)))/[.$Q$7]; POWER([.$Q$9];-(12-ROW(INDIRECT(&quot;1:12&quot;))))/[.$Q$9]))) - [.$F34]" office:value-type="float" office:value="63248388563.5672" calcext:value-type="float">
            <text:p>63248388563.5672</text:p>
          </table:table-cell>
          <table:table-cell table:formula="of:=( (([.$G33]*POWER([.$Q$7];12*[.BN$26])) - [.$C34]*SUMPRODUCT(POWER([.$Q$7];ROW(INDIRECT(&quot;1:12&quot;)))/[.$Q$7]; POWER([.$Q$9];-(12-ROW(INDIRECT(&quot;1:12&quot;))))/[.$Q$9]))) - [.$F34]" office:value-type="float" office:value="73416465986.7206" calcext:value-type="float">
            <text:p>73416465986.7206</text:p>
          </table:table-cell>
          <table:table-cell table:formula="of:=( (([.$G33]*POWER([.$Q$7];12*[.BO$26])) - [.$C34]*SUMPRODUCT(POWER([.$Q$7];ROW(INDIRECT(&quot;1:12&quot;)))/[.$Q$7]; POWER([.$Q$9];-(12-ROW(INDIRECT(&quot;1:12&quot;))))/[.$Q$9]))) - [.$F34]" office:value-type="float" office:value="85219107792.2031" calcext:value-type="float">
            <text:p>85219107792.2031</text:p>
          </table:table-cell>
          <table:table-cell table:formula="of:=( (([.$G33]*POWER([.$Q$7];12*[.BP$26])) - [.$C34]*SUMPRODUCT(POWER([.$Q$7];ROW(INDIRECT(&quot;1:12&quot;)))/[.$Q$7]; POWER([.$Q$9];-(12-ROW(INDIRECT(&quot;1:12&quot;))))/[.$Q$9]))) - [.$F34]" office:value-type="float" office:value="98919077588.9832" calcext:value-type="float">
            <text:p>98919077588.9832</text:p>
          </table:table-cell>
          <table:table-cell table:formula="of:=( (([.$G33]*POWER([.$Q$7];12*[.BQ$26])) - [.$C34]*SUMPRODUCT(POWER([.$Q$7];ROW(INDIRECT(&quot;1:12&quot;)))/[.$Q$7]; POWER([.$Q$9];-(12-ROW(INDIRECT(&quot;1:12&quot;))))/[.$Q$9]))) - [.$F34]" office:value-type="float" office:value="114821379423.264" calcext:value-type="float">
            <text:p>114821379423.264</text:p>
          </table:table-cell>
          <table:table-cell table:formula="of:=( (([.$G33]*POWER([.$Q$7];12*[.BR$26])) - [.$C34]*SUMPRODUCT(POWER([.$Q$7];ROW(INDIRECT(&quot;1:12&quot;)))/[.$Q$7]; POWER([.$Q$9];-(12-ROW(INDIRECT(&quot;1:12&quot;))))/[.$Q$9]))) - [.$F34]" office:value-type="float" office:value="133280048119.601" calcext:value-type="float">
            <text:p>133280048119.601</text:p>
          </table:table-cell>
          <table:table-cell table:formula="of:=( (([.$G33]*POWER([.$Q$7];12*[.BS$26])) - [.$C34]*SUMPRODUCT(POWER([.$Q$7];ROW(INDIRECT(&quot;1:12&quot;)))/[.$Q$7]; POWER([.$Q$9];-(12-ROW(INDIRECT(&quot;1:12&quot;))))/[.$Q$9]))) - [.$F34]" office:value-type="float" office:value="154706031200.026" calcext:value-type="float">
            <text:p>154706031200.026</text:p>
          </table:table-cell>
          <table:table-cell table:formula="of:=( (([.$G33]*POWER([.$Q$7];12*[.BT$26])) - [.$C34]*SUMPRODUCT(POWER([.$Q$7];ROW(INDIRECT(&quot;1:12&quot;)))/[.$Q$7]; POWER([.$Q$9];-(12-ROW(INDIRECT(&quot;1:12&quot;))))/[.$Q$9]))) - [.$F34]" office:value-type="float" office:value="179576337857.285" calcext:value-type="float">
            <text:p>179576337857.285</text:p>
          </table:table-cell>
          <table:table-cell table:formula="of:=( (([.$G33]*POWER([.$Q$7];12*[.BU$26])) - [.$C34]*SUMPRODUCT(POWER([.$Q$7];ROW(INDIRECT(&quot;1:12&quot;)))/[.$Q$7]; POWER([.$Q$9];-(12-ROW(INDIRECT(&quot;1:12&quot;))))/[.$Q$9]))) - [.$F34]" office:value-type="float" office:value="208444658666.856" calcext:value-type="float">
            <text:p>208444658666.856</text:p>
          </table:table-cell>
          <table:table-cell table:formula="of:=( (([.$G33]*POWER([.$Q$7];12*[.BV$26])) - [.$C34]*SUMPRODUCT(POWER([.$Q$7];ROW(INDIRECT(&quot;1:12&quot;)))/[.$Q$7]; POWER([.$Q$9];-(12-ROW(INDIRECT(&quot;1:12&quot;))))/[.$Q$9]))) - [.$F34]" office:value-type="float" office:value="241953692465.641" calcext:value-type="float">
            <text:p>241953692465.641</text:p>
          </table:table-cell>
          <table:table-cell table:formula="of:=( (([.$G33]*POWER([.$Q$7];12*[.BW$26])) - [.$C34]*SUMPRODUCT(POWER([.$Q$7];ROW(INDIRECT(&quot;1:12&quot;)))/[.$Q$7]; POWER([.$Q$9];-(12-ROW(INDIRECT(&quot;1:12&quot;))))/[.$Q$9]))) - [.$F34]" office:value-type="float" office:value="280849454832.114" calcext:value-type="float">
            <text:p>280849454832.114</text:p>
          </table:table-cell>
          <table:table-cell table:formula="of:=( (([.$G33]*POWER([.$Q$7];12*[.BX$26])) - [.$C34]*SUMPRODUCT(POWER([.$Q$7];ROW(INDIRECT(&quot;1:12&quot;)))/[.$Q$7]; POWER([.$Q$9];-(12-ROW(INDIRECT(&quot;1:12&quot;))))/[.$Q$9]))) - [.$F34]" office:value-type="float" office:value="325997886719.278" calcext:value-type="float">
            <text:p>325997886719.278</text:p>
          </table:table-cell>
          <table:table-cell table:formula="of:=( (([.$G33]*POWER([.$Q$7];12*[.BY$26])) - [.$C34]*SUMPRODUCT(POWER([.$Q$7];ROW(INDIRECT(&quot;1:12&quot;)))/[.$Q$7]; POWER([.$Q$9];-(12-ROW(INDIRECT(&quot;1:12&quot;))))/[.$Q$9]))) - [.$F34]" office:value-type="float" office:value="378404133000.413" calcext:value-type="float">
            <text:p>378404133000.413</text:p>
          </table:table-cell>
          <table:table-cell table:formula="of:=( (([.$G33]*POWER([.$Q$7];12*[.BZ$26])) - [.$C34]*SUMPRODUCT(POWER([.$Q$7];ROW(INDIRECT(&quot;1:12&quot;)))/[.$Q$7]; POWER([.$Q$9];-(12-ROW(INDIRECT(&quot;1:12&quot;))))/[.$Q$9]))) - [.$F34]" office:value-type="float" office:value="439234920128.144" calcext:value-type="float">
            <text:p>439234920128.14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B58]*(1+[.$Q$11])" office:value-type="float" office:value="307348.249243852" calcext:value-type="float">
            <text:p>307348.249243852</text:p>
          </table:table-cell>
          <table:table-cell table:formula="of:=[.$C58]*POWER([.$Q$9];12)" office:value-type="float" office:value="663105.77380992" calcext:value-type="float">
            <text:p>663105.77380992</text:p>
          </table:table-cell>
          <table:table-cell table:formula="of:=[.$B59]*12" office:value-type="float" office:value="3688178.99092622" calcext:value-type="float">
            <text:p>3688178.99092622</text:p>
          </table:table-cell>
          <table:table-cell table:formula="of:=[.$C59]*(POWER([.$Q$9];12)-1)/([.$Q$9]-1)" office:value-type="float" office:value="8209446.51867109" calcext:value-type="float">
            <text:p>8209446.51867109</text:p>
          </table:table-cell>
          <table:table-cell table:formula="of:=  ( (([.$G58]*POWER([.$Q$7];3)) + [.$B59]*SERIESSUM([.$Q$7];0;1;POWER(1; ROW(INDIRECT(&quot;1:3&quot;)))) - [.$C59]*SUMPRODUCT(POWER([.$Q$7];ROW(INDIRECT(&quot;1:3&quot;)))/[.$Q$7]; POWER([.$Q$9];-(12-ROW(INDIRECT(&quot;1:3&quot;))))/[.$Q$9])) + (([.$G58]*POWER([.$Q$7];6)) + [.$B59]*SERIESSUM([.$Q$7];0;1;POWER(1; ROW(INDIRECT(&quot;1:6&quot;)))) - [.$C59]*SUMPRODUCT(POWER([.$Q$7];ROW(INDIRECT(&quot;1:6&quot;)))/[.$Q$7]; POWER([.$Q$9];-(12-ROW(INDIRECT(&quot;1:6&quot;))))/[.$Q$9])) + (([.$G58]*POWER([.$Q$7];9)) + [.$B59]*SERIESSUM([.$Q$7];0;1;POWER(1; ROW(INDIRECT(&quot;1:9&quot;)))) - [.$C59]*SUMPRODUCT(POWER([.$Q$7];ROW(INDIRECT(&quot;1:9&quot;)))/[.$Q$7]; POWER([.$Q$9];-(12-ROW(INDIRECT(&quot;1:9&quot;))))/[.$Q$9])) + (([.$G58]*POWER([.$Q$7];12)) + [.$B59]*SERIESSUM([.$Q$7];0;1;POWER(1; ROW(INDIRECT(&quot;1:12&quot;)))) - [.$C59]*SUMPRODUCT(POWER([.$Q$7];ROW(INDIRECT(&quot;1:12&quot;)))/[.$Q$7]; POWER([.$Q$9];-(12-ROW(INDIRECT(&quot;1:12&quot;))))/[.$Q$9])) ) * [.$Q$4] * [.$Q$4] / 4" office:value-type="float" office:value="20101019.7970157" calcext:value-type="float">
            <text:p>20101019.7970157</text:p>
          </table:table-cell>
          <table:table-cell table:formula="of:=[.$G58]*POWER([.$Q$7];12) + [.$B59]*(POWER([.$Q$7];12)-1)/([.$Q$7]-1) - [.$Q$3]*SUMPRODUCT(POWER([.$Q$7]; INDEX([.$A$2:.$A$13];N(IF({1};MAX(ROW([.$A$2:.$A$13]))-ROW([.$A$2:.$A$13])+1)))); POWER([.$Q$9];[.$A$2:.$A$13])) - [.$F59]" office:value-type="float" office:value="222359033.861369" calcext:value-type="float">
            <text:p>222359033.861369</text:p>
          </table:table-cell>
          <table:table-cell table:formula="of:=COUNTIF([.$M83:.$CA83];&quot;&gt;=0&quot;)" office:value-type="float" office:value="0" calcext:value-type="float">
            <text:p>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[.$G34]*POWER([.$Q$7];12) - [.$Q$3]*SUMPRODUCT(POWER([.$Q$7]; INDEX([.$A$2:.$A$13];N(IF({1};MAX(ROW([.$A$2:.$A$13]))-ROW([.$A$2:.$A$13])+1)))); POWER([.$Q$9];[.$A$2:.$A$13])) - [.$F35]" office:value-type="float" office:value="27293539.5029357" calcext:value-type="float">
            <text:p>27293539.5029357</text:p>
          </table:table-cell>
          <table:table-cell table:formula="of:=[.M$27]*POWER([.$Q$7];12*[.M$26]) - [.$Q$3]*SUMPRODUCT(POWER([.$Q$7]; INDEX([.$A$2:.$A$13];N(IF({1};MAX(ROW([.$A$2:.$A$13]))-ROW([.$A$2:.$A$13])+1)))); POWER([.$Q$9];[.$A$2:.$A$13])) - [.$F35]" office:value-type="float" office:value="-2971101.06977776" calcext:value-type="float">
            <text:p>-2971101.06977776</text:p>
          </table:table-cell>
          <table:table-cell table:formula="of:=( (([.$G34]*POWER([.$Q$7];12*[.N$26])) - [.$C35]*SUMPRODUCT(POWER([.$Q$7];ROW(INDIRECT(&quot;1:12&quot;)))/[.$Q$7]; POWER([.$Q$9];-(12-ROW(INDIRECT(&quot;1:12&quot;))))/[.$Q$9]))) - [.$F35]" office:value-type="float" office:value="30697332.8497864" calcext:value-type="float">
            <text:p>30697332.8497864</text:p>
          </table:table-cell>
          <table:table-cell table:formula="of:=( (([.$G34]*POWER([.$Q$7];12*[.O$26])) - [.$C35]*SUMPRODUCT(POWER([.$Q$7];ROW(INDIRECT(&quot;1:12&quot;)))/[.$Q$7]; POWER([.$Q$9];-(12-ROW(INDIRECT(&quot;1:12&quot;))))/[.$Q$9]))) - [.$F35]" office:value-type="float" office:value="36300671.29597" calcext:value-type="float">
            <text:p>36300671.29597</text:p>
          </table:table-cell>
          <table:table-cell table:formula="of:=( (([.$G34]*POWER([.$Q$7];12*[.P$26])) - [.$C35]*SUMPRODUCT(POWER([.$Q$7];ROW(INDIRECT(&quot;1:12&quot;)))/[.$Q$7]; POWER([.$Q$9];-(12-ROW(INDIRECT(&quot;1:12&quot;))))/[.$Q$9]))) - [.$F35]" office:value-type="float" office:value="42804771.7117087" calcext:value-type="float">
            <text:p>42804771.7117087</text:p>
          </table:table-cell>
          <table:table-cell table:formula="of:=( (([.$G34]*POWER([.$Q$7];12*[.Q$26])) - [.$C35]*SUMPRODUCT(POWER([.$Q$7];ROW(INDIRECT(&quot;1:12&quot;)))/[.$Q$7]; POWER([.$Q$9];-(12-ROW(INDIRECT(&quot;1:12&quot;))))/[.$Q$9]))) - [.$F35]" office:value-type="float" office:value="50354435.6530013" calcext:value-type="float">
            <text:p>50354435.6530013</text:p>
          </table:table-cell>
          <table:table-cell table:formula="of:=( (([.$G34]*POWER([.$Q$7];12*[.R$26])) - [.$C35]*SUMPRODUCT(POWER([.$Q$7];ROW(INDIRECT(&quot;1:12&quot;)))/[.$Q$7]; POWER([.$Q$9];-(12-ROW(INDIRECT(&quot;1:12&quot;))))/[.$Q$9]))) - [.$F35]" office:value-type="float" office:value="59117742.1801471" calcext:value-type="float">
            <text:p>59117742.1801471</text:p>
          </table:table-cell>
          <table:table-cell table:formula="of:=( (([.$G34]*POWER([.$Q$7];12*[.S$26])) - [.$C35]*SUMPRODUCT(POWER([.$Q$7];ROW(INDIRECT(&quot;1:12&quot;)))/[.$Q$7]; POWER([.$Q$9];-(12-ROW(INDIRECT(&quot;1:12&quot;))))/[.$Q$9]))) - [.$F35]" office:value-type="float" office:value="69289789.821723" calcext:value-type="float">
            <text:p>69289789.821723</text:p>
          </table:table-cell>
          <table:table-cell table:formula="of:=( (([.$G34]*POWER([.$Q$7];12*[.T$26])) - [.$C35]*SUMPRODUCT(POWER([.$Q$7];ROW(INDIRECT(&quot;1:12&quot;)))/[.$Q$7]; POWER([.$Q$9];-(12-ROW(INDIRECT(&quot;1:12&quot;))))/[.$Q$9]))) - [.$F35]" office:value-type="float" office:value="81097040.0761759" calcext:value-type="float">
            <text:p>81097040.0761759</text:p>
          </table:table-cell>
          <table:table-cell table:formula="of:=( (([.$G34]*POWER([.$Q$7];12*[.U$26])) - [.$C35]*SUMPRODUCT(POWER([.$Q$7];ROW(INDIRECT(&quot;1:12&quot;)))/[.$Q$7]; POWER([.$Q$9];-(12-ROW(INDIRECT(&quot;1:12&quot;))))/[.$Q$9]))) - [.$F35]" office:value-type="float" office:value="94802359.1509181" calcext:value-type="float">
            <text:p>94802359.1509181</text:p>
          </table:table-cell>
          <table:table-cell table:formula="of:=( (([.$G34]*POWER([.$Q$7];12*[.V$26])) - [.$C35]*SUMPRODUCT(POWER([.$Q$7];ROW(INDIRECT(&quot;1:12&quot;)))/[.$Q$7]; POWER([.$Q$9];-(12-ROW(INDIRECT(&quot;1:12&quot;))))/[.$Q$9]))) - [.$F35]" office:value-type="float" office:value="110710870.18376" calcext:value-type="float">
            <text:p>110710870.18376</text:p>
          </table:table-cell>
          <table:table-cell table:formula="of:=( (([.$G34]*POWER([.$Q$7];12*[.W$26])) - [.$C35]*SUMPRODUCT(POWER([.$Q$7];ROW(INDIRECT(&quot;1:12&quot;)))/[.$Q$7]; POWER([.$Q$9];-(12-ROW(INDIRECT(&quot;1:12&quot;))))/[.$Q$9]))) - [.$F35]" office:value-type="float" office:value="129176746.235378" calcext:value-type="float">
            <text:p>129176746.235378</text:p>
          </table:table-cell>
          <table:table-cell table:formula="of:=( (([.$G34]*POWER([.$Q$7];12*[.X$26])) - [.$C35]*SUMPRODUCT(POWER([.$Q$7];ROW(INDIRECT(&quot;1:12&quot;)))/[.$Q$7]; POWER([.$Q$9];-(12-ROW(INDIRECT(&quot;1:12&quot;))))/[.$Q$9]))) - [.$F35]" office:value-type="float" office:value="150611095.286006" calcext:value-type="float">
            <text:p>150611095.286006</text:p>
          </table:table-cell>
          <table:table-cell table:formula="of:=( (([.$G34]*POWER([.$Q$7];12*[.Y$26])) - [.$C35]*SUMPRODUCT(POWER([.$Q$7];ROW(INDIRECT(&quot;1:12&quot;)))/[.$Q$7]; POWER([.$Q$9];-(12-ROW(INDIRECT(&quot;1:12&quot;))))/[.$Q$9]))) - [.$F35]" office:value-type="float" office:value="175491112.780974" calcext:value-type="float">
            <text:p>175491112.780974</text:p>
          </table:table-cell>
          <table:table-cell table:formula="of:=( (([.$G34]*POWER([.$Q$7];12*[.Z$26])) - [.$C35]*SUMPRODUCT(POWER([.$Q$7];ROW(INDIRECT(&quot;1:12&quot;)))/[.$Q$7]; POWER([.$Q$9];-(12-ROW(INDIRECT(&quot;1:12&quot;))))/[.$Q$9]))) - [.$F35]" office:value-type="float" office:value="204370705.489286" calcext:value-type="float">
            <text:p>204370705.489286</text:p>
          </table:table-cell>
          <table:table-cell table:formula="of:=( (([.$G34]*POWER([.$Q$7];12*[.AA$26])) - [.$C35]*SUMPRODUCT(POWER([.$Q$7];ROW(INDIRECT(&quot;1:12&quot;)))/[.$Q$7]; POWER([.$Q$9];-(12-ROW(INDIRECT(&quot;1:12&quot;))))/[.$Q$9]))) - [.$F35]" office:value-type="float" office:value="237892823.195459" calcext:value-type="float">
            <text:p>237892823.195459</text:p>
          </table:table-cell>
          <table:table-cell table:formula="of:=( (([.$G34]*POWER([.$Q$7];12*[.AB$26])) - [.$C35]*SUMPRODUCT(POWER([.$Q$7];ROW(INDIRECT(&quot;1:12&quot;)))/[.$Q$7]; POWER([.$Q$9];-(12-ROW(INDIRECT(&quot;1:12&quot;))))/[.$Q$9]))) - [.$F35]" office:value-type="float" office:value="276803772.766541" calcext:value-type="float">
            <text:p>276803772.766541</text:p>
          </table:table-cell>
          <table:table-cell table:formula="of:=( (([.$G34]*POWER([.$Q$7];12*[.AC$26])) - [.$C35]*SUMPRODUCT(POWER([.$Q$7];ROW(INDIRECT(&quot;1:12&quot;)))/[.$Q$7]; POWER([.$Q$9];-(12-ROW(INDIRECT(&quot;1:12&quot;))))/[.$Q$9]))) - [.$F35]" office:value-type="float" office:value="321969833.270067" calcext:value-type="float">
            <text:p>321969833.270067</text:p>
          </table:table-cell>
          <table:table-cell table:formula="of:=( (([.$G34]*POWER([.$Q$7];12*[.AD$26])) - [.$C35]*SUMPRODUCT(POWER([.$Q$7];ROW(INDIRECT(&quot;1:12&quot;)))/[.$Q$7]; POWER([.$Q$9];-(12-ROW(INDIRECT(&quot;1:12&quot;))))/[.$Q$9]))) - [.$F35]" office:value-type="float" office:value="374396542.047284" calcext:value-type="float">
            <text:p>374396542.047284</text:p>
          </table:table-cell>
          <table:table-cell table:formula="of:=( (([.$G34]*POWER([.$Q$7];12*[.AE$26])) - [.$C35]*SUMPRODUCT(POWER([.$Q$7];ROW(INDIRECT(&quot;1:12&quot;)))/[.$Q$7]; POWER([.$Q$9];-(12-ROW(INDIRECT(&quot;1:12&quot;))))/[.$Q$9]))) - [.$F35]" office:value-type="float" office:value="435251081.109788" calcext:value-type="float">
            <text:p>435251081.109788</text:p>
          </table:table-cell>
          <table:table-cell table:formula="of:=( (([.$G34]*POWER([.$Q$7];12*[.AF$26])) - [.$C35]*SUMPRODUCT(POWER([.$Q$7];ROW(INDIRECT(&quot;1:12&quot;)))/[.$Q$7]; POWER([.$Q$9];-(12-ROW(INDIRECT(&quot;1:12&quot;))))/[.$Q$9]))) - [.$F35]" office:value-type="float" office:value="505888262.250539" calcext:value-type="float">
            <text:p>505888262.250539</text:p>
          </table:table-cell>
          <table:table-cell table:formula="of:=( (([.$G34]*POWER([.$Q$7];12*[.AG$26])) - [.$C35]*SUMPRODUCT(POWER([.$Q$7];ROW(INDIRECT(&quot;1:12&quot;)))/[.$Q$7]; POWER([.$Q$9];-(12-ROW(INDIRECT(&quot;1:12&quot;))))/[.$Q$9]))) - [.$F35]" office:value-type="float" office:value="587880689.378884" calcext:value-type="float">
            <text:p>587880689.378884</text:p>
          </table:table-cell>
          <table:table-cell table:formula="of:=( (([.$G34]*POWER([.$Q$7];12*[.AH$26])) - [.$C35]*SUMPRODUCT(POWER([.$Q$7];ROW(INDIRECT(&quot;1:12&quot;)))/[.$Q$7]; POWER([.$Q$9];-(12-ROW(INDIRECT(&quot;1:12&quot;))))/[.$Q$9]))) - [.$F35]" office:value-type="float" office:value="683053769.587183" calcext:value-type="float">
            <text:p>683053769.587183</text:p>
          </table:table-cell>
          <table:table-cell table:formula="of:=( (([.$G34]*POWER([.$Q$7];12*[.AI$26])) - [.$C35]*SUMPRODUCT(POWER([.$Q$7];ROW(INDIRECT(&quot;1:12&quot;)))/[.$Q$7]; POWER([.$Q$9];-(12-ROW(INDIRECT(&quot;1:12&quot;))))/[.$Q$9]))) - [.$F35]" office:value-type="float" office:value="793526352.404581" calcext:value-type="float">
            <text:p>793526352.404581</text:p>
          </table:table-cell>
          <table:table-cell table:formula="of:=( (([.$G34]*POWER([.$Q$7];12*[.AJ$26])) - [.$C35]*SUMPRODUCT(POWER([.$Q$7];ROW(INDIRECT(&quot;1:12&quot;)))/[.$Q$7]; POWER([.$Q$9];-(12-ROW(INDIRECT(&quot;1:12&quot;))))/[.$Q$9]))) - [.$F35]" office:value-type="float" office:value="921757901.994403" calcext:value-type="float">
            <text:p>921757901.994403</text:p>
          </table:table-cell>
          <table:table-cell table:formula="of:=( (([.$G34]*POWER([.$Q$7];12*[.AK$26])) - [.$C35]*SUMPRODUCT(POWER([.$Q$7];ROW(INDIRECT(&quot;1:12&quot;)))/[.$Q$7]; POWER([.$Q$9];-(12-ROW(INDIRECT(&quot;1:12&quot;))))/[.$Q$9]))) - [.$F35]" office:value-type="float" office:value="1070603252.49541" calcext:value-type="float">
            <text:p>1070603252.49541</text:p>
          </table:table-cell>
          <table:table-cell table:formula="of:=( (([.$G34]*POWER([.$Q$7];12*[.AL$26])) - [.$C35]*SUMPRODUCT(POWER([.$Q$7];ROW(INDIRECT(&quot;1:12&quot;)))/[.$Q$7]; POWER([.$Q$9];-(12-ROW(INDIRECT(&quot;1:12&quot;))))/[.$Q$9]))) - [.$F35]" office:value-type="float" office:value="1243376165.53152" calcext:value-type="float">
            <text:p>1243376165.53152</text:p>
          </table:table-cell>
          <table:table-cell table:formula="of:=( (([.$G34]*POWER([.$Q$7];12*[.AM$26])) - [.$C35]*SUMPRODUCT(POWER([.$Q$7];ROW(INDIRECT(&quot;1:12&quot;)))/[.$Q$7]; POWER([.$Q$9];-(12-ROW(INDIRECT(&quot;1:12&quot;))))/[.$Q$9]))) - [.$F35]" office:value-type="float" office:value="1443923104.87834" calcext:value-type="float">
            <text:p>1443923104.87834</text:p>
          </table:table-cell>
          <table:table-cell table:formula="of:=( (([.$G34]*POWER([.$Q$7];12*[.AN$26])) - [.$C35]*SUMPRODUCT(POWER([.$Q$7];ROW(INDIRECT(&quot;1:12&quot;)))/[.$Q$7]; POWER([.$Q$9];-(12-ROW(INDIRECT(&quot;1:12&quot;))))/[.$Q$9]))) - [.$F35]" office:value-type="float" office:value="1676708870.74068" calcext:value-type="float">
            <text:p>1676708870.74068</text:p>
          </table:table-cell>
          <table:table-cell table:formula="of:=( (([.$G34]*POWER([.$Q$7];12*[.AO$26])) - [.$C35]*SUMPRODUCT(POWER([.$Q$7];ROW(INDIRECT(&quot;1:12&quot;)))/[.$Q$7]; POWER([.$Q$9];-(12-ROW(INDIRECT(&quot;1:12&quot;))))/[.$Q$9]))) - [.$F35]" office:value-type="float" office:value="1946916000.12701" calcext:value-type="float">
            <text:p>1946916000.12701</text:p>
          </table:table-cell>
          <table:table-cell table:formula="of:=( (([.$G34]*POWER([.$Q$7];12*[.AP$26])) - [.$C35]*SUMPRODUCT(POWER([.$Q$7];ROW(INDIRECT(&quot;1:12&quot;)))/[.$Q$7]; POWER([.$Q$9];-(12-ROW(INDIRECT(&quot;1:12&quot;))))/[.$Q$9]))) - [.$F35]" office:value-type="float" office:value="2260560146.28315" calcext:value-type="float">
            <text:p>2260560146.28315</text:p>
          </table:table-cell>
          <table:table-cell table:formula="of:=( (([.$G34]*POWER([.$Q$7];12*[.AQ$26])) - [.$C35]*SUMPRODUCT(POWER([.$Q$7];ROW(INDIRECT(&quot;1:12&quot;)))/[.$Q$7]; POWER([.$Q$9];-(12-ROW(INDIRECT(&quot;1:12&quot;))))/[.$Q$9]))) - [.$F35]" office:value-type="float" office:value="2624624005.89126" calcext:value-type="float">
            <text:p>2624624005.89126</text:p>
          </table:table-cell>
          <table:table-cell table:formula="of:=( (([.$G34]*POWER([.$Q$7];12*[.AR$26])) - [.$C35]*SUMPRODUCT(POWER([.$Q$7];ROW(INDIRECT(&quot;1:12&quot;)))/[.$Q$7]; POWER([.$Q$9];-(12-ROW(INDIRECT(&quot;1:12&quot;))))/[.$Q$9]))) - [.$F35]" office:value-type="float" office:value="3047212775.67105" calcext:value-type="float">
            <text:p>3047212775.67105</text:p>
          </table:table-cell>
          <table:table-cell table:formula="of:=( (([.$G34]*POWER([.$Q$7];12*[.AS$26])) - [.$C35]*SUMPRODUCT(POWER([.$Q$7];ROW(INDIRECT(&quot;1:12&quot;)))/[.$Q$7]; POWER([.$Q$9];-(12-ROW(INDIRECT(&quot;1:12&quot;))))/[.$Q$9]))) - [.$F35]" office:value-type="float" office:value="3537734599.33194" calcext:value-type="float">
            <text:p>3537734599.33194</text:p>
          </table:table-cell>
          <table:table-cell table:formula="of:=( (([.$G34]*POWER([.$Q$7];12*[.AT$26])) - [.$C35]*SUMPRODUCT(POWER([.$Q$7];ROW(INDIRECT(&quot;1:12&quot;)))/[.$Q$7]; POWER([.$Q$9];-(12-ROW(INDIRECT(&quot;1:12&quot;))))/[.$Q$9]))) - [.$F35]" office:value-type="float" office:value="4107110022.18805" calcext:value-type="float">
            <text:p>4107110022.18805</text:p>
          </table:table-cell>
          <table:table-cell table:formula="of:=( (([.$G34]*POWER([.$Q$7];12*[.AU$26])) - [.$C35]*SUMPRODUCT(POWER([.$Q$7];ROW(INDIRECT(&quot;1:12&quot;)))/[.$Q$7]; POWER([.$Q$9];-(12-ROW(INDIRECT(&quot;1:12&quot;))))/[.$Q$9]))) - [.$F35]" office:value-type="float" office:value="4768015116.54871" calcext:value-type="float">
            <text:p>4768015116.54871</text:p>
          </table:table-cell>
          <table:table-cell table:formula="of:=( (([.$G34]*POWER([.$Q$7];12*[.AV$26])) - [.$C35]*SUMPRODUCT(POWER([.$Q$7];ROW(INDIRECT(&quot;1:12&quot;)))/[.$Q$7]; POWER([.$Q$9];-(12-ROW(INDIRECT(&quot;1:12&quot;))))/[.$Q$9]))) - [.$F35]" office:value-type="float" office:value="5535163690.614" calcext:value-type="float">
            <text:p>5535163690.614</text:p>
          </table:table-cell>
          <table:table-cell table:formula="of:=( (([.$G34]*POWER([.$Q$7];12*[.AW$26])) - [.$C35]*SUMPRODUCT(POWER([.$Q$7];ROW(INDIRECT(&quot;1:12&quot;)))/[.$Q$7]; POWER([.$Q$9];-(12-ROW(INDIRECT(&quot;1:12&quot;))))/[.$Q$9]))) - [.$F35]" office:value-type="float" office:value="6425634863.72503" calcext:value-type="float">
            <text:p>6425634863.72503</text:p>
          </table:table-cell>
          <table:table-cell table:formula="of:=( (([.$G34]*POWER([.$Q$7];12*[.AX$26])) - [.$C35]*SUMPRODUCT(POWER([.$Q$7];ROW(INDIRECT(&quot;1:12&quot;)))/[.$Q$7]; POWER([.$Q$9];-(12-ROW(INDIRECT(&quot;1:12&quot;))))/[.$Q$9]))) - [.$F35]" office:value-type="float" office:value="7459253300.81577" calcext:value-type="float">
            <text:p>7459253300.81577</text:p>
          </table:table-cell>
          <table:table-cell table:formula="of:=( (([.$G34]*POWER([.$Q$7];12*[.AY$26])) - [.$C35]*SUMPRODUCT(POWER([.$Q$7];ROW(INDIRECT(&quot;1:12&quot;)))/[.$Q$7]; POWER([.$Q$9];-(12-ROW(INDIRECT(&quot;1:12&quot;))))/[.$Q$9]))) - [.$F35]" office:value-type="float" office:value="8659030571.27062" calcext:value-type="float">
            <text:p>8659030571.27062</text:p>
          </table:table-cell>
          <table:table-cell table:formula="of:=( (([.$G34]*POWER([.$Q$7];12*[.AZ$26])) - [.$C35]*SUMPRODUCT(POWER([.$Q$7];ROW(INDIRECT(&quot;1:12&quot;)))/[.$Q$7]; POWER([.$Q$9];-(12-ROW(INDIRECT(&quot;1:12&quot;))))/[.$Q$9]))) - [.$F35]" office:value-type="float" office:value="10051677458.2125" calcext:value-type="float">
            <text:p>10051677458.2125</text:p>
          </table:table-cell>
          <table:table-cell table:formula="of:=( (([.$G34]*POWER([.$Q$7];12*[.BA$26])) - [.$C35]*SUMPRODUCT(POWER([.$Q$7];ROW(INDIRECT(&quot;1:12&quot;)))/[.$Q$7]; POWER([.$Q$9];-(12-ROW(INDIRECT(&quot;1:12&quot;))))/[.$Q$9]))) - [.$F35]" office:value-type="float" office:value="11668198623.8231" calcext:value-type="float">
            <text:p>11668198623.8231</text:p>
          </table:table-cell>
          <table:table-cell table:formula="of:=( (([.$G34]*POWER([.$Q$7];12*[.BB$26])) - [.$C35]*SUMPRODUCT(POWER([.$Q$7];ROW(INDIRECT(&quot;1:12&quot;)))/[.$Q$7]; POWER([.$Q$9];-(12-ROW(INDIRECT(&quot;1:12&quot;))))/[.$Q$9]))) - [.$F35]" office:value-type="float" office:value="13544582869.8004" calcext:value-type="float">
            <text:p>13544582869.8004</text:p>
          </table:table-cell>
          <table:table-cell table:formula="of:=( (([.$G34]*POWER([.$Q$7];12*[.BC$26])) - [.$C35]*SUMPRODUCT(POWER([.$Q$7];ROW(INDIRECT(&quot;1:12&quot;)))/[.$Q$7]; POWER([.$Q$9];-(12-ROW(INDIRECT(&quot;1:12&quot;))))/[.$Q$9]))) - [.$F35]" office:value-type="float" office:value="15722604360.3029" calcext:value-type="float">
            <text:p>15722604360.3029</text:p>
          </table:table-cell>
          <table:table-cell table:formula="of:=( (([.$G34]*POWER([.$Q$7];12*[.BD$26])) - [.$C35]*SUMPRODUCT(POWER([.$Q$7];ROW(INDIRECT(&quot;1:12&quot;)))/[.$Q$7]; POWER([.$Q$9];-(12-ROW(INDIRECT(&quot;1:12&quot;))))/[.$Q$9]))) - [.$F35]" office:value-type="float" office:value="18250752645.1015" calcext:value-type="float">
            <text:p>18250752645.1015</text:p>
          </table:table-cell>
          <table:table-cell table:formula="of:=( (([.$G34]*POWER([.$Q$7];12*[.BE$26])) - [.$C35]*SUMPRODUCT(POWER([.$Q$7];ROW(INDIRECT(&quot;1:12&quot;)))/[.$Q$7]; POWER([.$Q$9];-(12-ROW(INDIRECT(&quot;1:12&quot;))))/[.$Q$9]))) - [.$F35]" office:value-type="float" office:value="21185312188.155" calcext:value-type="float">
            <text:p>21185312188.155</text:p>
          </table:table-cell>
          <table:table-cell table:formula="of:=( (([.$G34]*POWER([.$Q$7];12*[.BF$26])) - [.$C35]*SUMPRODUCT(POWER([.$Q$7];ROW(INDIRECT(&quot;1:12&quot;)))/[.$Q$7]; POWER([.$Q$9];-(12-ROW(INDIRECT(&quot;1:12&quot;))))/[.$Q$9]))) - [.$F35]" office:value-type="float" office:value="24591615435.2815" calcext:value-type="float">
            <text:p>24591615435.2815</text:p>
          </table:table-cell>
          <table:table-cell table:formula="of:=( (([.$G34]*POWER([.$Q$7];12*[.BG$26])) - [.$C35]*SUMPRODUCT(POWER([.$Q$7];ROW(INDIRECT(&quot;1:12&quot;)))/[.$Q$7]; POWER([.$Q$9];-(12-ROW(INDIRECT(&quot;1:12&quot;))))/[.$Q$9]))) - [.$F35]" office:value-type="float" office:value="28545497318.1182" calcext:value-type="float">
            <text:p>28545497318.1182</text:p>
          </table:table-cell>
          <table:table-cell table:formula="of:=( (([.$G34]*POWER([.$Q$7];12*[.BH$26])) - [.$C35]*SUMPRODUCT(POWER([.$Q$7];ROW(INDIRECT(&quot;1:12&quot;)))/[.$Q$7]; POWER([.$Q$9];-(12-ROW(INDIRECT(&quot;1:12&quot;))))/[.$Q$9]))) - [.$F35]" office:value-type="float" office:value="33134983576.164" calcext:value-type="float">
            <text:p>33134983576.164</text:p>
          </table:table-cell>
          <table:table-cell table:formula="of:=( (([.$G34]*POWER([.$Q$7];12*[.BI$26])) - [.$C35]*SUMPRODUCT(POWER([.$Q$7];ROW(INDIRECT(&quot;1:12&quot;)))/[.$Q$7]; POWER([.$Q$9];-(12-ROW(INDIRECT(&quot;1:12&quot;))))/[.$Q$9]))) - [.$F35]" office:value-type="float" office:value="38462250484.2182" calcext:value-type="float">
            <text:p>38462250484.2182</text:p>
          </table:table-cell>
          <table:table-cell table:formula="of:=( (([.$G34]*POWER([.$Q$7];12*[.BJ$26])) - [.$C35]*SUMPRODUCT(POWER([.$Q$7];ROW(INDIRECT(&quot;1:12&quot;)))/[.$Q$7]; POWER([.$Q$9];-(12-ROW(INDIRECT(&quot;1:12&quot;))))/[.$Q$9]))) - [.$F35]" office:value-type="float" office:value="44645899614.8584" calcext:value-type="float">
            <text:p>44645899614.8584</text:p>
          </table:table-cell>
          <table:table-cell table:formula="of:=( (([.$G34]*POWER([.$Q$7];12*[.BK$26])) - [.$C35]*SUMPRODUCT(POWER([.$Q$7];ROW(INDIRECT(&quot;1:12&quot;)))/[.$Q$7]; POWER([.$Q$9];-(12-ROW(INDIRECT(&quot;1:12&quot;))))/[.$Q$9]))) - [.$F35]" office:value-type="float" office:value="51823598279.2629" calcext:value-type="float">
            <text:p>51823598279.2629</text:p>
          </table:table-cell>
          <table:table-cell table:formula="of:=( (([.$G34]*POWER([.$Q$7];12*[.BL$26])) - [.$C35]*SUMPRODUCT(POWER([.$Q$7];ROW(INDIRECT(&quot;1:12&quot;)))/[.$Q$7]; POWER([.$Q$9];-(12-ROW(INDIRECT(&quot;1:12&quot;))))/[.$Q$9]))) - [.$F35]" office:value-type="float" office:value="60155144430.8247" calcext:value-type="float">
            <text:p>60155144430.8247</text:p>
          </table:table-cell>
          <table:table-cell table:formula="of:=( (([.$G34]*POWER([.$Q$7];12*[.BM$26])) - [.$C35]*SUMPRODUCT(POWER([.$Q$7];ROW(INDIRECT(&quot;1:12&quot;)))/[.$Q$7]; POWER([.$Q$9];-(12-ROW(INDIRECT(&quot;1:12&quot;))))/[.$Q$9]))) - [.$F35]" office:value-type="float" office:value="69826024265.8677" calcext:value-type="float">
            <text:p>69826024265.8677</text:p>
          </table:table-cell>
          <table:table-cell table:formula="of:=( (([.$G34]*POWER([.$Q$7];12*[.BN$26])) - [.$C35]*SUMPRODUCT(POWER([.$Q$7];ROW(INDIRECT(&quot;1:12&quot;)))/[.$Q$7]; POWER([.$Q$9];-(12-ROW(INDIRECT(&quot;1:12&quot;))))/[.$Q$9]))) - [.$F35]" office:value-type="float" office:value="81051541724.7502" calcext:value-type="float">
            <text:p>81051541724.7502</text:p>
          </table:table-cell>
          <table:table-cell table:formula="of:=( (([.$G34]*POWER([.$Q$7];12*[.BO$26])) - [.$C35]*SUMPRODUCT(POWER([.$Q$7];ROW(INDIRECT(&quot;1:12&quot;)))/[.$Q$7]; POWER([.$Q$9];-(12-ROW(INDIRECT(&quot;1:12&quot;))))/[.$Q$9]))) - [.$F35]" office:value-type="float" office:value="94081611828.9264" calcext:value-type="float">
            <text:p>94081611828.9264</text:p>
          </table:table-cell>
          <table:table-cell table:formula="of:=( (([.$G34]*POWER([.$Q$7];12*[.BP$26])) - [.$C35]*SUMPRODUCT(POWER([.$Q$7];ROW(INDIRECT(&quot;1:12&quot;)))/[.$Q$7]; POWER([.$Q$9];-(12-ROW(INDIRECT(&quot;1:12&quot;))))/[.$Q$9]))) - [.$F35]" office:value-type="float" office:value="109206324568.596" calcext:value-type="float">
            <text:p>109206324568.596</text:p>
          </table:table-cell>
          <table:table-cell table:formula="of:=( (([.$G34]*POWER([.$Q$7];12*[.BQ$26])) - [.$C35]*SUMPRODUCT(POWER([.$Q$7];ROW(INDIRECT(&quot;1:12&quot;)))/[.$Q$7]; POWER([.$Q$9];-(12-ROW(INDIRECT(&quot;1:12&quot;))))/[.$Q$9]))) - [.$F35]" office:value-type="float" office:value="126762403210.431" calcext:value-type="float">
            <text:p>126762403210.431</text:p>
          </table:table-cell>
          <table:table-cell table:formula="of:=( (([.$G34]*POWER([.$Q$7];12*[.BR$26])) - [.$C35]*SUMPRODUCT(POWER([.$Q$7];ROW(INDIRECT(&quot;1:12&quot;)))/[.$Q$7]; POWER([.$Q$9];-(12-ROW(INDIRECT(&quot;1:12&quot;))))/[.$Q$9]))) - [.$F35]" office:value-type="float" office:value="147140700807.44" calcext:value-type="float">
            <text:p>147140700807.44</text:p>
          </table:table-cell>
          <table:table-cell table:formula="of:=( (([.$G34]*POWER([.$Q$7];12*[.BS$26])) - [.$C35]*SUMPRODUCT(POWER([.$Q$7];ROW(INDIRECT(&quot;1:12&quot;)))/[.$Q$7]; POWER([.$Q$9];-(12-ROW(INDIRECT(&quot;1:12&quot;))))/[.$Q$9]))) - [.$F35]" office:value-type="float" office:value="170794901806.673" calcext:value-type="float">
            <text:p>170794901806.673</text:p>
          </table:table-cell>
          <table:table-cell table:formula="of:=( (([.$G34]*POWER([.$Q$7];12*[.BT$26])) - [.$C35]*SUMPRODUCT(POWER([.$Q$7];ROW(INDIRECT(&quot;1:12&quot;)))/[.$Q$7]; POWER([.$Q$9];-(12-ROW(INDIRECT(&quot;1:12&quot;))))/[.$Q$9]))) - [.$F35]" office:value-type="float" office:value="198251622479.66" calcext:value-type="float">
            <text:p>198251622479.66</text:p>
          </table:table-cell>
          <table:table-cell table:formula="of:=( (([.$G34]*POWER([.$Q$7];12*[.BU$26])) - [.$C35]*SUMPRODUCT(POWER([.$Q$7];ROW(INDIRECT(&quot;1:12&quot;)))/[.$Q$7]; POWER([.$Q$9];-(12-ROW(INDIRECT(&quot;1:12&quot;))))/[.$Q$9]))) - [.$F35]" office:value-type="float" office:value="230122135042.688" calcext:value-type="float">
            <text:p>230122135042.688</text:p>
          </table:table-cell>
          <table:table-cell table:formula="of:=( (([.$G34]*POWER([.$Q$7];12*[.BV$26])) - [.$C35]*SUMPRODUCT(POWER([.$Q$7];ROW(INDIRECT(&quot;1:12&quot;)))/[.$Q$7]; POWER([.$Q$9];-(12-ROW(INDIRECT(&quot;1:12&quot;))))/[.$Q$9]))) - [.$F35]" office:value-type="float" office:value="267115976482.371" calcext:value-type="float">
            <text:p>267115976482.371</text:p>
          </table:table-cell>
          <table:table-cell table:formula="of:=( (([.$G34]*POWER([.$Q$7];12*[.BW$26])) - [.$C35]*SUMPRODUCT(POWER([.$Q$7];ROW(INDIRECT(&quot;1:12&quot;)))/[.$Q$7]; POWER([.$Q$9];-(12-ROW(INDIRECT(&quot;1:12&quot;))))/[.$Q$9]))) - [.$F35]" office:value-type="float" office:value="310056745061.41" calcext:value-type="float">
            <text:p>310056745061.41</text:p>
          </table:table-cell>
          <table:table-cell table:formula="of:=( (([.$G34]*POWER([.$Q$7];12*[.BX$26])) - [.$C35]*SUMPRODUCT(POWER([.$Q$7];ROW(INDIRECT(&quot;1:12&quot;)))/[.$Q$7]; POWER([.$Q$9];-(12-ROW(INDIRECT(&quot;1:12&quot;))))/[.$Q$9]))) - [.$F35]" office:value-type="float" office:value="359900436184.028" calcext:value-type="float">
            <text:p>359900436184.028</text:p>
          </table:table-cell>
          <table:table-cell table:formula="of:=( (([.$G34]*POWER([.$Q$7];12*[.BY$26])) - [.$C35]*SUMPRODUCT(POWER([.$Q$7];ROW(INDIRECT(&quot;1:12&quot;)))/[.$Q$7]; POWER([.$Q$9];-(12-ROW(INDIRECT(&quot;1:12&quot;))))/[.$Q$9]))) - [.$F35]" office:value-type="float" office:value="417756725834.597" calcext:value-type="float">
            <text:p>417756725834.597</text:p>
          </table:table-cell>
          <table:table-cell table:formula="of:=( (([.$G34]*POWER([.$Q$7];12*[.BZ$26])) - [.$C35]*SUMPRODUCT(POWER([.$Q$7];ROW(INDIRECT(&quot;1:12&quot;)))/[.$Q$7]; POWER([.$Q$9];-(12-ROW(INDIRECT(&quot;1:12&quot;))))/[.$Q$9]))) - [.$F35]" office:value-type="float" office:value="484913675425.185" calcext:value-type="float">
            <text:p>484913675425.18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B59]*(1+[.$Q$11])" office:value-type="float" office:value="322715.661706045" calcext:value-type="float">
            <text:p>322715.661706045</text:p>
          </table:table-cell>
          <table:table-cell table:formula="of:=[.$C59]*POWER([.$Q$9];12)" office:value-type="float" office:value="709523.177976614" calcext:value-type="float">
            <text:p>709523.177976614</text:p>
          </table:table-cell>
          <table:table-cell table:formula="of:=[.$B60]*12" office:value-type="float" office:value="3872587.94047253" calcext:value-type="float">
            <text:p>3872587.94047253</text:p>
          </table:table-cell>
          <table:table-cell table:formula="of:=[.$C60]*(POWER([.$Q$9];12)-1)/([.$Q$9]-1)" office:value-type="float" office:value="8784107.77497807" calcext:value-type="float">
            <text:p>8784107.77497807</text:p>
          </table:table-cell>
          <table:table-cell table:formula="of:=  ( (([.$G59]*POWER([.$Q$7];3)) + [.$B60]*SERIESSUM([.$Q$7];0;1;POWER(1; ROW(INDIRECT(&quot;1:3&quot;)))) - [.$C60]*SUMPRODUCT(POWER([.$Q$7];ROW(INDIRECT(&quot;1:3&quot;)))/[.$Q$7]; POWER([.$Q$9];-(12-ROW(INDIRECT(&quot;1:3&quot;))))/[.$Q$9])) + (([.$G59]*POWER([.$Q$7];6)) + [.$B60]*SERIESSUM([.$Q$7];0;1;POWER(1; ROW(INDIRECT(&quot;1:6&quot;)))) - [.$C60]*SUMPRODUCT(POWER([.$Q$7];ROW(INDIRECT(&quot;1:6&quot;)))/[.$Q$7]; POWER([.$Q$9];-(12-ROW(INDIRECT(&quot;1:6&quot;))))/[.$Q$9])) + (([.$G59]*POWER([.$Q$7];9)) + [.$B60]*SERIESSUM([.$Q$7];0;1;POWER(1; ROW(INDIRECT(&quot;1:9&quot;)))) - [.$C60]*SUMPRODUCT(POWER([.$Q$7];ROW(INDIRECT(&quot;1:9&quot;)))/[.$Q$7]; POWER([.$Q$9];-(12-ROW(INDIRECT(&quot;1:9&quot;))))/[.$Q$9])) + (([.$G59]*POWER([.$Q$7];12)) + [.$B60]*SERIESSUM([.$Q$7];0;1;POWER(1; ROW(INDIRECT(&quot;1:12&quot;)))) - [.$C60]*SUMPRODUCT(POWER([.$Q$7];ROW(INDIRECT(&quot;1:12&quot;)))/[.$Q$7]; POWER([.$Q$9];-(12-ROW(INDIRECT(&quot;1:12&quot;))))/[.$Q$9])) ) * [.$Q$4] * [.$Q$4] / 4" office:value-type="float" office:value="21732737.2471198" calcext:value-type="float">
            <text:p>21732737.2471198</text:p>
          </table:table-cell>
          <table:table-cell table:formula="of:=[.$G59]*POWER([.$Q$7];12) + [.$B60]*(POWER([.$Q$7];12)-1)/([.$Q$7]-1) - [.$Q$3]*SUMPRODUCT(POWER([.$Q$7]; INDEX([.$A$2:.$A$13];N(IF({1};MAX(ROW([.$A$2:.$A$13]))-ROW([.$A$2:.$A$13])+1)))); POWER([.$Q$9];[.$A$2:.$A$13])) - [.$F60]" office:value-type="float" office:value="240322903.049162" calcext:value-type="float">
            <text:p>240322903.049162</text:p>
          </table:table-cell>
          <table:table-cell table:formula="of:=COUNTIF([.$M84:.$CA84];&quot;&gt;=0&quot;)" office:value-type="float" office:value="0" calcext:value-type="float">
            <text:p>0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[.$G35]*POWER([.$Q$7];12) - [.$Q$3]*SUMPRODUCT(POWER([.$Q$7]; INDEX([.$A$2:.$A$13];N(IF({1};MAX(ROW([.$A$2:.$A$13]))-ROW([.$A$2:.$A$13])+1)))); POWER([.$Q$9];[.$A$2:.$A$13])) - [.$F36]" office:value-type="float" office:value="30109008.051763" calcext:value-type="float">
            <text:p>30109008.051763</text:p>
          </table:table-cell>
          <table:table-cell table:formula="of:=[.M$27]*POWER([.$Q$7];12*[.M$26]) - [.$Q$3]*SUMPRODUCT(POWER([.$Q$7]; INDEX([.$A$2:.$A$13];N(IF({1};MAX(ROW([.$A$2:.$A$13]))-ROW([.$A$2:.$A$13])+1)))); POWER([.$Q$9];[.$A$2:.$A$13])) - [.$F36]" office:value-type="float" office:value="-3230159.2706228" calcext:value-type="float">
            <text:p>-3230159.2706228</text:p>
          </table:table-cell>
          <table:table-cell table:formula="of:=( (([.$G35]*POWER([.$Q$7];12*[.N$26])) - [.$C36]*SUMPRODUCT(POWER([.$Q$7];ROW(INDIRECT(&quot;1:12&quot;)))/[.$Q$7]; POWER([.$Q$9];-(12-ROW(INDIRECT(&quot;1:12&quot;))))/[.$Q$9]))) - [.$F36]" office:value-type="float" office:value="33893478.5992207" calcext:value-type="float">
            <text:p>33893478.5992207</text:p>
          </table:table-cell>
          <table:table-cell table:formula="of:=( (([.$G35]*POWER([.$Q$7];12*[.O$26])) - [.$C36]*SUMPRODUCT(POWER([.$Q$7];ROW(INDIRECT(&quot;1:12&quot;)))/[.$Q$7]; POWER([.$Q$9];-(12-ROW(INDIRECT(&quot;1:12&quot;))))/[.$Q$9]))) - [.$F36]" office:value-type="float" office:value="40070513.07656" calcext:value-type="float">
            <text:p>40070513.07656</text:p>
          </table:table-cell>
          <table:table-cell table:formula="of:=( (([.$G35]*POWER([.$Q$7];12*[.P$26])) - [.$C36]*SUMPRODUCT(POWER([.$Q$7];ROW(INDIRECT(&quot;1:12&quot;)))/[.$Q$7]; POWER([.$Q$9];-(12-ROW(INDIRECT(&quot;1:12&quot;))))/[.$Q$9]))) - [.$F36]" office:value-type="float" office:value="47240533.7522623" calcext:value-type="float">
            <text:p>47240533.7522623</text:p>
          </table:table-cell>
          <table:table-cell table:formula="of:=( (([.$G35]*POWER([.$Q$7];12*[.Q$26])) - [.$C36]*SUMPRODUCT(POWER([.$Q$7];ROW(INDIRECT(&quot;1:12&quot;)))/[.$Q$7]; POWER([.$Q$9];-(12-ROW(INDIRECT(&quot;1:12&quot;))))/[.$Q$9]))) - [.$F36]" office:value-type="float" office:value="55563167.6437511" calcext:value-type="float">
            <text:p>55563167.6437511</text:p>
          </table:table-cell>
          <table:table-cell table:formula="of:=( (([.$G35]*POWER([.$Q$7];12*[.R$26])) - [.$C36]*SUMPRODUCT(POWER([.$Q$7];ROW(INDIRECT(&quot;1:12&quot;)))/[.$Q$7]; POWER([.$Q$9];-(12-ROW(INDIRECT(&quot;1:12&quot;))))/[.$Q$9]))) - [.$F36]" office:value-type="float" office:value="65223702.5326512" calcext:value-type="float">
            <text:p>65223702.5326512</text:p>
          </table:table-cell>
          <table:table-cell table:formula="of:=( (([.$G35]*POWER([.$Q$7];12*[.S$26])) - [.$C36]*SUMPRODUCT(POWER([.$Q$7];ROW(INDIRECT(&quot;1:12&quot;)))/[.$Q$7]; POWER([.$Q$9];-(12-ROW(INDIRECT(&quot;1:12&quot;))))/[.$Q$9]))) - [.$F36]" office:value-type="float" office:value="76437212.0485626" calcext:value-type="float">
            <text:p>76437212.0485626</text:p>
          </table:table-cell>
          <table:table-cell table:formula="of:=( (([.$G35]*POWER([.$Q$7];12*[.T$26])) - [.$C36]*SUMPRODUCT(POWER([.$Q$7];ROW(INDIRECT(&quot;1:12&quot;)))/[.$Q$7]; POWER([.$Q$9];-(12-ROW(INDIRECT(&quot;1:12&quot;))))/[.$Q$9]))) - [.$F36]" office:value-type="float" office:value="89453343.8786866" calcext:value-type="float">
            <text:p>89453343.8786866</text:p>
          </table:table-cell>
          <table:table-cell table:formula="of:=( (([.$G35]*POWER([.$Q$7];12*[.U$26])) - [.$C36]*SUMPRODUCT(POWER([.$Q$7];ROW(INDIRECT(&quot;1:12&quot;)))/[.$Q$7]; POWER([.$Q$9];-(12-ROW(INDIRECT(&quot;1:12&quot;))))/[.$Q$9]))) - [.$F36]" office:value-type="float" office:value="104561877.703781" calcext:value-type="float">
            <text:p>104561877.703781</text:p>
          </table:table-cell>
          <table:table-cell table:formula="of:=( (([.$G35]*POWER([.$Q$7];12*[.V$26])) - [.$C36]*SUMPRODUCT(POWER([.$Q$7];ROW(INDIRECT(&quot;1:12&quot;)))/[.$Q$7]; POWER([.$Q$9];-(12-ROW(INDIRECT(&quot;1:12&quot;))))/[.$Q$9]))) - [.$F36]" office:value-type="float" office:value="122099176.59743" calcext:value-type="float">
            <text:p>122099176.59743</text:p>
          </table:table-cell>
          <table:table-cell table:formula="of:=( (([.$G35]*POWER([.$Q$7];12*[.W$26])) - [.$C36]*SUMPRODUCT(POWER([.$Q$7];ROW(INDIRECT(&quot;1:12&quot;)))/[.$Q$7]; POWER([.$Q$9];-(12-ROW(INDIRECT(&quot;1:12&quot;))))/[.$Q$9]))) - [.$F36]" office:value-type="float" office:value="142455675.516892" calcext:value-type="float">
            <text:p>142455675.516892</text:p>
          </table:table-cell>
          <table:table-cell table:formula="of:=( (([.$G35]*POWER([.$Q$7];12*[.X$26])) - [.$C36]*SUMPRODUCT(POWER([.$Q$7];ROW(INDIRECT(&quot;1:12&quot;)))/[.$Q$7]; POWER([.$Q$9];-(12-ROW(INDIRECT(&quot;1:12&quot;))))/[.$Q$9]))) - [.$F36]" office:value-type="float" office:value="166084573.602681" calcext:value-type="float">
            <text:p>166084573.602681</text:p>
          </table:table-cell>
          <table:table-cell table:formula="of:=( (([.$G35]*POWER([.$Q$7];12*[.Y$26])) - [.$C36]*SUMPRODUCT(POWER([.$Q$7];ROW(INDIRECT(&quot;1:12&quot;)))/[.$Q$7]; POWER([.$Q$9];-(12-ROW(INDIRECT(&quot;1:12&quot;))))/[.$Q$9]))) - [.$F36]" office:value-type="float" office:value="193511923.804577" calcext:value-type="float">
            <text:p>193511923.804577</text:p>
          </table:table-cell>
          <table:table-cell table:formula="of:=( (([.$G35]*POWER([.$Q$7];12*[.Z$26])) - [.$C36]*SUMPRODUCT(POWER([.$Q$7];ROW(INDIRECT(&quot;1:12&quot;)))/[.$Q$7]; POWER([.$Q$9];-(12-ROW(INDIRECT(&quot;1:12&quot;))))/[.$Q$9]))) - [.$F36]" office:value-type="float" office:value="225348344.460598" calcext:value-type="float">
            <text:p>225348344.460598</text:p>
          </table:table-cell>
          <table:table-cell table:formula="of:=( (([.$G35]*POWER([.$Q$7];12*[.AA$26])) - [.$C36]*SUMPRODUCT(POWER([.$Q$7];ROW(INDIRECT(&quot;1:12&quot;)))/[.$Q$7]; POWER([.$Q$9];-(12-ROW(INDIRECT(&quot;1:12&quot;))))/[.$Q$9]))) - [.$F36]" office:value-type="float" office:value="262302613.565204" calcext:value-type="float">
            <text:p>262302613.565204</text:p>
          </table:table-cell>
          <table:table-cell table:formula="of:=( (([.$G35]*POWER([.$Q$7];12*[.AB$26])) - [.$C36]*SUMPRODUCT(POWER([.$Q$7];ROW(INDIRECT(&quot;1:12&quot;)))/[.$Q$7]; POWER([.$Q$9];-(12-ROW(INDIRECT(&quot;1:12&quot;))))/[.$Q$9]))) - [.$F36]" office:value-type="float" office:value="305197448.377527" calcext:value-type="float">
            <text:p>305197448.377527</text:p>
          </table:table-cell>
          <table:table-cell table:formula="of:=( (([.$G35]*POWER([.$Q$7];12*[.AC$26])) - [.$C36]*SUMPRODUCT(POWER([.$Q$7];ROW(INDIRECT(&quot;1:12&quot;)))/[.$Q$7]; POWER([.$Q$9];-(12-ROW(INDIRECT(&quot;1:12&quot;))))/[.$Q$9]))) - [.$F36]" office:value-type="float" office:value="354987821.672913" calcext:value-type="float">
            <text:p>354987821.672913</text:p>
          </table:table-cell>
          <table:table-cell table:formula="of:=( (([.$G35]*POWER([.$Q$7];12*[.AD$26])) - [.$C36]*SUMPRODUCT(POWER([.$Q$7];ROW(INDIRECT(&quot;1:12&quot;)))/[.$Q$7]; POWER([.$Q$9];-(12-ROW(INDIRECT(&quot;1:12&quot;))))/[.$Q$9]))) - [.$F36]" office:value-type="float" office:value="412782222.414647" calcext:value-type="float">
            <text:p>412782222.414647</text:p>
          </table:table-cell>
          <table:table-cell table:formula="of:=( (([.$G35]*POWER([.$Q$7];12*[.AE$26])) - [.$C36]*SUMPRODUCT(POWER([.$Q$7];ROW(INDIRECT(&quot;1:12&quot;)))/[.$Q$7]; POWER([.$Q$9];-(12-ROW(INDIRECT(&quot;1:12&quot;))))/[.$Q$9]))) - [.$F36]" office:value-type="float" office:value="479867334.174707" calcext:value-type="float">
            <text:p>479867334.174707</text:p>
          </table:table-cell>
          <table:table-cell table:formula="of:=( (([.$G35]*POWER([.$Q$7];12*[.AF$26])) - [.$C36]*SUMPRODUCT(POWER([.$Q$7];ROW(INDIRECT(&quot;1:12&quot;)))/[.$Q$7]; POWER([.$Q$9];-(12-ROW(INDIRECT(&quot;1:12&quot;))))/[.$Q$9]))) - [.$F36]" office:value-type="float" office:value="557736680.72215" calcext:value-type="float">
            <text:p>557736680.72215</text:p>
          </table:table-cell>
          <table:table-cell table:formula="of:=( (([.$G35]*POWER([.$Q$7];12*[.AG$26])) - [.$C36]*SUMPRODUCT(POWER([.$Q$7];ROW(INDIRECT(&quot;1:12&quot;)))/[.$Q$7]; POWER([.$Q$9];-(12-ROW(INDIRECT(&quot;1:12&quot;))))/[.$Q$9]))) - [.$F36]" office:value-type="float" office:value="648123876.519232" calcext:value-type="float">
            <text:p>648123876.519232</text:p>
          </table:table-cell>
          <table:table-cell table:formula="of:=( (([.$G35]*POWER([.$Q$7];12*[.AH$26])) - [.$C36]*SUMPRODUCT(POWER([.$Q$7];ROW(INDIRECT(&quot;1:12&quot;)))/[.$Q$7]; POWER([.$Q$9];-(12-ROW(INDIRECT(&quot;1:12&quot;))))/[.$Q$9]))) - [.$F36]" office:value-type="float" office:value="753041222.385007" calcext:value-type="float">
            <text:p>753041222.385007</text:p>
          </table:table-cell>
          <table:table-cell table:formula="of:=( (([.$G35]*POWER([.$Q$7];12*[.AI$26])) - [.$C36]*SUMPRODUCT(POWER([.$Q$7];ROW(INDIRECT(&quot;1:12&quot;)))/[.$Q$7]; POWER([.$Q$9];-(12-ROW(INDIRECT(&quot;1:12&quot;))))/[.$Q$9]))) - [.$F36]" office:value-type="float" office:value="874824505.586213" calcext:value-type="float">
            <text:p>874824505.586213</text:p>
          </table:table-cell>
          <table:table-cell table:formula="of:=( (([.$G35]*POWER([.$Q$7];12*[.AJ$26])) - [.$C36]*SUMPRODUCT(POWER([.$Q$7];ROW(INDIRECT(&quot;1:12&quot;)))/[.$Q$7]; POWER([.$Q$9];-(12-ROW(INDIRECT(&quot;1:12&quot;))))/[.$Q$9]))) - [.$F36]" office:value-type="float" office:value="1016185001.74515" calcext:value-type="float">
            <text:p>1016185001.74515</text:p>
          </table:table-cell>
          <table:table-cell table:formula="of:=( (([.$G35]*POWER([.$Q$7];12*[.AK$26])) - [.$C36]*SUMPRODUCT(POWER([.$Q$7];ROW(INDIRECT(&quot;1:12&quot;)))/[.$Q$7]; POWER([.$Q$9];-(12-ROW(INDIRECT(&quot;1:12&quot;))))/[.$Q$9]))) - [.$F36]" office:value-type="float" office:value="1180269836.2892" calcext:value-type="float">
            <text:p>1180269836.2892</text:p>
          </table:table-cell>
          <table:table-cell table:formula="of:=( (([.$G35]*POWER([.$Q$7];12*[.AL$26])) - [.$C36]*SUMPRODUCT(POWER([.$Q$7];ROW(INDIRECT(&quot;1:12&quot;)))/[.$Q$7]; POWER([.$Q$9];-(12-ROW(INDIRECT(&quot;1:12&quot;))))/[.$Q$9]))) - [.$F36]" office:value-type="float" office:value="1370732049.27604" calcext:value-type="float">
            <text:p>1370732049.27604</text:p>
          </table:table-cell>
          <table:table-cell table:formula="of:=( (([.$G35]*POWER([.$Q$7];12*[.AM$26])) - [.$C36]*SUMPRODUCT(POWER([.$Q$7];ROW(INDIRECT(&quot;1:12&quot;)))/[.$Q$7]; POWER([.$Q$9];-(12-ROW(INDIRECT(&quot;1:12&quot;))))/[.$Q$9]))) - [.$F36]" office:value-type="float" office:value="1591811923.45604" calcext:value-type="float">
            <text:p>1591811923.45604</text:p>
          </table:table-cell>
          <table:table-cell table:formula="of:=( (([.$G35]*POWER([.$Q$7];12*[.AN$26])) - [.$C36]*SUMPRODUCT(POWER([.$Q$7];ROW(INDIRECT(&quot;1:12&quot;)))/[.$Q$7]; POWER([.$Q$9];-(12-ROW(INDIRECT(&quot;1:12&quot;))))/[.$Q$9]))) - [.$F36]" office:value-type="float" office:value="1848431386.1881" calcext:value-type="float">
            <text:p>1848431386.1881</text:p>
          </table:table-cell>
          <table:table-cell table:formula="of:=( (([.$G35]*POWER([.$Q$7];12*[.AO$26])) - [.$C36]*SUMPRODUCT(POWER([.$Q$7];ROW(INDIRECT(&quot;1:12&quot;)))/[.$Q$7]; POWER([.$Q$9];-(12-ROW(INDIRECT(&quot;1:12&quot;))))/[.$Q$9]))) - [.$F36]" office:value-type="float" office:value="2146303586.88999" calcext:value-type="float">
            <text:p>2146303586.88999</text:p>
          </table:table-cell>
          <table:table-cell table:formula="of:=( (([.$G35]*POWER([.$Q$7];12*[.AP$26])) - [.$C36]*SUMPRODUCT(POWER([.$Q$7];ROW(INDIRECT(&quot;1:12&quot;)))/[.$Q$7]; POWER([.$Q$9];-(12-ROW(INDIRECT(&quot;1:12&quot;))))/[.$Q$9]))) - [.$F36]" office:value-type="float" office:value="2492060089.55879" calcext:value-type="float">
            <text:p>2492060089.55879</text:p>
          </table:table-cell>
          <table:table-cell table:formula="of:=( (([.$G35]*POWER([.$Q$7];12*[.AQ$26])) - [.$C36]*SUMPRODUCT(POWER([.$Q$7];ROW(INDIRECT(&quot;1:12&quot;)))/[.$Q$7]; POWER([.$Q$9];-(12-ROW(INDIRECT(&quot;1:12&quot;))))/[.$Q$9]))) - [.$F36]" office:value-type="float" office:value="2893398512.06372" calcext:value-type="float">
            <text:p>2893398512.06372</text:p>
          </table:table-cell>
          <table:table-cell table:formula="of:=( (([.$G35]*POWER([.$Q$7];12*[.AR$26])) - [.$C36]*SUMPRODUCT(POWER([.$Q$7];ROW(INDIRECT(&quot;1:12&quot;)))/[.$Q$7]; POWER([.$Q$9];-(12-ROW(INDIRECT(&quot;1:12&quot;))))/[.$Q$9]))) - [.$F36]" office:value-type="float" office:value="3359253899.12213" calcext:value-type="float">
            <text:p>3359253899.12213</text:p>
          </table:table-cell>
          <table:table-cell table:formula="of:=( (([.$G35]*POWER([.$Q$7];12*[.AS$26])) - [.$C36]*SUMPRODUCT(POWER([.$Q$7];ROW(INDIRECT(&quot;1:12&quot;)))/[.$Q$7]; POWER([.$Q$9];-(12-ROW(INDIRECT(&quot;1:12&quot;))))/[.$Q$9]))) - [.$F36]" office:value-type="float" office:value="3899997644.25577" calcext:value-type="float">
            <text:p>3899997644.25577</text:p>
          </table:table-cell>
          <table:table-cell table:formula="of:=( (([.$G35]*POWER([.$Q$7];12*[.AT$26])) - [.$C36]*SUMPRODUCT(POWER([.$Q$7];ROW(INDIRECT(&quot;1:12&quot;)))/[.$Q$7]; POWER([.$Q$9];-(12-ROW(INDIRECT(&quot;1:12&quot;))))/[.$Q$9]))) - [.$F36]" office:value-type="float" office:value="4527668389.3501" calcext:value-type="float">
            <text:p>4527668389.3501</text:p>
          </table:table-cell>
          <table:table-cell table:formula="of:=( (([.$G35]*POWER([.$Q$7];12*[.AU$26])) - [.$C36]*SUMPRODUCT(POWER([.$Q$7];ROW(INDIRECT(&quot;1:12&quot;)))/[.$Q$7]; POWER([.$Q$9];-(12-ROW(INDIRECT(&quot;1:12&quot;))))/[.$Q$9]))) - [.$F36]" office:value-type="float" office:value="5256240042.36091" calcext:value-type="float">
            <text:p>5256240042.36091</text:p>
          </table:table-cell>
          <table:table-cell table:formula="of:=( (([.$G35]*POWER([.$Q$7];12*[.AV$26])) - [.$C36]*SUMPRODUCT(POWER([.$Q$7];ROW(INDIRECT(&quot;1:12&quot;)))/[.$Q$7]; POWER([.$Q$9];-(12-ROW(INDIRECT(&quot;1:12&quot;))))/[.$Q$9]))) - [.$F36]" office:value-type="float" office:value="6101932880.07811" calcext:value-type="float">
            <text:p>6101932880.07811</text:p>
          </table:table-cell>
          <table:table-cell table:formula="of:=( (([.$G35]*POWER([.$Q$7];12*[.AW$26])) - [.$C36]*SUMPRODUCT(POWER([.$Q$7];ROW(INDIRECT(&quot;1:12&quot;)))/[.$Q$7]; POWER([.$Q$9];-(12-ROW(INDIRECT(&quot;1:12&quot;))))/[.$Q$9]))) - [.$F36]" office:value-type="float" office:value="7083574662.06434" calcext:value-type="float">
            <text:p>7083574662.06434</text:p>
          </table:table-cell>
          <table:table-cell table:formula="of:=( (([.$G35]*POWER([.$Q$7];12*[.AX$26])) - [.$C36]*SUMPRODUCT(POWER([.$Q$7];ROW(INDIRECT(&quot;1:12&quot;)))/[.$Q$7]; POWER([.$Q$9];-(12-ROW(INDIRECT(&quot;1:12&quot;))))/[.$Q$9]))) - [.$F36]" office:value-type="float" office:value="8223019795.29051" calcext:value-type="float">
            <text:p>8223019795.29051</text:p>
          </table:table-cell>
          <table:table-cell table:formula="of:=( (([.$G35]*POWER([.$Q$7];12*[.AY$26])) - [.$C36]*SUMPRODUCT(POWER([.$Q$7];ROW(INDIRECT(&quot;1:12&quot;)))/[.$Q$7]; POWER([.$Q$9];-(12-ROW(INDIRECT(&quot;1:12&quot;))))/[.$Q$9]))) - [.$F36]" office:value-type="float" office:value="9545635881.38027" calcext:value-type="float">
            <text:p>9545635881.38027</text:p>
          </table:table-cell>
          <table:table-cell table:formula="of:=( (([.$G35]*POWER([.$Q$7];12*[.AZ$26])) - [.$C36]*SUMPRODUCT(POWER([.$Q$7];ROW(INDIRECT(&quot;1:12&quot;)))/[.$Q$7]; POWER([.$Q$9];-(12-ROW(INDIRECT(&quot;1:12&quot;))))/[.$Q$9]))) - [.$F36]" office:value-type="float" office:value="11080868478.5221" calcext:value-type="float">
            <text:p>11080868478.5221</text:p>
          </table:table-cell>
          <table:table-cell table:formula="of:=( (([.$G35]*POWER([.$Q$7];12*[.BA$26])) - [.$C36]*SUMPRODUCT(POWER([.$Q$7];ROW(INDIRECT(&quot;1:12&quot;)))/[.$Q$7]; POWER([.$Q$9];-(12-ROW(INDIRECT(&quot;1:12&quot;))))/[.$Q$9]))) - [.$F36]" office:value-type="float" office:value="12862896651.41" calcext:value-type="float">
            <text:p>12862896651.41</text:p>
          </table:table-cell>
          <table:table-cell table:formula="of:=( (([.$G35]*POWER([.$Q$7];12*[.BB$26])) - [.$C36]*SUMPRODUCT(POWER([.$Q$7];ROW(INDIRECT(&quot;1:12&quot;)))/[.$Q$7]; POWER([.$Q$9];-(12-ROW(INDIRECT(&quot;1:12&quot;))))/[.$Q$9]))) - [.$F36]" office:value-type="float" office:value="14931393903.7994" calcext:value-type="float">
            <text:p>14931393903.7994</text:p>
          </table:table-cell>
          <table:table-cell table:formula="of:=( (([.$G35]*POWER([.$Q$7];12*[.BC$26])) - [.$C36]*SUMPRODUCT(POWER([.$Q$7];ROW(INDIRECT(&quot;1:12&quot;)))/[.$Q$7]; POWER([.$Q$9];-(12-ROW(INDIRECT(&quot;1:12&quot;))))/[.$Q$9]))) - [.$F36]" office:value-type="float" office:value="17332411434.4079" calcext:value-type="float">
            <text:p>17332411434.4079</text:p>
          </table:table-cell>
          <table:table-cell table:formula="of:=( (([.$G35]*POWER([.$Q$7];12*[.BD$26])) - [.$C36]*SUMPRODUCT(POWER([.$Q$7];ROW(INDIRECT(&quot;1:12&quot;)))/[.$Q$7]; POWER([.$Q$9];-(12-ROW(INDIRECT(&quot;1:12&quot;))))/[.$Q$9]))) - [.$F36]" office:value-type="float" office:value="20119403380.1939" calcext:value-type="float">
            <text:p>20119403380.1939</text:p>
          </table:table-cell>
          <table:table-cell table:formula="of:=( (([.$G35]*POWER([.$Q$7];12*[.BE$26])) - [.$C36]*SUMPRODUCT(POWER([.$Q$7];ROW(INDIRECT(&quot;1:12&quot;)))/[.$Q$7]; POWER([.$Q$9];-(12-ROW(INDIRECT(&quot;1:12&quot;))))/[.$Q$9]))) - [.$F36]" office:value-type="float" office:value="23354416872.1226" calcext:value-type="float">
            <text:p>23354416872.1226</text:p>
          </table:table-cell>
          <table:table-cell table:formula="of:=( (([.$G35]*POWER([.$Q$7];12*[.BF$26])) - [.$C36]*SUMPRODUCT(POWER([.$Q$7];ROW(INDIRECT(&quot;1:12&quot;)))/[.$Q$7]; POWER([.$Q$9];-(12-ROW(INDIRECT(&quot;1:12&quot;))))/[.$Q$9]))) - [.$F36]" office:value-type="float" office:value="27109473397.7737" calcext:value-type="float">
            <text:p>27109473397.7737</text:p>
          </table:table-cell>
          <table:table-cell table:formula="of:=( (([.$G35]*POWER([.$Q$7];12*[.BG$26])) - [.$C36]*SUMPRODUCT(POWER([.$Q$7];ROW(INDIRECT(&quot;1:12&quot;)))/[.$Q$7]; POWER([.$Q$9];-(12-ROW(INDIRECT(&quot;1:12&quot;))))/[.$Q$9]))) - [.$F36]" office:value-type="float" office:value="31468172224.2284" calcext:value-type="float">
            <text:p>31468172224.2284</text:p>
          </table:table-cell>
          <table:table-cell table:formula="of:=( (([.$G35]*POWER([.$Q$7];12*[.BH$26])) - [.$C36]*SUMPRODUCT(POWER([.$Q$7];ROW(INDIRECT(&quot;1:12&quot;)))/[.$Q$7]; POWER([.$Q$9];-(12-ROW(INDIRECT(&quot;1:12&quot;))))/[.$Q$9]))) - [.$F36]" office:value-type="float" office:value="36527551578.4297" calcext:value-type="float">
            <text:p>36527551578.4297</text:p>
          </table:table-cell>
          <table:table-cell table:formula="of:=( (([.$G35]*POWER([.$Q$7];12*[.BI$26])) - [.$C36]*SUMPRODUCT(POWER([.$Q$7];ROW(INDIRECT(&quot;1:12&quot;)))/[.$Q$7]; POWER([.$Q$9];-(12-ROW(INDIRECT(&quot;1:12&quot;))))/[.$Q$9]))) - [.$F36]" office:value-type="float" office:value="42400249020.6933" calcext:value-type="float">
            <text:p>42400249020.6933</text:p>
          </table:table-cell>
          <table:table-cell table:formula="of:=( (([.$G35]*POWER([.$Q$7];12*[.BJ$26])) - [.$C36]*SUMPRODUCT(POWER([.$Q$7];ROW(INDIRECT(&quot;1:12&quot;)))/[.$Q$7]; POWER([.$Q$9];-(12-ROW(INDIRECT(&quot;1:12&quot;))))/[.$Q$9]))) - [.$F36]" office:value-type="float" office:value="49217009108.021" calcext:value-type="float">
            <text:p>49217009108.021</text:p>
          </table:table-cell>
          <table:table-cell table:formula="of:=( (([.$G35]*POWER([.$Q$7];12*[.BK$26])) - [.$C36]*SUMPRODUCT(POWER([.$Q$7];ROW(INDIRECT(&quot;1:12&quot;)))/[.$Q$7]; POWER([.$Q$9];-(12-ROW(INDIRECT(&quot;1:12&quot;))))/[.$Q$9]))) - [.$F36]" office:value-type="float" office:value="57129594175.6205" calcext:value-type="float">
            <text:p>57129594175.6205</text:p>
          </table:table-cell>
          <table:table-cell table:formula="of:=( (([.$G35]*POWER([.$Q$7];12*[.BL$26])) - [.$C36]*SUMPRODUCT(POWER([.$Q$7];ROW(INDIRECT(&quot;1:12&quot;)))/[.$Q$7]; POWER([.$Q$9];-(12-ROW(INDIRECT(&quot;1:12&quot;))))/[.$Q$9]))) - [.$F36]" office:value-type="float" office:value="66314163039.7041" calcext:value-type="float">
            <text:p>66314163039.7041</text:p>
          </table:table-cell>
          <table:table-cell table:formula="of:=( (([.$G35]*POWER([.$Q$7];12*[.BM$26])) - [.$C36]*SUMPRODUCT(POWER([.$Q$7];ROW(INDIRECT(&quot;1:12&quot;)))/[.$Q$7]; POWER([.$Q$9];-(12-ROW(INDIRECT(&quot;1:12&quot;))))/[.$Q$9]))) - [.$F36]" office:value-type="float" office:value="76975192842.0272" calcext:value-type="float">
            <text:p>76975192842.0272</text:p>
          </table:table-cell>
          <table:table-cell table:formula="of:=( (([.$G35]*POWER([.$Q$7];12*[.BN$26])) - [.$C36]*SUMPRODUCT(POWER([.$Q$7];ROW(INDIRECT(&quot;1:12&quot;)))/[.$Q$7]; POWER([.$Q$9];-(12-ROW(INDIRECT(&quot;1:12&quot;))))/[.$Q$9]))) - [.$F36]" office:value-type="float" office:value="89350031348.6532" calcext:value-type="float">
            <text:p>89350031348.6532</text:p>
          </table:table-cell>
          <table:table-cell table:formula="of:=( (([.$G35]*POWER([.$Q$7];12*[.BO$26])) - [.$C36]*SUMPRODUCT(POWER([.$Q$7];ROW(INDIRECT(&quot;1:12&quot;)))/[.$Q$7]; POWER([.$Q$9];-(12-ROW(INDIRECT(&quot;1:12&quot;))))/[.$Q$9]))) - [.$F36]" office:value-type="float" office:value="103714181051.312" calcext:value-type="float">
            <text:p>103714181051.312</text:p>
          </table:table-cell>
          <table:table-cell table:formula="of:=( (([.$G35]*POWER([.$Q$7];12*[.BP$26])) - [.$C36]*SUMPRODUCT(POWER([.$Q$7];ROW(INDIRECT(&quot;1:12&quot;)))/[.$Q$7]; POWER([.$Q$9];-(12-ROW(INDIRECT(&quot;1:12&quot;))))/[.$Q$9]))) - [.$F36]" office:value-type="float" office:value="120387432711.922" calcext:value-type="float">
            <text:p>120387432711.922</text:p>
          </table:table-cell>
          <table:table-cell table:formula="of:=( (([.$G35]*POWER([.$Q$7];12*[.BQ$26])) - [.$C36]*SUMPRODUCT(POWER([.$Q$7];ROW(INDIRECT(&quot;1:12&quot;)))/[.$Q$7]; POWER([.$Q$9];-(12-ROW(INDIRECT(&quot;1:12&quot;))))/[.$Q$9]))) - [.$F36]" office:value-type="float" office:value="139740984902.109" calcext:value-type="float">
            <text:p>139740984902.109</text:p>
          </table:table-cell>
          <table:table-cell table:formula="of:=( (([.$G35]*POWER([.$Q$7];12*[.BR$26])) - [.$C36]*SUMPRODUCT(POWER([.$Q$7];ROW(INDIRECT(&quot;1:12&quot;)))/[.$Q$7]; POWER([.$Q$9];-(12-ROW(INDIRECT(&quot;1:12&quot;))))/[.$Q$9]))) - [.$F36]" office:value-type="float" office:value="162205708040.855" calcext:value-type="float">
            <text:p>162205708040.855</text:p>
          </table:table-cell>
          <table:table-cell table:formula="of:=( (([.$G35]*POWER([.$Q$7];12*[.BS$26])) - [.$C36]*SUMPRODUCT(POWER([.$Q$7];ROW(INDIRECT(&quot;1:12&quot;)))/[.$Q$7]; POWER([.$Q$9];-(12-ROW(INDIRECT(&quot;1:12&quot;))))/[.$Q$9]))) - [.$F36]" office:value-type="float" office:value="188281736913.551" calcext:value-type="float">
            <text:p>188281736913.551</text:p>
          </table:table-cell>
          <table:table-cell table:formula="of:=( (([.$G35]*POWER([.$Q$7];12*[.BT$26])) - [.$C36]*SUMPRODUCT(POWER([.$Q$7];ROW(INDIRECT(&quot;1:12&quot;)))/[.$Q$7]; POWER([.$Q$9];-(12-ROW(INDIRECT(&quot;1:12&quot;))))/[.$Q$9]))) - [.$F36]" office:value-type="float" office:value="218549605231.809" calcext:value-type="float">
            <text:p>218549605231.809</text:p>
          </table:table-cell>
          <table:table-cell table:formula="of:=( (([.$G35]*POWER([.$Q$7];12*[.BU$26])) - [.$C36]*SUMPRODUCT(POWER([.$Q$7];ROW(INDIRECT(&quot;1:12&quot;)))/[.$Q$7]; POWER([.$Q$9];-(12-ROW(INDIRECT(&quot;1:12&quot;))))/[.$Q$9]))) - [.$F36]" office:value-type="float" office:value="253683170124.071" calcext:value-type="float">
            <text:p>253683170124.071</text:p>
          </table:table-cell>
          <table:table-cell table:formula="of:=( (([.$G35]*POWER([.$Q$7];12*[.BV$26])) - [.$C36]*SUMPRODUCT(POWER([.$Q$7];ROW(INDIRECT(&quot;1:12&quot;)))/[.$Q$7]; POWER([.$Q$9];-(12-ROW(INDIRECT(&quot;1:12&quot;))))/[.$Q$9]))) - [.$F36]" office:value-type="float" office:value="294464614296.478" calcext:value-type="float">
            <text:p>294464614296.478</text:p>
          </table:table-cell>
          <table:table-cell table:formula="of:=( (([.$G35]*POWER([.$Q$7];12*[.BW$26])) - [.$C36]*SUMPRODUCT(POWER([.$Q$7];ROW(INDIRECT(&quot;1:12&quot;)))/[.$Q$7]; POWER([.$Q$9];-(12-ROW(INDIRECT(&quot;1:12&quot;))))/[.$Q$9]))) - [.$F36]" office:value-type="float" office:value="341801859858.868" calcext:value-type="float">
            <text:p>341801859858.868</text:p>
          </table:table-cell>
          <table:table-cell table:formula="of:=( (([.$G35]*POWER([.$Q$7];12*[.BX$26])) - [.$C36]*SUMPRODUCT(POWER([.$Q$7];ROW(INDIRECT(&quot;1:12&quot;)))/[.$Q$7]; POWER([.$Q$9];-(12-ROW(INDIRECT(&quot;1:12&quot;))))/[.$Q$9]))) - [.$F36]" office:value-type="float" office:value="396748781501.976" calcext:value-type="float">
            <text:p>396748781501.976</text:p>
          </table:table-cell>
          <table:table-cell table:formula="of:=( (([.$G35]*POWER([.$Q$7];12*[.BY$26])) - [.$C36]*SUMPRODUCT(POWER([.$Q$7];ROW(INDIRECT(&quot;1:12&quot;)))/[.$Q$7]; POWER([.$Q$9];-(12-ROW(INDIRECT(&quot;1:12&quot;))))/[.$Q$9]))) - [.$F36]" office:value-type="float" office:value="460528669034.184" calcext:value-type="float">
            <text:p>460528669034.184</text:p>
          </table:table-cell>
          <table:table-cell table:formula="of:=( (([.$G35]*POWER([.$Q$7];12*[.BZ$26])) - [.$C36]*SUMPRODUCT(POWER([.$Q$7];ROW(INDIRECT(&quot;1:12&quot;)))/[.$Q$7]; POWER([.$Q$9];-(12-ROW(INDIRECT(&quot;1:12&quot;))))/[.$Q$9]))) - [.$F36]" office:value-type="float" office:value="534561461627.06" calcext:value-type="float">
            <text:p>534561461627.0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B60]*(1+[.$Q$11])" office:value-type="float" office:value="338851.444791347" calcext:value-type="float">
            <text:p>338851.444791347</text:p>
          </table:table-cell>
          <table:table-cell table:formula="of:=[.$C60]*POWER([.$Q$9];12)" office:value-type="float" office:value="759189.800434977" calcext:value-type="float">
            <text:p>759189.800434977</text:p>
          </table:table-cell>
          <table:table-cell table:formula="of:=[.$B61]*12" office:value-type="float" office:value="4066217.33749616" calcext:value-type="float">
            <text:p>4066217.33749616</text:p>
          </table:table-cell>
          <table:table-cell table:formula="of:=[.$C61]*(POWER([.$Q$9];12)-1)/([.$Q$9]-1)" office:value-type="float" office:value="9398995.31922653" calcext:value-type="float">
            <text:p>9398995.31922653</text:p>
          </table:table-cell>
          <table:table-cell table:formula="of:=  ( (([.$G60]*POWER([.$Q$7];3)) + [.$B61]*SERIESSUM([.$Q$7];0;1;POWER(1; ROW(INDIRECT(&quot;1:3&quot;)))) - [.$C61]*SUMPRODUCT(POWER([.$Q$7];ROW(INDIRECT(&quot;1:3&quot;)))/[.$Q$7]; POWER([.$Q$9];-(12-ROW(INDIRECT(&quot;1:3&quot;))))/[.$Q$9])) + (([.$G60]*POWER([.$Q$7];6)) + [.$B61]*SERIESSUM([.$Q$7];0;1;POWER(1; ROW(INDIRECT(&quot;1:6&quot;)))) - [.$C61]*SUMPRODUCT(POWER([.$Q$7];ROW(INDIRECT(&quot;1:6&quot;)))/[.$Q$7]; POWER([.$Q$9];-(12-ROW(INDIRECT(&quot;1:6&quot;))))/[.$Q$9])) + (([.$G60]*POWER([.$Q$7];9)) + [.$B61]*SERIESSUM([.$Q$7];0;1;POWER(1; ROW(INDIRECT(&quot;1:9&quot;)))) - [.$C61]*SUMPRODUCT(POWER([.$Q$7];ROW(INDIRECT(&quot;1:9&quot;)))/[.$Q$7]; POWER([.$Q$9];-(12-ROW(INDIRECT(&quot;1:9&quot;))))/[.$Q$9])) + (([.$G60]*POWER([.$Q$7];12)) + [.$B61]*SERIESSUM([.$Q$7];0;1;POWER(1; ROW(INDIRECT(&quot;1:12&quot;)))) - [.$C61]*SUMPRODUCT(POWER([.$Q$7];ROW(INDIRECT(&quot;1:12&quot;)))/[.$Q$7]; POWER([.$Q$9];-(12-ROW(INDIRECT(&quot;1:12&quot;))))/[.$Q$9])) ) * [.$Q$4] * [.$Q$4] / 4" office:value-type="float" office:value="23486619.5369764" calcext:value-type="float">
            <text:p>23486619.5369764</text:p>
          </table:table-cell>
          <table:table-cell table:formula="of:=[.$G60]*POWER([.$Q$7];12) + [.$B61]*(POWER([.$Q$7];12)-1)/([.$Q$7]-1) - [.$Q$3]*SUMPRODUCT(POWER([.$Q$7]; INDEX([.$A$2:.$A$13];N(IF({1};MAX(ROW([.$A$2:.$A$13]))-ROW([.$A$2:.$A$13])+1)))); POWER([.$Q$9];[.$A$2:.$A$13])) - [.$F61]" office:value-type="float" office:value="259628175.077059" calcext:value-type="float">
            <text:p>259628175.077059</text:p>
          </table:table-cell>
          <table:table-cell table:formula="of:=COUNTIF([.$M85:.$CA85];&quot;&gt;=0&quot;)" office:value-type="float" office:value="0" calcext:value-type="float">
            <text:p>0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[.$G36]*POWER([.$Q$7];12) - [.$Q$3]*SUMPRODUCT(POWER([.$Q$7]; INDEX([.$A$2:.$A$13];N(IF({1};MAX(ROW([.$A$2:.$A$13]))-ROW([.$A$2:.$A$13])+1)))); POWER([.$Q$9];[.$A$2:.$A$13])) - [.$F37]" office:value-type="float" office:value="33166868.4667943" calcext:value-type="float">
            <text:p>33166868.4667943</text:p>
          </table:table-cell>
          <table:table-cell table:formula="of:=[.M$27]*POWER([.$Q$7];12*[.M$26]) - [.$Q$3]*SUMPRODUCT(POWER([.$Q$7]; INDEX([.$A$2:.$A$13];N(IF({1};MAX(ROW([.$A$2:.$A$13]))-ROW([.$A$2:.$A$13])+1)))); POWER([.$Q$9];[.$A$2:.$A$13])) - [.$F37]" office:value-type="float" office:value="-3511496.41767122" calcext:value-type="float">
            <text:p>-3511496.41767122</text:p>
          </table:table-cell>
          <table:table-cell table:formula="of:=( (([.$G36]*POWER([.$Q$7];12*[.N$26])) - [.$C37]*SUMPRODUCT(POWER([.$Q$7];ROW(INDIRECT(&quot;1:12&quot;)))/[.$Q$7]; POWER([.$Q$9];-(12-ROW(INDIRECT(&quot;1:12&quot;))))/[.$Q$9]))) - [.$F37]" office:value-type="float" office:value="37366613.5631646" calcext:value-type="float">
            <text:p>37366613.5631646</text:p>
          </table:table-cell>
          <table:table-cell table:formula="of:=( (([.$G36]*POWER([.$Q$7];12*[.O$26])) - [.$C37]*SUMPRODUCT(POWER([.$Q$7];ROW(INDIRECT(&quot;1:12&quot;)))/[.$Q$7]; POWER([.$Q$9];-(12-ROW(INDIRECT(&quot;1:12&quot;))))/[.$Q$9]))) - [.$F37]" office:value-type="float" office:value="44166730.7275594" calcext:value-type="float">
            <text:p>44166730.7275594</text:p>
          </table:table-cell>
          <table:table-cell table:formula="of:=( (([.$G36]*POWER([.$Q$7];12*[.P$26])) - [.$C37]*SUMPRODUCT(POWER([.$Q$7];ROW(INDIRECT(&quot;1:12&quot;)))/[.$Q$7]; POWER([.$Q$9];-(12-ROW(INDIRECT(&quot;1:12&quot;))))/[.$Q$9]))) - [.$F37]" office:value-type="float" office:value="52059997.4471764" calcext:value-type="float">
            <text:p>52059997.4471764</text:p>
          </table:table-cell>
          <table:table-cell table:formula="of:=( (([.$G36]*POWER([.$Q$7];12*[.Q$26])) - [.$C37]*SUMPRODUCT(POWER([.$Q$7];ROW(INDIRECT(&quot;1:12&quot;)))/[.$Q$7]; POWER([.$Q$9];-(12-ROW(INDIRECT(&quot;1:12&quot;))))/[.$Q$9]))) - [.$F37]" office:value-type="float" office:value="61222142.4515644" calcext:value-type="float">
            <text:p>61222142.4515644</text:p>
          </table:table-cell>
          <table:table-cell table:formula="of:=( (([.$G36]*POWER([.$Q$7];12*[.R$26])) - [.$C37]*SUMPRODUCT(POWER([.$Q$7];ROW(INDIRECT(&quot;1:12&quot;)))/[.$Q$7]; POWER([.$Q$9];-(12-ROW(INDIRECT(&quot;1:12&quot;))))/[.$Q$9]))) - [.$F37]" office:value-type="float" office:value="71857143.6574409" calcext:value-type="float">
            <text:p>71857143.6574409</text:p>
          </table:table-cell>
          <table:table-cell table:formula="of:=( (([.$G36]*POWER([.$Q$7];12*[.S$26])) - [.$C37]*SUMPRODUCT(POWER([.$Q$7];ROW(INDIRECT(&quot;1:12&quot;)))/[.$Q$7]; POWER([.$Q$9];-(12-ROW(INDIRECT(&quot;1:12&quot;))))/[.$Q$9]))) - [.$F37]" office:value-type="float" office:value="84201769.3531516" calcext:value-type="float">
            <text:p>84201769.3531516</text:p>
          </table:table-cell>
          <table:table-cell table:formula="of:=( (([.$G36]*POWER([.$Q$7];12*[.T$26])) - [.$C37]*SUMPRODUCT(POWER([.$Q$7];ROW(INDIRECT(&quot;1:12&quot;)))/[.$Q$7]; POWER([.$Q$9];-(12-ROW(INDIRECT(&quot;1:12&quot;))))/[.$Q$9]))) - [.$F37]" office:value-type="float" office:value="98530849.3990473" calcext:value-type="float">
            <text:p>98530849.3990473</text:p>
          </table:table-cell>
          <table:table-cell table:formula="of:=( (([.$G36]*POWER([.$Q$7];12*[.U$26])) - [.$C37]*SUMPRODUCT(POWER([.$Q$7];ROW(INDIRECT(&quot;1:12&quot;)))/[.$Q$7]; POWER([.$Q$9];-(12-ROW(INDIRECT(&quot;1:12&quot;))))/[.$Q$9]))) - [.$F37]" office:value-type="float" office:value="115163393.797135" calcext:value-type="float">
            <text:p>115163393.797135</text:p>
          </table:table-cell>
          <table:table-cell table:formula="of:=( (([.$G36]*POWER([.$Q$7];12*[.V$26])) - [.$C37]*SUMPRODUCT(POWER([.$Q$7];ROW(INDIRECT(&quot;1:12&quot;)))/[.$Q$7]; POWER([.$Q$9];-(12-ROW(INDIRECT(&quot;1:12&quot;))))/[.$Q$9]))) - [.$F37]" office:value-type="float" office:value="134469694.848444" calcext:value-type="float">
            <text:p>134469694.848444</text:p>
          </table:table-cell>
          <table:table-cell table:formula="of:=( (([.$G36]*POWER([.$Q$7];12*[.W$26])) - [.$C37]*SUMPRODUCT(POWER([.$Q$7];ROW(INDIRECT(&quot;1:12&quot;)))/[.$Q$7]; POWER([.$Q$9];-(12-ROW(INDIRECT(&quot;1:12&quot;))))/[.$Q$9]))) - [.$F37]" office:value-type="float" office:value="156879571.014271" calcext:value-type="float">
            <text:p>156879571.014271</text:p>
          </table:table-cell>
          <table:table-cell table:formula="of:=( (([.$G36]*POWER([.$Q$7];12*[.X$26])) - [.$C37]*SUMPRODUCT(POWER([.$Q$7];ROW(INDIRECT(&quot;1:12&quot;)))/[.$Q$7]; POWER([.$Q$9];-(12-ROW(INDIRECT(&quot;1:12&quot;))))/[.$Q$9]))) - [.$F37]" office:value-type="float" office:value="182891936.015367" calcext:value-type="float">
            <text:p>182891936.015367</text:p>
          </table:table-cell>
          <table:table-cell table:formula="of:=( (([.$G36]*POWER([.$Q$7];12*[.Y$26])) - [.$C37]*SUMPRODUCT(POWER([.$Q$7];ROW(INDIRECT(&quot;1:12&quot;)))/[.$Q$7]; POWER([.$Q$9];-(12-ROW(INDIRECT(&quot;1:12&quot;))))/[.$Q$9]))) - [.$F37]" office:value-type="float" office:value="213085906.20705" calcext:value-type="float">
            <text:p>213085906.20705</text:p>
          </table:table-cell>
          <table:table-cell table:formula="of:=( (([.$G36]*POWER([.$Q$7];12*[.Z$26])) - [.$C37]*SUMPRODUCT(POWER([.$Q$7];ROW(INDIRECT(&quot;1:12&quot;)))/[.$Q$7]; POWER([.$Q$9];-(12-ROW(INDIRECT(&quot;1:12&quot;))))/[.$Q$9]))) - [.$F37]" office:value-type="float" office:value="248133693.515039" calcext:value-type="float">
            <text:p>248133693.515039</text:p>
          </table:table-cell>
          <table:table-cell table:formula="of:=( (([.$G36]*POWER([.$Q$7];12*[.AA$26])) - [.$C37]*SUMPRODUCT(POWER([.$Q$7];ROW(INDIRECT(&quot;1:12&quot;)))/[.$Q$7]; POWER([.$Q$9];-(12-ROW(INDIRECT(&quot;1:12&quot;))))/[.$Q$9]))) - [.$F37]" office:value-type="float" office:value="288815570.968982" calcext:value-type="float">
            <text:p>288815570.968982</text:p>
          </table:table-cell>
          <table:table-cell table:formula="of:=( (([.$G36]*POWER([.$Q$7];12*[.AB$26])) - [.$C37]*SUMPRODUCT(POWER([.$Q$7];ROW(INDIRECT(&quot;1:12&quot;)))/[.$Q$7]; POWER([.$Q$9];-(12-ROW(INDIRECT(&quot;1:12&quot;))))/[.$Q$9]))) - [.$F37]" office:value-type="float" office:value="336037244.013099" calcext:value-type="float">
            <text:p>336037244.013099</text:p>
          </table:table-cell>
          <table:table-cell table:formula="of:=( (([.$G36]*POWER([.$Q$7];12*[.AC$26])) - [.$C37]*SUMPRODUCT(POWER([.$Q$7];ROW(INDIRECT(&quot;1:12&quot;)))/[.$Q$7]; POWER([.$Q$9];-(12-ROW(INDIRECT(&quot;1:12&quot;))))/[.$Q$9]))) - [.$F37]" office:value-type="float" office:value="390850014.333497" calcext:value-type="float">
            <text:p>390850014.333497</text:p>
          </table:table-cell>
          <table:table-cell table:formula="of:=( (([.$G36]*POWER([.$Q$7];12*[.AD$26])) - [.$C37]*SUMPRODUCT(POWER([.$Q$7];ROW(INDIRECT(&quot;1:12&quot;)))/[.$Q$7]; POWER([.$Q$9];-(12-ROW(INDIRECT(&quot;1:12&quot;))))/[.$Q$9]))) - [.$F37]" office:value-type="float" office:value="454474185.111812" calcext:value-type="float">
            <text:p>454474185.111812</text:p>
          </table:table-cell>
          <table:table-cell table:formula="of:=( (([.$G36]*POWER([.$Q$7];12*[.AE$26])) - [.$C37]*SUMPRODUCT(POWER([.$Q$7];ROW(INDIRECT(&quot;1:12&quot;)))/[.$Q$7]; POWER([.$Q$9];-(12-ROW(INDIRECT(&quot;1:12&quot;))))/[.$Q$9]))) - [.$F37]" office:value-type="float" office:value="528326228.77912" calcext:value-type="float">
            <text:p>528326228.77912</text:p>
          </table:table-cell>
          <table:table-cell table:formula="of:=( (([.$G36]*POWER([.$Q$7];12*[.AF$26])) - [.$C37]*SUMPRODUCT(POWER([.$Q$7];ROW(INDIRECT(&quot;1:12&quot;)))/[.$Q$7]; POWER([.$Q$9];-(12-ROW(INDIRECT(&quot;1:12&quot;))))/[.$Q$9]))) - [.$F37]" office:value-type="float" office:value="614050322.109025" calcext:value-type="float">
            <text:p>614050322.109025</text:p>
          </table:table-cell>
          <table:table-cell table:formula="of:=( (([.$G36]*POWER([.$Q$7];12*[.AG$26])) - [.$C37]*SUMPRODUCT(POWER([.$Q$7];ROW(INDIRECT(&quot;1:12&quot;)))/[.$Q$7]; POWER([.$Q$9];-(12-ROW(INDIRECT(&quot;1:12&quot;))))/[.$Q$9]))) - [.$F37]" office:value-type="float" office:value="713554950.71942" calcext:value-type="float">
            <text:p>713554950.71942</text:p>
          </table:table-cell>
          <table:table-cell table:formula="of:=( (([.$G36]*POWER([.$Q$7];12*[.AH$26])) - [.$C37]*SUMPRODUCT(POWER([.$Q$7];ROW(INDIRECT(&quot;1:12&quot;)))/[.$Q$7]; POWER([.$Q$9];-(12-ROW(INDIRECT(&quot;1:12&quot;))))/[.$Q$9]))) - [.$F37]" office:value-type="float" office:value="829055397.913284" calcext:value-type="float">
            <text:p>829055397.913284</text:p>
          </table:table-cell>
          <table:table-cell table:formula="of:=( (([.$G36]*POWER([.$Q$7];12*[.AI$26])) - [.$C37]*SUMPRODUCT(POWER([.$Q$7];ROW(INDIRECT(&quot;1:12&quot;)))/[.$Q$7]; POWER([.$Q$9];-(12-ROW(INDIRECT(&quot;1:12&quot;))))/[.$Q$9]))) - [.$F37]" office:value-type="float" office:value="963123063.792589" calcext:value-type="float">
            <text:p>963123063.792589</text:p>
          </table:table-cell>
          <table:table-cell table:formula="of:=( (([.$G36]*POWER([.$Q$7];12*[.AJ$26])) - [.$C37]*SUMPRODUCT(POWER([.$Q$7];ROW(INDIRECT(&quot;1:12&quot;)))/[.$Q$7]; POWER([.$Q$9];-(12-ROW(INDIRECT(&quot;1:12&quot;))))/[.$Q$9]))) - [.$F37]" office:value-type="float" office:value="1118742712.64257" calcext:value-type="float">
            <text:p>1118742712.64257</text:p>
          </table:table-cell>
          <table:table-cell table:formula="of:=( (([.$G36]*POWER([.$Q$7];12*[.AK$26])) - [.$C37]*SUMPRODUCT(POWER([.$Q$7];ROW(INDIRECT(&quot;1:12&quot;)))/[.$Q$7]; POWER([.$Q$9];-(12-ROW(INDIRECT(&quot;1:12&quot;))))/[.$Q$9]))) - [.$F37]" office:value-type="float" office:value="1299378923.09165" calcext:value-type="float">
            <text:p>1299378923.09165</text:p>
          </table:table-cell>
          <table:table-cell table:formula="of:=( (([.$G36]*POWER([.$Q$7];12*[.AL$26])) - [.$C37]*SUMPRODUCT(POWER([.$Q$7];ROW(INDIRECT(&quot;1:12&quot;)))/[.$Q$7]; POWER([.$Q$9];-(12-ROW(INDIRECT(&quot;1:12&quot;))))/[.$Q$9]))) - [.$F37]" office:value-type="float" office:value="1509053220.43478" calcext:value-type="float">
            <text:p>1509053220.43478</text:p>
          </table:table-cell>
          <table:table-cell table:formula="of:=( (([.$G36]*POWER([.$Q$7];12*[.AM$26])) - [.$C37]*SUMPRODUCT(POWER([.$Q$7];ROW(INDIRECT(&quot;1:12&quot;)))/[.$Q$7]; POWER([.$Q$9];-(12-ROW(INDIRECT(&quot;1:12&quot;))))/[.$Q$9]))) - [.$F37]" office:value-type="float" office:value="1752433608.32622" calcext:value-type="float">
            <text:p>1752433608.32622</text:p>
          </table:table-cell>
          <table:table-cell table:formula="of:=( (([.$G36]*POWER([.$Q$7];12*[.AN$26])) - [.$C37]*SUMPRODUCT(POWER([.$Q$7];ROW(INDIRECT(&quot;1:12&quot;)))/[.$Q$7]; POWER([.$Q$9];-(12-ROW(INDIRECT(&quot;1:12&quot;))))/[.$Q$9]))) - [.$F37]" office:value-type="float" office:value="2034938493.09638" calcext:value-type="float">
            <text:p>2034938493.09638</text:p>
          </table:table-cell>
          <table:table-cell table:formula="of:=( (([.$G36]*POWER([.$Q$7];12*[.AO$26])) - [.$C37]*SUMPRODUCT(POWER([.$Q$7];ROW(INDIRECT(&quot;1:12&quot;)))/[.$Q$7]; POWER([.$Q$9];-(12-ROW(INDIRECT(&quot;1:12&quot;))))/[.$Q$9]))) - [.$F37]" office:value-type="float" office:value="2362857314.37216" calcext:value-type="float">
            <text:p>2362857314.37216</text:p>
          </table:table-cell>
          <table:table-cell table:formula="of:=( (([.$G36]*POWER([.$Q$7];12*[.AP$26])) - [.$C37]*SUMPRODUCT(POWER([.$Q$7];ROW(INDIRECT(&quot;1:12&quot;)))/[.$Q$7]; POWER([.$Q$9];-(12-ROW(INDIRECT(&quot;1:12&quot;))))/[.$Q$9]))) - [.$F37]" office:value-type="float" office:value="2743490567.61443" calcext:value-type="float">
            <text:p>2743490567.61443</text:p>
          </table:table-cell>
          <table:table-cell table:formula="of:=( (([.$G36]*POWER([.$Q$7];12*[.AQ$26])) - [.$C37]*SUMPRODUCT(POWER([.$Q$7];ROW(INDIRECT(&quot;1:12&quot;)))/[.$Q$7]; POWER([.$Q$9];-(12-ROW(INDIRECT(&quot;1:12&quot;))))/[.$Q$9]))) - [.$F37]" office:value-type="float" office:value="3185312335.91098" calcext:value-type="float">
            <text:p>3185312335.91098</text:p>
          </table:table-cell>
          <table:table-cell table:formula="of:=( (([.$G36]*POWER([.$Q$7];12*[.AR$26])) - [.$C37]*SUMPRODUCT(POWER([.$Q$7];ROW(INDIRECT(&quot;1:12&quot;)))/[.$Q$7]; POWER([.$Q$9];-(12-ROW(INDIRECT(&quot;1:12&quot;))))/[.$Q$9]))) - [.$F37]" office:value-type="float" office:value="3698158949.48958" calcext:value-type="float">
            <text:p>3698158949.48958</text:p>
          </table:table-cell>
          <table:table-cell table:formula="of:=( (([.$G36]*POWER([.$Q$7];12*[.AS$26])) - [.$C37]*SUMPRODUCT(POWER([.$Q$7];ROW(INDIRECT(&quot;1:12&quot;)))/[.$Q$7]; POWER([.$Q$9];-(12-ROW(INDIRECT(&quot;1:12&quot;))))/[.$Q$9]))) - [.$F37]" office:value-type="float" office:value="4293447973.09987" calcext:value-type="float">
            <text:p>4293447973.09987</text:p>
          </table:table-cell>
          <table:table-cell table:formula="of:=( (([.$G36]*POWER([.$Q$7];12*[.AT$26])) - [.$C37]*SUMPRODUCT(POWER([.$Q$7];ROW(INDIRECT(&quot;1:12&quot;)))/[.$Q$7]; POWER([.$Q$9];-(12-ROW(INDIRECT(&quot;1:12&quot;))))/[.$Q$9]))) - [.$F37]" office:value-type="float" office:value="4984432396.60643" calcext:value-type="float">
            <text:p>4984432396.60643</text:p>
          </table:table-cell>
          <table:table-cell table:formula="of:=( (([.$G36]*POWER([.$Q$7];12*[.AU$26])) - [.$C37]*SUMPRODUCT(POWER([.$Q$7];ROW(INDIRECT(&quot;1:12&quot;)))/[.$Q$7]; POWER([.$Q$9];-(12-ROW(INDIRECT(&quot;1:12&quot;))))/[.$Q$9]))) - [.$F37]" office:value-type="float" office:value="5786495687.86789" calcext:value-type="float">
            <text:p>5786495687.86789</text:p>
          </table:table-cell>
          <table:table-cell table:formula="of:=( (([.$G36]*POWER([.$Q$7];12*[.AV$26])) - [.$C37]*SUMPRODUCT(POWER([.$Q$7];ROW(INDIRECT(&quot;1:12&quot;)))/[.$Q$7]; POWER([.$Q$9];-(12-ROW(INDIRECT(&quot;1:12&quot;))))/[.$Q$9]))) - [.$F37]" office:value-type="float" office:value="6717494276.69941" calcext:value-type="float">
            <text:p>6717494276.69941</text:p>
          </table:table-cell>
          <table:table-cell table:formula="of:=( (([.$G36]*POWER([.$Q$7];12*[.AW$26])) - [.$C37]*SUMPRODUCT(POWER([.$Q$7];ROW(INDIRECT(&quot;1:12&quot;)))/[.$Q$7]; POWER([.$Q$9];-(12-ROW(INDIRECT(&quot;1:12&quot;))))/[.$Q$9]))) - [.$F37]" office:value-type="float" office:value="7798155094.67933" calcext:value-type="float">
            <text:p>7798155094.67933</text:p>
          </table:table-cell>
          <table:table-cell table:formula="of:=( (([.$G36]*POWER([.$Q$7];12*[.AX$26])) - [.$C37]*SUMPRODUCT(POWER([.$Q$7];ROW(INDIRECT(&quot;1:12&quot;)))/[.$Q$7]; POWER([.$Q$9];-(12-ROW(INDIRECT(&quot;1:12&quot;))))/[.$Q$9]))) - [.$F37]" office:value-type="float" office:value="9052537021.27575" calcext:value-type="float">
            <text:p>9052537021.27575</text:p>
          </table:table-cell>
          <table:table-cell table:formula="of:=( (([.$G36]*POWER([.$Q$7];12*[.AY$26])) - [.$C37]*SUMPRODUCT(POWER([.$Q$7];ROW(INDIRECT(&quot;1:12&quot;)))/[.$Q$7]; POWER([.$Q$9];-(12-ROW(INDIRECT(&quot;1:12&quot;))))/[.$Q$9]))) - [.$F37]" office:value-type="float" office:value="10508566509.5226" calcext:value-type="float">
            <text:p>10508566509.5226</text:p>
          </table:table-cell>
          <table:table-cell table:formula="of:=( (([.$G36]*POWER([.$Q$7];12*[.AZ$26])) - [.$C37]*SUMPRODUCT(POWER([.$Q$7];ROW(INDIRECT(&quot;1:12&quot;)))/[.$Q$7]; POWER([.$Q$9];-(12-ROW(INDIRECT(&quot;1:12&quot;))))/[.$Q$9]))) - [.$F37]" office:value-type="float" office:value="12198659315.9431" calcext:value-type="float">
            <text:p>12198659315.9431</text:p>
          </table:table-cell>
          <table:table-cell table:formula="of:=( (([.$G36]*POWER([.$Q$7];12*[.BA$26])) - [.$C37]*SUMPRODUCT(POWER([.$Q$7];ROW(INDIRECT(&quot;1:12&quot;)))/[.$Q$7]; POWER([.$Q$9];-(12-ROW(INDIRECT(&quot;1:12&quot;))))/[.$Q$9]))) - [.$F37]" office:value-type="float" office:value="14160442176.3668" calcext:value-type="float">
            <text:p>14160442176.3668</text:p>
          </table:table-cell>
          <table:table-cell table:formula="of:=( (([.$G36]*POWER([.$Q$7];12*[.BB$26])) - [.$C37]*SUMPRODUCT(POWER([.$Q$7];ROW(INDIRECT(&quot;1:12&quot;)))/[.$Q$7]; POWER([.$Q$9];-(12-ROW(INDIRECT(&quot;1:12&quot;))))/[.$Q$9]))) - [.$F37]" office:value-type="float" office:value="16437590494.3951" calcext:value-type="float">
            <text:p>16437590494.3951</text:p>
          </table:table-cell>
          <table:table-cell table:formula="of:=( (([.$G36]*POWER([.$Q$7];12*[.BC$26])) - [.$C37]*SUMPRODUCT(POWER([.$Q$7];ROW(INDIRECT(&quot;1:12&quot;)))/[.$Q$7]; POWER([.$Q$9];-(12-ROW(INDIRECT(&quot;1:12&quot;))))/[.$Q$9]))) - [.$F37]" office:value-type="float" office:value="19080800692.0719" calcext:value-type="float">
            <text:p>19080800692.0719</text:p>
          </table:table-cell>
          <table:table-cell table:formula="of:=( (([.$G36]*POWER([.$Q$7];12*[.BD$26])) - [.$C37]*SUMPRODUCT(POWER([.$Q$7];ROW(INDIRECT(&quot;1:12&quot;)))/[.$Q$7]; POWER([.$Q$9];-(12-ROW(INDIRECT(&quot;1:12&quot;))))/[.$Q$9]))) - [.$F37]" office:value-type="float" office:value="22148918870.3167" calcext:value-type="float">
            <text:p>22148918870.3167</text:p>
          </table:table-cell>
          <table:table-cell table:formula="of:=( (([.$G36]*POWER([.$Q$7];12*[.BE$26])) - [.$C37]*SUMPRODUCT(POWER([.$Q$7];ROW(INDIRECT(&quot;1:12&quot;)))/[.$Q$7]; POWER([.$Q$9];-(12-ROW(INDIRECT(&quot;1:12&quot;))))/[.$Q$9]))) - [.$F37]" office:value-type="float" office:value="25710250906.6223" calcext:value-type="float">
            <text:p>25710250906.6223</text:p>
          </table:table-cell>
          <table:table-cell table:formula="of:=( (([.$G36]*POWER([.$Q$7];12*[.BF$26])) - [.$C37]*SUMPRODUCT(POWER([.$Q$7];ROW(INDIRECT(&quot;1:12&quot;)))/[.$Q$7]; POWER([.$Q$9];-(12-ROW(INDIRECT(&quot;1:12&quot;))))/[.$Q$9]))) - [.$F37]" office:value-type="float" office:value="29844083156.8758" calcext:value-type="float">
            <text:p>29844083156.8758</text:p>
          </table:table-cell>
          <table:table-cell table:formula="of:=( (([.$G36]*POWER([.$Q$7];12*[.BG$26])) - [.$C37]*SUMPRODUCT(POWER([.$Q$7];ROW(INDIRECT(&quot;1:12&quot;)))/[.$Q$7]; POWER([.$Q$9];-(12-ROW(INDIRECT(&quot;1:12&quot;))))/[.$Q$9]))) - [.$F37]" office:value-type="float" office:value="34642447616.8665" calcext:value-type="float">
            <text:p>34642447616.8665</text:p>
          </table:table-cell>
          <table:table-cell table:formula="of:=( (([.$G36]*POWER([.$Q$7];12*[.BH$26])) - [.$C37]*SUMPRODUCT(POWER([.$Q$7];ROW(INDIRECT(&quot;1:12&quot;)))/[.$Q$7]; POWER([.$Q$9];-(12-ROW(INDIRECT(&quot;1:12&quot;))))/[.$Q$9]))) - [.$F37]" office:value-type="float" office:value="40212170841.4822" calcext:value-type="float">
            <text:p>40212170841.4822</text:p>
          </table:table-cell>
          <table:table-cell table:formula="of:=( (([.$G36]*POWER([.$Q$7];12*[.BI$26])) - [.$C37]*SUMPRODUCT(POWER([.$Q$7];ROW(INDIRECT(&quot;1:12&quot;)))/[.$Q$7]; POWER([.$Q$9];-(12-ROW(INDIRECT(&quot;1:12&quot;))))/[.$Q$9]))) - [.$F37]" office:value-type="float" office:value="46677252236.9216" calcext:value-type="float">
            <text:p>46677252236.9216</text:p>
          </table:table-cell>
          <table:table-cell table:formula="of:=( (([.$G36]*POWER([.$Q$7];12*[.BJ$26])) - [.$C37]*SUMPRODUCT(POWER([.$Q$7];ROW(INDIRECT(&quot;1:12&quot;)))/[.$Q$7]; POWER([.$Q$9];-(12-ROW(INDIRECT(&quot;1:12&quot;))))/[.$Q$9]))) - [.$F37]" office:value-type="float" office:value="54181624674.1248" calcext:value-type="float">
            <text:p>54181624674.1248</text:p>
          </table:table-cell>
          <table:table-cell table:formula="of:=( (([.$G36]*POWER([.$Q$7];12*[.BK$26])) - [.$C37]*SUMPRODUCT(POWER([.$Q$7];ROW(INDIRECT(&quot;1:12&quot;)))/[.$Q$7]; POWER([.$Q$9];-(12-ROW(INDIRECT(&quot;1:12&quot;))))/[.$Q$9]))) - [.$F37]" office:value-type="float" office:value="62892358883.2843" calcext:value-type="float">
            <text:p>62892358883.2843</text:p>
          </table:table-cell>
          <table:table-cell table:formula="of:=( (([.$G36]*POWER([.$Q$7];12*[.BL$26])) - [.$C37]*SUMPRODUCT(POWER([.$Q$7];ROW(INDIRECT(&quot;1:12&quot;)))/[.$Q$7]; POWER([.$Q$9];-(12-ROW(INDIRECT(&quot;1:12&quot;))))/[.$Q$9]))) - [.$F37]" office:value-type="float" office:value="73003382969.2505" calcext:value-type="float">
            <text:p>73003382969.2505</text:p>
          </table:table-cell>
          <table:table-cell table:formula="of:=( (([.$G36]*POWER([.$Q$7];12*[.BM$26])) - [.$C37]*SUMPRODUCT(POWER([.$Q$7];ROW(INDIRECT(&quot;1:12&quot;)))/[.$Q$7]; POWER([.$Q$9];-(12-ROW(INDIRECT(&quot;1:12&quot;))))/[.$Q$9]))) - [.$F37]" office:value-type="float" office:value="84739799855.8418" calcext:value-type="float">
            <text:p>84739799855.8418</text:p>
          </table:table-cell>
          <table:table-cell table:formula="of:=( (([.$G36]*POWER([.$Q$7];12*[.BN$26])) - [.$C37]*SUMPRODUCT(POWER([.$Q$7];ROW(INDIRECT(&quot;1:12&quot;)))/[.$Q$7]; POWER([.$Q$9];-(12-ROW(INDIRECT(&quot;1:12&quot;))))/[.$Q$9]))) - [.$F37]" office:value-type="float" office:value="98362898778.8331" calcext:value-type="float">
            <text:p>98362898778.8331</text:p>
          </table:table-cell>
          <table:table-cell table:formula="of:=( (([.$G36]*POWER([.$Q$7];12*[.BO$26])) - [.$C37]*SUMPRODUCT(POWER([.$Q$7];ROW(INDIRECT(&quot;1:12&quot;)))/[.$Q$7]; POWER([.$Q$9];-(12-ROW(INDIRECT(&quot;1:12&quot;))))/[.$Q$9]))) - [.$F37]" office:value-type="float" office:value="114175972399.083" calcext:value-type="float">
            <text:p>114175972399.083</text:p>
          </table:table-cell>
          <table:table-cell table:formula="of:=( (([.$G36]*POWER([.$Q$7];12*[.BP$26])) - [.$C37]*SUMPRODUCT(POWER([.$Q$7];ROW(INDIRECT(&quot;1:12&quot;)))/[.$Q$7]; POWER([.$Q$9];-(12-ROW(INDIRECT(&quot;1:12&quot;))))/[.$Q$9]))) - [.$F37]" office:value-type="float" office:value="132531069042.874" calcext:value-type="float">
            <text:p>132531069042.874</text:p>
          </table:table-cell>
          <table:table-cell table:formula="of:=( (([.$G36]*POWER([.$Q$7];12*[.BQ$26])) - [.$C37]*SUMPRODUCT(POWER([.$Q$7];ROW(INDIRECT(&quot;1:12&quot;)))/[.$Q$7]; POWER([.$Q$9];-(12-ROW(INDIRECT(&quot;1:12&quot;))))/[.$Q$9]))) - [.$F37]" office:value-type="float" office:value="153836830395.396" calcext:value-type="float">
            <text:p>153836830395.396</text:p>
          </table:table-cell>
          <table:table-cell table:formula="of:=( (([.$G36]*POWER([.$Q$7];12*[.BR$26])) - [.$C37]*SUMPRODUCT(POWER([.$Q$7];ROW(INDIRECT(&quot;1:12&quot;)))/[.$Q$7]; POWER([.$Q$9];-(12-ROW(INDIRECT(&quot;1:12&quot;))))/[.$Q$9]))) - [.$F37]" office:value-type="float" office:value="178567589138.865" calcext:value-type="float">
            <text:p>178567589138.865</text:p>
          </table:table-cell>
          <table:table-cell table:formula="of:=( (([.$G36]*POWER([.$Q$7];12*[.BS$26])) - [.$C37]*SUMPRODUCT(POWER([.$Q$7];ROW(INDIRECT(&quot;1:12&quot;)))/[.$Q$7]; POWER([.$Q$9];-(12-ROW(INDIRECT(&quot;1:12&quot;))))/[.$Q$9]))) - [.$F37]" office:value-type="float" office:value="207273929077.064" calcext:value-type="float">
            <text:p>207273929077.064</text:p>
          </table:table-cell>
          <table:table-cell table:formula="of:=( (([.$G36]*POWER([.$Q$7];12*[.BT$26])) - [.$C37]*SUMPRODUCT(POWER([.$Q$7];ROW(INDIRECT(&quot;1:12&quot;)))/[.$Q$7]; POWER([.$Q$9];-(12-ROW(INDIRECT(&quot;1:12&quot;))))/[.$Q$9]))) - [.$F37]" office:value-type="float" office:value="240594942847.62" calcext:value-type="float">
            <text:p>240594942847.62</text:p>
          </table:table-cell>
          <table:table-cell table:formula="of:=( (([.$G36]*POWER([.$Q$7];12*[.BU$26])) - [.$C37]*SUMPRODUCT(POWER([.$Q$7];ROW(INDIRECT(&quot;1:12&quot;)))/[.$Q$7]; POWER([.$Q$9];-(12-ROW(INDIRECT(&quot;1:12&quot;))))/[.$Q$9]))) - [.$F37]" office:value-type="float" office:value="279272460116.904" calcext:value-type="float">
            <text:p>279272460116.904</text:p>
          </table:table-cell>
          <table:table-cell table:formula="of:=( (([.$G36]*POWER([.$Q$7];12*[.BV$26])) - [.$C37]*SUMPRODUCT(POWER([.$Q$7];ROW(INDIRECT(&quot;1:12&quot;)))/[.$Q$7]; POWER([.$Q$9];-(12-ROW(INDIRECT(&quot;1:12&quot;))))/[.$Q$9]))) - [.$F37]" office:value-type="float" office:value="324167563021.534" calcext:value-type="float">
            <text:p>324167563021.534</text:p>
          </table:table-cell>
          <table:table-cell table:formula="of:=( (([.$G36]*POWER([.$Q$7];12*[.BW$26])) - [.$C37]*SUMPRODUCT(POWER([.$Q$7];ROW(INDIRECT(&quot;1:12&quot;)))/[.$Q$7]; POWER([.$Q$9];-(12-ROW(INDIRECT(&quot;1:12&quot;))))/[.$Q$9]))) - [.$F37]" office:value-type="float" office:value="376279756541.722" calcext:value-type="float">
            <text:p>376279756541.722</text:p>
          </table:table-cell>
          <table:table-cell table:formula="of:=( (([.$G36]*POWER([.$Q$7];12*[.BX$26])) - [.$C37]*SUMPRODUCT(POWER([.$Q$7];ROW(INDIRECT(&quot;1:12&quot;)))/[.$Q$7]; POWER([.$Q$9];-(12-ROW(INDIRECT(&quot;1:12&quot;))))/[.$Q$9]))) - [.$F37]" office:value-type="float" office:value="436769220598.736" calcext:value-type="float">
            <text:p>436769220598.736</text:p>
          </table:table-cell>
          <table:table-cell table:formula="of:=( (([.$G36]*POWER([.$Q$7];12*[.BY$26])) - [.$C37]*SUMPRODUCT(POWER([.$Q$7];ROW(INDIRECT(&quot;1:12&quot;)))/[.$Q$7]; POWER([.$Q$9];-(12-ROW(INDIRECT(&quot;1:12&quot;))))/[.$Q$9]))) - [.$F37]" office:value-type="float" office:value="506982639277.558" calcext:value-type="float">
            <text:p>506982639277.558</text:p>
          </table:table-cell>
          <table:table-cell table:formula="of:=( (([.$G36]*POWER([.$Q$7];12*[.BZ$26])) - [.$C37]*SUMPRODUCT(POWER([.$Q$7];ROW(INDIRECT(&quot;1:12&quot;)))/[.$Q$7]; POWER([.$Q$9];-(12-ROW(INDIRECT(&quot;1:12&quot;))))/[.$Q$9]))) - [.$F37]" office:value-type="float" office:value="588483182213.776" calcext:value-type="float">
            <text:p>588483182213.77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B61]*(1+[.$Q$11])" office:value-type="float" office:value="355794.017030914" calcext:value-type="float">
            <text:p>355794.017030914</text:p>
          </table:table-cell>
          <table:table-cell table:formula="of:=[.$C61]*POWER([.$Q$9];12)" office:value-type="float" office:value="812333.086465426" calcext:value-type="float">
            <text:p>812333.086465426</text:p>
          </table:table-cell>
          <table:table-cell table:formula="of:=[.$B62]*12" office:value-type="float" office:value="4269528.20437097" calcext:value-type="float">
            <text:p>4269528.20437097</text:p>
          </table:table-cell>
          <table:table-cell table:formula="of:=[.$C62]*(POWER([.$Q$9];12)-1)/([.$Q$9]-1)" office:value-type="float" office:value="10056924.9915724" calcext:value-type="float">
            <text:p>10056924.9915724</text:p>
          </table:table-cell>
          <table:table-cell table:formula="of:=  ( (([.$G61]*POWER([.$Q$7];3)) + [.$B62]*SERIESSUM([.$Q$7];0;1;POWER(1; ROW(INDIRECT(&quot;1:3&quot;)))) - [.$C62]*SUMPRODUCT(POWER([.$Q$7];ROW(INDIRECT(&quot;1:3&quot;)))/[.$Q$7]; POWER([.$Q$9];-(12-ROW(INDIRECT(&quot;1:3&quot;))))/[.$Q$9])) + (([.$G61]*POWER([.$Q$7];6)) + [.$B62]*SERIESSUM([.$Q$7];0;1;POWER(1; ROW(INDIRECT(&quot;1:6&quot;)))) - [.$C62]*SUMPRODUCT(POWER([.$Q$7];ROW(INDIRECT(&quot;1:6&quot;)))/[.$Q$7]; POWER([.$Q$9];-(12-ROW(INDIRECT(&quot;1:6&quot;))))/[.$Q$9])) + (([.$G61]*POWER([.$Q$7];9)) + [.$B62]*SERIESSUM([.$Q$7];0;1;POWER(1; ROW(INDIRECT(&quot;1:9&quot;)))) - [.$C62]*SUMPRODUCT(POWER([.$Q$7];ROW(INDIRECT(&quot;1:9&quot;)))/[.$Q$7]; POWER([.$Q$9];-(12-ROW(INDIRECT(&quot;1:9&quot;))))/[.$Q$9])) + (([.$G61]*POWER([.$Q$7];12)) + [.$B62]*SERIESSUM([.$Q$7];0;1;POWER(1; ROW(INDIRECT(&quot;1:12&quot;)))) - [.$C62]*SUMPRODUCT(POWER([.$Q$7];ROW(INDIRECT(&quot;1:12&quot;)))/[.$Q$7]; POWER([.$Q$9];-(12-ROW(INDIRECT(&quot;1:12&quot;))))/[.$Q$9])) ) * [.$Q$4] * [.$Q$4] / 4" office:value-type="float" office:value="25371343.1778444" calcext:value-type="float">
            <text:p>25371343.1778444</text:p>
          </table:table-cell>
          <table:table-cell table:formula="of:=[.$G61]*POWER([.$Q$7];12) + [.$B62]*(POWER([.$Q$7];12)-1)/([.$Q$7]-1) - [.$Q$3]*SUMPRODUCT(POWER([.$Q$7]; INDEX([.$A$2:.$A$13];N(IF({1};MAX(ROW([.$A$2:.$A$13]))-ROW([.$A$2:.$A$13])+1)))); POWER([.$Q$9];[.$A$2:.$A$13])) - [.$F62]" office:value-type="float" office:value="280370020.760792" calcext:value-type="float">
            <text:p>280370020.760792</text:p>
          </table:table-cell>
          <table:table-cell table:formula="of:=COUNTIF([.$M86:.$CA86];&quot;&gt;=0&quot;)" office:value-type="float" office:value="0" calcext:value-type="float">
            <text:p>0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[.$G37]*POWER([.$Q$7];12) - [.$Q$3]*SUMPRODUCT(POWER([.$Q$7]; INDEX([.$A$2:.$A$13];N(IF({1};MAX(ROW([.$A$2:.$A$13]))-ROW([.$A$2:.$A$13])+1)))); POWER([.$Q$9];[.$A$2:.$A$13])) - [.$F38]" office:value-type="float" office:value="36485661.5472868" calcext:value-type="float">
            <text:p>36485661.5472868</text:p>
          </table:table-cell>
          <table:table-cell table:formula="of:=[.M$27]*POWER([.$Q$7];12*[.M$26]) - [.$Q$3]*SUMPRODUCT(POWER([.$Q$7]; INDEX([.$A$2:.$A$13];N(IF({1};MAX(ROW([.$A$2:.$A$13]))-ROW([.$A$2:.$A$13])+1)))); POWER([.$Q$9];[.$A$2:.$A$13])) - [.$F38]" office:value-type="float" office:value="-3816814.83924031" calcext:value-type="float">
            <text:p>-3816814.83924031</text:p>
          </table:table-cell>
          <table:table-cell table:formula="of:=( (([.$G37]*POWER([.$Q$7];12*[.N$26])) - [.$C38]*SUMPRODUCT(POWER([.$Q$7];ROW(INDIRECT(&quot;1:12&quot;)))/[.$Q$7]; POWER([.$Q$9];-(12-ROW(INDIRECT(&quot;1:12&quot;))))/[.$Q$9]))) - [.$F38]" office:value-type="float" office:value="41137976.2374506" calcext:value-type="float">
            <text:p>41137976.2374506</text:p>
          </table:table-cell>
          <table:table-cell table:formula="of:=( (([.$G37]*POWER([.$Q$7];12*[.O$26])) - [.$C38]*SUMPRODUCT(POWER([.$Q$7];ROW(INDIRECT(&quot;1:12&quot;)))/[.$Q$7]; POWER([.$Q$9];-(12-ROW(INDIRECT(&quot;1:12&quot;))))/[.$Q$9]))) - [.$F38]" office:value-type="float" office:value="48614340.042217" calcext:value-type="float">
            <text:p>48614340.042217</text:p>
          </table:table-cell>
          <table:table-cell table:formula="of:=( (([.$G37]*POWER([.$Q$7];12*[.P$26])) - [.$C38]*SUMPRODUCT(POWER([.$Q$7];ROW(INDIRECT(&quot;1:12&quot;)))/[.$Q$7]; POWER([.$Q$9];-(12-ROW(INDIRECT(&quot;1:12&quot;))))/[.$Q$9]))) - [.$F38]" office:value-type="float" office:value="57292563.1047402" calcext:value-type="float">
            <text:p>57292563.1047402</text:p>
          </table:table-cell>
          <table:table-cell table:formula="of:=( (([.$G37]*POWER([.$Q$7];12*[.Q$26])) - [.$C38]*SUMPRODUCT(POWER([.$Q$7];ROW(INDIRECT(&quot;1:12&quot;)))/[.$Q$7]; POWER([.$Q$9];-(12-ROW(INDIRECT(&quot;1:12&quot;))))/[.$Q$9]))) - [.$F38]" office:value-type="float" office:value="67365849.7303719" calcext:value-type="float">
            <text:p>67365849.7303719</text:p>
          </table:table-cell>
          <table:table-cell table:formula="of:=( (([.$G37]*POWER([.$Q$7];12*[.R$26])) - [.$C38]*SUMPRODUCT(POWER([.$Q$7];ROW(INDIRECT(&quot;1:12&quot;)))/[.$Q$7]; POWER([.$Q$9];-(12-ROW(INDIRECT(&quot;1:12&quot;))))/[.$Q$9]))) - [.$F38]" office:value-type="float" office:value="79058462.6893926" calcext:value-type="float">
            <text:p>79058462.6893926</text:p>
          </table:table-cell>
          <table:table-cell table:formula="of:=( (([.$G37]*POWER([.$Q$7];12*[.S$26])) - [.$C38]*SUMPRODUCT(POWER([.$Q$7];ROW(INDIRECT(&quot;1:12&quot;)))/[.$Q$7]; POWER([.$Q$9];-(12-ROW(INDIRECT(&quot;1:12&quot;))))/[.$Q$9]))) - [.$F38]" office:value-type="float" office:value="92630716.0055623" calcext:value-type="float">
            <text:p>92630716.0055623</text:p>
          </table:table-cell>
          <table:table-cell table:formula="of:=( (([.$G37]*POWER([.$Q$7];12*[.T$26])) - [.$C38]*SUMPRODUCT(POWER([.$Q$7];ROW(INDIRECT(&quot;1:12&quot;)))/[.$Q$7]; POWER([.$Q$9];-(12-ROW(INDIRECT(&quot;1:12&quot;))))/[.$Q$9]))) - [.$F38]" office:value-type="float" office:value="108384770.357987" calcext:value-type="float">
            <text:p>108384770.357987</text:p>
          </table:table-cell>
          <table:table-cell table:formula="of:=( (([.$G37]*POWER([.$Q$7];12*[.U$26])) - [.$C38]*SUMPRODUCT(POWER([.$Q$7];ROW(INDIRECT(&quot;1:12&quot;)))/[.$Q$7]; POWER([.$Q$9];-(12-ROW(INDIRECT(&quot;1:12&quot;))))/[.$Q$9]))) - [.$F38]" office:value-type="float" office:value="126671360.120018" calcext:value-type="float">
            <text:p>126671360.120018</text:p>
          </table:table-cell>
          <table:table-cell table:formula="of:=( (([.$G37]*POWER([.$Q$7];12*[.V$26])) - [.$C38]*SUMPRODUCT(POWER([.$Q$7];ROW(INDIRECT(&quot;1:12&quot;)))/[.$Q$7]; POWER([.$Q$9];-(12-ROW(INDIRECT(&quot;1:12&quot;))))/[.$Q$9]))) - [.$F38]" office:value-type="float" office:value="147897601.800043" calcext:value-type="float">
            <text:p>147897601.800043</text:p>
          </table:table-cell>
          <table:table-cell table:formula="of:=( (([.$G37]*POWER([.$Q$7];12*[.W$26])) - [.$C38]*SUMPRODUCT(POWER([.$Q$7];ROW(INDIRECT(&quot;1:12&quot;)))/[.$Q$7]; POWER([.$Q$9];-(12-ROW(INDIRECT(&quot;1:12&quot;))))/[.$Q$9]))) - [.$F38]" office:value-type="float" office:value="172536057.724411" calcext:value-type="float">
            <text:p>172536057.724411</text:p>
          </table:table-cell>
          <table:table-cell table:formula="of:=( (([.$G37]*POWER([.$Q$7];12*[.X$26])) - [.$C38]*SUMPRODUCT(POWER([.$Q$7];ROW(INDIRECT(&quot;1:12&quot;)))/[.$Q$7]; POWER([.$Q$9];-(12-ROW(INDIRECT(&quot;1:12&quot;))))/[.$Q$9]))) - [.$F38]" office:value-type="float" office:value="201135256.748341" calcext:value-type="float">
            <text:p>201135256.748341</text:p>
          </table:table-cell>
          <table:table-cell table:formula="of:=( (([.$G37]*POWER([.$Q$7];12*[.Y$26])) - [.$C38]*SUMPRODUCT(POWER([.$Q$7];ROW(INDIRECT(&quot;1:12&quot;)))/[.$Q$7]; POWER([.$Q$9];-(12-ROW(INDIRECT(&quot;1:12&quot;))))/[.$Q$9]))) - [.$F38]" office:value-type="float" office:value="234331906.218627" calcext:value-type="float">
            <text:p>234331906.218627</text:p>
          </table:table-cell>
          <table:table-cell table:formula="of:=( (([.$G37]*POWER([.$Q$7];12*[.Z$26])) - [.$C38]*SUMPRODUCT(POWER([.$Q$7];ROW(INDIRECT(&quot;1:12&quot;)))/[.$Q$7]; POWER([.$Q$9];-(12-ROW(INDIRECT(&quot;1:12&quot;))))/[.$Q$9]))) - [.$F38]" office:value-type="float" office:value="272865067.064528" calcext:value-type="float">
            <text:p>272865067.064528</text:p>
          </table:table-cell>
          <table:table-cell table:formula="of:=( (([.$G37]*POWER([.$Q$7];12*[.AA$26])) - [.$C38]*SUMPRODUCT(POWER([.$Q$7];ROW(INDIRECT(&quot;1:12&quot;)))/[.$Q$7]; POWER([.$Q$9];-(12-ROW(INDIRECT(&quot;1:12&quot;))))/[.$Q$9]))) - [.$F38]" office:value-type="float" office:value="317592607.598555" calcext:value-type="float">
            <text:p>317592607.598555</text:p>
          </table:table-cell>
          <table:table-cell table:formula="of:=( (([.$G37]*POWER([.$Q$7];12*[.AB$26])) - [.$C38]*SUMPRODUCT(POWER([.$Q$7];ROW(INDIRECT(&quot;1:12&quot;)))/[.$Q$7]; POWER([.$Q$9];-(12-ROW(INDIRECT(&quot;1:12&quot;))))/[.$Q$9]))) - [.$F38]" office:value-type="float" office:value="369510302.340064" calcext:value-type="float">
            <text:p>369510302.340064</text:p>
          </table:table-cell>
          <table:table-cell table:formula="of:=( (([.$G37]*POWER([.$Q$7];12*[.AC$26])) - [.$C38]*SUMPRODUCT(POWER([.$Q$7];ROW(INDIRECT(&quot;1:12&quot;)))/[.$Q$7]; POWER([.$Q$9];-(12-ROW(INDIRECT(&quot;1:12&quot;))))/[.$Q$9]))) - [.$F38]" office:value-type="float" office:value="429774001.061036" calcext:value-type="float">
            <text:p>429774001.061036</text:p>
          </table:table-cell>
          <table:table-cell table:formula="of:=( (([.$G37]*POWER([.$Q$7];12*[.AD$26])) - [.$C38]*SUMPRODUCT(POWER([.$Q$7];ROW(INDIRECT(&quot;1:12&quot;)))/[.$Q$7]; POWER([.$Q$9];-(12-ROW(INDIRECT(&quot;1:12&quot;))))/[.$Q$9]))) - [.$F38]" office:value-type="float" office:value="499725361.6061" calcext:value-type="float">
            <text:p>499725361.6061</text:p>
          </table:table-cell>
          <table:table-cell table:formula="of:=( (([.$G37]*POWER([.$Q$7];12*[.AE$26])) - [.$C38]*SUMPRODUCT(POWER([.$Q$7];ROW(INDIRECT(&quot;1:12&quot;)))/[.$Q$7]; POWER([.$Q$9];-(12-ROW(INDIRECT(&quot;1:12&quot;))))/[.$Q$9]))) - [.$F38]" office:value-type="float" office:value="580921719.379655" calcext:value-type="float">
            <text:p>580921719.379655</text:p>
          </table:table-cell>
          <table:table-cell table:formula="of:=( (([.$G37]*POWER([.$Q$7];12*[.AF$26])) - [.$C38]*SUMPRODUCT(POWER([.$Q$7];ROW(INDIRECT(&quot;1:12&quot;)))/[.$Q$7]; POWER([.$Q$9];-(12-ROW(INDIRECT(&quot;1:12&quot;))))/[.$Q$9]))) - [.$F38]" office:value-type="float" office:value="675170758.487961" calcext:value-type="float">
            <text:p>675170758.487961</text:p>
          </table:table-cell>
          <table:table-cell table:formula="of:=( (([.$G37]*POWER([.$Q$7];12*[.AG$26])) - [.$C38]*SUMPRODUCT(POWER([.$Q$7];ROW(INDIRECT(&quot;1:12&quot;)))/[.$Q$7]; POWER([.$Q$9];-(12-ROW(INDIRECT(&quot;1:12&quot;))))/[.$Q$9]))) - [.$F38]" office:value-type="float" office:value="784570756.423978" calcext:value-type="float">
            <text:p>784570756.423978</text:p>
          </table:table-cell>
          <table:table-cell table:formula="of:=( (([.$G37]*POWER([.$Q$7];12*[.AH$26])) - [.$C38]*SUMPRODUCT(POWER([.$Q$7];ROW(INDIRECT(&quot;1:12&quot;)))/[.$Q$7]; POWER([.$Q$9];-(12-ROW(INDIRECT(&quot;1:12&quot;))))/[.$Q$9]))) - [.$F38]" office:value-type="float" office:value="911557298.267098" calcext:value-type="float">
            <text:p>911557298.267098</text:p>
          </table:table-cell>
          <table:table-cell table:formula="of:=( (([.$G37]*POWER([.$Q$7];12*[.AI$26])) - [.$C38]*SUMPRODUCT(POWER([.$Q$7];ROW(INDIRECT(&quot;1:12&quot;)))/[.$Q$7]; POWER([.$Q$9];-(12-ROW(INDIRECT(&quot;1:12&quot;))))/[.$Q$9]))) - [.$F38]" office:value-type="float" office:value="1058957500.40152" calcext:value-type="float">
            <text:p>1058957500.40152</text:p>
          </table:table-cell>
          <table:table-cell table:formula="of:=( (([.$G37]*POWER([.$Q$7];12*[.AJ$26])) - [.$C38]*SUMPRODUCT(POWER([.$Q$7];ROW(INDIRECT(&quot;1:12&quot;)))/[.$Q$7]; POWER([.$Q$9];-(12-ROW(INDIRECT(&quot;1:12&quot;))))/[.$Q$9]))) - [.$F38]" office:value-type="float" office:value="1230052950.94233" calcext:value-type="float">
            <text:p>1230052950.94233</text:p>
          </table:table-cell>
          <table:table-cell table:formula="of:=( (([.$G37]*POWER([.$Q$7];12*[.AK$26])) - [.$C38]*SUMPRODUCT(POWER([.$Q$7];ROW(INDIRECT(&quot;1:12&quot;)))/[.$Q$7]; POWER([.$Q$9];-(12-ROW(INDIRECT(&quot;1:12&quot;))))/[.$Q$9]))) - [.$F38]" office:value-type="float" office:value="1428652768.11943" calcext:value-type="float">
            <text:p>1428652768.11943</text:p>
          </table:table-cell>
          <table:table-cell table:formula="of:=( (([.$G37]*POWER([.$Q$7];12*[.AL$26])) - [.$C38]*SUMPRODUCT(POWER([.$Q$7];ROW(INDIRECT(&quot;1:12&quot;)))/[.$Q$7]; POWER([.$Q$9];-(12-ROW(INDIRECT(&quot;1:12&quot;))))/[.$Q$9]))) - [.$F38]" office:value-type="float" office:value="1659178403.12671" calcext:value-type="float">
            <text:p>1659178403.12671</text:p>
          </table:table-cell>
          <table:table-cell table:formula="of:=( (([.$G37]*POWER([.$Q$7];12*[.AM$26])) - [.$C38]*SUMPRODUCT(POWER([.$Q$7];ROW(INDIRECT(&quot;1:12&quot;)))/[.$Q$7]; POWER([.$Q$9];-(12-ROW(INDIRECT(&quot;1:12&quot;))))/[.$Q$9]))) - [.$F38]" office:value-type="float" office:value="1926762075.41238" calcext:value-type="float">
            <text:p>1926762075.41238</text:p>
          </table:table-cell>
          <table:table-cell table:formula="of:=( (([.$G37]*POWER([.$Q$7];12*[.AN$26])) - [.$C38]*SUMPRODUCT(POWER([.$Q$7];ROW(INDIRECT(&quot;1:12&quot;)))/[.$Q$7]; POWER([.$Q$9];-(12-ROW(INDIRECT(&quot;1:12&quot;))))/[.$Q$9]))) - [.$F38]" office:value-type="float" office:value="2237361031.88687" calcext:value-type="float">
            <text:p>2237361031.88687</text:p>
          </table:table-cell>
          <table:table-cell table:formula="of:=( (([.$G37]*POWER([.$Q$7];12*[.AO$26])) - [.$C38]*SUMPRODUCT(POWER([.$Q$7];ROW(INDIRECT(&quot;1:12&quot;)))/[.$Q$7]; POWER([.$Q$9];-(12-ROW(INDIRECT(&quot;1:12&quot;))))/[.$Q$9]))) - [.$F38]" office:value-type="float" office:value="2597890173.81469" calcext:value-type="float">
            <text:p>2597890173.81469</text:p>
          </table:table-cell>
          <table:table-cell table:formula="of:=( (([.$G37]*POWER([.$Q$7];12*[.AP$26])) - [.$C38]*SUMPRODUCT(POWER([.$Q$7];ROW(INDIRECT(&quot;1:12&quot;)))/[.$Q$7]; POWER([.$Q$9];-(12-ROW(INDIRECT(&quot;1:12&quot;))))/[.$Q$9]))) - [.$F38]" office:value-type="float" office:value="3016376004.0782" calcext:value-type="float">
            <text:p>3016376004.0782</text:p>
          </table:table-cell>
          <table:table-cell table:formula="of:=( (([.$G37]*POWER([.$Q$7];12*[.AQ$26])) - [.$C38]*SUMPRODUCT(POWER([.$Q$7];ROW(INDIRECT(&quot;1:12&quot;)))/[.$Q$7]; POWER([.$Q$9];-(12-ROW(INDIRECT(&quot;1:12&quot;))))/[.$Q$9]))) - [.$F38]" office:value-type="float" office:value="3502135322.15963" calcext:value-type="float">
            <text:p>3502135322.15963</text:p>
          </table:table-cell>
          <table:table-cell table:formula="of:=( (([.$G37]*POWER([.$Q$7];12*[.AR$26])) - [.$C38]*SUMPRODUCT(POWER([.$Q$7];ROW(INDIRECT(&quot;1:12&quot;)))/[.$Q$7]; POWER([.$Q$9];-(12-ROW(INDIRECT(&quot;1:12&quot;))))/[.$Q$9]))) - [.$F38]" office:value-type="float" office:value="4065982645.14869" calcext:value-type="float">
            <text:p>4065982645.14869</text:p>
          </table:table-cell>
          <table:table-cell table:formula="of:=( (([.$G37]*POWER([.$Q$7];12*[.AS$26])) - [.$C38]*SUMPRODUCT(POWER([.$Q$7];ROW(INDIRECT(&quot;1:12&quot;)))/[.$Q$7]; POWER([.$Q$9];-(12-ROW(INDIRECT(&quot;1:12&quot;))))/[.$Q$9]))) - [.$F38]" office:value-type="float" office:value="4720470972.61426" calcext:value-type="float">
            <text:p>4720470972.61426</text:p>
          </table:table-cell>
          <table:table-cell table:formula="of:=( (([.$G37]*POWER([.$Q$7];12*[.AT$26])) - [.$C38]*SUMPRODUCT(POWER([.$Q$7];ROW(INDIRECT(&quot;1:12&quot;)))/[.$Q$7]; POWER([.$Q$9];-(12-ROW(INDIRECT(&quot;1:12&quot;))))/[.$Q$9]))) - [.$F38]" office:value-type="float" office:value="5480171255.51689" calcext:value-type="float">
            <text:p>5480171255.51689</text:p>
          </table:table-cell>
          <table:table-cell table:formula="of:=( (([.$G37]*POWER([.$Q$7];12*[.AU$26])) - [.$C38]*SUMPRODUCT(POWER([.$Q$7];ROW(INDIRECT(&quot;1:12&quot;)))/[.$Q$7]; POWER([.$Q$9];-(12-ROW(INDIRECT(&quot;1:12&quot;))))/[.$Q$9]))) - [.$F38]" office:value-type="float" office:value="6361996791.01156" calcext:value-type="float">
            <text:p>6361996791.01156</text:p>
          </table:table-cell>
          <table:table-cell table:formula="of:=( (([.$G37]*POWER([.$Q$7];12*[.AV$26])) - [.$C38]*SUMPRODUCT(POWER([.$Q$7];ROW(INDIRECT(&quot;1:12&quot;)))/[.$Q$7]; POWER([.$Q$9];-(12-ROW(INDIRECT(&quot;1:12&quot;))))/[.$Q$9]))) - [.$F38]" office:value-type="float" office:value="7385579765.1805" calcext:value-type="float">
            <text:p>7385579765.1805</text:p>
          </table:table-cell>
          <table:table-cell table:formula="of:=( (([.$G37]*POWER([.$Q$7];12*[.AW$26])) - [.$C38]*SUMPRODUCT(POWER([.$Q$7];ROW(INDIRECT(&quot;1:12&quot;)))/[.$Q$7]; POWER([.$Q$9];-(12-ROW(INDIRECT(&quot;1:12&quot;))))/[.$Q$9]))) - [.$F38]" office:value-type="float" office:value="8573708326.71144" calcext:value-type="float">
            <text:p>8573708326.71144</text:p>
          </table:table-cell>
          <table:table-cell table:formula="of:=( (([.$G37]*POWER([.$Q$7];12*[.AX$26])) - [.$C38]*SUMPRODUCT(POWER([.$Q$7];ROW(INDIRECT(&quot;1:12&quot;)))/[.$Q$7]; POWER([.$Q$9];-(12-ROW(INDIRECT(&quot;1:12&quot;))))/[.$Q$9]))) - [.$F38]" office:value-type="float" office:value="9952833922.14421" calcext:value-type="float">
            <text:p>9952833922.14421</text:p>
          </table:table-cell>
          <table:table-cell table:formula="of:=( (([.$G37]*POWER([.$Q$7];12*[.AY$26])) - [.$C38]*SUMPRODUCT(POWER([.$Q$7];ROW(INDIRECT(&quot;1:12&quot;)))/[.$Q$7]; POWER([.$Q$9];-(12-ROW(INDIRECT(&quot;1:12&quot;))))/[.$Q$9]))) - [.$F38]" office:value-type="float" office:value="11553660187.5502" calcext:value-type="float">
            <text:p>11553660187.5502</text:p>
          </table:table-cell>
          <table:table-cell table:formula="of:=( (([.$G37]*POWER([.$Q$7];12*[.AZ$26])) - [.$C38]*SUMPRODUCT(POWER([.$Q$7];ROW(INDIRECT(&quot;1:12&quot;)))/[.$Q$7]; POWER([.$Q$9];-(12-ROW(INDIRECT(&quot;1:12&quot;))))/[.$Q$9]))) - [.$F38]" office:value-type="float" office:value="13411826507.2099" calcext:value-type="float">
            <text:p>13411826507.2099</text:p>
          </table:table-cell>
          <table:table-cell table:formula="of:=( (([.$G37]*POWER([.$Q$7];12*[.BA$26])) - [.$C38]*SUMPRODUCT(POWER([.$Q$7];ROW(INDIRECT(&quot;1:12&quot;)))/[.$Q$7]; POWER([.$Q$9];-(12-ROW(INDIRECT(&quot;1:12&quot;))))/[.$Q$9]))) - [.$F38]" office:value-type="float" office:value="15568701457.4355" calcext:value-type="float">
            <text:p>15568701457.4355</text:p>
          </table:table-cell>
          <table:table-cell table:formula="of:=( (([.$G37]*POWER([.$Q$7];12*[.BB$26])) - [.$C38]*SUMPRODUCT(POWER([.$Q$7];ROW(INDIRECT(&quot;1:12&quot;)))/[.$Q$7]; POWER([.$Q$9];-(12-ROW(INDIRECT(&quot;1:12&quot;))))/[.$Q$9]))) - [.$F38]" office:value-type="float" office:value="18072303800.0735" calcext:value-type="float">
            <text:p>18072303800.0735</text:p>
          </table:table-cell>
          <table:table-cell table:formula="of:=( (([.$G37]*POWER([.$Q$7];12*[.BC$26])) - [.$C38]*SUMPRODUCT(POWER([.$Q$7];ROW(INDIRECT(&quot;1:12&quot;)))/[.$Q$7]; POWER([.$Q$9];-(12-ROW(INDIRECT(&quot;1:12&quot;))))/[.$Q$9]))) - [.$F38]" office:value-type="float" office:value="20978371529.8725" calcext:value-type="float">
            <text:p>20978371529.8725</text:p>
          </table:table-cell>
          <table:table-cell table:formula="of:=( (([.$G37]*POWER([.$Q$7];12*[.BD$26])) - [.$C38]*SUMPRODUCT(POWER([.$Q$7];ROW(INDIRECT(&quot;1:12&quot;)))/[.$Q$7]; POWER([.$Q$9];-(12-ROW(INDIRECT(&quot;1:12&quot;))))/[.$Q$9]))) - [.$F38]" office:value-type="float" office:value="24351602776.0456" calcext:value-type="float">
            <text:p>24351602776.0456</text:p>
          </table:table-cell>
          <table:table-cell table:formula="of:=( (([.$G37]*POWER([.$Q$7];12*[.BE$26])) - [.$C38]*SUMPRODUCT(POWER([.$Q$7];ROW(INDIRECT(&quot;1:12&quot;)))/[.$Q$7]; POWER([.$Q$9];-(12-ROW(INDIRECT(&quot;1:12&quot;))))/[.$Q$9]))) - [.$F38]" office:value-type="float" office:value="28267096184.3654" calcext:value-type="float">
            <text:p>28267096184.3654</text:p>
          </table:table-cell>
          <table:table-cell table:formula="of:=( (([.$G37]*POWER([.$Q$7];12*[.BF$26])) - [.$C38]*SUMPRODUCT(POWER([.$Q$7];ROW(INDIRECT(&quot;1:12&quot;)))/[.$Q$7]; POWER([.$Q$9];-(12-ROW(INDIRECT(&quot;1:12&quot;))))/[.$Q$9]))) - [.$F38]" office:value-type="float" office:value="32812022847.1873" calcext:value-type="float">
            <text:p>32812022847.1873</text:p>
          </table:table-cell>
          <table:table-cell table:formula="of:=( (([.$G37]*POWER([.$Q$7];12*[.BG$26])) - [.$C38]*SUMPRODUCT(POWER([.$Q$7];ROW(INDIRECT(&quot;1:12&quot;)))/[.$Q$7]; POWER([.$Q$9];-(12-ROW(INDIRECT(&quot;1:12&quot;))))/[.$Q$9]))) - [.$F38]" office:value-type="float" office:value="38087567003.7775" calcext:value-type="float">
            <text:p>38087567003.7775</text:p>
          </table:table-cell>
          <table:table-cell table:formula="of:=( (([.$G37]*POWER([.$Q$7];12*[.BH$26])) - [.$C38]*SUMPRODUCT(POWER([.$Q$7];ROW(INDIRECT(&quot;1:12&quot;)))/[.$Q$7]; POWER([.$Q$9];-(12-ROW(INDIRECT(&quot;1:12&quot;))))/[.$Q$9]))) - [.$F38]" office:value-type="float" office:value="44211178716.9868" calcext:value-type="float">
            <text:p>44211178716.9868</text:p>
          </table:table-cell>
          <table:table-cell table:formula="of:=( (([.$G37]*POWER([.$Q$7];12*[.BI$26])) - [.$C38]*SUMPRODUCT(POWER([.$Q$7];ROW(INDIRECT(&quot;1:12&quot;)))/[.$Q$7]; POWER([.$Q$9];-(12-ROW(INDIRECT(&quot;1:12&quot;))))/[.$Q$9]))) - [.$F38]" office:value-type="float" office:value="51319188677.8759" calcext:value-type="float">
            <text:p>51319188677.8759</text:p>
          </table:table-cell>
          <table:table-cell table:formula="of:=( (([.$G37]*POWER([.$Q$7];12*[.BJ$26])) - [.$C38]*SUMPRODUCT(POWER([.$Q$7];ROW(INDIRECT(&quot;1:12&quot;)))/[.$Q$7]; POWER([.$Q$9];-(12-ROW(INDIRECT(&quot;1:12&quot;))))/[.$Q$9]))) - [.$F38]" office:value-type="float" office:value="59569843351.998" calcext:value-type="float">
            <text:p>59569843351.998</text:p>
          </table:table-cell>
          <table:table-cell table:formula="of:=( (([.$G37]*POWER([.$Q$7];12*[.BK$26])) - [.$C38]*SUMPRODUCT(POWER([.$Q$7];ROW(INDIRECT(&quot;1:12&quot;)))/[.$Q$7]; POWER([.$Q$9];-(12-ROW(INDIRECT(&quot;1:12&quot;))))/[.$Q$9]))) - [.$F38]" office:value-type="float" office:value="69146828039.1576" calcext:value-type="float">
            <text:p>69146828039.1576</text:p>
          </table:table-cell>
          <table:table-cell table:formula="of:=( (([.$G37]*POWER([.$Q$7];12*[.BL$26])) - [.$C38]*SUMPRODUCT(POWER([.$Q$7];ROW(INDIRECT(&quot;1:12&quot;)))/[.$Q$7]; POWER([.$Q$9];-(12-ROW(INDIRECT(&quot;1:12&quot;))))/[.$Q$9]))) - [.$F38]" office:value-type="float" office:value="80263356280.9421" calcext:value-type="float">
            <text:p>80263356280.9421</text:p>
          </table:table-cell>
          <table:table-cell table:formula="of:=( (([.$G37]*POWER([.$Q$7];12*[.BM$26])) - [.$C38]*SUMPRODUCT(POWER([.$Q$7];ROW(INDIRECT(&quot;1:12&quot;)))/[.$Q$7]; POWER([.$Q$9];-(12-ROW(INDIRECT(&quot;1:12&quot;))))/[.$Q$9]))) - [.$F38]" office:value-type="float" office:value="93166916658.9887" calcext:value-type="float">
            <text:p>93166916658.9887</text:p>
          </table:table-cell>
          <table:table-cell table:formula="of:=( (([.$G37]*POWER([.$Q$7];12*[.BN$26])) - [.$C38]*SUMPRODUCT(POWER([.$Q$7];ROW(INDIRECT(&quot;1:12&quot;)))/[.$Q$7]; POWER([.$Q$9];-(12-ROW(INDIRECT(&quot;1:12&quot;))))/[.$Q$9]))) - [.$F38]" office:value-type="float" office:value="108144782662.518" calcext:value-type="float">
            <text:p>108144782662.518</text:p>
          </table:table-cell>
          <table:table-cell table:formula="of:=( (([.$G37]*POWER([.$Q$7];12*[.BO$26])) - [.$C38]*SUMPRODUCT(POWER([.$Q$7];ROW(INDIRECT(&quot;1:12&quot;)))/[.$Q$7]; POWER([.$Q$9];-(12-ROW(INDIRECT(&quot;1:12&quot;))))/[.$Q$9]))) - [.$F38]" office:value-type="float" office:value="125530408291.964" calcext:value-type="float">
            <text:p>125530408291.964</text:p>
          </table:table-cell>
          <table:table-cell table:formula="of:=( (([.$G37]*POWER([.$Q$7];12*[.BP$26])) - [.$C38]*SUMPRODUCT(POWER([.$Q$7];ROW(INDIRECT(&quot;1:12&quot;)))/[.$Q$7]; POWER([.$Q$9];-(12-ROW(INDIRECT(&quot;1:12&quot;))))/[.$Q$9]))) - [.$F38]" office:value-type="float" office:value="145710851784.784" calcext:value-type="float">
            <text:p>145710851784.784</text:p>
          </table:table-cell>
          <table:table-cell table:formula="of:=( (([.$G37]*POWER([.$Q$7];12*[.BQ$26])) - [.$C38]*SUMPRODUCT(POWER([.$Q$7];ROW(INDIRECT(&quot;1:12&quot;)))/[.$Q$7]; POWER([.$Q$9];-(12-ROW(INDIRECT(&quot;1:12&quot;))))/[.$Q$9]))) - [.$F38]" office:value-type="float" office:value="169135392738.729" calcext:value-type="float">
            <text:p>169135392738.729</text:p>
          </table:table-cell>
          <table:table-cell table:formula="of:=( (([.$G37]*POWER([.$Q$7];12*[.BR$26])) - [.$C38]*SUMPRODUCT(POWER([.$Q$7];ROW(INDIRECT(&quot;1:12&quot;)))/[.$Q$7]; POWER([.$Q$9];-(12-ROW(INDIRECT(&quot;1:12&quot;))))/[.$Q$9]))) - [.$F38]" office:value-type="float" office:value="196325534476.608" calcext:value-type="float">
            <text:p>196325534476.608</text:p>
          </table:table-cell>
          <table:table-cell table:formula="of:=( (([.$G37]*POWER([.$Q$7];12*[.BS$26])) - [.$C38]*SUMPRODUCT(POWER([.$Q$7];ROW(INDIRECT(&quot;1:12&quot;)))/[.$Q$7]; POWER([.$Q$9];-(12-ROW(INDIRECT(&quot;1:12&quot;))))/[.$Q$9]))) - [.$F38]" office:value-type="float" office:value="227886614336.379" calcext:value-type="float">
            <text:p>227886614336.379</text:p>
          </table:table-cell>
          <table:table-cell table:formula="of:=( (([.$G37]*POWER([.$Q$7];12*[.BT$26])) - [.$C38]*SUMPRODUCT(POWER([.$Q$7];ROW(INDIRECT(&quot;1:12&quot;)))/[.$Q$7]; POWER([.$Q$9];-(12-ROW(INDIRECT(&quot;1:12&quot;))))/[.$Q$9]))) - [.$F38]" office:value-type="float" office:value="264521280367.826" calcext:value-type="float">
            <text:p>264521280367.826</text:p>
          </table:table-cell>
          <table:table-cell table:formula="of:=( (([.$G37]*POWER([.$Q$7];12*[.BU$26])) - [.$C38]*SUMPRODUCT(POWER([.$Q$7];ROW(INDIRECT(&quot;1:12&quot;)))/[.$Q$7]; POWER([.$Q$9];-(12-ROW(INDIRECT(&quot;1:12&quot;))))/[.$Q$9]))) - [.$F38]" office:value-type="float" office:value="307045134469.1" calcext:value-type="float">
            <text:p>307045134469.1</text:p>
          </table:table-cell>
          <table:table-cell table:formula="of:=( (([.$G37]*POWER([.$Q$7];12*[.BV$26])) - [.$C38]*SUMPRODUCT(POWER([.$Q$7];ROW(INDIRECT(&quot;1:12&quot;)))/[.$Q$7]; POWER([.$Q$9];-(12-ROW(INDIRECT(&quot;1:12&quot;))))/[.$Q$9]))) - [.$F38]" office:value-type="float" office:value="356404890228.148" calcext:value-type="float">
            <text:p>356404890228.148</text:p>
          </table:table-cell>
          <table:table-cell table:formula="of:=( (([.$G37]*POWER([.$Q$7];12*[.BW$26])) - [.$C38]*SUMPRODUCT(POWER([.$Q$7];ROW(INDIRECT(&quot;1:12&quot;)))/[.$Q$7]; POWER([.$Q$9];-(12-ROW(INDIRECT(&quot;1:12&quot;))))/[.$Q$9]))) - [.$F38]" office:value-type="float" office:value="413699449719.167" calcext:value-type="float">
            <text:p>413699449719.167</text:p>
          </table:table-cell>
          <table:table-cell table:formula="of:=( (([.$G37]*POWER([.$Q$7];12*[.BX$26])) - [.$C38]*SUMPRODUCT(POWER([.$Q$7];ROW(INDIRECT(&quot;1:12&quot;)))/[.$Q$7]; POWER([.$Q$9];-(12-ROW(INDIRECT(&quot;1:12&quot;))))/[.$Q$9]))) - [.$F38]" office:value-type="float" office:value="480204368489.316" calcext:value-type="float">
            <text:p>480204368489.316</text:p>
          </table:table-cell>
          <table:table-cell table:formula="of:=( (([.$G37]*POWER([.$Q$7];12*[.BY$26])) - [.$C38]*SUMPRODUCT(POWER([.$Q$7];ROW(INDIRECT(&quot;1:12&quot;)))/[.$Q$7]; POWER([.$Q$9];-(12-ROW(INDIRECT(&quot;1:12&quot;))))/[.$Q$9]))) - [.$F38]" office:value-type="float" office:value="557400253402.567" calcext:value-type="float">
            <text:p>557400253402.567</text:p>
          </table:table-cell>
          <table:table-cell table:formula="of:=( (([.$G37]*POWER([.$Q$7];12*[.BZ$26])) - [.$C38]*SUMPRODUCT(POWER([.$Q$7];ROW(INDIRECT(&quot;1:12&quot;)))/[.$Q$7]; POWER([.$Q$9];-(12-ROW(INDIRECT(&quot;1:12&quot;))))/[.$Q$9]))) - [.$F38]" office:value-type="float" office:value="647005725565.248" calcext:value-type="float">
            <text:p>647005725565.24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B62]*(1+[.$Q$11])" office:value-type="float" office:value="373583.71788246" calcext:value-type="float">
            <text:p>373583.71788246</text:p>
          </table:table-cell>
          <table:table-cell table:formula="of:=[.$C62]*POWER([.$Q$9];12)" office:value-type="float" office:value="869196.402518006" calcext:value-type="float">
            <text:p>869196.402518006</text:p>
          </table:table-cell>
          <table:table-cell table:formula="of:=[.$B63]*12" office:value-type="float" office:value="4483004.61458952" calcext:value-type="float">
            <text:p>4483004.61458952</text:p>
          </table:table-cell>
          <table:table-cell table:formula="of:=[.$C63]*(POWER([.$Q$9];12)-1)/([.$Q$9]-1)" office:value-type="float" office:value="10760909.7409825" calcext:value-type="float">
            <text:p>10760909.7409825</text:p>
          </table:table-cell>
          <table:table-cell table:formula="of:=  ( (([.$G62]*POWER([.$Q$7];3)) + [.$B63]*SERIESSUM([.$Q$7];0;1;POWER(1; ROW(INDIRECT(&quot;1:3&quot;)))) - [.$C63]*SUMPRODUCT(POWER([.$Q$7];ROW(INDIRECT(&quot;1:3&quot;)))/[.$Q$7]; POWER([.$Q$9];-(12-ROW(INDIRECT(&quot;1:3&quot;))))/[.$Q$9])) + (([.$G62]*POWER([.$Q$7];6)) + [.$B63]*SERIESSUM([.$Q$7];0;1;POWER(1; ROW(INDIRECT(&quot;1:6&quot;)))) - [.$C63]*SUMPRODUCT(POWER([.$Q$7];ROW(INDIRECT(&quot;1:6&quot;)))/[.$Q$7]; POWER([.$Q$9];-(12-ROW(INDIRECT(&quot;1:6&quot;))))/[.$Q$9])) + (([.$G62]*POWER([.$Q$7];9)) + [.$B63]*SERIESSUM([.$Q$7];0;1;POWER(1; ROW(INDIRECT(&quot;1:9&quot;)))) - [.$C63]*SUMPRODUCT(POWER([.$Q$7];ROW(INDIRECT(&quot;1:9&quot;)))/[.$Q$7]; POWER([.$Q$9];-(12-ROW(INDIRECT(&quot;1:9&quot;))))/[.$Q$9])) + (([.$G62]*POWER([.$Q$7];12)) + [.$B63]*SERIESSUM([.$Q$7];0;1;POWER(1; ROW(INDIRECT(&quot;1:12&quot;)))) - [.$C63]*SUMPRODUCT(POWER([.$Q$7];ROW(INDIRECT(&quot;1:12&quot;)))/[.$Q$7]; POWER([.$Q$9];-(12-ROW(INDIRECT(&quot;1:12&quot;))))/[.$Q$9])) ) * [.$Q$4] * [.$Q$4] / 4" office:value-type="float" office:value="27396181.4379053" calcext:value-type="float">
            <text:p>27396181.4379053</text:p>
          </table:table-cell>
          <table:table-cell table:formula="of:=[.$G62]*POWER([.$Q$7];12) + [.$B63]*(POWER([.$Q$7];12)-1)/([.$Q$7]-1) - [.$Q$3]*SUMPRODUCT(POWER([.$Q$7]; INDEX([.$A$2:.$A$13];N(IF({1};MAX(ROW([.$A$2:.$A$13]))-ROW([.$A$2:.$A$13])+1)))); POWER([.$Q$9];[.$A$2:.$A$13])) - [.$F63]" office:value-type="float" office:value="302650155.566504" calcext:value-type="float">
            <text:p>302650155.566504</text:p>
          </table:table-cell>
          <table:table-cell table:formula="of:=COUNTIF([.$M87:.$CA87];&quot;&gt;=0&quot;)" office:value-type="float" office:value="0" calcext:value-type="float">
            <text:p>0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[.$G38]*POWER([.$Q$7];12) - [.$Q$3]*SUMPRODUCT(POWER([.$Q$7]; INDEX([.$A$2:.$A$13];N(IF({1};MAX(ROW([.$A$2:.$A$13]))-ROW([.$A$2:.$A$13])+1)))); POWER([.$Q$9];[.$A$2:.$A$13])) - [.$F39]" office:value-type="float" office:value="40085261.7903218" calcext:value-type="float">
            <text:p>40085261.7903218</text:p>
          </table:table-cell>
          <table:table-cell table:formula="of:=[.M$27]*POWER([.$Q$7];12*[.M$26]) - [.$Q$3]*SUMPRODUCT(POWER([.$Q$7]; INDEX([.$A$2:.$A$13];N(IF({1};MAX(ROW([.$A$2:.$A$13]))-ROW([.$A$2:.$A$13])+1)))); POWER([.$Q$9];[.$A$2:.$A$13])) - [.$F39]" office:value-type="float" office:value="-4147939.17905965" calcext:value-type="float">
            <text:p>-4147939.17905965</text:p>
          </table:table-cell>
          <table:table-cell table:formula="of:=( (([.$G38]*POWER([.$Q$7];12*[.N$26])) - [.$C39]*SUMPRODUCT(POWER([.$Q$7];ROW(INDIRECT(&quot;1:12&quot;)))/[.$Q$7]; POWER([.$Q$9];-(12-ROW(INDIRECT(&quot;1:12&quot;))))/[.$Q$9]))) - [.$F39]" office:value-type="float" office:value="45230333.923007" calcext:value-type="float">
            <text:p>45230333.923007</text:p>
          </table:table-cell>
          <table:table-cell table:formula="of:=( (([.$G38]*POWER([.$Q$7];12*[.O$26])) - [.$C39]*SUMPRODUCT(POWER([.$Q$7];ROW(INDIRECT(&quot;1:12&quot;)))/[.$Q$7]; POWER([.$Q$9];-(12-ROW(INDIRECT(&quot;1:12&quot;))))/[.$Q$9]))) - [.$F39]" office:value-type="float" office:value="53440157.3058986" calcext:value-type="float">
            <text:p>53440157.3058986</text:p>
          </table:table-cell>
          <table:table-cell table:formula="of:=( (([.$G38]*POWER([.$Q$7];12*[.P$26])) - [.$C39]*SUMPRODUCT(POWER([.$Q$7];ROW(INDIRECT(&quot;1:12&quot;)))/[.$Q$7]; POWER([.$Q$9];-(12-ROW(INDIRECT(&quot;1:12&quot;))))/[.$Q$9]))) - [.$F39]" office:value-type="float" office:value="62969746.887298" calcext:value-type="float">
            <text:p>62969746.887298</text:p>
          </table:table-cell>
          <table:table-cell table:formula="of:=( (([.$G38]*POWER([.$Q$7];12*[.Q$26])) - [.$C39]*SUMPRODUCT(POWER([.$Q$7];ROW(INDIRECT(&quot;1:12&quot;)))/[.$Q$7]; POWER([.$Q$9];-(12-ROW(INDIRECT(&quot;1:12&quot;))))/[.$Q$9]))) - [.$F39]" office:value-type="float" office:value="74031261.0459533" calcext:value-type="float">
            <text:p>74031261.0459533</text:p>
          </table:table-cell>
          <table:table-cell table:formula="of:=( (([.$G38]*POWER([.$Q$7];12*[.R$26])) - [.$C39]*SUMPRODUCT(POWER([.$Q$7];ROW(INDIRECT(&quot;1:12&quot;)))/[.$Q$7]; POWER([.$Q$9];-(12-ROW(INDIRECT(&quot;1:12&quot;))))/[.$Q$9]))) - [.$F39]" office:value-type="float" office:value="86870963.5784693" calcext:value-type="float">
            <text:p>86870963.5784693</text:p>
          </table:table-cell>
          <table:table-cell table:formula="of:=( (([.$G38]*POWER([.$Q$7];12*[.S$26])) - [.$C39]*SUMPRODUCT(POWER([.$Q$7];ROW(INDIRECT(&quot;1:12&quot;)))/[.$Q$7]; POWER([.$Q$9];-(12-ROW(INDIRECT(&quot;1:12&quot;))))/[.$Q$9]))) - [.$F39]" office:value-type="float" office:value="101774706.299307" calcext:value-type="float">
            <text:p>101774706.299307</text:p>
          </table:table-cell>
          <table:table-cell table:formula="of:=( (([.$G38]*POWER([.$Q$7];12*[.T$26])) - [.$C39]*SUMPRODUCT(POWER([.$Q$7];ROW(INDIRECT(&quot;1:12&quot;)))/[.$Q$7]; POWER([.$Q$9];-(12-ROW(INDIRECT(&quot;1:12&quot;))))/[.$Q$9]))) - [.$F39]" office:value-type="float" office:value="119074292.9935" calcext:value-type="float">
            <text:p>119074292.9935</text:p>
          </table:table-cell>
          <table:table-cell table:formula="of:=( (([.$G38]*POWER([.$Q$7];12*[.U$26])) - [.$C39]*SUMPRODUCT(POWER([.$Q$7];ROW(INDIRECT(&quot;1:12&quot;)))/[.$Q$7]; POWER([.$Q$9];-(12-ROW(INDIRECT(&quot;1:12&quot;))))/[.$Q$9]))) - [.$F39]" office:value-type="float" office:value="139154866.403526" calcext:value-type="float">
            <text:p>139154866.403526</text:p>
          </table:table-cell>
          <table:table-cell table:formula="of:=( (([.$G38]*POWER([.$Q$7];12*[.V$26])) - [.$C39]*SUMPRODUCT(POWER([.$Q$7];ROW(INDIRECT(&quot;1:12&quot;)))/[.$Q$7]; POWER([.$Q$9];-(12-ROW(INDIRECT(&quot;1:12&quot;))))/[.$Q$9]))) - [.$F39]" office:value-type="float" office:value="162463482.707681" calcext:value-type="float">
            <text:p>162463482.707681</text:p>
          </table:table-cell>
          <table:table-cell table:formula="of:=( (([.$G38]*POWER([.$Q$7];12*[.W$26])) - [.$C39]*SUMPRODUCT(POWER([.$Q$7];ROW(INDIRECT(&quot;1:12&quot;)))/[.$Q$7]; POWER([.$Q$9];-(12-ROW(INDIRECT(&quot;1:12&quot;))))/[.$Q$9]))) - [.$F39]" office:value-type="float" office:value="189519064.384601" calcext:value-type="float">
            <text:p>189519064.384601</text:p>
          </table:table-cell>
          <table:table-cell table:formula="of:=( (([.$G38]*POWER([.$Q$7];12*[.X$26])) - [.$C39]*SUMPRODUCT(POWER([.$Q$7];ROW(INDIRECT(&quot;1:12&quot;)))/[.$Q$7]; POWER([.$Q$9];-(12-ROW(INDIRECT(&quot;1:12&quot;))))/[.$Q$9]))) - [.$F39]" office:value-type="float" office:value="220923953.04571" calcext:value-type="float">
            <text:p>220923953.04571</text:p>
          </table:table-cell>
          <table:table-cell table:formula="of:=( (([.$G38]*POWER([.$Q$7];12*[.Y$26])) - [.$C39]*SUMPRODUCT(POWER([.$Q$7];ROW(INDIRECT(&quot;1:12&quot;)))/[.$Q$7]; POWER([.$Q$9];-(12-ROW(INDIRECT(&quot;1:12&quot;))))/[.$Q$9]))) - [.$F39]" office:value-type="float" office:value="257377319.43768" calcext:value-type="float">
            <text:p>257377319.43768</text:p>
          </table:table-cell>
          <table:table-cell table:formula="of:=( (([.$G38]*POWER([.$Q$7];12*[.Z$26])) - [.$C39]*SUMPRODUCT(POWER([.$Q$7];ROW(INDIRECT(&quot;1:12&quot;)))/[.$Q$7]; POWER([.$Q$9];-(12-ROW(INDIRECT(&quot;1:12&quot;))))/[.$Q$9]))) - [.$F39]" office:value-type="float" office:value="299690729.163371" calcext:value-type="float">
            <text:p>299690729.163371</text:p>
          </table:table-cell>
          <table:table-cell table:formula="of:=( (([.$G38]*POWER([.$Q$7];12*[.AA$26])) - [.$C39]*SUMPRODUCT(POWER([.$Q$7];ROW(INDIRECT(&quot;1:12&quot;)))/[.$Q$7]; POWER([.$Q$9];-(12-ROW(INDIRECT(&quot;1:12&quot;))))/[.$Q$9]))) - [.$F39]" office:value-type="float" office:value="348806210.662731" calcext:value-type="float">
            <text:p>348806210.662731</text:p>
          </table:table-cell>
          <table:table-cell table:formula="of:=( (([.$G38]*POWER([.$Q$7];12*[.AB$26])) - [.$C39]*SUMPRODUCT(POWER([.$Q$7];ROW(INDIRECT(&quot;1:12&quot;)))/[.$Q$7]; POWER([.$Q$9];-(12-ROW(INDIRECT(&quot;1:12&quot;))))/[.$Q$9]))) - [.$F39]" office:value-type="float" office:value="405817227.703253" calcext:value-type="float">
            <text:p>405817227.703253</text:p>
          </table:table-cell>
          <table:table-cell table:formula="of:=( (([.$G38]*POWER([.$Q$7];12*[.AC$26])) - [.$C39]*SUMPRODUCT(POWER([.$Q$7];ROW(INDIRECT(&quot;1:12&quot;)))/[.$Q$7]; POWER([.$Q$9];-(12-ROW(INDIRECT(&quot;1:12&quot;))))/[.$Q$9]))) - [.$F39]" office:value-type="float" office:value="471993023.293022" calcext:value-type="float">
            <text:p>471993023.293022</text:p>
          </table:table-cell>
          <table:table-cell table:formula="of:=( (([.$G38]*POWER([.$Q$7];12*[.AD$26])) - [.$C39]*SUMPRODUCT(POWER([.$Q$7];ROW(INDIRECT(&quot;1:12&quot;)))/[.$Q$7]; POWER([.$Q$9];-(12-ROW(INDIRECT(&quot;1:12&quot;))))/[.$Q$9]))) - [.$F39]" office:value-type="float" office:value="548806876.98776" calcext:value-type="float">
            <text:p>548806876.98776</text:p>
          </table:table-cell>
          <table:table-cell table:formula="of:=( (([.$G38]*POWER([.$Q$7];12*[.AE$26])) - [.$C39]*SUMPRODUCT(POWER([.$Q$7];ROW(INDIRECT(&quot;1:12&quot;)))/[.$Q$7]; POWER([.$Q$9];-(12-ROW(INDIRECT(&quot;1:12&quot;))))/[.$Q$9]))) - [.$F39]" office:value-type="float" office:value="637968904.68764" calcext:value-type="float">
            <text:p>637968904.68764</text:p>
          </table:table-cell>
          <table:table-cell table:formula="of:=( (([.$G38]*POWER([.$Q$7];12*[.AF$26])) - [.$C39]*SUMPRODUCT(POWER([.$Q$7];ROW(INDIRECT(&quot;1:12&quot;)))/[.$Q$7]; POWER([.$Q$9];-(12-ROW(INDIRECT(&quot;1:12&quot;))))/[.$Q$9]))) - [.$F39]" office:value-type="float" office:value="741464131.14962" calcext:value-type="float">
            <text:p>741464131.14962</text:p>
          </table:table-cell>
          <table:table-cell table:formula="of:=( (([.$G38]*POWER([.$Q$7];12*[.AG$26])) - [.$C39]*SUMPRODUCT(POWER([.$Q$7];ROW(INDIRECT(&quot;1:12&quot;)))/[.$Q$7]; POWER([.$Q$9];-(12-ROW(INDIRECT(&quot;1:12&quot;))))/[.$Q$9]))) - [.$F39]" office:value-type="float" office:value="861596682.828127" calcext:value-type="float">
            <text:p>861596682.828127</text:p>
          </table:table-cell>
          <table:table-cell table:formula="of:=( (([.$G38]*POWER([.$Q$7];12*[.AH$26])) - [.$C39]*SUMPRODUCT(POWER([.$Q$7];ROW(INDIRECT(&quot;1:12&quot;)))/[.$Q$7]; POWER([.$Q$9];-(12-ROW(INDIRECT(&quot;1:12&quot;))))/[.$Q$9]))) - [.$F39]" office:value-type="float" office:value="1001041084.91455" calcext:value-type="float">
            <text:p>1001041084.91455</text:p>
          </table:table-cell>
          <table:table-cell table:formula="of:=( (([.$G38]*POWER([.$Q$7];12*[.AI$26])) - [.$C39]*SUMPRODUCT(POWER([.$Q$7];ROW(INDIRECT(&quot;1:12&quot;)))/[.$Q$7]; POWER([.$Q$9];-(12-ROW(INDIRECT(&quot;1:12&quot;))))/[.$Q$9]))) - [.$F39]" office:value-type="float" office:value="1162901804.60754" calcext:value-type="float">
            <text:p>1162901804.60754</text:p>
          </table:table-cell>
          <table:table-cell table:formula="of:=( (([.$G38]*POWER([.$Q$7];12*[.AJ$26])) - [.$C39]*SUMPRODUCT(POWER([.$Q$7];ROW(INDIRECT(&quot;1:12&quot;)))/[.$Q$7]; POWER([.$Q$9];-(12-ROW(INDIRECT(&quot;1:12&quot;))))/[.$Q$9]))) - [.$F39]" office:value-type="float" office:value="1350782366.23308" calcext:value-type="float">
            <text:p>1350782366.23308</text:p>
          </table:table-cell>
          <table:table-cell table:formula="of:=( (([.$G38]*POWER([.$Q$7];12*[.AK$26])) - [.$C39]*SUMPRODUCT(POWER([.$Q$7];ROW(INDIRECT(&quot;1:12&quot;)))/[.$Q$7]; POWER([.$Q$9];-(12-ROW(INDIRECT(&quot;1:12&quot;))))/[.$Q$9]))) - [.$F39]" office:value-type="float" office:value="1568865576.93225" calcext:value-type="float">
            <text:p>1568865576.93225</text:p>
          </table:table-cell>
          <table:table-cell table:formula="of:=( (([.$G38]*POWER([.$Q$7];12*[.AL$26])) - [.$C39]*SUMPRODUCT(POWER([.$Q$7];ROW(INDIRECT(&quot;1:12&quot;)))/[.$Q$7]; POWER([.$Q$9];-(12-ROW(INDIRECT(&quot;1:12&quot;))))/[.$Q$9]))) - [.$F39]" office:value-type="float" office:value="1822006648.99086" calcext:value-type="float">
            <text:p>1822006648.99086</text:p>
          </table:table-cell>
          <table:table-cell table:formula="of:=( (([.$G38]*POWER([.$Q$7];12*[.AM$26])) - [.$C39]*SUMPRODUCT(POWER([.$Q$7];ROW(INDIRECT(&quot;1:12&quot;)))/[.$Q$7]; POWER([.$Q$9];-(12-ROW(INDIRECT(&quot;1:12&quot;))))/[.$Q$9]))) - [.$F39]" office:value-type="float" office:value="2115841292.00413" calcext:value-type="float">
            <text:p>2115841292.00413</text:p>
          </table:table-cell>
          <table:table-cell table:formula="of:=( (([.$G38]*POWER([.$Q$7];12*[.AN$26])) - [.$C39]*SUMPRODUCT(POWER([.$Q$7];ROW(INDIRECT(&quot;1:12&quot;)))/[.$Q$7]; POWER([.$Q$9];-(12-ROW(INDIRECT(&quot;1:12&quot;))))/[.$Q$9]))) - [.$F39]" office:value-type="float" office:value="2456911181.34531" calcext:value-type="float">
            <text:p>2456911181.34531</text:p>
          </table:table-cell>
          <table:table-cell table:formula="of:=( (([.$G38]*POWER([.$Q$7];12*[.AO$26])) - [.$C39]*SUMPRODUCT(POWER([.$Q$7];ROW(INDIRECT(&quot;1:12&quot;)))/[.$Q$7]; POWER([.$Q$9];-(12-ROW(INDIRECT(&quot;1:12&quot;))))/[.$Q$9]))) - [.$F39]" office:value-type="float" office:value="2852809596.25736" calcext:value-type="float">
            <text:p>2852809596.25736</text:p>
          </table:table-cell>
          <table:table-cell table:formula="of:=( (([.$G38]*POWER([.$Q$7];12*[.AP$26])) - [.$C39]*SUMPRODUCT(POWER([.$Q$7];ROW(INDIRECT(&quot;1:12&quot;)))/[.$Q$7]; POWER([.$Q$9];-(12-ROW(INDIRECT(&quot;1:12&quot;))))/[.$Q$9]))) - [.$F39]" office:value-type="float" office:value="3312350469.9259" calcext:value-type="float">
            <text:p>3312350469.9259</text:p>
          </table:table-cell>
          <table:table-cell table:formula="of:=( (([.$G38]*POWER([.$Q$7];12*[.AQ$26])) - [.$C39]*SUMPRODUCT(POWER([.$Q$7];ROW(INDIRECT(&quot;1:12&quot;)))/[.$Q$7]; POWER([.$Q$9];-(12-ROW(INDIRECT(&quot;1:12&quot;))))/[.$Q$9]))) - [.$F39]" office:value-type="float" office:value="3845764615.11504" calcext:value-type="float">
            <text:p>3845764615.11504</text:p>
          </table:table-cell>
          <table:table-cell table:formula="of:=( (([.$G38]*POWER([.$Q$7];12*[.AR$26])) - [.$C39]*SUMPRODUCT(POWER([.$Q$7];ROW(INDIRECT(&quot;1:12&quot;)))/[.$Q$7]; POWER([.$Q$9];-(12-ROW(INDIRECT(&quot;1:12&quot;))))/[.$Q$9]))) - [.$F39]" office:value-type="float" office:value="4464927493.96067" calcext:value-type="float">
            <text:p>4464927493.96067</text:p>
          </table:table-cell>
          <table:table-cell table:formula="of:=( (([.$G38]*POWER([.$Q$7];12*[.AS$26])) - [.$C39]*SUMPRODUCT(POWER([.$Q$7];ROW(INDIRECT(&quot;1:12&quot;)))/[.$Q$7]; POWER([.$Q$9];-(12-ROW(INDIRECT(&quot;1:12&quot;))))/[.$Q$9]))) - [.$F39]" office:value-type="float" office:value="5183623602.78713" calcext:value-type="float">
            <text:p>5183623602.78713</text:p>
          </table:table-cell>
          <table:table-cell table:formula="of:=( (([.$G38]*POWER([.$Q$7];12*[.AT$26])) - [.$C39]*SUMPRODUCT(POWER([.$Q$7];ROW(INDIRECT(&quot;1:12&quot;)))/[.$Q$7]; POWER([.$Q$9];-(12-ROW(INDIRECT(&quot;1:12&quot;))))/[.$Q$9]))) - [.$F39]" office:value-type="float" office:value="6017853357.97737" calcext:value-type="float">
            <text:p>6017853357.97737</text:p>
          </table:table-cell>
          <table:table-cell table:formula="of:=( (([.$G38]*POWER([.$Q$7];12*[.AU$26])) - [.$C39]*SUMPRODUCT(POWER([.$Q$7];ROW(INDIRECT(&quot;1:12&quot;)))/[.$Q$7]; POWER([.$Q$9];-(12-ROW(INDIRECT(&quot;1:12&quot;))))/[.$Q$9]))) - [.$F39]" office:value-type="float" office:value="6986189315.13339" calcext:value-type="float">
            <text:p>6986189315.13339</text:p>
          </table:table-cell>
          <table:table-cell table:formula="of:=( (([.$G38]*POWER([.$Q$7];12*[.AV$26])) - [.$C39]*SUMPRODUCT(POWER([.$Q$7];ROW(INDIRECT(&quot;1:12&quot;)))/[.$Q$7]; POWER([.$Q$9];-(12-ROW(INDIRECT(&quot;1:12&quot;))))/[.$Q$9]))) - [.$F39]" office:value-type="float" office:value="8110189652.07587" calcext:value-type="float">
            <text:p>8110189652.07587</text:p>
          </table:table-cell>
          <table:table-cell table:formula="of:=( (([.$G38]*POWER([.$Q$7];12*[.AW$26])) - [.$C39]*SUMPRODUCT(POWER([.$Q$7];ROW(INDIRECT(&quot;1:12&quot;)))/[.$Q$7]; POWER([.$Q$9];-(12-ROW(INDIRECT(&quot;1:12&quot;))))/[.$Q$9]))) - [.$F39]" office:value-type="float" office:value="9414878121.10402" calcext:value-type="float">
            <text:p>9414878121.10402</text:p>
          </table:table-cell>
          <table:table-cell table:formula="of:=( (([.$G38]*POWER([.$Q$7];12*[.AX$26])) - [.$C39]*SUMPRODUCT(POWER([.$Q$7];ROW(INDIRECT(&quot;1:12&quot;)))/[.$Q$7]; POWER([.$Q$9];-(12-ROW(INDIRECT(&quot;1:12&quot;))))/[.$Q$9]))) - [.$F39]" office:value-type="float" office:value="10929301155.7496" calcext:value-type="float">
            <text:p>10929301155.7496</text:p>
          </table:table-cell>
          <table:table-cell table:formula="of:=( (([.$G38]*POWER([.$Q$7];12*[.AY$26])) - [.$C39]*SUMPRODUCT(POWER([.$Q$7];ROW(INDIRECT(&quot;1:12&quot;)))/[.$Q$7]; POWER([.$Q$9];-(12-ROW(INDIRECT(&quot;1:12&quot;))))/[.$Q$9]))) - [.$F39]" office:value-type="float" office:value="12687174534.9581" calcext:value-type="float">
            <text:p>12687174534.9581</text:p>
          </table:table-cell>
          <table:table-cell table:formula="of:=( (([.$G38]*POWER([.$Q$7];12*[.AZ$26])) - [.$C39]*SUMPRODUCT(POWER([.$Q$7];ROW(INDIRECT(&quot;1:12&quot;)))/[.$Q$7]; POWER([.$Q$9];-(12-ROW(INDIRECT(&quot;1:12&quot;))))/[.$Q$9]))) - [.$F39]" office:value-type="float" office:value="14727634001.4595" calcext:value-type="float">
            <text:p>14727634001.4595</text:p>
          </table:table-cell>
          <table:table-cell table:formula="of:=( (([.$G38]*POWER([.$Q$7];12*[.BA$26])) - [.$C39]*SUMPRODUCT(POWER([.$Q$7];ROW(INDIRECT(&quot;1:12&quot;)))/[.$Q$7]; POWER([.$Q$9];-(12-ROW(INDIRECT(&quot;1:12&quot;))))/[.$Q$9]))) - [.$F39]" office:value-type="float" office:value="17096106545.4316" calcext:value-type="float">
            <text:p>17096106545.4316</text:p>
          </table:table-cell>
          <table:table-cell table:formula="of:=( (([.$G38]*POWER([.$Q$7];12*[.BB$26])) - [.$C39]*SUMPRODUCT(POWER([.$Q$7];ROW(INDIRECT(&quot;1:12&quot;)))/[.$Q$7]; POWER([.$Q$9];-(12-ROW(INDIRECT(&quot;1:12&quot;))))/[.$Q$9]))) - [.$F39]" office:value-type="float" office:value="19845321750.9501" calcext:value-type="float">
            <text:p>19845321750.9501</text:p>
          </table:table-cell>
          <table:table-cell table:formula="of:=( (([.$G38]*POWER([.$Q$7];12*[.BC$26])) - [.$C39]*SUMPRODUCT(POWER([.$Q$7];ROW(INDIRECT(&quot;1:12&quot;)))/[.$Q$7]; POWER([.$Q$9];-(12-ROW(INDIRECT(&quot;1:12&quot;))))/[.$Q$9]))) - [.$F39]" office:value-type="float" office:value="23036485720.9484" calcext:value-type="float">
            <text:p>23036485720.9484</text:p>
          </table:table-cell>
          <table:table-cell table:formula="of:=( (([.$G38]*POWER([.$Q$7];12*[.BD$26])) - [.$C39]*SUMPRODUCT(POWER([.$Q$7];ROW(INDIRECT(&quot;1:12&quot;)))/[.$Q$7]; POWER([.$Q$9];-(12-ROW(INDIRECT(&quot;1:12&quot;))))/[.$Q$9]))) - [.$F39]" office:value-type="float" office:value="26740643715.9189" calcext:value-type="float">
            <text:p>26740643715.9189</text:p>
          </table:table-cell>
          <table:table-cell table:formula="of:=( (([.$G38]*POWER([.$Q$7];12*[.BE$26])) - [.$C39]*SUMPRODUCT(POWER([.$Q$7];ROW(INDIRECT(&quot;1:12&quot;)))/[.$Q$7]; POWER([.$Q$9];-(12-ROW(INDIRECT(&quot;1:12&quot;))))/[.$Q$9]))) - [.$F39]" office:value-type="float" office:value="31040261842.9406" calcext:value-type="float">
            <text:p>31040261842.9406</text:p>
          </table:table-cell>
          <table:table-cell table:formula="of:=( (([.$G38]*POWER([.$Q$7];12*[.BF$26])) - [.$C39]*SUMPRODUCT(POWER([.$Q$7];ROW(INDIRECT(&quot;1:12&quot;)))/[.$Q$7]; POWER([.$Q$9];-(12-ROW(INDIRECT(&quot;1:12&quot;))))/[.$Q$9]))) - [.$F39]" office:value-type="float" office:value="36031063008.3647" calcext:value-type="float">
            <text:p>36031063008.3647</text:p>
          </table:table-cell>
          <table:table-cell table:formula="of:=( (([.$G38]*POWER([.$Q$7];12*[.BG$26])) - [.$C39]*SUMPRODUCT(POWER([.$Q$7];ROW(INDIRECT(&quot;1:12&quot;)))/[.$Q$7]; POWER([.$Q$9];-(12-ROW(INDIRECT(&quot;1:12&quot;))))/[.$Q$9]))) - [.$F39]" office:value-type="float" office:value="41824158008.188" calcext:value-type="float">
            <text:p>41824158008.188</text:p>
          </table:table-cell>
          <table:table-cell table:formula="of:=( (([.$G38]*POWER([.$Q$7];12*[.BH$26])) - [.$C39]*SUMPRODUCT(POWER([.$Q$7];ROW(INDIRECT(&quot;1:12&quot;)))/[.$Q$7]; POWER([.$Q$9];-(12-ROW(INDIRECT(&quot;1:12&quot;))))/[.$Q$9]))) - [.$F39]" office:value-type="float" office:value="48548519200.8314" calcext:value-type="float">
            <text:p>48548519200.8314</text:p>
          </table:table-cell>
          <table:table-cell table:formula="of:=( (([.$G38]*POWER([.$Q$7];12*[.BI$26])) - [.$C39]*SUMPRODUCT(POWER([.$Q$7];ROW(INDIRECT(&quot;1:12&quot;)))/[.$Q$7]; POWER([.$Q$9];-(12-ROW(INDIRECT(&quot;1:12&quot;))))/[.$Q$9]))) - [.$F39]" office:value-type="float" office:value="56353851833.9934" calcext:value-type="float">
            <text:p>56353851833.9934</text:p>
          </table:table-cell>
          <table:table-cell table:formula="of:=( (([.$G38]*POWER([.$Q$7];12*[.BJ$26])) - [.$C39]*SUMPRODUCT(POWER([.$Q$7];ROW(INDIRECT(&quot;1:12&quot;)))/[.$Q$7]; POWER([.$Q$9];-(12-ROW(INDIRECT(&quot;1:12&quot;))))/[.$Q$9]))) - [.$F39]" office:value-type="float" office:value="65413926950.2669" calcext:value-type="float">
            <text:p>65413926950.2669</text:p>
          </table:table-cell>
          <table:table-cell table:formula="of:=( (([.$G38]*POWER([.$Q$7];12*[.BK$26])) - [.$C39]*SUMPRODUCT(POWER([.$Q$7];ROW(INDIRECT(&quot;1:12&quot;)))/[.$Q$7]; POWER([.$Q$9];-(12-ROW(INDIRECT(&quot;1:12&quot;))))/[.$Q$9]))) - [.$F39]" office:value-type="float" office:value="75930450072.3911" calcext:value-type="float">
            <text:p>75930450072.3911</text:p>
          </table:table-cell>
          <table:table-cell table:formula="of:=( (([.$G38]*POWER([.$Q$7];12*[.BL$26])) - [.$C39]*SUMPRODUCT(POWER([.$Q$7];ROW(INDIRECT(&quot;1:12&quot;)))/[.$Q$7]; POWER([.$Q$9];-(12-ROW(INDIRECT(&quot;1:12&quot;))))/[.$Q$9]))) - [.$F39]" office:value-type="float" office:value="88137551797.1352" calcext:value-type="float">
            <text:p>88137551797.1352</text:p>
          </table:table-cell>
          <table:table-cell table:formula="of:=( (([.$G38]*POWER([.$Q$7];12*[.BM$26])) - [.$C39]*SUMPRODUCT(POWER([.$Q$7];ROW(INDIRECT(&quot;1:12&quot;)))/[.$Q$7]; POWER([.$Q$9];-(12-ROW(INDIRECT(&quot;1:12&quot;))))/[.$Q$9]))) - [.$F39]" office:value-type="float" office:value="102307000272.436" calcext:value-type="float">
            <text:p>102307000272.436</text:p>
          </table:table-cell>
          <table:table-cell table:formula="of:=( (([.$G38]*POWER([.$Q$7];12*[.BN$26])) - [.$C39]*SUMPRODUCT(POWER([.$Q$7];ROW(INDIRECT(&quot;1:12&quot;)))/[.$Q$7]; POWER([.$Q$9];-(12-ROW(INDIRECT(&quot;1:12&quot;))))/[.$Q$9]))) - [.$F39]" office:value-type="float" office:value="118754251603.785" calcext:value-type="float">
            <text:p>118754251603.785</text:p>
          </table:table-cell>
          <table:table-cell table:formula="of:=( (([.$G38]*POWER([.$Q$7];12*[.BO$26])) - [.$C39]*SUMPRODUCT(POWER([.$Q$7];ROW(INDIRECT(&quot;1:12&quot;)))/[.$Q$7]; POWER([.$Q$9];-(12-ROW(INDIRECT(&quot;1:12&quot;))))/[.$Q$9]))) - [.$F39]" office:value-type="float" office:value="137845472890.774" calcext:value-type="float">
            <text:p>137845472890.774</text:p>
          </table:table-cell>
          <table:table-cell table:formula="of:=( (([.$G38]*POWER([.$Q$7];12*[.BP$26])) - [.$C39]*SUMPRODUCT(POWER([.$Q$7];ROW(INDIRECT(&quot;1:12&quot;)))/[.$Q$7]; POWER([.$Q$9];-(12-ROW(INDIRECT(&quot;1:12&quot;))))/[.$Q$9]))) - [.$F39]" office:value-type="float" office:value="160005694248.495" calcext:value-type="float">
            <text:p>160005694248.495</text:p>
          </table:table-cell>
          <table:table-cell table:formula="of:=( (([.$G38]*POWER([.$Q$7];12*[.BQ$26])) - [.$C39]*SUMPRODUCT(POWER([.$Q$7];ROW(INDIRECT(&quot;1:12&quot;)))/[.$Q$7]; POWER([.$Q$9];-(12-ROW(INDIRECT(&quot;1:12&quot;))))/[.$Q$9]))) - [.$F39]" office:value-type="float" office:value="185728271303.212" calcext:value-type="float">
            <text:p>185728271303.212</text:p>
          </table:table-cell>
          <table:table-cell table:formula="of:=( (([.$G38]*POWER([.$Q$7];12*[.BR$26])) - [.$C39]*SUMPRODUCT(POWER([.$Q$7];ROW(INDIRECT(&quot;1:12&quot;)))/[.$Q$7]; POWER([.$Q$9];-(12-ROW(INDIRECT(&quot;1:12&quot;))))/[.$Q$9]))) - [.$F39]" office:value-type="float" office:value="215585868826.953" calcext:value-type="float">
            <text:p>215585868826.953</text:p>
          </table:table-cell>
          <table:table-cell table:formula="of:=( (([.$G38]*POWER([.$Q$7];12*[.BS$26])) - [.$C39]*SUMPRODUCT(POWER([.$Q$7];ROW(INDIRECT(&quot;1:12&quot;)))/[.$Q$7]; POWER([.$Q$9];-(12-ROW(INDIRECT(&quot;1:12&quot;))))/[.$Q$9]))) - [.$F39]" office:value-type="float" office:value="250243210040.99" calcext:value-type="float">
            <text:p>250243210040.99</text:p>
          </table:table-cell>
          <table:table-cell table:formula="of:=( (([.$G38]*POWER([.$Q$7];12*[.BT$26])) - [.$C39]*SUMPRODUCT(POWER([.$Q$7];ROW(INDIRECT(&quot;1:12&quot;)))/[.$Q$7]; POWER([.$Q$9];-(12-ROW(INDIRECT(&quot;1:12&quot;))))/[.$Q$9]))) - [.$F39]" office:value-type="float" office:value="290471875427.45" calcext:value-type="float">
            <text:p>290471875427.45</text:p>
          </table:table-cell>
          <table:table-cell table:formula="of:=( (([.$G38]*POWER([.$Q$7];12*[.BU$26])) - [.$C39]*SUMPRODUCT(POWER([.$Q$7];ROW(INDIRECT(&quot;1:12&quot;)))/[.$Q$7]; POWER([.$Q$9];-(12-ROW(INDIRECT(&quot;1:12&quot;))))/[.$Q$9]))) - [.$F39]" office:value-type="float" office:value="337167480516.752" calcext:value-type="float">
            <text:p>337167480516.752</text:p>
          </table:table-cell>
          <table:table-cell table:formula="of:=( (([.$G38]*POWER([.$Q$7];12*[.BV$26])) - [.$C39]*SUMPRODUCT(POWER([.$Q$7];ROW(INDIRECT(&quot;1:12&quot;)))/[.$Q$7]; POWER([.$Q$9];-(12-ROW(INDIRECT(&quot;1:12&quot;))))/[.$Q$9]))) - [.$F39]" office:value-type="float" office:value="391369615081.967" calcext:value-type="float">
            <text:p>391369615081.967</text:p>
          </table:table-cell>
          <table:table-cell table:formula="of:=( (([.$G38]*POWER([.$Q$7];12*[.BW$26])) - [.$C39]*SUMPRODUCT(POWER([.$Q$7];ROW(INDIRECT(&quot;1:12&quot;)))/[.$Q$7]; POWER([.$Q$9];-(12-ROW(INDIRECT(&quot;1:12&quot;))))/[.$Q$9]))) - [.$F39]" office:value-type="float" office:value="454284987648.771" calcext:value-type="float">
            <text:p>454284987648.771</text:p>
          </table:table-cell>
          <table:table-cell table:formula="of:=( (([.$G38]*POWER([.$Q$7];12*[.BX$26])) - [.$C39]*SUMPRODUCT(POWER([.$Q$7];ROW(INDIRECT(&quot;1:12&quot;)))/[.$Q$7]; POWER([.$Q$9];-(12-ROW(INDIRECT(&quot;1:12&quot;))))/[.$Q$9]))) - [.$F39]" office:value-type="float" office:value="527314290589.914" calcext:value-type="float">
            <text:p>527314290589.914</text:p>
          </table:table-cell>
          <table:table-cell table:formula="of:=( (([.$G38]*POWER([.$Q$7];12*[.BY$26])) - [.$C39]*SUMPRODUCT(POWER([.$Q$7];ROW(INDIRECT(&quot;1:12&quot;)))/[.$Q$7]; POWER([.$Q$9];-(12-ROW(INDIRECT(&quot;1:12&quot;))))/[.$Q$9]))) - [.$F39]" office:value-type="float" office:value="612083383905.007" calcext:value-type="float">
            <text:p>612083383905.007</text:p>
          </table:table-cell>
          <table:table-cell table:formula="of:=( (([.$G38]*POWER([.$Q$7];12*[.BZ$26])) - [.$C39]*SUMPRODUCT(POWER([.$Q$7];ROW(INDIRECT(&quot;1:12&quot;)))/[.$Q$7]; POWER([.$Q$9];-(12-ROW(INDIRECT(&quot;1:12&quot;))))/[.$Q$9]))) - [.$F39]" office:value-type="float" office:value="710479491933.784" calcext:value-type="float">
            <text:p>710479491933.784</text:p>
          </table:table-cell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formula="of:=[.$G39]*POWER([.$Q$7];12) - [.$Q$3]*SUMPRODUCT(POWER([.$Q$7]; INDEX([.$A$2:.$A$13];N(IF({1};MAX(ROW([.$A$2:.$A$13]))-ROW([.$A$2:.$A$13])+1)))); POWER([.$Q$9];[.$A$2:.$A$13])) - [.$F40]" office:value-type="float" office:value="43986969.8916182" calcext:value-type="float">
            <text:p>43986969.8916182</text:p>
          </table:table-cell>
          <table:table-cell table:formula="of:=[.M$27]*POWER([.$Q$7];12*[.M$26]) - [.$Q$3]*SUMPRODUCT(POWER([.$Q$7]; INDEX([.$A$2:.$A$13];N(IF({1};MAX(ROW([.$A$2:.$A$13]))-ROW([.$A$2:.$A$13])+1)))); POWER([.$Q$9];[.$A$2:.$A$13])) - [.$F40]" office:value-type="float" office:value="-4506824.86921223" calcext:value-type="float">
            <text:p>-4506824.86921223</text:p>
          </table:table-cell>
          <table:table-cell table:formula="of:=( (([.$G39]*POWER([.$Q$7];12*[.N$26])) - [.$C40]*SUMPRODUCT(POWER([.$Q$7];ROW(INDIRECT(&quot;1:12&quot;)))/[.$Q$7]; POWER([.$Q$9];-(12-ROW(INDIRECT(&quot;1:12&quot;))))/[.$Q$9]))) - [.$F40]" office:value-type="float" office:value="49668088.7319172" calcext:value-type="float">
            <text:p>49668088.7319172</text:p>
          </table:table-cell>
          <table:table-cell table:formula="of:=( (([.$G39]*POWER([.$Q$7];12*[.O$26])) - [.$C40]*SUMPRODUCT(POWER([.$Q$7];ROW(INDIRECT(&quot;1:12&quot;)))/[.$Q$7]; POWER([.$Q$9];-(12-ROW(INDIRECT(&quot;1:12&quot;))))/[.$Q$9]))) - [.$F40]" office:value-type="float" office:value="58672924.1434995" calcext:value-type="float">
            <text:p>58672924.1434995</text:p>
          </table:table-cell>
          <table:table-cell table:formula="of:=( (([.$G39]*POWER([.$Q$7];12*[.P$26])) - [.$C40]*SUMPRODUCT(POWER([.$Q$7];ROW(INDIRECT(&quot;1:12&quot;)))/[.$Q$7]; POWER([.$Q$9];-(12-ROW(INDIRECT(&quot;1:12&quot;))))/[.$Q$9]))) - [.$F40]" office:value-type="float" office:value="69125327.5288456" calcext:value-type="float">
            <text:p>69125327.5288456</text:p>
          </table:table-cell>
          <table:table-cell table:formula="of:=( (([.$G39]*POWER([.$Q$7];12*[.Q$26])) - [.$C40]*SUMPRODUCT(POWER([.$Q$7];ROW(INDIRECT(&quot;1:12&quot;)))/[.$Q$7]; POWER([.$Q$9];-(12-ROW(INDIRECT(&quot;1:12&quot;))))/[.$Q$9]))) - [.$F40]" office:value-type="float" office:value="81258001.9794494" calcext:value-type="float">
            <text:p>81258001.9794494</text:p>
          </table:table-cell>
          <table:table-cell table:formula="of:=( (([.$G39]*POWER([.$Q$7];12*[.R$26])) - [.$C40]*SUMPRODUCT(POWER([.$Q$7];ROW(INDIRECT(&quot;1:12&quot;)))/[.$Q$7]; POWER([.$Q$9];-(12-ROW(INDIRECT(&quot;1:12&quot;))))/[.$Q$9]))) - [.$F40]" office:value-type="float" office:value="95341058.66005" calcext:value-type="float">
            <text:p>95341058.66005</text:p>
          </table:table-cell>
          <table:table-cell table:formula="of:=( (([.$G39]*POWER([.$Q$7];12*[.S$26])) - [.$C40]*SUMPRODUCT(POWER([.$Q$7];ROW(INDIRECT(&quot;1:12&quot;)))/[.$Q$7]; POWER([.$Q$9];-(12-ROW(INDIRECT(&quot;1:12&quot;))))/[.$Q$9]))) - [.$F40]" office:value-type="float" office:value="111688030.325406" calcext:value-type="float">
            <text:p>111688030.325406</text:p>
          </table:table-cell>
          <table:table-cell table:formula="of:=( (([.$G39]*POWER([.$Q$7];12*[.T$26])) - [.$C40]*SUMPRODUCT(POWER([.$Q$7];ROW(INDIRECT(&quot;1:12&quot;)))/[.$Q$7]; POWER([.$Q$9];-(12-ROW(INDIRECT(&quot;1:12&quot;))))/[.$Q$9]))) - [.$F40]" office:value-type="float" office:value="130662851.537058" calcext:value-type="float">
            <text:p>130662851.537058</text:p>
          </table:table-cell>
          <table:table-cell table:formula="of:=( (([.$G39]*POWER([.$Q$7];12*[.U$26])) - [.$C40]*SUMPRODUCT(POWER([.$Q$7];ROW(INDIRECT(&quot;1:12&quot;)))/[.$Q$7]; POWER([.$Q$9];-(12-ROW(INDIRECT(&quot;1:12&quot;))))/[.$Q$9]))) - [.$F40]" office:value-type="float" office:value="152687960.98147" calcext:value-type="float">
            <text:p>152687960.98147</text:p>
          </table:table-cell>
          <table:table-cell table:formula="of:=( (([.$G39]*POWER([.$Q$7];12*[.V$26])) - [.$C40]*SUMPRODUCT(POWER([.$Q$7];ROW(INDIRECT(&quot;1:12&quot;)))/[.$Q$7]; POWER([.$Q$9];-(12-ROW(INDIRECT(&quot;1:12&quot;))))/[.$Q$9]))) - [.$F40]" office:value-type="float" office:value="178253706.272414" calcext:value-type="float">
            <text:p>178253706.272414</text:p>
          </table:table-cell>
          <table:table-cell table:formula="of:=( (([.$G39]*POWER([.$Q$7];12*[.W$26])) - [.$C40]*SUMPRODUCT(POWER([.$Q$7];ROW(INDIRECT(&quot;1:12&quot;)))/[.$Q$7]; POWER([.$Q$9];-(12-ROW(INDIRECT(&quot;1:12&quot;))))/[.$Q$9]))) - [.$F40]" office:value-type="float" office:value="207929260.617832" calcext:value-type="float">
            <text:p>207929260.617832</text:p>
          </table:table-cell>
          <table:table-cell table:formula="of:=( (([.$G39]*POWER([.$Q$7];12*[.X$26])) - [.$C40]*SUMPRODUCT(POWER([.$Q$7];ROW(INDIRECT(&quot;1:12&quot;)))/[.$Q$7]; POWER([.$Q$9];-(12-ROW(INDIRECT(&quot;1:12&quot;))))/[.$Q$9]))) - [.$F40]" office:value-type="float" office:value="242375294.390211" calcext:value-type="float">
            <text:p>242375294.390211</text:p>
          </table:table-cell>
          <table:table-cell table:formula="of:=( (([.$G39]*POWER([.$Q$7];12*[.Y$26])) - [.$C40]*SUMPRODUCT(POWER([.$Q$7];ROW(INDIRECT(&quot;1:12&quot;)))/[.$Q$7]; POWER([.$Q$9];-(12-ROW(INDIRECT(&quot;1:12&quot;))))/[.$Q$9]))) - [.$F40]" office:value-type="float" office:value="282358683.70914" calcext:value-type="float">
            <text:p>282358683.70914</text:p>
          </table:table-cell>
          <table:table-cell table:formula="of:=( (([.$G39]*POWER([.$Q$7];12*[.Z$26])) - [.$C40]*SUMPRODUCT(POWER([.$Q$7];ROW(INDIRECT(&quot;1:12&quot;)))/[.$Q$7]; POWER([.$Q$9];-(12-ROW(INDIRECT(&quot;1:12&quot;))))/[.$Q$9]))) - [.$F40]" office:value-type="float" office:value="328769583.494963" calcext:value-type="float">
            <text:p>328769583.494963</text:p>
          </table:table-cell>
          <table:table-cell table:formula="of:=( (([.$G39]*POWER([.$Q$7];12*[.AA$26])) - [.$C40]*SUMPRODUCT(POWER([.$Q$7];ROW(INDIRECT(&quot;1:12&quot;)))/[.$Q$7]; POWER([.$Q$9];-(12-ROW(INDIRECT(&quot;1:12&quot;))))/[.$Q$9]))) - [.$F40]" office:value-type="float" office:value="382641245.092946" calcext:value-type="float">
            <text:p>382641245.092946</text:p>
          </table:table-cell>
          <table:table-cell table:formula="of:=( (([.$G39]*POWER([.$Q$7];12*[.AB$26])) - [.$C40]*SUMPRODUCT(POWER([.$Q$7];ROW(INDIRECT(&quot;1:12&quot;)))/[.$Q$7]; POWER([.$Q$9];-(12-ROW(INDIRECT(&quot;1:12&quot;))))/[.$Q$9]))) - [.$F40]" office:value-type="float" office:value="445173019.67005" calcext:value-type="float">
            <text:p>445173019.67005</text:p>
          </table:table-cell>
          <table:table-cell table:formula="of:=( (([.$G39]*POWER([.$Q$7];12*[.AC$26])) - [.$C40]*SUMPRODUCT(POWER([.$Q$7];ROW(INDIRECT(&quot;1:12&quot;)))/[.$Q$7]; POWER([.$Q$9];-(12-ROW(INDIRECT(&quot;1:12&quot;))))/[.$Q$9]))) - [.$F40]" office:value-type="float" office:value="517757059.51166" calcext:value-type="float">
            <text:p>517757059.51166</text:p>
          </table:table-cell>
          <table:table-cell table:formula="of:=( (([.$G39]*POWER([.$Q$7];12*[.AD$26])) - [.$C40]*SUMPRODUCT(POWER([.$Q$7];ROW(INDIRECT(&quot;1:12&quot;)))/[.$Q$7]; POWER([.$Q$9];-(12-ROW(INDIRECT(&quot;1:12&quot;))))/[.$Q$9]))) - [.$F40]" office:value-type="float" office:value="602009311.672394" calcext:value-type="float">
            <text:p>602009311.672394</text:p>
          </table:table-cell>
          <table:table-cell table:formula="of:=( (([.$G39]*POWER([.$Q$7];12*[.AE$26])) - [.$C40]*SUMPRODUCT(POWER([.$Q$7];ROW(INDIRECT(&quot;1:12&quot;)))/[.$Q$7]; POWER([.$Q$9];-(12-ROW(INDIRECT(&quot;1:12&quot;))))/[.$Q$9]))) - [.$F40]" office:value-type="float" office:value="699805493.996303" calcext:value-type="float">
            <text:p>699805493.996303</text:p>
          </table:table-cell>
          <table:table-cell table:formula="of:=( (([.$G39]*POWER([.$Q$7];12*[.AF$26])) - [.$C40]*SUMPRODUCT(POWER([.$Q$7];ROW(INDIRECT(&quot;1:12&quot;)))/[.$Q$7]; POWER([.$Q$9];-(12-ROW(INDIRECT(&quot;1:12&quot;))))/[.$Q$9]))) - [.$F40]" office:value-type="float" office:value="813322854.444843" calcext:value-type="float">
            <text:p>813322854.444843</text:p>
          </table:table-cell>
          <table:table-cell table:formula="of:=( (([.$G39]*POWER([.$Q$7];12*[.AG$26])) - [.$C40]*SUMPRODUCT(POWER([.$Q$7];ROW(INDIRECT(&quot;1:12&quot;)))/[.$Q$7]; POWER([.$Q$9];-(12-ROW(INDIRECT(&quot;1:12&quot;))))/[.$Q$9]))) - [.$F40]" office:value-type="float" office:value="945088643.425476" calcext:value-type="float">
            <text:p>945088643.425476</text:p>
          </table:table-cell>
          <table:table-cell table:formula="of:=( (([.$G39]*POWER([.$Q$7];12*[.AH$26])) - [.$C40]*SUMPRODUCT(POWER([.$Q$7];ROW(INDIRECT(&quot;1:12&quot;)))/[.$Q$7]; POWER([.$Q$9];-(12-ROW(INDIRECT(&quot;1:12&quot;))))/[.$Q$9]))) - [.$F40]" office:value-type="float" office:value="1098036378.26608" calcext:value-type="float">
            <text:p>1098036378.26608</text:p>
          </table:table-cell>
          <table:table-cell table:formula="of:=( (([.$G39]*POWER([.$Q$7];12*[.AI$26])) - [.$C40]*SUMPRODUCT(POWER([.$Q$7];ROW(INDIRECT(&quot;1:12&quot;)))/[.$Q$7]; POWER([.$Q$9];-(12-ROW(INDIRECT(&quot;1:12&quot;))))/[.$Q$9]))) - [.$F40]" office:value-type="float" office:value="1275571152.45781" calcext:value-type="float">
            <text:p>1275571152.45781</text:p>
          </table:table-cell>
          <table:table-cell table:formula="of:=( (([.$G39]*POWER([.$Q$7];12*[.AJ$26])) - [.$C40]*SUMPRODUCT(POWER([.$Q$7];ROW(INDIRECT(&quot;1:12&quot;)))/[.$Q$7]; POWER([.$Q$9];-(12-ROW(INDIRECT(&quot;1:12&quot;))))/[.$Q$9]))) - [.$F40]" office:value-type="float" office:value="1481645443.6538" calcext:value-type="float">
            <text:p>1481645443.6538</text:p>
          </table:table-cell>
          <table:table-cell table:formula="of:=( (([.$G39]*POWER([.$Q$7];12*[.AK$26])) - [.$C40]*SUMPRODUCT(POWER([.$Q$7];ROW(INDIRECT(&quot;1:12&quot;)))/[.$Q$7]; POWER([.$Q$9];-(12-ROW(INDIRECT(&quot;1:12&quot;))))/[.$Q$9]))) - [.$F40]" office:value-type="float" office:value="1720847108.1461" calcext:value-type="float">
            <text:p>1720847108.1461</text:p>
          </table:table-cell>
          <table:table-cell table:formula="of:=( (([.$G39]*POWER([.$Q$7];12*[.AL$26])) - [.$C40]*SUMPRODUCT(POWER([.$Q$7];ROW(INDIRECT(&quot;1:12&quot;)))/[.$Q$7]; POWER([.$Q$9];-(12-ROW(INDIRECT(&quot;1:12&quot;))))/[.$Q$9]))) - [.$F40]" office:value-type="float" office:value="1998501520.8524" calcext:value-type="float">
            <text:p>1998501520.8524</text:p>
          </table:table-cell>
          <table:table-cell table:formula="of:=( (([.$G39]*POWER([.$Q$7];12*[.AM$26])) - [.$C40]*SUMPRODUCT(POWER([.$Q$7];ROW(INDIRECT(&quot;1:12&quot;)))/[.$Q$7]; POWER([.$Q$9];-(12-ROW(INDIRECT(&quot;1:12&quot;))))/[.$Q$9]))) - [.$F40]" office:value-type="float" office:value="2320790134.76697" calcext:value-type="float">
            <text:p>2320790134.76697</text:p>
          </table:table-cell>
          <table:table-cell table:formula="of:=( (([.$G39]*POWER([.$Q$7];12*[.AN$26])) - [.$C40]*SUMPRODUCT(POWER([.$Q$7];ROW(INDIRECT(&quot;1:12&quot;)))/[.$Q$7]; POWER([.$Q$9];-(12-ROW(INDIRECT(&quot;1:12&quot;))))/[.$Q$9]))) - [.$F40]" office:value-type="float" office:value="2694888099.37898" calcext:value-type="float">
            <text:p>2694888099.37898</text:p>
          </table:table-cell>
          <table:table-cell table:formula="of:=( (([.$G39]*POWER([.$Q$7];12*[.AO$26])) - [.$C40]*SUMPRODUCT(POWER([.$Q$7];ROW(INDIRECT(&quot;1:12&quot;)))/[.$Q$7]; POWER([.$Q$9];-(12-ROW(INDIRECT(&quot;1:12&quot;))))/[.$Q$9]))) - [.$F40]" office:value-type="float" office:value="3129124001.87336" calcext:value-type="float">
            <text:p>3129124001.87336</text:p>
          </table:table-cell>
          <table:table-cell table:formula="of:=( (([.$G39]*POWER([.$Q$7];12*[.AP$26])) - [.$C40]*SUMPRODUCT(POWER([.$Q$7];ROW(INDIRECT(&quot;1:12&quot;)))/[.$Q$7]; POWER([.$Q$9];-(12-ROW(INDIRECT(&quot;1:12&quot;))))/[.$Q$9]))) - [.$F40]" office:value-type="float" office:value="3633165287.45123" calcext:value-type="float">
            <text:p>3633165287.45123</text:p>
          </table:table-cell>
          <table:table-cell table:formula="of:=( (([.$G39]*POWER([.$Q$7];12*[.AQ$26])) - [.$C40]*SUMPRODUCT(POWER([.$Q$7];ROW(INDIRECT(&quot;1:12&quot;)))/[.$Q$7]; POWER([.$Q$9];-(12-ROW(INDIRECT(&quot;1:12&quot;))))/[.$Q$9]))) - [.$F40]" office:value-type="float" office:value="4218233486.80465" calcext:value-type="float">
            <text:p>4218233486.80465</text:p>
          </table:table-cell>
          <table:table-cell table:formula="of:=( (([.$G39]*POWER([.$Q$7];12*[.AR$26])) - [.$C40]*SUMPRODUCT(POWER([.$Q$7];ROW(INDIRECT(&quot;1:12&quot;)))/[.$Q$7]; POWER([.$Q$9];-(12-ROW(INDIRECT(&quot;1:12&quot;))))/[.$Q$9]))) - [.$F40]" office:value-type="float" office:value="4897354042.38019" calcext:value-type="float">
            <text:p>4897354042.38019</text:p>
          </table:table-cell>
          <table:table-cell table:formula="of:=( (([.$G39]*POWER([.$Q$7];12*[.AS$26])) - [.$C40]*SUMPRODUCT(POWER([.$Q$7];ROW(INDIRECT(&quot;1:12&quot;)))/[.$Q$7]; POWER([.$Q$9];-(12-ROW(INDIRECT(&quot;1:12&quot;))))/[.$Q$9]))) - [.$F40]" office:value-type="float" office:value="5685646295.34305" calcext:value-type="float">
            <text:p>5685646295.34305</text:p>
          </table:table-cell>
          <table:table-cell table:formula="of:=( (([.$G39]*POWER([.$Q$7];12*[.AT$26])) - [.$C40]*SUMPRODUCT(POWER([.$Q$7];ROW(INDIRECT(&quot;1:12&quot;)))/[.$Q$7]; POWER([.$Q$9];-(12-ROW(INDIRECT(&quot;1:12&quot;))))/[.$Q$9]))) - [.$F40]" office:value-type="float" office:value="6600660089.25574" calcext:value-type="float">
            <text:p>6600660089.25574</text:p>
          </table:table-cell>
          <table:table-cell table:formula="of:=( (([.$G39]*POWER([.$Q$7];12*[.AU$26])) - [.$C40]*SUMPRODUCT(POWER([.$Q$7];ROW(INDIRECT(&quot;1:12&quot;)))/[.$Q$7]; POWER([.$Q$9];-(12-ROW(INDIRECT(&quot;1:12&quot;))))/[.$Q$9]))) - [.$F40]" office:value-type="float" office:value="7662766484.31875" calcext:value-type="float">
            <text:p>7662766484.31875</text:p>
          </table:table-cell>
          <table:table-cell table:formula="of:=( (([.$G39]*POWER([.$Q$7];12*[.AV$26])) - [.$C40]*SUMPRODUCT(POWER([.$Q$7];ROW(INDIRECT(&quot;1:12&quot;)))/[.$Q$7]; POWER([.$Q$9];-(12-ROW(INDIRECT(&quot;1:12&quot;))))/[.$Q$9]))) - [.$F40]" office:value-type="float" office:value="8895611280.69062" calcext:value-type="float">
            <text:p>8895611280.69062</text:p>
          </table:table-cell>
          <table:table-cell table:formula="of:=( (([.$G39]*POWER([.$Q$7];12*[.AW$26])) - [.$C40]*SUMPRODUCT(POWER([.$Q$7];ROW(INDIRECT(&quot;1:12&quot;)))/[.$Q$7]; POWER([.$Q$9];-(12-ROW(INDIRECT(&quot;1:12&quot;))))/[.$Q$9]))) - [.$F40]" office:value-type="float" office:value="10326641447.7306" calcext:value-type="float">
            <text:p>10326641447.7306</text:p>
          </table:table-cell>
          <table:table-cell table:formula="of:=( (([.$G39]*POWER([.$Q$7];12*[.AX$26])) - [.$C40]*SUMPRODUCT(POWER([.$Q$7];ROW(INDIRECT(&quot;1:12&quot;)))/[.$Q$7]; POWER([.$Q$9];-(12-ROW(INDIRECT(&quot;1:12&quot;))))/[.$Q$9]))) - [.$F40]" office:value-type="float" office:value="11987716179.1201" calcext:value-type="float">
            <text:p>11987716179.1201</text:p>
          </table:table-cell>
          <table:table-cell table:formula="of:=( (([.$G39]*POWER([.$Q$7];12*[.AY$26])) - [.$C40]*SUMPRODUCT(POWER([.$Q$7];ROW(INDIRECT(&quot;1:12&quot;)))/[.$Q$7]; POWER([.$Q$9];-(12-ROW(INDIRECT(&quot;1:12&quot;))))/[.$Q$9]))) - [.$F40]" office:value-type="float" office:value="13915816177.856" calcext:value-type="float">
            <text:p>13915816177.856</text:p>
          </table:table-cell>
          <table:table-cell table:formula="of:=( (([.$G39]*POWER([.$Q$7];12*[.AZ$26])) - [.$C40]*SUMPRODUCT(POWER([.$Q$7];ROW(INDIRECT(&quot;1:12&quot;)))/[.$Q$7]; POWER([.$Q$9];-(12-ROW(INDIRECT(&quot;1:12&quot;))))/[.$Q$9]))) - [.$F40]" office:value-type="float" office:value="16153866962.0103" calcext:value-type="float">
            <text:p>16153866962.0103</text:p>
          </table:table-cell>
          <table:table-cell table:formula="of:=( (([.$G39]*POWER([.$Q$7];12*[.BA$26])) - [.$C40]*SUMPRODUCT(POWER([.$Q$7];ROW(INDIRECT(&quot;1:12&quot;)))/[.$Q$7]; POWER([.$Q$9];-(12-ROW(INDIRECT(&quot;1:12&quot;))))/[.$Q$9]))) - [.$F40]" office:value-type="float" office:value="18751694520.6111" calcext:value-type="float">
            <text:p>18751694520.6111</text:p>
          </table:table-cell>
          <table:table-cell table:formula="of:=( (([.$G39]*POWER([.$Q$7];12*[.BB$26])) - [.$C40]*SUMPRODUCT(POWER([.$Q$7];ROW(INDIRECT(&quot;1:12&quot;)))/[.$Q$7]; POWER([.$Q$9];-(12-ROW(INDIRECT(&quot;1:12&quot;))))/[.$Q$9]))) - [.$F40]" office:value-type="float" office:value="21767134595.5221" calcext:value-type="float">
            <text:p>21767134595.5221</text:p>
          </table:table-cell>
          <table:table-cell table:formula="of:=( (([.$G39]*POWER([.$Q$7];12*[.BC$26])) - [.$C40]*SUMPRODUCT(POWER([.$Q$7];ROW(INDIRECT(&quot;1:12&quot;)))/[.$Q$7]; POWER([.$Q$9];-(12-ROW(INDIRECT(&quot;1:12&quot;))))/[.$Q$9]))) - [.$F40]" office:value-type="float" office:value="25267320285.3981" calcext:value-type="float">
            <text:p>25267320285.3981</text:p>
          </table:table-cell>
          <table:table-cell table:formula="of:=( (([.$G39]*POWER([.$Q$7];12*[.BD$26])) - [.$C40]*SUMPRODUCT(POWER([.$Q$7];ROW(INDIRECT(&quot;1:12&quot;)))/[.$Q$7]; POWER([.$Q$9];-(12-ROW(INDIRECT(&quot;1:12&quot;))))/[.$Q$9]))) - [.$F40]" office:value-type="float" office:value="29330176637.7911" calcext:value-type="float">
            <text:p>29330176637.7911</text:p>
          </table:table-cell>
          <table:table-cell table:formula="of:=( (([.$G39]*POWER([.$Q$7];12*[.BE$26])) - [.$C40]*SUMPRODUCT(POWER([.$Q$7];ROW(INDIRECT(&quot;1:12&quot;)))/[.$Q$7]; POWER([.$Q$9];-(12-ROW(INDIRECT(&quot;1:12&quot;))))/[.$Q$9]))) - [.$F40]" office:value-type="float" office:value="34046155503.6908" calcext:value-type="float">
            <text:p>34046155503.6908</text:p>
          </table:table-cell>
          <table:table-cell table:formula="of:=( (([.$G39]*POWER([.$Q$7];12*[.BF$26])) - [.$C40]*SUMPRODUCT(POWER([.$Q$7];ROW(INDIRECT(&quot;1:12&quot;)))/[.$Q$7]; POWER([.$Q$9];-(12-ROW(INDIRECT(&quot;1:12&quot;))))/[.$Q$9]))) - [.$F40]" office:value-type="float" office:value="39520249277.7701" calcext:value-type="float">
            <text:p>39520249277.7701</text:p>
          </table:table-cell>
          <table:table-cell table:formula="of:=( (([.$G39]*POWER([.$Q$7];12*[.BG$26])) - [.$C40]*SUMPRODUCT(POWER([.$Q$7];ROW(INDIRECT(&quot;1:12&quot;)))/[.$Q$7]; POWER([.$Q$9];-(12-ROW(INDIRECT(&quot;1:12&quot;))))/[.$Q$9]))) - [.$F40]" office:value-type="float" office:value="45874328356.4719" calcext:value-type="float">
            <text:p>45874328356.4719</text:p>
          </table:table-cell>
          <table:table-cell table:formula="of:=( (([.$G39]*POWER([.$Q$7];12*[.BH$26])) - [.$C40]*SUMPRODUCT(POWER([.$Q$7];ROW(INDIRECT(&quot;1:12&quot;)))/[.$Q$7]; POWER([.$Q$9];-(12-ROW(INDIRECT(&quot;1:12&quot;))))/[.$Q$9]))) - [.$F40]" office:value-type="float" office:value="53249854353.0443" calcext:value-type="float">
            <text:p>53249854353.0443</text:p>
          </table:table-cell>
          <table:table-cell table:formula="of:=( (([.$G39]*POWER([.$Q$7];12*[.BI$26])) - [.$C40]*SUMPRODUCT(POWER([.$Q$7];ROW(INDIRECT(&quot;1:12&quot;)))/[.$Q$7]; POWER([.$Q$9];-(12-ROW(INDIRECT(&quot;1:12&quot;))))/[.$Q$9]))) - [.$F40]" office:value-type="float" office:value="61811029474.1491" calcext:value-type="float">
            <text:p>61811029474.1491</text:p>
          </table:table-cell>
          <table:table-cell table:formula="of:=( (([.$G39]*POWER([.$Q$7];12*[.BJ$26])) - [.$C40]*SUMPRODUCT(POWER([.$Q$7];ROW(INDIRECT(&quot;1:12&quot;)))/[.$Q$7]; POWER([.$Q$9];-(12-ROW(INDIRECT(&quot;1:12&quot;))))/[.$Q$9]))) - [.$F40]" office:value-type="float" office:value="71748452172.9892" calcext:value-type="float">
            <text:p>71748452172.9892</text:p>
          </table:table-cell>
          <table:table-cell table:formula="of:=( (([.$G39]*POWER([.$Q$7];12*[.BK$26])) - [.$C40]*SUMPRODUCT(POWER([.$Q$7];ROW(INDIRECT(&quot;1:12&quot;)))/[.$Q$7]; POWER([.$Q$9];-(12-ROW(INDIRECT(&quot;1:12&quot;))))/[.$Q$9]))) - [.$F40]" office:value-type="float" office:value="83283360465.1909" calcext:value-type="float">
            <text:p>83283360465.1909</text:p>
          </table:table-cell>
          <table:table-cell table:formula="of:=( (([.$G39]*POWER([.$Q$7];12*[.BL$26])) - [.$C40]*SUMPRODUCT(POWER([.$Q$7];ROW(INDIRECT(&quot;1:12&quot;)))/[.$Q$7]; POWER([.$Q$9];-(12-ROW(INDIRECT(&quot;1:12&quot;))))/[.$Q$9]))) - [.$F40]" office:value-type="float" office:value="96672557376.8846" calcext:value-type="float">
            <text:p>96672557376.8846</text:p>
          </table:table-cell>
          <table:table-cell table:formula="of:=( (([.$G39]*POWER([.$Q$7];12*[.BM$26])) - [.$C40]*SUMPRODUCT(POWER([.$Q$7];ROW(INDIRECT(&quot;1:12&quot;)))/[.$Q$7]; POWER([.$Q$9];-(12-ROW(INDIRECT(&quot;1:12&quot;))))/[.$Q$9]))) - [.$F40]" office:value-type="float" office:value="112214128180.816" calcext:value-type="float">
            <text:p>112214128180.816</text:p>
          </table:table-cell>
          <table:table-cell table:formula="of:=( (([.$G39]*POWER([.$Q$7];12*[.BN$26])) - [.$C40]*SUMPRODUCT(POWER([.$Q$7];ROW(INDIRECT(&quot;1:12&quot;)))/[.$Q$7]; POWER([.$Q$9];-(12-ROW(INDIRECT(&quot;1:12&quot;))))/[.$Q$9]))) - [.$F40]" office:value-type="float" office:value="130254076703.991" calcext:value-type="float">
            <text:p>130254076703.991</text:p>
          </table:table-cell>
          <table:table-cell table:formula="of:=( (([.$G39]*POWER([.$Q$7];12*[.BO$26])) - [.$C40]*SUMPRODUCT(POWER([.$Q$7];ROW(INDIRECT(&quot;1:12&quot;)))/[.$Q$7]; POWER([.$Q$9];-(12-ROW(INDIRECT(&quot;1:12&quot;))))/[.$Q$9]))) - [.$F40]" office:value-type="float" office:value="151194028451.756" calcext:value-type="float">
            <text:p>151194028451.756</text:p>
          </table:table-cell>
          <table:table-cell table:formula="of:=( (([.$G39]*POWER([.$Q$7];12*[.BP$26])) - [.$C40]*SUMPRODUCT(POWER([.$Q$7];ROW(INDIRECT(&quot;1:12&quot;)))/[.$Q$7]; POWER([.$Q$9];-(12-ROW(INDIRECT(&quot;1:12&quot;))))/[.$Q$9]))) - [.$F40]" office:value-type="float" office:value="175500172043.877" calcext:value-type="float">
            <text:p>175500172043.877</text:p>
          </table:table-cell>
          <table:table-cell table:formula="of:=( (([.$G39]*POWER([.$Q$7];12*[.BQ$26])) - [.$C40]*SUMPRODUCT(POWER([.$Q$7];ROW(INDIRECT(&quot;1:12&quot;)))/[.$Q$7]; POWER([.$Q$9];-(12-ROW(INDIRECT(&quot;1:12&quot;))))/[.$Q$9]))) - [.$F40]" office:value-type="float" office:value="203713638026.855" calcext:value-type="float">
            <text:p>203713638026.855</text:p>
          </table:table-cell>
          <table:table-cell table:formula="of:=( (([.$G39]*POWER([.$Q$7];12*[.BR$26])) - [.$C40]*SUMPRODUCT(POWER([.$Q$7];ROW(INDIRECT(&quot;1:12&quot;)))/[.$Q$7]; POWER([.$Q$9];-(12-ROW(INDIRECT(&quot;1:12&quot;))))/[.$Q$9]))) - [.$F40]" office:value-type="float" office:value="236462546127.221" calcext:value-type="float">
            <text:p>236462546127.221</text:p>
          </table:table-cell>
          <table:table-cell table:formula="of:=( (([.$G39]*POWER([.$Q$7];12*[.BS$26])) - [.$C40]*SUMPRODUCT(POWER([.$Q$7];ROW(INDIRECT(&quot;1:12&quot;)))/[.$Q$7]; POWER([.$Q$9];-(12-ROW(INDIRECT(&quot;1:12&quot;))))/[.$Q$9]))) - [.$F40]" office:value-type="float" office:value="274475989155.216" calcext:value-type="float">
            <text:p>274475989155.216</text:p>
          </table:table-cell>
          <table:table-cell table:formula="of:=( (([.$G39]*POWER([.$Q$7];12*[.BT$26])) - [.$C40]*SUMPRODUCT(POWER([.$Q$7];ROW(INDIRECT(&quot;1:12&quot;)))/[.$Q$7]; POWER([.$Q$9];-(12-ROW(INDIRECT(&quot;1:12&quot;))))/[.$Q$9]))) - [.$F40]" office:value-type="float" office:value="318600264884.166" calcext:value-type="float">
            <text:p>318600264884.166</text:p>
          </table:table-cell>
          <table:table-cell table:formula="of:=( (([.$G39]*POWER([.$Q$7];12*[.BU$26])) - [.$C40]*SUMPRODUCT(POWER([.$Q$7];ROW(INDIRECT(&quot;1:12&quot;)))/[.$Q$7]; POWER([.$Q$9];-(12-ROW(INDIRECT(&quot;1:12&quot;))))/[.$Q$9]))) - [.$F40]" office:value-type="float" office:value="369817717277.801" calcext:value-type="float">
            <text:p>369817717277.801</text:p>
          </table:table-cell>
          <table:table-cell table:formula="of:=( (([.$G39]*POWER([.$Q$7];12*[.BV$26])) - [.$C40]*SUMPRODUCT(POWER([.$Q$7];ROW(INDIRECT(&quot;1:12&quot;)))/[.$Q$7]; POWER([.$Q$9];-(12-ROW(INDIRECT(&quot;1:12&quot;))))/[.$Q$9]))) - [.$F40]" office:value-type="float" office:value="429268606529.976" calcext:value-type="float">
            <text:p>429268606529.976</text:p>
          </table:table-cell>
          <table:table-cell table:formula="of:=( (([.$G39]*POWER([.$Q$7];12*[.BW$26])) - [.$C40]*SUMPRODUCT(POWER([.$Q$7];ROW(INDIRECT(&quot;1:12&quot;)))/[.$Q$7]; POWER([.$Q$9];-(12-ROW(INDIRECT(&quot;1:12&quot;))))/[.$Q$9]))) - [.$F40]" office:value-type="float" office:value="498276494812.087" calcext:value-type="float">
            <text:p>498276494812.087</text:p>
          </table:table-cell>
          <table:table-cell table:formula="of:=( (([.$G39]*POWER([.$Q$7];12*[.BX$26])) - [.$C40]*SUMPRODUCT(POWER([.$Q$7];ROW(INDIRECT(&quot;1:12&quot;)))/[.$Q$7]; POWER([.$Q$9];-(12-ROW(INDIRECT(&quot;1:12&quot;))))/[.$Q$9]))) - [.$F40]" office:value-type="float" office:value="578377712894.071" calcext:value-type="float">
            <text:p>578377712894.071</text:p>
          </table:table-cell>
          <table:table-cell table:formula="of:=( (([.$G39]*POWER([.$Q$7];12*[.BY$26])) - [.$C40]*SUMPRODUCT(POWER([.$Q$7];ROW(INDIRECT(&quot;1:12&quot;)))/[.$Q$7]; POWER([.$Q$9];-(12-ROW(INDIRECT(&quot;1:12&quot;))))/[.$Q$9]))) - [.$F40]" office:value-type="float" office:value="671355563657.849" calcext:value-type="float">
            <text:p>671355563657.849</text:p>
          </table:table-cell>
          <table:table-cell table:formula="of:=( (([.$G39]*POWER([.$Q$7];12*[.BZ$26])) - [.$C40]*SUMPRODUCT(POWER([.$Q$7];ROW(INDIRECT(&quot;1:12&quot;)))/[.$Q$7]; POWER([.$Q$9];-(12-ROW(INDIRECT(&quot;1:12&quot;))))/[.$Q$9]))) - [.$F40]" office:value-type="float" office:value="779280023980.079" calcext:value-type="float">
            <text:p>779280023980.079</text:p>
          </table:table-cell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formula="of:=[.$G40]*POWER([.$Q$7];12) - [.$Q$3]*SUMPRODUCT(POWER([.$Q$7]; INDEX([.$A$2:.$A$13];N(IF({1};MAX(ROW([.$A$2:.$A$13]))-ROW([.$A$2:.$A$13])+1)))); POWER([.$Q$9];[.$A$2:.$A$13])) - [.$F41]" office:value-type="float" office:value="48213611.5145083" calcext:value-type="float">
            <text:p>48213611.5145083</text:p>
          </table:table-cell>
          <table:table-cell table:formula="of:=[.M$27]*POWER([.$Q$7];12*[.M$26]) - [.$Q$3]*SUMPRODUCT(POWER([.$Q$7]; INDEX([.$A$2:.$A$13];N(IF({1};MAX(ROW([.$A$2:.$A$13]))-ROW([.$A$2:.$A$13])+1)))); POWER([.$Q$9];[.$A$2:.$A$13])) - [.$F41]" office:value-type="float" office:value="-4895567.17645493" calcext:value-type="float">
            <text:p>-4895567.17645493</text:p>
          </table:table-cell>
          <table:table-cell table:formula="of:=( (([.$G40]*POWER([.$Q$7];12*[.N$26])) - [.$C41]*SUMPRODUCT(POWER([.$Q$7];ROW(INDIRECT(&quot;1:12&quot;)))/[.$Q$7]; POWER([.$Q$9];-(12-ROW(INDIRECT(&quot;1:12&quot;))))/[.$Q$9]))) - [.$F41]" office:value-type="float" office:value="54477390.77058" calcext:value-type="float">
            <text:p>54477390.77058</text:p>
          </table:table-cell>
          <table:table-cell table:formula="of:=( (([.$G40]*POWER([.$Q$7];12*[.O$26])) - [.$C41]*SUMPRODUCT(POWER([.$Q$7];ROW(INDIRECT(&quot;1:12&quot;)))/[.$Q$7]; POWER([.$Q$9];-(12-ROW(INDIRECT(&quot;1:12&quot;))))/[.$Q$9]))) - [.$F41]" office:value-type="float" office:value="64343440.8205645" calcext:value-type="float">
            <text:p>64343440.8205645</text:p>
          </table:table-cell>
          <table:table-cell table:formula="of:=( (([.$G40]*POWER([.$Q$7];12*[.P$26])) - [.$C41]*SUMPRODUCT(POWER([.$Q$7];ROW(INDIRECT(&quot;1:12&quot;)))/[.$Q$7]; POWER([.$Q$9];-(12-ROW(INDIRECT(&quot;1:12&quot;))))/[.$Q$9]))) - [.$F41]" office:value-type="float" office:value="75795502.9881651" calcext:value-type="float">
            <text:p>75795502.9881651</text:p>
          </table:table-cell>
          <table:table-cell table:formula="of:=( (([.$G40]*POWER([.$Q$7];12*[.Q$26])) - [.$C41]*SUMPRODUCT(POWER([.$Q$7];ROW(INDIRECT(&quot;1:12&quot;)))/[.$Q$7]; POWER([.$Q$9];-(12-ROW(INDIRECT(&quot;1:12&quot;))))/[.$Q$9]))) - [.$F41]" office:value-type="float" office:value="89088535.8864522" calcext:value-type="float">
            <text:p>89088535.8864522</text:p>
          </table:table-cell>
          <table:table-cell table:formula="of:=( (([.$G40]*POWER([.$Q$7];12*[.R$26])) - [.$C41]*SUMPRODUCT(POWER([.$Q$7];ROW(INDIRECT(&quot;1:12&quot;)))/[.$Q$7]; POWER([.$Q$9];-(12-ROW(INDIRECT(&quot;1:12&quot;))))/[.$Q$9]))) - [.$F41]" office:value-type="float" office:value="104518483.877379" calcext:value-type="float">
            <text:p>104518483.877379</text:p>
          </table:table-cell>
          <table:table-cell table:formula="of:=( (([.$G40]*POWER([.$Q$7];12*[.S$26])) - [.$C41]*SUMPRODUCT(POWER([.$Q$7];ROW(INDIRECT(&quot;1:12&quot;)))/[.$Q$7]; POWER([.$Q$9];-(12-ROW(INDIRECT(&quot;1:12&quot;))))/[.$Q$9]))) - [.$F41]" office:value-type="float" office:value="122428865.716079" calcext:value-type="float">
            <text:p>122428865.716079</text:p>
          </table:table-cell>
          <table:table-cell table:formula="of:=( (([.$G40]*POWER([.$Q$7];12*[.T$26])) - [.$C41]*SUMPRODUCT(POWER([.$Q$7];ROW(INDIRECT(&quot;1:12&quot;)))/[.$Q$7]; POWER([.$Q$9];-(12-ROW(INDIRECT(&quot;1:12&quot;))))/[.$Q$9]))) - [.$F41]" office:value-type="float" office:value="143218422.349494" calcext:value-type="float">
            <text:p>143218422.349494</text:p>
          </table:table-cell>
          <table:table-cell table:formula="of:=( (([.$G40]*POWER([.$Q$7];12*[.U$26])) - [.$C41]*SUMPRODUCT(POWER([.$Q$7];ROW(INDIRECT(&quot;1:12&quot;)))/[.$Q$7]; POWER([.$Q$9];-(12-ROW(INDIRECT(&quot;1:12&quot;))))/[.$Q$9]))) - [.$F41]" office:value-type="float" office:value="167349994.133188" calcext:value-type="float">
            <text:p>167349994.133188</text:p>
          </table:table-cell>
          <table:table-cell table:formula="of:=( (([.$G40]*POWER([.$Q$7];12*[.V$26])) - [.$C41]*SUMPRODUCT(POWER([.$Q$7];ROW(INDIRECT(&quot;1:12&quot;)))/[.$Q$7]; POWER([.$Q$9];-(12-ROW(INDIRECT(&quot;1:12&quot;))))/[.$Q$9]))) - [.$F41]" office:value-type="float" office:value="195360825.100867" calcext:value-type="float">
            <text:p>195360825.100867</text:p>
          </table:table-cell>
          <table:table-cell table:formula="of:=( (([.$G40]*POWER([.$Q$7];12*[.W$26])) - [.$C41]*SUMPRODUCT(POWER([.$Q$7];ROW(INDIRECT(&quot;1:12&quot;)))/[.$Q$7]; POWER([.$Q$9];-(12-ROW(INDIRECT(&quot;1:12&quot;))))/[.$Q$9]))) - [.$F41]" office:value-type="float" office:value="227874523.691777" calcext:value-type="float">
            <text:p>227874523.691777</text:p>
          </table:table-cell>
          <table:table-cell table:formula="of:=( (([.$G40]*POWER([.$Q$7];12*[.X$26])) - [.$C41]*SUMPRODUCT(POWER([.$Q$7];ROW(INDIRECT(&quot;1:12&quot;)))/[.$Q$7]; POWER([.$Q$9];-(12-ROW(INDIRECT(&quot;1:12&quot;))))/[.$Q$9]))) - [.$F41]" office:value-type="float" office:value="265614946.219059" calcext:value-type="float">
            <text:p>265614946.219059</text:p>
          </table:table-cell>
          <table:table-cell table:formula="of:=( (([.$G40]*POWER([.$Q$7];12*[.Y$26])) - [.$C41]*SUMPRODUCT(POWER([.$Q$7];ROW(INDIRECT(&quot;1:12&quot;)))/[.$Q$7]; POWER([.$Q$9];-(12-ROW(INDIRECT(&quot;1:12&quot;))))/[.$Q$9]))) - [.$F41]" office:value-type="float" office:value="309422312.168376" calcext:value-type="float">
            <text:p>309422312.168376</text:p>
          </table:table-cell>
          <table:table-cell table:formula="of:=( (([.$G40]*POWER([.$Q$7];12*[.Z$26])) - [.$C41]*SUMPRODUCT(POWER([.$Q$7];ROW(INDIRECT(&quot;1:12&quot;)))/[.$Q$7]; POWER([.$Q$9];-(12-ROW(INDIRECT(&quot;1:12&quot;))))/[.$Q$9]))) - [.$F41]" office:value-type="float" office:value="360271910.103591" calcext:value-type="float">
            <text:p>360271910.103591</text:p>
          </table:table-cell>
          <table:table-cell table:formula="of:=( (([.$G40]*POWER([.$Q$7];12*[.AA$26])) - [.$C41]*SUMPRODUCT(POWER([.$Q$7];ROW(INDIRECT(&quot;1:12&quot;)))/[.$Q$7]; POWER([.$Q$9];-(12-ROW(INDIRECT(&quot;1:12&quot;))))/[.$Q$9]))) - [.$F41]" office:value-type="float" office:value="419295810.63129" calcext:value-type="float">
            <text:p>419295810.63129</text:p>
          </table:table-cell>
          <table:table-cell table:formula="of:=( (([.$G40]*POWER([.$Q$7];12*[.AB$26])) - [.$C41]*SUMPRODUCT(POWER([.$Q$7];ROW(INDIRECT(&quot;1:12&quot;)))/[.$Q$7]; POWER([.$Q$9];-(12-ROW(INDIRECT(&quot;1:12&quot;))))/[.$Q$9]))) - [.$F41]" office:value-type="float" office:value="487808069.822449" calcext:value-type="float">
            <text:p>487808069.822449</text:p>
          </table:table-cell>
          <table:table-cell table:formula="of:=( (([.$G40]*POWER([.$Q$7];12*[.AC$26])) - [.$C41]*SUMPRODUCT(POWER([.$Q$7];ROW(INDIRECT(&quot;1:12&quot;)))/[.$Q$7]; POWER([.$Q$9];-(12-ROW(INDIRECT(&quot;1:12&quot;))))/[.$Q$9]))) - [.$F41]" office:value-type="float" office:value="567333984.197995" calcext:value-type="float">
            <text:p>567333984.197995</text:p>
          </table:table-cell>
          <table:table-cell table:formula="of:=( (([.$G40]*POWER([.$Q$7];12*[.AD$26])) - [.$C41]*SUMPRODUCT(POWER([.$Q$7];ROW(INDIRECT(&quot;1:12&quot;)))/[.$Q$7]; POWER([.$Q$9];-(12-ROW(INDIRECT(&quot;1:12&quot;))))/[.$Q$9]))) - [.$F41]" office:value-type="float" office:value="659644048.585464" calcext:value-type="float">
            <text:p>659644048.585464</text:p>
          </table:table-cell>
          <table:table-cell table:formula="of:=( (([.$G40]*POWER([.$Q$7];12*[.AE$26])) - [.$C41]*SUMPRODUCT(POWER([.$Q$7];ROW(INDIRECT(&quot;1:12&quot;)))/[.$Q$7]; POWER([.$Q$9];-(12-ROW(INDIRECT(&quot;1:12&quot;))))/[.$Q$9]))) - [.$F41]" office:value-type="float" office:value="766793372.854518" calcext:value-type="float">
            <text:p>766793372.854518</text:p>
          </table:table-cell>
          <table:table-cell table:formula="of:=( (([.$G40]*POWER([.$Q$7];12*[.AF$26])) - [.$C41]*SUMPRODUCT(POWER([.$Q$7];ROW(INDIRECT(&quot;1:12&quot;)))/[.$Q$7]; POWER([.$Q$9];-(12-ROW(INDIRECT(&quot;1:12&quot;))))/[.$Q$9]))) - [.$F41]" office:value-type="float" office:value="891167435.07079" calcext:value-type="float">
            <text:p>891167435.07079</text:p>
          </table:table-cell>
          <table:table-cell table:formula="of:=( (([.$G40]*POWER([.$Q$7];12*[.AG$26])) - [.$C41]*SUMPRODUCT(POWER([.$Q$7];ROW(INDIRECT(&quot;1:12&quot;)))/[.$Q$7]; POWER([.$Q$9];-(12-ROW(INDIRECT(&quot;1:12&quot;))))/[.$Q$9]))) - [.$F41]" office:value-type="float" office:value="1035535189.67589" calcext:value-type="float">
            <text:p>1035535189.67589</text:p>
          </table:table-cell>
          <table:table-cell table:formula="of:=( (([.$G40]*POWER([.$Q$7];12*[.AH$26])) - [.$C41]*SUMPRODUCT(POWER([.$Q$7];ROW(INDIRECT(&quot;1:12&quot;)))/[.$Q$7]; POWER([.$Q$9];-(12-ROW(INDIRECT(&quot;1:12&quot;))))/[.$Q$9]))) - [.$F41]" office:value-type="float" office:value="1203110713.04728" calcext:value-type="float">
            <text:p>1203110713.04728</text:p>
          </table:table-cell>
          <table:table-cell table:formula="of:=( (([.$G40]*POWER([.$Q$7];12*[.AI$26])) - [.$C41]*SUMPRODUCT(POWER([.$Q$7];ROW(INDIRECT(&quot;1:12&quot;)))/[.$Q$7]; POWER([.$Q$9];-(12-ROW(INDIRECT(&quot;1:12&quot;))))/[.$Q$9]))) - [.$F41]" office:value-type="float" office:value="1397624758.86042" calcext:value-type="float">
            <text:p>1397624758.86042</text:p>
          </table:table-cell>
          <table:table-cell table:formula="of:=( (([.$G40]*POWER([.$Q$7];12*[.AJ$26])) - [.$C41]*SUMPRODUCT(POWER([.$Q$7];ROW(INDIRECT(&quot;1:12&quot;)))/[.$Q$7]; POWER([.$Q$9];-(12-ROW(INDIRECT(&quot;1:12&quot;))))/[.$Q$9]))) - [.$F41]" office:value-type="float" office:value="1623407816.2986" calcext:value-type="float">
            <text:p>1623407816.2986</text:p>
          </table:table-cell>
          <table:table-cell table:formula="of:=( (([.$G40]*POWER([.$Q$7];12*[.AK$26])) - [.$C41]*SUMPRODUCT(POWER([.$Q$7];ROW(INDIRECT(&quot;1:12&quot;)))/[.$Q$7]; POWER([.$Q$9];-(12-ROW(INDIRECT(&quot;1:12&quot;))))/[.$Q$9]))) - [.$F41]" office:value-type="float" office:value="1885486520.24528" calcext:value-type="float">
            <text:p>1885486520.24528</text:p>
          </table:table-cell>
          <table:table-cell table:formula="of:=( (([.$G40]*POWER([.$Q$7];12*[.AL$26])) - [.$C41]*SUMPRODUCT(POWER([.$Q$7];ROW(INDIRECT(&quot;1:12&quot;)))/[.$Q$7]; POWER([.$Q$9];-(12-ROW(INDIRECT(&quot;1:12&quot;))))/[.$Q$9]))) - [.$F41]" office:value-type="float" office:value="2189695559.85038" calcext:value-type="float">
            <text:p>2189695559.85038</text:p>
          </table:table-cell>
          <table:table-cell table:formula="of:=( (([.$G40]*POWER([.$Q$7];12*[.AM$26])) - [.$C41]*SUMPRODUCT(POWER([.$Q$7];ROW(INDIRECT(&quot;1:12&quot;)))/[.$Q$7]; POWER([.$Q$9];-(12-ROW(INDIRECT(&quot;1:12&quot;))))/[.$Q$9]))) - [.$F41]" office:value-type="float" office:value="2542807576.90417" calcext:value-type="float">
            <text:p>2542807576.90417</text:p>
          </table:table-cell>
          <table:table-cell table:formula="of:=( (([.$G40]*POWER([.$Q$7];12*[.AN$26])) - [.$C41]*SUMPRODUCT(POWER([.$Q$7];ROW(INDIRECT(&quot;1:12&quot;)))/[.$Q$7]; POWER([.$Q$9];-(12-ROW(INDIRECT(&quot;1:12&quot;))))/[.$Q$9]))) - [.$F41]" office:value-type="float" office:value="2952683945.96164" calcext:value-type="float">
            <text:p>2952683945.96164</text:p>
          </table:table-cell>
          <table:table-cell table:formula="of:=( (([.$G40]*POWER([.$Q$7];12*[.AO$26])) - [.$C41]*SUMPRODUCT(POWER([.$Q$7];ROW(INDIRECT(&quot;1:12&quot;)))/[.$Q$7]; POWER([.$Q$9];-(12-ROW(INDIRECT(&quot;1:12&quot;))))/[.$Q$9]))) - [.$F41]" office:value-type="float" office:value="3428449793.053" calcext:value-type="float">
            <text:p>3428449793.053</text:p>
          </table:table-cell>
          <table:table-cell table:formula="of:=( (([.$G40]*POWER([.$Q$7];12*[.AP$26])) - [.$C41]*SUMPRODUCT(POWER([.$Q$7];ROW(INDIRECT(&quot;1:12&quot;)))/[.$Q$7]; POWER([.$Q$9];-(12-ROW(INDIRECT(&quot;1:12&quot;))))/[.$Q$9]))) - [.$F41]" office:value-type="float" office:value="3980697149.44259" calcext:value-type="float">
            <text:p>3980697149.44259</text:p>
          </table:table-cell>
          <table:table-cell table:formula="of:=( (([.$G40]*POWER([.$Q$7];12*[.AQ$26])) - [.$C41]*SUMPRODUCT(POWER([.$Q$7];ROW(INDIRECT(&quot;1:12&quot;)))/[.$Q$7]; POWER([.$Q$9];-(12-ROW(INDIRECT(&quot;1:12&quot;))))/[.$Q$9]))) - [.$F41]" office:value-type="float" office:value="4621720763.27241" calcext:value-type="float">
            <text:p>4621720763.27241</text:p>
          </table:table-cell>
          <table:table-cell table:formula="of:=( (([.$G40]*POWER([.$Q$7];12*[.AR$26])) - [.$C41]*SUMPRODUCT(POWER([.$Q$7];ROW(INDIRECT(&quot;1:12&quot;)))/[.$Q$7]; POWER([.$Q$9];-(12-ROW(INDIRECT(&quot;1:12&quot;))))/[.$Q$9]))) - [.$F41]" office:value-type="float" office:value="5365791818.99248" calcext:value-type="float">
            <text:p>5365791818.99248</text:p>
          </table:table-cell>
          <table:table-cell table:formula="of:=( (([.$G40]*POWER([.$Q$7];12*[.AS$26])) - [.$C41]*SUMPRODUCT(POWER([.$Q$7];ROW(INDIRECT(&quot;1:12&quot;)))/[.$Q$7]; POWER([.$Q$9];-(12-ROW(INDIRECT(&quot;1:12&quot;))))/[.$Q$9]))) - [.$F41]" office:value-type="float" office:value="6229475658.42648" calcext:value-type="float">
            <text:p>6229475658.42648</text:p>
          </table:table-cell>
          <table:table-cell table:formula="of:=( (([.$G40]*POWER([.$Q$7];12*[.AT$26])) - [.$C41]*SUMPRODUCT(POWER([.$Q$7];ROW(INDIRECT(&quot;1:12&quot;)))/[.$Q$7]; POWER([.$Q$9];-(12-ROW(INDIRECT(&quot;1:12&quot;))))/[.$Q$9]))) - [.$F41]" office:value-type="float" office:value="7232000576.93384" calcext:value-type="float">
            <text:p>7232000576.93384</text:p>
          </table:table-cell>
          <table:table-cell table:formula="of:=( (([.$G40]*POWER([.$Q$7];12*[.AU$26])) - [.$C41]*SUMPRODUCT(POWER([.$Q$7];ROW(INDIRECT(&quot;1:12&quot;)))/[.$Q$7]; POWER([.$Q$9];-(12-ROW(INDIRECT(&quot;1:12&quot;))))/[.$Q$9]))) - [.$F41]" office:value-type="float" office:value="8395685905.22113" calcext:value-type="float">
            <text:p>8395685905.22113</text:p>
          </table:table-cell>
          <table:table-cell table:formula="of:=( (([.$G40]*POWER([.$Q$7];12*[.AV$26])) - [.$C41]*SUMPRODUCT(POWER([.$Q$7];ROW(INDIRECT(&quot;1:12&quot;)))/[.$Q$7]; POWER([.$Q$9];-(12-ROW(INDIRECT(&quot;1:12&quot;))))/[.$Q$9]))) - [.$F41]" office:value-type="float" office:value="9746438907.23858" calcext:value-type="float">
            <text:p>9746438907.23858</text:p>
          </table:table-cell>
          <table:table-cell table:formula="of:=( (([.$G40]*POWER([.$Q$7];12*[.AW$26])) - [.$C41]*SUMPRODUCT(POWER([.$Q$7];ROW(INDIRECT(&quot;1:12&quot;)))/[.$Q$7]; POWER([.$Q$9];-(12-ROW(INDIRECT(&quot;1:12&quot;))))/[.$Q$9]))) - [.$F41]" office:value-type="float" office:value="11314331556.6582" calcext:value-type="float">
            <text:p>11314331556.6582</text:p>
          </table:table-cell>
          <table:table-cell table:formula="of:=( (([.$G40]*POWER([.$Q$7];12*[.AX$26])) - [.$C41]*SUMPRODUCT(POWER([.$Q$7];ROW(INDIRECT(&quot;1:12&quot;)))/[.$Q$7]; POWER([.$Q$9];-(12-ROW(INDIRECT(&quot;1:12&quot;))))/[.$Q$9]))) - [.$F41]" office:value-type="float" office:value="13134270032.7768" calcext:value-type="float">
            <text:p>13134270032.7768</text:p>
          </table:table-cell>
          <table:table-cell table:formula="of:=( (([.$G40]*POWER([.$Q$7];12*[.AY$26])) - [.$C41]*SUMPRODUCT(POWER([.$Q$7];ROW(INDIRECT(&quot;1:12&quot;)))/[.$Q$7]; POWER([.$Q$9];-(12-ROW(INDIRECT(&quot;1:12&quot;))))/[.$Q$9]))) - [.$F41]" office:value-type="float" office:value="15246771840.9093" calcext:value-type="float">
            <text:p>15246771840.9093</text:p>
          </table:table-cell>
          <table:table-cell table:formula="of:=( (([.$G40]*POWER([.$Q$7];12*[.AZ$26])) - [.$C41]*SUMPRODUCT(POWER([.$Q$7];ROW(INDIRECT(&quot;1:12&quot;)))/[.$Q$7]; POWER([.$Q$9];-(12-ROW(INDIRECT(&quot;1:12&quot;))))/[.$Q$9]))) - [.$F41]" office:value-type="float" office:value="17698867858.3971" calcext:value-type="float">
            <text:p>17698867858.3971</text:p>
          </table:table-cell>
          <table:table-cell table:formula="of:=( (([.$G40]*POWER([.$Q$7];12*[.BA$26])) - [.$C41]*SUMPRODUCT(POWER([.$Q$7];ROW(INDIRECT(&quot;1:12&quot;)))/[.$Q$7]; POWER([.$Q$9];-(12-ROW(INDIRECT(&quot;1:12&quot;))))/[.$Q$9]))) - [.$F41]" office:value-type="float" office:value="20545149388.5867" calcext:value-type="float">
            <text:p>20545149388.5867</text:p>
          </table:table-cell>
          <table:table-cell table:formula="of:=( (([.$G40]*POWER([.$Q$7];12*[.BB$26])) - [.$C41]*SUMPRODUCT(POWER([.$Q$7];ROW(INDIRECT(&quot;1:12&quot;)))/[.$Q$7]; POWER([.$Q$9];-(12-ROW(INDIRECT(&quot;1:12&quot;))))/[.$Q$9]))) - [.$F41]" office:value-type="float" office:value="23848983533.4657" calcext:value-type="float">
            <text:p>23848983533.4657</text:p>
          </table:table-cell>
          <table:table-cell table:formula="of:=( (([.$G40]*POWER([.$Q$7];12*[.BC$26])) - [.$C41]*SUMPRODUCT(POWER([.$Q$7];ROW(INDIRECT(&quot;1:12&quot;)))/[.$Q$7]; POWER([.$Q$9];-(12-ROW(INDIRECT(&quot;1:12&quot;))))/[.$Q$9]))) - [.$F41]" office:value-type="float" office:value="27683923942.9416" calcext:value-type="float">
            <text:p>27683923942.9416</text:p>
          </table:table-cell>
          <table:table-cell table:formula="of:=( (([.$G40]*POWER([.$Q$7];12*[.BD$26])) - [.$C41]*SUMPRODUCT(POWER([.$Q$7];ROW(INDIRECT(&quot;1:12&quot;)))/[.$Q$7]; POWER([.$Q$9];-(12-ROW(INDIRECT(&quot;1:12&quot;))))/[.$Q$9]))) - [.$F41]" office:value-type="float" office:value="32135348348.4391" calcext:value-type="float">
            <text:p>32135348348.4391</text:p>
          </table:table-cell>
          <table:table-cell table:formula="of:=( (([.$G40]*POWER([.$Q$7];12*[.BE$26])) - [.$C41]*SUMPRODUCT(POWER([.$Q$7];ROW(INDIRECT(&quot;1:12&quot;)))/[.$Q$7]; POWER([.$Q$9];-(12-ROW(INDIRECT(&quot;1:12&quot;))))/[.$Q$9]))) - [.$F41]" office:value-type="float" office:value="37302359337.4229" calcext:value-type="float">
            <text:p>37302359337.4229</text:p>
          </table:table-cell>
          <table:table-cell table:formula="of:=( (([.$G40]*POWER([.$Q$7];12*[.BF$26])) - [.$C41]*SUMPRODUCT(POWER([.$Q$7];ROW(INDIRECT(&quot;1:12&quot;)))/[.$Q$7]; POWER([.$Q$9];-(12-ROW(INDIRECT(&quot;1:12&quot;))))/[.$Q$9]))) - [.$F41]" office:value-type="float" office:value="43299990686.0101" calcext:value-type="float">
            <text:p>43299990686.0101</text:p>
          </table:table-cell>
          <table:table-cell table:formula="of:=( (([.$G40]*POWER([.$Q$7];12*[.BG$26])) - [.$C41]*SUMPRODUCT(POWER([.$Q$7];ROW(INDIRECT(&quot;1:12&quot;)))/[.$Q$7]; POWER([.$Q$9];-(12-ROW(INDIRECT(&quot;1:12&quot;))))/[.$Q$9]))) - [.$F41]" office:value-type="float" office:value="50261768369.5198" calcext:value-type="float">
            <text:p>50261768369.5198</text:p>
          </table:table-cell>
          <table:table-cell table:formula="of:=( (([.$G40]*POWER([.$Q$7];12*[.BH$26])) - [.$C41]*SUMPRODUCT(POWER([.$Q$7];ROW(INDIRECT(&quot;1:12&quot;)))/[.$Q$7]; POWER([.$Q$9];-(12-ROW(INDIRECT(&quot;1:12&quot;))))/[.$Q$9]))) - [.$F41]" office:value-type="float" office:value="58342683267.0369" calcext:value-type="float">
            <text:p>58342683267.0369</text:p>
          </table:table-cell>
          <table:table-cell table:formula="of:=( (([.$G40]*POWER([.$Q$7];12*[.BI$26])) - [.$C41]*SUMPRODUCT(POWER([.$Q$7];ROW(INDIRECT(&quot;1:12&quot;)))/[.$Q$7]; POWER([.$Q$9];-(12-ROW(INDIRECT(&quot;1:12&quot;))))/[.$Q$9]))) - [.$F41]" office:value-type="float" office:value="67722641741.6649" calcext:value-type="float">
            <text:p>67722641741.6649</text:p>
          </table:table-cell>
          <table:table-cell table:formula="of:=( (([.$G40]*POWER([.$Q$7];12*[.BJ$26])) - [.$C41]*SUMPRODUCT(POWER([.$Q$7];ROW(INDIRECT(&quot;1:12&quot;)))/[.$Q$7]; POWER([.$Q$9];-(12-ROW(INDIRECT(&quot;1:12&quot;))))/[.$Q$9]))) - [.$F41]" office:value-type="float" office:value="78610470917.1435" calcext:value-type="float">
            <text:p>78610470917.1435</text:p>
          </table:table-cell>
          <table:table-cell table:formula="of:=( (([.$G40]*POWER([.$Q$7];12*[.BK$26])) - [.$C41]*SUMPRODUCT(POWER([.$Q$7];ROW(INDIRECT(&quot;1:12&quot;)))/[.$Q$7]; POWER([.$Q$9];-(12-ROW(INDIRECT(&quot;1:12&quot;))))/[.$Q$9]))) - [.$F41]" office:value-type="float" office:value="91248567820.7765" calcext:value-type="float">
            <text:p>91248567820.7765</text:p>
          </table:table-cell>
          <table:table-cell table:formula="of:=( (([.$G40]*POWER([.$Q$7];12*[.BL$26])) - [.$C41]*SUMPRODUCT(POWER([.$Q$7];ROW(INDIRECT(&quot;1:12&quot;)))/[.$Q$7]; POWER([.$Q$9];-(12-ROW(INDIRECT(&quot;1:12&quot;))))/[.$Q$9]))) - [.$F41]" office:value-type="float" office:value="105918295897.09" calcext:value-type="float">
            <text:p>105918295897.09</text:p>
          </table:table-cell>
          <table:table-cell table:formula="of:=( (([.$G40]*POWER([.$Q$7];12*[.BM$26])) - [.$C41]*SUMPRODUCT(POWER([.$Q$7];ROW(INDIRECT(&quot;1:12&quot;)))/[.$Q$7]; POWER([.$Q$9];-(12-ROW(INDIRECT(&quot;1:12&quot;))))/[.$Q$9]))) - [.$F41]" office:value-type="float" office:value="122946249035.438" calcext:value-type="float">
            <text:p>122946249035.438</text:p>
          </table:table-cell>
          <table:table-cell table:formula="of:=( (([.$G40]*POWER([.$Q$7];12*[.BN$26])) - [.$C41]*SUMPRODUCT(POWER([.$Q$7];ROW(INDIRECT(&quot;1:12&quot;)))/[.$Q$7]; POWER([.$Q$9];-(12-ROW(INDIRECT(&quot;1:12&quot;))))/[.$Q$9]))) - [.$F41]" office:value-type="float" office:value="142711522568.351" calcext:value-type="float">
            <text:p>142711522568.351</text:p>
          </table:table-cell>
          <table:table-cell table:formula="of:=( (([.$G40]*POWER([.$Q$7];12*[.BO$26])) - [.$C41]*SUMPRODUCT(POWER([.$Q$7];ROW(INDIRECT(&quot;1:12&quot;)))/[.$Q$7]; POWER([.$Q$9];-(12-ROW(INDIRECT(&quot;1:12&quot;))))/[.$Q$9]))) - [.$F41]" office:value-type="float" office:value="165654153115.711" calcext:value-type="float">
            <text:p>165654153115.711</text:p>
          </table:table-cell>
          <table:table-cell table:formula="of:=( (([.$G40]*POWER([.$Q$7];12*[.BP$26])) - [.$C41]*SUMPRODUCT(POWER([.$Q$7];ROW(INDIRECT(&quot;1:12&quot;)))/[.$Q$7]; POWER([.$Q$9];-(12-ROW(INDIRECT(&quot;1:12&quot;))))/[.$Q$9]))) - [.$F41]" office:value-type="float" office:value="192284915172.009" calcext:value-type="float">
            <text:p>192284915172.009</text:p>
          </table:table-cell>
          <table:table-cell table:formula="of:=( (([.$G40]*POWER([.$Q$7];12*[.BQ$26])) - [.$C41]*SUMPRODUCT(POWER([.$Q$7];ROW(INDIRECT(&quot;1:12&quot;)))/[.$Q$7]; POWER([.$Q$9];-(12-ROW(INDIRECT(&quot;1:12&quot;))))/[.$Q$9]))) - [.$F41]" office:value-type="float" office:value="223196692539.262" calcext:value-type="float">
            <text:p>223196692539.262</text:p>
          </table:table-cell>
          <table:table-cell table:formula="of:=( (([.$G40]*POWER([.$Q$7];12*[.BR$26])) - [.$C41]*SUMPRODUCT(POWER([.$Q$7];ROW(INDIRECT(&quot;1:12&quot;)))/[.$Q$7]; POWER([.$Q$9];-(12-ROW(INDIRECT(&quot;1:12&quot;))))/[.$Q$9]))) - [.$F41]" office:value-type="float" office:value="259077677769.15" calcext:value-type="float">
            <text:p>259077677769.15</text:p>
          </table:table-cell>
          <table:table-cell table:formula="of:=( (([.$G40]*POWER([.$Q$7];12*[.BS$26])) - [.$C41]*SUMPRODUCT(POWER([.$Q$7];ROW(INDIRECT(&quot;1:12&quot;)))/[.$Q$7]; POWER([.$Q$9];-(12-ROW(INDIRECT(&quot;1:12&quot;))))/[.$Q$9]))) - [.$F41]" office:value-type="float" office:value="300726693475.093" calcext:value-type="float">
            <text:p>300726693475.093</text:p>
          </table:table-cell>
          <table:table-cell table:formula="of:=( (([.$G40]*POWER([.$Q$7];12*[.BT$26])) - [.$C41]*SUMPRODUCT(POWER([.$Q$7];ROW(INDIRECT(&quot;1:12&quot;)))/[.$Q$7]; POWER([.$Q$9];-(12-ROW(INDIRECT(&quot;1:12&quot;))))/[.$Q$9]))) - [.$F41]" office:value-type="float" office:value="349070976614.484" calcext:value-type="float">
            <text:p>349070976614.484</text:p>
          </table:table-cell>
          <table:table-cell table:formula="of:=( (([.$G40]*POWER([.$Q$7];12*[.BU$26])) - [.$C41]*SUMPRODUCT(POWER([.$Q$7];ROW(INDIRECT(&quot;1:12&quot;)))/[.$Q$7]; POWER([.$Q$9];-(12-ROW(INDIRECT(&quot;1:12&quot;))))/[.$Q$9]))) - [.$F41]" office:value-type="float" office:value="405186821674.611" calcext:value-type="float">
            <text:p>405186821674.611</text:p>
          </table:table-cell>
          <table:table-cell table:formula="of:=( (([.$G40]*POWER([.$Q$7];12*[.BV$26])) - [.$C41]*SUMPRODUCT(POWER([.$Q$7];ROW(INDIRECT(&quot;1:12&quot;)))/[.$Q$7]; POWER([.$Q$9];-(12-ROW(INDIRECT(&quot;1:12&quot;))))/[.$Q$9]))) - [.$F41]" office:value-type="float" office:value="470323542343.997" calcext:value-type="float">
            <text:p>470323542343.997</text:p>
          </table:table-cell>
          <table:table-cell table:formula="of:=( (([.$G40]*POWER([.$Q$7];12*[.BW$26])) - [.$C41]*SUMPRODUCT(POWER([.$Q$7];ROW(INDIRECT(&quot;1:12&quot;)))/[.$Q$7]; POWER([.$Q$9];-(12-ROW(INDIRECT(&quot;1:12&quot;))))/[.$Q$9]))) - [.$F41]" office:value-type="float" office:value="545931285130.648" calcext:value-type="float">
            <text:p>545931285130.648</text:p>
          </table:table-cell>
          <table:table-cell table:formula="of:=( (([.$G40]*POWER([.$Q$7];12*[.BX$26])) - [.$C41]*SUMPRODUCT(POWER([.$Q$7];ROW(INDIRECT(&quot;1:12&quot;)))/[.$Q$7]; POWER([.$Q$9];-(12-ROW(INDIRECT(&quot;1:12&quot;))))/[.$Q$9]))) - [.$F41]" office:value-type="float" office:value="633693314145.092" calcext:value-type="float">
            <text:p>633693314145.092</text:p>
          </table:table-cell>
          <table:table-cell table:formula="of:=( (([.$G40]*POWER([.$Q$7];12*[.BY$26])) - [.$C41]*SUMPRODUCT(POWER([.$Q$7];ROW(INDIRECT(&quot;1:12&quot;)))/[.$Q$7]; POWER([.$Q$9];-(12-ROW(INDIRECT(&quot;1:12&quot;))))/[.$Q$9]))) - [.$F41]" office:value-type="float" office:value="735563485808.145" calcext:value-type="float">
            <text:p>735563485808.145</text:p>
          </table:table-cell>
          <table:table-cell table:formula="of:=( (([.$G40]*POWER([.$Q$7];12*[.BZ$26])) - [.$C41]*SUMPRODUCT(POWER([.$Q$7];ROW(INDIRECT(&quot;1:12&quot;)))/[.$Q$7]; POWER([.$Q$9];-(12-ROW(INDIRECT(&quot;1:12&quot;))))/[.$Q$9]))) - [.$F41]" office:value-type="float" office:value="853809747787.25" calcext:value-type="float">
            <text:p>853809747787.25</text:p>
          </table:table-cell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formula="of:=[.$G41]*POWER([.$Q$7];12) - [.$Q$3]*SUMPRODUCT(POWER([.$Q$7]; INDEX([.$A$2:.$A$13];N(IF({1};MAX(ROW([.$A$2:.$A$13]))-ROW([.$A$2:.$A$13])+1)))); POWER([.$Q$9];[.$A$2:.$A$13])) - [.$F42]" office:value-type="float" office:value="52789642.7453577" calcext:value-type="float">
            <text:p>52789642.7453577</text:p>
          </table:table-cell>
          <table:table-cell table:formula="of:=[.M$27]*POWER([.$Q$7];12*[.M$26]) - [.$Q$3]*SUMPRODUCT(POWER([.$Q$7]; INDEX([.$A$2:.$A$13];N(IF({1};MAX(ROW([.$A$2:.$A$13]))-ROW([.$A$2:.$A$13])+1)))); POWER([.$Q$9];[.$A$2:.$A$13])) - [.$F42]" office:value-type="float" office:value="-5316410.86012375" calcext:value-type="float">
            <text:p>-5316410.86012375</text:p>
          </table:table-cell>
          <table:table-cell table:formula="of:=( (([.$G41]*POWER([.$Q$7];12*[.N$26])) - [.$C42]*SUMPRODUCT(POWER([.$Q$7];ROW(INDIRECT(&quot;1:12&quot;)))/[.$Q$7]; POWER([.$Q$9];-(12-ROW(INDIRECT(&quot;1:12&quot;))))/[.$Q$9]))) - [.$F42]" office:value-type="float" office:value="59686258.9782712" calcext:value-type="float">
            <text:p>59686258.9782712</text:p>
          </table:table-cell>
          <table:table-cell table:formula="of:=( (([.$G41]*POWER([.$Q$7];12*[.O$26])) - [.$C42]*SUMPRODUCT(POWER([.$Q$7];ROW(INDIRECT(&quot;1:12&quot;)))/[.$Q$7]; POWER([.$Q$9];-(12-ROW(INDIRECT(&quot;1:12&quot;))))/[.$Q$9]))) - [.$F42]" office:value-type="float" office:value="70484708.5615971" calcext:value-type="float">
            <text:p>70484708.5615971</text:p>
          </table:table-cell>
          <table:table-cell table:formula="of:=( (([.$G41]*POWER([.$Q$7];12*[.P$26])) - [.$C42]*SUMPRODUCT(POWER([.$Q$7];ROW(INDIRECT(&quot;1:12&quot;)))/[.$Q$7]; POWER([.$Q$9];-(12-ROW(INDIRECT(&quot;1:12&quot;))))/[.$Q$9]))) - [.$F42]" office:value-type="float" office:value="83019057.6998467" calcext:value-type="float">
            <text:p>83019057.6998467</text:p>
          </table:table-cell>
          <table:table-cell table:formula="of:=( (([.$G41]*POWER([.$Q$7];12*[.Q$26])) - [.$C42]*SUMPRODUCT(POWER([.$Q$7];ROW(INDIRECT(&quot;1:12&quot;)))/[.$Q$7]; POWER([.$Q$9];-(12-ROW(INDIRECT(&quot;1:12&quot;))))/[.$Q$9]))) - [.$F42]" office:value-type="float" office:value="97568360.0887873" calcext:value-type="float">
            <text:p>97568360.0887873</text:p>
          </table:table-cell>
          <table:table-cell table:formula="of:=( (([.$G41]*POWER([.$Q$7];12*[.R$26])) - [.$C42]*SUMPRODUCT(POWER([.$Q$7];ROW(INDIRECT(&quot;1:12&quot;)))/[.$Q$7]; POWER([.$Q$9];-(12-ROW(INDIRECT(&quot;1:12&quot;))))/[.$Q$9]))) - [.$F42]" office:value-type="float" office:value="114456528.566468" calcext:value-type="float">
            <text:p>114456528.566468</text:p>
          </table:table-cell>
          <table:table-cell table:formula="of:=( (([.$G41]*POWER([.$Q$7];12*[.S$26])) - [.$C42]*SUMPRODUCT(POWER([.$Q$7];ROW(INDIRECT(&quot;1:12&quot;)))/[.$Q$7]; POWER([.$Q$9];-(12-ROW(INDIRECT(&quot;1:12&quot;))))/[.$Q$9]))) - [.$F42]" office:value-type="float" office:value="134059546.423003" calcext:value-type="float">
            <text:p>134059546.423003</text:p>
          </table:table-cell>
          <table:table-cell table:formula="of:=( (([.$G41]*POWER([.$Q$7];12*[.T$26])) - [.$C42]*SUMPRODUCT(POWER([.$Q$7];ROW(INDIRECT(&quot;1:12&quot;)))/[.$Q$7]; POWER([.$Q$9];-(12-ROW(INDIRECT(&quot;1:12&quot;))))/[.$Q$9]))) - [.$F42]" office:value-type="float" office:value="156813837.960981" calcext:value-type="float">
            <text:p>156813837.960981</text:p>
          </table:table-cell>
          <table:table-cell table:formula="of:=( (([.$G41]*POWER([.$Q$7];12*[.U$26])) - [.$C42]*SUMPRODUCT(POWER([.$Q$7];ROW(INDIRECT(&quot;1:12&quot;)))/[.$Q$7]; POWER([.$Q$9];-(12-ROW(INDIRECT(&quot;1:12&quot;))))/[.$Q$9]))) - [.$F42]" office:value-type="float" office:value="183225984.661275" calcext:value-type="float">
            <text:p>183225984.661275</text:p>
          </table:table-cell>
          <table:table-cell table:formula="of:=( (([.$G41]*POWER([.$Q$7];12*[.V$26])) - [.$C42]*SUMPRODUCT(POWER([.$Q$7];ROW(INDIRECT(&quot;1:12&quot;)))/[.$Q$7]; POWER([.$Q$9];-(12-ROW(INDIRECT(&quot;1:12&quot;))))/[.$Q$9]))) - [.$F42]" office:value-type="float" office:value="213884003.266404" calcext:value-type="float">
            <text:p>213884003.266404</text:p>
          </table:table-cell>
          <table:table-cell table:formula="of:=( (([.$G41]*POWER([.$Q$7];12*[.W$26])) - [.$C42]*SUMPRODUCT(POWER([.$Q$7];ROW(INDIRECT(&quot;1:12&quot;)))/[.$Q$7]; POWER([.$Q$9];-(12-ROW(INDIRECT(&quot;1:12&quot;))))/[.$Q$9]))) - [.$F42]" office:value-type="float" office:value="249470436.866742" calcext:value-type="float">
            <text:p>249470436.866742</text:p>
          </table:table-cell>
          <table:table-cell table:formula="of:=( (([.$G41]*POWER([.$Q$7];12*[.X$26])) - [.$C42]*SUMPRODUCT(POWER([.$Q$7];ROW(INDIRECT(&quot;1:12&quot;)))/[.$Q$7]; POWER([.$Q$9];-(12-ROW(INDIRECT(&quot;1:12&quot;))))/[.$Q$9]))) - [.$F42]" office:value-type="float" office:value="290777550.437985" calcext:value-type="float">
            <text:p>290777550.437985</text:p>
          </table:table-cell>
          <table:table-cell table:formula="of:=( (([.$G41]*POWER([.$Q$7];12*[.Y$26])) - [.$C42]*SUMPRODUCT(POWER([.$Q$7];ROW(INDIRECT(&quot;1:12&quot;)))/[.$Q$7]; POWER([.$Q$9];-(12-ROW(INDIRECT(&quot;1:12&quot;))))/[.$Q$9]))) - [.$F42]" office:value-type="float" office:value="338724969.129902" calcext:value-type="float">
            <text:p>338724969.129902</text:p>
          </table:table-cell>
          <table:table-cell table:formula="of:=( (([.$G41]*POWER([.$Q$7];12*[.Z$26])) - [.$C42]*SUMPRODUCT(POWER([.$Q$7];ROW(INDIRECT(&quot;1:12&quot;)))/[.$Q$7]; POWER([.$Q$9];-(12-ROW(INDIRECT(&quot;1:12&quot;))))/[.$Q$9]))) - [.$F42]" office:value-type="float" office:value="394380151.989701" calcext:value-type="float">
            <text:p>394380151.989701</text:p>
          </table:table-cell>
          <table:table-cell table:formula="of:=( (([.$G41]*POWER([.$Q$7];12*[.AA$26])) - [.$C42]*SUMPRODUCT(POWER([.$Q$7];ROW(INDIRECT(&quot;1:12&quot;)))/[.$Q$7]; POWER([.$Q$9];-(12-ROW(INDIRECT(&quot;1:12&quot;))))/[.$Q$9]))) - [.$F42]" office:value-type="float" office:value="458982156.928912" calcext:value-type="float">
            <text:p>458982156.928912</text:p>
          </table:table-cell>
          <table:table-cell table:formula="of:=( (([.$G41]*POWER([.$Q$7];12*[.AB$26])) - [.$C42]*SUMPRODUCT(POWER([.$Q$7];ROW(INDIRECT(&quot;1:12&quot;)))/[.$Q$7]; POWER([.$Q$9];-(12-ROW(INDIRECT(&quot;1:12&quot;))))/[.$Q$9]))) - [.$F42]" office:value-type="float" office:value="533969226.016065" calcext:value-type="float">
            <text:p>533969226.016065</text:p>
          </table:table-cell>
          <table:table-cell table:formula="of:=( (([.$G41]*POWER([.$Q$7];12*[.AC$26])) - [.$C42]*SUMPRODUCT(POWER([.$Q$7];ROW(INDIRECT(&quot;1:12&quot;)))/[.$Q$7]; POWER([.$Q$9];-(12-ROW(INDIRECT(&quot;1:12&quot;))))/[.$Q$9]))) - [.$F42]" office:value-type="float" office:value="621010805.229784" calcext:value-type="float">
            <text:p>621010805.229784</text:p>
          </table:table-cell>
          <table:table-cell table:formula="of:=( (([.$G41]*POWER([.$Q$7];12*[.AD$26])) - [.$C42]*SUMPRODUCT(POWER([.$Q$7];ROW(INDIRECT(&quot;1:12&quot;)))/[.$Q$7]; POWER([.$Q$9];-(12-ROW(INDIRECT(&quot;1:12&quot;))))/[.$Q$9]))) - [.$F42]" office:value-type="float" office:value="722044711.531853" calcext:value-type="float">
            <text:p>722044711.531853</text:p>
          </table:table-cell>
          <table:table-cell table:formula="of:=( (([.$G41]*POWER([.$Q$7];12*[.AE$26])) - [.$C42]*SUMPRODUCT(POWER([.$Q$7];ROW(INDIRECT(&quot;1:12&quot;)))/[.$Q$7]; POWER([.$Q$9];-(12-ROW(INDIRECT(&quot;1:12&quot;))))/[.$Q$9]))) - [.$F42]" office:value-type="float" office:value="839320274.715181" calcext:value-type="float">
            <text:p>839320274.715181</text:p>
          </table:table-cell>
          <table:table-cell table:formula="of:=( (([.$G41]*POWER([.$Q$7];12*[.AF$26])) - [.$C42]*SUMPRODUCT(POWER([.$Q$7];ROW(INDIRECT(&quot;1:12&quot;)))/[.$Q$7]; POWER([.$Q$9];-(12-ROW(INDIRECT(&quot;1:12&quot;))))/[.$Q$9]))) - [.$F42]" office:value-type="float" office:value="975448414.498738" calcext:value-type="float">
            <text:p>975448414.498738</text:p>
          </table:table-cell>
          <table:table-cell table:formula="of:=( (([.$G41]*POWER([.$Q$7];12*[.AG$26])) - [.$C42]*SUMPRODUCT(POWER([.$Q$7];ROW(INDIRECT(&quot;1:12&quot;)))/[.$Q$7]; POWER([.$Q$9];-(12-ROW(INDIRECT(&quot;1:12&quot;))))/[.$Q$9]))) - [.$F42]" office:value-type="float" office:value="1133459767.74173" calcext:value-type="float">
            <text:p>1133459767.74173</text:p>
          </table:table-cell>
          <table:table-cell table:formula="of:=( (([.$G41]*POWER([.$Q$7];12*[.AH$26])) - [.$C42]*SUMPRODUCT(POWER([.$Q$7];ROW(INDIRECT(&quot;1:12&quot;)))/[.$Q$7]; POWER([.$Q$9];-(12-ROW(INDIRECT(&quot;1:12&quot;))))/[.$Q$9]))) - [.$F42]" office:value-type="float" office:value="1316872159.87006" calcext:value-type="float">
            <text:p>1316872159.87006</text:p>
          </table:table-cell>
          <table:table-cell table:formula="of:=( (([.$G41]*POWER([.$Q$7];12*[.AI$26])) - [.$C42]*SUMPRODUCT(POWER([.$Q$7];ROW(INDIRECT(&quot;1:12&quot;)))/[.$Q$7]; POWER([.$Q$9];-(12-ROW(INDIRECT(&quot;1:12&quot;))))/[.$Q$9]))) - [.$F42]" office:value-type="float" office:value="1529768922.6394" calcext:value-type="float">
            <text:p>1529768922.6394</text:p>
          </table:table-cell>
          <table:table-cell table:formula="of:=( (([.$G41]*POWER([.$Q$7];12*[.AJ$26])) - [.$C42]*SUMPRODUCT(POWER([.$Q$7];ROW(INDIRECT(&quot;1:12&quot;)))/[.$Q$7]; POWER([.$Q$9];-(12-ROW(INDIRECT(&quot;1:12&quot;))))/[.$Q$9]))) - [.$F42]" office:value-type="float" office:value="1776889801.83251" calcext:value-type="float">
            <text:p>1776889801.83251</text:p>
          </table:table-cell>
          <table:table-cell table:formula="of:=( (([.$G41]*POWER([.$Q$7];12*[.AK$26])) - [.$C42]*SUMPRODUCT(POWER([.$Q$7];ROW(INDIRECT(&quot;1:12&quot;)))/[.$Q$7]; POWER([.$Q$9];-(12-ROW(INDIRECT(&quot;1:12&quot;))))/[.$Q$9]))) - [.$F42]" office:value-type="float" office:value="2063736478.77959" calcext:value-type="float">
            <text:p>2063736478.77959</text:p>
          </table:table-cell>
          <table:table-cell table:formula="of:=( (([.$G41]*POWER([.$Q$7];12*[.AL$26])) - [.$C42]*SUMPRODUCT(POWER([.$Q$7];ROW(INDIRECT(&quot;1:12&quot;)))/[.$Q$7]; POWER([.$Q$9];-(12-ROW(INDIRECT(&quot;1:12&quot;))))/[.$Q$9]))) - [.$F42]" office:value-type="float" office:value="2396695054.93974" calcext:value-type="float">
            <text:p>2396695054.93974</text:p>
          </table:table-cell>
          <table:table-cell table:formula="of:=( (([.$G41]*POWER([.$Q$7];12*[.AM$26])) - [.$C42]*SUMPRODUCT(POWER([.$Q$7];ROW(INDIRECT(&quot;1:12&quot;)))/[.$Q$7]; POWER([.$Q$9];-(12-ROW(INDIRECT(&quot;1:12&quot;))))/[.$Q$9]))) - [.$F42]" office:value-type="float" office:value="2783178226.43226" calcext:value-type="float">
            <text:p>2783178226.43226</text:p>
          </table:table-cell>
          <table:table-cell table:formula="of:=( (([.$G41]*POWER([.$Q$7];12*[.AN$26])) - [.$C42]*SUMPRODUCT(POWER([.$Q$7];ROW(INDIRECT(&quot;1:12&quot;)))/[.$Q$7]; POWER([.$Q$9];-(12-ROW(INDIRECT(&quot;1:12&quot;))))/[.$Q$9]))) - [.$F42]" office:value-type="float" office:value="3231790313.76611" calcext:value-type="float">
            <text:p>3231790313.76611</text:p>
          </table:table-cell>
          <table:table-cell table:formula="of:=( (([.$G41]*POWER([.$Q$7];12*[.AO$26])) - [.$C42]*SUMPRODUCT(POWER([.$Q$7];ROW(INDIRECT(&quot;1:12&quot;)))/[.$Q$7]; POWER([.$Q$9];-(12-ROW(INDIRECT(&quot;1:12&quot;))))/[.$Q$9]))) - [.$F42]" office:value-type="float" office:value="3752518820.84402" calcext:value-type="float">
            <text:p>3752518820.84402</text:p>
          </table:table-cell>
          <table:table-cell table:formula="of:=( (([.$G41]*POWER([.$Q$7];12*[.AP$26])) - [.$C42]*SUMPRODUCT(POWER([.$Q$7];ROW(INDIRECT(&quot;1:12&quot;)))/[.$Q$7]; POWER([.$Q$9];-(12-ROW(INDIRECT(&quot;1:12&quot;))))/[.$Q$9]))) - [.$F42]" office:value-type="float" office:value="4356956787.94186" calcext:value-type="float">
            <text:p>4356956787.94186</text:p>
          </table:table-cell>
          <table:table-cell table:formula="of:=( (([.$G41]*POWER([.$Q$7];12*[.AQ$26])) - [.$C42]*SUMPRODUCT(POWER([.$Q$7];ROW(INDIRECT(&quot;1:12&quot;)))/[.$Q$7]; POWER([.$Q$9];-(12-ROW(INDIRECT(&quot;1:12&quot;))))/[.$Q$9]))) - [.$F42]" office:value-type="float" office:value="5058560888.93398" calcext:value-type="float">
            <text:p>5058560888.93398</text:p>
          </table:table-cell>
          <table:table-cell table:formula="of:=( (([.$G41]*POWER([.$Q$7];12*[.AR$26])) - [.$C42]*SUMPRODUCT(POWER([.$Q$7];ROW(INDIRECT(&quot;1:12&quot;)))/[.$Q$7]; POWER([.$Q$9];-(12-ROW(INDIRECT(&quot;1:12&quot;))))/[.$Q$9]))) - [.$F42]" office:value-type="float" office:value="5872951018.81357" calcext:value-type="float">
            <text:p>5872951018.81357</text:p>
          </table:table-cell>
          <table:table-cell table:formula="of:=( (([.$G41]*POWER([.$Q$7];12*[.AS$26])) - [.$C42]*SUMPRODUCT(POWER([.$Q$7];ROW(INDIRECT(&quot;1:12&quot;)))/[.$Q$7]; POWER([.$Q$9];-(12-ROW(INDIRECT(&quot;1:12&quot;))))/[.$Q$9]))) - [.$F42]" office:value-type="float" office:value="6818258041.26032" calcext:value-type="float">
            <text:p>6818258041.26032</text:p>
          </table:table-cell>
          <table:table-cell table:formula="of:=( (([.$G41]*POWER([.$Q$7];12*[.AT$26])) - [.$C42]*SUMPRODUCT(POWER([.$Q$7];ROW(INDIRECT(&quot;1:12&quot;)))/[.$Q$7]; POWER([.$Q$9];-(12-ROW(INDIRECT(&quot;1:12&quot;))))/[.$Q$9]))) - [.$F42]" office:value-type="float" office:value="7915527438.20066" calcext:value-type="float">
            <text:p>7915527438.20066</text:p>
          </table:table-cell>
          <table:table-cell table:formula="of:=( (([.$G41]*POWER([.$Q$7];12*[.AU$26])) - [.$C42]*SUMPRODUCT(POWER([.$Q$7];ROW(INDIRECT(&quot;1:12&quot;)))/[.$Q$7]; POWER([.$Q$9];-(12-ROW(INDIRECT(&quot;1:12&quot;))))/[.$Q$9]))) - [.$F42]" office:value-type="float" office:value="9189187847.85835" calcext:value-type="float">
            <text:p>9189187847.85835</text:p>
          </table:table-cell>
          <table:table-cell table:formula="of:=( (([.$G41]*POWER([.$Q$7];12*[.AV$26])) - [.$C42]*SUMPRODUCT(POWER([.$Q$7];ROW(INDIRECT(&quot;1:12&quot;)))/[.$Q$7]; POWER([.$Q$9];-(12-ROW(INDIRECT(&quot;1:12&quot;))))/[.$Q$9]))) - [.$F42]" office:value-type="float" office:value="10667594922.4134" calcext:value-type="float">
            <text:p>10667594922.4134</text:p>
          </table:table-cell>
          <table:table-cell table:formula="of:=( (([.$G41]*POWER([.$Q$7];12*[.AW$26])) - [.$C42]*SUMPRODUCT(POWER([.$Q$7];ROW(INDIRECT(&quot;1:12&quot;)))/[.$Q$7]; POWER([.$Q$9];-(12-ROW(INDIRECT(&quot;1:12&quot;))))/[.$Q$9]))) - [.$F42]" office:value-type="float" office:value="12383662613.2369" calcext:value-type="float">
            <text:p>12383662613.2369</text:p>
          </table:table-cell>
          <table:table-cell table:formula="of:=( (([.$G41]*POWER([.$Q$7];12*[.AX$26])) - [.$C42]*SUMPRODUCT(POWER([.$Q$7];ROW(INDIRECT(&quot;1:12&quot;)))/[.$Q$7]; POWER([.$Q$9];-(12-ROW(INDIRECT(&quot;1:12&quot;))))/[.$Q$9]))) - [.$F42]" office:value-type="float" office:value="14375595938.0787" calcext:value-type="float">
            <text:p>14375595938.0787</text:p>
          </table:table-cell>
          <table:table-cell table:formula="of:=( (([.$G41]*POWER([.$Q$7];12*[.AY$26])) - [.$C42]*SUMPRODUCT(POWER([.$Q$7];ROW(INDIRECT(&quot;1:12&quot;)))/[.$Q$7]; POWER([.$Q$9];-(12-ROW(INDIRECT(&quot;1:12&quot;))))/[.$Q$9]))) - [.$F42]" office:value-type="float" office:value="16687741543.8918" calcext:value-type="float">
            <text:p>16687741543.8918</text:p>
          </table:table-cell>
          <table:table-cell table:formula="of:=( (([.$G41]*POWER([.$Q$7];12*[.AZ$26])) - [.$C42]*SUMPRODUCT(POWER([.$Q$7];ROW(INDIRECT(&quot;1:12&quot;)))/[.$Q$7]; POWER([.$Q$9];-(12-ROW(INDIRECT(&quot;1:12&quot;))))/[.$Q$9]))) - [.$F42]" office:value-type="float" office:value="19371575001.4728" calcext:value-type="float">
            <text:p>19371575001.4728</text:p>
          </table:table-cell>
          <table:table-cell table:formula="of:=( (([.$G41]*POWER([.$Q$7];12*[.BA$26])) - [.$C42]*SUMPRODUCT(POWER([.$Q$7];ROW(INDIRECT(&quot;1:12&quot;)))/[.$Q$7]; POWER([.$Q$9];-(12-ROW(INDIRECT(&quot;1:12&quot;))))/[.$Q$9]))) - [.$F42]" office:value-type="float" office:value="22486846812.176" calcext:value-type="float">
            <text:p>22486846812.176</text:p>
          </table:table-cell>
          <table:table-cell table:formula="of:=( (([.$G41]*POWER([.$Q$7];12*[.BB$26])) - [.$C42]*SUMPRODUCT(POWER([.$Q$7];ROW(INDIRECT(&quot;1:12&quot;)))/[.$Q$7]; POWER([.$Q$9];-(12-ROW(INDIRECT(&quot;1:12&quot;))))/[.$Q$9]))) - [.$F42]" office:value-type="float" office:value="26102912640.3849" calcext:value-type="float">
            <text:p>26102912640.3849</text:p>
          </table:table-cell>
          <table:table-cell table:formula="of:=( (([.$G41]*POWER([.$Q$7];12*[.BC$26])) - [.$C42]*SUMPRODUCT(POWER([.$Q$7];ROW(INDIRECT(&quot;1:12&quot;)))/[.$Q$7]; POWER([.$Q$9];-(12-ROW(INDIRECT(&quot;1:12&quot;))))/[.$Q$9]))) - [.$F42]" office:value-type="float" office:value="30300277386.8621" calcext:value-type="float">
            <text:p>30300277386.8621</text:p>
          </table:table-cell>
          <table:table-cell table:formula="of:=( (([.$G41]*POWER([.$Q$7];12*[.BD$26])) - [.$C42]*SUMPRODUCT(POWER([.$Q$7];ROW(INDIRECT(&quot;1:12&quot;)))/[.$Q$7]; POWER([.$Q$9];-(12-ROW(INDIRECT(&quot;1:12&quot;))))/[.$Q$9]))) - [.$F42]" office:value-type="float" office:value="35172387478.8667" calcext:value-type="float">
            <text:p>35172387478.8667</text:p>
          </table:table-cell>
          <table:table-cell table:formula="of:=( (([.$G41]*POWER([.$Q$7];12*[.BE$26])) - [.$C42]*SUMPRODUCT(POWER([.$Q$7];ROW(INDIRECT(&quot;1:12&quot;)))/[.$Q$7]; POWER([.$Q$9];-(12-ROW(INDIRECT(&quot;1:12&quot;))))/[.$Q$9]))) - [.$F42]" office:value-type="float" office:value="40827711279.005" calcext:value-type="float">
            <text:p>40827711279.005</text:p>
          </table:table-cell>
          <table:table-cell table:formula="of:=( (([.$G41]*POWER([.$Q$7];12*[.BF$26])) - [.$C42]*SUMPRODUCT(POWER([.$Q$7];ROW(INDIRECT(&quot;1:12&quot;)))/[.$Q$7]; POWER([.$Q$9];-(12-ROW(INDIRECT(&quot;1:12&quot;))))/[.$Q$9]))) - [.$F42]" office:value-type="float" office:value="47392153929.2018" calcext:value-type="float">
            <text:p>47392153929.2018</text:p>
          </table:table-cell>
          <table:table-cell table:formula="of:=( (([.$G41]*POWER([.$Q$7];12*[.BG$26])) - [.$C42]*SUMPRODUCT(POWER([.$Q$7];ROW(INDIRECT(&quot;1:12&quot;)))/[.$Q$7]; POWER([.$Q$9];-(12-ROW(INDIRECT(&quot;1:12&quot;))))/[.$Q$9]))) - [.$F42]" office:value-type="float" office:value="55011860391.7513" calcext:value-type="float">
            <text:p>55011860391.7513</text:p>
          </table:table-cell>
          <table:table-cell table:formula="of:=( (([.$G41]*POWER([.$Q$7];12*[.BH$26])) - [.$C42]*SUMPRODUCT(POWER([.$Q$7];ROW(INDIRECT(&quot;1:12&quot;)))/[.$Q$7]; POWER([.$Q$9];-(12-ROW(INDIRECT(&quot;1:12&quot;))))/[.$Q$9]))) - [.$F42]" office:value-type="float" office:value="63856469091.8787" calcext:value-type="float">
            <text:p>63856469091.8787</text:p>
          </table:table-cell>
          <table:table-cell table:formula="of:=( (([.$G41]*POWER([.$Q$7];12*[.BI$26])) - [.$C42]*SUMPRODUCT(POWER([.$Q$7];ROW(INDIRECT(&quot;1:12&quot;)))/[.$Q$7]; POWER([.$Q$9];-(12-ROW(INDIRECT(&quot;1:12&quot;))))/[.$Q$9]))) - [.$F42]" office:value-type="float" office:value="74122888598.0438" calcext:value-type="float">
            <text:p>74122888598.0438</text:p>
          </table:table-cell>
          <table:table-cell table:formula="of:=( (([.$G41]*POWER([.$Q$7];12*[.BJ$26])) - [.$C42]*SUMPRODUCT(POWER([.$Q$7];ROW(INDIRECT(&quot;1:12&quot;)))/[.$Q$7]; POWER([.$Q$9];-(12-ROW(INDIRECT(&quot;1:12&quot;))))/[.$Q$9]))) - [.$F42]" office:value-type="float" office:value="86039681420.6645" calcext:value-type="float">
            <text:p>86039681420.6645</text:p>
          </table:table-cell>
          <table:table-cell table:formula="of:=( (([.$G41]*POWER([.$Q$7];12*[.BK$26])) - [.$C42]*SUMPRODUCT(POWER([.$Q$7];ROW(INDIRECT(&quot;1:12&quot;)))/[.$Q$7]; POWER([.$Q$9];-(12-ROW(INDIRECT(&quot;1:12&quot;))))/[.$Q$9]))) - [.$F42]" office:value-type="float" office:value="99872152526.2904" calcext:value-type="float">
            <text:p>99872152526.2904</text:p>
          </table:table-cell>
          <table:table-cell table:formula="of:=( (([.$G41]*POWER([.$Q$7];12*[.BL$26])) - [.$C42]*SUMPRODUCT(POWER([.$Q$7];ROW(INDIRECT(&quot;1:12&quot;)))/[.$Q$7]; POWER([.$Q$9];-(12-ROW(INDIRECT(&quot;1:12&quot;))))/[.$Q$9]))) - [.$F42]" office:value-type="float" office:value="115928255853.418" calcext:value-type="float">
            <text:p>115928255853.418</text:p>
          </table:table-cell>
          <table:table-cell table:formula="of:=( (([.$G41]*POWER([.$Q$7];12*[.BM$26])) - [.$C42]*SUMPRODUCT(POWER([.$Q$7];ROW(INDIRECT(&quot;1:12&quot;)))/[.$Q$7]; POWER([.$Q$9];-(12-ROW(INDIRECT(&quot;1:12&quot;))))/[.$Q$9]))) - [.$F42]" office:value-type="float" office:value="134565450327.41" calcext:value-type="float">
            <text:p>134565450327.41</text:p>
          </table:table-cell>
          <table:table-cell table:formula="of:=( (([.$G41]*POWER([.$Q$7];12*[.BN$26])) - [.$C42]*SUMPRODUCT(POWER([.$Q$7];ROW(INDIRECT(&quot;1:12&quot;)))/[.$Q$7]; POWER([.$Q$9];-(12-ROW(INDIRECT(&quot;1:12&quot;))))/[.$Q$9]))) - [.$F42]" office:value-type="float" office:value="156198658010.777" calcext:value-type="float">
            <text:p>156198658010.777</text:p>
          </table:table-cell>
          <table:table-cell table:formula="of:=( (([.$G41]*POWER([.$Q$7];12*[.BO$26])) - [.$C42]*SUMPRODUCT(POWER([.$Q$7];ROW(INDIRECT(&quot;1:12&quot;)))/[.$Q$7]; POWER([.$Q$9];-(12-ROW(INDIRECT(&quot;1:12&quot;))))/[.$Q$9]))) - [.$F42]" office:value-type="float" office:value="181309501562.086" calcext:value-type="float">
            <text:p>181309501562.086</text:p>
          </table:table-cell>
          <table:table-cell table:formula="of:=( (([.$G41]*POWER([.$Q$7];12*[.BP$26])) - [.$C42]*SUMPRODUCT(POWER([.$Q$7];ROW(INDIRECT(&quot;1:12&quot;)))/[.$Q$7]; POWER([.$Q$9];-(12-ROW(INDIRECT(&quot;1:12&quot;))))/[.$Q$9]))) - [.$F42]" office:value-type="float" office:value="210457026658.102" calcext:value-type="float">
            <text:p>210457026658.102</text:p>
          </table:table-cell>
          <table:table-cell table:formula="of:=( (([.$G41]*POWER([.$Q$7];12*[.BQ$26])) - [.$C42]*SUMPRODUCT(POWER([.$Q$7];ROW(INDIRECT(&quot;1:12&quot;)))/[.$Q$7]; POWER([.$Q$9];-(12-ROW(INDIRECT(&quot;1:12&quot;))))/[.$Q$9]))) - [.$F42]" office:value-type="float" office:value="244290148093.748" calcext:value-type="float">
            <text:p>244290148093.748</text:p>
          </table:table-cell>
          <table:table-cell table:formula="of:=( (([.$G41]*POWER([.$Q$7];12*[.BR$26])) - [.$C42]*SUMPRODUCT(POWER([.$Q$7];ROW(INDIRECT(&quot;1:12&quot;)))/[.$Q$7]; POWER([.$Q$9];-(12-ROW(INDIRECT(&quot;1:12&quot;))))/[.$Q$9]))) - [.$F42]" office:value-type="float" office:value="283562096648.845" calcext:value-type="float">
            <text:p>283562096648.845</text:p>
          </table:table-cell>
          <table:table-cell table:formula="of:=( (([.$G41]*POWER([.$Q$7];12*[.BS$26])) - [.$C42]*SUMPRODUCT(POWER([.$Q$7];ROW(INDIRECT(&quot;1:12&quot;)))/[.$Q$7]; POWER([.$Q$9];-(12-ROW(INDIRECT(&quot;1:12&quot;))))/[.$Q$9]))) - [.$F42]" office:value-type="float" office:value="329147188353.959" calcext:value-type="float">
            <text:p>329147188353.959</text:p>
          </table:table-cell>
          <table:table-cell table:formula="of:=( (([.$G41]*POWER([.$Q$7];12*[.BT$26])) - [.$C42]*SUMPRODUCT(POWER([.$Q$7];ROW(INDIRECT(&quot;1:12&quot;)))/[.$Q$7]; POWER([.$Q$9];-(12-ROW(INDIRECT(&quot;1:12&quot;))))/[.$Q$9]))) - [.$F42]" office:value-type="float" office:value="382060289491.487" calcext:value-type="float">
            <text:p>382060289491.487</text:p>
          </table:table-cell>
          <table:table-cell table:formula="of:=( (([.$G41]*POWER([.$Q$7];12*[.BU$26])) - [.$C42]*SUMPRODUCT(POWER([.$Q$7];ROW(INDIRECT(&quot;1:12&quot;)))/[.$Q$7]; POWER([.$Q$9];-(12-ROW(INDIRECT(&quot;1:12&quot;))))/[.$Q$9]))) - [.$F42]" office:value-type="float" office:value="443479410683.607" calcext:value-type="float">
            <text:p>443479410683.607</text:p>
          </table:table-cell>
          <table:table-cell table:formula="of:=( (([.$G41]*POWER([.$Q$7];12*[.BV$26])) - [.$C42]*SUMPRODUCT(POWER([.$Q$7];ROW(INDIRECT(&quot;1:12&quot;)))/[.$Q$7]; POWER([.$Q$9];-(12-ROW(INDIRECT(&quot;1:12&quot;))))/[.$Q$9]))) - [.$F42]" office:value-type="float" office:value="514771933081.936" calcext:value-type="float">
            <text:p>514771933081.936</text:p>
          </table:table-cell>
          <table:table-cell table:formula="of:=( (([.$G41]*POWER([.$Q$7];12*[.BW$26])) - [.$C42]*SUMPRODUCT(POWER([.$Q$7];ROW(INDIRECT(&quot;1:12&quot;)))/[.$Q$7]; POWER([.$Q$9];-(12-ROW(INDIRECT(&quot;1:12&quot;))))/[.$Q$9]))) - [.$F42]" office:value-type="float" office:value="597525050535.665" calcext:value-type="float">
            <text:p>597525050535.665</text:p>
          </table:table-cell>
          <table:table-cell table:formula="of:=( (([.$G41]*POWER([.$Q$7];12*[.BX$26])) - [.$C42]*SUMPRODUCT(POWER([.$Q$7];ROW(INDIRECT(&quot;1:12&quot;)))/[.$Q$7]; POWER([.$Q$9];-(12-ROW(INDIRECT(&quot;1:12&quot;))))/[.$Q$9]))) - [.$F42]" office:value-type="float" office:value="693581105475.742" calcext:value-type="float">
            <text:p>693581105475.742</text:p>
          </table:table-cell>
          <table:table-cell table:formula="of:=( (([.$G41]*POWER([.$Q$7];12*[.BY$26])) - [.$C42]*SUMPRODUCT(POWER([.$Q$7];ROW(INDIRECT(&quot;1:12&quot;)))/[.$Q$7]; POWER([.$Q$9];-(12-ROW(INDIRECT(&quot;1:12&quot;))))/[.$Q$9]))) - [.$F42]" office:value-type="float" office:value="805078605202.086" calcext:value-type="float">
            <text:p>805078605202.086</text:p>
          </table:table-cell>
          <table:table-cell table:formula="of:=( (([.$G41]*POWER([.$Q$7];12*[.BZ$26])) - [.$C42]*SUMPRODUCT(POWER([.$Q$7];ROW(INDIRECT(&quot;1:12&quot;)))/[.$Q$7]; POWER([.$Q$9];-(12-ROW(INDIRECT(&quot;1:12&quot;))))/[.$Q$9]))) - [.$F42]" office:value-type="float" office:value="934499831724.258" calcext:value-type="float">
            <text:p>934499831724.258</text:p>
          </table:table-cell>
        </table:table-row>
        <table:table-row table:style-name="ro1" table:number-rows-repeated="37">
          <table:table-cell table:number-columns-repeated="79"/>
        </table:table-row>
        <table:table-row table:style-name="ro1">
          <table:table-cell table:number-columns-repeated="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ＭＳ Ｐゴシック" style:language-asian="ja" style:country-asian="JP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3">0000/00/00</text:date>, <text:time style:data-style-name="N2" text:time-value="05:19:19.5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30T08:27:23.439000000</meta:creation-date>
    <dc:date>2024-04-03T08:50:09.526000000</dc:date>
    <meta:editing-duration>PT2H40M32S</meta:editing-duration>
    <meta:editing-cycles>31</meta:editing-cycles>
    <meta:generator>Neat_Office/6.2.8.2$Windows_x86 LibreOffice_project/</meta:generator>
    <meta:document-statistic meta:table-count="1" meta:cell-count="3451" meta:object-count="1"/>
  </office:meta>
</office:document-meta>
</file>

<file path=Basic/Standard/TESTFUNCM.xml><?xml version="1.0" encoding="utf-8"?>
<!DOCTYPE module  PUBLIC '-//OpenOffice.org//DTD OfficeDocument 1.0//EN'  'module.dtd'>
<script:module xmlns:script="http://openoffice.org/2000/script" script:name="TESTFUNCM" script:language="StarBasic" script:moduleType="normal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FUNCM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264cm" svg:height="6.336cm" xlink:href=".." xlink:type="simple" chart:class="chart:line" chart:style-name="ch1">
        <chart:title svg:x="3.93cm" svg:y="0.261cm" chart:style-name="ch2">
          <text:p>Capital per year</text:p>
        </chart:title>
        <chart:plot-area chart:style-name="ch3" table:cell-range-address="Sheet1.M35:Sheet1.AM35" svg:x="1.228cm" svg:y="1.176cm" svg:width="9.811cm" svg:height="4.061cm">
          <chartooo:coordinate-region svg:x="3.146cm" svg:y="1.372cm" svg:width="7.754cm" svg:height="3.527cm"/>
          <chart:axis chart:dimension="x" chart:name="primary-x" chart:style-name="ch4">
            <chart:title svg:x="4.541cm" svg:y="5.363cm" chart:style-name="ch5">
              <text:p>Years after retirement</text:p>
            </chart:title>
          </chart:axis>
          <chart:axis chart:dimension="y" chart:name="primary-y" chart:style-name="ch4">
            <chart:title svg:x="0.451cm" svg:y="3.757cm" chart:style-name="ch6">
              <text:p>Capital</text:p>
            </chart:title>
            <chart:grid chart:style-name="ch7" chart:class="major"/>
          </chart:axis>
          <chart:series chart:style-name="ch8" chart:values-cell-range-address="Sheet1.M35:Sheet1.AM35" chart:class="chart:line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</table:table-row>
          </table:table-header-rows>
          <table:table-rows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851375.488402313">
                <text:p>851375.488402313</text:p>
                <draw:g>
                  <svg:desc>Sheet1.M35:Sheet1.AM35</svg:desc>
                </draw:g>
              </table:table-cell>
              <table:table-cell office:value-type="float" office:value="-535911.969683042">
                <text:p>-535911.969683042</text:p>
              </table:table-cell>
              <table:table-cell office:value-type="float" office:value="915540.159842369">
                <text:p>915540.159842369</text:p>
              </table:table-cell>
              <table:table-cell office:value-type="float" office:value="1130464.64153258">
                <text:p>1130464.64153258</text:p>
              </table:table-cell>
              <table:table-cell office:value-type="float" office:value="1379939.20462377">
                <text:p>1379939.20462377</text:p>
              </table:table-cell>
              <table:table-cell office:value-type="float" office:value="1669517.93078883">
                <text:p>1669517.93078883</text:p>
              </table:table-cell>
              <table:table-cell office:value-type="float" office:value="2005647.7454214">
                <text:p>2005647.7454214</text:p>
              </table:table-cell>
              <table:table-cell office:value-type="float" office:value="2395811.94629756">
                <text:p>2395811.94629756</text:p>
              </table:table-cell>
              <table:table-cell office:value-type="float" office:value="2848696.80511833">
                <text:p>2848696.80511833</text:p>
              </table:table-cell>
              <table:table-cell office:value-type="float" office:value="3374384.95100289">
                <text:p>3374384.95100289</text:p>
              </table:table-cell>
              <table:table-cell office:value-type="float" office:value="3984579.84125182">
                <text:p>3984579.84125182</text:p>
              </table:table-cell>
              <table:table-cell office:value-type="float" office:value="4692866.31679975">
                <text:p>4692866.31679975</text:p>
              </table:table-cell>
              <table:table-cell office:value-type="float" office:value="5515013.04313411">
                <text:p>5515013.04313411</text:p>
              </table:table-cell>
              <table:table-cell office:value-type="float" office:value="6469323.56995789">
                <text:p>6469323.56995789</text:p>
              </table:table-cell>
              <table:table-cell office:value-type="float" office:value="7577043.82527921">
                <text:p>7577043.82527921</text:p>
              </table:table-cell>
              <table:table-cell office:value-type="float" office:value="8862835.11601671">
                <text:p>8862835.11601671</text:p>
              </table:table-cell>
              <table:table-cell office:value-type="float" office:value="10355323.1655891">
                <text:p>10355323.1655891</text:p>
              </table:table-cell>
              <table:table-cell office:value-type="float" office:value="12087735.4117779">
                <text:p>12087735.4117779</text:p>
              </table:table-cell>
              <table:table-cell office:value-type="float" office:value="14098640.7531002">
                <text:p>14098640.7531002</text:p>
              </table:table-cell>
              <table:table-cell office:value-type="float" office:value="16432808.2127534">
                <text:p>16432808.2127534</text:p>
              </table:table-cell>
              <table:table-cell office:value-type="float" office:value="19142203.6366678">
                <text:p>19142203.6366678</text:p>
              </table:table-cell>
              <table:table-cell office:value-type="float" office:value="22287146.6152744">
                <text:p>22287146.6152744</text:p>
              </table:table-cell>
              <table:table-cell office:value-type="float" office:value="25937653.3856733">
                <text:p>25937653.3856733</text:p>
              </table:table-cell>
              <table:table-cell office:value-type="float" office:value="30174995.6113922">
                <text:p>30174995.6113922</text:p>
              </table:table-cell>
              <table:table-cell office:value-type="float" office:value="35093509.7430339">
                <text:p>35093509.7430339</text:p>
              </table:table-cell>
              <table:table-cell office:value-type="float" office:value="40802697.2418214">
                <text:p>40802697.2418214</text:p>
              </table:table-cell>
              <table:table-cell office:value-type="float" office:value="47429662.4235666">
                <text:p>47429662.42356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Neat_Office/6.2.8.2$Windows_x86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